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luster</text:p>
          </table:table-cell>
          <table:table-cell table:style-name="ce1" office:value-type="string" calcext:value-type="string">
            <text:p>$\frac{dh}{dN}$</text:p>
          </table:table-cell>
          <table:table-cell table:style-name="ce1" office:value-type="string" calcext:value-type="string">
            <text:p>$\frac{dh}{dk_1}$</text:p>
          </table:table-cell>
          <table:table-cell table:style-name="ce1" office:value-type="string" calcext:value-type="string">
            <text:p>$\frac{dh}{d\tau_1}$</text:p>
          </table:table-cell>
          <table:table-cell table:style-name="ce1" office:value-type="string" calcext:value-type="string">
            <text:p>$\frac{dh}{d\tau_2}$</text:p>
          </table:table-cell>
          <table:table-cell table:style-name="ce1" office:value-type="string" calcext:value-type="string">
            <text:p><text:s/>$\frac{dh}{d\tau_{ach}}$</text:p>
          </table:table-cell>
          <table:table-cell table:style-name="ce1" office:value-type="string" calcext:value-type="string">
            <text:p>$\frac{dh}{d\tau_{nor}}$</text:p>
          </table:table-cell>
          <table:table-cell table:style-name="ce1" office:value-type="string" calcext:value-type="string">
            <text:p>$\frac{dh}{dh_0}$</text:p>
          </table:table-cell>
          <table:table-cell table:style-name="ce1" office:value-type="string" calcext:value-type="string">
            <text:p>$\frac{dh}{dm_{nor}}$</text:p>
          </table:table-cell>
          <table:table-cell table:style-name="ce1" office:value-type="string" calcext:value-type="string">
            <text:p>$\frac{dh}{dm_{ach}}$</text:p>
          </table:table-cell>
        </table:table-row>
        <table:table-row table:style-name="ro2">
          <table:table-cell office:value-type="string" calcext:value-type="string">
            <text:p>Cluster 1</text:p>
          </table:table-cell>
          <table:table-cell office:value-type="string" calcext:value-type="string">
            <text:p>0.478 \pm.4</text:p>
          </table:table-cell>
          <table:table-cell table:number-columns-repeated="2" office:value-type="string" calcext:value-type="string">
            <text:p>.0019\pm.002</text:p>
          </table:table-cell>
          <table:table-cell office:value-type="string" calcext:value-type="string">
            <text:p>.003\pm.01</text:p>
          </table:table-cell>
          <table:table-cell office:value-type="string" calcext:value-type="string">
            <text:p>.06\pm.07</text:p>
          </table:table-cell>
          <table:table-cell office:value-type="string" calcext:value-type="string">
            <text:p>.12 \pm.16</text:p>
          </table:table-cell>
          <table:table-cell office:value-type="string" calcext:value-type="string">
            <text:p>20\pm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uster 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930.08pt" svg:height="449.04pt" svg:x="223.99pt" svg:y="144pt">
            <loext:p draw:notify-on-update-of-ranges="Sheet2.E2:Sheet2.E10 Sheet2.B2:Sheet2.B10 Sheet2.C2:Sheet2.C10 Sheet2.C2:Sheet2.C10 Sheet2.F2:Sheet2.F10 Sheet2.G2:Sheet2.G10 Sheet2.G2:Sheet2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2">
          <table:table-cell office:value-type="string" calcext:value-type="string">
            <text:p>dhdtaunor</text:p>
          </table:table-cell>
          <table:table-cell table:style-name="ce2" office:value-type="float" office:value="0.0000171022286191837" calcext:value-type="float">
            <text:p>1.71E-05</text:p>
          </table:table-cell>
          <table:table-cell table:style-name="ce2" office:value-type="float" office:value="0.0000995826883906941" calcext:value-type="float">
            <text:p>9.96E-05</text:p>
          </table:table-cell>
          <table:table-cell/>
          <table:table-cell office:value-type="string" calcext:value-type="string">
            <text:p>dhdtaunor</text:p>
          </table:table-cell>
          <table:table-cell table:style-name="ce2" office:value-type="float" office:value="0.00000995893116679042" calcext:value-type="float">
            <text:p>9.96E-06</text:p>
          </table:table-cell>
          <table:table-cell table:style-name="ce2" office:value-type="float" office:value="0.0000375686594204267" calcext:value-type="float">
            <text:p>3.76E-05</text:p>
          </table:table-cell>
        </table:table-row>
        <table:table-row table:style-name="ro2">
          <table:table-cell office:value-type="string" calcext:value-type="string">
            <text:p>dhdtau1</text:p>
          </table:table-cell>
          <table:table-cell office:value-type="float" office:value="0.00190447897086584" calcext:value-type="float">
            <text:p>0.001904479</text:p>
          </table:table-cell>
          <table:table-cell office:value-type="float" office:value="0.0021860179944344" calcext:value-type="float">
            <text:p>0.002186018</text:p>
          </table:table-cell>
          <table:table-cell/>
          <table:table-cell office:value-type="string" calcext:value-type="string">
            <text:p>dhdtauach</text:p>
          </table:table-cell>
          <table:table-cell table:style-name="ce2" office:value-type="float" office:value="0.0000176393570148786" calcext:value-type="float">
            <text:p>1.76E-05</text:p>
          </table:table-cell>
          <table:table-cell office:value-type="float" office:value="0.000101067262033246" calcext:value-type="float">
            <text:p>0.0001010673</text:p>
          </table:table-cell>
        </table:table-row>
        <table:table-row table:style-name="ro2">
          <table:table-cell office:value-type="string" calcext:value-type="string">
            <text:p>dhdk1</text:p>
          </table:table-cell>
          <table:table-cell office:value-type="float" office:value="0.00190453811009534" calcext:value-type="float">
            <text:p>0.0019045381</text:p>
          </table:table-cell>
          <table:table-cell office:value-type="float" office:value="0.0022211082032572" calcext:value-type="float">
            <text:p>0.0022211082</text:p>
          </table:table-cell>
          <table:table-cell/>
          <table:table-cell office:value-type="string" calcext:value-type="string">
            <text:p>dhdk1</text:p>
          </table:table-cell>
          <table:table-cell office:value-type="float" office:value="0.00525871507124709" calcext:value-type="float">
            <text:p>0.0052587151</text:p>
          </table:table-cell>
          <table:table-cell office:value-type="float" office:value="0.00402572624429717" calcext:value-type="float">
            <text:p>0.0040257262</text:p>
          </table:table-cell>
        </table:table-row>
        <table:table-row table:style-name="ro2">
          <table:table-cell office:value-type="string" calcext:value-type="string">
            <text:p>dhdtau2</text:p>
          </table:table-cell>
          <table:table-cell office:value-type="float" office:value="0.00365639535066723" calcext:value-type="float">
            <text:p>0.0036563954</text:p>
          </table:table-cell>
          <table:table-cell office:value-type="float" office:value="0.00992623766384286" calcext:value-type="float">
            <text:p>0.0099262377</text:p>
          </table:table-cell>
          <table:table-cell/>
          <table:table-cell office:value-type="string" calcext:value-type="string">
            <text:p>dhdtau1</text:p>
          </table:table-cell>
          <table:table-cell office:value-type="float" office:value="0.00555273365968148" calcext:value-type="float">
            <text:p>0.0055527337</text:p>
          </table:table-cell>
          <table:table-cell office:value-type="float" office:value="0.00689319542408355" calcext:value-type="float">
            <text:p>0.0068931954</text:p>
          </table:table-cell>
        </table:table-row>
        <table:table-row table:style-name="ro2">
          <table:table-cell office:value-type="string" calcext:value-type="string">
            <text:p>dhdtauach</text:p>
          </table:table-cell>
          <table:table-cell office:value-type="float" office:value="0.0485537454098629" calcext:value-type="float">
            <text:p>0.0485537454</text:p>
          </table:table-cell>
          <table:table-cell office:value-type="float" office:value="0.0683474298106931" calcext:value-type="float">
            <text:p>0.0683474298</text:p>
          </table:table-cell>
          <table:table-cell/>
          <table:table-cell office:value-type="string" calcext:value-type="string">
            <text:p>dhdtau2</text:p>
          </table:table-cell>
          <table:table-cell office:value-type="float" office:value="0.0078312224006872" calcext:value-type="float">
            <text:p>0.0078312224</text:p>
          </table:table-cell>
          <table:table-cell office:value-type="float" office:value="0.0108217037767734" calcext:value-type="float">
            <text:p>0.0108217038</text:p>
          </table:table-cell>
        </table:table-row>
        <table:table-row table:style-name="ro2">
          <table:table-cell office:value-type="string" calcext:value-type="string">
            <text:p>dhdmnor</text:p>
          </table:table-cell>
          <table:table-cell office:value-type="float" office:value="0.132558214080904" calcext:value-type="float">
            <text:p>0.1325582141</text:p>
          </table:table-cell>
          <table:table-cell office:value-type="float" office:value="0.155873057290728" calcext:value-type="float">
            <text:p>0.1558730573</text:p>
          </table:table-cell>
          <table:table-cell/>
          <table:table-cell office:value-type="string" calcext:value-type="string">
            <text:p>dhdmnor</text:p>
          </table:table-cell>
          <table:table-cell office:value-type="float" office:value="0.120447286714257" calcext:value-type="float">
            <text:p>0.1204472867</text:p>
          </table:table-cell>
          <table:table-cell office:value-type="float" office:value="0.138659282717518" calcext:value-type="float">
            <text:p>0.1386592827</text:p>
          </table:table-cell>
        </table:table-row>
        <table:table-row table:style-name="ro2">
          <table:table-cell office:value-type="string" calcext:value-type="string">
            <text:p>dhdmach</text:p>
          </table:table-cell>
          <table:table-cell office:value-type="float" office:value="0.436444727825741" calcext:value-type="float">
            <text:p>0.4364447278</text:p>
          </table:table-cell>
          <table:table-cell office:value-type="float" office:value="0.367141747467472" calcext:value-type="float">
            <text:p>0.3671417475</text:p>
          </table:table-cell>
          <table:table-cell/>
          <table:table-cell office:value-type="string" calcext:value-type="string">
            <text:p>dhdmach</text:p>
          </table:table-cell>
          <table:table-cell office:value-type="float" office:value="0.619631956132953" calcext:value-type="float">
            <text:p>0.6196319561</text:p>
          </table:table-cell>
          <table:table-cell office:value-type="float" office:value="0.518076292048103" calcext:value-type="float">
            <text:p>0.518076292</text:p>
          </table:table-cell>
        </table:table-row>
        <table:table-row table:style-name="ro2">
          <table:table-cell office:value-type="string" calcext:value-type="string">
            <text:p>dhdN</text:p>
          </table:table-cell>
          <table:table-cell office:value-type="float" office:value="0.478043935063798" calcext:value-type="float">
            <text:p>0.4780439351</text:p>
          </table:table-cell>
          <table:table-cell office:value-type="float" office:value="0.397897223294157" calcext:value-type="float">
            <text:p>0.3978972233</text:p>
          </table:table-cell>
          <table:table-cell/>
          <table:table-cell office:value-type="string" calcext:value-type="string">
            <text:p>dhdN</text:p>
          </table:table-cell>
          <table:table-cell office:value-type="float" office:value="0.637393479887664" calcext:value-type="float">
            <text:p>0.6373934799</text:p>
          </table:table-cell>
          <table:table-cell office:value-type="float" office:value="0.528500092107225" calcext:value-type="float">
            <text:p>0.5285000921</text:p>
          </table:table-cell>
        </table:table-row>
        <table:table-row table:style-name="ro2">
          <table:table-cell office:value-type="string" calcext:value-type="string">
            <text:p>dhdh0</text:p>
          </table:table-cell>
          <table:table-cell office:value-type="float" office:value="20.2271563303477" calcext:value-type="float">
            <text:p>20.2271563303</text:p>
          </table:table-cell>
          <table:table-cell office:value-type="float" office:value="5.11454178928406" calcext:value-type="float">
            <text:p>5.1145417893</text:p>
          </table:table-cell>
          <table:table-cell/>
          <table:table-cell office:value-type="string" calcext:value-type="string">
            <text:p>dhdh0</text:p>
          </table:table-cell>
          <table:table-cell office:value-type="float" office:value="20.2299487384609" calcext:value-type="float">
            <text:p>20.2299487385</text:p>
          </table:table-cell>
          <table:table-cell office:value-type="float" office:value="5.1312771959922" calcext:value-type="float">
            <text:p>5.131277196</text:p>
          </table:table-cell>
        </table:table-row>
      </table:table>
      <table:table table:name="Cluster1 extended sensitivities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tau d</text:p>
          </table:table-cell>
        </table:table-row>
        <table:table-row table:style-name="ro2">
          <table:table-cell/>
          <table:table-cell table:formula="of:=AVERAGE([.B5:.B2724])" office:value-type="float" office:value="0.0530599843179114" calcext:value-type="float">
            <text:p>0.0530599843</text:p>
          </table:table-cell>
          <table:table-cell table:formula="of:=AVERAGE([.C5:.C2724])" office:value-type="float" office:value="0.0141198571609197" calcext:value-type="float">
            <text:p>0.0141198572</text:p>
          </table:table-cell>
          <table:table-cell table:style-name="Default" table:formula="of:=AVERAGE([.D5:.D2724])" office:value-type="float" office:value="0.000170291320874125" calcext:value-type="float">
            <text:p>0.0001702913</text:p>
          </table:table-cell>
          <table:table-cell table:formula="of:=AVERAGE([.E5:.E2724])" office:value-type="float" office:value="3.90853630744662" calcext:value-type="float">
            <text:p>3.9085363074</text:p>
          </table:table-cell>
          <table:table-cell table:formula="of:=AVERAGE([.F5:.F2724])" office:value-type="float" office:value="0.0156756211885311" calcext:value-type="float">
            <text:p>0.0156756212</text:p>
          </table:table-cell>
        </table:table-row>
        <table:table-row table:style-name="ro2">
          <table:table-cell/>
          <table:table-cell table:formula="of:=STDEV([.B5:.B2724])" office:value-type="float" office:value="0.170022112866109" calcext:value-type="float">
            <text:p>0.1700221129</text:p>
          </table:table-cell>
          <table:table-cell table:formula="of:=STDEV([.C5:.C2724])" office:value-type="float" office:value="0.0174122977909831" calcext:value-type="float">
            <text:p>0.0174122978</text:p>
          </table:table-cell>
          <table:table-cell table:style-name="Default" table:formula="of:=STDEV([.D5:.D2724])" office:value-type="float" office:value="0.000200459842481259" calcext:value-type="float">
            <text:p>0.0002004598</text:p>
          </table:table-cell>
          <table:table-cell table:formula="of:=STDEV([.E5:.E2724])" office:value-type="float" office:value="2.10221467595343" calcext:value-type="float">
            <text:p>2.102214676</text:p>
          </table:table-cell>
          <table:table-cell table:formula="of:=STDEV([.F5:.F2724])" office:value-type="float" office:value="0.0222291309874457" calcext:value-type="float">
            <text:p>0.022229131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0558525257246512" calcext:value-type="float">
            <text:p>0.0558525257</text:p>
          </table:table-cell>
          <table:table-cell office:value-type="float" office:value="0.0193625541742335" calcext:value-type="float">
            <text:p>0.0193625542</text:p>
          </table:table-cell>
          <table:table-cell table:style-name="Default" office:value-type="float" office:value="0.000218905546977148" calcext:value-type="float">
            <text:p>0.0002189055</text:p>
          </table:table-cell>
          <table:table-cell office:value-type="float" office:value="5.26852295676416" calcext:value-type="float">
            <text:p>5.2685229568</text:p>
          </table:table-cell>
          <table:table-cell office:value-type="float" office:value="0.0556864326336501" calcext:value-type="float">
            <text:p>0.0556864326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230465286355397" calcext:value-type="float">
            <text:p>0.0230465286</text:p>
          </table:table-cell>
          <table:table-cell office:value-type="float" office:value="0.0264392716277045" calcext:value-type="float">
            <text:p>0.0264392716</text:p>
          </table:table-cell>
          <table:table-cell table:style-name="Default" office:value-type="float" office:value="0.000285420077639403" calcext:value-type="float">
            <text:p>0.0002854201</text:p>
          </table:table-cell>
          <table:table-cell office:value-type="float" office:value="5.72862141240674" calcext:value-type="float">
            <text:p>5.7286214124</text:p>
          </table:table-cell>
          <table:table-cell office:value-type="float" office:value="0.0598921529449319" calcext:value-type="float">
            <text:p>0.0598921529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233043393129984" calcext:value-type="float">
            <text:p>0.0233043393</text:p>
          </table:table-cell>
          <table:table-cell office:value-type="float" office:value="0.0266513773376382" calcext:value-type="float">
            <text:p>0.0266513773</text:p>
          </table:table-cell>
          <table:table-cell table:style-name="Default" office:value-type="float" office:value="0.0002879893579236" calcext:value-type="float">
            <text:p>0.0002879894</text:p>
          </table:table-cell>
          <table:table-cell office:value-type="float" office:value="5.48934160103847" calcext:value-type="float">
            <text:p>5.489341601</text:p>
          </table:table-cell>
          <table:table-cell office:value-type="float" office:value="0.0602223989231069" calcext:value-type="float">
            <text:p>0.0602223989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289160471303527" calcext:value-type="float">
            <text:p>0.0289160471</text:p>
          </table:table-cell>
          <table:table-cell office:value-type="float" office:value="0.0183337891876566" calcext:value-type="float">
            <text:p>0.0183337892</text:p>
          </table:table-cell>
          <table:table-cell table:style-name="Default" office:value-type="float" office:value="0.000189436442714223" calcext:value-type="float">
            <text:p>0.0001894364</text:p>
          </table:table-cell>
          <table:table-cell office:value-type="float" office:value="3.69275028924136" calcext:value-type="float">
            <text:p>3.6927502892</text:p>
          </table:table-cell>
          <table:table-cell office:value-type="float" office:value="0.0507100842810853" calcext:value-type="float">
            <text:p>0.0507100843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565719421370039" calcext:value-type="float">
            <text:p>0.0565719421</text:p>
          </table:table-cell>
          <table:table-cell office:value-type="float" office:value="0.0277424712923375" calcext:value-type="float">
            <text:p>0.0277424713</text:p>
          </table:table-cell>
          <table:table-cell table:style-name="Default" office:value-type="float" office:value="0.000311174522421151" calcext:value-type="float">
            <text:p>0.0003111745</text:p>
          </table:table-cell>
          <table:table-cell office:value-type="float" office:value="5.43281591767783" calcext:value-type="float">
            <text:p>5.4328159177</text:p>
          </table:table-cell>
          <table:table-cell office:value-type="float" office:value="0.0609400250059635" calcext:value-type="float">
            <text:p>0.060940025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234928866904481" calcext:value-type="float">
            <text:p>0.0234928867</text:p>
          </table:table-cell>
          <table:table-cell office:value-type="float" office:value="0.0273446213878247" calcext:value-type="float">
            <text:p>0.0273446214</text:p>
          </table:table-cell>
          <table:table-cell table:style-name="Default" office:value-type="float" office:value="0.000295463291779958" calcext:value-type="float">
            <text:p>0.0002954633</text:p>
          </table:table-cell>
          <table:table-cell office:value-type="float" office:value="5.21475075994693" calcext:value-type="float">
            <text:p>5.2147507599</text:p>
          </table:table-cell>
          <table:table-cell office:value-type="float" office:value="0.0606987519878797" calcext:value-type="float">
            <text:p>0.060698752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289241041160235" calcext:value-type="float">
            <text:p>0.0289241041</text:p>
          </table:table-cell>
          <table:table-cell office:value-type="float" office:value="0.0171372196016113" calcext:value-type="float">
            <text:p>0.0171372196</text:p>
          </table:table-cell>
          <table:table-cell table:style-name="Default" office:value-type="float" office:value="0.000192958588379767" calcext:value-type="float">
            <text:p>0.0001929586</text:p>
          </table:table-cell>
          <table:table-cell office:value-type="float" office:value="4.5805427440252" calcext:value-type="float">
            <text:p>4.580542744</text:p>
          </table:table-cell>
          <table:table-cell office:value-type="float" office:value="0.033578064302045" calcext:value-type="float">
            <text:p>0.0335780643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324351514030373" calcext:value-type="float">
            <text:p>0.0324351514</text:p>
          </table:table-cell>
          <table:table-cell office:value-type="float" office:value="0" calcext:value-type="float">
            <text:p>0</text:p>
          </table:table-cell>
          <table:table-cell office:value-type="float" office:value="0.0000552742552383392" calcext:value-type="float">
            <text:p>5.53E-05</text:p>
          </table:table-cell>
          <table:table-cell office:value-type="float" office:value="4.68076142515934" calcext:value-type="float">
            <text:p>4.68076142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236146114028968" calcext:value-type="float">
            <text:p>0.0236146114</text:p>
          </table:table-cell>
          <table:table-cell office:value-type="float" office:value="0.0279401120398744" calcext:value-type="float">
            <text:p>0.027940112</text:p>
          </table:table-cell>
          <table:table-cell table:style-name="Default" office:value-type="float" office:value="0.000296781241206807" calcext:value-type="float">
            <text:p>0.0002967812</text:p>
          </table:table-cell>
          <table:table-cell office:value-type="float" office:value="5.57566230299143" calcext:value-type="float">
            <text:p>5.575662303</text:p>
          </table:table-cell>
          <table:table-cell office:value-type="float" office:value="0.0577465288522537" calcext:value-type="float">
            <text:p>0.0577465289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286260809611479" calcext:value-type="float">
            <text:p>0.028626081</text:p>
          </table:table-cell>
          <table:table-cell office:value-type="float" office:value="0.0187954334449018" calcext:value-type="float">
            <text:p>0.0187954334</text:p>
          </table:table-cell>
          <table:table-cell table:style-name="Default" office:value-type="float" office:value="0.000202864054534179" calcext:value-type="float">
            <text:p>0.0002028641</text:p>
          </table:table-cell>
          <table:table-cell office:value-type="float" office:value="5.61030888712992" calcext:value-type="float">
            <text:p>5.6103088871</text:p>
          </table:table-cell>
          <table:table-cell office:value-type="float" office:value="0.0550819407084738" calcext:value-type="float">
            <text:p>0.0550819407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619737986562752" calcext:value-type="float">
            <text:p>0.0619737987</text:p>
          </table:table-cell>
          <table:table-cell office:value-type="float" office:value="0" calcext:value-type="float">
            <text:p>0</text:p>
          </table:table-cell>
          <table:table-cell office:value-type="float" office:value="0.0000958545131208626" calcext:value-type="float">
            <text:p>9.59E-05</text:p>
          </table:table-cell>
          <table:table-cell office:value-type="float" office:value="4.72524767528152" calcext:value-type="float">
            <text:p>4.72524767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232086320487183" calcext:value-type="float">
            <text:p>0.023208632</text:p>
          </table:table-cell>
          <table:table-cell office:value-type="float" office:value="0.0267738026791829" calcext:value-type="float">
            <text:p>0.0267738027</text:p>
          </table:table-cell>
          <table:table-cell table:style-name="Default" office:value-type="float" office:value="0.000283917705003292" calcext:value-type="float">
            <text:p>0.0002839177</text:p>
          </table:table-cell>
          <table:table-cell office:value-type="float" office:value="5.41435731006103" calcext:value-type="float">
            <text:p>5.4143573101</text:p>
          </table:table-cell>
          <table:table-cell office:value-type="float" office:value="0.0573247141491371" calcext:value-type="float">
            <text:p>0.0573247141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24418758032484" calcext:value-type="float">
            <text:p>0.024418758</text:p>
          </table:table-cell>
          <table:table-cell office:value-type="float" office:value="0" calcext:value-type="float">
            <text:p>0</text:p>
          </table:table-cell>
          <table:table-cell office:value-type="float" office:value="0.0000466489610944118" calcext:value-type="float">
            <text:p>4.66E-05</text:p>
          </table:table-cell>
          <table:table-cell office:value-type="float" office:value="4.58927554038944" calcext:value-type="float">
            <text:p>4.58927554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234097860485497" calcext:value-type="float">
            <text:p>0.023409786</text:p>
          </table:table-cell>
          <table:table-cell office:value-type="float" office:value="0" calcext:value-type="float">
            <text:p>0</text:p>
          </table:table-cell>
          <table:table-cell office:value-type="float" office:value="0.0000389429200031601" calcext:value-type="float">
            <text:p>3.89E-05</text:p>
          </table:table-cell>
          <table:table-cell office:value-type="float" office:value="3.06391690981001" calcext:value-type="float">
            <text:p>3.06391690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0617761005592907" calcext:value-type="float">
            <text:p>0.0617761006</text:p>
          </table:table-cell>
          <table:table-cell table:style-name="ce2" office:value-type="float" office:value="0.000000508036165277177" calcext:value-type="float">
            <text:p>5.08E-07</text:p>
          </table:table-cell>
          <table:table-cell table:style-name="Default" office:value-type="float" office:value="0.000126940045603531" calcext:value-type="float">
            <text:p>0.00012694</text:p>
          </table:table-cell>
          <table:table-cell office:value-type="float" office:value="3.80838959724713" calcext:value-type="float">
            <text:p>3.8083895972</text:p>
          </table:table-cell>
          <table:table-cell table:style-name="ce2" office:value-type="float" office:value="0.00000112052887211319" calcext:value-type="float">
            <text:p>1.12E-06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111493758621388" calcext:value-type="float">
            <text:p>0.1114937586</text:p>
          </table:table-cell>
          <table:table-cell office:value-type="float" office:value="0.00695139310095811" calcext:value-type="float">
            <text:p>0.0069513931</text:p>
          </table:table-cell>
          <table:table-cell office:value-type="float" office:value="0.000090838365436687" calcext:value-type="float">
            <text:p>9.08E-05</text:p>
          </table:table-cell>
          <table:table-cell office:value-type="float" office:value="8.88022654930982" calcext:value-type="float">
            <text:p>8.8802265493</text:p>
          </table:table-cell>
          <table:table-cell office:value-type="float" office:value="0.0275199948268503" calcext:value-type="float">
            <text:p>0.0275199948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269682589539855" calcext:value-type="float">
            <text:p>0.026968259</text:p>
          </table:table-cell>
          <table:table-cell office:value-type="float" office:value="0.0278066804750093" calcext:value-type="float">
            <text:p>0.0278066805</text:p>
          </table:table-cell>
          <table:table-cell table:style-name="Default" office:value-type="float" office:value="0.000295093785534785" calcext:value-type="float">
            <text:p>0.0002950938</text:p>
          </table:table-cell>
          <table:table-cell office:value-type="float" office:value="5.55126510459424" calcext:value-type="float">
            <text:p>5.5512651046</text:p>
          </table:table-cell>
          <table:table-cell office:value-type="float" office:value="0.0576392179912867" calcext:value-type="float">
            <text:p>0.057639218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236124593595011" calcext:value-type="float">
            <text:p>0.0236124594</text:p>
          </table:table-cell>
          <table:table-cell office:value-type="float" office:value="0" calcext:value-type="float">
            <text:p>0</text:p>
          </table:table-cell>
          <table:table-cell office:value-type="float" office:value="0.0000497664631301547" calcext:value-type="float">
            <text:p>4.98E-05</text:p>
          </table:table-cell>
          <table:table-cell office:value-type="float" office:value="1.5062627550741" calcext:value-type="float">
            <text:p>1.50626275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231419653400692" calcext:value-type="float">
            <text:p>0.0231419653</text:p>
          </table:table-cell>
          <table:table-cell office:value-type="float" office:value="0.0266677013688257" calcext:value-type="float">
            <text:p>0.0266677014</text:p>
          </table:table-cell>
          <table:table-cell table:style-name="Default" office:value-type="float" office:value="0.000287851758912763" calcext:value-type="float">
            <text:p>0.0002878518</text:p>
          </table:table-cell>
          <table:table-cell office:value-type="float" office:value="5.48504133541215" calcext:value-type="float">
            <text:p>5.4850413354</text:p>
          </table:table-cell>
          <table:table-cell office:value-type="float" office:value="0.06003362431168" calcext:value-type="float">
            <text:p>0.0600336243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564484839347127" calcext:value-type="float">
            <text:p>0.0564484839</text:p>
          </table:table-cell>
          <table:table-cell office:value-type="float" office:value="0.0239690136495663" calcext:value-type="float">
            <text:p>0.0239690136</text:p>
          </table:table-cell>
          <table:table-cell table:style-name="Default" office:value-type="float" office:value="0.000267257171181427" calcext:value-type="float">
            <text:p>0.0002672572</text:p>
          </table:table-cell>
          <table:table-cell office:value-type="float" office:value="4.85033647226236" calcext:value-type="float">
            <text:p>4.8503364723</text:p>
          </table:table-cell>
          <table:table-cell office:value-type="float" office:value="0.0575048479676654" calcext:value-type="float">
            <text:p>0.057504848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417713599144934" calcext:value-type="float">
            <text:p>0.0417713599</text:p>
          </table:table-cell>
          <table:table-cell office:value-type="float" office:value="0" calcext:value-type="float">
            <text:p>0</text:p>
          </table:table-cell>
          <table:table-cell office:value-type="float" office:value="0.0000827083627228984" calcext:value-type="float">
            <text:p>8.27E-05</text:p>
          </table:table-cell>
          <table:table-cell office:value-type="float" office:value="3.33278388721015" calcext:value-type="float">
            <text:p>3.3327838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231066836392476" calcext:value-type="float">
            <text:p>0.0231066836</text:p>
          </table:table-cell>
          <table:table-cell office:value-type="float" office:value="0" calcext:value-type="float">
            <text:p>0</text:p>
          </table:table-cell>
          <table:table-cell office:value-type="float" office:value="0.0000361678538885642" calcext:value-type="float">
            <text:p>3.62E-05</text:p>
          </table:table-cell>
          <table:table-cell office:value-type="float" office:value="2.10924724409229" calcext:value-type="float">
            <text:p>2.1092472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24117783726123" calcext:value-type="float">
            <text:p>0.0241177837</text:p>
          </table:table-cell>
          <table:table-cell office:value-type="float" office:value="0" calcext:value-type="float">
            <text:p>0</text:p>
          </table:table-cell>
          <table:table-cell office:value-type="float" office:value="0.000048470267709904" calcext:value-type="float">
            <text:p>4.85E-05</text:p>
          </table:table-cell>
          <table:table-cell office:value-type="float" office:value="3.50177983907684" calcext:value-type="float">
            <text:p>3.5017798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623432902264206" calcext:value-type="float">
            <text:p>0.0623432902</text:p>
          </table:table-cell>
          <table:table-cell office:value-type="float" office:value="0" calcext:value-type="float">
            <text:p>0</text:p>
          </table:table-cell>
          <table:table-cell office:value-type="float" office:value="0.0000982118466931125" calcext:value-type="float">
            <text:p>9.82E-05</text:p>
          </table:table-cell>
          <table:table-cell office:value-type="float" office:value="2.86035856721063" calcext:value-type="float">
            <text:p>2.8603585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506287103949764" calcext:value-type="float">
            <text:p>0.0506287104</text:p>
          </table:table-cell>
          <table:table-cell office:value-type="float" office:value="0" calcext:value-type="float">
            <text:p>0</text:p>
          </table:table-cell>
          <table:table-cell office:value-type="float" office:value="0.0000819264467760963" calcext:value-type="float">
            <text:p>8.19E-05</text:p>
          </table:table-cell>
          <table:table-cell office:value-type="float" office:value="4.91979788803662" calcext:value-type="float">
            <text:p>4.919797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0500848882494404" calcext:value-type="float">
            <text:p>0.0500848882</text:p>
          </table:table-cell>
          <table:table-cell office:value-type="float" office:value="0.0216765927674978" calcext:value-type="float">
            <text:p>0.0216765928</text:p>
          </table:table-cell>
          <table:table-cell table:style-name="Default" office:value-type="float" office:value="0.000242150710818374" calcext:value-type="float">
            <text:p>0.0002421507</text:p>
          </table:table-cell>
          <table:table-cell office:value-type="float" office:value="5.13777111206395" calcext:value-type="float">
            <text:p>5.1377711121</text:p>
          </table:table-cell>
          <table:table-cell office:value-type="float" office:value="0.056805598934359" calcext:value-type="float">
            <text:p>0.0568055989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260270294587146" calcext:value-type="float">
            <text:p>0.0260270295</text:p>
          </table:table-cell>
          <table:table-cell office:value-type="float" office:value="0.0231903507219733" calcext:value-type="float">
            <text:p>0.0231903507</text:p>
          </table:table-cell>
          <table:table-cell table:style-name="Default" office:value-type="float" office:value="0.000241860711003648" calcext:value-type="float">
            <text:p>0.0002418607</text:p>
          </table:table-cell>
          <table:table-cell office:value-type="float" office:value="1.87703145267855" calcext:value-type="float">
            <text:p>1.8770314527</text:p>
          </table:table-cell>
          <table:table-cell office:value-type="float" office:value="0.0544190100993869" calcext:value-type="float">
            <text:p>0.0544190101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232536746142181" calcext:value-type="float">
            <text:p>0.0232536746</text:p>
          </table:table-cell>
          <table:table-cell office:value-type="float" office:value="0" calcext:value-type="float">
            <text:p>0</text:p>
          </table:table-cell>
          <table:table-cell office:value-type="float" office:value="0.0000377498829416257" calcext:value-type="float">
            <text:p>3.77E-05</text:p>
          </table:table-cell>
          <table:table-cell office:value-type="float" office:value="1.69869275885725" calcext:value-type="float">
            <text:p>1.6986927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239752168824507" calcext:value-type="float">
            <text:p>0.0239752169</text:p>
          </table:table-cell>
          <table:table-cell office:value-type="float" office:value="0" calcext:value-type="float">
            <text:p>0</text:p>
          </table:table-cell>
          <table:table-cell office:value-type="float" office:value="0.0000427234046473379" calcext:value-type="float">
            <text:p>4.27E-05</text:p>
          </table:table-cell>
          <table:table-cell office:value-type="float" office:value="1.8618753933567" calcext:value-type="float">
            <text:p>1.86187539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242598047780738" calcext:value-type="float">
            <text:p>0.0242598048</text:p>
          </table:table-cell>
          <table:table-cell office:value-type="float" office:value="0" calcext:value-type="float">
            <text:p>0</text:p>
          </table:table-cell>
          <table:table-cell office:value-type="float" office:value="0.0000298671771059715" calcext:value-type="float">
            <text:p>2.99E-05</text:p>
          </table:table-cell>
          <table:table-cell office:value-type="float" office:value="2.05285534498951" calcext:value-type="float">
            <text:p>2.052855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241926172747548" calcext:value-type="float">
            <text:p>0.0241926173</text:p>
          </table:table-cell>
          <table:table-cell office:value-type="float" office:value="0" calcext:value-type="float">
            <text:p>0</text:p>
          </table:table-cell>
          <table:table-cell office:value-type="float" office:value="0.0000440286288321919" calcext:value-type="float">
            <text:p>4.40E-05</text:p>
          </table:table-cell>
          <table:table-cell office:value-type="float" office:value="5.18647063052132" calcext:value-type="float">
            <text:p>5.1864706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241081952582685" calcext:value-type="float">
            <text:p>0.0241081953</text:p>
          </table:table-cell>
          <table:table-cell office:value-type="float" office:value="0" calcext:value-type="float">
            <text:p>0</text:p>
          </table:table-cell>
          <table:table-cell office:value-type="float" office:value="0.0000431435747472823" calcext:value-type="float">
            <text:p>4.31E-05</text:p>
          </table:table-cell>
          <table:table-cell office:value-type="float" office:value="4.13178394450705" calcext:value-type="float">
            <text:p>4.1317839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259856972468941" calcext:value-type="float">
            <text:p>0.0259856972</text:p>
          </table:table-cell>
          <table:table-cell office:value-type="float" office:value="0.0243689300246162" calcext:value-type="float">
            <text:p>0.02436893</text:p>
          </table:table-cell>
          <table:table-cell table:style-name="Default" office:value-type="float" office:value="0.000262698597887256" calcext:value-type="float">
            <text:p>0.0002626986</text:p>
          </table:table-cell>
          <table:table-cell office:value-type="float" office:value="5.60293080308149" calcext:value-type="float">
            <text:p>5.6029308031</text:p>
          </table:table-cell>
          <table:table-cell office:value-type="float" office:value="0.0592627915737654" calcext:value-type="float">
            <text:p>0.0592627916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382767736419157" calcext:value-type="float">
            <text:p>0.0382767736</text:p>
          </table:table-cell>
          <table:table-cell office:value-type="float" office:value="0.00906052146091919" calcext:value-type="float">
            <text:p>0.0090605215</text:p>
          </table:table-cell>
          <table:table-cell office:value-type="float" office:value="0.0000844349304686368" calcext:value-type="float">
            <text:p>8.44E-05</text:p>
          </table:table-cell>
          <table:table-cell office:value-type="float" office:value="5.64353358915412" calcext:value-type="float">
            <text:p>5.6435335892</text:p>
          </table:table-cell>
          <table:table-cell office:value-type="float" office:value="0.040687942401069" calcext:value-type="float">
            <text:p>0.0406879424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23416741659684" calcext:value-type="float">
            <text:p>0.0234167417</text:p>
          </table:table-cell>
          <table:table-cell office:value-type="float" office:value="0.0270570547523329" calcext:value-type="float">
            <text:p>0.0270570548</text:p>
          </table:table-cell>
          <table:table-cell table:style-name="Default" office:value-type="float" office:value="0.000292234488831587" calcext:value-type="float">
            <text:p>0.0002922345</text:p>
          </table:table-cell>
          <table:table-cell office:value-type="float" office:value="5.53926293107988" calcext:value-type="float">
            <text:p>5.5392629311</text:p>
          </table:table-cell>
          <table:table-cell office:value-type="float" office:value="0.0604698659988701" calcext:value-type="float">
            <text:p>0.060469866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383650384860728" calcext:value-type="float">
            <text:p>0.0383650385</text:p>
          </table:table-cell>
          <table:table-cell office:value-type="float" office:value="0.00904834374590371" calcext:value-type="float">
            <text:p>0.0090483437</text:p>
          </table:table-cell>
          <table:table-cell office:value-type="float" office:value="0.0000850061864126803" calcext:value-type="float">
            <text:p>8.50E-05</text:p>
          </table:table-cell>
          <table:table-cell office:value-type="float" office:value="5.34230774999922" calcext:value-type="float">
            <text:p>5.34230775</text:p>
          </table:table-cell>
          <table:table-cell office:value-type="float" office:value="0.0418201366771535" calcext:value-type="float">
            <text:p>0.0418201367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333507668668578" calcext:value-type="float">
            <text:p>0.0333507669</text:p>
          </table:table-cell>
          <table:table-cell office:value-type="float" office:value="0" calcext:value-type="float">
            <text:p>0</text:p>
          </table:table-cell>
          <table:table-cell office:value-type="float" office:value="0.0000429026690213879" calcext:value-type="float">
            <text:p>4.29E-05</text:p>
          </table:table-cell>
          <table:table-cell office:value-type="float" office:value="3.20532396711048" calcext:value-type="float">
            <text:p>3.20532396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3844778305808" calcext:value-type="float">
            <text:p>0.0384477831</text:p>
          </table:table-cell>
          <table:table-cell office:value-type="float" office:value="0.00905167050394991" calcext:value-type="float">
            <text:p>0.0090516705</text:p>
          </table:table-cell>
          <table:table-cell office:value-type="float" office:value="0.0000845907319771133" calcext:value-type="float">
            <text:p>8.46E-05</text:p>
          </table:table-cell>
          <table:table-cell office:value-type="float" office:value="5.15140734950712" calcext:value-type="float">
            <text:p>5.1514073495</text:p>
          </table:table-cell>
          <table:table-cell office:value-type="float" office:value="0.0401197680762258" calcext:value-type="float">
            <text:p>0.0401197681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241286910168927" calcext:value-type="float">
            <text:p>0.024128691</text:p>
          </table:table-cell>
          <table:table-cell office:value-type="float" office:value="0.0149747779645906" calcext:value-type="float">
            <text:p>0.014974778</text:p>
          </table:table-cell>
          <table:table-cell table:style-name="Default" office:value-type="float" office:value="0.000173207561686818" calcext:value-type="float">
            <text:p>0.0001732076</text:p>
          </table:table-cell>
          <table:table-cell office:value-type="float" office:value="5.40009712904346" calcext:value-type="float">
            <text:p>5.400097129</text:p>
          </table:table-cell>
          <table:table-cell office:value-type="float" office:value="0.0290678434548642" calcext:value-type="float">
            <text:p>0.0290678435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350244065242531" calcext:value-type="float">
            <text:p>0.0350244065</text:p>
          </table:table-cell>
          <table:table-cell office:value-type="float" office:value="0.0118728608324589" calcext:value-type="float">
            <text:p>0.0118728608</text:p>
          </table:table-cell>
          <table:table-cell table:style-name="Default" office:value-type="float" office:value="0.000143437383165948" calcext:value-type="float">
            <text:p>0.0001434374</text:p>
          </table:table-cell>
          <table:table-cell office:value-type="float" office:value="6.86064863189995" calcext:value-type="float">
            <text:p>6.8606486319</text:p>
          </table:table-cell>
          <table:table-cell office:value-type="float" office:value="0.0296253668202315" calcext:value-type="float">
            <text:p>0.0296253668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242358281346454" calcext:value-type="float">
            <text:p>0.0242358281</text:p>
          </table:table-cell>
          <table:table-cell office:value-type="float" office:value="0" calcext:value-type="float">
            <text:p>0</text:p>
          </table:table-cell>
          <table:table-cell office:value-type="float" office:value="0.0000438426467036162" calcext:value-type="float">
            <text:p>4.38E-05</text:p>
          </table:table-cell>
          <table:table-cell office:value-type="float" office:value="1.3023761936833" calcext:value-type="float">
            <text:p>1.30237619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240397254374728" calcext:value-type="float">
            <text:p>0.0240397254</text:p>
          </table:table-cell>
          <table:table-cell office:value-type="float" office:value="0" calcext:value-type="float">
            <text:p>0</text:p>
          </table:table-cell>
          <table:table-cell office:value-type="float" office:value="0.0000476639446232301" calcext:value-type="float">
            <text:p>4.77E-05</text:p>
          </table:table-cell>
          <table:table-cell office:value-type="float" office:value="3.52706323288009" calcext:value-type="float">
            <text:p>3.5270632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376099975304885" calcext:value-type="float">
            <text:p>0.0376099975</text:p>
          </table:table-cell>
          <table:table-cell office:value-type="float" office:value="0.0088856025745251" calcext:value-type="float">
            <text:p>0.0088856026</text:p>
          </table:table-cell>
          <table:table-cell office:value-type="float" office:value="0.0000917951386642631" calcext:value-type="float">
            <text:p>9.18E-05</text:p>
          </table:table-cell>
          <table:table-cell office:value-type="float" office:value="5.01667963905147" calcext:value-type="float">
            <text:p>5.0166796391</text:p>
          </table:table-cell>
          <table:table-cell office:value-type="float" office:value="0.0438059622445347" calcext:value-type="float">
            <text:p>0.0438059622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232579089647613" calcext:value-type="float">
            <text:p>0.023257909</text:p>
          </table:table-cell>
          <table:table-cell office:value-type="float" office:value="0" calcext:value-type="float">
            <text:p>0</text:p>
          </table:table-cell>
          <table:table-cell office:value-type="float" office:value="0.0000384323453006566" calcext:value-type="float">
            <text:p>3.84E-05</text:p>
          </table:table-cell>
          <table:table-cell office:value-type="float" office:value="1.77911895496152" calcext:value-type="float">
            <text:p>1.7791189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234905830572512" calcext:value-type="float">
            <text:p>0.0234905831</text:p>
          </table:table-cell>
          <table:table-cell office:value-type="float" office:value="0.0280531045526859" calcext:value-type="float">
            <text:p>0.0280531046</text:p>
          </table:table-cell>
          <table:table-cell table:style-name="Default" office:value-type="float" office:value="0.000303265999081762" calcext:value-type="float">
            <text:p>0.000303266</text:p>
          </table:table-cell>
          <table:table-cell office:value-type="float" office:value="5.4351828008739" calcext:value-type="float">
            <text:p>5.4351828009</text:p>
          </table:table-cell>
          <table:table-cell office:value-type="float" office:value="0.0612302370688455" calcext:value-type="float">
            <text:p>0.0612302371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558525257246512" calcext:value-type="float">
            <text:p>0.0558525257</text:p>
          </table:table-cell>
          <table:table-cell office:value-type="float" office:value="0.0193625541742335" calcext:value-type="float">
            <text:p>0.0193625542</text:p>
          </table:table-cell>
          <table:table-cell table:style-name="Default" office:value-type="float" office:value="0.000218905546977148" calcext:value-type="float">
            <text:p>0.0002189055</text:p>
          </table:table-cell>
          <table:table-cell office:value-type="float" office:value="5.26852295676416" calcext:value-type="float">
            <text:p>5.2685229568</text:p>
          </table:table-cell>
          <table:table-cell office:value-type="float" office:value="0.0556864326336501" calcext:value-type="float">
            <text:p>0.0556864326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232154218054362" calcext:value-type="float">
            <text:p>0.0232154218</text:p>
          </table:table-cell>
          <table:table-cell office:value-type="float" office:value="0.0286815174403883" calcext:value-type="float">
            <text:p>0.0286815174</text:p>
          </table:table-cell>
          <table:table-cell table:style-name="Default" office:value-type="float" office:value="0.000305808215080694" calcext:value-type="float">
            <text:p>0.0003058082</text:p>
          </table:table-cell>
          <table:table-cell office:value-type="float" office:value="5.25990501866772" calcext:value-type="float">
            <text:p>5.2599050187</text:p>
          </table:table-cell>
          <table:table-cell office:value-type="float" office:value="0.0583080896811729" calcext:value-type="float">
            <text:p>0.0583080897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232178769883722" calcext:value-type="float">
            <text:p>0.023217877</text:p>
          </table:table-cell>
          <table:table-cell office:value-type="float" office:value="0.0267411666762546" calcext:value-type="float">
            <text:p>0.0267411667</text:p>
          </table:table-cell>
          <table:table-cell table:style-name="Default" office:value-type="float" office:value="0.000288962545213381" calcext:value-type="float">
            <text:p>0.0002889625</text:p>
          </table:table-cell>
          <table:table-cell office:value-type="float" office:value="5.52022704367364" calcext:value-type="float">
            <text:p>5.5202270437</text:p>
          </table:table-cell>
          <table:table-cell office:value-type="float" office:value="0.0602001979809265" calcext:value-type="float">
            <text:p>0.060200198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213448729253111" calcext:value-type="float">
            <text:p>0.0213448729</text:p>
          </table:table-cell>
          <table:table-cell office:value-type="float" office:value="0.0239510485192944" calcext:value-type="float">
            <text:p>0.0239510485</text:p>
          </table:table-cell>
          <table:table-cell table:style-name="Default" office:value-type="float" office:value="0.00024699356961059" calcext:value-type="float">
            <text:p>0.0002469936</text:p>
          </table:table-cell>
          <table:table-cell office:value-type="float" office:value="5.48762518816904" calcext:value-type="float">
            <text:p>5.4876251882</text:p>
          </table:table-cell>
          <table:table-cell office:value-type="float" office:value="0.0543385081259246" calcext:value-type="float">
            <text:p>0.0543385081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446951220884685" calcext:value-type="float">
            <text:p>0.0446951221</text:p>
          </table:table-cell>
          <table:table-cell office:value-type="float" office:value="0" calcext:value-type="float">
            <text:p>0</text:p>
          </table:table-cell>
          <table:table-cell office:value-type="float" office:value="0.0000643316583751591" calcext:value-type="float">
            <text:p>6.43E-05</text:p>
          </table:table-cell>
          <table:table-cell office:value-type="float" office:value="4.10169237798281" calcext:value-type="float">
            <text:p>4.101692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348060647101348" calcext:value-type="float">
            <text:p>0.0348060647</text:p>
          </table:table-cell>
          <table:table-cell office:value-type="float" office:value="0.0124468366718851" calcext:value-type="float">
            <text:p>0.0124468367</text:p>
          </table:table-cell>
          <table:table-cell table:style-name="Default" office:value-type="float" office:value="0.000140755882654699" calcext:value-type="float">
            <text:p>0.0001407559</text:p>
          </table:table-cell>
          <table:table-cell office:value-type="float" office:value="5.20994102082874" calcext:value-type="float">
            <text:p>5.2099410208</text:p>
          </table:table-cell>
          <table:table-cell office:value-type="float" office:value="0.0513163811036832" calcext:value-type="float">
            <text:p>0.0513163811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232835932247231" calcext:value-type="float">
            <text:p>0.0232835932</text:p>
          </table:table-cell>
          <table:table-cell office:value-type="float" office:value="0" calcext:value-type="float">
            <text:p>0</text:p>
          </table:table-cell>
          <table:table-cell office:value-type="float" office:value="0.0000391672873443879" calcext:value-type="float">
            <text:p>3.92E-05</text:p>
          </table:table-cell>
          <table:table-cell office:value-type="float" office:value="4.89520050691519" calcext:value-type="float">
            <text:p>4.8952005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243724790907861" calcext:value-type="float">
            <text:p>0.0243724791</text:p>
          </table:table-cell>
          <table:table-cell office:value-type="float" office:value="0" calcext:value-type="float">
            <text:p>0</text:p>
          </table:table-cell>
          <table:table-cell office:value-type="float" office:value="0.0000453823588561481" calcext:value-type="float">
            <text:p>4.54E-05</text:p>
          </table:table-cell>
          <table:table-cell office:value-type="float" office:value="1.1344838942309" calcext:value-type="float">
            <text:p>1.13448389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237504221414648" calcext:value-type="float">
            <text:p>0.0237504221</text:p>
          </table:table-cell>
          <table:table-cell office:value-type="float" office:value="0.0285777079053456" calcext:value-type="float">
            <text:p>0.0285777079</text:p>
          </table:table-cell>
          <table:table-cell table:style-name="Default" office:value-type="float" office:value="0.000304400823412565" calcext:value-type="float">
            <text:p>0.0003044008</text:p>
          </table:table-cell>
          <table:table-cell office:value-type="float" office:value="5.85289704835908" calcext:value-type="float">
            <text:p>5.8528970484</text:p>
          </table:table-cell>
          <table:table-cell office:value-type="float" office:value="0.0577335806748129" calcext:value-type="float">
            <text:p>0.0577335807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234968266730107" calcext:value-type="float">
            <text:p>0.0234968267</text:p>
          </table:table-cell>
          <table:table-cell office:value-type="float" office:value="0.0273000508942198" calcext:value-type="float">
            <text:p>0.0273000509</text:p>
          </table:table-cell>
          <table:table-cell table:style-name="Default" office:value-type="float" office:value="0.000295034215630997" calcext:value-type="float">
            <text:p>0.0002950342</text:p>
          </table:table-cell>
          <table:table-cell office:value-type="float" office:value="5.65949745879778" calcext:value-type="float">
            <text:p>5.6594974588</text:p>
          </table:table-cell>
          <table:table-cell office:value-type="float" office:value="0.0605335260593534" calcext:value-type="float">
            <text:p>0.0605335261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23424345816317" calcext:value-type="float">
            <text:p>0.0234243458</text:p>
          </table:table-cell>
          <table:table-cell office:value-type="float" office:value="0.0272962488988812" calcext:value-type="float">
            <text:p>0.0272962489</text:p>
          </table:table-cell>
          <table:table-cell table:style-name="Default" office:value-type="float" office:value="0.000294872512377166" calcext:value-type="float">
            <text:p>0.0002948725</text:p>
          </table:table-cell>
          <table:table-cell office:value-type="float" office:value="5.44270453238333" calcext:value-type="float">
            <text:p>5.4427045324</text:p>
          </table:table-cell>
          <table:table-cell office:value-type="float" office:value="0.0606528003962423" calcext:value-type="float">
            <text:p>0.0606528004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224941018297982" calcext:value-type="float">
            <text:p>0.0224941018</text:p>
          </table:table-cell>
          <table:table-cell office:value-type="float" office:value="0.029353443331125" calcext:value-type="float">
            <text:p>0.0293534433</text:p>
          </table:table-cell>
          <table:table-cell table:style-name="Default" office:value-type="float" office:value="0.000323893730778796" calcext:value-type="float">
            <text:p>0.0003238937</text:p>
          </table:table-cell>
          <table:table-cell office:value-type="float" office:value="5.55347627236462" calcext:value-type="float">
            <text:p>5.5534762724</text:p>
          </table:table-cell>
          <table:table-cell office:value-type="float" office:value="0.0621913009564312" calcext:value-type="float">
            <text:p>0.062191301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222866533253002" calcext:value-type="float">
            <text:p>0.0222866533</text:p>
          </table:table-cell>
          <table:table-cell office:value-type="float" office:value="0.0252599631662581" calcext:value-type="float">
            <text:p>0.0252599632</text:p>
          </table:table-cell>
          <table:table-cell table:style-name="Default" office:value-type="float" office:value="0.000271306065396081" calcext:value-type="float">
            <text:p>0.0002713061</text:p>
          </table:table-cell>
          <table:table-cell office:value-type="float" office:value="5.67112868801925" calcext:value-type="float">
            <text:p>5.671128688</text:p>
          </table:table-cell>
          <table:table-cell office:value-type="float" office:value="0.0591045287043313" calcext:value-type="float">
            <text:p>0.0591045287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222392433634974" calcext:value-type="float">
            <text:p>0.0222392434</text:p>
          </table:table-cell>
          <table:table-cell office:value-type="float" office:value="0.0254518669554168" calcext:value-type="float">
            <text:p>0.025451867</text:p>
          </table:table-cell>
          <table:table-cell table:style-name="Default" office:value-type="float" office:value="0.000273670549245899" calcext:value-type="float">
            <text:p>0.0002736705</text:p>
          </table:table-cell>
          <table:table-cell office:value-type="float" office:value="5.48263051952749" calcext:value-type="float">
            <text:p>5.4826305195</text:p>
          </table:table-cell>
          <table:table-cell office:value-type="float" office:value="0.0592570940297969" calcext:value-type="float">
            <text:p>0.059257094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236654913218464" calcext:value-type="float">
            <text:p>0.0236654913</text:p>
          </table:table-cell>
          <table:table-cell office:value-type="float" office:value="0" calcext:value-type="float">
            <text:p>0</text:p>
          </table:table-cell>
          <table:table-cell office:value-type="float" office:value="0.0000499655602889022" calcext:value-type="float">
            <text:p>5.00E-05</text:p>
          </table:table-cell>
          <table:table-cell office:value-type="float" office:value="4.40404544777873" calcext:value-type="float">
            <text:p>4.4040454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240750934368098" calcext:value-type="float">
            <text:p>0.0240750934</text:p>
          </table:table-cell>
          <table:table-cell office:value-type="float" office:value="0" calcext:value-type="float">
            <text:p>0</text:p>
          </table:table-cell>
          <table:table-cell office:value-type="float" office:value="0.000048438311906761" calcext:value-type="float">
            <text:p>4.84E-05</text:p>
          </table:table-cell>
          <table:table-cell office:value-type="float" office:value="3.80203094767952" calcext:value-type="float">
            <text:p>3.80203094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240174982028716" calcext:value-type="float">
            <text:p>0.0240174982</text:p>
          </table:table-cell>
          <table:table-cell office:value-type="float" office:value="0" calcext:value-type="float">
            <text:p>0</text:p>
          </table:table-cell>
          <table:table-cell office:value-type="float" office:value="0.0000430135734518697" calcext:value-type="float">
            <text:p>4.30E-05</text:p>
          </table:table-cell>
          <table:table-cell office:value-type="float" office:value="3.69030756685491" calcext:value-type="float">
            <text:p>3.6903075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301850403903438" calcext:value-type="float">
            <text:p>0.0301850404</text:p>
          </table:table-cell>
          <table:table-cell office:value-type="float" office:value="0.0301868166599575" calcext:value-type="float">
            <text:p>0.0301868167</text:p>
          </table:table-cell>
          <table:table-cell table:style-name="Default" office:value-type="float" office:value="0.000355759522968812" calcext:value-type="float">
            <text:p>0.0003557595</text:p>
          </table:table-cell>
          <table:table-cell office:value-type="float" office:value="5.71289838475134" calcext:value-type="float">
            <text:p>5.7128983848</text:p>
          </table:table-cell>
          <table:table-cell office:value-type="float" office:value="0.0630703392081724" calcext:value-type="float">
            <text:p>0.0630703392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43362893927802" calcext:value-type="float">
            <text:p>0.0433628939</text:p>
          </table:table-cell>
          <table:table-cell office:value-type="float" office:value="0.0235629296628906" calcext:value-type="float">
            <text:p>0.0235629297</text:p>
          </table:table-cell>
          <table:table-cell table:style-name="Default" office:value-type="float" office:value="0.000257157699569214" calcext:value-type="float">
            <text:p>0.0002571577</text:p>
          </table:table-cell>
          <table:table-cell office:value-type="float" office:value="5.01639819900666" calcext:value-type="float">
            <text:p>5.016398199</text:p>
          </table:table-cell>
          <table:table-cell office:value-type="float" office:value="0.0585803036764594" calcext:value-type="float">
            <text:p>0.0585803037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23641692981108" calcext:value-type="float">
            <text:p>0.023641693</text:p>
          </table:table-cell>
          <table:table-cell office:value-type="float" office:value="0" calcext:value-type="float">
            <text:p>0</text:p>
          </table:table-cell>
          <table:table-cell office:value-type="float" office:value="0.0000309820594028644" calcext:value-type="float">
            <text:p>3.10E-05</text:p>
          </table:table-cell>
          <table:table-cell office:value-type="float" office:value="4.47816053355262" calcext:value-type="float">
            <text:p>4.4781605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227174861820375" calcext:value-type="float">
            <text:p>0.0227174862</text:p>
          </table:table-cell>
          <table:table-cell office:value-type="float" office:value="0.029247077611309" calcext:value-type="float">
            <text:p>0.0292470776</text:p>
          </table:table-cell>
          <table:table-cell table:style-name="Default" office:value-type="float" office:value="0.00032184291864382" calcext:value-type="float">
            <text:p>0.0003218429</text:p>
          </table:table-cell>
          <table:table-cell office:value-type="float" office:value="5.51855172905106" calcext:value-type="float">
            <text:p>5.5185517291</text:p>
          </table:table-cell>
          <table:table-cell office:value-type="float" office:value="0.0623511979267023" calcext:value-type="float">
            <text:p>0.0623511979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480936345890188" calcext:value-type="float">
            <text:p>0.0480936346</text:p>
          </table:table-cell>
          <table:table-cell office:value-type="float" office:value="0" calcext:value-type="float">
            <text:p>0</text:p>
          </table:table-cell>
          <table:table-cell office:value-type="float" office:value="0.0000810371507005175" calcext:value-type="float">
            <text:p>8.10E-05</text:p>
          </table:table-cell>
          <table:table-cell office:value-type="float" office:value="4.15222150775563" calcext:value-type="float">
            <text:p>4.1522215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542474242463178" calcext:value-type="float">
            <text:p>0.0542474242</text:p>
          </table:table-cell>
          <table:table-cell office:value-type="float" office:value="0.0111336942590782" calcext:value-type="float">
            <text:p>0.0111336943</text:p>
          </table:table-cell>
          <table:table-cell table:style-name="Default" office:value-type="float" office:value="0.000118180612884973" calcext:value-type="float">
            <text:p>0.0001181806</text:p>
          </table:table-cell>
          <table:table-cell office:value-type="float" office:value="7.1645861913788" calcext:value-type="float">
            <text:p>7.1645861914</text:p>
          </table:table-cell>
          <table:table-cell office:value-type="float" office:value="0.0420046835488574" calcext:value-type="float">
            <text:p>0.0420046835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225344323691311" calcext:value-type="float">
            <text:p>0.0225344324</text:p>
          </table:table-cell>
          <table:table-cell office:value-type="float" office:value="0.0258720044267333" calcext:value-type="float">
            <text:p>0.0258720044</text:p>
          </table:table-cell>
          <table:table-cell table:style-name="Default" office:value-type="float" office:value="0.000278761252150171" calcext:value-type="float">
            <text:p>0.0002787613</text:p>
          </table:table-cell>
          <table:table-cell office:value-type="float" office:value="5.45764690911523" calcext:value-type="float">
            <text:p>5.4576469091</text:p>
          </table:table-cell>
          <table:table-cell office:value-type="float" office:value="0.0596201792343067" calcext:value-type="float">
            <text:p>0.0596201792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230127601107828" calcext:value-type="float">
            <text:p>0.0230127601</text:p>
          </table:table-cell>
          <table:table-cell office:value-type="float" office:value="0" calcext:value-type="float">
            <text:p>0</text:p>
          </table:table-cell>
          <table:table-cell office:value-type="float" office:value="0.0000354687533724548" calcext:value-type="float">
            <text:p>3.55E-05</text:p>
          </table:table-cell>
          <table:table-cell office:value-type="float" office:value="3.51558966239076" calcext:value-type="float">
            <text:p>3.5155896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24447841575618" calcext:value-type="float">
            <text:p>0.0244478416</text:p>
          </table:table-cell>
          <table:table-cell office:value-type="float" office:value="0" calcext:value-type="float">
            <text:p>0</text:p>
          </table:table-cell>
          <table:table-cell office:value-type="float" office:value="0.0000451195262994375" calcext:value-type="float">
            <text:p>4.51E-05</text:p>
          </table:table-cell>
          <table:table-cell office:value-type="float" office:value="4.4330996091205" calcext:value-type="float">
            <text:p>4.43309960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526705014381918" calcext:value-type="float">
            <text:p>0.0526705014</text:p>
          </table:table-cell>
          <table:table-cell office:value-type="float" office:value="0" calcext:value-type="float">
            <text:p>0</text:p>
          </table:table-cell>
          <table:table-cell office:value-type="float" office:value="0.0000746939332895376" calcext:value-type="float">
            <text:p>7.47E-05</text:p>
          </table:table-cell>
          <table:table-cell office:value-type="float" office:value="3.14512076527129" calcext:value-type="float">
            <text:p>3.14512076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237176349883353" calcext:value-type="float">
            <text:p>0.023717635</text:p>
          </table:table-cell>
          <table:table-cell office:value-type="float" office:value="0" calcext:value-type="float">
            <text:p>0</text:p>
          </table:table-cell>
          <table:table-cell office:value-type="float" office:value="0.0000523693748240994" calcext:value-type="float">
            <text:p>5.24E-05</text:p>
          </table:table-cell>
          <table:table-cell office:value-type="float" office:value="4.59426112246694" calcext:value-type="float">
            <text:p>4.5942611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213821391084391" calcext:value-type="float">
            <text:p>0.0213821391</text:p>
          </table:table-cell>
          <table:table-cell office:value-type="float" office:value="0.0241522638709669" calcext:value-type="float">
            <text:p>0.0241522639</text:p>
          </table:table-cell>
          <table:table-cell table:style-name="Default" office:value-type="float" office:value="0.000249924418300282" calcext:value-type="float">
            <text:p>0.0002499244</text:p>
          </table:table-cell>
          <table:table-cell office:value-type="float" office:value="5.45496034849762" calcext:value-type="float">
            <text:p>5.4549603485</text:p>
          </table:table-cell>
          <table:table-cell office:value-type="float" office:value="0.0544843719648818" calcext:value-type="float">
            <text:p>0.054484372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24272694251228" calcext:value-type="float">
            <text:p>0.0242726943</text:p>
          </table:table-cell>
          <table:table-cell office:value-type="float" office:value="0" calcext:value-type="float">
            <text:p>0</text:p>
          </table:table-cell>
          <table:table-cell office:value-type="float" office:value="0.0000470579400988259" calcext:value-type="float">
            <text:p>4.71E-05</text:p>
          </table:table-cell>
          <table:table-cell office:value-type="float" office:value="3.71477662122069" calcext:value-type="float">
            <text:p>3.71477662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526447598323632" calcext:value-type="float">
            <text:p>0.0526447598</text:p>
          </table:table-cell>
          <table:table-cell office:value-type="float" office:value="0" calcext:value-type="float">
            <text:p>0</text:p>
          </table:table-cell>
          <table:table-cell office:value-type="float" office:value="0.0000744824099996096" calcext:value-type="float">
            <text:p>7.45E-05</text:p>
          </table:table-cell>
          <table:table-cell office:value-type="float" office:value="4.50644281514717" calcext:value-type="float">
            <text:p>4.5064428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236225905432978" calcext:value-type="float">
            <text:p>0.0236225905</text:p>
          </table:table-cell>
          <table:table-cell office:value-type="float" office:value="0" calcext:value-type="float">
            <text:p>0</text:p>
          </table:table-cell>
          <table:table-cell office:value-type="float" office:value="0.0000489156360027381" calcext:value-type="float">
            <text:p>4.89E-05</text:p>
          </table:table-cell>
          <table:table-cell office:value-type="float" office:value="1.99383289006104" calcext:value-type="float">
            <text:p>1.99383289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217282905569779" calcext:value-type="float">
            <text:p>0.0217282906</text:p>
          </table:table-cell>
          <table:table-cell office:value-type="float" office:value="0.0246415379376208" calcext:value-type="float">
            <text:p>0.0246415379</text:p>
          </table:table-cell>
          <table:table-cell table:style-name="Default" office:value-type="float" office:value="0.000264018359174475" calcext:value-type="float">
            <text:p>0.0002640184</text:p>
          </table:table-cell>
          <table:table-cell office:value-type="float" office:value="5.62718685341448" calcext:value-type="float">
            <text:p>5.6271868534</text:p>
          </table:table-cell>
          <table:table-cell office:value-type="float" office:value="0.058515583403225" calcext:value-type="float">
            <text:p>0.0585155834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23124027854988" calcext:value-type="float">
            <text:p>0.0231240279</text:p>
          </table:table-cell>
          <table:table-cell office:value-type="float" office:value="0.0265624461696256" calcext:value-type="float">
            <text:p>0.0265624462</text:p>
          </table:table-cell>
          <table:table-cell table:style-name="Default" office:value-type="float" office:value="0.000287155763269157" calcext:value-type="float">
            <text:p>0.0002871558</text:p>
          </table:table-cell>
          <table:table-cell office:value-type="float" office:value="1.77853370931947" calcext:value-type="float">
            <text:p>1.7785337093</text:p>
          </table:table-cell>
          <table:table-cell office:value-type="float" office:value="0.0601268392778068" calcext:value-type="float">
            <text:p>0.0601268393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388582643690364" calcext:value-type="float">
            <text:p>0.0388582644</text:p>
          </table:table-cell>
          <table:table-cell office:value-type="float" office:value="0.0245578669690278" calcext:value-type="float">
            <text:p>0.024557867</text:p>
          </table:table-cell>
          <table:table-cell table:style-name="Default" office:value-type="float" office:value="0.000268224205004216" calcext:value-type="float">
            <text:p>0.0002682242</text:p>
          </table:table-cell>
          <table:table-cell office:value-type="float" office:value="6.39761925349648" calcext:value-type="float">
            <text:p>6.3976192535</text:p>
          </table:table-cell>
          <table:table-cell office:value-type="float" office:value="0.0595963602048399" calcext:value-type="float">
            <text:p>0.0595963602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237978141506563" calcext:value-type="float">
            <text:p>0.0237978142</text:p>
          </table:table-cell>
          <table:table-cell office:value-type="float" office:value="0.0283037833178411" calcext:value-type="float">
            <text:p>0.0283037833</text:p>
          </table:table-cell>
          <table:table-cell table:style-name="Default" office:value-type="float" office:value="0.000329228559163188" calcext:value-type="float">
            <text:p>0.0003292286</text:p>
          </table:table-cell>
          <table:table-cell office:value-type="float" office:value="1.11474918846793" calcext:value-type="float">
            <text:p>1.1147491885</text:p>
          </table:table-cell>
          <table:table-cell office:value-type="float" office:value="0.0440970608353515" calcext:value-type="float">
            <text:p>0.0440970608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215343726595856" calcext:value-type="float">
            <text:p>0.0215343727</text:p>
          </table:table-cell>
          <table:table-cell office:value-type="float" office:value="0.0245387485028648" calcext:value-type="float">
            <text:p>0.0245387485</text:p>
          </table:table-cell>
          <table:table-cell table:style-name="Default" office:value-type="float" office:value="0.000261945589887959" calcext:value-type="float">
            <text:p>0.0002619456</text:p>
          </table:table-cell>
          <table:table-cell office:value-type="float" office:value="5.43234439045779" calcext:value-type="float">
            <text:p>5.4323443905</text:p>
          </table:table-cell>
          <table:table-cell office:value-type="float" office:value="0.0585578453368589" calcext:value-type="float">
            <text:p>0.0585578453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268270529178025" calcext:value-type="float">
            <text:p>0.0268270529</text:p>
          </table:table-cell>
          <table:table-cell office:value-type="float" office:value="0" calcext:value-type="float">
            <text:p>0</text:p>
          </table:table-cell>
          <table:table-cell office:value-type="float" office:value="0.0000393323398068396" calcext:value-type="float">
            <text:p>3.93E-05</text:p>
          </table:table-cell>
          <table:table-cell office:value-type="float" office:value="5.42137820828854" calcext:value-type="float">
            <text:p>5.42137820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233401463152747" calcext:value-type="float">
            <text:p>0.0233401463</text:p>
          </table:table-cell>
          <table:table-cell office:value-type="float" office:value="0.0284502807176087" calcext:value-type="float">
            <text:p>0.0284502807</text:p>
          </table:table-cell>
          <table:table-cell table:style-name="Default" office:value-type="float" office:value="0.000308133143545638" calcext:value-type="float">
            <text:p>0.0003081331</text:p>
          </table:table-cell>
          <table:table-cell office:value-type="float" office:value="5.39866063390044" calcext:value-type="float">
            <text:p>5.3986606339</text:p>
          </table:table-cell>
          <table:table-cell office:value-type="float" office:value="0.061573170196974" calcext:value-type="float">
            <text:p>0.0615731702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243580161370845" calcext:value-type="float">
            <text:p>0.0243580161</text:p>
          </table:table-cell>
          <table:table-cell office:value-type="float" office:value="0" calcext:value-type="float">
            <text:p>0</text:p>
          </table:table-cell>
          <table:table-cell office:value-type="float" office:value="0.0000466376287692512" calcext:value-type="float">
            <text:p>4.66E-05</text:p>
          </table:table-cell>
          <table:table-cell office:value-type="float" office:value="4.91989748639343" calcext:value-type="float">
            <text:p>4.9198974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279545517206554" calcext:value-type="float">
            <text:p>0.0279545517</text:p>
          </table:table-cell>
          <table:table-cell office:value-type="float" office:value="0.0206888965917473" calcext:value-type="float">
            <text:p>0.0206888966</text:p>
          </table:table-cell>
          <table:table-cell table:style-name="Default" office:value-type="float" office:value="0.000230275274578086" calcext:value-type="float">
            <text:p>0.0002302753</text:p>
          </table:table-cell>
          <table:table-cell office:value-type="float" office:value="5.57750263876428" calcext:value-type="float">
            <text:p>5.5775026388</text:p>
          </table:table-cell>
          <table:table-cell office:value-type="float" office:value="0.0578025763034664" calcext:value-type="float">
            <text:p>0.0578025763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233936453891921" calcext:value-type="float">
            <text:p>0.0233936454</text:p>
          </table:table-cell>
          <table:table-cell office:value-type="float" office:value="0.0284253899076156" calcext:value-type="float">
            <text:p>0.0284253899</text:p>
          </table:table-cell>
          <table:table-cell table:style-name="Default" office:value-type="float" office:value="0.000308010437935916" calcext:value-type="float">
            <text:p>0.0003080104</text:p>
          </table:table-cell>
          <table:table-cell office:value-type="float" office:value="5.44342415974044" calcext:value-type="float">
            <text:p>5.4434241597</text:p>
          </table:table-cell>
          <table:table-cell office:value-type="float" office:value="0.0615876910324497" calcext:value-type="float">
            <text:p>0.061587691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274717417803097" calcext:value-type="float">
            <text:p>0.0274717418</text:p>
          </table:table-cell>
          <table:table-cell office:value-type="float" office:value="0" calcext:value-type="float">
            <text:p>0</text:p>
          </table:table-cell>
          <table:table-cell office:value-type="float" office:value="0.0000588893754363266" calcext:value-type="float">
            <text:p>5.89E-05</text:p>
          </table:table-cell>
          <table:table-cell office:value-type="float" office:value="3.13050312335839" calcext:value-type="float">
            <text:p>3.13050312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249691948875951" calcext:value-type="float">
            <text:p>0.0249691949</text:p>
          </table:table-cell>
          <table:table-cell office:value-type="float" office:value="0.0299570965927968" calcext:value-type="float">
            <text:p>0.0299570966</text:p>
          </table:table-cell>
          <table:table-cell table:style-name="Default" office:value-type="float" office:value="0.000337823873287357" calcext:value-type="float">
            <text:p>0.0003378239</text:p>
          </table:table-cell>
          <table:table-cell office:value-type="float" office:value="6.48404838137942" calcext:value-type="float">
            <text:p>6.4840483814</text:p>
          </table:table-cell>
          <table:table-cell office:value-type="float" office:value="0.0612616081499735" calcext:value-type="float">
            <text:p>0.0612616081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239294919349706" calcext:value-type="float">
            <text:p>0.0239294919</text:p>
          </table:table-cell>
          <table:table-cell office:value-type="float" office:value="0" calcext:value-type="float">
            <text:p>0</text:p>
          </table:table-cell>
          <table:table-cell office:value-type="float" office:value="0.0000480990341965259" calcext:value-type="float">
            <text:p>4.81E-05</text:p>
          </table:table-cell>
          <table:table-cell office:value-type="float" office:value="2.28395766553975" calcext:value-type="float">
            <text:p>2.28395766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558525257246512" calcext:value-type="float">
            <text:p>0.0558525257</text:p>
          </table:table-cell>
          <table:table-cell office:value-type="float" office:value="0.0193625541742335" calcext:value-type="float">
            <text:p>0.0193625542</text:p>
          </table:table-cell>
          <table:table-cell table:style-name="Default" office:value-type="float" office:value="0.000218905546977148" calcext:value-type="float">
            <text:p>0.0002189055</text:p>
          </table:table-cell>
          <table:table-cell office:value-type="float" office:value="5.26852295676416" calcext:value-type="float">
            <text:p>5.2685229568</text:p>
          </table:table-cell>
          <table:table-cell office:value-type="float" office:value="0.0556864326336501" calcext:value-type="float">
            <text:p>0.0556864326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243193274738826" calcext:value-type="float">
            <text:p>0.0243193275</text:p>
          </table:table-cell>
          <table:table-cell office:value-type="float" office:value="0.00239568943598041" calcext:value-type="float">
            <text:p>0.0023956894</text:p>
          </table:table-cell>
          <table:table-cell office:value-type="float" office:value="0.0000496081324920465" calcext:value-type="float">
            <text:p>4.96E-05</text:p>
          </table:table-cell>
          <table:table-cell office:value-type="float" office:value="4.86813050329198" calcext:value-type="float">
            <text:p>4.8681305033</text:p>
          </table:table-cell>
          <table:table-cell office:value-type="float" office:value="0.0190605910361651" calcext:value-type="float">
            <text:p>0.019060591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229931642716465" calcext:value-type="float">
            <text:p>0.0229931643</text:p>
          </table:table-cell>
          <table:table-cell office:value-type="float" office:value="0" calcext:value-type="float">
            <text:p>0</text:p>
          </table:table-cell>
          <table:table-cell office:value-type="float" office:value="0.0000364624976910116" calcext:value-type="float">
            <text:p>3.65E-05</text:p>
          </table:table-cell>
          <table:table-cell office:value-type="float" office:value="4.35537575433473" calcext:value-type="float">
            <text:p>4.3553757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234283290045961" calcext:value-type="float">
            <text:p>0.023428329</text:p>
          </table:table-cell>
          <table:table-cell office:value-type="float" office:value="0" calcext:value-type="float">
            <text:p>0</text:p>
          </table:table-cell>
          <table:table-cell office:value-type="float" office:value="0.0000396018401463138" calcext:value-type="float">
            <text:p>3.96E-05</text:p>
          </table:table-cell>
          <table:table-cell office:value-type="float" office:value="5.0350719962714" calcext:value-type="float">
            <text:p>5.0350719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259458954270522" calcext:value-type="float">
            <text:p>0.0259458954</text:p>
          </table:table-cell>
          <table:table-cell office:value-type="float" office:value="0.0245343934679921" calcext:value-type="float">
            <text:p>0.0245343935</text:p>
          </table:table-cell>
          <table:table-cell table:style-name="Default" office:value-type="float" office:value="0.00026630558671143" calcext:value-type="float">
            <text:p>0.0002663056</text:p>
          </table:table-cell>
          <table:table-cell office:value-type="float" office:value="5.37144444095362" calcext:value-type="float">
            <text:p>5.371444441</text:p>
          </table:table-cell>
          <table:table-cell office:value-type="float" office:value="0.0597761382751205" calcext:value-type="float">
            <text:p>0.0597761383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271017614379684" calcext:value-type="float">
            <text:p>0.0271017614</text:p>
          </table:table-cell>
          <table:table-cell office:value-type="float" office:value="0.0212353263485644" calcext:value-type="float">
            <text:p>0.0212353263</text:p>
          </table:table-cell>
          <table:table-cell table:style-name="Default" office:value-type="float" office:value="0.00022850736832529" calcext:value-type="float">
            <text:p>0.0002285074</text:p>
          </table:table-cell>
          <table:table-cell office:value-type="float" office:value="5.59209539411261" calcext:value-type="float">
            <text:p>5.5920953941</text:p>
          </table:table-cell>
          <table:table-cell office:value-type="float" office:value="0.0565661269387154" calcext:value-type="float">
            <text:p>0.0565661269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227276140357874" calcext:value-type="float">
            <text:p>0.022727614</text:p>
          </table:table-cell>
          <table:table-cell office:value-type="float" office:value="0" calcext:value-type="float">
            <text:p>0</text:p>
          </table:table-cell>
          <table:table-cell office:value-type="float" office:value="0.0000364663321715841" calcext:value-type="float">
            <text:p>3.65E-05</text:p>
          </table:table-cell>
          <table:table-cell office:value-type="float" office:value="4.44161710360323" calcext:value-type="float">
            <text:p>4.4416171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448226269964662" calcext:value-type="float">
            <text:p>0.044822627</text:p>
          </table:table-cell>
          <table:table-cell office:value-type="float" office:value="0" calcext:value-type="float">
            <text:p>0</text:p>
          </table:table-cell>
          <table:table-cell office:value-type="float" office:value="0.0000818331648295025" calcext:value-type="float">
            <text:p>8.18E-05</text:p>
          </table:table-cell>
          <table:table-cell office:value-type="float" office:value="5.4898752769991" calcext:value-type="float">
            <text:p>5.489875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243063695592563" calcext:value-type="float">
            <text:p>0.0243063696</text:p>
          </table:table-cell>
          <table:table-cell office:value-type="float" office:value="0" calcext:value-type="float">
            <text:p>0</text:p>
          </table:table-cell>
          <table:table-cell office:value-type="float" office:value="0.0000468312133352217" calcext:value-type="float">
            <text:p>4.68E-05</text:p>
          </table:table-cell>
          <table:table-cell office:value-type="float" office:value="4.96312825013032" calcext:value-type="float">
            <text:p>4.9631282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244824778946336" calcext:value-type="float">
            <text:p>0.0244824779</text:p>
          </table:table-cell>
          <table:table-cell office:value-type="float" office:value="0" calcext:value-type="float">
            <text:p>0</text:p>
          </table:table-cell>
          <table:table-cell office:value-type="float" office:value="0.0000461692621578644" calcext:value-type="float">
            <text:p>4.62E-05</text:p>
          </table:table-cell>
          <table:table-cell office:value-type="float" office:value="4.02426853430112" calcext:value-type="float">
            <text:p>4.02426853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290452150986342" calcext:value-type="float">
            <text:p>0.0290452151</text:p>
          </table:table-cell>
          <table:table-cell office:value-type="float" office:value="0.0197564784962037" calcext:value-type="float">
            <text:p>0.0197564785</text:p>
          </table:table-cell>
          <table:table-cell table:style-name="Default" office:value-type="float" office:value="0.000203731548519118" calcext:value-type="float">
            <text:p>0.0002037315</text:p>
          </table:table-cell>
          <table:table-cell office:value-type="float" office:value="5.25180401547221" calcext:value-type="float">
            <text:p>5.2518040155</text:p>
          </table:table-cell>
          <table:table-cell office:value-type="float" office:value="0.0521898021421344" calcext:value-type="float">
            <text:p>0.0521898021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220621018102361" calcext:value-type="float">
            <text:p>0.0220621018</text:p>
          </table:table-cell>
          <table:table-cell office:value-type="float" office:value="0.0252599631662581" calcext:value-type="float">
            <text:p>0.0252599632</text:p>
          </table:table-cell>
          <table:table-cell table:style-name="Default" office:value-type="float" office:value="0.000271265859185662" calcext:value-type="float">
            <text:p>0.0002712659</text:p>
          </table:table-cell>
          <table:table-cell office:value-type="float" office:value="5.53998740722988" calcext:value-type="float">
            <text:p>5.5399874072</text:p>
          </table:table-cell>
          <table:table-cell office:value-type="float" office:value="0.0591045287043313" calcext:value-type="float">
            <text:p>0.0591045287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234731772459441" calcext:value-type="float">
            <text:p>0.0234731772</text:p>
          </table:table-cell>
          <table:table-cell office:value-type="float" office:value="0.0272569829414692" calcext:value-type="float">
            <text:p>0.0272569829</text:p>
          </table:table-cell>
          <table:table-cell table:style-name="Default" office:value-type="float" office:value="0.000294645991580848" calcext:value-type="float">
            <text:p>0.000294646</text:p>
          </table:table-cell>
          <table:table-cell office:value-type="float" office:value="5.45645673550237" calcext:value-type="float">
            <text:p>5.4564567355</text:p>
          </table:table-cell>
          <table:table-cell office:value-type="float" office:value="0.0606640776429615" calcext:value-type="float">
            <text:p>0.0606640776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334839311765923" calcext:value-type="float">
            <text:p>0.0334839312</text:p>
          </table:table-cell>
          <table:table-cell office:value-type="float" office:value="0" calcext:value-type="float">
            <text:p>0</text:p>
          </table:table-cell>
          <table:table-cell office:value-type="float" office:value="0.0000483298714523019" calcext:value-type="float">
            <text:p>4.83E-05</text:p>
          </table:table-cell>
          <table:table-cell office:value-type="float" office:value="5.08175053334736" calcext:value-type="float">
            <text:p>5.0817505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229450983255949" calcext:value-type="float">
            <text:p>0.0229450983</text:p>
          </table:table-cell>
          <table:table-cell office:value-type="float" office:value="0.0294299632574378" calcext:value-type="float">
            <text:p>0.0294299633</text:p>
          </table:table-cell>
          <table:table-cell table:style-name="Default" office:value-type="float" office:value="0.000324660466737438" calcext:value-type="float">
            <text:p>0.0003246605</text:p>
          </table:table-cell>
          <table:table-cell office:value-type="float" office:value="5.91516367982616" calcext:value-type="float">
            <text:p>5.9151636798</text:p>
          </table:table-cell>
          <table:table-cell office:value-type="float" office:value="0.0620596017081412" calcext:value-type="float">
            <text:p>0.0620596017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24425807827095" calcext:value-type="float">
            <text:p>0.0244258078</text:p>
          </table:table-cell>
          <table:table-cell office:value-type="float" office:value="0" calcext:value-type="float">
            <text:p>0</text:p>
          </table:table-cell>
          <table:table-cell office:value-type="float" office:value="0.0000448332815958267" calcext:value-type="float">
            <text:p>4.48E-05</text:p>
          </table:table-cell>
          <table:table-cell office:value-type="float" office:value="4.13881056041412" calcext:value-type="float">
            <text:p>4.13881056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243324963226094" calcext:value-type="float">
            <text:p>0.0243324963</text:p>
          </table:table-cell>
          <table:table-cell office:value-type="float" office:value="0" calcext:value-type="float">
            <text:p>0</text:p>
          </table:table-cell>
          <table:table-cell office:value-type="float" office:value="0.0000470713227044888" calcext:value-type="float">
            <text:p>4.71E-05</text:p>
          </table:table-cell>
          <table:table-cell office:value-type="float" office:value="3.26445674243464" calcext:value-type="float">
            <text:p>3.2644567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242414675256309" calcext:value-type="float">
            <text:p>0.0242414675</text:p>
          </table:table-cell>
          <table:table-cell office:value-type="float" office:value="0" calcext:value-type="float">
            <text:p>0</text:p>
          </table:table-cell>
          <table:table-cell office:value-type="float" office:value="0.0000441470429209559" calcext:value-type="float">
            <text:p>4.41E-05</text:p>
          </table:table-cell>
          <table:table-cell office:value-type="float" office:value="5.3037866808863" calcext:value-type="float">
            <text:p>5.30378668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225994714082087" calcext:value-type="float">
            <text:p>0.0225994714</text:p>
          </table:table-cell>
          <table:table-cell office:value-type="float" office:value="0.0292894745563295" calcext:value-type="float">
            <text:p>0.0292894746</text:p>
          </table:table-cell>
          <table:table-cell table:style-name="Default" office:value-type="float" office:value="0.000321972932487863" calcext:value-type="float">
            <text:p>0.0003219729</text:p>
          </table:table-cell>
          <table:table-cell office:value-type="float" office:value="5.51106456392418" calcext:value-type="float">
            <text:p>5.5110645639</text:p>
          </table:table-cell>
          <table:table-cell office:value-type="float" office:value="0.0621135555014504" calcext:value-type="float">
            <text:p>0.0621135555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223412052513473" calcext:value-type="float">
            <text:p>0.0223412053</text:p>
          </table:table-cell>
          <table:table-cell office:value-type="float" office:value="0" calcext:value-type="float">
            <text:p>0</text:p>
          </table:table-cell>
          <table:table-cell office:value-type="float" office:value="0.0000305550300860983" calcext:value-type="float">
            <text:p>3.06E-05</text:p>
          </table:table-cell>
          <table:table-cell office:value-type="float" office:value="5.2588001449193" calcext:value-type="float">
            <text:p>5.2588001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243347947349992" calcext:value-type="float">
            <text:p>0.0243347947</text:p>
          </table:table-cell>
          <table:table-cell office:value-type="float" office:value="0" calcext:value-type="float">
            <text:p>0</text:p>
          </table:table-cell>
          <table:table-cell office:value-type="float" office:value="0.0000446093701429479" calcext:value-type="float">
            <text:p>4.46E-05</text:p>
          </table:table-cell>
          <table:table-cell office:value-type="float" office:value="0.771520931651818" calcext:value-type="float">
            <text:p>0.7715209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24106849207444" calcext:value-type="float">
            <text:p>0.0241068492</text:p>
          </table:table-cell>
          <table:table-cell office:value-type="float" office:value="0" calcext:value-type="float">
            <text:p>0</text:p>
          </table:table-cell>
          <table:table-cell office:value-type="float" office:value="0.0000482371816639376" calcext:value-type="float">
            <text:p>4.82E-05</text:p>
          </table:table-cell>
          <table:table-cell office:value-type="float" office:value="5.35051265647576" calcext:value-type="float">
            <text:p>5.35051265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230753368299261" calcext:value-type="float">
            <text:p>0.0230753368</text:p>
          </table:table-cell>
          <table:table-cell office:value-type="float" office:value="0" calcext:value-type="float">
            <text:p>0</text:p>
          </table:table-cell>
          <table:table-cell office:value-type="float" office:value="0.000035336842713516" calcext:value-type="float">
            <text:p>3.53E-05</text:p>
          </table:table-cell>
          <table:table-cell office:value-type="float" office:value="5.16232001871279" calcext:value-type="float">
            <text:p>5.16232001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440302427960286" calcext:value-type="float">
            <text:p>0.0440302428</text:p>
          </table:table-cell>
          <table:table-cell office:value-type="float" office:value="0.0116993489430651" calcext:value-type="float">
            <text:p>0.0116993489</text:p>
          </table:table-cell>
          <table:table-cell table:style-name="Default" office:value-type="float" office:value="0.000134467820239796" calcext:value-type="float">
            <text:p>0.0001344678</text:p>
          </table:table-cell>
          <table:table-cell office:value-type="float" office:value="5.60388957502348" calcext:value-type="float">
            <text:p>5.603889575</text:p>
          </table:table-cell>
          <table:table-cell office:value-type="float" office:value="0.0238935803746035" calcext:value-type="float">
            <text:p>0.0238935804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245009648384457" calcext:value-type="float">
            <text:p>0.0245009648</text:p>
          </table:table-cell>
          <table:table-cell office:value-type="float" office:value="0" calcext:value-type="float">
            <text:p>0</text:p>
          </table:table-cell>
          <table:table-cell office:value-type="float" office:value="0.0000435565531041903" calcext:value-type="float">
            <text:p>4.36E-05</text:p>
          </table:table-cell>
          <table:table-cell office:value-type="float" office:value="4.93522467538577" calcext:value-type="float">
            <text:p>4.9352246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232368469689908" calcext:value-type="float">
            <text:p>0.023236847</text:p>
          </table:table-cell>
          <table:table-cell office:value-type="float" office:value="0" calcext:value-type="float">
            <text:p>0</text:p>
          </table:table-cell>
          <table:table-cell office:value-type="float" office:value="0.0000388963262522179" calcext:value-type="float">
            <text:p>3.89E-05</text:p>
          </table:table-cell>
          <table:table-cell office:value-type="float" office:value="4.79035424348511" calcext:value-type="float">
            <text:p>4.79035424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24449200238622" calcext:value-type="float">
            <text:p>0.0244492002</text:p>
          </table:table-cell>
          <table:table-cell office:value-type="float" office:value="0" calcext:value-type="float">
            <text:p>0</text:p>
          </table:table-cell>
          <table:table-cell office:value-type="float" office:value="0.0000451082514736046" calcext:value-type="float">
            <text:p>4.51E-05</text:p>
          </table:table-cell>
          <table:table-cell office:value-type="float" office:value="2.96711927012108" calcext:value-type="float">
            <text:p>2.9671192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260695241354051" calcext:value-type="float">
            <text:p>0.0260695241</text:p>
          </table:table-cell>
          <table:table-cell office:value-type="float" office:value="0.02439706754539" calcext:value-type="float">
            <text:p>0.0243970675</text:p>
          </table:table-cell>
          <table:table-cell table:style-name="Default" office:value-type="float" office:value="0.000263457629672908" calcext:value-type="float">
            <text:p>0.0002634576</text:p>
          </table:table-cell>
          <table:table-cell office:value-type="float" office:value="5.65349108248209" calcext:value-type="float">
            <text:p>5.6534910825</text:p>
          </table:table-cell>
          <table:table-cell office:value-type="float" office:value="0.0592582419354703" calcext:value-type="float">
            <text:p>0.0592582419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317335481176468" calcext:value-type="float">
            <text:p>0.0317335481</text:p>
          </table:table-cell>
          <table:table-cell office:value-type="float" office:value="0" calcext:value-type="float">
            <text:p>0</text:p>
          </table:table-cell>
          <table:table-cell office:value-type="float" office:value="0.0000497806850654628" calcext:value-type="float">
            <text:p>4.98E-05</text:p>
          </table:table-cell>
          <table:table-cell office:value-type="float" office:value="5.45750933711178" calcext:value-type="float">
            <text:p>5.4575093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228364066648669" calcext:value-type="float">
            <text:p>0.0228364067</text:p>
          </table:table-cell>
          <table:table-cell office:value-type="float" office:value="0.02975724433403" calcext:value-type="float">
            <text:p>0.0297572443</text:p>
          </table:table-cell>
          <table:table-cell table:style-name="Default" office:value-type="float" office:value="0.000334149392906339" calcext:value-type="float">
            <text:p>0.0003341494</text:p>
          </table:table-cell>
          <table:table-cell office:value-type="float" office:value="5.48857224873429" calcext:value-type="float">
            <text:p>5.4885722487</text:p>
          </table:table-cell>
          <table:table-cell office:value-type="float" office:value="0.0620881057678483" calcext:value-type="float">
            <text:p>0.0620881058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243719237735969" calcext:value-type="float">
            <text:p>0.0243719238</text:p>
          </table:table-cell>
          <table:table-cell office:value-type="float" office:value="0" calcext:value-type="float">
            <text:p>0</text:p>
          </table:table-cell>
          <table:table-cell office:value-type="float" office:value="0.0000441352566751168" calcext:value-type="float">
            <text:p>4.41E-05</text:p>
          </table:table-cell>
          <table:table-cell office:value-type="float" office:value="3.17963316367676" calcext:value-type="float">
            <text:p>3.17963316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258598226036832" calcext:value-type="float">
            <text:p>0.0258598226</text:p>
          </table:table-cell>
          <table:table-cell office:value-type="float" office:value="0.00858330827073079" calcext:value-type="float">
            <text:p>0.0085833083</text:p>
          </table:table-cell>
          <table:table-cell office:value-type="float" office:value="0.0000674919001195525" calcext:value-type="float">
            <text:p>6.75E-05</text:p>
          </table:table-cell>
          <table:table-cell office:value-type="float" office:value="6.12192299215144" calcext:value-type="float">
            <text:p>6.1219229922</text:p>
          </table:table-cell>
          <table:table-cell office:value-type="float" office:value="0.0236683336147225" calcext:value-type="float">
            <text:p>0.0236683336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265525677613868" calcext:value-type="float">
            <text:p>0.0265525678</text:p>
          </table:table-cell>
          <table:table-cell office:value-type="float" office:value="0" calcext:value-type="float">
            <text:p>0</text:p>
          </table:table-cell>
          <table:table-cell office:value-type="float" office:value="0.0000557517484426661" calcext:value-type="float">
            <text:p>5.58E-05</text:p>
          </table:table-cell>
          <table:table-cell office:value-type="float" office:value="5.55766476036885" calcext:value-type="float">
            <text:p>5.55766476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239306427827738" calcext:value-type="float">
            <text:p>0.0239306428</text:p>
          </table:table-cell>
          <table:table-cell office:value-type="float" office:value="0" calcext:value-type="float">
            <text:p>0</text:p>
          </table:table-cell>
          <table:table-cell office:value-type="float" office:value="0.0000482269356570904" calcext:value-type="float">
            <text:p>4.82E-05</text:p>
          </table:table-cell>
          <table:table-cell office:value-type="float" office:value="4.77433680440861" calcext:value-type="float">
            <text:p>4.7743368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238055284643463" calcext:value-type="float">
            <text:p>0.0238055285</text:p>
          </table:table-cell>
          <table:table-cell office:value-type="float" office:value="0" calcext:value-type="float">
            <text:p>0</text:p>
          </table:table-cell>
          <table:table-cell office:value-type="float" office:value="0.0000422450359824897" calcext:value-type="float">
            <text:p>4.22E-05</text:p>
          </table:table-cell>
          <table:table-cell office:value-type="float" office:value="3.20920408875402" calcext:value-type="float">
            <text:p>3.2092040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233093828480553" calcext:value-type="float">
            <text:p>0.0233093828</text:p>
          </table:table-cell>
          <table:table-cell office:value-type="float" office:value="0.0285263965009928" calcext:value-type="float">
            <text:p>0.0285263965</text:p>
          </table:table-cell>
          <table:table-cell table:style-name="Default" office:value-type="float" office:value="0.000308950996205512" calcext:value-type="float">
            <text:p>0.000308951</text:p>
          </table:table-cell>
          <table:table-cell office:value-type="float" office:value="5.46258221246173" calcext:value-type="float">
            <text:p>5.4625822125</text:p>
          </table:table-cell>
          <table:table-cell office:value-type="float" office:value="0.0615664609143248" calcext:value-type="float">
            <text:p>0.0615664609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230751082847655" calcext:value-type="float">
            <text:p>0.0230751083</text:p>
          </table:table-cell>
          <table:table-cell office:value-type="float" office:value="0.0264229332131803" calcext:value-type="float">
            <text:p>0.0264229332</text:p>
          </table:table-cell>
          <table:table-cell table:style-name="Default" office:value-type="float" office:value="0.000285601306224495" calcext:value-type="float">
            <text:p>0.0002856013</text:p>
          </table:table-cell>
          <table:table-cell office:value-type="float" office:value="5.55583448313179" calcext:value-type="float">
            <text:p>5.5558344831</text:p>
          </table:table-cell>
          <table:table-cell office:value-type="float" office:value="0.059920237114284" calcext:value-type="float">
            <text:p>0.0599202371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225560154192995" calcext:value-type="float">
            <text:p>0.0225560154</text:p>
          </table:table-cell>
          <table:table-cell office:value-type="float" office:value="0.0292965358374609" calcext:value-type="float">
            <text:p>0.0292965358</text:p>
          </table:table-cell>
          <table:table-cell table:style-name="Default" office:value-type="float" office:value="0.00032239325902411" calcext:value-type="float">
            <text:p>0.0003223933</text:p>
          </table:table-cell>
          <table:table-cell office:value-type="float" office:value="5.63266064312982" calcext:value-type="float">
            <text:p>5.6326606431</text:p>
          </table:table-cell>
          <table:table-cell office:value-type="float" office:value="0.0620304451742199" calcext:value-type="float">
            <text:p>0.0620304452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23662679095031" calcext:value-type="float">
            <text:p>0.0236626791</text:p>
          </table:table-cell>
          <table:table-cell office:value-type="float" office:value="0" calcext:value-type="float">
            <text:p>0</text:p>
          </table:table-cell>
          <table:table-cell office:value-type="float" office:value="0.0000502193397161523" calcext:value-type="float">
            <text:p>5.02E-05</text:p>
          </table:table-cell>
          <table:table-cell office:value-type="float" office:value="2.62508686609186" calcext:value-type="float">
            <text:p>2.62508686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318755756767477" calcext:value-type="float">
            <text:p>0.0318755757</text:p>
          </table:table-cell>
          <table:table-cell office:value-type="float" office:value="0.0161002267732797" calcext:value-type="float">
            <text:p>0.0161002268</text:p>
          </table:table-cell>
          <table:table-cell table:style-name="Default" office:value-type="float" office:value="0.00016500703153093" calcext:value-type="float">
            <text:p>0.000165007</text:p>
          </table:table-cell>
          <table:table-cell office:value-type="float" office:value="5.00178677524609" calcext:value-type="float">
            <text:p>5.0017867752</text:p>
          </table:table-cell>
          <table:table-cell office:value-type="float" office:value="0.049732784868507" calcext:value-type="float">
            <text:p>0.0497327849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235264050790521" calcext:value-type="float">
            <text:p>0.0235264051</text:p>
          </table:table-cell>
          <table:table-cell office:value-type="float" office:value="0" calcext:value-type="float">
            <text:p>0</text:p>
          </table:table-cell>
          <table:table-cell office:value-type="float" office:value="0.0000508103641011302" calcext:value-type="float">
            <text:p>5.08E-05</text:p>
          </table:table-cell>
          <table:table-cell office:value-type="float" office:value="3.33382084377004" calcext:value-type="float">
            <text:p>3.333820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239740208041918" calcext:value-type="float">
            <text:p>0.0239740208</text:p>
          </table:table-cell>
          <table:table-cell office:value-type="float" office:value="0" calcext:value-type="float">
            <text:p>0</text:p>
          </table:table-cell>
          <table:table-cell office:value-type="float" office:value="0.0000426589607364139" calcext:value-type="float">
            <text:p>4.27E-05</text:p>
          </table:table-cell>
          <table:table-cell office:value-type="float" office:value="1.18964036862226" calcext:value-type="float">
            <text:p>1.18964036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235657217988886" calcext:value-type="float">
            <text:p>0.0235657218</text:p>
          </table:table-cell>
          <table:table-cell office:value-type="float" office:value="0.0277988411862353" calcext:value-type="float">
            <text:p>0.0277988412</text:p>
          </table:table-cell>
          <table:table-cell table:style-name="Default" office:value-type="float" office:value="0.000300436673450001" calcext:value-type="float">
            <text:p>0.0003004367</text:p>
          </table:table-cell>
          <table:table-cell office:value-type="float" office:value="5.15731732531756" calcext:value-type="float">
            <text:p>5.1573173253</text:p>
          </table:table-cell>
          <table:table-cell office:value-type="float" office:value="0.0610056523922781" calcext:value-type="float">
            <text:p>0.0610056524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227147784971035" calcext:value-type="float">
            <text:p>0.0227147785</text:p>
          </table:table-cell>
          <table:table-cell office:value-type="float" office:value="0.0294689303168553" calcext:value-type="float">
            <text:p>0.0294689303</text:p>
          </table:table-cell>
          <table:table-cell table:style-name="Default" office:value-type="float" office:value="0.000321592394140804" calcext:value-type="float">
            <text:p>0.0003215924</text:p>
          </table:table-cell>
          <table:table-cell office:value-type="float" office:value="5.56336124557337" calcext:value-type="float">
            <text:p>5.5633612456</text:p>
          </table:table-cell>
          <table:table-cell office:value-type="float" office:value="0.058941435848124" calcext:value-type="float">
            <text:p>0.0589414358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243560465938842" calcext:value-type="float">
            <text:p>0.0243560466</text:p>
          </table:table-cell>
          <table:table-cell office:value-type="float" office:value="0" calcext:value-type="float">
            <text:p>0</text:p>
          </table:table-cell>
          <table:table-cell office:value-type="float" office:value="0.0000462691360563" calcext:value-type="float">
            <text:p>4.63E-05</text:p>
          </table:table-cell>
          <table:table-cell office:value-type="float" office:value="3.92426881580608" calcext:value-type="float">
            <text:p>3.92426881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558525257246512" calcext:value-type="float">
            <text:p>0.0558525257</text:p>
          </table:table-cell>
          <table:table-cell office:value-type="float" office:value="0.0193625541742335" calcext:value-type="float">
            <text:p>0.0193625542</text:p>
          </table:table-cell>
          <table:table-cell table:style-name="Default" office:value-type="float" office:value="0.000218905546977148" calcext:value-type="float">
            <text:p>0.0002189055</text:p>
          </table:table-cell>
          <table:table-cell office:value-type="float" office:value="5.26852295676416" calcext:value-type="float">
            <text:p>5.2685229568</text:p>
          </table:table-cell>
          <table:table-cell office:value-type="float" office:value="0.0556864326336501" calcext:value-type="float">
            <text:p>0.0556864326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23263624886613" calcext:value-type="float">
            <text:p>0.0232636249</text:p>
          </table:table-cell>
          <table:table-cell office:value-type="float" office:value="0" calcext:value-type="float">
            <text:p>0</text:p>
          </table:table-cell>
          <table:table-cell office:value-type="float" office:value="0.0000385376180677374" calcext:value-type="float">
            <text:p>3.85E-05</text:p>
          </table:table-cell>
          <table:table-cell office:value-type="float" office:value="2.83210280095131" calcext:value-type="float">
            <text:p>2.832102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233284545220407" calcext:value-type="float">
            <text:p>0.0233284545</text:p>
          </table:table-cell>
          <table:table-cell office:value-type="float" office:value="0" calcext:value-type="float">
            <text:p>0</text:p>
          </table:table-cell>
          <table:table-cell office:value-type="float" office:value="0.0000388525525075808" calcext:value-type="float">
            <text:p>3.89E-05</text:p>
          </table:table-cell>
          <table:table-cell office:value-type="float" office:value="2.51308146253131" calcext:value-type="float">
            <text:p>2.5130814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239437549128768" calcext:value-type="float">
            <text:p>0.0239437549</text:p>
          </table:table-cell>
          <table:table-cell office:value-type="float" office:value="0" calcext:value-type="float">
            <text:p>0</text:p>
          </table:table-cell>
          <table:table-cell office:value-type="float" office:value="0.0000408288211814212" calcext:value-type="float">
            <text:p>4.08E-05</text:p>
          </table:table-cell>
          <table:table-cell office:value-type="float" office:value="5.30964980248516" calcext:value-type="float">
            <text:p>5.30964980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475005080861521" calcext:value-type="float">
            <text:p>0.0475005081</text:p>
          </table:table-cell>
          <table:table-cell office:value-type="float" office:value="0" calcext:value-type="float">
            <text:p>0</text:p>
          </table:table-cell>
          <table:table-cell office:value-type="float" office:value="0.0000817818908510487" calcext:value-type="float">
            <text:p>8.18E-05</text:p>
          </table:table-cell>
          <table:table-cell office:value-type="float" office:value="3.4331690361466" calcext:value-type="float">
            <text:p>3.43316903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350428145324823" calcext:value-type="float">
            <text:p>0.0350428145</text:p>
          </table:table-cell>
          <table:table-cell office:value-type="float" office:value="0.0122669020483698" calcext:value-type="float">
            <text:p>0.012266902</text:p>
          </table:table-cell>
          <table:table-cell table:style-name="Default" office:value-type="float" office:value="0.000136262173671857" calcext:value-type="float">
            <text:p>0.0001362622</text:p>
          </table:table-cell>
          <table:table-cell office:value-type="float" office:value="2.41492608661253" calcext:value-type="float">
            <text:p>2.4149260866</text:p>
          </table:table-cell>
          <table:table-cell office:value-type="float" office:value="0.0502613431093779" calcext:value-type="float">
            <text:p>0.0502613431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234157407122494" calcext:value-type="float">
            <text:p>0.0234157407</text:p>
          </table:table-cell>
          <table:table-cell office:value-type="float" office:value="0.0283911841135737" calcext:value-type="float">
            <text:p>0.0283911841</text:p>
          </table:table-cell>
          <table:table-cell table:style-name="Default" office:value-type="float" office:value="0.000307691359738951" calcext:value-type="float">
            <text:p>0.0003076914</text:p>
          </table:table-cell>
          <table:table-cell office:value-type="float" office:value="5.51758457559183" calcext:value-type="float">
            <text:p>5.5175845756</text:p>
          </table:table-cell>
          <table:table-cell office:value-type="float" office:value="0.0616000951295394" calcext:value-type="float">
            <text:p>0.0616000951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231443627658212" calcext:value-type="float">
            <text:p>0.0231443628</text:p>
          </table:table-cell>
          <table:table-cell office:value-type="float" office:value="0" calcext:value-type="float">
            <text:p>0</text:p>
          </table:table-cell>
          <table:table-cell office:value-type="float" office:value="0.000036237124108214" calcext:value-type="float">
            <text:p>3.62E-05</text:p>
          </table:table-cell>
          <table:table-cell office:value-type="float" office:value="5.15858296026316" calcext:value-type="float">
            <text:p>5.15858296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233764887212024" calcext:value-type="float">
            <text:p>0.0233764887</text:p>
          </table:table-cell>
          <table:table-cell office:value-type="float" office:value="0" calcext:value-type="float">
            <text:p>0</text:p>
          </table:table-cell>
          <table:table-cell office:value-type="float" office:value="0.0000358795934630989" calcext:value-type="float">
            <text:p>3.59E-05</text:p>
          </table:table-cell>
          <table:table-cell office:value-type="float" office:value="5.03286849098549" calcext:value-type="float">
            <text:p>5.032868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401990739202026" calcext:value-type="float">
            <text:p>0.0401990739</text:p>
          </table:table-cell>
          <table:table-cell office:value-type="float" office:value="0" calcext:value-type="float">
            <text:p>0</text:p>
          </table:table-cell>
          <table:table-cell office:value-type="float" office:value="0.0000673274099613604" calcext:value-type="float">
            <text:p>6.73E-05</text:p>
          </table:table-cell>
          <table:table-cell office:value-type="float" office:value="4.39829287042642" calcext:value-type="float">
            <text:p>4.3982928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380714262945375" calcext:value-type="float">
            <text:p>0.0380714263</text:p>
          </table:table-cell>
          <table:table-cell office:value-type="float" office:value="0.0160495595572599" calcext:value-type="float">
            <text:p>0.0160495596</text:p>
          </table:table-cell>
          <table:table-cell table:style-name="Default" office:value-type="float" office:value="0.000168162859566706" calcext:value-type="float">
            <text:p>0.0001681629</text:p>
          </table:table-cell>
          <table:table-cell office:value-type="float" office:value="5.73223970241117" calcext:value-type="float">
            <text:p>5.7322397024</text:p>
          </table:table-cell>
          <table:table-cell office:value-type="float" office:value="0.0496889092874813" calcext:value-type="float">
            <text:p>0.0496889093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242199202462352" calcext:value-type="float">
            <text:p>0.0242199202</text:p>
          </table:table-cell>
          <table:table-cell office:value-type="float" office:value="0" calcext:value-type="float">
            <text:p>0</text:p>
          </table:table-cell>
          <table:table-cell office:value-type="float" office:value="0.0000474664325923393" calcext:value-type="float">
            <text:p>4.75E-05</text:p>
          </table:table-cell>
          <table:table-cell office:value-type="float" office:value="5.24487129867898" calcext:value-type="float">
            <text:p>5.2448712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232774385897218" calcext:value-type="float">
            <text:p>0.0232774386</text:p>
          </table:table-cell>
          <table:table-cell office:value-type="float" office:value="0" calcext:value-type="float">
            <text:p>0</text:p>
          </table:table-cell>
          <table:table-cell office:value-type="float" office:value="0.0000390099418078609" calcext:value-type="float">
            <text:p>3.90E-05</text:p>
          </table:table-cell>
          <table:table-cell office:value-type="float" office:value="5.32707286475656" calcext:value-type="float">
            <text:p>5.3270728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392106297557392" calcext:value-type="float">
            <text:p>0.0392106298</text:p>
          </table:table-cell>
          <table:table-cell office:value-type="float" office:value="0.0037229214898439" calcext:value-type="float">
            <text:p>0.0037229215</text:p>
          </table:table-cell>
          <table:table-cell office:value-type="float" office:value="0.0000459859695543969" calcext:value-type="float">
            <text:p>4.60E-05</text:p>
          </table:table-cell>
          <table:table-cell office:value-type="float" office:value="8.38754064098547" calcext:value-type="float">
            <text:p>8.387540641</text:p>
          </table:table-cell>
          <table:table-cell office:value-type="float" office:value="0.0238070869228931" calcext:value-type="float">
            <text:p>0.0238070869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246332291976885" calcext:value-type="float">
            <text:p>0.0246332292</text:p>
          </table:table-cell>
          <table:table-cell office:value-type="float" office:value="0" calcext:value-type="float">
            <text:p>0</text:p>
          </table:table-cell>
          <table:table-cell office:value-type="float" office:value="0.0000464113364513081" calcext:value-type="float">
            <text:p>4.64E-05</text:p>
          </table:table-cell>
          <table:table-cell office:value-type="float" office:value="4.72136798411989" calcext:value-type="float">
            <text:p>4.7213679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236344156778881" calcext:value-type="float">
            <text:p>0.0236344157</text:p>
          </table:table-cell>
          <table:table-cell office:value-type="float" office:value="0" calcext:value-type="float">
            <text:p>0</text:p>
          </table:table-cell>
          <table:table-cell office:value-type="float" office:value="0.0000330301349772845" calcext:value-type="float">
            <text:p>3.30E-05</text:p>
          </table:table-cell>
          <table:table-cell office:value-type="float" office:value="5.42064272549757" calcext:value-type="float">
            <text:p>5.4206427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240996139668518" calcext:value-type="float">
            <text:p>0.024099614</text:p>
          </table:table-cell>
          <table:table-cell office:value-type="float" office:value="0" calcext:value-type="float">
            <text:p>0</text:p>
          </table:table-cell>
          <table:table-cell office:value-type="float" office:value="0.0000434196776230428" calcext:value-type="float">
            <text:p>4.34E-05</text:p>
          </table:table-cell>
          <table:table-cell office:value-type="float" office:value="4.57491598103844" calcext:value-type="float">
            <text:p>4.5749159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519923445809974" calcext:value-type="float">
            <text:p>0.0519923446</text:p>
          </table:table-cell>
          <table:table-cell office:value-type="float" office:value="0" calcext:value-type="float">
            <text:p>0</text:p>
          </table:table-cell>
          <table:table-cell office:value-type="float" office:value="0.0000719097252027351" calcext:value-type="float">
            <text:p>7.19E-05</text:p>
          </table:table-cell>
          <table:table-cell office:value-type="float" office:value="4.06880845115352" calcext:value-type="float">
            <text:p>4.0688084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236002519226131" calcext:value-type="float">
            <text:p>0.0236002519</text:p>
          </table:table-cell>
          <table:table-cell office:value-type="float" office:value="0.0283642290374262" calcext:value-type="float">
            <text:p>0.028364229</text:p>
          </table:table-cell>
          <table:table-cell table:style-name="Default" office:value-type="float" office:value="0.000301409142102925" calcext:value-type="float">
            <text:p>0.0003014091</text:p>
          </table:table-cell>
          <table:table-cell office:value-type="float" office:value="5.4676732450783" calcext:value-type="float">
            <text:p>5.4676732451</text:p>
          </table:table-cell>
          <table:table-cell office:value-type="float" office:value="0.0580039418539909" calcext:value-type="float">
            <text:p>0.0580039419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228291857333491" calcext:value-type="float">
            <text:p>0.0228291857</text:p>
          </table:table-cell>
          <table:table-cell office:value-type="float" office:value="0.0261048566412161" calcext:value-type="float">
            <text:p>0.0261048566</text:p>
          </table:table-cell>
          <table:table-cell table:style-name="Default" office:value-type="float" office:value="0.000281409140946981" calcext:value-type="float">
            <text:p>0.0002814091</text:p>
          </table:table-cell>
          <table:table-cell office:value-type="float" office:value="5.48543282919953" calcext:value-type="float">
            <text:p>5.4854328292</text:p>
          </table:table-cell>
          <table:table-cell office:value-type="float" office:value="0.059688720363076" calcext:value-type="float">
            <text:p>0.0596887204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253793912836066" calcext:value-type="float">
            <text:p>0.0253793913</text:p>
          </table:table-cell>
          <table:table-cell office:value-type="float" office:value="0.0216490748372113" calcext:value-type="float">
            <text:p>0.0216490748</text:p>
          </table:table-cell>
          <table:table-cell table:style-name="Default" office:value-type="float" office:value="0.000232060310127147" calcext:value-type="float">
            <text:p>0.0002320603</text:p>
          </table:table-cell>
          <table:table-cell office:value-type="float" office:value="5.66397642151316" calcext:value-type="float">
            <text:p>5.6639764215</text:p>
          </table:table-cell>
          <table:table-cell office:value-type="float" office:value="0.0566854353314053" calcext:value-type="float">
            <text:p>0.0566854353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236975223862625" calcext:value-type="float">
            <text:p>0.0236975224</text:p>
          </table:table-cell>
          <table:table-cell office:value-type="float" office:value="0" calcext:value-type="float">
            <text:p>0</text:p>
          </table:table-cell>
          <table:table-cell office:value-type="float" office:value="0.0000389240342862881" calcext:value-type="float">
            <text:p>3.89E-05</text:p>
          </table:table-cell>
          <table:table-cell office:value-type="float" office:value="4.746875446991" calcext:value-type="float">
            <text:p>4.746875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4643172264833" calcext:value-type="float">
            <text:p>0.0464317226</text:p>
          </table:table-cell>
          <table:table-cell office:value-type="float" office:value="0" calcext:value-type="float">
            <text:p>0</text:p>
          </table:table-cell>
          <table:table-cell office:value-type="float" office:value="0.0000677564352481414" calcext:value-type="float">
            <text:p>6.78E-05</text:p>
          </table:table-cell>
          <table:table-cell office:value-type="float" office:value="4.60540202375783" calcext:value-type="float">
            <text:p>4.60540202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235401848207332" calcext:value-type="float">
            <text:p>0.0235401848</text:p>
          </table:table-cell>
          <table:table-cell office:value-type="float" office:value="0.0273852840289036" calcext:value-type="float">
            <text:p>0.027385284</text:p>
          </table:table-cell>
          <table:table-cell table:style-name="Default" office:value-type="float" office:value="0.000296005296122575" calcext:value-type="float">
            <text:p>0.0002960053</text:p>
          </table:table-cell>
          <table:table-cell office:value-type="float" office:value="5.45757672369237" calcext:value-type="float">
            <text:p>5.4575767237</text:p>
          </table:table-cell>
          <table:table-cell office:value-type="float" office:value="0.0610605212155385" calcext:value-type="float">
            <text:p>0.0610605212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344593115339396" calcext:value-type="float">
            <text:p>0.0344593115</text:p>
          </table:table-cell>
          <table:table-cell office:value-type="float" office:value="0" calcext:value-type="float">
            <text:p>0</text:p>
          </table:table-cell>
          <table:table-cell office:value-type="float" office:value="0.0000405061372434217" calcext:value-type="float">
            <text:p>4.05E-05</text:p>
          </table:table-cell>
          <table:table-cell office:value-type="float" office:value="1.23785987115908" calcext:value-type="float">
            <text:p>1.2378598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337748180827245" calcext:value-type="float">
            <text:p>0.0337748181</text:p>
          </table:table-cell>
          <table:table-cell office:value-type="float" office:value="0.0149346915432738" calcext:value-type="float">
            <text:p>0.0149346915</text:p>
          </table:table-cell>
          <table:table-cell table:style-name="Default" office:value-type="float" office:value="0.000163359414952813" calcext:value-type="float">
            <text:p>0.0001633594</text:p>
          </table:table-cell>
          <table:table-cell office:value-type="float" office:value="6.55725218009212" calcext:value-type="float">
            <text:p>6.5572521801</text:p>
          </table:table-cell>
          <table:table-cell office:value-type="float" office:value="0.0513447632619149" calcext:value-type="float">
            <text:p>0.0513447633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244653666372889" calcext:value-type="float">
            <text:p>0.0244653666</text:p>
          </table:table-cell>
          <table:table-cell office:value-type="float" office:value="0" calcext:value-type="float">
            <text:p>0</text:p>
          </table:table-cell>
          <table:table-cell office:value-type="float" office:value="0.0000478819519023992" calcext:value-type="float">
            <text:p>4.79E-05</text:p>
          </table:table-cell>
          <table:table-cell office:value-type="float" office:value="4.52236192036559" calcext:value-type="float">
            <text:p>4.52236192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324132302936701" calcext:value-type="float">
            <text:p>0.0324132303</text:p>
          </table:table-cell>
          <table:table-cell office:value-type="float" office:value="0.016283497507278" calcext:value-type="float">
            <text:p>0.0162834975</text:p>
          </table:table-cell>
          <table:table-cell table:style-name="Default" office:value-type="float" office:value="0.000171776315648138" calcext:value-type="float">
            <text:p>0.0001717763</text:p>
          </table:table-cell>
          <table:table-cell office:value-type="float" office:value="6.0142558313751" calcext:value-type="float">
            <text:p>6.0142558314</text:p>
          </table:table-cell>
          <table:table-cell office:value-type="float" office:value="0.0526310545742374" calcext:value-type="float">
            <text:p>0.0526310546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229957891210811" calcext:value-type="float">
            <text:p>0.0229957891</text:p>
          </table:table-cell>
          <table:table-cell office:value-type="float" office:value="0" calcext:value-type="float">
            <text:p>0</text:p>
          </table:table-cell>
          <table:table-cell office:value-type="float" office:value="0.0000365679973911159" calcext:value-type="float">
            <text:p>3.66E-05</text:p>
          </table:table-cell>
          <table:table-cell office:value-type="float" office:value="4.78819955036447" calcext:value-type="float">
            <text:p>4.7881995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248957381718767" calcext:value-type="float">
            <text:p>0.0248957382</text:p>
          </table:table-cell>
          <table:table-cell office:value-type="float" office:value="0.00475450081180016" calcext:value-type="float">
            <text:p>0.0047545008</text:p>
          </table:table-cell>
          <table:table-cell office:value-type="float" office:value="0.0000474399867183422" calcext:value-type="float">
            <text:p>4.74E-05</text:p>
          </table:table-cell>
          <table:table-cell office:value-type="float" office:value="6.05964504424789" calcext:value-type="float">
            <text:p>6.0596450442</text:p>
          </table:table-cell>
          <table:table-cell office:value-type="float" office:value="0.0260213927216928" calcext:value-type="float">
            <text:p>0.0260213927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231510512201405" calcext:value-type="float">
            <text:p>0.0231510512</text:p>
          </table:table-cell>
          <table:table-cell office:value-type="float" office:value="0" calcext:value-type="float">
            <text:p>0</text:p>
          </table:table-cell>
          <table:table-cell office:value-type="float" office:value="0.0000379229757958198" calcext:value-type="float">
            <text:p>3.79E-05</text:p>
          </table:table-cell>
          <table:table-cell office:value-type="float" office:value="3.64326962154734" calcext:value-type="float">
            <text:p>3.64326962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234272538710044" calcext:value-type="float">
            <text:p>0.0234272539</text:p>
          </table:table-cell>
          <table:table-cell office:value-type="float" office:value="0" calcext:value-type="float">
            <text:p>0</text:p>
          </table:table-cell>
          <table:table-cell office:value-type="float" office:value="0.0000395357238711537" calcext:value-type="float">
            <text:p>3.95E-05</text:p>
          </table:table-cell>
          <table:table-cell office:value-type="float" office:value="4.79281349660614" calcext:value-type="float">
            <text:p>4.7928134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23814565418956" calcext:value-type="float">
            <text:p>0.0238145654</text:p>
          </table:table-cell>
          <table:table-cell office:value-type="float" office:value="0" calcext:value-type="float">
            <text:p>0</text:p>
          </table:table-cell>
          <table:table-cell office:value-type="float" office:value="0.0000421919436027529" calcext:value-type="float">
            <text:p>4.22E-05</text:p>
          </table:table-cell>
          <table:table-cell office:value-type="float" office:value="2.74241702474425" calcext:value-type="float">
            <text:p>2.7424170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259294586623129" calcext:value-type="float">
            <text:p>0.0259294587</text:p>
          </table:table-cell>
          <table:table-cell office:value-type="float" office:value="0" calcext:value-type="float">
            <text:p>0</text:p>
          </table:table-cell>
          <table:table-cell office:value-type="float" office:value="0.0000483398542647866" calcext:value-type="float">
            <text:p>4.83E-05</text:p>
          </table:table-cell>
          <table:table-cell office:value-type="float" office:value="2.51529120578413" calcext:value-type="float">
            <text:p>2.5152912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269414779042319" calcext:value-type="float">
            <text:p>0.0269414779</text:p>
          </table:table-cell>
          <table:table-cell office:value-type="float" office:value="0.0233770121629529" calcext:value-type="float">
            <text:p>0.0233770122</text:p>
          </table:table-cell>
          <table:table-cell table:style-name="Default" office:value-type="float" office:value="0.000250952645925149" calcext:value-type="float">
            <text:p>0.0002509526</text:p>
          </table:table-cell>
          <table:table-cell office:value-type="float" office:value="5.46209776216735" calcext:value-type="float">
            <text:p>5.4620977622</text:p>
          </table:table-cell>
          <table:table-cell office:value-type="float" office:value="0.0582202851425743" calcext:value-type="float">
            <text:p>0.0582202851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305540590438987" calcext:value-type="float">
            <text:p>0.030554059</text:p>
          </table:table-cell>
          <table:table-cell office:value-type="float" office:value="0" calcext:value-type="float">
            <text:p>0</text:p>
          </table:table-cell>
          <table:table-cell office:value-type="float" office:value="0.0000272950760653941" calcext:value-type="float">
            <text:p>2.73E-05</text:p>
          </table:table-cell>
          <table:table-cell office:value-type="float" office:value="3.62204293569575" calcext:value-type="float">
            <text:p>3.62204293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242666277983878" calcext:value-type="float">
            <text:p>0.0242666278</text:p>
          </table:table-cell>
          <table:table-cell office:value-type="float" office:value="0" calcext:value-type="float">
            <text:p>0</text:p>
          </table:table-cell>
          <table:table-cell office:value-type="float" office:value="0.0000467337622229572" calcext:value-type="float">
            <text:p>4.67E-05</text:p>
          </table:table-cell>
          <table:table-cell office:value-type="float" office:value="3.23250536486704" calcext:value-type="float">
            <text:p>3.2325053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28652111633268" calcext:value-type="float">
            <text:p>0.0286521116</text:p>
          </table:table-cell>
          <table:table-cell office:value-type="float" office:value="0.0204100755142105" calcext:value-type="float">
            <text:p>0.0204100755</text:p>
          </table:table-cell>
          <table:table-cell table:style-name="Default" office:value-type="float" office:value="0.00022229145058718" calcext:value-type="float">
            <text:p>0.0002222915</text:p>
          </table:table-cell>
          <table:table-cell office:value-type="float" office:value="5.37041698981355" calcext:value-type="float">
            <text:p>5.3704169898</text:p>
          </table:table-cell>
          <table:table-cell office:value-type="float" office:value="0.0572026023303992" calcext:value-type="float">
            <text:p>0.0572026023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238915640054415" calcext:value-type="float">
            <text:p>0.023891564</text:p>
          </table:table-cell>
          <table:table-cell office:value-type="float" office:value="0.0268920649826377" calcext:value-type="float">
            <text:p>0.026892065</text:p>
          </table:table-cell>
          <table:table-cell table:style-name="Default" office:value-type="float" office:value="0.000284855451016959" calcext:value-type="float">
            <text:p>0.0002848555</text:p>
          </table:table-cell>
          <table:table-cell office:value-type="float" office:value="5.80352090850698" calcext:value-type="float">
            <text:p>5.8035209085</text:p>
          </table:table-cell>
          <table:table-cell office:value-type="float" office:value="0.0568894274536488" calcext:value-type="float">
            <text:p>0.0568894275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243619980112943" calcext:value-type="float">
            <text:p>0.024361998</text:p>
          </table:table-cell>
          <table:table-cell office:value-type="float" office:value="0" calcext:value-type="float">
            <text:p>0</text:p>
          </table:table-cell>
          <table:table-cell office:value-type="float" office:value="0.0000462276014922379" calcext:value-type="float">
            <text:p>4.62E-05</text:p>
          </table:table-cell>
          <table:table-cell office:value-type="float" office:value="5.01629259632171" calcext:value-type="float">
            <text:p>5.0162925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382520317460633" calcext:value-type="float">
            <text:p>0.0382520317</text:p>
          </table:table-cell>
          <table:table-cell office:value-type="float" office:value="0.00906945852717446" calcext:value-type="float">
            <text:p>0.0090694585</text:p>
          </table:table-cell>
          <table:table-cell office:value-type="float" office:value="0.0000843243434526507" calcext:value-type="float">
            <text:p>8.43E-05</text:p>
          </table:table-cell>
          <table:table-cell office:value-type="float" office:value="5.49845200720201" calcext:value-type="float">
            <text:p>5.4984520072</text:p>
          </table:table-cell>
          <table:table-cell office:value-type="float" office:value="0.040954888645803" calcext:value-type="float">
            <text:p>0.0409548886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263252689879062" calcext:value-type="float">
            <text:p>0.026325269</text:p>
          </table:table-cell>
          <table:table-cell office:value-type="float" office:value="0" calcext:value-type="float">
            <text:p>0</text:p>
          </table:table-cell>
          <table:table-cell office:value-type="float" office:value="0.0000234511434071935" calcext:value-type="float">
            <text:p>2.35E-05</text:p>
          </table:table-cell>
          <table:table-cell office:value-type="float" office:value="3.90861321403452" calcext:value-type="float">
            <text:p>3.9086132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219099596621984" calcext:value-type="float">
            <text:p>0.0219099597</text:p>
          </table:table-cell>
          <table:table-cell office:value-type="float" office:value="0.0247443781956703" calcext:value-type="float">
            <text:p>0.0247443782</text:p>
          </table:table-cell>
          <table:table-cell table:style-name="Default" office:value-type="float" office:value="0.000265116044209556" calcext:value-type="float">
            <text:p>0.000265116</text:p>
          </table:table-cell>
          <table:table-cell office:value-type="float" office:value="5.51350774572561" calcext:value-type="float">
            <text:p>5.5135077457</text:p>
          </table:table-cell>
          <table:table-cell office:value-type="float" office:value="0.0588889163623289" calcext:value-type="float">
            <text:p>0.0588889164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223456004829801" calcext:value-type="float">
            <text:p>0.0223456005</text:p>
          </table:table-cell>
          <table:table-cell office:value-type="float" office:value="0.0256544108855397" calcext:value-type="float">
            <text:p>0.0256544109</text:p>
          </table:table-cell>
          <table:table-cell table:style-name="Default" office:value-type="float" office:value="0.000275996302655363" calcext:value-type="float">
            <text:p>0.0002759963</text:p>
          </table:table-cell>
          <table:table-cell office:value-type="float" office:value="5.45579669995259" calcext:value-type="float">
            <text:p>5.4557967</text:p>
          </table:table-cell>
          <table:table-cell office:value-type="float" office:value="0.0594013991650894" calcext:value-type="float">
            <text:p>0.0594013992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243874464229463" calcext:value-type="float">
            <text:p>0.0243874464</text:p>
          </table:table-cell>
          <table:table-cell office:value-type="float" office:value="0" calcext:value-type="float">
            <text:p>0</text:p>
          </table:table-cell>
          <table:table-cell office:value-type="float" office:value="0.00004490577493634" calcext:value-type="float">
            <text:p>4.49E-05</text:p>
          </table:table-cell>
          <table:table-cell office:value-type="float" office:value="3.71543715320191" calcext:value-type="float">
            <text:p>3.7154371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231659358572577" calcext:value-type="float">
            <text:p>0.0231659359</text:p>
          </table:table-cell>
          <table:table-cell office:value-type="float" office:value="0" calcext:value-type="float">
            <text:p>0</text:p>
          </table:table-cell>
          <table:table-cell office:value-type="float" office:value="0.0000387444612081749" calcext:value-type="float">
            <text:p>3.87E-05</text:p>
          </table:table-cell>
          <table:table-cell office:value-type="float" office:value="4.456910198365" calcext:value-type="float">
            <text:p>4.4569101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237348037813713" calcext:value-type="float">
            <text:p>0.0237348038</text:p>
          </table:table-cell>
          <table:table-cell office:value-type="float" office:value="0" calcext:value-type="float">
            <text:p>0</text:p>
          </table:table-cell>
          <table:table-cell office:value-type="float" office:value="0.0000495369922989098" calcext:value-type="float">
            <text:p>4.95E-05</text:p>
          </table:table-cell>
          <table:table-cell office:value-type="float" office:value="3.33386016000753" calcext:value-type="float">
            <text:p>3.3338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282465422079027" calcext:value-type="float">
            <text:p>0.0282465422</text:p>
          </table:table-cell>
          <table:table-cell office:value-type="float" office:value="0" calcext:value-type="float">
            <text:p>0</text:p>
          </table:table-cell>
          <table:table-cell office:value-type="float" office:value="0.0000488091625814128" calcext:value-type="float">
            <text:p>4.88E-05</text:p>
          </table:table-cell>
          <table:table-cell office:value-type="float" office:value="4.88134474306945" calcext:value-type="float">
            <text:p>4.8813447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245733106170405" calcext:value-type="float">
            <text:p>0.0245733106</text:p>
          </table:table-cell>
          <table:table-cell office:value-type="float" office:value="0" calcext:value-type="float">
            <text:p>0</text:p>
          </table:table-cell>
          <table:table-cell office:value-type="float" office:value="0.0000475321887517856" calcext:value-type="float">
            <text:p>4.75E-05</text:p>
          </table:table-cell>
          <table:table-cell office:value-type="float" office:value="5.22944115089612" calcext:value-type="float">
            <text:p>5.22944115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21508770462965" calcext:value-type="float">
            <text:p>0.0215087705</text:p>
          </table:table-cell>
          <table:table-cell office:value-type="float" office:value="0.0248376159817297" calcext:value-type="float">
            <text:p>0.024837616</text:p>
          </table:table-cell>
          <table:table-cell table:style-name="Default" office:value-type="float" office:value="0.000265784203882156" calcext:value-type="float">
            <text:p>0.0002657842</text:p>
          </table:table-cell>
          <table:table-cell office:value-type="float" office:value="5.52809481309772" calcext:value-type="float">
            <text:p>5.5280948131</text:p>
          </table:table-cell>
          <table:table-cell office:value-type="float" office:value="0.0587518344623801" calcext:value-type="float">
            <text:p>0.0587518345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31892399576909" calcext:value-type="float">
            <text:p>0.0318923996</text:p>
          </table:table-cell>
          <table:table-cell office:value-type="float" office:value="0.0158484448435346" calcext:value-type="float">
            <text:p>0.0158484448</text:p>
          </table:table-cell>
          <table:table-cell table:style-name="Default" office:value-type="float" office:value="0.000162578586658831" calcext:value-type="float">
            <text:p>0.0001625786</text:p>
          </table:table-cell>
          <table:table-cell office:value-type="float" office:value="5.33511925645288" calcext:value-type="float">
            <text:p>5.3351192565</text:p>
          </table:table-cell>
          <table:table-cell office:value-type="float" office:value="0.0495917006762703" calcext:value-type="float">
            <text:p>0.0495917007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26069389292773" calcext:value-type="float">
            <text:p>0.0260693893</text:p>
          </table:table-cell>
          <table:table-cell office:value-type="float" office:value="0" calcext:value-type="float">
            <text:p>0</text:p>
          </table:table-cell>
          <table:table-cell office:value-type="float" office:value="0.000046097843869383" calcext:value-type="float">
            <text:p>4.61E-05</text:p>
          </table:table-cell>
          <table:table-cell office:value-type="float" office:value="4.01410231947435" calcext:value-type="float">
            <text:p>4.01410231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227665333357205" calcext:value-type="float">
            <text:p>0.0227665333</text:p>
          </table:table-cell>
          <table:table-cell office:value-type="float" office:value="0.0258263328437502" calcext:value-type="float">
            <text:p>0.0258263328</text:p>
          </table:table-cell>
          <table:table-cell table:style-name="Default" office:value-type="float" office:value="0.000278042194356708" calcext:value-type="float">
            <text:p>0.0002780422</text:p>
          </table:table-cell>
          <table:table-cell office:value-type="float" office:value="5.67640148057302" calcext:value-type="float">
            <text:p>5.6764014806</text:p>
          </table:table-cell>
          <table:table-cell office:value-type="float" office:value="0.0596400396126566" calcext:value-type="float">
            <text:p>0.0596400396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373310253765964" calcext:value-type="float">
            <text:p>0.0373310254</text:p>
          </table:table-cell>
          <table:table-cell office:value-type="float" office:value="0" calcext:value-type="float">
            <text:p>0</text:p>
          </table:table-cell>
          <table:table-cell office:value-type="float" office:value="0.0000902369748323323" calcext:value-type="float">
            <text:p>9.02E-05</text:p>
          </table:table-cell>
          <table:table-cell office:value-type="float" office:value="3.70649882930577" calcext:value-type="float">
            <text:p>3.7064988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226166794193169" calcext:value-type="float">
            <text:p>0.0226166794</text:p>
          </table:table-cell>
          <table:table-cell office:value-type="float" office:value="0.0256775095953673" calcext:value-type="float">
            <text:p>0.0256775096</text:p>
          </table:table-cell>
          <table:table-cell table:style-name="Default" office:value-type="float" office:value="0.00027644771649579" calcext:value-type="float">
            <text:p>0.0002764477</text:p>
          </table:table-cell>
          <table:table-cell office:value-type="float" office:value="5.50268192051059" calcext:value-type="float">
            <text:p>5.5026819205</text:p>
          </table:table-cell>
          <table:table-cell office:value-type="float" office:value="0.0594540929674793" calcext:value-type="float">
            <text:p>0.059454093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256778592658073" calcext:value-type="float">
            <text:p>0.0256778593</text:p>
          </table:table-cell>
          <table:table-cell office:value-type="float" office:value="0.0222537108387411" calcext:value-type="float">
            <text:p>0.0222537108</text:p>
          </table:table-cell>
          <table:table-cell table:style-name="Default" office:value-type="float" office:value="0.000238799460089835" calcext:value-type="float">
            <text:p>0.0002387995</text:p>
          </table:table-cell>
          <table:table-cell office:value-type="float" office:value="5.55009849931381" calcext:value-type="float">
            <text:p>5.5500984993</text:p>
          </table:table-cell>
          <table:table-cell office:value-type="float" office:value="0.0572230700001253" calcext:value-type="float">
            <text:p>0.05722307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529805268690571" calcext:value-type="float">
            <text:p>0.0529805269</text:p>
          </table:table-cell>
          <table:table-cell office:value-type="float" office:value="0" calcext:value-type="float">
            <text:p>0</text:p>
          </table:table-cell>
          <table:table-cell office:value-type="float" office:value="0.0000787004896187149" calcext:value-type="float">
            <text:p>7.87E-05</text:p>
          </table:table-cell>
          <table:table-cell office:value-type="float" office:value="4.3143251269235" calcext:value-type="float">
            <text:p>4.3143251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234849974004534" calcext:value-type="float">
            <text:p>0.0234849974</text:p>
          </table:table-cell>
          <table:table-cell office:value-type="float" office:value="0.0274236051117229" calcext:value-type="float">
            <text:p>0.0274236051</text:p>
          </table:table-cell>
          <table:table-cell table:style-name="Default" office:value-type="float" office:value="0.000296341118476289" calcext:value-type="float">
            <text:p>0.0002963411</text:p>
          </table:table-cell>
          <table:table-cell office:value-type="float" office:value="5.47378588745662" calcext:value-type="float">
            <text:p>5.4737858875</text:p>
          </table:table-cell>
          <table:table-cell office:value-type="float" office:value="0.0607860476356001" calcext:value-type="float">
            <text:p>0.0607860476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51130121687606" calcext:value-type="float">
            <text:p>0.0511301217</text:p>
          </table:table-cell>
          <table:table-cell office:value-type="float" office:value="0" calcext:value-type="float">
            <text:p>0</text:p>
          </table:table-cell>
          <table:table-cell office:value-type="float" office:value="0.000070194155553668" calcext:value-type="float">
            <text:p>7.02E-05</text:p>
          </table:table-cell>
          <table:table-cell office:value-type="float" office:value="3.02054353099529" calcext:value-type="float">
            <text:p>3.020543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378742019856931" calcext:value-type="float">
            <text:p>0.037874202</text:p>
          </table:table-cell>
          <table:table-cell office:value-type="float" office:value="0" calcext:value-type="float">
            <text:p>0</text:p>
          </table:table-cell>
          <table:table-cell office:value-type="float" office:value="0.0000659098380620446" calcext:value-type="float">
            <text:p>6.59E-05</text:p>
          </table:table-cell>
          <table:table-cell office:value-type="float" office:value="5.16603671189924" calcext:value-type="float">
            <text:p>5.1660367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234757595494612" calcext:value-type="float">
            <text:p>0.0234757595</text:p>
          </table:table-cell>
          <table:table-cell office:value-type="float" office:value="0.0281291065158362" calcext:value-type="float">
            <text:p>0.0281291065</text:p>
          </table:table-cell>
          <table:table-cell table:style-name="Default" office:value-type="float" office:value="0.000304229585198883" calcext:value-type="float">
            <text:p>0.0003042296</text:p>
          </table:table-cell>
          <table:table-cell office:value-type="float" office:value="5.48970757777815" calcext:value-type="float">
            <text:p>5.4897075778</text:p>
          </table:table-cell>
          <table:table-cell office:value-type="float" office:value="0.0614233944415565" calcext:value-type="float">
            <text:p>0.0614233944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234519546629486" calcext:value-type="float">
            <text:p>0.0234519547</text:p>
          </table:table-cell>
          <table:table-cell office:value-type="float" office:value="0.0270318436026223" calcext:value-type="float">
            <text:p>0.0270318436</text:p>
          </table:table-cell>
          <table:table-cell table:style-name="Default" office:value-type="float" office:value="0.000286327195154436" calcext:value-type="float">
            <text:p>0.0002863272</text:p>
          </table:table-cell>
          <table:table-cell office:value-type="float" office:value="5.4103147438191" calcext:value-type="float">
            <text:p>5.4103147438</text:p>
          </table:table-cell>
          <table:table-cell office:value-type="float" office:value="0.0572035106454923" calcext:value-type="float">
            <text:p>0.0572035106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221658057570961" calcext:value-type="float">
            <text:p>0.0221658058</text:p>
          </table:table-cell>
          <table:table-cell office:value-type="float" office:value="0.0230963700151978" calcext:value-type="float">
            <text:p>0.02309637</text:p>
          </table:table-cell>
          <table:table-cell table:style-name="Default" office:value-type="float" office:value="0.000234799759733282" calcext:value-type="float">
            <text:p>0.0002347998</text:p>
          </table:table-cell>
          <table:table-cell office:value-type="float" office:value="5.48434628296667" calcext:value-type="float">
            <text:p>5.484346283</text:p>
          </table:table-cell>
          <table:table-cell office:value-type="float" office:value="0.0542615652536463" calcext:value-type="float">
            <text:p>0.0542615653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626131399171058" calcext:value-type="float">
            <text:p>0.0626131399</text:p>
          </table:table-cell>
          <table:table-cell office:value-type="float" office:value="0" calcext:value-type="float">
            <text:p>0</text:p>
          </table:table-cell>
          <table:table-cell office:value-type="float" office:value="0.0000995525512697139" calcext:value-type="float">
            <text:p>9.96E-05</text:p>
          </table:table-cell>
          <table:table-cell office:value-type="float" office:value="3.18567480911606" calcext:value-type="float">
            <text:p>3.18567480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22394545995725" calcext:value-type="float">
            <text:p>0.022394546</text:p>
          </table:table-cell>
          <table:table-cell office:value-type="float" office:value="0.0255204716066201" calcext:value-type="float">
            <text:p>0.0255204716</text:p>
          </table:table-cell>
          <table:table-cell table:style-name="Default" office:value-type="float" office:value="0.000268474048373719" calcext:value-type="float">
            <text:p>0.000268474</text:p>
          </table:table-cell>
          <table:table-cell office:value-type="float" office:value="5.19023373416048" calcext:value-type="float">
            <text:p>5.1902337342</text:p>
          </table:table-cell>
          <table:table-cell office:value-type="float" office:value="0.0559045325437104" calcext:value-type="float">
            <text:p>0.0559045325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218294298682329" calcext:value-type="float">
            <text:p>0.0218294299</text:p>
          </table:table-cell>
          <table:table-cell office:value-type="float" office:value="0.0249838932595997" calcext:value-type="float">
            <text:p>0.0249838933</text:p>
          </table:table-cell>
          <table:table-cell table:style-name="Default" office:value-type="float" office:value="0.000267950052216603" calcext:value-type="float">
            <text:p>0.0002679501</text:p>
          </table:table-cell>
          <table:table-cell office:value-type="float" office:value="4.45039729914782" calcext:value-type="float">
            <text:p>4.4503972991</text:p>
          </table:table-cell>
          <table:table-cell office:value-type="float" office:value="0.0590312781237766" calcext:value-type="float">
            <text:p>0.0590312781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249031620282997" calcext:value-type="float">
            <text:p>0.024903162</text:p>
          </table:table-cell>
          <table:table-cell office:value-type="float" office:value="0.0278458627209611" calcext:value-type="float">
            <text:p>0.0278458627</text:p>
          </table:table-cell>
          <table:table-cell table:style-name="Default" office:value-type="float" office:value="0.000295537514276363" calcext:value-type="float">
            <text:p>0.0002955375</text:p>
          </table:table-cell>
          <table:table-cell office:value-type="float" office:value="3.52274504986864" calcext:value-type="float">
            <text:p>3.5227450499</text:p>
          </table:table-cell>
          <table:table-cell office:value-type="float" office:value="0.0577971773148451" calcext:value-type="float">
            <text:p>0.0577971773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242584800514095" calcext:value-type="float">
            <text:p>0.0242584801</text:p>
          </table:table-cell>
          <table:table-cell office:value-type="float" office:value="0" calcext:value-type="float">
            <text:p>0</text:p>
          </table:table-cell>
          <table:table-cell office:value-type="float" office:value="0.0000472690048838361" calcext:value-type="float">
            <text:p>4.73E-05</text:p>
          </table:table-cell>
          <table:table-cell office:value-type="float" office:value="5.18481486802163" calcext:value-type="float">
            <text:p>5.184814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296890236920072" calcext:value-type="float">
            <text:p>0.0296890237</text:p>
          </table:table-cell>
          <table:table-cell office:value-type="float" office:value="0" calcext:value-type="float">
            <text:p>0</text:p>
          </table:table-cell>
          <table:table-cell office:value-type="float" office:value="0.0000470385781957728" calcext:value-type="float">
            <text:p>4.70E-05</text:p>
          </table:table-cell>
          <table:table-cell office:value-type="float" office:value="2.39475280605059" calcext:value-type="float">
            <text:p>2.39475280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227202840041535" calcext:value-type="float">
            <text:p>0.022720284</text:p>
          </table:table-cell>
          <table:table-cell office:value-type="float" office:value="0.0261575257814288" calcext:value-type="float">
            <text:p>0.0261575258</text:p>
          </table:table-cell>
          <table:table-cell table:style-name="Default" office:value-type="float" office:value="0.000281900899445864" calcext:value-type="float">
            <text:p>0.0002819009</text:p>
          </table:table-cell>
          <table:table-cell office:value-type="float" office:value="5.43513363732124" calcext:value-type="float">
            <text:p>5.4351336373</text:p>
          </table:table-cell>
          <table:table-cell office:value-type="float" office:value="0.0599141100616953" calcext:value-type="float">
            <text:p>0.0599141101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239009088060621" calcext:value-type="float">
            <text:p>0.0239009088</text:p>
          </table:table-cell>
          <table:table-cell office:value-type="float" office:value="0" calcext:value-type="float">
            <text:p>0</text:p>
          </table:table-cell>
          <table:table-cell office:value-type="float" office:value="0.0000482934514330897" calcext:value-type="float">
            <text:p>4.83E-05</text:p>
          </table:table-cell>
          <table:table-cell office:value-type="float" office:value="4.1474885032753" calcext:value-type="float">
            <text:p>4.14748850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229548327811356" calcext:value-type="float">
            <text:p>0.0229548328</text:p>
          </table:table-cell>
          <table:table-cell office:value-type="float" office:value="0.026424661611701" calcext:value-type="float">
            <text:p>0.0264246616</text:p>
          </table:table-cell>
          <table:table-cell table:style-name="Default" office:value-type="float" office:value="0.000279230648898289" calcext:value-type="float">
            <text:p>0.0002792306</text:p>
          </table:table-cell>
          <table:table-cell office:value-type="float" office:value="5.42829669282743" calcext:value-type="float">
            <text:p>5.4282966928</text:p>
          </table:table-cell>
          <table:table-cell office:value-type="float" office:value="0.0561252479490991" calcext:value-type="float">
            <text:p>0.0561252479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244236813620348" calcext:value-type="float">
            <text:p>0.0244236814</text:p>
          </table:table-cell>
          <table:table-cell office:value-type="float" office:value="0" calcext:value-type="float">
            <text:p>0</text:p>
          </table:table-cell>
          <table:table-cell office:value-type="float" office:value="0.0000455177796069392" calcext:value-type="float">
            <text:p>4.55E-05</text:p>
          </table:table-cell>
          <table:table-cell office:value-type="float" office:value="4.42890283771175" calcext:value-type="float">
            <text:p>4.42890283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243415810575311" calcext:value-type="float">
            <text:p>0.0243415811</text:p>
          </table:table-cell>
          <table:table-cell office:value-type="float" office:value="0" calcext:value-type="float">
            <text:p>0</text:p>
          </table:table-cell>
          <table:table-cell office:value-type="float" office:value="0.0000445131717671637" calcext:value-type="float">
            <text:p>4.45E-05</text:p>
          </table:table-cell>
          <table:table-cell office:value-type="float" office:value="2.43150107784859" calcext:value-type="float">
            <text:p>2.43150107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234132437534695" calcext:value-type="float">
            <text:p>0.0234132438</text:p>
          </table:table-cell>
          <table:table-cell office:value-type="float" office:value="0" calcext:value-type="float">
            <text:p>0</text:p>
          </table:table-cell>
          <table:table-cell office:value-type="float" office:value="0.0000395382994163652" calcext:value-type="float">
            <text:p>3.95E-05</text:p>
          </table:table-cell>
          <table:table-cell office:value-type="float" office:value="4.91775362058718" calcext:value-type="float">
            <text:p>4.91775362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242695578890362" calcext:value-type="float">
            <text:p>0.0242695579</text:p>
          </table:table-cell>
          <table:table-cell office:value-type="float" office:value="0" calcext:value-type="float">
            <text:p>0</text:p>
          </table:table-cell>
          <table:table-cell office:value-type="float" office:value="0.0000440241690666262" calcext:value-type="float">
            <text:p>4.40E-05</text:p>
          </table:table-cell>
          <table:table-cell office:value-type="float" office:value="4.30611854202632" calcext:value-type="float">
            <text:p>4.306118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217621608295243" calcext:value-type="float">
            <text:p>0.0217621608</text:p>
          </table:table-cell>
          <table:table-cell office:value-type="float" office:value="0.0249561168640507" calcext:value-type="float">
            <text:p>0.0249561169</text:p>
          </table:table-cell>
          <table:table-cell table:style-name="Default" office:value-type="float" office:value="0.000267175416213972" calcext:value-type="float">
            <text:p>0.0002671754</text:p>
          </table:table-cell>
          <table:table-cell office:value-type="float" office:value="5.5841574424731" calcext:value-type="float">
            <text:p>5.5841574425</text:p>
          </table:table-cell>
          <table:table-cell office:value-type="float" office:value="0.0588382223821051" calcext:value-type="float">
            <text:p>0.0588382224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230424221910021" calcext:value-type="float">
            <text:p>0.0230424222</text:p>
          </table:table-cell>
          <table:table-cell office:value-type="float" office:value="0.0265110108258032" calcext:value-type="float">
            <text:p>0.0265110108</text:p>
          </table:table-cell>
          <table:table-cell table:style-name="Default" office:value-type="float" office:value="0.000286604093265418" calcext:value-type="float">
            <text:p>0.0002866041</text:p>
          </table:table-cell>
          <table:table-cell office:value-type="float" office:value="5.49743592847433" calcext:value-type="float">
            <text:p>5.4974359285</text:p>
          </table:table-cell>
          <table:table-cell office:value-type="float" office:value="0.059975676440788" calcext:value-type="float">
            <text:p>0.0599756764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261259813658369" calcext:value-type="float">
            <text:p>0.0261259814</text:p>
          </table:table-cell>
          <table:table-cell office:value-type="float" office:value="0.0217790870021382" calcext:value-type="float">
            <text:p>0.021779087</text:p>
          </table:table-cell>
          <table:table-cell table:style-name="Default" office:value-type="float" office:value="0.000226189693968746" calcext:value-type="float">
            <text:p>0.0002261897</text:p>
          </table:table-cell>
          <table:table-cell office:value-type="float" office:value="4.24505937142804" calcext:value-type="float">
            <text:p>4.2450593714</text:p>
          </table:table-cell>
          <table:table-cell office:value-type="float" office:value="0.0527045341883911" calcext:value-type="float">
            <text:p>0.0527045342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231825128286208" calcext:value-type="float">
            <text:p>0.0231825128</text:p>
          </table:table-cell>
          <table:table-cell office:value-type="float" office:value="0.0267749442884282" calcext:value-type="float">
            <text:p>0.0267749443</text:p>
          </table:table-cell>
          <table:table-cell table:style-name="Default" office:value-type="float" office:value="0.000283465919521598" calcext:value-type="float">
            <text:p>0.0002834659</text:p>
          </table:table-cell>
          <table:table-cell office:value-type="float" office:value="5.36045437402081" calcext:value-type="float">
            <text:p>5.360454374</text:p>
          </table:table-cell>
          <table:table-cell office:value-type="float" office:value="0.0567933605671192" calcext:value-type="float">
            <text:p>0.0567933606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440374195458418" calcext:value-type="float">
            <text:p>0.0440374195</text:p>
          </table:table-cell>
          <table:table-cell office:value-type="float" office:value="0.0297429931921556" calcext:value-type="float">
            <text:p>0.0297429932</text:p>
          </table:table-cell>
          <table:table-cell table:style-name="Default" office:value-type="float" office:value="0.000338797105849864" calcext:value-type="float">
            <text:p>0.0003387971</text:p>
          </table:table-cell>
          <table:table-cell office:value-type="float" office:value="5.92075904856851" calcext:value-type="float">
            <text:p>5.9207590486</text:p>
          </table:table-cell>
          <table:table-cell office:value-type="float" office:value="0.0626467096980398" calcext:value-type="float">
            <text:p>0.0626467097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24243696979009" calcext:value-type="float">
            <text:p>0.024243697</text:p>
          </table:table-cell>
          <table:table-cell office:value-type="float" office:value="0" calcext:value-type="float">
            <text:p>0</text:p>
          </table:table-cell>
          <table:table-cell office:value-type="float" office:value="0.0000438374217465701" calcext:value-type="float">
            <text:p>4.38E-05</text:p>
          </table:table-cell>
          <table:table-cell office:value-type="float" office:value="0.98029928886365" calcext:value-type="float">
            <text:p>0.9802992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243952403278154" calcext:value-type="float">
            <text:p>0.0243952403</text:p>
          </table:table-cell>
          <table:table-cell office:value-type="float" office:value="0" calcext:value-type="float">
            <text:p>0</text:p>
          </table:table-cell>
          <table:table-cell office:value-type="float" office:value="0.0000483747509763137" calcext:value-type="float">
            <text:p>4.84E-05</text:p>
          </table:table-cell>
          <table:table-cell office:value-type="float" office:value="5.15010406720045" calcext:value-type="float">
            <text:p>5.1501040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217666319675963" calcext:value-type="float">
            <text:p>0.021766632</text:p>
          </table:table-cell>
          <table:table-cell office:value-type="float" office:value="0.0249817250188885" calcext:value-type="float">
            <text:p>0.024981725</text:p>
          </table:table-cell>
          <table:table-cell table:style-name="Default" office:value-type="float" office:value="0.000267486687873691" calcext:value-type="float">
            <text:p>0.0002674867</text:p>
          </table:table-cell>
          <table:table-cell office:value-type="float" office:value="5.38924804411869" calcext:value-type="float">
            <text:p>5.3892480441</text:p>
          </table:table-cell>
          <table:table-cell office:value-type="float" office:value="0.0587234887770159" calcext:value-type="float">
            <text:p>0.0587234888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237074846351016" calcext:value-type="float">
            <text:p>0.0237074846</text:p>
          </table:table-cell>
          <table:table-cell office:value-type="float" office:value="0" calcext:value-type="float">
            <text:p>0</text:p>
          </table:table-cell>
          <table:table-cell office:value-type="float" office:value="0.0000495447474426966" calcext:value-type="float">
            <text:p>4.95E-05</text:p>
          </table:table-cell>
          <table:table-cell office:value-type="float" office:value="2.9034240830516" calcext:value-type="float">
            <text:p>2.903424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23043589000442" calcext:value-type="float">
            <text:p>0.023043589</text:p>
          </table:table-cell>
          <table:table-cell office:value-type="float" office:value="0.0266668741716246" calcext:value-type="float">
            <text:p>0.0266668742</text:p>
          </table:table-cell>
          <table:table-cell table:style-name="Default" office:value-type="float" office:value="0.000287945590274501" calcext:value-type="float">
            <text:p>0.0002879456</text:p>
          </table:table-cell>
          <table:table-cell office:value-type="float" office:value="5.48917171598199" calcext:value-type="float">
            <text:p>5.489171716</text:p>
          </table:table-cell>
          <table:table-cell office:value-type="float" office:value="0.0601019357209846" calcext:value-type="float">
            <text:p>0.0601019357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217003694429463" calcext:value-type="float">
            <text:p>0.0217003694</text:p>
          </table:table-cell>
          <table:table-cell office:value-type="float" office:value="0.0234632659324922" calcext:value-type="float">
            <text:p>0.0234632659</text:p>
          </table:table-cell>
          <table:table-cell table:style-name="Default" office:value-type="float" office:value="0.000246926232166776" calcext:value-type="float">
            <text:p>0.0002469262</text:p>
          </table:table-cell>
          <table:table-cell office:value-type="float" office:value="5.37722468923831" calcext:value-type="float">
            <text:p>5.3772246892</text:p>
          </table:table-cell>
          <table:table-cell office:value-type="float" office:value="0.0577683387892226" calcext:value-type="float">
            <text:p>0.0577683388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230608944409036" calcext:value-type="float">
            <text:p>0.0230608944</text:p>
          </table:table-cell>
          <table:table-cell office:value-type="float" office:value="0.02639142718224" calcext:value-type="float">
            <text:p>0.0263914272</text:p>
          </table:table-cell>
          <table:table-cell table:style-name="Default" office:value-type="float" office:value="0.000285448780335313" calcext:value-type="float">
            <text:p>0.0002854488</text:p>
          </table:table-cell>
          <table:table-cell office:value-type="float" office:value="5.52328694184237" calcext:value-type="float">
            <text:p>5.5232869418</text:p>
          </table:table-cell>
          <table:table-cell office:value-type="float" office:value="0.0599337975888591" calcext:value-type="float">
            <text:p>0.0599337976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245616855092031" calcext:value-type="float">
            <text:p>0.0245616855</text:p>
          </table:table-cell>
          <table:table-cell office:value-type="float" office:value="0" calcext:value-type="float">
            <text:p>0</text:p>
          </table:table-cell>
          <table:table-cell office:value-type="float" office:value="0.000051627645397631" calcext:value-type="float">
            <text:p>5.16E-05</text:p>
          </table:table-cell>
          <table:table-cell office:value-type="float" office:value="4.95948800371953" calcext:value-type="float">
            <text:p>4.95948800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324380156948316" calcext:value-type="float">
            <text:p>0.0324380157</text:p>
          </table:table-cell>
          <table:table-cell office:value-type="float" office:value="0.0156694765080068" calcext:value-type="float">
            <text:p>0.0156694765</text:p>
          </table:table-cell>
          <table:table-cell table:style-name="Default" office:value-type="float" office:value="0.000170554623472995" calcext:value-type="float">
            <text:p>0.0001705546</text:p>
          </table:table-cell>
          <table:table-cell office:value-type="float" office:value="6.05171814554883" calcext:value-type="float">
            <text:p>6.0517181455</text:p>
          </table:table-cell>
          <table:table-cell office:value-type="float" office:value="0.0529225350598585" calcext:value-type="float">
            <text:p>0.0529225351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216541347712496" calcext:value-type="float">
            <text:p>0.0216541348</text:p>
          </table:table-cell>
          <table:table-cell office:value-type="float" office:value="0.024744137760997" calcext:value-type="float">
            <text:p>0.0247441378</text:p>
          </table:table-cell>
          <table:table-cell table:style-name="Default" office:value-type="float" office:value="0.000257699108522097" calcext:value-type="float">
            <text:p>0.0002576991</text:p>
          </table:table-cell>
          <table:table-cell office:value-type="float" office:value="5.5314733303452" calcext:value-type="float">
            <text:p>5.5314733303</text:p>
          </table:table-cell>
          <table:table-cell office:value-type="float" office:value="0.0546926603725899" calcext:value-type="float">
            <text:p>0.0546926604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23483767963655" calcext:value-type="float">
            <text:p>0.023483768</text:p>
          </table:table-cell>
          <table:table-cell office:value-type="float" office:value="0.0274504806155646" calcext:value-type="float">
            <text:p>0.0274504806</text:p>
          </table:table-cell>
          <table:table-cell table:style-name="Default" office:value-type="float" office:value="0.00029658537276448" calcext:value-type="float">
            <text:p>0.0002965854</text:p>
          </table:table-cell>
          <table:table-cell office:value-type="float" office:value="5.4102554034575" calcext:value-type="float">
            <text:p>5.4102554035</text:p>
          </table:table-cell>
          <table:table-cell office:value-type="float" office:value="0.0607815398674948" calcext:value-type="float">
            <text:p>0.0607815399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558525257246512" calcext:value-type="float">
            <text:p>0.0558525257</text:p>
          </table:table-cell>
          <table:table-cell office:value-type="float" office:value="0.0193625541742335" calcext:value-type="float">
            <text:p>0.0193625542</text:p>
          </table:table-cell>
          <table:table-cell table:style-name="Default" office:value-type="float" office:value="0.000218905546977148" calcext:value-type="float">
            <text:p>0.0002189055</text:p>
          </table:table-cell>
          <table:table-cell office:value-type="float" office:value="5.26852295676416" calcext:value-type="float">
            <text:p>5.2685229568</text:p>
          </table:table-cell>
          <table:table-cell office:value-type="float" office:value="0.0556864326336501" calcext:value-type="float">
            <text:p>0.0556864326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246179866868562" calcext:value-type="float">
            <text:p>0.0246179867</text:p>
          </table:table-cell>
          <table:table-cell office:value-type="float" office:value="0.000108826636975728" calcext:value-type="float">
            <text:p>0.0001088266</text:p>
          </table:table-cell>
          <table:table-cell office:value-type="float" office:value="0.00007418982391077" calcext:value-type="float">
            <text:p>7.42E-05</text:p>
          </table:table-cell>
          <table:table-cell office:value-type="float" office:value="5.29124254942385" calcext:value-type="float">
            <text:p>5.2912425494</text:p>
          </table:table-cell>
          <table:table-cell office:value-type="float" office:value="0.0208264849511309" calcext:value-type="float">
            <text:p>0.020826485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244549819131287" calcext:value-type="float">
            <text:p>0.0244549819</text:p>
          </table:table-cell>
          <table:table-cell office:value-type="float" office:value="0.00400759656646992" calcext:value-type="float">
            <text:p>0.0040075966</text:p>
          </table:table-cell>
          <table:table-cell office:value-type="float" office:value="0.0000432389653166185" calcext:value-type="float">
            <text:p>4.32E-05</text:p>
          </table:table-cell>
          <table:table-cell office:value-type="float" office:value="5.58611538722238" calcext:value-type="float">
            <text:p>5.5861153872</text:p>
          </table:table-cell>
          <table:table-cell office:value-type="float" office:value="0.0181858509300251" calcext:value-type="float">
            <text:p>0.0181858509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243262603499184" calcext:value-type="float">
            <text:p>0.0243262603</text:p>
          </table:table-cell>
          <table:table-cell office:value-type="float" office:value="0" calcext:value-type="float">
            <text:p>0</text:p>
          </table:table-cell>
          <table:table-cell office:value-type="float" office:value="0.0000464688627343315" calcext:value-type="float">
            <text:p>4.65E-05</text:p>
          </table:table-cell>
          <table:table-cell office:value-type="float" office:value="4.05483339087888" calcext:value-type="float">
            <text:p>4.0548333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240078407048411" calcext:value-type="float">
            <text:p>0.0240078407</text:p>
          </table:table-cell>
          <table:table-cell office:value-type="float" office:value="0" calcext:value-type="float">
            <text:p>0</text:p>
          </table:table-cell>
          <table:table-cell office:value-type="float" office:value="0.000042912459408123" calcext:value-type="float">
            <text:p>4.29E-05</text:p>
          </table:table-cell>
          <table:table-cell office:value-type="float" office:value="3.30832861553077" calcext:value-type="float">
            <text:p>3.30832861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239892836670345" calcext:value-type="float">
            <text:p>0.0239892837</text:p>
          </table:table-cell>
          <table:table-cell office:value-type="float" office:value="0" calcext:value-type="float">
            <text:p>0</text:p>
          </table:table-cell>
          <table:table-cell office:value-type="float" office:value="0.0000431411779229861" calcext:value-type="float">
            <text:p>4.31E-05</text:p>
          </table:table-cell>
          <table:table-cell office:value-type="float" office:value="5.05764325547524" calcext:value-type="float">
            <text:p>5.05764325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228988653681736" calcext:value-type="float">
            <text:p>0.0228988654</text:p>
          </table:table-cell>
          <table:table-cell office:value-type="float" office:value="0" calcext:value-type="float">
            <text:p>0</text:p>
          </table:table-cell>
          <table:table-cell office:value-type="float" office:value="0.0000374374779575237" calcext:value-type="float">
            <text:p>3.74E-05</text:p>
          </table:table-cell>
          <table:table-cell office:value-type="float" office:value="5.13016439881104" calcext:value-type="float">
            <text:p>5.13016439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239168666859056" calcext:value-type="float">
            <text:p>0.0239168667</text:p>
          </table:table-cell>
          <table:table-cell office:value-type="float" office:value="0" calcext:value-type="float">
            <text:p>0</text:p>
          </table:table-cell>
          <table:table-cell office:value-type="float" office:value="0.0000428853506348989" calcext:value-type="float">
            <text:p>4.29E-05</text:p>
          </table:table-cell>
          <table:table-cell office:value-type="float" office:value="5.18647151903652" calcext:value-type="float">
            <text:p>5.1864715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243746546325711" calcext:value-type="float">
            <text:p>0.0243746546</text:p>
          </table:table-cell>
          <table:table-cell office:value-type="float" office:value="0" calcext:value-type="float">
            <text:p>0</text:p>
          </table:table-cell>
          <table:table-cell office:value-type="float" office:value="0.0000458286501595263" calcext:value-type="float">
            <text:p>4.58E-05</text:p>
          </table:table-cell>
          <table:table-cell office:value-type="float" office:value="1.60011600879085" calcext:value-type="float">
            <text:p>1.6001160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241849456780476" calcext:value-type="float">
            <text:p>0.0241849457</text:p>
          </table:table-cell>
          <table:table-cell office:value-type="float" office:value="0" calcext:value-type="float">
            <text:p>0</text:p>
          </table:table-cell>
          <table:table-cell office:value-type="float" office:value="0.0000435985745701539" calcext:value-type="float">
            <text:p>4.36E-05</text:p>
          </table:table-cell>
          <table:table-cell office:value-type="float" office:value="1.85838536092308" calcext:value-type="float">
            <text:p>1.8583853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244685373794417" calcext:value-type="float">
            <text:p>0.0244685374</text:p>
          </table:table-cell>
          <table:table-cell office:value-type="float" office:value="0.00852210537480125" calcext:value-type="float">
            <text:p>0.0085221054</text:p>
          </table:table-cell>
          <table:table-cell office:value-type="float" office:value="0.0000694905347992239" calcext:value-type="float">
            <text:p>6.95E-05</text:p>
          </table:table-cell>
          <table:table-cell office:value-type="float" office:value="4.70379601514334" calcext:value-type="float">
            <text:p>4.7037960151</text:p>
          </table:table-cell>
          <table:table-cell office:value-type="float" office:value="0.0286903758548607" calcext:value-type="float">
            <text:p>0.0286903759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371769339694635" calcext:value-type="float">
            <text:p>0.037176934</text:p>
          </table:table-cell>
          <table:table-cell office:value-type="float" office:value="0.00887456309392612" calcext:value-type="float">
            <text:p>0.0088745631</text:p>
          </table:table-cell>
          <table:table-cell office:value-type="float" office:value="0.0000941628476145494" calcext:value-type="float">
            <text:p>9.42E-05</text:p>
          </table:table-cell>
          <table:table-cell office:value-type="float" office:value="5.19181435699086" calcext:value-type="float">
            <text:p>5.191814357</text:p>
          </table:table-cell>
          <table:table-cell office:value-type="float" office:value="0.0440174458476875" calcext:value-type="float">
            <text:p>0.0440174458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280011144345371" calcext:value-type="float">
            <text:p>0.0280011144</text:p>
          </table:table-cell>
          <table:table-cell office:value-type="float" office:value="0.0121970875074709" calcext:value-type="float">
            <text:p>0.0121970875</text:p>
          </table:table-cell>
          <table:table-cell table:style-name="Default" office:value-type="float" office:value="0.000137870639890739" calcext:value-type="float">
            <text:p>0.0001378706</text:p>
          </table:table-cell>
          <table:table-cell office:value-type="float" office:value="6.53170457400794" calcext:value-type="float">
            <text:p>6.531704574</text:p>
          </table:table-cell>
          <table:table-cell office:value-type="float" office:value="0.0226770909301743" calcext:value-type="float">
            <text:p>0.0226770909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243407603886168" calcext:value-type="float">
            <text:p>0.0243407604</text:p>
          </table:table-cell>
          <table:table-cell office:value-type="float" office:value="0" calcext:value-type="float">
            <text:p>0</text:p>
          </table:table-cell>
          <table:table-cell office:value-type="float" office:value="0.0000473883260860435" calcext:value-type="float">
            <text:p>4.74E-05</text:p>
          </table:table-cell>
          <table:table-cell office:value-type="float" office:value="3.04259454234257" calcext:value-type="float">
            <text:p>3.04259454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243603085189448" calcext:value-type="float">
            <text:p>0.0243603085</text:p>
          </table:table-cell>
          <table:table-cell office:value-type="float" office:value="0" calcext:value-type="float">
            <text:p>0</text:p>
          </table:table-cell>
          <table:table-cell office:value-type="float" office:value="0.0000460485346560994" calcext:value-type="float">
            <text:p>4.60E-05</text:p>
          </table:table-cell>
          <table:table-cell office:value-type="float" office:value="3.99429343388913" calcext:value-type="float">
            <text:p>3.9942934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32927250820766" calcext:value-type="float">
            <text:p>0.0329272508</text:p>
          </table:table-cell>
          <table:table-cell office:value-type="float" office:value="0" calcext:value-type="float">
            <text:p>0</text:p>
          </table:table-cell>
          <table:table-cell office:value-type="float" office:value="0.0000280853098577753" calcext:value-type="float">
            <text:p>2.81E-05</text:p>
          </table:table-cell>
          <table:table-cell office:value-type="float" office:value="4.46062532897061" calcext:value-type="float">
            <text:p>4.460625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236019656794623" calcext:value-type="float">
            <text:p>0.0236019657</text:p>
          </table:table-cell>
          <table:table-cell office:value-type="float" office:value="0" calcext:value-type="float">
            <text:p>0</text:p>
          </table:table-cell>
          <table:table-cell office:value-type="float" office:value="0.0000401708056741044" calcext:value-type="float">
            <text:p>4.02E-05</text:p>
          </table:table-cell>
          <table:table-cell office:value-type="float" office:value="4.66356284904868" calcext:value-type="float">
            <text:p>4.663562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242340909467371" calcext:value-type="float">
            <text:p>0.0242340909</text:p>
          </table:table-cell>
          <table:table-cell office:value-type="float" office:value="0" calcext:value-type="float">
            <text:p>0</text:p>
          </table:table-cell>
          <table:table-cell office:value-type="float" office:value="0.0000470272123823705" calcext:value-type="float">
            <text:p>4.70E-05</text:p>
          </table:table-cell>
          <table:table-cell office:value-type="float" office:value="3.91942055458682" calcext:value-type="float">
            <text:p>3.91942055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244949296187097" calcext:value-type="float">
            <text:p>0.0244949296</text:p>
          </table:table-cell>
          <table:table-cell office:value-type="float" office:value="0" calcext:value-type="float">
            <text:p>0</text:p>
          </table:table-cell>
          <table:table-cell office:value-type="float" office:value="0.0000459000995801932" calcext:value-type="float">
            <text:p>4.59E-05</text:p>
          </table:table-cell>
          <table:table-cell office:value-type="float" office:value="5.062446666836" calcext:value-type="float">
            <text:p>5.0624466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24973553182936" calcext:value-type="float">
            <text:p>0.0249735532</text:p>
          </table:table-cell>
          <table:table-cell office:value-type="float" office:value="0" calcext:value-type="float">
            <text:p>0</text:p>
          </table:table-cell>
          <table:table-cell office:value-type="float" office:value="0.0000462221861601276" calcext:value-type="float">
            <text:p>4.62E-05</text:p>
          </table:table-cell>
          <table:table-cell office:value-type="float" office:value="5.11114613565422" calcext:value-type="float">
            <text:p>5.11114613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228846130512875" calcext:value-type="float">
            <text:p>0.0228846131</text:p>
          </table:table-cell>
          <table:table-cell office:value-type="float" office:value="0" calcext:value-type="float">
            <text:p>0</text:p>
          </table:table-cell>
          <table:table-cell office:value-type="float" office:value="0.0000364623660694513" calcext:value-type="float">
            <text:p>3.65E-05</text:p>
          </table:table-cell>
          <table:table-cell office:value-type="float" office:value="4.15496211696693" calcext:value-type="float">
            <text:p>4.154962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278165807318854" calcext:value-type="float">
            <text:p>0.0278165807</text:p>
          </table:table-cell>
          <table:table-cell office:value-type="float" office:value="0.00689367462134024" calcext:value-type="float">
            <text:p>0.0068936746</text:p>
          </table:table-cell>
          <table:table-cell office:value-type="float" office:value="0.0000775130694065704" calcext:value-type="float">
            <text:p>7.75E-05</text:p>
          </table:table-cell>
          <table:table-cell office:value-type="float" office:value="6.46899961034517" calcext:value-type="float">
            <text:p>6.4689996103</text:p>
          </table:table-cell>
          <table:table-cell office:value-type="float" office:value="0.0318365807412907" calcext:value-type="float">
            <text:p>0.0318365807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244505071595055" calcext:value-type="float">
            <text:p>0.0244505072</text:p>
          </table:table-cell>
          <table:table-cell office:value-type="float" office:value="0.00263877361241719" calcext:value-type="float">
            <text:p>0.0026387736</text:p>
          </table:table-cell>
          <table:table-cell office:value-type="float" office:value="0.0000446655247071236" calcext:value-type="float">
            <text:p>4.47E-05</text:p>
          </table:table-cell>
          <table:table-cell office:value-type="float" office:value="5.90310181683761" calcext:value-type="float">
            <text:p>5.9031018168</text:p>
          </table:table-cell>
          <table:table-cell office:value-type="float" office:value="0.0183803674596646" calcext:value-type="float">
            <text:p>0.0183803675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242978091362384" calcext:value-type="float">
            <text:p>0.0242978091</text:p>
          </table:table-cell>
          <table:table-cell office:value-type="float" office:value="0" calcext:value-type="float">
            <text:p>0</text:p>
          </table:table-cell>
          <table:table-cell office:value-type="float" office:value="0.0000445803073678203" calcext:value-type="float">
            <text:p>4.46E-05</text:p>
          </table:table-cell>
          <table:table-cell office:value-type="float" office:value="5.16451424985528" calcext:value-type="float">
            <text:p>5.16451424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445345266730447" calcext:value-type="float">
            <text:p>0.0445345267</text:p>
          </table:table-cell>
          <table:table-cell office:value-type="float" office:value="0.00893411414668362" calcext:value-type="float">
            <text:p>0.0089341141</text:p>
          </table:table-cell>
          <table:table-cell office:value-type="float" office:value="0.0000859309672634127" calcext:value-type="float">
            <text:p>8.59E-05</text:p>
          </table:table-cell>
          <table:table-cell office:value-type="float" office:value="7.08298861673134" calcext:value-type="float">
            <text:p>7.0829886167</text:p>
          </table:table-cell>
          <table:table-cell office:value-type="float" office:value="0.0385415896454044" calcext:value-type="float">
            <text:p>0.0385415896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2441460143364" calcext:value-type="float">
            <text:p>0.0244146014</text:p>
          </table:table-cell>
          <table:table-cell office:value-type="float" office:value="0" calcext:value-type="float">
            <text:p>0</text:p>
          </table:table-cell>
          <table:table-cell office:value-type="float" office:value="0.0000457269713475699" calcext:value-type="float">
            <text:p>4.57E-05</text:p>
          </table:table-cell>
          <table:table-cell office:value-type="float" office:value="4.93592020275749" calcext:value-type="float">
            <text:p>4.9359202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242299366401498" calcext:value-type="float">
            <text:p>0.0242299366</text:p>
          </table:table-cell>
          <table:table-cell office:value-type="float" office:value="0" calcext:value-type="float">
            <text:p>0</text:p>
          </table:table-cell>
          <table:table-cell office:value-type="float" office:value="0.0000469221463682343" calcext:value-type="float">
            <text:p>4.69E-05</text:p>
          </table:table-cell>
          <table:table-cell office:value-type="float" office:value="3.05301824118194" calcext:value-type="float">
            <text:p>3.05301824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382672582990318" calcext:value-type="float">
            <text:p>0.0382672583</text:p>
          </table:table-cell>
          <table:table-cell office:value-type="float" office:value="0.00906052146091919" calcext:value-type="float">
            <text:p>0.0090605215</text:p>
          </table:table-cell>
          <table:table-cell office:value-type="float" office:value="0.0000844011035290872" calcext:value-type="float">
            <text:p>8.44E-05</text:p>
          </table:table-cell>
          <table:table-cell office:value-type="float" office:value="5.41937276625661" calcext:value-type="float">
            <text:p>5.4193727663</text:p>
          </table:table-cell>
          <table:table-cell office:value-type="float" office:value="0.040687942401069" calcext:value-type="float">
            <text:p>0.0406879424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242535888294179" calcext:value-type="float">
            <text:p>0.0242535888</text:p>
          </table:table-cell>
          <table:table-cell office:value-type="float" office:value="0" calcext:value-type="float">
            <text:p>0</text:p>
          </table:table-cell>
          <table:table-cell office:value-type="float" office:value="0.0000443840399249371" calcext:value-type="float">
            <text:p>4.44E-05</text:p>
          </table:table-cell>
          <table:table-cell office:value-type="float" office:value="5.23620400716101" calcext:value-type="float">
            <text:p>5.2362040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110564844535713" calcext:value-type="float">
            <text:p>0.1105648445</text:p>
          </table:table-cell>
          <table:table-cell office:value-type="float" office:value="0.00866779590124066" calcext:value-type="float">
            <text:p>0.0086677959</text:p>
          </table:table-cell>
          <table:table-cell office:value-type="float" office:value="0.0000986013227908814" calcext:value-type="float">
            <text:p>9.86E-05</text:p>
          </table:table-cell>
          <table:table-cell office:value-type="float" office:value="9.54616060798499" calcext:value-type="float">
            <text:p>9.546160608</text:p>
          </table:table-cell>
          <table:table-cell office:value-type="float" office:value="0.0158817991835947" calcext:value-type="float">
            <text:p>0.0158817992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315937296299254" calcext:value-type="float">
            <text:p>0.0315937296</text:p>
          </table:table-cell>
          <table:table-cell office:value-type="float" office:value="0.0162747384460336" calcext:value-type="float">
            <text:p>0.0162747384</text:p>
          </table:table-cell>
          <table:table-cell table:style-name="Default" office:value-type="float" office:value="0.00016803320511408" calcext:value-type="float">
            <text:p>0.0001680332</text:p>
          </table:table-cell>
          <table:table-cell office:value-type="float" office:value="5.32047376368021" calcext:value-type="float">
            <text:p>5.3204737637</text:p>
          </table:table-cell>
          <table:table-cell office:value-type="float" office:value="0.0499902567387584" calcext:value-type="float">
            <text:p>0.0499902567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336585861735487" calcext:value-type="float">
            <text:p>0.0336585862</text:p>
          </table:table-cell>
          <table:table-cell office:value-type="float" office:value="0" calcext:value-type="float">
            <text:p>0</text:p>
          </table:table-cell>
          <table:table-cell office:value-type="float" office:value="0.0000459197262622524" calcext:value-type="float">
            <text:p>4.59E-05</text:p>
          </table:table-cell>
          <table:table-cell office:value-type="float" office:value="4.41061134170183" calcext:value-type="float">
            <text:p>4.4106113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351391395753668" calcext:value-type="float">
            <text:p>0.0351391396</text:p>
          </table:table-cell>
          <table:table-cell office:value-type="float" office:value="0.0123371427615505" calcext:value-type="float">
            <text:p>0.0123371428</text:p>
          </table:table-cell>
          <table:table-cell table:style-name="Default" office:value-type="float" office:value="0.000137612359355658" calcext:value-type="float">
            <text:p>0.0001376124</text:p>
          </table:table-cell>
          <table:table-cell office:value-type="float" office:value="5.15787069074667" calcext:value-type="float">
            <text:p>5.1578706907</text:p>
          </table:table-cell>
          <table:table-cell office:value-type="float" office:value="0.0506383023075716" calcext:value-type="float">
            <text:p>0.0506383023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239251407328042" calcext:value-type="float">
            <text:p>0.0239251407</text:p>
          </table:table-cell>
          <table:table-cell office:value-type="float" office:value="0" calcext:value-type="float">
            <text:p>0</text:p>
          </table:table-cell>
          <table:table-cell office:value-type="float" office:value="0.0000371251895833323" calcext:value-type="float">
            <text:p>3.71E-05</text:p>
          </table:table-cell>
          <table:table-cell office:value-type="float" office:value="4.49186539792159" calcext:value-type="float">
            <text:p>4.49186539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271308917412007" calcext:value-type="float">
            <text:p>0.0271308917</text:p>
          </table:table-cell>
          <table:table-cell office:value-type="float" office:value="0" calcext:value-type="float">
            <text:p>0</text:p>
          </table:table-cell>
          <table:table-cell office:value-type="float" office:value="0.0000227774098222594" calcext:value-type="float">
            <text:p>2.28E-05</text:p>
          </table:table-cell>
          <table:table-cell office:value-type="float" office:value="3.9608530437339" calcext:value-type="float">
            <text:p>3.96085304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234211954730372" calcext:value-type="float">
            <text:p>0.0234211955</text:p>
          </table:table-cell>
          <table:table-cell office:value-type="float" office:value="0.028648832595979" calcext:value-type="float">
            <text:p>0.0286488326</text:p>
          </table:table-cell>
          <table:table-cell table:style-name="Default" office:value-type="float" office:value="0.000310988646163185" calcext:value-type="float">
            <text:p>0.0003109886</text:p>
          </table:table-cell>
          <table:table-cell office:value-type="float" office:value="5.53674475817431" calcext:value-type="float">
            <text:p>5.5367447582</text:p>
          </table:table-cell>
          <table:table-cell office:value-type="float" office:value="0.061868173966536" calcext:value-type="float">
            <text:p>0.061868174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349554233595652" calcext:value-type="float">
            <text:p>0.0349554234</text:p>
          </table:table-cell>
          <table:table-cell office:value-type="float" office:value="0.0121786486231072" calcext:value-type="float">
            <text:p>0.0121786486</text:p>
          </table:table-cell>
          <table:table-cell table:style-name="Default" office:value-type="float" office:value="0.000135264794801655" calcext:value-type="float">
            <text:p>0.0001352648</text:p>
          </table:table-cell>
          <table:table-cell office:value-type="float" office:value="5.46566437024789" calcext:value-type="float">
            <text:p>5.4656643702</text:p>
          </table:table-cell>
          <table:table-cell office:value-type="float" office:value="0.0497856827180377" calcext:value-type="float">
            <text:p>0.0497856827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423007329780073" calcext:value-type="float">
            <text:p>0.042300733</text:p>
          </table:table-cell>
          <table:table-cell office:value-type="float" office:value="0" calcext:value-type="float">
            <text:p>0</text:p>
          </table:table-cell>
          <table:table-cell office:value-type="float" office:value="0.0000473557011181426" calcext:value-type="float">
            <text:p>4.74E-05</text:p>
          </table:table-cell>
          <table:table-cell office:value-type="float" office:value="4.6794673567758" calcext:value-type="float">
            <text:p>4.6794673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240818694480036" calcext:value-type="float">
            <text:p>0.0240818694</text:p>
          </table:table-cell>
          <table:table-cell office:value-type="float" office:value="0" calcext:value-type="float">
            <text:p>0</text:p>
          </table:table-cell>
          <table:table-cell office:value-type="float" office:value="0.0000481572549159614" calcext:value-type="float">
            <text:p>4.82E-05</text:p>
          </table:table-cell>
          <table:table-cell office:value-type="float" office:value="5.13909968103002" calcext:value-type="float">
            <text:p>5.139099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318228033740957" calcext:value-type="float">
            <text:p>0.0318228034</text:p>
          </table:table-cell>
          <table:table-cell office:value-type="float" office:value="0.0154901671164239" calcext:value-type="float">
            <text:p>0.0154901671</text:p>
          </table:table-cell>
          <table:table-cell table:style-name="Default" office:value-type="float" office:value="0.000168448560564078" calcext:value-type="float">
            <text:p>0.0001684486</text:p>
          </table:table-cell>
          <table:table-cell office:value-type="float" office:value="5.5469510350736" calcext:value-type="float">
            <text:p>5.5469510351</text:p>
          </table:table-cell>
          <table:table-cell office:value-type="float" office:value="0.0525516585487946" calcext:value-type="float">
            <text:p>0.0525516585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233462451465759" calcext:value-type="float">
            <text:p>0.0233462451</text:p>
          </table:table-cell>
          <table:table-cell office:value-type="float" office:value="0.0284528270636484" calcext:value-type="float">
            <text:p>0.0284528271</text:p>
          </table:table-cell>
          <table:table-cell table:style-name="Default" office:value-type="float" office:value="0.000308133496308947" calcext:value-type="float">
            <text:p>0.0003081335</text:p>
          </table:table-cell>
          <table:table-cell office:value-type="float" office:value="5.41914053740711" calcext:value-type="float">
            <text:p>5.4191405374</text:p>
          </table:table-cell>
          <table:table-cell office:value-type="float" office:value="0.0614595557463544" calcext:value-type="float">
            <text:p>0.0614595557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316450444770168" calcext:value-type="float">
            <text:p>0.0316450445</text:p>
          </table:table-cell>
          <table:table-cell office:value-type="float" office:value="0.0154134735431902" calcext:value-type="float">
            <text:p>0.0154134735</text:p>
          </table:table-cell>
          <table:table-cell table:style-name="Default" office:value-type="float" office:value="0.000167072529171434" calcext:value-type="float">
            <text:p>0.0001670725</text:p>
          </table:table-cell>
          <table:table-cell office:value-type="float" office:value="5.41933855544707" calcext:value-type="float">
            <text:p>5.4193385554</text:p>
          </table:table-cell>
          <table:table-cell office:value-type="float" office:value="0.0521987479328425" calcext:value-type="float">
            <text:p>0.0521987479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236421277755162" calcext:value-type="float">
            <text:p>0.0236421278</text:p>
          </table:table-cell>
          <table:table-cell office:value-type="float" office:value="0" calcext:value-type="float">
            <text:p>0</text:p>
          </table:table-cell>
          <table:table-cell office:value-type="float" office:value="0.0000517670993406017" calcext:value-type="float">
            <text:p>5.18E-05</text:p>
          </table:table-cell>
          <table:table-cell office:value-type="float" office:value="4.10355493576206" calcext:value-type="float">
            <text:p>4.10355493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233471627370542" calcext:value-type="float">
            <text:p>0.0233471627</text:p>
          </table:table-cell>
          <table:table-cell office:value-type="float" office:value="0.0285261270367507" calcext:value-type="float">
            <text:p>0.028526127</text:p>
          </table:table-cell>
          <table:table-cell table:style-name="Default" office:value-type="float" office:value="0.000309165209663714" calcext:value-type="float">
            <text:p>0.0003091652</text:p>
          </table:table-cell>
          <table:table-cell office:value-type="float" office:value="5.48273354985307" calcext:value-type="float">
            <text:p>5.4827335499</text:p>
          </table:table-cell>
          <table:table-cell office:value-type="float" office:value="0.0616339894665052" calcext:value-type="float">
            <text:p>0.0616339895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242377386660018" calcext:value-type="float">
            <text:p>0.0242377387</text:p>
          </table:table-cell>
          <table:table-cell office:value-type="float" office:value="0" calcext:value-type="float">
            <text:p>0</text:p>
          </table:table-cell>
          <table:table-cell office:value-type="float" office:value="0.000038906814217109" calcext:value-type="float">
            <text:p>3.89E-05</text:p>
          </table:table-cell>
          <table:table-cell office:value-type="float" office:value="4.15925103970014" calcext:value-type="float">
            <text:p>4.15925103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390767011993069" calcext:value-type="float">
            <text:p>0.0390767012</text:p>
          </table:table-cell>
          <table:table-cell office:value-type="float" office:value="0.00544077261258002" calcext:value-type="float">
            <text:p>0.0054407726</text:p>
          </table:table-cell>
          <table:table-cell office:value-type="float" office:value="0.0000408021284219448" calcext:value-type="float">
            <text:p>4.08E-05</text:p>
          </table:table-cell>
          <table:table-cell office:value-type="float" office:value="7.88911517879398" calcext:value-type="float">
            <text:p>7.8891151788</text:p>
          </table:table-cell>
          <table:table-cell office:value-type="float" office:value="0.022954029333082" calcext:value-type="float">
            <text:p>0.0229540293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0448052158725064" calcext:value-type="float">
            <text:p>0.0448052159</text:p>
          </table:table-cell>
          <table:table-cell office:value-type="float" office:value="0.0183396007729473" calcext:value-type="float">
            <text:p>0.0183396008</text:p>
          </table:table-cell>
          <table:table-cell table:style-name="Default" office:value-type="float" office:value="0.000177284440514371" calcext:value-type="float">
            <text:p>0.0001772844</text:p>
          </table:table-cell>
          <table:table-cell office:value-type="float" office:value="4.03996264942911" calcext:value-type="float">
            <text:p>4.0399626494</text:p>
          </table:table-cell>
          <table:table-cell office:value-type="float" office:value="0.0470691130429764" calcext:value-type="float">
            <text:p>0.047069113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183511863175467" calcext:value-type="float">
            <text:p>0.0183511863</text:p>
          </table:table-cell>
          <table:table-cell office:value-type="float" office:value="0.0252016448602014" calcext:value-type="float">
            <text:p>0.0252016449</text:p>
          </table:table-cell>
          <table:table-cell table:style-name="Default" office:value-type="float" office:value="0.000241424201992664" calcext:value-type="float">
            <text:p>0.0002414242</text:p>
          </table:table-cell>
          <table:table-cell office:value-type="float" office:value="4.36862137561795" calcext:value-type="float">
            <text:p>4.3686213756</text:p>
          </table:table-cell>
          <table:table-cell office:value-type="float" office:value="0.0514380242575913" calcext:value-type="float">
            <text:p>0.0514380243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185231946636367" calcext:value-type="float">
            <text:p>0.0185231947</text:p>
          </table:table-cell>
          <table:table-cell office:value-type="float" office:value="0.0253964753534638" calcext:value-type="float">
            <text:p>0.0253964754</text:p>
          </table:table-cell>
          <table:table-cell table:style-name="Default" office:value-type="float" office:value="0.000243563270607041" calcext:value-type="float">
            <text:p>0.0002435633</text:p>
          </table:table-cell>
          <table:table-cell office:value-type="float" office:value="4.1773402894121" calcext:value-type="float">
            <text:p>4.1773402894</text:p>
          </table:table-cell>
          <table:table-cell office:value-type="float" office:value="0.0517307686726634" calcext:value-type="float">
            <text:p>0.0517307687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234006705921656" calcext:value-type="float">
            <text:p>0.0234006706</text:p>
          </table:table-cell>
          <table:table-cell office:value-type="float" office:value="0.0174150303724755" calcext:value-type="float">
            <text:p>0.0174150304</text:p>
          </table:table-cell>
          <table:table-cell table:style-name="Default" office:value-type="float" office:value="0.000161872974161783" calcext:value-type="float">
            <text:p>0.000161873</text:p>
          </table:table-cell>
          <table:table-cell office:value-type="float" office:value="2.92296365863207" calcext:value-type="float">
            <text:p>2.9229636586</text:p>
          </table:table-cell>
          <table:table-cell office:value-type="float" office:value="0.0462923334495034" calcext:value-type="float">
            <text:p>0.0462923334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452403078515065" calcext:value-type="float">
            <text:p>0.0452403079</text:p>
          </table:table-cell>
          <table:table-cell office:value-type="float" office:value="0.0263782534607752" calcext:value-type="float">
            <text:p>0.0263782535</text:p>
          </table:table-cell>
          <table:table-cell table:style-name="Default" office:value-type="float" office:value="0.000261248495704223" calcext:value-type="float">
            <text:p>0.0002612485</text:p>
          </table:table-cell>
          <table:table-cell office:value-type="float" office:value="4.09321683696493" calcext:value-type="float">
            <text:p>4.093216837</text:p>
          </table:table-cell>
          <table:table-cell office:value-type="float" office:value="0.0523943092552049" calcext:value-type="float">
            <text:p>0.0523943093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186329320657043" calcext:value-type="float">
            <text:p>0.0186329321</text:p>
          </table:table-cell>
          <table:table-cell office:value-type="float" office:value="0.0260238443672258" calcext:value-type="float">
            <text:p>0.0260238444</text:p>
          </table:table-cell>
          <table:table-cell table:style-name="Default" office:value-type="float" office:value="0.000249709788460063" calcext:value-type="float">
            <text:p>0.0002497098</text:p>
          </table:table-cell>
          <table:table-cell office:value-type="float" office:value="3.982146311688" calcext:value-type="float">
            <text:p>3.9821463117</text:p>
          </table:table-cell>
          <table:table-cell office:value-type="float" office:value="0.0521121888119562" calcext:value-type="float">
            <text:p>0.0521121888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232793606792583" calcext:value-type="float">
            <text:p>0.0232793607</text:p>
          </table:table-cell>
          <table:table-cell office:value-type="float" office:value="0.0162956865176948" calcext:value-type="float">
            <text:p>0.0162956865</text:p>
          </table:table-cell>
          <table:table-cell table:style-name="Default" office:value-type="float" office:value="0.000164293761325277" calcext:value-type="float">
            <text:p>0.0001642938</text:p>
          </table:table-cell>
          <table:table-cell office:value-type="float" office:value="3.52391309777142" calcext:value-type="float">
            <text:p>3.5239130978</text:p>
          </table:table-cell>
          <table:table-cell office:value-type="float" office:value="0.0306080282018978" calcext:value-type="float">
            <text:p>0.0306080282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254504136601075" calcext:value-type="float">
            <text:p>0.0254504137</text:p>
          </table:table-cell>
          <table:table-cell office:value-type="float" office:value="0" calcext:value-type="float">
            <text:p>0</text:p>
          </table:table-cell>
          <table:table-cell office:value-type="float" office:value="0.0000415749409149369" calcext:value-type="float">
            <text:p>4.16E-05</text:p>
          </table:table-cell>
          <table:table-cell office:value-type="float" office:value="3.61621993231853" calcext:value-type="float">
            <text:p>3.61621993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186583710557498" calcext:value-type="float">
            <text:p>0.0186583711</text:p>
          </table:table-cell>
          <table:table-cell office:value-type="float" office:value="0.0265561164551796" calcext:value-type="float">
            <text:p>0.0265561165</text:p>
          </table:table-cell>
          <table:table-cell table:style-name="Default" office:value-type="float" office:value="0.000255755096987595" calcext:value-type="float">
            <text:p>0.0002557551</text:p>
          </table:table-cell>
          <table:table-cell office:value-type="float" office:value="4.31365069674035" calcext:value-type="float">
            <text:p>4.3136506967</text:p>
          </table:table-cell>
          <table:table-cell office:value-type="float" office:value="0.052771690920529" calcext:value-type="float">
            <text:p>0.0527716909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23130907740278" calcext:value-type="float">
            <text:p>0.0231309077</text:p>
          </table:table-cell>
          <table:table-cell office:value-type="float" office:value="0.0178315002090977" calcext:value-type="float">
            <text:p>0.0178315002</text:p>
          </table:table-cell>
          <table:table-cell table:style-name="Default" office:value-type="float" office:value="0.00016548066673227" calcext:value-type="float">
            <text:p>0.0001654807</text:p>
          </table:table-cell>
          <table:table-cell office:value-type="float" office:value="4.30992146432397" calcext:value-type="float">
            <text:p>4.3099214643</text:p>
          </table:table-cell>
          <table:table-cell office:value-type="float" office:value="0.0465012671400467" calcext:value-type="float">
            <text:p>0.0465012671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499327287692833" calcext:value-type="float">
            <text:p>0.0499327288</text:p>
          </table:table-cell>
          <table:table-cell office:value-type="float" office:value="0" calcext:value-type="float">
            <text:p>0</text:p>
          </table:table-cell>
          <table:table-cell office:value-type="float" office:value="0.0000720290568534275" calcext:value-type="float">
            <text:p>7.20E-05</text:p>
          </table:table-cell>
          <table:table-cell office:value-type="float" office:value="3.61160674914345" calcext:value-type="float">
            <text:p>3.6116067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184853949702249" calcext:value-type="float">
            <text:p>0.018485395</text:p>
          </table:table-cell>
          <table:table-cell office:value-type="float" office:value="0.0255058999957621" calcext:value-type="float">
            <text:p>0.0255059</text:p>
          </table:table-cell>
          <table:table-cell table:style-name="Default" office:value-type="float" office:value="0.00024518552002599" calcext:value-type="float">
            <text:p>0.0002451855</text:p>
          </table:table-cell>
          <table:table-cell office:value-type="float" office:value="4.16629016992152" calcext:value-type="float">
            <text:p>4.1662901699</text:p>
          </table:table-cell>
          <table:table-cell office:value-type="float" office:value="0.0523992111170492" calcext:value-type="float">
            <text:p>0.0523992111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1872995824588" calcext:value-type="float">
            <text:p>0.0187299582</text:p>
          </table:table-cell>
          <table:table-cell office:value-type="float" office:value="0" calcext:value-type="float">
            <text:p>0</text:p>
          </table:table-cell>
          <table:table-cell office:value-type="float" office:value="0.0000342735468255602" calcext:value-type="float">
            <text:p>3.43E-05</text:p>
          </table:table-cell>
          <table:table-cell office:value-type="float" office:value="3.5319641871404" calcext:value-type="float">
            <text:p>3.5319641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181435161837566" calcext:value-type="float">
            <text:p>0.0181435162</text:p>
          </table:table-cell>
          <table:table-cell office:value-type="float" office:value="0" calcext:value-type="float">
            <text:p>0</text:p>
          </table:table-cell>
          <table:table-cell office:value-type="float" office:value="0.0000290189826914422" calcext:value-type="float">
            <text:p>2.90E-05</text:p>
          </table:table-cell>
          <table:table-cell office:value-type="float" office:value="2.36210785407237" calcext:value-type="float">
            <text:p>2.36210785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052336919833527" calcext:value-type="float">
            <text:p>0.0523369198</text:p>
          </table:table-cell>
          <table:table-cell table:style-name="ce2" office:value-type="float" office:value="0.000000912408408709936" calcext:value-type="float">
            <text:p>9.12E-07</text:p>
          </table:table-cell>
          <table:table-cell office:value-type="float" office:value="0.0000936633921544183" calcext:value-type="float">
            <text:p>9.37E-05</text:p>
          </table:table-cell>
          <table:table-cell office:value-type="float" office:value="2.95351832842624" calcext:value-type="float">
            <text:p>2.9535183284</text:p>
          </table:table-cell>
          <table:table-cell table:style-name="ce2" office:value-type="float" office:value="0.0000019840078780056" calcext:value-type="float">
            <text:p>1.98E-06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0947774578361295" calcext:value-type="float">
            <text:p>0.0947774578</text:p>
          </table:table-cell>
          <table:table-cell office:value-type="float" office:value="0.00660179544719374" calcext:value-type="float">
            <text:p>0.0066017954</text:p>
          </table:table-cell>
          <table:table-cell office:value-type="float" office:value="0.0000548355792029035" calcext:value-type="float">
            <text:p>5.48E-05</text:p>
          </table:table-cell>
          <table:table-cell office:value-type="float" office:value="7.68446117086533" calcext:value-type="float">
            <text:p>7.6844611709</text:p>
          </table:table-cell>
          <table:table-cell office:value-type="float" office:value="0.0167407096173871" calcext:value-type="float">
            <text:p>0.0167407096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213093488014047" calcext:value-type="float">
            <text:p>0.0213093488</text:p>
          </table:table-cell>
          <table:table-cell office:value-type="float" office:value="0.0264395491410774" calcext:value-type="float">
            <text:p>0.0264395491</text:p>
          </table:table-cell>
          <table:table-cell table:style-name="Default" office:value-type="float" office:value="0.000254301244800151" calcext:value-type="float">
            <text:p>0.0002543012</text:p>
          </table:table-cell>
          <table:table-cell office:value-type="float" office:value="4.30369303404257" calcext:value-type="float">
            <text:p>4.303693034</text:p>
          </table:table-cell>
          <table:table-cell office:value-type="float" office:value="0.0526831163044791" calcext:value-type="float">
            <text:p>0.0526831163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181872629194162" calcext:value-type="float">
            <text:p>0.0181872629</text:p>
          </table:table-cell>
          <table:table-cell office:value-type="float" office:value="0" calcext:value-type="float">
            <text:p>0</text:p>
          </table:table-cell>
          <table:table-cell office:value-type="float" office:value="0.0000369966704091384" calcext:value-type="float">
            <text:p>3.70E-05</text:p>
          </table:table-cell>
          <table:table-cell office:value-type="float" office:value="1.12718538495657" calcext:value-type="float">
            <text:p>1.127185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184357154226424" calcext:value-type="float">
            <text:p>0.0184357154</text:p>
          </table:table-cell>
          <table:table-cell office:value-type="float" office:value="0.0254109408132071" calcext:value-type="float">
            <text:p>0.0254109408</text:p>
          </table:table-cell>
          <table:table-cell table:style-name="Default" office:value-type="float" office:value="0.00024348957508204" calcext:value-type="float">
            <text:p>0.0002434896</text:p>
          </table:table-cell>
          <table:table-cell office:value-type="float" office:value="4.16417882283468" calcext:value-type="float">
            <text:p>4.1641788228</text:p>
          </table:table-cell>
          <table:table-cell office:value-type="float" office:value="0.0515697734848033" calcext:value-type="float">
            <text:p>0.0515697735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454999235780365" calcext:value-type="float">
            <text:p>0.0454999236</text:p>
          </table:table-cell>
          <table:table-cell office:value-type="float" office:value="0.0228905164990972" calcext:value-type="float">
            <text:p>0.0228905165</text:p>
          </table:table-cell>
          <table:table-cell table:style-name="Default" office:value-type="float" office:value="0.000223276412153724" calcext:value-type="float">
            <text:p>0.0002232764</text:p>
          </table:table-cell>
          <table:table-cell office:value-type="float" office:value="3.68658741541224" calcext:value-type="float">
            <text:p>3.6865874154</text:p>
          </table:table-cell>
          <table:table-cell office:value-type="float" office:value="0.0491991150958617" calcext:value-type="float">
            <text:p>0.0491991151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32331315018574" calcext:value-type="float">
            <text:p>0.032331315</text:p>
          </table:table-cell>
          <table:table-cell office:value-type="float" office:value="0" calcext:value-type="float">
            <text:p>0</text:p>
          </table:table-cell>
          <table:table-cell office:value-type="float" office:value="0.0000621385113819259" calcext:value-type="float">
            <text:p>6.21E-05</text:p>
          </table:table-cell>
          <table:table-cell office:value-type="float" office:value="2.54696025343099" calcext:value-type="float">
            <text:p>2.54696025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179866239942181" calcext:value-type="float">
            <text:p>0.017986624</text:p>
          </table:table-cell>
          <table:table-cell office:value-type="float" office:value="0" calcext:value-type="float">
            <text:p>0</text:p>
          </table:table-cell>
          <table:table-cell office:value-type="float" office:value="0.0000271518967610551" calcext:value-type="float">
            <text:p>2.72E-05</text:p>
          </table:table-cell>
          <table:table-cell office:value-type="float" office:value="1.64156452835648" calcext:value-type="float">
            <text:p>1.6415645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184531319258488" calcext:value-type="float">
            <text:p>0.0184531319</text:p>
          </table:table-cell>
          <table:table-cell office:value-type="float" office:value="0" calcext:value-type="float">
            <text:p>0</text:p>
          </table:table-cell>
          <table:table-cell office:value-type="float" office:value="0.0000357143373988478" calcext:value-type="float">
            <text:p>3.57E-05</text:p>
          </table:table-cell>
          <table:table-cell office:value-type="float" office:value="2.69974307423879" calcext:value-type="float">
            <text:p>2.69974307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502478013676009" calcext:value-type="float">
            <text:p>0.0502478014</text:p>
          </table:table-cell>
          <table:table-cell office:value-type="float" office:value="0" calcext:value-type="float">
            <text:p>0</text:p>
          </table:table-cell>
          <table:table-cell office:value-type="float" office:value="0.0000724188494206317" calcext:value-type="float">
            <text:p>7.24E-05</text:p>
          </table:table-cell>
          <table:table-cell office:value-type="float" office:value="2.20256940310199" calcext:value-type="float">
            <text:p>2.20256940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39763324898692" calcext:value-type="float">
            <text:p>0.0397633249</text:p>
          </table:table-cell>
          <table:table-cell office:value-type="float" office:value="0" calcext:value-type="float">
            <text:p>0</text:p>
          </table:table-cell>
          <table:table-cell office:value-type="float" office:value="0.0000604246380826165" calcext:value-type="float">
            <text:p>6.04E-05</text:p>
          </table:table-cell>
          <table:table-cell office:value-type="float" office:value="3.79980014508049" calcext:value-type="float">
            <text:p>3.79980014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0437639713093254" calcext:value-type="float">
            <text:p>0.0437639713</text:p>
          </table:table-cell>
          <table:table-cell office:value-type="float" office:value="0.0206417663466775" calcext:value-type="float">
            <text:p>0.0206417663</text:p>
          </table:table-cell>
          <table:table-cell table:style-name="Default" office:value-type="float" office:value="0.000200024555458587" calcext:value-type="float">
            <text:p>0.0002000246</text:p>
          </table:table-cell>
          <table:table-cell office:value-type="float" office:value="3.94380466457426" calcext:value-type="float">
            <text:p>3.9438046646</text:p>
          </table:table-cell>
          <table:table-cell office:value-type="float" office:value="0.0483023906259752" calcext:value-type="float">
            <text:p>0.0483023906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208659858145566" calcext:value-type="float">
            <text:p>0.0208659858</text:p>
          </table:table-cell>
          <table:table-cell office:value-type="float" office:value="0.0220238605770161" calcext:value-type="float">
            <text:p>0.0220238606</text:p>
          </table:table-cell>
          <table:table-cell table:style-name="Default" office:value-type="float" office:value="0.000207766030847725" calcext:value-type="float">
            <text:p>0.000207766</text:p>
          </table:table-cell>
          <table:table-cell office:value-type="float" office:value="1.47841881785748" calcext:value-type="float">
            <text:p>1.4784188179</text:p>
          </table:table-cell>
          <table:table-cell office:value-type="float" office:value="0.0497246204064566" calcext:value-type="float">
            <text:p>0.0497246204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180431604573611" calcext:value-type="float">
            <text:p>0.0180431605</text:p>
          </table:table-cell>
          <table:table-cell office:value-type="float" office:value="0" calcext:value-type="float">
            <text:p>0</text:p>
          </table:table-cell>
          <table:table-cell office:value-type="float" office:value="0.0000282722981514797" calcext:value-type="float">
            <text:p>2.83E-05</text:p>
          </table:table-cell>
          <table:table-cell office:value-type="float" office:value="1.32705898767035" calcext:value-type="float">
            <text:p>1.3270589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185293874214858" calcext:value-type="float">
            <text:p>0.0185293874</text:p>
          </table:table-cell>
          <table:table-cell office:value-type="float" office:value="0" calcext:value-type="float">
            <text:p>0</text:p>
          </table:table-cell>
          <table:table-cell office:value-type="float" office:value="0.0000317725329822535" calcext:value-type="float">
            <text:p>3.18E-05</text:p>
          </table:table-cell>
          <table:table-cell office:value-type="float" office:value="1.43207763897986" calcext:value-type="float">
            <text:p>1.432077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192651910675357" calcext:value-type="float">
            <text:p>0.0192651911</text:p>
          </table:table-cell>
          <table:table-cell office:value-type="float" office:value="0" calcext:value-type="float">
            <text:p>0</text:p>
          </table:table-cell>
          <table:table-cell office:value-type="float" office:value="0.0000227478677963657" calcext:value-type="float">
            <text:p>2.27E-05</text:p>
          </table:table-cell>
          <table:table-cell office:value-type="float" office:value="1.60065633372489" calcext:value-type="float">
            <text:p>1.60065633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186601004958847" calcext:value-type="float">
            <text:p>0.0186601005</text:p>
          </table:table-cell>
          <table:table-cell office:value-type="float" office:value="0" calcext:value-type="float">
            <text:p>0</text:p>
          </table:table-cell>
          <table:table-cell office:value-type="float" office:value="0.0000324089901451736" calcext:value-type="float">
            <text:p>3.24E-05</text:p>
          </table:table-cell>
          <table:table-cell office:value-type="float" office:value="3.9824526662197" calcext:value-type="float">
            <text:p>3.9824526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18601038772924" calcext:value-type="float">
            <text:p>0.0186010388</text:p>
          </table:table-cell>
          <table:table-cell office:value-type="float" office:value="0" calcext:value-type="float">
            <text:p>0</text:p>
          </table:table-cell>
          <table:table-cell office:value-type="float" office:value="0.0000318721781367073" calcext:value-type="float">
            <text:p>3.19E-05</text:p>
          </table:table-cell>
          <table:table-cell office:value-type="float" office:value="3.18413705539295" calcext:value-type="float">
            <text:p>3.1841370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206762162331149" calcext:value-type="float">
            <text:p>0.0206762162</text:p>
          </table:table-cell>
          <table:table-cell office:value-type="float" office:value="0.0230648484886257" calcext:value-type="float">
            <text:p>0.0230648485</text:p>
          </table:table-cell>
          <table:table-cell table:style-name="Default" office:value-type="float" office:value="0.000219664898701853" calcext:value-type="float">
            <text:p>0.0002196649</text:p>
          </table:table-cell>
          <table:table-cell office:value-type="float" office:value="4.25927394735762" calcext:value-type="float">
            <text:p>4.2592739474</text:p>
          </table:table-cell>
          <table:table-cell office:value-type="float" office:value="0.0506373379220769" calcext:value-type="float">
            <text:p>0.0506373379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312358054266749" calcext:value-type="float">
            <text:p>0.0312358054</text:p>
          </table:table-cell>
          <table:table-cell office:value-type="float" office:value="0.00849075847761699" calcext:value-type="float">
            <text:p>0.0084907585</text:p>
          </table:table-cell>
          <table:table-cell office:value-type="float" office:value="0.0000690230647625761" calcext:value-type="float">
            <text:p>6.90E-05</text:p>
          </table:table-cell>
          <table:table-cell office:value-type="float" office:value="4.39650464086801" calcext:value-type="float">
            <text:p>4.3965046409</text:p>
          </table:table-cell>
          <table:table-cell office:value-type="float" office:value="0.0369522098129701" calcext:value-type="float">
            <text:p>0.0369522098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186178742254979" calcext:value-type="float">
            <text:p>0.0186178742</text:p>
          </table:table-cell>
          <table:table-cell office:value-type="float" office:value="0.0257639512975242" calcext:value-type="float">
            <text:p>0.0257639513</text:p>
          </table:table-cell>
          <table:table-cell table:style-name="Default" office:value-type="float" office:value="0.000252483364903117" calcext:value-type="float">
            <text:p>0.0002524834</text:p>
          </table:table-cell>
          <table:table-cell office:value-type="float" office:value="4.28070788830684" calcext:value-type="float">
            <text:p>4.2807078883</text:p>
          </table:table-cell>
          <table:table-cell office:value-type="float" office:value="0.0553015897374726" calcext:value-type="float">
            <text:p>0.0553015897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312126384006119" calcext:value-type="float">
            <text:p>0.0312126384</text:p>
          </table:table-cell>
          <table:table-cell office:value-type="float" office:value="0.00845726908722726" calcext:value-type="float">
            <text:p>0.0084572691</text:p>
          </table:table-cell>
          <table:table-cell office:value-type="float" office:value="0.0000696585242466699" calcext:value-type="float">
            <text:p>6.97E-05</text:p>
          </table:table-cell>
          <table:table-cell office:value-type="float" office:value="4.11980775641216" calcext:value-type="float">
            <text:p>4.1198077564</text:p>
          </table:table-cell>
          <table:table-cell office:value-type="float" office:value="0.0379117669986001" calcext:value-type="float">
            <text:p>0.037911767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268829998285439" calcext:value-type="float">
            <text:p>0.0268829998</text:p>
          </table:table-cell>
          <table:table-cell office:value-type="float" office:value="0" calcext:value-type="float">
            <text:p>0</text:p>
          </table:table-cell>
          <table:table-cell office:value-type="float" office:value="0.0000318305554582854" calcext:value-type="float">
            <text:p>3.18E-05</text:p>
          </table:table-cell>
          <table:table-cell office:value-type="float" office:value="2.46352928600251" calcext:value-type="float">
            <text:p>2.463529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313926369534322" calcext:value-type="float">
            <text:p>0.031392637</text:p>
          </table:table-cell>
          <table:table-cell office:value-type="float" office:value="0.00849428617464893" calcext:value-type="float">
            <text:p>0.0084942862</text:p>
          </table:table-cell>
          <table:table-cell office:value-type="float" office:value="0.0000691860587422136" calcext:value-type="float">
            <text:p>6.92E-05</text:p>
          </table:table-cell>
          <table:table-cell office:value-type="float" office:value="4.07617075014514" calcext:value-type="float">
            <text:p>4.0761707501</text:p>
          </table:table-cell>
          <table:table-cell office:value-type="float" office:value="0.0364647941223876" calcext:value-type="float">
            <text:p>0.0364647941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184826993975326" calcext:value-type="float">
            <text:p>0.0184826994</text:p>
          </table:table-cell>
          <table:table-cell office:value-type="float" office:value="0.0143000380771333" calcext:value-type="float">
            <text:p>0.0143000381</text:p>
          </table:table-cell>
          <table:table-cell table:style-name="Default" office:value-type="float" office:value="0.000149452464107549" calcext:value-type="float">
            <text:p>0.0001494525</text:p>
          </table:table-cell>
          <table:table-cell office:value-type="float" office:value="4.15823979883332" calcext:value-type="float">
            <text:p>4.1582397988</text:p>
          </table:table-cell>
          <table:table-cell office:value-type="float" office:value="0.0264011304796347" calcext:value-type="float">
            <text:p>0.0264011305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278603995449436" calcext:value-type="float">
            <text:p>0.0278603995</text:p>
          </table:table-cell>
          <table:table-cell office:value-type="float" office:value="0.0115103652975779" calcext:value-type="float">
            <text:p>0.0115103653</text:p>
          </table:table-cell>
          <table:table-cell table:style-name="Default" office:value-type="float" office:value="0.000113970988775864" calcext:value-type="float">
            <text:p>0.000113971</text:p>
          </table:table-cell>
          <table:table-cell office:value-type="float" office:value="5.48962872186204" calcext:value-type="float">
            <text:p>5.4896287219</text:p>
          </table:table-cell>
          <table:table-cell office:value-type="float" office:value="0.0194315864160343" calcext:value-type="float">
            <text:p>0.0194315864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186816276981174" calcext:value-type="float">
            <text:p>0.0186816277</text:p>
          </table:table-cell>
          <table:table-cell office:value-type="float" office:value="0" calcext:value-type="float">
            <text:p>0</text:p>
          </table:table-cell>
          <table:table-cell office:value-type="float" office:value="0.0000325807717675905" calcext:value-type="float">
            <text:p>3.26E-05</text:p>
          </table:table-cell>
          <table:table-cell office:value-type="float" office:value="0.999191468633403" calcext:value-type="float">
            <text:p>0.99919146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184118559418801" calcext:value-type="float">
            <text:p>0.0184118559</text:p>
          </table:table-cell>
          <table:table-cell office:value-type="float" office:value="0" calcext:value-type="float">
            <text:p>0</text:p>
          </table:table-cell>
          <table:table-cell office:value-type="float" office:value="0.0000351398594919215" calcext:value-type="float">
            <text:p>3.51E-05</text:p>
          </table:table-cell>
          <table:table-cell office:value-type="float" office:value="2.70652967670929" calcext:value-type="float">
            <text:p>2.70652967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30464721043106" calcext:value-type="float">
            <text:p>0.030464721</text:p>
          </table:table-cell>
          <table:table-cell office:value-type="float" office:value="0.00828920608329226" calcext:value-type="float">
            <text:p>0.0082892061</text:p>
          </table:table-cell>
          <table:table-cell office:value-type="float" office:value="0.0000757096944174257" calcext:value-type="float">
            <text:p>7.57E-05</text:p>
          </table:table-cell>
          <table:table-cell office:value-type="float" office:value="3.86459066762109" calcext:value-type="float">
            <text:p>3.8645906676</text:p>
          </table:table-cell>
          <table:table-cell office:value-type="float" office:value="0.0395526390774427" calcext:value-type="float">
            <text:p>0.0395526391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180402522337086" calcext:value-type="float">
            <text:p>0.0180402522</text:p>
          </table:table-cell>
          <table:table-cell office:value-type="float" office:value="0" calcext:value-type="float">
            <text:p>0</text:p>
          </table:table-cell>
          <table:table-cell office:value-type="float" office:value="0.0000287428930852394" calcext:value-type="float">
            <text:p>2.87E-05</text:p>
          </table:table-cell>
          <table:table-cell office:value-type="float" office:value="1.38195756997395" calcext:value-type="float">
            <text:p>1.381957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185879534965671" calcext:value-type="float">
            <text:p>0.0185879535</text:p>
          </table:table-cell>
          <table:table-cell office:value-type="float" office:value="0.0266552099744094" calcext:value-type="float">
            <text:p>0.02665521</text:p>
          </table:table-cell>
          <table:table-cell table:style-name="Default" office:value-type="float" office:value="0.000256307404245801" calcext:value-type="float">
            <text:p>0.0002563074</text:p>
          </table:table-cell>
          <table:table-cell office:value-type="float" office:value="4.14686375403006" calcext:value-type="float">
            <text:p>4.146863754</text:p>
          </table:table-cell>
          <table:table-cell office:value-type="float" office:value="0.0525914894752713" calcext:value-type="float">
            <text:p>0.0525914895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182192839403925" calcext:value-type="float">
            <text:p>0.0182192839</text:p>
          </table:table-cell>
          <table:table-cell office:value-type="float" office:value="0" calcext:value-type="float">
            <text:p>0</text:p>
          </table:table-cell>
          <table:table-cell office:value-type="float" office:value="0.0000366868815684585" calcext:value-type="float">
            <text:p>3.67E-05</text:p>
          </table:table-cell>
          <table:table-cell office:value-type="float" office:value="2.55531540451497" calcext:value-type="float">
            <text:p>2.5553154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183204122741679" calcext:value-type="float">
            <text:p>0.0183204123</text:p>
          </table:table-cell>
          <table:table-cell office:value-type="float" office:value="0.0272055546950713" calcext:value-type="float">
            <text:p>0.0272055547</text:p>
          </table:table-cell>
          <table:table-cell table:style-name="Default" office:value-type="float" office:value="0.000263284934408694" calcext:value-type="float">
            <text:p>0.0002632849</text:p>
          </table:table-cell>
          <table:table-cell office:value-type="float" office:value="4.05261975058578" calcext:value-type="float">
            <text:p>4.0526197506</text:p>
          </table:table-cell>
          <table:table-cell office:value-type="float" office:value="0.0532444613289212" calcext:value-type="float">
            <text:p>0.0532444613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184885695404298" calcext:value-type="float">
            <text:p>0.0184885695</text:p>
          </table:table-cell>
          <table:table-cell office:value-type="float" office:value="0.0254781144989742" calcext:value-type="float">
            <text:p>0.0254781145</text:p>
          </table:table-cell>
          <table:table-cell table:style-name="Default" office:value-type="float" office:value="0.000244383231312827" calcext:value-type="float">
            <text:p>0.0002443832</text:p>
          </table:table-cell>
          <table:table-cell office:value-type="float" office:value="4.19324980074675" calcext:value-type="float">
            <text:p>4.1932498007</text:p>
          </table:table-cell>
          <table:table-cell office:value-type="float" office:value="0.0517139871861869" calcext:value-type="float">
            <text:p>0.0517139872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173900676880003" calcext:value-type="float">
            <text:p>0.0173900677</text:p>
          </table:table-cell>
          <table:table-cell office:value-type="float" office:value="0.0228636146960134" calcext:value-type="float">
            <text:p>0.0228636147</text:p>
          </table:table-cell>
          <table:table-cell table:style-name="Default" office:value-type="float" office:value="0.000214508474813842" calcext:value-type="float">
            <text:p>0.0002145085</text:p>
          </table:table-cell>
          <table:table-cell office:value-type="float" office:value="4.23663563008195" calcext:value-type="float">
            <text:p>4.2366356301</text:p>
          </table:table-cell>
          <table:table-cell office:value-type="float" office:value="0.0497855279062893" calcext:value-type="float">
            <text:p>0.0497855279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358695340485052" calcext:value-type="float">
            <text:p>0.035869534</text:p>
          </table:table-cell>
          <table:table-cell office:value-type="float" office:value="0" calcext:value-type="float">
            <text:p>0</text:p>
          </table:table-cell>
          <table:table-cell office:value-type="float" office:value="0.0000480074858131405" calcext:value-type="float">
            <text:p>4.80E-05</text:p>
          </table:table-cell>
          <table:table-cell office:value-type="float" office:value="3.1718876195893" calcext:value-type="float">
            <text:p>3.17188761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281407087294893" calcext:value-type="float">
            <text:p>0.0281407087</text:p>
          </table:table-cell>
          <table:table-cell office:value-type="float" office:value="0.0116762884328267" calcext:value-type="float">
            <text:p>0.0116762884</text:p>
          </table:table-cell>
          <table:table-cell table:style-name="Default" office:value-type="float" office:value="0.000106773561602192" calcext:value-type="float">
            <text:p>0.0001067736</text:p>
          </table:table-cell>
          <table:table-cell office:value-type="float" office:value="3.97423597695773" calcext:value-type="float">
            <text:p>3.974235977</text:p>
          </table:table-cell>
          <table:table-cell office:value-type="float" office:value="0.0424384447722146" calcext:value-type="float">
            <text:p>0.0424384448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180538852657057" calcext:value-type="float">
            <text:p>0.0180538853</text:p>
          </table:table-cell>
          <table:table-cell office:value-type="float" office:value="0" calcext:value-type="float">
            <text:p>0</text:p>
          </table:table-cell>
          <table:table-cell office:value-type="float" office:value="0.0000289764275171227" calcext:value-type="float">
            <text:p>2.90E-05</text:p>
          </table:table-cell>
          <table:table-cell office:value-type="float" office:value="3.76321343507559" calcext:value-type="float">
            <text:p>3.7632134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187304737427022" calcext:value-type="float">
            <text:p>0.0187304737</text:p>
          </table:table-cell>
          <table:table-cell office:value-type="float" office:value="0" calcext:value-type="float">
            <text:p>0</text:p>
          </table:table-cell>
          <table:table-cell office:value-type="float" office:value="0.0000336478342747475" calcext:value-type="float">
            <text:p>3.36E-05</text:p>
          </table:table-cell>
          <table:table-cell office:value-type="float" office:value="0.86902275128205" calcext:value-type="float">
            <text:p>0.86902275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186376506445515" calcext:value-type="float">
            <text:p>0.0186376506</text:p>
          </table:table-cell>
          <table:table-cell office:value-type="float" office:value="0.0271159791419081" calcext:value-type="float">
            <text:p>0.0271159791</text:p>
          </table:table-cell>
          <table:table-cell table:style-name="Default" office:value-type="float" office:value="0.000262068699120922" calcext:value-type="float">
            <text:p>0.0002620687</text:p>
          </table:table-cell>
          <table:table-cell office:value-type="float" office:value="4.54688650014492" calcext:value-type="float">
            <text:p>4.5468865001</text:p>
          </table:table-cell>
          <table:table-cell office:value-type="float" office:value="0.0527624716380863" calcext:value-type="float">
            <text:p>0.0527624716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186577935720956" calcext:value-type="float">
            <text:p>0.0186577936</text:p>
          </table:table-cell>
          <table:table-cell office:value-type="float" office:value="0.0259838568093522" calcext:value-type="float">
            <text:p>0.0259838568</text:p>
          </table:table-cell>
          <table:table-cell table:style-name="Default" office:value-type="float" office:value="0.00024930533090702" calcext:value-type="float">
            <text:p>0.0002493053</text:p>
          </table:table-cell>
          <table:table-cell office:value-type="float" office:value="4.33340684105935" calcext:value-type="float">
            <text:p>4.3334068411</text:p>
          </table:table-cell>
          <table:table-cell office:value-type="float" office:value="0.0519658051522186" calcext:value-type="float">
            <text:p>0.0519658052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186092728650036" calcext:value-type="float">
            <text:p>0.0186092729</text:p>
          </table:table-cell>
          <table:table-cell office:value-type="float" office:value="0.0259808290719637" calcext:value-type="float">
            <text:p>0.0259808291</text:p>
          </table:table-cell>
          <table:table-cell table:style-name="Default" office:value-type="float" office:value="0.000249223052614389" calcext:value-type="float">
            <text:p>0.0002492231</text:p>
          </table:table-cell>
          <table:table-cell office:value-type="float" office:value="4.15246095089432" calcext:value-type="float">
            <text:p>4.1524609509</text:p>
          </table:table-cell>
          <table:table-cell office:value-type="float" office:value="0.0520708054073612" calcext:value-type="float">
            <text:p>0.0520708054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177725872515528" calcext:value-type="float">
            <text:p>0.0177725873</text:p>
          </table:table-cell>
          <table:table-cell office:value-type="float" office:value="0.0277869707513665" calcext:value-type="float">
            <text:p>0.0277869708</text:p>
          </table:table-cell>
          <table:table-cell table:style-name="Default" office:value-type="float" office:value="0.0002733591071115" calcext:value-type="float">
            <text:p>0.0002733591</text:p>
          </table:table-cell>
          <table:table-cell office:value-type="float" office:value="4.23915496767708" calcext:value-type="float">
            <text:p>4.2391549677</text:p>
          </table:table-cell>
          <table:table-cell office:value-type="float" office:value="0.0534338674162168" calcext:value-type="float">
            <text:p>0.0534338674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178519570751474" calcext:value-type="float">
            <text:p>0.0178519571</text:p>
          </table:table-cell>
          <table:table-cell office:value-type="float" office:value="0.0241092120620781" calcext:value-type="float">
            <text:p>0.0241092121</text:p>
          </table:table-cell>
          <table:table-cell table:style-name="Default" office:value-type="float" office:value="0.000229311056893281" calcext:value-type="float">
            <text:p>0.0002293111</text:p>
          </table:table-cell>
          <table:table-cell office:value-type="float" office:value="4.34092084775699" calcext:value-type="float">
            <text:p>4.3409208478</text:p>
          </table:table-cell>
          <table:table-cell office:value-type="float" office:value="0.0506242322465871" calcext:value-type="float">
            <text:p>0.0506242322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178209847439509" calcext:value-type="float">
            <text:p>0.0178209847</text:p>
          </table:table-cell>
          <table:table-cell office:value-type="float" office:value="0.0242883861071361" calcext:value-type="float">
            <text:p>0.0242883861</text:p>
          </table:table-cell>
          <table:table-cell table:style-name="Default" office:value-type="float" office:value="0.000231319675996188" calcext:value-type="float">
            <text:p>0.0002313197</text:p>
          </table:table-cell>
          <table:table-cell office:value-type="float" office:value="4.18713868099685" calcext:value-type="float">
            <text:p>4.187138681</text:p>
          </table:table-cell>
          <table:table-cell office:value-type="float" office:value="0.0507692625701285" calcext:value-type="float">
            <text:p>0.0507692626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181018464480707" calcext:value-type="float">
            <text:p>0.0181018464</text:p>
          </table:table-cell>
          <table:table-cell office:value-type="float" office:value="0" calcext:value-type="float">
            <text:p>0</text:p>
          </table:table-cell>
          <table:table-cell office:value-type="float" office:value="0.0000368986754058627" calcext:value-type="float">
            <text:p>3.69E-05</text:p>
          </table:table-cell>
          <table:table-cell office:value-type="float" office:value="3.38554940078798" calcext:value-type="float">
            <text:p>3.3855494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184225696008896" calcext:value-type="float">
            <text:p>0.0184225696</text:p>
          </table:table-cell>
          <table:table-cell office:value-type="float" office:value="0" calcext:value-type="float">
            <text:p>0</text:p>
          </table:table-cell>
          <table:table-cell office:value-type="float" office:value="0.0000356640021068555" calcext:value-type="float">
            <text:p>3.57E-05</text:p>
          </table:table-cell>
          <table:table-cell office:value-type="float" office:value="2.92605781399577" calcext:value-type="float">
            <text:p>2.9260578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185560299836551" calcext:value-type="float">
            <text:p>0.01855603</text:p>
          </table:table-cell>
          <table:table-cell office:value-type="float" office:value="0" calcext:value-type="float">
            <text:p>0</text:p>
          </table:table-cell>
          <table:table-cell office:value-type="float" office:value="0.0000318199379101462" calcext:value-type="float">
            <text:p>3.18E-05</text:p>
          </table:table-cell>
          <table:table-cell office:value-type="float" office:value="2.84226890005576" calcext:value-type="float">
            <text:p>2.8422689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238751076780096" calcext:value-type="float">
            <text:p>0.0238751077</text:p>
          </table:table-cell>
          <table:table-cell office:value-type="float" office:value="0.0284902241450664" calcext:value-type="float">
            <text:p>0.0284902241</text:p>
          </table:table-cell>
          <table:table-cell table:style-name="Default" office:value-type="float" office:value="0.000297735199422963" calcext:value-type="float">
            <text:p>0.0002977352</text:p>
          </table:table-cell>
          <table:table-cell office:value-type="float" office:value="4.3726473073584" calcext:value-type="float">
            <text:p>4.3726473074</text:p>
          </table:table-cell>
          <table:table-cell office:value-type="float" office:value="0.0541845861577596" calcext:value-type="float">
            <text:p>0.0541845862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345773809221175" calcext:value-type="float">
            <text:p>0.0345773809</text:p>
          </table:table-cell>
          <table:table-cell office:value-type="float" office:value="0.0223569184216647" calcext:value-type="float">
            <text:p>0.0223569184</text:p>
          </table:table-cell>
          <table:table-cell table:style-name="Default" office:value-type="float" office:value="0.000213827620509977" calcext:value-type="float">
            <text:p>0.0002138276</text:p>
          </table:table-cell>
          <table:table-cell office:value-type="float" office:value="3.85386148596771" calcext:value-type="float">
            <text:p>3.853861486</text:p>
          </table:table-cell>
          <table:table-cell office:value-type="float" office:value="0.0499604811029734" calcext:value-type="float">
            <text:p>0.0499604811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186988570500432" calcext:value-type="float">
            <text:p>0.0186988571</text:p>
          </table:table-cell>
          <table:table-cell office:value-type="float" office:value="0" calcext:value-type="float">
            <text:p>0</text:p>
          </table:table-cell>
          <table:table-cell office:value-type="float" office:value="0.0000232152732875976" calcext:value-type="float">
            <text:p>2.32E-05</text:p>
          </table:table-cell>
          <table:table-cell office:value-type="float" office:value="3.45817839027138" calcext:value-type="float">
            <text:p>3.4581783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17889719099679" calcext:value-type="float">
            <text:p>0.0178897191</text:p>
          </table:table-cell>
          <table:table-cell office:value-type="float" office:value="0.0276949403261018" calcext:value-type="float">
            <text:p>0.0276949403</text:p>
          </table:table-cell>
          <table:table-cell table:style-name="Default" office:value-type="float" office:value="0.00027169477020101" calcext:value-type="float">
            <text:p>0.0002716948</text:p>
          </table:table-cell>
          <table:table-cell office:value-type="float" office:value="4.21799907988064" calcext:value-type="float">
            <text:p>4.2179990799</text:p>
          </table:table-cell>
          <table:table-cell office:value-type="float" office:value="0.053571139350525" calcext:value-type="float">
            <text:p>0.0535711394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384036444570778" calcext:value-type="float">
            <text:p>0.0384036445</text:p>
          </table:table-cell>
          <table:table-cell office:value-type="float" office:value="0" calcext:value-type="float">
            <text:p>0</text:p>
          </table:table-cell>
          <table:table-cell office:value-type="float" office:value="0.0000599691449772315" calcext:value-type="float">
            <text:p>6.00E-05</text:p>
          </table:table-cell>
          <table:table-cell office:value-type="float" office:value="3.18001598605209" calcext:value-type="float">
            <text:p>3.1800159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449867773487827" calcext:value-type="float">
            <text:p>0.0449867773</text:p>
          </table:table-cell>
          <table:table-cell office:value-type="float" office:value="0.0105695475543402" calcext:value-type="float">
            <text:p>0.0105695476</text:p>
          </table:table-cell>
          <table:table-cell office:value-type="float" office:value="0.0000990319369158192" calcext:value-type="float">
            <text:p>9.90E-05</text:p>
          </table:table-cell>
          <table:table-cell office:value-type="float" office:value="5.85416682352506" calcext:value-type="float">
            <text:p>5.8541668235</text:p>
          </table:table-cell>
          <table:table-cell office:value-type="float" office:value="0.0382737664241504" calcext:value-type="float">
            <text:p>0.0382737664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180223461889604" calcext:value-type="float">
            <text:p>0.0180223462</text:p>
          </table:table-cell>
          <table:table-cell office:value-type="float" office:value="0.0246826532487332" calcext:value-type="float">
            <text:p>0.0246826532</text:p>
          </table:table-cell>
          <table:table-cell table:style-name="Default" office:value-type="float" office:value="0.000235641812519943" calcext:value-type="float">
            <text:p>0.0002356418</text:p>
          </table:table-cell>
          <table:table-cell office:value-type="float" office:value="4.16680086677523" calcext:value-type="float">
            <text:p>4.1668008668</text:p>
          </table:table-cell>
          <table:table-cell office:value-type="float" office:value="0.0511080857966513" calcext:value-type="float">
            <text:p>0.0511080858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179527600657637" calcext:value-type="float">
            <text:p>0.0179527601</text:p>
          </table:table-cell>
          <table:table-cell office:value-type="float" office:value="0" calcext:value-type="float">
            <text:p>0</text:p>
          </table:table-cell>
          <table:table-cell office:value-type="float" office:value="0.0000265376305416132" calcext:value-type="float">
            <text:p>2.65E-05</text:p>
          </table:table-cell>
          <table:table-cell office:value-type="float" office:value="2.71520758949569" calcext:value-type="float">
            <text:p>2.7152075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187654583388113" calcext:value-type="float">
            <text:p>0.0187654583</text:p>
          </table:table-cell>
          <table:table-cell office:value-type="float" office:value="0" calcext:value-type="float">
            <text:p>0</text:p>
          </table:table-cell>
          <table:table-cell office:value-type="float" office:value="0.0000332049519787642" calcext:value-type="float">
            <text:p>3.32E-05</text:p>
          </table:table-cell>
          <table:table-cell office:value-type="float" office:value="3.4220709155683" calcext:value-type="float">
            <text:p>3.4220709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419424614046392" calcext:value-type="float">
            <text:p>0.0419424614</text:p>
          </table:table-cell>
          <table:table-cell office:value-type="float" office:value="0" calcext:value-type="float">
            <text:p>0</text:p>
          </table:table-cell>
          <table:table-cell office:value-type="float" office:value="0.0000555578315270945" calcext:value-type="float">
            <text:p>5.56E-05</text:p>
          </table:table-cell>
          <table:table-cell office:value-type="float" office:value="2.42507841088074" calcext:value-type="float">
            <text:p>2.4250784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183443961497631" calcext:value-type="float">
            <text:p>0.0183443961</text:p>
          </table:table-cell>
          <table:table-cell office:value-type="float" office:value="0" calcext:value-type="float">
            <text:p>0</text:p>
          </table:table-cell>
          <table:table-cell office:value-type="float" office:value="0.00003879050471114" calcext:value-type="float">
            <text:p>3.88E-05</text:p>
          </table:table-cell>
          <table:table-cell office:value-type="float" office:value="3.52678521054971" calcext:value-type="float">
            <text:p>3.5267852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173529911095596" calcext:value-type="float">
            <text:p>0.0173529911</text:p>
          </table:table-cell>
          <table:table-cell office:value-type="float" office:value="0.023055124269167" calcext:value-type="float">
            <text:p>0.0230551243</text:p>
          </table:table-cell>
          <table:table-cell table:style-name="Default" office:value-type="float" office:value="0.000216951476253927" calcext:value-type="float">
            <text:p>0.0002169515</text:p>
          </table:table-cell>
          <table:table-cell office:value-type="float" office:value="4.20831673695503" calcext:value-type="float">
            <text:p>4.208316737</text:p>
          </table:table-cell>
          <table:table-cell office:value-type="float" office:value="0.0499197519496344" calcext:value-type="float">
            <text:p>0.0499197519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185976941583446" calcext:value-type="float">
            <text:p>0.0185976942</text:p>
          </table:table-cell>
          <table:table-cell office:value-type="float" office:value="0" calcext:value-type="float">
            <text:p>0</text:p>
          </table:table-cell>
          <table:table-cell office:value-type="float" office:value="0.0000346497954072435" calcext:value-type="float">
            <text:p>3.46E-05</text:p>
          </table:table-cell>
          <table:table-cell office:value-type="float" office:value="2.85966290805755" calcext:value-type="float">
            <text:p>2.85966290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420726337839629" calcext:value-type="float">
            <text:p>0.0420726338</text:p>
          </table:table-cell>
          <table:table-cell office:value-type="float" office:value="0" calcext:value-type="float">
            <text:p>0</text:p>
          </table:table-cell>
          <table:table-cell office:value-type="float" office:value="0.0000553427972283716" calcext:value-type="float">
            <text:p>5.53E-05</text:p>
          </table:table-cell>
          <table:table-cell office:value-type="float" office:value="3.46006512741368" calcext:value-type="float">
            <text:p>3.46006512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180936609406654" calcext:value-type="float">
            <text:p>0.0180936609</text:p>
          </table:table-cell>
          <table:table-cell office:value-type="float" office:value="0" calcext:value-type="float">
            <text:p>0</text:p>
          </table:table-cell>
          <table:table-cell office:value-type="float" office:value="0.0000362387014802497" calcext:value-type="float">
            <text:p>3.62E-05</text:p>
          </table:table-cell>
          <table:table-cell office:value-type="float" office:value="1.51877394660367" calcext:value-type="float">
            <text:p>1.5187739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174775223326964" calcext:value-type="float">
            <text:p>0.0174775223</text:p>
          </table:table-cell>
          <table:table-cell office:value-type="float" office:value="0.023533969053724" calcext:value-type="float">
            <text:p>0.0235339691</text:p>
          </table:table-cell>
          <table:table-cell table:style-name="Default" office:value-type="float" office:value="0.000222981352114455" calcext:value-type="float">
            <text:p>0.0002229814</text:p>
          </table:table-cell>
          <table:table-cell office:value-type="float" office:value="4.31560335453134" calcext:value-type="float">
            <text:p>4.3156033545</text:p>
          </table:table-cell>
          <table:table-cell office:value-type="float" office:value="0.0500668986806014" calcext:value-type="float">
            <text:p>0.0500668987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184263769856154" calcext:value-type="float">
            <text:p>0.018426377</text:p>
          </table:table-cell>
          <table:table-cell office:value-type="float" office:value="0.0253142819991133" calcext:value-type="float">
            <text:p>0.025314282</text:p>
          </table:table-cell>
          <table:table-cell table:style-name="Default" office:value-type="float" office:value="0.000242739815960295" calcext:value-type="float">
            <text:p>0.0002427398</text:p>
          </table:table-cell>
          <table:table-cell office:value-type="float" office:value="1.28321634823692" calcext:value-type="float">
            <text:p>1.2832163482</text:p>
          </table:table-cell>
          <table:table-cell office:value-type="float" office:value="0.0515849516102032" calcext:value-type="float">
            <text:p>0.0515849516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307510909352869" calcext:value-type="float">
            <text:p>0.0307510909</text:p>
          </table:table-cell>
          <table:table-cell office:value-type="float" office:value="0.0232255585241314" calcext:value-type="float">
            <text:p>0.0232255585</text:p>
          </table:table-cell>
          <table:table-cell table:style-name="Default" office:value-type="float" office:value="0.00022990860321514" calcext:value-type="float">
            <text:p>0.0002299086</text:p>
          </table:table-cell>
          <table:table-cell office:value-type="float" office:value="4.98775474295563" calcext:value-type="float">
            <text:p>4.987754743</text:p>
          </table:table-cell>
          <table:table-cell office:value-type="float" office:value="0.0543323946104732" calcext:value-type="float">
            <text:p>0.0543323946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190509622159343" calcext:value-type="float">
            <text:p>0.0190509622</text:p>
          </table:table-cell>
          <table:table-cell office:value-type="float" office:value="0.0267870464022886" calcext:value-type="float">
            <text:p>0.0267870464</text:p>
          </table:table-cell>
          <table:table-cell table:style-name="Default" office:value-type="float" office:value="0.000281147121289912" calcext:value-type="float">
            <text:p>0.0002811471</text:p>
          </table:table-cell>
          <table:table-cell office:value-type="float" office:value="0.835343727060212" calcext:value-type="float">
            <text:p>0.8353437271</text:p>
          </table:table-cell>
          <table:table-cell office:value-type="float" office:value="0.0401186512208387" calcext:value-type="float">
            <text:p>0.0401186512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173928462314016" calcext:value-type="float">
            <text:p>0.0173928462</text:p>
          </table:table-cell>
          <table:table-cell office:value-type="float" office:value="0.0234279219907726" calcext:value-type="float">
            <text:p>0.023427922</text:p>
          </table:table-cell>
          <table:table-cell table:style-name="Default" office:value-type="float" office:value="0.000221326288186696" calcext:value-type="float">
            <text:p>0.0002213263</text:p>
          </table:table-cell>
          <table:table-cell office:value-type="float" office:value="4.15424325238915" calcext:value-type="float">
            <text:p>4.1542432524</text:p>
          </table:table-cell>
          <table:table-cell office:value-type="float" office:value="0.0500980955284712" calcext:value-type="float">
            <text:p>0.0500980955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207892388226403" calcext:value-type="float">
            <text:p>0.0207892388</text:p>
          </table:table-cell>
          <table:table-cell office:value-type="float" office:value="0" calcext:value-type="float">
            <text:p>0</text:p>
          </table:table-cell>
          <table:table-cell office:value-type="float" office:value="0.0000289394115823101" calcext:value-type="float">
            <text:p>2.89E-05</text:p>
          </table:table-cell>
          <table:table-cell office:value-type="float" office:value="4.2084864316449" calcext:value-type="float">
            <text:p>4.20848643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184371096347199" calcext:value-type="float">
            <text:p>0.0184371096</text:p>
          </table:table-cell>
          <table:table-cell office:value-type="float" office:value="0.027004505914295" calcext:value-type="float">
            <text:p>0.0270045059</text:p>
          </table:table-cell>
          <table:table-cell table:style-name="Default" office:value-type="float" office:value="0.000260422530034902" calcext:value-type="float">
            <text:p>0.0002604225</text:p>
          </table:table-cell>
          <table:table-cell office:value-type="float" office:value="4.11813515783616" calcext:value-type="float">
            <text:p>4.1181351578</text:p>
          </table:table-cell>
          <table:table-cell office:value-type="float" office:value="0.0528962273086134" calcext:value-type="float">
            <text:p>0.0528962273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18693432381992" calcext:value-type="float">
            <text:p>0.0186934324</text:p>
          </table:table-cell>
          <table:table-cell office:value-type="float" office:value="0" calcext:value-type="float">
            <text:p>0</text:p>
          </table:table-cell>
          <table:table-cell office:value-type="float" office:value="0.0000342501985258019" calcext:value-type="float">
            <text:p>3.43E-05</text:p>
          </table:table-cell>
          <table:table-cell office:value-type="float" office:value="3.78041560433248" calcext:value-type="float">
            <text:p>3.7804156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223384669181289" calcext:value-type="float">
            <text:p>0.0223384669</text:p>
          </table:table-cell>
          <table:table-cell office:value-type="float" office:value="0.0194893221519575" calcext:value-type="float">
            <text:p>0.0194893222</text:p>
          </table:table-cell>
          <table:table-cell table:style-name="Default" office:value-type="float" office:value="0.000189442577327867" calcext:value-type="float">
            <text:p>0.0001894426</text:p>
          </table:table-cell>
          <table:table-cell office:value-type="float" office:value="4.2713834968549" calcext:value-type="float">
            <text:p>4.2713834969</text:p>
          </table:table-cell>
          <table:table-cell office:value-type="float" office:value="0.0489557789328365" calcext:value-type="float">
            <text:p>0.0489557789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18461228773875" calcext:value-type="float">
            <text:p>0.0184612288</text:p>
          </table:table-cell>
          <table:table-cell office:value-type="float" office:value="0.0269828743954005" calcext:value-type="float">
            <text:p>0.0269828744</text:p>
          </table:table-cell>
          <table:table-cell table:style-name="Default" office:value-type="float" office:value="0.000260284459937047" calcext:value-type="float">
            <text:p>0.0002602845</text:p>
          </table:table-cell>
          <table:table-cell office:value-type="float" office:value="4.16112950203765" calcext:value-type="float">
            <text:p>4.161129502</text:p>
          </table:table-cell>
          <table:table-cell office:value-type="float" office:value="0.0529058258606986" calcext:value-type="float">
            <text:p>0.0529058259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215336794701855" calcext:value-type="float">
            <text:p>0.0215336795</text:p>
          </table:table-cell>
          <table:table-cell office:value-type="float" office:value="0" calcext:value-type="float">
            <text:p>0</text:p>
          </table:table-cell>
          <table:table-cell office:value-type="float" office:value="0.0000440765993073576" calcext:value-type="float">
            <text:p>4.41E-05</text:p>
          </table:table-cell>
          <table:table-cell office:value-type="float" office:value="2.40476898496169" calcext:value-type="float">
            <text:p>2.4047689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198174966847924" calcext:value-type="float">
            <text:p>0.0198174967</text:p>
          </table:table-cell>
          <table:table-cell office:value-type="float" office:value="0.0283050833553446" calcext:value-type="float">
            <text:p>0.0283050834</text:p>
          </table:table-cell>
          <table:table-cell table:style-name="Default" office:value-type="float" office:value="0.000284468513945558" calcext:value-type="float">
            <text:p>0.0002844685</text:p>
          </table:table-cell>
          <table:table-cell office:value-type="float" office:value="5.03333381032836" calcext:value-type="float">
            <text:p>5.0333338103</text:p>
          </table:table-cell>
          <table:table-cell office:value-type="float" office:value="0.0526795732083837" calcext:value-type="float">
            <text:p>0.0526795732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183164521903894" calcext:value-type="float">
            <text:p>0.0183164522</text:p>
          </table:table-cell>
          <table:table-cell office:value-type="float" office:value="0" calcext:value-type="float">
            <text:p>0</text:p>
          </table:table-cell>
          <table:table-cell office:value-type="float" office:value="0.0000355330898192058" calcext:value-type="float">
            <text:p>3.55E-05</text:p>
          </table:table-cell>
          <table:table-cell office:value-type="float" office:value="1.75913764998216" calcext:value-type="float">
            <text:p>1.759137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187252462199968" calcext:value-type="float">
            <text:p>0.0187252462</text:p>
          </table:table-cell>
          <table:table-cell office:value-type="float" office:value="0" calcext:value-type="float">
            <text:p>0</text:p>
          </table:table-cell>
          <table:table-cell office:value-type="float" office:value="0.0000337902279581406" calcext:value-type="float">
            <text:p>3.38E-05</text:p>
          </table:table-cell>
          <table:table-cell office:value-type="float" office:value="1.18891867413383" calcext:value-type="float">
            <text:p>1.18891867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18768409716927" calcext:value-type="float">
            <text:p>0.0187684097</text:p>
          </table:table-cell>
          <table:table-cell office:value-type="float" office:value="0.00210695955818667" calcext:value-type="float">
            <text:p>0.0021069596</text:p>
          </table:table-cell>
          <table:table-cell office:value-type="float" office:value="0.0000392933387817973" calcext:value-type="float">
            <text:p>3.93E-05</text:p>
          </table:table-cell>
          <table:table-cell office:value-type="float" office:value="3.79454341663763" calcext:value-type="float">
            <text:p>3.7945434166</text:p>
          </table:table-cell>
          <table:table-cell office:value-type="float" office:value="0.0174662402674308" calcext:value-type="float">
            <text:p>0.0174662403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178984599326637" calcext:value-type="float">
            <text:p>0.0178984599</text:p>
          </table:table-cell>
          <table:table-cell office:value-type="float" office:value="0" calcext:value-type="float">
            <text:p>0</text:p>
          </table:table-cell>
          <table:table-cell office:value-type="float" office:value="0.0000271477782563598" calcext:value-type="float">
            <text:p>2.71E-05</text:p>
          </table:table-cell>
          <table:table-cell office:value-type="float" office:value="3.35455564721709" calcext:value-type="float">
            <text:p>3.3545556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181448676202055" calcext:value-type="float">
            <text:p>0.0181448676</text:p>
          </table:table-cell>
          <table:table-cell office:value-type="float" office:value="0" calcext:value-type="float">
            <text:p>0</text:p>
          </table:table-cell>
          <table:table-cell office:value-type="float" office:value="0.0000292517943955466" calcext:value-type="float">
            <text:p>2.93E-05</text:p>
          </table:table-cell>
          <table:table-cell office:value-type="float" office:value="3.8740989004383" calcext:value-type="float">
            <text:p>3.8740989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205708253203275" calcext:value-type="float">
            <text:p>0.0205708253</text:p>
          </table:table-cell>
          <table:table-cell office:value-type="float" office:value="0.0232070526218197" calcext:value-type="float">
            <text:p>0.0232070526</text:p>
          </table:table-cell>
          <table:table-cell table:style-name="Default" office:value-type="float" office:value="0.000222488857210573" calcext:value-type="float">
            <text:p>0.0002224889</text:p>
          </table:table-cell>
          <table:table-cell office:value-type="float" office:value="4.10957366448993" calcext:value-type="float">
            <text:p>4.1095736645</text:p>
          </table:table-cell>
          <table:table-cell office:value-type="float" office:value="0.0510227941908625" calcext:value-type="float">
            <text:p>0.0510227942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218189271511382" calcext:value-type="float">
            <text:p>0.0218189272</text:p>
          </table:table-cell>
          <table:table-cell office:value-type="float" office:value="0.0202303019202298" calcext:value-type="float">
            <text:p>0.0202303019</text:p>
          </table:table-cell>
          <table:table-cell table:style-name="Default" office:value-type="float" office:value="0.000190074487428699" calcext:value-type="float">
            <text:p>0.0001900745</text:p>
          </table:table-cell>
          <table:table-cell office:value-type="float" office:value="4.31966906268982" calcext:value-type="float">
            <text:p>4.3196690627</text:p>
          </table:table-cell>
          <table:table-cell office:value-type="float" office:value="0.0480561089185827" calcext:value-type="float">
            <text:p>0.0480561089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176815933254316" calcext:value-type="float">
            <text:p>0.0176815933</text:p>
          </table:table-cell>
          <table:table-cell office:value-type="float" office:value="0" calcext:value-type="float">
            <text:p>0</text:p>
          </table:table-cell>
          <table:table-cell office:value-type="float" office:value="0.0000271192374441345" calcext:value-type="float">
            <text:p>2.71E-05</text:p>
          </table:table-cell>
          <table:table-cell office:value-type="float" office:value="3.4244822693595" calcext:value-type="float">
            <text:p>3.42448226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353068543258242" calcext:value-type="float">
            <text:p>0.0353068543</text:p>
          </table:table-cell>
          <table:table-cell office:value-type="float" office:value="0" calcext:value-type="float">
            <text:p>0</text:p>
          </table:table-cell>
          <table:table-cell office:value-type="float" office:value="0.0000602651706480268" calcext:value-type="float">
            <text:p>6.03E-05</text:p>
          </table:table-cell>
          <table:table-cell office:value-type="float" office:value="4.24480231036177" calcext:value-type="float">
            <text:p>4.2448023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186545081031692" calcext:value-type="float">
            <text:p>0.0186545081</text:p>
          </table:table-cell>
          <table:table-cell office:value-type="float" office:value="0" calcext:value-type="float">
            <text:p>0</text:p>
          </table:table-cell>
          <table:table-cell office:value-type="float" office:value="0.0000343833929743177" calcext:value-type="float">
            <text:p>3.44E-05</text:p>
          </table:table-cell>
          <table:table-cell office:value-type="float" office:value="3.81334735183216" calcext:value-type="float">
            <text:p>3.81334735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187844529857222" calcext:value-type="float">
            <text:p>0.018784453</text:p>
          </table:table-cell>
          <table:table-cell office:value-type="float" office:value="0" calcext:value-type="float">
            <text:p>0</text:p>
          </table:table-cell>
          <table:table-cell office:value-type="float" office:value="0.0000339964147251071" calcext:value-type="float">
            <text:p>3.40E-05</text:p>
          </table:table-cell>
          <table:table-cell office:value-type="float" office:value="3.09873969011626" calcext:value-type="float">
            <text:p>3.09873969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233432418370633" calcext:value-type="float">
            <text:p>0.0233432418</text:p>
          </table:table-cell>
          <table:table-cell office:value-type="float" office:value="0.0186863108605732" calcext:value-type="float">
            <text:p>0.0186863109</text:p>
          </table:table-cell>
          <table:table-cell table:style-name="Default" office:value-type="float" office:value="0.000173746293739012" calcext:value-type="float">
            <text:p>0.0001737463</text:p>
          </table:table-cell>
          <table:table-cell office:value-type="float" office:value="4.05277556374858" calcext:value-type="float">
            <text:p>4.0527755637</text:p>
          </table:table-cell>
          <table:table-cell office:value-type="float" office:value="0.0475843790239059" calcext:value-type="float">
            <text:p>0.047584379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17701042044321" calcext:value-type="float">
            <text:p>0.017701042</text:p>
          </table:table-cell>
          <table:table-cell office:value-type="float" office:value="0.0241092120620781" calcext:value-type="float">
            <text:p>0.0241092121</text:p>
          </table:table-cell>
          <table:table-cell table:style-name="Default" office:value-type="float" office:value="0.000229285065493805" calcext:value-type="float">
            <text:p>0.0002292851</text:p>
          </table:table-cell>
          <table:table-cell office:value-type="float" office:value="4.23460732731644" calcext:value-type="float">
            <text:p>4.2346073273</text:p>
          </table:table-cell>
          <table:table-cell office:value-type="float" office:value="0.0506242322465871" calcext:value-type="float">
            <text:p>0.0506242322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186297082408232" calcext:value-type="float">
            <text:p>0.0186297082</text:p>
          </table:table-cell>
          <table:table-cell office:value-type="float" office:value="0.0259440669770127" calcext:value-type="float">
            <text:p>0.025944067</text:p>
          </table:table-cell>
          <table:table-cell table:style-name="Default" office:value-type="float" office:value="0.000249010211689735" calcext:value-type="float">
            <text:p>0.0002490102</text:p>
          </table:table-cell>
          <table:table-cell office:value-type="float" office:value="4.16534961805071" calcext:value-type="float">
            <text:p>4.1653496181</text:p>
          </table:table-cell>
          <table:table-cell office:value-type="float" office:value="0.0520791390158101" calcext:value-type="float">
            <text:p>0.052079139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268195112604295" calcext:value-type="float">
            <text:p>0.0268195113</text:p>
          </table:table-cell>
          <table:table-cell office:value-type="float" office:value="0" calcext:value-type="float">
            <text:p>0</text:p>
          </table:table-cell>
          <table:table-cell office:value-type="float" office:value="0.0000354138439142964" calcext:value-type="float">
            <text:p>3.54E-05</text:p>
          </table:table-cell>
          <table:table-cell office:value-type="float" office:value="3.9207638130872" calcext:value-type="float">
            <text:p>3.9207638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180489993323399" calcext:value-type="float">
            <text:p>0.0180489993</text:p>
          </table:table-cell>
          <table:table-cell office:value-type="float" office:value="0.0278508966882888" calcext:value-type="float">
            <text:p>0.0278508967</text:p>
          </table:table-cell>
          <table:table-cell table:style-name="Default" office:value-type="float" office:value="0.000278981425158654" calcext:value-type="float">
            <text:p>0.0002789814</text:p>
          </table:table-cell>
          <table:table-cell office:value-type="float" office:value="4.59395397947267" calcext:value-type="float">
            <text:p>4.5939539795</text:p>
          </table:table-cell>
          <table:table-cell office:value-type="float" office:value="0.0566330280663427" calcext:value-type="float">
            <text:p>0.0566330281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18797032694526" calcext:value-type="float">
            <text:p>0.0187970327</text:p>
          </table:table-cell>
          <table:table-cell office:value-type="float" office:value="0" calcext:value-type="float">
            <text:p>0</text:p>
          </table:table-cell>
          <table:table-cell office:value-type="float" office:value="0.0000330406960967002" calcext:value-type="float">
            <text:p>3.30E-05</text:p>
          </table:table-cell>
          <table:table-cell office:value-type="float" office:value="3.18917677758432" calcext:value-type="float">
            <text:p>3.1891767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186185985026255" calcext:value-type="float">
            <text:p>0.0186185985</text:p>
          </table:table-cell>
          <table:table-cell office:value-type="float" office:value="0" calcext:value-type="float">
            <text:p>0</text:p>
          </table:table-cell>
          <table:table-cell office:value-type="float" office:value="0.0000346826725769678" calcext:value-type="float">
            <text:p>3.47E-05</text:p>
          </table:table-cell>
          <table:table-cell office:value-type="float" office:value="2.52549034903952" calcext:value-type="float">
            <text:p>2.525490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186856537100716" calcext:value-type="float">
            <text:p>0.0186856537</text:p>
          </table:table-cell>
          <table:table-cell office:value-type="float" office:value="0" calcext:value-type="float">
            <text:p>0</text:p>
          </table:table-cell>
          <table:table-cell office:value-type="float" office:value="0.000032444441644976" calcext:value-type="float">
            <text:p>3.24E-05</text:p>
          </table:table-cell>
          <table:table-cell office:value-type="float" office:value="4.07845292430086" calcext:value-type="float">
            <text:p>4.0784529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178338057130354" calcext:value-type="float">
            <text:p>0.0178338057</text:p>
          </table:table-cell>
          <table:table-cell office:value-type="float" office:value="0.0277312874797624" calcext:value-type="float">
            <text:p>0.0277312875</text:p>
          </table:table-cell>
          <table:table-cell table:style-name="Default" office:value-type="float" office:value="0.00027201635081016" calcext:value-type="float">
            <text:p>0.0002720164</text:p>
          </table:table-cell>
          <table:table-cell office:value-type="float" office:value="4.18144616616271" calcext:value-type="float">
            <text:p>4.1814461662</text:p>
          </table:table-cell>
          <table:table-cell office:value-type="float" office:value="0.0534272352560302" calcext:value-type="float">
            <text:p>0.0534272353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176526902811325" calcext:value-type="float">
            <text:p>0.0176526903</text:p>
          </table:table-cell>
          <table:table-cell office:value-type="float" office:value="0" calcext:value-type="float">
            <text:p>0</text:p>
          </table:table-cell>
          <table:table-cell office:value-type="float" office:value="0.0000227675881734703" calcext:value-type="float">
            <text:p>2.28E-05</text:p>
          </table:table-cell>
          <table:table-cell office:value-type="float" office:value="4.05193766334182" calcext:value-type="float">
            <text:p>4.05193766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187303057275108" calcext:value-type="float">
            <text:p>0.0187303057</text:p>
          </table:table-cell>
          <table:table-cell office:value-type="float" office:value="0" calcext:value-type="float">
            <text:p>0</text:p>
          </table:table-cell>
          <table:table-cell office:value-type="float" office:value="0.0000331277359816575" calcext:value-type="float">
            <text:p>3.31E-05</text:p>
          </table:table-cell>
          <table:table-cell office:value-type="float" office:value="0.586987052276501" calcext:value-type="float">
            <text:p>0.58698705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18425013645094" calcext:value-type="float">
            <text:p>0.0184250136</text:p>
          </table:table-cell>
          <table:table-cell office:value-type="float" office:value="0" calcext:value-type="float">
            <text:p>0</text:p>
          </table:table-cell>
          <table:table-cell office:value-type="float" office:value="0.0000353150665466659" calcext:value-type="float">
            <text:p>3.53E-05</text:p>
          </table:table-cell>
          <table:table-cell office:value-type="float" office:value="4.1206938509713" calcext:value-type="float">
            <text:p>4.120693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180126483512664" calcext:value-type="float">
            <text:p>0.0180126484</text:p>
          </table:table-cell>
          <table:table-cell office:value-type="float" office:value="0" calcext:value-type="float">
            <text:p>0</text:p>
          </table:table-cell>
          <table:table-cell office:value-type="float" office:value="0.0000262333770555753" calcext:value-type="float">
            <text:p>2.62E-05</text:p>
          </table:table-cell>
          <table:table-cell office:value-type="float" office:value="3.97611413890407" calcext:value-type="float">
            <text:p>3.9761141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352656141327952" calcext:value-type="float">
            <text:p>0.0352656141</text:p>
          </table:table-cell>
          <table:table-cell office:value-type="float" office:value="0.0112524929515376" calcext:value-type="float">
            <text:p>0.011252493</text:p>
          </table:table-cell>
          <table:table-cell table:style-name="Default" office:value-type="float" office:value="0.00011604801591707" calcext:value-type="float">
            <text:p>0.000116048</text:p>
          </table:table-cell>
          <table:table-cell office:value-type="float" office:value="4.44722907495823" calcext:value-type="float">
            <text:p>4.447229075</text:p>
          </table:table-cell>
          <table:table-cell office:value-type="float" office:value="0.0220737668297559" calcext:value-type="float">
            <text:p>0.0220737668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188728250945217" calcext:value-type="float">
            <text:p>0.0188728251</text:p>
          </table:table-cell>
          <table:table-cell office:value-type="float" office:value="0" calcext:value-type="float">
            <text:p>0</text:p>
          </table:table-cell>
          <table:table-cell office:value-type="float" office:value="0.0000321230572352475" calcext:value-type="float">
            <text:p>3.21E-05</text:p>
          </table:table-cell>
          <table:table-cell office:value-type="float" office:value="3.80056632563188" calcext:value-type="float">
            <text:p>3.8005663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180096870669965" calcext:value-type="float">
            <text:p>0.0180096871</text:p>
          </table:table-cell>
          <table:table-cell office:value-type="float" office:value="0" calcext:value-type="float">
            <text:p>0</text:p>
          </table:table-cell>
          <table:table-cell office:value-type="float" office:value="0.0000287672049068204" calcext:value-type="float">
            <text:p>2.88E-05</text:p>
          </table:table-cell>
          <table:table-cell office:value-type="float" office:value="3.69095705210516" calcext:value-type="float">
            <text:p>3.69095705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187964192873645" calcext:value-type="float">
            <text:p>0.0187964193</text:p>
          </table:table-cell>
          <table:table-cell office:value-type="float" office:value="0" calcext:value-type="float">
            <text:p>0</text:p>
          </table:table-cell>
          <table:table-cell office:value-type="float" office:value="0.0000333690919848241" calcext:value-type="float">
            <text:p>3.34E-05</text:p>
          </table:table-cell>
          <table:table-cell office:value-type="float" office:value="2.28804229528134" calcext:value-type="float">
            <text:p>2.28804229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207261649779303" calcext:value-type="float">
            <text:p>0.020726165</text:p>
          </table:table-cell>
          <table:table-cell office:value-type="float" office:value="0.0230908852179743" calcext:value-type="float">
            <text:p>0.0230908852</text:p>
          </table:table-cell>
          <table:table-cell table:style-name="Default" office:value-type="float" office:value="0.000220054476413719" calcext:value-type="float">
            <text:p>0.0002200545</text:p>
          </table:table-cell>
          <table:table-cell office:value-type="float" office:value="4.33313233627538" calcext:value-type="float">
            <text:p>4.3331323363</text:p>
          </table:table-cell>
          <table:table-cell office:value-type="float" office:value="0.0505692259824716" calcext:value-type="float">
            <text:p>0.050569226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247715324745148" calcext:value-type="float">
            <text:p>0.0247715325</text:p>
          </table:table-cell>
          <table:table-cell office:value-type="float" office:value="0" calcext:value-type="float">
            <text:p>0</text:p>
          </table:table-cell>
          <table:table-cell office:value-type="float" office:value="0.0000367228490887199" calcext:value-type="float">
            <text:p>3.67E-05</text:p>
          </table:table-cell>
          <table:table-cell office:value-type="float" office:value="4.21419814968777" calcext:value-type="float">
            <text:p>4.21419814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181273562558549" calcext:value-type="float">
            <text:p>0.0181273563</text:p>
          </table:table-cell>
          <table:table-cell office:value-type="float" office:value="0.0281319754478785" calcext:value-type="float">
            <text:p>0.0281319754</text:p>
          </table:table-cell>
          <table:table-cell table:style-name="Default" office:value-type="float" office:value="0.000281625804722846" calcext:value-type="float">
            <text:p>0.0002816258</text:p>
          </table:table-cell>
          <table:table-cell office:value-type="float" office:value="4.18848780891729" calcext:value-type="float">
            <text:p>4.1884878089</text:p>
          </table:table-cell>
          <table:table-cell office:value-type="float" office:value="0.0534009470768714" calcext:value-type="float">
            <text:p>0.0534009471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187448754602519" calcext:value-type="float">
            <text:p>0.0187448755</text:p>
          </table:table-cell>
          <table:table-cell office:value-type="float" office:value="0" calcext:value-type="float">
            <text:p>0</text:p>
          </table:table-cell>
          <table:table-cell office:value-type="float" office:value="0.0000326424164812895" calcext:value-type="float">
            <text:p>3.26E-05</text:p>
          </table:table-cell>
          <table:table-cell office:value-type="float" office:value="2.46179878739134" calcext:value-type="float">
            <text:p>2.46179878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200169837303349" calcext:value-type="float">
            <text:p>0.0200169837</text:p>
          </table:table-cell>
          <table:table-cell office:value-type="float" office:value="0.00810057763065017" calcext:value-type="float">
            <text:p>0.0081005776</text:p>
          </table:table-cell>
          <table:table-cell office:value-type="float" office:value="0.0000541449575787717" calcext:value-type="float">
            <text:p>5.41E-05</text:p>
          </table:table-cell>
          <table:table-cell office:value-type="float" office:value="4.83908283626232" calcext:value-type="float">
            <text:p>4.8390828363</text:p>
          </table:table-cell>
          <table:table-cell office:value-type="float" office:value="0.0218893774089484" calcext:value-type="float">
            <text:p>0.0218893774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207115515532044" calcext:value-type="float">
            <text:p>0.0207115516</text:p>
          </table:table-cell>
          <table:table-cell office:value-type="float" office:value="0" calcext:value-type="float">
            <text:p>0</text:p>
          </table:table-cell>
          <table:table-cell office:value-type="float" office:value="0.0000415851713996201" calcext:value-type="float">
            <text:p>4.16E-05</text:p>
          </table:table-cell>
          <table:table-cell office:value-type="float" office:value="4.26870369193235" calcext:value-type="float">
            <text:p>4.26870369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183290756628318" calcext:value-type="float">
            <text:p>0.0183290757</text:p>
          </table:table-cell>
          <table:table-cell office:value-type="float" office:value="0" calcext:value-type="float">
            <text:p>0</text:p>
          </table:table-cell>
          <table:table-cell office:value-type="float" office:value="0.0000354321702464326" calcext:value-type="float">
            <text:p>3.54E-05</text:p>
          </table:table-cell>
          <table:table-cell office:value-type="float" office:value="3.66587563273216" calcext:value-type="float">
            <text:p>3.6658756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184168038819114" calcext:value-type="float">
            <text:p>0.0184168039</text:p>
          </table:table-cell>
          <table:table-cell office:value-type="float" office:value="0" calcext:value-type="float">
            <text:p>0</text:p>
          </table:table-cell>
          <table:table-cell office:value-type="float" office:value="0.0000313512825261912" calcext:value-type="float">
            <text:p>3.14E-05</text:p>
          </table:table-cell>
          <table:table-cell office:value-type="float" office:value="2.46783177807833" calcext:value-type="float">
            <text:p>2.46783177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184018961979295" calcext:value-type="float">
            <text:p>0.0184018962</text:p>
          </table:table-cell>
          <table:table-cell office:value-type="float" office:value="0.0270708525968368" calcext:value-type="float">
            <text:p>0.0270708526</text:p>
          </table:table-cell>
          <table:table-cell table:style-name="Default" office:value-type="float" office:value="0.00026128180151721" calcext:value-type="float">
            <text:p>0.0002612818</text:p>
          </table:table-cell>
          <table:table-cell office:value-type="float" office:value="4.14590091021792" calcext:value-type="float">
            <text:p>4.1459009102</text:p>
          </table:table-cell>
          <table:table-cell office:value-type="float" office:value="0.0529498803227794" calcext:value-type="float">
            <text:p>0.0529498803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183895260293319" calcext:value-type="float">
            <text:p>0.018389526</text:p>
          </table:table-cell>
          <table:table-cell office:value-type="float" office:value="0.025187872592326" calcext:value-type="float">
            <text:p>0.0251878726</text:p>
          </table:table-cell>
          <table:table-cell table:style-name="Default" office:value-type="float" office:value="0.000241513225158019" calcext:value-type="float">
            <text:p>0.0002415132</text:p>
          </table:table-cell>
          <table:table-cell office:value-type="float" office:value="4.22450137261308" calcext:value-type="float">
            <text:p>4.2245013726</text:p>
          </table:table-cell>
          <table:table-cell office:value-type="float" office:value="0.0514561745961495" calcext:value-type="float">
            <text:p>0.0514561746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178052070199462" calcext:value-type="float">
            <text:p>0.017805207</text:p>
          </table:table-cell>
          <table:table-cell office:value-type="float" office:value="0.0277373695312939" calcext:value-type="float">
            <text:p>0.0277373695</text:p>
          </table:table-cell>
          <table:table-cell table:style-name="Default" office:value-type="float" office:value="0.000272318363053472" calcext:value-type="float">
            <text:p>0.0002723184</text:p>
          </table:table-cell>
          <table:table-cell office:value-type="float" office:value="4.2820740206268" calcext:value-type="float">
            <text:p>4.2820740206</text:p>
          </table:table-cell>
          <table:table-cell office:value-type="float" office:value="0.0533533616853258" calcext:value-type="float">
            <text:p>0.0533533617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182041236537213" calcext:value-type="float">
            <text:p>0.0182041237</text:p>
          </table:table-cell>
          <table:table-cell office:value-type="float" office:value="0" calcext:value-type="float">
            <text:p>0</text:p>
          </table:table-cell>
          <table:table-cell office:value-type="float" office:value="0.0000372891888328712" calcext:value-type="float">
            <text:p>3.73E-05</text:p>
          </table:table-cell>
          <table:table-cell office:value-type="float" office:value="2.00842671096068" calcext:value-type="float">
            <text:p>2.0084267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256937212606324" calcext:value-type="float">
            <text:p>0.0256937213</text:p>
          </table:table-cell>
          <table:table-cell office:value-type="float" office:value="0.0151685852240563" calcext:value-type="float">
            <text:p>0.0151685852</text:p>
          </table:table-cell>
          <table:table-cell table:style-name="Default" office:value-type="float" office:value="0.000139640165273793" calcext:value-type="float">
            <text:p>0.0001396402</text:p>
          </table:table-cell>
          <table:table-cell office:value-type="float" office:value="3.85859346138781" calcext:value-type="float">
            <text:p>3.8585934614</text:p>
          </table:table-cell>
          <table:table-cell office:value-type="float" office:value="0.0452207196198939" calcext:value-type="float">
            <text:p>0.0452207196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181246513910175" calcext:value-type="float">
            <text:p>0.0181246514</text:p>
          </table:table-cell>
          <table:table-cell office:value-type="float" office:value="0" calcext:value-type="float">
            <text:p>0</text:p>
          </table:table-cell>
          <table:table-cell office:value-type="float" office:value="0.0000377053737649879" calcext:value-type="float">
            <text:p>3.77E-05</text:p>
          </table:table-cell>
          <table:table-cell office:value-type="float" office:value="2.54900124026806" calcext:value-type="float">
            <text:p>2.5490012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18529473493756" calcext:value-type="float">
            <text:p>0.0185294735</text:p>
          </table:table-cell>
          <table:table-cell office:value-type="float" office:value="0" calcext:value-type="float">
            <text:p>0</text:p>
          </table:table-cell>
          <table:table-cell office:value-type="float" office:value="0.0000317614863044189" calcext:value-type="float">
            <text:p>3.18E-05</text:p>
          </table:table-cell>
          <table:table-cell office:value-type="float" office:value="0.913548041598416" calcext:value-type="float">
            <text:p>0.9135480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186563766528717" calcext:value-type="float">
            <text:p>0.0186563767</text:p>
          </table:table-cell>
          <table:table-cell office:value-type="float" office:value="0.0264304379287732" calcext:value-type="float">
            <text:p>0.0264304379</text:p>
          </table:table-cell>
          <table:table-cell table:style-name="Default" office:value-type="float" office:value="0.00025390037512847" calcext:value-type="float">
            <text:p>0.0002539004</text:p>
          </table:table-cell>
          <table:table-cell office:value-type="float" office:value="3.93752689905266" calcext:value-type="float">
            <text:p>3.9375268991</text:p>
          </table:table-cell>
          <table:table-cell office:value-type="float" office:value="0.0523908002279317" calcext:value-type="float">
            <text:p>0.0523908002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179759690110111" calcext:value-type="float">
            <text:p>0.017975969</text:p>
          </table:table-cell>
          <table:table-cell office:value-type="float" office:value="0.0278835071754253" calcext:value-type="float">
            <text:p>0.0278835072</text:p>
          </table:table-cell>
          <table:table-cell table:style-name="Default" office:value-type="float" office:value="0.000275913127922859" calcext:value-type="float">
            <text:p>0.0002759131</text:p>
          </table:table-cell>
          <table:table-cell office:value-type="float" office:value="4.29004102803221" calcext:value-type="float">
            <text:p>4.290041028</text:p>
          </table:table-cell>
          <table:table-cell office:value-type="float" office:value="0.0537604100780775" calcext:value-type="float">
            <text:p>0.0537604101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186966368088666" calcext:value-type="float">
            <text:p>0.0186966368</text:p>
          </table:table-cell>
          <table:table-cell office:value-type="float" office:value="0" calcext:value-type="float">
            <text:p>0</text:p>
          </table:table-cell>
          <table:table-cell office:value-type="float" office:value="0.0000340970266346585" calcext:value-type="float">
            <text:p>3.41E-05</text:p>
          </table:table-cell>
          <table:table-cell office:value-type="float" office:value="3.01656395608113" calcext:value-type="float">
            <text:p>3.01656395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316768223193661" calcext:value-type="float">
            <text:p>0.0316768223</text:p>
          </table:table-cell>
          <table:table-cell office:value-type="float" office:value="0" calcext:value-type="float">
            <text:p>0</text:p>
          </table:table-cell>
          <table:table-cell office:value-type="float" office:value="0.000026088980832163" calcext:value-type="float">
            <text:p>2.61E-05</text:p>
          </table:table-cell>
          <table:table-cell office:value-type="float" office:value="2.95443735657673" calcext:value-type="float">
            <text:p>2.95443735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180396288230523" calcext:value-type="float">
            <text:p>0.0180396288</text:p>
          </table:table-cell>
          <table:table-cell office:value-type="float" office:value="0" calcext:value-type="float">
            <text:p>0</text:p>
          </table:table-cell>
          <table:table-cell office:value-type="float" office:value="0.000028749454536648" calcext:value-type="float">
            <text:p>2.87E-05</text:p>
          </table:table-cell>
          <table:table-cell office:value-type="float" office:value="2.18522736398606" calcext:value-type="float">
            <text:p>2.185227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180856437582414" calcext:value-type="float">
            <text:p>0.0180856438</text:p>
          </table:table-cell>
          <table:table-cell office:value-type="float" office:value="0" calcext:value-type="float">
            <text:p>0</text:p>
          </table:table-cell>
          <table:table-cell office:value-type="float" office:value="0.0000289897897340542" calcext:value-type="float">
            <text:p>2.90E-05</text:p>
          </table:table-cell>
          <table:table-cell office:value-type="float" office:value="1.94074254575449" calcext:value-type="float">
            <text:p>1.9407425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185065809397977" calcext:value-type="float">
            <text:p>0.0185065809</text:p>
          </table:table-cell>
          <table:table-cell office:value-type="float" office:value="0" calcext:value-type="float">
            <text:p>0</text:p>
          </table:table-cell>
          <table:table-cell office:value-type="float" office:value="0.0000300660209269035" calcext:value-type="float">
            <text:p>3.01E-05</text:p>
          </table:table-cell>
          <table:table-cell office:value-type="float" office:value="4.08787856113836" calcext:value-type="float">
            <text:p>4.0878785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372389769472666" calcext:value-type="float">
            <text:p>0.0372389769</text:p>
          </table:table-cell>
          <table:table-cell office:value-type="float" office:value="0" calcext:value-type="float">
            <text:p>0</text:p>
          </table:table-cell>
          <table:table-cell office:value-type="float" office:value="0.0000604078009646968" calcext:value-type="float">
            <text:p>6.04E-05</text:p>
          </table:table-cell>
          <table:table-cell office:value-type="float" office:value="2.63414913042962" calcext:value-type="float">
            <text:p>2.6341491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284436300170884" calcext:value-type="float">
            <text:p>0.02844363</text:p>
          </table:table-cell>
          <table:table-cell office:value-type="float" office:value="0.0115336028351967" calcext:value-type="float">
            <text:p>0.0115336028</text:p>
          </table:table-cell>
          <table:table-cell table:style-name="Default" office:value-type="float" office:value="0.000102410017368826" calcext:value-type="float">
            <text:p>0.00010241</text:p>
          </table:table-cell>
          <table:table-cell office:value-type="float" office:value="1.79853720351921" calcext:value-type="float">
            <text:p>1.7985372035</text:p>
          </table:table-cell>
          <table:table-cell office:value-type="float" office:value="0.041474270590477" calcext:value-type="float">
            <text:p>0.0414742706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184948735178045" calcext:value-type="float">
            <text:p>0.0184948735</text:p>
          </table:table-cell>
          <table:table-cell office:value-type="float" office:value="0.026952164147843" calcext:value-type="float">
            <text:p>0.0269521641</text:p>
          </table:table-cell>
          <table:table-cell table:style-name="Default" office:value-type="float" office:value="0.000260014756644924" calcext:value-type="float">
            <text:p>0.0002600148</text:p>
          </table:table-cell>
          <table:table-cell office:value-type="float" office:value="4.21697496641537" calcext:value-type="float">
            <text:p>4.2169749664</text:p>
          </table:table-cell>
          <table:table-cell office:value-type="float" office:value="0.0529151898903891" calcext:value-type="float">
            <text:p>0.0529151899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180331338537863" calcext:value-type="float">
            <text:p>0.0180331339</text:p>
          </table:table-cell>
          <table:table-cell office:value-type="float" office:value="0" calcext:value-type="float">
            <text:p>0</text:p>
          </table:table-cell>
          <table:table-cell office:value-type="float" office:value="0.0000268812467713367" calcext:value-type="float">
            <text:p>2.69E-05</text:p>
          </table:table-cell>
          <table:table-cell office:value-type="float" office:value="3.97219644281931" calcext:value-type="float">
            <text:p>3.9721964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18160666314481" calcext:value-type="float">
            <text:p>0.0181606663</text:p>
          </table:table-cell>
          <table:table-cell office:value-type="float" office:value="0" calcext:value-type="float">
            <text:p>0</text:p>
          </table:table-cell>
          <table:table-cell office:value-type="float" office:value="0.0000265508489737823" calcext:value-type="float">
            <text:p>2.66E-05</text:p>
          </table:table-cell>
          <table:table-cell office:value-type="float" office:value="3.9009010821407" calcext:value-type="float">
            <text:p>3.900901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317162597448794" calcext:value-type="float">
            <text:p>0.0317162597</text:p>
          </table:table-cell>
          <table:table-cell office:value-type="float" office:value="0" calcext:value-type="float">
            <text:p>0</text:p>
          </table:table-cell>
          <table:table-cell office:value-type="float" office:value="0.0000496391666691206" calcext:value-type="float">
            <text:p>4.96E-05</text:p>
          </table:table-cell>
          <table:table-cell office:value-type="float" office:value="3.38179998753005" calcext:value-type="float">
            <text:p>3.3817999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306701087678974" calcext:value-type="float">
            <text:p>0.0306701088</text:p>
          </table:table-cell>
          <table:table-cell office:value-type="float" office:value="0.0151238968938758" calcext:value-type="float">
            <text:p>0.0151238969</text:p>
          </table:table-cell>
          <table:table-cell table:style-name="Default" office:value-type="float" office:value="0.000141715409280558" calcext:value-type="float">
            <text:p>0.0001417154</text:p>
          </table:table-cell>
          <table:table-cell office:value-type="float" office:value="4.41504833585135" calcext:value-type="float">
            <text:p>4.4150483359</text:p>
          </table:table-cell>
          <table:table-cell office:value-type="float" office:value="0.0451839238619418" calcext:value-type="float">
            <text:p>0.0451839239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185697816610765" calcext:value-type="float">
            <text:p>0.0185697817</text:p>
          </table:table-cell>
          <table:table-cell office:value-type="float" office:value="0" calcext:value-type="float">
            <text:p>0</text:p>
          </table:table-cell>
          <table:table-cell office:value-type="float" office:value="0.0000347886679502913" calcext:value-type="float">
            <text:p>3.48E-05</text:p>
          </table:table-cell>
          <table:table-cell office:value-type="float" office:value="4.03113325595071" calcext:value-type="float">
            <text:p>4.031133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180318427141138" calcext:value-type="float">
            <text:p>0.0180318427</text:p>
          </table:table-cell>
          <table:table-cell office:value-type="float" office:value="0" calcext:value-type="float">
            <text:p>0</text:p>
          </table:table-cell>
          <table:table-cell office:value-type="float" office:value="0.000028783719173284" calcext:value-type="float">
            <text:p>2.88E-05</text:p>
          </table:table-cell>
          <table:table-cell office:value-type="float" office:value="4.10127766392959" calcext:value-type="float">
            <text:p>4.1012776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308634043462751" calcext:value-type="float">
            <text:p>0.0308634043</text:p>
          </table:table-cell>
          <table:table-cell office:value-type="float" office:value="0.00329360089349834" calcext:value-type="float">
            <text:p>0.0032936009</text:p>
          </table:table-cell>
          <table:table-cell office:value-type="float" office:value="0.0000392750681114176" calcext:value-type="float">
            <text:p>3.93E-05</text:p>
          </table:table-cell>
          <table:table-cell office:value-type="float" office:value="6.88481254576222" calcext:value-type="float">
            <text:p>6.8848125458</text:p>
          </table:table-cell>
          <table:table-cell office:value-type="float" office:value="0.0220168709023085" calcext:value-type="float">
            <text:p>0.0220168709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188906780793394" calcext:value-type="float">
            <text:p>0.0188906781</text:p>
          </table:table-cell>
          <table:table-cell office:value-type="float" office:value="0" calcext:value-type="float">
            <text:p>0</text:p>
          </table:table-cell>
          <table:table-cell office:value-type="float" office:value="0.0000340863606936585" calcext:value-type="float">
            <text:p>3.41E-05</text:p>
          </table:table-cell>
          <table:table-cell office:value-type="float" office:value="3.63819271163983" calcext:value-type="float">
            <text:p>3.6381927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185979465721816" calcext:value-type="float">
            <text:p>0.0185979466</text:p>
          </table:table-cell>
          <table:table-cell office:value-type="float" office:value="0" calcext:value-type="float">
            <text:p>0</text:p>
          </table:table-cell>
          <table:table-cell office:value-type="float" office:value="0.0000245408290620244" calcext:value-type="float">
            <text:p>2.45E-05</text:p>
          </table:table-cell>
          <table:table-cell office:value-type="float" office:value="4.17685646764816" calcext:value-type="float">
            <text:p>4.1768564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185937173490332" calcext:value-type="float">
            <text:p>0.0185937173</text:p>
          </table:table-cell>
          <table:table-cell office:value-type="float" office:value="0" calcext:value-type="float">
            <text:p>0</text:p>
          </table:table-cell>
          <table:table-cell office:value-type="float" office:value="0.0000320388627691037" calcext:value-type="float">
            <text:p>3.20E-05</text:p>
          </table:table-cell>
          <table:table-cell office:value-type="float" office:value="3.51839583088962" calcext:value-type="float">
            <text:p>3.5183958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416115106881286" calcext:value-type="float">
            <text:p>0.0416115107</text:p>
          </table:table-cell>
          <table:table-cell office:value-type="float" office:value="0" calcext:value-type="float">
            <text:p>0</text:p>
          </table:table-cell>
          <table:table-cell office:value-type="float" office:value="0.0000535901275782688" calcext:value-type="float">
            <text:p>5.36E-05</text:p>
          </table:table-cell>
          <table:table-cell office:value-type="float" office:value="3.1206744010214" calcext:value-type="float">
            <text:p>3.1206744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186126315045432" calcext:value-type="float">
            <text:p>0.0186126315</text:p>
          </table:table-cell>
          <table:table-cell office:value-type="float" office:value="0.0269285454587381" calcext:value-type="float">
            <text:p>0.0269285455</text:p>
          </table:table-cell>
          <table:table-cell table:style-name="Default" office:value-type="float" office:value="0.000259647682711627" calcext:value-type="float">
            <text:p>0.0002596477</text:p>
          </table:table-cell>
          <table:table-cell office:value-type="float" office:value="4.22179355594322" calcext:value-type="float">
            <text:p>4.2217935559</text:p>
          </table:table-cell>
          <table:table-cell office:value-type="float" office:value="0.0529922467429479" calcext:value-type="float">
            <text:p>0.0529922467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182223148679625" calcext:value-type="float">
            <text:p>0.0182223149</text:p>
          </table:table-cell>
          <table:table-cell office:value-type="float" office:value="0.0248948794407163" calcext:value-type="float">
            <text:p>0.0248948794</text:p>
          </table:table-cell>
          <table:table-cell table:style-name="Default" office:value-type="float" office:value="0.000237871502406743" calcext:value-type="float">
            <text:p>0.0002378715</text:p>
          </table:table-cell>
          <table:table-cell office:value-type="float" office:value="4.1894407119438" calcext:value-type="float">
            <text:p>4.1894407119</text:p>
          </table:table-cell>
          <table:table-cell office:value-type="float" office:value="0.0511810396720957" calcext:value-type="float">
            <text:p>0.0511810397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204986765284838" calcext:value-type="float">
            <text:p>0.0204986765</text:p>
          </table:table-cell>
          <table:table-cell office:value-type="float" office:value="0.0206193596250157" calcext:value-type="float">
            <text:p>0.0206193596</text:p>
          </table:table-cell>
          <table:table-cell table:style-name="Default" office:value-type="float" office:value="0.000193236314500625" calcext:value-type="float">
            <text:p>0.0001932363</text:p>
          </table:table-cell>
          <table:table-cell office:value-type="float" office:value="4.35400083676778" calcext:value-type="float">
            <text:p>4.3540008368</text:p>
          </table:table-cell>
          <table:table-cell office:value-type="float" office:value="0.0481961533439245" calcext:value-type="float">
            <text:p>0.0481961533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182962479530021" calcext:value-type="float">
            <text:p>0.018296248</text:p>
          </table:table-cell>
          <table:table-cell office:value-type="float" office:value="0" calcext:value-type="float">
            <text:p>0</text:p>
          </table:table-cell>
          <table:table-cell office:value-type="float" office:value="0.0000287428849557118" calcext:value-type="float">
            <text:p>2.87E-05</text:p>
          </table:table-cell>
          <table:table-cell office:value-type="float" office:value="3.67528894614987" calcext:value-type="float">
            <text:p>3.67528894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372868611212944" calcext:value-type="float">
            <text:p>0.0372868611</text:p>
          </table:table-cell>
          <table:table-cell office:value-type="float" office:value="0" calcext:value-type="float">
            <text:p>0</text:p>
          </table:table-cell>
          <table:table-cell office:value-type="float" office:value="0.0000498871612845815" calcext:value-type="float">
            <text:p>4.99E-05</text:p>
          </table:table-cell>
          <table:table-cell office:value-type="float" office:value="3.54805532786408" calcext:value-type="float">
            <text:p>3.5480553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186584120875355" calcext:value-type="float">
            <text:p>0.0186584121</text:p>
          </table:table-cell>
          <table:table-cell office:value-type="float" office:value="0.0260565950367644" calcext:value-type="float">
            <text:p>0.026056595</text:p>
          </table:table-cell>
          <table:table-cell table:style-name="Default" office:value-type="float" office:value="0.000250374496891733" calcext:value-type="float">
            <text:p>0.0002503745</text:p>
          </table:table-cell>
          <table:table-cell office:value-type="float" office:value="4.14306740298776" calcext:value-type="float">
            <text:p>4.143067403</text:p>
          </table:table-cell>
          <table:table-cell office:value-type="float" office:value="0.0524846179066174" calcext:value-type="float">
            <text:p>0.0524846179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277412963786231" calcext:value-type="float">
            <text:p>0.0277412964</text:p>
          </table:table-cell>
          <table:table-cell office:value-type="float" office:value="0" calcext:value-type="float">
            <text:p>0</text:p>
          </table:table-cell>
          <table:table-cell office:value-type="float" office:value="0.0000303522820376878" calcext:value-type="float">
            <text:p>3.04E-05</text:p>
          </table:table-cell>
          <table:table-cell office:value-type="float" office:value="0.971533726526696" calcext:value-type="float">
            <text:p>0.9715337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273001042069756" calcext:value-type="float">
            <text:p>0.0273001042</text:p>
          </table:table-cell>
          <table:table-cell office:value-type="float" office:value="0.0141509484194255" calcext:value-type="float">
            <text:p>0.0141509484</text:p>
          </table:table-cell>
          <table:table-cell table:style-name="Default" office:value-type="float" office:value="0.00012906021562469" calcext:value-type="float">
            <text:p>0.0001290602</text:p>
          </table:table-cell>
          <table:table-cell office:value-type="float" office:value="5.09052520303646" calcext:value-type="float">
            <text:p>5.090525203</text:p>
          </table:table-cell>
          <table:table-cell office:value-type="float" office:value="0.04283790478764" calcext:value-type="float">
            <text:p>0.0428379048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187246621371923" calcext:value-type="float">
            <text:p>0.0187246621</text:p>
          </table:table-cell>
          <table:table-cell office:value-type="float" office:value="0" calcext:value-type="float">
            <text:p>0</text:p>
          </table:table-cell>
          <table:table-cell office:value-type="float" office:value="0.0000352017914436609" calcext:value-type="float">
            <text:p>3.52E-05</text:p>
          </table:table-cell>
          <table:table-cell office:value-type="float" office:value="3.48451431787363" calcext:value-type="float">
            <text:p>3.4845143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260689051496019" calcext:value-type="float">
            <text:p>0.0260689051</text:p>
          </table:table-cell>
          <table:table-cell office:value-type="float" office:value="0.0153209048242481" calcext:value-type="float">
            <text:p>0.0153209048</text:p>
          </table:table-cell>
          <table:table-cell table:style-name="Default" office:value-type="float" office:value="0.000146496260948822" calcext:value-type="float">
            <text:p>0.0001464963</text:p>
          </table:table-cell>
          <table:table-cell office:value-type="float" office:value="4.73576558252133" calcext:value-type="float">
            <text:p>4.7357655825</text:p>
          </table:table-cell>
          <table:table-cell office:value-type="float" office:value="0.0479585090217429" calcext:value-type="float">
            <text:p>0.047958509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17901415756801" calcext:value-type="float">
            <text:p>0.0179014158</text:p>
          </table:table-cell>
          <table:table-cell office:value-type="float" office:value="0" calcext:value-type="float">
            <text:p>0</text:p>
          </table:table-cell>
          <table:table-cell office:value-type="float" office:value="0.0000271577218619343" calcext:value-type="float">
            <text:p>2.72E-05</text:p>
          </table:table-cell>
          <table:table-cell office:value-type="float" office:value="3.68680161303097" calcext:value-type="float">
            <text:p>3.6868016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19220341780336" calcext:value-type="float">
            <text:p>0.0192203418</text:p>
          </table:table-cell>
          <table:table-cell office:value-type="float" office:value="0.00432033448202232" calcext:value-type="float">
            <text:p>0.0043203345</text:p>
          </table:table-cell>
          <table:table-cell office:value-type="float" office:value="0.0000374244767565093" calcext:value-type="float">
            <text:p>3.74E-05</text:p>
          </table:table-cell>
          <table:table-cell office:value-type="float" office:value="4.77772885034953" calcext:value-type="float">
            <text:p>4.7777288503</text:p>
          </table:table-cell>
          <table:table-cell office:value-type="float" office:value="0.023908137155569" calcext:value-type="float">
            <text:p>0.0239081372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179656400635209" calcext:value-type="float">
            <text:p>0.0179656401</text:p>
          </table:table-cell>
          <table:table-cell office:value-type="float" office:value="0" calcext:value-type="float">
            <text:p>0</text:p>
          </table:table-cell>
          <table:table-cell office:value-type="float" office:value="0.0000282250297860044" calcext:value-type="float">
            <text:p>2.82E-05</text:p>
          </table:table-cell>
          <table:table-cell office:value-type="float" office:value="2.81153327487541" calcext:value-type="float">
            <text:p>2.81153327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181502713170489" calcext:value-type="float">
            <text:p>0.0181502713</text:p>
          </table:table-cell>
          <table:table-cell office:value-type="float" office:value="0" calcext:value-type="float">
            <text:p>0</text:p>
          </table:table-cell>
          <table:table-cell office:value-type="float" office:value="0.0000292452856007753" calcext:value-type="float">
            <text:p>2.92E-05</text:p>
          </table:table-cell>
          <table:table-cell office:value-type="float" office:value="3.68594155402063" calcext:value-type="float">
            <text:p>3.685941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184156626362665" calcext:value-type="float">
            <text:p>0.0184156626</text:p>
          </table:table-cell>
          <table:table-cell office:value-type="float" office:value="0" calcext:value-type="float">
            <text:p>0</text:p>
          </table:table-cell>
          <table:table-cell office:value-type="float" office:value="0.0000313501462923092" calcext:value-type="float">
            <text:p>3.14E-05</text:p>
          </table:table-cell>
          <table:table-cell office:value-type="float" office:value="2.10969489139359" calcext:value-type="float">
            <text:p>2.1096948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199486699051666" calcext:value-type="float">
            <text:p>0.0199486699</text:p>
          </table:table-cell>
          <table:table-cell office:value-type="float" office:value="0" calcext:value-type="float">
            <text:p>0</text:p>
          </table:table-cell>
          <table:table-cell office:value-type="float" office:value="0.0000357449346575056" calcext:value-type="float">
            <text:p>3.57E-05</text:p>
          </table:table-cell>
          <table:table-cell office:value-type="float" office:value="1.96007469393991" calcext:value-type="float">
            <text:p>1.9600746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214861690875019" calcext:value-type="float">
            <text:p>0.0214861691</text:p>
          </table:table-cell>
          <table:table-cell office:value-type="float" office:value="0.0221923363806679" calcext:value-type="float">
            <text:p>0.0221923364</text:p>
          </table:table-cell>
          <table:table-cell table:style-name="Default" office:value-type="float" office:value="0.000209268787541172" calcext:value-type="float">
            <text:p>0.0002092688</text:p>
          </table:table-cell>
          <table:table-cell office:value-type="float" office:value="4.18462490451281" calcext:value-type="float">
            <text:p>4.1846249045</text:p>
          </table:table-cell>
          <table:table-cell office:value-type="float" office:value="0.0496386745540973" calcext:value-type="float">
            <text:p>0.0496386746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248804743328738" calcext:value-type="float">
            <text:p>0.0248804743</text:p>
          </table:table-cell>
          <table:table-cell office:value-type="float" office:value="0" calcext:value-type="float">
            <text:p>0</text:p>
          </table:table-cell>
          <table:table-cell office:value-type="float" office:value="0.0000207929885612972" calcext:value-type="float">
            <text:p>2.08E-05</text:p>
          </table:table-cell>
          <table:table-cell office:value-type="float" office:value="2.7881544920205" calcext:value-type="float">
            <text:p>2.7881544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186142996301201" calcext:value-type="float">
            <text:p>0.0186142996</text:p>
          </table:table-cell>
          <table:table-cell office:value-type="float" office:value="0" calcext:value-type="float">
            <text:p>0</text:p>
          </table:table-cell>
          <table:table-cell office:value-type="float" office:value="0.0000344897210419294" calcext:value-type="float">
            <text:p>3.45E-05</text:p>
          </table:table-cell>
          <table:table-cell office:value-type="float" office:value="2.48086984256795" calcext:value-type="float">
            <text:p>2.4808698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228853246961276" calcext:value-type="float">
            <text:p>0.0228853247</text:p>
          </table:table-cell>
          <table:table-cell office:value-type="float" office:value="0.019253042729001" calcext:value-type="float">
            <text:p>0.0192530427</text:p>
          </table:table-cell>
          <table:table-cell table:style-name="Default" office:value-type="float" office:value="0.000182657944162024" calcext:value-type="float">
            <text:p>0.0001826579</text:p>
          </table:table-cell>
          <table:table-cell office:value-type="float" office:value="4.10872668630074" calcext:value-type="float">
            <text:p>4.1087266863</text:p>
          </table:table-cell>
          <table:table-cell office:value-type="float" office:value="0.0484356801856309" calcext:value-type="float">
            <text:p>0.0484356802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18882520989222" calcext:value-type="float">
            <text:p>0.018882521</text:p>
          </table:table-cell>
          <table:table-cell office:value-type="float" office:value="0.0256146904340156" calcext:value-type="float">
            <text:p>0.0256146904</text:p>
          </table:table-cell>
          <table:table-cell table:style-name="Default" office:value-type="float" office:value="0.000245930175741786" calcext:value-type="float">
            <text:p>0.0002459302</text:p>
          </table:table-cell>
          <table:table-cell office:value-type="float" office:value="4.4786273589894" calcext:value-type="float">
            <text:p>4.478627359</text:p>
          </table:table-cell>
          <table:table-cell office:value-type="float" office:value="0.0520451956448313" calcext:value-type="float">
            <text:p>0.0520451956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187139674950813" calcext:value-type="float">
            <text:p>0.0187139675</text:p>
          </table:table-cell>
          <table:table-cell office:value-type="float" office:value="0" calcext:value-type="float">
            <text:p>0</text:p>
          </table:table-cell>
          <table:table-cell office:value-type="float" office:value="0.000033957971200205" calcext:value-type="float">
            <text:p>3.40E-05</text:p>
          </table:table-cell>
          <table:table-cell office:value-type="float" office:value="3.85271695881294" calcext:value-type="float">
            <text:p>3.85271695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312164280621119" calcext:value-type="float">
            <text:p>0.0312164281</text:p>
          </table:table-cell>
          <table:table-cell office:value-type="float" office:value="0.00849338528915956" calcext:value-type="float">
            <text:p>0.0084933853</text:p>
          </table:table-cell>
          <table:table-cell office:value-type="float" office:value="0.0000689792270954852" calcext:value-type="float">
            <text:p>6.90E-05</text:p>
          </table:table-cell>
          <table:table-cell office:value-type="float" office:value="4.26925975364617" calcext:value-type="float">
            <text:p>4.2692597536</text:p>
          </table:table-cell>
          <table:table-cell office:value-type="float" office:value="0.0371806343527605" calcext:value-type="float">
            <text:p>0.0371806344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213565544543897" calcext:value-type="float">
            <text:p>0.0213565545</text:p>
          </table:table-cell>
          <table:table-cell office:value-type="float" office:value="0" calcext:value-type="float">
            <text:p>0</text:p>
          </table:table-cell>
          <table:table-cell office:value-type="float" office:value="0.0000178900606754004" calcext:value-type="float">
            <text:p>1.79E-05</text:p>
          </table:table-cell>
          <table:table-cell office:value-type="float" office:value="3.01715142953593" calcext:value-type="float">
            <text:p>3.01715142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176281331687956" calcext:value-type="float">
            <text:p>0.0176281332</text:p>
          </table:table-cell>
          <table:table-cell office:value-type="float" office:value="0.0236204994163908" calcext:value-type="float">
            <text:p>0.0236204994</text:p>
          </table:table-cell>
          <table:table-cell table:style-name="Default" office:value-type="float" office:value="0.000223986193088252" calcext:value-type="float">
            <text:p>0.0002239862</text:p>
          </table:table-cell>
          <table:table-cell office:value-type="float" office:value="4.21436754247155" calcext:value-type="float">
            <text:p>4.2143675425</text:p>
          </table:table-cell>
          <table:table-cell office:value-type="float" office:value="0.0503992886375355" calcext:value-type="float">
            <text:p>0.0503992886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178950758155342" calcext:value-type="float">
            <text:p>0.0178950758</text:p>
          </table:table-cell>
          <table:table-cell office:value-type="float" office:value="0.0244779623135374" calcext:value-type="float">
            <text:p>0.0244779623</text:p>
          </table:table-cell>
          <table:table-cell table:style-name="Default" office:value-type="float" office:value="0.000233322970889483" calcext:value-type="float">
            <text:p>0.000233323</text:p>
          </table:table-cell>
          <table:table-cell office:value-type="float" office:value="4.16785327027571" calcext:value-type="float">
            <text:p>4.1678532703</text:p>
          </table:table-cell>
          <table:table-cell office:value-type="float" office:value="0.0509068587404614" calcext:value-type="float">
            <text:p>0.0509068587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18754620437131" calcext:value-type="float">
            <text:p>0.0187546204</text:p>
          </table:table-cell>
          <table:table-cell office:value-type="float" office:value="0" calcext:value-type="float">
            <text:p>0</text:p>
          </table:table-cell>
          <table:table-cell office:value-type="float" office:value="0.0000331586830470962" calcext:value-type="float">
            <text:p>3.32E-05</text:p>
          </table:table-cell>
          <table:table-cell office:value-type="float" office:value="2.86035488603221" calcext:value-type="float">
            <text:p>2.8603548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179749301260495" calcext:value-type="float">
            <text:p>0.0179749301</text:p>
          </table:table-cell>
          <table:table-cell office:value-type="float" office:value="0" calcext:value-type="float">
            <text:p>0</text:p>
          </table:table-cell>
          <table:table-cell office:value-type="float" office:value="0.0000287269548940267" calcext:value-type="float">
            <text:p>2.87E-05</text:p>
          </table:table-cell>
          <table:table-cell office:value-type="float" office:value="3.42941615046975" calcext:value-type="float">
            <text:p>3.42941615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179602038857641" calcext:value-type="float">
            <text:p>0.0179602039</text:p>
          </table:table-cell>
          <table:table-cell office:value-type="float" office:value="0.0245989507751147" calcext:value-type="float">
            <text:p>0.0245989508</text:p>
          </table:table-cell>
          <table:table-cell table:style-name="Default" office:value-type="float" office:value="0.00023461551209391" calcext:value-type="float">
            <text:p>0.0002346155</text:p>
          </table:table-cell>
          <table:table-cell office:value-type="float" office:value="4.19299756921208" calcext:value-type="float">
            <text:p>4.1929975692</text:p>
          </table:table-cell>
          <table:table-cell office:value-type="float" office:value="0.0509999144336184" calcext:value-type="float">
            <text:p>0.0509999144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221415765523058" calcext:value-type="float">
            <text:p>0.0221415766</text:p>
          </table:table-cell>
          <table:table-cell office:value-type="float" office:value="0" calcext:value-type="float">
            <text:p>0</text:p>
          </table:table-cell>
          <table:table-cell office:value-type="float" office:value="0.0000367369601934638" calcext:value-type="float">
            <text:p>3.67E-05</text:p>
          </table:table-cell>
          <table:table-cell office:value-type="float" office:value="3.7687580726535" calcext:value-type="float">
            <text:p>3.76875807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188003892147225" calcext:value-type="float">
            <text:p>0.0188003892</text:p>
          </table:table-cell>
          <table:table-cell office:value-type="float" office:value="0" calcext:value-type="float">
            <text:p>0</text:p>
          </table:table-cell>
          <table:table-cell office:value-type="float" office:value="0.0000347740897712438" calcext:value-type="float">
            <text:p>3.48E-05</text:p>
          </table:table-cell>
          <table:table-cell office:value-type="float" office:value="4.03369848539174" calcext:value-type="float">
            <text:p>4.0336984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173304736328652" calcext:value-type="float">
            <text:p>0.0173304736</text:p>
          </table:table-cell>
          <table:table-cell office:value-type="float" office:value="0.0237136594864893" calcext:value-type="float">
            <text:p>0.0237136595</text:p>
          </table:table-cell>
          <table:table-cell table:style-name="Default" office:value-type="float" office:value="0.000224622817094116" calcext:value-type="float">
            <text:p>0.0002246228</text:p>
          </table:table-cell>
          <table:table-cell office:value-type="float" office:value="4.22468212550592" calcext:value-type="float">
            <text:p>4.2246821255</text:p>
          </table:table-cell>
          <table:table-cell office:value-type="float" office:value="0.0502898949126678" calcext:value-type="float">
            <text:p>0.0502898949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257572106253112" calcext:value-type="float">
            <text:p>0.0257572106</text:p>
          </table:table-cell>
          <table:table-cell office:value-type="float" office:value="0.0149510602491299" calcext:value-type="float">
            <text:p>0.0149510602</text:p>
          </table:table-cell>
          <table:table-cell table:style-name="Default" office:value-type="float" office:value="0.00013735146209064" calcext:value-type="float">
            <text:p>0.0001373515</text:p>
          </table:table-cell>
          <table:table-cell office:value-type="float" office:value="4.10447340395438" calcext:value-type="float">
            <text:p>4.104473404</text:p>
          </table:table-cell>
          <table:table-cell office:value-type="float" office:value="0.045097617490867" calcext:value-type="float">
            <text:p>0.0450976175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200215606363897" calcext:value-type="float">
            <text:p>0.0200215606</text:p>
          </table:table-cell>
          <table:table-cell office:value-type="float" office:value="0" calcext:value-type="float">
            <text:p>0</text:p>
          </table:table-cell>
          <table:table-cell office:value-type="float" office:value="0.0000341359329835885" calcext:value-type="float">
            <text:p>3.41E-05</text:p>
          </table:table-cell>
          <table:table-cell office:value-type="float" office:value="3.1048889547598" calcext:value-type="float">
            <text:p>3.10488895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181904285124542" calcext:value-type="float">
            <text:p>0.0181904285</text:p>
          </table:table-cell>
          <table:table-cell office:value-type="float" office:value="0.0246327354989307" calcext:value-type="float">
            <text:p>0.0246327355</text:p>
          </table:table-cell>
          <table:table-cell table:style-name="Default" office:value-type="float" office:value="0.000240832970997755" calcext:value-type="float">
            <text:p>0.000240833</text:p>
          </table:table-cell>
          <table:table-cell office:value-type="float" office:value="4.39509016919837" calcext:value-type="float">
            <text:p>4.3950901692</text:p>
          </table:table-cell>
          <table:table-cell office:value-type="float" office:value="0.0545710033172278" calcext:value-type="float">
            <text:p>0.0545710033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30333439591615" calcext:value-type="float">
            <text:p>0.0303334396</text:p>
          </table:table-cell>
          <table:table-cell office:value-type="float" office:value="0" calcext:value-type="float">
            <text:p>0</text:p>
          </table:table-cell>
          <table:table-cell office:value-type="float" office:value="0.0000662610919602857" calcext:value-type="float">
            <text:p>6.63E-05</text:p>
          </table:table-cell>
          <table:table-cell office:value-type="float" office:value="2.84731341130667" calcext:value-type="float">
            <text:p>2.8473134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180712221204729" calcext:value-type="float">
            <text:p>0.0180712221</text:p>
          </table:table-cell>
          <table:table-cell office:value-type="float" office:value="0.0244974954423069" calcext:value-type="float">
            <text:p>0.0244974954</text:p>
          </table:table-cell>
          <table:table-cell table:style-name="Default" office:value-type="float" office:value="0.000233680722747144" calcext:value-type="float">
            <text:p>0.0002336807</text:p>
          </table:table-cell>
          <table:table-cell office:value-type="float" office:value="4.20934624553301" calcext:value-type="float">
            <text:p>4.2093462455</text:p>
          </table:table-cell>
          <table:table-cell office:value-type="float" office:value="0.0509532636514589" calcext:value-type="float">
            <text:p>0.0509532637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206128234657778" calcext:value-type="float">
            <text:p>0.0206128235</text:p>
          </table:table-cell>
          <table:table-cell office:value-type="float" office:value="0.0211754420565629" calcext:value-type="float">
            <text:p>0.0211754421</text:p>
          </table:table-cell>
          <table:table-cell table:style-name="Default" office:value-type="float" office:value="0.000198957301450611" calcext:value-type="float">
            <text:p>0.0001989573</text:p>
          </table:table-cell>
          <table:table-cell office:value-type="float" office:value="4.26075748725443" calcext:value-type="float">
            <text:p>4.2607574873</text:p>
          </table:table-cell>
          <table:table-cell office:value-type="float" office:value="0.0487099117000412" calcext:value-type="float">
            <text:p>0.0487099117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421859747174675" calcext:value-type="float">
            <text:p>0.0421859747</text:p>
          </table:table-cell>
          <table:table-cell office:value-type="float" office:value="0" calcext:value-type="float">
            <text:p>0</text:p>
          </table:table-cell>
          <table:table-cell office:value-type="float" office:value="0.0000582237491052557" calcext:value-type="float">
            <text:p>5.82E-05</text:p>
          </table:table-cell>
          <table:table-cell office:value-type="float" office:value="3.32402333309864" calcext:value-type="float">
            <text:p>3.3240233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186370009818035" calcext:value-type="float">
            <text:p>0.018637001</text:p>
          </table:table-cell>
          <table:table-cell office:value-type="float" office:value="0.0260942075585706" calcext:value-type="float">
            <text:p>0.0260942076</text:p>
          </table:table-cell>
          <table:table-cell table:style-name="Default" office:value-type="float" office:value="0.000250456699010999" calcext:value-type="float">
            <text:p>0.0002504567</text:p>
          </table:table-cell>
          <table:table-cell office:value-type="float" office:value="4.17729840643194" calcext:value-type="float">
            <text:p>4.1772984064</text:p>
          </table:table-cell>
          <table:table-cell office:value-type="float" office:value="0.0521906112948984" calcext:value-type="float">
            <text:p>0.0521906113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408941639465429" calcext:value-type="float">
            <text:p>0.0408941639</text:p>
          </table:table-cell>
          <table:table-cell office:value-type="float" office:value="0" calcext:value-type="float">
            <text:p>0</text:p>
          </table:table-cell>
          <table:table-cell office:value-type="float" office:value="0.0000524425819400632" calcext:value-type="float">
            <text:p>5.24E-05</text:p>
          </table:table-cell>
          <table:table-cell office:value-type="float" office:value="2.31647399246045" calcext:value-type="float">
            <text:p>2.31647399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29435623848283" calcext:value-type="float">
            <text:p>0.0294356238</text:p>
          </table:table-cell>
          <table:table-cell office:value-type="float" office:value="0" calcext:value-type="float">
            <text:p>0</text:p>
          </table:table-cell>
          <table:table-cell office:value-type="float" office:value="0.000049100904126884" calcext:value-type="float">
            <text:p>4.91E-05</text:p>
          </table:table-cell>
          <table:table-cell office:value-type="float" office:value="3.98810365540154" calcext:value-type="float">
            <text:p>3.9881036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185720377934883" calcext:value-type="float">
            <text:p>0.0185720378</text:p>
          </table:table-cell>
          <table:table-cell office:value-type="float" office:value="0.0267218107079521" calcext:value-type="float">
            <text:p>0.0267218107</text:p>
          </table:table-cell>
          <table:table-cell table:style-name="Default" office:value-type="float" office:value="0.000257119647432803" calcext:value-type="float">
            <text:p>0.0002571196</text:p>
          </table:table-cell>
          <table:table-cell office:value-type="float" office:value="4.19267300402024" calcext:value-type="float">
            <text:p>4.192673004</text:p>
          </table:table-cell>
          <table:table-cell office:value-type="float" office:value="0.0527594785124283" calcext:value-type="float">
            <text:p>0.0527594785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186325018336817" calcext:value-type="float">
            <text:p>0.0186325018</text:p>
          </table:table-cell>
          <table:table-cell office:value-type="float" office:value="0.0257389414701697" calcext:value-type="float">
            <text:p>0.0257389415</text:p>
          </table:table-cell>
          <table:table-cell table:style-name="Default" office:value-type="float" office:value="0.000247207742461861" calcext:value-type="float">
            <text:p>0.0002472077</text:p>
          </table:table-cell>
          <table:table-cell office:value-type="float" office:value="4.17110203799339" calcext:value-type="float">
            <text:p>4.171102038</text:p>
          </table:table-cell>
          <table:table-cell office:value-type="float" office:value="0.052307817085053" calcext:value-type="float">
            <text:p>0.0523078171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184779432823358" calcext:value-type="float">
            <text:p>0.0184779433</text:p>
          </table:table-cell>
          <table:table-cell office:value-type="float" office:value="0.0220255053999377" calcext:value-type="float">
            <text:p>0.0220255054</text:p>
          </table:table-cell>
          <table:table-cell table:style-name="Default" office:value-type="float" office:value="0.000204103452874708" calcext:value-type="float">
            <text:p>0.0002041035</text:p>
          </table:table-cell>
          <table:table-cell office:value-type="float" office:value="4.22784915391169" calcext:value-type="float">
            <text:p>4.2278491539</text:p>
          </table:table-cell>
          <table:table-cell office:value-type="float" office:value="0.0496521790404448" calcext:value-type="float">
            <text:p>0.049652179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496504766800353" calcext:value-type="float">
            <text:p>0.0496504767</text:p>
          </table:table-cell>
          <table:table-cell office:value-type="float" office:value="0" calcext:value-type="float">
            <text:p>0</text:p>
          </table:table-cell>
          <table:table-cell office:value-type="float" office:value="0.0000743338672495336" calcext:value-type="float">
            <text:p>7.43E-05</text:p>
          </table:table-cell>
          <table:table-cell office:value-type="float" office:value="2.4065854414211" calcext:value-type="float">
            <text:p>2.40658544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179464818898739" calcext:value-type="float">
            <text:p>0.0179464819</text:p>
          </table:table-cell>
          <table:table-cell office:value-type="float" office:value="0.0243514609924788" calcext:value-type="float">
            <text:p>0.024351461</text:p>
          </table:table-cell>
          <table:table-cell table:style-name="Default" office:value-type="float" office:value="0.000232456403188335" calcext:value-type="float">
            <text:p>0.0002324564</text:p>
          </table:table-cell>
          <table:table-cell office:value-type="float" office:value="3.99858863052435" calcext:value-type="float">
            <text:p>3.9985886305</text:p>
          </table:table-cell>
          <table:table-cell office:value-type="float" office:value="0.051173983672488" calcext:value-type="float">
            <text:p>0.0511739837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175535193560185" calcext:value-type="float">
            <text:p>0.0175535194</text:p>
          </table:table-cell>
          <table:table-cell office:value-type="float" office:value="0.0238496848209116" calcext:value-type="float">
            <text:p>0.0238496848</text:p>
          </table:table-cell>
          <table:table-cell table:style-name="Default" office:value-type="float" office:value="0.000226473245986635" calcext:value-type="float">
            <text:p>0.0002264732</text:p>
          </table:table-cell>
          <table:table-cell office:value-type="float" office:value="3.38898962923435" calcext:value-type="float">
            <text:p>3.3889896292</text:p>
          </table:table-cell>
          <table:table-cell office:value-type="float" office:value="0.0505410955140276" calcext:value-type="float">
            <text:p>0.0505410955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196376002374012" calcext:value-type="float">
            <text:p>0.0196376002</text:p>
          </table:table-cell>
          <table:table-cell office:value-type="float" office:value="0.0264688965086589" calcext:value-type="float">
            <text:p>0.0264688965</text:p>
          </table:table-cell>
          <table:table-cell table:style-name="Default" office:value-type="float" office:value="0.000254802220268418" calcext:value-type="float">
            <text:p>0.0002548022</text:p>
          </table:table-cell>
          <table:table-cell office:value-type="float" office:value="2.73598358688813" calcext:value-type="float">
            <text:p>2.7359835869</text:p>
          </table:table-cell>
          <table:table-cell office:value-type="float" office:value="0.0528157267837108" calcext:value-type="float">
            <text:p>0.0528157268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186015308404504" calcext:value-type="float">
            <text:p>0.0186015308</text:p>
          </table:table-cell>
          <table:table-cell office:value-type="float" office:value="0" calcext:value-type="float">
            <text:p>0</text:p>
          </table:table-cell>
          <table:table-cell office:value-type="float" office:value="0.0000346557998190383" calcext:value-type="float">
            <text:p>3.47E-05</text:p>
          </table:table-cell>
          <table:table-cell office:value-type="float" office:value="3.98520872780618" calcext:value-type="float">
            <text:p>3.9852087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232447972054736" calcext:value-type="float">
            <text:p>0.0232447972</text:p>
          </table:table-cell>
          <table:table-cell office:value-type="float" office:value="0" calcext:value-type="float">
            <text:p>0</text:p>
          </table:table-cell>
          <table:table-cell office:value-type="float" office:value="0.0000347709482276707" calcext:value-type="float">
            <text:p>3.48E-05</text:p>
          </table:table-cell>
          <table:table-cell office:value-type="float" office:value="1.8593856400167" calcext:value-type="float">
            <text:p>1.859385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181486061449711" calcext:value-type="float">
            <text:p>0.0181486061</text:p>
          </table:table-cell>
          <table:table-cell office:value-type="float" office:value="0.0249440768088218" calcext:value-type="float">
            <text:p>0.0249440768</text:p>
          </table:table-cell>
          <table:table-cell table:style-name="Default" office:value-type="float" office:value="0.000238335753419998" calcext:value-type="float">
            <text:p>0.0002383358</text:p>
          </table:table-cell>
          <table:table-cell office:value-type="float" office:value="4.14772323749271" calcext:value-type="float">
            <text:p>4.1477232375</text:p>
          </table:table-cell>
          <table:table-cell office:value-type="float" office:value="0.0513792529295697" calcext:value-type="float">
            <text:p>0.0513792529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182917976088199" calcext:value-type="float">
            <text:p>0.0182917976</text:p>
          </table:table-cell>
          <table:table-cell office:value-type="float" office:value="0" calcext:value-type="float">
            <text:p>0</text:p>
          </table:table-cell>
          <table:table-cell office:value-type="float" office:value="0.0000355329864533913" calcext:value-type="float">
            <text:p>3.55E-05</text:p>
          </table:table-cell>
          <table:table-cell office:value-type="float" office:value="3.18765570559719" calcext:value-type="float">
            <text:p>3.1876557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183232974346355" calcext:value-type="float">
            <text:p>0.0183232974</text:p>
          </table:table-cell>
          <table:table-cell office:value-type="float" office:value="0.0251896227558767" calcext:value-type="float">
            <text:p>0.0251896228</text:p>
          </table:table-cell>
          <table:table-cell table:style-name="Default" office:value-type="float" office:value="0.000241293476064642" calcext:value-type="float">
            <text:p>0.0002412935</text:p>
          </table:table-cell>
          <table:table-cell office:value-type="float" office:value="4.18901267713003" calcext:value-type="float">
            <text:p>4.1890126771</text:p>
          </table:table-cell>
          <table:table-cell office:value-type="float" office:value="0.051398053640288" calcext:value-type="float">
            <text:p>0.0513980536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187753102041174" calcext:value-type="float">
            <text:p>0.0187753102</text:p>
          </table:table-cell>
          <table:table-cell office:value-type="float" office:value="0" calcext:value-type="float">
            <text:p>0</text:p>
          </table:table-cell>
          <table:table-cell office:value-type="float" office:value="0.0000335137805164146" calcext:value-type="float">
            <text:p>3.35E-05</text:p>
          </table:table-cell>
          <table:table-cell office:value-type="float" office:value="3.40694682933278" calcext:value-type="float">
            <text:p>3.4069468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187356858419013" calcext:value-type="float">
            <text:p>0.0187356858</text:p>
          </table:table-cell>
          <table:table-cell office:value-type="float" office:value="0" calcext:value-type="float">
            <text:p>0</text:p>
          </table:table-cell>
          <table:table-cell office:value-type="float" office:value="0.0000329872528232247" calcext:value-type="float">
            <text:p>3.30E-05</text:p>
          </table:table-cell>
          <table:table-cell office:value-type="float" office:value="1.87281673539843" calcext:value-type="float">
            <text:p>1.87281673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181395395196151" calcext:value-type="float">
            <text:p>0.0181395395</text:p>
          </table:table-cell>
          <table:table-cell office:value-type="float" office:value="0" calcext:value-type="float">
            <text:p>0</text:p>
          </table:table-cell>
          <table:table-cell office:value-type="float" office:value="0.0000292368827248758" calcext:value-type="float">
            <text:p>2.92E-05</text:p>
          </table:table-cell>
          <table:table-cell office:value-type="float" office:value="3.78067956336632" calcext:value-type="float">
            <text:p>3.7806795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186901583199652" calcext:value-type="float">
            <text:p>0.0186901583</text:p>
          </table:table-cell>
          <table:table-cell office:value-type="float" office:value="0" calcext:value-type="float">
            <text:p>0</text:p>
          </table:table-cell>
          <table:table-cell office:value-type="float" office:value="0.0000324694842655702" calcext:value-type="float">
            <text:p>3.25E-05</text:p>
          </table:table-cell>
          <table:table-cell office:value-type="float" office:value="3.31506308328829" calcext:value-type="float">
            <text:p>3.3150630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175173712321721" calcext:value-type="float">
            <text:p>0.0175173712</text:p>
          </table:table-cell>
          <table:table-cell office:value-type="float" office:value="0.0238215711417801" calcext:value-type="float">
            <text:p>0.0238215711</text:p>
          </table:table-cell>
          <table:table-cell table:style-name="Default" office:value-type="float" office:value="0.000225840050767494" calcext:value-type="float">
            <text:p>0.0002258401</text:p>
          </table:table-cell>
          <table:table-cell office:value-type="float" office:value="4.27333110418192" calcext:value-type="float">
            <text:p>4.2733311042</text:p>
          </table:table-cell>
          <table:table-cell office:value-type="float" office:value="0.0503718948880037" calcext:value-type="float">
            <text:p>0.0503718949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183751700493667" calcext:value-type="float">
            <text:p>0.01837517</text:p>
          </table:table-cell>
          <table:table-cell office:value-type="float" office:value="0.0252706515159236" calcext:value-type="float">
            <text:p>0.0252706515</text:p>
          </table:table-cell>
          <table:table-cell table:style-name="Default" office:value-type="float" office:value="0.000242194160312227" calcext:value-type="float">
            <text:p>0.0002421942</text:p>
          </table:table-cell>
          <table:table-cell office:value-type="float" office:value="4.19700589031903" calcext:value-type="float">
            <text:p>4.1970058903</text:p>
          </table:table-cell>
          <table:table-cell office:value-type="float" office:value="0.0514510209889444" calcext:value-type="float">
            <text:p>0.051451021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21092215099273" calcext:value-type="float">
            <text:p>0.0210922151</text:p>
          </table:table-cell>
          <table:table-cell office:value-type="float" office:value="0.0207386673013539" calcext:value-type="float">
            <text:p>0.0207386673</text:p>
          </table:table-cell>
          <table:table-cell table:style-name="Default" office:value-type="float" office:value="0.000194819727186424" calcext:value-type="float">
            <text:p>0.0001948197</text:p>
          </table:table-cell>
          <table:table-cell office:value-type="float" office:value="3.3197725167588" calcext:value-type="float">
            <text:p>3.3197725168</text:p>
          </table:table-cell>
          <table:table-cell office:value-type="float" office:value="0.0482412091769271" calcext:value-type="float">
            <text:p>0.0482412092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184814007180936" calcext:value-type="float">
            <text:p>0.0184814007</text:p>
          </table:table-cell>
          <table:table-cell office:value-type="float" office:value="0.0255083944838798" calcext:value-type="float">
            <text:p>0.0255083945</text:p>
          </table:table-cell>
          <table:table-cell table:style-name="Default" office:value-type="float" office:value="0.00024480558438911" calcext:value-type="float">
            <text:p>0.0002448056</text:p>
          </table:table-cell>
          <table:table-cell office:value-type="float" office:value="4.12606126029031" calcext:value-type="float">
            <text:p>4.1260612603</text:p>
          </table:table-cell>
          <table:table-cell office:value-type="float" office:value="0.0519622110730379" calcext:value-type="float">
            <text:p>0.0519622111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36257307260044" calcext:value-type="float">
            <text:p>0.0362573073</text:p>
          </table:table-cell>
          <table:table-cell office:value-type="float" office:value="0.0281149780269513" calcext:value-type="float">
            <text:p>0.028114978</text:p>
          </table:table-cell>
          <table:table-cell table:style-name="Default" office:value-type="float" office:value="0.000285058053476952" calcext:value-type="float">
            <text:p>0.0002850581</text:p>
          </table:table-cell>
          <table:table-cell office:value-type="float" office:value="4.49567389262968" calcext:value-type="float">
            <text:p>4.4956738926</text:p>
          </table:table-cell>
          <table:table-cell office:value-type="float" office:value="0.0538743222688444" calcext:value-type="float">
            <text:p>0.0538743223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186761936623226" calcext:value-type="float">
            <text:p>0.0186761937</text:p>
          </table:table-cell>
          <table:table-cell office:value-type="float" office:value="0" calcext:value-type="float">
            <text:p>0</text:p>
          </table:table-cell>
          <table:table-cell office:value-type="float" office:value="0.0000325857604607167" calcext:value-type="float">
            <text:p>3.26E-05</text:p>
          </table:table-cell>
          <table:table-cell office:value-type="float" office:value="0.748770853763017" calcext:value-type="float">
            <text:p>0.74877085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186098611317534" calcext:value-type="float">
            <text:p>0.0186098611</text:p>
          </table:table-cell>
          <table:table-cell office:value-type="float" office:value="0" calcext:value-type="float">
            <text:p>0</text:p>
          </table:table-cell>
          <table:table-cell office:value-type="float" office:value="0.0000354140889605227" calcext:value-type="float">
            <text:p>3.54E-05</text:p>
          </table:table-cell>
          <table:table-cell office:value-type="float" office:value="3.97643233525102" calcext:value-type="float">
            <text:p>3.9764323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174638397811843" calcext:value-type="float">
            <text:p>0.0174638398</text:p>
          </table:table-cell>
          <table:table-cell office:value-type="float" office:value="0.0238495185093394" calcext:value-type="float">
            <text:p>0.0238495185</text:p>
          </table:table-cell>
          <table:table-cell table:style-name="Default" office:value-type="float" office:value="0.000226078172333624" calcext:value-type="float">
            <text:p>0.0002260782</text:p>
          </table:table-cell>
          <table:table-cell office:value-type="float" office:value="4.12986892667863" calcext:value-type="float">
            <text:p>4.1298689267</text:p>
          </table:table-cell>
          <table:table-cell office:value-type="float" office:value="0.0502758384343881" calcext:value-type="float">
            <text:p>0.0502758384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181989583114172" calcext:value-type="float">
            <text:p>0.0181989583</text:p>
          </table:table-cell>
          <table:table-cell office:value-type="float" office:value="0" calcext:value-type="float">
            <text:p>0</text:p>
          </table:table-cell>
          <table:table-cell office:value-type="float" office:value="0.0000366978682997229" calcext:value-type="float">
            <text:p>3.67E-05</text:p>
          </table:table-cell>
          <table:table-cell office:value-type="float" office:value="2.22619904226004" calcext:value-type="float">
            <text:p>2.22619904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183774306068915" calcext:value-type="float">
            <text:p>0.0183774306</text:p>
          </table:table-cell>
          <table:table-cell office:value-type="float" office:value="0.0254109829411755" calcext:value-type="float">
            <text:p>0.0254109829</text:p>
          </table:table-cell>
          <table:table-cell table:style-name="Default" office:value-type="float" office:value="0.000243392834560026" calcext:value-type="float">
            <text:p>0.0002433928</text:p>
          </table:table-cell>
          <table:table-cell office:value-type="float" office:value="4.19105156367001" calcext:value-type="float">
            <text:p>4.1910515637</text:p>
          </table:table-cell>
          <table:table-cell office:value-type="float" office:value="0.0515701260987787" calcext:value-type="float">
            <text:p>0.0515701261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17831593620662" calcext:value-type="float">
            <text:p>0.0178315936</text:p>
          </table:table-cell>
          <table:table-cell office:value-type="float" office:value="0.0223918874790645" calcext:value-type="float">
            <text:p>0.0223918875</text:p>
          </table:table-cell>
          <table:table-cell table:style-name="Default" office:value-type="float" office:value="0.000208293795436898" calcext:value-type="float">
            <text:p>0.0002082938</text:p>
          </table:table-cell>
          <table:table-cell office:value-type="float" office:value="4.11460143617127" calcext:value-type="float">
            <text:p>4.1146014362</text:p>
          </table:table-cell>
          <table:table-cell office:value-type="float" office:value="0.049323324746755" calcext:value-type="float">
            <text:p>0.0493233247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18385608450311" calcext:value-type="float">
            <text:p>0.0183856085</text:p>
          </table:table-cell>
          <table:table-cell office:value-type="float" office:value="0.0251610118846944" calcext:value-type="float">
            <text:p>0.0251610119</text:p>
          </table:table-cell>
          <table:table-cell table:style-name="Default" office:value-type="float" office:value="0.000241351940510949" calcext:value-type="float">
            <text:p>0.0002413519</text:p>
          </table:table-cell>
          <table:table-cell office:value-type="float" office:value="4.19503694429264" calcext:value-type="float">
            <text:p>4.1950369443</text:p>
          </table:table-cell>
          <table:table-cell office:value-type="float" office:value="0.0514664116785623" calcext:value-type="float">
            <text:p>0.0514664117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190013287764593" calcext:value-type="float">
            <text:p>0.0190013288</text:p>
          </table:table-cell>
          <table:table-cell office:value-type="float" office:value="0" calcext:value-type="float">
            <text:p>0</text:p>
          </table:table-cell>
          <table:table-cell office:value-type="float" office:value="0.0000382619290917349" calcext:value-type="float">
            <text:p>3.83E-05</text:p>
          </table:table-cell>
          <table:table-cell office:value-type="float" office:value="3.80289489660948" calcext:value-type="float">
            <text:p>3.8028948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262497428497191" calcext:value-type="float">
            <text:p>0.0262497428</text:p>
          </table:table-cell>
          <table:table-cell office:value-type="float" office:value="0.0147978041781426" calcext:value-type="float">
            <text:p>0.0147978042</text:p>
          </table:table-cell>
          <table:table-cell table:style-name="Default" office:value-type="float" office:value="0.00013501472268676" calcext:value-type="float">
            <text:p>0.0001350147</text:p>
          </table:table-cell>
          <table:table-cell office:value-type="float" office:value="4.63993756748006" calcext:value-type="float">
            <text:p>4.6399375675</text:p>
          </table:table-cell>
          <table:table-cell office:value-type="float" office:value="0.044248381097517" calcext:value-type="float">
            <text:p>0.0442483811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1746538364085" calcext:value-type="float">
            <text:p>0.0174653836</text:p>
          </table:table-cell>
          <table:table-cell office:value-type="float" office:value="0.0236214265302313" calcext:value-type="float">
            <text:p>0.0236214265</text:p>
          </table:table-cell>
          <table:table-cell table:style-name="Default" office:value-type="float" office:value="0.000223498862862912" calcext:value-type="float">
            <text:p>0.0002234989</text:p>
          </table:table-cell>
          <table:table-cell office:value-type="float" office:value="4.27273148276448" calcext:value-type="float">
            <text:p>4.2727314828</text:p>
          </table:table-cell>
          <table:table-cell office:value-type="float" office:value="0.0501300607354075" calcext:value-type="float">
            <text:p>0.0501300607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186344900016008" calcext:value-type="float">
            <text:p>0.01863449</text:p>
          </table:table-cell>
          <table:table-cell office:value-type="float" office:value="0.0261187900617039" calcext:value-type="float">
            <text:p>0.0261187901</text:p>
          </table:table-cell>
          <table:table-cell table:style-name="Default" office:value-type="float" office:value="0.000250661389162183" calcext:value-type="float">
            <text:p>0.0002506614</text:p>
          </table:table-cell>
          <table:table-cell office:value-type="float" office:value="4.12681538193765" calcext:value-type="float">
            <text:p>4.1268153819</text:p>
          </table:table-cell>
          <table:table-cell office:value-type="float" office:value="0.05218740265233" calcext:value-type="float">
            <text:p>0.0521874027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18877574008063" calcext:value-type="float">
            <text:p>0.018877574</text:p>
          </table:table-cell>
          <table:table-cell office:value-type="float" office:value="0.0123491228105379" calcext:value-type="float">
            <text:p>0.0123491228</text:p>
          </table:table-cell>
          <table:table-cell table:style-name="Default" office:value-type="float" office:value="0.000128492607965572" calcext:value-type="float">
            <text:p>0.0001284926</text:p>
          </table:table-cell>
          <table:table-cell office:value-type="float" office:value="4.42363365952065" calcext:value-type="float">
            <text:p>4.4236336595</text:p>
          </table:table-cell>
          <table:table-cell office:value-type="float" office:value="0.022589065809437" calcext:value-type="float">
            <text:p>0.0225890658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18903352145875" calcext:value-type="float">
            <text:p>0.0189033521</text:p>
          </table:table-cell>
          <table:table-cell table:style-name="ce2" office:value-type="float" office:value="0.000000270044379593417" calcext:value-type="float">
            <text:p>2.70E-07</text:p>
          </table:table-cell>
          <table:table-cell office:value-type="float" office:value="0.0000334453167430237" calcext:value-type="float">
            <text:p>3.34E-05</text:p>
          </table:table-cell>
          <table:table-cell office:value-type="float" office:value="4.01456120997395" calcext:value-type="float">
            <text:p>4.01456121</text:p>
          </table:table-cell>
          <table:table-cell table:style-name="ce2" office:value-type="float" office:value="0.0000404003901232387" calcext:value-type="float">
            <text:p>4.04E-05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18866699708117" calcext:value-type="float">
            <text:p>0.0188666997</text:p>
          </table:table-cell>
          <table:table-cell office:value-type="float" office:value="0.00368181179843489" calcext:value-type="float">
            <text:p>0.0036818118</text:p>
          </table:table-cell>
          <table:table-cell office:value-type="float" office:value="0.0000318025157002593" calcext:value-type="float">
            <text:p>3.18E-05</text:p>
          </table:table-cell>
          <table:table-cell office:value-type="float" office:value="4.35154455965517" calcext:value-type="float">
            <text:p>4.3515445597</text:p>
          </table:table-cell>
          <table:table-cell office:value-type="float" office:value="0.0167224343637545" calcext:value-type="float">
            <text:p>0.0167224344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186752858664175" calcext:value-type="float">
            <text:p>0.0186752859</text:p>
          </table:table-cell>
          <table:table-cell office:value-type="float" office:value="0" calcext:value-type="float">
            <text:p>0</text:p>
          </table:table-cell>
          <table:table-cell office:value-type="float" office:value="0.0000342292357922803" calcext:value-type="float">
            <text:p>3.42E-05</text:p>
          </table:table-cell>
          <table:table-cell office:value-type="float" office:value="3.11416678437926" calcext:value-type="float">
            <text:p>3.11416678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185435621428418" calcext:value-type="float">
            <text:p>0.0185435621</text:p>
          </table:table-cell>
          <table:table-cell office:value-type="float" office:value="0" calcext:value-type="float">
            <text:p>0</text:p>
          </table:table-cell>
          <table:table-cell office:value-type="float" office:value="0.0000317996886498963" calcext:value-type="float">
            <text:p>3.18E-05</text:p>
          </table:table-cell>
          <table:table-cell office:value-type="float" office:value="2.54715167350643" calcext:value-type="float">
            <text:p>2.54715167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185345267815308" calcext:value-type="float">
            <text:p>0.0185345268</text:p>
          </table:table-cell>
          <table:table-cell office:value-type="float" office:value="0" calcext:value-type="float">
            <text:p>0</text:p>
          </table:table-cell>
          <table:table-cell office:value-type="float" office:value="0.0000317973646063028" calcext:value-type="float">
            <text:p>3.18E-05</text:p>
          </table:table-cell>
          <table:table-cell office:value-type="float" office:value="3.88466092234837" calcext:value-type="float">
            <text:p>3.8846609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177884078837819" calcext:value-type="float">
            <text:p>0.0177884079</text:p>
          </table:table-cell>
          <table:table-cell office:value-type="float" office:value="0" calcext:value-type="float">
            <text:p>0</text:p>
          </table:table-cell>
          <table:table-cell office:value-type="float" office:value="0.0000277087237554137" calcext:value-type="float">
            <text:p>2.77E-05</text:p>
          </table:table-cell>
          <table:table-cell office:value-type="float" office:value="3.94956108579693" calcext:value-type="float">
            <text:p>3.94956108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184880499405787" calcext:value-type="float">
            <text:p>0.0184880499</text:p>
          </table:table-cell>
          <table:table-cell office:value-type="float" office:value="0" calcext:value-type="float">
            <text:p>0</text:p>
          </table:table-cell>
          <table:table-cell office:value-type="float" office:value="0.0000315966378925794" calcext:value-type="float">
            <text:p>3.16E-05</text:p>
          </table:table-cell>
          <table:table-cell office:value-type="float" office:value="3.98503887389774" calcext:value-type="float">
            <text:p>3.9850388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187223791016543" calcext:value-type="float">
            <text:p>0.0187223791</text:p>
          </table:table-cell>
          <table:table-cell office:value-type="float" office:value="0" calcext:value-type="float">
            <text:p>0</text:p>
          </table:table-cell>
          <table:table-cell office:value-type="float" office:value="0.0000339421554655496" calcext:value-type="float">
            <text:p>3.39E-05</text:p>
          </table:table-cell>
          <table:table-cell office:value-type="float" office:value="1.23180376716788" calcext:value-type="float">
            <text:p>1.2318037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186527698205952" calcext:value-type="float">
            <text:p>0.0186527698</text:p>
          </table:table-cell>
          <table:table-cell office:value-type="float" office:value="0" calcext:value-type="float">
            <text:p>0</text:p>
          </table:table-cell>
          <table:table-cell office:value-type="float" office:value="0.000032388849476337" calcext:value-type="float">
            <text:p>3.24E-05</text:p>
          </table:table-cell>
          <table:table-cell office:value-type="float" office:value="1.42649999311593" calcext:value-type="float">
            <text:p>1.42649999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187550972330168" calcext:value-type="float">
            <text:p>0.0187550972</text:p>
          </table:table-cell>
          <table:table-cell office:value-type="float" office:value="0.0079814809808364" calcext:value-type="float">
            <text:p>0.007981481</text:p>
          </table:table-cell>
          <table:table-cell office:value-type="float" office:value="0.0000565175254651418" calcext:value-type="float">
            <text:p>5.65E-05</text:p>
          </table:table-cell>
          <table:table-cell office:value-type="float" office:value="3.6173781393431" calcext:value-type="float">
            <text:p>3.6173781393</text:p>
          </table:table-cell>
          <table:table-cell office:value-type="float" office:value="0.0261288917195714" calcext:value-type="float">
            <text:p>0.0261288917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301096785079889" calcext:value-type="float">
            <text:p>0.0301096785</text:p>
          </table:table-cell>
          <table:table-cell office:value-type="float" office:value="0.00827434603152431" calcext:value-type="float">
            <text:p>0.008274346</text:p>
          </table:table-cell>
          <table:table-cell office:value-type="float" office:value="0.0000778675512070247" calcext:value-type="float">
            <text:p>7.79E-05</text:p>
          </table:table-cell>
          <table:table-cell office:value-type="float" office:value="4.00495122269954" calcext:value-type="float">
            <text:p>4.0049512227</text:p>
          </table:table-cell>
          <table:table-cell office:value-type="float" office:value="0.0397191931537752" calcext:value-type="float">
            <text:p>0.0397191932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217721340378936" calcext:value-type="float">
            <text:p>0.021772134</text:p>
          </table:table-cell>
          <table:table-cell office:value-type="float" office:value="0.0117999394697527" calcext:value-type="float">
            <text:p>0.0117999395</text:p>
          </table:table-cell>
          <table:table-cell table:style-name="Default" office:value-type="float" office:value="0.000120738443022829" calcext:value-type="float">
            <text:p>0.0001207384</text:p>
          </table:table-cell>
          <table:table-cell office:value-type="float" office:value="5.20705537753757" calcext:value-type="float">
            <text:p>5.2070553775</text:p>
          </table:table-cell>
          <table:table-cell office:value-type="float" office:value="0.0210209029205344" calcext:value-type="float">
            <text:p>0.0210209029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186407393163652" calcext:value-type="float">
            <text:p>0.0186407393</text:p>
          </table:table-cell>
          <table:table-cell office:value-type="float" office:value="0" calcext:value-type="float">
            <text:p>0</text:p>
          </table:table-cell>
          <table:table-cell office:value-type="float" office:value="0.000034936881878262" calcext:value-type="float">
            <text:p>3.49E-05</text:p>
          </table:table-cell>
          <table:table-cell office:value-type="float" office:value="2.34792419191811" calcext:value-type="float">
            <text:p>2.34792419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18714340303587" calcext:value-type="float">
            <text:p>0.0187143403</text:p>
          </table:table-cell>
          <table:table-cell office:value-type="float" office:value="0" calcext:value-type="float">
            <text:p>0</text:p>
          </table:table-cell>
          <table:table-cell office:value-type="float" office:value="0.0000339441504238435" calcext:value-type="float">
            <text:p>3.39E-05</text:p>
          </table:table-cell>
          <table:table-cell office:value-type="float" office:value="3.06774682448847" calcext:value-type="float">
            <text:p>3.0677468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271082582167847" calcext:value-type="float">
            <text:p>0.0271082582</text:p>
          </table:table-cell>
          <table:table-cell office:value-type="float" office:value="0" calcext:value-type="float">
            <text:p>0</text:p>
          </table:table-cell>
          <table:table-cell office:value-type="float" office:value="0.000021319400806177" calcext:value-type="float">
            <text:p>2.13E-05</text:p>
          </table:table-cell>
          <table:table-cell office:value-type="float" office:value="3.42272770994416" calcext:value-type="float">
            <text:p>3.4227277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183060183726082" calcext:value-type="float">
            <text:p>0.0183060184</text:p>
          </table:table-cell>
          <table:table-cell office:value-type="float" office:value="0" calcext:value-type="float">
            <text:p>0</text:p>
          </table:table-cell>
          <table:table-cell office:value-type="float" office:value="0.0000309265351295357" calcext:value-type="float">
            <text:p>3.09E-05</text:p>
          </table:table-cell>
          <table:table-cell office:value-type="float" office:value="3.58937787333168" calcext:value-type="float">
            <text:p>3.58937787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185847446517016" calcext:value-type="float">
            <text:p>0.0185847447</text:p>
          </table:table-cell>
          <table:table-cell office:value-type="float" office:value="0" calcext:value-type="float">
            <text:p>0</text:p>
          </table:table-cell>
          <table:table-cell office:value-type="float" office:value="0.0000346327899237536" calcext:value-type="float">
            <text:p>3.46E-05</text:p>
          </table:table-cell>
          <table:table-cell office:value-type="float" office:value="3.01009688757252" calcext:value-type="float">
            <text:p>3.01009688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188085407855798" calcext:value-type="float">
            <text:p>0.0188085408</text:p>
          </table:table-cell>
          <table:table-cell office:value-type="float" office:value="0" calcext:value-type="float">
            <text:p>0</text:p>
          </table:table-cell>
          <table:table-cell office:value-type="float" office:value="0.0000336991332883023" calcext:value-type="float">
            <text:p>3.37E-05</text:p>
          </table:table-cell>
          <table:table-cell office:value-type="float" office:value="3.89604858398398" calcext:value-type="float">
            <text:p>3.896048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191575800011076" calcext:value-type="float">
            <text:p>0.01915758</text:p>
          </table:table-cell>
          <table:table-cell office:value-type="float" office:value="0" calcext:value-type="float">
            <text:p>0</text:p>
          </table:table-cell>
          <table:table-cell office:value-type="float" office:value="0.000033874079649844" calcext:value-type="float">
            <text:p>3.39E-05</text:p>
          </table:table-cell>
          <table:table-cell office:value-type="float" office:value="3.94488652607274" calcext:value-type="float">
            <text:p>3.9448865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178206173308" calcext:value-type="float">
            <text:p>0.0178206173</text:p>
          </table:table-cell>
          <table:table-cell office:value-type="float" office:value="0" calcext:value-type="float">
            <text:p>0</text:p>
          </table:table-cell>
          <table:table-cell office:value-type="float" office:value="0.0000271474823074829" calcext:value-type="float">
            <text:p>2.71E-05</text:p>
          </table:table-cell>
          <table:table-cell office:value-type="float" office:value="3.2044878358178" calcext:value-type="float">
            <text:p>3.20448783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215588888918342" calcext:value-type="float">
            <text:p>0.0215588889</text:p>
          </table:table-cell>
          <table:table-cell office:value-type="float" office:value="0.0064288467318251" calcext:value-type="float">
            <text:p>0.0064288467</text:p>
          </table:table-cell>
          <table:table-cell office:value-type="float" office:value="0.0000373835541844616" calcext:value-type="float">
            <text:p>3.74E-05</text:p>
          </table:table-cell>
          <table:table-cell office:value-type="float" office:value="5.1401875350854" calcext:value-type="float">
            <text:p>5.1401875351</text:p>
          </table:table-cell>
          <table:table-cell office:value-type="float" office:value="0.022048782775247" calcext:value-type="float">
            <text:p>0.0220487828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189409547338414" calcext:value-type="float">
            <text:p>0.0189409547</text:p>
          </table:table-cell>
          <table:table-cell office:value-type="float" office:value="0.00233705680998315" calcext:value-type="float">
            <text:p>0.0023370568</text:p>
          </table:table-cell>
          <table:table-cell office:value-type="float" office:value="0.0000363941918083706" calcext:value-type="float">
            <text:p>3.64E-05</text:p>
          </table:table-cell>
          <table:table-cell office:value-type="float" office:value="4.62616766848528" calcext:value-type="float">
            <text:p>4.6261676685</text:p>
          </table:table-cell>
          <table:table-cell office:value-type="float" office:value="0.0168908310131001" calcext:value-type="float">
            <text:p>0.016890831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187188873079328" calcext:value-type="float">
            <text:p>0.0187188873</text:p>
          </table:table-cell>
          <table:table-cell office:value-type="float" office:value="0" calcext:value-type="float">
            <text:p>0</text:p>
          </table:table-cell>
          <table:table-cell office:value-type="float" office:value="0.000032797105471012" calcext:value-type="float">
            <text:p>3.28E-05</text:p>
          </table:table-cell>
          <table:table-cell office:value-type="float" office:value="3.96680614469853" calcext:value-type="float">
            <text:p>3.9668061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363328917432233" calcext:value-type="float">
            <text:p>0.0363328917</text:p>
          </table:table-cell>
          <table:table-cell office:value-type="float" office:value="0.00842405186256538" calcext:value-type="float">
            <text:p>0.0084240519</text:p>
          </table:table-cell>
          <table:table-cell office:value-type="float" office:value="0.0000704767461108411" calcext:value-type="float">
            <text:p>7.05E-05</text:p>
          </table:table-cell>
          <table:table-cell office:value-type="float" office:value="5.71808222539369" calcext:value-type="float">
            <text:p>5.7180822254</text:p>
          </table:table-cell>
          <table:table-cell office:value-type="float" office:value="0.0350852741617558" calcext:value-type="float">
            <text:p>0.0350852742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187624069239044" calcext:value-type="float">
            <text:p>0.0187624069</text:p>
          </table:table-cell>
          <table:table-cell office:value-type="float" office:value="0" calcext:value-type="float">
            <text:p>0</text:p>
          </table:table-cell>
          <table:table-cell office:value-type="float" office:value="0.0000335820780539173" calcext:value-type="float">
            <text:p>3.36E-05</text:p>
          </table:table-cell>
          <table:table-cell office:value-type="float" office:value="3.79840272530443" calcext:value-type="float">
            <text:p>3.7984027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18580622318035" calcext:value-type="float">
            <text:p>0.0185806223</text:p>
          </table:table-cell>
          <table:table-cell office:value-type="float" office:value="0" calcext:value-type="float">
            <text:p>0</text:p>
          </table:table-cell>
          <table:table-cell office:value-type="float" office:value="0.0000346257007209263" calcext:value-type="float">
            <text:p>3.46E-05</text:p>
          </table:table-cell>
          <table:table-cell office:value-type="float" office:value="2.34471964025692" calcext:value-type="float">
            <text:p>2.3447196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312343800117698" calcext:value-type="float">
            <text:p>0.03123438</text:p>
          </table:table-cell>
          <table:table-cell office:value-type="float" office:value="0.00849075847761699" calcext:value-type="float">
            <text:p>0.0084907585</text:p>
          </table:table-cell>
          <table:table-cell office:value-type="float" office:value="0.0000690186039133891" calcext:value-type="float">
            <text:p>6.90E-05</text:p>
          </table:table-cell>
          <table:table-cell office:value-type="float" office:value="4.22421176839809" calcext:value-type="float">
            <text:p>4.2242117684</text:p>
          </table:table-cell>
          <table:table-cell office:value-type="float" office:value="0.0369522098129701" calcext:value-type="float">
            <text:p>0.0369522098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186958103396637" calcext:value-type="float">
            <text:p>0.0186958103</text:p>
          </table:table-cell>
          <table:table-cell office:value-type="float" office:value="0" calcext:value-type="float">
            <text:p>0</text:p>
          </table:table-cell>
          <table:table-cell office:value-type="float" office:value="0.000032626687398347" calcext:value-type="float">
            <text:p>3.26E-05</text:p>
          </table:table-cell>
          <table:table-cell office:value-type="float" office:value="4.02527258502612" calcext:value-type="float">
            <text:p>4.0252725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095033288613041" calcext:value-type="float">
            <text:p>0.0950332886</text:p>
          </table:table-cell>
          <table:table-cell office:value-type="float" office:value="0.00848501252898114" calcext:value-type="float">
            <text:p>0.0084850125</text:p>
          </table:table-cell>
          <table:table-cell office:value-type="float" office:value="0.0000857475903538737" calcext:value-type="float">
            <text:p>8.57E-05</text:p>
          </table:table-cell>
          <table:table-cell office:value-type="float" office:value="8.0884281466263" calcext:value-type="float">
            <text:p>8.0884281466</text:p>
          </table:table-cell>
          <table:table-cell office:value-type="float" office:value="0.0149863908349091" calcext:value-type="float">
            <text:p>0.0149863908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254438797066994" calcext:value-type="float">
            <text:p>0.0254438797</text:p>
          </table:table-cell>
          <table:table-cell office:value-type="float" office:value="0.0153163460033359" calcext:value-type="float">
            <text:p>0.015316346</text:p>
          </table:table-cell>
          <table:table-cell table:style-name="Default" office:value-type="float" office:value="0.000142323254872537" calcext:value-type="float">
            <text:p>0.0001423233</text:p>
          </table:table-cell>
          <table:table-cell office:value-type="float" office:value="4.10535484586434" calcext:value-type="float">
            <text:p>4.1053548459</text:p>
          </table:table-cell>
          <table:table-cell office:value-type="float" office:value="0.0454323949987719" calcext:value-type="float">
            <text:p>0.045432395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270308497270506" calcext:value-type="float">
            <text:p>0.0270308497</text:p>
          </table:table-cell>
          <table:table-cell office:value-type="float" office:value="0" calcext:value-type="float">
            <text:p>0</text:p>
          </table:table-cell>
          <table:table-cell office:value-type="float" office:value="0.0000338347112654589" calcext:value-type="float">
            <text:p>3.38E-05</text:p>
          </table:table-cell>
          <table:table-cell office:value-type="float" office:value="3.39475494079761" calcext:value-type="float">
            <text:p>3.3947549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284628288909993" calcext:value-type="float">
            <text:p>0.0284628289</text:p>
          </table:table-cell>
          <table:table-cell office:value-type="float" office:value="0.011589894681366" calcext:value-type="float">
            <text:p>0.0115898947</text:p>
          </table:table-cell>
          <table:table-cell table:style-name="Default" office:value-type="float" office:value="0.000103628150476574" calcext:value-type="float">
            <text:p>0.0001036282</text:p>
          </table:table-cell>
          <table:table-cell office:value-type="float" office:value="3.93677224171538" calcext:value-type="float">
            <text:p>3.9367722417</text:p>
          </table:table-cell>
          <table:table-cell office:value-type="float" office:value="0.041821694302268" calcext:value-type="float">
            <text:p>0.0418216943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186164959543953" calcext:value-type="float">
            <text:p>0.018616496</text:p>
          </table:table-cell>
          <table:table-cell office:value-type="float" office:value="0" calcext:value-type="float">
            <text:p>0</text:p>
          </table:table-cell>
          <table:table-cell office:value-type="float" office:value="0.0000275890755403442" calcext:value-type="float">
            <text:p>2.76E-05</text:p>
          </table:table-cell>
          <table:table-cell office:value-type="float" office:value="3.46473600225478" calcext:value-type="float">
            <text:p>3.4647360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220991044204253" calcext:value-type="float">
            <text:p>0.0220991044</text:p>
          </table:table-cell>
          <table:table-cell office:value-type="float" office:value="0" calcext:value-type="float">
            <text:p>0</text:p>
          </table:table-cell>
          <table:table-cell office:value-type="float" office:value="0.0000174144950580176" calcext:value-type="float">
            <text:p>1.74E-05</text:p>
          </table:table-cell>
          <table:table-cell office:value-type="float" office:value="3.05366157775625" calcext:value-type="float">
            <text:p>3.05366157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184326918162843" calcext:value-type="float">
            <text:p>0.0184326918</text:p>
          </table:table-cell>
          <table:table-cell office:value-type="float" office:value="0.0271774271231158" calcext:value-type="float">
            <text:p>0.0271774271</text:p>
          </table:table-cell>
          <table:table-cell table:style-name="Default" office:value-type="float" office:value="0.000262815753931097" calcext:value-type="float">
            <text:p>0.0002628158</text:p>
          </table:table-cell>
          <table:table-cell office:value-type="float" office:value="4.23892850928268" calcext:value-type="float">
            <text:p>4.2389285093</text:p>
          </table:table-cell>
          <table:table-cell office:value-type="float" office:value="0.0531527587402201" calcext:value-type="float">
            <text:p>0.0531527587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284287086208042" calcext:value-type="float">
            <text:p>0.0284287086</text:p>
          </table:table-cell>
          <table:table-cell office:value-type="float" office:value="0.0114628790623444" calcext:value-type="float">
            <text:p>0.0114628791</text:p>
          </table:table-cell>
          <table:table-cell table:style-name="Default" office:value-type="float" office:value="0.000101298850244729" calcext:value-type="float">
            <text:p>0.0001012989</text:p>
          </table:table-cell>
          <table:table-cell office:value-type="float" office:value="4.18789180300376" calcext:value-type="float">
            <text:p>4.187891803</text:p>
          </table:table-cell>
          <table:table-cell office:value-type="float" office:value="0.0410321140325709" calcext:value-type="float">
            <text:p>0.041032114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345807956145119" calcext:value-type="float">
            <text:p>0.0345807956</text:p>
          </table:table-cell>
          <table:table-cell office:value-type="float" office:value="0" calcext:value-type="float">
            <text:p>0</text:p>
          </table:table-cell>
          <table:table-cell office:value-type="float" office:value="0.000035694691244638" calcext:value-type="float">
            <text:p>3.57E-05</text:p>
          </table:table-cell>
          <table:table-cell office:value-type="float" office:value="3.5859014132794" calcext:value-type="float">
            <text:p>3.58590141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184189393805258" calcext:value-type="float">
            <text:p>0.0184189394</text:p>
          </table:table-cell>
          <table:table-cell office:value-type="float" office:value="0" calcext:value-type="float">
            <text:p>0</text:p>
          </table:table-cell>
          <table:table-cell office:value-type="float" office:value="0.0000353074881549649" calcext:value-type="float">
            <text:p>3.53E-05</text:p>
          </table:table-cell>
          <table:table-cell office:value-type="float" office:value="3.95354802839751" calcext:value-type="float">
            <text:p>3.9535480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257939590031941" calcext:value-type="float">
            <text:p>0.025793959</text:p>
          </table:table-cell>
          <table:table-cell office:value-type="float" office:value="0.0146415824239682" calcext:value-type="float">
            <text:p>0.0146415824</text:p>
          </table:table-cell>
          <table:table-cell table:style-name="Default" office:value-type="float" office:value="0.000133121400189514" calcext:value-type="float">
            <text:p>0.0001331214</text:p>
          </table:table-cell>
          <table:table-cell office:value-type="float" office:value="4.26319769578144" calcext:value-type="float">
            <text:p>4.2631976958</text:p>
          </table:table-cell>
          <table:table-cell office:value-type="float" office:value="0.043903033553357" calcext:value-type="float">
            <text:p>0.0439030336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184419335003843" calcext:value-type="float">
            <text:p>0.0184419335</text:p>
          </table:table-cell>
          <table:table-cell office:value-type="float" office:value="0.0270075626429499" calcext:value-type="float">
            <text:p>0.0270075626</text:p>
          </table:table-cell>
          <table:table-cell table:style-name="Default" office:value-type="float" office:value="0.000260405505008042" calcext:value-type="float">
            <text:p>0.0002604055</text:p>
          </table:table-cell>
          <table:table-cell office:value-type="float" office:value="4.13676795687135" calcext:value-type="float">
            <text:p>4.1367679569</text:p>
          </table:table-cell>
          <table:table-cell office:value-type="float" office:value="0.0527965564652048" calcext:value-type="float">
            <text:p>0.0527965565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256880999716856" calcext:value-type="float">
            <text:p>0.0256881</text:p>
          </table:table-cell>
          <table:table-cell office:value-type="float" office:value="0.0145741972421326" calcext:value-type="float">
            <text:p>0.0145741972</text:p>
          </table:table-cell>
          <table:table-cell table:style-name="Default" office:value-type="float" office:value="0.000132305718631053" calcext:value-type="float">
            <text:p>0.0001323057</text:p>
          </table:table-cell>
          <table:table-cell office:value-type="float" office:value="4.14918467578494" calcext:value-type="float">
            <text:p>4.1491846758</text:p>
          </table:table-cell>
          <table:table-cell office:value-type="float" office:value="0.043651873084099" calcext:value-type="float">
            <text:p>0.0436518731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18259819539379" calcext:value-type="float">
            <text:p>0.0182598195</text:p>
          </table:table-cell>
          <table:table-cell office:value-type="float" office:value="0" calcext:value-type="float">
            <text:p>0</text:p>
          </table:table-cell>
          <table:table-cell office:value-type="float" office:value="0.000038443515950239" calcext:value-type="float">
            <text:p>3.84E-05</text:p>
          </table:table-cell>
          <table:table-cell office:value-type="float" office:value="3.14049576658586" calcext:value-type="float">
            <text:p>3.1404957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184187846284099" calcext:value-type="float">
            <text:p>0.0184187846</text:p>
          </table:table-cell>
          <table:table-cell office:value-type="float" office:value="0.0270708525954674" calcext:value-type="float">
            <text:p>0.0270708526</text:p>
          </table:table-cell>
          <table:table-cell table:style-name="Default" office:value-type="float" office:value="0.000261282623630252" calcext:value-type="float">
            <text:p>0.0002612826</text:p>
          </table:table-cell>
          <table:table-cell office:value-type="float" office:value="4.18775870852963" calcext:value-type="float">
            <text:p>4.1877587085</text:p>
          </table:table-cell>
          <table:table-cell office:value-type="float" office:value="0.052949880546475" calcext:value-type="float">
            <text:p>0.0529498805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187539076376225" calcext:value-type="float">
            <text:p>0.0187539076</text:p>
          </table:table-cell>
          <table:table-cell office:value-type="float" office:value="0" calcext:value-type="float">
            <text:p>0</text:p>
          </table:table-cell>
          <table:table-cell office:value-type="float" office:value="0.000028853126576353" calcext:value-type="float">
            <text:p>2.89E-05</text:p>
          </table:table-cell>
          <table:table-cell office:value-type="float" office:value="3.21895824996508" calcext:value-type="float">
            <text:p>3.21895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308990276936313" calcext:value-type="float">
            <text:p>0.0308990277</text:p>
          </table:table-cell>
          <table:table-cell office:value-type="float" office:value="0.00499607387091446" calcext:value-type="float">
            <text:p>0.0049960739</text:p>
          </table:table-cell>
          <table:table-cell office:value-type="float" office:value="0.0000304522291668027" calcext:value-type="float">
            <text:p>3.05E-05</text:p>
          </table:table-cell>
          <table:table-cell office:value-type="float" office:value="6.47157873302799" calcext:value-type="float">
            <text:p>6.471578733</text:p>
          </table:table-cell>
          <table:table-cell office:value-type="float" office:value="0.021276873296515" calcext:value-type="float">
            <text:p>0.0212768733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0432321201818025" calcext:value-type="float">
            <text:p>0.0432321202</text:p>
          </table:table-cell>
          <table:table-cell office:value-type="float" office:value="0.017923072606224" calcext:value-type="float">
            <text:p>0.0179230726</text:p>
          </table:table-cell>
          <table:table-cell table:style-name="Default" office:value-type="float" office:value="0.00013188317218186" calcext:value-type="float">
            <text:p>0.0001318832</text:p>
          </table:table-cell>
          <table:table-cell office:value-type="float" office:value="5.75571780191114" calcext:value-type="float">
            <text:p>5.7557178019</text:p>
          </table:table-cell>
          <table:table-cell office:value-type="float" office:value="0.0450498526283642" calcext:value-type="float">
            <text:p>0.0450498526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182148011320206" calcext:value-type="float">
            <text:p>0.0182148011</text:p>
          </table:table-cell>
          <table:table-cell office:value-type="float" office:value="0.0246992032634374" calcext:value-type="float">
            <text:p>0.0246992033</text:p>
          </table:table-cell>
          <table:table-cell table:style-name="Default" office:value-type="float" office:value="0.000171436376315494" calcext:value-type="float">
            <text:p>0.0001714364</text:p>
          </table:table-cell>
          <table:table-cell office:value-type="float" office:value="6.22971979421089" calcext:value-type="float">
            <text:p>6.2297197942</text:p>
          </table:table-cell>
          <table:table-cell office:value-type="float" office:value="0.0492971496326726" calcext:value-type="float">
            <text:p>0.0492971496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182872798336404" calcext:value-type="float">
            <text:p>0.0182872798</text:p>
          </table:table-cell>
          <table:table-cell office:value-type="float" office:value="0.024894714868112" calcext:value-type="float">
            <text:p>0.0248947149</text:p>
          </table:table-cell>
          <table:table-cell table:style-name="Default" office:value-type="float" office:value="0.000172914078832603" calcext:value-type="float">
            <text:p>0.0001729141</text:p>
          </table:table-cell>
          <table:table-cell office:value-type="float" office:value="5.96617414806196" calcext:value-type="float">
            <text:p>5.9661741481</text:p>
          </table:table-cell>
          <table:table-cell office:value-type="float" office:value="0.0495823583226737" calcext:value-type="float">
            <text:p>0.0495823583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215591907956599" calcext:value-type="float">
            <text:p>0.0215591908</text:p>
          </table:table-cell>
          <table:table-cell office:value-type="float" office:value="0.0170019522603377" calcext:value-type="float">
            <text:p>0.0170019523</text:p>
          </table:table-cell>
          <table:table-cell table:style-name="Default" office:value-type="float" office:value="0.00011684857059587" calcext:value-type="float">
            <text:p>0.0001168486</text:p>
          </table:table-cell>
          <table:table-cell office:value-type="float" office:value="4.00856165563478" calcext:value-type="float">
            <text:p>4.0085616556</text:p>
          </table:table-cell>
          <table:table-cell office:value-type="float" office:value="0.0442750036736734" calcext:value-type="float">
            <text:p>0.0442750037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438685336992066" calcext:value-type="float">
            <text:p>0.0438685337</text:p>
          </table:table-cell>
          <table:table-cell office:value-type="float" office:value="0.0258854594909325" calcext:value-type="float">
            <text:p>0.0258854595</text:p>
          </table:table-cell>
          <table:table-cell table:style-name="Default" office:value-type="float" office:value="0.000190568092649628" calcext:value-type="float">
            <text:p>0.0001905681</text:p>
          </table:table-cell>
          <table:table-cell office:value-type="float" office:value="5.80457502866163" calcext:value-type="float">
            <text:p>5.8045750287</text:p>
          </table:table-cell>
          <table:table-cell office:value-type="float" office:value="0.0502552137342156" calcext:value-type="float">
            <text:p>0.0502552137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183085857711755" calcext:value-type="float">
            <text:p>0.0183085858</text:p>
          </table:table-cell>
          <table:table-cell office:value-type="float" office:value="0.0255275258544243" calcext:value-type="float">
            <text:p>0.0255275259</text:p>
          </table:table-cell>
          <table:table-cell table:style-name="Default" office:value-type="float" office:value="0.000178012578933434" calcext:value-type="float">
            <text:p>0.0001780126</text:p>
          </table:table-cell>
          <table:table-cell office:value-type="float" office:value="5.67953974469854" calcext:value-type="float">
            <text:p>5.6795397447</text:p>
          </table:table-cell>
          <table:table-cell office:value-type="float" office:value="0.0499688704729287" calcext:value-type="float">
            <text:p>0.0499688705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217229047857314" calcext:value-type="float">
            <text:p>0.0217229048</text:p>
          </table:table-cell>
          <table:table-cell office:value-type="float" office:value="0.0159514819583767" calcext:value-type="float">
            <text:p>0.015951482</text:p>
          </table:table-cell>
          <table:table-cell table:style-name="Default" office:value-type="float" office:value="0.000119238058619798" calcext:value-type="float">
            <text:p>0.0001192381</text:p>
          </table:table-cell>
          <table:table-cell office:value-type="float" office:value="5.07411167058108" calcext:value-type="float">
            <text:p>5.0741116706</text:p>
          </table:table-cell>
          <table:table-cell office:value-type="float" office:value="0.0294370949315894" calcext:value-type="float">
            <text:p>0.0294370949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250580598679536" calcext:value-type="float">
            <text:p>0.0250580599</text:p>
          </table:table-cell>
          <table:table-cell office:value-type="float" office:value="0" calcext:value-type="float">
            <text:p>0</text:p>
          </table:table-cell>
          <table:table-cell office:value-type="float" office:value="0.0000391861498529459" calcext:value-type="float">
            <text:p>3.92E-05</text:p>
          </table:table-cell>
          <table:table-cell office:value-type="float" office:value="5.19793181400235" calcext:value-type="float">
            <text:p>5.1979318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184556171051114" calcext:value-type="float">
            <text:p>0.0184556171</text:p>
          </table:table-cell>
          <table:table-cell office:value-type="float" office:value="0.026070183225486" calcext:value-type="float">
            <text:p>0.0260701832</text:p>
          </table:table-cell>
          <table:table-cell table:style-name="Default" office:value-type="float" office:value="0.00018239861078127" calcext:value-type="float">
            <text:p>0.0001823986</text:p>
          </table:table-cell>
          <table:table-cell office:value-type="float" office:value="6.15827655138509" calcext:value-type="float">
            <text:p>6.1582765514</text:p>
          </table:table-cell>
          <table:table-cell office:value-type="float" office:value="0.0506229847586536" calcext:value-type="float">
            <text:p>0.0506229848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216451546728123" calcext:value-type="float">
            <text:p>0.0216451547</text:p>
          </table:table-cell>
          <table:table-cell office:value-type="float" office:value="0.0174157323198524" calcext:value-type="float">
            <text:p>0.0174157323</text:p>
          </table:table-cell>
          <table:table-cell table:style-name="Default" office:value-type="float" office:value="0.000118852065557206" calcext:value-type="float">
            <text:p>0.0001188521</text:p>
          </table:table-cell>
          <table:table-cell office:value-type="float" office:value="6.11443778965308" calcext:value-type="float">
            <text:p>6.1144377897</text:p>
          </table:table-cell>
          <table:table-cell office:value-type="float" office:value="0.0444886806402941" calcext:value-type="float">
            <text:p>0.0444886806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481577056610134" calcext:value-type="float">
            <text:p>0.0481577057</text:p>
          </table:table-cell>
          <table:table-cell office:value-type="float" office:value="0" calcext:value-type="float">
            <text:p>0</text:p>
          </table:table-cell>
          <table:table-cell office:value-type="float" office:value="0.0000683665685969435" calcext:value-type="float">
            <text:p>6.84E-05</text:p>
          </table:table-cell>
          <table:table-cell office:value-type="float" office:value="5.18901638466516" calcext:value-type="float">
            <text:p>5.1890163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182662675586096" calcext:value-type="float">
            <text:p>0.0182662676</text:p>
          </table:table-cell>
          <table:table-cell office:value-type="float" office:value="0.0250063185727043" calcext:value-type="float">
            <text:p>0.0250063186</text:p>
          </table:table-cell>
          <table:table-cell table:style-name="Default" office:value-type="float" office:value="0.00017481124041495" calcext:value-type="float">
            <text:p>0.0001748112</text:p>
          </table:table-cell>
          <table:table-cell office:value-type="float" office:value="6.00326073222932" calcext:value-type="float">
            <text:p>6.0032607322</text:p>
          </table:table-cell>
          <table:table-cell office:value-type="float" office:value="0.050233442684408" calcext:value-type="float">
            <text:p>0.0502334427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186638944909743" calcext:value-type="float">
            <text:p>0.0186638945</text:p>
          </table:table-cell>
          <table:table-cell office:value-type="float" office:value="0" calcext:value-type="float">
            <text:p>0</text:p>
          </table:table-cell>
          <table:table-cell office:value-type="float" office:value="0.0000325553007049656" calcext:value-type="float">
            <text:p>3.26E-05</text:p>
          </table:table-cell>
          <table:table-cell office:value-type="float" office:value="5.09313198719082" calcext:value-type="float">
            <text:p>5.0931319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180634733141336" calcext:value-type="float">
            <text:p>0.0180634733</text:p>
          </table:table-cell>
          <table:table-cell office:value-type="float" office:value="0" calcext:value-type="float">
            <text:p>0</text:p>
          </table:table-cell>
          <table:table-cell office:value-type="float" office:value="0.000027263831345323" calcext:value-type="float">
            <text:p>2.73E-05</text:p>
          </table:table-cell>
          <table:table-cell office:value-type="float" office:value="3.41284919789204" calcext:value-type="float">
            <text:p>3.41284919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5.76220602167949" calcext:value-type="float">
            <text:p>5.7622060217</text:p>
          </table:table-cell>
          <table:table-cell table:style-name="ce2" office:value-type="float" office:value="0.0000721847867098048" calcext:value-type="float">
            <text:p>7.22E-05</text:p>
          </table:table-cell>
          <table:table-cell table:style-name="Default" office:value-type="float" office:value="0.000136286759797556" calcext:value-type="float">
            <text:p>0.0001362868</text:p>
          </table:table-cell>
          <table:table-cell office:value-type="float" office:value="9.89864763167822" calcext:value-type="float">
            <text:p>9.8986476317</text:p>
          </table:table-cell>
          <table:table-cell office:value-type="float" office:value="0.0020736074087377" calcext:value-type="float">
            <text:p>0.0020736074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0748106996452122" calcext:value-type="float">
            <text:p>0.0748106996</text:p>
          </table:table-cell>
          <table:table-cell office:value-type="float" office:value="0.00641065975315441" calcext:value-type="float">
            <text:p>0.0064106598</text:p>
          </table:table-cell>
          <table:table-cell office:value-type="float" office:value="0.0000421962223923234" calcext:value-type="float">
            <text:p>4.22E-05</text:p>
          </table:table-cell>
          <table:table-cell office:value-type="float" office:value="8.82197616216924" calcext:value-type="float">
            <text:p>8.8219761622</text:p>
          </table:table-cell>
          <table:table-cell office:value-type="float" office:value="0.0158620340465537" calcext:value-type="float">
            <text:p>0.015862034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209507377524848" calcext:value-type="float">
            <text:p>0.0209507378</text:p>
          </table:table-cell>
          <table:table-cell office:value-type="float" office:value="0.025949361646525" calcext:value-type="float">
            <text:p>0.0259493616</text:p>
          </table:table-cell>
          <table:table-cell table:style-name="Default" office:value-type="float" office:value="0.000181320270075722" calcext:value-type="float">
            <text:p>0.0001813203</text:p>
          </table:table-cell>
          <table:table-cell office:value-type="float" office:value="6.13025896486505" calcext:value-type="float">
            <text:p>6.1302589649</text:p>
          </table:table-cell>
          <table:table-cell office:value-type="float" office:value="0.0505262836938144" calcext:value-type="float">
            <text:p>0.0505262837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176284730068446" calcext:value-type="float">
            <text:p>0.017628473</text:p>
          </table:table-cell>
          <table:table-cell office:value-type="float" office:value="0" calcext:value-type="float">
            <text:p>0</text:p>
          </table:table-cell>
          <table:table-cell office:value-type="float" office:value="0.0000351593320115109" calcext:value-type="float">
            <text:p>3.52E-05</text:p>
          </table:table-cell>
          <table:table-cell office:value-type="float" office:value="1.62424755971556" calcext:value-type="float">
            <text:p>1.6242475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181344366047134" calcext:value-type="float">
            <text:p>0.0181344366</text:p>
          </table:table-cell>
          <table:table-cell office:value-type="float" office:value="0.0249086552035677" calcext:value-type="float">
            <text:p>0.0249086552</text:p>
          </table:table-cell>
          <table:table-cell table:style-name="Default" office:value-type="float" office:value="0.000172856821438821" calcext:value-type="float">
            <text:p>0.0001728568</text:p>
          </table:table-cell>
          <table:table-cell office:value-type="float" office:value="5.95106359575355" calcext:value-type="float">
            <text:p>5.9510635958</text:p>
          </table:table-cell>
          <table:table-cell office:value-type="float" office:value="0.04942786359751" calcext:value-type="float">
            <text:p>0.0494278636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440856379289801" calcext:value-type="float">
            <text:p>0.0440856379</text:p>
          </table:table-cell>
          <table:table-cell office:value-type="float" office:value="0.0223782063510298" calcext:value-type="float">
            <text:p>0.0223782064</text:p>
          </table:table-cell>
          <table:table-cell table:style-name="Default" office:value-type="float" office:value="0.000163533907717955" calcext:value-type="float">
            <text:p>0.0001635339</text:p>
          </table:table-cell>
          <table:table-cell office:value-type="float" office:value="5.1757272172072" calcext:value-type="float">
            <text:p>5.1757272172</text:p>
          </table:table-cell>
          <table:table-cell office:value-type="float" office:value="0.0470774581580554" calcext:value-type="float">
            <text:p>0.0470774582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316030499748515" calcext:value-type="float">
            <text:p>0.03160305</text:p>
          </table:table-cell>
          <table:table-cell office:value-type="float" office:value="0" calcext:value-type="float">
            <text:p>0</text:p>
          </table:table-cell>
          <table:table-cell office:value-type="float" office:value="0.0000583152546279698" calcext:value-type="float">
            <text:p>5.83E-05</text:p>
          </table:table-cell>
          <table:table-cell office:value-type="float" office:value="3.66797511129938" calcext:value-type="float">
            <text:p>3.667975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177113339644285" calcext:value-type="float">
            <text:p>0.017711334</text:p>
          </table:table-cell>
          <table:table-cell office:value-type="float" office:value="0" calcext:value-type="float">
            <text:p>0</text:p>
          </table:table-cell>
          <table:table-cell office:value-type="float" office:value="0.0000254904042571075" calcext:value-type="float">
            <text:p>2.55E-05</text:p>
          </table:table-cell>
          <table:table-cell office:value-type="float" office:value="2.36621519361253" calcext:value-type="float">
            <text:p>2.3662151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181713574062274" calcext:value-type="float">
            <text:p>0.0181713574</text:p>
          </table:table-cell>
          <table:table-cell office:value-type="float" office:value="0" calcext:value-type="float">
            <text:p>0</text:p>
          </table:table-cell>
          <table:table-cell office:value-type="float" office:value="0.000033942279989849" calcext:value-type="float">
            <text:p>3.39E-05</text:p>
          </table:table-cell>
          <table:table-cell office:value-type="float" office:value="3.88340724327252" calcext:value-type="float">
            <text:p>3.88340724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487816516791499" calcext:value-type="float">
            <text:p>0.0487816517</text:p>
          </table:table-cell>
          <table:table-cell office:value-type="float" office:value="0" calcext:value-type="float">
            <text:p>0</text:p>
          </table:table-cell>
          <table:table-cell office:value-type="float" office:value="0.0000688587571371453" calcext:value-type="float">
            <text:p>6.89E-05</text:p>
          </table:table-cell>
          <table:table-cell office:value-type="float" office:value="3.1597075902854" calcext:value-type="float">
            <text:p>3.1597075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392572541586618" calcext:value-type="float">
            <text:p>0.0392572542</text:p>
          </table:table-cell>
          <table:table-cell office:value-type="float" office:value="0" calcext:value-type="float">
            <text:p>0</text:p>
          </table:table-cell>
          <table:table-cell office:value-type="float" office:value="0.0000574716735133868" calcext:value-type="float">
            <text:p>5.75E-05</text:p>
          </table:table-cell>
          <table:table-cell office:value-type="float" office:value="5.47562368966125" calcext:value-type="float">
            <text:p>5.47562368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0398602383484854" calcext:value-type="float">
            <text:p>0.0398602383</text:p>
          </table:table-cell>
          <table:table-cell office:value-type="float" office:value="0.0201785112253513" calcext:value-type="float">
            <text:p>0.0201785112</text:p>
          </table:table-cell>
          <table:table-cell table:style-name="Default" office:value-type="float" office:value="0.000146528477529879" calcext:value-type="float">
            <text:p>0.0001465285</text:p>
          </table:table-cell>
          <table:table-cell office:value-type="float" office:value="5.5877649898276" calcext:value-type="float">
            <text:p>5.5877649898</text:p>
          </table:table-cell>
          <table:table-cell office:value-type="float" office:value="0.0462274398333501" calcext:value-type="float">
            <text:p>0.0462274398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196740029030348" calcext:value-type="float">
            <text:p>0.0196740029</text:p>
          </table:table-cell>
          <table:table-cell office:value-type="float" office:value="0.0215621778606172" calcext:value-type="float">
            <text:p>0.0215621779</text:p>
          </table:table-cell>
          <table:table-cell table:style-name="Default" office:value-type="float" office:value="0.000148926217249311" calcext:value-type="float">
            <text:p>0.0001489262</text:p>
          </table:table-cell>
          <table:table-cell office:value-type="float" office:value="1.96722174628" calcext:value-type="float">
            <text:p>1.9672217463</text:p>
          </table:table-cell>
          <table:table-cell office:value-type="float" office:value="0.047634359405891" calcext:value-type="float">
            <text:p>0.0476343594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178447913956497" calcext:value-type="float">
            <text:p>0.0178447914</text:p>
          </table:table-cell>
          <table:table-cell office:value-type="float" office:value="0" calcext:value-type="float">
            <text:p>0</text:p>
          </table:table-cell>
          <table:table-cell office:value-type="float" office:value="0.0000265542925927142" calcext:value-type="float">
            <text:p>2.66E-05</text:p>
          </table:table-cell>
          <table:table-cell office:value-type="float" office:value="1.90919180468014" calcext:value-type="float">
            <text:p>1.9091918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183043447000849" calcext:value-type="float">
            <text:p>0.0183043447</text:p>
          </table:table-cell>
          <table:table-cell office:value-type="float" office:value="0" calcext:value-type="float">
            <text:p>0</text:p>
          </table:table-cell>
          <table:table-cell office:value-type="float" office:value="0.0000301323226066909" calcext:value-type="float">
            <text:p>3.01E-05</text:p>
          </table:table-cell>
          <table:table-cell office:value-type="float" office:value="2.06376172898105" calcext:value-type="float">
            <text:p>2.063761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187263070305678" calcext:value-type="float">
            <text:p>0.018726307</text:p>
          </table:table-cell>
          <table:table-cell office:value-type="float" office:value="0" calcext:value-type="float">
            <text:p>0</text:p>
          </table:table-cell>
          <table:table-cell office:value-type="float" office:value="0.0000213197331997365" calcext:value-type="float">
            <text:p>2.13E-05</text:p>
          </table:table-cell>
          <table:table-cell office:value-type="float" office:value="2.30629145012408" calcext:value-type="float">
            <text:p>2.3062914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187051124369954" calcext:value-type="float">
            <text:p>0.0187051124</text:p>
          </table:table-cell>
          <table:table-cell office:value-type="float" office:value="0" calcext:value-type="float">
            <text:p>0</text:p>
          </table:table-cell>
          <table:table-cell office:value-type="float" office:value="0.0000307474796143544" calcext:value-type="float">
            <text:p>3.07E-05</text:p>
          </table:table-cell>
          <table:table-cell office:value-type="float" office:value="5.76277723860836" calcext:value-type="float">
            <text:p>5.7627772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185240511001183" calcext:value-type="float">
            <text:p>0.0185240511</text:p>
          </table:table-cell>
          <table:table-cell office:value-type="float" office:value="0" calcext:value-type="float">
            <text:p>0</text:p>
          </table:table-cell>
          <table:table-cell office:value-type="float" office:value="0.0000302226272473049" calcext:value-type="float">
            <text:p>3.02E-05</text:p>
          </table:table-cell>
          <table:table-cell office:value-type="float" office:value="4.59309874349453" calcext:value-type="float">
            <text:p>4.59309874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19771019711834" calcext:value-type="float">
            <text:p>0.0197710197</text:p>
          </table:table-cell>
          <table:table-cell office:value-type="float" office:value="0.022613931926806" calcext:value-type="float">
            <text:p>0.0226139319</text:p>
          </table:table-cell>
          <table:table-cell table:style-name="Default" office:value-type="float" office:value="0.000157604565982536" calcext:value-type="float">
            <text:p>0.0001576046</text:p>
          </table:table-cell>
          <table:table-cell office:value-type="float" office:value="6.08273128277195" calcext:value-type="float">
            <text:p>6.0827312828</text:p>
          </table:table-cell>
          <table:table-cell office:value-type="float" office:value="0.0485575343004075" calcext:value-type="float">
            <text:p>0.0485575343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275761205343127" calcext:value-type="float">
            <text:p>0.0275761205</text:p>
          </table:table-cell>
          <table:table-cell office:value-type="float" office:value="0.0082581200881073" calcext:value-type="float">
            <text:p>0.0082581201</text:p>
          </table:table-cell>
          <table:table-cell office:value-type="float" office:value="0.0000534151246150402" calcext:value-type="float">
            <text:p>5.34E-05</text:p>
          </table:table-cell>
          <table:table-cell office:value-type="float" office:value="6.14029888226251" calcext:value-type="float">
            <text:p>6.1402988823</text:p>
          </table:table-cell>
          <table:table-cell office:value-type="float" office:value="0.0352288576401667" calcext:value-type="float">
            <text:p>0.0352288576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182878842711199" calcext:value-type="float">
            <text:p>0.0182878843</text:p>
          </table:table-cell>
          <table:table-cell office:value-type="float" office:value="0.0252656565996817" calcext:value-type="float">
            <text:p>0.0252656566</text:p>
          </table:table-cell>
          <table:table-cell table:style-name="Default" office:value-type="float" office:value="0.000179700732896714" calcext:value-type="float">
            <text:p>0.0001797007</text:p>
          </table:table-cell>
          <table:table-cell office:value-type="float" office:value="6.07649351530027" calcext:value-type="float">
            <text:p>6.0764935153</text:p>
          </table:table-cell>
          <table:table-cell office:value-type="float" office:value="0.0529388627844227" calcext:value-type="float">
            <text:p>0.0529388628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276270567513126" calcext:value-type="float">
            <text:p>0.0276270568</text:p>
          </table:table-cell>
          <table:table-cell office:value-type="float" office:value="0.00822596212802943" calcext:value-type="float">
            <text:p>0.0082259621</text:p>
          </table:table-cell>
          <table:table-cell office:value-type="float" office:value="0.0000541709167590863" calcext:value-type="float">
            <text:p>5.42E-05</text:p>
          </table:table-cell>
          <table:table-cell office:value-type="float" office:value="5.89462471085793" calcext:value-type="float">
            <text:p>5.8946247109</text:p>
          </table:table-cell>
          <table:table-cell office:value-type="float" office:value="0.0361688608614902" calcext:value-type="float">
            <text:p>0.0361688609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263933832308443" calcext:value-type="float">
            <text:p>0.0263933832</text:p>
          </table:table-cell>
          <table:table-cell office:value-type="float" office:value="0" calcext:value-type="float">
            <text:p>0</text:p>
          </table:table-cell>
          <table:table-cell office:value-type="float" office:value="0.0000287240757562172" calcext:value-type="float">
            <text:p>2.87E-05</text:p>
          </table:table-cell>
          <table:table-cell office:value-type="float" office:value="3.55812134079018" calcext:value-type="float">
            <text:p>3.5581213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275982700414999" calcext:value-type="float">
            <text:p>0.02759827</text:p>
          </table:table-cell>
          <table:table-cell office:value-type="float" office:value="0.00826147207169532" calcext:value-type="float">
            <text:p>0.0082614721</text:p>
          </table:table-cell>
          <table:table-cell office:value-type="float" office:value="0.0000523698441063203" calcext:value-type="float">
            <text:p>5.24E-05</text:p>
          </table:table-cell>
          <table:table-cell office:value-type="float" office:value="5.48422972757445" calcext:value-type="float">
            <text:p>5.4842297276</text:p>
          </table:table-cell>
          <table:table-cell office:value-type="float" office:value="0.0347580281440723" calcext:value-type="float">
            <text:p>0.0347580281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18454344194416" calcext:value-type="float">
            <text:p>0.0184543442</text:p>
          </table:table-cell>
          <table:table-cell office:value-type="float" office:value="0.0140955705862249" calcext:value-type="float">
            <text:p>0.0140955706</text:p>
          </table:table-cell>
          <table:table-cell table:style-name="Default" office:value-type="float" office:value="0.000106860394119488" calcext:value-type="float">
            <text:p>0.0001068604</text:p>
          </table:table-cell>
          <table:table-cell office:value-type="float" office:value="5.9664078037915" calcext:value-type="float">
            <text:p>5.9664078038</text:p>
          </table:table-cell>
          <table:table-cell office:value-type="float" office:value="0.0252768797964127" calcext:value-type="float">
            <text:p>0.0252768798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237686259864529" calcext:value-type="float">
            <text:p>0.023768626</text:p>
          </table:table-cell>
          <table:table-cell office:value-type="float" office:value="0.0112639386765749" calcext:value-type="float">
            <text:p>0.0112639387</text:p>
          </table:table-cell>
          <table:table-cell office:value-type="float" office:value="0.0000815473131975692" calcext:value-type="float">
            <text:p>8.15E-05</text:p>
          </table:table-cell>
          <table:table-cell office:value-type="float" office:value="7.18104403257484" calcext:value-type="float">
            <text:p>7.1810440326</text:p>
          </table:table-cell>
          <table:table-cell office:value-type="float" office:value="0.0185696875200275" calcext:value-type="float">
            <text:p>0.0185696875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184246415619838" calcext:value-type="float">
            <text:p>0.0184246416</text:p>
          </table:table-cell>
          <table:table-cell office:value-type="float" office:value="0" calcext:value-type="float">
            <text:p>0</text:p>
          </table:table-cell>
          <table:table-cell office:value-type="float" office:value="0.0000309126499548045" calcext:value-type="float">
            <text:p>3.09E-05</text:p>
          </table:table-cell>
          <table:table-cell office:value-type="float" office:value="1.43834319099579" calcext:value-type="float">
            <text:p>1.4383431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182020519150306" calcext:value-type="float">
            <text:p>0.0182020519</text:p>
          </table:table-cell>
          <table:table-cell office:value-type="float" office:value="0" calcext:value-type="float">
            <text:p>0</text:p>
          </table:table-cell>
          <table:table-cell office:value-type="float" office:value="0.0000333966127968831" calcext:value-type="float">
            <text:p>3.34E-05</text:p>
          </table:table-cell>
          <table:table-cell office:value-type="float" office:value="3.91468690778932" calcext:value-type="float">
            <text:p>3.9146869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268619072249147" calcext:value-type="float">
            <text:p>0.0268619072</text:p>
          </table:table-cell>
          <table:table-cell office:value-type="float" office:value="0.00806476763112445" calcext:value-type="float">
            <text:p>0.0080647676</text:p>
          </table:table-cell>
          <table:table-cell office:value-type="float" office:value="0.0000587881161320257" calcext:value-type="float">
            <text:p>5.88E-05</text:p>
          </table:table-cell>
          <table:table-cell office:value-type="float" office:value="5.54133322166812" calcext:value-type="float">
            <text:p>5.5413332217</text:p>
          </table:table-cell>
          <table:table-cell office:value-type="float" office:value="0.0377782080372403" calcext:value-type="float">
            <text:p>0.037778208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178923909435136" calcext:value-type="float">
            <text:p>0.0178923909</text:p>
          </table:table-cell>
          <table:table-cell office:value-type="float" office:value="0" calcext:value-type="float">
            <text:p>0</text:p>
          </table:table-cell>
          <table:table-cell office:value-type="float" office:value="0.000027001543439648" calcext:value-type="float">
            <text:p>2.70E-05</text:p>
          </table:table-cell>
          <table:table-cell office:value-type="float" office:value="1.99007392261734" calcext:value-type="float">
            <text:p>1.99007392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182204728299233" calcext:value-type="float">
            <text:p>0.0182204728</text:p>
          </table:table-cell>
          <table:table-cell office:value-type="float" office:value="0.0261675365416042" calcext:value-type="float">
            <text:p>0.0261675365</text:p>
          </table:table-cell>
          <table:table-cell table:style-name="Default" office:value-type="float" office:value="0.00018277864371804" calcext:value-type="float">
            <text:p>0.0001827786</text:p>
          </table:table-cell>
          <table:table-cell office:value-type="float" office:value="5.93539080026441" calcext:value-type="float">
            <text:p>5.9353908003</text:p>
          </table:table-cell>
          <table:table-cell office:value-type="float" office:value="0.0504531135296453" calcext:value-type="float">
            <text:p>0.0504531135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432321201818025" calcext:value-type="float">
            <text:p>0.0432321202</text:p>
          </table:table-cell>
          <table:table-cell office:value-type="float" office:value="0.017923072606224" calcext:value-type="float">
            <text:p>0.0179230726</text:p>
          </table:table-cell>
          <table:table-cell table:style-name="Default" office:value-type="float" office:value="0.00013188317218186" calcext:value-type="float">
            <text:p>0.0001318832</text:p>
          </table:table-cell>
          <table:table-cell office:value-type="float" office:value="5.75571780191114" calcext:value-type="float">
            <text:p>5.7557178019</text:p>
          </table:table-cell>
          <table:table-cell office:value-type="float" office:value="0.0450498526283642" calcext:value-type="float">
            <text:p>0.0450498526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17907343887732" calcext:value-type="float">
            <text:p>0.0179073439</text:p>
          </table:table-cell>
          <table:table-cell office:value-type="float" office:value="0.0267281080809927" calcext:value-type="float">
            <text:p>0.0267281081</text:p>
          </table:table-cell>
          <table:table-cell table:style-name="Default" office:value-type="float" office:value="0.000188088956505767" calcext:value-type="float">
            <text:p>0.000188089</text:p>
          </table:table-cell>
          <table:table-cell office:value-type="float" office:value="5.81455388050066" calcext:value-type="float">
            <text:p>5.8145538805</text:p>
          </table:table-cell>
          <table:table-cell office:value-type="float" office:value="0.0511077667007856" calcext:value-type="float">
            <text:p>0.0511077667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18194621963312" calcext:value-type="float">
            <text:p>0.018194622</text:p>
          </table:table-cell>
          <table:table-cell office:value-type="float" office:value="0.0249767442640685" calcext:value-type="float">
            <text:p>0.0249767443</text:p>
          </table:table-cell>
          <table:table-cell table:style-name="Default" office:value-type="float" office:value="0.000173491862191354" calcext:value-type="float">
            <text:p>0.0001734919</text:p>
          </table:table-cell>
          <table:table-cell office:value-type="float" office:value="6.00659913877411" calcext:value-type="float">
            <text:p>6.0065991388</text:p>
          </table:table-cell>
          <table:table-cell office:value-type="float" office:value="0.0495675991046543" calcext:value-type="float">
            <text:p>0.0495675991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170748215505993" calcext:value-type="float">
            <text:p>0.0170748216</text:p>
          </table:table-cell>
          <table:table-cell office:value-type="float" office:value="0.0223520804470512" calcext:value-type="float">
            <text:p>0.0223520804</text:p>
          </table:table-cell>
          <table:table-cell table:style-name="Default" office:value-type="float" office:value="0.000152575562642097" calcext:value-type="float">
            <text:p>0.0001525756</text:p>
          </table:table-cell>
          <table:table-cell office:value-type="float" office:value="6.06504870055002" calcext:value-type="float">
            <text:p>6.0650487006</text:p>
          </table:table-cell>
          <table:table-cell office:value-type="float" office:value="0.0476504789527701" calcext:value-type="float">
            <text:p>0.047650479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352274577563703" calcext:value-type="float">
            <text:p>0.0352274578</text:p>
          </table:table-cell>
          <table:table-cell office:value-type="float" office:value="0" calcext:value-type="float">
            <text:p>0</text:p>
          </table:table-cell>
          <table:table-cell office:value-type="float" office:value="0.0000455297364906577" calcext:value-type="float">
            <text:p>4.55E-05</text:p>
          </table:table-cell>
          <table:table-cell office:value-type="float" office:value="4.56795373814091" calcext:value-type="float">
            <text:p>4.56795373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25263450009834" calcext:value-type="float">
            <text:p>0.02526345</text:p>
          </table:table-cell>
          <table:table-cell office:value-type="float" office:value="0.0113777148899445" calcext:value-type="float">
            <text:p>0.0113777149</text:p>
          </table:table-cell>
          <table:table-cell office:value-type="float" office:value="0.0000797533773057699" calcext:value-type="float">
            <text:p>7.98E-05</text:p>
          </table:table-cell>
          <table:table-cell office:value-type="float" office:value="5.71046980282582" calcext:value-type="float">
            <text:p>5.7104698028</text:p>
          </table:table-cell>
          <table:table-cell office:value-type="float" office:value="0.0405852328618863" calcext:value-type="float">
            <text:p>0.0405852329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182006256991568" calcext:value-type="float">
            <text:p>0.0182006257</text:p>
          </table:table-cell>
          <table:table-cell office:value-type="float" office:value="0" calcext:value-type="float">
            <text:p>0</text:p>
          </table:table-cell>
          <table:table-cell office:value-type="float" office:value="0.0000272253847198718" calcext:value-type="float">
            <text:p>2.72E-05</text:p>
          </table:table-cell>
          <table:table-cell office:value-type="float" office:value="5.44388932005304" calcext:value-type="float">
            <text:p>5.44388932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184439173946639" calcext:value-type="float">
            <text:p>0.0184439174</text:p>
          </table:table-cell>
          <table:table-cell office:value-type="float" office:value="0" calcext:value-type="float">
            <text:p>0</text:p>
          </table:table-cell>
          <table:table-cell office:value-type="float" office:value="0.0000319589036634062" calcext:value-type="float">
            <text:p>3.20E-05</text:p>
          </table:table-cell>
          <table:table-cell office:value-type="float" office:value="1.25120283336905" calcext:value-type="float">
            <text:p>1.25120283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182946272237956" calcext:value-type="float">
            <text:p>0.0182946272</text:p>
          </table:table-cell>
          <table:table-cell office:value-type="float" office:value="0.0266385992000846" calcext:value-type="float">
            <text:p>0.0266385992</text:p>
          </table:table-cell>
          <table:table-cell table:style-name="Default" office:value-type="float" office:value="0.000187251076604991" calcext:value-type="float">
            <text:p>0.0001872511</text:p>
          </table:table-cell>
          <table:table-cell office:value-type="float" office:value="6.42067616956517" calcext:value-type="float">
            <text:p>6.4206761696</text:p>
          </table:table-cell>
          <table:table-cell office:value-type="float" office:value="0.050640021307661" calcext:value-type="float">
            <text:p>0.0506400213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183994188009291" calcext:value-type="float">
            <text:p>0.0183994188</text:p>
          </table:table-cell>
          <table:table-cell office:value-type="float" office:value="0.0254868287004994" calcext:value-type="float">
            <text:p>0.0254868287</text:p>
          </table:table-cell>
          <table:table-cell table:style-name="Default" office:value-type="float" office:value="0.000177751819562323" calcext:value-type="float">
            <text:p>0.0001777518</text:p>
          </table:table-cell>
          <table:table-cell office:value-type="float" office:value="6.18057514596997" calcext:value-type="float">
            <text:p>6.180575146</text:p>
          </table:table-cell>
          <table:table-cell office:value-type="float" office:value="0.0498253272273049" calcext:value-type="float">
            <text:p>0.0498253272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182767721994181" calcext:value-type="float">
            <text:p>0.0182767722</text:p>
          </table:table-cell>
          <table:table-cell office:value-type="float" office:value="0.0254837911768317" calcext:value-type="float">
            <text:p>0.0254837912</text:p>
          </table:table-cell>
          <table:table-cell table:style-name="Default" office:value-type="float" office:value="0.000177647076729877" calcext:value-type="float">
            <text:p>0.0001776471</text:p>
          </table:table-cell>
          <table:table-cell office:value-type="float" office:value="5.94589887693858" calcext:value-type="float">
            <text:p>5.9458988769</text:p>
          </table:table-cell>
          <table:table-cell office:value-type="float" office:value="0.0499268512619402" calcext:value-type="float">
            <text:p>0.0499268513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172752659868978" calcext:value-type="float">
            <text:p>0.017275266</text:p>
          </table:table-cell>
          <table:table-cell office:value-type="float" office:value="0.0273251272976788" calcext:value-type="float">
            <text:p>0.0273251273</text:p>
          </table:table-cell>
          <table:table-cell table:style-name="Default" office:value-type="float" office:value="0.000196419658105454" calcext:value-type="float">
            <text:p>0.0001964197</text:p>
          </table:table-cell>
          <table:table-cell office:value-type="float" office:value="6.06256544580812" calcext:value-type="float">
            <text:p>6.0625654458</text:p>
          </table:table-cell>
          <table:table-cell office:value-type="float" office:value="0.0513171750083285" calcext:value-type="float">
            <text:p>0.051317175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176930314823878" calcext:value-type="float">
            <text:p>0.0176930315</text:p>
          </table:table-cell>
          <table:table-cell office:value-type="float" office:value="0.0236035369005172" calcext:value-type="float">
            <text:p>0.0236035369</text:p>
          </table:table-cell>
          <table:table-cell table:style-name="Default" office:value-type="float" office:value="0.000163355137051854" calcext:value-type="float">
            <text:p>0.0001633551</text:p>
          </table:table-cell>
          <table:table-cell office:value-type="float" office:value="6.21278002308925" calcext:value-type="float">
            <text:p>6.2127800231</text:p>
          </table:table-cell>
          <table:table-cell office:value-type="float" office:value="0.0484863901084595" calcext:value-type="float">
            <text:p>0.0484863901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17637929900657" calcext:value-type="float">
            <text:p>0.0176379299</text:p>
          </table:table-cell>
          <table:table-cell office:value-type="float" office:value="0.0237834650205559" calcext:value-type="float">
            <text:p>0.023783465</text:p>
          </table:table-cell>
          <table:table-cell table:style-name="Default" office:value-type="float" office:value="0.000164797270594076" calcext:value-type="float">
            <text:p>0.0001647973</text:p>
          </table:table-cell>
          <table:table-cell office:value-type="float" office:value="6.00030356300678" calcext:value-type="float">
            <text:p>6.000303563</text:p>
          </table:table-cell>
          <table:table-cell office:value-type="float" office:value="0.0486307849361477" calcext:value-type="float">
            <text:p>0.0486307849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178658981165536" calcext:value-type="float">
            <text:p>0.0178658981</text:p>
          </table:table-cell>
          <table:table-cell office:value-type="float" office:value="0" calcext:value-type="float">
            <text:p>0</text:p>
          </table:table-cell>
          <table:table-cell office:value-type="float" office:value="0.0000350770309364149" calcext:value-type="float">
            <text:p>3.51E-05</text:p>
          </table:table-cell>
          <table:table-cell office:value-type="float" office:value="4.86523458155255" calcext:value-type="float">
            <text:p>4.8652345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181808088654386" calcext:value-type="float">
            <text:p>0.0181808089</text:p>
          </table:table-cell>
          <table:table-cell office:value-type="float" office:value="0" calcext:value-type="float">
            <text:p>0</text:p>
          </table:table-cell>
          <table:table-cell office:value-type="float" office:value="0.0000338969630397428" calcext:value-type="float">
            <text:p>3.39E-05</text:p>
          </table:table-cell>
          <table:table-cell office:value-type="float" office:value="4.20975047797833" calcext:value-type="float">
            <text:p>4.209750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184889556601833" calcext:value-type="float">
            <text:p>0.0184889557</text:p>
          </table:table-cell>
          <table:table-cell office:value-type="float" office:value="0" calcext:value-type="float">
            <text:p>0</text:p>
          </table:table-cell>
          <table:table-cell office:value-type="float" office:value="0.0000301745112476996" calcext:value-type="float">
            <text:p>3.02E-05</text:p>
          </table:table-cell>
          <table:table-cell office:value-type="float" office:value="4.09200620625219" calcext:value-type="float">
            <text:p>4.09200620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237518973668343" calcext:value-type="float">
            <text:p>0.0237518974</text:p>
          </table:table-cell>
          <table:table-cell office:value-type="float" office:value="0.0280572358219237" calcext:value-type="float">
            <text:p>0.0280572358</text:p>
          </table:table-cell>
          <table:table-cell table:style-name="Default" office:value-type="float" office:value="0.000218383661822028" calcext:value-type="float">
            <text:p>0.0002183837</text:p>
          </table:table-cell>
          <table:table-cell office:value-type="float" office:value="6.25658896816005" calcext:value-type="float">
            <text:p>6.2565889682</text:p>
          </table:table-cell>
          <table:table-cell office:value-type="float" office:value="0.0520898376656623" calcext:value-type="float">
            <text:p>0.0520898377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336375583325043" calcext:value-type="float">
            <text:p>0.0336375583</text:p>
          </table:table-cell>
          <table:table-cell office:value-type="float" office:value="0.021897592312233" calcext:value-type="float">
            <text:p>0.0218975923</text:p>
          </table:table-cell>
          <table:table-cell table:style-name="Default" office:value-type="float" office:value="0.000154702257004321" calcext:value-type="float">
            <text:p>0.0001547023</text:p>
          </table:table-cell>
          <table:table-cell office:value-type="float" office:value="5.46025462218512" calcext:value-type="float">
            <text:p>5.4602546222</text:p>
          </table:table-cell>
          <table:table-cell office:value-type="float" office:value="0.0478727516165068" calcext:value-type="float">
            <text:p>0.0478727516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184183660062092" calcext:value-type="float">
            <text:p>0.018418366</text:p>
          </table:table-cell>
          <table:table-cell office:value-type="float" office:value="0" calcext:value-type="float">
            <text:p>0</text:p>
          </table:table-cell>
          <table:table-cell office:value-type="float" office:value="0.0000217630893199188" calcext:value-type="float">
            <text:p>2.18E-05</text:p>
          </table:table-cell>
          <table:table-cell office:value-type="float" office:value="4.98661521234502" calcext:value-type="float">
            <text:p>4.9866152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174541344336862" calcext:value-type="float">
            <text:p>0.0174541344</text:p>
          </table:table-cell>
          <table:table-cell office:value-type="float" office:value="0.027231030888268" calcext:value-type="float">
            <text:p>0.0272310309</text:p>
          </table:table-cell>
          <table:table-cell table:style-name="Default" office:value-type="float" office:value="0.000194993044114995" calcext:value-type="float">
            <text:p>0.000194993</text:p>
          </table:table-cell>
          <table:table-cell office:value-type="float" office:value="6.03972480566509" calcext:value-type="float">
            <text:p>6.0397248057</text:p>
          </table:table-cell>
          <table:table-cell office:value-type="float" office:value="0.0514448988371209" calcext:value-type="float">
            <text:p>0.0514448988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374456869668336" calcext:value-type="float">
            <text:p>0.037445687</text:p>
          </table:table-cell>
          <table:table-cell office:value-type="float" office:value="0" calcext:value-type="float">
            <text:p>0</text:p>
          </table:table-cell>
          <table:table-cell office:value-type="float" office:value="0.0000569768048949456" calcext:value-type="float">
            <text:p>5.70E-05</text:p>
          </table:table-cell>
          <table:table-cell office:value-type="float" office:value="4.58957778447759" calcext:value-type="float">
            <text:p>4.5895777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366169873095641" calcext:value-type="float">
            <text:p>0.0366169873</text:p>
          </table:table-cell>
          <table:table-cell office:value-type="float" office:value="0.0102763205409145" calcext:value-type="float">
            <text:p>0.0102763205</text:p>
          </table:table-cell>
          <table:table-cell office:value-type="float" office:value="0.0000730273120841311" calcext:value-type="float">
            <text:p>7.30E-05</text:p>
          </table:table-cell>
          <table:table-cell office:value-type="float" office:value="7.56770315708586" calcext:value-type="float">
            <text:p>7.5677031571</text:p>
          </table:table-cell>
          <table:table-cell office:value-type="float" office:value="0.0365037541672563" calcext:value-type="float">
            <text:p>0.0365037542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178486702253897" calcext:value-type="float">
            <text:p>0.0178486702</text:p>
          </table:table-cell>
          <table:table-cell office:value-type="float" office:value="0.0241795999056132" calcext:value-type="float">
            <text:p>0.0241795999</text:p>
          </table:table-cell>
          <table:table-cell table:style-name="Default" office:value-type="float" office:value="0.000167837184304842" calcext:value-type="float">
            <text:p>0.0001678372</text:p>
          </table:table-cell>
          <table:table-cell office:value-type="float" office:value="5.97695735060889" calcext:value-type="float">
            <text:p>5.9769573506</text:p>
          </table:table-cell>
          <table:table-cell office:value-type="float" office:value="0.0489648181970583" calcext:value-type="float">
            <text:p>0.0489648182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177489887295218" calcext:value-type="float">
            <text:p>0.0177489887</text:p>
          </table:table-cell>
          <table:table-cell office:value-type="float" office:value="0" calcext:value-type="float">
            <text:p>0</text:p>
          </table:table-cell>
          <table:table-cell office:value-type="float" office:value="0.0000249092163361375" calcext:value-type="float">
            <text:p>2.49E-05</text:p>
          </table:table-cell>
          <table:table-cell office:value-type="float" office:value="3.92320593345573" calcext:value-type="float">
            <text:p>3.9232059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187859721140455" calcext:value-type="float">
            <text:p>0.0187859721</text:p>
          </table:table-cell>
          <table:table-cell office:value-type="float" office:value="0" calcext:value-type="float">
            <text:p>0</text:p>
          </table:table-cell>
          <table:table-cell office:value-type="float" office:value="0.0000315181513662528" calcext:value-type="float">
            <text:p>3.15E-05</text:p>
          </table:table-cell>
          <table:table-cell office:value-type="float" office:value="4.90160875436328" calcext:value-type="float">
            <text:p>4.9016087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413817530043785" calcext:value-type="float">
            <text:p>0.041381753</text:p>
          </table:table-cell>
          <table:table-cell office:value-type="float" office:value="0" calcext:value-type="float">
            <text:p>0</text:p>
          </table:table-cell>
          <table:table-cell office:value-type="float" office:value="0.000052547675882829" calcext:value-type="float">
            <text:p>5.25E-05</text:p>
          </table:table-cell>
          <table:table-cell office:value-type="float" office:value="3.48860659098123" calcext:value-type="float">
            <text:p>3.4886065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179246237704051" calcext:value-type="float">
            <text:p>0.0179246238</text:p>
          </table:table-cell>
          <table:table-cell office:value-type="float" office:value="0" calcext:value-type="float">
            <text:p>0</text:p>
          </table:table-cell>
          <table:table-cell office:value-type="float" office:value="0.0000368486911395149" calcext:value-type="float">
            <text:p>3.68E-05</text:p>
          </table:table-cell>
          <table:table-cell office:value-type="float" office:value="5.08399331879119" calcext:value-type="float">
            <text:p>5.0839933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17065857054226" calcext:value-type="float">
            <text:p>0.0170658571</text:p>
          </table:table-cell>
          <table:table-cell office:value-type="float" office:value="0.0225444276573259" calcext:value-type="float">
            <text:p>0.0225444277</text:p>
          </table:table-cell>
          <table:table-cell table:style-name="Default" office:value-type="float" office:value="0.000154405268915261" calcext:value-type="float">
            <text:p>0.0001544053</text:p>
          </table:table-cell>
          <table:table-cell office:value-type="float" office:value="6.03014571977276" calcext:value-type="float">
            <text:p>6.0301457198</text:p>
          </table:table-cell>
          <table:table-cell office:value-type="float" office:value="0.0477847948456081" calcext:value-type="float">
            <text:p>0.0477847948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184542563661367" calcext:value-type="float">
            <text:p>0.0184542564</text:p>
          </table:table-cell>
          <table:table-cell office:value-type="float" office:value="0" calcext:value-type="float">
            <text:p>0</text:p>
          </table:table-cell>
          <table:table-cell office:value-type="float" office:value="0.0000329212411516584" calcext:value-type="float">
            <text:p>3.29E-05</text:p>
          </table:table-cell>
          <table:table-cell office:value-type="float" office:value="4.1129436276228" calcext:value-type="float">
            <text:p>4.11294362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413522204774604" calcext:value-type="float">
            <text:p>0.0413522205</text:p>
          </table:table-cell>
          <table:table-cell office:value-type="float" office:value="0" calcext:value-type="float">
            <text:p>0</text:p>
          </table:table-cell>
          <table:table-cell office:value-type="float" office:value="0.0000516965353254083" calcext:value-type="float">
            <text:p>5.17E-05</text:p>
          </table:table-cell>
          <table:table-cell office:value-type="float" office:value="4.99909696102489" calcext:value-type="float">
            <text:p>4.9990969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177015905782118" calcext:value-type="float">
            <text:p>0.0177015906</text:p>
          </table:table-cell>
          <table:table-cell office:value-type="float" office:value="0" calcext:value-type="float">
            <text:p>0</text:p>
          </table:table-cell>
          <table:table-cell office:value-type="float" office:value="0.0000344446687228318" calcext:value-type="float">
            <text:p>3.44E-05</text:p>
          </table:table-cell>
          <table:table-cell office:value-type="float" office:value="2.18958163554332" calcext:value-type="float">
            <text:p>2.1895816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173288237735329" calcext:value-type="float">
            <text:p>0.0173288238</text:p>
          </table:table-cell>
          <table:table-cell office:value-type="float" office:value="0.0230265775691293" calcext:value-type="float">
            <text:p>0.0230265776</text:p>
          </table:table-cell>
          <table:table-cell table:style-name="Default" office:value-type="float" office:value="0.000158831844057701" calcext:value-type="float">
            <text:p>0.0001588318</text:p>
          </table:table-cell>
          <table:table-cell office:value-type="float" office:value="6.15997715432108" calcext:value-type="float">
            <text:p>6.1599771543</text:p>
          </table:table-cell>
          <table:table-cell office:value-type="float" office:value="0.0479310246362205" calcext:value-type="float">
            <text:p>0.0479310246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178097078715667" calcext:value-type="float">
            <text:p>0.0178097079</text:p>
          </table:table-cell>
          <table:table-cell office:value-type="float" office:value="0.0248125009043523" calcext:value-type="float">
            <text:p>0.0248125009</text:p>
          </table:table-cell>
          <table:table-cell table:style-name="Default" office:value-type="float" office:value="0.000172367347760003" calcext:value-type="float">
            <text:p>0.0001723673</text:p>
          </table:table-cell>
          <table:table-cell office:value-type="float" office:value="1.64400789908033" calcext:value-type="float">
            <text:p>1.6440078991</text:p>
          </table:table-cell>
          <table:table-cell office:value-type="float" office:value="0.049441299177098" calcext:value-type="float">
            <text:p>0.0494412992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296692714165158" calcext:value-type="float">
            <text:p>0.0296692714</text:p>
          </table:table-cell>
          <table:table-cell office:value-type="float" office:value="0.022777824352086" calcext:value-type="float">
            <text:p>0.0227778244</text:p>
          </table:table-cell>
          <table:table-cell table:style-name="Default" office:value-type="float" office:value="0.000165611508837143" calcext:value-type="float">
            <text:p>0.0001656115</text:p>
          </table:table-cell>
          <table:table-cell office:value-type="float" office:value="7.05528563971937" calcext:value-type="float">
            <text:p>7.0552856397</text:p>
          </table:table-cell>
          <table:table-cell office:value-type="float" office:value="0.0520320685272367" calcext:value-type="float">
            <text:p>0.0520320685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181866887853511" calcext:value-type="float">
            <text:p>0.0181866888</text:p>
          </table:table-cell>
          <table:table-cell office:value-type="float" office:value="0.0263994095937883" calcext:value-type="float">
            <text:p>0.0263994096</text:p>
          </table:table-cell>
          <table:table-cell table:style-name="Default" office:value-type="float" office:value="0.000204354801346547" calcext:value-type="float">
            <text:p>0.0002043548</text:p>
          </table:table-cell>
          <table:table-cell office:value-type="float" office:value="1.20233080659157" calcext:value-type="float">
            <text:p>1.2023308066</text:p>
          </table:table-cell>
          <table:table-cell office:value-type="float" office:value="0.0388191350549676" calcext:value-type="float">
            <text:p>0.0388191351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171428415483981" calcext:value-type="float">
            <text:p>0.0171428415</text:p>
          </table:table-cell>
          <table:table-cell office:value-type="float" office:value="0.0229191057499344" calcext:value-type="float">
            <text:p>0.0229191057</text:p>
          </table:table-cell>
          <table:table-cell table:style-name="Default" office:value-type="float" office:value="0.000157552129006185" calcext:value-type="float">
            <text:p>0.0001575521</text:p>
          </table:table-cell>
          <table:table-cell office:value-type="float" office:value="5.94224420393332" calcext:value-type="float">
            <text:p>5.9422442039</text:p>
          </table:table-cell>
          <table:table-cell office:value-type="float" office:value="0.0479627694645857" calcext:value-type="float">
            <text:p>0.0479627695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206757516043943" calcext:value-type="float">
            <text:p>0.0206757516</text:p>
          </table:table-cell>
          <table:table-cell office:value-type="float" office:value="0" calcext:value-type="float">
            <text:p>0</text:p>
          </table:table-cell>
          <table:table-cell office:value-type="float" office:value="0.0000271768352138195" calcext:value-type="float">
            <text:p>2.72E-05</text:p>
          </table:table-cell>
          <table:table-cell office:value-type="float" office:value="6.03715474395831" calcext:value-type="float">
            <text:p>6.037154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180423777904653" calcext:value-type="float">
            <text:p>0.0180423778</text:p>
          </table:table-cell>
          <table:table-cell office:value-type="float" office:value="0.0265225814085114" calcext:value-type="float">
            <text:p>0.0265225814</text:p>
          </table:table-cell>
          <table:table-cell table:style-name="Default" office:value-type="float" office:value="0.000185871483247931" calcext:value-type="float">
            <text:p>0.0001858715</text:p>
          </table:table-cell>
          <table:table-cell office:value-type="float" office:value="5.8957113383371" calcext:value-type="float">
            <text:p>5.8957113383</text:p>
          </table:table-cell>
          <table:table-cell office:value-type="float" office:value="0.0507615147287321" calcext:value-type="float">
            <text:p>0.0507615147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186529367326664" calcext:value-type="float">
            <text:p>0.0186529367</text:p>
          </table:table-cell>
          <table:table-cell office:value-type="float" office:value="0" calcext:value-type="float">
            <text:p>0</text:p>
          </table:table-cell>
          <table:table-cell office:value-type="float" office:value="0.0000325340539921887" calcext:value-type="float">
            <text:p>3.25E-05</text:p>
          </table:table-cell>
          <table:table-cell office:value-type="float" office:value="5.46471823410189" calcext:value-type="float">
            <text:p>5.46471823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207473979744075" calcext:value-type="float">
            <text:p>0.020747398</text:p>
          </table:table-cell>
          <table:table-cell office:value-type="float" office:value="0.0190871045393138" calcext:value-type="float">
            <text:p>0.0190871045</text:p>
          </table:table-cell>
          <table:table-cell table:style-name="Default" office:value-type="float" office:value="0.00013762313531215" calcext:value-type="float">
            <text:p>0.0001376231</text:p>
          </table:table-cell>
          <table:table-cell office:value-type="float" office:value="6.10131083442597" calcext:value-type="float">
            <text:p>6.1013108344</text:p>
          </table:table-cell>
          <table:table-cell office:value-type="float" office:value="0.046938426165344" calcext:value-type="float">
            <text:p>0.0469384262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181064933362853" calcext:value-type="float">
            <text:p>0.0181064933</text:p>
          </table:table-cell>
          <table:table-cell office:value-type="float" office:value="0.0265010663648651" calcext:value-type="float">
            <text:p>0.0265010664</text:p>
          </table:table-cell>
          <table:table-cell table:style-name="Default" office:value-type="float" office:value="0.000185782684445833" calcext:value-type="float">
            <text:p>0.0001857827</text:p>
          </table:table-cell>
          <table:table-cell office:value-type="float" office:value="5.95047974141709" calcext:value-type="float">
            <text:p>5.9504797414</text:p>
          </table:table-cell>
          <table:table-cell office:value-type="float" office:value="0.0507688801735712" calcext:value-type="float">
            <text:p>0.0507688802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207111997179762" calcext:value-type="float">
            <text:p>0.0207111997</text:p>
          </table:table-cell>
          <table:table-cell office:value-type="float" office:value="0" calcext:value-type="float">
            <text:p>0</text:p>
          </table:table-cell>
          <table:table-cell office:value-type="float" office:value="0.0000418148309889787" calcext:value-type="float">
            <text:p>4.18E-05</text:p>
          </table:table-cell>
          <table:table-cell office:value-type="float" office:value="3.44408210791611" calcext:value-type="float">
            <text:p>3.4440821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187952354730828" calcext:value-type="float">
            <text:p>0.0187952355</text:p>
          </table:table-cell>
          <table:table-cell office:value-type="float" office:value="0.0278549430889568" calcext:value-type="float">
            <text:p>0.0278549431</text:p>
          </table:table-cell>
          <table:table-cell table:style-name="Default" office:value-type="float" office:value="0.000206321124147099" calcext:value-type="float">
            <text:p>0.0002063211</text:p>
          </table:table-cell>
          <table:table-cell office:value-type="float" office:value="6.81023763735668" calcext:value-type="float">
            <text:p>6.8102376374</text:p>
          </table:table-cell>
          <table:table-cell office:value-type="float" office:value="0.0506384142722513" calcext:value-type="float">
            <text:p>0.0506384143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179859502567579" calcext:value-type="float">
            <text:p>0.0179859503</text:p>
          </table:table-cell>
          <table:table-cell office:value-type="float" office:value="0" calcext:value-type="float">
            <text:p>0</text:p>
          </table:table-cell>
          <table:table-cell office:value-type="float" office:value="0.0000337685221096821" calcext:value-type="float">
            <text:p>3.38E-05</text:p>
          </table:table-cell>
          <table:table-cell office:value-type="float" office:value="2.52673347290823" calcext:value-type="float">
            <text:p>2.5267334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186049394734034" calcext:value-type="float">
            <text:p>0.0186049395</text:p>
          </table:table-cell>
          <table:table-cell office:value-type="float" office:value="0.00204342528987502" calcext:value-type="float">
            <text:p>0.0020434253</text:p>
          </table:table-cell>
          <table:table-cell office:value-type="float" office:value="0.0000340083121115035" calcext:value-type="float">
            <text:p>3.40E-05</text:p>
          </table:table-cell>
          <table:table-cell office:value-type="float" office:value="5.28466269969769" calcext:value-type="float">
            <text:p>5.2846626997</text:p>
          </table:table-cell>
          <table:table-cell office:value-type="float" office:value="0.0165754179445378" calcext:value-type="float">
            <text:p>0.0165754179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178255164357099" calcext:value-type="float">
            <text:p>0.0178255164</text:p>
          </table:table-cell>
          <table:table-cell office:value-type="float" office:value="0" calcext:value-type="float">
            <text:p>0</text:p>
          </table:table-cell>
          <table:table-cell office:value-type="float" office:value="0.0000254884719665704" calcext:value-type="float">
            <text:p>2.55E-05</text:p>
          </table:table-cell>
          <table:table-cell office:value-type="float" office:value="4.85090578065388" calcext:value-type="float">
            <text:p>4.8509057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18309945649334" calcext:value-type="float">
            <text:p>0.0183099456</text:p>
          </table:table-cell>
          <table:table-cell office:value-type="float" office:value="0" calcext:value-type="float">
            <text:p>0</text:p>
          </table:table-cell>
          <table:table-cell office:value-type="float" office:value="0.0000274864234656792" calcext:value-type="float">
            <text:p>2.75E-05</text:p>
          </table:table-cell>
          <table:table-cell office:value-type="float" office:value="5.59873788808809" calcext:value-type="float">
            <text:p>5.5987378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195886271044006" calcext:value-type="float">
            <text:p>0.0195886271</text:p>
          </table:table-cell>
          <table:table-cell office:value-type="float" office:value="0.0227599856593497" calcext:value-type="float">
            <text:p>0.0227599857</text:p>
          </table:table-cell>
          <table:table-cell table:style-name="Default" office:value-type="float" office:value="0.000159824634886674" calcext:value-type="float">
            <text:p>0.0001598246</text:p>
          </table:table-cell>
          <table:table-cell office:value-type="float" office:value="5.88216928994957" calcext:value-type="float">
            <text:p>5.8821692899</text:p>
          </table:table-cell>
          <table:table-cell office:value-type="float" office:value="0.0489394059365906" calcext:value-type="float">
            <text:p>0.0489394059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204862849207645" calcext:value-type="float">
            <text:p>0.0204862849</text:p>
          </table:table-cell>
          <table:table-cell office:value-type="float" office:value="0.0197668405263578" calcext:value-type="float">
            <text:p>0.0197668405</text:p>
          </table:table-cell>
          <table:table-cell table:style-name="Default" office:value-type="float" office:value="0.000136234784159402" calcext:value-type="float">
            <text:p>0.0001362348</text:p>
          </table:table-cell>
          <table:table-cell office:value-type="float" office:value="6.11288282929657" calcext:value-type="float">
            <text:p>6.1128828293</text:p>
          </table:table-cell>
          <table:table-cell office:value-type="float" office:value="0.045979308475903" calcext:value-type="float">
            <text:p>0.0459793085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176717031795081" calcext:value-type="float">
            <text:p>0.0176717032</text:p>
          </table:table-cell>
          <table:table-cell office:value-type="float" office:value="0" calcext:value-type="float">
            <text:p>0</text:p>
          </table:table-cell>
          <table:table-cell office:value-type="float" office:value="0.0000254615468669736" calcext:value-type="float">
            <text:p>2.55E-05</text:p>
          </table:table-cell>
          <table:table-cell office:value-type="float" office:value="4.94232244066049" calcext:value-type="float">
            <text:p>4.94232244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348566639263864" calcext:value-type="float">
            <text:p>0.0348566639</text:p>
          </table:table-cell>
          <table:table-cell office:value-type="float" office:value="0" calcext:value-type="float">
            <text:p>0</text:p>
          </table:table-cell>
          <table:table-cell office:value-type="float" office:value="0.0000570935779559241" calcext:value-type="float">
            <text:p>5.71E-05</text:p>
          </table:table-cell>
          <table:table-cell office:value-type="float" office:value="6.1127191741786" calcext:value-type="float">
            <text:p>6.11271917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186187171234363" calcext:value-type="float">
            <text:p>0.0186187171</text:p>
          </table:table-cell>
          <table:table-cell office:value-type="float" office:value="0" calcext:value-type="float">
            <text:p>0</text:p>
          </table:table-cell>
          <table:table-cell office:value-type="float" office:value="0.000032663844885681" calcext:value-type="float">
            <text:p>3.27E-05</text:p>
          </table:table-cell>
          <table:table-cell office:value-type="float" office:value="5.51530358391194" calcext:value-type="float">
            <text:p>5.5153035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186520858104401" calcext:value-type="float">
            <text:p>0.0186520858</text:p>
          </table:table-cell>
          <table:table-cell office:value-type="float" office:value="0" calcext:value-type="float">
            <text:p>0</text:p>
          </table:table-cell>
          <table:table-cell office:value-type="float" office:value="0.000032285307507492" calcext:value-type="float">
            <text:p>3.23E-05</text:p>
          </table:table-cell>
          <table:table-cell office:value-type="float" office:value="4.47078181857372" calcext:value-type="float">
            <text:p>4.4707818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217909424827712" calcext:value-type="float">
            <text:p>0.0217909425</text:p>
          </table:table-cell>
          <table:table-cell office:value-type="float" office:value="0.0182715510593799" calcext:value-type="float">
            <text:p>0.0182715511</text:p>
          </table:table-cell>
          <table:table-cell table:style-name="Default" office:value-type="float" office:value="0.000125549457585377" calcext:value-type="float">
            <text:p>0.0001255495</text:p>
          </table:table-cell>
          <table:table-cell office:value-type="float" office:value="5.7968944161935" calcext:value-type="float">
            <text:p>5.7968944162</text:p>
          </table:table-cell>
          <table:table-cell office:value-type="float" office:value="0.0455636833971651" calcext:value-type="float">
            <text:p>0.0455636834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175239134186066" calcext:value-type="float">
            <text:p>0.0175239134</text:p>
          </table:table-cell>
          <table:table-cell office:value-type="float" office:value="0.0236035369005172" calcext:value-type="float">
            <text:p>0.0236035369</text:p>
          </table:table-cell>
          <table:table-cell table:style-name="Default" office:value-type="float" office:value="0.000163323419729983" calcext:value-type="float">
            <text:p>0.0001633234</text:p>
          </table:table-cell>
          <table:table-cell office:value-type="float" office:value="6.06430116029718" calcext:value-type="float">
            <text:p>6.0643011603</text:p>
          </table:table-cell>
          <table:table-cell office:value-type="float" office:value="0.0484863901084595" calcext:value-type="float">
            <text:p>0.0484863901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183133351109597" calcext:value-type="float">
            <text:p>0.0183133351</text:p>
          </table:table-cell>
          <table:table-cell office:value-type="float" office:value="0.0254469635012387" calcext:value-type="float">
            <text:p>0.0254469635</text:p>
          </table:table-cell>
          <table:table-cell table:style-name="Default" office:value-type="float" office:value="0.000177540524771039" calcext:value-type="float">
            <text:p>0.0001775405</text:p>
          </table:table-cell>
          <table:table-cell office:value-type="float" office:value="5.95734003611412" calcext:value-type="float">
            <text:p>5.9573400361</text:p>
          </table:table-cell>
          <table:table-cell office:value-type="float" office:value="0.0499357382317054" calcext:value-type="float">
            <text:p>0.0499357382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264531059189261" calcext:value-type="float">
            <text:p>0.0264531059</text:p>
          </table:table-cell>
          <table:table-cell office:value-type="float" office:value="0" calcext:value-type="float">
            <text:p>0</text:p>
          </table:table-cell>
          <table:table-cell office:value-type="float" office:value="0.0000336560468089133" calcext:value-type="float">
            <text:p>3.37E-05</text:p>
          </table:table-cell>
          <table:table-cell office:value-type="float" office:value="5.62483372826106" calcext:value-type="float">
            <text:p>5.62483372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175233878753477" calcext:value-type="float">
            <text:p>0.0175233879</text:p>
          </table:table-cell>
          <table:table-cell office:value-type="float" office:value="0.0273899523085716" calcext:value-type="float">
            <text:p>0.0273899523</text:p>
          </table:table-cell>
          <table:table-cell table:style-name="Default" office:value-type="float" office:value="0.000200247431476241" calcext:value-type="float">
            <text:p>0.0002002474</text:p>
          </table:table-cell>
          <table:table-cell office:value-type="float" office:value="6.45879690581916" calcext:value-type="float">
            <text:p>6.4587969058</text:p>
          </table:table-cell>
          <table:table-cell office:value-type="float" office:value="0.054307515283751" calcext:value-type="float">
            <text:p>0.0543075153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187173067392966" calcext:value-type="float">
            <text:p>0.0187173067</text:p>
          </table:table-cell>
          <table:table-cell office:value-type="float" office:value="0" calcext:value-type="float">
            <text:p>0</text:p>
          </table:table-cell>
          <table:table-cell office:value-type="float" office:value="0.0000313556094370323" calcext:value-type="float">
            <text:p>3.14E-05</text:p>
          </table:table-cell>
          <table:table-cell office:value-type="float" office:value="4.59403498779648" calcext:value-type="float">
            <text:p>4.5940349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184455044813293" calcext:value-type="float">
            <text:p>0.0184455045</text:p>
          </table:table-cell>
          <table:table-cell office:value-type="float" office:value="0" calcext:value-type="float">
            <text:p>0</text:p>
          </table:table-cell>
          <table:table-cell office:value-type="float" office:value="0.0000329568803370027" calcext:value-type="float">
            <text:p>3.30E-05</text:p>
          </table:table-cell>
          <table:table-cell office:value-type="float" office:value="3.61804611805477" calcext:value-type="float">
            <text:p>3.6180461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187730835406439" calcext:value-type="float">
            <text:p>0.0187730835</text:p>
          </table:table-cell>
          <table:table-cell office:value-type="float" office:value="0" calcext:value-type="float">
            <text:p>0</text:p>
          </table:table-cell>
          <table:table-cell office:value-type="float" office:value="0.0000307804001017837" calcext:value-type="float">
            <text:p>3.08E-05</text:p>
          </table:table-cell>
          <table:table-cell office:value-type="float" office:value="5.89431863714409" calcext:value-type="float">
            <text:p>5.8943186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173352902918907" calcext:value-type="float">
            <text:p>0.0173352903</text:p>
          </table:table-cell>
          <table:table-cell office:value-type="float" office:value="0.0272673426370088" calcext:value-type="float">
            <text:p>0.0272673426</text:p>
          </table:table-cell>
          <table:table-cell table:style-name="Default" office:value-type="float" office:value="0.00019527472474474" calcext:value-type="float">
            <text:p>0.0001952747</text:p>
          </table:table-cell>
          <table:table-cell office:value-type="float" office:value="5.98017144533484" calcext:value-type="float">
            <text:p>5.9801714453</text:p>
          </table:table-cell>
          <table:table-cell office:value-type="float" office:value="0.0513096671887602" calcext:value-type="float">
            <text:p>0.0513096672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174425452932427" calcext:value-type="float">
            <text:p>0.0174425453</text:p>
          </table:table-cell>
          <table:table-cell office:value-type="float" office:value="0" calcext:value-type="float">
            <text:p>0</text:p>
          </table:table-cell>
          <table:table-cell office:value-type="float" office:value="0.0000213424960687246" calcext:value-type="float">
            <text:p>2.13E-05</text:p>
          </table:table-cell>
          <table:table-cell office:value-type="float" office:value="5.85607820083246" calcext:value-type="float">
            <text:p>5.8560782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184427547233386" calcext:value-type="float">
            <text:p>0.0184427547</text:p>
          </table:table-cell>
          <table:table-cell office:value-type="float" office:value="0" calcext:value-type="float">
            <text:p>0</text:p>
          </table:table-cell>
          <table:table-cell office:value-type="float" office:value="0.0000314431593055862" calcext:value-type="float">
            <text:p>3.14E-05</text:p>
          </table:table-cell>
          <table:table-cell office:value-type="float" office:value="0.839458040984947" calcext:value-type="float">
            <text:p>0.8394580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184524565958864" calcext:value-type="float">
            <text:p>0.0184524566</text:p>
          </table:table-cell>
          <table:table-cell office:value-type="float" office:value="0" calcext:value-type="float">
            <text:p>0</text:p>
          </table:table-cell>
          <table:table-cell office:value-type="float" office:value="0.000033564773964138" calcext:value-type="float">
            <text:p>3.36E-05</text:p>
          </table:table-cell>
          <table:table-cell office:value-type="float" office:value="5.93468471778915" calcext:value-type="float">
            <text:p>5.9346847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179584547738402" calcext:value-type="float">
            <text:p>0.0179584548</text:p>
          </table:table-cell>
          <table:table-cell office:value-type="float" office:value="0" calcext:value-type="float">
            <text:p>0</text:p>
          </table:table-cell>
          <table:table-cell office:value-type="float" office:value="0.0000246218082568982" calcext:value-type="float">
            <text:p>2.46E-05</text:p>
          </table:table-cell>
          <table:table-cell office:value-type="float" office:value="5.74659393837748" calcext:value-type="float">
            <text:p>5.7465939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344775587040107" calcext:value-type="float">
            <text:p>0.0344775587</text:p>
          </table:table-cell>
          <table:table-cell office:value-type="float" office:value="0.0110262787759642" calcext:value-type="float">
            <text:p>0.0110262788</text:p>
          </table:table-cell>
          <table:table-cell office:value-type="float" office:value="0.0000849807111872143" calcext:value-type="float">
            <text:p>8.50E-05</text:p>
          </table:table-cell>
          <table:table-cell office:value-type="float" office:value="5.96115329562564" calcext:value-type="float">
            <text:p>5.9611532956</text:p>
          </table:table-cell>
          <table:table-cell office:value-type="float" office:value="0.0210838697189093" calcext:value-type="float">
            <text:p>0.0210838697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189078679874323" calcext:value-type="float">
            <text:p>0.018907868</text:p>
          </table:table-cell>
          <table:table-cell office:value-type="float" office:value="0" calcext:value-type="float">
            <text:p>0</text:p>
          </table:table-cell>
          <table:table-cell office:value-type="float" office:value="0.0000304585100055238" calcext:value-type="float">
            <text:p>3.05E-05</text:p>
          </table:table-cell>
          <table:table-cell office:value-type="float" office:value="5.4813185852415" calcext:value-type="float">
            <text:p>5.48131858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181675295127102" calcext:value-type="float">
            <text:p>0.0181675295</text:p>
          </table:table-cell>
          <table:table-cell office:value-type="float" office:value="0" calcext:value-type="float">
            <text:p>0</text:p>
          </table:table-cell>
          <table:table-cell office:value-type="float" office:value="0.0000270261346809853" calcext:value-type="float">
            <text:p>2.70E-05</text:p>
          </table:table-cell>
          <table:table-cell office:value-type="float" office:value="5.32370354609937" calcext:value-type="float">
            <text:p>5.32370354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186116842904854" calcext:value-type="float">
            <text:p>0.0186116843</text:p>
          </table:table-cell>
          <table:table-cell office:value-type="float" office:value="0" calcext:value-type="float">
            <text:p>0</text:p>
          </table:table-cell>
          <table:table-cell office:value-type="float" office:value="0.0000316769364035761" calcext:value-type="float">
            <text:p>3.17E-05</text:p>
          </table:table-cell>
          <table:table-cell office:value-type="float" office:value="3.28546625729283" calcext:value-type="float">
            <text:p>3.28546625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198371371285311" calcext:value-type="float">
            <text:p>0.0198371371</text:p>
          </table:table-cell>
          <table:table-cell office:value-type="float" office:value="0.0226405081019819" calcext:value-type="float">
            <text:p>0.0226405081</text:p>
          </table:table-cell>
          <table:table-cell table:style-name="Default" office:value-type="float" office:value="0.000157901050647553" calcext:value-type="float">
            <text:p>0.0001579011</text:p>
          </table:table-cell>
          <table:table-cell office:value-type="float" office:value="6.16964495372733" calcext:value-type="float">
            <text:p>6.1696449537</text:p>
          </table:table-cell>
          <table:table-cell office:value-type="float" office:value="0.0484907029198774" calcext:value-type="float">
            <text:p>0.0484907029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246664612435644" calcext:value-type="float">
            <text:p>0.0246664612</text:p>
          </table:table-cell>
          <table:table-cell office:value-type="float" office:value="0" calcext:value-type="float">
            <text:p>0</text:p>
          </table:table-cell>
          <table:table-cell office:value-type="float" office:value="0.0000348650867762974" calcext:value-type="float">
            <text:p>3.49E-05</text:p>
          </table:table-cell>
          <table:table-cell office:value-type="float" office:value="6.05922079544365" calcext:value-type="float">
            <text:p>6.05922079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176168367765299" calcext:value-type="float">
            <text:p>0.0176168368</text:p>
          </table:table-cell>
          <table:table-cell office:value-type="float" office:value="0.0276810308792087" calcext:value-type="float">
            <text:p>0.0276810309</text:p>
          </table:table-cell>
          <table:table-cell table:style-name="Default" office:value-type="float" office:value="0.000203635376182695" calcext:value-type="float">
            <text:p>0.0002036354</text:p>
          </table:table-cell>
          <table:table-cell office:value-type="float" office:value="5.88278404975784" calcext:value-type="float">
            <text:p>5.8827840498</text:p>
          </table:table-cell>
          <table:table-cell office:value-type="float" office:value="0.051310295200603" calcext:value-type="float">
            <text:p>0.0513102952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186143745776885" calcext:value-type="float">
            <text:p>0.0186143746</text:p>
          </table:table-cell>
          <table:table-cell office:value-type="float" office:value="0" calcext:value-type="float">
            <text:p>0</text:p>
          </table:table-cell>
          <table:table-cell office:value-type="float" office:value="0.0000309700022882188" calcext:value-type="float">
            <text:p>3.10E-05</text:p>
          </table:table-cell>
          <table:table-cell office:value-type="float" office:value="3.51346535869968" calcext:value-type="float">
            <text:p>3.51346535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192371707544821" calcext:value-type="float">
            <text:p>0.0192371708</text:p>
          </table:table-cell>
          <table:table-cell office:value-type="float" office:value="0.00787976314780832" calcext:value-type="float">
            <text:p>0.0078797631</text:p>
          </table:table-cell>
          <table:table-cell office:value-type="float" office:value="0.0000421798829355234" calcext:value-type="float">
            <text:p>4.22E-05</text:p>
          </table:table-cell>
          <table:table-cell office:value-type="float" office:value="6.58151747874634" calcext:value-type="float">
            <text:p>6.5815174787</text:p>
          </table:table-cell>
          <table:table-cell office:value-type="float" office:value="0.0208826427668777" calcext:value-type="float">
            <text:p>0.0208826428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201732285759359" calcext:value-type="float">
            <text:p>0.0201732286</text:p>
          </table:table-cell>
          <table:table-cell office:value-type="float" office:value="0" calcext:value-type="float">
            <text:p>0</text:p>
          </table:table-cell>
          <table:table-cell office:value-type="float" office:value="0.0000394461973400852" calcext:value-type="float">
            <text:p>3.94E-05</text:p>
          </table:table-cell>
          <table:table-cell office:value-type="float" office:value="6.14601642305832" calcext:value-type="float">
            <text:p>6.1460164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18233802378038" calcext:value-type="float">
            <text:p>0.0182338024</text:p>
          </table:table-cell>
          <table:table-cell office:value-type="float" office:value="0" calcext:value-type="float">
            <text:p>0</text:p>
          </table:table-cell>
          <table:table-cell office:value-type="float" office:value="0.0000336782126284928" calcext:value-type="float">
            <text:p>3.37E-05</text:p>
          </table:table-cell>
          <table:table-cell office:value-type="float" office:value="5.3033496471026" calcext:value-type="float">
            <text:p>5.3033496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183234581584896" calcext:value-type="float">
            <text:p>0.0183234582</text:p>
          </table:table-cell>
          <table:table-cell office:value-type="float" office:value="0" calcext:value-type="float">
            <text:p>0</text:p>
          </table:table-cell>
          <table:table-cell office:value-type="float" office:value="0.0000282901875820268" calcext:value-type="float">
            <text:p>2.83E-05</text:p>
          </table:table-cell>
          <table:table-cell office:value-type="float" office:value="3.5646066727911" calcext:value-type="float">
            <text:p>3.5646066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180268369914407" calcext:value-type="float">
            <text:p>0.018026837</text:p>
          </table:table-cell>
          <table:table-cell office:value-type="float" office:value="0.026590260058154" calcext:value-type="float">
            <text:p>0.0265902601</text:p>
          </table:table-cell>
          <table:table-cell table:style-name="Default" office:value-type="float" office:value="0.000186535400599363" calcext:value-type="float">
            <text:p>0.0001865354</text:p>
          </table:table-cell>
          <table:table-cell office:value-type="float" office:value="5.93235761614175" calcext:value-type="float">
            <text:p>5.9323576161</text:p>
          </table:table-cell>
          <table:table-cell office:value-type="float" office:value="0.0508161299805437" calcext:value-type="float">
            <text:p>0.05081613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181479286944856" calcext:value-type="float">
            <text:p>0.0181479287</text:p>
          </table:table-cell>
          <table:table-cell office:value-type="float" office:value="0.0246864386412209" calcext:value-type="float">
            <text:p>0.0246864386</text:p>
          </table:table-cell>
          <table:table-cell table:style-name="Default" office:value-type="float" office:value="0.000171528604641567" calcext:value-type="float">
            <text:p>0.0001715286</text:p>
          </table:table-cell>
          <table:table-cell office:value-type="float" office:value="6.04834288211644" calcext:value-type="float">
            <text:p>6.0483428821</text:p>
          </table:table-cell>
          <table:table-cell office:value-type="float" office:value="0.0493129365846703" calcext:value-type="float">
            <text:p>0.0493129366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173392769893565" calcext:value-type="float">
            <text:p>0.017339277</text:p>
          </table:table-cell>
          <table:table-cell office:value-type="float" office:value="0.0272740721797747" calcext:value-type="float">
            <text:p>0.0272740722</text:p>
          </table:table-cell>
          <table:table-cell table:style-name="Default" office:value-type="float" office:value="0.000195560931848394" calcext:value-type="float">
            <text:p>0.0001955609</text:p>
          </table:table-cell>
          <table:table-cell office:value-type="float" office:value="6.11496641039651" calcext:value-type="float">
            <text:p>6.1149664104</text:p>
          </table:table-cell>
          <table:table-cell office:value-type="float" office:value="0.0512380050840624" calcext:value-type="float">
            <text:p>0.0512380051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177258846545876" calcext:value-type="float">
            <text:p>0.0177258847</text:p>
          </table:table-cell>
          <table:table-cell office:value-type="float" office:value="0" calcext:value-type="float">
            <text:p>0</text:p>
          </table:table-cell>
          <table:table-cell office:value-type="float" office:value="0.0000354338029840547" calcext:value-type="float">
            <text:p>3.54E-05</text:p>
          </table:table-cell>
          <table:table-cell office:value-type="float" office:value="2.87683869954488" calcext:value-type="float">
            <text:p>2.87683869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234927206190251" calcext:value-type="float">
            <text:p>0.0234927206</text:p>
          </table:table-cell>
          <table:table-cell office:value-type="float" office:value="0.0148076046288737" calcext:value-type="float">
            <text:p>0.0148076046</text:p>
          </table:table-cell>
          <table:table-cell table:style-name="Default" office:value-type="float" office:value="0.000102152018155987" calcext:value-type="float">
            <text:p>0.000102152</text:p>
          </table:table-cell>
          <table:table-cell office:value-type="float" office:value="5.52404120533493" calcext:value-type="float">
            <text:p>5.5240412053</text:p>
          </table:table-cell>
          <table:table-cell office:value-type="float" office:value="0.0432727284340312" calcext:value-type="float">
            <text:p>0.0432727284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176231468342863" calcext:value-type="float">
            <text:p>0.0176231468</text:p>
          </table:table-cell>
          <table:table-cell office:value-type="float" office:value="0" calcext:value-type="float">
            <text:p>0</text:p>
          </table:table-cell>
          <table:table-cell office:value-type="float" office:value="0.000035826758612565" calcext:value-type="float">
            <text:p>3.58E-05</text:p>
          </table:table-cell>
          <table:table-cell office:value-type="float" office:value="3.67867652767406" calcext:value-type="float">
            <text:p>3.6786765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182963931057799" calcext:value-type="float">
            <text:p>0.0182963931</text:p>
          </table:table-cell>
          <table:table-cell office:value-type="float" office:value="0" calcext:value-type="float">
            <text:p>0</text:p>
          </table:table-cell>
          <table:table-cell office:value-type="float" office:value="0.0000286583553128614" calcext:value-type="float">
            <text:p>2.87E-05</text:p>
          </table:table-cell>
          <table:table-cell office:value-type="float" office:value="1.30666166574653" calcext:value-type="float">
            <text:p>1.30666166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182821234004742" calcext:value-type="float">
            <text:p>0.0182821234</text:p>
          </table:table-cell>
          <table:table-cell office:value-type="float" office:value="0.0259390704666908" calcext:value-type="float">
            <text:p>0.0259390705</text:p>
          </table:table-cell>
          <table:table-cell table:style-name="Default" office:value-type="float" office:value="0.000181024919862463" calcext:value-type="float">
            <text:p>0.0001810249</text:p>
          </table:table-cell>
          <table:table-cell office:value-type="float" office:value="5.61681996790633" calcext:value-type="float">
            <text:p>5.6168199679</text:p>
          </table:table-cell>
          <table:table-cell office:value-type="float" office:value="0.050250355751176" calcext:value-type="float">
            <text:p>0.0502503558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174794741998818" calcext:value-type="float">
            <text:p>0.0174794742</text:p>
          </table:table-cell>
          <table:table-cell office:value-type="float" office:value="0.0274254420046311" calcext:value-type="float">
            <text:p>0.027425442</text:p>
          </table:table-cell>
          <table:table-cell table:style-name="Default" office:value-type="float" office:value="0.000198615016575071" calcext:value-type="float">
            <text:p>0.000198615</text:p>
          </table:table-cell>
          <table:table-cell office:value-type="float" office:value="6.13621712038111" calcext:value-type="float">
            <text:p>6.1362171204</text:p>
          </table:table-cell>
          <table:table-cell office:value-type="float" office:value="0.0516407922558688" calcext:value-type="float">
            <text:p>0.0516407923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185643154576804" calcext:value-type="float">
            <text:p>0.0185643155</text:p>
          </table:table-cell>
          <table:table-cell office:value-type="float" office:value="0" calcext:value-type="float">
            <text:p>0</text:p>
          </table:table-cell>
          <table:table-cell office:value-type="float" office:value="0.0000323851010903072" calcext:value-type="float">
            <text:p>3.24E-05</text:p>
          </table:table-cell>
          <table:table-cell office:value-type="float" office:value="4.36081443414223" calcext:value-type="float">
            <text:p>4.36081443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179547535022973" calcext:value-type="float">
            <text:p>0.0179547535</text:p>
          </table:table-cell>
          <table:table-cell office:value-type="float" office:value="0" calcext:value-type="float">
            <text:p>0</text:p>
          </table:table-cell>
          <table:table-cell office:value-type="float" office:value="0.0000270080802625878" calcext:value-type="float">
            <text:p>2.70E-05</text:p>
          </table:table-cell>
          <table:table-cell office:value-type="float" office:value="3.15608470388501" calcext:value-type="float">
            <text:p>3.15608470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179985798488176" calcext:value-type="float">
            <text:p>0.0179985798</text:p>
          </table:table-cell>
          <table:table-cell office:value-type="float" office:value="0" calcext:value-type="float">
            <text:p>0</text:p>
          </table:table-cell>
          <table:table-cell office:value-type="float" office:value="0.0000272363401796871" calcext:value-type="float">
            <text:p>2.72E-05</text:p>
          </table:table-cell>
          <table:table-cell office:value-type="float" office:value="2.80169942018096" calcext:value-type="float">
            <text:p>2.8016994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186282058052504" calcext:value-type="float">
            <text:p>0.0186282058</text:p>
          </table:table-cell>
          <table:table-cell office:value-type="float" office:value="0" calcext:value-type="float">
            <text:p>0</text:p>
          </table:table-cell>
          <table:table-cell office:value-type="float" office:value="0.0000282579523141669" calcext:value-type="float">
            <text:p>2.83E-05</text:p>
          </table:table-cell>
          <table:table-cell office:value-type="float" office:value="5.90845551063454" calcext:value-type="float">
            <text:p>5.9084555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365008218934494" calcext:value-type="float">
            <text:p>0.0365008219</text:p>
          </table:table-cell>
          <table:table-cell office:value-type="float" office:value="0" calcext:value-type="float">
            <text:p>0</text:p>
          </table:table-cell>
          <table:table-cell office:value-type="float" office:value="0.0000574265322887837" calcext:value-type="float">
            <text:p>5.74E-05</text:p>
          </table:table-cell>
          <table:table-cell office:value-type="float" office:value="3.81036557683663" calcext:value-type="float">
            <text:p>3.8103655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253773074137243" calcext:value-type="float">
            <text:p>0.0253773074</text:p>
          </table:table-cell>
          <table:table-cell office:value-type="float" office:value="0.0112333402566422" calcext:value-type="float">
            <text:p>0.0112333403</text:p>
          </table:table-cell>
          <table:table-cell office:value-type="float" office:value="0.0000764900338576936" calcext:value-type="float">
            <text:p>7.65E-05</text:p>
          </table:table-cell>
          <table:table-cell office:value-type="float" office:value="2.46776149535629" calcext:value-type="float">
            <text:p>2.4677614954</text:p>
          </table:table-cell>
          <table:table-cell office:value-type="float" office:value="0.0396330749029355" calcext:value-type="float">
            <text:p>0.0396330749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181737949155515" calcext:value-type="float">
            <text:p>0.0181737949</text:p>
          </table:table-cell>
          <table:table-cell office:value-type="float" office:value="0.0264707484186227" calcext:value-type="float">
            <text:p>0.0264707484</text:p>
          </table:table-cell>
          <table:table-cell table:style-name="Default" office:value-type="float" office:value="0.00018558636637584" calcext:value-type="float">
            <text:p>0.0001855864</text:p>
          </table:table-cell>
          <table:table-cell office:value-type="float" office:value="6.03158320878923" calcext:value-type="float">
            <text:p>6.0315832088</text:p>
          </table:table-cell>
          <table:table-cell office:value-type="float" office:value="0.0507778112257996" calcext:value-type="float">
            <text:p>0.0507778112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179953745036052" calcext:value-type="float">
            <text:p>0.0179953745</text:p>
          </table:table-cell>
          <table:table-cell office:value-type="float" office:value="0" calcext:value-type="float">
            <text:p>0</text:p>
          </table:table-cell>
          <table:table-cell office:value-type="float" office:value="0.0000252360961298874" calcext:value-type="float">
            <text:p>2.52E-05</text:p>
          </table:table-cell>
          <table:table-cell office:value-type="float" office:value="5.74296293676256" calcext:value-type="float">
            <text:p>5.7429629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180605809001404" calcext:value-type="float">
            <text:p>0.0180605809</text:p>
          </table:table-cell>
          <table:table-cell office:value-type="float" office:value="0" calcext:value-type="float">
            <text:p>0</text:p>
          </table:table-cell>
          <table:table-cell office:value-type="float" office:value="0.00002491454537062" calcext:value-type="float">
            <text:p>2.49E-05</text:p>
          </table:table-cell>
          <table:table-cell office:value-type="float" office:value="5.6007581259236" calcext:value-type="float">
            <text:p>5.6007581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310188536274455" calcext:value-type="float">
            <text:p>0.0310188536</text:p>
          </table:table-cell>
          <table:table-cell office:value-type="float" office:value="0" calcext:value-type="float">
            <text:p>0</text:p>
          </table:table-cell>
          <table:table-cell office:value-type="float" office:value="0.0000471417807035394" calcext:value-type="float">
            <text:p>4.71E-05</text:p>
          </table:table-cell>
          <table:table-cell office:value-type="float" office:value="4.88466594888898" calcext:value-type="float">
            <text:p>4.88466594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284566254702053" calcext:value-type="float">
            <text:p>0.0284566255</text:p>
          </table:table-cell>
          <table:table-cell office:value-type="float" office:value="0.0147629900573487" calcext:value-type="float">
            <text:p>0.0147629901</text:p>
          </table:table-cell>
          <table:table-cell table:style-name="Default" office:value-type="float" office:value="0.000105005632816142" calcext:value-type="float">
            <text:p>0.0001050056</text:p>
          </table:table-cell>
          <table:table-cell office:value-type="float" office:value="6.34371109670327" calcext:value-type="float">
            <text:p>6.3437110967</text:p>
          </table:table-cell>
          <table:table-cell office:value-type="float" office:value="0.0432362477771404" calcext:value-type="float">
            <text:p>0.0432362478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185661996982725" calcext:value-type="float">
            <text:p>0.0185661997</text:p>
          </table:table-cell>
          <table:table-cell office:value-type="float" office:value="0" calcext:value-type="float">
            <text:p>0</text:p>
          </table:table-cell>
          <table:table-cell office:value-type="float" office:value="0.0000330571379619906" calcext:value-type="float">
            <text:p>3.31E-05</text:p>
          </table:table-cell>
          <table:table-cell office:value-type="float" office:value="5.82902687507632" calcext:value-type="float">
            <text:p>5.8290268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182226362240826" calcext:value-type="float">
            <text:p>0.0182226362</text:p>
          </table:table-cell>
          <table:table-cell office:value-type="float" office:value="0" calcext:value-type="float">
            <text:p>0</text:p>
          </table:table-cell>
          <table:table-cell office:value-type="float" office:value="0.0000270415604338999" calcext:value-type="float">
            <text:p>2.70E-05</text:p>
          </table:table-cell>
          <table:table-cell office:value-type="float" office:value="5.92240898857018" calcext:value-type="float">
            <text:p>5.92240898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253038026803134" calcext:value-type="float">
            <text:p>0.0253038027</text:p>
          </table:table-cell>
          <table:table-cell office:value-type="float" office:value="0.00320417143258261" calcext:value-type="float">
            <text:p>0.0032041714</text:p>
          </table:table-cell>
          <table:table-cell office:value-type="float" office:value="0.0000318480856938784" calcext:value-type="float">
            <text:p>3.18E-05</text:p>
          </table:table-cell>
          <table:table-cell office:value-type="float" office:value="8.52807723186018" calcext:value-type="float">
            <text:p>8.5280772319</text:p>
          </table:table-cell>
          <table:table-cell office:value-type="float" office:value="0.0208556537357515" calcext:value-type="float">
            <text:p>0.0208556537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188064566710277" calcext:value-type="float">
            <text:p>0.0188064567</text:p>
          </table:table-cell>
          <table:table-cell office:value-type="float" office:value="0" calcext:value-type="float">
            <text:p>0</text:p>
          </table:table-cell>
          <table:table-cell office:value-type="float" office:value="0.0000323680893736783" calcext:value-type="float">
            <text:p>3.24E-05</text:p>
          </table:table-cell>
          <table:table-cell office:value-type="float" office:value="5.2412046133921" calcext:value-type="float">
            <text:p>5.24120461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184343009078589" calcext:value-type="float">
            <text:p>0.0184343009</text:p>
          </table:table-cell>
          <table:table-cell office:value-type="float" office:value="0" calcext:value-type="float">
            <text:p>0</text:p>
          </table:table-cell>
          <table:table-cell office:value-type="float" office:value="0.0000230175748500784" calcext:value-type="float">
            <text:p>2.30E-05</text:p>
          </table:table-cell>
          <table:table-cell office:value-type="float" office:value="6.03869352948208" calcext:value-type="float">
            <text:p>6.03869352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185658461839057" calcext:value-type="float">
            <text:p>0.0185658462</text:p>
          </table:table-cell>
          <table:table-cell office:value-type="float" office:value="0" calcext:value-type="float">
            <text:p>0</text:p>
          </table:table-cell>
          <table:table-cell office:value-type="float" office:value="0.0000303866119044385" calcext:value-type="float">
            <text:p>3.04E-05</text:p>
          </table:table-cell>
          <table:table-cell office:value-type="float" office:value="5.0833900395119" calcext:value-type="float">
            <text:p>5.0833900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410269480840769" calcext:value-type="float">
            <text:p>0.0410269481</text:p>
          </table:table-cell>
          <table:table-cell office:value-type="float" office:value="0" calcext:value-type="float">
            <text:p>0</text:p>
          </table:table-cell>
          <table:table-cell office:value-type="float" office:value="0.0000508105123785147" calcext:value-type="float">
            <text:p>5.08E-05</text:p>
          </table:table-cell>
          <table:table-cell office:value-type="float" office:value="4.5094380673135" calcext:value-type="float">
            <text:p>4.50943806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182550319002415" calcext:value-type="float">
            <text:p>0.0182550319</text:p>
          </table:table-cell>
          <table:table-cell office:value-type="float" office:value="0.0264456415391988" calcext:value-type="float">
            <text:p>0.0264456415</text:p>
          </table:table-cell>
          <table:table-cell table:style-name="Default" office:value-type="float" office:value="0.000185276622611759" calcext:value-type="float">
            <text:p>0.0001852766</text:p>
          </table:table-cell>
          <table:table-cell office:value-type="float" office:value="6.02930666301269" calcext:value-type="float">
            <text:p>6.029306663</text:p>
          </table:table-cell>
          <table:table-cell office:value-type="float" office:value="0.0508515665247115" calcext:value-type="float">
            <text:p>0.0508515665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180261912709882" calcext:value-type="float">
            <text:p>0.0180261913</text:p>
          </table:table-cell>
          <table:table-cell office:value-type="float" office:value="0.0243922441972373" calcext:value-type="float">
            <text:p>0.0243922442</text:p>
          </table:table-cell>
          <table:table-cell table:style-name="Default" office:value-type="float" office:value="0.000169455229688521" calcext:value-type="float">
            <text:p>0.0001694552</text:p>
          </table:table-cell>
          <table:table-cell office:value-type="float" office:value="5.9961992275534" calcext:value-type="float">
            <text:p>5.9961992276</text:p>
          </table:table-cell>
          <table:table-cell office:value-type="float" office:value="0.0490414382867268" calcext:value-type="float">
            <text:p>0.0490414383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195022044691493" calcext:value-type="float">
            <text:p>0.0195022045</text:p>
          </table:table-cell>
          <table:table-cell office:value-type="float" office:value="0.0201556020371659" calcext:value-type="float">
            <text:p>0.020155602</text:p>
          </table:table-cell>
          <table:table-cell table:style-name="Default" office:value-type="float" office:value="0.000138357308838103" calcext:value-type="float">
            <text:p>0.0001383573</text:p>
          </table:table-cell>
          <table:table-cell office:value-type="float" office:value="6.1820781584416" calcext:value-type="float">
            <text:p>6.1820781584</text:p>
          </table:table-cell>
          <table:table-cell office:value-type="float" office:value="0.0461205436977737" calcext:value-type="float">
            <text:p>0.0461205437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183837534518848" calcext:value-type="float">
            <text:p>0.0183837535</text:p>
          </table:table-cell>
          <table:table-cell office:value-type="float" office:value="0" calcext:value-type="float">
            <text:p>0</text:p>
          </table:table-cell>
          <table:table-cell office:value-type="float" office:value="0.0000269991731565912" calcext:value-type="float">
            <text:p>2.70E-05</text:p>
          </table:table-cell>
          <table:table-cell office:value-type="float" office:value="5.27502106700308" calcext:value-type="float">
            <text:p>5.275021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364484070383962" calcext:value-type="float">
            <text:p>0.036448407</text:p>
          </table:table-cell>
          <table:table-cell office:value-type="float" office:value="0" calcext:value-type="float">
            <text:p>0</text:p>
          </table:table-cell>
          <table:table-cell office:value-type="float" office:value="0.0000472055430946322" calcext:value-type="float">
            <text:p>4.72E-05</text:p>
          </table:table-cell>
          <table:table-cell office:value-type="float" office:value="5.11274172000102" calcext:value-type="float">
            <text:p>5.112741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183613502033927" calcext:value-type="float">
            <text:p>0.0183613502</text:p>
          </table:table-cell>
          <table:table-cell office:value-type="float" office:value="0.0255611375850468" calcext:value-type="float">
            <text:p>0.0255611376</text:p>
          </table:table-cell>
          <table:table-cell table:style-name="Default" office:value-type="float" office:value="0.000178499762081887" calcext:value-type="float">
            <text:p>0.0001784998</text:p>
          </table:table-cell>
          <table:table-cell office:value-type="float" office:value="5.94550928314131" calcext:value-type="float">
            <text:p>5.9455092831</text:p>
          </table:table-cell>
          <table:table-cell office:value-type="float" office:value="0.050334593201704" calcext:value-type="float">
            <text:p>0.0503345932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271217507950445" calcext:value-type="float">
            <text:p>0.0271217508</text:p>
          </table:table-cell>
          <table:table-cell office:value-type="float" office:value="0" calcext:value-type="float">
            <text:p>0</text:p>
          </table:table-cell>
          <table:table-cell office:value-type="float" office:value="0.0000285078887192855" calcext:value-type="float">
            <text:p>2.85E-05</text:p>
          </table:table-cell>
          <table:table-cell office:value-type="float" office:value="1.38669049969652" calcext:value-type="float">
            <text:p>1.3866904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247654257547723" calcext:value-type="float">
            <text:p>0.0247654258</text:p>
          </table:table-cell>
          <table:table-cell office:value-type="float" office:value="0.0137918797679514" calcext:value-type="float">
            <text:p>0.0137918798</text:p>
          </table:table-cell>
          <table:table-cell office:value-type="float" office:value="0.0000942904101547578" calcext:value-type="float">
            <text:p>9.43E-05</text:p>
          </table:table-cell>
          <table:table-cell office:value-type="float" office:value="7.07928719855553" calcext:value-type="float">
            <text:p>7.0792871986</text:p>
          </table:table-cell>
          <table:table-cell office:value-type="float" office:value="0.0409270864909279" calcext:value-type="float">
            <text:p>0.0409270865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186046541755049" calcext:value-type="float">
            <text:p>0.0186046542</text:p>
          </table:table-cell>
          <table:table-cell office:value-type="float" office:value="0" calcext:value-type="float">
            <text:p>0</text:p>
          </table:table-cell>
          <table:table-cell office:value-type="float" office:value="0.0000334434322590308" calcext:value-type="float">
            <text:p>3.34E-05</text:p>
          </table:table-cell>
          <table:table-cell office:value-type="float" office:value="5.01602496204206" calcext:value-type="float">
            <text:p>5.016024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236371888303434" calcext:value-type="float">
            <text:p>0.0236371888</text:p>
          </table:table-cell>
          <table:table-cell office:value-type="float" office:value="0.0149562237346804" calcext:value-type="float">
            <text:p>0.0149562237</text:p>
          </table:table-cell>
          <table:table-cell table:style-name="Default" office:value-type="float" office:value="0.000106511078404836" calcext:value-type="float">
            <text:p>0.0001065111</text:p>
          </table:table-cell>
          <table:table-cell office:value-type="float" office:value="6.39813082946338" calcext:value-type="float">
            <text:p>6.3981308295</text:p>
          </table:table-cell>
          <table:table-cell office:value-type="float" office:value="0.0458303842312898" calcext:value-type="float">
            <text:p>0.0458303842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178816316325254" calcext:value-type="float">
            <text:p>0.0178816316</text:p>
          </table:table-cell>
          <table:table-cell office:value-type="float" office:value="0" calcext:value-type="float">
            <text:p>0</text:p>
          </table:table-cell>
          <table:table-cell office:value-type="float" office:value="0.0000254983936682653" calcext:value-type="float">
            <text:p>2.55E-05</text:p>
          </table:table-cell>
          <table:table-cell office:value-type="float" office:value="5.33198003080662" calcext:value-type="float">
            <text:p>5.33198003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188266188116212" calcext:value-type="float">
            <text:p>0.0188266188</text:p>
          </table:table-cell>
          <table:table-cell office:value-type="float" office:value="0.00419243218784717" calcext:value-type="float">
            <text:p>0.0041924322</text:p>
          </table:table-cell>
          <table:table-cell office:value-type="float" office:value="0.0000313899457521015" calcext:value-type="float">
            <text:p>3.14E-05</text:p>
          </table:table-cell>
          <table:table-cell office:value-type="float" office:value="6.47755314593603" calcext:value-type="float">
            <text:p>6.4775531459</text:p>
          </table:table-cell>
          <table:table-cell office:value-type="float" office:value="0.0227137091531883" calcext:value-type="float">
            <text:p>0.0227137092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180035972329648" calcext:value-type="float">
            <text:p>0.0180035972</text:p>
          </table:table-cell>
          <table:table-cell office:value-type="float" office:value="0" calcext:value-type="float">
            <text:p>0</text:p>
          </table:table-cell>
          <table:table-cell office:value-type="float" office:value="0.0000265075677706979" calcext:value-type="float">
            <text:p>2.65E-05</text:p>
          </table:table-cell>
          <table:table-cell office:value-type="float" office:value="4.04521631297378" calcext:value-type="float">
            <text:p>4.0452163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182706633436141" calcext:value-type="float">
            <text:p>0.0182706633</text:p>
          </table:table-cell>
          <table:table-cell office:value-type="float" office:value="0" calcext:value-type="float">
            <text:p>0</text:p>
          </table:table-cell>
          <table:table-cell office:value-type="float" office:value="0.0000274802297583686" calcext:value-type="float">
            <text:p>2.75E-05</text:p>
          </table:table-cell>
          <table:table-cell office:value-type="float" office:value="5.33082782902889" calcext:value-type="float">
            <text:p>5.330827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182870289808938" calcext:value-type="float">
            <text:p>0.018287029</text:p>
          </table:table-cell>
          <table:table-cell office:value-type="float" office:value="0" calcext:value-type="float">
            <text:p>0</text:p>
          </table:table-cell>
          <table:table-cell office:value-type="float" office:value="0.0000282915708496782" calcext:value-type="float">
            <text:p>2.83E-05</text:p>
          </table:table-cell>
          <table:table-cell office:value-type="float" office:value="3.04550567960947" calcext:value-type="float">
            <text:p>3.04550567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193106349919573" calcext:value-type="float">
            <text:p>0.019310635</text:p>
          </table:table-cell>
          <table:table-cell office:value-type="float" office:value="0" calcext:value-type="float">
            <text:p>0</text:p>
          </table:table-cell>
          <table:table-cell office:value-type="float" office:value="0.0000338946813079241" calcext:value-type="float">
            <text:p>3.39E-05</text:p>
          </table:table-cell>
          <table:table-cell office:value-type="float" office:value="2.82330662817617" calcext:value-type="float">
            <text:p>2.8233066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205105743822414" calcext:value-type="float">
            <text:p>0.0205105744</text:p>
          </table:table-cell>
          <table:table-cell office:value-type="float" office:value="0.0217314242591335" calcext:value-type="float">
            <text:p>0.0217314243</text:p>
          </table:table-cell>
          <table:table-cell table:style-name="Default" office:value-type="float" office:value="0.000150016537148555" calcext:value-type="float">
            <text:p>0.0001500165</text:p>
          </table:table-cell>
          <table:table-cell office:value-type="float" office:value="5.95719495793663" calcext:value-type="float">
            <text:p>5.9571949579</text:p>
          </table:table-cell>
          <table:table-cell office:value-type="float" office:value="0.0475551285281226" calcext:value-type="float">
            <text:p>0.0475551285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244399235353877" calcext:value-type="float">
            <text:p>0.0244399235</text:p>
          </table:table-cell>
          <table:table-cell office:value-type="float" office:value="0" calcext:value-type="float">
            <text:p>0</text:p>
          </table:table-cell>
          <table:table-cell office:value-type="float" office:value="0.000019471080826541" calcext:value-type="float">
            <text:p>1.95E-05</text:p>
          </table:table-cell>
          <table:table-cell office:value-type="float" office:value="4.02158335672571" calcext:value-type="float">
            <text:p>4.02158335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183972882157018" calcext:value-type="float">
            <text:p>0.0183972882</text:p>
          </table:table-cell>
          <table:table-cell office:value-type="float" office:value="0" calcext:value-type="float">
            <text:p>0</text:p>
          </table:table-cell>
          <table:table-cell office:value-type="float" office:value="0.0000327670329615775" calcext:value-type="float">
            <text:p>3.28E-05</text:p>
          </table:table-cell>
          <table:table-cell office:value-type="float" office:value="3.58875910611487" calcext:value-type="float">
            <text:p>3.58875910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213393813417469" calcext:value-type="float">
            <text:p>0.0213393813</text:p>
          </table:table-cell>
          <table:table-cell office:value-type="float" office:value="0.0188446269342845" calcext:value-type="float">
            <text:p>0.0188446269</text:p>
          </table:table-cell>
          <table:table-cell table:style-name="Default" office:value-type="float" office:value="0.000132206880914612" calcext:value-type="float">
            <text:p>0.0001322069</text:p>
          </table:table-cell>
          <table:table-cell office:value-type="float" office:value="5.86003627279985" calcext:value-type="float">
            <text:p>5.8600362728</text:p>
          </table:table-cell>
          <table:table-cell office:value-type="float" office:value="0.0464170918950204" calcext:value-type="float">
            <text:p>0.0464170919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186467539350722" calcext:value-type="float">
            <text:p>0.0186467539</text:p>
          </table:table-cell>
          <table:table-cell office:value-type="float" office:value="0.0251148278097644" calcext:value-type="float">
            <text:p>0.0251148278</text:p>
          </table:table-cell>
          <table:table-cell table:style-name="Default" office:value-type="float" office:value="0.000175376141990237" calcext:value-type="float">
            <text:p>0.0001753761</text:p>
          </table:table-cell>
          <table:table-cell office:value-type="float" office:value="6.43195639233458" calcext:value-type="float">
            <text:p>6.4319563923</text:p>
          </table:table-cell>
          <table:table-cell office:value-type="float" office:value="0.0498926637377749" calcext:value-type="float">
            <text:p>0.0498926637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187045707155173" calcext:value-type="float">
            <text:p>0.0187045707</text:p>
          </table:table-cell>
          <table:table-cell office:value-type="float" office:value="0" calcext:value-type="float">
            <text:p>0</text:p>
          </table:table-cell>
          <table:table-cell office:value-type="float" office:value="0.00003225056691498" calcext:value-type="float">
            <text:p>3.23E-05</text:p>
          </table:table-cell>
          <table:table-cell office:value-type="float" office:value="5.57453062885336" calcext:value-type="float">
            <text:p>5.5745306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275937088573809" calcext:value-type="float">
            <text:p>0.0275937089</text:p>
          </table:table-cell>
          <table:table-cell office:value-type="float" office:value="0.00826088188119821" calcext:value-type="float">
            <text:p>0.0082608819</text:p>
          </table:table-cell>
          <table:table-cell office:value-type="float" office:value="0.0000534218980964354" calcext:value-type="float">
            <text:p>5.34E-05</text:p>
          </table:table-cell>
          <table:table-cell office:value-type="float" office:value="6.00136268580023" calcext:value-type="float">
            <text:p>6.0013626858</text:p>
          </table:table-cell>
          <table:table-cell office:value-type="float" office:value="0.0354513863778468" calcext:value-type="float">
            <text:p>0.0354513864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208709156335609" calcext:value-type="float">
            <text:p>0.0208709156</text:p>
          </table:table-cell>
          <table:table-cell office:value-type="float" office:value="0" calcext:value-type="float">
            <text:p>0</text:p>
          </table:table-cell>
          <table:table-cell office:value-type="float" office:value="0.0000167350412994817" calcext:value-type="float">
            <text:p>1.67E-05</text:p>
          </table:table-cell>
          <table:table-cell office:value-type="float" office:value="4.3455438697486" calcext:value-type="float">
            <text:p>4.34554386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174270117185651" calcext:value-type="float">
            <text:p>0.0174270117</text:p>
          </table:table-cell>
          <table:table-cell office:value-type="float" office:value="0.0231134565051412" calcext:value-type="float">
            <text:p>0.0231134565</text:p>
          </table:table-cell>
          <table:table-cell table:style-name="Default" office:value-type="float" office:value="0.000159554237409594" calcext:value-type="float">
            <text:p>0.0001595542</text:p>
          </table:table-cell>
          <table:table-cell office:value-type="float" office:value="6.04668437944018" calcext:value-type="float">
            <text:p>6.0466843794</text:p>
          </table:table-cell>
          <table:table-cell office:value-type="float" office:value="0.0482608108132513" calcext:value-type="float">
            <text:p>0.0482608108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177154035110907" calcext:value-type="float">
            <text:p>0.0177154035</text:p>
          </table:table-cell>
          <table:table-cell office:value-type="float" office:value="0.0239737718814725" calcext:value-type="float">
            <text:p>0.0239737719</text:p>
          </table:table-cell>
          <table:table-cell table:style-name="Default" office:value-type="float" office:value="0.000166192751201194" calcext:value-type="float">
            <text:p>0.0001661928</text:p>
          </table:table-cell>
          <table:table-cell office:value-type="float" office:value="5.96716216109887" calcext:value-type="float">
            <text:p>5.9671621611</text:p>
          </table:table-cell>
          <table:table-cell office:value-type="float" office:value="0.0487674968880574" calcext:value-type="float">
            <text:p>0.0487674969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186515595109183" calcext:value-type="float">
            <text:p>0.0186515595</text:p>
          </table:table-cell>
          <table:table-cell office:value-type="float" office:value="0" calcext:value-type="float">
            <text:p>0</text:p>
          </table:table-cell>
          <table:table-cell office:value-type="float" office:value="0.0000314698872137552" calcext:value-type="float">
            <text:p>3.15E-05</text:p>
          </table:table-cell>
          <table:table-cell office:value-type="float" office:value="4.12340396512154" calcext:value-type="float">
            <text:p>4.1234039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180699605108122" calcext:value-type="float">
            <text:p>0.0180699605</text:p>
          </table:table-cell>
          <table:table-cell office:value-type="float" office:value="0" calcext:value-type="float">
            <text:p>0</text:p>
          </table:table-cell>
          <table:table-cell office:value-type="float" office:value="0.0000269881289124425" calcext:value-type="float">
            <text:p>2.70E-05</text:p>
          </table:table-cell>
          <table:table-cell office:value-type="float" office:value="4.95391930470967" calcext:value-type="float">
            <text:p>4.9539193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17786980059358" calcext:value-type="float">
            <text:p>0.0177869801</text:p>
          </table:table-cell>
          <table:table-cell office:value-type="float" office:value="0.0240952280122064" calcext:value-type="float">
            <text:p>0.024095228</text:p>
          </table:table-cell>
          <table:table-cell table:style-name="Default" office:value-type="float" office:value="0.000167105309845666" calcext:value-type="float">
            <text:p>0.0001671053</text:p>
          </table:table-cell>
          <table:table-cell office:value-type="float" office:value="6.00822370692675" calcext:value-type="float">
            <text:p>6.0082237069</text:p>
          </table:table-cell>
          <table:table-cell office:value-type="float" office:value="0.0488600515771931" calcext:value-type="float">
            <text:p>0.0488600516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217992495034551" calcext:value-type="float">
            <text:p>0.0217992495</text:p>
          </table:table-cell>
          <table:table-cell office:value-type="float" office:value="0" calcext:value-type="float">
            <text:p>0</text:p>
          </table:table-cell>
          <table:table-cell office:value-type="float" office:value="0.0000345703230429811" calcext:value-type="float">
            <text:p>3.46E-05</text:p>
          </table:table-cell>
          <table:table-cell office:value-type="float" office:value="5.40822780863991" calcext:value-type="float">
            <text:p>5.40822780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1877718765659" calcext:value-type="float">
            <text:p>0.0187771877</text:p>
          </table:table-cell>
          <table:table-cell office:value-type="float" office:value="0" calcext:value-type="float">
            <text:p>0</text:p>
          </table:table-cell>
          <table:table-cell office:value-type="float" office:value="0.0000330376226033179" calcext:value-type="float">
            <text:p>3.30E-05</text:p>
          </table:table-cell>
          <table:table-cell office:value-type="float" office:value="5.80100131192912" calcext:value-type="float">
            <text:p>5.8010013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171351473426302" calcext:value-type="float">
            <text:p>0.0171351473</text:p>
          </table:table-cell>
          <table:table-cell office:value-type="float" office:value="0.0232058884293596" calcext:value-type="float">
            <text:p>0.0232058884</text:p>
          </table:table-cell>
          <table:table-cell table:style-name="Default" office:value-type="float" office:value="0.000159933257206098" calcext:value-type="float">
            <text:p>0.0001599333</text:p>
          </table:table-cell>
          <table:table-cell office:value-type="float" office:value="6.05154113268528" calcext:value-type="float">
            <text:p>6.0515411327</text:p>
          </table:table-cell>
          <table:table-cell office:value-type="float" office:value="0.0481529319729223" calcext:value-type="float">
            <text:p>0.048152932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23595324606141" calcext:value-type="float">
            <text:p>0.0235953246</text:p>
          </table:table-cell>
          <table:table-cell office:value-type="float" office:value="0.0145904952861626" calcext:value-type="float">
            <text:p>0.0145904953</text:p>
          </table:table-cell>
          <table:table-cell table:style-name="Default" office:value-type="float" office:value="0.000100556211340522" calcext:value-type="float">
            <text:p>0.0001005562</text:p>
          </table:table-cell>
          <table:table-cell office:value-type="float" office:value="5.91322376572631" calcext:value-type="float">
            <text:p>5.9132237657</text:p>
          </table:table-cell>
          <table:table-cell office:value-type="float" office:value="0.0431420171480498" calcext:value-type="float">
            <text:p>0.0431420171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198334886413526" calcext:value-type="float">
            <text:p>0.0198334886</text:p>
          </table:table-cell>
          <table:table-cell office:value-type="float" office:value="0" calcext:value-type="float">
            <text:p>0</text:p>
          </table:table-cell>
          <table:table-cell office:value-type="float" office:value="0.0000323714129951255" calcext:value-type="float">
            <text:p>3.24E-05</text:p>
          </table:table-cell>
          <table:table-cell office:value-type="float" office:value="4.44829144252841" calcext:value-type="float">
            <text:p>4.44829144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180626121466384" calcext:value-type="float">
            <text:p>0.0180626121</text:p>
          </table:table-cell>
          <table:table-cell office:value-type="float" office:value="0.0241301182685833" calcext:value-type="float">
            <text:p>0.0241301183</text:p>
          </table:table-cell>
          <table:table-cell table:style-name="Default" office:value-type="float" office:value="0.000171264962663721" calcext:value-type="float">
            <text:p>0.000171265</text:p>
          </table:table-cell>
          <table:table-cell office:value-type="float" office:value="6.23827662948001" calcext:value-type="float">
            <text:p>6.2382766295</text:p>
          </table:table-cell>
          <table:table-cell office:value-type="float" office:value="0.0522116317355148" calcext:value-type="float">
            <text:p>0.0522116317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298403055675216" calcext:value-type="float">
            <text:p>0.0298403056</text:p>
          </table:table-cell>
          <table:table-cell office:value-type="float" office:value="0" calcext:value-type="float">
            <text:p>0</text:p>
          </table:table-cell>
          <table:table-cell office:value-type="float" office:value="0.0000627844965702101" calcext:value-type="float">
            <text:p>6.28E-05</text:p>
          </table:table-cell>
          <table:table-cell office:value-type="float" office:value="4.11738928074806" calcext:value-type="float">
            <text:p>4.1173892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178768927623401" calcext:value-type="float">
            <text:p>0.0178768928</text:p>
          </table:table-cell>
          <table:table-cell office:value-type="float" office:value="0.0239936930780573" calcext:value-type="float">
            <text:p>0.0239936931</text:p>
          </table:table-cell>
          <table:table-cell table:style-name="Default" office:value-type="float" office:value="0.000166485927037997" calcext:value-type="float">
            <text:p>0.0001664859</text:p>
          </table:table-cell>
          <table:table-cell office:value-type="float" office:value="6.01518941291812" calcext:value-type="float">
            <text:p>6.0151894129</text:p>
          </table:table-cell>
          <table:table-cell office:value-type="float" office:value="0.0488144426954878" calcext:value-type="float">
            <text:p>0.0488144427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197843922567351" calcext:value-type="float">
            <text:p>0.0197843923</text:p>
          </table:table-cell>
          <table:table-cell office:value-type="float" office:value="0.0207122954468365" calcext:value-type="float">
            <text:p>0.0207122954</text:p>
          </table:table-cell>
          <table:table-cell table:style-name="Default" office:value-type="float" office:value="0.000142484056572737" calcext:value-type="float">
            <text:p>0.0001424841</text:p>
          </table:table-cell>
          <table:table-cell office:value-type="float" office:value="6.04978925746558" calcext:value-type="float">
            <text:p>6.0497892575</text:p>
          </table:table-cell>
          <table:table-cell office:value-type="float" office:value="0.0466320119033685" calcext:value-type="float">
            <text:p>0.0466320119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413933485208023" calcext:value-type="float">
            <text:p>0.0413933485</text:p>
          </table:table-cell>
          <table:table-cell office:value-type="float" office:value="0" calcext:value-type="float">
            <text:p>0</text:p>
          </table:table-cell>
          <table:table-cell office:value-type="float" office:value="0.0000553307364480887" calcext:value-type="float">
            <text:p>5.53E-05</text:p>
          </table:table-cell>
          <table:table-cell office:value-type="float" office:value="4.78165031364741" calcext:value-type="float">
            <text:p>4.7816503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183084897624542" calcext:value-type="float">
            <text:p>0.0183084898</text:p>
          </table:table-cell>
          <table:table-cell office:value-type="float" office:value="0.0255984598584686" calcext:value-type="float">
            <text:p>0.0255984599</text:p>
          </table:table-cell>
          <table:table-cell table:style-name="Default" office:value-type="float" office:value="0.000178545477540984" calcext:value-type="float">
            <text:p>0.0001785455</text:p>
          </table:table-cell>
          <table:table-cell office:value-type="float" office:value="5.98271162930702" calcext:value-type="float">
            <text:p>5.9827116293</text:p>
          </table:table-cell>
          <table:table-cell office:value-type="float" office:value="0.0500474437950168" calcext:value-type="float">
            <text:p>0.0500474438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403705005825722" calcext:value-type="float">
            <text:p>0.0403705006</text:p>
          </table:table-cell>
          <table:table-cell office:value-type="float" office:value="0" calcext:value-type="float">
            <text:p>0</text:p>
          </table:table-cell>
          <table:table-cell office:value-type="float" office:value="0.0000488581467886358" calcext:value-type="float">
            <text:p>4.89E-05</text:p>
          </table:table-cell>
          <table:table-cell office:value-type="float" office:value="3.33726930148864" calcext:value-type="float">
            <text:p>3.33726930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291113602944481" calcext:value-type="float">
            <text:p>0.0291113603</text:p>
          </table:table-cell>
          <table:table-cell office:value-type="float" office:value="0" calcext:value-type="float">
            <text:p>0</text:p>
          </table:table-cell>
          <table:table-cell office:value-type="float" office:value="0.0000466072668917912" calcext:value-type="float">
            <text:p>4.66E-05</text:p>
          </table:table-cell>
          <table:table-cell office:value-type="float" office:value="5.73112179645262" calcext:value-type="float">
            <text:p>5.7311217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182372206151306" calcext:value-type="float">
            <text:p>0.0182372206</text:p>
          </table:table-cell>
          <table:table-cell office:value-type="float" office:value="0.0262351693983292" calcext:value-type="float">
            <text:p>0.0262351694</text:p>
          </table:table-cell>
          <table:table-cell table:style-name="Default" office:value-type="float" office:value="0.000183369078503797" calcext:value-type="float">
            <text:p>0.0001833691</text:p>
          </table:table-cell>
          <table:table-cell office:value-type="float" office:value="6.00964968976668" calcext:value-type="float">
            <text:p>6.0096496898</text:p>
          </table:table-cell>
          <table:table-cell office:value-type="float" office:value="0.0506189035166235" calcext:value-type="float">
            <text:p>0.0506189035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183489429462415" calcext:value-type="float">
            <text:p>0.0183489429</text:p>
          </table:table-cell>
          <table:table-cell office:value-type="float" office:value="0.0252403693842038" calcext:value-type="float">
            <text:p>0.0252403694</text:p>
          </table:table-cell>
          <table:table-cell table:style-name="Default" office:value-type="float" office:value="0.000176237557782093" calcext:value-type="float">
            <text:p>0.0001762376</text:p>
          </table:table-cell>
          <table:table-cell office:value-type="float" office:value="5.97682995852769" calcext:value-type="float">
            <text:p>5.9768299585</text:p>
          </table:table-cell>
          <table:table-cell office:value-type="float" office:value="0.0501535217025551" calcext:value-type="float">
            <text:p>0.0501535217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176919949346993" calcext:value-type="float">
            <text:p>0.0176919949</text:p>
          </table:table-cell>
          <table:table-cell office:value-type="float" office:value="0.0215111327864188" calcext:value-type="float">
            <text:p>0.0215111328</text:p>
          </table:table-cell>
          <table:table-cell table:style-name="Default" office:value-type="float" office:value="0.000144824910284473" calcext:value-type="float">
            <text:p>0.0001448249</text:p>
          </table:table-cell>
          <table:table-cell office:value-type="float" office:value="6.08427618575779" calcext:value-type="float">
            <text:p>6.0842761858</text:p>
          </table:table-cell>
          <table:table-cell office:value-type="float" office:value="0.0475062512994537" calcext:value-type="float">
            <text:p>0.0475062513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48628877536091" calcext:value-type="float">
            <text:p>0.0486288775</text:p>
          </table:table-cell>
          <table:table-cell office:value-type="float" office:value="0" calcext:value-type="float">
            <text:p>0</text:p>
          </table:table-cell>
          <table:table-cell office:value-type="float" office:value="0.0000705985299292328" calcext:value-type="float">
            <text:p>7.06E-05</text:p>
          </table:table-cell>
          <table:table-cell office:value-type="float" office:value="3.4709867115667" calcext:value-type="float">
            <text:p>3.4709867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177512848931492" calcext:value-type="float">
            <text:p>0.0177512849</text:p>
          </table:table-cell>
          <table:table-cell office:value-type="float" office:value="0.0238481204712398" calcext:value-type="float">
            <text:p>0.0238481205</text:p>
          </table:table-cell>
          <table:table-cell table:style-name="Default" office:value-type="float" office:value="0.000165613250285051" calcext:value-type="float">
            <text:p>0.0001656133</text:p>
          </table:table-cell>
          <table:table-cell office:value-type="float" office:value="5.75939419908836" calcext:value-type="float">
            <text:p>5.7593941991</text:p>
          </table:table-cell>
          <table:table-cell office:value-type="float" office:value="0.0490255020462299" calcext:value-type="float">
            <text:p>0.049025502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172235902690061" calcext:value-type="float">
            <text:p>0.0172235903</text:p>
          </table:table-cell>
          <table:table-cell office:value-type="float" office:value="0.0233432979423223" calcext:value-type="float">
            <text:p>0.0233432979</text:p>
          </table:table-cell>
          <table:table-cell table:style-name="Default" office:value-type="float" office:value="0.00016130600780891" calcext:value-type="float">
            <text:p>0.000161306</text:p>
          </table:table-cell>
          <table:table-cell office:value-type="float" office:value="4.84409312236602" calcext:value-type="float">
            <text:p>4.8440931224</text:p>
          </table:table-cell>
          <table:table-cell office:value-type="float" office:value="0.0484009918616502" calcext:value-type="float">
            <text:p>0.0484009919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190327873062851" calcext:value-type="float">
            <text:p>0.0190327873</text:p>
          </table:table-cell>
          <table:table-cell office:value-type="float" office:value="0.0259794119492099" calcext:value-type="float">
            <text:p>0.0259794119</text:p>
          </table:table-cell>
          <table:table-cell table:style-name="Default" office:value-type="float" office:value="0.000181731258779829" calcext:value-type="float">
            <text:p>0.0001817313</text:p>
          </table:table-cell>
          <table:table-cell office:value-type="float" office:value="3.88847321308073" calcext:value-type="float">
            <text:p>3.8884732131</text:p>
          </table:table-cell>
          <table:table-cell office:value-type="float" office:value="0.0506665300085044" calcext:value-type="float">
            <text:p>0.05066653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185978043224741" calcext:value-type="float">
            <text:p>0.0185978043</text:p>
          </table:table-cell>
          <table:table-cell office:value-type="float" office:value="0" calcext:value-type="float">
            <text:p>0</text:p>
          </table:table-cell>
          <table:table-cell office:value-type="float" office:value="0.0000329281891457884" calcext:value-type="float">
            <text:p>3.29E-05</text:p>
          </table:table-cell>
          <table:table-cell office:value-type="float" office:value="5.75702584764838" calcext:value-type="float">
            <text:p>5.7570258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227274376265716" calcext:value-type="float">
            <text:p>0.0227274376</text:p>
          </table:table-cell>
          <table:table-cell office:value-type="float" office:value="0" calcext:value-type="float">
            <text:p>0</text:p>
          </table:table-cell>
          <table:table-cell office:value-type="float" office:value="0.0000330274793696752" calcext:value-type="float">
            <text:p>3.30E-05</text:p>
          </table:table-cell>
          <table:table-cell office:value-type="float" office:value="2.66584325829819" calcext:value-type="float">
            <text:p>2.66584325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179727784120797" calcext:value-type="float">
            <text:p>0.0179727784</text:p>
          </table:table-cell>
          <table:table-cell office:value-type="float" office:value="0.0244420870807331" calcext:value-type="float">
            <text:p>0.0244420871</text:p>
          </table:table-cell>
          <table:table-cell table:style-name="Default" office:value-type="float" office:value="0.0001697183021173" calcext:value-type="float">
            <text:p>0.0001697183</text:p>
          </table:table-cell>
          <table:table-cell office:value-type="float" office:value="5.95411886510126" calcext:value-type="float">
            <text:p>5.9541188651</text:p>
          </table:table-cell>
          <table:table-cell office:value-type="float" office:value="0.0492346795174422" calcext:value-type="float">
            <text:p>0.0492346795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181250946173757" calcext:value-type="float">
            <text:p>0.0181250946</text:p>
          </table:table-cell>
          <table:table-cell office:value-type="float" office:value="0" calcext:value-type="float">
            <text:p>0</text:p>
          </table:table-cell>
          <table:table-cell office:value-type="float" office:value="0.0000337726583279343" calcext:value-type="float">
            <text:p>3.38E-05</text:p>
          </table:table-cell>
          <table:table-cell office:value-type="float" office:value="4.59353704499709" calcext:value-type="float">
            <text:p>4.593537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180922865627424" calcext:value-type="float">
            <text:p>0.0180922866</text:p>
          </table:table-cell>
          <table:table-cell office:value-type="float" office:value="0.0246873636557951" calcext:value-type="float">
            <text:p>0.0246873637</text:p>
          </table:table-cell>
          <table:table-cell table:style-name="Default" office:value-type="float" office:value="0.000171342961192812" calcext:value-type="float">
            <text:p>0.000171343</text:p>
          </table:table-cell>
          <table:table-cell office:value-type="float" office:value="5.98338298660854" calcext:value-type="float">
            <text:p>5.9833829866</text:p>
          </table:table-cell>
          <table:table-cell office:value-type="float" office:value="0.0492572581844133" calcext:value-type="float">
            <text:p>0.0492572582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187206874634567" calcext:value-type="float">
            <text:p>0.0187206875</text:p>
          </table:table-cell>
          <table:table-cell office:value-type="float" office:value="0" calcext:value-type="float">
            <text:p>0</text:p>
          </table:table-cell>
          <table:table-cell office:value-type="float" office:value="0.000031817387407528" calcext:value-type="float">
            <text:p>3.18E-05</text:p>
          </table:table-cell>
          <table:table-cell office:value-type="float" office:value="4.91900380092329" calcext:value-type="float">
            <text:p>4.91900380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185106409773824" calcext:value-type="float">
            <text:p>0.018510641</text:p>
          </table:table-cell>
          <table:table-cell office:value-type="float" office:value="0" calcext:value-type="float">
            <text:p>0</text:p>
          </table:table-cell>
          <table:table-cell office:value-type="float" office:value="0.0000313024934343649" calcext:value-type="float">
            <text:p>3.13E-05</text:p>
          </table:table-cell>
          <table:table-cell office:value-type="float" office:value="2.69713388705029" calcext:value-type="float">
            <text:p>2.6971338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182800085949568" calcext:value-type="float">
            <text:p>0.0182800086</text:p>
          </table:table-cell>
          <table:table-cell office:value-type="float" office:value="0" calcext:value-type="float">
            <text:p>0</text:p>
          </table:table-cell>
          <table:table-cell office:value-type="float" office:value="0.0000274723652562221" calcext:value-type="float">
            <text:p>2.75E-05</text:p>
          </table:table-cell>
          <table:table-cell office:value-type="float" office:value="5.46900280042017" calcext:value-type="float">
            <text:p>5.4690028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186775784121432" calcext:value-type="float">
            <text:p>0.0186775784</text:p>
          </table:table-cell>
          <table:table-cell office:value-type="float" office:value="0" calcext:value-type="float">
            <text:p>0</text:p>
          </table:table-cell>
          <table:table-cell office:value-type="float" office:value="0.0000308223113606275" calcext:value-type="float">
            <text:p>3.08E-05</text:p>
          </table:table-cell>
          <table:table-cell office:value-type="float" office:value="4.7777574225914" calcext:value-type="float">
            <text:p>4.77775742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173272176461518" calcext:value-type="float">
            <text:p>0.0173272176</text:p>
          </table:table-cell>
          <table:table-cell office:value-type="float" office:value="0.0233147821762712" calcext:value-type="float">
            <text:p>0.0233147822</text:p>
          </table:table-cell>
          <table:table-cell table:style-name="Default" office:value-type="float" office:value="0.000160818083920339" calcext:value-type="float">
            <text:p>0.0001608181</text:p>
          </table:table-cell>
          <table:table-cell office:value-type="float" office:value="6.11024987551368" calcext:value-type="float">
            <text:p>6.1102498755</text:p>
          </table:table-cell>
          <table:table-cell office:value-type="float" office:value="0.0482384256451323" calcext:value-type="float">
            <text:p>0.0482384256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181132526337635" calcext:value-type="float">
            <text:p>0.0181132526</text:p>
          </table:table-cell>
          <table:table-cell office:value-type="float" office:value="0.0247684597861443" calcext:value-type="float">
            <text:p>0.0247684598</text:p>
          </table:table-cell>
          <table:table-cell table:style-name="Default" office:value-type="float" office:value="0.0001719687439212" calcext:value-type="float">
            <text:p>0.0001719687</text:p>
          </table:table-cell>
          <table:table-cell office:value-type="float" office:value="6.00771545106997" calcext:value-type="float">
            <text:p>6.0077154511</text:p>
          </table:table-cell>
          <table:table-cell office:value-type="float" office:value="0.0493073465186481" calcext:value-type="float">
            <text:p>0.0493073465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198587902718806" calcext:value-type="float">
            <text:p>0.0198587903</text:p>
          </table:table-cell>
          <table:table-cell office:value-type="float" office:value="0.0202748133153699" calcext:value-type="float">
            <text:p>0.0202748133</text:p>
          </table:table-cell>
          <table:table-cell table:style-name="Default" office:value-type="float" office:value="0.00013970727984419" calcext:value-type="float">
            <text:p>0.0001397073</text:p>
          </table:table-cell>
          <table:table-cell office:value-type="float" office:value="4.61398332577519" calcext:value-type="float">
            <text:p>4.6139833258</text:p>
          </table:table-cell>
          <table:table-cell office:value-type="float" office:value="0.0461693322088047" calcext:value-type="float">
            <text:p>0.0461693322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181842870333499" calcext:value-type="float">
            <text:p>0.018184287</text:p>
          </table:table-cell>
          <table:table-cell office:value-type="float" office:value="0.025007584643251" calcext:value-type="float">
            <text:p>0.0250075846</text:p>
          </table:table-cell>
          <table:table-cell table:style-name="Default" office:value-type="float" office:value="0.000174551679448808" calcext:value-type="float">
            <text:p>0.0001745517</text:p>
          </table:table-cell>
          <table:table-cell office:value-type="float" office:value="5.93604208436162" calcext:value-type="float">
            <text:p>5.9360420844</text:p>
          </table:table-cell>
          <table:table-cell office:value-type="float" office:value="0.0498094292118365" calcext:value-type="float">
            <text:p>0.0498094292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351142566305425" calcext:value-type="float">
            <text:p>0.0351142566</text:p>
          </table:table-cell>
          <table:table-cell office:value-type="float" office:value="0.0276687836946206" calcext:value-type="float">
            <text:p>0.0276687837</text:p>
          </table:table-cell>
          <table:table-cell table:style-name="Default" office:value-type="float" office:value="0.000207209975861469" calcext:value-type="float">
            <text:p>0.00020721</text:p>
          </table:table-cell>
          <table:table-cell office:value-type="float" office:value="6.42594191741307" calcext:value-type="float">
            <text:p>6.4259419174</text:p>
          </table:table-cell>
          <table:table-cell office:value-type="float" office:value="0.0517637354713053" calcext:value-type="float">
            <text:p>0.0517637355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184226612846099" calcext:value-type="float">
            <text:p>0.0184226613</text:p>
          </table:table-cell>
          <table:table-cell office:value-type="float" office:value="0" calcext:value-type="float">
            <text:p>0</text:p>
          </table:table-cell>
          <table:table-cell office:value-type="float" office:value="0.0000309229319720594" calcext:value-type="float">
            <text:p>3.09E-05</text:p>
          </table:table-cell>
          <table:table-cell office:value-type="float" office:value="1.0752093087729" calcext:value-type="float">
            <text:p>1.0752093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185934059573684" calcext:value-type="float">
            <text:p>0.018593406</text:p>
          </table:table-cell>
          <table:table-cell office:value-type="float" office:value="0" calcext:value-type="float">
            <text:p>0</text:p>
          </table:table-cell>
          <table:table-cell office:value-type="float" office:value="0.000033655324314706" calcext:value-type="float">
            <text:p>3.37E-05</text:p>
          </table:table-cell>
          <table:table-cell office:value-type="float" office:value="5.71159846181656" calcext:value-type="float">
            <text:p>5.7115984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17277289393193" calcext:value-type="float">
            <text:p>0.0172772894</text:p>
          </table:table-cell>
          <table:table-cell office:value-type="float" office:value="0.0233419752366975" calcext:value-type="float">
            <text:p>0.0233419752</text:p>
          </table:table-cell>
          <table:table-cell table:style-name="Default" office:value-type="float" office:value="0.00016098803141672" calcext:value-type="float">
            <text:p>0.000160988</text:p>
          </table:table-cell>
          <table:table-cell office:value-type="float" office:value="5.87874140526434" calcext:value-type="float">
            <text:p>5.8787414053</text:p>
          </table:table-cell>
          <table:table-cell office:value-type="float" office:value="0.048141827659035" calcext:value-type="float">
            <text:p>0.0481418277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177597156275005" calcext:value-type="float">
            <text:p>0.0177597156</text:p>
          </table:table-cell>
          <table:table-cell office:value-type="float" office:value="0" calcext:value-type="float">
            <text:p>0</text:p>
          </table:table-cell>
          <table:table-cell office:value-type="float" office:value="0.0000348760217361025" calcext:value-type="float">
            <text:p>3.49E-05</text:p>
          </table:table-cell>
          <table:table-cell office:value-type="float" office:value="3.20103138860238" calcext:value-type="float">
            <text:p>3.20103138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181147393447487" calcext:value-type="float">
            <text:p>0.0181147393</text:p>
          </table:table-cell>
          <table:table-cell office:value-type="float" office:value="0.0249086102558277" calcext:value-type="float">
            <text:p>0.0249086103</text:p>
          </table:table-cell>
          <table:table-cell table:style-name="Default" office:value-type="float" office:value="0.000172757619318104" calcext:value-type="float">
            <text:p>0.0001727576</text:p>
          </table:table-cell>
          <table:table-cell office:value-type="float" office:value="5.99281207514355" calcext:value-type="float">
            <text:p>5.9928120751</text:p>
          </table:table-cell>
          <table:table-cell office:value-type="float" office:value="0.0494271122051184" calcext:value-type="float">
            <text:p>0.0494271122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171625417043101" calcext:value-type="float">
            <text:p>0.0171625417</text:p>
          </table:table-cell>
          <table:table-cell office:value-type="float" office:value="0.0218774232335671" calcext:value-type="float">
            <text:p>0.0218774232</text:p>
          </table:table-cell>
          <table:table-cell table:style-name="Default" office:value-type="float" office:value="0.000147974104460456" calcext:value-type="float">
            <text:p>0.0001479741</text:p>
          </table:table-cell>
          <table:table-cell office:value-type="float" office:value="5.87637429778071" calcext:value-type="float">
            <text:p>5.8763742978</text:p>
          </table:table-cell>
          <table:table-cell office:value-type="float" office:value="0.0471914050994384" calcext:value-type="float">
            <text:p>0.0471914051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181372564461435" calcext:value-type="float">
            <text:p>0.0181372564</text:p>
          </table:table-cell>
          <table:table-cell office:value-type="float" office:value="0.0246590379919896" calcext:value-type="float">
            <text:p>0.024659038</text:p>
          </table:table-cell>
          <table:table-cell table:style-name="Default" office:value-type="float" office:value="0.000171423939391442" calcext:value-type="float">
            <text:p>0.0001714239</text:p>
          </table:table-cell>
          <table:table-cell office:value-type="float" office:value="6.01399071836072" calcext:value-type="float">
            <text:p>6.0139907184</text:p>
          </table:table-cell>
          <table:table-cell office:value-type="float" office:value="0.0493191564170581" calcext:value-type="float">
            <text:p>0.0493191564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186433869870367" calcext:value-type="float">
            <text:p>0.018643387</text:p>
          </table:table-cell>
          <table:table-cell office:value-type="float" office:value="0" calcext:value-type="float">
            <text:p>0</text:p>
          </table:table-cell>
          <table:table-cell office:value-type="float" office:value="0.0000363407680743338" calcext:value-type="float">
            <text:p>3.63E-05</text:p>
          </table:table-cell>
          <table:table-cell office:value-type="float" office:value="5.49144844499729" calcext:value-type="float">
            <text:p>5.491448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240678565579102" calcext:value-type="float">
            <text:p>0.0240678566</text:p>
          </table:table-cell>
          <table:table-cell office:value-type="float" office:value="0.0144353450157988" calcext:value-type="float">
            <text:p>0.014435345</text:p>
          </table:table-cell>
          <table:table-cell office:value-type="float" office:value="0.0000990503918390715" calcext:value-type="float">
            <text:p>9.91E-05</text:p>
          </table:table-cell>
          <table:table-cell office:value-type="float" office:value="6.60177676460696" calcext:value-type="float">
            <text:p>6.6017767646</text:p>
          </table:table-cell>
          <table:table-cell office:value-type="float" office:value="0.0423112549261537" calcext:value-type="float">
            <text:p>0.0423112549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172489071552498" calcext:value-type="float">
            <text:p>0.0172489072</text:p>
          </table:table-cell>
          <table:table-cell office:value-type="float" office:value="0.0231131337990068" calcext:value-type="float">
            <text:p>0.0231131338</text:p>
          </table:table-cell>
          <table:table-cell table:style-name="Default" office:value-type="float" office:value="0.000159162806813461" calcext:value-type="float">
            <text:p>0.0001591628</text:p>
          </table:table-cell>
          <table:table-cell office:value-type="float" office:value="6.09997703158516" calcext:value-type="float">
            <text:p>6.0999770316</text:p>
          </table:table-cell>
          <table:table-cell office:value-type="float" office:value="0.0479996604150039" calcext:value-type="float">
            <text:p>0.0479996604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182855910331509" calcext:value-type="float">
            <text:p>0.018285591</text:p>
          </table:table-cell>
          <table:table-cell office:value-type="float" office:value="0.0256235335697449" calcext:value-type="float">
            <text:p>0.0256235336</text:p>
          </table:table-cell>
          <table:table-cell table:style-name="Default" office:value-type="float" office:value="0.000178686780400056" calcext:value-type="float">
            <text:p>0.0001786868</text:p>
          </table:table-cell>
          <table:table-cell office:value-type="float" office:value="5.90822260584362" calcext:value-type="float">
            <text:p>5.9082226058</text:p>
          </table:table-cell>
          <table:table-cell office:value-type="float" office:value="0.0500445652972335" calcext:value-type="float">
            <text:p>0.0500445653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187357002021087" calcext:value-type="float">
            <text:p>0.0187357002</text:p>
          </table:table-cell>
          <table:table-cell office:value-type="float" office:value="0.01212543237545" calcext:value-type="float">
            <text:p>0.0121254324</text:p>
          </table:table-cell>
          <table:table-cell office:value-type="float" office:value="0.0000917458342298551" calcext:value-type="float">
            <text:p>9.17E-05</text:p>
          </table:table-cell>
          <table:table-cell office:value-type="float" office:value="6.18854432492778" calcext:value-type="float">
            <text:p>6.1885443249</text:p>
          </table:table-cell>
          <table:table-cell office:value-type="float" office:value="0.0215884183446503" calcext:value-type="float">
            <text:p>0.0215884183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188706735681985" calcext:value-type="float">
            <text:p>0.0188706736</text:p>
          </table:table-cell>
          <table:table-cell table:style-name="ce2" office:value-type="float" office:value="0.000000185478289403881" calcext:value-type="float">
            <text:p>1.85E-07</text:p>
          </table:table-cell>
          <table:table-cell office:value-type="float" office:value="0.0000317344766788443" calcext:value-type="float">
            <text:p>3.17E-05</text:p>
          </table:table-cell>
          <table:table-cell office:value-type="float" office:value="5.79659632955929" calcext:value-type="float">
            <text:p>5.7965963296</text:p>
          </table:table-cell>
          <table:table-cell table:style-name="ce2" office:value-type="float" office:value="0.0000264753624201939" calcext:value-type="float">
            <text:p>2.65E-05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187129363103041" calcext:value-type="float">
            <text:p>0.0187129363</text:p>
          </table:table-cell>
          <table:table-cell office:value-type="float" office:value="0.00357303690536247" calcext:value-type="float">
            <text:p>0.0035730369</text:p>
          </table:table-cell>
          <table:table-cell office:value-type="float" office:value="0.0000301612495673913" calcext:value-type="float">
            <text:p>3.02E-05</text:p>
          </table:table-cell>
          <table:table-cell office:value-type="float" office:value="6.09137150374731" calcext:value-type="float">
            <text:p>6.0913715037</text:p>
          </table:table-cell>
          <table:table-cell office:value-type="float" office:value="0.0159065954040021" calcext:value-type="float">
            <text:p>0.0159065954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185376241814572" calcext:value-type="float">
            <text:p>0.0185376242</text:p>
          </table:table-cell>
          <table:table-cell office:value-type="float" office:value="0" calcext:value-type="float">
            <text:p>0</text:p>
          </table:table-cell>
          <table:table-cell office:value-type="float" office:value="0.0000325112761334738" calcext:value-type="float">
            <text:p>3.25E-05</text:p>
          </table:table-cell>
          <table:table-cell office:value-type="float" office:value="4.50542350439328" calcext:value-type="float">
            <text:p>4.5054235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184289610105689" calcext:value-type="float">
            <text:p>0.018428961</text:p>
          </table:table-cell>
          <table:table-cell office:value-type="float" office:value="0" calcext:value-type="float">
            <text:p>0</text:p>
          </table:table-cell>
          <table:table-cell office:value-type="float" office:value="0.0000301555610631068" calcext:value-type="float">
            <text:p>3.02E-05</text:p>
          </table:table-cell>
          <table:table-cell office:value-type="float" office:value="3.67545057396664" calcext:value-type="float">
            <text:p>3.675450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185710025219788" calcext:value-type="float">
            <text:p>0.0185710025</text:p>
          </table:table-cell>
          <table:table-cell office:value-type="float" office:value="0" calcext:value-type="float">
            <text:p>0</text:p>
          </table:table-cell>
          <table:table-cell office:value-type="float" office:value="0.0000301545830328449" calcext:value-type="float">
            <text:p>3.02E-05</text:p>
          </table:table-cell>
          <table:table-cell office:value-type="float" office:value="5.62069829984701" calcext:value-type="float">
            <text:p>5.6206982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179078464101694" calcext:value-type="float">
            <text:p>0.0179078464</text:p>
          </table:table-cell>
          <table:table-cell office:value-type="float" office:value="0" calcext:value-type="float">
            <text:p>0</text:p>
          </table:table-cell>
          <table:table-cell office:value-type="float" office:value="0.0000260217084498047" calcext:value-type="float">
            <text:p>2.60E-05</text:p>
          </table:table-cell>
          <table:table-cell office:value-type="float" office:value="5.7042422070736" calcext:value-type="float">
            <text:p>5.70424220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185641960042798" calcext:value-type="float">
            <text:p>0.018564196</text:p>
          </table:table-cell>
          <table:table-cell office:value-type="float" office:value="0" calcext:value-type="float">
            <text:p>0</text:p>
          </table:table-cell>
          <table:table-cell office:value-type="float" office:value="0.0000285181651829954" calcext:value-type="float">
            <text:p>2.85E-05</text:p>
          </table:table-cell>
          <table:table-cell office:value-type="float" office:value="5.76374907255957" calcext:value-type="float">
            <text:p>5.76374907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184258568110887" calcext:value-type="float">
            <text:p>0.0184258568</text:p>
          </table:table-cell>
          <table:table-cell office:value-type="float" office:value="0" calcext:value-type="float">
            <text:p>0</text:p>
          </table:table-cell>
          <table:table-cell office:value-type="float" office:value="0.0000322336701820058" calcext:value-type="float">
            <text:p>3.22E-05</text:p>
          </table:table-cell>
          <table:table-cell office:value-type="float" office:value="1.77305115624441" calcext:value-type="float">
            <text:p>1.77305115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18414840126903" calcext:value-type="float">
            <text:p>0.0184148401</text:p>
          </table:table-cell>
          <table:table-cell office:value-type="float" office:value="0" calcext:value-type="float">
            <text:p>0</text:p>
          </table:table-cell>
          <table:table-cell office:value-type="float" office:value="0.0000307264102513506" calcext:value-type="float">
            <text:p>3.07E-05</text:p>
          </table:table-cell>
          <table:table-cell office:value-type="float" office:value="2.05969619975126" calcext:value-type="float">
            <text:p>2.0596961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186644789039734" calcext:value-type="float">
            <text:p>0.0186644789</text:p>
          </table:table-cell>
          <table:table-cell office:value-type="float" office:value="0.00776790794615563" calcext:value-type="float">
            <text:p>0.0077679079</text:p>
          </table:table-cell>
          <table:table-cell office:value-type="float" office:value="0.0000450865194632582" calcext:value-type="float">
            <text:p>4.51E-05</text:p>
          </table:table-cell>
          <table:table-cell office:value-type="float" office:value="5.21979726191957" calcext:value-type="float">
            <text:p>5.2197972619</text:p>
          </table:table-cell>
          <table:table-cell office:value-type="float" office:value="0.0249726745138109" calcext:value-type="float">
            <text:p>0.0249726745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264983675278665" calcext:value-type="float">
            <text:p>0.0264983675</text:p>
          </table:table-cell>
          <table:table-cell office:value-type="float" office:value="0.00805082052264972" calcext:value-type="float">
            <text:p>0.0080508205</text:p>
          </table:table-cell>
          <table:table-cell office:value-type="float" office:value="0.0000604854116216802" calcext:value-type="float">
            <text:p>6.05E-05</text:p>
          </table:table-cell>
          <table:table-cell office:value-type="float" office:value="5.70599295517124" calcext:value-type="float">
            <text:p>5.7059929552</text:p>
          </table:table-cell>
          <table:table-cell office:value-type="float" office:value="0.0379496070349328" calcext:value-type="float">
            <text:p>0.037949607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201259444613271" calcext:value-type="float">
            <text:p>0.0201259445</text:p>
          </table:table-cell>
          <table:table-cell office:value-type="float" office:value="0.0115709034289359" calcext:value-type="float">
            <text:p>0.0115709034</text:p>
          </table:table-cell>
          <table:table-cell office:value-type="float" office:value="0.0000861098702671151" calcext:value-type="float">
            <text:p>8.61E-05</text:p>
          </table:table-cell>
          <table:table-cell office:value-type="float" office:value="6.92321004283418" calcext:value-type="float">
            <text:p>6.9232100428</text:p>
          </table:table-cell>
          <table:table-cell office:value-type="float" office:value="0.0200803493666445" calcext:value-type="float">
            <text:p>0.0200803494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183893788558035" calcext:value-type="float">
            <text:p>0.0183893789</text:p>
          </table:table-cell>
          <table:table-cell office:value-type="float" office:value="0" calcext:value-type="float">
            <text:p>0</text:p>
          </table:table-cell>
          <table:table-cell office:value-type="float" office:value="0.0000331908383322851" calcext:value-type="float">
            <text:p>3.32E-05</text:p>
          </table:table-cell>
          <table:table-cell office:value-type="float" office:value="3.37511576328928" calcext:value-type="float">
            <text:p>3.37511576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185804911482021" calcext:value-type="float">
            <text:p>0.0185804911</text:p>
          </table:table-cell>
          <table:table-cell office:value-type="float" office:value="0" calcext:value-type="float">
            <text:p>0</text:p>
          </table:table-cell>
          <table:table-cell office:value-type="float" office:value="0.0000322338947245635" calcext:value-type="float">
            <text:p>3.22E-05</text:p>
          </table:table-cell>
          <table:table-cell office:value-type="float" office:value="4.4365468296871" calcext:value-type="float">
            <text:p>4.43654682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266320203166763" calcext:value-type="float">
            <text:p>0.0266320203</text:p>
          </table:table-cell>
          <table:table-cell office:value-type="float" office:value="0" calcext:value-type="float">
            <text:p>0</text:p>
          </table:table-cell>
          <table:table-cell office:value-type="float" office:value="0.0000199711543600466" calcext:value-type="float">
            <text:p>2.00E-05</text:p>
          </table:table-cell>
          <table:table-cell office:value-type="float" office:value="4.94838554502243" calcext:value-type="float">
            <text:p>4.9483855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183788218108083" calcext:value-type="float">
            <text:p>0.0183788218</text:p>
          </table:table-cell>
          <table:table-cell office:value-type="float" office:value="0" calcext:value-type="float">
            <text:p>0</text:p>
          </table:table-cell>
          <table:table-cell office:value-type="float" office:value="0.0000279178837865804" calcext:value-type="float">
            <text:p>2.79E-05</text:p>
          </table:table-cell>
          <table:table-cell office:value-type="float" office:value="5.18605701381966" calcext:value-type="float">
            <text:p>5.1860570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184369165461666" calcext:value-type="float">
            <text:p>0.0184369165</text:p>
          </table:table-cell>
          <table:table-cell office:value-type="float" office:value="0" calcext:value-type="float">
            <text:p>0</text:p>
          </table:table-cell>
          <table:table-cell office:value-type="float" office:value="0.0000329058460390507" calcext:value-type="float">
            <text:p>3.29E-05</text:p>
          </table:table-cell>
          <table:table-cell office:value-type="float" office:value="4.34457415043176" calcext:value-type="float">
            <text:p>4.3445741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187969605034402" calcext:value-type="float">
            <text:p>0.0187969605</text:p>
          </table:table-cell>
          <table:table-cell office:value-type="float" office:value="0" calcext:value-type="float">
            <text:p>0</text:p>
          </table:table-cell>
          <table:table-cell office:value-type="float" office:value="0.0000319966827821764" calcext:value-type="float">
            <text:p>3.20E-05</text:p>
          </table:table-cell>
          <table:table-cell office:value-type="float" office:value="5.62302018919818" calcext:value-type="float">
            <text:p>5.62302018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191096590186688" calcext:value-type="float">
            <text:p>0.019109659</text:p>
          </table:table-cell>
          <table:table-cell office:value-type="float" office:value="0" calcext:value-type="float">
            <text:p>0</text:p>
          </table:table-cell>
          <table:table-cell office:value-type="float" office:value="0.000032154884240545" calcext:value-type="float">
            <text:p>3.22E-05</text:p>
          </table:table-cell>
          <table:table-cell office:value-type="float" office:value="5.68516159446257" calcext:value-type="float">
            <text:p>5.68516159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177635225090708" calcext:value-type="float">
            <text:p>0.0177635225</text:p>
          </table:table-cell>
          <table:table-cell office:value-type="float" office:value="0" calcext:value-type="float">
            <text:p>0</text:p>
          </table:table-cell>
          <table:table-cell office:value-type="float" office:value="0.0000254883396974038" calcext:value-type="float">
            <text:p>2.55E-05</text:p>
          </table:table-cell>
          <table:table-cell office:value-type="float" office:value="4.63123002107625" calcext:value-type="float">
            <text:p>4.63123002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19930526792177" calcext:value-type="float">
            <text:p>0.0199305268</text:p>
          </table:table-cell>
          <table:table-cell office:value-type="float" office:value="0.00624610559033177" calcext:value-type="float">
            <text:p>0.0062461056</text:p>
          </table:table-cell>
          <table:table-cell office:value-type="float" office:value="0.0000320528123065697" calcext:value-type="float">
            <text:p>3.21E-05</text:p>
          </table:table-cell>
          <table:table-cell office:value-type="float" office:value="6.76409157271606" calcext:value-type="float">
            <text:p>6.7640915727</text:p>
          </table:table-cell>
          <table:table-cell office:value-type="float" office:value="0.0209864311398591" calcext:value-type="float">
            <text:p>0.0209864311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186958710873932" calcext:value-type="float">
            <text:p>0.0186958711</text:p>
          </table:table-cell>
          <table:table-cell office:value-type="float" office:value="0.00226794584232682" calcext:value-type="float">
            <text:p>0.0022679458</text:p>
          </table:table-cell>
          <table:table-cell office:value-type="float" office:value="0.0000306671779078392" calcext:value-type="float">
            <text:p>3.07E-05</text:p>
          </table:table-cell>
          <table:table-cell office:value-type="float" office:value="6.377712348452" calcext:value-type="float">
            <text:p>6.3777123485</text:p>
          </table:table-cell>
          <table:table-cell office:value-type="float" office:value="0.0160272219844067" calcext:value-type="float">
            <text:p>0.016027222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187470559114454" calcext:value-type="float">
            <text:p>0.0187470559</text:p>
          </table:table-cell>
          <table:table-cell office:value-type="float" office:value="0" calcext:value-type="float">
            <text:p>0</text:p>
          </table:table-cell>
          <table:table-cell office:value-type="float" office:value="0.0000311234714318426" calcext:value-type="float">
            <text:p>3.11E-05</text:p>
          </table:table-cell>
          <table:table-cell office:value-type="float" office:value="5.73809091414322" calcext:value-type="float">
            <text:p>5.7380909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305910003491046" calcext:value-type="float">
            <text:p>0.0305910003</text:p>
          </table:table-cell>
          <table:table-cell office:value-type="float" office:value="0.00819200853888655" calcext:value-type="float">
            <text:p>0.0081920085</text:p>
          </table:table-cell>
          <table:table-cell office:value-type="float" office:value="0.0000533515504486343" calcext:value-type="float">
            <text:p>5.34E-05</text:p>
          </table:table-cell>
          <table:table-cell office:value-type="float" office:value="7.46596906532569" calcext:value-type="float">
            <text:p>7.4659690653</text:p>
          </table:table-cell>
          <table:table-cell office:value-type="float" office:value="0.0334209642533322" calcext:value-type="float">
            <text:p>0.0334209643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188165512650034" calcext:value-type="float">
            <text:p>0.0188165513</text:p>
          </table:table-cell>
          <table:table-cell office:value-type="float" office:value="0" calcext:value-type="float">
            <text:p>0</text:p>
          </table:table-cell>
          <table:table-cell office:value-type="float" office:value="0.0000319040660591836" calcext:value-type="float">
            <text:p>3.19E-05</text:p>
          </table:table-cell>
          <table:table-cell office:value-type="float" office:value="5.48156821124875" calcext:value-type="float">
            <text:p>5.481568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183602560492926" calcext:value-type="float">
            <text:p>0.018360256</text:p>
          </table:table-cell>
          <table:table-cell office:value-type="float" office:value="0" calcext:value-type="float">
            <text:p>0</text:p>
          </table:table-cell>
          <table:table-cell office:value-type="float" office:value="0.0000328991024283047" calcext:value-type="float">
            <text:p>3.29E-05</text:p>
          </table:table-cell>
          <table:table-cell office:value-type="float" office:value="3.39120892191611" calcext:value-type="float">
            <text:p>3.391208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275490320681488" calcext:value-type="float">
            <text:p>0.0275490321</text:p>
          </table:table-cell>
          <table:table-cell office:value-type="float" office:value="0.0082581200881073" calcext:value-type="float">
            <text:p>0.0082581201</text:p>
          </table:table-cell>
          <table:table-cell office:value-type="float" office:value="0.0000534099645159086" calcext:value-type="float">
            <text:p>5.34E-05</text:p>
          </table:table-cell>
          <table:table-cell office:value-type="float" office:value="5.88592593937446" calcext:value-type="float">
            <text:p>5.8859259394</text:p>
          </table:table-cell>
          <table:table-cell office:value-type="float" office:value="0.0352288576401667" calcext:value-type="float">
            <text:p>0.0352288576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187673061121127" calcext:value-type="float">
            <text:p>0.0187673061</text:p>
          </table:table-cell>
          <table:table-cell office:value-type="float" office:value="0" calcext:value-type="float">
            <text:p>0</text:p>
          </table:table-cell>
          <table:table-cell office:value-type="float" office:value="0.0000309577227230741" calcext:value-type="float">
            <text:p>3.10E-05</text:p>
          </table:table-cell>
          <table:table-cell office:value-type="float" office:value="5.81943484278469" calcext:value-type="float">
            <text:p>5.819434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0729472298386276" calcext:value-type="float">
            <text:p>0.0729472298</text:p>
          </table:table-cell>
          <table:table-cell office:value-type="float" office:value="0.00822531810764889" calcext:value-type="float">
            <text:p>0.0082253181</text:p>
          </table:table-cell>
          <table:table-cell office:value-type="float" office:value="0.0000621060455418866" calcext:value-type="float">
            <text:p>6.21E-05</text:p>
          </table:table-cell>
          <table:table-cell office:value-type="float" office:value="9.7927125773518" calcext:value-type="float">
            <text:p>9.7927125774</text:p>
          </table:table-cell>
          <table:table-cell office:value-type="float" office:value="0.014197946053142" calcext:value-type="float">
            <text:p>0.0141979461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232476240970803" calcext:value-type="float">
            <text:p>0.0232476241</text:p>
          </table:table-cell>
          <table:table-cell office:value-type="float" office:value="0.0149559372798241" calcext:value-type="float">
            <text:p>0.0149559373</text:p>
          </table:table-cell>
          <table:table-cell table:style-name="Default" office:value-type="float" office:value="0.0001041853400808" calcext:value-type="float">
            <text:p>0.0001041853</text:p>
          </table:table-cell>
          <table:table-cell office:value-type="float" office:value="5.87441043306727" calcext:value-type="float">
            <text:p>5.8744104331</text:p>
          </table:table-cell>
          <table:table-cell office:value-type="float" office:value="0.0434924445893358" calcext:value-type="float">
            <text:p>0.0434924446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266012478075946" calcext:value-type="float">
            <text:p>0.0266012478</text:p>
          </table:table-cell>
          <table:table-cell office:value-type="float" office:value="0" calcext:value-type="float">
            <text:p>0</text:p>
          </table:table-cell>
          <table:table-cell office:value-type="float" office:value="0.0000321218107417417" calcext:value-type="float">
            <text:p>3.21E-05</text:p>
          </table:table-cell>
          <table:table-cell office:value-type="float" office:value="4.89177206522263" calcext:value-type="float">
            <text:p>4.8917720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255780655737289" calcext:value-type="float">
            <text:p>0.0255780656</text:p>
          </table:table-cell>
          <table:table-cell office:value-type="float" office:value="0.0112899233720786" calcext:value-type="float">
            <text:p>0.0112899234</text:p>
          </table:table-cell>
          <table:table-cell office:value-type="float" office:value="0.0000774122789950182" calcext:value-type="float">
            <text:p>7.74E-05</text:p>
          </table:table-cell>
          <table:table-cell office:value-type="float" office:value="5.64574572948664" calcext:value-type="float">
            <text:p>5.6457457295</text:p>
          </table:table-cell>
          <table:table-cell office:value-type="float" office:value="0.0399754667665441" calcext:value-type="float">
            <text:p>0.0399754668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184931743030545" calcext:value-type="float">
            <text:p>0.0184931743</text:p>
          </table:table-cell>
          <table:table-cell office:value-type="float" office:value="0" calcext:value-type="float">
            <text:p>0</text:p>
          </table:table-cell>
          <table:table-cell office:value-type="float" office:value="0.0000259047527914028" calcext:value-type="float">
            <text:p>2.59E-05</text:p>
          </table:table-cell>
          <table:table-cell office:value-type="float" office:value="5.00186469196905" calcext:value-type="float">
            <text:p>5.0018646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216087837141824" calcext:value-type="float">
            <text:p>0.0216087837</text:p>
          </table:table-cell>
          <table:table-cell office:value-type="float" office:value="0" calcext:value-type="float">
            <text:p>0</text:p>
          </table:table-cell>
          <table:table-cell office:value-type="float" office:value="0.0000162850784357218" calcext:value-type="float">
            <text:p>1.63E-05</text:p>
          </table:table-cell>
          <table:table-cell office:value-type="float" office:value="4.4048659985167" calcext:value-type="float">
            <text:p>4.40486599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18122433261813" calcext:value-type="float">
            <text:p>0.0181224333</text:p>
          </table:table-cell>
          <table:table-cell office:value-type="float" office:value="0.0266996510485542" calcext:value-type="float">
            <text:p>0.026699651</text:p>
          </table:table-cell>
          <table:table-cell table:style-name="Default" office:value-type="float" office:value="0.000187721148095102" calcext:value-type="float">
            <text:p>0.0001877211</text:p>
          </table:table-cell>
          <table:table-cell office:value-type="float" office:value="6.04678268349172" calcext:value-type="float">
            <text:p>6.0467826835</text:p>
          </table:table-cell>
          <table:table-cell office:value-type="float" office:value="0.051016834702508" calcext:value-type="float">
            <text:p>0.0510168347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255506132520836" calcext:value-type="float">
            <text:p>0.0255506133</text:p>
          </table:table-cell>
          <table:table-cell office:value-type="float" office:value="0.0111626015223662" calcext:value-type="float">
            <text:p>0.0111626015</text:p>
          </table:table-cell>
          <table:table-cell office:value-type="float" office:value="0.0000756188088165347" calcext:value-type="float">
            <text:p>7.56E-05</text:p>
          </table:table-cell>
          <table:table-cell office:value-type="float" office:value="5.9523006202377" calcext:value-type="float">
            <text:p>5.9523006202</text:p>
          </table:table-cell>
          <table:table-cell office:value-type="float" office:value="0.0391975509471786" calcext:value-type="float">
            <text:p>0.0391975509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339557885113828" calcext:value-type="float">
            <text:p>0.0339557885</text:p>
          </table:table-cell>
          <table:table-cell office:value-type="float" office:value="0" calcext:value-type="float">
            <text:p>0</text:p>
          </table:table-cell>
          <table:table-cell office:value-type="float" office:value="0.0000337864270305271" calcext:value-type="float">
            <text:p>3.38E-05</text:p>
          </table:table-cell>
          <table:table-cell office:value-type="float" office:value="5.18485196290756" calcext:value-type="float">
            <text:p>5.18485196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183808612851623" calcext:value-type="float">
            <text:p>0.0183808613</text:p>
          </table:table-cell>
          <table:table-cell office:value-type="float" office:value="0" calcext:value-type="float">
            <text:p>0</text:p>
          </table:table-cell>
          <table:table-cell office:value-type="float" office:value="0.0000335581449179824" calcext:value-type="float">
            <text:p>3.36E-05</text:p>
          </table:table-cell>
          <table:table-cell office:value-type="float" office:value="5.70514971211905" calcext:value-type="float">
            <text:p>5.7051497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235677004436377" calcext:value-type="float">
            <text:p>0.0235677004</text:p>
          </table:table-cell>
          <table:table-cell office:value-type="float" office:value="0.0142793031303762" calcext:value-type="float">
            <text:p>0.0142793031</text:p>
          </table:table-cell>
          <table:table-cell office:value-type="float" office:value="0.0000974607926148392" calcext:value-type="float">
            <text:p>9.75E-05</text:p>
          </table:table-cell>
          <table:table-cell office:value-type="float" office:value="6.04006135988307" calcext:value-type="float">
            <text:p>6.0400613599</text:p>
          </table:table-cell>
          <table:table-cell office:value-type="float" office:value="0.041969879132473" calcext:value-type="float">
            <text:p>0.0419698791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180419170772478" calcext:value-type="float">
            <text:p>0.0180419171</text:p>
          </table:table-cell>
          <table:table-cell office:value-type="float" office:value="0.0265254785309106" calcext:value-type="float">
            <text:p>0.0265254785</text:p>
          </table:table-cell>
          <table:table-cell table:style-name="Default" office:value-type="float" office:value="0.000185862842297965" calcext:value-type="float">
            <text:p>0.0001858628</text:p>
          </table:table-cell>
          <table:table-cell office:value-type="float" office:value="5.9097447465071" calcext:value-type="float">
            <text:p>5.9097447465</text:p>
          </table:table-cell>
          <table:table-cell office:value-type="float" office:value="0.0506638963964819" calcext:value-type="float">
            <text:p>0.0506638964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234988615594808" calcext:value-type="float">
            <text:p>0.0234988616</text:p>
          </table:table-cell>
          <table:table-cell office:value-type="float" office:value="0.0142122091207332" calcext:value-type="float">
            <text:p>0.0142122091</text:p>
          </table:table-cell>
          <table:table-cell office:value-type="float" office:value="0.0000959063904993225" calcext:value-type="float">
            <text:p>9.59E-05</text:p>
          </table:table-cell>
          <table:table-cell office:value-type="float" office:value="5.8366442467268" calcext:value-type="float">
            <text:p>5.8366442467</text:p>
          </table:table-cell>
          <table:table-cell office:value-type="float" office:value="0.0417260543287939" calcext:value-type="float">
            <text:p>0.0417260543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177867526163876" calcext:value-type="float">
            <text:p>0.0177867526</text:p>
          </table:table-cell>
          <table:table-cell office:value-type="float" office:value="0" calcext:value-type="float">
            <text:p>0</text:p>
          </table:table-cell>
          <table:table-cell office:value-type="float" office:value="0.0000365184425723468" calcext:value-type="float">
            <text:p>3.65E-05</text:p>
          </table:table-cell>
          <table:table-cell office:value-type="float" office:value="4.53400095064822" calcext:value-type="float">
            <text:p>4.53400095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180473003084887" calcext:value-type="float">
            <text:p>0.0180473003</text:p>
          </table:table-cell>
          <table:table-cell office:value-type="float" office:value="0.026590260057478" calcext:value-type="float">
            <text:p>0.0265902601</text:p>
          </table:table-cell>
          <table:table-cell table:style-name="Default" office:value-type="float" office:value="0.00018653638534745" calcext:value-type="float">
            <text:p>0.0001865364</text:p>
          </table:table-cell>
          <table:table-cell office:value-type="float" office:value="5.99015189685645" calcext:value-type="float">
            <text:p>5.9901518969</text:p>
          </table:table-cell>
          <table:table-cell office:value-type="float" office:value="0.0508161300899522" calcext:value-type="float">
            <text:p>0.0508161301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1862118423994" calcext:value-type="float">
            <text:p>0.0186211842</text:p>
          </table:table-cell>
          <table:table-cell office:value-type="float" office:value="0" calcext:value-type="float">
            <text:p>0</text:p>
          </table:table-cell>
          <table:table-cell office:value-type="float" office:value="0.0000271011133172187" calcext:value-type="float">
            <text:p>2.71E-05</text:p>
          </table:table-cell>
          <table:table-cell office:value-type="float" office:value="4.63609741967953" calcext:value-type="float">
            <text:p>4.63609741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254611835081495" calcext:value-type="float">
            <text:p>0.0254611835</text:p>
          </table:table-cell>
          <table:table-cell office:value-type="float" office:value="0.00485405420362475" calcext:value-type="float">
            <text:p>0.0048540542</text:p>
          </table:table-cell>
          <table:table-cell office:value-type="float" office:value="0.0000276229130608933" calcext:value-type="float">
            <text:p>2.76E-05</text:p>
          </table:table-cell>
          <table:table-cell office:value-type="float" office:value="8.09159749800283" calcext:value-type="float">
            <text:p>8.091597498</text:p>
          </table:table-cell>
          <table:table-cell office:value-type="float" office:value="0.0201971187467155" calcext:value-type="float">
            <text:p>0.0201971187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166575815742063" calcext:value-type="float">
            <text:p>0.0166575816</text:p>
          </table:table-cell>
          <table:table-cell office:value-type="float" office:value="0.0250203261057939" calcext:value-type="float">
            <text:p>0.0250203261</text:p>
          </table:table-cell>
          <table:table-cell table:style-name="Default" office:value-type="float" office:value="0.000121473721558611" calcext:value-type="float">
            <text:p>0.0001214737</text:p>
          </table:table-cell>
          <table:table-cell office:value-type="float" office:value="6.88188238497171" calcext:value-type="float">
            <text:p>6.881882385</text:p>
          </table:table-cell>
          <table:table-cell office:value-type="float" office:value="0.0479013824395717" calcext:value-type="float">
            <text:p>0.0479013824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165274044612431" calcext:value-type="float">
            <text:p>0.0165274045</text:p>
          </table:table-cell>
          <table:table-cell office:value-type="float" office:value="0.0252414048185474" calcext:value-type="float">
            <text:p>0.0252414048</text:p>
          </table:table-cell>
          <table:table-cell table:style-name="Default" office:value-type="float" office:value="0.000122639127898771" calcext:value-type="float">
            <text:p>0.0001226391</text:p>
          </table:table-cell>
          <table:table-cell office:value-type="float" office:value="6.53897488192477" calcext:value-type="float">
            <text:p>6.5389748819</text:p>
          </table:table-cell>
          <table:table-cell office:value-type="float" office:value="0.0481861667435521" calcext:value-type="float">
            <text:p>0.0481861667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186497087709312" calcext:value-type="float">
            <text:p>0.0186497088</text:p>
          </table:table-cell>
          <table:table-cell office:value-type="float" office:value="0.0171970313212602" calcext:value-type="float">
            <text:p>0.0171970313</text:p>
          </table:table-cell>
          <table:table-cell office:value-type="float" office:value="0.0000849420746940395" calcext:value-type="float">
            <text:p>8.49E-05</text:p>
          </table:table-cell>
          <table:table-cell office:value-type="float" office:value="4.423888376912" calcext:value-type="float">
            <text:p>4.4238883769</text:p>
          </table:table-cell>
          <table:table-cell office:value-type="float" office:value="0.0435737465153939" calcext:value-type="float">
            <text:p>0.0435737465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345967284198366" calcext:value-type="float">
            <text:p>0.0345967284</text:p>
          </table:table-cell>
          <table:table-cell office:value-type="float" office:value="0.0263977991942979" calcext:value-type="float">
            <text:p>0.0263977992</text:p>
          </table:table-cell>
          <table:table-cell table:style-name="Default" office:value-type="float" office:value="0.000136624337976615" calcext:value-type="float">
            <text:p>0.0001366243</text:p>
          </table:table-cell>
          <table:table-cell office:value-type="float" office:value="6.6706288791289" calcext:value-type="float">
            <text:p>6.6706288791</text:p>
          </table:table-cell>
          <table:table-cell office:value-type="float" office:value="0.0488931623679831" calcext:value-type="float">
            <text:p>0.0488931624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164672036714241" calcext:value-type="float">
            <text:p>0.0164672037</text:p>
          </table:table-cell>
          <table:table-cell office:value-type="float" office:value="0.0259689404301661" calcext:value-type="float">
            <text:p>0.0259689404</text:p>
          </table:table-cell>
          <table:table-cell table:style-name="Default" office:value-type="float" office:value="0.000126963180543814" calcext:value-type="float">
            <text:p>0.0001269632</text:p>
          </table:table-cell>
          <table:table-cell office:value-type="float" office:value="6.18054398062694" calcext:value-type="float">
            <text:p>6.1805439806</text:p>
          </table:table-cell>
          <table:table-cell office:value-type="float" office:value="0.0486371580598947" calcext:value-type="float">
            <text:p>0.0486371581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189264549273965" calcext:value-type="float">
            <text:p>0.0189264549</text:p>
          </table:table-cell>
          <table:table-cell office:value-type="float" office:value="0.0161330950456086" calcext:value-type="float">
            <text:p>0.016133095</text:p>
          </table:table-cell>
          <table:table-cell office:value-type="float" office:value="0.000084641423405862" calcext:value-type="float">
            <text:p>8.46E-05</text:p>
          </table:table-cell>
          <table:table-cell office:value-type="float" office:value="5.48342073146762" calcext:value-type="float">
            <text:p>5.4834207315</text:p>
          </table:table-cell>
          <table:table-cell office:value-type="float" office:value="0.0273804039234763" calcext:value-type="float">
            <text:p>0.0273804039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207789040817094" calcext:value-type="float">
            <text:p>0.0207789041</text:p>
          </table:table-cell>
          <table:table-cell office:value-type="float" office:value="0" calcext:value-type="float">
            <text:p>0</text:p>
          </table:table-cell>
          <table:table-cell office:value-type="float" office:value="0.000029698110260688" calcext:value-type="float">
            <text:p>2.97E-05</text:p>
          </table:table-cell>
          <table:table-cell office:value-type="float" office:value="5.66081974577834" calcext:value-type="float">
            <text:p>5.6608197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168188805709985" calcext:value-type="float">
            <text:p>0.0168188806</text:p>
          </table:table-cell>
          <table:table-cell office:value-type="float" office:value="0.0266205945425117" calcext:value-type="float">
            <text:p>0.0266205945</text:p>
          </table:table-cell>
          <table:table-cell table:style-name="Default" office:value-type="float" office:value="0.000130617447426468" calcext:value-type="float">
            <text:p>0.0001306174</text:p>
          </table:table-cell>
          <table:table-cell office:value-type="float" office:value="6.73956135145734" calcext:value-type="float">
            <text:p>6.7395613515</text:p>
          </table:table-cell>
          <table:table-cell office:value-type="float" office:value="0.0494359544123906" calcext:value-type="float">
            <text:p>0.0494359544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189875185795161" calcext:value-type="float">
            <text:p>0.0189875186</text:p>
          </table:table-cell>
          <table:table-cell office:value-type="float" office:value="0.017671499283465" calcext:value-type="float">
            <text:p>0.0176714993</text:p>
          </table:table-cell>
          <table:table-cell office:value-type="float" office:value="0.0000865658395402064" calcext:value-type="float">
            <text:p>8.66E-05</text:p>
          </table:table-cell>
          <table:table-cell office:value-type="float" office:value="6.66206568992524" calcext:value-type="float">
            <text:p>6.6620656899</text:p>
          </table:table-cell>
          <table:table-cell office:value-type="float" office:value="0.0437611857070513" calcext:value-type="float">
            <text:p>0.0437611857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373100090183495" calcext:value-type="float">
            <text:p>0.037310009</text:p>
          </table:table-cell>
          <table:table-cell office:value-type="float" office:value="0" calcext:value-type="float">
            <text:p>0</text:p>
          </table:table-cell>
          <table:table-cell office:value-type="float" office:value="0.000052597012312366" calcext:value-type="float">
            <text:p>5.26E-05</text:p>
          </table:table-cell>
          <table:table-cell office:value-type="float" office:value="6.02334802650889" calcext:value-type="float">
            <text:p>6.0233480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164726559681275" calcext:value-type="float">
            <text:p>0.016472656</text:p>
          </table:table-cell>
          <table:table-cell office:value-type="float" office:value="0.0253663762720557" calcext:value-type="float">
            <text:p>0.0253663763</text:p>
          </table:table-cell>
          <table:table-cell table:style-name="Default" office:value-type="float" office:value="0.000121464410039433" calcext:value-type="float">
            <text:p>0.0001214644</text:p>
          </table:table-cell>
          <table:table-cell office:value-type="float" office:value="6.46333660002112" calcext:value-type="float">
            <text:p>6.4633366</text:p>
          </table:table-cell>
          <table:table-cell office:value-type="float" office:value="0.0461535193479122" calcext:value-type="float">
            <text:p>0.0461535193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166298236248619" calcext:value-type="float">
            <text:p>0.0166298236</text:p>
          </table:table-cell>
          <table:table-cell office:value-type="float" office:value="0" calcext:value-type="float">
            <text:p>0</text:p>
          </table:table-cell>
          <table:table-cell office:value-type="float" office:value="0.0000266797124197749" calcext:value-type="float">
            <text:p>2.67E-05</text:p>
          </table:table-cell>
          <table:table-cell office:value-type="float" office:value="5.50473730305511" calcext:value-type="float">
            <text:p>5.50473730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157375121631232" calcext:value-type="float">
            <text:p>0.0157375122</text:p>
          </table:table-cell>
          <table:table-cell office:value-type="float" office:value="0" calcext:value-type="float">
            <text:p>0</text:p>
          </table:table-cell>
          <table:table-cell office:value-type="float" office:value="0.0000210639877360079" calcext:value-type="float">
            <text:p>2.11E-05</text:p>
          </table:table-cell>
          <table:table-cell office:value-type="float" office:value="3.67163584228534" calcext:value-type="float">
            <text:p>3.67163584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3.13509319639125" calcext:value-type="float">
            <text:p>3.1350931964</text:p>
          </table:table-cell>
          <table:table-cell office:value-type="float" office:value="0.000335187206099696" calcext:value-type="float">
            <text:p>0.0003351872</text:p>
          </table:table-cell>
          <table:table-cell office:value-type="float" office:value="0.0000868724603567726" calcext:value-type="float">
            <text:p>8.69E-05</text:p>
          </table:table-cell>
          <table:table-cell office:value-type="float" office:value="8.40940515491124" calcext:value-type="float">
            <text:p>8.4094051549</text:p>
          </table:table-cell>
          <table:table-cell office:value-type="float" office:value="0.00141677492822556" calcext:value-type="float">
            <text:p>0.0014167749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0660520302936836" calcext:value-type="float">
            <text:p>0.0660520303</text:p>
          </table:table-cell>
          <table:table-cell office:value-type="float" office:value="0.00647080824650077" calcext:value-type="float">
            <text:p>0.0064708082</text:p>
          </table:table-cell>
          <table:table-cell office:value-type="float" office:value="0.0000402899576477204" calcext:value-type="float">
            <text:p>4.03E-05</text:p>
          </table:table-cell>
          <table:table-cell office:value-type="float" office:value="9.10577146223058" calcext:value-type="float">
            <text:p>9.1057714622</text:p>
          </table:table-cell>
          <table:table-cell office:value-type="float" office:value="0.0211951538066407" calcext:value-type="float">
            <text:p>0.0211951538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187646030737682" calcext:value-type="float">
            <text:p>0.0187646031</text:p>
          </table:table-cell>
          <table:table-cell office:value-type="float" office:value="0.0264668377472077" calcext:value-type="float">
            <text:p>0.0264668377</text:p>
          </table:table-cell>
          <table:table-cell table:style-name="Default" office:value-type="float" office:value="0.00012766239574245" calcext:value-type="float">
            <text:p>0.0001276624</text:p>
          </table:table-cell>
          <table:table-cell office:value-type="float" office:value="6.62412988512779" calcext:value-type="float">
            <text:p>6.6241298851</text:p>
          </table:table-cell>
          <table:table-cell office:value-type="float" office:value="0.0464933794398984" calcext:value-type="float">
            <text:p>0.0464933794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152457961003465" calcext:value-type="float">
            <text:p>0.0152457961</text:p>
          </table:table-cell>
          <table:table-cell office:value-type="float" office:value="0" calcext:value-type="float">
            <text:p>0</text:p>
          </table:table-cell>
          <table:table-cell office:value-type="float" office:value="0.000027830899703235" calcext:value-type="float">
            <text:p>2.78E-05</text:p>
          </table:table-cell>
          <table:table-cell office:value-type="float" office:value="1.96149108517094" calcext:value-type="float">
            <text:p>1.96149108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164183982894688" calcext:value-type="float">
            <text:p>0.0164183983</text:p>
          </table:table-cell>
          <table:table-cell office:value-type="float" office:value="0.0252581165085991" calcext:value-type="float">
            <text:p>0.0252581165</text:p>
          </table:table-cell>
          <table:table-cell table:style-name="Default" office:value-type="float" office:value="0.000122557295293848" calcext:value-type="float">
            <text:p>0.0001225573</text:p>
          </table:table-cell>
          <table:table-cell office:value-type="float" office:value="6.46982013845393" calcext:value-type="float">
            <text:p>6.4698201385</text:p>
          </table:table-cell>
          <table:table-cell office:value-type="float" office:value="0.0480329920753392" calcext:value-type="float">
            <text:p>0.0480329921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347129701815957" calcext:value-type="float">
            <text:p>0.0347129702</text:p>
          </table:table-cell>
          <table:table-cell office:value-type="float" office:value="0.0225154993236653" calcext:value-type="float">
            <text:p>0.0225154993</text:p>
          </table:table-cell>
          <table:table-cell table:style-name="Default" office:value-type="float" office:value="0.000116719236601201" calcext:value-type="float">
            <text:p>0.0001167192</text:p>
          </table:table-cell>
          <table:table-cell office:value-type="float" office:value="5.77946765022559" calcext:value-type="float">
            <text:p>5.7794676502</text:p>
          </table:table-cell>
          <table:table-cell office:value-type="float" office:value="0.0457562989832105" calcext:value-type="float">
            <text:p>0.045756299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268766832737349" calcext:value-type="float">
            <text:p>0.0268766833</text:p>
          </table:table-cell>
          <table:table-cell office:value-type="float" office:value="0" calcext:value-type="float">
            <text:p>0</text:p>
          </table:table-cell>
          <table:table-cell office:value-type="float" office:value="0.0000458166346291674" calcext:value-type="float">
            <text:p>4.58E-05</text:p>
          </table:table-cell>
          <table:table-cell office:value-type="float" office:value="4.16002066203766" calcext:value-type="float">
            <text:p>4.160020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151779879242117" calcext:value-type="float">
            <text:p>0.0151779879</text:p>
          </table:table-cell>
          <table:table-cell office:value-type="float" office:value="0" calcext:value-type="float">
            <text:p>0</text:p>
          </table:table-cell>
          <table:table-cell office:value-type="float" office:value="0.0000192172285449266" calcext:value-type="float">
            <text:p>1.92E-05</text:p>
          </table:table-cell>
          <table:table-cell office:value-type="float" office:value="2.53774480730784" calcext:value-type="float">
            <text:p>2.53774480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161613203389569" calcext:value-type="float">
            <text:p>0.0161613203</text:p>
          </table:table-cell>
          <table:table-cell office:value-type="float" office:value="0" calcext:value-type="float">
            <text:p>0</text:p>
          </table:table-cell>
          <table:table-cell office:value-type="float" office:value="0.0000275277151958951" calcext:value-type="float">
            <text:p>2.75E-05</text:p>
          </table:table-cell>
          <table:table-cell office:value-type="float" office:value="4.2240788286459" calcext:value-type="float">
            <text:p>4.2240788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377246165400423" calcext:value-type="float">
            <text:p>0.0377246165</text:p>
          </table:table-cell>
          <table:table-cell office:value-type="float" office:value="0" calcext:value-type="float">
            <text:p>0</text:p>
          </table:table-cell>
          <table:table-cell office:value-type="float" office:value="0.0000555816552082178" calcext:value-type="float">
            <text:p>5.56E-05</text:p>
          </table:table-cell>
          <table:table-cell office:value-type="float" office:value="3.48319268010421" calcext:value-type="float">
            <text:p>3.4831926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33145632476382" calcext:value-type="float">
            <text:p>0.0331456325</text:p>
          </table:table-cell>
          <table:table-cell office:value-type="float" office:value="0" calcext:value-type="float">
            <text:p>0</text:p>
          </table:table-cell>
          <table:table-cell office:value-type="float" office:value="0.0000464106029381571" calcext:value-type="float">
            <text:p>4.64E-05</text:p>
          </table:table-cell>
          <table:table-cell office:value-type="float" office:value="5.89354180188667" calcext:value-type="float">
            <text:p>5.8935418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0306420763542266" calcext:value-type="float">
            <text:p>0.0306420764</text:p>
          </table:table-cell>
          <table:table-cell office:value-type="float" office:value="0.0203695618905674" calcext:value-type="float">
            <text:p>0.0203695619</text:p>
          </table:table-cell>
          <table:table-cell table:style-name="Default" office:value-type="float" office:value="0.000105945898308891" calcext:value-type="float">
            <text:p>0.0001059459</text:p>
          </table:table-cell>
          <table:table-cell office:value-type="float" office:value="6.06974406408478" calcext:value-type="float">
            <text:p>6.0697440641</text:p>
          </table:table-cell>
          <table:table-cell office:value-type="float" office:value="0.045187923872825" calcext:value-type="float">
            <text:p>0.0451879239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170294400849499" calcext:value-type="float">
            <text:p>0.0170294401</text:p>
          </table:table-cell>
          <table:table-cell office:value-type="float" office:value="0.0219265857910495" calcext:value-type="float">
            <text:p>0.0219265858</text:p>
          </table:table-cell>
          <table:table-cell table:style-name="Default" office:value-type="float" office:value="0.000106057075160502" calcext:value-type="float">
            <text:p>0.0001060571</text:p>
          </table:table-cell>
          <table:table-cell office:value-type="float" office:value="2.28049705086647" calcext:value-type="float">
            <text:p>2.2804970509</text:p>
          </table:table-cell>
          <table:table-cell office:value-type="float" office:value="0.0466216414572773" calcext:value-type="float">
            <text:p>0.0466216415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15319742537917" calcext:value-type="float">
            <text:p>0.0153197425</text:p>
          </table:table-cell>
          <table:table-cell office:value-type="float" office:value="0" calcext:value-type="float">
            <text:p>0</text:p>
          </table:table-cell>
          <table:table-cell office:value-type="float" office:value="0.000020116590776665" calcext:value-type="float">
            <text:p>2.01E-05</text:p>
          </table:table-cell>
          <table:table-cell office:value-type="float" office:value="2.0562075680799" calcext:value-type="float">
            <text:p>2.0562075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159365996809335" calcext:value-type="float">
            <text:p>0.0159365997</text:p>
          </table:table-cell>
          <table:table-cell office:value-type="float" office:value="0" calcext:value-type="float">
            <text:p>0</text:p>
          </table:table-cell>
          <table:table-cell office:value-type="float" office:value="0.0000220626858685582" calcext:value-type="float">
            <text:p>2.21E-05</text:p>
          </table:table-cell>
          <table:table-cell office:value-type="float" office:value="2.24844384757439" calcext:value-type="float">
            <text:p>2.2484438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153970407282162" calcext:value-type="float">
            <text:p>0.0153970407</text:p>
          </table:table-cell>
          <table:table-cell office:value-type="float" office:value="0" calcext:value-type="float">
            <text:p>0</text:p>
          </table:table-cell>
          <table:table-cell office:value-type="float" office:value="0.0000154742241589343" calcext:value-type="float">
            <text:p>1.55E-05</text:p>
          </table:table-cell>
          <table:table-cell office:value-type="float" office:value="2.48225794397855" calcext:value-type="float">
            <text:p>2.482257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166951377267936" calcext:value-type="float">
            <text:p>0.0166951377</text:p>
          </table:table-cell>
          <table:table-cell office:value-type="float" office:value="0" calcext:value-type="float">
            <text:p>0</text:p>
          </table:table-cell>
          <table:table-cell office:value-type="float" office:value="0.0000235465766996665" calcext:value-type="float">
            <text:p>2.35E-05</text:p>
          </table:table-cell>
          <table:table-cell office:value-type="float" office:value="6.16632575701565" calcext:value-type="float">
            <text:p>6.1663257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164722278688528" calcext:value-type="float">
            <text:p>0.0164722279</text:p>
          </table:table-cell>
          <table:table-cell office:value-type="float" office:value="0" calcext:value-type="float">
            <text:p>0</text:p>
          </table:table-cell>
          <table:table-cell office:value-type="float" office:value="0.0000227827061292483" calcext:value-type="float">
            <text:p>2.28E-05</text:p>
          </table:table-cell>
          <table:table-cell office:value-type="float" office:value="4.95918221314608" calcext:value-type="float">
            <text:p>4.9591822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176499723195981" calcext:value-type="float">
            <text:p>0.0176499723</text:p>
          </table:table-cell>
          <table:table-cell office:value-type="float" office:value="0.0231916593738986" calcext:value-type="float">
            <text:p>0.0231916594</text:p>
          </table:table-cell>
          <table:table-cell table:style-name="Default" office:value-type="float" office:value="0.000113248995066741" calcext:value-type="float">
            <text:p>0.000113249</text:p>
          </table:table-cell>
          <table:table-cell office:value-type="float" office:value="6.59838074975386" calcext:value-type="float">
            <text:p>6.5983807498</text:p>
          </table:table-cell>
          <table:table-cell office:value-type="float" office:value="0.0475085027005523" calcext:value-type="float">
            <text:p>0.0475085027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233948602158704" calcext:value-type="float">
            <text:p>0.0233948602</text:p>
          </table:table-cell>
          <table:table-cell office:value-type="float" office:value="0.00855180797134212" calcext:value-type="float">
            <text:p>0.008551808</text:p>
          </table:table-cell>
          <table:table-cell office:value-type="float" office:value="0.0000453264003711139" calcext:value-type="float">
            <text:p>4.53E-05</text:p>
          </table:table-cell>
          <table:table-cell office:value-type="float" office:value="6.67178657711773" calcext:value-type="float">
            <text:p>6.6717865771</text:p>
          </table:table-cell>
          <table:table-cell office:value-type="float" office:value="0.036152449978698" calcext:value-type="float">
            <text:p>0.03615245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165197832792213" calcext:value-type="float">
            <text:p>0.0165197833</text:p>
          </table:table-cell>
          <table:table-cell office:value-type="float" office:value="0.025665513419406" calcext:value-type="float">
            <text:p>0.0256655134</text:p>
          </table:table-cell>
          <table:table-cell table:style-name="Default" office:value-type="float" office:value="0.000124562704241527" calcext:value-type="float">
            <text:p>0.0001245627</text:p>
          </table:table-cell>
          <table:table-cell office:value-type="float" office:value="6.52812240764558" calcext:value-type="float">
            <text:p>6.5281224076</text:p>
          </table:table-cell>
          <table:table-cell office:value-type="float" office:value="0.0484310403172275" calcext:value-type="float">
            <text:p>0.0484310403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23405111875286" calcext:value-type="float">
            <text:p>0.0234051119</text:p>
          </table:table-cell>
          <table:table-cell office:value-type="float" office:value="0.00854887702510424" calcext:value-type="float">
            <text:p>0.008548877</text:p>
          </table:table-cell>
          <table:table-cell office:value-type="float" office:value="0.000040052802155652" calcext:value-type="float">
            <text:p>4.01E-05</text:p>
          </table:table-cell>
          <table:table-cell office:value-type="float" office:value="6.39109095432319" calcext:value-type="float">
            <text:p>6.3910909543</text:p>
          </table:table-cell>
          <table:table-cell office:value-type="float" office:value="0.033133368001621" calcext:value-type="float">
            <text:p>0.033133368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210355556071406" calcext:value-type="float">
            <text:p>0.0210355556</text:p>
          </table:table-cell>
          <table:table-cell office:value-type="float" office:value="0" calcext:value-type="float">
            <text:p>0</text:p>
          </table:table-cell>
          <table:table-cell office:value-type="float" office:value="0.0000223959089987637" calcext:value-type="float">
            <text:p>2.24E-05</text:p>
          </table:table-cell>
          <table:table-cell office:value-type="float" office:value="3.86506489580766" calcext:value-type="float">
            <text:p>3.86506489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232870152082759" calcext:value-type="float">
            <text:p>0.0232870152</text:p>
          </table:table-cell>
          <table:table-cell office:value-type="float" office:value="0.00853564756592178" calcext:value-type="float">
            <text:p>0.0085356476</text:p>
          </table:table-cell>
          <table:table-cell office:value-type="float" office:value="0.0000452736124354677" calcext:value-type="float">
            <text:p>4.53E-05</text:p>
          </table:table-cell>
          <table:table-cell office:value-type="float" office:value="5.98148639762565" calcext:value-type="float">
            <text:p>5.9814863976</text:p>
          </table:table-cell>
          <table:table-cell office:value-type="float" office:value="0.0357257016521589" calcext:value-type="float">
            <text:p>0.0357257017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167474097371506" calcext:value-type="float">
            <text:p>0.0167474097</text:p>
          </table:table-cell>
          <table:table-cell office:value-type="float" office:value="0.0144245381395851" calcext:value-type="float">
            <text:p>0.0144245381</text:p>
          </table:table-cell>
          <table:table-cell office:value-type="float" office:value="0.0000754695005318422" calcext:value-type="float">
            <text:p>7.55E-05</text:p>
          </table:table-cell>
          <table:table-cell office:value-type="float" office:value="6.47914947309451" calcext:value-type="float">
            <text:p>6.4791494731</text:p>
          </table:table-cell>
          <table:table-cell office:value-type="float" office:value="0.0233876953597817" calcext:value-type="float">
            <text:p>0.0233876954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223654077546511" calcext:value-type="float">
            <text:p>0.0223654078</text:p>
          </table:table-cell>
          <table:table-cell office:value-type="float" office:value="0.0110573934120934" calcext:value-type="float">
            <text:p>0.0110573934</text:p>
          </table:table-cell>
          <table:table-cell office:value-type="float" office:value="0.0000604903962863122" calcext:value-type="float">
            <text:p>6.05E-05</text:p>
          </table:table-cell>
          <table:table-cell office:value-type="float" office:value="7.76252484488568" calcext:value-type="float">
            <text:p>7.7625248449</text:p>
          </table:table-cell>
          <table:table-cell office:value-type="float" office:value="0.023173374938494" calcext:value-type="float">
            <text:p>0.0231733749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159174649312186" calcext:value-type="float">
            <text:p>0.0159174649</text:p>
          </table:table-cell>
          <table:table-cell office:value-type="float" office:value="0" calcext:value-type="float">
            <text:p>0</text:p>
          </table:table-cell>
          <table:table-cell office:value-type="float" office:value="0.0000243347701624489" calcext:value-type="float">
            <text:p>2.43E-05</text:p>
          </table:table-cell>
          <table:table-cell office:value-type="float" office:value="1.60068457451744" calcext:value-type="float">
            <text:p>1.60068457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161371576597622" calcext:value-type="float">
            <text:p>0.0161371577</text:p>
          </table:table-cell>
          <table:table-cell office:value-type="float" office:value="0" calcext:value-type="float">
            <text:p>0</text:p>
          </table:table-cell>
          <table:table-cell office:value-type="float" office:value="0.000027066008142479" calcext:value-type="float">
            <text:p>2.71E-05</text:p>
          </table:table-cell>
          <table:table-cell office:value-type="float" office:value="4.21419470796132" calcext:value-type="float">
            <text:p>4.2141947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228185047231957" calcext:value-type="float">
            <text:p>0.0228185047</text:p>
          </table:table-cell>
          <table:table-cell office:value-type="float" office:value="0.00837515601551081" calcext:value-type="float">
            <text:p>0.008375156</text:p>
          </table:table-cell>
          <table:table-cell office:value-type="float" office:value="0.0000427395247887804" calcext:value-type="float">
            <text:p>4.27E-05</text:p>
          </table:table-cell>
          <table:table-cell office:value-type="float" office:value="5.99048128309194" calcext:value-type="float">
            <text:p>5.9904812831</text:p>
          </table:table-cell>
          <table:table-cell office:value-type="float" office:value="0.0348888611131672" calcext:value-type="float">
            <text:p>0.0348888611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154327151520477" calcext:value-type="float">
            <text:p>0.0154327152</text:p>
          </table:table-cell>
          <table:table-cell office:value-type="float" office:value="0" calcext:value-type="float">
            <text:p>0</text:p>
          </table:table-cell>
          <table:table-cell office:value-type="float" office:value="0.000020544613419904" calcext:value-type="float">
            <text:p>2.05E-05</text:p>
          </table:table-cell>
          <table:table-cell office:value-type="float" office:value="2.16321107519224" calcext:value-type="float">
            <text:p>2.1632110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165193147762947" calcext:value-type="float">
            <text:p>0.0165193148</text:p>
          </table:table-cell>
          <table:table-cell office:value-type="float" office:value="0.0267374213187" calcext:value-type="float">
            <text:p>0.0267374213</text:p>
          </table:table-cell>
          <table:table-cell table:style-name="Default" office:value-type="float" office:value="0.000130593797462331" calcext:value-type="float">
            <text:p>0.0001305938</text:p>
          </table:table-cell>
          <table:table-cell office:value-type="float" office:value="6.40723511441781" calcext:value-type="float">
            <text:p>6.4072351144</text:p>
          </table:table-cell>
          <table:table-cell office:value-type="float" office:value="0.0491619201313815" calcext:value-type="float">
            <text:p>0.0491619201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156669051436769" calcext:value-type="float">
            <text:p>0.0156669051</text:p>
          </table:table-cell>
          <table:table-cell office:value-type="float" office:value="0" calcext:value-type="float">
            <text:p>0</text:p>
          </table:table-cell>
          <table:table-cell office:value-type="float" office:value="0.0000279704394042203" calcext:value-type="float">
            <text:p>2.80E-05</text:p>
          </table:table-cell>
          <table:table-cell office:value-type="float" office:value="4.07334809950336" calcext:value-type="float">
            <text:p>4.07334809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162490902762283" calcext:value-type="float">
            <text:p>0.0162490903</text:p>
          </table:table-cell>
          <table:table-cell office:value-type="float" office:value="0.0274257494968486" calcext:value-type="float">
            <text:p>0.0274257495</text:p>
          </table:table-cell>
          <table:table-cell table:style-name="Default" office:value-type="float" office:value="0.000134528690725615" calcext:value-type="float">
            <text:p>0.0001345287</text:p>
          </table:table-cell>
          <table:table-cell office:value-type="float" office:value="6.28000568238449" calcext:value-type="float">
            <text:p>6.2800056824</text:p>
          </table:table-cell>
          <table:table-cell office:value-type="float" office:value="0.049915978366009" calcext:value-type="float">
            <text:p>0.0499159784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166106423145322" calcext:value-type="float">
            <text:p>0.0166106423</text:p>
          </table:table-cell>
          <table:table-cell office:value-type="float" office:value="0.0253358257684887" calcext:value-type="float">
            <text:p>0.0253358258</text:p>
          </table:table-cell>
          <table:table-cell table:style-name="Default" office:value-type="float" office:value="0.000123095637160596" calcext:value-type="float">
            <text:p>0.0001230956</text:p>
          </table:table-cell>
          <table:table-cell office:value-type="float" office:value="6.61439320674684" calcext:value-type="float">
            <text:p>6.6143932067</text:p>
          </table:table-cell>
          <table:table-cell office:value-type="float" office:value="0.048175879270077" calcext:value-type="float">
            <text:p>0.0481758793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151027423587617" calcext:value-type="float">
            <text:p>0.0151027424</text:p>
          </table:table-cell>
          <table:table-cell office:value-type="float" office:value="0.0224984257781328" calcext:value-type="float">
            <text:p>0.0224984258</text:p>
          </table:table-cell>
          <table:table-cell table:style-name="Default" office:value-type="float" office:value="0.000107206068040152" calcext:value-type="float">
            <text:p>0.0001072061</text:p>
          </table:table-cell>
          <table:table-cell office:value-type="float" office:value="6.61345264919424" calcext:value-type="float">
            <text:p>6.6134526492</text:p>
          </table:table-cell>
          <table:table-cell office:value-type="float" office:value="0.0464379362043503" calcext:value-type="float">
            <text:p>0.0464379362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283124439445173" calcext:value-type="float">
            <text:p>0.0283124439</text:p>
          </table:table-cell>
          <table:table-cell office:value-type="float" office:value="0" calcext:value-type="float">
            <text:p>0</text:p>
          </table:table-cell>
          <table:table-cell office:value-type="float" office:value="0.0000356934460966913" calcext:value-type="float">
            <text:p>3.57E-05</text:p>
          </table:table-cell>
          <table:table-cell office:value-type="float" office:value="4.93727165210334" calcext:value-type="float">
            <text:p>4.93727165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217216675529051" calcext:value-type="float">
            <text:p>0.0217216676</text:p>
          </table:table-cell>
          <table:table-cell office:value-type="float" office:value="0.0117341152806698" calcext:value-type="float">
            <text:p>0.0117341153</text:p>
          </table:table-cell>
          <table:table-cell office:value-type="float" office:value="0.0000614697119561073" calcext:value-type="float">
            <text:p>6.15E-05</text:p>
          </table:table-cell>
          <table:table-cell office:value-type="float" office:value="6.22797189305426" calcext:value-type="float">
            <text:p>6.2279718931</text:p>
          </table:table-cell>
          <table:table-cell office:value-type="float" office:value="0.040718011648301" calcext:value-type="float">
            <text:p>0.0407180116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161574303034972" calcext:value-type="float">
            <text:p>0.0161574303</text:p>
          </table:table-cell>
          <table:table-cell office:value-type="float" office:value="0" calcext:value-type="float">
            <text:p>0</text:p>
          </table:table-cell>
          <table:table-cell office:value-type="float" office:value="0.0000216932699717308" calcext:value-type="float">
            <text:p>2.17E-05</text:p>
          </table:table-cell>
          <table:table-cell office:value-type="float" office:value="5.83623269467142" calcext:value-type="float">
            <text:p>5.8362326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160201590282677" calcext:value-type="float">
            <text:p>0.016020159</text:p>
          </table:table-cell>
          <table:table-cell office:value-type="float" office:value="0" calcext:value-type="float">
            <text:p>0</text:p>
          </table:table-cell>
          <table:table-cell office:value-type="float" office:value="0.0000253409528176371" calcext:value-type="float">
            <text:p>2.53E-05</text:p>
          </table:table-cell>
          <table:table-cell office:value-type="float" office:value="1.39733664666548" calcext:value-type="float">
            <text:p>1.39733664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16732569108261" calcext:value-type="float">
            <text:p>0.0167325691</text:p>
          </table:table-cell>
          <table:table-cell office:value-type="float" office:value="0.0273208467350502" calcext:value-type="float">
            <text:p>0.0273208467</text:p>
          </table:table-cell>
          <table:table-cell table:style-name="Default" office:value-type="float" office:value="0.00013403777098356" calcext:value-type="float">
            <text:p>0.0001340378</text:p>
          </table:table-cell>
          <table:table-cell office:value-type="float" office:value="6.95494071730675" calcext:value-type="float">
            <text:p>6.9549407173</text:p>
          </table:table-cell>
          <table:table-cell office:value-type="float" office:value="0.0494592734058582" calcext:value-type="float">
            <text:p>0.0494592734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16846338550837" calcext:value-type="float">
            <text:p>0.0168463386</text:p>
          </table:table-cell>
          <table:table-cell office:value-type="float" office:value="0.0259206581012135" calcext:value-type="float">
            <text:p>0.0259206581</text:p>
          </table:table-cell>
          <table:table-cell table:style-name="Default" office:value-type="float" office:value="0.00012683545605623" calcext:value-type="float">
            <text:p>0.0001268355</text:p>
          </table:table-cell>
          <table:table-cell office:value-type="float" office:value="6.8102068627083" calcext:value-type="float">
            <text:p>6.8102068627</text:p>
          </table:table-cell>
          <table:table-cell office:value-type="float" office:value="0.0484989109862776" calcext:value-type="float">
            <text:p>0.048498911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164867979081694" calcext:value-type="float">
            <text:p>0.0164867979</text:p>
          </table:table-cell>
          <table:table-cell office:value-type="float" office:value="0.0259166391525184" calcext:value-type="float">
            <text:p>0.0259166392</text:p>
          </table:table-cell>
          <table:table-cell table:style-name="Default" office:value-type="float" office:value="0.000126677486718081" calcext:value-type="float">
            <text:p>0.0001266775</text:p>
          </table:table-cell>
          <table:table-cell office:value-type="float" office:value="6.4371663461729" calcext:value-type="float">
            <text:p>6.4371663462</text:p>
          </table:table-cell>
          <table:table-cell office:value-type="float" office:value="0.0485922552793167" calcext:value-type="float">
            <text:p>0.0485922553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156765147623852" calcext:value-type="float">
            <text:p>0.0156765148</text:p>
          </table:table-cell>
          <table:table-cell office:value-type="float" office:value="0.0281782535498672" calcext:value-type="float">
            <text:p>0.0281782535</text:p>
          </table:table-cell>
          <table:table-cell table:style-name="Default" office:value-type="float" office:value="0.00014063589672945" calcext:value-type="float">
            <text:p>0.0001406359</text:p>
          </table:table-cell>
          <table:table-cell office:value-type="float" office:value="6.61001981041636" calcext:value-type="float">
            <text:p>6.6100198104</text:p>
          </table:table-cell>
          <table:table-cell office:value-type="float" office:value="0.0501480983349727" calcext:value-type="float">
            <text:p>0.0501480983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160492869414007" calcext:value-type="float">
            <text:p>0.0160492869</text:p>
          </table:table-cell>
          <table:table-cell office:value-type="float" office:value="0.0238070642911686" calcext:value-type="float">
            <text:p>0.0238070643</text:p>
          </table:table-cell>
          <table:table-cell table:style-name="Default" office:value-type="float" office:value="0.000115275218520807" calcext:value-type="float">
            <text:p>0.0001152752</text:p>
          </table:table-cell>
          <table:table-cell office:value-type="float" office:value="6.77083458665037" calcext:value-type="float">
            <text:p>6.7708345867</text:p>
          </table:table-cell>
          <table:table-cell office:value-type="float" office:value="0.0471559568059849" calcext:value-type="float">
            <text:p>0.0471559568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158560354155164" calcext:value-type="float">
            <text:p>0.0158560354</text:p>
          </table:table-cell>
          <table:table-cell office:value-type="float" office:value="0.0240023451019685" calcext:value-type="float">
            <text:p>0.0240023451</text:p>
          </table:table-cell>
          <table:table-cell table:style-name="Default" office:value-type="float" office:value="0.000116388579275357" calcext:value-type="float">
            <text:p>0.0001163886</text:p>
          </table:table-cell>
          <table:table-cell office:value-type="float" office:value="6.49183093859273" calcext:value-type="float">
            <text:p>6.4918309386</text:p>
          </table:table-cell>
          <table:table-cell office:value-type="float" office:value="0.047295135677802" calcext:value-type="float">
            <text:p>0.0472951357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158528397275095" calcext:value-type="float">
            <text:p>0.0158528397</text:p>
          </table:table-cell>
          <table:table-cell office:value-type="float" office:value="0" calcext:value-type="float">
            <text:p>0</text:p>
          </table:table-cell>
          <table:table-cell office:value-type="float" office:value="0.0000284068377210057" calcext:value-type="float">
            <text:p>2.84E-05</text:p>
          </table:table-cell>
          <table:table-cell office:value-type="float" office:value="5.3407892472252" calcext:value-type="float">
            <text:p>5.340789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16135276458583" calcext:value-type="float">
            <text:p>0.0161352765</text:p>
          </table:table-cell>
          <table:table-cell office:value-type="float" office:value="0" calcext:value-type="float">
            <text:p>0</text:p>
          </table:table-cell>
          <table:table-cell office:value-type="float" office:value="0.0000275778885841541" calcext:value-type="float">
            <text:p>2.76E-05</text:p>
          </table:table-cell>
          <table:table-cell office:value-type="float" office:value="4.5850917659358" calcext:value-type="float">
            <text:p>4.5850917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162867639489311" calcext:value-type="float">
            <text:p>0.0162867639</text:p>
          </table:table-cell>
          <table:table-cell office:value-type="float" office:value="0" calcext:value-type="float">
            <text:p>0</text:p>
          </table:table-cell>
          <table:table-cell office:value-type="float" office:value="0.0000225997136996983" calcext:value-type="float">
            <text:p>2.26E-05</text:p>
          </table:table-cell>
          <table:table-cell office:value-type="float" office:value="4.43523248479035" calcext:value-type="float">
            <text:p>4.4352324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20635804014379" calcext:value-type="float">
            <text:p>0.020635804</text:p>
          </table:table-cell>
          <table:table-cell office:value-type="float" office:value="0.0291283677146293" calcext:value-type="float">
            <text:p>0.0291283677</text:p>
          </table:table-cell>
          <table:table-cell table:style-name="Default" office:value-type="float" office:value="0.000159123654046253" calcext:value-type="float">
            <text:p>0.0001591237</text:p>
          </table:table-cell>
          <table:table-cell office:value-type="float" office:value="6.77686881176218" calcext:value-type="float">
            <text:p>6.7768688118</text:p>
          </table:table-cell>
          <table:table-cell office:value-type="float" office:value="0.0510323563271994" calcext:value-type="float">
            <text:p>0.0510323563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280291120906401" calcext:value-type="float">
            <text:p>0.0280291121</text:p>
          </table:table-cell>
          <table:table-cell office:value-type="float" office:value="0.0223228513740101" calcext:value-type="float">
            <text:p>0.0223228514</text:p>
          </table:table-cell>
          <table:table-cell table:style-name="Default" office:value-type="float" office:value="0.000111862322858713" calcext:value-type="float">
            <text:p>0.0001118623</text:p>
          </table:table-cell>
          <table:table-cell office:value-type="float" office:value="5.95855515320399" calcext:value-type="float">
            <text:p>5.9585551532</text:p>
          </table:table-cell>
          <table:table-cell office:value-type="float" office:value="0.0468199222033581" calcext:value-type="float">
            <text:p>0.0468199222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15663572264481" calcext:value-type="float">
            <text:p>0.0156635723</text:p>
          </table:table-cell>
          <table:table-cell office:value-type="float" office:value="0" calcext:value-type="float">
            <text:p>0</text:p>
          </table:table-cell>
          <table:table-cell office:value-type="float" office:value="0.0000168943683605914" calcext:value-type="float">
            <text:p>1.69E-05</text:p>
          </table:table-cell>
          <table:table-cell office:value-type="float" office:value="5.40760908143861" calcext:value-type="float">
            <text:p>5.40760908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158873769259207" calcext:value-type="float">
            <text:p>0.0158873769</text:p>
          </table:table-cell>
          <table:table-cell office:value-type="float" office:value="0.0280597121593988" calcext:value-type="float">
            <text:p>0.0280597122</text:p>
          </table:table-cell>
          <table:table-cell table:style-name="Default" office:value-type="float" office:value="0.000139560061717091" calcext:value-type="float">
            <text:p>0.0001395601</text:p>
          </table:table-cell>
          <table:table-cell office:value-type="float" office:value="6.60648347858769" calcext:value-type="float">
            <text:p>6.6064834786</text:p>
          </table:table-cell>
          <table:table-cell office:value-type="float" office:value="0.0502613980247101" calcext:value-type="float">
            <text:p>0.050261398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296366953496925" calcext:value-type="float">
            <text:p>0.0296366953</text:p>
          </table:table-cell>
          <table:table-cell office:value-type="float" office:value="0" calcext:value-type="float">
            <text:p>0</text:p>
          </table:table-cell>
          <table:table-cell office:value-type="float" office:value="0.0000455729448307076" calcext:value-type="float">
            <text:p>4.56E-05</text:p>
          </table:table-cell>
          <table:table-cell office:value-type="float" office:value="5.03712337189424" calcext:value-type="float">
            <text:p>5.03712337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331867210369063" calcext:value-type="float">
            <text:p>0.033186721</text:p>
          </table:table-cell>
          <table:table-cell office:value-type="float" office:value="0.0103527549688203" calcext:value-type="float">
            <text:p>0.010352755</text:p>
          </table:table-cell>
          <table:table-cell office:value-type="float" office:value="0.0000576064831032788" calcext:value-type="float">
            <text:p>5.76E-05</text:p>
          </table:table-cell>
          <table:table-cell office:value-type="float" office:value="8.08827221096119" calcext:value-type="float">
            <text:p>8.088272211</text:p>
          </table:table-cell>
          <table:table-cell office:value-type="float" office:value="0.0370397211756827" calcext:value-type="float">
            <text:p>0.0370397212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160719204691395" calcext:value-type="float">
            <text:p>0.0160719205</text:p>
          </table:table-cell>
          <table:table-cell office:value-type="float" office:value="0.024432884091866" calcext:value-type="float">
            <text:p>0.0244328841</text:p>
          </table:table-cell>
          <table:table-cell table:style-name="Default" office:value-type="float" office:value="0.000118791076548118" calcext:value-type="float">
            <text:p>0.0001187911</text:p>
          </table:table-cell>
          <table:table-cell office:value-type="float" office:value="6.47002247980905" calcext:value-type="float">
            <text:p>6.4700224798</text:p>
          </table:table-cell>
          <table:table-cell office:value-type="float" office:value="0.0476196581381258" calcext:value-type="float">
            <text:p>0.0476196581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153220448970194" calcext:value-type="float">
            <text:p>0.0153220449</text:p>
          </table:table-cell>
          <table:table-cell office:value-type="float" office:value="0" calcext:value-type="float">
            <text:p>0</text:p>
          </table:table-cell>
          <table:table-cell office:value-type="float" office:value="0.0000191129416477104" calcext:value-type="float">
            <text:p>1.91E-05</text:p>
          </table:table-cell>
          <table:table-cell office:value-type="float" office:value="4.22065561888013" calcext:value-type="float">
            <text:p>4.2206556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165774929649698" calcext:value-type="float">
            <text:p>0.016577493</text:p>
          </table:table-cell>
          <table:table-cell office:value-type="float" office:value="0" calcext:value-type="float">
            <text:p>0</text:p>
          </table:table-cell>
          <table:table-cell office:value-type="float" office:value="0.0000256777447340567" calcext:value-type="float">
            <text:p>2.57E-05</text:p>
          </table:table-cell>
          <table:table-cell office:value-type="float" office:value="5.31945482642741" calcext:value-type="float">
            <text:p>5.3194548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337529740699447" calcext:value-type="float">
            <text:p>0.0337529741</text:p>
          </table:table-cell>
          <table:table-cell office:value-type="float" office:value="0" calcext:value-type="float">
            <text:p>0</text:p>
          </table:table-cell>
          <table:table-cell office:value-type="float" office:value="0.0000413393693890598" calcext:value-type="float">
            <text:p>4.13E-05</text:p>
          </table:table-cell>
          <table:table-cell office:value-type="float" office:value="3.76785904758358" calcext:value-type="float">
            <text:p>3.7678590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154942543601729" calcext:value-type="float">
            <text:p>0.0154942544</text:p>
          </table:table-cell>
          <table:table-cell office:value-type="float" office:value="0" calcext:value-type="float">
            <text:p>0</text:p>
          </table:table-cell>
          <table:table-cell office:value-type="float" office:value="0.0000296768326127003" calcext:value-type="float">
            <text:p>2.97E-05</text:p>
          </table:table-cell>
          <table:table-cell office:value-type="float" office:value="5.62975074286495" calcext:value-type="float">
            <text:p>5.62975074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151568073492395" calcext:value-type="float">
            <text:p>0.0151568073</text:p>
          </table:table-cell>
          <table:table-cell office:value-type="float" office:value="0.022697424451142" calcext:value-type="float">
            <text:p>0.0226974245</text:p>
          </table:table-cell>
          <table:table-cell table:style-name="Default" office:value-type="float" office:value="0.000108565061184041" calcext:value-type="float">
            <text:p>0.0001085651</text:p>
          </table:table-cell>
          <table:table-cell office:value-type="float" office:value="6.53647137777145" calcext:value-type="float">
            <text:p>6.5364713778</text:p>
          </table:table-cell>
          <table:table-cell office:value-type="float" office:value="0.0465618865589524" calcext:value-type="float">
            <text:p>0.0465618866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162812781661079" calcext:value-type="float">
            <text:p>0.0162812782</text:p>
          </table:table-cell>
          <table:table-cell office:value-type="float" office:value="0" calcext:value-type="float">
            <text:p>0</text:p>
          </table:table-cell>
          <table:table-cell office:value-type="float" office:value="0.0000267453763492923" calcext:value-type="float">
            <text:p>2.67E-05</text:p>
          </table:table-cell>
          <table:table-cell office:value-type="float" office:value="4.45253615532322" calcext:value-type="float">
            <text:p>4.45253615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333849908285347" calcext:value-type="float">
            <text:p>0.0333849908</text:p>
          </table:table-cell>
          <table:table-cell office:value-type="float" office:value="0" calcext:value-type="float">
            <text:p>0</text:p>
          </table:table-cell>
          <table:table-cell office:value-type="float" office:value="0.0000406492516476324" calcext:value-type="float">
            <text:p>4.06E-05</text:p>
          </table:table-cell>
          <table:table-cell office:value-type="float" office:value="5.43971541273352" calcext:value-type="float">
            <text:p>5.4397154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154830234374662" calcext:value-type="float">
            <text:p>0.0154830234</text:p>
          </table:table-cell>
          <table:table-cell office:value-type="float" office:value="0" calcext:value-type="float">
            <text:p>0</text:p>
          </table:table-cell>
          <table:table-cell office:value-type="float" office:value="0.0000275068988412112" calcext:value-type="float">
            <text:p>2.75E-05</text:p>
          </table:table-cell>
          <table:table-cell office:value-type="float" office:value="2.47324863168693" calcext:value-type="float">
            <text:p>2.4732486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155386425844876" calcext:value-type="float">
            <text:p>0.0155386426</text:p>
          </table:table-cell>
          <table:table-cell office:value-type="float" office:value="0.0231821519361144" calcext:value-type="float">
            <text:p>0.0231821519</text:p>
          </table:table-cell>
          <table:table-cell table:style-name="Default" office:value-type="float" office:value="0.000111949217909254" calcext:value-type="float">
            <text:p>0.0001119492</text:p>
          </table:table-cell>
          <table:table-cell office:value-type="float" office:value="6.74127708394648" calcext:value-type="float">
            <text:p>6.7412770839</text:p>
          </table:table-cell>
          <table:table-cell office:value-type="float" office:value="0.0466201968430145" calcext:value-type="float">
            <text:p>0.0466201968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155896751282498" calcext:value-type="float">
            <text:p>0.0155896751</text:p>
          </table:table-cell>
          <table:table-cell office:value-type="float" office:value="0.0251476937561383" calcext:value-type="float">
            <text:p>0.0251476938</text:p>
          </table:table-cell>
          <table:table-cell table:style-name="Default" office:value-type="float" office:value="0.000122081993139997" calcext:value-type="float">
            <text:p>0.000122082</text:p>
          </table:table-cell>
          <table:table-cell office:value-type="float" office:value="2.01631054800176" calcext:value-type="float">
            <text:p>2.016310548</text:p>
          </table:table-cell>
          <table:table-cell office:value-type="float" office:value="0.0480989422943999" calcext:value-type="float">
            <text:p>0.0480989423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255390951113781" calcext:value-type="float">
            <text:p>0.0255390951</text:p>
          </table:table-cell>
          <table:table-cell office:value-type="float" office:value="0.0233989015267329" calcext:value-type="float">
            <text:p>0.0233989015</text:p>
          </table:table-cell>
          <table:table-cell table:style-name="Default" office:value-type="float" office:value="0.000116183147222846" calcext:value-type="float">
            <text:p>0.0001161831</text:p>
          </table:table-cell>
          <table:table-cell office:value-type="float" office:value="7.63118324603684" calcext:value-type="float">
            <text:p>7.631183246</text:p>
          </table:table-cell>
          <table:table-cell office:value-type="float" office:value="0.0478376690632077" calcext:value-type="float">
            <text:p>0.0478376691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147449517141116" calcext:value-type="float">
            <text:p>0.0147449517</text:p>
          </table:table-cell>
          <table:table-cell office:value-type="float" office:value="0.0273009817582702" calcext:value-type="float">
            <text:p>0.0273009818</text:p>
          </table:table-cell>
          <table:table-cell table:style-name="Default" office:value-type="float" office:value="0.000145605262919288" calcext:value-type="float">
            <text:p>0.0001456053</text:p>
          </table:table-cell>
          <table:table-cell office:value-type="float" office:value="1.63313402878847" calcext:value-type="float">
            <text:p>1.6331340288</text:p>
          </table:table-cell>
          <table:table-cell office:value-type="float" office:value="0.0367216682506056" calcext:value-type="float">
            <text:p>0.0367216683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152410087635435" calcext:value-type="float">
            <text:p>0.0152410088</text:p>
          </table:table-cell>
          <table:table-cell office:value-type="float" office:value="0.0230811916323157" calcext:value-type="float">
            <text:p>0.0230811916</text:p>
          </table:table-cell>
          <table:table-cell table:style-name="Default" office:value-type="float" office:value="0.000110799846299132" calcext:value-type="float">
            <text:p>0.0001107998</text:p>
          </table:table-cell>
          <table:table-cell office:value-type="float" office:value="6.46286813238572" calcext:value-type="float">
            <text:p>6.4628681324</text:p>
          </table:table-cell>
          <table:table-cell office:value-type="float" office:value="0.0466619734120121" calcext:value-type="float">
            <text:p>0.0466619734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185187936203716" calcext:value-type="float">
            <text:p>0.0185187936</text:p>
          </table:table-cell>
          <table:table-cell office:value-type="float" office:value="0" calcext:value-type="float">
            <text:p>0</text:p>
          </table:table-cell>
          <table:table-cell office:value-type="float" office:value="0.0000219416385449943" calcext:value-type="float">
            <text:p>2.19E-05</text:p>
          </table:table-cell>
          <table:table-cell office:value-type="float" office:value="6.5138549940087" calcext:value-type="float">
            <text:p>6.5138549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164277602792888" calcext:value-type="float">
            <text:p>0.0164277603</text:p>
          </table:table-cell>
          <table:table-cell office:value-type="float" office:value="0.0271713815718662" calcext:value-type="float">
            <text:p>0.0271713816</text:p>
          </table:table-cell>
          <table:table-cell table:style-name="Default" office:value-type="float" office:value="0.000132840418011921" calcext:value-type="float">
            <text:p>0.0001328404</text:p>
          </table:table-cell>
          <table:table-cell office:value-type="float" office:value="6.37957985136166" calcext:value-type="float">
            <text:p>6.3795798514</text:p>
          </table:table-cell>
          <table:table-cell office:value-type="float" office:value="0.0494986260203017" calcext:value-type="float">
            <text:p>0.049498626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167163065520728" calcext:value-type="float">
            <text:p>0.0167163066</text:p>
          </table:table-cell>
          <table:table-cell office:value-type="float" office:value="0" calcext:value-type="float">
            <text:p>0</text:p>
          </table:table-cell>
          <table:table-cell office:value-type="float" office:value="0.0000267479270802681" calcext:value-type="float">
            <text:p>2.67E-05</text:p>
          </table:table-cell>
          <table:table-cell office:value-type="float" office:value="5.8908641738052" calcext:value-type="float">
            <text:p>5.89086417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18371287427639" calcext:value-type="float">
            <text:p>0.0183712874</text:p>
          </table:table-cell>
          <table:table-cell office:value-type="float" office:value="0.0196671933414341" calcext:value-type="float">
            <text:p>0.0196671933</text:p>
          </table:table-cell>
          <table:table-cell office:value-type="float" office:value="0.0000997335093402726" calcext:value-type="float">
            <text:p>9.97E-05</text:p>
          </table:table-cell>
          <table:table-cell office:value-type="float" office:value="6.71355608114542" calcext:value-type="float">
            <text:p>6.7135560811</text:p>
          </table:table-cell>
          <table:table-cell office:value-type="float" office:value="0.0463130238552349" calcext:value-type="float">
            <text:p>0.0463130239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165224717492513" calcext:value-type="float">
            <text:p>0.0165224717</text:p>
          </table:table-cell>
          <table:table-cell office:value-type="float" office:value="0.0271457640610075" calcext:value-type="float">
            <text:p>0.0271457641</text:p>
          </table:table-cell>
          <table:table-cell table:style-name="Default" office:value-type="float" office:value="0.000132818428567417" calcext:value-type="float">
            <text:p>0.0001328184</text:p>
          </table:table-cell>
          <table:table-cell office:value-type="float" office:value="6.50676347784366" calcext:value-type="float">
            <text:p>6.5067634778</text:p>
          </table:table-cell>
          <table:table-cell office:value-type="float" office:value="0.0495054603612647" calcext:value-type="float">
            <text:p>0.0495054604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164898374559118" calcext:value-type="float">
            <text:p>0.0164898375</text:p>
          </table:table-cell>
          <table:table-cell office:value-type="float" office:value="0" calcext:value-type="float">
            <text:p>0</text:p>
          </table:table-cell>
          <table:table-cell office:value-type="float" office:value="0.0000325455685021356" calcext:value-type="float">
            <text:p>3.25E-05</text:p>
          </table:table-cell>
          <table:table-cell office:value-type="float" office:value="3.8951370939257" calcext:value-type="float">
            <text:p>3.8951370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162885024126954" calcext:value-type="float">
            <text:p>0.0162885024</text:p>
          </table:table-cell>
          <table:table-cell office:value-type="float" office:value="0.0288465428843324" calcext:value-type="float">
            <text:p>0.0288465429</text:p>
          </table:table-cell>
          <table:table-cell table:style-name="Default" office:value-type="float" office:value="0.000148478655133083" calcext:value-type="float">
            <text:p>0.0001484787</text:p>
          </table:table-cell>
          <table:table-cell office:value-type="float" office:value="7.50349894159994" calcext:value-type="float">
            <text:p>7.5034989416</text:p>
          </table:table-cell>
          <table:table-cell office:value-type="float" office:value="0.049514114619976" calcext:value-type="float">
            <text:p>0.0495141146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15791178378853" calcext:value-type="float">
            <text:p>0.0157911784</text:p>
          </table:table-cell>
          <table:table-cell office:value-type="float" office:value="0" calcext:value-type="float">
            <text:p>0</text:p>
          </table:table-cell>
          <table:table-cell office:value-type="float" office:value="0.0000271340146370866" calcext:value-type="float">
            <text:p>2.71E-05</text:p>
          </table:table-cell>
          <table:table-cell office:value-type="float" office:value="2.78954373389904" calcext:value-type="float">
            <text:p>2.7895437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160197322161105" calcext:value-type="float">
            <text:p>0.0160197322</text:p>
          </table:table-cell>
          <table:table-cell office:value-type="float" office:value="0" calcext:value-type="float">
            <text:p>0</text:p>
          </table:table-cell>
          <table:table-cell office:value-type="float" office:value="0.0000254948655336537" calcext:value-type="float">
            <text:p>2.55E-05</text:p>
          </table:table-cell>
          <table:table-cell office:value-type="float" office:value="1.85198957240877" calcext:value-type="float">
            <text:p>1.8519895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165801482300304" calcext:value-type="float">
            <text:p>0.0165801482</text:p>
          </table:table-cell>
          <table:table-cell office:value-type="float" office:value="0.00243367590908575" calcext:value-type="float">
            <text:p>0.0024336759</text:p>
          </table:table-cell>
          <table:table-cell office:value-type="float" office:value="0.0000242787736214035" calcext:value-type="float">
            <text:p>2.43E-05</text:p>
          </table:table-cell>
          <table:table-cell office:value-type="float" office:value="5.73386862989238" calcext:value-type="float">
            <text:p>5.7338686299</text:p>
          </table:table-cell>
          <table:table-cell office:value-type="float" office:value="0.0147563024190955" calcext:value-type="float">
            <text:p>0.0147563024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155709806183214" calcext:value-type="float">
            <text:p>0.0155709806</text:p>
          </table:table-cell>
          <table:table-cell office:value-type="float" office:value="0" calcext:value-type="float">
            <text:p>0</text:p>
          </table:table-cell>
          <table:table-cell office:value-type="float" office:value="0.0000199276888677261" calcext:value-type="float">
            <text:p>1.99E-05</text:p>
          </table:table-cell>
          <table:table-cell office:value-type="float" office:value="5.18476850845386" calcext:value-type="float">
            <text:p>5.18476850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163342747088789" calcext:value-type="float">
            <text:p>0.0163342747</text:p>
          </table:table-cell>
          <table:table-cell office:value-type="float" office:value="0" calcext:value-type="float">
            <text:p>0</text:p>
          </table:table-cell>
          <table:table-cell office:value-type="float" office:value="0.0000220132789767004" calcext:value-type="float">
            <text:p>2.20E-05</text:p>
          </table:table-cell>
          <table:table-cell office:value-type="float" office:value="6.04480423593899" calcext:value-type="float">
            <text:p>6.04480423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177085941313075" calcext:value-type="float">
            <text:p>0.0177085941</text:p>
          </table:table-cell>
          <table:table-cell office:value-type="float" office:value="0.0233723582089626" calcext:value-type="float">
            <text:p>0.0233723582</text:p>
          </table:table-cell>
          <table:table-cell table:style-name="Default" office:value-type="float" office:value="0.000114920290143733" calcext:value-type="float">
            <text:p>0.0001149203</text:p>
          </table:table-cell>
          <table:table-cell office:value-type="float" office:value="6.39949222118069" calcext:value-type="float">
            <text:p>6.3994922212</text:p>
          </table:table-cell>
          <table:table-cell office:value-type="float" office:value="0.04796481989906" calcext:value-type="float">
            <text:p>0.0479648199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184230543683103" calcext:value-type="float">
            <text:p>0.0184230544</text:p>
          </table:table-cell>
          <table:table-cell office:value-type="float" office:value="0.0199229109045118" calcext:value-type="float">
            <text:p>0.0199229109</text:p>
          </table:table-cell>
          <table:table-cell office:value-type="float" office:value="0.0000972109362573193" calcext:value-type="float">
            <text:p>9.72E-05</text:p>
          </table:table-cell>
          <table:table-cell office:value-type="float" office:value="6.63547796934691" calcext:value-type="float">
            <text:p>6.6354779693</text:p>
          </table:table-cell>
          <table:table-cell office:value-type="float" office:value="0.0449621699047208" calcext:value-type="float">
            <text:p>0.0449621699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155277612861529" calcext:value-type="float">
            <text:p>0.0155277613</text:p>
          </table:table-cell>
          <table:table-cell office:value-type="float" office:value="0" calcext:value-type="float">
            <text:p>0</text:p>
          </table:table-cell>
          <table:table-cell office:value-type="float" office:value="0.0000199971912950952" calcext:value-type="float">
            <text:p>2.00E-05</text:p>
          </table:table-cell>
          <table:table-cell office:value-type="float" office:value="5.3595082667853" calcext:value-type="float">
            <text:p>5.3595082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289448293303707" calcext:value-type="float">
            <text:p>0.0289448293</text:p>
          </table:table-cell>
          <table:table-cell office:value-type="float" office:value="0" calcext:value-type="float">
            <text:p>0</text:p>
          </table:table-cell>
          <table:table-cell office:value-type="float" office:value="0.0000462087196506274" calcext:value-type="float">
            <text:p>4.62E-05</text:p>
          </table:table-cell>
          <table:table-cell office:value-type="float" office:value="6.52645639813688" calcext:value-type="float">
            <text:p>6.52645639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167485901453338" calcext:value-type="float">
            <text:p>0.0167485901</text:p>
          </table:table-cell>
          <table:table-cell office:value-type="float" office:value="0" calcext:value-type="float">
            <text:p>0</text:p>
          </table:table-cell>
          <table:table-cell office:value-type="float" office:value="0.000026889014104507" calcext:value-type="float">
            <text:p>2.69E-05</text:p>
          </table:table-cell>
          <table:table-cell office:value-type="float" office:value="5.97123717972118" calcext:value-type="float">
            <text:p>5.9712371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165232092396922" calcext:value-type="float">
            <text:p>0.0165232092</text:p>
          </table:table-cell>
          <table:table-cell office:value-type="float" office:value="0" calcext:value-type="float">
            <text:p>0</text:p>
          </table:table-cell>
          <table:table-cell office:value-type="float" office:value="0.0000262430139035493" calcext:value-type="float">
            <text:p>2.62E-05</text:p>
          </table:table-cell>
          <table:table-cell office:value-type="float" office:value="4.83191546338745" calcext:value-type="float">
            <text:p>4.8319154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191328667618761" calcext:value-type="float">
            <text:p>0.0191328668</text:p>
          </table:table-cell>
          <table:table-cell office:value-type="float" office:value="0.0186686494920359" calcext:value-type="float">
            <text:p>0.0186686495</text:p>
          </table:table-cell>
          <table:table-cell office:value-type="float" office:value="0.0000918013434286869" calcext:value-type="float">
            <text:p>9.18E-05</text:p>
          </table:table-cell>
          <table:table-cell office:value-type="float" office:value="6.29239555208847" calcext:value-type="float">
            <text:p>6.2923955521</text:p>
          </table:table-cell>
          <table:table-cell office:value-type="float" office:value="0.0448925037721616" calcext:value-type="float">
            <text:p>0.0448925038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157489066907471" calcext:value-type="float">
            <text:p>0.0157489067</text:p>
          </table:table-cell>
          <table:table-cell office:value-type="float" office:value="0.0238070642911686" calcext:value-type="float">
            <text:p>0.0238070643</text:p>
          </table:table-cell>
          <table:table-cell table:style-name="Default" office:value-type="float" office:value="0.000115242378751967" calcext:value-type="float">
            <text:p>0.0001152424</text:p>
          </table:table-cell>
          <table:table-cell office:value-type="float" office:value="6.5847800185561" calcext:value-type="float">
            <text:p>6.5847800186</text:p>
          </table:table-cell>
          <table:table-cell office:value-type="float" office:value="0.0471559568059849" calcext:value-type="float">
            <text:p>0.0471559568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165296889072211" calcext:value-type="float">
            <text:p>0.0165296889</text:p>
          </table:table-cell>
          <table:table-cell office:value-type="float" office:value="0.0258747620775474" calcext:value-type="float">
            <text:p>0.0258747621</text:p>
          </table:table-cell>
          <table:table-cell table:style-name="Default" office:value-type="float" office:value="0.000126607044986201" calcext:value-type="float">
            <text:p>0.000126607</text:p>
          </table:table-cell>
          <table:table-cell office:value-type="float" office:value="6.4677245229246" calcext:value-type="float">
            <text:p>6.4677245229</text:p>
          </table:table-cell>
          <table:table-cell office:value-type="float" office:value="0.0486018687011244" calcext:value-type="float">
            <text:p>0.0486018687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213339001080188" calcext:value-type="float">
            <text:p>0.0213339001</text:p>
          </table:table-cell>
          <table:table-cell office:value-type="float" office:value="0" calcext:value-type="float">
            <text:p>0</text:p>
          </table:table-cell>
          <table:table-cell office:value-type="float" office:value="0.0000278351775495817" calcext:value-type="float">
            <text:p>2.78E-05</text:p>
          </table:table-cell>
          <table:table-cell office:value-type="float" office:value="6.08278004376453" calcext:value-type="float">
            <text:p>6.0827800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159186110412285" calcext:value-type="float">
            <text:p>0.015918611</text:p>
          </table:table-cell>
          <table:table-cell office:value-type="float" office:value="0.0282640939869679" calcext:value-type="float">
            <text:p>0.028264094</text:p>
          </table:table-cell>
          <table:table-cell table:style-name="Default" office:value-type="float" office:value="0.000141079718292728" calcext:value-type="float">
            <text:p>0.0001410797</text:p>
          </table:table-cell>
          <table:table-cell office:value-type="float" office:value="7.04310705190714" calcext:value-type="float">
            <text:p>7.0431070519</text:p>
          </table:table-cell>
          <table:table-cell office:value-type="float" office:value="0.0500685734103959" calcext:value-type="float">
            <text:p>0.0500685734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165295899909311" calcext:value-type="float">
            <text:p>0.01652959</text:p>
          </table:table-cell>
          <table:table-cell office:value-type="float" office:value="0" calcext:value-type="float">
            <text:p>0</text:p>
          </table:table-cell>
          <table:table-cell office:value-type="float" office:value="0.0000254261903712325" calcext:value-type="float">
            <text:p>2.54E-05</text:p>
          </table:table-cell>
          <table:table-cell office:value-type="float" office:value="4.99072468701499" calcext:value-type="float">
            <text:p>4.9907246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162481047110676" calcext:value-type="float">
            <text:p>0.0162481047</text:p>
          </table:table-cell>
          <table:table-cell office:value-type="float" office:value="0" calcext:value-type="float">
            <text:p>0</text:p>
          </table:table-cell>
          <table:table-cell office:value-type="float" office:value="0.0000266900091274058" calcext:value-type="float">
            <text:p>2.67E-05</text:p>
          </table:table-cell>
          <table:table-cell office:value-type="float" office:value="3.93858014740009" calcext:value-type="float">
            <text:p>3.9385801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167964639939406" calcext:value-type="float">
            <text:p>0.016796464</text:p>
          </table:table-cell>
          <table:table-cell office:value-type="float" office:value="0" calcext:value-type="float">
            <text:p>0</text:p>
          </table:table-cell>
          <table:table-cell office:value-type="float" office:value="0.0000236908154612028" calcext:value-type="float">
            <text:p>2.37E-05</text:p>
          </table:table-cell>
          <table:table-cell office:value-type="float" office:value="6.35371561495021" calcext:value-type="float">
            <text:p>6.353715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157813383835605" calcext:value-type="float">
            <text:p>0.0157813384</text:p>
          </table:table-cell>
          <table:table-cell office:value-type="float" office:value="0.0281066129952988" calcext:value-type="float">
            <text:p>0.028106613</text:p>
          </table:table-cell>
          <table:table-cell table:style-name="Default" office:value-type="float" office:value="0.00013962222961436" calcext:value-type="float">
            <text:p>0.0001396222</text:p>
          </table:table-cell>
          <table:table-cell office:value-type="float" office:value="6.53865583762742" calcext:value-type="float">
            <text:p>6.5386558376</text:p>
          </table:table-cell>
          <table:table-cell office:value-type="float" office:value="0.0500783491303461" calcext:value-type="float">
            <text:p>0.0500783491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803939237345514" calcext:value-type="float">
            <text:p>0.0803939237</text:p>
          </table:table-cell>
          <table:table-cell office:value-type="float" office:value="0.000207074669523135" calcext:value-type="float">
            <text:p>0.0002070747</text:p>
          </table:table-cell>
          <table:table-cell office:value-type="float" office:value="0.000018154344143943" calcext:value-type="float">
            <text:p>1.82E-05</text:p>
          </table:table-cell>
          <table:table-cell office:value-type="float" office:value="13.2724077769041" calcext:value-type="float">
            <text:p>13.2724077769</text:p>
          </table:table-cell>
          <table:table-cell office:value-type="float" office:value="0.0107458440186106" calcext:value-type="float">
            <text:p>0.010745844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159503293291165" calcext:value-type="float">
            <text:p>0.0159503293</text:p>
          </table:table-cell>
          <table:table-cell office:value-type="float" office:value="0" calcext:value-type="float">
            <text:p>0</text:p>
          </table:table-cell>
          <table:table-cell office:value-type="float" office:value="0.0000247947603143295" calcext:value-type="float">
            <text:p>2.48E-05</text:p>
          </table:table-cell>
          <table:table-cell office:value-type="float" office:value="0.966381290888335" calcext:value-type="float">
            <text:p>0.9663812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166293871396224" calcext:value-type="float">
            <text:p>0.0166293871</text:p>
          </table:table-cell>
          <table:table-cell office:value-type="float" office:value="0" calcext:value-type="float">
            <text:p>0</text:p>
          </table:table-cell>
          <table:table-cell office:value-type="float" office:value="0.0000278624857823431" calcext:value-type="float">
            <text:p>2.79E-05</text:p>
          </table:table-cell>
          <table:table-cell office:value-type="float" office:value="6.40773320291684" calcext:value-type="float">
            <text:p>6.4077332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157582347493889" calcext:value-type="float">
            <text:p>0.0157582347</text:p>
          </table:table-cell>
          <table:table-cell office:value-type="float" office:value="0" calcext:value-type="float">
            <text:p>0</text:p>
          </table:table-cell>
          <table:table-cell office:value-type="float" office:value="0.0000195710367634957" calcext:value-type="float">
            <text:p>1.96E-05</text:p>
          </table:table-cell>
          <table:table-cell office:value-type="float" office:value="6.16576129750877" calcext:value-type="float">
            <text:p>6.16576129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27900950123615" calcext:value-type="float">
            <text:p>0.0279009501</text:p>
          </table:table-cell>
          <table:table-cell office:value-type="float" office:value="0.0110132502729968" calcext:value-type="float">
            <text:p>0.0110132503</text:p>
          </table:table-cell>
          <table:table-cell office:value-type="float" office:value="0.0000590153980041713" calcext:value-type="float">
            <text:p>5.90E-05</text:p>
          </table:table-cell>
          <table:table-cell office:value-type="float" office:value="6.50010285550231" calcext:value-type="float">
            <text:p>6.5001028555</text:p>
          </table:table-cell>
          <table:table-cell office:value-type="float" office:value="0.0188829867429328" calcext:value-type="float">
            <text:p>0.0188829867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170635559872558" calcext:value-type="float">
            <text:p>0.017063556</text:p>
          </table:table-cell>
          <table:table-cell office:value-type="float" office:value="0" calcext:value-type="float">
            <text:p>0</text:p>
          </table:table-cell>
          <table:table-cell office:value-type="float" office:value="0.0000231989591466006" calcext:value-type="float">
            <text:p>2.32E-05</text:p>
          </table:table-cell>
          <table:table-cell office:value-type="float" office:value="5.92175109713128" calcext:value-type="float">
            <text:p>5.92175109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161134560192783" calcext:value-type="float">
            <text:p>0.016113456</text:p>
          </table:table-cell>
          <table:table-cell office:value-type="float" office:value="0" calcext:value-type="float">
            <text:p>0</text:p>
          </table:table-cell>
          <table:table-cell office:value-type="float" office:value="0.0000215339728088587" calcext:value-type="float">
            <text:p>2.15E-05</text:p>
          </table:table-cell>
          <table:table-cell office:value-type="float" office:value="5.75833918042407" calcext:value-type="float">
            <text:p>5.75833918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163377504843624" calcext:value-type="float">
            <text:p>0.0163377505</text:p>
          </table:table-cell>
          <table:table-cell office:value-type="float" office:value="0" calcext:value-type="float">
            <text:p>0</text:p>
          </table:table-cell>
          <table:table-cell office:value-type="float" office:value="0.0000253531557385703" calcext:value-type="float">
            <text:p>2.54E-05</text:p>
          </table:table-cell>
          <table:table-cell office:value-type="float" office:value="3.61062720141276" calcext:value-type="float">
            <text:p>3.6106272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178766125702064" calcext:value-type="float">
            <text:p>0.0178766126</text:p>
          </table:table-cell>
          <table:table-cell office:value-type="float" office:value="0.0232206289202985" calcext:value-type="float">
            <text:p>0.0232206289</text:p>
          </table:table-cell>
          <table:table-cell table:style-name="Default" office:value-type="float" office:value="0.000113641351035386" calcext:value-type="float">
            <text:p>0.0001136414</text:p>
          </table:table-cell>
          <table:table-cell office:value-type="float" office:value="6.7674662980232" calcext:value-type="float">
            <text:p>6.767466298</text:p>
          </table:table-cell>
          <table:table-cell office:value-type="float" office:value="0.0475017533566191" calcext:value-type="float">
            <text:p>0.0475017534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217520590196889" calcext:value-type="float">
            <text:p>0.021752059</text:p>
          </table:table-cell>
          <table:table-cell office:value-type="float" office:value="0" calcext:value-type="float">
            <text:p>0</text:p>
          </table:table-cell>
          <table:table-cell office:value-type="float" office:value="0.0000283895278339946" calcext:value-type="float">
            <text:p>2.84E-05</text:p>
          </table:table-cell>
          <table:table-cell office:value-type="float" office:value="6.56194279372255" calcext:value-type="float">
            <text:p>6.56194279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151186662021257" calcext:value-type="float">
            <text:p>0.0151186662</text:p>
          </table:table-cell>
          <table:table-cell office:value-type="float" office:value="0.028634041203102" calcext:value-type="float">
            <text:p>0.0286340412</text:p>
          </table:table-cell>
          <table:table-cell table:style-name="Default" office:value-type="float" office:value="0.00014621110246137" calcext:value-type="float">
            <text:p>0.0001462111</text:p>
          </table:table-cell>
          <table:table-cell office:value-type="float" office:value="6.5016248429774" calcext:value-type="float">
            <text:p>6.501624843</text:p>
          </table:table-cell>
          <table:table-cell office:value-type="float" office:value="0.0501489336148312" calcext:value-type="float">
            <text:p>0.0501489336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162164973490023" calcext:value-type="float">
            <text:p>0.0162164973</text:p>
          </table:table-cell>
          <table:table-cell office:value-type="float" office:value="0" calcext:value-type="float">
            <text:p>0</text:p>
          </table:table-cell>
          <table:table-cell office:value-type="float" office:value="0.0000247791554231066" calcext:value-type="float">
            <text:p>2.48E-05</text:p>
          </table:table-cell>
          <table:table-cell office:value-type="float" office:value="3.83131722076367" calcext:value-type="float">
            <text:p>3.8313172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17483384897546" calcext:value-type="float">
            <text:p>0.0174833849</text:p>
          </table:table-cell>
          <table:table-cell office:value-type="float" office:value="0.00805620620113255" calcext:value-type="float">
            <text:p>0.0080562062</text:p>
          </table:table-cell>
          <table:table-cell office:value-type="float" office:value="0.0000327653867881525" calcext:value-type="float">
            <text:p>3.28E-05</text:p>
          </table:table-cell>
          <table:table-cell office:value-type="float" office:value="7.1299441103034" calcext:value-type="float">
            <text:p>7.1299441103</text:p>
          </table:table-cell>
          <table:table-cell office:value-type="float" office:value="0.0185981703455651" calcext:value-type="float">
            <text:p>0.0185981703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169025020041899" calcext:value-type="float">
            <text:p>0.016902502</text:p>
          </table:table-cell>
          <table:table-cell office:value-type="float" office:value="0" calcext:value-type="float">
            <text:p>0</text:p>
          </table:table-cell>
          <table:table-cell office:value-type="float" office:value="0.0000312005507689984" calcext:value-type="float">
            <text:p>3.12E-05</text:p>
          </table:table-cell>
          <table:table-cell office:value-type="float" office:value="6.73245387363998" calcext:value-type="float">
            <text:p>6.7324538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164202551505" calcext:value-type="float">
            <text:p>0.0164202552</text:p>
          </table:table-cell>
          <table:table-cell office:value-type="float" office:value="0" calcext:value-type="float">
            <text:p>0</text:p>
          </table:table-cell>
          <table:table-cell office:value-type="float" office:value="0.000027676270134578" calcext:value-type="float">
            <text:p>2.77E-05</text:p>
          </table:table-cell>
          <table:table-cell office:value-type="float" office:value="5.73421455189672" calcext:value-type="float">
            <text:p>5.73421455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160883010943374" calcext:value-type="float">
            <text:p>0.0160883011</text:p>
          </table:table-cell>
          <table:table-cell office:value-type="float" office:value="0" calcext:value-type="float">
            <text:p>0</text:p>
          </table:table-cell>
          <table:table-cell office:value-type="float" office:value="0.00002203699535633" calcext:value-type="float">
            <text:p>2.20E-05</text:p>
          </table:table-cell>
          <table:table-cell office:value-type="float" office:value="3.86344644047046" calcext:value-type="float">
            <text:p>3.86344644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164766463642245" calcext:value-type="float">
            <text:p>0.0164766464</text:p>
          </table:table-cell>
          <table:table-cell office:value-type="float" office:value="0.0272564961394541" calcext:value-type="float">
            <text:p>0.0272564961</text:p>
          </table:table-cell>
          <table:table-cell table:style-name="Default" office:value-type="float" office:value="0.000133232105182909" calcext:value-type="float">
            <text:p>0.0001332321</text:p>
          </table:table-cell>
          <table:table-cell office:value-type="float" office:value="6.48967913842437" calcext:value-type="float">
            <text:p>6.4896791384</text:p>
          </table:table-cell>
          <table:table-cell office:value-type="float" office:value="0.0495076286474391" calcext:value-type="float">
            <text:p>0.0495076286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165398408960516" calcext:value-type="float">
            <text:p>0.0165398409</text:p>
          </table:table-cell>
          <table:table-cell office:value-type="float" office:value="0.025004691337488" calcext:value-type="float">
            <text:p>0.0250046913</text:p>
          </table:table-cell>
          <table:table-cell table:style-name="Default" office:value-type="float" office:value="0.000121593842801744" calcext:value-type="float">
            <text:p>0.0001215938</text:p>
          </table:table-cell>
          <table:table-cell office:value-type="float" office:value="6.65523637846999" calcext:value-type="float">
            <text:p>6.6552363785</text:p>
          </table:table-cell>
          <table:table-cell office:value-type="float" office:value="0.0479167847689052" calcext:value-type="float">
            <text:p>0.0479167848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158671108012215" calcext:value-type="float">
            <text:p>0.0158671108</text:p>
          </table:table-cell>
          <table:table-cell office:value-type="float" office:value="0.0281157567934303" calcext:value-type="float">
            <text:p>0.0281157568</text:p>
          </table:table-cell>
          <table:table-cell table:style-name="Default" office:value-type="float" office:value="0.000139894825912621" calcext:value-type="float">
            <text:p>0.0001398948</text:p>
          </table:table-cell>
          <table:table-cell office:value-type="float" office:value="6.74688515278488" calcext:value-type="float">
            <text:p>6.7468851528</text:p>
          </table:table-cell>
          <table:table-cell office:value-type="float" office:value="0.0500101394400995" calcext:value-type="float">
            <text:p>0.0500101394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153184681651056" calcext:value-type="float">
            <text:p>0.0153184682</text:p>
          </table:table-cell>
          <table:table-cell office:value-type="float" office:value="0" calcext:value-type="float">
            <text:p>0</text:p>
          </table:table-cell>
          <table:table-cell office:value-type="float" office:value="0.0000281886597715765" calcext:value-type="float">
            <text:p>2.82E-05</text:p>
          </table:table-cell>
          <table:table-cell office:value-type="float" office:value="3.24721128195023" calcext:value-type="float">
            <text:p>3.24721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203499910443373" calcext:value-type="float">
            <text:p>0.020349991</text:p>
          </table:table-cell>
          <table:table-cell office:value-type="float" office:value="0.0151915529716429" calcext:value-type="float">
            <text:p>0.015191553</text:p>
          </table:table-cell>
          <table:table-cell office:value-type="float" office:value="0.0000762268928304793" calcext:value-type="float">
            <text:p>7.62E-05</text:p>
          </table:table-cell>
          <table:table-cell office:value-type="float" office:value="6.01512062140383" calcext:value-type="float">
            <text:p>6.0151206214</text:p>
          </table:table-cell>
          <table:table-cell office:value-type="float" office:value="0.0429999509445979" calcext:value-type="float">
            <text:p>0.0429999509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152478005012621" calcext:value-type="float">
            <text:p>0.0152478005</text:p>
          </table:table-cell>
          <table:table-cell office:value-type="float" office:value="0" calcext:value-type="float">
            <text:p>0</text:p>
          </table:table-cell>
          <table:table-cell office:value-type="float" office:value="0.0000286093679302388" calcext:value-type="float">
            <text:p>2.86E-05</text:p>
          </table:table-cell>
          <table:table-cell office:value-type="float" office:value="4.0861671628466" calcext:value-type="float">
            <text:p>4.0861671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158541912791892" calcext:value-type="float">
            <text:p>0.0158541913</text:p>
          </table:table-cell>
          <table:table-cell office:value-type="float" office:value="0" calcext:value-type="float">
            <text:p>0</text:p>
          </table:table-cell>
          <table:table-cell office:value-type="float" office:value="0.0000219571630040639" calcext:value-type="float">
            <text:p>2.20E-05</text:p>
          </table:table-cell>
          <table:table-cell office:value-type="float" office:value="1.46424989934593" calcext:value-type="float">
            <text:p>1.46424989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165271823386989" calcext:value-type="float">
            <text:p>0.0165271823</text:p>
          </table:table-cell>
          <table:table-cell office:value-type="float" office:value="0.0264593881063521" calcext:value-type="float">
            <text:p>0.0264593881</text:p>
          </table:table-cell>
          <table:table-cell table:style-name="Default" office:value-type="float" office:value="0.000129290518525565" calcext:value-type="float">
            <text:p>0.0001292905</text:p>
          </table:table-cell>
          <table:table-cell office:value-type="float" office:value="6.1272837647114" calcext:value-type="float">
            <text:p>6.1272837647</text:p>
          </table:table-cell>
          <table:table-cell office:value-type="float" office:value="0.0489403608354402" calcext:value-type="float">
            <text:p>0.0489403608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156692941019741" calcext:value-type="float">
            <text:p>0.0156692941</text:p>
          </table:table-cell>
          <table:table-cell office:value-type="float" office:value="0.0283082932887237" calcext:value-type="float">
            <text:p>0.0283082933</text:p>
          </table:table-cell>
          <table:table-cell table:style-name="Default" office:value-type="float" office:value="0.000142365957486449" calcext:value-type="float">
            <text:p>0.000142366</text:p>
          </table:table-cell>
          <table:table-cell office:value-type="float" office:value="6.72742418194381" calcext:value-type="float">
            <text:p>6.7274241819</text:p>
          </table:table-cell>
          <table:table-cell office:value-type="float" office:value="0.050530495752118" calcext:value-type="float">
            <text:p>0.0505304958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164389274241875" calcext:value-type="float">
            <text:p>0.0164389274</text:p>
          </table:table-cell>
          <table:table-cell office:value-type="float" office:value="0" calcext:value-type="float">
            <text:p>0</text:p>
          </table:table-cell>
          <table:table-cell office:value-type="float" office:value="0.0000262783078060798" calcext:value-type="float">
            <text:p>2.63E-05</text:p>
          </table:table-cell>
          <table:table-cell office:value-type="float" office:value="4.70504834482217" calcext:value-type="float">
            <text:p>4.7050483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160197322161105" calcext:value-type="float">
            <text:p>0.0160197322</text:p>
          </table:table-cell>
          <table:table-cell office:value-type="float" office:value="0" calcext:value-type="float">
            <text:p>0</text:p>
          </table:table-cell>
          <table:table-cell office:value-type="float" office:value="0.0000254948655336537" calcext:value-type="float">
            <text:p>2.55E-05</text:p>
          </table:table-cell>
          <table:table-cell office:value-type="float" office:value="1.85198957240877" calcext:value-type="float">
            <text:p>1.8519895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156024755553283" calcext:value-type="float">
            <text:p>0.0156024756</text:p>
          </table:table-cell>
          <table:table-cell office:value-type="float" office:value="0" calcext:value-type="float">
            <text:p>0</text:p>
          </table:table-cell>
          <table:table-cell office:value-type="float" office:value="0.0000207806775873967" calcext:value-type="float">
            <text:p>2.08E-05</text:p>
          </table:table-cell>
          <table:table-cell office:value-type="float" office:value="3.41146125782075" calcext:value-type="float">
            <text:p>3.41146125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156171808580966" calcext:value-type="float">
            <text:p>0.0156171809</text:p>
          </table:table-cell>
          <table:table-cell office:value-type="float" office:value="0" calcext:value-type="float">
            <text:p>0</text:p>
          </table:table-cell>
          <table:table-cell office:value-type="float" office:value="0.0000209127284214491" calcext:value-type="float">
            <text:p>2.09E-05</text:p>
          </table:table-cell>
          <table:table-cell office:value-type="float" office:value="3.03715233097362" calcext:value-type="float">
            <text:p>3.037152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16680494152969" calcext:value-type="float">
            <text:p>0.0166804942</text:p>
          </table:table-cell>
          <table:table-cell office:value-type="float" office:value="0" calcext:value-type="float">
            <text:p>0</text:p>
          </table:table-cell>
          <table:table-cell office:value-type="float" office:value="0.0000228189396774729" calcext:value-type="float">
            <text:p>2.28E-05</text:p>
          </table:table-cell>
          <table:table-cell office:value-type="float" office:value="6.37075030391735" calcext:value-type="float">
            <text:p>6.37075030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303674954613639" calcext:value-type="float">
            <text:p>0.0303674955</text:p>
          </table:table-cell>
          <table:table-cell office:value-type="float" office:value="0" calcext:value-type="float">
            <text:p>0</text:p>
          </table:table-cell>
          <table:table-cell office:value-type="float" office:value="0.0000461362870811641" calcext:value-type="float">
            <text:p>4.61E-05</text:p>
          </table:table-cell>
          <table:table-cell office:value-type="float" office:value="4.10637636392226" calcext:value-type="float">
            <text:p>4.1063763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213274865592577" calcext:value-type="float">
            <text:p>0.0213274866</text:p>
          </table:table-cell>
          <table:table-cell office:value-type="float" office:value="0.0115488584042157" calcext:value-type="float">
            <text:p>0.0115488584</text:p>
          </table:table-cell>
          <table:table-cell office:value-type="float" office:value="0.0000593415614036383" calcext:value-type="float">
            <text:p>5.93E-05</text:p>
          </table:table-cell>
          <table:table-cell office:value-type="float" office:value="2.83442716043985" calcext:value-type="float">
            <text:p>2.8344271604</text:p>
          </table:table-cell>
          <table:table-cell office:value-type="float" office:value="0.0397568196754403" calcext:value-type="float">
            <text:p>0.0397568197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165898565053704" calcext:value-type="float">
            <text:p>0.0165898565</text:p>
          </table:table-cell>
          <table:table-cell office:value-type="float" office:value="0.0271110420512408" calcext:value-type="float">
            <text:p>0.0271110421</text:p>
          </table:table-cell>
          <table:table-cell table:style-name="Default" office:value-type="float" office:value="0.000132679762388135" calcext:value-type="float">
            <text:p>0.0001326798</text:p>
          </table:table-cell>
          <table:table-cell office:value-type="float" office:value="6.58914476124885" calcext:value-type="float">
            <text:p>6.5891447612</text:p>
          </table:table-cell>
          <table:table-cell office:value-type="float" office:value="0.0495144813926744" calcext:value-type="float">
            <text:p>0.0495144814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159403792297305" calcext:value-type="float">
            <text:p>0.0159403792</text:p>
          </table:table-cell>
          <table:table-cell office:value-type="float" office:value="0" calcext:value-type="float">
            <text:p>0</text:p>
          </table:table-cell>
          <table:table-cell office:value-type="float" office:value="0.0000200979634722472" calcext:value-type="float">
            <text:p>2.01E-05</text:p>
          </table:table-cell>
          <table:table-cell office:value-type="float" office:value="6.21496352403651" calcext:value-type="float">
            <text:p>6.214963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158416128004779" calcext:value-type="float">
            <text:p>0.0158416128</text:p>
          </table:table-cell>
          <table:table-cell office:value-type="float" office:value="0" calcext:value-type="float">
            <text:p>0</text:p>
          </table:table-cell>
          <table:table-cell office:value-type="float" office:value="0.0000198796171369623" calcext:value-type="float">
            <text:p>1.99E-05</text:p>
          </table:table-cell>
          <table:table-cell office:value-type="float" office:value="6.05365857661383" calcext:value-type="float">
            <text:p>6.0536585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255218137569575" calcext:value-type="float">
            <text:p>0.0255218138</text:p>
          </table:table-cell>
          <table:table-cell office:value-type="float" office:value="0" calcext:value-type="float">
            <text:p>0</text:p>
          </table:table-cell>
          <table:table-cell office:value-type="float" office:value="0.0000380970616423483" calcext:value-type="float">
            <text:p>3.81E-05</text:p>
          </table:table-cell>
          <table:table-cell office:value-type="float" office:value="5.26975006776229" calcext:value-type="float">
            <text:p>5.2697500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236734829651768" calcext:value-type="float">
            <text:p>0.023673483</text:p>
          </table:table-cell>
          <table:table-cell office:value-type="float" office:value="0.0151411793088909" calcext:value-type="float">
            <text:p>0.0151411793</text:p>
          </table:table-cell>
          <table:table-cell office:value-type="float" office:value="0.0000781022488466932" calcext:value-type="float">
            <text:p>7.81E-05</text:p>
          </table:table-cell>
          <table:table-cell office:value-type="float" office:value="6.9134826558157" calcext:value-type="float">
            <text:p>6.9134826558</text:p>
          </table:table-cell>
          <table:table-cell office:value-type="float" office:value="0.0429048903032342" calcext:value-type="float">
            <text:p>0.0429048903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167758286183035" calcext:value-type="float">
            <text:p>0.0167758286</text:p>
          </table:table-cell>
          <table:table-cell office:value-type="float" office:value="0" calcext:value-type="float">
            <text:p>0</text:p>
          </table:table-cell>
          <table:table-cell office:value-type="float" office:value="0.0000273668277053627" calcext:value-type="float">
            <text:p>2.74E-05</text:p>
          </table:table-cell>
          <table:table-cell office:value-type="float" office:value="6.30817409121415" calcext:value-type="float">
            <text:p>6.3081740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163148544361127" calcext:value-type="float">
            <text:p>0.0163148544</text:p>
          </table:table-cell>
          <table:table-cell office:value-type="float" office:value="0" calcext:value-type="float">
            <text:p>0</text:p>
          </table:table-cell>
          <table:table-cell office:value-type="float" office:value="0.0000217822279418784" calcext:value-type="float">
            <text:p>2.18E-05</text:p>
          </table:table-cell>
          <table:table-cell office:value-type="float" office:value="6.40717534854199" calcext:value-type="float">
            <text:p>6.4071753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243935840363257" calcext:value-type="float">
            <text:p>0.024393584</text:p>
          </table:table-cell>
          <table:table-cell office:value-type="float" office:value="0.00378049117281725" calcext:value-type="float">
            <text:p>0.0037804912</text:p>
          </table:table-cell>
          <table:table-cell office:value-type="float" office:value="0.0000221325478445572" calcext:value-type="float">
            <text:p>2.21E-05</text:p>
          </table:table-cell>
          <table:table-cell office:value-type="float" office:value="9.12663103361325" calcext:value-type="float">
            <text:p>9.1266310336</text:p>
          </table:table-cell>
          <table:table-cell office:value-type="float" office:value="0.0182093749189261" calcext:value-type="float">
            <text:p>0.0182093749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168112533814546" calcext:value-type="float">
            <text:p>0.0168112534</text:p>
          </table:table-cell>
          <table:table-cell office:value-type="float" office:value="0" calcext:value-type="float">
            <text:p>0</text:p>
          </table:table-cell>
          <table:table-cell office:value-type="float" office:value="0.0000265520552183618" calcext:value-type="float">
            <text:p>2.66E-05</text:p>
          </table:table-cell>
          <table:table-cell office:value-type="float" office:value="5.68275334132114" calcext:value-type="float">
            <text:p>5.6827533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160335338786008" calcext:value-type="float">
            <text:p>0.0160335339</text:p>
          </table:table-cell>
          <table:table-cell office:value-type="float" office:value="0" calcext:value-type="float">
            <text:p>0</text:p>
          </table:table-cell>
          <table:table-cell office:value-type="float" office:value="0.0000183710370526297" calcext:value-type="float">
            <text:p>1.84E-05</text:p>
          </table:table-cell>
          <table:table-cell office:value-type="float" office:value="6.46383564140589" calcext:value-type="float">
            <text:p>6.46383564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165002226778277" calcext:value-type="float">
            <text:p>0.0165002227</text:p>
          </table:table-cell>
          <table:table-cell office:value-type="float" office:value="0" calcext:value-type="float">
            <text:p>0</text:p>
          </table:table-cell>
          <table:table-cell office:value-type="float" office:value="0.0000230440133808328" calcext:value-type="float">
            <text:p>2.30E-05</text:p>
          </table:table-cell>
          <table:table-cell office:value-type="float" office:value="5.46819621496286" calcext:value-type="float">
            <text:p>5.4681962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32960188669752" calcext:value-type="float">
            <text:p>0.0329601887</text:p>
          </table:table-cell>
          <table:table-cell office:value-type="float" office:value="0" calcext:value-type="float">
            <text:p>0</text:p>
          </table:table-cell>
          <table:table-cell office:value-type="float" office:value="0.0000399568704926902" calcext:value-type="float">
            <text:p>4.00E-05</text:p>
          </table:table-cell>
          <table:table-cell office:value-type="float" office:value="4.87194210476792" calcext:value-type="float">
            <text:p>4.8719421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16583677695847" calcext:value-type="float">
            <text:p>0.0165836777</text:p>
          </table:table-cell>
          <table:table-cell office:value-type="float" office:value="0.0270755533776634" calcext:value-type="float">
            <text:p>0.0270755534</text:p>
          </table:table-cell>
          <table:table-cell table:style-name="Default" office:value-type="float" office:value="0.000132613943234842" calcext:value-type="float">
            <text:p>0.0001326139</text:p>
          </table:table-cell>
          <table:table-cell office:value-type="float" office:value="6.55188331639035" calcext:value-type="float">
            <text:p>6.5518833164</text:p>
          </table:table-cell>
          <table:table-cell office:value-type="float" office:value="0.049682154204799" calcext:value-type="float">
            <text:p>0.0496821542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162947967101849" calcext:value-type="float">
            <text:p>0.0162947967</text:p>
          </table:table-cell>
          <table:table-cell office:value-type="float" office:value="0.0246729802222624" calcext:value-type="float">
            <text:p>0.0246729802</text:p>
          </table:table-cell>
          <table:table-cell table:style-name="Default" office:value-type="float" office:value="0.000120055917568753" calcext:value-type="float">
            <text:p>0.0001200559</text:p>
          </table:table-cell>
          <table:table-cell office:value-type="float" office:value="6.49093892775517" calcext:value-type="float">
            <text:p>6.4909389278</text:p>
          </table:table-cell>
          <table:table-cell office:value-type="float" office:value="0.0476991998144449" calcext:value-type="float">
            <text:p>0.0476991998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173794186118979" calcext:value-type="float">
            <text:p>0.0173794186</text:p>
          </table:table-cell>
          <table:table-cell office:value-type="float" office:value="0.0203409209800658" calcext:value-type="float">
            <text:p>0.020340921</text:p>
          </table:table-cell>
          <table:table-cell office:value-type="float" office:value="0.0000988189177375904" calcext:value-type="float">
            <text:p>9.88E-05</text:p>
          </table:table-cell>
          <table:table-cell office:value-type="float" office:value="6.73823608238745" calcext:value-type="float">
            <text:p>6.7382360824</text:p>
          </table:table-cell>
          <table:table-cell office:value-type="float" office:value="0.0450799126348022" calcext:value-type="float">
            <text:p>0.0450799126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162653339830223" calcext:value-type="float">
            <text:p>0.016265334</text:p>
          </table:table-cell>
          <table:table-cell office:value-type="float" office:value="0" calcext:value-type="float">
            <text:p>0</text:p>
          </table:table-cell>
          <table:table-cell office:value-type="float" office:value="0.0000215431958256049" calcext:value-type="float">
            <text:p>2.15E-05</text:p>
          </table:table-cell>
          <table:table-cell office:value-type="float" office:value="5.70042102427091" calcext:value-type="float">
            <text:p>5.7004210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288219183609718" calcext:value-type="float">
            <text:p>0.0288219184</text:p>
          </table:table-cell>
          <table:table-cell office:value-type="float" office:value="0" calcext:value-type="float">
            <text:p>0</text:p>
          </table:table-cell>
          <table:table-cell office:value-type="float" office:value="0.0000381404737033997" calcext:value-type="float">
            <text:p>3.81E-05</text:p>
          </table:table-cell>
          <table:table-cell office:value-type="float" office:value="5.51527038412496" calcext:value-type="float">
            <text:p>5.5152703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165899904345923" calcext:value-type="float">
            <text:p>0.0165899904</text:p>
          </table:table-cell>
          <table:table-cell office:value-type="float" office:value="0.02601396417957" calcext:value-type="float">
            <text:p>0.0260139642</text:p>
          </table:table-cell>
          <table:table-cell table:style-name="Default" office:value-type="float" office:value="0.000127172053266584" calcext:value-type="float">
            <text:p>0.0001271721</text:p>
          </table:table-cell>
          <table:table-cell office:value-type="float" office:value="6.49824686663576" calcext:value-type="float">
            <text:p>6.4982468666</text:p>
          </table:table-cell>
          <table:table-cell office:value-type="float" office:value="0.0489619108137984" calcext:value-type="float">
            <text:p>0.0489619108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215370755517564" calcext:value-type="float">
            <text:p>0.0215370756</text:p>
          </table:table-cell>
          <table:table-cell office:value-type="float" office:value="0" calcext:value-type="float">
            <text:p>0</text:p>
          </table:table-cell>
          <table:table-cell office:value-type="float" office:value="0.0000216063286052686" calcext:value-type="float">
            <text:p>2.16E-05</text:p>
          </table:table-cell>
          <table:table-cell office:value-type="float" office:value="1.53054729851276" calcext:value-type="float">
            <text:p>1.53054729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219590847388064" calcext:value-type="float">
            <text:p>0.0219590847</text:p>
          </table:table-cell>
          <table:table-cell office:value-type="float" office:value="0.0139890368560798" calcext:value-type="float">
            <text:p>0.0139890369</text:p>
          </table:table-cell>
          <table:table-cell office:value-type="float" office:value="0.000070392039495335" calcext:value-type="float">
            <text:p>7.04E-05</text:p>
          </table:table-cell>
          <table:table-cell office:value-type="float" office:value="7.73901725308042" calcext:value-type="float">
            <text:p>7.7390172531</text:p>
          </table:table-cell>
          <table:table-cell office:value-type="float" office:value="0.040584775318977" calcext:value-type="float">
            <text:p>0.0405847753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1670145806035" calcext:value-type="float">
            <text:p>0.0167014581</text:p>
          </table:table-cell>
          <table:table-cell office:value-type="float" office:value="0" calcext:value-type="float">
            <text:p>0</text:p>
          </table:table-cell>
          <table:table-cell office:value-type="float" office:value="0.0000273636645781343" calcext:value-type="float">
            <text:p>2.74E-05</text:p>
          </table:table-cell>
          <table:table-cell office:value-type="float" office:value="5.45971770906986" calcext:value-type="float">
            <text:p>5.45971770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206550452203317" calcext:value-type="float">
            <text:p>0.0206550452</text:p>
          </table:table-cell>
          <table:table-cell office:value-type="float" office:value="0.0153954991131478" calcext:value-type="float">
            <text:p>0.0153954991</text:p>
          </table:table-cell>
          <table:table-cell office:value-type="float" office:value="0.0000745192820899513" calcext:value-type="float">
            <text:p>7.45E-05</text:p>
          </table:table-cell>
          <table:table-cell office:value-type="float" office:value="6.93463774550789" calcext:value-type="float">
            <text:p>6.9346377455</text:p>
          </table:table-cell>
          <table:table-cell office:value-type="float" office:value="0.0418756157731253" calcext:value-type="float">
            <text:p>0.0418756158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157235852049486" calcext:value-type="float">
            <text:p>0.0157235852</text:p>
          </table:table-cell>
          <table:table-cell office:value-type="float" office:value="0" calcext:value-type="float">
            <text:p>0</text:p>
          </table:table-cell>
          <table:table-cell office:value-type="float" office:value="0.0000201437372646759" calcext:value-type="float">
            <text:p>2.01E-05</text:p>
          </table:table-cell>
          <table:table-cell office:value-type="float" office:value="5.72030136643739" calcext:value-type="float">
            <text:p>5.720301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170371381633608" calcext:value-type="float">
            <text:p>0.0170371382</text:p>
          </table:table-cell>
          <table:table-cell office:value-type="float" office:value="0.00464500416217533" calcext:value-type="float">
            <text:p>0.0046450042</text:p>
          </table:table-cell>
          <table:table-cell office:value-type="float" office:value="0.0000237154641358519" calcext:value-type="float">
            <text:p>2.37E-05</text:p>
          </table:table-cell>
          <table:table-cell office:value-type="float" office:value="7.0678641538128" calcext:value-type="float">
            <text:p>7.0678641538</text:p>
          </table:table-cell>
          <table:table-cell office:value-type="float" office:value="0.0201997740643072" calcext:value-type="float">
            <text:p>0.0201997741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157287347933707" calcext:value-type="float">
            <text:p>0.0157287348</text:p>
          </table:table-cell>
          <table:table-cell office:value-type="float" office:value="0" calcext:value-type="float">
            <text:p>0</text:p>
          </table:table-cell>
          <table:table-cell office:value-type="float" office:value="0.0000206077164006514" calcext:value-type="float">
            <text:p>2.06E-05</text:p>
          </table:table-cell>
          <table:table-cell office:value-type="float" office:value="4.37813191569236" calcext:value-type="float">
            <text:p>4.37813191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16216003451035" calcext:value-type="float">
            <text:p>0.0162160035</text:p>
          </table:table-cell>
          <table:table-cell office:value-type="float" office:value="0" calcext:value-type="float">
            <text:p>0</text:p>
          </table:table-cell>
          <table:table-cell office:value-type="float" office:value="0.0000218789119961609" calcext:value-type="float">
            <text:p>2.19E-05</text:p>
          </table:table-cell>
          <table:table-cell office:value-type="float" office:value="5.72523056456789" calcext:value-type="float">
            <text:p>5.725230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159756357853154" calcext:value-type="float">
            <text:p>0.0159756358</text:p>
          </table:table-cell>
          <table:table-cell office:value-type="float" office:value="0" calcext:value-type="float">
            <text:p>0</text:p>
          </table:table-cell>
          <table:table-cell office:value-type="float" office:value="0.0000219117681595391" calcext:value-type="float">
            <text:p>2.19E-05</text:p>
          </table:table-cell>
          <table:table-cell office:value-type="float" office:value="3.29706552152393" calcext:value-type="float">
            <text:p>3.29706552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16590361369047" calcext:value-type="float">
            <text:p>0.0165903614</text:p>
          </table:table-cell>
          <table:table-cell office:value-type="float" office:value="0" calcext:value-type="float">
            <text:p>0</text:p>
          </table:table-cell>
          <table:table-cell office:value-type="float" office:value="0.0000252880080055386" calcext:value-type="float">
            <text:p>2.53E-05</text:p>
          </table:table-cell>
          <table:table-cell office:value-type="float" office:value="3.02158208955889" calcext:value-type="float">
            <text:p>3.0215820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184371611052984" calcext:value-type="float">
            <text:p>0.0184371611</text:p>
          </table:table-cell>
          <table:table-cell office:value-type="float" office:value="0.0221254009067541" calcext:value-type="float">
            <text:p>0.0221254009</text:p>
          </table:table-cell>
          <table:table-cell table:style-name="Default" office:value-type="float" office:value="0.000108040315275709" calcext:value-type="float">
            <text:p>0.0001080403</text:p>
          </table:table-cell>
          <table:table-cell office:value-type="float" office:value="6.45848070083432" calcext:value-type="float">
            <text:p>6.4584807008</text:p>
          </table:table-cell>
          <table:table-cell office:value-type="float" office:value="0.0464959119353633" calcext:value-type="float">
            <text:p>0.0464959119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193517791798873" calcext:value-type="float">
            <text:p>0.0193517792</text:p>
          </table:table-cell>
          <table:table-cell office:value-type="float" office:value="0" calcext:value-type="float">
            <text:p>0</text:p>
          </table:table-cell>
          <table:table-cell office:value-type="float" office:value="0.000014427914241268" calcext:value-type="float">
            <text:p>1.44E-05</text:p>
          </table:table-cell>
          <table:table-cell office:value-type="float" office:value="4.36454125746515" calcext:value-type="float">
            <text:p>4.3645412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161855922917139" calcext:value-type="float">
            <text:p>0.0161855923</text:p>
          </table:table-cell>
          <table:table-cell office:value-type="float" office:value="0" calcext:value-type="float">
            <text:p>0</text:p>
          </table:table-cell>
          <table:table-cell office:value-type="float" office:value="0.0000264325556985777" calcext:value-type="float">
            <text:p>2.64E-05</text:p>
          </table:table-cell>
          <table:table-cell office:value-type="float" office:value="3.83115727736858" calcext:value-type="float">
            <text:p>3.83115727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189128751181696" calcext:value-type="float">
            <text:p>0.0189128751</text:p>
          </table:table-cell>
          <table:table-cell office:value-type="float" office:value="0.0193656254182051" calcext:value-type="float">
            <text:p>0.0193656254</text:p>
          </table:table-cell>
          <table:table-cell office:value-type="float" office:value="0.0000959909721557136" calcext:value-type="float">
            <text:p>9.60E-05</text:p>
          </table:table-cell>
          <table:table-cell office:value-type="float" office:value="6.40999108325915" calcext:value-type="float">
            <text:p>6.4099910833</text:p>
          </table:table-cell>
          <table:table-cell office:value-type="float" office:value="0.0457457301213852" calcext:value-type="float">
            <text:p>0.0457457301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171348073188504" calcext:value-type="float">
            <text:p>0.0171348073</text:p>
          </table:table-cell>
          <table:table-cell office:value-type="float" office:value="0.025489679701218" calcext:value-type="float">
            <text:p>0.0254896797</text:p>
          </table:table-cell>
          <table:table-cell table:style-name="Default" office:value-type="float" office:value="0.000124124497194631" calcext:value-type="float">
            <text:p>0.0001241245</text:p>
          </table:table-cell>
          <table:table-cell office:value-type="float" office:value="6.96726761975577" calcext:value-type="float">
            <text:p>6.9672676198</text:p>
          </table:table-cell>
          <table:table-cell office:value-type="float" office:value="0.0486044431001072" calcext:value-type="float">
            <text:p>0.0486044431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167218710596059" calcext:value-type="float">
            <text:p>0.0167218711</text:p>
          </table:table-cell>
          <table:table-cell office:value-type="float" office:value="0" calcext:value-type="float">
            <text:p>0</text:p>
          </table:table-cell>
          <table:table-cell office:value-type="float" office:value="0.0000265010387019371" calcext:value-type="float">
            <text:p>2.65E-05</text:p>
          </table:table-cell>
          <table:table-cell office:value-type="float" office:value="5.97423855835727" calcext:value-type="float">
            <text:p>5.9742385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233817407023545" calcext:value-type="float">
            <text:p>0.0233817407</text:p>
          </table:table-cell>
          <table:table-cell office:value-type="float" office:value="0.00856346961861523" calcext:value-type="float">
            <text:p>0.0085634696</text:p>
          </table:table-cell>
          <table:table-cell office:value-type="float" office:value="0.0000452322778927289" calcext:value-type="float">
            <text:p>4.52E-05</text:p>
          </table:table-cell>
          <table:table-cell office:value-type="float" office:value="6.52634726445631" calcext:value-type="float">
            <text:p>6.5263472645</text:p>
          </table:table-cell>
          <table:table-cell office:value-type="float" office:value="0.036355171750639" calcext:value-type="float">
            <text:p>0.0363551718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167114249595812" calcext:value-type="float">
            <text:p>0.016711425</text:p>
          </table:table-cell>
          <table:table-cell office:value-type="float" office:value="0" calcext:value-type="float">
            <text:p>0</text:p>
          </table:table-cell>
          <table:table-cell office:value-type="float" office:value="0.0000125353521443501" calcext:value-type="float">
            <text:p>1.25E-05</text:p>
          </table:table-cell>
          <table:table-cell office:value-type="float" office:value="4.70428211787732" calcext:value-type="float">
            <text:p>4.7042821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155683116106023" calcext:value-type="float">
            <text:p>0.0155683116</text:p>
          </table:table-cell>
          <table:table-cell office:value-type="float" office:value="0.0232880968175948" calcext:value-type="float">
            <text:p>0.0232880968</text:p>
          </table:table-cell>
          <table:table-cell table:style-name="Default" office:value-type="float" office:value="0.000112352003256942" calcext:value-type="float">
            <text:p>0.000112352</text:p>
          </table:table-cell>
          <table:table-cell office:value-type="float" office:value="6.55867325319233" calcext:value-type="float">
            <text:p>6.5586732532</text:p>
          </table:table-cell>
          <table:table-cell office:value-type="float" office:value="0.0469519452325717" calcext:value-type="float">
            <text:p>0.0469519452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16011654130895" calcext:value-type="float">
            <text:p>0.0160116541</text:p>
          </table:table-cell>
          <table:table-cell office:value-type="float" office:value="0.0242092757714851" calcext:value-type="float">
            <text:p>0.0242092758</text:p>
          </table:table-cell>
          <table:table-cell table:style-name="Default" office:value-type="float" office:value="0.000117462304080241" calcext:value-type="float">
            <text:p>0.0001174623</text:p>
          </table:table-cell>
          <table:table-cell office:value-type="float" office:value="6.50387869187893" calcext:value-type="float">
            <text:p>6.5038786919</text:p>
          </table:table-cell>
          <table:table-cell office:value-type="float" office:value="0.0474275859950661" calcext:value-type="float">
            <text:p>0.047427586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163923757660237" calcext:value-type="float">
            <text:p>0.0163923758</text:p>
          </table:table-cell>
          <table:table-cell office:value-type="float" office:value="0" calcext:value-type="float">
            <text:p>0</text:p>
          </table:table-cell>
          <table:table-cell office:value-type="float" office:value="0.0000253594565552076" calcext:value-type="float">
            <text:p>2.54E-05</text:p>
          </table:table-cell>
          <table:table-cell office:value-type="float" office:value="4.45860139157234" calcext:value-type="float">
            <text:p>4.45860139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159790256552701" calcext:value-type="float">
            <text:p>0.0159790257</text:p>
          </table:table-cell>
          <table:table-cell office:value-type="float" office:value="0" calcext:value-type="float">
            <text:p>0</text:p>
          </table:table-cell>
          <table:table-cell office:value-type="float" office:value="0.0000213253382613278" calcext:value-type="float">
            <text:p>2.13E-05</text:p>
          </table:table-cell>
          <table:table-cell office:value-type="float" office:value="5.36284463620627" calcext:value-type="float">
            <text:p>5.36284463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168206041324561" calcext:value-type="float">
            <text:p>0.0168206041</text:p>
          </table:table-cell>
          <table:table-cell office:value-type="float" office:value="0.0120841842431632" calcext:value-type="float">
            <text:p>0.0120841842</text:p>
          </table:table-cell>
          <table:table-cell office:value-type="float" office:value="0.0000628674401082575" calcext:value-type="float">
            <text:p>6.29E-05</text:p>
          </table:table-cell>
          <table:table-cell office:value-type="float" office:value="6.67388231071028" calcext:value-type="float">
            <text:p>6.6738823107</text:p>
          </table:table-cell>
          <table:table-cell office:value-type="float" office:value="0.0194365168596589" calcext:value-type="float">
            <text:p>0.0194365169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170074472907081" calcext:value-type="float">
            <text:p>0.0170074473</text:p>
          </table:table-cell>
          <table:table-cell office:value-type="float" office:value="0.00039960699695187" calcext:value-type="float">
            <text:p>0.000399607</text:p>
          </table:table-cell>
          <table:table-cell office:value-type="float" office:value="0.0000341153162267727" calcext:value-type="float">
            <text:p>3.41E-05</text:p>
          </table:table-cell>
          <table:table-cell office:value-type="float" office:value="6.29842800385404" calcext:value-type="float">
            <text:p>6.2984280039</text:p>
          </table:table-cell>
          <table:table-cell office:value-type="float" office:value="0.0160309066556846" calcext:value-type="float">
            <text:p>0.0160309067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168435602577896" calcext:value-type="float">
            <text:p>0.0168435603</text:p>
          </table:table-cell>
          <table:table-cell office:value-type="float" office:value="0.00385860073808167" calcext:value-type="float">
            <text:p>0.0038586007</text:p>
          </table:table-cell>
          <table:table-cell office:value-type="float" office:value="0.0000232485271390065" calcext:value-type="float">
            <text:p>2.32E-05</text:p>
          </table:table-cell>
          <table:table-cell office:value-type="float" office:value="6.59961872735205" calcext:value-type="float">
            <text:p>6.5996187274</text:p>
          </table:table-cell>
          <table:table-cell office:value-type="float" office:value="0.0141776815910981" calcext:value-type="float">
            <text:p>0.0141776816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164199772393585" calcext:value-type="float">
            <text:p>0.0164199772</text:p>
          </table:table-cell>
          <table:table-cell office:value-type="float" office:value="0" calcext:value-type="float">
            <text:p>0</text:p>
          </table:table-cell>
          <table:table-cell office:value-type="float" office:value="0.0000264229382692385" calcext:value-type="float">
            <text:p>2.64E-05</text:p>
          </table:table-cell>
          <table:table-cell office:value-type="float" office:value="4.84685690578947" calcext:value-type="float">
            <text:p>4.8468569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16180779353429" calcext:value-type="float">
            <text:p>0.0161807794</text:p>
          </table:table-cell>
          <table:table-cell office:value-type="float" office:value="0" calcext:value-type="float">
            <text:p>0</text:p>
          </table:table-cell>
          <table:table-cell office:value-type="float" office:value="0.0000224371549556696" calcext:value-type="float">
            <text:p>2.24E-05</text:p>
          </table:table-cell>
          <table:table-cell office:value-type="float" office:value="3.97083947787037" calcext:value-type="float">
            <text:p>3.9708394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166014104782243" calcext:value-type="float">
            <text:p>0.0166014105</text:p>
          </table:table-cell>
          <table:table-cell office:value-type="float" office:value="0" calcext:value-type="float">
            <text:p>0</text:p>
          </table:table-cell>
          <table:table-cell office:value-type="float" office:value="0.0000230285066202247" calcext:value-type="float">
            <text:p>2.30E-05</text:p>
          </table:table-cell>
          <table:table-cell office:value-type="float" office:value="6.02243084643584" calcext:value-type="float">
            <text:p>6.0224308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158324012375069" calcext:value-type="float">
            <text:p>0.0158324012</text:p>
          </table:table-cell>
          <table:table-cell office:value-type="float" office:value="0" calcext:value-type="float">
            <text:p>0</text:p>
          </table:table-cell>
          <table:table-cell office:value-type="float" office:value="0.0000207737359303406" calcext:value-type="float">
            <text:p>2.08E-05</text:p>
          </table:table-cell>
          <table:table-cell office:value-type="float" office:value="6.11784230476934" calcext:value-type="float">
            <text:p>6.1178423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166194312706188" calcext:value-type="float">
            <text:p>0.0166194313</text:p>
          </table:table-cell>
          <table:table-cell office:value-type="float" office:value="0" calcext:value-type="float">
            <text:p>0</text:p>
          </table:table-cell>
          <table:table-cell office:value-type="float" office:value="0.0000229451549164258" calcext:value-type="float">
            <text:p>2.29E-05</text:p>
          </table:table-cell>
          <table:table-cell office:value-type="float" office:value="6.1883795593733" calcext:value-type="float">
            <text:p>6.18837955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160313636567628" calcext:value-type="float">
            <text:p>0.0160313637</text:p>
          </table:table-cell>
          <table:table-cell office:value-type="float" office:value="0" calcext:value-type="float">
            <text:p>0</text:p>
          </table:table-cell>
          <table:table-cell office:value-type="float" office:value="0.0000256460131008713" calcext:value-type="float">
            <text:p>2.56E-05</text:p>
          </table:table-cell>
          <table:table-cell office:value-type="float" office:value="1.945167886544" calcext:value-type="float">
            <text:p>1.9451678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1598725377021" calcext:value-type="float">
            <text:p>0.0159872538</text:p>
          </table:table-cell>
          <table:table-cell office:value-type="float" office:value="0" calcext:value-type="float">
            <text:p>0</text:p>
          </table:table-cell>
          <table:table-cell office:value-type="float" office:value="0.0000225512340104637" calcext:value-type="float">
            <text:p>2.26E-05</text:p>
          </table:table-cell>
          <table:table-cell office:value-type="float" office:value="2.2282765760355" calcext:value-type="float">
            <text:p>2.228276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166165611610303" calcext:value-type="float">
            <text:p>0.0166165612</text:p>
          </table:table-cell>
          <table:table-cell office:value-type="float" office:value="0.00801692768367261" calcext:value-type="float">
            <text:p>0.0080169277</text:p>
          </table:table-cell>
          <table:table-cell office:value-type="float" office:value="0.0000337939002568971" calcext:value-type="float">
            <text:p>3.38E-05</text:p>
          </table:table-cell>
          <table:table-cell office:value-type="float" office:value="5.57767707181663" calcext:value-type="float">
            <text:p>5.5776770718</text:p>
          </table:table-cell>
          <table:table-cell office:value-type="float" office:value="0.0229004787314026" calcext:value-type="float">
            <text:p>0.0229004787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224999224740679" calcext:value-type="float">
            <text:p>0.0224999225</text:p>
          </table:table-cell>
          <table:table-cell office:value-type="float" office:value="0.00836329316296812" calcext:value-type="float">
            <text:p>0.0083632932</text:p>
          </table:table-cell>
          <table:table-cell office:value-type="float" office:value="0.0000495233051876514" calcext:value-type="float">
            <text:p>4.95E-05</text:p>
          </table:table-cell>
          <table:table-cell office:value-type="float" office:value="6.19806357094675" calcext:value-type="float">
            <text:p>6.1980635709</text:p>
          </table:table-cell>
          <table:table-cell office:value-type="float" office:value="0.0387347507746435" calcext:value-type="float">
            <text:p>0.0387347508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185571479339878" calcext:value-type="float">
            <text:p>0.0185571479</text:p>
          </table:table-cell>
          <table:table-cell office:value-type="float" office:value="0.0114491202627049" calcext:value-type="float">
            <text:p>0.0114491203</text:p>
          </table:table-cell>
          <table:table-cell office:value-type="float" office:value="0.0000589964349622491" calcext:value-type="float">
            <text:p>5.90E-05</text:p>
          </table:table-cell>
          <table:table-cell office:value-type="float" office:value="7.45425605029157" calcext:value-type="float">
            <text:p>7.4542560503</text:p>
          </table:table-cell>
          <table:table-cell office:value-type="float" office:value="0.0178929465904511" calcext:value-type="float">
            <text:p>0.0178929466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162241442488148" calcext:value-type="float">
            <text:p>0.0162241442</text:p>
          </table:table-cell>
          <table:table-cell office:value-type="float" office:value="0" calcext:value-type="float">
            <text:p>0</text:p>
          </table:table-cell>
          <table:table-cell office:value-type="float" office:value="0.0000268252882145507" calcext:value-type="float">
            <text:p>2.68E-05</text:p>
          </table:table-cell>
          <table:table-cell office:value-type="float" office:value="3.68464555917209" calcext:value-type="float">
            <text:p>3.6846455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164489676222688" calcext:value-type="float">
            <text:p>0.0164489676</text:p>
          </table:table-cell>
          <table:table-cell office:value-type="float" office:value="0" calcext:value-type="float">
            <text:p>0</text:p>
          </table:table-cell>
          <table:table-cell office:value-type="float" office:value="0.0000261417669426636" calcext:value-type="float">
            <text:p>2.61E-05</text:p>
          </table:table-cell>
          <table:table-cell office:value-type="float" office:value="4.78464695775684" calcext:value-type="float">
            <text:p>4.78464695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204827870632193" calcext:value-type="float">
            <text:p>0.0204827871</text:p>
          </table:table-cell>
          <table:table-cell office:value-type="float" office:value="0" calcext:value-type="float">
            <text:p>0</text:p>
          </table:table-cell>
          <table:table-cell office:value-type="float" office:value="0.0000151066364356486" calcext:value-type="float">
            <text:p>1.51E-05</text:p>
          </table:table-cell>
          <table:table-cell office:value-type="float" office:value="5.37859290434748" calcext:value-type="float">
            <text:p>5.3785929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163313430468317" calcext:value-type="float">
            <text:p>0.016331343</text:p>
          </table:table-cell>
          <table:table-cell office:value-type="float" office:value="0" calcext:value-type="float">
            <text:p>0</text:p>
          </table:table-cell>
          <table:table-cell office:value-type="float" office:value="0.0000222189062809185" calcext:value-type="float">
            <text:p>2.22E-05</text:p>
          </table:table-cell>
          <table:table-cell office:value-type="float" office:value="5.59313874858933" calcext:value-type="float">
            <text:p>5.59313874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163397470423553" calcext:value-type="float">
            <text:p>0.016339747</text:p>
          </table:table-cell>
          <table:table-cell office:value-type="float" office:value="0" calcext:value-type="float">
            <text:p>0</text:p>
          </table:table-cell>
          <table:table-cell office:value-type="float" office:value="0.0000267569955188593" calcext:value-type="float">
            <text:p>2.68E-05</text:p>
          </table:table-cell>
          <table:table-cell office:value-type="float" office:value="4.6883681759473" calcext:value-type="float">
            <text:p>4.68836817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16813851489171" calcext:value-type="float">
            <text:p>0.0168138515</text:p>
          </table:table-cell>
          <table:table-cell office:value-type="float" office:value="0" calcext:value-type="float">
            <text:p>0</text:p>
          </table:table-cell>
          <table:table-cell office:value-type="float" office:value="0.0000263228878037355" calcext:value-type="float">
            <text:p>2.63E-05</text:p>
          </table:table-cell>
          <table:table-cell office:value-type="float" office:value="6.07133891131186" calcext:value-type="float">
            <text:p>6.0713389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17172492617745" calcext:value-type="float">
            <text:p>0.0171724926</text:p>
          </table:table-cell>
          <table:table-cell office:value-type="float" office:value="0" calcext:value-type="float">
            <text:p>0</text:p>
          </table:table-cell>
          <table:table-cell office:value-type="float" office:value="0.000026539311450779" calcext:value-type="float">
            <text:p>2.65E-05</text:p>
          </table:table-cell>
          <table:table-cell office:value-type="float" office:value="6.16368342166027" calcext:value-type="float">
            <text:p>6.1636834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155468929867057" calcext:value-type="float">
            <text:p>0.015546893</text:p>
          </table:table-cell>
          <table:table-cell office:value-type="float" office:value="0" calcext:value-type="float">
            <text:p>0</text:p>
          </table:table-cell>
          <table:table-cell office:value-type="float" office:value="0.0000199044302375796" calcext:value-type="float">
            <text:p>1.99E-05</text:p>
          </table:table-cell>
          <table:table-cell office:value-type="float" office:value="5.01790193537645" calcext:value-type="float">
            <text:p>5.01790193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182617540921625" calcext:value-type="float">
            <text:p>0.0182617541</text:p>
          </table:table-cell>
          <table:table-cell office:value-type="float" office:value="0.00655220306604293" calcext:value-type="float">
            <text:p>0.0065522031</text:p>
          </table:table-cell>
          <table:table-cell office:value-type="float" office:value="0.000034686679253884" calcext:value-type="float">
            <text:p>3.47E-05</text:p>
          </table:table-cell>
          <table:table-cell office:value-type="float" office:value="7.32704696529614" calcext:value-type="float">
            <text:p>7.3270469653</text:p>
          </table:table-cell>
          <table:table-cell office:value-type="float" office:value="0.0247732065782959" calcext:value-type="float">
            <text:p>0.0247732066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168437379031976" calcext:value-type="float">
            <text:p>0.0168437379</text:p>
          </table:table-cell>
          <table:table-cell office:value-type="float" office:value="0.00266083951611218" calcext:value-type="float">
            <text:p>0.0026608395</text:p>
          </table:table-cell>
          <table:table-cell office:value-type="float" office:value="0.0000231269045782803" calcext:value-type="float">
            <text:p>2.31E-05</text:p>
          </table:table-cell>
          <table:table-cell office:value-type="float" office:value="6.89724495355399" calcext:value-type="float">
            <text:p>6.8972449536</text:p>
          </table:table-cell>
          <table:table-cell office:value-type="float" office:value="0.0141991185747024" calcext:value-type="float">
            <text:p>0.0141991186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167424600617628" calcext:value-type="float">
            <text:p>0.0167424601</text:p>
          </table:table-cell>
          <table:table-cell office:value-type="float" office:value="0" calcext:value-type="float">
            <text:p>0</text:p>
          </table:table-cell>
          <table:table-cell office:value-type="float" office:value="0.0000255033636470804" calcext:value-type="float">
            <text:p>2.55E-05</text:p>
          </table:table-cell>
          <table:table-cell office:value-type="float" office:value="6.16997048375505" calcext:value-type="float">
            <text:p>6.1699704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270849553920223" calcext:value-type="float">
            <text:p>0.0270849554</text:p>
          </table:table-cell>
          <table:table-cell office:value-type="float" office:value="0.00838639492595967" calcext:value-type="float">
            <text:p>0.0083863949</text:p>
          </table:table-cell>
          <table:table-cell office:value-type="float" office:value="0.0000463082579597865" calcext:value-type="float">
            <text:p>4.63E-05</text:p>
          </table:table-cell>
          <table:table-cell office:value-type="float" office:value="8.04829008703873" calcext:value-type="float">
            <text:p>8.048290087</text:p>
          </table:table-cell>
          <table:table-cell office:value-type="float" office:value="0.0345448949377413" calcext:value-type="float">
            <text:p>0.0345448949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16841072970793" calcext:value-type="float">
            <text:p>0.016841073</text:p>
          </table:table-cell>
          <table:table-cell office:value-type="float" office:value="0" calcext:value-type="float">
            <text:p>0</text:p>
          </table:table-cell>
          <table:table-cell office:value-type="float" office:value="0.0000262254115356285" calcext:value-type="float">
            <text:p>2.62E-05</text:p>
          </table:table-cell>
          <table:table-cell office:value-type="float" office:value="5.92715170561267" calcext:value-type="float">
            <text:p>5.9271517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161335084349966" calcext:value-type="float">
            <text:p>0.0161335084</text:p>
          </table:table-cell>
          <table:table-cell office:value-type="float" office:value="0" calcext:value-type="float">
            <text:p>0</text:p>
          </table:table-cell>
          <table:table-cell office:value-type="float" office:value="0.0000265302726489437" calcext:value-type="float">
            <text:p>2.65E-05</text:p>
          </table:table-cell>
          <table:table-cell office:value-type="float" office:value="3.63840460315714" calcext:value-type="float">
            <text:p>3.6384046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233010314998194" calcext:value-type="float">
            <text:p>0.0233010315</text:p>
          </table:table-cell>
          <table:table-cell office:value-type="float" office:value="0.00855180797134212" calcext:value-type="float">
            <text:p>0.008551808</text:p>
          </table:table-cell>
          <table:table-cell office:value-type="float" office:value="0.0000452569649825592" calcext:value-type="float">
            <text:p>4.53E-05</text:p>
          </table:table-cell>
          <table:table-cell office:value-type="float" office:value="6.36100849829103" calcext:value-type="float">
            <text:p>6.3610084983</text:p>
          </table:table-cell>
          <table:table-cell office:value-type="float" office:value="0.036152449978698" calcext:value-type="float">
            <text:p>0.03615245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168159723454164" calcext:value-type="float">
            <text:p>0.0168159723</text:p>
          </table:table-cell>
          <table:table-cell office:value-type="float" office:value="0" calcext:value-type="float">
            <text:p>0</text:p>
          </table:table-cell>
          <table:table-cell office:value-type="float" office:value="0.000025430809667859" calcext:value-type="float">
            <text:p>2.54E-05</text:p>
          </table:table-cell>
          <table:table-cell office:value-type="float" office:value="6.31223131701943" calcext:value-type="float">
            <text:p>6.312231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0644002905655955" calcext:value-type="float">
            <text:p>0.0644002906</text:p>
          </table:table-cell>
          <table:table-cell office:value-type="float" office:value="0.00782269644754959" calcext:value-type="float">
            <text:p>0.0078226964</text:p>
          </table:table-cell>
          <table:table-cell office:value-type="float" office:value="0.0000427127425403886" calcext:value-type="float">
            <text:p>4.27E-05</text:p>
          </table:table-cell>
          <table:table-cell office:value-type="float" office:value="10.1649151069823" calcext:value-type="float">
            <text:p>10.164915107</text:p>
          </table:table-cell>
          <table:table-cell office:value-type="float" office:value="0.0121115932368776" calcext:value-type="float">
            <text:p>0.0121115932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202398343332391" calcext:value-type="float">
            <text:p>0.0202398343</text:p>
          </table:table-cell>
          <table:table-cell office:value-type="float" office:value="0.0153742687323539" calcext:value-type="float">
            <text:p>0.0153742687</text:p>
          </table:table-cell>
          <table:table-cell office:value-type="float" office:value="0.0000774166232202057" calcext:value-type="float">
            <text:p>7.74E-05</text:p>
          </table:table-cell>
          <table:table-cell office:value-type="float" office:value="6.36273952049364" calcext:value-type="float">
            <text:p>6.3627395205</text:p>
          </table:table-cell>
          <table:table-cell office:value-type="float" office:value="0.0432383209346609" calcext:value-type="float">
            <text:p>0.0432383209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213697545345447" calcext:value-type="float">
            <text:p>0.0213697545</text:p>
          </table:table-cell>
          <table:table-cell office:value-type="float" office:value="0" calcext:value-type="float">
            <text:p>0</text:p>
          </table:table-cell>
          <table:table-cell office:value-type="float" office:value="0.0000261118372625759" calcext:value-type="float">
            <text:p>2.61E-05</text:p>
          </table:table-cell>
          <table:table-cell office:value-type="float" office:value="5.28862325210784" calcext:value-type="float">
            <text:p>5.28862325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21896789160016" calcext:value-type="float">
            <text:p>0.0218967892</text:p>
          </table:table-cell>
          <table:table-cell office:value-type="float" office:value="0.0116218539283092" calcext:value-type="float">
            <text:p>0.0116218539</text:p>
          </table:table-cell>
          <table:table-cell office:value-type="float" office:value="0.0000602137243101522" calcext:value-type="float">
            <text:p>6.02E-05</text:p>
          </table:table-cell>
          <table:table-cell office:value-type="float" office:value="6.1566226881156" calcext:value-type="float">
            <text:p>6.1566226881</text:p>
          </table:table-cell>
          <table:table-cell office:value-type="float" office:value="0.0400983133813035" calcext:value-type="float">
            <text:p>0.0400983134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162111402764076" calcext:value-type="float">
            <text:p>0.0162111403</text:p>
          </table:table-cell>
          <table:table-cell office:value-type="float" office:value="0" calcext:value-type="float">
            <text:p>0</text:p>
          </table:table-cell>
          <table:table-cell office:value-type="float" office:value="0.0000203646274994435" calcext:value-type="float">
            <text:p>2.04E-05</text:p>
          </table:table-cell>
          <table:table-cell office:value-type="float" office:value="5.37486087589695" calcext:value-type="float">
            <text:p>5.37486087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171422880443435" calcext:value-type="float">
            <text:p>0.017142288</text:p>
          </table:table-cell>
          <table:table-cell office:value-type="float" office:value="0" calcext:value-type="float">
            <text:p>0</text:p>
          </table:table-cell>
          <table:table-cell office:value-type="float" office:value="0.0000121769828866763" calcext:value-type="float">
            <text:p>1.22E-05</text:p>
          </table:table-cell>
          <table:table-cell office:value-type="float" office:value="4.75781757365209" calcext:value-type="float">
            <text:p>4.75781757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165798309568776" calcext:value-type="float">
            <text:p>0.016579831</text:p>
          </table:table-cell>
          <table:table-cell office:value-type="float" office:value="0.0273922155852709" calcext:value-type="float">
            <text:p>0.0273922156</text:p>
          </table:table-cell>
          <table:table-cell table:style-name="Default" office:value-type="float" office:value="0.00013417594223109" calcext:value-type="float">
            <text:p>0.0001341759</text:p>
          </table:table-cell>
          <table:table-cell office:value-type="float" office:value="6.64609060799284" calcext:value-type="float">
            <text:p>6.646090608</text:p>
          </table:table-cell>
          <table:table-cell office:value-type="float" office:value="0.0497720574742217" calcext:value-type="float">
            <text:p>0.0497720575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218395689372513" calcext:value-type="float">
            <text:p>0.0218395689</text:p>
          </table:table-cell>
          <table:table-cell office:value-type="float" office:value="0.0114565100530462" calcext:value-type="float">
            <text:p>0.0114565101</text:p>
          </table:table-cell>
          <table:table-cell office:value-type="float" office:value="0.0000581286608152437" calcext:value-type="float">
            <text:p>5.81E-05</text:p>
          </table:table-cell>
          <table:table-cell office:value-type="float" office:value="6.44652484088068" calcext:value-type="float">
            <text:p>6.4465248409</text:p>
          </table:table-cell>
          <table:table-cell office:value-type="float" office:value="0.0393341906715635" calcext:value-type="float">
            <text:p>0.0393341907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260310559908937" calcext:value-type="float">
            <text:p>0.026031056</text:p>
          </table:table-cell>
          <table:table-cell office:value-type="float" office:value="0" calcext:value-type="float">
            <text:p>0</text:p>
          </table:table-cell>
          <table:table-cell office:value-type="float" office:value="0.0000260206554685682" calcext:value-type="float">
            <text:p>2.60E-05</text:p>
          </table:table-cell>
          <table:table-cell office:value-type="float" office:value="5.64115682365179" calcext:value-type="float">
            <text:p>5.6411568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165806981759281" calcext:value-type="float">
            <text:p>0.0165806982</text:p>
          </table:table-cell>
          <table:table-cell office:value-type="float" office:value="0" calcext:value-type="float">
            <text:p>0</text:p>
          </table:table-cell>
          <table:table-cell office:value-type="float" office:value="0.0000277494975092604" calcext:value-type="float">
            <text:p>2.77E-05</text:p>
          </table:table-cell>
          <table:table-cell office:value-type="float" office:value="6.17157443945898" calcext:value-type="float">
            <text:p>6.1715744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205235261440331" calcext:value-type="float">
            <text:p>0.0205235261</text:p>
          </table:table-cell>
          <table:table-cell office:value-type="float" office:value="0.0145591650891815" calcext:value-type="float">
            <text:p>0.0145591651</text:p>
          </table:table-cell>
          <table:table-cell office:value-type="float" office:value="0.0000721402352414915" calcext:value-type="float">
            <text:p>7.21E-05</text:p>
          </table:table-cell>
          <table:table-cell office:value-type="float" office:value="6.57422975814234" calcext:value-type="float">
            <text:p>6.5742297581</text:p>
          </table:table-cell>
          <table:table-cell office:value-type="float" office:value="0.0416381937968948" calcext:value-type="float">
            <text:p>0.0416381938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164123090935802" calcext:value-type="float">
            <text:p>0.0164123091</text:p>
          </table:table-cell>
          <table:table-cell office:value-type="float" office:value="0.0271739882504829" calcext:value-type="float">
            <text:p>0.0271739883</text:p>
          </table:table-cell>
          <table:table-cell table:style-name="Default" office:value-type="float" office:value="0.000132857640271877" calcext:value-type="float">
            <text:p>0.0001328576</text:p>
          </table:table-cell>
          <table:table-cell office:value-type="float" office:value="6.39435517597586" calcext:value-type="float">
            <text:p>6.394355176</text:p>
          </table:table-cell>
          <table:table-cell office:value-type="float" office:value="0.0494045293776206" calcext:value-type="float">
            <text:p>0.0494045294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203007390923762" calcext:value-type="float">
            <text:p>0.0203007391</text:p>
          </table:table-cell>
          <table:table-cell office:value-type="float" office:value="0.0144829611321987" calcext:value-type="float">
            <text:p>0.0144829611</text:p>
          </table:table-cell>
          <table:table-cell office:value-type="float" office:value="0.000071475091133542" calcext:value-type="float">
            <text:p>7.15E-05</text:p>
          </table:table-cell>
          <table:table-cell office:value-type="float" office:value="6.36574169522077" calcext:value-type="float">
            <text:p>6.3657416952</text:p>
          </table:table-cell>
          <table:table-cell office:value-type="float" office:value="0.0413429517144181" calcext:value-type="float">
            <text:p>0.0413429517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153514150529972" calcext:value-type="float">
            <text:p>0.0153514151</text:p>
          </table:table-cell>
          <table:table-cell office:value-type="float" office:value="0" calcext:value-type="float">
            <text:p>0</text:p>
          </table:table-cell>
          <table:table-cell office:value-type="float" office:value="0.0000291790659449022" calcext:value-type="float">
            <text:p>2.92E-05</text:p>
          </table:table-cell>
          <table:table-cell office:value-type="float" office:value="4.99060573221184" calcext:value-type="float">
            <text:p>4.9906057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164147720295606" calcext:value-type="float">
            <text:p>0.016414772</text:p>
          </table:table-cell>
          <table:table-cell office:value-type="float" office:value="0.027255046308619" calcext:value-type="float">
            <text:p>0.0272550463</text:p>
          </table:table-cell>
          <table:table-cell table:style-name="Default" office:value-type="float" office:value="0.000133334769641728" calcext:value-type="float">
            <text:p>0.0001333348</text:p>
          </table:table-cell>
          <table:table-cell office:value-type="float" office:value="6.48647490188386" calcext:value-type="float">
            <text:p>6.4864749019</text:p>
          </table:table-cell>
          <table:table-cell office:value-type="float" office:value="0.0495595917389616" calcext:value-type="float">
            <text:p>0.0495595917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164442262622059" calcext:value-type="float">
            <text:p>0.0164442263</text:p>
          </table:table-cell>
          <table:table-cell office:value-type="float" office:value="0" calcext:value-type="float">
            <text:p>0</text:p>
          </table:table-cell>
          <table:table-cell office:value-type="float" office:value="0.0000213073441507259" calcext:value-type="float">
            <text:p>2.13E-05</text:p>
          </table:table-cell>
          <table:table-cell office:value-type="float" office:value="4.97771631804859" calcext:value-type="float">
            <text:p>4.9777163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244973453734836" calcext:value-type="float">
            <text:p>0.0244973454</text:p>
          </table:table-cell>
          <table:table-cell office:value-type="float" office:value="0.00526444819514714" calcext:value-type="float">
            <text:p>0.0052644482</text:p>
          </table:table-cell>
          <table:table-cell office:value-type="float" office:value="0.0000228400079816707" calcext:value-type="float">
            <text:p>2.28E-05</text:p>
          </table:table-cell>
          <table:table-cell office:value-type="float" office:value="8.71280990261253" calcext:value-type="float">
            <text:p>8.7128099026</text:p>
          </table:table-cell>
          <table:table-cell office:value-type="float" office:value="0.0176754419726287" calcext:value-type="float">
            <text:p>0.017675442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18224767357272" calcext:value-type="float">
            <text:p>0.0182247674</text:p>
          </table:table-cell>
          <table:table-cell office:value-type="float" office:value="0" calcext:value-type="float">
            <text:p>0</text:p>
          </table:table-cell>
          <table:table-cell office:value-type="float" office:value="0.0000261892394457613" calcext:value-type="float">
            <text:p>2.62E-05</text:p>
          </table:table-cell>
          <table:table-cell office:value-type="float" office:value="5.9476475165901" calcext:value-type="float">
            <text:p>5.9476475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168835196749579" calcext:value-type="float">
            <text:p>0.0168835197</text:p>
          </table:table-cell>
          <table:table-cell office:value-type="float" office:value="0" calcext:value-type="float">
            <text:p>0</text:p>
          </table:table-cell>
          <table:table-cell office:value-type="float" office:value="0.0000274208268343924" calcext:value-type="float">
            <text:p>2.74E-05</text:p>
          </table:table-cell>
          <table:table-cell office:value-type="float" office:value="6.29841720442443" calcext:value-type="float">
            <text:p>6.2984172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15272151890917" calcext:value-type="float">
            <text:p>0.0152721519</text:p>
          </table:table-cell>
          <table:table-cell office:value-type="float" office:value="0.0233793371884903" calcext:value-type="float">
            <text:p>0.0233793372</text:p>
          </table:table-cell>
          <table:table-cell table:style-name="Default" office:value-type="float" office:value="0.000112624679197301" calcext:value-type="float">
            <text:p>0.0001126247</text:p>
          </table:table-cell>
          <table:table-cell office:value-type="float" office:value="6.54764173567924" calcext:value-type="float">
            <text:p>6.5476417357</text:p>
          </table:table-cell>
          <table:table-cell office:value-type="float" office:value="0.0468355523555483" calcext:value-type="float">
            <text:p>0.0468355524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204639084775456" calcext:value-type="float">
            <text:p>0.0204639085</text:p>
          </table:table-cell>
          <table:table-cell office:value-type="float" office:value="0.0149279099607806" calcext:value-type="float">
            <text:p>0.01492791</text:p>
          </table:table-cell>
          <table:table-cell office:value-type="float" office:value="0.0000756239661720093" calcext:value-type="float">
            <text:p>7.56E-05</text:p>
          </table:table-cell>
          <table:table-cell office:value-type="float" office:value="6.38631211115582" calcext:value-type="float">
            <text:p>6.3863121112</text:p>
          </table:table-cell>
          <table:table-cell office:value-type="float" office:value="0.0429211028262451" calcext:value-type="float">
            <text:p>0.0429211028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177298422056164" calcext:value-type="float">
            <text:p>0.0177298422</text:p>
          </table:table-cell>
          <table:table-cell office:value-type="float" office:value="0" calcext:value-type="float">
            <text:p>0</text:p>
          </table:table-cell>
          <table:table-cell office:value-type="float" office:value="0.0000258825635192492" calcext:value-type="float">
            <text:p>2.59E-05</text:p>
          </table:table-cell>
          <table:table-cell office:value-type="float" office:value="4.82345642405612" calcext:value-type="float">
            <text:p>4.8234564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163736081968728" calcext:value-type="float">
            <text:p>0.0163736082</text:p>
          </table:table-cell>
          <table:table-cell office:value-type="float" office:value="0.0243903542062574" calcext:value-type="float">
            <text:p>0.0243903542</text:p>
          </table:table-cell>
          <table:table-cell table:style-name="Default" office:value-type="float" office:value="0.00011846925339899" calcext:value-type="float">
            <text:p>0.0001184693</text:p>
          </table:table-cell>
          <table:table-cell office:value-type="float" office:value="6.80199800896601" calcext:value-type="float">
            <text:p>6.801998009</text:p>
          </table:table-cell>
          <table:table-cell office:value-type="float" office:value="0.0476569553526948" calcext:value-type="float">
            <text:p>0.0476569554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254910935222485" calcext:value-type="float">
            <text:p>0.0254910935</text:p>
          </table:table-cell>
          <table:table-cell table:style-name="ce2" office:value-type="float" office:value="0.000000156240148597175" calcext:value-type="float">
            <text:p>1.56E-07</text:p>
          </table:table-cell>
          <table:table-cell office:value-type="float" office:value="0.0000512005423575385" calcext:value-type="float">
            <text:p>5.12E-05</text:p>
          </table:table-cell>
          <table:table-cell office:value-type="float" office:value="4.43482739226777" calcext:value-type="float">
            <text:p>4.4348273923</text:p>
          </table:table-cell>
          <table:table-cell table:style-name="ce2" office:value-type="float" office:value="0.000000461248572596664" calcext:value-type="float">
            <text:p>4.61E-07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161381491745504" calcext:value-type="float">
            <text:p>0.0161381492</text:p>
          </table:table-cell>
          <table:table-cell office:value-type="float" office:value="0.0242335254982091" calcext:value-type="float">
            <text:p>0.0242335255</text:p>
          </table:table-cell>
          <table:table-cell table:style-name="Default" office:value-type="float" office:value="0.000117704794539184" calcext:value-type="float">
            <text:p>0.0001177048</text:p>
          </table:table-cell>
          <table:table-cell office:value-type="float" office:value="6.57110193764496" calcext:value-type="float">
            <text:p>6.5711019376</text:p>
          </table:table-cell>
          <table:table-cell office:value-type="float" office:value="0.0474759037760613" calcext:value-type="float">
            <text:p>0.0474759038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175744500386095" calcext:value-type="float">
            <text:p>0.01757445</text:p>
          </table:table-cell>
          <table:table-cell office:value-type="float" office:value="0.0209594831306997" calcext:value-type="float">
            <text:p>0.0209594831</text:p>
          </table:table-cell>
          <table:table-cell table:style-name="Default" office:value-type="float" office:value="0.00010202664603026" calcext:value-type="float">
            <text:p>0.0001020266</text:p>
          </table:table-cell>
          <table:table-cell office:value-type="float" office:value="6.58124974174572" calcext:value-type="float">
            <text:p>6.5812497417</text:p>
          </table:table-cell>
          <table:table-cell office:value-type="float" office:value="0.045573716249283" calcext:value-type="float">
            <text:p>0.0455737162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334683146001488" calcext:value-type="float">
            <text:p>0.0334683146</text:p>
          </table:table-cell>
          <table:table-cell office:value-type="float" office:value="0" calcext:value-type="float">
            <text:p>0</text:p>
          </table:table-cell>
          <table:table-cell office:value-type="float" office:value="0.0000443042351114796" calcext:value-type="float">
            <text:p>4.43E-05</text:p>
          </table:table-cell>
          <table:table-cell office:value-type="float" office:value="5.20705983445559" calcext:value-type="float">
            <text:p>5.2070598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166181014374939" calcext:value-type="float">
            <text:p>0.0166181014</text:p>
          </table:table-cell>
          <table:table-cell office:value-type="float" office:value="0.026053193255469" calcext:value-type="float">
            <text:p>0.0260531933</text:p>
          </table:table-cell>
          <table:table-cell table:style-name="Default" office:value-type="float" office:value="0.000127378951183319" calcext:value-type="float">
            <text:p>0.000127379</text:p>
          </table:table-cell>
          <table:table-cell office:value-type="float" office:value="6.51009558010598" calcext:value-type="float">
            <text:p>6.5100955801</text:p>
          </table:table-cell>
          <table:table-cell office:value-type="float" office:value="0.0487198238326122" calcext:value-type="float">
            <text:p>0.0487198238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325908492341877" calcext:value-type="float">
            <text:p>0.0325908492</text:p>
          </table:table-cell>
          <table:table-cell office:value-type="float" office:value="0" calcext:value-type="float">
            <text:p>0</text:p>
          </table:table-cell>
          <table:table-cell office:value-type="float" office:value="0.0000378089291117546" calcext:value-type="float">
            <text:p>3.78E-05</text:p>
          </table:table-cell>
          <table:table-cell office:value-type="float" office:value="3.66488541177869" calcext:value-type="float">
            <text:p>3.6648854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247643727455014" calcext:value-type="float">
            <text:p>0.0247643727</text:p>
          </table:table-cell>
          <table:table-cell office:value-type="float" office:value="0" calcext:value-type="float">
            <text:p>0</text:p>
          </table:table-cell>
          <table:table-cell office:value-type="float" office:value="0.0000365649702911791" calcext:value-type="float">
            <text:p>3.66E-05</text:p>
          </table:table-cell>
          <table:table-cell office:value-type="float" office:value="6.22193782899973" calcext:value-type="float">
            <text:p>6.221937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167088468062789" calcext:value-type="float">
            <text:p>0.0167088468</text:p>
          </table:table-cell>
          <table:table-cell office:value-type="float" office:value="0.0268195261883758" calcext:value-type="float">
            <text:p>0.0268195262</text:p>
          </table:table-cell>
          <table:table-cell table:style-name="Default" office:value-type="float" office:value="0.000131032519536999" calcext:value-type="float">
            <text:p>0.0001310325</text:p>
          </table:table-cell>
          <table:table-cell office:value-type="float" office:value="6.59975528542462" calcext:value-type="float">
            <text:p>6.5997552854</text:p>
          </table:table-cell>
          <table:table-cell office:value-type="float" office:value="0.0493347067751881" calcext:value-type="float">
            <text:p>0.0493347068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165632599977849" calcext:value-type="float">
            <text:p>0.01656326</text:p>
          </table:table-cell>
          <table:table-cell office:value-type="float" office:value="0.0256364041495479" calcext:value-type="float">
            <text:p>0.0256364041</text:p>
          </table:table-cell>
          <table:table-cell table:style-name="Default" office:value-type="float" office:value="0.000124694240318825" calcext:value-type="float">
            <text:p>0.0001246942</text:p>
          </table:table-cell>
          <table:table-cell office:value-type="float" office:value="6.50784711006989" calcext:value-type="float">
            <text:p>6.5078471101</text:p>
          </table:table-cell>
          <table:table-cell office:value-type="float" office:value="0.0488723304370004" calcext:value-type="float">
            <text:p>0.0488723304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151770585833032" calcext:value-type="float">
            <text:p>0.0151770586</text:p>
          </table:table-cell>
          <table:table-cell office:value-type="float" office:value="0.0216742166165811" calcext:value-type="float">
            <text:p>0.0216742166</text:p>
          </table:table-cell>
          <table:table-cell table:style-name="Default" office:value-type="float" office:value="0.000101624879853583" calcext:value-type="float">
            <text:p>0.0001016249</text:p>
          </table:table-cell>
          <table:table-cell office:value-type="float" office:value="6.56709887348804" calcext:value-type="float">
            <text:p>6.5670988735</text:p>
          </table:table-cell>
          <table:table-cell office:value-type="float" office:value="0.0463816757205701" calcext:value-type="float">
            <text:p>0.0463816757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393965558662696" calcext:value-type="float">
            <text:p>0.0393965559</text:p>
          </table:table-cell>
          <table:table-cell office:value-type="float" office:value="0" calcext:value-type="float">
            <text:p>0</text:p>
          </table:table-cell>
          <table:table-cell office:value-type="float" office:value="0.0000550768829750712" calcext:value-type="float">
            <text:p>5.51E-05</text:p>
          </table:table-cell>
          <table:table-cell office:value-type="float" office:value="4.0108110399825" calcext:value-type="float">
            <text:p>4.01081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158953872938686" calcext:value-type="float">
            <text:p>0.0158953873</text:p>
          </table:table-cell>
          <table:table-cell office:value-type="float" office:value="0.0240729927641583" calcext:value-type="float">
            <text:p>0.0240729928</text:p>
          </table:table-cell>
          <table:table-cell table:style-name="Default" office:value-type="float" office:value="0.0001169910161213" calcext:value-type="float">
            <text:p>0.000116991</text:p>
          </table:table-cell>
          <table:table-cell office:value-type="float" office:value="6.24606347520651" calcext:value-type="float">
            <text:p>6.2460634752</text:p>
          </table:table-cell>
          <table:table-cell office:value-type="float" office:value="0.0476934431945419" calcext:value-type="float">
            <text:p>0.0476934432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151686293394611" calcext:value-type="float">
            <text:p>0.0151686293</text:p>
          </table:table-cell>
          <table:table-cell office:value-type="float" office:value="0.0235277269173025" calcext:value-type="float">
            <text:p>0.0235277269</text:p>
          </table:table-cell>
          <table:table-cell table:style-name="Default" office:value-type="float" office:value="0.000113587071385727" calcext:value-type="float">
            <text:p>0.0001135871</text:p>
          </table:table-cell>
          <table:table-cell office:value-type="float" office:value="5.26775223705867" calcext:value-type="float">
            <text:p>5.2677522371</text:p>
          </table:table-cell>
          <table:table-cell office:value-type="float" office:value="0.0470796627704259" calcext:value-type="float">
            <text:p>0.0470796628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170972714110401" calcext:value-type="float">
            <text:p>0.0170972714</text:p>
          </table:table-cell>
          <table:table-cell office:value-type="float" office:value="0.0265108140480824" calcext:value-type="float">
            <text:p>0.026510814</text:p>
          </table:table-cell>
          <table:table-cell table:style-name="Default" office:value-type="float" office:value="0.000129782115839422" calcext:value-type="float">
            <text:p>0.0001297821</text:p>
          </table:table-cell>
          <table:table-cell office:value-type="float" office:value="4.23887525148465" calcext:value-type="float">
            <text:p>4.2388752515</text:p>
          </table:table-cell>
          <table:table-cell office:value-type="float" office:value="0.0494207689305277" calcext:value-type="float">
            <text:p>0.0494207689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167558187172843" calcext:value-type="float">
            <text:p>0.0167558187</text:p>
          </table:table-cell>
          <table:table-cell office:value-type="float" office:value="0" calcext:value-type="float">
            <text:p>0</text:p>
          </table:table-cell>
          <table:table-cell office:value-type="float" office:value="0.0000272258534950238" calcext:value-type="float">
            <text:p>2.72E-05</text:p>
          </table:table-cell>
          <table:table-cell office:value-type="float" office:value="6.23133536153761" calcext:value-type="float">
            <text:p>6.2313353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191796491725081" calcext:value-type="float">
            <text:p>0.0191796492</text:p>
          </table:table-cell>
          <table:table-cell office:value-type="float" office:value="0" calcext:value-type="float">
            <text:p>0</text:p>
          </table:table-cell>
          <table:table-cell office:value-type="float" office:value="0.0000264620343598156" calcext:value-type="float">
            <text:p>2.65E-05</text:p>
          </table:table-cell>
          <table:table-cell office:value-type="float" office:value="2.87131700310246" calcext:value-type="float">
            <text:p>2.87131700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162194628375408" calcext:value-type="float">
            <text:p>0.0162194628</text:p>
          </table:table-cell>
          <table:table-cell office:value-type="float" office:value="0.0247278325808059" calcext:value-type="float">
            <text:p>0.0247278326</text:p>
          </table:table-cell>
          <table:table-cell table:style-name="Default" office:value-type="float" office:value="0.000120217169763193" calcext:value-type="float">
            <text:p>0.0001202172</text:p>
          </table:table-cell>
          <table:table-cell office:value-type="float" office:value="6.46007819966741" calcext:value-type="float">
            <text:p>6.4600781997</text:p>
          </table:table-cell>
          <table:table-cell office:value-type="float" office:value="0.0478895670280798" calcext:value-type="float">
            <text:p>0.047889567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161672253190455" calcext:value-type="float">
            <text:p>0.0161672253</text:p>
          </table:table-cell>
          <table:table-cell office:value-type="float" office:value="0" calcext:value-type="float">
            <text:p>0</text:p>
          </table:table-cell>
          <table:table-cell office:value-type="float" office:value="0.0000275756057864018" calcext:value-type="float">
            <text:p>2.76E-05</text:p>
          </table:table-cell>
          <table:table-cell office:value-type="float" office:value="4.99574891370489" calcext:value-type="float">
            <text:p>4.9957489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163901100268666" calcext:value-type="float">
            <text:p>0.01639011</text:p>
          </table:table-cell>
          <table:table-cell office:value-type="float" office:value="0.0250031532193986" calcext:value-type="float">
            <text:p>0.0250031532</text:p>
          </table:table-cell>
          <table:table-cell table:style-name="Default" office:value-type="float" office:value="0.000121599467682619" calcext:value-type="float">
            <text:p>0.0001215995</text:p>
          </table:table-cell>
          <table:table-cell office:value-type="float" office:value="6.50063117857946" calcext:value-type="float">
            <text:p>6.5006311786</text:p>
          </table:table-cell>
          <table:table-cell office:value-type="float" office:value="0.0479654224733497" calcext:value-type="float">
            <text:p>0.0479654225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166160491798627" calcext:value-type="float">
            <text:p>0.0166160492</text:p>
          </table:table-cell>
          <table:table-cell office:value-type="float" office:value="0" calcext:value-type="float">
            <text:p>0</text:p>
          </table:table-cell>
          <table:table-cell office:value-type="float" office:value="0.0000259148186910507" calcext:value-type="float">
            <text:p>2.59E-05</text:p>
          </table:table-cell>
          <table:table-cell office:value-type="float" office:value="5.31488866108971" calcext:value-type="float">
            <text:p>5.3148886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161049161403643" calcext:value-type="float">
            <text:p>0.0161049161</text:p>
          </table:table-cell>
          <table:table-cell office:value-type="float" office:value="0" calcext:value-type="float">
            <text:p>0</text:p>
          </table:table-cell>
          <table:table-cell office:value-type="float" office:value="0.000024882505986267" calcext:value-type="float">
            <text:p>2.49E-05</text:p>
          </table:table-cell>
          <table:table-cell office:value-type="float" office:value="2.93163725584678" calcext:value-type="float">
            <text:p>2.93163725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162338920289049" calcext:value-type="float">
            <text:p>0.016233892</text:p>
          </table:table-cell>
          <table:table-cell office:value-type="float" office:value="0" calcext:value-type="float">
            <text:p>0</text:p>
          </table:table-cell>
          <table:table-cell office:value-type="float" office:value="0.0000219132205433469" calcext:value-type="float">
            <text:p>2.19E-05</text:p>
          </table:table-cell>
          <table:table-cell office:value-type="float" office:value="5.85846564542118" calcext:value-type="float">
            <text:p>5.8584656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164904859990036" calcext:value-type="float">
            <text:p>0.016490486</text:p>
          </table:table-cell>
          <table:table-cell office:value-type="float" office:value="0" calcext:value-type="float">
            <text:p>0</text:p>
          </table:table-cell>
          <table:table-cell office:value-type="float" office:value="0.0000249820456886904" calcext:value-type="float">
            <text:p>2.50E-05</text:p>
          </table:table-cell>
          <table:table-cell office:value-type="float" office:value="5.17920006681749" calcext:value-type="float">
            <text:p>5.1792000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155623943681361" calcext:value-type="float">
            <text:p>0.0155623944</text:p>
          </table:table-cell>
          <table:table-cell office:value-type="float" office:value="0.0235007950409504" calcext:value-type="float">
            <text:p>0.023500795</text:p>
          </table:table-cell>
          <table:table-cell table:style-name="Default" office:value-type="float" office:value="0.000113270700135322" calcext:value-type="float">
            <text:p>0.0001132707</text:p>
          </table:table-cell>
          <table:table-cell office:value-type="float" office:value="6.67295838842341" calcext:value-type="float">
            <text:p>6.6729583884</text:p>
          </table:table-cell>
          <table:table-cell office:value-type="float" office:value="0.0469219587559383" calcext:value-type="float">
            <text:p>0.0469219588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163514136497206" calcext:value-type="float">
            <text:p>0.0163514136</text:p>
          </table:table-cell>
          <table:table-cell office:value-type="float" office:value="0.0250942118855121" calcext:value-type="float">
            <text:p>0.0250942119</text:p>
          </table:table-cell>
          <table:table-cell table:style-name="Default" office:value-type="float" office:value="0.000122036974177442" calcext:value-type="float">
            <text:p>0.000122037</text:p>
          </table:table-cell>
          <table:table-cell office:value-type="float" office:value="6.47628538726299" calcext:value-type="float">
            <text:p>6.4762853873</text:p>
          </table:table-cell>
          <table:table-cell office:value-type="float" office:value="0.0479616128601821" calcext:value-type="float">
            <text:p>0.0479616129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171148377554706" calcext:value-type="float">
            <text:p>0.0171148378</text:p>
          </table:table-cell>
          <table:table-cell office:value-type="float" office:value="0.0204723778141838" calcext:value-type="float">
            <text:p>0.0204723778</text:p>
          </table:table-cell>
          <table:table-cell office:value-type="float" office:value="0.0000997085760878968" calcext:value-type="float">
            <text:p>9.97E-05</text:p>
          </table:table-cell>
          <table:table-cell office:value-type="float" office:value="5.12642127603434" calcext:value-type="float">
            <text:p>5.126421276</text:p>
          </table:table-cell>
          <table:table-cell office:value-type="float" office:value="0.0451814196794615" calcext:value-type="float">
            <text:p>0.0451814197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164783474073136" calcext:value-type="float">
            <text:p>0.0164783474</text:p>
          </table:table-cell>
          <table:table-cell office:value-type="float" office:value="0.0253674122683346" calcext:value-type="float">
            <text:p>0.0253674123</text:p>
          </table:table-cell>
          <table:table-cell table:style-name="Default" office:value-type="float" office:value="0.000123467870490761" calcext:value-type="float">
            <text:p>0.0001234679</text:p>
          </table:table-cell>
          <table:table-cell office:value-type="float" office:value="6.45397808397996" calcext:value-type="float">
            <text:p>6.453978084</text:p>
          </table:table-cell>
          <table:table-cell office:value-type="float" office:value="0.048520588070569" calcext:value-type="float">
            <text:p>0.0485205881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261445210416529" calcext:value-type="float">
            <text:p>0.026144521</text:p>
          </table:table-cell>
          <table:table-cell office:value-type="float" office:value="0.0286292973783707" calcext:value-type="float">
            <text:p>0.0286292974</text:p>
          </table:table-cell>
          <table:table-cell table:style-name="Default" office:value-type="float" office:value="0.000148905679731875" calcext:value-type="float">
            <text:p>0.0001489057</text:p>
          </table:table-cell>
          <table:table-cell office:value-type="float" office:value="7.2526534285662" calcext:value-type="float">
            <text:p>7.2526534286</text:p>
          </table:table-cell>
          <table:table-cell office:value-type="float" office:value="0.0505959141019564" calcext:value-type="float">
            <text:p>0.0505959141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15891354515936" calcext:value-type="float">
            <text:p>0.0158913545</text:p>
          </table:table-cell>
          <table:table-cell office:value-type="float" office:value="0" calcext:value-type="float">
            <text:p>0</text:p>
          </table:table-cell>
          <table:table-cell office:value-type="float" office:value="0.0000243183770028195" calcext:value-type="float">
            <text:p>2.43E-05</text:p>
          </table:table-cell>
          <table:table-cell office:value-type="float" office:value="1.22281224731064" calcext:value-type="float">
            <text:p>1.2228122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167287496677472" calcext:value-type="float">
            <text:p>0.0167287497</text:p>
          </table:table-cell>
          <table:table-cell office:value-type="float" office:value="0" calcext:value-type="float">
            <text:p>0</text:p>
          </table:table-cell>
          <table:table-cell office:value-type="float" office:value="0.0000278897739066311" calcext:value-type="float">
            <text:p>2.79E-05</text:p>
          </table:table-cell>
          <table:table-cell office:value-type="float" office:value="6.17074375992142" calcext:value-type="float">
            <text:p>6.17074375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154036472653813" calcext:value-type="float">
            <text:p>0.0154036473</text:p>
          </table:table-cell>
          <table:table-cell office:value-type="float" office:value="0.023524552398167" calcext:value-type="float">
            <text:p>0.0235245524</text:p>
          </table:table-cell>
          <table:table-cell table:style-name="Default" office:value-type="float" office:value="0.000113438224057087" calcext:value-type="float">
            <text:p>0.0001134382</text:p>
          </table:table-cell>
          <table:table-cell office:value-type="float" office:value="6.41164008237359" calcext:value-type="float">
            <text:p>6.4116400824</text:p>
          </table:table-cell>
          <table:table-cell office:value-type="float" office:value="0.0468216320303229" calcext:value-type="float">
            <text:p>0.046821632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155245985659417" calcext:value-type="float">
            <text:p>0.0155245986</text:p>
          </table:table-cell>
          <table:table-cell office:value-type="float" office:value="0" calcext:value-type="float">
            <text:p>0</text:p>
          </table:table-cell>
          <table:table-cell office:value-type="float" office:value="0.0000279280994064177" calcext:value-type="float">
            <text:p>2.79E-05</text:p>
          </table:table-cell>
          <table:table-cell office:value-type="float" office:value="3.57674259961107" calcext:value-type="float">
            <text:p>3.5767425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164354664281662" calcext:value-type="float">
            <text:p>0.0164354664</text:p>
          </table:table-cell>
          <table:table-cell office:value-type="float" office:value="0.0252555460021444" calcext:value-type="float">
            <text:p>0.025255546</text:p>
          </table:table-cell>
          <table:table-cell table:style-name="Default" office:value-type="float" office:value="0.000122582518727305" calcext:value-type="float">
            <text:p>0.0001225825</text:p>
          </table:table-cell>
          <table:table-cell office:value-type="float" office:value="6.5124931492287" calcext:value-type="float">
            <text:p>6.5124931492</text:p>
          </table:table-cell>
          <table:table-cell office:value-type="float" office:value="0.0480839955284832" calcext:value-type="float">
            <text:p>0.0480839955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151527883068819" calcext:value-type="float">
            <text:p>0.0151527883</text:p>
          </table:table-cell>
          <table:table-cell office:value-type="float" office:value="0.0220240071398684" calcext:value-type="float">
            <text:p>0.0220240071</text:p>
          </table:table-cell>
          <table:table-cell table:style-name="Default" office:value-type="float" office:value="0.000103694164702129" calcext:value-type="float">
            <text:p>0.0001036942</text:p>
          </table:table-cell>
          <table:table-cell office:value-type="float" office:value="6.3731546457781" calcext:value-type="float">
            <text:p>6.3731546458</text:p>
          </table:table-cell>
          <table:table-cell office:value-type="float" office:value="0.0459629752228467" calcext:value-type="float">
            <text:p>0.0459629752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164677312125369" calcext:value-type="float">
            <text:p>0.0164677312</text:p>
          </table:table-cell>
          <table:table-cell office:value-type="float" office:value="0.0249713634305432" calcext:value-type="float">
            <text:p>0.0249713634</text:p>
          </table:table-cell>
          <table:table-cell table:style-name="Default" office:value-type="float" office:value="0.000121536783927897" calcext:value-type="float">
            <text:p>0.0001215368</text:p>
          </table:table-cell>
          <table:table-cell office:value-type="float" office:value="6.58987890324155" calcext:value-type="float">
            <text:p>6.5898789032</text:p>
          </table:table-cell>
          <table:table-cell office:value-type="float" office:value="0.0479229007905993" calcext:value-type="float">
            <text:p>0.0479229008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161045208933867" calcext:value-type="float">
            <text:p>0.0161045209</text:p>
          </table:table-cell>
          <table:table-cell office:value-type="float" office:value="0" calcext:value-type="float">
            <text:p>0</text:p>
          </table:table-cell>
          <table:table-cell office:value-type="float" office:value="0.0000292383234407188" calcext:value-type="float">
            <text:p>2.92E-05</text:p>
          </table:table-cell>
          <table:table-cell office:value-type="float" office:value="5.95257392090705" calcext:value-type="float">
            <text:p>5.9525739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208580580690685" calcext:value-type="float">
            <text:p>0.0208580581</text:p>
          </table:table-cell>
          <table:table-cell office:value-type="float" office:value="0.0147436402194834" calcext:value-type="float">
            <text:p>0.0147436402</text:p>
          </table:table-cell>
          <table:table-cell office:value-type="float" office:value="0.0000730567588541003" calcext:value-type="float">
            <text:p>7.31E-05</text:p>
          </table:table-cell>
          <table:table-cell office:value-type="float" office:value="7.25433019880425" calcext:value-type="float">
            <text:p>7.2543301988</text:p>
          </table:table-cell>
          <table:table-cell office:value-type="float" office:value="0.0419660982895184" calcext:value-type="float">
            <text:p>0.0419660983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154466283549021" calcext:value-type="float">
            <text:p>0.0154466284</text:p>
          </table:table-cell>
          <table:table-cell office:value-type="float" office:value="0.0232859599165441" calcext:value-type="float">
            <text:p>0.0232859599</text:p>
          </table:table-cell>
          <table:table-cell table:style-name="Default" office:value-type="float" office:value="0.000112140701627693" calcext:value-type="float">
            <text:p>0.0001121407</text:p>
          </table:table-cell>
          <table:table-cell office:value-type="float" office:value="6.6164660026358" calcext:value-type="float">
            <text:p>6.6164660026</text:p>
          </table:table-cell>
          <table:table-cell office:value-type="float" office:value="0.0467455287505004" calcext:value-type="float">
            <text:p>0.0467455288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165272906708274" calcext:value-type="float">
            <text:p>0.0165272907</text:p>
          </table:table-cell>
          <table:table-cell office:value-type="float" office:value="0.0260827356637609" calcext:value-type="float">
            <text:p>0.0260827357</text:p>
          </table:table-cell>
          <table:table-cell table:style-name="Default" office:value-type="float" office:value="0.000127490322227075" calcext:value-type="float">
            <text:p>0.0001274903</text:p>
          </table:table-cell>
          <table:table-cell office:value-type="float" office:value="6.39456708258537" calcext:value-type="float">
            <text:p>6.3945670826</text:p>
          </table:table-cell>
          <table:table-cell office:value-type="float" office:value="0.0487175869915164" calcext:value-type="float">
            <text:p>0.048717587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0370174371088277" calcext:value-type="float">
            <text:p>0.0370174371</text:p>
          </table:table-cell>
          <table:table-cell office:value-type="float" office:value="0.0251165506734955" calcext:value-type="float">
            <text:p>0.0251165507</text:p>
          </table:table-cell>
          <table:table-cell table:style-name="Default" office:value-type="float" office:value="0.000103197083010744" calcext:value-type="float">
            <text:p>0.0001031971</text:p>
          </table:table-cell>
          <table:table-cell office:value-type="float" office:value="6.04741823078994" calcext:value-type="float">
            <text:p>6.0474182308</text:p>
          </table:table-cell>
          <table:table-cell office:value-type="float" office:value="0.0668938440108586" calcext:value-type="float">
            <text:p>0.066893844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173916236137726" calcext:value-type="float">
            <text:p>0.0173916236</text:p>
          </table:table-cell>
          <table:table-cell office:value-type="float" office:value="0.0343807719470116" calcext:value-type="float">
            <text:p>0.0343807719</text:p>
          </table:table-cell>
          <table:table-cell table:style-name="Default" office:value-type="float" office:value="0.000133048230271506" calcext:value-type="float">
            <text:p>0.0001330482</text:p>
          </table:table-cell>
          <table:table-cell office:value-type="float" office:value="6.62914654996468" calcext:value-type="float">
            <text:p>6.62914655</text:p>
          </table:table-cell>
          <table:table-cell office:value-type="float" office:value="0.0720649651390297" calcext:value-type="float">
            <text:p>0.0720649651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170232365938465" calcext:value-type="float">
            <text:p>0.0170232366</text:p>
          </table:table-cell>
          <table:table-cell office:value-type="float" office:value="0.034672127354276" calcext:value-type="float">
            <text:p>0.0346721274</text:p>
          </table:table-cell>
          <table:table-cell table:style-name="Default" office:value-type="float" office:value="0.000134303304001548" calcext:value-type="float">
            <text:p>0.0001343033</text:p>
          </table:table-cell>
          <table:table-cell office:value-type="float" office:value="6.31807858465838" calcext:value-type="float">
            <text:p>6.3180785847</text:p>
          </table:table-cell>
          <table:table-cell office:value-type="float" office:value="0.0724747707523148" calcext:value-type="float">
            <text:p>0.0724747708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195529974257703" calcext:value-type="float">
            <text:p>0.0195529974</text:p>
          </table:table-cell>
          <table:table-cell office:value-type="float" office:value="0.0237109264968482" calcext:value-type="float">
            <text:p>0.0237109265</text:p>
          </table:table-cell>
          <table:table-cell office:value-type="float" office:value="0.0000923769272054961" calcext:value-type="float">
            <text:p>9.24E-05</text:p>
          </table:table-cell>
          <table:table-cell office:value-type="float" office:value="4.40453827174796" calcext:value-type="float">
            <text:p>4.4045382717</text:p>
          </table:table-cell>
          <table:table-cell office:value-type="float" office:value="0.0658520154508835" calcext:value-type="float">
            <text:p>0.0658520155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357176226061215" calcext:value-type="float">
            <text:p>0.0357176226</text:p>
          </table:table-cell>
          <table:table-cell office:value-type="float" office:value="0.0361901706612559" calcext:value-type="float">
            <text:p>0.0361901707</text:p>
          </table:table-cell>
          <table:table-cell table:style-name="Default" office:value-type="float" office:value="0.000148140615878727" calcext:value-type="float">
            <text:p>0.0001481406</text:p>
          </table:table-cell>
          <table:table-cell office:value-type="float" office:value="6.50018390696162" calcext:value-type="float">
            <text:p>6.500183907</text:p>
          </table:table-cell>
          <table:table-cell office:value-type="float" office:value="0.0734716295225538" calcext:value-type="float">
            <text:p>0.0734716295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167819898219609" calcext:value-type="float">
            <text:p>0.0167819898</text:p>
          </table:table-cell>
          <table:table-cell office:value-type="float" office:value="0.0356277885359006" calcext:value-type="float">
            <text:p>0.0356277885</text:p>
          </table:table-cell>
          <table:table-cell table:style-name="Default" office:value-type="float" office:value="0.000137924934642407" calcext:value-type="float">
            <text:p>0.0001379249</text:p>
          </table:table-cell>
          <table:table-cell office:value-type="float" office:value="5.98132500936296" calcext:value-type="float">
            <text:p>5.9813250094</text:p>
          </table:table-cell>
          <table:table-cell office:value-type="float" office:value="0.073112748222548" calcext:value-type="float">
            <text:p>0.0731127482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197479425945172" calcext:value-type="float">
            <text:p>0.0197479426</text:p>
          </table:table-cell>
          <table:table-cell office:value-type="float" office:value="0.0221306753511178" calcext:value-type="float">
            <text:p>0.0221306754</text:p>
          </table:table-cell>
          <table:table-cell office:value-type="float" office:value="0.0000897680589776917" calcext:value-type="float">
            <text:p>8.98E-05</text:p>
          </table:table-cell>
          <table:table-cell office:value-type="float" office:value="5.24087883615311" calcext:value-type="float">
            <text:p>5.2408788362</text:p>
          </table:table-cell>
          <table:table-cell office:value-type="float" office:value="0.040738086520236" calcext:value-type="float">
            <text:p>0.0407380865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210706985174079" calcext:value-type="float">
            <text:p>0.0210706985</text:p>
          </table:table-cell>
          <table:table-cell office:value-type="float" office:value="0" calcext:value-type="float">
            <text:p>0</text:p>
          </table:table-cell>
          <table:table-cell office:value-type="float" office:value="0.0000278720923099841" calcext:value-type="float">
            <text:p>2.79E-05</text:p>
          </table:table-cell>
          <table:table-cell office:value-type="float" office:value="5.46278909051587" calcext:value-type="float">
            <text:p>5.46278909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177166486854592" calcext:value-type="float">
            <text:p>0.0177166487</text:p>
          </table:table-cell>
          <table:table-cell office:value-type="float" office:value="0.036497695679981" calcext:value-type="float">
            <text:p>0.0364976957</text:p>
          </table:table-cell>
          <table:table-cell table:style-name="Default" office:value-type="float" office:value="0.000140651763175326" calcext:value-type="float">
            <text:p>0.0001406518</text:p>
          </table:table-cell>
          <table:table-cell office:value-type="float" office:value="6.46525490839211" calcext:value-type="float">
            <text:p>6.4652549084</text:p>
          </table:table-cell>
          <table:table-cell office:value-type="float" office:value="0.0699250115432717" calcext:value-type="float">
            <text:p>0.0699250115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199769495845528" calcext:value-type="float">
            <text:p>0.0199769496</text:p>
          </table:table-cell>
          <table:table-cell office:value-type="float" office:value="0.0243425365855117" calcext:value-type="float">
            <text:p>0.0243425366</text:p>
          </table:table-cell>
          <table:table-cell office:value-type="float" office:value="0.0000939865987203752" calcext:value-type="float">
            <text:p>9.40E-05</text:p>
          </table:table-cell>
          <table:table-cell office:value-type="float" office:value="6.46806083292755" calcext:value-type="float">
            <text:p>6.4680608329</text:p>
          </table:table-cell>
          <table:table-cell office:value-type="float" office:value="0.0661144279410251" calcext:value-type="float">
            <text:p>0.0661144279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39414432665984" calcext:value-type="float">
            <text:p>0.0394144327</text:p>
          </table:table-cell>
          <table:table-cell office:value-type="float" office:value="0" calcext:value-type="float">
            <text:p>0</text:p>
          </table:table-cell>
          <table:table-cell office:value-type="float" office:value="0.0000509240304155736" calcext:value-type="float">
            <text:p>5.09E-05</text:p>
          </table:table-cell>
          <table:table-cell office:value-type="float" office:value="5.8023633441079" calcext:value-type="float">
            <text:p>5.8023633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168662469192518" calcext:value-type="float">
            <text:p>0.0168662469</text:p>
          </table:table-cell>
          <table:table-cell office:value-type="float" office:value="0.0348410201697933" calcext:value-type="float">
            <text:p>0.0348410202</text:p>
          </table:table-cell>
          <table:table-cell table:style-name="Default" office:value-type="float" office:value="0.000132770618255123" calcext:value-type="float">
            <text:p>0.0001327706</text:p>
          </table:table-cell>
          <table:table-cell office:value-type="float" office:value="6.20949717069413" calcext:value-type="float">
            <text:p>6.2094971707</text:p>
          </table:table-cell>
          <table:table-cell office:value-type="float" office:value="0.0692977185894997" calcext:value-type="float">
            <text:p>0.0692977186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170777791547905" calcext:value-type="float">
            <text:p>0.0170777792</text:p>
          </table:table-cell>
          <table:table-cell office:value-type="float" office:value="0" calcext:value-type="float">
            <text:p>0</text:p>
          </table:table-cell>
          <table:table-cell office:value-type="float" office:value="0.0000250402164779597" calcext:value-type="float">
            <text:p>2.50E-05</text:p>
          </table:table-cell>
          <table:table-cell office:value-type="float" office:value="5.25629443150324" calcext:value-type="float">
            <text:p>5.2562944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161090221342798" calcext:value-type="float">
            <text:p>0.0161090221</text:p>
          </table:table-cell>
          <table:table-cell office:value-type="float" office:value="0" calcext:value-type="float">
            <text:p>0</text:p>
          </table:table-cell>
          <table:table-cell office:value-type="float" office:value="0.0000191263502387041" calcext:value-type="float">
            <text:p>1.91E-05</text:p>
          </table:table-cell>
          <table:table-cell office:value-type="float" office:value="3.55003880416882" calcext:value-type="float">
            <text:p>3.5500388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4.1365117808829" calcext:value-type="float">
            <text:p>4.1365117809</text:p>
          </table:table-cell>
          <table:table-cell office:value-type="float" office:value="0.000423722406983487" calcext:value-type="float">
            <text:p>0.0004237224</text:p>
          </table:table-cell>
          <table:table-cell office:value-type="float" office:value="0.0000899075687898752" calcext:value-type="float">
            <text:p>8.99E-05</text:p>
          </table:table-cell>
          <table:table-cell office:value-type="float" office:value="9.95558838018436" calcext:value-type="float">
            <text:p>9.9555883802</text:p>
          </table:table-cell>
          <table:table-cell office:value-type="float" office:value="0.00224554378456678" calcext:value-type="float">
            <text:p>0.0022455438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0779262016897361" calcext:value-type="float">
            <text:p>0.0779262017</text:p>
          </table:table-cell>
          <table:table-cell office:value-type="float" office:value="0.00892645177060845" calcext:value-type="float">
            <text:p>0.0089264518</text:p>
          </table:table-cell>
          <table:table-cell office:value-type="float" office:value="0.0000435200512161803" calcext:value-type="float">
            <text:p>4.35E-05</text:p>
          </table:table-cell>
          <table:table-cell office:value-type="float" office:value="10.2251857460076" calcext:value-type="float">
            <text:p>10.225185746</text:p>
          </table:table-cell>
          <table:table-cell office:value-type="float" office:value="0.0327449748655941" calcext:value-type="float">
            <text:p>0.0327449749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194486786064092" calcext:value-type="float">
            <text:p>0.0194486786</text:p>
          </table:table-cell>
          <table:table-cell office:value-type="float" office:value="0.0362893803386332" calcext:value-type="float">
            <text:p>0.0362893803</text:p>
          </table:table-cell>
          <table:table-cell table:style-name="Default" office:value-type="float" office:value="0.00013971456774347" calcext:value-type="float">
            <text:p>0.0001397146</text:p>
          </table:table-cell>
          <table:table-cell office:value-type="float" office:value="6.40190111414604" calcext:value-type="float">
            <text:p>6.4019011141</text:p>
          </table:table-cell>
          <table:table-cell office:value-type="float" office:value="0.0697514872407298" calcext:value-type="float">
            <text:p>0.0697514872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160096124102065" calcext:value-type="float">
            <text:p>0.0160096124</text:p>
          </table:table-cell>
          <table:table-cell office:value-type="float" office:value="0" calcext:value-type="float">
            <text:p>0</text:p>
          </table:table-cell>
          <table:table-cell office:value-type="float" office:value="0.0000267768840096001" calcext:value-type="float">
            <text:p>2.68E-05</text:p>
          </table:table-cell>
          <table:table-cell office:value-type="float" office:value="1.89306344633641" calcext:value-type="float">
            <text:p>1.89306344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167582168372924" calcext:value-type="float">
            <text:p>0.0167582168</text:p>
          </table:table-cell>
          <table:table-cell office:value-type="float" office:value="0.0346946413680398" calcext:value-type="float">
            <text:p>0.0346946414</text:p>
          </table:table-cell>
          <table:table-cell table:style-name="Default" office:value-type="float" office:value="0.000134227807303383" calcext:value-type="float">
            <text:p>0.0001342278</text:p>
          </table:table-cell>
          <table:table-cell office:value-type="float" office:value="6.29044449816757" calcext:value-type="float">
            <text:p>6.2904444982</text:p>
          </table:table-cell>
          <table:table-cell office:value-type="float" office:value="0.0722488426741821" calcext:value-type="float">
            <text:p>0.0722488427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360447485362741" calcext:value-type="float">
            <text:p>0.0360447485</text:p>
          </table:table-cell>
          <table:table-cell office:value-type="float" office:value="0.0310109233591698" calcext:value-type="float">
            <text:p>0.0310109234</text:p>
          </table:table-cell>
          <table:table-cell table:style-name="Default" office:value-type="float" office:value="0.000125200190467455" calcext:value-type="float">
            <text:p>0.0001252002</text:p>
          </table:table-cell>
          <table:table-cell office:value-type="float" office:value="5.67772194124651" calcext:value-type="float">
            <text:p>5.6777219412</text:p>
          </table:table-cell>
          <table:table-cell office:value-type="float" office:value="0.0689289017129033" calcext:value-type="float">
            <text:p>0.0689289017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278447785238393" calcext:value-type="float">
            <text:p>0.0278447785</text:p>
          </table:table-cell>
          <table:table-cell office:value-type="float" office:value="0" calcext:value-type="float">
            <text:p>0</text:p>
          </table:table-cell>
          <table:table-cell office:value-type="float" office:value="0.000043589320118749" calcext:value-type="float">
            <text:p>4.36E-05</text:p>
          </table:table-cell>
          <table:table-cell office:value-type="float" office:value="4.00655279408824" calcext:value-type="float">
            <text:p>4.00655279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153576255189262" calcext:value-type="float">
            <text:p>0.0153576255</text:p>
          </table:table-cell>
          <table:table-cell office:value-type="float" office:value="0" calcext:value-type="float">
            <text:p>0</text:p>
          </table:table-cell>
          <table:table-cell office:value-type="float" office:value="0.0000176132500117144" calcext:value-type="float">
            <text:p>1.76E-05</text:p>
          </table:table-cell>
          <table:table-cell office:value-type="float" office:value="2.48858422436323" calcext:value-type="float">
            <text:p>2.4885842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16976055401211" calcext:value-type="float">
            <text:p>0.0169760554</text:p>
          </table:table-cell>
          <table:table-cell office:value-type="float" office:value="0" calcext:value-type="float">
            <text:p>0</text:p>
          </table:table-cell>
          <table:table-cell office:value-type="float" office:value="0.0000261374630795793" calcext:value-type="float">
            <text:p>2.61E-05</text:p>
          </table:table-cell>
          <table:table-cell office:value-type="float" office:value="4.06698279867578" calcext:value-type="float">
            <text:p>4.0669827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394559076597185" calcext:value-type="float">
            <text:p>0.0394559077</text:p>
          </table:table-cell>
          <table:table-cell office:value-type="float" office:value="0" calcext:value-type="float">
            <text:p>0</text:p>
          </table:table-cell>
          <table:table-cell office:value-type="float" office:value="0.0000521804791343558" calcext:value-type="float">
            <text:p>5.22E-05</text:p>
          </table:table-cell>
          <table:table-cell office:value-type="float" office:value="3.34191654834928" calcext:value-type="float">
            <text:p>3.3419165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347783341838411" calcext:value-type="float">
            <text:p>0.0347783342</text:p>
          </table:table-cell>
          <table:table-cell office:value-type="float" office:value="0" calcext:value-type="float">
            <text:p>0</text:p>
          </table:table-cell>
          <table:table-cell office:value-type="float" office:value="0.000044381767969976" calcext:value-type="float">
            <text:p>4.44E-05</text:p>
          </table:table-cell>
          <table:table-cell office:value-type="float" office:value="5.67925102174468" calcext:value-type="float">
            <text:p>5.6792510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0324000276755514" calcext:value-type="float">
            <text:p>0.0324000277</text:p>
          </table:table-cell>
          <table:table-cell office:value-type="float" office:value="0.0280675560371869" calcext:value-type="float">
            <text:p>0.028067556</text:p>
          </table:table-cell>
          <table:table-cell table:style-name="Default" office:value-type="float" office:value="0.000114128474719705" calcext:value-type="float">
            <text:p>0.0001141285</text:p>
          </table:table-cell>
          <table:table-cell office:value-type="float" office:value="5.94325689750302" calcext:value-type="float">
            <text:p>5.9432568975</text:p>
          </table:table-cell>
          <table:table-cell office:value-type="float" office:value="0.0681627000864507" calcext:value-type="float">
            <text:p>0.0681627001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176599615682218" calcext:value-type="float">
            <text:p>0.0176599616</text:p>
          </table:table-cell>
          <table:table-cell office:value-type="float" office:value="0.0301387546177544" calcext:value-type="float">
            <text:p>0.0301387546</text:p>
          </table:table-cell>
          <table:table-cell table:style-name="Default" office:value-type="float" office:value="0.000115879017046659" calcext:value-type="float">
            <text:p>0.000115879</text:p>
          </table:table-cell>
          <table:table-cell office:value-type="float" office:value="2.29711170928542" calcext:value-type="float">
            <text:p>2.2971117093</text:p>
          </table:table-cell>
          <table:table-cell office:value-type="float" office:value="0.0702392113045661" calcext:value-type="float">
            <text:p>0.0702392113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156242042645158" calcext:value-type="float">
            <text:p>0.0156242043</text:p>
          </table:table-cell>
          <table:table-cell office:value-type="float" office:value="0" calcext:value-type="float">
            <text:p>0</text:p>
          </table:table-cell>
          <table:table-cell office:value-type="float" office:value="0.0000184001495685268" calcext:value-type="float">
            <text:p>1.84E-05</text:p>
          </table:table-cell>
          <table:table-cell office:value-type="float" office:value="2.02846417777619" calcext:value-type="float">
            <text:p>2.02846417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163733641877421" calcext:value-type="float">
            <text:p>0.0163733642</text:p>
          </table:table-cell>
          <table:table-cell office:value-type="float" office:value="0" calcext:value-type="float">
            <text:p>0</text:p>
          </table:table-cell>
          <table:table-cell office:value-type="float" office:value="0.0000200437177042608" calcext:value-type="float">
            <text:p>2.00E-05</text:p>
          </table:table-cell>
          <table:table-cell office:value-type="float" office:value="2.16548961896871" calcext:value-type="float">
            <text:p>2.1654896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15495853288128" calcext:value-type="float">
            <text:p>0.0154958533</text:p>
          </table:table-cell>
          <table:table-cell office:value-type="float" office:value="0" calcext:value-type="float">
            <text:p>0</text:p>
          </table:table-cell>
          <table:table-cell office:value-type="float" office:value="0.0000143796179638865" calcext:value-type="float">
            <text:p>1.44E-05</text:p>
          </table:table-cell>
          <table:table-cell office:value-type="float" office:value="2.43378838615928" calcext:value-type="float">
            <text:p>2.43378838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170412832312782" calcext:value-type="float">
            <text:p>0.0170412832</text:p>
          </table:table-cell>
          <table:table-cell office:value-type="float" office:value="0" calcext:value-type="float">
            <text:p>0</text:p>
          </table:table-cell>
          <table:table-cell office:value-type="float" office:value="0.0000210682705751812" calcext:value-type="float">
            <text:p>2.11E-05</text:p>
          </table:table-cell>
          <table:table-cell office:value-type="float" office:value="5.9327471906026" calcext:value-type="float">
            <text:p>5.9327471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1690315363492" calcext:value-type="float">
            <text:p>0.0169031536</text:p>
          </table:table-cell>
          <table:table-cell office:value-type="float" office:value="0" calcext:value-type="float">
            <text:p>0</text:p>
          </table:table-cell>
          <table:table-cell office:value-type="float" office:value="0.000020503501702498" calcext:value-type="float">
            <text:p>2.05E-05</text:p>
          </table:table-cell>
          <table:table-cell office:value-type="float" office:value="4.74780655862448" calcext:value-type="float">
            <text:p>4.74780655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184149264816006" calcext:value-type="float">
            <text:p>0.0184149265</text:p>
          </table:table-cell>
          <table:table-cell office:value-type="float" office:value="0.0318313533582844" calcext:value-type="float">
            <text:p>0.0318313534</text:p>
          </table:table-cell>
          <table:table-cell table:style-name="Default" office:value-type="float" office:value="0.000124128026904073" calcext:value-type="float">
            <text:p>0.000124128</text:p>
          </table:table-cell>
          <table:table-cell office:value-type="float" office:value="6.41686642404945" calcext:value-type="float">
            <text:p>6.416866424</text:p>
          </table:table-cell>
          <table:table-cell office:value-type="float" office:value="0.0715340598547026" calcext:value-type="float">
            <text:p>0.0715340599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25487020575813" calcext:value-type="float">
            <text:p>0.0254870206</text:p>
          </table:table-cell>
          <table:table-cell office:value-type="float" office:value="0.0117521367317628" calcext:value-type="float">
            <text:p>0.0117521367</text:p>
          </table:table-cell>
          <table:table-cell office:value-type="float" office:value="0.0000395727911541225" calcext:value-type="float">
            <text:p>3.96E-05</text:p>
          </table:table-cell>
          <table:table-cell office:value-type="float" office:value="6.5103908928605" calcext:value-type="float">
            <text:p>6.5103908929</text:p>
          </table:table-cell>
          <table:table-cell office:value-type="float" office:value="0.0488482166427072" calcext:value-type="float">
            <text:p>0.0488482166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168454016365504" calcext:value-type="float">
            <text:p>0.0168454016</text:p>
          </table:table-cell>
          <table:table-cell office:value-type="float" office:value="0.0352331360785258" calcext:value-type="float">
            <text:p>0.0352331361</text:p>
          </table:table-cell>
          <table:table-cell table:style-name="Default" office:value-type="float" office:value="0.000136372617868964" calcext:value-type="float">
            <text:p>0.0001363726</text:p>
          </table:table-cell>
          <table:table-cell office:value-type="float" office:value="6.3538207140826" calcext:value-type="float">
            <text:p>6.3538207141</text:p>
          </table:table-cell>
          <table:table-cell office:value-type="float" office:value="0.0728275990841702" calcext:value-type="float">
            <text:p>0.0728275991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253574332085229" calcext:value-type="float">
            <text:p>0.0253574332</text:p>
          </table:table-cell>
          <table:table-cell office:value-type="float" office:value="0.0117422836698723" calcext:value-type="float">
            <text:p>0.0117422837</text:p>
          </table:table-cell>
          <table:table-cell office:value-type="float" office:value="0.0000395542715283989" calcext:value-type="float">
            <text:p>3.96E-05</text:p>
          </table:table-cell>
          <table:table-cell office:value-type="float" office:value="6.13252370586062" calcext:value-type="float">
            <text:p>6.1325237059</text:p>
          </table:table-cell>
          <table:table-cell office:value-type="float" office:value="0.0502558907379033" calcext:value-type="float">
            <text:p>0.0502558907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219950713687133" calcext:value-type="float">
            <text:p>0.0219950714</text:p>
          </table:table-cell>
          <table:table-cell office:value-type="float" office:value="0" calcext:value-type="float">
            <text:p>0</text:p>
          </table:table-cell>
          <table:table-cell office:value-type="float" office:value="0.0000202516150005288" calcext:value-type="float">
            <text:p>2.03E-05</text:p>
          </table:table-cell>
          <table:table-cell office:value-type="float" office:value="3.67317586024579" calcext:value-type="float">
            <text:p>3.67317586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254735643619893" calcext:value-type="float">
            <text:p>0.0254735644</text:p>
          </table:table-cell>
          <table:table-cell office:value-type="float" office:value="0.0117351927403055" calcext:value-type="float">
            <text:p>0.0117351927</text:p>
          </table:table-cell>
          <table:table-cell office:value-type="float" office:value="0.0000397007857952794" calcext:value-type="float">
            <text:p>3.97E-05</text:p>
          </table:table-cell>
          <table:table-cell office:value-type="float" office:value="5.98678930988732" calcext:value-type="float">
            <text:p>5.9867893099</text:p>
          </table:table-cell>
          <table:table-cell office:value-type="float" office:value="0.048140634486387" calcext:value-type="float">
            <text:p>0.0481406345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172893935340564" calcext:value-type="float">
            <text:p>0.0172893935</text:p>
          </table:table-cell>
          <table:table-cell office:value-type="float" office:value="0.0196168016038346" calcext:value-type="float">
            <text:p>0.0196168016</text:p>
          </table:table-cell>
          <table:table-cell office:value-type="float" office:value="0.0000821507253594766" calcext:value-type="float">
            <text:p>8.22E-05</text:p>
          </table:table-cell>
          <table:table-cell office:value-type="float" office:value="6.20035442850737" calcext:value-type="float">
            <text:p>6.2003544285</text:p>
          </table:table-cell>
          <table:table-cell office:value-type="float" office:value="0.0350387528951287" calcext:value-type="float">
            <text:p>0.0350387529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241158458614616" calcext:value-type="float">
            <text:p>0.0241158459</text:p>
          </table:table-cell>
          <table:table-cell office:value-type="float" office:value="0.0152370672007392" calcext:value-type="float">
            <text:p>0.0152370672</text:p>
          </table:table-cell>
          <table:table-cell office:value-type="float" office:value="0.0000665208904888925" calcext:value-type="float">
            <text:p>6.65E-05</text:p>
          </table:table-cell>
          <table:table-cell office:value-type="float" office:value="7.92062375186923" calcext:value-type="float">
            <text:p>7.9206237519</text:p>
          </table:table-cell>
          <table:table-cell office:value-type="float" office:value="0.035579113683821" calcext:value-type="float">
            <text:p>0.0355791137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163155272258968" calcext:value-type="float">
            <text:p>0.0163155272</text:p>
          </table:table-cell>
          <table:table-cell office:value-type="float" office:value="0" calcext:value-type="float">
            <text:p>0</text:p>
          </table:table-cell>
          <table:table-cell office:value-type="float" office:value="0.0000205560279741359" calcext:value-type="float">
            <text:p>2.06E-05</text:p>
          </table:table-cell>
          <table:table-cell office:value-type="float" office:value="1.52651799446766" calcext:value-type="float">
            <text:p>1.52651799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167423827079798" calcext:value-type="float">
            <text:p>0.0167423827</text:p>
          </table:table-cell>
          <table:table-cell office:value-type="float" office:value="0" calcext:value-type="float">
            <text:p>0</text:p>
          </table:table-cell>
          <table:table-cell office:value-type="float" office:value="0.0000256540352420232" calcext:value-type="float">
            <text:p>2.57E-05</text:p>
          </table:table-cell>
          <table:table-cell office:value-type="float" office:value="4.05003780436948" calcext:value-type="float">
            <text:p>4.0500378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25057990745931" calcext:value-type="float">
            <text:p>0.0250579907</text:p>
          </table:table-cell>
          <table:table-cell office:value-type="float" office:value="0.0115081972466931" calcext:value-type="float">
            <text:p>0.0115081972</text:p>
          </table:table-cell>
          <table:table-cell office:value-type="float" office:value="0.0000447437050062759" calcext:value-type="float">
            <text:p>4.47E-05</text:p>
          </table:table-cell>
          <table:table-cell office:value-type="float" office:value="5.75528493690233" calcext:value-type="float">
            <text:p>5.7552849369</text:p>
          </table:table-cell>
          <table:table-cell office:value-type="float" office:value="0.0530114171289182" calcext:value-type="float">
            <text:p>0.0530114171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158026484605885" calcext:value-type="float">
            <text:p>0.0158026485</text:p>
          </table:table-cell>
          <table:table-cell office:value-type="float" office:value="0" calcext:value-type="float">
            <text:p>0</text:p>
          </table:table-cell>
          <table:table-cell office:value-type="float" office:value="0.0000187547587798484" calcext:value-type="float">
            <text:p>1.88E-05</text:p>
          </table:table-cell>
          <table:table-cell office:value-type="float" office:value="2.11348032726148" calcext:value-type="float">
            <text:p>2.113480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168731887055047" calcext:value-type="float">
            <text:p>0.0168731887</text:p>
          </table:table-cell>
          <table:table-cell office:value-type="float" office:value="0.0366569954113942" calcext:value-type="float">
            <text:p>0.0366569954</text:p>
          </table:table-cell>
          <table:table-cell table:style-name="Default" office:value-type="float" office:value="0.000143313875460296" calcext:value-type="float">
            <text:p>0.0001433139</text:p>
          </table:table-cell>
          <table:table-cell office:value-type="float" office:value="6.22222936539532" calcext:value-type="float">
            <text:p>6.2222293654</text:p>
          </table:table-cell>
          <table:table-cell office:value-type="float" office:value="0.0738820944547155" calcext:value-type="float">
            <text:p>0.0738820945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164647199357123" calcext:value-type="float">
            <text:p>0.0164647199</text:p>
          </table:table-cell>
          <table:table-cell office:value-type="float" office:value="0" calcext:value-type="float">
            <text:p>0</text:p>
          </table:table-cell>
          <table:table-cell office:value-type="float" office:value="0.0000267503161207826" calcext:value-type="float">
            <text:p>2.68E-05</text:p>
          </table:table-cell>
          <table:table-cell office:value-type="float" office:value="3.89495979895703" calcext:value-type="float">
            <text:p>3.894959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166945726405628" calcext:value-type="float">
            <text:p>0.0166945726</text:p>
          </table:table-cell>
          <table:table-cell office:value-type="float" office:value="0.037589355666836" calcext:value-type="float">
            <text:p>0.0375893557</text:p>
          </table:table-cell>
          <table:table-cell table:style-name="Default" office:value-type="float" office:value="0.00014776192332899" calcext:value-type="float">
            <text:p>0.0001477619</text:p>
          </table:table-cell>
          <table:table-cell office:value-type="float" office:value="6.05801429719442" calcext:value-type="float">
            <text:p>6.0580142972</text:p>
          </table:table-cell>
          <table:table-cell office:value-type="float" office:value="0.0750067611884956" calcext:value-type="float">
            <text:p>0.0750067612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168096295820178" calcext:value-type="float">
            <text:p>0.0168096296</text:p>
          </table:table-cell>
          <table:table-cell office:value-type="float" office:value="0.0347982423738512" calcext:value-type="float">
            <text:p>0.0347982424</text:p>
          </table:table-cell>
          <table:table-cell table:style-name="Default" office:value-type="float" office:value="0.000134784447543388" calcext:value-type="float">
            <text:p>0.0001347844</text:p>
          </table:table-cell>
          <table:table-cell office:value-type="float" office:value="6.32296778683178" calcext:value-type="float">
            <text:p>6.3229677868</text:p>
          </table:table-cell>
          <table:table-cell office:value-type="float" office:value="0.0724595998922267" calcext:value-type="float">
            <text:p>0.0724595999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154377914511073" calcext:value-type="float">
            <text:p>0.0154377915</text:p>
          </table:table-cell>
          <table:table-cell office:value-type="float" office:value="0.0309894464613841" calcext:value-type="float">
            <text:p>0.0309894465</text:p>
          </table:table-cell>
          <table:table-cell table:style-name="Default" office:value-type="float" office:value="0.000118018922920905" calcext:value-type="float">
            <text:p>0.0001180189</text:p>
          </table:table-cell>
          <table:table-cell office:value-type="float" office:value="6.34321018256332" calcext:value-type="float">
            <text:p>6.3432101826</text:p>
          </table:table-cell>
          <table:table-cell office:value-type="float" office:value="0.069943351563652" calcext:value-type="float">
            <text:p>0.0699433516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294922861742987" calcext:value-type="float">
            <text:p>0.0294922862</text:p>
          </table:table-cell>
          <table:table-cell office:value-type="float" office:value="0" calcext:value-type="float">
            <text:p>0</text:p>
          </table:table-cell>
          <table:table-cell office:value-type="float" office:value="0.0000344576300142962" calcext:value-type="float">
            <text:p>3.45E-05</text:p>
          </table:table-cell>
          <table:table-cell office:value-type="float" office:value="4.75892797857873" calcext:value-type="float">
            <text:p>4.7589279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234297318391313" calcext:value-type="float">
            <text:p>0.0234297318</text:p>
          </table:table-cell>
          <table:table-cell office:value-type="float" office:value="0.0161338065801998" calcext:value-type="float">
            <text:p>0.0161338066</text:p>
          </table:table-cell>
          <table:table-cell office:value-type="float" office:value="0.0000663581048095389" calcext:value-type="float">
            <text:p>6.64E-05</text:p>
          </table:table-cell>
          <table:table-cell office:value-type="float" office:value="5.95835226524208" calcext:value-type="float">
            <text:p>5.9583522652</text:p>
          </table:table-cell>
          <table:table-cell office:value-type="float" office:value="0.0617585175835603" calcext:value-type="float">
            <text:p>0.0617585176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165300982693146" calcext:value-type="float">
            <text:p>0.0165300983</text:p>
          </table:table-cell>
          <table:table-cell office:value-type="float" office:value="0" calcext:value-type="float">
            <text:p>0</text:p>
          </table:table-cell>
          <table:table-cell office:value-type="float" office:value="0.000019484903514476" calcext:value-type="float">
            <text:p>1.95E-05</text:p>
          </table:table-cell>
          <table:table-cell office:value-type="float" office:value="5.6172647327321" calcext:value-type="float">
            <text:p>5.6172647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165210057690664" calcext:value-type="float">
            <text:p>0.0165210058</text:p>
          </table:table-cell>
          <table:table-cell office:value-type="float" office:value="0" calcext:value-type="float">
            <text:p>0</text:p>
          </table:table-cell>
          <table:table-cell office:value-type="float" office:value="0.0000240868216334229" calcext:value-type="float">
            <text:p>2.41E-05</text:p>
          </table:table-cell>
          <table:table-cell office:value-type="float" office:value="1.3456687675078" calcext:value-type="float">
            <text:p>1.3456687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174576013491242" calcext:value-type="float">
            <text:p>0.0174576013</text:p>
          </table:table-cell>
          <table:table-cell office:value-type="float" office:value="0.0374465396803321" calcext:value-type="float">
            <text:p>0.0374465397</text:p>
          </table:table-cell>
          <table:table-cell table:style-name="Default" office:value-type="float" office:value="0.000147131313042228" calcext:value-type="float">
            <text:p>0.0001471313</text:p>
          </table:table-cell>
          <table:table-cell office:value-type="float" office:value="6.7635279710481" calcext:value-type="float">
            <text:p>6.763527971</text:p>
          </table:table-cell>
          <table:table-cell office:value-type="float" office:value="0.0743344927252629" calcext:value-type="float">
            <text:p>0.0743344927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174519120555384" calcext:value-type="float">
            <text:p>0.0174519121</text:p>
          </table:table-cell>
          <table:table-cell office:value-type="float" office:value="0.0355663458015496" calcext:value-type="float">
            <text:p>0.0355663458</text:p>
          </table:table-cell>
          <table:table-cell table:style-name="Default" office:value-type="float" office:value="0.000137742392792097" calcext:value-type="float">
            <text:p>0.0001377424</text:p>
          </table:table-cell>
          <table:table-cell office:value-type="float" office:value="6.54009146909709" calcext:value-type="float">
            <text:p>6.5400914691</text:p>
          </table:table-cell>
          <table:table-cell office:value-type="float" office:value="0.0729137996752303" calcext:value-type="float">
            <text:p>0.0729137997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167622165312699" calcext:value-type="float">
            <text:p>0.0167622165</text:p>
          </table:table-cell>
          <table:table-cell office:value-type="float" office:value="0.0355613002415649" calcext:value-type="float">
            <text:p>0.0355613002</text:p>
          </table:table-cell>
          <table:table-cell table:style-name="Default" office:value-type="float" office:value="0.000137646145691505" calcext:value-type="float">
            <text:p>0.0001376461</text:p>
          </table:table-cell>
          <table:table-cell office:value-type="float" office:value="6.23085499647494" calcext:value-type="float">
            <text:p>6.2308549965</text:p>
          </table:table-cell>
          <table:table-cell office:value-type="float" office:value="0.0730516543401592" calcext:value-type="float">
            <text:p>0.0730516543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161879178525926" calcext:value-type="float">
            <text:p>0.0161879179</text:p>
          </table:table-cell>
          <table:table-cell office:value-type="float" office:value="0.038614421551063" calcext:value-type="float">
            <text:p>0.0386144216</text:p>
          </table:table-cell>
          <table:table-cell table:style-name="Default" office:value-type="float" office:value="0.00015435386062236" calcext:value-type="float">
            <text:p>0.0001543539</text:p>
          </table:table-cell>
          <table:table-cell office:value-type="float" office:value="6.38839253922383" calcext:value-type="float">
            <text:p>6.3883925392</text:p>
          </table:table-cell>
          <table:table-cell office:value-type="float" office:value="0.0753753431329483" calcext:value-type="float">
            <text:p>0.0753753431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165815364813593" calcext:value-type="float">
            <text:p>0.0165815365</text:p>
          </table:table-cell>
          <table:table-cell office:value-type="float" office:value="0.0327616160546364" calcext:value-type="float">
            <text:p>0.0327616161</text:p>
          </table:table-cell>
          <table:table-cell table:style-name="Default" office:value-type="float" office:value="0.000126472679378923" calcext:value-type="float">
            <text:p>0.0001264727</text:p>
          </table:table-cell>
          <table:table-cell office:value-type="float" office:value="6.54606815081912" calcext:value-type="float">
            <text:p>6.5460681508</text:p>
          </table:table-cell>
          <table:table-cell office:value-type="float" office:value="0.0709934236300974" calcext:value-type="float">
            <text:p>0.0709934236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161785285609427" calcext:value-type="float">
            <text:p>0.0161785286</text:p>
          </table:table-cell>
          <table:table-cell office:value-type="float" office:value="0.0330241036022146" calcext:value-type="float">
            <text:p>0.0330241036</text:p>
          </table:table-cell>
          <table:table-cell table:style-name="Default" office:value-type="float" office:value="0.000127648856277069" calcext:value-type="float">
            <text:p>0.0001276489</text:p>
          </table:table-cell>
          <table:table-cell office:value-type="float" office:value="6.29724306313405" calcext:value-type="float">
            <text:p>6.2972430631</text:p>
          </table:table-cell>
          <table:table-cell office:value-type="float" office:value="0.0711961223881593" calcext:value-type="float">
            <text:p>0.0711961224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168109723897525" calcext:value-type="float">
            <text:p>0.0168109724</text:p>
          </table:table-cell>
          <table:table-cell office:value-type="float" office:value="0" calcext:value-type="float">
            <text:p>0</text:p>
          </table:table-cell>
          <table:table-cell office:value-type="float" office:value="0.0000270470786316844" calcext:value-type="float">
            <text:p>2.70E-05</text:p>
          </table:table-cell>
          <table:table-cell office:value-type="float" office:value="5.1472516776307" calcext:value-type="float">
            <text:p>5.1472516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168679191751722" calcext:value-type="float">
            <text:p>0.0168679192</text:p>
          </table:table-cell>
          <table:table-cell office:value-type="float" office:value="0" calcext:value-type="float">
            <text:p>0</text:p>
          </table:table-cell>
          <table:table-cell office:value-type="float" office:value="0.0000261549878622655" calcext:value-type="float">
            <text:p>2.62E-05</text:p>
          </table:table-cell>
          <table:table-cell office:value-type="float" office:value="4.40027417467611" calcext:value-type="float">
            <text:p>4.40027417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168342072604087" calcext:value-type="float">
            <text:p>0.0168342073</text:p>
          </table:table-cell>
          <table:table-cell office:value-type="float" office:value="0" calcext:value-type="float">
            <text:p>0</text:p>
          </table:table-cell>
          <table:table-cell office:value-type="float" office:value="0.0000203847649987755" calcext:value-type="float">
            <text:p>2.04E-05</text:p>
          </table:table-cell>
          <table:table-cell office:value-type="float" office:value="4.26479160204273" calcext:value-type="float">
            <text:p>4.2647916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207277392769637" calcext:value-type="float">
            <text:p>0.0207277393</text:p>
          </table:table-cell>
          <table:table-cell office:value-type="float" office:value="0.0399256789548856" calcext:value-type="float">
            <text:p>0.039925679</text:p>
          </table:table-cell>
          <table:table-cell table:style-name="Default" office:value-type="float" office:value="0.000172362018867739" calcext:value-type="float">
            <text:p>0.000172362</text:p>
          </table:table-cell>
          <table:table-cell office:value-type="float" office:value="6.55368809354158" calcext:value-type="float">
            <text:p>6.5536880935</text:p>
          </table:table-cell>
          <table:table-cell office:value-type="float" office:value="0.076752491274161" calcext:value-type="float">
            <text:p>0.0767524913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293044992084748" calcext:value-type="float">
            <text:p>0.0293044992</text:p>
          </table:table-cell>
          <table:table-cell office:value-type="float" office:value="0.030651808863794" calcext:value-type="float">
            <text:p>0.0306518089</text:p>
          </table:table-cell>
          <table:table-cell table:style-name="Default" office:value-type="float" office:value="0.000120203139511108" calcext:value-type="float">
            <text:p>0.0001202031</text:p>
          </table:table-cell>
          <table:table-cell office:value-type="float" office:value="5.78822497532947" calcext:value-type="float">
            <text:p>5.7882249753</text:p>
          </table:table-cell>
          <table:table-cell office:value-type="float" office:value="0.0704955492155635" calcext:value-type="float">
            <text:p>0.0704955492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156816983998548" calcext:value-type="float">
            <text:p>0.0156816984</text:p>
          </table:table-cell>
          <table:table-cell office:value-type="float" office:value="0" calcext:value-type="float">
            <text:p>0</text:p>
          </table:table-cell>
          <table:table-cell office:value-type="float" office:value="0.0000153159730734497" calcext:value-type="float">
            <text:p>1.53E-05</text:p>
          </table:table-cell>
          <table:table-cell office:value-type="float" office:value="5.16252892878427" calcext:value-type="float">
            <text:p>5.1625289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1659710295456" calcext:value-type="float">
            <text:p>0.016597103</text:p>
          </table:table-cell>
          <table:table-cell office:value-type="float" office:value="0.0384525975278806" calcext:value-type="float">
            <text:p>0.0384525975</text:p>
          </table:table-cell>
          <table:table-cell table:style-name="Default" office:value-type="float" office:value="0.000153226398635615" calcext:value-type="float">
            <text:p>0.0001532264</text:p>
          </table:table-cell>
          <table:table-cell office:value-type="float" office:value="6.36632284681988" calcext:value-type="float">
            <text:p>6.3663228468</text:p>
          </table:table-cell>
          <table:table-cell office:value-type="float" office:value="0.0755383279127021" calcext:value-type="float">
            <text:p>0.0755383279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311420795763643" calcext:value-type="float">
            <text:p>0.0311420796</text:p>
          </table:table-cell>
          <table:table-cell office:value-type="float" office:value="0" calcext:value-type="float">
            <text:p>0</text:p>
          </table:table-cell>
          <table:table-cell office:value-type="float" office:value="0.000043749528415506" calcext:value-type="float">
            <text:p>4.37E-05</text:p>
          </table:table-cell>
          <table:table-cell office:value-type="float" office:value="4.83898568307683" calcext:value-type="float">
            <text:p>4.8389856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371967662662703" calcext:value-type="float">
            <text:p>0.0371967663</text:p>
          </table:table-cell>
          <table:table-cell office:value-type="float" office:value="0.0143086887474532" calcext:value-type="float">
            <text:p>0.0143086887</text:p>
          </table:table-cell>
          <table:table-cell office:value-type="float" office:value="0.0000558305005459926" calcext:value-type="float">
            <text:p>5.58E-05</text:p>
          </table:table-cell>
          <table:table-cell office:value-type="float" office:value="8.29513740556845" calcext:value-type="float">
            <text:p>8.2951374056</text:p>
          </table:table-cell>
          <table:table-cell office:value-type="float" office:value="0.0503967996352058" calcext:value-type="float">
            <text:p>0.0503967996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164321153264963" calcext:value-type="float">
            <text:p>0.0164321153</text:p>
          </table:table-cell>
          <table:table-cell office:value-type="float" office:value="0.0335968677805525" calcext:value-type="float">
            <text:p>0.0335968678</text:p>
          </table:table-cell>
          <table:table-cell table:style-name="Default" office:value-type="float" office:value="0.000130181404386089" calcext:value-type="float">
            <text:p>0.0001301814</text:p>
          </table:table-cell>
          <table:table-cell office:value-type="float" office:value="6.26253634102012" calcext:value-type="float">
            <text:p>6.262536341</text:p>
          </table:table-cell>
          <table:table-cell office:value-type="float" office:value="0.0716577830032261" calcext:value-type="float">
            <text:p>0.071657783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154401255974379" calcext:value-type="float">
            <text:p>0.0154401256</text:p>
          </table:table-cell>
          <table:table-cell office:value-type="float" office:value="0" calcext:value-type="float">
            <text:p>0</text:p>
          </table:table-cell>
          <table:table-cell office:value-type="float" office:value="0.0000174064575748396" calcext:value-type="float">
            <text:p>1.74E-05</text:p>
          </table:table-cell>
          <table:table-cell office:value-type="float" office:value="4.05895943037568" calcext:value-type="float">
            <text:p>4.0589594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171427619838046" calcext:value-type="float">
            <text:p>0.017142762</text:p>
          </table:table-cell>
          <table:table-cell office:value-type="float" office:value="0" calcext:value-type="float">
            <text:p>0</text:p>
          </table:table-cell>
          <table:table-cell office:value-type="float" office:value="0.0000240398228408012" calcext:value-type="float">
            <text:p>2.40E-05</text:p>
          </table:table-cell>
          <table:table-cell office:value-type="float" office:value="5.11032622870185" calcext:value-type="float">
            <text:p>5.11032622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352747207354586" calcext:value-type="float">
            <text:p>0.0352747207</text:p>
          </table:table-cell>
          <table:table-cell office:value-type="float" office:value="0" calcext:value-type="float">
            <text:p>0</text:p>
          </table:table-cell>
          <table:table-cell office:value-type="float" office:value="0.0000390820514847967" calcext:value-type="float">
            <text:p>3.91E-05</text:p>
          </table:table-cell>
          <table:table-cell office:value-type="float" office:value="3.62711119166394" calcext:value-type="float">
            <text:p>3.6271111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162885892756845" calcext:value-type="float">
            <text:p>0.0162885893</text:p>
          </table:table-cell>
          <table:table-cell office:value-type="float" office:value="0" calcext:value-type="float">
            <text:p>0</text:p>
          </table:table-cell>
          <table:table-cell office:value-type="float" office:value="0.0000283892008256346" calcext:value-type="float">
            <text:p>2.84E-05</text:p>
          </table:table-cell>
          <table:table-cell office:value-type="float" office:value="5.36190500678476" calcext:value-type="float">
            <text:p>5.3619050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154021544260871" calcext:value-type="float">
            <text:p>0.0154021544</text:p>
          </table:table-cell>
          <table:table-cell office:value-type="float" office:value="0.0312620636726331" calcext:value-type="float">
            <text:p>0.0312620637</text:p>
          </table:table-cell>
          <table:table-cell table:style-name="Default" office:value-type="float" office:value="0.000119436687128624" calcext:value-type="float">
            <text:p>0.0001194367</text:p>
          </table:table-cell>
          <table:table-cell office:value-type="float" office:value="6.30007575388293" calcext:value-type="float">
            <text:p>6.3000757539</text:p>
          </table:table-cell>
          <table:table-cell office:value-type="float" office:value="0.0701322777893319" calcext:value-type="float">
            <text:p>0.0701322778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168510420534555" calcext:value-type="float">
            <text:p>0.0168510421</text:p>
          </table:table-cell>
          <table:table-cell office:value-type="float" office:value="0" calcext:value-type="float">
            <text:p>0</text:p>
          </table:table-cell>
          <table:table-cell office:value-type="float" office:value="0.0000252535484549044" calcext:value-type="float">
            <text:p>2.53E-05</text:p>
          </table:table-cell>
          <table:table-cell office:value-type="float" office:value="4.2656800590089" calcext:value-type="float">
            <text:p>4.2656800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350965652796962" calcext:value-type="float">
            <text:p>0.0350965653</text:p>
          </table:table-cell>
          <table:table-cell office:value-type="float" office:value="0" calcext:value-type="float">
            <text:p>0</text:p>
          </table:table-cell>
          <table:table-cell office:value-type="float" office:value="0.0000371919423669146" calcext:value-type="float">
            <text:p>3.72E-05</text:p>
          </table:table-cell>
          <table:table-cell office:value-type="float" office:value="5.23383070357095" calcext:value-type="float">
            <text:p>5.2338307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162794681997374" calcext:value-type="float">
            <text:p>0.0162794682</text:p>
          </table:table-cell>
          <table:table-cell office:value-type="float" office:value="0" calcext:value-type="float">
            <text:p>0</text:p>
          </table:table-cell>
          <table:table-cell office:value-type="float" office:value="0.0000263356931842647" calcext:value-type="float">
            <text:p>2.63E-05</text:p>
          </table:table-cell>
          <table:table-cell office:value-type="float" office:value="2.37688850169348" calcext:value-type="float">
            <text:p>2.37688850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161043506258691" calcext:value-type="float">
            <text:p>0.0161043506</text:p>
          </table:table-cell>
          <table:table-cell office:value-type="float" office:value="0.0319190943891013" calcext:value-type="float">
            <text:p>0.0319190944</text:p>
          </table:table-cell>
          <table:table-cell table:style-name="Default" office:value-type="float" office:value="0.000122895239262769" calcext:value-type="float">
            <text:p>0.0001228952</text:p>
          </table:table-cell>
          <table:table-cell office:value-type="float" office:value="6.50363916553749" calcext:value-type="float">
            <text:p>6.5036391655</text:p>
          </table:table-cell>
          <table:table-cell office:value-type="float" office:value="0.0702085264143349" calcext:value-type="float">
            <text:p>0.0702085264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159614256185384" calcext:value-type="float">
            <text:p>0.0159614256</text:p>
          </table:table-cell>
          <table:table-cell office:value-type="float" office:value="0.0345506009167164" calcext:value-type="float">
            <text:p>0.0345506009</text:p>
          </table:table-cell>
          <table:table-cell table:style-name="Default" office:value-type="float" office:value="0.000133823999123793" calcext:value-type="float">
            <text:p>0.000133824</text:p>
          </table:table-cell>
          <table:table-cell office:value-type="float" office:value="2.10380782913315" calcext:value-type="float">
            <text:p>2.1038078291</text:p>
          </table:table-cell>
          <table:table-cell office:value-type="float" office:value="0.0723551545354566" calcext:value-type="float">
            <text:p>0.0723551545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267724601766852" calcext:value-type="float">
            <text:p>0.0267724602</text:p>
          </table:table-cell>
          <table:table-cell office:value-type="float" office:value="0.0321205565041794" calcext:value-type="float">
            <text:p>0.0321205565</text:p>
          </table:table-cell>
          <table:table-cell table:style-name="Default" office:value-type="float" office:value="0.000127106415711965" calcext:value-type="float">
            <text:p>0.0001271064</text:p>
          </table:table-cell>
          <table:table-cell office:value-type="float" office:value="7.43956370968458" calcext:value-type="float">
            <text:p>7.4395637097</text:p>
          </table:table-cell>
          <table:table-cell office:value-type="float" office:value="0.0720479587731011" calcext:value-type="float">
            <text:p>0.0720479588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150012414867075" calcext:value-type="float">
            <text:p>0.0150012415</text:p>
          </table:table-cell>
          <table:table-cell office:value-type="float" office:value="0.0374210894221016" calcext:value-type="float">
            <text:p>0.0374210894</text:p>
          </table:table-cell>
          <table:table-cell table:style-name="Default" office:value-type="float" office:value="0.000158741153626327" calcext:value-type="float">
            <text:p>0.0001587412</text:p>
          </table:table-cell>
          <table:table-cell office:value-type="float" office:value="1.51544694906502" calcext:value-type="float">
            <text:p>1.5154469491</text:p>
          </table:table-cell>
          <table:table-cell office:value-type="float" office:value="0.05489855065675" calcext:value-type="float">
            <text:p>0.0548985507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155493408670608" calcext:value-type="float">
            <text:p>0.0155493409</text:p>
          </table:table-cell>
          <table:table-cell office:value-type="float" office:value="0.0317817144803126" calcext:value-type="float">
            <text:p>0.0317817145</text:p>
          </table:table-cell>
          <table:table-cell table:style-name="Default" office:value-type="float" office:value="0.000121805457640455" calcext:value-type="float">
            <text:p>0.0001218055</text:p>
          </table:table-cell>
          <table:table-cell office:value-type="float" office:value="6.25010681577458" calcext:value-type="float">
            <text:p>6.2501068158</text:p>
          </table:table-cell>
          <table:table-cell office:value-type="float" office:value="0.0702718902255763" calcext:value-type="float">
            <text:p>0.0702718902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192616827271199" calcext:value-type="float">
            <text:p>0.0192616827</text:p>
          </table:table-cell>
          <table:table-cell office:value-type="float" office:value="0" calcext:value-type="float">
            <text:p>0</text:p>
          </table:table-cell>
          <table:table-cell office:value-type="float" office:value="0.0000196956449394864" calcext:value-type="float">
            <text:p>1.97E-05</text:p>
          </table:table-cell>
          <table:table-cell office:value-type="float" office:value="6.30285666946784" calcext:value-type="float">
            <text:p>6.3028566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167927469945448" calcext:value-type="float">
            <text:p>0.016792747</text:p>
          </table:table-cell>
          <table:table-cell office:value-type="float" office:value="0.0372433478890151" calcext:value-type="float">
            <text:p>0.0372433479</text:p>
          </table:table-cell>
          <table:table-cell table:style-name="Default" office:value-type="float" office:value="0.000145862506922217" calcext:value-type="float">
            <text:p>0.0001458625</text:p>
          </table:table-cell>
          <table:table-cell office:value-type="float" office:value="6.17772866988798" calcext:value-type="float">
            <text:p>6.1777286699</text:p>
          </table:table-cell>
          <table:table-cell office:value-type="float" office:value="0.0743854481969362" calcext:value-type="float">
            <text:p>0.0743854482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171013984143094" calcext:value-type="float">
            <text:p>0.0171013984</text:p>
          </table:table-cell>
          <table:table-cell office:value-type="float" office:value="0" calcext:value-type="float">
            <text:p>0</text:p>
          </table:table-cell>
          <table:table-cell office:value-type="float" office:value="0.0000250673921173554" calcext:value-type="float">
            <text:p>2.51E-05</text:p>
          </table:table-cell>
          <table:table-cell office:value-type="float" office:value="5.62479227596718" calcext:value-type="float">
            <text:p>5.6247922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197743137248744" calcext:value-type="float">
            <text:p>0.0197743137</text:p>
          </table:table-cell>
          <table:table-cell office:value-type="float" office:value="0.0270328398324897" calcext:value-type="float">
            <text:p>0.0270328398</text:p>
          </table:table-cell>
          <table:table-cell table:style-name="Default" office:value-type="float" office:value="0.000109111809024043" calcext:value-type="float">
            <text:p>0.0001091118</text:p>
          </table:table-cell>
          <table:table-cell office:value-type="float" office:value="6.47068452170197" calcext:value-type="float">
            <text:p>6.4706845217</text:p>
          </table:table-cell>
          <table:table-cell office:value-type="float" office:value="0.0699104337911652" calcext:value-type="float">
            <text:p>0.0699104338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170279544687688" calcext:value-type="float">
            <text:p>0.0170279545</text:p>
          </table:table-cell>
          <table:table-cell office:value-type="float" office:value="0.0372083204252877" calcext:value-type="float">
            <text:p>0.0372083204</text:p>
          </table:table-cell>
          <table:table-cell table:style-name="Default" office:value-type="float" office:value="0.000145816506154862" calcext:value-type="float">
            <text:p>0.0001458165</text:p>
          </table:table-cell>
          <table:table-cell office:value-type="float" office:value="6.25411641495034" calcext:value-type="float">
            <text:p>6.254116415</text:p>
          </table:table-cell>
          <table:table-cell office:value-type="float" office:value="0.0743948929275301" calcext:value-type="float">
            <text:p>0.0743948929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171709458724594" calcext:value-type="float">
            <text:p>0.0171709459</text:p>
          </table:table-cell>
          <table:table-cell office:value-type="float" office:value="0" calcext:value-type="float">
            <text:p>0</text:p>
          </table:table-cell>
          <table:table-cell office:value-type="float" office:value="0.0000315180419873293" calcext:value-type="float">
            <text:p>3.15E-05</text:p>
          </table:table-cell>
          <table:table-cell office:value-type="float" office:value="3.77578773412257" calcext:value-type="float">
            <text:p>3.77578773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167342869522476" calcext:value-type="float">
            <text:p>0.016734287</text:p>
          </table:table-cell>
          <table:table-cell office:value-type="float" office:value="0.0395306931709575" calcext:value-type="float">
            <text:p>0.0395306932</text:p>
          </table:table-cell>
          <table:table-cell table:style-name="Default" office:value-type="float" office:value="0.000162185304038309" calcext:value-type="float">
            <text:p>0.0001621853</text:p>
          </table:table-cell>
          <table:table-cell office:value-type="float" office:value="7.48821092821039" calcext:value-type="float">
            <text:p>7.4882109282</text:p>
          </table:table-cell>
          <table:table-cell office:value-type="float" office:value="0.0744445261606556" calcext:value-type="float">
            <text:p>0.0744445262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165420686887844" calcext:value-type="float">
            <text:p>0.0165420687</text:p>
          </table:table-cell>
          <table:table-cell office:value-type="float" office:value="0" calcext:value-type="float">
            <text:p>0</text:p>
          </table:table-cell>
          <table:table-cell office:value-type="float" office:value="0.0000258292951722061" calcext:value-type="float">
            <text:p>2.58E-05</text:p>
          </table:table-cell>
          <table:table-cell office:value-type="float" office:value="2.69418463186341" calcext:value-type="float">
            <text:p>2.69418463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171156753598605" calcext:value-type="float">
            <text:p>0.0171156754</text:p>
          </table:table-cell>
          <table:table-cell office:value-type="float" office:value="0.0165649825614958" calcext:value-type="float">
            <text:p>0.0165649826</text:p>
          </table:table-cell>
          <table:table-cell office:value-type="float" office:value="0.0000684217247164405" calcext:value-type="float">
            <text:p>6.84E-05</text:p>
          </table:table-cell>
          <table:table-cell office:value-type="float" office:value="6.52201846641276" calcext:value-type="float">
            <text:p>6.5220184664</text:p>
          </table:table-cell>
          <table:table-cell office:value-type="float" office:value="0.0292819384264401" calcext:value-type="float">
            <text:p>0.0292819384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17438827070426" calcext:value-type="float">
            <text:p>0.0174388271</text:p>
          </table:table-cell>
          <table:table-cell office:value-type="float" office:value="0.000386840451813884" calcext:value-type="float">
            <text:p>0.0003868405</text:p>
          </table:table-cell>
          <table:table-cell office:value-type="float" office:value="0.0000353530981936379" calcext:value-type="float">
            <text:p>3.54E-05</text:p>
          </table:table-cell>
          <table:table-cell office:value-type="float" office:value="6.06785544348909" calcext:value-type="float">
            <text:p>6.0678554435</text:p>
          </table:table-cell>
          <table:table-cell office:value-type="float" office:value="0.024465499813453" calcext:value-type="float">
            <text:p>0.0244654998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171147266680155" calcext:value-type="float">
            <text:p>0.0171147267</text:p>
          </table:table-cell>
          <table:table-cell office:value-type="float" office:value="0.00525568030810999" calcext:value-type="float">
            <text:p>0.0052556803</text:p>
          </table:table-cell>
          <table:table-cell office:value-type="float" office:value="0.0000207672182165531" calcext:value-type="float">
            <text:p>2.08E-05</text:p>
          </table:table-cell>
          <table:table-cell office:value-type="float" office:value="6.42324025944491" calcext:value-type="float">
            <text:p>6.4232402594</text:p>
          </table:table-cell>
          <table:table-cell office:value-type="float" office:value="0.0215166424749749" calcext:value-type="float">
            <text:p>0.0215166425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168757700711901" calcext:value-type="float">
            <text:p>0.0168757701</text:p>
          </table:table-cell>
          <table:table-cell office:value-type="float" office:value="0" calcext:value-type="float">
            <text:p>0</text:p>
          </table:table-cell>
          <table:table-cell office:value-type="float" office:value="0.0000248595030580434" calcext:value-type="float">
            <text:p>2.49E-05</text:p>
          </table:table-cell>
          <table:table-cell office:value-type="float" office:value="4.64012787026297" calcext:value-type="float">
            <text:p>4.64012787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166153046346558" calcext:value-type="float">
            <text:p>0.0166153046</text:p>
          </table:table-cell>
          <table:table-cell office:value-type="float" office:value="0" calcext:value-type="float">
            <text:p>0</text:p>
          </table:table-cell>
          <table:table-cell office:value-type="float" office:value="0.0000202767663512009" calcext:value-type="float">
            <text:p>2.03E-05</text:p>
          </table:table-cell>
          <table:table-cell office:value-type="float" office:value="3.80627925670073" calcext:value-type="float">
            <text:p>3.80627925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169818701786288" calcext:value-type="float">
            <text:p>0.0169818702</text:p>
          </table:table-cell>
          <table:table-cell office:value-type="float" office:value="0" calcext:value-type="float">
            <text:p>0</text:p>
          </table:table-cell>
          <table:table-cell office:value-type="float" office:value="0.0000206279515149267" calcext:value-type="float">
            <text:p>2.06E-05</text:p>
          </table:table-cell>
          <table:table-cell office:value-type="float" office:value="5.79048096971512" calcext:value-type="float">
            <text:p>5.79048096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161474847556109" calcext:value-type="float">
            <text:p>0.0161474848</text:p>
          </table:table-cell>
          <table:table-cell office:value-type="float" office:value="0" calcext:value-type="float">
            <text:p>0</text:p>
          </table:table-cell>
          <table:table-cell office:value-type="float" office:value="0.0000186614533675361" calcext:value-type="float">
            <text:p>1.87E-05</text:p>
          </table:table-cell>
          <table:table-cell office:value-type="float" office:value="5.8951132552244" calcext:value-type="float">
            <text:p>5.8951132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16971911592311" calcext:value-type="float">
            <text:p>0.0169719116</text:p>
          </table:table-cell>
          <table:table-cell office:value-type="float" office:value="0" calcext:value-type="float">
            <text:p>0</text:p>
          </table:table-cell>
          <table:table-cell office:value-type="float" office:value="0.0000205373345251745" calcext:value-type="float">
            <text:p>2.05E-05</text:p>
          </table:table-cell>
          <table:table-cell office:value-type="float" office:value="5.93822398712276" calcext:value-type="float">
            <text:p>5.9382239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164951917715195" calcext:value-type="float">
            <text:p>0.0164951918</text:p>
          </table:table-cell>
          <table:table-cell office:value-type="float" office:value="0" calcext:value-type="float">
            <text:p>0</text:p>
          </table:table-cell>
          <table:table-cell office:value-type="float" office:value="0.0000243100886558606" calcext:value-type="float">
            <text:p>2.43E-05</text:p>
          </table:table-cell>
          <table:table-cell office:value-type="float" office:value="1.85199129768361" calcext:value-type="float">
            <text:p>1.8519912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163626188703851" calcext:value-type="float">
            <text:p>0.0163626189</text:p>
          </table:table-cell>
          <table:table-cell office:value-type="float" office:value="0" calcext:value-type="float">
            <text:p>0</text:p>
          </table:table-cell>
          <table:table-cell office:value-type="float" office:value="0.0000204681252816062" calcext:value-type="float">
            <text:p>2.05E-05</text:p>
          </table:table-cell>
          <table:table-cell office:value-type="float" office:value="2.15229027175098" calcext:value-type="float">
            <text:p>2.1522902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170766386446005" calcext:value-type="float">
            <text:p>0.0170766386</text:p>
          </table:table-cell>
          <table:table-cell office:value-type="float" office:value="0.0110126846757757" calcext:value-type="float">
            <text:p>0.0110126847</text:p>
          </table:table-cell>
          <table:table-cell office:value-type="float" office:value="0.0000343165034625346" calcext:value-type="float">
            <text:p>3.43E-05</text:p>
          </table:table-cell>
          <table:table-cell office:value-type="float" office:value="5.37427421563348" calcext:value-type="float">
            <text:p>5.3742742156</text:p>
          </table:table-cell>
          <table:table-cell office:value-type="float" office:value="0.0344357427819552" calcext:value-type="float">
            <text:p>0.0344357428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247658137655643" calcext:value-type="float">
            <text:p>0.0247658138</text:p>
          </table:table-cell>
          <table:table-cell office:value-type="float" office:value="0.0114931344044206" calcext:value-type="float">
            <text:p>0.0114931344</text:p>
          </table:table-cell>
          <table:table-cell office:value-type="float" office:value="0.0000458633781949726" calcext:value-type="float">
            <text:p>4.59E-05</text:p>
          </table:table-cell>
          <table:table-cell office:value-type="float" office:value="5.97140044580834" calcext:value-type="float">
            <text:p>5.9714004458</text:p>
          </table:table-cell>
          <table:table-cell office:value-type="float" office:value="0.0533454815178423" calcext:value-type="float">
            <text:p>0.0533454815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192534815575542" calcext:value-type="float">
            <text:p>0.0192534816</text:p>
          </table:table-cell>
          <table:table-cell office:value-type="float" office:value="0.0157310840875447" calcext:value-type="float">
            <text:p>0.0157310841</text:p>
          </table:table-cell>
          <table:table-cell office:value-type="float" office:value="0.0000641602566847565" calcext:value-type="float">
            <text:p>6.42E-05</text:p>
          </table:table-cell>
          <table:table-cell office:value-type="float" office:value="7.5166495321338" calcext:value-type="float">
            <text:p>7.5166495321</text:p>
          </table:table-cell>
          <table:table-cell office:value-type="float" office:value="0.0270015546102665" calcext:value-type="float">
            <text:p>0.0270015546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168830621391956" calcext:value-type="float">
            <text:p>0.0168830621</text:p>
          </table:table-cell>
          <table:table-cell office:value-type="float" office:value="0" calcext:value-type="float">
            <text:p>0</text:p>
          </table:table-cell>
          <table:table-cell office:value-type="float" office:value="0.0000253831457756569" calcext:value-type="float">
            <text:p>2.54E-05</text:p>
          </table:table-cell>
          <table:table-cell office:value-type="float" office:value="3.52477645411879" calcext:value-type="float">
            <text:p>3.52477645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168391805988412" calcext:value-type="float">
            <text:p>0.0168391806</text:p>
          </table:table-cell>
          <table:table-cell office:value-type="float" office:value="0" calcext:value-type="float">
            <text:p>0</text:p>
          </table:table-cell>
          <table:table-cell office:value-type="float" office:value="0.0000245711858235243" calcext:value-type="float">
            <text:p>2.46E-05</text:p>
          </table:table-cell>
          <table:table-cell office:value-type="float" office:value="4.56610334272899" calcext:value-type="float">
            <text:p>4.5661033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217213925742131" calcext:value-type="float">
            <text:p>0.0217213926</text:p>
          </table:table-cell>
          <table:table-cell office:value-type="float" office:value="0" calcext:value-type="float">
            <text:p>0</text:p>
          </table:table-cell>
          <table:table-cell office:value-type="float" office:value="0.0000137706747149862" calcext:value-type="float">
            <text:p>1.38E-05</text:p>
          </table:table-cell>
          <table:table-cell office:value-type="float" office:value="5.15817441128832" calcext:value-type="float">
            <text:p>5.1581744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167414510847639" calcext:value-type="float">
            <text:p>0.0167414511</text:p>
          </table:table-cell>
          <table:table-cell office:value-type="float" office:value="0" calcext:value-type="float">
            <text:p>0</text:p>
          </table:table-cell>
          <table:table-cell office:value-type="float" office:value="0.0000199625030624712" calcext:value-type="float">
            <text:p>2.00E-05</text:p>
          </table:table-cell>
          <table:table-cell office:value-type="float" office:value="5.35834356946356" calcext:value-type="float">
            <text:p>5.3583435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168729783448928" calcext:value-type="float">
            <text:p>0.0168729783</text:p>
          </table:table-cell>
          <table:table-cell office:value-type="float" office:value="0" calcext:value-type="float">
            <text:p>0</text:p>
          </table:table-cell>
          <table:table-cell office:value-type="float" office:value="0.0000252503522500427" calcext:value-type="float">
            <text:p>2.53E-05</text:p>
          </table:table-cell>
          <table:table-cell office:value-type="float" office:value="4.48810632488134" calcext:value-type="float">
            <text:p>4.4881063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17272601784985" calcext:value-type="float">
            <text:p>0.0172726018</text:p>
          </table:table-cell>
          <table:table-cell office:value-type="float" office:value="0" calcext:value-type="float">
            <text:p>0</text:p>
          </table:table-cell>
          <table:table-cell office:value-type="float" office:value="0.0000245861329592012" calcext:value-type="float">
            <text:p>2.46E-05</text:p>
          </table:table-cell>
          <table:table-cell office:value-type="float" office:value="5.8090677422705" calcext:value-type="float">
            <text:p>5.80906774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17822951064273" calcext:value-type="float">
            <text:p>0.0178229511</text:p>
          </table:table-cell>
          <table:table-cell office:value-type="float" office:value="0" calcext:value-type="float">
            <text:p>0</text:p>
          </table:table-cell>
          <table:table-cell office:value-type="float" office:value="0.0000247424371047546" calcext:value-type="float">
            <text:p>2.47E-05</text:p>
          </table:table-cell>
          <table:table-cell office:value-type="float" office:value="5.89557410037703" calcext:value-type="float">
            <text:p>5.8955741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157533343238818" calcext:value-type="float">
            <text:p>0.0157533343</text:p>
          </table:table-cell>
          <table:table-cell office:value-type="float" office:value="0" calcext:value-type="float">
            <text:p>0</text:p>
          </table:table-cell>
          <table:table-cell office:value-type="float" office:value="0.0000180073155349086" calcext:value-type="float">
            <text:p>1.80E-05</text:p>
          </table:table-cell>
          <table:table-cell office:value-type="float" office:value="4.78751734937073" calcext:value-type="float">
            <text:p>4.7875173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18657887796516" calcext:value-type="float">
            <text:p>0.0186578878</text:p>
          </table:table-cell>
          <table:table-cell office:value-type="float" office:value="0.00896850654222322" calcext:value-type="float">
            <text:p>0.0089685065</text:p>
          </table:table-cell>
          <table:table-cell office:value-type="float" office:value="0.0000366566239544053" calcext:value-type="float">
            <text:p>3.67E-05</text:p>
          </table:table-cell>
          <table:table-cell office:value-type="float" office:value="7.49447815382258" calcext:value-type="float">
            <text:p>7.4944781538</text:p>
          </table:table-cell>
          <table:table-cell office:value-type="float" office:value="0.038089846805916" calcext:value-type="float">
            <text:p>0.0380898468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171801609246255" calcext:value-type="float">
            <text:p>0.0171801609</text:p>
          </table:table-cell>
          <table:table-cell office:value-type="float" office:value="0.00356306230715079" calcext:value-type="float">
            <text:p>0.0035630623</text:p>
          </table:table-cell>
          <table:table-cell office:value-type="float" office:value="0.0000213988736236003" calcext:value-type="float">
            <text:p>2.14E-05</text:p>
          </table:table-cell>
          <table:table-cell office:value-type="float" office:value="6.79261473941851" calcext:value-type="float">
            <text:p>6.7926147394</text:p>
          </table:table-cell>
          <table:table-cell office:value-type="float" office:value="0.0216283802764317" calcext:value-type="float">
            <text:p>0.0216283803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17035550183938" calcext:value-type="float">
            <text:p>0.0170355502</text:p>
          </table:table-cell>
          <table:table-cell office:value-type="float" office:value="0" calcext:value-type="float">
            <text:p>0</text:p>
          </table:table-cell>
          <table:table-cell office:value-type="float" office:value="0.0000213281311849264" calcext:value-type="float">
            <text:p>2.13E-05</text:p>
          </table:table-cell>
          <table:table-cell office:value-type="float" office:value="5.90862111054878" calcext:value-type="float">
            <text:p>5.9086211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297258260414411" calcext:value-type="float">
            <text:p>0.029725826</text:p>
          </table:table-cell>
          <table:table-cell office:value-type="float" office:value="0.0115521642368634" calcext:value-type="float">
            <text:p>0.0115521642</text:p>
          </table:table-cell>
          <table:table-cell office:value-type="float" office:value="0.000041192514491169" calcext:value-type="float">
            <text:p>4.12E-05</text:p>
          </table:table-cell>
          <table:table-cell office:value-type="float" office:value="8.21637318054398" calcext:value-type="float">
            <text:p>8.2163731805</text:p>
          </table:table-cell>
          <table:table-cell office:value-type="float" office:value="0.0461630777310959" calcext:value-type="float">
            <text:p>0.0461630777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175341841739039" calcext:value-type="float">
            <text:p>0.0175341842</text:p>
          </table:table-cell>
          <table:table-cell office:value-type="float" office:value="0" calcext:value-type="float">
            <text:p>0</text:p>
          </table:table-cell>
          <table:table-cell office:value-type="float" office:value="0.0000246287028760429" calcext:value-type="float">
            <text:p>2.46E-05</text:p>
          </table:table-cell>
          <table:table-cell office:value-type="float" office:value="5.68151959407246" calcext:value-type="float">
            <text:p>5.68151959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166951017640966" calcext:value-type="float">
            <text:p>0.0166951018</text:p>
          </table:table-cell>
          <table:table-cell office:value-type="float" office:value="0" calcext:value-type="float">
            <text:p>0</text:p>
          </table:table-cell>
          <table:table-cell office:value-type="float" office:value="0.0000251228495316801" calcext:value-type="float">
            <text:p>2.51E-05</text:p>
          </table:table-cell>
          <table:table-cell office:value-type="float" office:value="3.50246773865811" calcext:value-type="float">
            <text:p>3.5024677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254443325443256" calcext:value-type="float">
            <text:p>0.0254443325</text:p>
          </table:table-cell>
          <table:table-cell office:value-type="float" office:value="0.0117521367317628" calcext:value-type="float">
            <text:p>0.0117521367</text:p>
          </table:table-cell>
          <table:table-cell office:value-type="float" office:value="0.0000395331217042412" calcext:value-type="float">
            <text:p>3.95E-05</text:p>
          </table:table-cell>
          <table:table-cell office:value-type="float" office:value="6.25817075260505" calcext:value-type="float">
            <text:p>6.2581707526</text:p>
          </table:table-cell>
          <table:table-cell office:value-type="float" office:value="0.0488482166427072" calcext:value-type="float">
            <text:p>0.0488482166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171084612059754" calcext:value-type="float">
            <text:p>0.0171084612</text:p>
          </table:table-cell>
          <table:table-cell office:value-type="float" office:value="0" calcext:value-type="float">
            <text:p>0</text:p>
          </table:table-cell>
          <table:table-cell office:value-type="float" office:value="0.0000212585584751829" calcext:value-type="float">
            <text:p>2.13E-05</text:p>
          </table:table-cell>
          <table:table-cell office:value-type="float" office:value="5.98887736204993" calcext:value-type="float">
            <text:p>5.9888773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0779100142700997" calcext:value-type="float">
            <text:p>0.0779100143</text:p>
          </table:table-cell>
          <table:table-cell office:value-type="float" office:value="0.0108840432447417" calcext:value-type="float">
            <text:p>0.0108840432</text:p>
          </table:table-cell>
          <table:table-cell office:value-type="float" office:value="0.0000458657730882564" calcext:value-type="float">
            <text:p>4.59E-05</text:p>
          </table:table-cell>
          <table:table-cell office:value-type="float" office:value="10.9187122768355" calcext:value-type="float">
            <text:p>10.9187122768</text:p>
          </table:table-cell>
          <table:table-cell office:value-type="float" office:value="0.0184637455695051" calcext:value-type="float">
            <text:p>0.0184637456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215787782498115" calcext:value-type="float">
            <text:p>0.0215787782</text:p>
          </table:table-cell>
          <table:table-cell office:value-type="float" office:value="0.0211424192826297" calcext:value-type="float">
            <text:p>0.0211424193</text:p>
          </table:table-cell>
          <table:table-cell office:value-type="float" office:value="0.0000841459313568104" calcext:value-type="float">
            <text:p>8.41E-05</text:p>
          </table:table-cell>
          <table:table-cell office:value-type="float" office:value="6.11483543391085" calcext:value-type="float">
            <text:p>6.1148354339</text:p>
          </table:table-cell>
          <table:table-cell office:value-type="float" office:value="0.0654061395227327" calcext:value-type="float">
            <text:p>0.0654061395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225530592307091" calcext:value-type="float">
            <text:p>0.0225530592</text:p>
          </table:table-cell>
          <table:table-cell office:value-type="float" office:value="0" calcext:value-type="float">
            <text:p>0</text:p>
          </table:table-cell>
          <table:table-cell office:value-type="float" office:value="0.0000245104520202525" calcext:value-type="float">
            <text:p>2.45E-05</text:p>
          </table:table-cell>
          <table:table-cell office:value-type="float" office:value="5.07791801889501" calcext:value-type="float">
            <text:p>5.0779180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236063658169037" calcext:value-type="float">
            <text:p>0.0236063658</text:p>
          </table:table-cell>
          <table:table-cell office:value-type="float" office:value="0.0159791175390964" calcext:value-type="float">
            <text:p>0.0159791175</text:p>
          </table:table-cell>
          <table:table-cell office:value-type="float" office:value="0.0000648165370372958" calcext:value-type="float">
            <text:p>6.48E-05</text:p>
          </table:table-cell>
          <table:table-cell office:value-type="float" office:value="5.91883691991743" calcext:value-type="float">
            <text:p>5.9188369199</text:p>
          </table:table-cell>
          <table:table-cell office:value-type="float" office:value="0.0607977601687851" calcext:value-type="float">
            <text:p>0.0607977602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163987402219408" calcext:value-type="float">
            <text:p>0.0163987402</text:p>
          </table:table-cell>
          <table:table-cell office:value-type="float" office:value="0" calcext:value-type="float">
            <text:p>0</text:p>
          </table:table-cell>
          <table:table-cell office:value-type="float" office:value="0.0000183992376029821" calcext:value-type="float">
            <text:p>1.84E-05</text:p>
          </table:table-cell>
          <table:table-cell office:value-type="float" office:value="5.17801204082724" calcext:value-type="float">
            <text:p>5.1780120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177311864184917" calcext:value-type="float">
            <text:p>0.0177311864</text:p>
          </table:table-cell>
          <table:table-cell office:value-type="float" office:value="0" calcext:value-type="float">
            <text:p>0</text:p>
          </table:table-cell>
          <table:table-cell office:value-type="float" office:value="0.0000111729969018716" calcext:value-type="float">
            <text:p>1.12E-05</text:p>
          </table:table-cell>
          <table:table-cell office:value-type="float" office:value="4.5968552843182" calcext:value-type="float">
            <text:p>4.596855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170643417466456" calcext:value-type="float">
            <text:p>0.0170643417</text:p>
          </table:table-cell>
          <table:table-cell office:value-type="float" office:value="0.037543408642189" calcext:value-type="float">
            <text:p>0.0375434086</text:p>
          </table:table-cell>
          <table:table-cell table:style-name="Default" office:value-type="float" office:value="0.000147383447044909" calcext:value-type="float">
            <text:p>0.0001473834</text:p>
          </table:table-cell>
          <table:table-cell office:value-type="float" office:value="6.36159151690842" calcext:value-type="float">
            <text:p>6.3615915169</text:p>
          </table:table-cell>
          <table:table-cell office:value-type="float" office:value="0.0747960951170785" calcext:value-type="float">
            <text:p>0.0747960951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235273330311714" calcext:value-type="float">
            <text:p>0.023527333</text:p>
          </table:table-cell>
          <table:table-cell office:value-type="float" office:value="0.0157620157968681" calcext:value-type="float">
            <text:p>0.0157620158</text:p>
          </table:table-cell>
          <table:table-cell office:value-type="float" office:value="0.0000622173296402547" calcext:value-type="float">
            <text:p>6.22E-05</text:p>
          </table:table-cell>
          <table:table-cell office:value-type="float" office:value="6.28200353898951" calcext:value-type="float">
            <text:p>6.282003539</text:p>
          </table:table-cell>
          <table:table-cell office:value-type="float" office:value="0.0596817379743596" calcext:value-type="float">
            <text:p>0.059681738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272984859772703" calcext:value-type="float">
            <text:p>0.027298486</text:p>
          </table:table-cell>
          <table:table-cell office:value-type="float" office:value="0" calcext:value-type="float">
            <text:p>0</text:p>
          </table:table-cell>
          <table:table-cell office:value-type="float" office:value="0.0000251874844717176" calcext:value-type="float">
            <text:p>2.52E-05</text:p>
          </table:table-cell>
          <table:table-cell office:value-type="float" office:value="5.40952164302579" calcext:value-type="float">
            <text:p>5.4095216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172745047327739" calcext:value-type="float">
            <text:p>0.0172745047</text:p>
          </table:table-cell>
          <table:table-cell office:value-type="float" office:value="0" calcext:value-type="float">
            <text:p>0</text:p>
          </table:table-cell>
          <table:table-cell office:value-type="float" office:value="0.0000261132155437698" calcext:value-type="float">
            <text:p>2.61E-05</text:p>
          </table:table-cell>
          <table:table-cell office:value-type="float" office:value="5.9092840140145" calcext:value-type="float">
            <text:p>5.90928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218345277890071" calcext:value-type="float">
            <text:p>0.0218345278</text:p>
          </table:table-cell>
          <table:table-cell office:value-type="float" office:value="0.0200495626486784" calcext:value-type="float">
            <text:p>0.0200495626</text:p>
          </table:table-cell>
          <table:table-cell office:value-type="float" office:value="0.0000777836142083239" calcext:value-type="float">
            <text:p>7.78E-05</text:p>
          </table:table-cell>
          <table:table-cell office:value-type="float" office:value="6.38475864793468" calcext:value-type="float">
            <text:p>6.3847586479</text:p>
          </table:table-cell>
          <table:table-cell office:value-type="float" office:value="0.0630327122148122" calcext:value-type="float">
            <text:p>0.0630327122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168155392551077" calcext:value-type="float">
            <text:p>0.0168155393</text:p>
          </table:table-cell>
          <table:table-cell office:value-type="float" office:value="0.0372471041542414" calcext:value-type="float">
            <text:p>0.0372471042</text:p>
          </table:table-cell>
          <table:table-cell table:style-name="Default" office:value-type="float" office:value="0.000145872849016014" calcext:value-type="float">
            <text:p>0.0001458728</text:p>
          </table:table-cell>
          <table:table-cell office:value-type="float" office:value="6.20569792791631" calcext:value-type="float">
            <text:p>6.2056979279</text:p>
          </table:table-cell>
          <table:table-cell office:value-type="float" office:value="0.0742459387368698" calcext:value-type="float">
            <text:p>0.0742459387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215951802181882" calcext:value-type="float">
            <text:p>0.0215951802</text:p>
          </table:table-cell>
          <table:table-cell office:value-type="float" office:value="0.0199473599182199" calcext:value-type="float">
            <text:p>0.0199473599</text:p>
          </table:table-cell>
          <table:table-cell office:value-type="float" office:value="0.0000771254956719617" calcext:value-type="float">
            <text:p>7.71E-05</text:p>
          </table:table-cell>
          <table:table-cell office:value-type="float" office:value="6.2405670222742" calcext:value-type="float">
            <text:p>6.2405670223</text:p>
          </table:table-cell>
          <table:table-cell office:value-type="float" office:value="0.0625956085217039" calcext:value-type="float">
            <text:p>0.0625956085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161161368257973" calcext:value-type="float">
            <text:p>0.0161161368</text:p>
          </table:table-cell>
          <table:table-cell office:value-type="float" office:value="0" calcext:value-type="float">
            <text:p>0</text:p>
          </table:table-cell>
          <table:table-cell office:value-type="float" office:value="0.0000279752910659077" calcext:value-type="float">
            <text:p>2.80E-05</text:p>
          </table:table-cell>
          <table:table-cell office:value-type="float" office:value="4.79685018175939" calcext:value-type="float">
            <text:p>4.79685018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168646804138727" calcext:value-type="float">
            <text:p>0.0168646804</text:p>
          </table:table-cell>
          <table:table-cell office:value-type="float" office:value="0.037356948340332" calcext:value-type="float">
            <text:p>0.0373569483</text:p>
          </table:table-cell>
          <table:table-cell table:style-name="Default" office:value-type="float" office:value="0.000146414833958335" calcext:value-type="float">
            <text:p>0.0001464148</text:p>
          </table:table-cell>
          <table:table-cell office:value-type="float" office:value="6.28365683615525" calcext:value-type="float">
            <text:p>6.2836568362</text:p>
          </table:table-cell>
          <table:table-cell office:value-type="float" office:value="0.0744773946323994" calcext:value-type="float">
            <text:p>0.0744773946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167663494741311" calcext:value-type="float">
            <text:p>0.0167663495</text:p>
          </table:table-cell>
          <table:table-cell office:value-type="float" office:value="0" calcext:value-type="float">
            <text:p>0</text:p>
          </table:table-cell>
          <table:table-cell office:value-type="float" office:value="0.0000192634265903335" calcext:value-type="float">
            <text:p>1.93E-05</text:p>
          </table:table-cell>
          <table:table-cell office:value-type="float" office:value="4.80998202354726" calcext:value-type="float">
            <text:p>4.8099820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262761336905403" calcext:value-type="float">
            <text:p>0.0262761337</text:p>
          </table:table-cell>
          <table:table-cell office:value-type="float" office:value="0.00716243989804537" calcext:value-type="float">
            <text:p>0.0071624399</text:p>
          </table:table-cell>
          <table:table-cell office:value-type="float" office:value="0.0000206888718893222" calcext:value-type="float">
            <text:p>2.07E-05</text:p>
          </table:table-cell>
          <table:table-cell office:value-type="float" office:value="9.09820994052006" calcext:value-type="float">
            <text:p>9.0982099405</text:p>
          </table:table-cell>
          <table:table-cell office:value-type="float" office:value="0.0269385729114909" calcext:value-type="float">
            <text:p>0.0269385729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164951627973738" calcext:value-type="float">
            <text:p>0.0164951628</text:p>
          </table:table-cell>
          <table:table-cell office:value-type="float" office:value="0" calcext:value-type="float">
            <text:p>0</text:p>
          </table:table-cell>
          <table:table-cell office:value-type="float" office:value="0.0000241621327789089" calcext:value-type="float">
            <text:p>2.42E-05</text:p>
          </table:table-cell>
          <table:table-cell office:value-type="float" office:value="1.79483710537367" calcext:value-type="float">
            <text:p>1.7948371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168657438564877" calcext:value-type="float">
            <text:p>0.0168657439</text:p>
          </table:table-cell>
          <table:table-cell office:value-type="float" office:value="0.00324843426180598" calcext:value-type="float">
            <text:p>0.0032484343</text:p>
          </table:table-cell>
          <table:table-cell office:value-type="float" office:value="0.0000228458360256663" calcext:value-type="float">
            <text:p>2.28E-05</text:p>
          </table:table-cell>
          <table:table-cell office:value-type="float" office:value="5.59623550862679" calcext:value-type="float">
            <text:p>5.5962355086</text:p>
          </table:table-cell>
          <table:table-cell office:value-type="float" office:value="0.0224615203656302" calcext:value-type="float">
            <text:p>0.0224615204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157679992818428" calcext:value-type="float">
            <text:p>0.0157679993</text:p>
          </table:table-cell>
          <table:table-cell office:value-type="float" office:value="0" calcext:value-type="float">
            <text:p>0</text:p>
          </table:table-cell>
          <table:table-cell office:value-type="float" office:value="0.0000180313089088583" calcext:value-type="float">
            <text:p>1.80E-05</text:p>
          </table:table-cell>
          <table:table-cell office:value-type="float" office:value="5.01284630768054" calcext:value-type="float">
            <text:p>5.01284630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166849362170062" calcext:value-type="float">
            <text:p>0.0166849362</text:p>
          </table:table-cell>
          <table:table-cell office:value-type="float" office:value="0" calcext:value-type="float">
            <text:p>0</text:p>
          </table:table-cell>
          <table:table-cell office:value-type="float" office:value="0.0000197345747474684" calcext:value-type="float">
            <text:p>1.97E-05</text:p>
          </table:table-cell>
          <table:table-cell office:value-type="float" office:value="5.77919097037622" calcext:value-type="float">
            <text:p>5.7791909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185146504177048" calcext:value-type="float">
            <text:p>0.0185146504</text:p>
          </table:table-cell>
          <table:table-cell office:value-type="float" office:value="0.0320849294259743" calcext:value-type="float">
            <text:p>0.0320849294</text:p>
          </table:table-cell>
          <table:table-cell table:style-name="Default" office:value-type="float" office:value="0.000126035774591898" calcext:value-type="float">
            <text:p>0.0001260358</text:p>
          </table:table-cell>
          <table:table-cell office:value-type="float" office:value="6.16151548310664" calcext:value-type="float">
            <text:p>6.1615154831</text:p>
          </table:table-cell>
          <table:table-cell office:value-type="float" office:value="0.0722281788437224" calcext:value-type="float">
            <text:p>0.0722281788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190613939032194" calcext:value-type="float">
            <text:p>0.0190613939</text:p>
          </table:table-cell>
          <table:table-cell office:value-type="float" office:value="0.02746766578493" calcext:value-type="float">
            <text:p>0.0274676658</text:p>
          </table:table-cell>
          <table:table-cell table:style-name="Default" office:value-type="float" office:value="0.000106278866124408" calcext:value-type="float">
            <text:p>0.0001062789</text:p>
          </table:table-cell>
          <table:table-cell office:value-type="float" office:value="6.46859101900333" calcext:value-type="float">
            <text:p>6.468591019</text:p>
          </table:table-cell>
          <table:table-cell office:value-type="float" office:value="0.0678339897135234" calcext:value-type="float">
            <text:p>0.0678339897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157806327487184" calcext:value-type="float">
            <text:p>0.0157806327</text:p>
          </table:table-cell>
          <table:table-cell office:value-type="float" office:value="0" calcext:value-type="float">
            <text:p>0</text:p>
          </table:table-cell>
          <table:table-cell office:value-type="float" office:value="0.0000180531631987809" calcext:value-type="float">
            <text:p>1.81E-05</text:p>
          </table:table-cell>
          <table:table-cell office:value-type="float" office:value="5.12266302437929" calcext:value-type="float">
            <text:p>5.1226630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301474905132023" calcext:value-type="float">
            <text:p>0.0301474905</text:p>
          </table:table-cell>
          <table:table-cell office:value-type="float" office:value="0" calcext:value-type="float">
            <text:p>0</text:p>
          </table:table-cell>
          <table:table-cell office:value-type="float" office:value="0.0000437036375963153" calcext:value-type="float">
            <text:p>4.37E-05</text:p>
          </table:table-cell>
          <table:table-cell office:value-type="float" office:value="6.30242047449072" calcext:value-type="float">
            <text:p>6.30242047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171411850704197" calcext:value-type="float">
            <text:p>0.0171411851</text:p>
          </table:table-cell>
          <table:table-cell office:value-type="float" office:value="0" calcext:value-type="float">
            <text:p>0</text:p>
          </table:table-cell>
          <table:table-cell office:value-type="float" office:value="0.0000252018538180019" calcext:value-type="float">
            <text:p>2.52E-05</text:p>
          </table:table-cell>
          <table:table-cell office:value-type="float" office:value="5.6730498463803" calcext:value-type="float">
            <text:p>5.6730498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169492131137997" calcext:value-type="float">
            <text:p>0.0169492131</text:p>
          </table:table-cell>
          <table:table-cell office:value-type="float" office:value="0" calcext:value-type="float">
            <text:p>0</text:p>
          </table:table-cell>
          <table:table-cell office:value-type="float" office:value="0.0000246682528824305" calcext:value-type="float">
            <text:p>2.47E-05</text:p>
          </table:table-cell>
          <table:table-cell office:value-type="float" office:value="4.61507072845046" calcext:value-type="float">
            <text:p>4.61507072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201430603026139" calcext:value-type="float">
            <text:p>0.0201430603</text:p>
          </table:table-cell>
          <table:table-cell office:value-type="float" office:value="0.025663548819548" calcext:value-type="float">
            <text:p>0.0256635488</text:p>
          </table:table-cell>
          <table:table-cell table:style-name="Default" office:value-type="float" office:value="0.000100021112280992" calcext:value-type="float">
            <text:p>0.0001000211</text:p>
          </table:table-cell>
          <table:table-cell office:value-type="float" office:value="6.05248406059892" calcext:value-type="float">
            <text:p>6.0524840606</text:p>
          </table:table-cell>
          <table:table-cell office:value-type="float" office:value="0.0677404707107823" calcext:value-type="float">
            <text:p>0.0677404707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160380032555162" calcext:value-type="float">
            <text:p>0.0160380033</text:p>
          </table:table-cell>
          <table:table-cell office:value-type="float" office:value="0.0327616160546364" calcext:value-type="float">
            <text:p>0.0327616161</text:p>
          </table:table-cell>
          <table:table-cell table:style-name="Default" office:value-type="float" office:value="0.000126449813757947" calcext:value-type="float">
            <text:p>0.0001264498</text:p>
          </table:table-cell>
          <table:table-cell office:value-type="float" office:value="6.36616701901599" calcext:value-type="float">
            <text:p>6.366167019</text:p>
          </table:table-cell>
          <table:table-cell office:value-type="float" office:value="0.0709934236300974" calcext:value-type="float">
            <text:p>0.0709934236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16816253076517" calcext:value-type="float">
            <text:p>0.0168162531</text:p>
          </table:table-cell>
          <table:table-cell office:value-type="float" office:value="0.0355080528534713" calcext:value-type="float">
            <text:p>0.0355080529</text:p>
          </table:table-cell>
          <table:table-cell table:style-name="Default" office:value-type="float" office:value="0.000137534274895764" calcext:value-type="float">
            <text:p>0.0001375343</text:p>
          </table:table-cell>
          <table:table-cell office:value-type="float" office:value="6.25231539572298" calcext:value-type="float">
            <text:p>6.2523153957</text:p>
          </table:table-cell>
          <table:table-cell office:value-type="float" office:value="0.0730692202626428" calcext:value-type="float">
            <text:p>0.0730692203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226218578831925" calcext:value-type="float">
            <text:p>0.0226218579</text:p>
          </table:table-cell>
          <table:table-cell office:value-type="float" office:value="0" calcext:value-type="float">
            <text:p>0</text:p>
          </table:table-cell>
          <table:table-cell office:value-type="float" office:value="0.0000262175467455707" calcext:value-type="float">
            <text:p>2.62E-05</text:p>
          </table:table-cell>
          <table:table-cell office:value-type="float" office:value="5.84479763967709" calcext:value-type="float">
            <text:p>5.84479763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166809895141764" calcext:value-type="float">
            <text:p>0.0166809895</text:p>
          </table:table-cell>
          <table:table-cell office:value-type="float" office:value="0.0387321766406641" calcext:value-type="float">
            <text:p>0.0387321766</text:p>
          </table:table-cell>
          <table:table-cell table:style-name="Default" office:value-type="float" office:value="0.000154802655932313" calcext:value-type="float">
            <text:p>0.0001548027</text:p>
          </table:table-cell>
          <table:table-cell office:value-type="float" office:value="6.84570223196087" calcext:value-type="float">
            <text:p>6.845702232</text:p>
          </table:table-cell>
          <table:table-cell office:value-type="float" office:value="0.0752590528662094" calcext:value-type="float">
            <text:p>0.0752590529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169905426360149" calcext:value-type="float">
            <text:p>0.0169905426</text:p>
          </table:table-cell>
          <table:table-cell office:value-type="float" office:value="0" calcext:value-type="float">
            <text:p>0</text:p>
          </table:table-cell>
          <table:table-cell office:value-type="float" office:value="0.0000213302920126634" calcext:value-type="float">
            <text:p>2.13E-05</text:p>
          </table:table-cell>
          <table:table-cell office:value-type="float" office:value="4.77475240169582" calcext:value-type="float">
            <text:p>4.77475240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168789037064265" calcext:value-type="float">
            <text:p>0.0168789037</text:p>
          </table:table-cell>
          <table:table-cell office:value-type="float" office:value="0" calcext:value-type="float">
            <text:p>0</text:p>
          </table:table-cell>
          <table:table-cell office:value-type="float" office:value="0.0000252707236645754" calcext:value-type="float">
            <text:p>2.53E-05</text:p>
          </table:table-cell>
          <table:table-cell office:value-type="float" office:value="3.77133882619768" calcext:value-type="float">
            <text:p>3.7713388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171485226084837" calcext:value-type="float">
            <text:p>0.0171485226</text:p>
          </table:table-cell>
          <table:table-cell office:value-type="float" office:value="0" calcext:value-type="float">
            <text:p>0</text:p>
          </table:table-cell>
          <table:table-cell office:value-type="float" office:value="0.0000211636671314372" calcext:value-type="float">
            <text:p>2.12E-05</text:p>
          </table:table-cell>
          <table:table-cell office:value-type="float" office:value="6.07360585367436" calcext:value-type="float">
            <text:p>6.07360585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16302116705379" calcext:value-type="float">
            <text:p>0.0163021167</text:p>
          </table:table-cell>
          <table:table-cell office:value-type="float" office:value="0.0385128441204012" calcext:value-type="float">
            <text:p>0.0385128441</text:p>
          </table:table-cell>
          <table:table-cell table:style-name="Default" office:value-type="float" office:value="0.000153288110029934" calcext:value-type="float">
            <text:p>0.0001532881</text:p>
          </table:table-cell>
          <table:table-cell office:value-type="float" office:value="6.3348523676016" calcext:value-type="float">
            <text:p>6.3348523676</text:p>
          </table:table-cell>
          <table:table-cell office:value-type="float" office:value="0.0752630523338734" calcext:value-type="float">
            <text:p>0.0752630523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14968644424961" calcext:value-type="float">
            <text:p>0.0149686444</text:p>
          </table:table-cell>
          <table:table-cell table:style-name="ce2" office:value-type="float" office:value="0.00000010761373709762" calcext:value-type="float">
            <text:p>1.08E-07</text:p>
          </table:table-cell>
          <table:table-cell office:value-type="float" office:value="0.0000152824555933586" calcext:value-type="float">
            <text:p>1.53E-05</text:p>
          </table:table-cell>
          <table:table-cell office:value-type="float" office:value="6.06178677470964" calcext:value-type="float">
            <text:p>6.0617867747</text:p>
          </table:table-cell>
          <table:table-cell table:style-name="ce2" office:value-type="float" office:value="0.0000143353276790146" calcext:value-type="float">
            <text:p>1.43E-05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163569720002314" calcext:value-type="float">
            <text:p>0.016356972</text:p>
          </table:table-cell>
          <table:table-cell office:value-type="float" office:value="0" calcext:value-type="float">
            <text:p>0</text:p>
          </table:table-cell>
          <table:table-cell office:value-type="float" office:value="0.0000234859960122409" calcext:value-type="float">
            <text:p>2.35E-05</text:p>
          </table:table-cell>
          <table:table-cell office:value-type="float" office:value="0.941718027759" calcext:value-type="float">
            <text:p>0.9417180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17361467257286" calcext:value-type="float">
            <text:p>0.0173614673</text:p>
          </table:table-cell>
          <table:table-cell office:value-type="float" office:value="0" calcext:value-type="float">
            <text:p>0</text:p>
          </table:table-cell>
          <table:table-cell office:value-type="float" office:value="0.0000261869545170149" calcext:value-type="float">
            <text:p>2.62E-05</text:p>
          </table:table-cell>
          <table:table-cell office:value-type="float" office:value="6.14831881228879" calcext:value-type="float">
            <text:p>6.1483188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158929988245408" calcext:value-type="float">
            <text:p>0.0158929988</text:p>
          </table:table-cell>
          <table:table-cell office:value-type="float" office:value="0" calcext:value-type="float">
            <text:p>0</text:p>
          </table:table-cell>
          <table:table-cell office:value-type="float" office:value="0.0000176111994398487" calcext:value-type="float">
            <text:p>1.76E-05</text:p>
          </table:table-cell>
          <table:table-cell office:value-type="float" office:value="5.93466822552719" calcext:value-type="float">
            <text:p>5.9346682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288507406040734" calcext:value-type="float">
            <text:p>0.0288507406</text:p>
          </table:table-cell>
          <table:table-cell office:value-type="float" office:value="0.0151190909517542" calcext:value-type="float">
            <text:p>0.015119091</text:p>
          </table:table-cell>
          <table:table-cell office:value-type="float" office:value="0.0000632402630501856" calcext:value-type="float">
            <text:p>6.32E-05</text:p>
          </table:table-cell>
          <table:table-cell office:value-type="float" office:value="6.51664226517125" calcext:value-type="float">
            <text:p>6.5166422652</text:p>
          </table:table-cell>
          <table:table-cell office:value-type="float" office:value="0.0284855990061676" calcext:value-type="float">
            <text:p>0.028485599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178628280799385" calcext:value-type="float">
            <text:p>0.0178628281</text:p>
          </table:table-cell>
          <table:table-cell office:value-type="float" office:value="0" calcext:value-type="float">
            <text:p>0</text:p>
          </table:table-cell>
          <table:table-cell office:value-type="float" office:value="0.0000208212015936351" calcext:value-type="float">
            <text:p>2.08E-05</text:p>
          </table:table-cell>
          <table:table-cell office:value-type="float" office:value="5.71788544718345" calcext:value-type="float">
            <text:p>5.7178854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165547903681763" calcext:value-type="float">
            <text:p>0.0165547904</text:p>
          </table:table-cell>
          <table:table-cell office:value-type="float" office:value="0" calcext:value-type="float">
            <text:p>0</text:p>
          </table:table-cell>
          <table:table-cell office:value-type="float" office:value="0.0000193455933998752" calcext:value-type="float">
            <text:p>1.93E-05</text:p>
          </table:table-cell>
          <table:table-cell office:value-type="float" office:value="5.5141274711666" calcext:value-type="float">
            <text:p>5.5141274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168905790958803" calcext:value-type="float">
            <text:p>0.0168905791</text:p>
          </table:table-cell>
          <table:table-cell office:value-type="float" office:value="0" calcext:value-type="float">
            <text:p>0</text:p>
          </table:table-cell>
          <table:table-cell office:value-type="float" office:value="0.0000239089270886969" calcext:value-type="float">
            <text:p>2.39E-05</text:p>
          </table:table-cell>
          <table:table-cell office:value-type="float" office:value="3.45109824031426" calcext:value-type="float">
            <text:p>3.4510982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188046827283691" calcext:value-type="float">
            <text:p>0.0188046827</text:p>
          </table:table-cell>
          <table:table-cell office:value-type="float" office:value="0.031874287799765" calcext:value-type="float">
            <text:p>0.0318742878</text:p>
          </table:table-cell>
          <table:table-cell table:style-name="Default" office:value-type="float" office:value="0.000124548024705323" calcext:value-type="float">
            <text:p>0.000124548</text:p>
          </table:table-cell>
          <table:table-cell office:value-type="float" office:value="6.517695727155" calcext:value-type="float">
            <text:p>6.5176957272</text:p>
          </table:table-cell>
          <table:table-cell office:value-type="float" office:value="0.0715277048357217" calcext:value-type="float">
            <text:p>0.0715277048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231968843131873" calcext:value-type="float">
            <text:p>0.0231968843</text:p>
          </table:table-cell>
          <table:table-cell office:value-type="float" office:value="0" calcext:value-type="float">
            <text:p>0</text:p>
          </table:table-cell>
          <table:table-cell office:value-type="float" office:value="0.0000267707907733195" calcext:value-type="float">
            <text:p>2.68E-05</text:p>
          </table:table-cell>
          <table:table-cell office:value-type="float" office:value="6.36019689995767" calcext:value-type="float">
            <text:p>6.36019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156921382938076" calcext:value-type="float">
            <text:p>0.0156921383</text:p>
          </table:table-cell>
          <table:table-cell office:value-type="float" office:value="0.0392476273970736" calcext:value-type="float">
            <text:p>0.0392476274</text:p>
          </table:table-cell>
          <table:table-cell table:style-name="Default" office:value-type="float" office:value="0.000160057776743761" calcext:value-type="float">
            <text:p>0.0001600578</text:p>
          </table:table-cell>
          <table:table-cell office:value-type="float" office:value="6.35049695922698" calcext:value-type="float">
            <text:p>6.3504969592</text:p>
          </table:table-cell>
          <table:table-cell office:value-type="float" office:value="0.0754117706051556" calcext:value-type="float">
            <text:p>0.0754117706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167124780508847" calcext:value-type="float">
            <text:p>0.0167124781</text:p>
          </table:table-cell>
          <table:table-cell office:value-type="float" office:value="0" calcext:value-type="float">
            <text:p>0</text:p>
          </table:table-cell>
          <table:table-cell office:value-type="float" office:value="0.0000208698401882507" calcext:value-type="float">
            <text:p>2.09E-05</text:p>
          </table:table-cell>
          <table:table-cell office:value-type="float" office:value="3.69015792258967" calcext:value-type="float">
            <text:p>3.69015792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176691853076165" calcext:value-type="float">
            <text:p>0.0176691853</text:p>
          </table:table-cell>
          <table:table-cell office:value-type="float" office:value="0.0110792253663354" calcext:value-type="float">
            <text:p>0.0110792254</text:p>
          </table:table-cell>
          <table:table-cell office:value-type="float" office:value="0.0000328436985708009" calcext:value-type="float">
            <text:p>3.28E-05</text:p>
          </table:table-cell>
          <table:table-cell office:value-type="float" office:value="7.07005377466612" calcext:value-type="float">
            <text:p>7.0700537747</text:p>
          </table:table-cell>
          <table:table-cell office:value-type="float" office:value="0.0281255609089016" calcext:value-type="float">
            <text:p>0.0281255609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175745991590907" calcext:value-type="float">
            <text:p>0.0175745992</text:p>
          </table:table-cell>
          <table:table-cell office:value-type="float" office:value="0" calcext:value-type="float">
            <text:p>0</text:p>
          </table:table-cell>
          <table:table-cell office:value-type="float" office:value="0.0000298208006864015" calcext:value-type="float">
            <text:p>2.98E-05</text:p>
          </table:table-cell>
          <table:table-cell office:value-type="float" office:value="6.50429992817911" calcext:value-type="float">
            <text:p>6.5042999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170671768414833" calcext:value-type="float">
            <text:p>0.0170671768</text:p>
          </table:table-cell>
          <table:table-cell office:value-type="float" office:value="0" calcext:value-type="float">
            <text:p>0</text:p>
          </table:table-cell>
          <table:table-cell office:value-type="float" office:value="0.0000261185700953286" calcext:value-type="float">
            <text:p>2.61E-05</text:p>
          </table:table-cell>
          <table:table-cell office:value-type="float" office:value="5.48132965236156" calcext:value-type="float">
            <text:p>5.4813296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164896061336581" calcext:value-type="float">
            <text:p>0.0164896061</text:p>
          </table:table-cell>
          <table:table-cell office:value-type="float" office:value="0" calcext:value-type="float">
            <text:p>0</text:p>
          </table:table-cell>
          <table:table-cell office:value-type="float" office:value="0.0000199371718684595" calcext:value-type="float">
            <text:p>1.99E-05</text:p>
          </table:table-cell>
          <table:table-cell office:value-type="float" office:value="3.69469779142911" calcext:value-type="float">
            <text:p>3.6946977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169705878395973" calcext:value-type="float">
            <text:p>0.0169705878</text:p>
          </table:table-cell>
          <table:table-cell office:value-type="float" office:value="0.0373583352734522" calcext:value-type="float">
            <text:p>0.0373583353</text:p>
          </table:table-cell>
          <table:table-cell table:style-name="Default" office:value-type="float" office:value="0.000146306469054843" calcext:value-type="float">
            <text:p>0.0001463065</text:p>
          </table:table-cell>
          <table:table-cell office:value-type="float" office:value="6.26709008897627" calcext:value-type="float">
            <text:p>6.267090089</text:p>
          </table:table-cell>
          <table:table-cell office:value-type="float" office:value="0.0743984386583463" calcext:value-type="float">
            <text:p>0.0743984387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168755107807241" calcext:value-type="float">
            <text:p>0.0168755108</text:p>
          </table:table-cell>
          <table:table-cell office:value-type="float" office:value="0.0343598855358042" calcext:value-type="float">
            <text:p>0.0343598855</text:p>
          </table:table-cell>
          <table:table-cell table:style-name="Default" office:value-type="float" office:value="0.000133145712730779" calcext:value-type="float">
            <text:p>0.0001331457</text:p>
          </table:table-cell>
          <table:table-cell office:value-type="float" office:value="6.37950401965669" calcext:value-type="float">
            <text:p>6.3795040197</text:p>
          </table:table-cell>
          <table:table-cell office:value-type="float" office:value="0.0720852023376564" calcext:value-type="float">
            <text:p>0.0720852023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16438333976805" calcext:value-type="float">
            <text:p>0.016438334</text:p>
          </table:table-cell>
          <table:table-cell office:value-type="float" office:value="0.0385287541354394" calcext:value-type="float">
            <text:p>0.0385287541</text:p>
          </table:table-cell>
          <table:table-cell table:style-name="Default" office:value-type="float" office:value="0.000153557159438307" calcext:value-type="float">
            <text:p>0.0001535572</text:p>
          </table:table-cell>
          <table:table-cell office:value-type="float" office:value="6.48950906946419" calcext:value-type="float">
            <text:p>6.4895090695</text:p>
          </table:table-cell>
          <table:table-cell office:value-type="float" office:value="0.0751675362593441" calcext:value-type="float">
            <text:p>0.0751675363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158977287061371" calcext:value-type="float">
            <text:p>0.0158977287</text:p>
          </table:table-cell>
          <table:table-cell office:value-type="float" office:value="0" calcext:value-type="float">
            <text:p>0</text:p>
          </table:table-cell>
          <table:table-cell office:value-type="float" office:value="0.0000270722901332432" calcext:value-type="float">
            <text:p>2.71E-05</text:p>
          </table:table-cell>
          <table:table-cell office:value-type="float" office:value="3.12307276602528" calcext:value-type="float">
            <text:p>3.123072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217139654983234" calcext:value-type="float">
            <text:p>0.0217139655</text:p>
          </table:table-cell>
          <table:table-cell office:value-type="float" office:value="0.0208936602021442" calcext:value-type="float">
            <text:p>0.0208936602</text:p>
          </table:table-cell>
          <table:table-cell office:value-type="float" office:value="0.0000827442160712568" calcext:value-type="float">
            <text:p>8.27E-05</text:p>
          </table:table-cell>
          <table:table-cell office:value-type="float" office:value="5.76469867951164" calcext:value-type="float">
            <text:p>5.7646986795</text:p>
          </table:table-cell>
          <table:table-cell office:value-type="float" office:value="0.0650361504209278" calcext:value-type="float">
            <text:p>0.0650361504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159056656870114" calcext:value-type="float">
            <text:p>0.0159056657</text:p>
          </table:table-cell>
          <table:table-cell office:value-type="float" office:value="0" calcext:value-type="float">
            <text:p>0</text:p>
          </table:table-cell>
          <table:table-cell office:value-type="float" office:value="0.0000274387383379084" calcext:value-type="float">
            <text:p>2.74E-05</text:p>
          </table:table-cell>
          <table:table-cell office:value-type="float" office:value="3.90559392034736" calcext:value-type="float">
            <text:p>3.9055939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162873619152588" calcext:value-type="float">
            <text:p>0.0162873619</text:p>
          </table:table-cell>
          <table:table-cell office:value-type="float" office:value="0" calcext:value-type="float">
            <text:p>0</text:p>
          </table:table-cell>
          <table:table-cell office:value-type="float" office:value="0.0000199784349619537" calcext:value-type="float">
            <text:p>2.00E-05</text:p>
          </table:table-cell>
          <table:table-cell office:value-type="float" office:value="1.4186551515083" calcext:value-type="float">
            <text:p>1.41865515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169227829077334" calcext:value-type="float">
            <text:p>0.0169227829</text:p>
          </table:table-cell>
          <table:table-cell office:value-type="float" office:value="0.036273867050626" calcext:value-type="float">
            <text:p>0.0362738671</text:p>
          </table:table-cell>
          <table:table-cell table:style-name="Default" office:value-type="float" office:value="0.000141766443941672" calcext:value-type="float">
            <text:p>0.0001417664</text:p>
          </table:table-cell>
          <table:table-cell office:value-type="float" office:value="5.91976439728871" calcext:value-type="float">
            <text:p>5.9197643973</text:p>
          </table:table-cell>
          <table:table-cell office:value-type="float" office:value="0.0735412630419101" calcext:value-type="float">
            <text:p>0.073541263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163731028015286" calcext:value-type="float">
            <text:p>0.0163731028</text:p>
          </table:table-cell>
          <table:table-cell office:value-type="float" office:value="0.0387880186166648" calcext:value-type="float">
            <text:p>0.0387880186</text:p>
          </table:table-cell>
          <table:table-cell table:style-name="Default" office:value-type="float" office:value="0.000156127667959954" calcext:value-type="float">
            <text:p>0.0001561277</text:p>
          </table:table-cell>
          <table:table-cell office:value-type="float" office:value="6.47013531098784" calcext:value-type="float">
            <text:p>6.470135311</text:p>
          </table:table-cell>
          <table:table-cell office:value-type="float" office:value="0.0759419695094687" calcext:value-type="float">
            <text:p>0.0759419695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168557338324304" calcext:value-type="float">
            <text:p>0.0168557338</text:p>
          </table:table-cell>
          <table:table-cell office:value-type="float" office:value="0" calcext:value-type="float">
            <text:p>0</text:p>
          </table:table-cell>
          <table:table-cell office:value-type="float" office:value="0.0000247347248990628" calcext:value-type="float">
            <text:p>2.47E-05</text:p>
          </table:table-cell>
          <table:table-cell office:value-type="float" office:value="4.48982013193742" calcext:value-type="float">
            <text:p>4.48982013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257767902857663" calcext:value-type="float">
            <text:p>0.0257767903</text:p>
          </table:table-cell>
          <table:table-cell office:value-type="float" office:value="0" calcext:value-type="float">
            <text:p>0</text:p>
          </table:table-cell>
          <table:table-cell office:value-type="float" office:value="0.0000169348452402803" calcext:value-type="float">
            <text:p>1.69E-05</text:p>
          </table:table-cell>
          <table:table-cell office:value-type="float" office:value="4.44305959280721" calcext:value-type="float">
            <text:p>4.4430595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160109918044537" calcext:value-type="float">
            <text:p>0.016010991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1874337437" calcext:value-type="float">
            <text:p>1.89E-05</text:p>
          </table:table-cell>
          <table:table-cell office:value-type="float" office:value="3.29711978868242" calcext:value-type="float">
            <text:p>3.2971197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160073163427148" calcext:value-type="float">
            <text:p>0.0160073163</text:p>
          </table:table-cell>
          <table:table-cell office:value-type="float" office:value="0" calcext:value-type="float">
            <text:p>0</text:p>
          </table:table-cell>
          <table:table-cell office:value-type="float" office:value="0.0000190264313095614" calcext:value-type="float">
            <text:p>1.90E-05</text:p>
          </table:table-cell>
          <table:table-cell office:value-type="float" office:value="2.9239609515718" calcext:value-type="float">
            <text:p>2.92396095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170455310360653" calcext:value-type="float">
            <text:p>0.017045531</text:p>
          </table:table-cell>
          <table:table-cell office:value-type="float" office:value="0" calcext:value-type="float">
            <text:p>0</text:p>
          </table:table-cell>
          <table:table-cell office:value-type="float" office:value="0.0000204201655459338" calcext:value-type="float">
            <text:p>2.04E-05</text:p>
          </table:table-cell>
          <table:table-cell office:value-type="float" office:value="6.10292190412721" calcext:value-type="float">
            <text:p>6.10292190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321166945667966" calcext:value-type="float">
            <text:p>0.0321166946</text:p>
          </table:table-cell>
          <table:table-cell office:value-type="float" office:value="0" calcext:value-type="float">
            <text:p>0</text:p>
          </table:table-cell>
          <table:table-cell office:value-type="float" office:value="0.0000440593621589258" calcext:value-type="float">
            <text:p>4.41E-05</text:p>
          </table:table-cell>
          <table:table-cell office:value-type="float" office:value="3.94050402091432" calcext:value-type="float">
            <text:p>3.9405040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229724031795079" calcext:value-type="float">
            <text:p>0.0229724032</text:p>
          </table:table-cell>
          <table:table-cell office:value-type="float" office:value="0.0158815458485176" calcext:value-type="float">
            <text:p>0.0158815458</text:p>
          </table:table-cell>
          <table:table-cell office:value-type="float" office:value="0.0000624503180060967" calcext:value-type="float">
            <text:p>6.25E-05</text:p>
          </table:table-cell>
          <table:table-cell office:value-type="float" office:value="2.8060306479323" calcext:value-type="float">
            <text:p>2.8060306479</text:p>
          </table:table-cell>
          <table:table-cell office:value-type="float" office:value="0.0602861818106289" calcext:value-type="float">
            <text:p>0.0602861818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1725601706257" calcext:value-type="float">
            <text:p>0.0172560171</text:p>
          </table:table-cell>
          <table:table-cell office:value-type="float" office:value="0.0371665897945587" calcext:value-type="float">
            <text:p>0.0371665898</text:p>
          </table:table-cell>
          <table:table-cell table:style-name="Default" office:value-type="float" office:value="0.000145697487265158" calcext:value-type="float">
            <text:p>0.0001456975</text:p>
          </table:table-cell>
          <table:table-cell office:value-type="float" office:value="6.35410982575181" calcext:value-type="float">
            <text:p>6.3541098258</text:p>
          </table:table-cell>
          <table:table-cell office:value-type="float" office:value="0.0744119349153546" calcext:value-type="float">
            <text:p>0.0744119349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161048752736191" calcext:value-type="float">
            <text:p>0.0161048753</text:p>
          </table:table-cell>
          <table:table-cell office:value-type="float" office:value="0" calcext:value-type="float">
            <text:p>0</text:p>
          </table:table-cell>
          <table:table-cell office:value-type="float" office:value="0.0000180588604086485" calcext:value-type="float">
            <text:p>1.81E-05</text:p>
          </table:table-cell>
          <table:table-cell office:value-type="float" office:value="5.9371846493487" calcext:value-type="float">
            <text:p>5.93718464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161995019268951" calcext:value-type="float">
            <text:p>0.0161995019</text:p>
          </table:table-cell>
          <table:table-cell office:value-type="float" office:value="0" calcext:value-type="float">
            <text:p>0</text:p>
          </table:table-cell>
          <table:table-cell office:value-type="float" office:value="0.0000179064200455376" calcext:value-type="float">
            <text:p>1.79E-05</text:p>
          </table:table-cell>
          <table:table-cell office:value-type="float" office:value="5.84412832895944" calcext:value-type="float">
            <text:p>5.844128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265865189314897" calcext:value-type="float">
            <text:p>0.0265865189</text:p>
          </table:table-cell>
          <table:table-cell office:value-type="float" office:value="0" calcext:value-type="float">
            <text:p>0</text:p>
          </table:table-cell>
          <table:table-cell office:value-type="float" office:value="0.0000359440857560539" calcext:value-type="float">
            <text:p>3.59E-05</text:p>
          </table:table-cell>
          <table:table-cell office:value-type="float" office:value="5.05228780019267" calcext:value-type="float">
            <text:p>5.0522878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247883394151778" calcext:value-type="float">
            <text:p>0.0247883394</text:p>
          </table:table-cell>
          <table:table-cell office:value-type="float" office:value="0.020823215089859" calcext:value-type="float">
            <text:p>0.0208232151</text:p>
          </table:table-cell>
          <table:table-cell office:value-type="float" office:value="0.0000842826590232867" calcext:value-type="float">
            <text:p>8.43E-05</text:p>
          </table:table-cell>
          <table:table-cell office:value-type="float" office:value="6.67994803299914" calcext:value-type="float">
            <text:p>6.679948033</text:p>
          </table:table-cell>
          <table:table-cell office:value-type="float" office:value="0.0648960083365117" calcext:value-type="float">
            <text:p>0.0648960083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172523912660257" calcext:value-type="float">
            <text:p>0.0172523913</text:p>
          </table:table-cell>
          <table:table-cell office:value-type="float" office:value="0" calcext:value-type="float">
            <text:p>0</text:p>
          </table:table-cell>
          <table:table-cell office:value-type="float" office:value="0.0000256576202894187" calcext:value-type="float">
            <text:p>2.57E-05</text:p>
          </table:table-cell>
          <table:table-cell office:value-type="float" office:value="6.00025661150564" calcext:value-type="float">
            <text:p>6.00025661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166183032496257" calcext:value-type="float">
            <text:p>0.0166183032</text:p>
          </table:table-cell>
          <table:table-cell office:value-type="float" office:value="0" calcext:value-type="float">
            <text:p>0</text:p>
          </table:table-cell>
          <table:table-cell office:value-type="float" office:value="0.0000194916375875047" calcext:value-type="float">
            <text:p>1.95E-05</text:p>
          </table:table-cell>
          <table:table-cell office:value-type="float" office:value="6.11543771737656" calcext:value-type="float">
            <text:p>6.11543771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262281486006682" calcext:value-type="float">
            <text:p>0.0262281486</text:p>
          </table:table-cell>
          <table:table-cell office:value-type="float" office:value="0.00505519346204544" calcext:value-type="float">
            <text:p>0.0050551935</text:p>
          </table:table-cell>
          <table:table-cell office:value-type="float" office:value="0.0000209565122761025" calcext:value-type="float">
            <text:p>2.10E-05</text:p>
          </table:table-cell>
          <table:table-cell office:value-type="float" office:value="9.64524958214123" calcext:value-type="float">
            <text:p>9.6452495821</text:p>
          </table:table-cell>
          <table:table-cell office:value-type="float" office:value="0.0278313176700081" calcext:value-type="float">
            <text:p>0.0278313177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173126309871309" calcext:value-type="float">
            <text:p>0.017312631</text:p>
          </table:table-cell>
          <table:table-cell office:value-type="float" office:value="0" calcext:value-type="float">
            <text:p>0</text:p>
          </table:table-cell>
          <table:table-cell office:value-type="float" office:value="0.0000248706506698693" calcext:value-type="float">
            <text:p>2.49E-05</text:p>
          </table:table-cell>
          <table:table-cell office:value-type="float" office:value="5.43047149392875" calcext:value-type="float">
            <text:p>5.4304714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16071197958136" calcext:value-type="float">
            <text:p>0.016071198</text:p>
          </table:table-cell>
          <table:table-cell office:value-type="float" office:value="0" calcext:value-type="float">
            <text:p>0</text:p>
          </table:table-cell>
          <table:table-cell office:value-type="float" office:value="0.0000165153080129296" calcext:value-type="float">
            <text:p>1.65E-05</text:p>
          </table:table-cell>
          <table:table-cell office:value-type="float" office:value="6.2257767457806" calcext:value-type="float">
            <text:p>6.2257767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168757440721768" calcext:value-type="float">
            <text:p>0.0168757441</text:p>
          </table:table-cell>
          <table:table-cell office:value-type="float" office:value="0" calcext:value-type="float">
            <text:p>0</text:p>
          </table:table-cell>
          <table:table-cell office:value-type="float" office:value="0.0000206935160379124" calcext:value-type="float">
            <text:p>2.07E-05</text:p>
          </table:table-cell>
          <table:table-cell office:value-type="float" office:value="5.24647184377028" calcext:value-type="float">
            <text:p>5.246471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346774496680673" calcext:value-type="float">
            <text:p>0.0346774497</text:p>
          </table:table-cell>
          <table:table-cell office:value-type="float" office:value="0" calcext:value-type="float">
            <text:p>0</text:p>
          </table:table-cell>
          <table:table-cell office:value-type="float" office:value="0.000035478581032373" calcext:value-type="float">
            <text:p>3.55E-05</text:p>
          </table:table-cell>
          <table:table-cell office:value-type="float" office:value="4.67525850171733" calcext:value-type="float">
            <text:p>4.67525850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171020971297959" calcext:value-type="float">
            <text:p>0.0171020971</text:p>
          </table:table-cell>
          <table:table-cell office:value-type="float" office:value="0.0371142523553359" calcext:value-type="float">
            <text:p>0.0371142524</text:p>
          </table:table-cell>
          <table:table-cell table:style-name="Default" office:value-type="float" office:value="0.000143018497858495" calcext:value-type="float">
            <text:p>0.0001430185</text:p>
          </table:table-cell>
          <table:table-cell office:value-type="float" office:value="6.28896589129128" calcext:value-type="float">
            <text:p>6.2889658913</text:p>
          </table:table-cell>
          <table:table-cell office:value-type="float" office:value="0.0703307386331204" calcext:value-type="float">
            <text:p>0.0703307386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166311054339519" calcext:value-type="float">
            <text:p>0.0166311054</text:p>
          </table:table-cell>
          <table:table-cell office:value-type="float" office:value="0.0339201272191751" calcext:value-type="float">
            <text:p>0.0339201272</text:p>
          </table:table-cell>
          <table:table-cell table:style-name="Default" office:value-type="float" office:value="0.000131506586423873" calcext:value-type="float">
            <text:p>0.0001315066</text:p>
          </table:table-cell>
          <table:table-cell office:value-type="float" office:value="6.29576212587673" calcext:value-type="float">
            <text:p>6.2957621259</text:p>
          </table:table-cell>
          <table:table-cell office:value-type="float" office:value="0.0717776135324837" calcext:value-type="float">
            <text:p>0.0717776135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178440238980349" calcext:value-type="float">
            <text:p>0.0178440239</text:p>
          </table:table-cell>
          <table:table-cell office:value-type="float" office:value="0.0280268007543043" calcext:value-type="float">
            <text:p>0.0280268008</text:p>
          </table:table-cell>
          <table:table-cell table:style-name="Default" office:value-type="float" office:value="0.000108029542339525" calcext:value-type="float">
            <text:p>0.0001080295</text:p>
          </table:table-cell>
          <table:table-cell office:value-type="float" office:value="6.52955092451794" calcext:value-type="float">
            <text:p>6.5295509245</text:p>
          </table:table-cell>
          <table:table-cell office:value-type="float" office:value="0.0679961927588405" calcext:value-type="float">
            <text:p>0.0679961928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16783523419483" calcext:value-type="float">
            <text:p>0.0167835234</text:p>
          </table:table-cell>
          <table:table-cell office:value-type="float" office:value="0" calcext:value-type="float">
            <text:p>0</text:p>
          </table:table-cell>
          <table:table-cell office:value-type="float" office:value="0.0000193797172246257" calcext:value-type="float">
            <text:p>1.94E-05</text:p>
          </table:table-cell>
          <table:table-cell office:value-type="float" office:value="5.49475757938849" calcext:value-type="float">
            <text:p>5.4947575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304575521329997" calcext:value-type="float">
            <text:p>0.0304575521</text:p>
          </table:table-cell>
          <table:table-cell office:value-type="float" office:value="0" calcext:value-type="float">
            <text:p>0</text:p>
          </table:table-cell>
          <table:table-cell office:value-type="float" office:value="0.0000357496389483166" calcext:value-type="float">
            <text:p>3.57E-05</text:p>
          </table:table-cell>
          <table:table-cell office:value-type="float" office:value="5.28110187965265" calcext:value-type="float">
            <text:p>5.2811018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16939114174408" calcext:value-type="float">
            <text:p>0.0169391142</text:p>
          </table:table-cell>
          <table:table-cell office:value-type="float" office:value="0.0356890275133158" calcext:value-type="float">
            <text:p>0.0356890275</text:p>
          </table:table-cell>
          <table:table-cell table:style-name="Default" office:value-type="float" office:value="0.000138170431529474" calcext:value-type="float">
            <text:p>0.0001381704</text:p>
          </table:table-cell>
          <table:table-cell office:value-type="float" office:value="6.26550942404592" calcext:value-type="float">
            <text:p>6.265509424</text:p>
          </table:table-cell>
          <table:table-cell office:value-type="float" office:value="0.0735895862419303" calcext:value-type="float">
            <text:p>0.0735895862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223808207008987" calcext:value-type="float">
            <text:p>0.0223808207</text:p>
          </table:table-cell>
          <table:table-cell office:value-type="float" office:value="0" calcext:value-type="float">
            <text:p>0</text:p>
          </table:table-cell>
          <table:table-cell office:value-type="float" office:value="0.0000197493973993461" calcext:value-type="float">
            <text:p>1.97E-05</text:p>
          </table:table-cell>
          <table:table-cell office:value-type="float" office:value="1.53390456128131" calcext:value-type="float">
            <text:p>1.53390456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235867903217497" calcext:value-type="float">
            <text:p>0.0235867903</text:p>
          </table:table-cell>
          <table:table-cell office:value-type="float" office:value="0.0192917332519567" calcext:value-type="float">
            <text:p>0.0192917333</text:p>
          </table:table-cell>
          <table:table-cell office:value-type="float" office:value="0.0000759459747503014" calcext:value-type="float">
            <text:p>7.59E-05</text:p>
          </table:table-cell>
          <table:table-cell office:value-type="float" office:value="7.65486822450092" calcext:value-type="float">
            <text:p>7.6548682245</text:p>
          </table:table-cell>
          <table:table-cell office:value-type="float" office:value="0.0614821084089573" calcext:value-type="float">
            <text:p>0.0614821084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17557503728047" calcext:value-type="float">
            <text:p>0.0175575037</text:p>
          </table:table-cell>
          <table:table-cell office:value-type="float" office:value="0" calcext:value-type="float">
            <text:p>0</text:p>
          </table:table-cell>
          <table:table-cell office:value-type="float" office:value="0.0000257840989416014" calcext:value-type="float">
            <text:p>2.58E-05</text:p>
          </table:table-cell>
          <table:table-cell office:value-type="float" office:value="5.23976883525342" calcext:value-type="float">
            <text:p>5.2397688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220436033443327" calcext:value-type="float">
            <text:p>0.0220436033</text:p>
          </table:table-cell>
          <table:table-cell office:value-type="float" office:value="0.0211589790793845" calcext:value-type="float">
            <text:p>0.0211589791</text:p>
          </table:table-cell>
          <table:table-cell office:value-type="float" office:value="0.0000808408274739922" calcext:value-type="float">
            <text:p>8.08E-05</text:p>
          </table:table-cell>
          <table:table-cell office:value-type="float" office:value="6.87416251678655" calcext:value-type="float">
            <text:p>6.8741625168</text:p>
          </table:table-cell>
          <table:table-cell office:value-type="float" office:value="0.0633494333577905" calcext:value-type="float">
            <text:p>0.0633494334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158904193138327" calcext:value-type="float">
            <text:p>0.0158904193</text:p>
          </table:table-cell>
          <table:table-cell office:value-type="float" office:value="0" calcext:value-type="float">
            <text:p>0</text:p>
          </table:table-cell>
          <table:table-cell office:value-type="float" office:value="0.000018158911283291" calcext:value-type="float">
            <text:p>1.82E-05</text:p>
          </table:table-cell>
          <table:table-cell office:value-type="float" office:value="5.50165341513614" calcext:value-type="float">
            <text:p>5.5016534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17243201971956" calcext:value-type="float">
            <text:p>0.017243202</text:p>
          </table:table-cell>
          <table:table-cell office:value-type="float" office:value="0.00629188079876174" calcext:value-type="float">
            <text:p>0.0062918808</text:p>
          </table:table-cell>
          <table:table-cell office:value-type="float" office:value="0.0000220018458433315" calcext:value-type="float">
            <text:p>2.20E-05</text:p>
          </table:table-cell>
          <table:table-cell office:value-type="float" office:value="6.98580866586673" calcext:value-type="float">
            <text:p>6.9858086659</text:p>
          </table:table-cell>
          <table:table-cell office:value-type="float" office:value="0.0307095507534433" calcext:value-type="float">
            <text:p>0.0307095508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161634471116286" calcext:value-type="float">
            <text:p>0.0161634471</text:p>
          </table:table-cell>
          <table:table-cell office:value-type="float" office:value="0" calcext:value-type="float">
            <text:p>0</text:p>
          </table:table-cell>
          <table:table-cell office:value-type="float" office:value="0.000018666156307336" calcext:value-type="float">
            <text:p>1.87E-05</text:p>
          </table:table-cell>
          <table:table-cell office:value-type="float" office:value="4.20438605646026" calcext:value-type="float">
            <text:p>4.20438605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166181762983113" calcext:value-type="float">
            <text:p>0.0166181763</text:p>
          </table:table-cell>
          <table:table-cell office:value-type="float" office:value="0" calcext:value-type="float">
            <text:p>0</text:p>
          </table:table-cell>
          <table:table-cell office:value-type="float" office:value="0.0000196591019684941" calcext:value-type="float">
            <text:p>1.97E-05</text:p>
          </table:table-cell>
          <table:table-cell office:value-type="float" office:value="5.506489050323" calcext:value-type="float">
            <text:p>5.50648905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164046223209067" calcext:value-type="float">
            <text:p>0.0164046223</text:p>
          </table:table-cell>
          <table:table-cell office:value-type="float" office:value="0" calcext:value-type="float">
            <text:p>0</text:p>
          </table:table-cell>
          <table:table-cell office:value-type="float" office:value="0.0000198669215264302" calcext:value-type="float">
            <text:p>1.99E-05</text:p>
          </table:table-cell>
          <table:table-cell office:value-type="float" office:value="3.1710756104216" calcext:value-type="float">
            <text:p>3.1710756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166411771951327" calcext:value-type="float">
            <text:p>0.0166411772</text:p>
          </table:table-cell>
          <table:table-cell office:value-type="float" office:value="0" calcext:value-type="float">
            <text:p>0</text:p>
          </table:table-cell>
          <table:table-cell office:value-type="float" office:value="0.0000228865794201328" calcext:value-type="float">
            <text:p>2.29E-05</text:p>
          </table:table-cell>
          <table:table-cell office:value-type="float" office:value="2.97038967274386" calcext:value-type="float">
            <text:p>2.97038967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190226668991833" calcext:value-type="float">
            <text:p>0.0190226669</text:p>
          </table:table-cell>
          <table:table-cell office:value-type="float" office:value="0.0303950288876577" calcext:value-type="float">
            <text:p>0.0303950289</text:p>
          </table:table-cell>
          <table:table-cell table:style-name="Default" office:value-type="float" office:value="0.000116731392716404" calcext:value-type="float">
            <text:p>0.0001167314</text:p>
          </table:table-cell>
          <table:table-cell office:value-type="float" office:value="6.25946428337955" calcext:value-type="float">
            <text:p>6.2594642834</text:p>
          </table:table-cell>
          <table:table-cell office:value-type="float" office:value="0.0700251310199014" calcext:value-type="float">
            <text:p>0.070025131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20103919477975" calcext:value-type="float">
            <text:p>0.0201039195</text:p>
          </table:table-cell>
          <table:table-cell office:value-type="float" office:value="0" calcext:value-type="float">
            <text:p>0</text:p>
          </table:table-cell>
          <table:table-cell office:value-type="float" office:value="0.0000132647212546767" calcext:value-type="float">
            <text:p>1.33E-05</text:p>
          </table:table-cell>
          <table:table-cell office:value-type="float" office:value="4.18875439324939" calcext:value-type="float">
            <text:p>4.1887543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166917747215834" calcext:value-type="float">
            <text:p>0.0166917747</text:p>
          </table:table-cell>
          <table:table-cell office:value-type="float" office:value="0" calcext:value-type="float">
            <text:p>0</text:p>
          </table:table-cell>
          <table:table-cell office:value-type="float" office:value="0.000025006224205002" calcext:value-type="float">
            <text:p>2.50E-05</text:p>
          </table:table-cell>
          <table:table-cell office:value-type="float" office:value="3.7032903261356" calcext:value-type="float">
            <text:p>3.7032903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200834387409796" calcext:value-type="float">
            <text:p>0.0200834387</text:p>
          </table:table-cell>
          <table:table-cell office:value-type="float" office:value="0.0266144024998176" calcext:value-type="float">
            <text:p>0.0266144025</text:p>
          </table:table-cell>
          <table:table-cell table:style-name="Default" office:value-type="float" office:value="0.00010496282124824" calcext:value-type="float">
            <text:p>0.0001049628</text:p>
          </table:table-cell>
          <table:table-cell office:value-type="float" office:value="6.18662689661309" calcext:value-type="float">
            <text:p>6.1866268966</text:p>
          </table:table-cell>
          <table:table-cell office:value-type="float" office:value="0.0690405999336643" calcext:value-type="float">
            <text:p>0.0690405999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179199528801154" calcext:value-type="float">
            <text:p>0.0179199529</text:p>
          </table:table-cell>
          <table:table-cell office:value-type="float" office:value="0.0350019236282071" calcext:value-type="float">
            <text:p>0.0350019236</text:p>
          </table:table-cell>
          <table:table-cell table:style-name="Default" office:value-type="float" office:value="0.000135890313973135" calcext:value-type="float">
            <text:p>0.0001358903</text:p>
          </table:table-cell>
          <table:table-cell office:value-type="float" office:value="6.73764643179799" calcext:value-type="float">
            <text:p>6.7376464318</text:p>
          </table:table-cell>
          <table:table-cell office:value-type="float" office:value="0.0730890652888734" calcext:value-type="float">
            <text:p>0.0730890653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171031634782931" calcext:value-type="float">
            <text:p>0.0171031635</text:p>
          </table:table-cell>
          <table:table-cell office:value-type="float" office:value="0" calcext:value-type="float">
            <text:p>0</text:p>
          </table:table-cell>
          <table:table-cell office:value-type="float" office:value="0.0000248029056107303" calcext:value-type="float">
            <text:p>2.48E-05</text:p>
          </table:table-cell>
          <table:table-cell office:value-type="float" office:value="5.73022380117164" calcext:value-type="float">
            <text:p>5.7302238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255225271861235" calcext:value-type="float">
            <text:p>0.0255225272</text:p>
          </table:table-cell>
          <table:table-cell office:value-type="float" office:value="0.0117659751894047" calcext:value-type="float">
            <text:p>0.0117659752</text:p>
          </table:table-cell>
          <table:table-cell office:value-type="float" office:value="0.0000394507381667196" calcext:value-type="float">
            <text:p>3.95E-05</text:p>
          </table:table-cell>
          <table:table-cell office:value-type="float" office:value="6.34157000013812" calcext:value-type="float">
            <text:p>6.3415700001</text:p>
          </table:table-cell>
          <table:table-cell office:value-type="float" office:value="0.0491818204775369" calcext:value-type="float">
            <text:p>0.0491818205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170586818600951" calcext:value-type="float">
            <text:p>0.0170586819</text:p>
          </table:table-cell>
          <table:table-cell office:value-type="float" office:value="0" calcext:value-type="float">
            <text:p>0</text:p>
          </table:table-cell>
          <table:table-cell office:value-type="float" office:value="0.0000114916779695607" calcext:value-type="float">
            <text:p>1.15E-05</text:p>
          </table:table-cell>
          <table:table-cell office:value-type="float" office:value="4.51435583705815" calcext:value-type="float">
            <text:p>4.5143558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158891355194528" calcext:value-type="float">
            <text:p>0.0158891355</text:p>
          </table:table-cell>
          <table:table-cell office:value-type="float" office:value="0.0320637246824208" calcext:value-type="float">
            <text:p>0.0320637247</text:p>
          </table:table-cell>
          <table:table-cell table:style-name="Default" office:value-type="float" office:value="0.000123393781322786" calcext:value-type="float">
            <text:p>0.0001233938</text:p>
          </table:table-cell>
          <table:table-cell office:value-type="float" office:value="6.3379747160773" calcext:value-type="float">
            <text:p>6.3379747161</text:p>
          </table:table-cell>
          <table:table-cell office:value-type="float" office:value="0.0707003247178334" calcext:value-type="float">
            <text:p>0.0707003247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163119993185385" calcext:value-type="float">
            <text:p>0.0163119993</text:p>
          </table:table-cell>
          <table:table-cell office:value-type="float" office:value="0.0333006403678324" calcext:value-type="float">
            <text:p>0.0333006404</text:p>
          </table:table-cell>
          <table:table-cell table:style-name="Default" office:value-type="float" office:value="0.000128799096593257" calcext:value-type="float">
            <text:p>0.0001287991</text:p>
          </table:table-cell>
          <table:table-cell office:value-type="float" office:value="6.26937155639702" calcext:value-type="float">
            <text:p>6.2693715564</text:p>
          </table:table-cell>
          <table:table-cell office:value-type="float" office:value="0.0713867962469206" calcext:value-type="float">
            <text:p>0.0713867962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166465100217503" calcext:value-type="float">
            <text:p>0.01664651</text:p>
          </table:table-cell>
          <table:table-cell office:value-type="float" office:value="0" calcext:value-type="float">
            <text:p>0</text:p>
          </table:table-cell>
          <table:table-cell office:value-type="float" office:value="0.0000212866600570903" calcext:value-type="float">
            <text:p>2.13E-05</text:p>
          </table:table-cell>
          <table:table-cell office:value-type="float" office:value="4.26032366394074" calcext:value-type="float">
            <text:p>4.2603236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164377196986536" calcext:value-type="float">
            <text:p>0.0164377197</text:p>
          </table:table-cell>
          <table:table-cell office:value-type="float" office:value="0" calcext:value-type="float">
            <text:p>0</text:p>
          </table:table-cell>
          <table:table-cell office:value-type="float" office:value="0.0000192050199948024" calcext:value-type="float">
            <text:p>1.92E-05</text:p>
          </table:table-cell>
          <table:table-cell office:value-type="float" office:value="5.13593895717903" calcext:value-type="float">
            <text:p>5.13593895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186474902902896" calcext:value-type="float">
            <text:p>0.0186474903</text:p>
          </table:table-cell>
          <table:table-cell office:value-type="float" office:value="0" calcext:value-type="float">
            <text:p>0</text:p>
          </table:table-cell>
          <table:table-cell office:value-type="float" office:value="0.0000242942438358771" calcext:value-type="float">
            <text:p>2.43E-05</text:p>
          </table:table-cell>
          <table:table-cell office:value-type="float" office:value="5.73344788874071" calcext:value-type="float">
            <text:p>5.7334478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176184078636754" calcext:value-type="float">
            <text:p>0.0176184079</text:p>
          </table:table-cell>
          <table:table-cell office:value-type="float" office:value="0" calcext:value-type="float">
            <text:p>0</text:p>
          </table:table-cell>
          <table:table-cell office:value-type="float" office:value="0.0000256808914104844" calcext:value-type="float">
            <text:p>2.57E-05</text:p>
          </table:table-cell>
          <table:table-cell office:value-type="float" office:value="6.03488490052085" calcext:value-type="float">
            <text:p>6.0348849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156120278715758" calcext:value-type="float">
            <text:p>0.0156120279</text:p>
          </table:table-cell>
          <table:table-cell office:value-type="float" office:value="0.0321840173892916" calcext:value-type="float">
            <text:p>0.0321840174</text:p>
          </table:table-cell>
          <table:table-cell table:style-name="Default" office:value-type="float" office:value="0.000123719736926441" calcext:value-type="float">
            <text:p>0.0001237197</text:p>
          </table:table-cell>
          <table:table-cell office:value-type="float" office:value="6.35801179213636" calcext:value-type="float">
            <text:p>6.3580117921</text:p>
          </table:table-cell>
          <table:table-cell office:value-type="float" office:value="0.0705232130528277" calcext:value-type="float">
            <text:p>0.0705232131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217524462336344" calcext:value-type="float">
            <text:p>0.0217524462</text:p>
          </table:table-cell>
          <table:table-cell office:value-type="float" office:value="0.0205370766075571" calcext:value-type="float">
            <text:p>0.0205370766</text:p>
          </table:table-cell>
          <table:table-cell office:value-type="float" office:value="0.0000771701480323666" calcext:value-type="float">
            <text:p>7.72E-05</text:p>
          </table:table-cell>
          <table:table-cell office:value-type="float" office:value="6.10383587855012" calcext:value-type="float">
            <text:p>6.1038358786</text:p>
          </table:table-cell>
          <table:table-cell office:value-type="float" office:value="0.0598544742489429" calcext:value-type="float">
            <text:p>0.0598544742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184307356586095" calcext:value-type="float">
            <text:p>0.0184307357</text:p>
          </table:table-cell>
          <table:table-cell office:value-type="float" office:value="0" calcext:value-type="float">
            <text:p>0</text:p>
          </table:table-cell>
          <table:table-cell office:value-type="float" office:value="0.0000218662494288544" calcext:value-type="float">
            <text:p>2.19E-05</text:p>
          </table:table-cell>
          <table:table-cell office:value-type="float" office:value="4.678825484958" calcext:value-type="float">
            <text:p>4.678825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169250953151485" calcext:value-type="float">
            <text:p>0.0169250953</text:p>
          </table:table-cell>
          <table:table-cell office:value-type="float" office:value="0.0335438791755251" calcext:value-type="float">
            <text:p>0.0335438792</text:p>
          </table:table-cell>
          <table:table-cell table:style-name="Default" office:value-type="float" office:value="0.000129825448347012" calcext:value-type="float">
            <text:p>0.0001298254</text:p>
          </table:table-cell>
          <table:table-cell office:value-type="float" office:value="6.54759345600573" calcext:value-type="float">
            <text:p>6.547593456</text:p>
          </table:table-cell>
          <table:table-cell office:value-type="float" office:value="0.0717201130145699" calcext:value-type="float">
            <text:p>0.071720113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273111444832399" calcext:value-type="float">
            <text:p>0.0273111445</text:p>
          </table:table-cell>
          <table:table-cell table:style-name="ce2" office:value-type="float" office:value="0.00000026794124108163" calcext:value-type="float">
            <text:p>2.68E-07</text:p>
          </table:table-cell>
          <table:table-cell office:value-type="float" office:value="0.0000488099609797087" calcext:value-type="float">
            <text:p>4.88E-05</text:p>
          </table:table-cell>
          <table:table-cell office:value-type="float" office:value="4.2458523889743" calcext:value-type="float">
            <text:p>4.245852389</text:p>
          </table:table-cell>
          <table:table-cell table:style-name="ce2" office:value-type="float" office:value="0.00000055026382480613" calcext:value-type="float">
            <text:p>5.50E-07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165187577953957" calcext:value-type="float">
            <text:p>0.0165187578</text:p>
          </table:table-cell>
          <table:table-cell office:value-type="float" office:value="0.0333346975162391" calcext:value-type="float">
            <text:p>0.0333346975</text:p>
          </table:table-cell>
          <table:table-cell table:style-name="Default" office:value-type="float" office:value="0.000129029090015818" calcext:value-type="float">
            <text:p>0.0001290291</text:p>
          </table:table-cell>
          <table:table-cell office:value-type="float" office:value="6.33565326212393" calcext:value-type="float">
            <text:p>6.3356532621</text:p>
          </table:table-cell>
          <table:table-cell office:value-type="float" office:value="0.0714605265409476" calcext:value-type="float">
            <text:p>0.0714605265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181927710095504" calcext:value-type="float">
            <text:p>0.018192771</text:p>
          </table:table-cell>
          <table:table-cell office:value-type="float" office:value="0.0288554961542968" calcext:value-type="float">
            <text:p>0.0288554962</text:p>
          </table:table-cell>
          <table:table-cell table:style-name="Default" office:value-type="float" office:value="0.000111359591972707" calcext:value-type="float">
            <text:p>0.0001113596</text:p>
          </table:table-cell>
          <table:table-cell office:value-type="float" office:value="6.39892318633211" calcext:value-type="float">
            <text:p>6.3989231863</text:p>
          </table:table-cell>
          <table:table-cell office:value-type="float" office:value="0.0687168175616756" calcext:value-type="float">
            <text:p>0.0687168176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352657188875952" calcext:value-type="float">
            <text:p>0.0352657189</text:p>
          </table:table-cell>
          <table:table-cell office:value-type="float" office:value="0" calcext:value-type="float">
            <text:p>0</text:p>
          </table:table-cell>
          <table:table-cell office:value-type="float" office:value="0.000041055877843985" calcext:value-type="float">
            <text:p>4.11E-05</text:p>
          </table:table-cell>
          <table:table-cell office:value-type="float" office:value="4.986339433914" calcext:value-type="float">
            <text:p>4.9863394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167343702078327" calcext:value-type="float">
            <text:p>0.0167343702</text:p>
          </table:table-cell>
          <table:table-cell office:value-type="float" office:value="0.0357391000034394" calcext:value-type="float">
            <text:p>0.0357391</text:p>
          </table:table-cell>
          <table:table-cell table:style-name="Default" office:value-type="float" office:value="0.000138354803129769" calcext:value-type="float">
            <text:p>0.0001383548</text:p>
          </table:table-cell>
          <table:table-cell office:value-type="float" office:value="6.26034783919834" calcext:value-type="float">
            <text:p>6.2603478392</text:p>
          </table:table-cell>
          <table:table-cell office:value-type="float" office:value="0.0732321004735084" calcext:value-type="float">
            <text:p>0.0732321005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341455284563208" calcext:value-type="float">
            <text:p>0.0341455285</text:p>
          </table:table-cell>
          <table:table-cell office:value-type="float" office:value="0" calcext:value-type="float">
            <text:p>0</text:p>
          </table:table-cell>
          <table:table-cell office:value-type="float" office:value="0.0000358551686765849" calcext:value-type="float">
            <text:p>3.59E-05</text:p>
          </table:table-cell>
          <table:table-cell office:value-type="float" office:value="3.54166397708493" calcext:value-type="float">
            <text:p>3.54166397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253774558480187" calcext:value-type="float">
            <text:p>0.0253774558</text:p>
          </table:table-cell>
          <table:table-cell office:value-type="float" office:value="0" calcext:value-type="float">
            <text:p>0</text:p>
          </table:table-cell>
          <table:table-cell office:value-type="float" office:value="0.0000333287794388285" calcext:value-type="float">
            <text:p>3.33E-05</text:p>
          </table:table-cell>
          <table:table-cell office:value-type="float" office:value="6.00459021661696" calcext:value-type="float">
            <text:p>6.0045902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16991958903195" calcext:value-type="float">
            <text:p>0.0169919589</text:p>
          </table:table-cell>
          <table:table-cell office:value-type="float" office:value="0.0367656020256919" calcext:value-type="float">
            <text:p>0.036765602</text:p>
          </table:table-cell>
          <table:table-cell table:style-name="Default" office:value-type="float" office:value="0.000143786311584595" calcext:value-type="float">
            <text:p>0.0001437863</text:p>
          </table:table-cell>
          <table:table-cell office:value-type="float" office:value="6.2872122575116" calcext:value-type="float">
            <text:p>6.2872122575</text:p>
          </table:table-cell>
          <table:table-cell office:value-type="float" office:value="0.074133639087508" calcext:value-type="float">
            <text:p>0.0741336391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169639373266214" calcext:value-type="float">
            <text:p>0.0169639373</text:p>
          </table:table-cell>
          <table:table-cell office:value-type="float" office:value="0.0351963556447182" calcext:value-type="float">
            <text:p>0.0351963556</text:p>
          </table:table-cell>
          <table:table-cell table:style-name="Default" office:value-type="float" office:value="0.00013656093155655" calcext:value-type="float">
            <text:p>0.0001365609</text:p>
          </table:table-cell>
          <table:table-cell office:value-type="float" office:value="6.25335202631923" calcext:value-type="float">
            <text:p>6.2533520263</text:p>
          </table:table-cell>
          <table:table-cell office:value-type="float" office:value="0.0734779652941205" calcext:value-type="float">
            <text:p>0.0734779653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159785703807343" calcext:value-type="float">
            <text:p>0.0159785704</text:p>
          </table:table-cell>
          <table:table-cell office:value-type="float" office:value="0.0298582789363205" calcext:value-type="float">
            <text:p>0.0298582789</text:p>
          </table:table-cell>
          <table:table-cell table:style-name="Default" office:value-type="float" office:value="0.000112209397191277" calcext:value-type="float">
            <text:p>0.0001122094</text:p>
          </table:table-cell>
          <table:table-cell office:value-type="float" office:value="6.33823633307566" calcext:value-type="float">
            <text:p>6.3382363331</text:p>
          </table:table-cell>
          <table:table-cell office:value-type="float" office:value="0.0698599658334555" calcext:value-type="float">
            <text:p>0.0698599658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413626398841806" calcext:value-type="float">
            <text:p>0.0413626399</text:p>
          </table:table-cell>
          <table:table-cell office:value-type="float" office:value="0" calcext:value-type="float">
            <text:p>0</text:p>
          </table:table-cell>
          <table:table-cell office:value-type="float" office:value="0.0000530068381715261" calcext:value-type="float">
            <text:p>5.30E-05</text:p>
          </table:table-cell>
          <table:table-cell office:value-type="float" office:value="3.8269376750683" calcext:value-type="float">
            <text:p>3.8269376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162373025022103" calcext:value-type="float">
            <text:p>0.0162373025</text:p>
          </table:table-cell>
          <table:table-cell office:value-type="float" office:value="0.0331192661035956" calcext:value-type="float">
            <text:p>0.0331192661</text:p>
          </table:table-cell>
          <table:table-cell table:style-name="Default" office:value-type="float" office:value="0.000128301405378402" calcext:value-type="float">
            <text:p>0.0001283014</text:p>
          </table:table-cell>
          <table:table-cell office:value-type="float" office:value="6.02400411822434" calcext:value-type="float">
            <text:p>6.0240041182</text:p>
          </table:table-cell>
          <table:table-cell office:value-type="float" office:value="0.0717750206319073" calcext:value-type="float">
            <text:p>0.0717750206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155175147351202" calcext:value-type="float">
            <text:p>0.0155175147</text:p>
          </table:table-cell>
          <table:table-cell office:value-type="float" office:value="0.032385631520461" calcext:value-type="float">
            <text:p>0.0323856315</text:p>
          </table:table-cell>
          <table:table-cell table:style-name="Default" office:value-type="float" office:value="0.000124768496184981" calcext:value-type="float">
            <text:p>0.0001247685</text:p>
          </table:table-cell>
          <table:table-cell office:value-type="float" office:value="5.13079949295053" calcext:value-type="float">
            <text:p>5.130799493</text:p>
          </table:table-cell>
          <table:table-cell office:value-type="float" office:value="0.0708830937608215" calcext:value-type="float">
            <text:p>0.0708830938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176465561920873" calcext:value-type="float">
            <text:p>0.0176465562</text:p>
          </table:table-cell>
          <table:table-cell office:value-type="float" office:value="0.0363545092468365" calcext:value-type="float">
            <text:p>0.0363545092</text:p>
          </table:table-cell>
          <table:table-cell table:style-name="Default" office:value-type="float" office:value="0.000142428371239619" calcext:value-type="float">
            <text:p>0.0001424284</text:p>
          </table:table-cell>
          <table:table-cell office:value-type="float" office:value="4.10796802296197" calcext:value-type="float">
            <text:p>4.107968023</text:p>
          </table:table-cell>
          <table:table-cell office:value-type="float" office:value="0.0742629896712656" calcext:value-type="float">
            <text:p>0.0742629897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172662955597842" calcext:value-type="float">
            <text:p>0.0172662956</text:p>
          </table:table-cell>
          <table:table-cell office:value-type="float" office:value="0" calcext:value-type="float">
            <text:p>0</text:p>
          </table:table-cell>
          <table:table-cell office:value-type="float" office:value="0.0000255204227122874" calcext:value-type="float">
            <text:p>2.55E-05</text:p>
          </table:table-cell>
          <table:table-cell office:value-type="float" office:value="5.93820514148748" calcext:value-type="float">
            <text:p>5.93820514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196790275039628" calcext:value-type="float">
            <text:p>0.0196790275</text:p>
          </table:table-cell>
          <table:table-cell office:value-type="float" office:value="0" calcext:value-type="float">
            <text:p>0</text:p>
          </table:table-cell>
          <table:table-cell office:value-type="float" office:value="0.0000251019477219199" calcext:value-type="float">
            <text:p>2.51E-05</text:p>
          </table:table-cell>
          <table:table-cell office:value-type="float" office:value="2.77288838539569" calcext:value-type="float">
            <text:p>2.7728883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165728119547726" calcext:value-type="float">
            <text:p>0.016572812</text:p>
          </table:table-cell>
          <table:table-cell office:value-type="float" office:value="0.0339916817364338" calcext:value-type="float">
            <text:p>0.0339916817</text:p>
          </table:table-cell>
          <table:table-cell table:style-name="Default" office:value-type="float" office:value="0.000131730931079297" calcext:value-type="float">
            <text:p>0.0001317309</text:p>
          </table:table-cell>
          <table:table-cell office:value-type="float" office:value="6.23667296483805" calcext:value-type="float">
            <text:p>6.2366729648</text:p>
          </table:table-cell>
          <table:table-cell office:value-type="float" office:value="0.0720543695369232" calcext:value-type="float">
            <text:p>0.0720543695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168965916950705" calcext:value-type="float">
            <text:p>0.0168965917</text:p>
          </table:table-cell>
          <table:table-cell office:value-type="float" office:value="0" calcext:value-type="float">
            <text:p>0</text:p>
          </table:table-cell>
          <table:table-cell office:value-type="float" office:value="0.000026096670442819" calcext:value-type="float">
            <text:p>2.61E-05</text:p>
          </table:table-cell>
          <table:table-cell office:value-type="float" office:value="4.78012979887391" calcext:value-type="float">
            <text:p>4.78012979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167316314944288" calcext:value-type="float">
            <text:p>0.0167316315</text:p>
          </table:table-cell>
          <table:table-cell office:value-type="float" office:value="0.0343583239376004" calcext:value-type="float">
            <text:p>0.0343583239</text:p>
          </table:table-cell>
          <table:table-cell table:style-name="Default" office:value-type="float" office:value="0.000133191482881727" calcext:value-type="float">
            <text:p>0.0001331915</text:p>
          </table:table-cell>
          <table:table-cell office:value-type="float" office:value="6.26387040251132" calcext:value-type="float">
            <text:p>6.2638704025</text:p>
          </table:table-cell>
          <table:table-cell office:value-type="float" office:value="0.0721613761537371" calcext:value-type="float">
            <text:p>0.0721613762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170361471026297" calcext:value-type="float">
            <text:p>0.0170361471</text:p>
          </table:table-cell>
          <table:table-cell office:value-type="float" office:value="0" calcext:value-type="float">
            <text:p>0</text:p>
          </table:table-cell>
          <table:table-cell office:value-type="float" office:value="0.000024273559577021" calcext:value-type="float">
            <text:p>2.43E-05</text:p>
          </table:table-cell>
          <table:table-cell office:value-type="float" office:value="5.07537071343067" calcext:value-type="float">
            <text:p>5.07537071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164044975057785" calcext:value-type="float">
            <text:p>0.0164044975</text:p>
          </table:table-cell>
          <table:table-cell office:value-type="float" office:value="0" calcext:value-type="float">
            <text:p>0</text:p>
          </table:table-cell>
          <table:table-cell office:value-type="float" office:value="0.0000209680097100388" calcext:value-type="float">
            <text:p>2.10E-05</text:p>
          </table:table-cell>
          <table:table-cell office:value-type="float" office:value="2.80879633323522" calcext:value-type="float">
            <text:p>2.80879633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166147129557032" calcext:value-type="float">
            <text:p>0.016614713</text:p>
          </table:table-cell>
          <table:table-cell office:value-type="float" office:value="0" calcext:value-type="float">
            <text:p>0</text:p>
          </table:table-cell>
          <table:table-cell office:value-type="float" office:value="0.0000196778631078259" calcext:value-type="float">
            <text:p>1.97E-05</text:p>
          </table:table-cell>
          <table:table-cell office:value-type="float" office:value="5.64307104810249" calcext:value-type="float">
            <text:p>5.6430710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169586973644959" calcext:value-type="float">
            <text:p>0.0169586974</text:p>
          </table:table-cell>
          <table:table-cell office:value-type="float" office:value="0" calcext:value-type="float">
            <text:p>0</text:p>
          </table:table-cell>
          <table:table-cell office:value-type="float" office:value="0.0000234482196516655" calcext:value-type="float">
            <text:p>2.34E-05</text:p>
          </table:table-cell>
          <table:table-cell office:value-type="float" office:value="4.9515983531526" calcext:value-type="float">
            <text:p>4.9515983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159299109800961" calcext:value-type="float">
            <text:p>0.015929911</text:p>
          </table:table-cell>
          <table:table-cell office:value-type="float" office:value="0.0323497812734287" calcext:value-type="float">
            <text:p>0.0323497813</text:p>
          </table:table-cell>
          <table:table-cell table:style-name="Default" office:value-type="float" office:value="0.000124402674084379" calcext:value-type="float">
            <text:p>0.0001244027</text:p>
          </table:table-cell>
          <table:table-cell office:value-type="float" office:value="6.42932567314473" calcext:value-type="float">
            <text:p>6.4293256731</text:p>
          </table:table-cell>
          <table:table-cell office:value-type="float" office:value="0.0706514839385976" calcext:value-type="float">
            <text:p>0.0706514839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167385939079219" calcext:value-type="float">
            <text:p>0.0167385939</text:p>
          </table:table-cell>
          <table:table-cell office:value-type="float" office:value="0.0344759125980582" calcext:value-type="float">
            <text:p>0.0344759126</text:p>
          </table:table-cell>
          <table:table-cell table:style-name="Default" office:value-type="float" office:value="0.000133637965880846" calcext:value-type="float">
            <text:p>0.000133638</text:p>
          </table:table-cell>
          <table:table-cell office:value-type="float" office:value="6.30622618032819" calcext:value-type="float">
            <text:p>6.3062261803</text:p>
          </table:table-cell>
          <table:table-cell office:value-type="float" office:value="0.0721456563343438" calcext:value-type="float">
            <text:p>0.0721456563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178633829935939" calcext:value-type="float">
            <text:p>0.017863383</text:p>
          </table:table-cell>
          <table:table-cell office:value-type="float" office:value="0.0282038474082365" calcext:value-type="float">
            <text:p>0.0282038474</text:p>
          </table:table-cell>
          <table:table-cell table:style-name="Default" office:value-type="float" office:value="0.000108985060591543" calcext:value-type="float">
            <text:p>0.0001089851</text:p>
          </table:table-cell>
          <table:table-cell office:value-type="float" office:value="5.01501134045522" calcext:value-type="float">
            <text:p>5.0150113405</text:p>
          </table:table-cell>
          <table:table-cell office:value-type="float" office:value="0.0681447564963724" calcext:value-type="float">
            <text:p>0.0681447565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167977888670791" calcext:value-type="float">
            <text:p>0.0167977889</text:p>
          </table:table-cell>
          <table:table-cell office:value-type="float" office:value="0.0348404969300661" calcext:value-type="float">
            <text:p>0.0348404969</text:p>
          </table:table-cell>
          <table:table-cell table:style-name="Default" office:value-type="float" office:value="0.000135215803866942" calcext:value-type="float">
            <text:p>0.0001352158</text:p>
          </table:table-cell>
          <table:table-cell office:value-type="float" office:value="6.17327696373305" calcext:value-type="float">
            <text:p>6.1732769637</text:p>
          </table:table-cell>
          <table:table-cell office:value-type="float" office:value="0.072969442803899" calcext:value-type="float">
            <text:p>0.0729694428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275574928434868" calcext:value-type="float">
            <text:p>0.0275574928</text:p>
          </table:table-cell>
          <table:table-cell office:value-type="float" office:value="0.0392330735697999" calcext:value-type="float">
            <text:p>0.0392330736</text:p>
          </table:table-cell>
          <table:table-cell table:style-name="Default" office:value-type="float" office:value="0.000162551078553492" calcext:value-type="float">
            <text:p>0.0001625511</text:p>
          </table:table-cell>
          <table:table-cell office:value-type="float" office:value="6.96603076674951" calcext:value-type="float">
            <text:p>6.9660307667</text:p>
          </table:table-cell>
          <table:table-cell office:value-type="float" office:value="0.0760554777826758" calcext:value-type="float">
            <text:p>0.0760554778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162883703455306" calcext:value-type="float">
            <text:p>0.0162883703</text:p>
          </table:table-cell>
          <table:table-cell office:value-type="float" office:value="0" calcext:value-type="float">
            <text:p>0</text:p>
          </table:table-cell>
          <table:table-cell office:value-type="float" office:value="0.0000205324631568831" calcext:value-type="float">
            <text:p>2.05E-05</text:p>
          </table:table-cell>
          <table:table-cell office:value-type="float" office:value="1.16470349864142" calcext:value-type="float">
            <text:p>1.1647034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174723046795828" calcext:value-type="float">
            <text:p>0.0174723047</text:p>
          </table:table-cell>
          <table:table-cell office:value-type="float" office:value="0" calcext:value-type="float">
            <text:p>0</text:p>
          </table:table-cell>
          <table:table-cell office:value-type="float" office:value="0.0000262330734231316" calcext:value-type="float">
            <text:p>2.62E-05</text:p>
          </table:table-cell>
          <table:table-cell office:value-type="float" office:value="5.93009026157294" calcext:value-type="float">
            <text:p>5.9300902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157951914942544" calcext:value-type="float">
            <text:p>0.0157951915</text:p>
          </table:table-cell>
          <table:table-cell office:value-type="float" office:value="0.0323799563195279" calcext:value-type="float">
            <text:p>0.0323799563</text:p>
          </table:table-cell>
          <table:table-cell table:style-name="Default" office:value-type="float" office:value="0.000124567859121697" calcext:value-type="float">
            <text:p>0.0001245679</text:p>
          </table:table-cell>
          <table:table-cell office:value-type="float" office:value="6.21418119573208" calcext:value-type="float">
            <text:p>6.2141811957</text:p>
          </table:table-cell>
          <table:table-cell office:value-type="float" office:value="0.0704994168979643" calcext:value-type="float">
            <text:p>0.0704994169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163533827626837" calcext:value-type="float">
            <text:p>0.0163533828</text:p>
          </table:table-cell>
          <table:table-cell office:value-type="float" office:value="0" calcext:value-type="float">
            <text:p>0</text:p>
          </table:table-cell>
          <table:table-cell office:value-type="float" office:value="0.0000267236752397414" calcext:value-type="float">
            <text:p>2.67E-05</text:p>
          </table:table-cell>
          <table:table-cell office:value-type="float" office:value="3.43766692507506" calcext:value-type="float">
            <text:p>3.4376669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167362369994449" calcext:value-type="float">
            <text:p>0.016736237</text:p>
          </table:table-cell>
          <table:table-cell office:value-type="float" office:value="0.034691672684892" calcext:value-type="float">
            <text:p>0.0346916727</text:p>
          </table:table-cell>
          <table:table-cell table:style-name="Default" office:value-type="float" office:value="0.000134273513021598" calcext:value-type="float">
            <text:p>0.0001342735</text:p>
          </table:table-cell>
          <table:table-cell office:value-type="float" office:value="6.29266018210613" calcext:value-type="float">
            <text:p>6.2926601821</text:p>
          </table:table-cell>
          <table:table-cell office:value-type="float" office:value="0.072325865303275" calcext:value-type="float">
            <text:p>0.0723258653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157070022335837" calcext:value-type="float">
            <text:p>0.0157070022</text:p>
          </table:table-cell>
          <table:table-cell office:value-type="float" office:value="0.0303383710926324" calcext:value-type="float">
            <text:p>0.0303383711</text:p>
          </table:table-cell>
          <table:table-cell table:style-name="Default" office:value-type="float" office:value="0.000114365334624437" calcext:value-type="float">
            <text:p>0.0001143653</text:p>
          </table:table-cell>
          <table:table-cell office:value-type="float" office:value="6.19464946637532" calcext:value-type="float">
            <text:p>6.1946494664</text:p>
          </table:table-cell>
          <table:table-cell office:value-type="float" office:value="0.0692396687609908" calcext:value-type="float">
            <text:p>0.0692396688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16862424472916" calcext:value-type="float">
            <text:p>0.0168624245</text:p>
          </table:table-cell>
          <table:table-cell office:value-type="float" office:value="0.0343137649859992" calcext:value-type="float">
            <text:p>0.034313765</text:p>
          </table:table-cell>
          <table:table-cell table:style-name="Default" office:value-type="float" office:value="0.000133083535047463" calcext:value-type="float">
            <text:p>0.0001330835</text:p>
          </table:table-cell>
          <table:table-cell office:value-type="float" office:value="6.34582422226295" calcext:value-type="float">
            <text:p>6.3458242223</text:p>
          </table:table-cell>
          <table:table-cell office:value-type="float" office:value="0.072093601514909" calcext:value-type="float">
            <text:p>0.0720936015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167149728127538" calcext:value-type="float">
            <text:p>0.0167149728</text:p>
          </table:table-cell>
          <table:table-cell office:value-type="float" office:value="0" calcext:value-type="float">
            <text:p>0</text:p>
          </table:table-cell>
          <table:table-cell office:value-type="float" office:value="0.0000278816443572725" calcext:value-type="float">
            <text:p>2.79E-05</text:p>
          </table:table-cell>
          <table:table-cell office:value-type="float" office:value="5.73254374925395" calcext:value-type="float">
            <text:p>5.73254374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223730497914767" calcext:value-type="float">
            <text:p>0.0223730498</text:p>
          </table:table-cell>
          <table:table-cell office:value-type="float" office:value="0.0202937848090993" calcext:value-type="float">
            <text:p>0.0202937848</text:p>
          </table:table-cell>
          <table:table-cell office:value-type="float" office:value="0.0000787268417685209" calcext:value-type="float">
            <text:p>7.87E-05</text:p>
          </table:table-cell>
          <table:table-cell office:value-type="float" office:value="7.0392225620738" calcext:value-type="float">
            <text:p>7.0392225621</text:p>
          </table:table-cell>
          <table:table-cell office:value-type="float" office:value="0.0635096912928029" calcext:value-type="float">
            <text:p>0.0635096913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157371334755986" calcext:value-type="float">
            <text:p>0.0157371335</text:p>
          </table:table-cell>
          <table:table-cell office:value-type="float" office:value="0.0320597895984171" calcext:value-type="float">
            <text:p>0.0320597896</text:p>
          </table:table-cell>
          <table:table-cell table:style-name="Default" office:value-type="float" office:value="0.000123184104678288" calcext:value-type="float">
            <text:p>0.0001231841</text:p>
          </table:table-cell>
          <table:table-cell office:value-type="float" office:value="6.39493730624956" calcext:value-type="float">
            <text:p>6.3949373062</text:p>
          </table:table-cell>
          <table:table-cell office:value-type="float" office:value="0.0703941291504048" calcext:value-type="float">
            <text:p>0.0703941292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167110577519358" calcext:value-type="float">
            <text:p>0.0167110578</text:p>
          </table:table-cell>
          <table:table-cell office:value-type="float" office:value="0.035774398787736" calcext:value-type="float">
            <text:p>0.0357743988</text:p>
          </table:table-cell>
          <table:table-cell table:style-name="Default" office:value-type="float" office:value="0.000138468037934255" calcext:value-type="float">
            <text:p>0.000138468</text:p>
          </table:table-cell>
          <table:table-cell office:value-type="float" office:value="6.19198531067151" calcext:value-type="float">
            <text:p>6.1919853107</text:p>
          </table:table-cell>
          <table:table-cell office:value-type="float" office:value="0.0732232706316516" calcext:value-type="float">
            <text:p>0.0732232706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0156562097637375" calcext:value-type="float">
            <text:p>0.0156562098</text:p>
          </table:table-cell>
          <table:table-cell office:value-type="float" office:value="0.0266109048730602" calcext:value-type="float">
            <text:p>0.0266109049</text:p>
          </table:table-cell>
          <table:table-cell office:value-type="float" office:value="0.0000363230294123811" calcext:value-type="float">
            <text:p>3.63E-05</text:p>
          </table:table-cell>
          <table:table-cell office:value-type="float" office:value="6.83308779245543" calcext:value-type="float">
            <text:p>6.8330877925</text:p>
          </table:table-cell>
          <table:table-cell office:value-type="float" office:value="0.0415297209462438" calcext:value-type="float">
            <text:p>0.0415297209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0625606509221472" calcext:value-type="float">
            <text:p>0.0062560651</text:p>
          </table:table-cell>
          <table:table-cell office:value-type="float" office:value="0.0356099239947045" calcext:value-type="float">
            <text:p>0.035609924</text:p>
          </table:table-cell>
          <table:table-cell office:value-type="float" office:value="0.0000463487233638505" calcext:value-type="float">
            <text:p>4.63E-05</text:p>
          </table:table-cell>
          <table:table-cell office:value-type="float" office:value="7.48154999661021" calcext:value-type="float">
            <text:p>7.4815499966</text:p>
          </table:table-cell>
          <table:table-cell office:value-type="float" office:value="0.0445006567935315" calcext:value-type="float">
            <text:p>0.0445006568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0646710396440958" calcext:value-type="float">
            <text:p>0.006467104</text:p>
          </table:table-cell>
          <table:table-cell office:value-type="float" office:value="0.0359544317921871" calcext:value-type="float">
            <text:p>0.0359544318</text:p>
          </table:table-cell>
          <table:table-cell office:value-type="float" office:value="0.00004692866055513" calcext:value-type="float">
            <text:p>4.69E-05</text:p>
          </table:table-cell>
          <table:table-cell office:value-type="float" office:value="7.14623997743509" calcext:value-type="float">
            <text:p>7.1462399774</text:p>
          </table:table-cell>
          <table:table-cell office:value-type="float" office:value="0.0448255487194442" calcext:value-type="float">
            <text:p>0.0448255487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0773482535639094" calcext:value-type="float">
            <text:p>0.0077348254</text:p>
          </table:table-cell>
          <table:table-cell office:value-type="float" office:value="0.0248239986191044" calcext:value-type="float">
            <text:p>0.0248239986</text:p>
          </table:table-cell>
          <table:table-cell office:value-type="float" office:value="0.000032216441592509" calcext:value-type="float">
            <text:p>3.22E-05</text:p>
          </table:table-cell>
          <table:table-cell office:value-type="float" office:value="5.08825075416394" calcext:value-type="float">
            <text:p>5.0882507542</text:p>
          </table:table-cell>
          <table:table-cell office:value-type="float" office:value="0.0407837168538352" calcext:value-type="float">
            <text:p>0.0407837169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0147686832338532" calcext:value-type="float">
            <text:p>0.0147686832</text:p>
          </table:table-cell>
          <table:table-cell office:value-type="float" office:value="0.0378541672508899" calcext:value-type="float">
            <text:p>0.0378541673</text:p>
          </table:table-cell>
          <table:table-cell office:value-type="float" office:value="0.0000510484763008795" calcext:value-type="float">
            <text:p>5.10E-05</text:p>
          </table:table-cell>
          <table:table-cell office:value-type="float" office:value="7.88348713619509" calcext:value-type="float">
            <text:p>7.8834871362</text:p>
          </table:table-cell>
          <table:table-cell office:value-type="float" office:value="0.0455872868747933" calcext:value-type="float">
            <text:p>0.0455872869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0683130466353416" calcext:value-type="float">
            <text:p>0.0068313047</text:p>
          </table:table-cell>
          <table:table-cell office:value-type="float" office:value="0.0371299269483676" calcext:value-type="float">
            <text:p>0.0371299269</text:p>
          </table:table-cell>
          <table:table-cell office:value-type="float" office:value="0.0000486336818162426" calcext:value-type="float">
            <text:p>4.86E-05</text:p>
          </table:table-cell>
          <table:table-cell office:value-type="float" office:value="6.81511380638984" calcext:value-type="float">
            <text:p>6.8151138064</text:p>
          </table:table-cell>
          <table:table-cell office:value-type="float" office:value="0.0453173757525324" calcext:value-type="float">
            <text:p>0.0453173758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0841086059237702" calcext:value-type="float">
            <text:p>0.0084108606</text:p>
          </table:table-cell>
          <table:table-cell office:value-type="float" office:value="0.023068119608675" calcext:value-type="float">
            <text:p>0.0230681196</text:p>
          </table:table-cell>
          <table:table-cell office:value-type="float" office:value="0.0000323188513537756" calcext:value-type="float">
            <text:p>3.23E-05</text:p>
          </table:table-cell>
          <table:table-cell office:value-type="float" office:value="5.86973536401548" calcext:value-type="float">
            <text:p>5.869735364</text:p>
          </table:table-cell>
          <table:table-cell office:value-type="float" office:value="0.0260257017667102" calcext:value-type="float">
            <text:p>0.0260257018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0713747666026155" calcext:value-type="float">
            <text:p>0.0071374767</text:p>
          </table:table-cell>
          <table:table-cell office:value-type="float" office:value="0" calcext:value-type="float">
            <text:p>0</text:p>
          </table:table-cell>
          <table:table-cell office:value-type="float" office:value="0.00000910816311134963" calcext:value-type="float">
            <text:p>9.11E-06</text:p>
          </table:table-cell>
          <table:table-cell office:value-type="float" office:value="6.1215854025311" calcext:value-type="float">
            <text:p>6.12158540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075087354796496" calcext:value-type="float">
            <text:p>0.0075087355</text:p>
          </table:table-cell>
          <table:table-cell office:value-type="float" office:value="0.0381892003007944" calcext:value-type="float">
            <text:p>0.0381892003</text:p>
          </table:table-cell>
          <table:table-cell office:value-type="float" office:value="0.0000504031959422674" calcext:value-type="float">
            <text:p>5.04E-05</text:p>
          </table:table-cell>
          <table:table-cell office:value-type="float" office:value="7.15108531906763" calcext:value-type="float">
            <text:p>7.1510853191</text:p>
          </table:table-cell>
          <table:table-cell office:value-type="float" office:value="0.046245738472299" calcext:value-type="float">
            <text:p>0.0462457385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0778475086576391" calcext:value-type="float">
            <text:p>0.0077847509</text:p>
          </table:table-cell>
          <table:table-cell office:value-type="float" office:value="0.0256202519581323" calcext:value-type="float">
            <text:p>0.025620252</text:p>
          </table:table-cell>
          <table:table-cell office:value-type="float" office:value="0.0000331305082826053" calcext:value-type="float">
            <text:p>3.31E-05</text:p>
          </table:table-cell>
          <table:table-cell office:value-type="float" office:value="7.36522920046347" calcext:value-type="float">
            <text:p>7.3652292005</text:p>
          </table:table-cell>
          <table:table-cell office:value-type="float" office:value="0.040936913501103" calcext:value-type="float">
            <text:p>0.0409369135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0171074961122043" calcext:value-type="float">
            <text:p>0.0171074961</text:p>
          </table:table-cell>
          <table:table-cell office:value-type="float" office:value="0" calcext:value-type="float">
            <text:p>0</text:p>
          </table:table-cell>
          <table:table-cell office:value-type="float" office:value="0.0000158394936647456" calcext:value-type="float">
            <text:p>1.58E-05</text:p>
          </table:table-cell>
          <table:table-cell office:value-type="float" office:value="6.90669073999349" calcext:value-type="float">
            <text:p>6.90669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0649617296119652" calcext:value-type="float">
            <text:p>0.006496173</text:p>
          </table:table-cell>
          <table:table-cell office:value-type="float" office:value="0.0361450385061243" calcext:value-type="float">
            <text:p>0.0361450385</text:p>
          </table:table-cell>
          <table:table-cell office:value-type="float" office:value="0.0000475759047035509" calcext:value-type="float">
            <text:p>4.76E-05</text:p>
          </table:table-cell>
          <table:table-cell office:value-type="float" office:value="6.91748322001367" calcext:value-type="float">
            <text:p>6.91748322</text:p>
          </table:table-cell>
          <table:table-cell office:value-type="float" office:value="0.0458694084214477" calcext:value-type="float">
            <text:p>0.0458694084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075939838308984" calcext:value-type="float">
            <text:p>0.0075939838</text:p>
          </table:table-cell>
          <table:table-cell office:value-type="float" office:value="0" calcext:value-type="float">
            <text:p>0</text:p>
          </table:table-cell>
          <table:table-cell office:value-type="float" office:value="0.00000903199975260593" calcext:value-type="float">
            <text:p>9.03E-06</text:p>
          </table:table-cell>
          <table:table-cell office:value-type="float" office:value="5.83187933295604" calcext:value-type="float">
            <text:p>5.831879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0597397429898173" calcext:value-type="float">
            <text:p>0.0059739743</text:p>
          </table:table-cell>
          <table:table-cell office:value-type="float" office:value="0" calcext:value-type="float">
            <text:p>0</text:p>
          </table:table-cell>
          <table:table-cell office:value-type="float" office:value="0.00000703537029371126" calcext:value-type="float">
            <text:p>7.04E-06</text:p>
          </table:table-cell>
          <table:table-cell office:value-type="float" office:value="3.92764658772897" calcext:value-type="float">
            <text:p>3.9276465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2.28204267553231" calcext:value-type="float">
            <text:p>2.2820426755</text:p>
          </table:table-cell>
          <table:table-cell office:value-type="float" office:value="0.000609255537720122" calcext:value-type="float">
            <text:p>0.0006092555</text:p>
          </table:table-cell>
          <table:table-cell office:value-type="float" office:value="0.0000288486974665513" calcext:value-type="float">
            <text:p>2.88E-05</text:p>
          </table:table-cell>
          <table:table-cell office:value-type="float" office:value="6.58406915618006" calcext:value-type="float">
            <text:p>6.5840691562</text:p>
          </table:table-cell>
          <table:table-cell office:value-type="float" office:value="0.00102124725559065" calcext:value-type="float">
            <text:p>0.0010212473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0368365874360211" calcext:value-type="float">
            <text:p>0.0368365874</text:p>
          </table:table-cell>
          <table:table-cell office:value-type="float" office:value="0.00917091202968749" calcext:value-type="float">
            <text:p>0.009170912</text:p>
          </table:table-cell>
          <table:table-cell office:value-type="float" office:value="0.0000162131469560901" calcext:value-type="float">
            <text:p>1.62E-05</text:p>
          </table:table-cell>
          <table:table-cell office:value-type="float" office:value="11.9091071632442" calcext:value-type="float">
            <text:p>11.9091071632</text:p>
          </table:table-cell>
          <table:table-cell office:value-type="float" office:value="0.0188397711660125" calcext:value-type="float">
            <text:p>0.0188397712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0807536579329697" calcext:value-type="float">
            <text:p>0.0080753658</text:p>
          </table:table-cell>
          <table:table-cell office:value-type="float" office:value="0.0379014106199908" calcext:value-type="float">
            <text:p>0.0379014106</text:p>
          </table:table-cell>
          <table:table-cell office:value-type="float" office:value="0.0000504333537447464" calcext:value-type="float">
            <text:p>5.04E-05</text:p>
          </table:table-cell>
          <table:table-cell office:value-type="float" office:value="7.22633683141481" calcext:value-type="float">
            <text:p>7.2263368314</text:p>
          </table:table-cell>
          <table:table-cell office:value-type="float" office:value="0.0465616075680344" calcext:value-type="float">
            <text:p>0.0465616076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0804760641129332" calcext:value-type="float">
            <text:p>0.0080476064</text:p>
          </table:table-cell>
          <table:table-cell office:value-type="float" office:value="0" calcext:value-type="float">
            <text:p>0</text:p>
          </table:table-cell>
          <table:table-cell office:value-type="float" office:value="0.0000087658704855858" calcext:value-type="float">
            <text:p>8.77E-06</text:p>
          </table:table-cell>
          <table:table-cell office:value-type="float" office:value="2.32930696737055" calcext:value-type="float">
            <text:p>2.3293069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0636821527839418" calcext:value-type="float">
            <text:p>0.0063682153</text:p>
          </table:table-cell>
          <table:table-cell office:value-type="float" office:value="0.0359828563284002" calcext:value-type="float">
            <text:p>0.0359828563</text:p>
          </table:table-cell>
          <table:table-cell office:value-type="float" office:value="0.0000468952755212098" calcext:value-type="float">
            <text:p>4.69E-05</text:p>
          </table:table-cell>
          <table:table-cell office:value-type="float" office:value="7.22245494977915" calcext:value-type="float">
            <text:p>7.2224549498</text:p>
          </table:table-cell>
          <table:table-cell office:value-type="float" office:value="0.0446379942916429" calcext:value-type="float">
            <text:p>0.0446379943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0171110103357982" calcext:value-type="float">
            <text:p>0.0171110103</text:p>
          </table:table-cell>
          <table:table-cell office:value-type="float" office:value="0.0319003549037729" calcext:value-type="float">
            <text:p>0.0319003549</text:p>
          </table:table-cell>
          <table:table-cell office:value-type="float" office:value="0.000042460874533639" calcext:value-type="float">
            <text:p>4.25E-05</text:p>
          </table:table-cell>
          <table:table-cell office:value-type="float" office:value="6.69453383357435" calcext:value-type="float">
            <text:p>6.6945338336</text:p>
          </table:table-cell>
          <table:table-cell office:value-type="float" office:value="0.042272718609685" calcext:value-type="float">
            <text:p>0.0422727186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0128082016068525" calcext:value-type="float">
            <text:p>0.0128082016</text:p>
          </table:table-cell>
          <table:table-cell office:value-type="float" office:value="0" calcext:value-type="float">
            <text:p>0</text:p>
          </table:table-cell>
          <table:table-cell office:value-type="float" office:value="0.0000145078555217462" calcext:value-type="float">
            <text:p>1.45E-05</text:p>
          </table:table-cell>
          <table:table-cell office:value-type="float" office:value="4.64285208477437" calcext:value-type="float">
            <text:p>4.6428520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062108384637086" calcext:value-type="float">
            <text:p>0.0062108385</text:p>
          </table:table-cell>
          <table:table-cell office:value-type="float" office:value="0" calcext:value-type="float">
            <text:p>0</text:p>
          </table:table-cell>
          <table:table-cell office:value-type="float" office:value="0.00000584686173221975" calcext:value-type="float">
            <text:p>5.85E-06</text:p>
          </table:table-cell>
          <table:table-cell office:value-type="float" office:value="2.70769012773809" calcext:value-type="float">
            <text:p>2.7076901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0803258251260968" calcext:value-type="float">
            <text:p>0.0080325825</text:p>
          </table:table-cell>
          <table:table-cell office:value-type="float" office:value="0" calcext:value-type="float">
            <text:p>0</text:p>
          </table:table-cell>
          <table:table-cell office:value-type="float" office:value="0.00000905609912584233" calcext:value-type="float">
            <text:p>9.06E-06</text:p>
          </table:table-cell>
          <table:table-cell office:value-type="float" office:value="4.46353840287714" calcext:value-type="float">
            <text:p>4.4635384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0183790164137837" calcext:value-type="float">
            <text:p>0.0183790164</text:p>
          </table:table-cell>
          <table:table-cell office:value-type="float" office:value="0" calcext:value-type="float">
            <text:p>0</text:p>
          </table:table-cell>
          <table:table-cell office:value-type="float" office:value="0.0000177220121452688" calcext:value-type="float">
            <text:p>1.77E-05</text:p>
          </table:table-cell>
          <table:table-cell office:value-type="float" office:value="3.73431920424098" calcext:value-type="float">
            <text:p>3.734319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0147514126539154" calcext:value-type="float">
            <text:p>0.0147514127</text:p>
          </table:table-cell>
          <table:table-cell office:value-type="float" office:value="0" calcext:value-type="float">
            <text:p>0</text:p>
          </table:table-cell>
          <table:table-cell office:value-type="float" office:value="0.0000149636587838561" calcext:value-type="float">
            <text:p>1.50E-05</text:p>
          </table:table-cell>
          <table:table-cell office:value-type="float" office:value="6.18738551700878" calcext:value-type="float">
            <text:p>6.187385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3.10741194304602" calcext:value-type="float">
            <text:p>3.107411943</text:p>
          </table:table-cell>
          <table:table-cell office:value-type="float" office:value="0.0291264856047354" calcext:value-type="float">
            <text:p>0.0291264856</text:p>
          </table:table-cell>
          <table:table-cell office:value-type="float" office:value="0.0000462756400688743" calcext:value-type="float">
            <text:p>4.63E-05</text:p>
          </table:table-cell>
          <table:table-cell office:value-type="float" office:value="8.43390755353612" calcext:value-type="float">
            <text:p>8.4339075535</text:p>
          </table:table-cell>
          <table:table-cell office:value-type="float" office:value="0.0420560304167108" calcext:value-type="float">
            <text:p>0.0420560304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0739732374583775" calcext:value-type="float">
            <text:p>0.0073973237</text:p>
          </table:table-cell>
          <table:table-cell office:value-type="float" office:value="0.0316140529753488" calcext:value-type="float">
            <text:p>0.031614053</text:p>
          </table:table-cell>
          <table:table-cell office:value-type="float" office:value="0.0000407906526629653" calcext:value-type="float">
            <text:p>4.08E-05</text:p>
          </table:table-cell>
          <table:table-cell office:value-type="float" office:value="2.90228448180193" calcext:value-type="float">
            <text:p>2.9022844818</text:p>
          </table:table-cell>
          <table:table-cell office:value-type="float" office:value="0.0435897477923043" calcext:value-type="float">
            <text:p>0.0435897478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0566358686565596" calcext:value-type="float">
            <text:p>0.0056635869</text:p>
          </table:table-cell>
          <table:table-cell office:value-type="float" office:value="0" calcext:value-type="float">
            <text:p>0</text:p>
          </table:table-cell>
          <table:table-cell office:value-type="float" office:value="0.00000637121004577954" calcext:value-type="float">
            <text:p>6.37E-06</text:p>
          </table:table-cell>
          <table:table-cell office:value-type="float" office:value="2.19610497834371" calcext:value-type="float">
            <text:p>2.19610497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0665270693704023" calcext:value-type="float">
            <text:p>0.0066527069</text:p>
          </table:table-cell>
          <table:table-cell office:value-type="float" office:value="0" calcext:value-type="float">
            <text:p>0</text:p>
          </table:table-cell>
          <table:table-cell office:value-type="float" office:value="0.00000733969713094469" calcext:value-type="float">
            <text:p>7.34E-06</text:p>
          </table:table-cell>
          <table:table-cell office:value-type="float" office:value="2.42381629181336" calcext:value-type="float">
            <text:p>2.4238162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0526838069507974" calcext:value-type="float">
            <text:p>0.0052683807</text:p>
          </table:table-cell>
          <table:table-cell office:value-type="float" office:value="0" calcext:value-type="float">
            <text:p>0</text:p>
          </table:table-cell>
          <table:table-cell office:value-type="float" office:value="0.0000042983657621177" calcext:value-type="float">
            <text:p>4.30E-06</text:p>
          </table:table-cell>
          <table:table-cell office:value-type="float" office:value="2.70855468855349" calcext:value-type="float">
            <text:p>2.70855468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0693314268869208" calcext:value-type="float">
            <text:p>0.0069331427</text:p>
          </table:table-cell>
          <table:table-cell office:value-type="float" office:value="0" calcext:value-type="float">
            <text:p>0</text:p>
          </table:table-cell>
          <table:table-cell office:value-type="float" office:value="0.00000864752534823935" calcext:value-type="float">
            <text:p>8.65E-06</text:p>
          </table:table-cell>
          <table:table-cell office:value-type="float" office:value="6.6289250801406" calcext:value-type="float">
            <text:p>6.6289250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0672426368157664" calcext:value-type="float">
            <text:p>0.0067242637</text:p>
          </table:table-cell>
          <table:table-cell office:value-type="float" office:value="0" calcext:value-type="float">
            <text:p>0</text:p>
          </table:table-cell>
          <table:table-cell office:value-type="float" office:value="0.00000802248229693981" calcext:value-type="float">
            <text:p>8.02E-06</text:p>
          </table:table-cell>
          <table:table-cell office:value-type="float" office:value="5.25592608337037" calcext:value-type="float">
            <text:p>5.25592608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0820364998448415" calcext:value-type="float">
            <text:p>0.00820365</text:p>
          </table:table-cell>
          <table:table-cell office:value-type="float" office:value="0.0337922071652578" calcext:value-type="float">
            <text:p>0.0337922072</text:p>
          </table:table-cell>
          <table:table-cell office:value-type="float" office:value="0.0000436169532784561" calcext:value-type="float">
            <text:p>4.36E-05</text:p>
          </table:table-cell>
          <table:table-cell office:value-type="float" office:value="7.32718555692706" calcext:value-type="float">
            <text:p>7.3271855569</text:p>
          </table:table-cell>
          <table:table-cell office:value-type="float" office:value="0.0445633018225401" calcext:value-type="float">
            <text:p>0.0445633018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0107066230207689" calcext:value-type="float">
            <text:p>0.010706623</text:p>
          </table:table-cell>
          <table:table-cell office:value-type="float" office:value="0.0130094343610745" calcext:value-type="float">
            <text:p>0.0130094344</text:p>
          </table:table-cell>
          <table:table-cell office:value-type="float" office:value="0.0000174138018591831" calcext:value-type="float">
            <text:p>1.74E-05</text:p>
          </table:table-cell>
          <table:table-cell office:value-type="float" office:value="7.55842804784716" calcext:value-type="float">
            <text:p>7.5584280478</text:p>
          </table:table-cell>
          <table:table-cell office:value-type="float" office:value="0.0343365663315126" calcext:value-type="float">
            <text:p>0.0343365663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0671521406947338" calcext:value-type="float">
            <text:p>0.0067152141</text:p>
          </table:table-cell>
          <table:table-cell office:value-type="float" office:value="0.036643102391437" calcext:value-type="float">
            <text:p>0.0366431024</text:p>
          </table:table-cell>
          <table:table-cell office:value-type="float" office:value="0.000047900443003537" calcext:value-type="float">
            <text:p>4.79E-05</text:p>
          </table:table-cell>
          <table:table-cell office:value-type="float" office:value="7.2798624350451" calcext:value-type="float">
            <text:p>7.279862435</text:p>
          </table:table-cell>
          <table:table-cell office:value-type="float" office:value="0.0450838752738117" calcext:value-type="float">
            <text:p>0.0450838753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011226965742408" calcext:value-type="float">
            <text:p>0.0112269657</text:p>
          </table:table-cell>
          <table:table-cell office:value-type="float" office:value="0.013101078970011" calcext:value-type="float">
            <text:p>0.013101079</text:p>
          </table:table-cell>
          <table:table-cell office:value-type="float" office:value="0.0000146566507515513" calcext:value-type="float">
            <text:p>1.47E-05</text:p>
          </table:table-cell>
          <table:table-cell office:value-type="float" office:value="6.93239798053619" calcext:value-type="float">
            <text:p>6.9323979805</text:p>
          </table:table-cell>
          <table:table-cell office:value-type="float" office:value="0.0316959729029624" calcext:value-type="float">
            <text:p>0.0316959729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082217024754223" calcext:value-type="float">
            <text:p>0.0082217025</text:p>
          </table:table-cell>
          <table:table-cell office:value-type="float" office:value="0" calcext:value-type="float">
            <text:p>0</text:p>
          </table:table-cell>
          <table:table-cell office:value-type="float" office:value="0.00000767615699422924" calcext:value-type="float">
            <text:p>7.68E-06</text:p>
          </table:table-cell>
          <table:table-cell office:value-type="float" office:value="4.10984428853834" calcext:value-type="float">
            <text:p>4.10984428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0106718156105005" calcext:value-type="float">
            <text:p>0.0106718156</text:p>
          </table:table-cell>
          <table:table-cell office:value-type="float" office:value="0.0128986852595638" calcext:value-type="float">
            <text:p>0.0128986853</text:p>
          </table:table-cell>
          <table:table-cell office:value-type="float" office:value="0.000017352027012318" calcext:value-type="float">
            <text:p>1.74E-05</text:p>
          </table:table-cell>
          <table:table-cell office:value-type="float" office:value="7.09748346316212" calcext:value-type="float">
            <text:p>7.0974834632</text:p>
          </table:table-cell>
          <table:table-cell office:value-type="float" office:value="0.033865988463034" calcext:value-type="float">
            <text:p>0.0338659885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079606026992421" calcext:value-type="float">
            <text:p>0.0079606027</text:p>
          </table:table-cell>
          <table:table-cell office:value-type="float" office:value="0.0203935868208686" calcext:value-type="float">
            <text:p>0.0203935868</text:p>
          </table:table-cell>
          <table:table-cell office:value-type="float" office:value="0.0000291824968396918" calcext:value-type="float">
            <text:p>2.92E-05</text:p>
          </table:table-cell>
          <table:table-cell office:value-type="float" office:value="6.99841880839632" calcext:value-type="float">
            <text:p>6.9984188084</text:p>
          </table:table-cell>
          <table:table-cell office:value-type="float" office:value="0.0223236366371331" calcext:value-type="float">
            <text:p>0.0223236366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0118654705412539" calcext:value-type="float">
            <text:p>0.0118654705</text:p>
          </table:table-cell>
          <table:table-cell office:value-type="float" office:value="0.014721784487927" calcext:value-type="float">
            <text:p>0.0147217845</text:p>
          </table:table-cell>
          <table:table-cell office:value-type="float" office:value="0.0000220520367571441" calcext:value-type="float">
            <text:p>2.21E-05</text:p>
          </table:table-cell>
          <table:table-cell office:value-type="float" office:value="9.32247464454037" calcext:value-type="float">
            <text:p>9.3224746445</text:p>
          </table:table-cell>
          <table:table-cell office:value-type="float" office:value="0.0207994204451424" calcext:value-type="float">
            <text:p>0.0207994204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0696785085054348" calcext:value-type="float">
            <text:p>0.0069678509</text:p>
          </table:table-cell>
          <table:table-cell office:value-type="float" office:value="0" calcext:value-type="float">
            <text:p>0</text:p>
          </table:table-cell>
          <table:table-cell office:value-type="float" office:value="0.00000755601770383415" calcext:value-type="float">
            <text:p>7.56E-06</text:p>
          </table:table-cell>
          <table:table-cell office:value-type="float" office:value="1.73928986966514" calcext:value-type="float">
            <text:p>1.73928986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0781041352686792" calcext:value-type="float">
            <text:p>0.0078104135</text:p>
          </table:table-cell>
          <table:table-cell office:value-type="float" office:value="0" calcext:value-type="float">
            <text:p>0</text:p>
          </table:table-cell>
          <table:table-cell office:value-type="float" office:value="0.00000894041621168926" calcext:value-type="float">
            <text:p>8.94E-06</text:p>
          </table:table-cell>
          <table:table-cell office:value-type="float" office:value="4.53117716464187" calcext:value-type="float">
            <text:p>4.5311771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0119707749062529" calcext:value-type="float">
            <text:p>0.0119707749</text:p>
          </table:table-cell>
          <table:table-cell office:value-type="float" office:value="0.012990630153667" calcext:value-type="float">
            <text:p>0.0129906302</text:p>
          </table:table-cell>
          <table:table-cell office:value-type="float" office:value="0.0000179635174357665" calcext:value-type="float">
            <text:p>1.80E-05</text:p>
          </table:table-cell>
          <table:table-cell office:value-type="float" office:value="6.53166254392179" calcext:value-type="float">
            <text:p>6.5316625439</text:p>
          </table:table-cell>
          <table:table-cell office:value-type="float" office:value="0.037258720302625" calcext:value-type="float">
            <text:p>0.0372587203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0583937298149364" calcext:value-type="float">
            <text:p>0.005839373</text:p>
          </table:table-cell>
          <table:table-cell office:value-type="float" office:value="0" calcext:value-type="float">
            <text:p>0</text:p>
          </table:table-cell>
          <table:table-cell office:value-type="float" office:value="0.00000659504103385302" calcext:value-type="float">
            <text:p>6.60E-06</text:p>
          </table:table-cell>
          <table:table-cell office:value-type="float" office:value="2.3116983651403" calcext:value-type="float">
            <text:p>2.3116983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0718144170521884" calcext:value-type="float">
            <text:p>0.0071814417</text:p>
          </table:table-cell>
          <table:table-cell office:value-type="float" office:value="0.0384084451170988" calcext:value-type="float">
            <text:p>0.0384084451</text:p>
          </table:table-cell>
          <table:table-cell office:value-type="float" office:value="0.000050350799152205" calcext:value-type="float">
            <text:p>5.04E-05</text:p>
          </table:table-cell>
          <table:table-cell office:value-type="float" office:value="7.10211872224799" calcext:value-type="float">
            <text:p>7.1021187222</text:p>
          </table:table-cell>
          <table:table-cell office:value-type="float" office:value="0.0458989007528392" calcext:value-type="float">
            <text:p>0.0458989008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0805411469386126" calcext:value-type="float">
            <text:p>0.0080541147</text:p>
          </table:table-cell>
          <table:table-cell office:value-type="float" office:value="0" calcext:value-type="float">
            <text:p>0</text:p>
          </table:table-cell>
          <table:table-cell office:value-type="float" office:value="0.0000090895065859017" calcext:value-type="float">
            <text:p>9.09E-06</text:p>
          </table:table-cell>
          <table:table-cell office:value-type="float" office:value="4.4080627521619" calcext:value-type="float">
            <text:p>4.40806275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075287990804876" calcext:value-type="float">
            <text:p>0.0075287991</text:p>
          </table:table-cell>
          <table:table-cell office:value-type="float" office:value="0.0396031806219367" calcext:value-type="float">
            <text:p>0.0396031806</text:p>
          </table:table-cell>
          <table:table-cell office:value-type="float" office:value="0.000052002894538456" calcext:value-type="float">
            <text:p>5.20E-05</text:p>
          </table:table-cell>
          <table:table-cell office:value-type="float" office:value="6.84221073741147" calcext:value-type="float">
            <text:p>6.8422107374</text:p>
          </table:table-cell>
          <table:table-cell office:value-type="float" office:value="0.0467768645019169" calcext:value-type="float">
            <text:p>0.0467768645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0646146260320999" calcext:value-type="float">
            <text:p>0.0064614626</text:p>
          </table:table-cell>
          <table:table-cell office:value-type="float" office:value="0.036103471422946" calcext:value-type="float">
            <text:p>0.0361034714</text:p>
          </table:table-cell>
          <table:table-cell office:value-type="float" office:value="0.0000471630468652102" calcext:value-type="float">
            <text:p>4.72E-05</text:p>
          </table:table-cell>
          <table:table-cell office:value-type="float" office:value="7.22333993333226" calcext:value-type="float">
            <text:p>7.2233399333</text:p>
          </table:table-cell>
          <table:table-cell office:value-type="float" office:value="0.0448058244126748" calcext:value-type="float">
            <text:p>0.0448058244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0509499254023219" calcext:value-type="float">
            <text:p>0.0050949925</text:p>
          </table:table-cell>
          <table:table-cell office:value-type="float" office:value="0.0319258518957151" calcext:value-type="float">
            <text:p>0.0319258519</text:p>
          </table:table-cell>
          <table:table-cell office:value-type="float" office:value="0.0000399553517232996" calcext:value-type="float">
            <text:p>4.00E-05</text:p>
          </table:table-cell>
          <table:table-cell office:value-type="float" office:value="7.20587267195167" calcext:value-type="float">
            <text:p>7.205872672</text:p>
          </table:table-cell>
          <table:table-cell office:value-type="float" office:value="0.0431088072988723" calcext:value-type="float">
            <text:p>0.0431088073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119017492930467" calcext:value-type="float">
            <text:p>0.0119017493</text:p>
          </table:table-cell>
          <table:table-cell office:value-type="float" office:value="0" calcext:value-type="float">
            <text:p>0</text:p>
          </table:table-cell>
          <table:table-cell office:value-type="float" office:value="0.0000109068037411827" calcext:value-type="float">
            <text:p>1.09E-05</text:p>
          </table:table-cell>
          <table:table-cell office:value-type="float" office:value="5.35835032635532" calcext:value-type="float">
            <text:p>5.3583503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107507968158721" calcext:value-type="float">
            <text:p>0.0107507968</text:p>
          </table:table-cell>
          <table:table-cell office:value-type="float" office:value="0.01779824492366" calcext:value-type="float">
            <text:p>0.0177982449</text:p>
          </table:table-cell>
          <table:table-cell office:value-type="float" office:value="0.0000229652288536288" calcext:value-type="float">
            <text:p>2.30E-05</text:p>
          </table:table-cell>
          <table:table-cell office:value-type="float" office:value="6.7453546596067" calcext:value-type="float">
            <text:p>6.7453546596</text:p>
          </table:table-cell>
          <table:table-cell office:value-type="float" office:value="0.0387681479824913" calcext:value-type="float">
            <text:p>0.038768148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0597276382644984" calcext:value-type="float">
            <text:p>0.0059727638</text:p>
          </table:table-cell>
          <table:table-cell office:value-type="float" office:value="0" calcext:value-type="float">
            <text:p>0</text:p>
          </table:table-cell>
          <table:table-cell office:value-type="float" office:value="0.00000776538651647955" calcext:value-type="float">
            <text:p>7.77E-06</text:p>
          </table:table-cell>
          <table:table-cell office:value-type="float" office:value="6.25849062868286" calcext:value-type="float">
            <text:p>6.25849062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0734058535030743" calcext:value-type="float">
            <text:p>0.0073405854</text:p>
          </table:table-cell>
          <table:table-cell office:value-type="float" office:value="0" calcext:value-type="float">
            <text:p>0</text:p>
          </table:table-cell>
          <table:table-cell office:value-type="float" office:value="0.00000793791595276148" calcext:value-type="float">
            <text:p>7.94E-06</text:p>
          </table:table-cell>
          <table:table-cell office:value-type="float" office:value="1.51082999095982" calcext:value-type="float">
            <text:p>1.510829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0770419854130993" calcext:value-type="float">
            <text:p>0.0077041985</text:p>
          </table:table-cell>
          <table:table-cell office:value-type="float" office:value="0.0394057282055701" calcext:value-type="float">
            <text:p>0.0394057282</text:p>
          </table:table-cell>
          <table:table-cell office:value-type="float" office:value="0.0000518021419786536" calcext:value-type="float">
            <text:p>5.18E-05</text:p>
          </table:table-cell>
          <table:table-cell office:value-type="float" office:value="7.66736832727242" calcext:value-type="float">
            <text:p>7.6673683273</text:p>
          </table:table-cell>
          <table:table-cell office:value-type="float" office:value="0.046239149509705" calcext:value-type="float">
            <text:p>0.0462391495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0686238550816452" calcext:value-type="float">
            <text:p>0.0068623855</text:p>
          </table:table-cell>
          <table:table-cell office:value-type="float" office:value="0.0370464289381942" calcext:value-type="float">
            <text:p>0.0370464289</text:p>
          </table:table-cell>
          <table:table-cell office:value-type="float" office:value="0.0000485771629672035" calcext:value-type="float">
            <text:p>4.86E-05</text:p>
          </table:table-cell>
          <table:table-cell office:value-type="float" office:value="7.37413929385865" calcext:value-type="float">
            <text:p>7.3741392939</text:p>
          </table:table-cell>
          <table:table-cell office:value-type="float" office:value="0.0451524784955326" calcext:value-type="float">
            <text:p>0.0451524785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0675120241080889" calcext:value-type="float">
            <text:p>0.0067512024</text:p>
          </table:table-cell>
          <table:table-cell office:value-type="float" office:value="0.0370448989757561" calcext:value-type="float">
            <text:p>0.037044899</text:p>
          </table:table-cell>
          <table:table-cell office:value-type="float" office:value="0.0000485162276194028" calcext:value-type="float">
            <text:p>4.85E-05</text:p>
          </table:table-cell>
          <table:table-cell office:value-type="float" office:value="7.11677914940725" calcext:value-type="float">
            <text:p>7.1167791494</text:p>
          </table:table-cell>
          <table:table-cell office:value-type="float" office:value="0.0452694988131521" calcext:value-type="float">
            <text:p>0.0452694988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0773315957411361" calcext:value-type="float">
            <text:p>0.0077331596</text:p>
          </table:table-cell>
          <table:table-cell office:value-type="float" office:value="0.040949519231328" calcext:value-type="float">
            <text:p>0.0409495192</text:p>
          </table:table-cell>
          <table:table-cell office:value-type="float" office:value="0.0000541296953066616" calcext:value-type="float">
            <text:p>5.41E-05</text:p>
          </table:table-cell>
          <table:table-cell office:value-type="float" office:value="7.32404247474339" calcext:value-type="float">
            <text:p>7.3240424747</text:p>
          </table:table-cell>
          <table:table-cell office:value-type="float" office:value="0.0470503829697871" calcext:value-type="float">
            <text:p>0.047050383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0556527154998153" calcext:value-type="float">
            <text:p>0.0055652715</text:p>
          </table:table-cell>
          <table:table-cell office:value-type="float" office:value="0.0337532486622661" calcext:value-type="float">
            <text:p>0.0337532487</text:p>
          </table:table-cell>
          <table:table-cell office:value-type="float" office:value="0.0000434500314651281" calcext:value-type="float">
            <text:p>4.35E-05</text:p>
          </table:table-cell>
          <table:table-cell office:value-type="float" office:value="7.40911445908419" calcext:value-type="float">
            <text:p>7.4091144591</text:p>
          </table:table-cell>
          <table:table-cell office:value-type="float" office:value="0.0437512434052055" calcext:value-type="float">
            <text:p>0.0437512434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0545474032283358" calcext:value-type="float">
            <text:p>0.0054547403</text:p>
          </table:table-cell>
          <table:table-cell office:value-type="float" office:value="0.0340433077978034" calcext:value-type="float">
            <text:p>0.0340433078</text:p>
          </table:table-cell>
          <table:table-cell office:value-type="float" office:value="0.0000439604414857425" calcext:value-type="float">
            <text:p>4.40E-05</text:p>
          </table:table-cell>
          <table:table-cell office:value-type="float" office:value="7.185152504999" calcext:value-type="float">
            <text:p>7.185152505</text:p>
          </table:table-cell>
          <table:table-cell office:value-type="float" office:value="0.0438911867443242" calcext:value-type="float">
            <text:p>0.0438911867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0824030126129541" calcext:value-type="float">
            <text:p>0.0082403013</text:p>
          </table:table-cell>
          <table:table-cell office:value-type="float" office:value="0" calcext:value-type="float">
            <text:p>0</text:p>
          </table:table-cell>
          <table:table-cell office:value-type="float" office:value="0.00000947243266864366" calcext:value-type="float">
            <text:p>9.47E-06</text:p>
          </table:table-cell>
          <table:table-cell office:value-type="float" office:value="5.73296639773687" calcext:value-type="float">
            <text:p>5.7329663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0803083607389123" calcext:value-type="float">
            <text:p>0.0080308361</text:p>
          </table:table-cell>
          <table:table-cell office:value-type="float" office:value="0" calcext:value-type="float">
            <text:p>0</text:p>
          </table:table-cell>
          <table:table-cell office:value-type="float" office:value="0.00000914265035564073" calcext:value-type="float">
            <text:p>9.14E-06</text:p>
          </table:table-cell>
          <table:table-cell office:value-type="float" office:value="4.85517124704083" calcext:value-type="float">
            <text:p>4.855171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0670004087373769" calcext:value-type="float">
            <text:p>0.0067000409</text:p>
          </table:table-cell>
          <table:table-cell office:value-type="float" office:value="0" calcext:value-type="float">
            <text:p>0</text:p>
          </table:table-cell>
          <table:table-cell office:value-type="float" office:value="0.00000785562031079019" calcext:value-type="float">
            <text:p>7.86E-06</text:p>
          </table:table-cell>
          <table:table-cell office:value-type="float" office:value="4.69474807300612" calcext:value-type="float">
            <text:p>4.6947480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0897789565875361" calcext:value-type="float">
            <text:p>0.0089778957</text:p>
          </table:table-cell>
          <table:table-cell office:value-type="float" office:value="0.0427479560541023" calcext:value-type="float">
            <text:p>0.0427479561</text:p>
          </table:table-cell>
          <table:table-cell office:value-type="float" office:value="0.0000606645102084401" calcext:value-type="float">
            <text:p>6.07E-05</text:p>
          </table:table-cell>
          <table:table-cell office:value-type="float" office:value="7.47082172847063" calcext:value-type="float">
            <text:p>7.4708217285</text:p>
          </table:table-cell>
          <table:table-cell office:value-type="float" office:value="0.0481353718469269" calcext:value-type="float">
            <text:p>0.0481353718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0119341897706948" calcext:value-type="float">
            <text:p>0.0119341898</text:p>
          </table:table-cell>
          <table:table-cell office:value-type="float" office:value="0.0322789608378611" calcext:value-type="float">
            <text:p>0.0322789608</text:p>
          </table:table-cell>
          <table:table-cell office:value-type="float" office:value="0.0000424922879421" calcext:value-type="float">
            <text:p>4.25E-05</text:p>
          </table:table-cell>
          <table:table-cell office:value-type="float" office:value="6.52415554124905" calcext:value-type="float">
            <text:p>6.5241555412</text:p>
          </table:table-cell>
          <table:table-cell office:value-type="float" office:value="0.0437909348033603" calcext:value-type="float">
            <text:p>0.0437909348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0523867983768113" calcext:value-type="float">
            <text:p>0.0052386798</text:p>
          </table:table-cell>
          <table:table-cell office:value-type="float" office:value="0" calcext:value-type="float">
            <text:p>0</text:p>
          </table:table-cell>
          <table:table-cell office:value-type="float" office:value="0.00000563295017881966" calcext:value-type="float">
            <text:p>5.63E-06</text:p>
          </table:table-cell>
          <table:table-cell office:value-type="float" office:value="5.72742784915423" calcext:value-type="float">
            <text:p>5.72742784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0778693216508993" calcext:value-type="float">
            <text:p>0.0077869322</text:p>
          </table:table-cell>
          <table:table-cell office:value-type="float" office:value="0.0407386379002902" calcext:value-type="float">
            <text:p>0.0407386379</text:p>
          </table:table-cell>
          <table:table-cell office:value-type="float" office:value="0.00005377208013704" calcext:value-type="float">
            <text:p>5.38E-05</text:p>
          </table:table-cell>
          <table:table-cell office:value-type="float" office:value="7.1963835220361" calcext:value-type="float">
            <text:p>7.196383522</text:p>
          </table:table-cell>
          <table:table-cell office:value-type="float" office:value="0.0471871080337103" calcext:value-type="float">
            <text:p>0.047187108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014254835882249" calcext:value-type="float">
            <text:p>0.0142548359</text:p>
          </table:table-cell>
          <table:table-cell office:value-type="float" office:value="0" calcext:value-type="float">
            <text:p>0</text:p>
          </table:table-cell>
          <table:table-cell office:value-type="float" office:value="0.0000144165313538889" calcext:value-type="float">
            <text:p>1.44E-05</text:p>
          </table:table-cell>
          <table:table-cell office:value-type="float" office:value="5.46786329672506" calcext:value-type="float">
            <text:p>5.4678632967</text:p>
          </table:table-cell>
          <table:table-cell table:style-name="ce2" office:value-type="float" office:value="0.0000000158284056263531" calcext:value-type="float">
            <text:p>1.58E-08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0177169240682783" calcext:value-type="float">
            <text:p>0.0177169241</text:p>
          </table:table-cell>
          <table:table-cell office:value-type="float" office:value="0.0149471832093581" calcext:value-type="float">
            <text:p>0.0149471832</text:p>
          </table:table-cell>
          <table:table-cell office:value-type="float" office:value="0.0000219681899341226" calcext:value-type="float">
            <text:p>2.20E-05</text:p>
          </table:table-cell>
          <table:table-cell office:value-type="float" office:value="9.63683728688617" calcext:value-type="float">
            <text:p>9.6368372869</text:p>
          </table:table-cell>
          <table:table-cell office:value-type="float" office:value="0.0348470788471616" calcext:value-type="float">
            <text:p>0.0348470788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057826531832518" calcext:value-type="float">
            <text:p>0.0057826532</text:p>
          </table:table-cell>
          <table:table-cell office:value-type="float" office:value="0.034673374288805" calcext:value-type="float">
            <text:p>0.0346733743</text:p>
          </table:table-cell>
          <table:table-cell office:value-type="float" office:value="0.0000450832949072261" calcext:value-type="float">
            <text:p>4.51E-05</text:p>
          </table:table-cell>
          <table:table-cell office:value-type="float" office:value="7.13225736549033" calcext:value-type="float">
            <text:p>7.1322573655</text:p>
          </table:table-cell>
          <table:table-cell office:value-type="float" office:value="0.0442292892245565" calcext:value-type="float">
            <text:p>0.0442292892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0575007534222675" calcext:value-type="float">
            <text:p>0.0057500753</text:p>
          </table:table-cell>
          <table:table-cell office:value-type="float" office:value="0" calcext:value-type="float">
            <text:p>0</text:p>
          </table:table-cell>
          <table:table-cell office:value-type="float" office:value="0.00000612080420012025" calcext:value-type="float">
            <text:p>6.12E-06</text:p>
          </table:table-cell>
          <table:table-cell office:value-type="float" office:value="4.48717148062086" calcext:value-type="float">
            <text:p>4.48717148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0723759454644754" calcext:value-type="float">
            <text:p>0.0072375945</text:p>
          </table:table-cell>
          <table:table-cell office:value-type="float" office:value="0" calcext:value-type="float">
            <text:p>0</text:p>
          </table:table-cell>
          <table:table-cell office:value-type="float" office:value="0.00000861426278019687" calcext:value-type="float">
            <text:p>8.61E-06</text:p>
          </table:table-cell>
          <table:table-cell office:value-type="float" office:value="5.63192591887582" calcext:value-type="float">
            <text:p>5.6319259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0139907598346377" calcext:value-type="float">
            <text:p>0.0139907598</text:p>
          </table:table-cell>
          <table:table-cell office:value-type="float" office:value="0" calcext:value-type="float">
            <text:p>0</text:p>
          </table:table-cell>
          <table:table-cell office:value-type="float" office:value="0.0000130126199029599" calcext:value-type="float">
            <text:p>1.30E-05</text:p>
          </table:table-cell>
          <table:table-cell office:value-type="float" office:value="4.04305763407705" calcext:value-type="float">
            <text:p>4.04305763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0809100054850913" calcext:value-type="float">
            <text:p>0.0080910005</text:p>
          </table:table-cell>
          <table:table-cell office:value-type="float" office:value="0" calcext:value-type="float">
            <text:p>0</text:p>
          </table:table-cell>
          <table:table-cell office:value-type="float" office:value="0.000009762430204531" calcext:value-type="float">
            <text:p>9.76E-06</text:p>
          </table:table-cell>
          <table:table-cell office:value-type="float" office:value="6.02722514638377" calcext:value-type="float">
            <text:p>6.0272251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05180595383512" calcext:value-type="float">
            <text:p>0.0051805954</text:p>
          </table:table-cell>
          <table:table-cell office:value-type="float" office:value="0.0322034441445006" calcext:value-type="float">
            <text:p>0.0322034441</text:p>
          </table:table-cell>
          <table:table-cell office:value-type="float" office:value="0.00004050859197147" calcext:value-type="float">
            <text:p>4.05E-05</text:p>
          </table:table-cell>
          <table:table-cell office:value-type="float" office:value="7.17928911460024" calcext:value-type="float">
            <text:p>7.1792891146</text:p>
          </table:table-cell>
          <table:table-cell office:value-type="float" office:value="0.0432211750028902" calcext:value-type="float">
            <text:p>0.043221175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0767040133854658" calcext:value-type="float">
            <text:p>0.0076704013</text:p>
          </table:table-cell>
          <table:table-cell office:value-type="float" office:value="0" calcext:value-type="float">
            <text:p>0</text:p>
          </table:table-cell>
          <table:table-cell office:value-type="float" office:value="0.00000885828368083477" calcext:value-type="float">
            <text:p>8.86E-06</text:p>
          </table:table-cell>
          <table:table-cell office:value-type="float" office:value="4.72380106280222" calcext:value-type="float">
            <text:p>4.7238010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0135407485024888" calcext:value-type="float">
            <text:p>0.0135407485</text:p>
          </table:table-cell>
          <table:table-cell office:value-type="float" office:value="0" calcext:value-type="float">
            <text:p>0</text:p>
          </table:table-cell>
          <table:table-cell office:value-type="float" office:value="0.0000130032955064536" calcext:value-type="float">
            <text:p>1.30E-05</text:p>
          </table:table-cell>
          <table:table-cell office:value-type="float" office:value="5.82237371984355" calcext:value-type="float">
            <text:p>5.8223737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0801605392386218" calcext:value-type="float">
            <text:p>0.0080160539</text:p>
          </table:table-cell>
          <table:table-cell office:value-type="float" office:value="0" calcext:value-type="float">
            <text:p>0</text:p>
          </table:table-cell>
          <table:table-cell office:value-type="float" office:value="0.00000879250873259999" calcext:value-type="float">
            <text:p>8.79E-06</text:p>
          </table:table-cell>
          <table:table-cell office:value-type="float" office:value="2.73622184351775" calcext:value-type="float">
            <text:p>2.73622184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0551172699510165" calcext:value-type="float">
            <text:p>0.005511727</text:p>
          </table:table-cell>
          <table:table-cell office:value-type="float" office:value="0.0328076686188459" calcext:value-type="float">
            <text:p>0.0328076686</text:p>
          </table:table-cell>
          <table:table-cell office:value-type="float" office:value="0.0000419148625879209" calcext:value-type="float">
            <text:p>4.19E-05</text:p>
          </table:table-cell>
          <table:table-cell office:value-type="float" office:value="7.35272272617126" calcext:value-type="float">
            <text:p>7.3527227262</text:p>
          </table:table-cell>
          <table:table-cell office:value-type="float" office:value="0.0431992790960233" calcext:value-type="float">
            <text:p>0.0431992791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0631604277989174" calcext:value-type="float">
            <text:p>0.0063160428</text:p>
          </table:table-cell>
          <table:table-cell office:value-type="float" office:value="0.0358043760681143" calcext:value-type="float">
            <text:p>0.0358043761</text:p>
          </table:table-cell>
          <table:table-cell office:value-type="float" office:value="0.0000465612434760228" calcext:value-type="float">
            <text:p>4.66E-05</text:p>
          </table:table-cell>
          <table:table-cell office:value-type="float" office:value="2.77967505680497" calcext:value-type="float">
            <text:p>2.7796750568</text:p>
          </table:table-cell>
          <table:table-cell office:value-type="float" office:value="0.044731047505688" calcext:value-type="float">
            <text:p>0.0447310475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10848799168322" calcext:value-type="float">
            <text:p>0.0108487992</text:p>
          </table:table-cell>
          <table:table-cell office:value-type="float" office:value="0.0341776479620172" calcext:value-type="float">
            <text:p>0.034177648</text:p>
          </table:table-cell>
          <table:table-cell office:value-type="float" office:value="0.0000442952570760323" calcext:value-type="float">
            <text:p>4.43E-05</text:p>
          </table:table-cell>
          <table:table-cell office:value-type="float" office:value="8.34271304454565" calcext:value-type="float">
            <text:p>8.3427130445</text:p>
          </table:table-cell>
          <table:table-cell office:value-type="float" office:value="0.0449372745617693" calcext:value-type="float">
            <text:p>0.0449372746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075145206830232" calcext:value-type="float">
            <text:p>0.0075145207</text:p>
          </table:table-cell>
          <table:table-cell office:value-type="float" office:value="0.0395863883086856" calcext:value-type="float">
            <text:p>0.0395863883</text:p>
          </table:table-cell>
          <table:table-cell office:value-type="float" office:value="0.0000554864672795288" calcext:value-type="float">
            <text:p>5.55E-05</text:p>
          </table:table-cell>
          <table:table-cell office:value-type="float" office:value="2.12777710280879" calcext:value-type="float">
            <text:p>2.1277771028</text:p>
          </table:table-cell>
          <table:table-cell office:value-type="float" office:value="0.0348523065113158" calcext:value-type="float">
            <text:p>0.0348523065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0529867566494663" calcext:value-type="float">
            <text:p>0.0052986757</text:p>
          </table:table-cell>
          <table:table-cell office:value-type="float" office:value="0.0327167659007493" calcext:value-type="float">
            <text:p>0.0327167659</text:p>
          </table:table-cell>
          <table:table-cell office:value-type="float" office:value="0.0000413999287282411" calcext:value-type="float">
            <text:p>4.14E-05</text:p>
          </table:table-cell>
          <table:table-cell office:value-type="float" office:value="7.1264554419469" calcext:value-type="float">
            <text:p>7.1264554419</text:p>
          </table:table-cell>
          <table:table-cell office:value-type="float" office:value="0.0432712612226556" calcext:value-type="float">
            <text:p>0.0432712612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070063777785448" calcext:value-type="float">
            <text:p>0.0070063778</text:p>
          </table:table-cell>
          <table:table-cell office:value-type="float" office:value="0" calcext:value-type="float">
            <text:p>0</text:p>
          </table:table-cell>
          <table:table-cell office:value-type="float" office:value="0.00000779205764272794" calcext:value-type="float">
            <text:p>7.79E-06</text:p>
          </table:table-cell>
          <table:table-cell office:value-type="float" office:value="6.7731218234112" calcext:value-type="float">
            <text:p>6.77312182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0737444589425389" calcext:value-type="float">
            <text:p>0.0073744459</text:p>
          </table:table-cell>
          <table:table-cell office:value-type="float" office:value="0.0391585986200908" calcext:value-type="float">
            <text:p>0.0391585986</text:p>
          </table:table-cell>
          <table:table-cell office:value-type="float" office:value="0.0000513160865984914" calcext:value-type="float">
            <text:p>5.13E-05</text:p>
          </table:table-cell>
          <table:table-cell office:value-type="float" office:value="7.05509274817414" calcext:value-type="float">
            <text:p>7.0550927482</text:p>
          </table:table-cell>
          <table:table-cell office:value-type="float" office:value="0.0462845746457504" calcext:value-type="float">
            <text:p>0.0462845746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0755865654360165" calcext:value-type="float">
            <text:p>0.0075586565</text:p>
          </table:table-cell>
          <table:table-cell office:value-type="float" office:value="0" calcext:value-type="float">
            <text:p>0</text:p>
          </table:table-cell>
          <table:table-cell office:value-type="float" office:value="0.00000915032621467721" calcext:value-type="float">
            <text:p>9.15E-06</text:p>
          </table:table-cell>
          <table:table-cell office:value-type="float" office:value="6.27074399672243" calcext:value-type="float">
            <text:p>6.2707439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0942814988008915" calcext:value-type="float">
            <text:p>0.0094281499</text:p>
          </table:table-cell>
          <table:table-cell office:value-type="float" office:value="0.0291431812385003" calcext:value-type="float">
            <text:p>0.0291431812</text:p>
          </table:table-cell>
          <table:table-cell office:value-type="float" office:value="0.0000379701866965507" calcext:value-type="float">
            <text:p>3.80E-05</text:p>
          </table:table-cell>
          <table:table-cell office:value-type="float" office:value="7.28418230123914" calcext:value-type="float">
            <text:p>7.2841823012</text:p>
          </table:table-cell>
          <table:table-cell office:value-type="float" office:value="0.0438441633845937" calcext:value-type="float">
            <text:p>0.0438441634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0739246249960074" calcext:value-type="float">
            <text:p>0.0073924625</text:p>
          </table:table-cell>
          <table:table-cell office:value-type="float" office:value="0.0391126230179781" calcext:value-type="float">
            <text:p>0.039112623</text:p>
          </table:table-cell>
          <table:table-cell office:value-type="float" office:value="0.0000513067668065016" calcext:value-type="float">
            <text:p>5.13E-05</text:p>
          </table:table-cell>
          <table:table-cell office:value-type="float" office:value="7.07692685678837" calcext:value-type="float">
            <text:p>7.0769268568</text:p>
          </table:table-cell>
          <table:table-cell office:value-type="float" office:value="0.0462967603395858" calcext:value-type="float">
            <text:p>0.0462967603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0820519661750106" calcext:value-type="float">
            <text:p>0.0082051966</text:p>
          </table:table-cell>
          <table:table-cell office:value-type="float" office:value="0" calcext:value-type="float">
            <text:p>0</text:p>
          </table:table-cell>
          <table:table-cell office:value-type="float" office:value="0.00000988678604793883" calcext:value-type="float">
            <text:p>9.89E-06</text:p>
          </table:table-cell>
          <table:table-cell office:value-type="float" office:value="4.41734306011081" calcext:value-type="float">
            <text:p>4.41734306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0847222280556457" calcext:value-type="float">
            <text:p>0.0084722228</text:p>
          </table:table-cell>
          <table:table-cell office:value-type="float" office:value="0.0421647082654359" calcext:value-type="float">
            <text:p>0.0421647083</text:p>
          </table:table-cell>
          <table:table-cell office:value-type="float" office:value="0.0000567485302330104" calcext:value-type="float">
            <text:p>5.67E-05</text:p>
          </table:table-cell>
          <table:table-cell office:value-type="float" office:value="9.05285371187712" calcext:value-type="float">
            <text:p>9.0528537119</text:p>
          </table:table-cell>
          <table:table-cell office:value-type="float" office:value="0.0463176766784752" calcext:value-type="float">
            <text:p>0.0463176767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079168537617044" calcext:value-type="float">
            <text:p>0.0079168538</text:p>
          </table:table-cell>
          <table:table-cell office:value-type="float" office:value="0" calcext:value-type="float">
            <text:p>0</text:p>
          </table:table-cell>
          <table:table-cell office:value-type="float" office:value="0.00000874674462921586" calcext:value-type="float">
            <text:p>8.75E-06</text:p>
          </table:table-cell>
          <table:table-cell office:value-type="float" office:value="2.96446752396714" calcext:value-type="float">
            <text:p>2.964467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0887988165957602" calcext:value-type="float">
            <text:p>0.0088798817</text:p>
          </table:table-cell>
          <table:table-cell office:value-type="float" office:value="0" calcext:value-type="float">
            <text:p>0</text:p>
          </table:table-cell>
          <table:table-cell office:value-type="float" office:value="0.00000590757515362834" calcext:value-type="float">
            <text:p>5.91E-06</text:p>
          </table:table-cell>
          <table:table-cell office:value-type="float" office:value="4.91068491989879" calcext:value-type="float">
            <text:p>4.91068491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05853427714007" calcext:value-type="float">
            <text:p>0.0058534277</text:p>
          </table:table-cell>
          <table:table-cell office:value-type="float" office:value="0" calcext:value-type="float">
            <text:p>0</text:p>
          </table:table-cell>
          <table:table-cell office:value-type="float" office:value="0.00000686471802274882" calcext:value-type="float">
            <text:p>6.86E-06</text:p>
          </table:table-cell>
          <table:table-cell office:value-type="float" office:value="3.63618336817646" calcext:value-type="float">
            <text:p>3.6361833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0595007607899524" calcext:value-type="float">
            <text:p>0.0059500761</text:p>
          </table:table-cell>
          <table:table-cell office:value-type="float" office:value="0" calcext:value-type="float">
            <text:p>0</text:p>
          </table:table-cell>
          <table:table-cell office:value-type="float" office:value="0.00000687088357847476" calcext:value-type="float">
            <text:p>6.87E-06</text:p>
          </table:table-cell>
          <table:table-cell office:value-type="float" office:value="3.22951563797513" calcext:value-type="float">
            <text:p>3.229515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0648621419286676" calcext:value-type="float">
            <text:p>0.0064862142</text:p>
          </table:table-cell>
          <table:table-cell office:value-type="float" office:value="0" calcext:value-type="float">
            <text:p>0</text:p>
          </table:table-cell>
          <table:table-cell office:value-type="float" office:value="0.00000830810102118832" calcext:value-type="float">
            <text:p>8.31E-06</text:p>
          </table:table-cell>
          <table:table-cell office:value-type="float" office:value="6.74279932030574" calcext:value-type="float">
            <text:p>6.7427993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0140916035161829" calcext:value-type="float">
            <text:p>0.0140916035</text:p>
          </table:table-cell>
          <table:table-cell office:value-type="float" office:value="0" calcext:value-type="float">
            <text:p>0</text:p>
          </table:table-cell>
          <table:table-cell office:value-type="float" office:value="0.0000147568850197383" calcext:value-type="float">
            <text:p>1.48E-05</text:p>
          </table:table-cell>
          <table:table-cell office:value-type="float" office:value="4.39374074516906" calcext:value-type="float">
            <text:p>4.3937407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101802708370903" calcext:value-type="float">
            <text:p>0.0101802708</text:p>
          </table:table-cell>
          <table:table-cell office:value-type="float" office:value="0.0173769184885176" calcext:value-type="float">
            <text:p>0.0173769185</text:p>
          </table:table-cell>
          <table:table-cell office:value-type="float" office:value="0.0000221072907499751" calcext:value-type="float">
            <text:p>2.21E-05</text:p>
          </table:table-cell>
          <table:table-cell office:value-type="float" office:value="3.42808382523561" calcext:value-type="float">
            <text:p>3.4280838252</text:p>
          </table:table-cell>
          <table:table-cell office:value-type="float" office:value="0.0376644128574724" calcext:value-type="float">
            <text:p>0.0376644129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0837137290471603" calcext:value-type="float">
            <text:p>0.0083713729</text:p>
          </table:table-cell>
          <table:table-cell office:value-type="float" office:value="0.0390502927097349" calcext:value-type="float">
            <text:p>0.0390502927</text:p>
          </table:table-cell>
          <table:table-cell office:value-type="float" office:value="0.0000512331675166398" calcext:value-type="float">
            <text:p>5.12E-05</text:p>
          </table:table-cell>
          <table:table-cell office:value-type="float" office:value="7.15738576590607" calcext:value-type="float">
            <text:p>7.1573857659</text:p>
          </table:table-cell>
          <table:table-cell office:value-type="float" office:value="0.0463072140930394" calcext:value-type="float">
            <text:p>0.0463072141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0587933521777207" calcext:value-type="float">
            <text:p>0.0058793352</text:p>
          </table:table-cell>
          <table:table-cell office:value-type="float" office:value="0" calcext:value-type="float">
            <text:p>0</text:p>
          </table:table-cell>
          <table:table-cell office:value-type="float" office:value="0.00000702821436023495" calcext:value-type="float">
            <text:p>7.03E-06</text:p>
          </table:table-cell>
          <table:table-cell office:value-type="float" office:value="6.5857020845096" calcext:value-type="float">
            <text:p>6.5857020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0604669310449959" calcext:value-type="float">
            <text:p>0.0060466931</text:p>
          </table:table-cell>
          <table:table-cell office:value-type="float" office:value="0" calcext:value-type="float">
            <text:p>0</text:p>
          </table:table-cell>
          <table:table-cell office:value-type="float" office:value="0.00000683343489900527" calcext:value-type="float">
            <text:p>6.83E-06</text:p>
          </table:table-cell>
          <table:table-cell office:value-type="float" office:value="6.35386233939319" calcext:value-type="float">
            <text:p>6.3538623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11919794359744" calcext:value-type="float">
            <text:p>0.0119197944</text:p>
          </table:table-cell>
          <table:table-cell office:value-type="float" office:value="0" calcext:value-type="float">
            <text:p>0</text:p>
          </table:table-cell>
          <table:table-cell office:value-type="float" office:value="0.0000125007402959281" calcext:value-type="float">
            <text:p>1.25E-05</text:p>
          </table:table-cell>
          <table:table-cell office:value-type="float" office:value="5.59639695289323" calcext:value-type="float">
            <text:p>5.5963969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112706567303663" calcext:value-type="float">
            <text:p>0.0112706567</text:p>
          </table:table-cell>
          <table:table-cell office:value-type="float" office:value="0.0225147177259093" calcext:value-type="float">
            <text:p>0.0225147177</text:p>
          </table:table-cell>
          <table:table-cell office:value-type="float" office:value="0.0000291707677469291" calcext:value-type="float">
            <text:p>2.92E-05</text:p>
          </table:table-cell>
          <table:table-cell office:value-type="float" office:value="7.6090315841569" calcext:value-type="float">
            <text:p>7.6090315842</text:p>
          </table:table-cell>
          <table:table-cell office:value-type="float" office:value="0.040553965781133" calcext:value-type="float">
            <text:p>0.0405539658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0773035173373141" calcext:value-type="float">
            <text:p>0.0077303517</text:p>
          </table:table-cell>
          <table:table-cell office:value-type="float" office:value="0" calcext:value-type="float">
            <text:p>0</text:p>
          </table:table-cell>
          <table:table-cell office:value-type="float" office:value="0.00000945502594634245" calcext:value-type="float">
            <text:p>9.46E-06</text:p>
          </table:table-cell>
          <table:table-cell office:value-type="float" office:value="6.67718442396405" calcext:value-type="float">
            <text:p>6.67718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058961844851961" calcext:value-type="float">
            <text:p>0.0058961845</text:p>
          </table:table-cell>
          <table:table-cell office:value-type="float" office:value="0" calcext:value-type="float">
            <text:p>0</text:p>
          </table:table-cell>
          <table:table-cell office:value-type="float" office:value="0.00000790467530594996" calcext:value-type="float">
            <text:p>7.90E-06</text:p>
          </table:table-cell>
          <table:table-cell office:value-type="float" office:value="6.79421173867658" calcext:value-type="float">
            <text:p>6.7942117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0143651988897685" calcext:value-type="float">
            <text:p>0.0143651989</text:p>
          </table:table-cell>
          <table:table-cell office:value-type="float" office:value="0.00670898988935997" calcext:value-type="float">
            <text:p>0.0067089899</text:p>
          </table:table-cell>
          <table:table-cell office:value-type="float" office:value="0.00000804932504076931" calcext:value-type="float">
            <text:p>8.05E-06</text:p>
          </table:table-cell>
          <table:table-cell office:value-type="float" office:value="11.8117003000405" calcext:value-type="float">
            <text:p>11.8117003</text:p>
          </table:table-cell>
          <table:table-cell office:value-type="float" office:value="0.0160137584857886" calcext:value-type="float">
            <text:p>0.0160137585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0760255402110842" calcext:value-type="float">
            <text:p>0.007602554</text:p>
          </table:table-cell>
          <table:table-cell office:value-type="float" office:value="0" calcext:value-type="float">
            <text:p>0</text:p>
          </table:table-cell>
          <table:table-cell office:value-type="float" office:value="0.00000899908910255105" calcext:value-type="float">
            <text:p>9.00E-06</text:p>
          </table:table-cell>
          <table:table-cell office:value-type="float" office:value="5.98331874972224" calcext:value-type="float">
            <text:p>5.98331874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618738771784391" calcext:value-type="float">
            <text:p>0.0618738772</text:p>
          </table:table-cell>
          <table:table-cell office:value-type="float" office:value="0.000704442053467561" calcext:value-type="float">
            <text:p>0.0007044421</text:p>
          </table:table-cell>
          <table:table-cell office:value-type="float" office:value="0.00000658525459743333" calcext:value-type="float">
            <text:p>6.59E-06</text:p>
          </table:table-cell>
          <table:table-cell office:value-type="float" office:value="21.130364743252" calcext:value-type="float">
            <text:p>21.1303647433</text:p>
          </table:table-cell>
          <table:table-cell office:value-type="float" office:value="0.00893910883107741" calcext:value-type="float">
            <text:p>0.0089391088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0676982374739994" calcext:value-type="float">
            <text:p>0.0067698237</text:p>
          </table:table-cell>
          <table:table-cell office:value-type="float" office:value="0" calcext:value-type="float">
            <text:p>0</text:p>
          </table:table-cell>
          <table:table-cell office:value-type="float" office:value="0.0000082587917997587" calcext:value-type="float">
            <text:p>8.26E-06</text:p>
          </table:table-cell>
          <table:table-cell office:value-type="float" office:value="5.84008868952623" calcext:value-type="float">
            <text:p>5.8400886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0128969592174571" calcext:value-type="float">
            <text:p>0.0128969592</text:p>
          </table:table-cell>
          <table:table-cell office:value-type="float" office:value="0" calcext:value-type="float">
            <text:p>0</text:p>
          </table:table-cell>
          <table:table-cell office:value-type="float" office:value="0.0000123500829582571" calcext:value-type="float">
            <text:p>1.24E-05</text:p>
          </table:table-cell>
          <table:table-cell office:value-type="float" office:value="5.31173693942179" calcext:value-type="float">
            <text:p>5.3117369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0748044904971668" calcext:value-type="float">
            <text:p>0.007480449</text:p>
          </table:table-cell>
          <table:table-cell office:value-type="float" office:value="0.0389860265264252" calcext:value-type="float">
            <text:p>0.0389860265</text:p>
          </table:table-cell>
          <table:table-cell office:value-type="float" office:value="0.0000512668019717934" calcext:value-type="float">
            <text:p>5.13E-05</text:p>
          </table:table-cell>
          <table:table-cell office:value-type="float" office:value="7.04846270088791" calcext:value-type="float">
            <text:p>7.0484627009</text:p>
          </table:table-cell>
          <table:table-cell office:value-type="float" office:value="0.0465151764091836" calcext:value-type="float">
            <text:p>0.0465151764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060881921053871" calcext:value-type="float">
            <text:p>0.0060881921</text:p>
          </table:table-cell>
          <table:table-cell office:value-type="float" office:value="0.0350560288555883" calcext:value-type="float">
            <text:p>0.0350560289</text:p>
          </table:table-cell>
          <table:table-cell office:value-type="float" office:value="0.000045686735124242" calcext:value-type="float">
            <text:p>4.57E-05</text:p>
          </table:table-cell>
          <table:table-cell office:value-type="float" office:value="7.1882781363385" calcext:value-type="float">
            <text:p>7.1882781363</text:p>
          </table:table-cell>
          <table:table-cell office:value-type="float" office:value="0.0442970233341222" calcext:value-type="float">
            <text:p>0.0442970233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0629043980740726" calcext:value-type="float">
            <text:p>0.0062904398</text:p>
          </table:table-cell>
          <table:table-cell office:value-type="float" office:value="0.0290666092355411" calcext:value-type="float">
            <text:p>0.0290666092</text:p>
          </table:table-cell>
          <table:table-cell office:value-type="float" office:value="0.0000373337603861396" calcext:value-type="float">
            <text:p>3.73E-05</text:p>
          </table:table-cell>
          <table:table-cell office:value-type="float" office:value="7.43998553279337" calcext:value-type="float">
            <text:p>7.4399855328</text:p>
          </table:table-cell>
          <table:table-cell office:value-type="float" office:value="0.0419236220144102" calcext:value-type="float">
            <text:p>0.041923622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0605997914642546" calcext:value-type="float">
            <text:p>0.0060599791</text:p>
          </table:table-cell>
          <table:table-cell office:value-type="float" office:value="0" calcext:value-type="float">
            <text:p>0</text:p>
          </table:table-cell>
          <table:table-cell office:value-type="float" office:value="0.00000757636842699642" calcext:value-type="float">
            <text:p>7.58E-06</text:p>
          </table:table-cell>
          <table:table-cell office:value-type="float" office:value="5.99504804624503" calcext:value-type="float">
            <text:p>5.9950480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0130769561598047" calcext:value-type="float">
            <text:p>0.0130769562</text:p>
          </table:table-cell>
          <table:table-cell office:value-type="float" office:value="0" calcext:value-type="float">
            <text:p>0</text:p>
          </table:table-cell>
          <table:table-cell office:value-type="float" office:value="0.0000128165603407672" calcext:value-type="float">
            <text:p>1.28E-05</text:p>
          </table:table-cell>
          <table:table-cell office:value-type="float" office:value="5.83717464321946" calcext:value-type="float">
            <text:p>5.8371746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069168849138229" calcext:value-type="float">
            <text:p>0.0069168849</text:p>
          </table:table-cell>
          <table:table-cell office:value-type="float" office:value="0.0372289982636019" calcext:value-type="float">
            <text:p>0.0372289983</text:p>
          </table:table-cell>
          <table:table-cell office:value-type="float" office:value="0.0000486853844201896" calcext:value-type="float">
            <text:p>4.87E-05</text:p>
          </table:table-cell>
          <table:table-cell office:value-type="float" office:value="7.0960348583446" calcext:value-type="float">
            <text:p>7.0960348583</text:p>
          </table:table-cell>
          <table:table-cell office:value-type="float" office:value="0.0456900829366456" calcext:value-type="float">
            <text:p>0.0456900829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0870873046348026" calcext:value-type="float">
            <text:p>0.0087087305</text:p>
          </table:table-cell>
          <table:table-cell office:value-type="float" office:value="0" calcext:value-type="float">
            <text:p>0</text:p>
          </table:table-cell>
          <table:table-cell office:value-type="float" office:value="0.00000675090354150828" calcext:value-type="float">
            <text:p>6.75E-06</text:p>
          </table:table-cell>
          <table:table-cell office:value-type="float" office:value="1.67256745729419" calcext:value-type="float">
            <text:p>1.67256745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0963013635435326" calcext:value-type="float">
            <text:p>0.0096301364</text:p>
          </table:table-cell>
          <table:table-cell office:value-type="float" office:value="0.0204032649355175" calcext:value-type="float">
            <text:p>0.0204032649</text:p>
          </table:table-cell>
          <table:table-cell office:value-type="float" office:value="0.0000267680140022514" calcext:value-type="float">
            <text:p>2.68E-05</text:p>
          </table:table-cell>
          <table:table-cell office:value-type="float" office:value="8.74044513026019" calcext:value-type="float">
            <text:p>8.7404451303</text:p>
          </table:table-cell>
          <table:table-cell office:value-type="float" office:value="0.0379803221559169" calcext:value-type="float">
            <text:p>0.0379803222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0798437348554871" calcext:value-type="float">
            <text:p>0.0079843735</text:p>
          </table:table-cell>
          <table:table-cell office:value-type="float" office:value="0" calcext:value-type="float">
            <text:p>0</text:p>
          </table:table-cell>
          <table:table-cell office:value-type="float" office:value="0.00000921785311561915" calcext:value-type="float">
            <text:p>9.22E-06</text:p>
          </table:table-cell>
          <table:table-cell office:value-type="float" office:value="5.75029520016007" calcext:value-type="float">
            <text:p>5.750295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105014139291428" calcext:value-type="float">
            <text:p>0.0105014139</text:p>
          </table:table-cell>
          <table:table-cell office:value-type="float" office:value="0.0230405533973106" calcext:value-type="float">
            <text:p>0.0230405534</text:p>
          </table:table-cell>
          <table:table-cell office:value-type="float" office:value="0.0000294161789299237" calcext:value-type="float">
            <text:p>2.94E-05</text:p>
          </table:table-cell>
          <table:table-cell office:value-type="float" office:value="9.28549418314587" calcext:value-type="float">
            <text:p>9.2854941831</text:p>
          </table:table-cell>
          <table:table-cell office:value-type="float" office:value="0.0416961784769327" calcext:value-type="float">
            <text:p>0.0416961785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0592318370125115" calcext:value-type="float">
            <text:p>0.0059231837</text:p>
          </table:table-cell>
          <table:table-cell office:value-type="float" office:value="0" calcext:value-type="float">
            <text:p>0</text:p>
          </table:table-cell>
          <table:table-cell office:value-type="float" office:value="0.0000069266997075223" calcext:value-type="float">
            <text:p>6.93E-06</text:p>
          </table:table-cell>
          <table:table-cell office:value-type="float" office:value="6.10769529558152" calcext:value-type="float">
            <text:p>6.10769529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0723402657842584" calcext:value-type="float">
            <text:p>0.0072340266</text:p>
          </table:table-cell>
          <table:table-cell office:value-type="float" office:value="0.00779142237885402" calcext:value-type="float">
            <text:p>0.0077914224</text:p>
          </table:table-cell>
          <table:table-cell office:value-type="float" office:value="0.00000857395400867749" calcext:value-type="float">
            <text:p>8.57E-06</text:p>
          </table:table-cell>
          <table:table-cell office:value-type="float" office:value="8.25597079369532" calcext:value-type="float">
            <text:p>8.2559707937</text:p>
          </table:table-cell>
          <table:table-cell office:value-type="float" office:value="0.0183099383105873" calcext:value-type="float">
            <text:p>0.0183099383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0567542171297874" calcext:value-type="float">
            <text:p>0.0056754217</text:p>
          </table:table-cell>
          <table:table-cell office:value-type="float" office:value="0" calcext:value-type="float">
            <text:p>0</text:p>
          </table:table-cell>
          <table:table-cell office:value-type="float" office:value="0.00000695649818153841" calcext:value-type="float">
            <text:p>6.96E-06</text:p>
          </table:table-cell>
          <table:table-cell office:value-type="float" office:value="4.65296432958998" calcext:value-type="float">
            <text:p>4.6529643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0609835328672338" calcext:value-type="float">
            <text:p>0.0060983533</text:p>
          </table:table-cell>
          <table:table-cell office:value-type="float" office:value="0" calcext:value-type="float">
            <text:p>0</text:p>
          </table:table-cell>
          <table:table-cell office:value-type="float" office:value="0.00000780795386123004" calcext:value-type="float">
            <text:p>7.81E-06</text:p>
          </table:table-cell>
          <table:table-cell office:value-type="float" office:value="6.1221078111556" calcext:value-type="float">
            <text:p>6.1221078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064763265347831" calcext:value-type="float">
            <text:p>0.0064763265</text:p>
          </table:table-cell>
          <table:table-cell office:value-type="float" office:value="0" calcext:value-type="float">
            <text:p>0</text:p>
          </table:table-cell>
          <table:table-cell office:value-type="float" office:value="0.00000738202457164019" calcext:value-type="float">
            <text:p>7.38E-06</text:p>
          </table:table-cell>
          <table:table-cell office:value-type="float" office:value="3.52414035265608" calcext:value-type="float">
            <text:p>3.52414035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0822793217869022" calcext:value-type="float">
            <text:p>0.0082279322</text:p>
          </table:table-cell>
          <table:table-cell office:value-type="float" office:value="0" calcext:value-type="float">
            <text:p>0</text:p>
          </table:table-cell>
          <table:table-cell office:value-type="float" office:value="0.00000874255175751774" calcext:value-type="float">
            <text:p>8.74E-06</text:p>
          </table:table-cell>
          <table:table-cell office:value-type="float" office:value="3.10819271118906" calcext:value-type="float">
            <text:p>3.1081927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0784656636242964" calcext:value-type="float">
            <text:p>0.0078465664</text:p>
          </table:table-cell>
          <table:table-cell office:value-type="float" office:value="0.0319405549712162" calcext:value-type="float">
            <text:p>0.031940555</text:p>
          </table:table-cell>
          <table:table-cell office:value-type="float" office:value="0.000041369892925964" calcext:value-type="float">
            <text:p>4.14E-05</text:p>
          </table:table-cell>
          <table:table-cell office:value-type="float" office:value="7.1249528613033" calcext:value-type="float">
            <text:p>7.1249528613</text:p>
          </table:table-cell>
          <table:table-cell office:value-type="float" office:value="0.0434200350846135" calcext:value-type="float">
            <text:p>0.0434200351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0642581578158434" calcext:value-type="float">
            <text:p>0.0064258158</text:p>
          </table:table-cell>
          <table:table-cell office:value-type="float" office:value="0" calcext:value-type="float">
            <text:p>0</text:p>
          </table:table-cell>
          <table:table-cell office:value-type="float" office:value="0.0000045116075383842" calcext:value-type="float">
            <text:p>4.51E-06</text:p>
          </table:table-cell>
          <table:table-cell office:value-type="float" office:value="4.72745059373986" calcext:value-type="float">
            <text:p>4.72745059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0760897799453633" calcext:value-type="float">
            <text:p>0.007608978</text:p>
          </table:table-cell>
          <table:table-cell office:value-type="float" office:value="0" calcext:value-type="float">
            <text:p>0</text:p>
          </table:table-cell>
          <table:table-cell office:value-type="float" office:value="0.0000086562904598871" calcext:value-type="float">
            <text:p>8.66E-06</text:p>
          </table:table-cell>
          <table:table-cell office:value-type="float" office:value="4.1425025459668" calcext:value-type="float">
            <text:p>4.1425025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0929691000004316" calcext:value-type="float">
            <text:p>0.00929691</text:p>
          </table:table-cell>
          <table:table-cell office:value-type="float" office:value="0.028583785372447" calcext:value-type="float">
            <text:p>0.0285837854</text:p>
          </table:table-cell>
          <table:table-cell office:value-type="float" office:value="0.0000367278638272402" calcext:value-type="float">
            <text:p>3.67E-05</text:p>
          </table:table-cell>
          <table:table-cell office:value-type="float" office:value="7.01566141037351" calcext:value-type="float">
            <text:p>7.0156614104</text:p>
          </table:table-cell>
          <table:table-cell office:value-type="float" office:value="0.0431675326650675" calcext:value-type="float">
            <text:p>0.0431675327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071569931612432" calcext:value-type="float">
            <text:p>0.0071569932</text:p>
          </table:table-cell>
          <table:table-cell office:value-type="float" office:value="0.0363487296772387" calcext:value-type="float">
            <text:p>0.0363487297</text:p>
          </table:table-cell>
          <table:table-cell office:value-type="float" office:value="0.0000476971673915141" calcext:value-type="float">
            <text:p>4.77E-05</text:p>
          </table:table-cell>
          <table:table-cell office:value-type="float" office:value="7.50726887173415" calcext:value-type="float">
            <text:p>7.5072688717</text:p>
          </table:table-cell>
          <table:table-cell office:value-type="float" office:value="0.0453146329379698" calcext:value-type="float">
            <text:p>0.0453146329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0746358760672311" calcext:value-type="float">
            <text:p>0.0074635876</text:p>
          </table:table-cell>
          <table:table-cell office:value-type="float" office:value="0" calcext:value-type="float">
            <text:p>0</text:p>
          </table:table-cell>
          <table:table-cell office:value-type="float" office:value="0.00000909125792168171" calcext:value-type="float">
            <text:p>9.09E-06</text:p>
          </table:table-cell>
          <table:table-cell office:value-type="float" office:value="6.39671057798156" calcext:value-type="float">
            <text:p>6.3967105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0107467743195082" calcext:value-type="float">
            <text:p>0.0107467743</text:p>
          </table:table-cell>
          <table:table-cell office:value-type="float" office:value="0.0130672052397336" calcext:value-type="float">
            <text:p>0.0130672052</text:p>
          </table:table-cell>
          <table:table-cell office:value-type="float" office:value="0.0000173331073293382" calcext:value-type="float">
            <text:p>1.73E-05</text:p>
          </table:table-cell>
          <table:table-cell office:value-type="float" office:value="7.32097691730178" calcext:value-type="float">
            <text:p>7.3209769173</text:p>
          </table:table-cell>
          <table:table-cell office:value-type="float" office:value="0.0345634623996673" calcext:value-type="float">
            <text:p>0.0345634624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0551392328990883" calcext:value-type="float">
            <text:p>0.0055139233</text:p>
          </table:table-cell>
          <table:table-cell office:value-type="float" office:value="0" calcext:value-type="float">
            <text:p>0</text:p>
          </table:table-cell>
          <table:table-cell office:value-type="float" office:value="0.00000412135042191386" calcext:value-type="float">
            <text:p>4.12E-06</text:p>
          </table:table-cell>
          <table:table-cell office:value-type="float" office:value="5.05825752405278" calcext:value-type="float">
            <text:p>5.0582575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0559056103627006" calcext:value-type="float">
            <text:p>0.005590561</text:p>
          </table:table-cell>
          <table:table-cell office:value-type="float" office:value="0.0330204083709942" calcext:value-type="float">
            <text:p>0.0330204084</text:p>
          </table:table-cell>
          <table:table-cell office:value-type="float" office:value="0.0000420684916059012" calcext:value-type="float">
            <text:p>4.21E-05</text:p>
          </table:table-cell>
          <table:table-cell office:value-type="float" office:value="7.19841065155628" calcext:value-type="float">
            <text:p>7.1984106516</text:p>
          </table:table-cell>
          <table:table-cell office:value-type="float" office:value="0.0435857707219137" calcext:value-type="float">
            <text:p>0.0435857707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0556328554709664" calcext:value-type="float">
            <text:p>0.0055632855</text:p>
          </table:table-cell>
          <table:table-cell office:value-type="float" office:value="0.0343487593882695" calcext:value-type="float">
            <text:p>0.0343487594</text:p>
          </table:table-cell>
          <table:table-cell office:value-type="float" office:value="0.0000444494820408982" calcext:value-type="float">
            <text:p>4.44E-05</text:p>
          </table:table-cell>
          <table:table-cell office:value-type="float" office:value="7.14648544732403" calcext:value-type="float">
            <text:p>7.1464854473</text:p>
          </table:table-cell>
          <table:table-cell office:value-type="float" office:value="0.0440244773126458" calcext:value-type="float">
            <text:p>0.0440244773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0720926382751088" calcext:value-type="float">
            <text:p>0.0072092638</text:p>
          </table:table-cell>
          <table:table-cell office:value-type="float" office:value="0" calcext:value-type="float">
            <text:p>0</text:p>
          </table:table-cell>
          <table:table-cell office:value-type="float" office:value="0.00000833656870355303" calcext:value-type="float">
            <text:p>8.34E-06</text:p>
          </table:table-cell>
          <table:table-cell office:value-type="float" office:value="4.7416127540129" calcext:value-type="float">
            <text:p>4.741612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0590178426911509" calcext:value-type="float">
            <text:p>0.0059017843</text:p>
          </table:table-cell>
          <table:table-cell office:value-type="float" office:value="0" calcext:value-type="float">
            <text:p>0</text:p>
          </table:table-cell>
          <table:table-cell office:value-type="float" office:value="0.00000748055181145931" calcext:value-type="float">
            <text:p>7.48E-06</text:p>
          </table:table-cell>
          <table:table-cell office:value-type="float" office:value="5.70024361422979" calcext:value-type="float">
            <text:p>5.7002436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0738647835224401" calcext:value-type="float">
            <text:p>0.0073864784</text:p>
          </table:table-cell>
          <table:table-cell office:value-type="float" office:value="0" calcext:value-type="float">
            <text:p>0</text:p>
          </table:table-cell>
          <table:table-cell office:value-type="float" office:value="0.00000804646368456315" calcext:value-type="float">
            <text:p>8.05E-06</text:p>
          </table:table-cell>
          <table:table-cell office:value-type="float" office:value="1.99930264906595" calcext:value-type="float">
            <text:p>1.9993026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0695720544076187" calcext:value-type="float">
            <text:p>0.0069572054</text:p>
          </table:table-cell>
          <table:table-cell office:value-type="float" office:value="0.00447644071674955" calcext:value-type="float">
            <text:p>0.0044764407</text:p>
          </table:table-cell>
          <table:table-cell office:value-type="float" office:value="0.00000843013715226665" calcext:value-type="float">
            <text:p>8.43E-06</text:p>
          </table:table-cell>
          <table:table-cell office:value-type="float" office:value="6.4898310184888" calcext:value-type="float">
            <text:p>6.4898310185</text:p>
          </table:table-cell>
          <table:table-cell office:value-type="float" office:value="0.0134965209892799" calcext:value-type="float">
            <text:p>0.013496521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0591342622301623" calcext:value-type="float">
            <text:p>0.0059134262</text:p>
          </table:table-cell>
          <table:table-cell office:value-type="float" office:value="0" calcext:value-type="float">
            <text:p>0</text:p>
          </table:table-cell>
          <table:table-cell office:value-type="float" office:value="0.00000670697618375102" calcext:value-type="float">
            <text:p>6.71E-06</text:p>
          </table:table-cell>
          <table:table-cell office:value-type="float" office:value="5.56215355013411" calcext:value-type="float">
            <text:p>5.5621535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0609928790935042" calcext:value-type="float">
            <text:p>0.0060992879</text:p>
          </table:table-cell>
          <table:table-cell office:value-type="float" office:value="0" calcext:value-type="float">
            <text:p>0</text:p>
          </table:table-cell>
          <table:table-cell office:value-type="float" office:value="0.00000792497489810961" calcext:value-type="float">
            <text:p>7.92E-06</text:p>
          </table:table-cell>
          <table:table-cell office:value-type="float" office:value="6.42603670688012" calcext:value-type="float">
            <text:p>6.4260367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0845781334655462" calcext:value-type="float">
            <text:p>0.0084578133</text:p>
          </table:table-cell>
          <table:table-cell office:value-type="float" office:value="0.0341108913179056" calcext:value-type="float">
            <text:p>0.0341108913</text:p>
          </table:table-cell>
          <table:table-cell office:value-type="float" office:value="0.0000442469767166374" calcext:value-type="float">
            <text:p>4.42E-05</text:p>
          </table:table-cell>
          <table:table-cell office:value-type="float" office:value="6.96402782794013" calcext:value-type="float">
            <text:p>6.9640278279</text:p>
          </table:table-cell>
          <table:table-cell office:value-type="float" office:value="0.0451015423672516" calcext:value-type="float">
            <text:p>0.0451015424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0860667913312435" calcext:value-type="float">
            <text:p>0.0086066791</text:p>
          </table:table-cell>
          <table:table-cell office:value-type="float" office:value="0.0284558504965266" calcext:value-type="float">
            <text:p>0.0284558505</text:p>
          </table:table-cell>
          <table:table-cell office:value-type="float" office:value="0.0000364631618071846" calcext:value-type="float">
            <text:p>3.65E-05</text:p>
          </table:table-cell>
          <table:table-cell office:value-type="float" office:value="7.25938064636365" calcext:value-type="float">
            <text:p>7.2593806464</text:p>
          </table:table-cell>
          <table:table-cell office:value-type="float" office:value="0.0418532874776363" calcext:value-type="float">
            <text:p>0.0418532875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0519859749149611" calcext:value-type="float">
            <text:p>0.0051985975</text:p>
          </table:table-cell>
          <table:table-cell office:value-type="float" office:value="0" calcext:value-type="float">
            <text:p>0</text:p>
          </table:table-cell>
          <table:table-cell office:value-type="float" office:value="0.00000690010235844454" calcext:value-type="float">
            <text:p>6.90E-06</text:p>
          </table:table-cell>
          <table:table-cell office:value-type="float" office:value="5.67912875536645" calcext:value-type="float">
            <text:p>5.6791287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0137508116868815" calcext:value-type="float">
            <text:p>0.0137508117</text:p>
          </table:table-cell>
          <table:table-cell office:value-type="float" office:value="0" calcext:value-type="float">
            <text:p>0</text:p>
          </table:table-cell>
          <table:table-cell office:value-type="float" office:value="0.0000152335015703913" calcext:value-type="float">
            <text:p>1.52E-05</text:p>
          </table:table-cell>
          <table:table-cell office:value-type="float" office:value="6.91937630505491" calcext:value-type="float">
            <text:p>6.91937630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0759767309706661" calcext:value-type="float">
            <text:p>0.0075976731</text:p>
          </table:table-cell>
          <table:table-cell office:value-type="float" office:value="0" calcext:value-type="float">
            <text:p>0</text:p>
          </table:table-cell>
          <table:table-cell office:value-type="float" office:value="0.00000921114216373142" calcext:value-type="float">
            <text:p>9.21E-06</text:p>
          </table:table-cell>
          <table:table-cell office:value-type="float" office:value="6.32673871847851" calcext:value-type="float">
            <text:p>6.3267387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075045032290253" calcext:value-type="float">
            <text:p>0.0075045032</text:p>
          </table:table-cell>
          <table:table-cell office:value-type="float" office:value="0" calcext:value-type="float">
            <text:p>0</text:p>
          </table:table-cell>
          <table:table-cell office:value-type="float" office:value="0.00000873002877686031" calcext:value-type="float">
            <text:p>8.73E-06</text:p>
          </table:table-cell>
          <table:table-cell office:value-type="float" office:value="5.10961864701612" calcext:value-type="float">
            <text:p>5.1096186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0868842815700674" calcext:value-type="float">
            <text:p>0.0086884282</text:p>
          </table:table-cell>
          <table:table-cell office:value-type="float" office:value="0.0273253837309381" calcext:value-type="float">
            <text:p>0.0273253837</text:p>
          </table:table-cell>
          <table:table-cell office:value-type="float" office:value="0.0000351702449657659" calcext:value-type="float">
            <text:p>3.52E-05</text:p>
          </table:table-cell>
          <table:table-cell office:value-type="float" office:value="6.83922625910546" calcext:value-type="float">
            <text:p>6.8392262591</text:p>
          </table:table-cell>
          <table:table-cell office:value-type="float" office:value="0.0421871204749" calcext:value-type="float">
            <text:p>0.0421871205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0528518201088858" calcext:value-type="float">
            <text:p>0.005285182</text:p>
          </table:table-cell>
          <table:table-cell office:value-type="float" office:value="0.0337532486622661" calcext:value-type="float">
            <text:p>0.0337532487</text:p>
          </table:table-cell>
          <table:table-cell office:value-type="float" office:value="0.0000434367267394285" calcext:value-type="float">
            <text:p>4.34E-05</text:p>
          </table:table-cell>
          <table:table-cell office:value-type="float" office:value="7.25087768644239" calcext:value-type="float">
            <text:p>7.2508776864</text:p>
          </table:table-cell>
          <table:table-cell office:value-type="float" office:value="0.0437512434052055" calcext:value-type="float">
            <text:p>0.0437512434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0682265258981808" calcext:value-type="float">
            <text:p>0.0068226526</text:p>
          </table:table-cell>
          <table:table-cell office:value-type="float" office:value="0.0369805949058896" calcext:value-type="float">
            <text:p>0.0369805949</text:p>
          </table:table-cell>
          <table:table-cell office:value-type="float" office:value="0.000048461249761364" calcext:value-type="float">
            <text:p>4.85E-05</text:p>
          </table:table-cell>
          <table:table-cell office:value-type="float" office:value="7.12380857282999" calcext:value-type="float">
            <text:p>7.1238085728</text:p>
          </table:table-cell>
          <table:table-cell office:value-type="float" office:value="0.0452803756671703" calcext:value-type="float">
            <text:p>0.0452803757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0933486851095813" calcext:value-type="float">
            <text:p>0.0093348685</text:p>
          </table:table-cell>
          <table:table-cell table:style-name="ce2" office:value-type="float" office:value="0.00000000591025449952592" calcext:value-type="float">
            <text:p>5.91E-09</text:p>
          </table:table-cell>
          <table:table-cell office:value-type="float" office:value="0.0000095489401773203" calcext:value-type="float">
            <text:p>9.55E-06</text:p>
          </table:table-cell>
          <table:table-cell office:value-type="float" office:value="6.44784377768186" calcext:value-type="float">
            <text:p>6.4478437777</text:p>
          </table:table-cell>
          <table:table-cell table:style-name="ce2" office:value-type="float" office:value="0.0000000475030850813461" calcext:value-type="float">
            <text:p>4.75E-08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0795701298777354" calcext:value-type="float">
            <text:p>0.007957013</text:p>
          </table:table-cell>
          <table:table-cell office:value-type="float" office:value="0.0411221769828676" calcext:value-type="float">
            <text:p>0.041122177</text:p>
          </table:table-cell>
          <table:table-cell office:value-type="float" office:value="0.0000542030819866757" calcext:value-type="float">
            <text:p>5.42E-05</text:p>
          </table:table-cell>
          <table:table-cell office:value-type="float" office:value="7.79531468958036" calcext:value-type="float">
            <text:p>7.7953146896</text:p>
          </table:table-cell>
          <table:table-cell office:value-type="float" office:value="0.0469410790513009" calcext:value-type="float">
            <text:p>0.0469410791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0717795151971483" calcext:value-type="float">
            <text:p>0.0071779515</text:p>
          </table:table-cell>
          <table:table-cell office:value-type="float" office:value="0" calcext:value-type="float">
            <text:p>0</text:p>
          </table:table-cell>
          <table:table-cell office:value-type="float" office:value="0.00000843890400149299" calcext:value-type="float">
            <text:p>8.44E-06</text:p>
          </table:table-cell>
          <table:table-cell office:value-type="float" office:value="5.24776016481562" calcext:value-type="float">
            <text:p>5.2477601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0769237272154093" calcext:value-type="float">
            <text:p>0.0076923727</text:p>
          </table:table-cell>
          <table:table-cell office:value-type="float" office:value="0" calcext:value-type="float">
            <text:p>0</text:p>
          </table:table-cell>
          <table:table-cell office:value-type="float" office:value="0.00000873600040686093" calcext:value-type="float">
            <text:p>8.74E-06</text:p>
          </table:table-cell>
          <table:table-cell office:value-type="float" office:value="4.14218566106771" calcext:value-type="float">
            <text:p>4.1421856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0696463256412072" calcext:value-type="float">
            <text:p>0.0069646326</text:p>
          </table:table-cell>
          <table:table-cell office:value-type="float" office:value="0" calcext:value-type="float">
            <text:p>0</text:p>
          </table:table-cell>
          <table:table-cell office:value-type="float" office:value="0.00000871702046257044" calcext:value-type="float">
            <text:p>8.72E-06</text:p>
          </table:table-cell>
          <table:table-cell office:value-type="float" office:value="6.75443153630867" calcext:value-type="float">
            <text:p>6.75443153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0771518207599261" calcext:value-type="float">
            <text:p>0.0077151821</text:p>
          </table:table-cell>
          <table:table-cell office:value-type="float" office:value="0.0408318309990251" calcext:value-type="float">
            <text:p>0.040831831</text:p>
          </table:table-cell>
          <table:table-cell office:value-type="float" office:value="0.0000537431203305723" calcext:value-type="float">
            <text:p>5.37E-05</text:p>
          </table:table-cell>
          <table:table-cell office:value-type="float" office:value="7.29465382032232" calcext:value-type="float">
            <text:p>7.2946538203</text:p>
          </table:table-cell>
          <table:table-cell office:value-type="float" office:value="0.0469619453302721" calcext:value-type="float">
            <text:p>0.0469619453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0777927958808052" calcext:value-type="float">
            <text:p>0.0777927959</text:p>
          </table:table-cell>
          <table:table-cell office:value-type="float" office:value="0.00257885452225895" calcext:value-type="float">
            <text:p>0.0025788545</text:p>
          </table:table-cell>
          <table:table-cell office:value-type="float" office:value="0.0000071535156738696" calcext:value-type="float">
            <text:p>7.15E-06</text:p>
          </table:table-cell>
          <table:table-cell office:value-type="float" office:value="25.8643824856201" calcext:value-type="float">
            <text:p>25.8643824856</text:p>
          </table:table-cell>
          <table:table-cell office:value-type="float" office:value="0.0124150338249084" calcext:value-type="float">
            <text:p>0.0124150338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0716316954269328" calcext:value-type="float">
            <text:p>0.0071631695</text:p>
          </table:table-cell>
          <table:table-cell office:value-type="float" office:value="0" calcext:value-type="float">
            <text:p>0</text:p>
          </table:table-cell>
          <table:table-cell office:value-type="float" office:value="0.00000771011820836203" calcext:value-type="float">
            <text:p>7.71E-06</text:p>
          </table:table-cell>
          <table:table-cell office:value-type="float" office:value="1.10600446315465" calcext:value-type="float">
            <text:p>1.1060044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0790383018132452" calcext:value-type="float">
            <text:p>0.0079038302</text:p>
          </table:table-cell>
          <table:table-cell office:value-type="float" office:value="0" calcext:value-type="float">
            <text:p>0</text:p>
          </table:table-cell>
          <table:table-cell office:value-type="float" office:value="0.00000965237540665066" calcext:value-type="float">
            <text:p>9.65E-06</text:p>
          </table:table-cell>
          <table:table-cell office:value-type="float" office:value="6.81024543508818" calcext:value-type="float">
            <text:p>6.8102454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0570710191385653" calcext:value-type="float">
            <text:p>0.0057071019</text:p>
          </table:table-cell>
          <table:table-cell office:value-type="float" office:value="0" calcext:value-type="float">
            <text:p>0</text:p>
          </table:table-cell>
          <table:table-cell office:value-type="float" office:value="0.00000684110057903414" calcext:value-type="float">
            <text:p>6.84E-06</text:p>
          </table:table-cell>
          <table:table-cell office:value-type="float" office:value="6.5873828329403" calcext:value-type="float">
            <text:p>6.5873828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103773343157759" calcext:value-type="float">
            <text:p>0.0103773343</text:p>
          </table:table-cell>
          <table:table-cell office:value-type="float" office:value="0.015137344497662" calcext:value-type="float">
            <text:p>0.0151373445</text:p>
          </table:table-cell>
          <table:table-cell office:value-type="float" office:value="0.0000210165334678667" calcext:value-type="float">
            <text:p>2.10E-05</text:p>
          </table:table-cell>
          <table:table-cell office:value-type="float" office:value="7.77918093948272" calcext:value-type="float">
            <text:p>7.7791809395</text:p>
          </table:table-cell>
          <table:table-cell office:value-type="float" office:value="0.016855939907706" calcext:value-type="float">
            <text:p>0.0168559399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0718190178794742" calcext:value-type="float">
            <text:p>0.0071819018</text:p>
          </table:table-cell>
          <table:table-cell office:value-type="float" office:value="0" calcext:value-type="float">
            <text:p>0</text:p>
          </table:table-cell>
          <table:table-cell office:value-type="float" office:value="0.00000834902910680756" calcext:value-type="float">
            <text:p>8.35E-06</text:p>
          </table:table-cell>
          <table:table-cell office:value-type="float" office:value="6.27560583961756" calcext:value-type="float">
            <text:p>6.27560583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0590030807267578" calcext:value-type="float">
            <text:p>0.0059003081</text:p>
          </table:table-cell>
          <table:table-cell office:value-type="float" office:value="0" calcext:value-type="float">
            <text:p>0</text:p>
          </table:table-cell>
          <table:table-cell office:value-type="float" office:value="0.00000764578042900354" calcext:value-type="float">
            <text:p>7.65E-06</text:p>
          </table:table-cell>
          <table:table-cell office:value-type="float" office:value="6.10462010603173" calcext:value-type="float">
            <text:p>6.104620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0732911867537753" calcext:value-type="float">
            <text:p>0.0073291187</text:p>
          </table:table-cell>
          <table:table-cell office:value-type="float" office:value="0" calcext:value-type="float">
            <text:p>0</text:p>
          </table:table-cell>
          <table:table-cell office:value-type="float" office:value="0.00000817051588302199" calcext:value-type="float">
            <text:p>8.17E-06</text:p>
          </table:table-cell>
          <table:table-cell office:value-type="float" office:value="3.79551170595663" calcext:value-type="float">
            <text:p>3.7955117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08242756510151" calcext:value-type="float">
            <text:p>0.0082427565</text:p>
          </table:table-cell>
          <table:table-cell office:value-type="float" office:value="0.0338251483149254" calcext:value-type="float">
            <text:p>0.0338251483</text:p>
          </table:table-cell>
          <table:table-cell office:value-type="float" office:value="0.0000438137997394989" calcext:value-type="float">
            <text:p>4.38E-05</text:p>
          </table:table-cell>
          <table:table-cell office:value-type="float" office:value="7.35717863945695" calcext:value-type="float">
            <text:p>7.3571786395</text:p>
          </table:table-cell>
          <table:table-cell office:value-type="float" office:value="0.0445602319644722" calcext:value-type="float">
            <text:p>0.044560232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0998187914107785" calcext:value-type="float">
            <text:p>0.0099818791</text:p>
          </table:table-cell>
          <table:table-cell office:value-type="float" office:value="0" calcext:value-type="float">
            <text:p>0</text:p>
          </table:table-cell>
          <table:table-cell office:value-type="float" office:value="0.00000967361663536867" calcext:value-type="float">
            <text:p>9.67E-06</text:p>
          </table:table-cell>
          <table:table-cell office:value-type="float" office:value="6.9586757916784" calcext:value-type="float">
            <text:p>6.9586757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077588314589899" calcext:value-type="float">
            <text:p>0.0077588315</text:p>
          </table:table-cell>
          <table:table-cell office:value-type="float" office:value="0.0417832483418996" calcext:value-type="float">
            <text:p>0.0417832483</text:p>
          </table:table-cell>
          <table:table-cell office:value-type="float" office:value="0.0000559502902821072" calcext:value-type="float">
            <text:p>5.60E-05</text:p>
          </table:table-cell>
          <table:table-cell office:value-type="float" office:value="7.41251927587916" calcext:value-type="float">
            <text:p>7.4125192759</text:p>
          </table:table-cell>
          <table:table-cell office:value-type="float" office:value="0.0470466635193206" calcext:value-type="float">
            <text:p>0.0470466635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0703099604484738" calcext:value-type="float">
            <text:p>0.007030996</text:p>
          </table:table-cell>
          <table:table-cell office:value-type="float" office:value="0" calcext:value-type="float">
            <text:p>0</text:p>
          </table:table-cell>
          <table:table-cell office:value-type="float" office:value="0.00000798794017870662" calcext:value-type="float">
            <text:p>7.99E-06</text:p>
          </table:table-cell>
          <table:table-cell office:value-type="float" office:value="4.04734518444178" calcext:value-type="float">
            <text:p>4.04734518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0764167506437187" calcext:value-type="float">
            <text:p>0.0076416751</text:p>
          </table:table-cell>
          <table:table-cell office:value-type="float" office:value="0.0118046072893321" calcext:value-type="float">
            <text:p>0.0118046073</text:p>
          </table:table-cell>
          <table:table-cell office:value-type="float" office:value="0.0000131262942914387" calcext:value-type="float">
            <text:p>1.31E-05</text:p>
          </table:table-cell>
          <table:table-cell office:value-type="float" office:value="8.24982292389041" calcext:value-type="float">
            <text:p>8.2498229239</text:p>
          </table:table-cell>
          <table:table-cell office:value-type="float" office:value="0.0165114863810607" calcext:value-type="float">
            <text:p>0.0165114864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0849269531036636" calcext:value-type="float">
            <text:p>0.0084926953</text:p>
          </table:table-cell>
          <table:table-cell office:value-type="float" office:value="0" calcext:value-type="float">
            <text:p>0</text:p>
          </table:table-cell>
          <table:table-cell office:value-type="float" office:value="0.0000101440519428986" calcext:value-type="float">
            <text:p>1.01E-05</text:p>
          </table:table-cell>
          <table:table-cell office:value-type="float" office:value="7.33373066890376" calcext:value-type="float">
            <text:p>7.3337306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079011318592542" calcext:value-type="float">
            <text:p>0.0079011319</text:p>
          </table:table-cell>
          <table:table-cell office:value-type="float" office:value="0" calcext:value-type="float">
            <text:p>0</text:p>
          </table:table-cell>
          <table:table-cell office:value-type="float" office:value="0.00000943060187298177" calcext:value-type="float">
            <text:p>9.43E-06</text:p>
          </table:table-cell>
          <table:table-cell office:value-type="float" office:value="6.11069797364948" calcext:value-type="float">
            <text:p>6.1106979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0647379815499539" calcext:value-type="float">
            <text:p>0.0064737982</text:p>
          </table:table-cell>
          <table:table-cell office:value-type="float" office:value="0" calcext:value-type="float">
            <text:p>0</text:p>
          </table:table-cell>
          <table:table-cell office:value-type="float" office:value="0.00000752137234768294" calcext:value-type="float">
            <text:p>7.52E-06</text:p>
          </table:table-cell>
          <table:table-cell office:value-type="float" office:value="4.11484294148135" calcext:value-type="float">
            <text:p>4.11484294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0741450119144993" calcext:value-type="float">
            <text:p>0.0074145012</text:p>
          </table:table-cell>
          <table:table-cell office:value-type="float" office:value="0.0393117801842096" calcext:value-type="float">
            <text:p>0.0393117802</text:p>
          </table:table-cell>
          <table:table-cell office:value-type="float" office:value="0.0000514527510716006" calcext:value-type="float">
            <text:p>5.15E-05</text:p>
          </table:table-cell>
          <table:table-cell office:value-type="float" office:value="7.14932558630001" calcext:value-type="float">
            <text:p>7.1493255863</text:p>
          </table:table-cell>
          <table:table-cell office:value-type="float" office:value="0.0462897506139821" calcext:value-type="float">
            <text:p>0.0462897506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062897205872654" calcext:value-type="float">
            <text:p>0.0062897206</text:p>
          </table:table-cell>
          <table:table-cell office:value-type="float" office:value="0.0355738978763495" calcext:value-type="float">
            <text:p>0.0355738979</text:p>
          </table:table-cell>
          <table:table-cell office:value-type="float" office:value="0.0000464222501370222" calcext:value-type="float">
            <text:p>4.64E-05</text:p>
          </table:table-cell>
          <table:table-cell office:value-type="float" office:value="7.26751022195866" calcext:value-type="float">
            <text:p>7.267510222</text:p>
          </table:table-cell>
          <table:table-cell office:value-type="float" office:value="0.0445238696037289" calcext:value-type="float">
            <text:p>0.0445238696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077381915770723" calcext:value-type="float">
            <text:p>0.0077381916</text:p>
          </table:table-cell>
          <table:table-cell office:value-type="float" office:value="0.0408450572889651" calcext:value-type="float">
            <text:p>0.0408450573</text:p>
          </table:table-cell>
          <table:table-cell office:value-type="float" office:value="0.0000538371085349224" calcext:value-type="float">
            <text:p>5.38E-05</text:p>
          </table:table-cell>
          <table:table-cell office:value-type="float" office:value="7.43992486874" calcext:value-type="float">
            <text:p>7.4399248687</text:p>
          </table:table-cell>
          <table:table-cell office:value-type="float" office:value="0.046883365522958" calcext:value-type="float">
            <text:p>0.0468833655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080712177031486" calcext:value-type="float">
            <text:p>0.0080712177</text:p>
          </table:table-cell>
          <table:table-cell office:value-type="float" office:value="0" calcext:value-type="float">
            <text:p>0</text:p>
          </table:table-cell>
          <table:table-cell office:value-type="float" office:value="0.00000899719542078311" calcext:value-type="float">
            <text:p>9.00E-06</text:p>
          </table:table-cell>
          <table:table-cell office:value-type="float" office:value="3.60026854371494" calcext:value-type="float">
            <text:p>3.60026854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0967615635657715" calcext:value-type="float">
            <text:p>0.0096761564</text:p>
          </table:table-cell>
          <table:table-cell office:value-type="float" office:value="0.022593424438882" calcext:value-type="float">
            <text:p>0.0225934244</text:p>
          </table:table-cell>
          <table:table-cell office:value-type="float" office:value="0.0000290156969850004" calcext:value-type="float">
            <text:p>2.90E-05</text:p>
          </table:table-cell>
          <table:table-cell office:value-type="float" office:value="6.50692967977483" calcext:value-type="float">
            <text:p>6.5069296798</text:p>
          </table:table-cell>
          <table:table-cell office:value-type="float" office:value="0.040672612821775" calcext:value-type="float">
            <text:p>0.0406726128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080711712802384" calcext:value-type="float">
            <text:p>0.0080711713</text:p>
          </table:table-cell>
          <table:table-cell office:value-type="float" office:value="0" calcext:value-type="float">
            <text:p>0</text:p>
          </table:table-cell>
          <table:table-cell office:value-type="float" office:value="0.00000924131397824061" calcext:value-type="float">
            <text:p>9.24E-06</text:p>
          </table:table-cell>
          <table:table-cell office:value-type="float" office:value="4.47773082267363" calcext:value-type="float">
            <text:p>4.4777308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066509714766049" calcext:value-type="float">
            <text:p>0.0066509715</text:p>
          </table:table-cell>
          <table:table-cell office:value-type="float" office:value="0" calcext:value-type="float">
            <text:p>0</text:p>
          </table:table-cell>
          <table:table-cell office:value-type="float" office:value="0.00000723014779502298" calcext:value-type="float">
            <text:p>7.23E-06</text:p>
          </table:table-cell>
          <table:table-cell office:value-type="float" office:value="1.61638379144933" calcext:value-type="float">
            <text:p>1.6163837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0714231569361886" calcext:value-type="float">
            <text:p>0.0071423157</text:p>
          </table:table-cell>
          <table:table-cell office:value-type="float" office:value="0.0379396436771117" calcext:value-type="float">
            <text:p>0.0379396437</text:p>
          </table:table-cell>
          <table:table-cell office:value-type="float" office:value="0.0000497525829560359" calcext:value-type="float">
            <text:p>4.98E-05</text:p>
          </table:table-cell>
          <table:table-cell office:value-type="float" office:value="6.74198667362412" calcext:value-type="float">
            <text:p>6.7419866736</text:p>
          </table:table-cell>
          <table:table-cell office:value-type="float" office:value="0.0456514998953922" calcext:value-type="float">
            <text:p>0.0456514999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0777956821091185" calcext:value-type="float">
            <text:p>0.0077795682</text:p>
          </table:table-cell>
          <table:table-cell office:value-type="float" office:value="0.0412049041053796" calcext:value-type="float">
            <text:p>0.0412049041</text:p>
          </table:table-cell>
          <table:table-cell office:value-type="float" office:value="0.0000546993220277508" calcext:value-type="float">
            <text:p>5.47E-05</text:p>
          </table:table-cell>
          <table:table-cell office:value-type="float" office:value="7.30286828942178" calcext:value-type="float">
            <text:p>7.3028682894</text:p>
          </table:table-cell>
          <table:table-cell office:value-type="float" office:value="0.0475134813540531" calcext:value-type="float">
            <text:p>0.0475134814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0749470949490159" calcext:value-type="float">
            <text:p>0.0074947095</text:p>
          </table:table-cell>
          <table:table-cell office:value-type="float" office:value="0" calcext:value-type="float">
            <text:p>0</text:p>
          </table:table-cell>
          <table:table-cell office:value-type="float" office:value="0.00000873332038064618" calcext:value-type="float">
            <text:p>8.73E-06</text:p>
          </table:table-cell>
          <table:table-cell office:value-type="float" office:value="5.00848308292876" calcext:value-type="float">
            <text:p>5.0084830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0696454003971775" calcext:value-type="float">
            <text:p>0.00696454</text:p>
          </table:table-cell>
          <table:table-cell office:value-type="float" office:value="0.0164016358833639" calcext:value-type="float">
            <text:p>0.0164016359</text:p>
          </table:table-cell>
          <table:table-cell office:value-type="float" office:value="0.0000232177697321865" calcext:value-type="float">
            <text:p>2.32E-05</text:p>
          </table:table-cell>
          <table:table-cell office:value-type="float" office:value="7.53127391447616" calcext:value-type="float">
            <text:p>7.5312739145</text:p>
          </table:table-cell>
          <table:table-cell office:value-type="float" office:value="0.017516058248985" calcext:value-type="float">
            <text:p>0.0175160582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0738261459474375" calcext:value-type="float">
            <text:p>0.0073826146</text:p>
          </table:table-cell>
          <table:table-cell office:value-type="float" office:value="0.00176680629716541" calcext:value-type="float">
            <text:p>0.0017668063</text:p>
          </table:table-cell>
          <table:table-cell office:value-type="float" office:value="0.0000120912369134061" calcext:value-type="float">
            <text:p>1.21E-05</text:p>
          </table:table-cell>
          <table:table-cell office:value-type="float" office:value="6.81356758602788" calcext:value-type="float">
            <text:p>6.813567586</text:p>
          </table:table-cell>
          <table:table-cell office:value-type="float" office:value="0.0150271910132749" calcext:value-type="float">
            <text:p>0.015027191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0701711599121651" calcext:value-type="float">
            <text:p>0.007017116</text:p>
          </table:table-cell>
          <table:table-cell office:value-type="float" office:value="0.00623175208422594" calcext:value-type="float">
            <text:p>0.0062317521</text:p>
          </table:table-cell>
          <table:table-cell office:value-type="float" office:value="0.00000867611475217024" calcext:value-type="float">
            <text:p>8.68E-06</text:p>
          </table:table-cell>
          <table:table-cell office:value-type="float" office:value="7.37212418429397" calcext:value-type="float">
            <text:p>7.3721241843</text:p>
          </table:table-cell>
          <table:table-cell office:value-type="float" office:value="0.0128313556901543" calcext:value-type="float">
            <text:p>0.0128313557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0753193068045243" calcext:value-type="float">
            <text:p>0.0075319307</text:p>
          </table:table-cell>
          <table:table-cell office:value-type="float" office:value="0" calcext:value-type="float">
            <text:p>0</text:p>
          </table:table-cell>
          <table:table-cell office:value-type="float" office:value="0.00000882259601141659" calcext:value-type="float">
            <text:p>8.82E-06</text:p>
          </table:table-cell>
          <table:table-cell office:value-type="float" office:value="5.17651086224362" calcext:value-type="float">
            <text:p>5.1765108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0668959373809195" calcext:value-type="float">
            <text:p>0.0066895937</text:p>
          </table:table-cell>
          <table:table-cell office:value-type="float" office:value="0" calcext:value-type="float">
            <text:p>0</text:p>
          </table:table-cell>
          <table:table-cell office:value-type="float" office:value="0.00000771814736722783" calcext:value-type="float">
            <text:p>7.72E-06</text:p>
          </table:table-cell>
          <table:table-cell office:value-type="float" office:value="4.22642183624081" calcext:value-type="float">
            <text:p>4.22642183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0668467558564432" calcext:value-type="float">
            <text:p>0.0066846756</text:p>
          </table:table-cell>
          <table:table-cell office:value-type="float" office:value="0" calcext:value-type="float">
            <text:p>0</text:p>
          </table:table-cell>
          <table:table-cell office:value-type="float" office:value="0.00000838742423131588" calcext:value-type="float">
            <text:p>8.39E-06</text:p>
          </table:table-cell>
          <table:table-cell office:value-type="float" office:value="6.46372841842775" calcext:value-type="float">
            <text:p>6.4637284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0542786786594209" calcext:value-type="float">
            <text:p>0.0054278679</text:p>
          </table:table-cell>
          <table:table-cell office:value-type="float" office:value="0" calcext:value-type="float">
            <text:p>0</text:p>
          </table:table-cell>
          <table:table-cell office:value-type="float" office:value="0.00000743895641021549" calcext:value-type="float">
            <text:p>7.44E-06</text:p>
          </table:table-cell>
          <table:table-cell office:value-type="float" office:value="6.54943978452353" calcext:value-type="float">
            <text:p>6.5494397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0660115408405302" calcext:value-type="float">
            <text:p>0.0066011541</text:p>
          </table:table-cell>
          <table:table-cell office:value-type="float" office:value="0" calcext:value-type="float">
            <text:p>0</text:p>
          </table:table-cell>
          <table:table-cell office:value-type="float" office:value="0.00000837711690935247" calcext:value-type="float">
            <text:p>8.38E-06</text:p>
          </table:table-cell>
          <table:table-cell office:value-type="float" office:value="6.62170884001235" calcext:value-type="float">
            <text:p>6.621708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0744053123016461" calcext:value-type="float">
            <text:p>0.0074405312</text:p>
          </table:table-cell>
          <table:table-cell office:value-type="float" office:value="0" calcext:value-type="float">
            <text:p>0</text:p>
          </table:table-cell>
          <table:table-cell office:value-type="float" office:value="0.00000811026481818886" calcext:value-type="float">
            <text:p>8.11E-06</text:p>
          </table:table-cell>
          <table:table-cell office:value-type="float" office:value="2.07099533802106" calcext:value-type="float">
            <text:p>2.070995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0689707869928249" calcext:value-type="float">
            <text:p>0.0068970787</text:p>
          </table:table-cell>
          <table:table-cell office:value-type="float" office:value="0" calcext:value-type="float">
            <text:p>0</text:p>
          </table:table-cell>
          <table:table-cell office:value-type="float" office:value="0.00000756971307705468" calcext:value-type="float">
            <text:p>7.57E-06</text:p>
          </table:table-cell>
          <table:table-cell office:value-type="float" office:value="2.42432680304135" calcext:value-type="float">
            <text:p>2.4243268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0770482455561079" calcext:value-type="float">
            <text:p>0.0077048246</text:p>
          </table:table-cell>
          <table:table-cell office:value-type="float" office:value="0.0121786158536436" calcext:value-type="float">
            <text:p>0.0121786159</text:p>
          </table:table-cell>
          <table:table-cell office:value-type="float" office:value="0.0000120229180053566" calcext:value-type="float">
            <text:p>1.20E-05</text:p>
          </table:table-cell>
          <table:table-cell office:value-type="float" office:value="5.99851948049558" calcext:value-type="float">
            <text:p>5.9985194805</text:p>
          </table:table-cell>
          <table:table-cell office:value-type="float" office:value="0.0216308571497634" calcext:value-type="float">
            <text:p>0.0216308571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0121099860405973" calcext:value-type="float">
            <text:p>0.012109986</text:p>
          </table:table-cell>
          <table:table-cell office:value-type="float" office:value="0.0130240402150422" calcext:value-type="float">
            <text:p>0.0130240402</text:p>
          </table:table-cell>
          <table:table-cell office:value-type="float" office:value="0.0000177715404726537" calcext:value-type="float">
            <text:p>1.78E-05</text:p>
          </table:table-cell>
          <table:table-cell office:value-type="float" office:value="6.92511502371985" calcext:value-type="float">
            <text:p>6.9251150237</text:p>
          </table:table-cell>
          <table:table-cell office:value-type="float" office:value="0.0373277636926839" calcext:value-type="float">
            <text:p>0.0373277637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0890103714719868" calcext:value-type="float">
            <text:p>0.0089010371</text:p>
          </table:table-cell>
          <table:table-cell office:value-type="float" office:value="0.0153650447712933" calcext:value-type="float">
            <text:p>0.0153650448</text:p>
          </table:table-cell>
          <table:table-cell office:value-type="float" office:value="0.0000214938931696194" calcext:value-type="float">
            <text:p>2.15E-05</text:p>
          </table:table-cell>
          <table:table-cell office:value-type="float" office:value="8.88486902383321" calcext:value-type="float">
            <text:p>8.8848690238</text:p>
          </table:table-cell>
          <table:table-cell office:value-type="float" office:value="0.0157536646264123" calcext:value-type="float">
            <text:p>0.0157536646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0777665825883882" calcext:value-type="float">
            <text:p>0.0077766583</text:p>
          </table:table-cell>
          <table:table-cell office:value-type="float" office:value="0" calcext:value-type="float">
            <text:p>0</text:p>
          </table:table-cell>
          <table:table-cell office:value-type="float" office:value="0.00000875273125406244" calcext:value-type="float">
            <text:p>8.75E-06</text:p>
          </table:table-cell>
          <table:table-cell office:value-type="float" office:value="3.85420254152403" calcext:value-type="float">
            <text:p>3.85420254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0744575022846255" calcext:value-type="float">
            <text:p>0.0074457502</text:p>
          </table:table-cell>
          <table:table-cell office:value-type="float" office:value="0" calcext:value-type="float">
            <text:p>0</text:p>
          </table:table-cell>
          <table:table-cell office:value-type="float" office:value="0.00000870233824325881" calcext:value-type="float">
            <text:p>8.70E-06</text:p>
          </table:table-cell>
          <table:table-cell office:value-type="float" office:value="5.10225512459034" calcext:value-type="float">
            <text:p>5.10225512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0701563865608471" calcext:value-type="float">
            <text:p>0.0070156387</text:p>
          </table:table-cell>
          <table:table-cell office:value-type="float" office:value="0" calcext:value-type="float">
            <text:p>0</text:p>
          </table:table-cell>
          <table:table-cell office:value-type="float" office:value="0.00000508921223096413" calcext:value-type="float">
            <text:p>5.09E-06</text:p>
          </table:table-cell>
          <table:table-cell office:value-type="float" office:value="5.83051843884957" calcext:value-type="float">
            <text:p>5.83051843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0630509448905824" calcext:value-type="float">
            <text:p>0.0063050945</text:p>
          </table:table-cell>
          <table:table-cell office:value-type="float" office:value="0" calcext:value-type="float">
            <text:p>0</text:p>
          </table:table-cell>
          <table:table-cell office:value-type="float" office:value="0.00000791781666823896" calcext:value-type="float">
            <text:p>7.92E-06</text:p>
          </table:table-cell>
          <table:table-cell office:value-type="float" office:value="5.95633872058977" calcext:value-type="float">
            <text:p>5.95633872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07662062201304" calcext:value-type="float">
            <text:p>0.0076620622</text:p>
          </table:table-cell>
          <table:table-cell office:value-type="float" office:value="0" calcext:value-type="float">
            <text:p>0</text:p>
          </table:table-cell>
          <table:table-cell office:value-type="float" office:value="0.00000891240085510442" calcext:value-type="float">
            <text:p>8.91E-06</text:p>
          </table:table-cell>
          <table:table-cell office:value-type="float" office:value="5.00530746331882" calcext:value-type="float">
            <text:p>5.00530746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0741813741956604" calcext:value-type="float">
            <text:p>0.0074181374</text:p>
          </table:table-cell>
          <table:table-cell office:value-type="float" office:value="0" calcext:value-type="float">
            <text:p>0</text:p>
          </table:table-cell>
          <table:table-cell office:value-type="float" office:value="0.00000902497219786298" calcext:value-type="float">
            <text:p>9.02E-06</text:p>
          </table:table-cell>
          <table:table-cell office:value-type="float" office:value="6.44005554149622" calcext:value-type="float">
            <text:p>6.44005554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0759285794414156" calcext:value-type="float">
            <text:p>0.0075928579</text:p>
          </table:table-cell>
          <table:table-cell office:value-type="float" office:value="0" calcext:value-type="float">
            <text:p>0</text:p>
          </table:table-cell>
          <table:table-cell office:value-type="float" office:value="0.00000907988596294318" calcext:value-type="float">
            <text:p>9.08E-06</text:p>
          </table:table-cell>
          <table:table-cell office:value-type="float" office:value="6.44492167943164" calcext:value-type="float">
            <text:p>6.4449216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0588976838395588" calcext:value-type="float">
            <text:p>0.0058897684</text:p>
          </table:table-cell>
          <table:table-cell office:value-type="float" office:value="0" calcext:value-type="float">
            <text:p>0</text:p>
          </table:table-cell>
          <table:table-cell office:value-type="float" office:value="0.00000662209496830734" calcext:value-type="float">
            <text:p>6.62E-06</text:p>
          </table:table-cell>
          <table:table-cell office:value-type="float" office:value="5.29215335522774" calcext:value-type="float">
            <text:p>5.2921533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0883161970303693" calcext:value-type="float">
            <text:p>0.0088316197</text:p>
          </table:table-cell>
          <table:table-cell office:value-type="float" office:value="0.0101221317600633" calcext:value-type="float">
            <text:p>0.0101221318</text:p>
          </table:table-cell>
          <table:table-cell office:value-type="float" office:value="0.0000135461465028893" calcext:value-type="float">
            <text:p>1.35E-05</text:p>
          </table:table-cell>
          <table:table-cell office:value-type="float" office:value="8.94163698609645" calcext:value-type="float">
            <text:p>8.9416369861</text:p>
          </table:table-cell>
          <table:table-cell office:value-type="float" office:value="0.0224612157096857" calcext:value-type="float">
            <text:p>0.0224612157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0696904245231494" calcext:value-type="float">
            <text:p>0.0069690425</text:p>
          </table:table-cell>
          <table:table-cell office:value-type="float" office:value="0.0047713417583692" calcext:value-type="float">
            <text:p>0.0047713418</text:p>
          </table:table-cell>
          <table:table-cell office:value-type="float" office:value="0.00000822433000098275" calcext:value-type="float">
            <text:p>8.22E-06</text:p>
          </table:table-cell>
          <table:table-cell office:value-type="float" office:value="7.88947207449583" calcext:value-type="float">
            <text:p>7.8894720745</text:p>
          </table:table-cell>
          <table:table-cell office:value-type="float" office:value="0.0128403487539649" calcext:value-type="float">
            <text:p>0.0128403488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0707937720914851" calcext:value-type="float">
            <text:p>0.0070793772</text:p>
          </table:table-cell>
          <table:table-cell office:value-type="float" office:value="0" calcext:value-type="float">
            <text:p>0</text:p>
          </table:table-cell>
          <table:table-cell office:value-type="float" office:value="0.00000876607779794511" calcext:value-type="float">
            <text:p>8.77E-06</text:p>
          </table:table-cell>
          <table:table-cell office:value-type="float" office:value="6.59949066884001" calcext:value-type="float">
            <text:p>6.5994906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0135960490561334" calcext:value-type="float">
            <text:p>0.0135960491</text:p>
          </table:table-cell>
          <table:table-cell office:value-type="float" office:value="0.0123933075646185" calcext:value-type="float">
            <text:p>0.0123933076</text:p>
          </table:table-cell>
          <table:table-cell office:value-type="float" office:value="0.0000180631197675297" calcext:value-type="float">
            <text:p>1.81E-05</text:p>
          </table:table-cell>
          <table:table-cell office:value-type="float" office:value="9.72420238113433" calcext:value-type="float">
            <text:p>9.7242023811</text:p>
          </table:table-cell>
          <table:table-cell office:value-type="float" office:value="0.0326220877686685" calcext:value-type="float">
            <text:p>0.0326220878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0738376411953971" calcext:value-type="float">
            <text:p>0.0073837641</text:p>
          </table:table-cell>
          <table:table-cell office:value-type="float" office:value="0" calcext:value-type="float">
            <text:p>0</text:p>
          </table:table-cell>
          <table:table-cell office:value-type="float" office:value="0.00000892619073208598" calcext:value-type="float">
            <text:p>8.93E-06</text:p>
          </table:table-cell>
          <table:table-cell office:value-type="float" office:value="6.27123789907035" calcext:value-type="float">
            <text:p>6.2712378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0765157901706431" calcext:value-type="float">
            <text:p>0.007651579</text:p>
          </table:table-cell>
          <table:table-cell office:value-type="float" office:value="0" calcext:value-type="float">
            <text:p>0</text:p>
          </table:table-cell>
          <table:table-cell office:value-type="float" office:value="0.00000865613231185228" calcext:value-type="float">
            <text:p>8.66E-06</text:p>
          </table:table-cell>
          <table:table-cell office:value-type="float" office:value="3.90262296545263" calcext:value-type="float">
            <text:p>3.90262296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0107017126783876" calcext:value-type="float">
            <text:p>0.0107017127</text:p>
          </table:table-cell>
          <table:table-cell office:value-type="float" office:value="0.0130094343610745" calcext:value-type="float">
            <text:p>0.0130094344</text:p>
          </table:table-cell>
          <table:table-cell office:value-type="float" office:value="0.0000173585356660073" calcext:value-type="float">
            <text:p>1.74E-05</text:p>
          </table:table-cell>
          <table:table-cell office:value-type="float" office:value="7.2892295337705" calcext:value-type="float">
            <text:p>7.2892295338</text:p>
          </table:table-cell>
          <table:table-cell office:value-type="float" office:value="0.0343365663315126" calcext:value-type="float">
            <text:p>0.0343365663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0701734046789153" calcext:value-type="float">
            <text:p>0.0070173405</text:p>
          </table:table-cell>
          <table:table-cell office:value-type="float" office:value="0" calcext:value-type="float">
            <text:p>0</text:p>
          </table:table-cell>
          <table:table-cell office:value-type="float" office:value="0.00000874626471361301" calcext:value-type="float">
            <text:p>8.75E-06</text:p>
          </table:table-cell>
          <table:table-cell office:value-type="float" office:value="6.67288062062879" calcext:value-type="float">
            <text:p>6.67288062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0365865427945225" calcext:value-type="float">
            <text:p>0.0365865428</text:p>
          </table:table-cell>
          <table:table-cell office:value-type="float" office:value="0.00979385942203208" calcext:value-type="float">
            <text:p>0.0097938594</text:p>
          </table:table-cell>
          <table:table-cell office:value-type="float" office:value="0.000015406937648709" calcext:value-type="float">
            <text:p>1.54E-05</text:p>
          </table:table-cell>
          <table:table-cell office:value-type="float" office:value="12.5366807578022" calcext:value-type="float">
            <text:p>12.5366807578</text:p>
          </table:table-cell>
          <table:table-cell office:value-type="float" office:value="0.00974408917780397" calcext:value-type="float">
            <text:p>0.0097440892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0989587884992369" calcext:value-type="float">
            <text:p>0.0098958788</text:p>
          </table:table-cell>
          <table:table-cell office:value-type="float" office:value="0.0229462281690588" calcext:value-type="float">
            <text:p>0.0229462282</text:p>
          </table:table-cell>
          <table:table-cell office:value-type="float" office:value="0.0000293980280924327" calcext:value-type="float">
            <text:p>2.94E-05</text:p>
          </table:table-cell>
          <table:table-cell office:value-type="float" office:value="6.95027964276428" calcext:value-type="float">
            <text:p>6.9502796428</text:p>
          </table:table-cell>
          <table:table-cell office:value-type="float" office:value="0.0409397042376375" calcext:value-type="float">
            <text:p>0.0409397042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0892679066643683" calcext:value-type="float">
            <text:p>0.0089267907</text:p>
          </table:table-cell>
          <table:table-cell office:value-type="float" office:value="0" calcext:value-type="float">
            <text:p>0</text:p>
          </table:table-cell>
          <table:table-cell office:value-type="float" office:value="0.00000875412563550755" calcext:value-type="float">
            <text:p>8.75E-06</text:p>
          </table:table-cell>
          <table:table-cell office:value-type="float" office:value="5.61779025384341" calcext:value-type="float">
            <text:p>5.61779025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104713216284383" calcext:value-type="float">
            <text:p>0.0104713216</text:p>
          </table:table-cell>
          <table:table-cell office:value-type="float" office:value="0.01754158676233" calcext:value-type="float">
            <text:p>0.0175415868</text:p>
          </table:table-cell>
          <table:table-cell office:value-type="float" office:value="0.0000226057259872233" calcext:value-type="float">
            <text:p>2.26E-05</text:p>
          </table:table-cell>
          <table:table-cell office:value-type="float" office:value="6.67203881419823" calcext:value-type="float">
            <text:p>6.6720388142</text:p>
          </table:table-cell>
          <table:table-cell office:value-type="float" office:value="0.0380505466132078" calcext:value-type="float">
            <text:p>0.0380505466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0561272809924708" calcext:value-type="float">
            <text:p>0.0056127281</text:p>
          </table:table-cell>
          <table:table-cell office:value-type="float" office:value="0" calcext:value-type="float">
            <text:p>0</text:p>
          </table:table-cell>
          <table:table-cell office:value-type="float" office:value="0.00000703613767852508" calcext:value-type="float">
            <text:p>7.04E-06</text:p>
          </table:table-cell>
          <table:table-cell office:value-type="float" office:value="5.715755183101" calcext:value-type="float">
            <text:p>5.7157551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0568366942595633" calcext:value-type="float">
            <text:p>0.0056836694</text:p>
          </table:table-cell>
          <table:table-cell office:value-type="float" office:value="0" calcext:value-type="float">
            <text:p>0</text:p>
          </table:table-cell>
          <table:table-cell office:value-type="float" office:value="0.0000040587809528116" calcext:value-type="float">
            <text:p>4.06E-06</text:p>
          </table:table-cell>
          <table:table-cell office:value-type="float" office:value="5.13436418777777" calcext:value-type="float">
            <text:p>5.1343641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0745941748160738" calcext:value-type="float">
            <text:p>0.0074594175</text:p>
          </table:table-cell>
          <table:table-cell office:value-type="float" office:value="0.0395493366999677" calcext:value-type="float">
            <text:p>0.0395493367</text:p>
          </table:table-cell>
          <table:table-cell office:value-type="float" office:value="0.0000518348452265238" calcext:value-type="float">
            <text:p>5.18E-05</text:p>
          </table:table-cell>
          <table:table-cell office:value-type="float" office:value="7.1804662551216" calcext:value-type="float">
            <text:p>7.1804662551</text:p>
          </table:table-cell>
          <table:table-cell office:value-type="float" office:value="0.0466074301902439" calcext:value-type="float">
            <text:p>0.0466074302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0988108869979838" calcext:value-type="float">
            <text:p>0.0098810887</text:p>
          </table:table-cell>
          <table:table-cell office:value-type="float" office:value="0.0171648109139697" calcext:value-type="float">
            <text:p>0.0171648109</text:p>
          </table:table-cell>
          <table:table-cell office:value-type="float" office:value="0.0000223398111961021" calcext:value-type="float">
            <text:p>2.23E-05</text:p>
          </table:table-cell>
          <table:table-cell office:value-type="float" office:value="7.20711793818982" calcext:value-type="float">
            <text:p>7.2071179382</text:p>
          </table:table-cell>
          <table:table-cell office:value-type="float" office:value="0.0371908469467933" calcext:value-type="float">
            <text:p>0.0371908469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0855384362088613" calcext:value-type="float">
            <text:p>0.0085538436</text:p>
          </table:table-cell>
          <table:table-cell office:value-type="float" office:value="0" calcext:value-type="float">
            <text:p>0</text:p>
          </table:table-cell>
          <table:table-cell office:value-type="float" office:value="0.00000780094912770484" calcext:value-type="float">
            <text:p>7.80E-06</text:p>
          </table:table-cell>
          <table:table-cell office:value-type="float" office:value="6.1684645159913" calcext:value-type="float">
            <text:p>6.1684645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0789488933411177" calcext:value-type="float">
            <text:p>0.0078948893</text:p>
          </table:table-cell>
          <table:table-cell office:value-type="float" office:value="0" calcext:value-type="float">
            <text:p>0</text:p>
          </table:table-cell>
          <table:table-cell office:value-type="float" office:value="0.00000955478385229448" calcext:value-type="float">
            <text:p>9.55E-06</text:p>
          </table:table-cell>
          <table:table-cell office:value-type="float" office:value="6.5559381618621" calcext:value-type="float">
            <text:p>6.55593816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0886809878935332" calcext:value-type="float">
            <text:p>0.0088680988</text:p>
          </table:table-cell>
          <table:table-cell office:value-type="float" office:value="0.0214224934027419" calcext:value-type="float">
            <text:p>0.0214224934</text:p>
          </table:table-cell>
          <table:table-cell office:value-type="float" office:value="0.0000277417537895428" calcext:value-type="float">
            <text:p>2.77E-05</text:p>
          </table:table-cell>
          <table:table-cell office:value-type="float" office:value="7.29277140359665" calcext:value-type="float">
            <text:p>7.2927714036</text:p>
          </table:table-cell>
          <table:table-cell office:value-type="float" office:value="0.0391287427346675" calcext:value-type="float">
            <text:p>0.0391287427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0737155531040241" calcext:value-type="float">
            <text:p>0.0073715553</text:p>
          </table:table-cell>
          <table:table-cell office:value-type="float" office:value="0.0391567916712265" calcext:value-type="float">
            <text:p>0.0391567917</text:p>
          </table:table-cell>
          <table:table-cell office:value-type="float" office:value="0.000051332971056121" calcext:value-type="float">
            <text:p>5.13E-05</text:p>
          </table:table-cell>
          <table:table-cell office:value-type="float" office:value="7.09890211341905" calcext:value-type="float">
            <text:p>7.0989021134</text:p>
          </table:table-cell>
          <table:table-cell office:value-type="float" office:value="0.0461717306832723" calcext:value-type="float">
            <text:p>0.0461717307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104907043111846" calcext:value-type="float">
            <text:p>0.0104907043</text:p>
          </table:table-cell>
          <table:table-cell office:value-type="float" office:value="0.0212898486618504" calcext:value-type="float">
            <text:p>0.0212898487</text:p>
          </table:table-cell>
          <table:table-cell office:value-type="float" office:value="0.0000273672726286477" calcext:value-type="float">
            <text:p>2.74E-05</text:p>
          </table:table-cell>
          <table:table-cell office:value-type="float" office:value="7.23047364415362" calcext:value-type="float">
            <text:p>7.2304736442</text:p>
          </table:table-cell>
          <table:table-cell office:value-type="float" office:value="0.0387855612515989" calcext:value-type="float">
            <text:p>0.0387855613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0815882016193478" calcext:value-type="float">
            <text:p>0.0081588202</text:p>
          </table:table-cell>
          <table:table-cell office:value-type="float" office:value="0" calcext:value-type="float">
            <text:p>0</text:p>
          </table:table-cell>
          <table:table-cell office:value-type="float" office:value="0.00000951586466493905" calcext:value-type="float">
            <text:p>9.52E-06</text:p>
          </table:table-cell>
          <table:table-cell office:value-type="float" office:value="5.46590844451435" calcext:value-type="float">
            <text:p>5.4659084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0742454308616402" calcext:value-type="float">
            <text:p>0.0074245431</text:p>
          </table:table-cell>
          <table:table-cell office:value-type="float" office:value="0.0393043498882823" calcext:value-type="float">
            <text:p>0.0393043499</text:p>
          </table:table-cell>
          <table:table-cell office:value-type="float" office:value="0.0000515181801388386" calcext:value-type="float">
            <text:p>5.15E-05</text:p>
          </table:table-cell>
          <table:table-cell office:value-type="float" office:value="7.14758280846786" calcext:value-type="float">
            <text:p>7.1475828085</text:p>
          </table:table-cell>
          <table:table-cell office:value-type="float" office:value="0.0463550091779311" calcext:value-type="float">
            <text:p>0.0463550092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061696176732506" calcext:value-type="float">
            <text:p>0.0061696177</text:p>
          </table:table-cell>
          <table:table-cell office:value-type="float" office:value="0" calcext:value-type="float">
            <text:p>0</text:p>
          </table:table-cell>
          <table:table-cell office:value-type="float" office:value="0.0000073021853668683" calcext:value-type="float">
            <text:p>7.30E-06</text:p>
          </table:table-cell>
          <table:table-cell office:value-type="float" office:value="5.24616638497801" calcext:value-type="float">
            <text:p>5.246166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0140850575651334" calcext:value-type="float">
            <text:p>0.0140850576</text:p>
          </table:table-cell>
          <table:table-cell office:value-type="float" office:value="0.00839732592208447" calcext:value-type="float">
            <text:p>0.0083973259</text:p>
          </table:table-cell>
          <table:table-cell office:value-type="float" office:value="0.00000944528140081111" calcext:value-type="float">
            <text:p>9.45E-06</text:p>
          </table:table-cell>
          <table:table-cell office:value-type="float" office:value="11.0198116329813" calcext:value-type="float">
            <text:p>11.019811633</text:p>
          </table:table-cell>
          <table:table-cell office:value-type="float" office:value="0.0154418381921461" calcext:value-type="float">
            <text:p>0.0154418382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0567986194957662" calcext:value-type="float">
            <text:p>0.0056798619</text:p>
          </table:table-cell>
          <table:table-cell office:value-type="float" office:value="0.0345497995361057" calcext:value-type="float">
            <text:p>0.0345497995</text:p>
          </table:table-cell>
          <table:table-cell office:value-type="float" office:value="0.0000447864795056105" calcext:value-type="float">
            <text:p>4.48E-05</text:p>
          </table:table-cell>
          <table:table-cell office:value-type="float" office:value="7.18699863037579" calcext:value-type="float">
            <text:p>7.1869986304</text:p>
          </table:table-cell>
          <table:table-cell office:value-type="float" office:value="0.0441169277136283" calcext:value-type="float">
            <text:p>0.0441169277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0680145383330067" calcext:value-type="float">
            <text:p>0.0068014538</text:p>
          </table:table-cell>
          <table:table-cell office:value-type="float" office:value="0" calcext:value-type="float">
            <text:p>0</text:p>
          </table:table-cell>
          <table:table-cell office:value-type="float" office:value="0.00000835468139966094" calcext:value-type="float">
            <text:p>8.35E-06</text:p>
          </table:table-cell>
          <table:table-cell office:value-type="float" office:value="6.4024182469082" calcext:value-type="float">
            <text:p>6.4024182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0782344491653782" calcext:value-type="float">
            <text:p>0.0078234449</text:p>
          </table:table-cell>
          <table:table-cell office:value-type="float" office:value="0" calcext:value-type="float">
            <text:p>0</text:p>
          </table:table-cell>
          <table:table-cell office:value-type="float" office:value="0.00000944552940852437" calcext:value-type="float">
            <text:p>9.45E-06</text:p>
          </table:table-cell>
          <table:table-cell office:value-type="float" office:value="6.60950915519017" calcext:value-type="float">
            <text:p>6.6095091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0540268855434788" calcext:value-type="float">
            <text:p>0.0054026886</text:p>
          </table:table-cell>
          <table:table-cell office:value-type="float" office:value="0.0331251703301526" calcext:value-type="float">
            <text:p>0.0331251703</text:p>
          </table:table-cell>
          <table:table-cell office:value-type="float" office:value="0.0000421845336375027" calcext:value-type="float">
            <text:p>4.22E-05</text:p>
          </table:table-cell>
          <table:table-cell office:value-type="float" office:value="7.25012472565275" calcext:value-type="float">
            <text:p>7.2501247257</text:p>
          </table:table-cell>
          <table:table-cell office:value-type="float" office:value="0.0434281625469982" calcext:value-type="float">
            <text:p>0.0434281625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0957637781787344" calcext:value-type="float">
            <text:p>0.0095763778</text:p>
          </table:table-cell>
          <table:table-cell office:value-type="float" office:value="0.0220965500718616" calcext:value-type="float">
            <text:p>0.0220965501</text:p>
          </table:table-cell>
          <table:table-cell office:value-type="float" office:value="0.0000289116701960822" calcext:value-type="float">
            <text:p>2.89E-05</text:p>
          </table:table-cell>
          <table:table-cell office:value-type="float" office:value="6.85664217155594" calcext:value-type="float">
            <text:p>6.8566421716</text:p>
          </table:table-cell>
          <table:table-cell office:value-type="float" office:value="0.0405982995476826" calcext:value-type="float">
            <text:p>0.0405982995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0805440673121483" calcext:value-type="float">
            <text:p>0.0080544067</text:p>
          </table:table-cell>
          <table:table-cell office:value-type="float" office:value="0" calcext:value-type="float">
            <text:p>0</text:p>
          </table:table-cell>
          <table:table-cell office:value-type="float" office:value="0.00000844676449936298" calcext:value-type="float">
            <text:p>8.45E-06</text:p>
          </table:table-cell>
          <table:table-cell office:value-type="float" office:value="5.10164814814793" calcext:value-type="float">
            <text:p>5.1016481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0595456091014719" calcext:value-type="float">
            <text:p>0.0059545609</text:p>
          </table:table-cell>
          <table:table-cell office:value-type="float" office:value="0.0346530647223472" calcext:value-type="float">
            <text:p>0.0346530647</text:p>
          </table:table-cell>
          <table:table-cell office:value-type="float" office:value="0.0000448722376629055" calcext:value-type="float">
            <text:p>4.49E-05</text:p>
          </table:table-cell>
          <table:table-cell office:value-type="float" office:value="7.40575346596628" calcext:value-type="float">
            <text:p>7.405753466</text:p>
          </table:table-cell>
          <table:table-cell office:value-type="float" office:value="0.0442696495276959" calcext:value-type="float">
            <text:p>0.0442696495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0162166253233933" calcext:value-type="float">
            <text:p>0.0162166253</text:p>
          </table:table-cell>
          <table:table-cell table:style-name="ce2" office:value-type="float" office:value="0.0000000563942103045313" calcext:value-type="float">
            <text:p>5.64E-08</text:p>
          </table:table-cell>
          <table:table-cell office:value-type="float" office:value="0.0000166440055843656" calcext:value-type="float">
            <text:p>1.66E-05</text:p>
          </table:table-cell>
          <table:table-cell office:value-type="float" office:value="4.71933905572311" calcext:value-type="float">
            <text:p>4.7193390557</text:p>
          </table:table-cell>
          <table:table-cell table:style-name="ce2" office:value-type="float" office:value="0.0000000561479252387949" calcext:value-type="float">
            <text:p>5.61E-08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0574587262937392" calcext:value-type="float">
            <text:p>0.0057458726</text:p>
          </table:table-cell>
          <table:table-cell office:value-type="float" office:value="0.0343944065262766" calcext:value-type="float">
            <text:p>0.0343944065</text:p>
          </table:table-cell>
          <table:table-cell office:value-type="float" office:value="0.0000445565019116211" calcext:value-type="float">
            <text:p>4.46E-05</text:p>
          </table:table-cell>
          <table:table-cell office:value-type="float" office:value="7.18084046051874" calcext:value-type="float">
            <text:p>7.1808404605</text:p>
          </table:table-cell>
          <table:table-cell office:value-type="float" office:value="0.0440802625696522" calcext:value-type="float">
            <text:p>0.0440802626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0683768553176536" calcext:value-type="float">
            <text:p>0.0068376855</text:p>
          </table:table-cell>
          <table:table-cell office:value-type="float" office:value="0.0300348987883556" calcext:value-type="float">
            <text:p>0.0300348988</text:p>
          </table:table-cell>
          <table:table-cell office:value-type="float" office:value="0.0000388644090188604" calcext:value-type="float">
            <text:p>3.89E-05</text:p>
          </table:table-cell>
          <table:table-cell office:value-type="float" office:value="7.28567849914996" calcext:value-type="float">
            <text:p>7.2856784991</text:p>
          </table:table-cell>
          <table:table-cell office:value-type="float" office:value="0.0424277038800155" calcext:value-type="float">
            <text:p>0.0424277039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0143816204877923" calcext:value-type="float">
            <text:p>0.0143816205</text:p>
          </table:table-cell>
          <table:table-cell office:value-type="float" office:value="0" calcext:value-type="float">
            <text:p>0</text:p>
          </table:table-cell>
          <table:table-cell office:value-type="float" office:value="0.000014096434703514" calcext:value-type="float">
            <text:p>1.41E-05</text:p>
          </table:table-cell>
          <table:table-cell office:value-type="float" office:value="5.51255388216832" calcext:value-type="float">
            <text:p>5.51255388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068807935086544" calcext:value-type="float">
            <text:p>0.0068807935</text:p>
          </table:table-cell>
          <table:table-cell office:value-type="float" office:value="0.0372724662318363" calcext:value-type="float">
            <text:p>0.0372724662</text:p>
          </table:table-cell>
          <table:table-cell office:value-type="float" office:value="0.0000488440735330079" calcext:value-type="float">
            <text:p>4.88E-05</text:p>
          </table:table-cell>
          <table:table-cell office:value-type="float" office:value="7.14562144800462" calcext:value-type="float">
            <text:p>7.145621448</text:p>
          </table:table-cell>
          <table:table-cell office:value-type="float" office:value="0.0454099637558536" calcext:value-type="float">
            <text:p>0.0454099638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0124616824147073" calcext:value-type="float">
            <text:p>0.0124616824</text:p>
          </table:table-cell>
          <table:table-cell office:value-type="float" office:value="0" calcext:value-type="float">
            <text:p>0</text:p>
          </table:table-cell>
          <table:table-cell office:value-type="float" office:value="0.0000116761415059688" calcext:value-type="float">
            <text:p>1.17E-05</text:p>
          </table:table-cell>
          <table:table-cell office:value-type="float" office:value="4.04240088764722" calcext:value-type="float">
            <text:p>4.04240088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0957147031614223" calcext:value-type="float">
            <text:p>0.0095714703</text:p>
          </table:table-cell>
          <table:table-cell office:value-type="float" office:value="0" calcext:value-type="float">
            <text:p>0</text:p>
          </table:table-cell>
          <table:table-cell office:value-type="float" office:value="0.0000112412999804771" calcext:value-type="float">
            <text:p>1.12E-05</text:p>
          </table:table-cell>
          <table:table-cell office:value-type="float" office:value="6.6627843135479" calcext:value-type="float">
            <text:p>6.6627843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0723426144096829" calcext:value-type="float">
            <text:p>0.0072342614</text:p>
          </table:table-cell>
          <table:table-cell office:value-type="float" office:value="0.038552514227724" calcext:value-type="float">
            <text:p>0.0385525142</text:p>
          </table:table-cell>
          <table:table-cell office:value-type="float" office:value="0.0000505446149126652" calcext:value-type="float">
            <text:p>5.05E-05</text:p>
          </table:table-cell>
          <table:table-cell office:value-type="float" office:value="7.1308572738814" calcext:value-type="float">
            <text:p>7.1308572739</text:p>
          </table:table-cell>
          <table:table-cell office:value-type="float" office:value="0.0460988381393514" calcext:value-type="float">
            <text:p>0.0460988381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0667565792620376" calcext:value-type="float">
            <text:p>0.0066756579</text:p>
          </table:table-cell>
          <table:table-cell office:value-type="float" office:value="0.0366004706169638" calcext:value-type="float">
            <text:p>0.0366004706</text:p>
          </table:table-cell>
          <table:table-cell office:value-type="float" office:value="0.0000479600597945081" calcext:value-type="float">
            <text:p>4.80E-05</text:p>
          </table:table-cell>
          <table:table-cell office:value-type="float" office:value="7.00034646116498" calcext:value-type="float">
            <text:p>7.0003464612</text:p>
          </table:table-cell>
          <table:table-cell office:value-type="float" office:value="0.0456178776121485" calcext:value-type="float">
            <text:p>0.0456178776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0535400494135394" calcext:value-type="float">
            <text:p>0.0053540049</text:p>
          </table:table-cell>
          <table:table-cell office:value-type="float" office:value="0.0308952434636151" calcext:value-type="float">
            <text:p>0.0308952435</text:p>
          </table:table-cell>
          <table:table-cell office:value-type="float" office:value="0.0000378661145323102" calcext:value-type="float">
            <text:p>3.79E-05</text:p>
          </table:table-cell>
          <table:table-cell office:value-type="float" office:value="7.14775098135186" calcext:value-type="float">
            <text:p>7.1477509814</text:p>
          </table:table-cell>
          <table:table-cell office:value-type="float" office:value="0.0432106510397009" calcext:value-type="float">
            <text:p>0.043210651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0165741369886215" calcext:value-type="float">
            <text:p>0.016574137</text:p>
          </table:table-cell>
          <table:table-cell office:value-type="float" office:value="0" calcext:value-type="float">
            <text:p>0</text:p>
          </table:table-cell>
          <table:table-cell office:value-type="float" office:value="0.0000166536509803514" calcext:value-type="float">
            <text:p>1.67E-05</text:p>
          </table:table-cell>
          <table:table-cell office:value-type="float" office:value="4.70515819519355" calcext:value-type="float">
            <text:p>4.7051581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0560104478092199" calcext:value-type="float">
            <text:p>0.0056010448</text:p>
          </table:table-cell>
          <table:table-cell office:value-type="float" office:value="0.034154303675399" calcext:value-type="float">
            <text:p>0.0341543037</text:p>
          </table:table-cell>
          <table:table-cell office:value-type="float" office:value="0.0000442148233183276" calcext:value-type="float">
            <text:p>4.42E-05</text:p>
          </table:table-cell>
          <table:table-cell office:value-type="float" office:value="6.80482015048448" calcext:value-type="float">
            <text:p>6.8048201505</text:p>
          </table:table-cell>
          <table:table-cell office:value-type="float" office:value="0.04435808527671" calcext:value-type="float">
            <text:p>0.0443580853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0559401955767793" calcext:value-type="float">
            <text:p>0.0055940196</text:p>
          </table:table-cell>
          <table:table-cell office:value-type="float" office:value="0.0333481860390388" calcext:value-type="float">
            <text:p>0.033348186</text:p>
          </table:table-cell>
          <table:table-cell office:value-type="float" office:value="0.0000425489256432501" calcext:value-type="float">
            <text:p>4.25E-05</text:p>
          </table:table-cell>
          <table:table-cell office:value-type="float" office:value="5.89256220301677" calcext:value-type="float">
            <text:p>5.892562203</text:p>
          </table:table-cell>
          <table:table-cell office:value-type="float" office:value="0.0436994032820773" calcext:value-type="float">
            <text:p>0.0436994033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0764679671091778" calcext:value-type="float">
            <text:p>0.0076467967</text:p>
          </table:table-cell>
          <table:table-cell office:value-type="float" office:value="0.0380317222350842" calcext:value-type="float">
            <text:p>0.0380317222</text:p>
          </table:table-cell>
          <table:table-cell office:value-type="float" office:value="0.0000498878511503914" calcext:value-type="float">
            <text:p>4.99E-05</text:p>
          </table:table-cell>
          <table:table-cell office:value-type="float" office:value="4.61659334827741" calcext:value-type="float">
            <text:p>4.6165933483</text:p>
          </table:table-cell>
          <table:table-cell office:value-type="float" office:value="0.0462148875500633" calcext:value-type="float">
            <text:p>0.0462148876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0770981725712243" calcext:value-type="float">
            <text:p>0.0077098173</text:p>
          </table:table-cell>
          <table:table-cell office:value-type="float" office:value="0" calcext:value-type="float">
            <text:p>0</text:p>
          </table:table-cell>
          <table:table-cell office:value-type="float" office:value="0.00000939076383050869" calcext:value-type="float">
            <text:p>9.39E-06</text:p>
          </table:table-cell>
          <table:table-cell office:value-type="float" office:value="6.60239724832774" calcext:value-type="float">
            <text:p>6.6023972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0847440726120484" calcext:value-type="float">
            <text:p>0.0084744073</text:p>
          </table:table-cell>
          <table:table-cell office:value-type="float" office:value="0" calcext:value-type="float">
            <text:p>0</text:p>
          </table:table-cell>
          <table:table-cell office:value-type="float" office:value="0.00000847783752260259" calcext:value-type="float">
            <text:p>8.48E-06</text:p>
          </table:table-cell>
          <table:table-cell office:value-type="float" office:value="2.98749321896144" calcext:value-type="float">
            <text:p>2.987493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0598395436725218" calcext:value-type="float">
            <text:p>0.0059839544</text:p>
          </table:table-cell>
          <table:table-cell office:value-type="float" office:value="0.0351399934691294" calcext:value-type="float">
            <text:p>0.0351399935</text:p>
          </table:table-cell>
          <table:table-cell office:value-type="float" office:value="0.0000457567273573294" calcext:value-type="float">
            <text:p>4.58E-05</text:p>
          </table:table-cell>
          <table:table-cell office:value-type="float" office:value="7.09339287983769" calcext:value-type="float">
            <text:p>7.0933928798</text:p>
          </table:table-cell>
          <table:table-cell office:value-type="float" office:value="0.0445200547822702" calcext:value-type="float">
            <text:p>0.0445200548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0791600062431289" calcext:value-type="float">
            <text:p>0.0079160006</text:p>
          </table:table-cell>
          <table:table-cell office:value-type="float" office:value="0" calcext:value-type="float">
            <text:p>0</text:p>
          </table:table-cell>
          <table:table-cell office:value-type="float" office:value="0.00000924417199423472" calcext:value-type="float">
            <text:p>9.24E-06</text:p>
          </table:table-cell>
          <table:table-cell office:value-type="float" office:value="5.3121481751455" calcext:value-type="float">
            <text:p>5.3121481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0618817759353183" calcext:value-type="float">
            <text:p>0.0061881776</text:p>
          </table:table-cell>
          <table:table-cell office:value-type="float" office:value="0.0355644264939197" calcext:value-type="float">
            <text:p>0.0355644265</text:p>
          </table:table-cell>
          <table:table-cell office:value-type="float" office:value="0.0000464524616044143" calcext:value-type="float">
            <text:p>4.65E-05</text:p>
          </table:table-cell>
          <table:table-cell office:value-type="float" office:value="7.12714021723323" calcext:value-type="float">
            <text:p>7.1271402172</text:p>
          </table:table-cell>
          <table:table-cell office:value-type="float" office:value="0.0445875136581156" calcext:value-type="float">
            <text:p>0.0445875137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0735849653111052" calcext:value-type="float">
            <text:p>0.0073584965</text:p>
          </table:table-cell>
          <table:table-cell office:value-type="float" office:value="0" calcext:value-type="float">
            <text:p>0</text:p>
          </table:table-cell>
          <table:table-cell office:value-type="float" office:value="0.00000871041603600481" calcext:value-type="float">
            <text:p>8.71E-06</text:p>
          </table:table-cell>
          <table:table-cell office:value-type="float" office:value="5.6425436128019" calcext:value-type="float">
            <text:p>5.6425436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0711756051182884" calcext:value-type="float">
            <text:p>0.0071175605</text:p>
          </table:table-cell>
          <table:table-cell office:value-type="float" office:value="0" calcext:value-type="float">
            <text:p>0</text:p>
          </table:table-cell>
          <table:table-cell office:value-type="float" office:value="0.00000790678299856095" calcext:value-type="float">
            <text:p>7.91E-06</text:p>
          </table:table-cell>
          <table:table-cell office:value-type="float" office:value="3.11730452877593" calcext:value-type="float">
            <text:p>3.1173045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0609445779199044" calcext:value-type="float">
            <text:p>0.0060944578</text:p>
          </table:table-cell>
          <table:table-cell office:value-type="float" office:value="0" calcext:value-type="float">
            <text:p>0</text:p>
          </table:table-cell>
          <table:table-cell office:value-type="float" office:value="0.00000786227504575575" calcext:value-type="float">
            <text:p>7.86E-06</text:p>
          </table:table-cell>
          <table:table-cell office:value-type="float" office:value="6.28468370691512" calcext:value-type="float">
            <text:p>6.2846837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0696667205682688" calcext:value-type="float">
            <text:p>0.0069666721</text:p>
          </table:table-cell>
          <table:table-cell office:value-type="float" office:value="0" calcext:value-type="float">
            <text:p>0</text:p>
          </table:table-cell>
          <table:table-cell office:value-type="float" office:value="0.00000830274345899085" calcext:value-type="float">
            <text:p>8.30E-06</text:p>
          </table:table-cell>
          <table:table-cell office:value-type="float" office:value="5.48743880671958" calcext:value-type="float">
            <text:p>5.4874388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0554537483173991" calcext:value-type="float">
            <text:p>0.0055453748</text:p>
          </table:table-cell>
          <table:table-cell office:value-type="float" office:value="0.0333185085888804" calcext:value-type="float">
            <text:p>0.0333185086</text:p>
          </table:table-cell>
          <table:table-cell office:value-type="float" office:value="0.0000424541595577466" calcext:value-type="float">
            <text:p>4.25E-05</text:p>
          </table:table-cell>
          <table:table-cell office:value-type="float" office:value="7.31522998080633" calcext:value-type="float">
            <text:p>7.3152299808</text:p>
          </table:table-cell>
          <table:table-cell office:value-type="float" office:value="0.0435141552461894" calcext:value-type="float">
            <text:p>0.0435141552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0999544280160334" calcext:value-type="float">
            <text:p>0.0099954428</text:p>
          </table:table-cell>
          <table:table-cell office:value-type="float" office:value="0.0357023074145059" calcext:value-type="float">
            <text:p>0.0357023074</text:p>
          </table:table-cell>
          <table:table-cell office:value-type="float" office:value="0.0000466683319682173" calcext:value-type="float">
            <text:p>4.67E-05</text:p>
          </table:table-cell>
          <table:table-cell office:value-type="float" office:value="7.19864954826255" calcext:value-type="float">
            <text:p>7.1986495483</text:p>
          </table:table-cell>
          <table:table-cell office:value-type="float" office:value="0.0445738193329185" calcext:value-type="float">
            <text:p>0.0445738193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0670541577825336" calcext:value-type="float">
            <text:p>0.0067054158</text:p>
          </table:table-cell>
          <table:table-cell office:value-type="float" office:value="0.029268224998244" calcext:value-type="float">
            <text:p>0.029268225</text:p>
          </table:table-cell>
          <table:table-cell office:value-type="float" office:value="0.0000375996859123568" calcext:value-type="float">
            <text:p>3.76E-05</text:p>
          </table:table-cell>
          <table:table-cell office:value-type="float" office:value="5.90016487824236" calcext:value-type="float">
            <text:p>5.9001648782</text:p>
          </table:table-cell>
          <table:table-cell office:value-type="float" office:value="0.0420270098883898" calcext:value-type="float">
            <text:p>0.0420270099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0645464467452689" calcext:value-type="float">
            <text:p>0.0064546447</text:p>
          </table:table-cell>
          <table:table-cell office:value-type="float" office:value="0.0361510604669645" calcext:value-type="float">
            <text:p>0.0361510605</text:p>
          </table:table-cell>
          <table:table-cell office:value-type="float" office:value="0.0000473701120093788" calcext:value-type="float">
            <text:p>4.74E-05</text:p>
          </table:table-cell>
          <table:table-cell office:value-type="float" office:value="6.97371917409387" calcext:value-type="float">
            <text:p>6.9737191741</text:p>
          </table:table-cell>
          <table:table-cell office:value-type="float" office:value="0.0452230966569767" calcext:value-type="float">
            <text:p>0.0452230967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108185464058278" calcext:value-type="float">
            <text:p>0.0108185464</text:p>
          </table:table-cell>
          <table:table-cell office:value-type="float" office:value="0.0418065987677461" calcext:value-type="float">
            <text:p>0.0418065988</text:p>
          </table:table-cell>
          <table:table-cell office:value-type="float" office:value="0.0000566367313757167" calcext:value-type="float">
            <text:p>5.66E-05</text:p>
          </table:table-cell>
          <table:table-cell office:value-type="float" office:value="8.16255512425296" calcext:value-type="float">
            <text:p>8.1625551243</text:p>
          </table:table-cell>
          <table:table-cell office:value-type="float" office:value="0.0476050595956608" calcext:value-type="float">
            <text:p>0.0476050596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0697053041939453" calcext:value-type="float">
            <text:p>0.0069705304</text:p>
          </table:table-cell>
          <table:table-cell office:value-type="float" office:value="0" calcext:value-type="float">
            <text:p>0</text:p>
          </table:table-cell>
          <table:table-cell office:value-type="float" office:value="0.00000752057099188058" calcext:value-type="float">
            <text:p>7.52E-06</text:p>
          </table:table-cell>
          <table:table-cell office:value-type="float" office:value="1.3624848154211" calcext:value-type="float">
            <text:p>1.36248481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0808388263113712" calcext:value-type="float">
            <text:p>0.0080838826</text:p>
          </table:table-cell>
          <table:table-cell office:value-type="float" office:value="0" calcext:value-type="float">
            <text:p>0</text:p>
          </table:table-cell>
          <table:table-cell office:value-type="float" office:value="0.0000095874164926958" calcext:value-type="float">
            <text:p>9.59E-06</text:p>
          </table:table-cell>
          <table:table-cell office:value-type="float" office:value="6.52498011939643" calcext:value-type="float">
            <text:p>6.52498011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0554806365798307" calcext:value-type="float">
            <text:p>0.0055480637</text:p>
          </table:table-cell>
          <table:table-cell office:value-type="float" office:value="0.0333325104314568" calcext:value-type="float">
            <text:p>0.0333325104</text:p>
          </table:table-cell>
          <table:table-cell office:value-type="float" office:value="0.0000425280112155085" calcext:value-type="float">
            <text:p>4.25E-05</text:p>
          </table:table-cell>
          <table:table-cell office:value-type="float" office:value="7.07502472420347" calcext:value-type="float">
            <text:p>7.0750247242</text:p>
          </table:table-cell>
          <table:table-cell office:value-type="float" office:value="0.0433881883958107" calcext:value-type="float">
            <text:p>0.0433881884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0809224009835418" calcext:value-type="float">
            <text:p>0.0080922401</text:p>
          </table:table-cell>
          <table:table-cell office:value-type="float" office:value="0" calcext:value-type="float">
            <text:p>0</text:p>
          </table:table-cell>
          <table:table-cell office:value-type="float" office:value="0.00000901171798399654" calcext:value-type="float">
            <text:p>9.01E-06</text:p>
          </table:table-cell>
          <table:table-cell office:value-type="float" office:value="3.86430231948357" calcext:value-type="float">
            <text:p>3.86430231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0627636410271765" calcext:value-type="float">
            <text:p>0.0062763641</text:p>
          </table:table-cell>
          <table:table-cell office:value-type="float" office:value="0.0359699056750979" calcext:value-type="float">
            <text:p>0.0359699057</text:p>
          </table:table-cell>
          <table:table-cell office:value-type="float" office:value="0.0000469310076687132" calcext:value-type="float">
            <text:p>4.69E-05</text:p>
          </table:table-cell>
          <table:table-cell office:value-type="float" office:value="7.19402545040425" calcext:value-type="float">
            <text:p>7.1940254504</text:p>
          </table:table-cell>
          <table:table-cell office:value-type="float" office:value="0.0447037682656674" calcext:value-type="float">
            <text:p>0.0447037683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0524055372714795" calcext:value-type="float">
            <text:p>0.0052405537</text:p>
          </table:table-cell>
          <table:table-cell office:value-type="float" office:value="0.0313057100872148" calcext:value-type="float">
            <text:p>0.0313057101</text:p>
          </table:table-cell>
          <table:table-cell office:value-type="float" office:value="0.0000385436721501557" calcext:value-type="float">
            <text:p>3.85E-05</text:p>
          </table:table-cell>
          <table:table-cell office:value-type="float" office:value="7.10796934078313" calcext:value-type="float">
            <text:p>7.1079693408</text:p>
          </table:table-cell>
          <table:table-cell office:value-type="float" office:value="0.0426294138643251" calcext:value-type="float">
            <text:p>0.0426294139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0634014718247208" calcext:value-type="float">
            <text:p>0.0063401472</text:p>
          </table:table-cell>
          <table:table-cell office:value-type="float" office:value="0.0355136945865021" calcext:value-type="float">
            <text:p>0.0355136946</text:p>
          </table:table-cell>
          <table:table-cell office:value-type="float" office:value="0.0000464039142176271" calcext:value-type="float">
            <text:p>4.64E-05</text:p>
          </table:table-cell>
          <table:table-cell office:value-type="float" office:value="7.22053291131291" calcext:value-type="float">
            <text:p>7.2205329113</text:p>
          </table:table-cell>
          <table:table-cell office:value-type="float" office:value="0.0445364129886332" calcext:value-type="float">
            <text:p>0.044536413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080243723506882" calcext:value-type="float">
            <text:p>0.0080243724</text:p>
          </table:table-cell>
          <table:table-cell office:value-type="float" office:value="0" calcext:value-type="float">
            <text:p>0</text:p>
          </table:table-cell>
          <table:table-cell office:value-type="float" office:value="0.00000970711254406444" calcext:value-type="float">
            <text:p>9.71E-06</text:p>
          </table:table-cell>
          <table:table-cell office:value-type="float" office:value="6.49139428661967" calcext:value-type="float">
            <text:p>6.49139428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0962332760339179" calcext:value-type="float">
            <text:p>0.0096233276</text:p>
          </table:table-cell>
          <table:table-cell office:value-type="float" office:value="0.0217650333532436" calcext:value-type="float">
            <text:p>0.0217650334</text:p>
          </table:table-cell>
          <table:table-cell office:value-type="float" office:value="0.0000281130930501198" calcext:value-type="float">
            <text:p>2.81E-05</text:p>
          </table:table-cell>
          <table:table-cell office:value-type="float" office:value="8.00588177733642" calcext:value-type="float">
            <text:p>8.0058817773</text:p>
          </table:table-cell>
          <table:table-cell office:value-type="float" office:value="0.0394956718753507" calcext:value-type="float">
            <text:p>0.0394956719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0547340965009435" calcext:value-type="float">
            <text:p>0.0054734097</text:p>
          </table:table-cell>
          <table:table-cell office:value-type="float" office:value="0.0330056859346291" calcext:value-type="float">
            <text:p>0.0330056859</text:p>
          </table:table-cell>
          <table:table-cell office:value-type="float" office:value="0.0000419966759699484" calcext:value-type="float">
            <text:p>4.20E-05</text:p>
          </table:table-cell>
          <table:table-cell office:value-type="float" office:value="7.29881152117468" calcext:value-type="float">
            <text:p>7.2988115212</text:p>
          </table:table-cell>
          <table:table-cell office:value-type="float" office:value="0.0433381024106018" calcext:value-type="float">
            <text:p>0.0433381024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0687577499414754" calcext:value-type="float">
            <text:p>0.006875775</text:p>
          </table:table-cell>
          <table:table-cell office:value-type="float" office:value="0.0373166503445835" calcext:value-type="float">
            <text:p>0.0373166503</text:p>
          </table:table-cell>
          <table:table-cell office:value-type="float" office:value="0.0000489007786785496" calcext:value-type="float">
            <text:p>4.89E-05</text:p>
          </table:table-cell>
          <table:table-cell office:value-type="float" office:value="7.07750120392116" calcext:value-type="float">
            <text:p>7.0775012039</text:p>
          </table:table-cell>
          <table:table-cell office:value-type="float" office:value="0.0454054505423819" calcext:value-type="float">
            <text:p>0.0454054505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168286300196363" calcext:value-type="float">
            <text:p>0.1682863002</text:p>
          </table:table-cell>
          <table:table-cell office:value-type="float" office:value="0.0356281607003773" calcext:value-type="float">
            <text:p>0.0356281607</text:p>
          </table:table-cell>
          <table:table-cell table:style-name="Default" office:value-type="float" office:value="0.000475027779569531" calcext:value-type="float">
            <text:p>0.0004750278</text:p>
          </table:table-cell>
          <table:table-cell office:value-type="float" office:value="2.60959266789897" calcext:value-type="float">
            <text:p>2.6095926679</text:p>
          </table:table-cell>
          <table:table-cell office:value-type="float" office:value="0.00893454267360327" calcext:value-type="float">
            <text:p>0.0089345427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789482455056313" calcext:value-type="float">
            <text:p>0.0789482455</text:p>
          </table:table-cell>
          <table:table-cell office:value-type="float" office:value="0.0472922246242393" calcext:value-type="float">
            <text:p>0.0472922246</text:p>
          </table:table-cell>
          <table:table-cell table:style-name="Default" office:value-type="float" office:value="0.000601145624075555" calcext:value-type="float">
            <text:p>0.0006011456</text:p>
          </table:table-cell>
          <table:table-cell office:value-type="float" office:value="2.76187060013946" calcext:value-type="float">
            <text:p>2.7618706001</text:p>
          </table:table-cell>
          <table:table-cell office:value-type="float" office:value="0.00950912480673764" calcext:value-type="float">
            <text:p>0.0095091248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796823732165501" calcext:value-type="float">
            <text:p>0.0796823732</text:p>
          </table:table-cell>
          <table:table-cell office:value-type="float" office:value="0.0476914104540312" calcext:value-type="float">
            <text:p>0.0476914105</text:p>
          </table:table-cell>
          <table:table-cell table:style-name="Default" office:value-type="float" office:value="0.000607440828773232" calcext:value-type="float">
            <text:p>0.0006074408</text:p>
          </table:table-cell>
          <table:table-cell office:value-type="float" office:value="2.64763617362989" calcext:value-type="float">
            <text:p>2.6476361736</text:p>
          </table:table-cell>
          <table:table-cell office:value-type="float" office:value="0.00956892049572916" calcext:value-type="float">
            <text:p>0.0095689205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960846008732039" calcext:value-type="float">
            <text:p>0.0960846009</text:p>
          </table:table-cell>
          <table:table-cell office:value-type="float" office:value="0.0334927854756213" calcext:value-type="float">
            <text:p>0.0334927855</text:p>
          </table:table-cell>
          <table:table-cell table:style-name="Default" office:value-type="float" office:value="0.000433123175827822" calcext:value-type="float">
            <text:p>0.0004331232</text:p>
          </table:table-cell>
          <table:table-cell office:value-type="float" office:value="1.91257729623706" calcext:value-type="float">
            <text:p>1.9125772962</text:p>
          </table:table-cell>
          <table:table-cell office:value-type="float" office:value="0.00883160222540215" calcext:value-type="float">
            <text:p>0.0088316022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170889562226551" calcext:value-type="float">
            <text:p>0.1708895622</text:p>
          </table:table-cell>
          <table:table-cell office:value-type="float" office:value="0.0501517300169825" calcext:value-type="float">
            <text:p>0.05015173</text:p>
          </table:table-cell>
          <table:table-cell table:style-name="Default" office:value-type="float" office:value="0.000656472832279861" calcext:value-type="float">
            <text:p>0.0006564728</text:p>
          </table:table-cell>
          <table:table-cell office:value-type="float" office:value="3.05062169905674" calcext:value-type="float">
            <text:p>3.0506216991</text:p>
          </table:table-cell>
          <table:table-cell office:value-type="float" office:value="0.00973042913789595" calcext:value-type="float">
            <text:p>0.0097304291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815468734972242" calcext:value-type="float">
            <text:p>0.0815468735</text:p>
          </table:table-cell>
          <table:table-cell office:value-type="float" office:value="0.0491634719124227" calcext:value-type="float">
            <text:p>0.0491634719</text:p>
          </table:table-cell>
          <table:table-cell table:style-name="Default" office:value-type="float" office:value="0.000629144866794163" calcext:value-type="float">
            <text:p>0.0006291449</text:p>
          </table:table-cell>
          <table:table-cell office:value-type="float" office:value="2.50514295168704" calcext:value-type="float">
            <text:p>2.5051429517</text:p>
          </table:table-cell>
          <table:table-cell office:value-type="float" office:value="0.00967603089437084" calcext:value-type="float">
            <text:p>0.0096760309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985010051615594" calcext:value-type="float">
            <text:p>0.0985010052</text:p>
          </table:table-cell>
          <table:table-cell office:value-type="float" office:value="0.0304802740572154" calcext:value-type="float">
            <text:p>0.0304802741</text:p>
          </table:table-cell>
          <table:table-cell table:style-name="Default" office:value-type="float" office:value="0.000405419622866499" calcext:value-type="float">
            <text:p>0.0004054196</text:p>
          </table:table-cell>
          <table:table-cell office:value-type="float" office:value="2.10745235626019" calcext:value-type="float">
            <text:p>2.1074523563</text:p>
          </table:table-cell>
          <table:table-cell office:value-type="float" office:value="0.00533754560470662" calcext:value-type="float">
            <text:p>0.0053375456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993884364314849" calcext:value-type="float">
            <text:p>0.099388436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5719146445824" calcext:value-type="float">
            <text:p>0.0001157191</text:p>
          </table:table-cell>
          <table:table-cell office:value-type="float" office:value="2.21252968669034" calcext:value-type="float">
            <text:p>2.212529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844806026196166" calcext:value-type="float">
            <text:p>0.0844806026</text:p>
          </table:table-cell>
          <table:table-cell office:value-type="float" office:value="0.0506187893081152" calcext:value-type="float">
            <text:p>0.0506187893</text:p>
          </table:table-cell>
          <table:table-cell table:style-name="Default" office:value-type="float" office:value="0.00063315439336815" calcext:value-type="float">
            <text:p>0.0006331544</text:p>
          </table:table-cell>
          <table:table-cell office:value-type="float" office:value="2.5507405829193" calcext:value-type="float">
            <text:p>2.5507405829</text:p>
          </table:table-cell>
          <table:table-cell office:value-type="float" office:value="0.00936513390802955" calcext:value-type="float">
            <text:p>0.0093651339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964741003734009" calcext:value-type="float">
            <text:p>0.0964741004</text:p>
          </table:table-cell>
          <table:table-cell office:value-type="float" office:value="0.0344058489406466" calcext:value-type="float">
            <text:p>0.0344058489</text:p>
          </table:table-cell>
          <table:table-cell table:style-name="Default" office:value-type="float" office:value="0.000443919649065703" calcext:value-type="float">
            <text:p>0.0004439196</text:p>
          </table:table-cell>
          <table:table-cell office:value-type="float" office:value="2.69819238584601" calcext:value-type="float">
            <text:p>2.6981923858</text:p>
          </table:table-cell>
          <table:table-cell office:value-type="float" office:value="0.00884528315309496" calcext:value-type="float">
            <text:p>0.0088452832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178333838812776" calcext:value-type="float">
            <text:p>0.178333838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7279233813644" calcext:value-type="float">
            <text:p>0.0001872792</text:p>
          </table:table-cell>
          <table:table-cell office:value-type="float" office:value="2.68728336246805" calcext:value-type="float">
            <text:p>2.6872833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792493981222982" calcext:value-type="float">
            <text:p>0.0792493981</text:p>
          </table:table-cell>
          <table:table-cell office:value-type="float" office:value="0.047924604644454" calcext:value-type="float">
            <text:p>0.0479246046</text:p>
          </table:table-cell>
          <table:table-cell table:style-name="Default" office:value-type="float" office:value="0.000597433246997892" calcext:value-type="float">
            <text:p>0.0005974332</text:p>
          </table:table-cell>
          <table:table-cell office:value-type="float" office:value="2.45483355268709" calcext:value-type="float">
            <text:p>2.4548335527</text:p>
          </table:table-cell>
          <table:table-cell office:value-type="float" office:value="0.00928657798741614" calcext:value-type="float">
            <text:p>0.009286578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856278682767801" calcext:value-type="float">
            <text:p>0.085627868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1345945290388" calcext:value-type="float">
            <text:p>0.0001113459</text:p>
          </table:table-cell>
          <table:table-cell office:value-type="float" office:value="2.07797335899131" calcext:value-type="float">
            <text:p>2.0779733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750228397647565" calcext:value-type="float">
            <text:p>0.0750228398</text:p>
          </table:table-cell>
          <table:table-cell office:value-type="float" office:value="0" calcext:value-type="float">
            <text:p>0</text:p>
          </table:table-cell>
          <table:table-cell office:value-type="float" office:value="0.0000873635362323716" calcext:value-type="float">
            <text:p>8.74E-05</text:p>
          </table:table-cell>
          <table:table-cell office:value-type="float" office:value="1.4192144388131" calcext:value-type="float">
            <text:p>1.41921443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202237990002013" calcext:value-type="float">
            <text:p>0.2022379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8364743524721" calcext:value-type="float">
            <text:p>0.0002836474</text:p>
          </table:table-cell>
          <table:table-cell office:value-type="float" office:value="1.82471660584516" calcext:value-type="float">
            <text:p>1.8247166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295254200845475" calcext:value-type="float">
            <text:p>0.2952542008</text:p>
          </table:table-cell>
          <table:table-cell office:value-type="float" office:value="0.0129535047915183" calcext:value-type="float">
            <text:p>0.0129535048</text:p>
          </table:table-cell>
          <table:table-cell table:style-name="Default" office:value-type="float" office:value="0.000229090797089918" calcext:value-type="float">
            <text:p>0.0002290908</text:p>
          </table:table-cell>
          <table:table-cell office:value-type="float" office:value="3.7295312545777" calcext:value-type="float">
            <text:p>3.7295312546</text:p>
          </table:table-cell>
          <table:table-cell office:value-type="float" office:value="0.00652261260506275" calcext:value-type="float">
            <text:p>0.0065226126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882224135889062" calcext:value-type="float">
            <text:p>0.0882224136</text:p>
          </table:table-cell>
          <table:table-cell office:value-type="float" office:value="0.0501625606683573" calcext:value-type="float">
            <text:p>0.0501625607</text:p>
          </table:table-cell>
          <table:table-cell table:style-name="Default" office:value-type="float" office:value="0.000634857214572207" calcext:value-type="float">
            <text:p>0.0006348572</text:p>
          </table:table-cell>
          <table:table-cell office:value-type="float" office:value="2.61295219763016" calcext:value-type="float">
            <text:p>2.6129521976</text:p>
          </table:table-cell>
          <table:table-cell office:value-type="float" office:value="0.00943725017272534" calcext:value-type="float">
            <text:p>0.0094372502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856831530272628" calcext:value-type="float">
            <text:p>0.08568315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312526575961" calcext:value-type="float">
            <text:p>0.0001023125</text:p>
          </table:table-cell>
          <table:table-cell office:value-type="float" office:value="0.95596577289718" calcext:value-type="float">
            <text:p>0.95596577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789317196587775" calcext:value-type="float">
            <text:p>0.0789317197</text:p>
          </table:table-cell>
          <table:table-cell office:value-type="float" office:value="0.0477227485570363" calcext:value-type="float">
            <text:p>0.0477227486</text:p>
          </table:table-cell>
          <table:table-cell table:style-name="Default" office:value-type="float" office:value="0.000608766798271538" calcext:value-type="float">
            <text:p>0.0006087668</text:p>
          </table:table-cell>
          <table:table-cell office:value-type="float" office:value="2.6502419530443" calcext:value-type="float">
            <text:p>2.650241953</text:p>
          </table:table-cell>
          <table:table-cell office:value-type="float" office:value="0.00954605378132009" calcext:value-type="float">
            <text:p>0.0095460538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17521436735941" calcext:value-type="float">
            <text:p>0.1752143674</text:p>
          </table:table-cell>
          <table:table-cell office:value-type="float" office:value="0.0433894380141221" calcext:value-type="float">
            <text:p>0.043389438</text:p>
          </table:table-cell>
          <table:table-cell table:style-name="Default" office:value-type="float" office:value="0.000565124128271632" calcext:value-type="float">
            <text:p>0.0005651241</text:p>
          </table:table-cell>
          <table:table-cell office:value-type="float" office:value="2.59946198018293" calcext:value-type="float">
            <text:p>2.5994619802</text:p>
          </table:table-cell>
          <table:table-cell office:value-type="float" office:value="0.00913850248717863" calcext:value-type="float">
            <text:p>0.0091385025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144988593026783" calcext:value-type="float">
            <text:p>0.1449885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1893950621121" calcext:value-type="float">
            <text:p>0.000171894</text:p>
          </table:table-cell>
          <table:table-cell office:value-type="float" office:value="1.78664705617113" calcext:value-type="float">
            <text:p>1.78664705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702025926072528" calcext:value-type="float">
            <text:p>0.0702025926</text:p>
          </table:table-cell>
          <table:table-cell office:value-type="float" office:value="0" calcext:value-type="float">
            <text:p>0</text:p>
          </table:table-cell>
          <table:table-cell office:value-type="float" office:value="0.0000745963095515517" calcext:value-type="float">
            <text:p>7.46E-05</text:p>
          </table:table-cell>
          <table:table-cell office:value-type="float" office:value="1.0063060631855" calcext:value-type="float">
            <text:p>1.0063060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870697028012227" calcext:value-type="float">
            <text:p>0.08706970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8672418412775" calcext:value-type="float">
            <text:p>0.0001086724</text:p>
          </table:table-cell>
          <table:table-cell office:value-type="float" office:value="1.61658398753482" calcext:value-type="float">
            <text:p>1.6165839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18602618028222" calcext:value-type="float">
            <text:p>0.18602618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0864668636835" calcext:value-type="float">
            <text:p>0.0002108647</text:p>
          </table:table-cell>
          <table:table-cell office:value-type="float" office:value="1.48705181524393" calcext:value-type="float">
            <text:p>1.4870518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155991641180694" calcext:value-type="float">
            <text:p>0.15599164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7996089689033" calcext:value-type="float">
            <text:p>0.0001779961</text:p>
          </table:table-cell>
          <table:table-cell office:value-type="float" office:value="2.2608960024957" calcext:value-type="float">
            <text:p>2.26089600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145127130272422" calcext:value-type="float">
            <text:p>0.1451271303</text:p>
          </table:table-cell>
          <table:table-cell office:value-type="float" office:value="0.039206934671121" calcext:value-type="float">
            <text:p>0.0392069347</text:p>
          </table:table-cell>
          <table:table-cell table:style-name="Default" office:value-type="float" office:value="0.000518927659443565" calcext:value-type="float">
            <text:p>0.0005189277</text:p>
          </table:table-cell>
          <table:table-cell office:value-type="float" office:value="2.5347878812298" calcext:value-type="float">
            <text:p>2.5347878812</text:p>
          </table:table-cell>
          <table:table-cell office:value-type="float" office:value="0.0090767126473438" calcext:value-type="float">
            <text:p>0.0090767126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865943509741141" calcext:value-type="float">
            <text:p>0.086594351</text:p>
          </table:table-cell>
          <table:table-cell office:value-type="float" office:value="0.0420691732308586" calcext:value-type="float">
            <text:p>0.0420691732</text:p>
          </table:table-cell>
          <table:table-cell table:style-name="Default" office:value-type="float" office:value="0.000535309178226088" calcext:value-type="float">
            <text:p>0.0005353092</text:p>
          </table:table-cell>
          <table:table-cell office:value-type="float" office:value="1.21735478418065" calcext:value-type="float">
            <text:p>1.2173547842</text:p>
          </table:table-cell>
          <table:table-cell office:value-type="float" office:value="0.00935969928794757" calcext:value-type="float">
            <text:p>0.0093596993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726086155461579" calcext:value-type="float">
            <text:p>0.0726086155</text:p>
          </table:table-cell>
          <table:table-cell office:value-type="float" office:value="0" calcext:value-type="float">
            <text:p>0</text:p>
          </table:table-cell>
          <table:table-cell office:value-type="float" office:value="0.0000777730071787039" calcext:value-type="float">
            <text:p>7.78E-05</text:p>
          </table:table-cell>
          <table:table-cell office:value-type="float" office:value="0.835447847554104" calcext:value-type="float">
            <text:p>0.8354478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77972680087297" calcext:value-type="float">
            <text:p>0.0779726801</text:p>
          </table:table-cell>
          <table:table-cell office:value-type="float" office:value="0" calcext:value-type="float">
            <text:p>0</text:p>
          </table:table-cell>
          <table:table-cell office:value-type="float" office:value="0.000088199801318676" calcext:value-type="float">
            <text:p>8.82E-05</text:p>
          </table:table-cell>
          <table:table-cell office:value-type="float" office:value="0.924817347393365" calcext:value-type="float">
            <text:p>0.9248173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620466053645586" calcext:value-type="float">
            <text:p>0.0620466054</text:p>
          </table:table-cell>
          <table:table-cell office:value-type="float" office:value="0" calcext:value-type="float">
            <text:p>0</text:p>
          </table:table-cell>
          <table:table-cell office:value-type="float" office:value="0.0000565595316741004" calcext:value-type="float">
            <text:p>5.66E-05</text:p>
          </table:table-cell>
          <table:table-cell office:value-type="float" office:value="1.00912710076035" calcext:value-type="float">
            <text:p>1.0091271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819208834493229" calcext:value-type="float">
            <text:p>0.08192088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9573813400586" calcext:value-type="float">
            <text:p>0.0001095738</text:p>
          </table:table-cell>
          <table:table-cell office:value-type="float" office:value="2.35590131095995" calcext:value-type="float">
            <text:p>2.3559013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800739330820934" calcext:value-type="float">
            <text:p>0.08007393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049434634311" calcext:value-type="float">
            <text:p>0.0001000494</text:p>
          </table:table-cell>
          <table:table-cell office:value-type="float" office:value="1.87738665080805" calcext:value-type="float">
            <text:p>1.87738665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94404694895412" calcext:value-type="float">
            <text:p>0.0944046949</text:p>
          </table:table-cell>
          <table:table-cell office:value-type="float" office:value="0.0451306430646412" calcext:value-type="float">
            <text:p>0.0451306431</text:p>
          </table:table-cell>
          <table:table-cell table:style-name="Default" office:value-type="float" office:value="0.000564716948384787" calcext:value-type="float">
            <text:p>0.0005647169</text:p>
          </table:table-cell>
          <table:table-cell office:value-type="float" office:value="2.75783121141119" calcext:value-type="float">
            <text:p>2.7578312114</text:p>
          </table:table-cell>
          <table:table-cell office:value-type="float" office:value="0.00951967607714341" calcext:value-type="float">
            <text:p>0.0095196761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127609163308384" calcext:value-type="float">
            <text:p>0.1276091633</text:p>
          </table:table-cell>
          <table:table-cell office:value-type="float" office:value="0.01789581241307" calcext:value-type="float">
            <text:p>0.0178958124</text:p>
          </table:table-cell>
          <table:table-cell table:style-name="Default" office:value-type="float" office:value="0.000264274702842006" calcext:value-type="float">
            <text:p>0.0002642747</text:p>
          </table:table-cell>
          <table:table-cell office:value-type="float" office:value="2.81050975362903" calcext:value-type="float">
            <text:p>2.8105097536</text:p>
          </table:table-cell>
          <table:table-cell office:value-type="float" office:value="0.00760886701315395" calcext:value-type="float">
            <text:p>0.007608867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810450196686693" calcext:value-type="float">
            <text:p>0.0810450197</text:p>
          </table:table-cell>
          <table:table-cell office:value-type="float" office:value="0.0485402642335778" calcext:value-type="float">
            <text:p>0.0485402642</text:p>
          </table:table-cell>
          <table:table-cell table:style-name="Default" office:value-type="float" office:value="0.00062188914196821" calcext:value-type="float">
            <text:p>0.0006218891</text:p>
          </table:table-cell>
          <table:table-cell office:value-type="float" office:value="2.64544891391598" calcext:value-type="float">
            <text:p>2.6454489139</text:p>
          </table:table-cell>
          <table:table-cell office:value-type="float" office:value="0.00964504353870657" calcext:value-type="float">
            <text:p>0.0096450435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129481261125341" calcext:value-type="float">
            <text:p>0.1294812611</text:p>
          </table:table-cell>
          <table:table-cell office:value-type="float" office:value="0.0179542535473412" calcext:value-type="float">
            <text:p>0.0179542535</text:p>
          </table:table-cell>
          <table:table-cell table:style-name="Default" office:value-type="float" office:value="0.000183114140690891" calcext:value-type="float">
            <text:p>0.0001831141</text:p>
          </table:table-cell>
          <table:table-cell office:value-type="float" office:value="2.5139243359096" calcext:value-type="float">
            <text:p>2.5139243359</text:p>
          </table:table-cell>
          <table:table-cell office:value-type="float" office:value="0.00645143412838185" calcext:value-type="float">
            <text:p>0.0064514341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891988453429799" calcext:value-type="float">
            <text:p>0.0891988453</text:p>
          </table:table-cell>
          <table:table-cell office:value-type="float" office:value="0" calcext:value-type="float">
            <text:p>0</text:p>
          </table:table-cell>
          <table:table-cell office:value-type="float" office:value="0.0000943102999152987" calcext:value-type="float">
            <text:p>9.43E-05</text:p>
          </table:table-cell>
          <table:table-cell office:value-type="float" office:value="1.49495576385645" calcext:value-type="float">
            <text:p>1.4949557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128767649310972" calcext:value-type="float">
            <text:p>0.1287676493</text:p>
          </table:table-cell>
          <table:table-cell office:value-type="float" office:value="0.0177200257418281" calcext:value-type="float">
            <text:p>0.0177200257</text:p>
          </table:table-cell>
          <table:table-cell table:style-name="Default" office:value-type="float" office:value="0.000263040771583166" calcext:value-type="float">
            <text:p>0.0002630408</text:p>
          </table:table-cell>
          <table:table-cell office:value-type="float" office:value="2.63879414586131" calcext:value-type="float">
            <text:p>2.6387941459</text:p>
          </table:table-cell>
          <table:table-cell office:value-type="float" office:value="0.00752894368210691" calcext:value-type="float">
            <text:p>0.0075289437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878679823880142" calcext:value-type="float">
            <text:p>0.0878679824</text:p>
          </table:table-cell>
          <table:table-cell office:value-type="float" office:value="0.0269828891760786" calcext:value-type="float">
            <text:p>0.0269828892</text:p>
          </table:table-cell>
          <table:table-cell table:style-name="Default" office:value-type="float" office:value="0.000399035898006149" calcext:value-type="float">
            <text:p>0.0003990359</text:p>
          </table:table-cell>
          <table:table-cell office:value-type="float" office:value="2.59467121519303" calcext:value-type="float">
            <text:p>2.5946712152</text:p>
          </table:table-cell>
          <table:table-cell office:value-type="float" office:value="0.00552107595233129" calcext:value-type="float">
            <text:p>0.005521076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123825109359093" calcext:value-type="float">
            <text:p>0.1238251094</text:p>
          </table:table-cell>
          <table:table-cell office:value-type="float" office:value="0.0197132703293796" calcext:value-type="float">
            <text:p>0.0197132703</text:p>
          </table:table-cell>
          <table:table-cell table:style-name="Default" office:value-type="float" office:value="0.000319471614436137" calcext:value-type="float">
            <text:p>0.0003194716</text:p>
          </table:table-cell>
          <table:table-cell office:value-type="float" office:value="3.18501670628398" calcext:value-type="float">
            <text:p>3.1850167063</text:p>
          </table:table-cell>
          <table:table-cell office:value-type="float" office:value="0.00526927891953294" calcext:value-type="float">
            <text:p>0.0052692789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798174347871848" calcext:value-type="float">
            <text:p>0.0798174348</text:p>
          </table:table-cell>
          <table:table-cell office:value-type="float" office:value="0" calcext:value-type="float">
            <text:p>0</text:p>
          </table:table-cell>
          <table:table-cell office:value-type="float" office:value="0.0000896791429019744" calcext:value-type="float">
            <text:p>8.97E-05</text:p>
          </table:table-cell>
          <table:table-cell office:value-type="float" office:value="0.713042166933911" calcext:value-type="float">
            <text:p>0.71304216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857930667489719" calcext:value-type="float">
            <text:p>0.0857930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731106669883" calcext:value-type="float">
            <text:p>0.0001077311</text:p>
          </table:table-cell>
          <table:table-cell office:value-type="float" office:value="1.63592780014198" calcext:value-type="float">
            <text:p>1.6359278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133191258815506" calcext:value-type="float">
            <text:p>0.1331912588</text:p>
          </table:table-cell>
          <table:table-cell office:value-type="float" office:value="0.0181033252803415" calcext:value-type="float">
            <text:p>0.0181033253</text:p>
          </table:table-cell>
          <table:table-cell table:style-name="Default" office:value-type="float" office:value="0.000264370698180725" calcext:value-type="float">
            <text:p>0.0002643707</text:p>
          </table:table-cell>
          <table:table-cell office:value-type="float" office:value="2.46515061517198" calcext:value-type="float">
            <text:p>2.4651506152</text:p>
          </table:table-cell>
          <table:table-cell office:value-type="float" office:value="0.00818351647265403" calcext:value-type="float">
            <text:p>0.0081835165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734927731278787" calcext:value-type="float">
            <text:p>0.0734927731</text:p>
          </table:table-cell>
          <table:table-cell office:value-type="float" office:value="0" calcext:value-type="float">
            <text:p>0</text:p>
          </table:table-cell>
          <table:table-cell office:value-type="float" office:value="0.0000803198680043088" calcext:value-type="float">
            <text:p>8.03E-05</text:p>
          </table:table-cell>
          <table:table-cell office:value-type="float" office:value="0.877093897255855" calcext:value-type="float">
            <text:p>0.8770938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838188431089267" calcext:value-type="float">
            <text:p>0.0838188431</text:p>
          </table:table-cell>
          <table:table-cell office:value-type="float" office:value="0.0509218961060591" calcext:value-type="float">
            <text:p>0.0509218961</text:p>
          </table:table-cell>
          <table:table-cell table:style-name="Default" office:value-type="float" office:value="0.000652297786717608" calcext:value-type="float">
            <text:p>0.0006522978</text:p>
          </table:table-cell>
          <table:table-cell office:value-type="float" office:value="2.57891394357133" calcext:value-type="float">
            <text:p>2.5789139436</text:p>
          </table:table-cell>
          <table:table-cell office:value-type="float" office:value="0.00981010493918432" calcext:value-type="float">
            <text:p>0.0098101049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865212820971129" calcext:value-type="float">
            <text:p>0.08652128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8577322548306" calcext:value-type="float">
            <text:p>0.0001085773</text:p>
          </table:table-cell>
          <table:table-cell office:value-type="float" office:value="1.62023152791585" calcext:value-type="float">
            <text:p>1.6202315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856655965272905" calcext:value-type="float">
            <text:p>0.0856655965</text:p>
          </table:table-cell>
          <table:table-cell office:value-type="float" office:value="0.052683145846451" calcext:value-type="float">
            <text:p>0.0526831458</text:p>
          </table:table-cell>
          <table:table-cell table:style-name="Default" office:value-type="float" office:value="0.000672079215470134" calcext:value-type="float">
            <text:p>0.0006720792</text:p>
          </table:table-cell>
          <table:table-cell office:value-type="float" office:value="2.50708449676685" calcext:value-type="float">
            <text:p>2.5070844968</text:p>
          </table:table-cell>
          <table:table-cell office:value-type="float" office:value="0.00998281959249675" calcext:value-type="float">
            <text:p>0.0099828196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797941941122276" calcext:value-type="float">
            <text:p>0.0797941941</text:p>
          </table:table-cell>
          <table:table-cell office:value-type="float" office:value="0.0478742498345555" calcext:value-type="float">
            <text:p>0.0478742498</text:p>
          </table:table-cell>
          <table:table-cell table:style-name="Default" office:value-type="float" office:value="0.000610214977018157" calcext:value-type="float">
            <text:p>0.000610215</text:p>
          </table:table-cell>
          <table:table-cell office:value-type="float" office:value="2.67739168241712" calcext:value-type="float">
            <text:p>2.6773916824</text:p>
          </table:table-cell>
          <table:table-cell office:value-type="float" office:value="0.00956468025378737" calcext:value-type="float">
            <text:p>0.0095646803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64626630399481" calcext:value-type="float">
            <text:p>0.0646266304</text:p>
          </table:table-cell>
          <table:table-cell office:value-type="float" office:value="0.0434829613028217" calcext:value-type="float">
            <text:p>0.0434829613</text:p>
          </table:table-cell>
          <table:table-cell table:style-name="Default" office:value-type="float" office:value="0.000539404093918774" calcext:value-type="float">
            <text:p>0.0005394041</text:p>
          </table:table-cell>
          <table:table-cell office:value-type="float" office:value="2.6578864535999" calcext:value-type="float">
            <text:p>2.6578864536</text:p>
          </table:table-cell>
          <table:table-cell office:value-type="float" office:value="0.00930310552033277" calcext:value-type="float">
            <text:p>0.0093031055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122827559654674" calcext:value-type="float">
            <text:p>0.122827559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3650122096519" calcext:value-type="float">
            <text:p>0.0001336501</text:p>
          </table:table-cell>
          <table:table-cell office:value-type="float" office:value="1.95834630404941" calcext:value-type="float">
            <text:p>1.958346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121803121830715" calcext:value-type="float">
            <text:p>0.1218031218</text:p>
          </table:table-cell>
          <table:table-cell office:value-type="float" office:value="0.0243788733247375" calcext:value-type="float">
            <text:p>0.0243788733</text:p>
          </table:table-cell>
          <table:table-cell table:style-name="Default" office:value-type="float" office:value="0.000321051803484412" calcext:value-type="float">
            <text:p>0.0003210518</text:p>
          </table:table-cell>
          <table:table-cell office:value-type="float" office:value="2.51732212555377" calcext:value-type="float">
            <text:p>2.5173221256</text:p>
          </table:table-cell>
          <table:table-cell office:value-type="float" office:value="0.00844572771046554" calcext:value-type="float">
            <text:p>0.0084457277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761478014019538" calcext:value-type="float">
            <text:p>0.07614780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038455187214" calcext:value-type="float">
            <text:p>0.0001000385</text:p>
          </table:table-cell>
          <table:table-cell office:value-type="float" office:value="2.22324537520491" calcext:value-type="float">
            <text:p>2.2232453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821653320915032" calcext:value-type="float">
            <text:p>0.0821653321</text:p>
          </table:table-cell>
          <table:table-cell office:value-type="float" office:value="0" calcext:value-type="float">
            <text:p>0</text:p>
          </table:table-cell>
          <table:table-cell office:value-type="float" office:value="0.0000933620380152729" calcext:value-type="float">
            <text:p>9.34E-05</text:p>
          </table:table-cell>
          <table:table-cell office:value-type="float" office:value="0.640825191710862" calcext:value-type="float">
            <text:p>0.6408251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878172722489245" calcext:value-type="float">
            <text:p>0.0878172722</text:p>
          </table:table-cell>
          <table:table-cell office:value-type="float" office:value="0.0523931143849289" calcext:value-type="float">
            <text:p>0.0523931144</text:p>
          </table:table-cell>
          <table:table-cell table:style-name="Default" office:value-type="float" office:value="0.000671429367434514" calcext:value-type="float">
            <text:p>0.0006714294</text:p>
          </table:table-cell>
          <table:table-cell office:value-type="float" office:value="2.7849676870158" calcext:value-type="float">
            <text:p>2.784967687</text:p>
          </table:table-cell>
          <table:table-cell office:value-type="float" office:value="0.00989130035999058" calcext:value-type="float">
            <text:p>0.0098913004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824563394062462" calcext:value-type="float">
            <text:p>0.0824563394</text:p>
          </table:table-cell>
          <table:table-cell office:value-type="float" office:value="0.0490507166614665" calcext:value-type="float">
            <text:p>0.0490507167</text:p>
          </table:table-cell>
          <table:table-cell table:style-name="Default" office:value-type="float" office:value="0.000628620325007349" calcext:value-type="float">
            <text:p>0.0006286203</text:p>
          </table:table-cell>
          <table:table-cell office:value-type="float" office:value="2.69385722226483" calcext:value-type="float">
            <text:p>2.6938572223</text:p>
          </table:table-cell>
          <table:table-cell office:value-type="float" office:value="0.00964425169732596" calcext:value-type="float">
            <text:p>0.0096442517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811618667649369" calcext:value-type="float">
            <text:p>0.0811618668</text:p>
          </table:table-cell>
          <table:table-cell office:value-type="float" office:value="0.0490523581512994" calcext:value-type="float">
            <text:p>0.0490523582</text:p>
          </table:table-cell>
          <table:table-cell table:style-name="Default" office:value-type="float" office:value="0.000627901226992466" calcext:value-type="float">
            <text:p>0.0006279012</text:p>
          </table:table-cell>
          <table:table-cell office:value-type="float" office:value="2.60826253174732" calcext:value-type="float">
            <text:p>2.6082625317</text:p>
          </table:table-cell>
          <table:table-cell office:value-type="float" office:value="0.00966680374981506" calcext:value-type="float">
            <text:p>0.0096668037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866184661731962" calcext:value-type="float">
            <text:p>0.0866184662</text:p>
          </table:table-cell>
          <table:table-cell office:value-type="float" office:value="0.0547031666409115" calcext:value-type="float">
            <text:p>0.0547031666</text:p>
          </table:table-cell>
          <table:table-cell table:style-name="Default" office:value-type="float" office:value="0.000701304220177256" calcext:value-type="float">
            <text:p>0.0007013042</text:p>
          </table:table-cell>
          <table:table-cell office:value-type="float" office:value="2.69215415960794" calcext:value-type="float">
            <text:p>2.6921541596</text:p>
          </table:table-cell>
          <table:table-cell office:value-type="float" office:value="0.0100542312032082" calcext:value-type="float">
            <text:p>0.0100542312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730574949500226" calcext:value-type="float">
            <text:p>0.073057495</text:p>
          </table:table-cell>
          <table:table-cell office:value-type="float" office:value="0.0452495874205643" calcext:value-type="float">
            <text:p>0.0452495874</text:p>
          </table:table-cell>
          <table:table-cell table:style-name="Default" office:value-type="float" office:value="0.000573286222891717" calcext:value-type="float">
            <text:p>0.0005732862</text:p>
          </table:table-cell>
          <table:table-cell office:value-type="float" office:value="2.70882289812037" calcext:value-type="float">
            <text:p>2.7088228981</text:p>
          </table:table-cell>
          <table:table-cell office:value-type="float" office:value="0.00940315413817162" calcext:value-type="float">
            <text:p>0.0094031541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73340727626015" calcext:value-type="float">
            <text:p>0.0733407276</text:p>
          </table:table-cell>
          <table:table-cell office:value-type="float" office:value="0.0455484263002009" calcext:value-type="float">
            <text:p>0.0455484263</text:p>
          </table:table-cell>
          <table:table-cell table:style-name="Default" office:value-type="float" office:value="0.000578229593918388" calcext:value-type="float">
            <text:p>0.0005782296</text:p>
          </table:table-cell>
          <table:table-cell office:value-type="float" office:value="2.62830424551293" calcext:value-type="float">
            <text:p>2.6283042455</text:p>
          </table:table-cell>
          <table:table-cell office:value-type="float" office:value="0.0094249149380659" calcext:value-type="float">
            <text:p>0.0094249149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877618075707404" calcext:value-type="float">
            <text:p>0.08776180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5087982368056" calcext:value-type="float">
            <text:p>0.000115088</text:p>
          </table:table-cell>
          <table:table-cell office:value-type="float" office:value="2.06557701148745" calcext:value-type="float">
            <text:p>2.06557701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869059966154514" calcext:value-type="float">
            <text:p>0.08690599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374159813685" calcext:value-type="float">
            <text:p>0.0001103742</text:p>
          </table:table-cell>
          <table:table-cell office:value-type="float" office:value="1.75381563744975" calcext:value-type="float">
            <text:p>1.7538156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793884908041287" calcext:value-type="float">
            <text:p>0.0793884908</text:p>
          </table:table-cell>
          <table:table-cell office:value-type="float" office:value="0" calcext:value-type="float">
            <text:p>0</text:p>
          </table:table-cell>
          <table:table-cell office:value-type="float" office:value="0.0000972034569699905" calcext:value-type="float">
            <text:p>9.72E-05</text:p>
          </table:table-cell>
          <table:table-cell office:value-type="float" office:value="1.68415908171173" calcext:value-type="float">
            <text:p>1.6841590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10982618568744" calcext:value-type="float">
            <text:p>0.1098261857</text:p>
          </table:table-cell>
          <table:table-cell office:value-type="float" office:value="0.0572529457200956" calcext:value-type="float">
            <text:p>0.0572529457</text:p>
          </table:table-cell>
          <table:table-cell table:style-name="Default" office:value-type="float" office:value="0.000786739031485399" calcext:value-type="float">
            <text:p>0.000786739</text:p>
          </table:table-cell>
          <table:table-cell office:value-type="float" office:value="2.73787479129915" calcext:value-type="float">
            <text:p>2.7378747913</text:p>
          </table:table-cell>
          <table:table-cell office:value-type="float" office:value="0.0102801459401311" calcext:value-type="float">
            <text:p>0.0102801459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130838837860415" calcext:value-type="float">
            <text:p>0.1308388379</text:p>
          </table:table-cell>
          <table:table-cell office:value-type="float" office:value="0.0429490417586866" calcext:value-type="float">
            <text:p>0.0429490418</text:p>
          </table:table-cell>
          <table:table-cell table:style-name="Default" office:value-type="float" office:value="0.000553282068709056" calcext:value-type="float">
            <text:p>0.0005532821</text:p>
          </table:table-cell>
          <table:table-cell office:value-type="float" office:value="2.45606403096895" calcext:value-type="float">
            <text:p>2.456064031</text:p>
          </table:table-cell>
          <table:table-cell office:value-type="float" office:value="0.00938338510750104" calcext:value-type="float">
            <text:p>0.0093833851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644399682337555" calcext:value-type="float">
            <text:p>0.0644399682</text:p>
          </table:table-cell>
          <table:table-cell office:value-type="float" office:value="0" calcext:value-type="float">
            <text:p>0</text:p>
          </table:table-cell>
          <table:table-cell office:value-type="float" office:value="0.0000773485588784932" calcext:value-type="float">
            <text:p>7.73E-05</text:p>
          </table:table-cell>
          <table:table-cell office:value-type="float" office:value="2.03467714608312" calcext:value-type="float">
            <text:p>2.03467714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868293445644247" calcext:value-type="float">
            <text:p>0.0868293446</text:p>
          </table:table-cell>
          <table:table-cell office:value-type="float" office:value="0.0543967036804109" calcext:value-type="float">
            <text:p>0.0543967037</text:p>
          </table:table-cell>
          <table:table-cell table:style-name="Default" office:value-type="float" office:value="0.000696221083512364" calcext:value-type="float">
            <text:p>0.0006962211</text:p>
          </table:table-cell>
          <table:table-cell office:value-type="float" office:value="2.64117933530912" calcext:value-type="float">
            <text:p>2.6411793353</text:p>
          </table:table-cell>
          <table:table-cell office:value-type="float" office:value="0.0100788160704636" calcext:value-type="float">
            <text:p>0.0100788161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149166387100145" calcext:value-type="float">
            <text:p>0.14916638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5784775533362" calcext:value-type="float">
            <text:p>0.0001757848</text:p>
          </table:table-cell>
          <table:table-cell office:value-type="float" office:value="2.02277107913001" calcext:value-type="float">
            <text:p>2.02277107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166809571060017" calcext:value-type="float">
            <text:p>0.1668095711</text:p>
          </table:table-cell>
          <table:table-cell office:value-type="float" office:value="0.0208841804557921" calcext:value-type="float">
            <text:p>0.0208841805</text:p>
          </table:table-cell>
          <table:table-cell table:style-name="Default" office:value-type="float" office:value="0.000314811570111011" calcext:value-type="float">
            <text:p>0.0003148116</text:p>
          </table:table-cell>
          <table:table-cell office:value-type="float" office:value="3.24273652666569" calcext:value-type="float">
            <text:p>3.2427365267</text:p>
          </table:table-cell>
          <table:table-cell office:value-type="float" office:value="0.00778986687461189" calcext:value-type="float">
            <text:p>0.0077898669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752015496406342" calcext:value-type="float">
            <text:p>0.0752015496</text:p>
          </table:table-cell>
          <table:table-cell office:value-type="float" office:value="0.0461928438723972" calcext:value-type="float">
            <text:p>0.0461928439</text:p>
          </table:table-cell>
          <table:table-cell table:style-name="Default" office:value-type="float" office:value="0.000591229939275976" calcext:value-type="float">
            <text:p>0.0005912299</text:p>
          </table:table-cell>
          <table:table-cell office:value-type="float" office:value="2.58697815200427" calcext:value-type="float">
            <text:p>2.586978152</text:p>
          </table:table-cell>
          <table:table-cell office:value-type="float" office:value="0.00949430359013216" calcext:value-type="float">
            <text:p>0.0094943036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697156380834142" calcext:value-type="float">
            <text:p>0.0697156381</text:p>
          </table:table-cell>
          <table:table-cell office:value-type="float" office:value="0" calcext:value-type="float">
            <text:p>0</text:p>
          </table:table-cell>
          <table:table-cell office:value-type="float" office:value="0.0000804613879442789" calcext:value-type="float">
            <text:p>8.05E-05</text:p>
          </table:table-cell>
          <table:table-cell office:value-type="float" office:value="1.60889601016409" calcext:value-type="float">
            <text:p>1.6088960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833824791648288" calcext:value-type="float">
            <text:p>0.083382479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703920160517" calcext:value-type="float">
            <text:p>0.0001067039</text:p>
          </table:table-cell>
          <table:table-cell office:value-type="float" office:value="2.00518475208686" calcext:value-type="float">
            <text:p>2.00518475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149578786997786" calcext:value-type="float">
            <text:p>0.14957878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7544236634795" calcext:value-type="float">
            <text:p>0.0001575442</text:p>
          </table:table-cell>
          <table:table-cell office:value-type="float" office:value="1.56138417843035" calcext:value-type="float">
            <text:p>1.5613841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888470572713893" calcext:value-type="float">
            <text:p>0.088847057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963559711845" calcext:value-type="float">
            <text:p>0.0001189636</text:p>
          </table:table-cell>
          <table:table-cell office:value-type="float" office:value="2.1786623289803" calcext:value-type="float">
            <text:p>2.178662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658201942402052" calcext:value-type="float">
            <text:p>0.0658201942</text:p>
          </table:table-cell>
          <table:table-cell office:value-type="float" office:value="0.0437535254554618" calcext:value-type="float">
            <text:p>0.0437535255</text:p>
          </table:table-cell>
          <table:table-cell table:style-name="Default" office:value-type="float" office:value="0.000546562352421782" calcext:value-type="float">
            <text:p>0.0005465624</text:p>
          </table:table-cell>
          <table:table-cell office:value-type="float" office:value="2.61920368337187" calcext:value-type="float">
            <text:p>2.6192036834</text:p>
          </table:table-cell>
          <table:table-cell office:value-type="float" office:value="0.0093339356774395" calcext:value-type="float">
            <text:p>0.0093339357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854859238369697" calcext:value-type="float">
            <text:p>0.08548592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215799400211" calcext:value-type="float">
            <text:p>0.0001072158</text:p>
          </table:table-cell>
          <table:table-cell office:value-type="float" office:value="1.69226599510113" calcext:value-type="float">
            <text:p>1.6922659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148289288861309" calcext:value-type="float">
            <text:p>0.14828928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7895215254396" calcext:value-type="float">
            <text:p>0.0001578952</text:p>
          </table:table-cell>
          <table:table-cell office:value-type="float" office:value="2.14021186088697" calcext:value-type="float">
            <text:p>2.1402118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856815617724149" calcext:value-type="float">
            <text:p>0.08568156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316564387439" calcext:value-type="float">
            <text:p>0.0001033166</text:p>
          </table:table-cell>
          <table:table-cell office:value-type="float" office:value="1.06050446226328" calcext:value-type="float">
            <text:p>1.06050446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697438369338141" calcext:value-type="float">
            <text:p>0.0697438369</text:p>
          </table:table-cell>
          <table:table-cell office:value-type="float" office:value="0.0442337125917148" calcext:value-type="float">
            <text:p>0.0442337126</text:p>
          </table:table-cell>
          <table:table-cell table:style-name="Default" office:value-type="float" office:value="0.000559541697380042" calcext:value-type="float">
            <text:p>0.0005595417</text:p>
          </table:table-cell>
          <table:table-cell office:value-type="float" office:value="2.68651344886815" calcext:value-type="float">
            <text:p>2.6865134489</text:p>
          </table:table-cell>
          <table:table-cell office:value-type="float" office:value="0.00931133030235205" calcext:value-type="float">
            <text:p>0.0093113303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75984190600335" calcext:value-type="float">
            <text:p>0.0759841906</text:p>
          </table:table-cell>
          <table:table-cell office:value-type="float" office:value="0.0475121623128471" calcext:value-type="float">
            <text:p>0.0475121623</text:p>
          </table:table-cell>
          <table:table-cell table:style-name="Default" office:value-type="float" office:value="0.00060401475274847" calcext:value-type="float">
            <text:p>0.0006040148</text:p>
          </table:table-cell>
          <table:table-cell office:value-type="float" office:value="1.22866783923925" calcext:value-type="float">
            <text:p>1.2286678392</text:p>
          </table:table-cell>
          <table:table-cell office:value-type="float" office:value="0.00956672711767096" calcext:value-type="float">
            <text:p>0.0095667271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120134373905205" calcext:value-type="float">
            <text:p>0.1201343739</text:p>
          </table:table-cell>
          <table:table-cell office:value-type="float" office:value="0.0457223598140092" calcext:value-type="float">
            <text:p>0.0457223598</text:p>
          </table:table-cell>
          <table:table-cell table:style-name="Default" office:value-type="float" office:value="0.000572757905330257" calcext:value-type="float">
            <text:p>0.0005727579</text:p>
          </table:table-cell>
          <table:table-cell office:value-type="float" office:value="3.13008386060457" calcext:value-type="float">
            <text:p>3.1300838606</text:p>
          </table:table-cell>
          <table:table-cell office:value-type="float" office:value="0.00959993449889619" calcext:value-type="float">
            <text:p>0.0095999345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875595043538902" calcext:value-type="float">
            <text:p>0.0875595044</text:p>
          </table:table-cell>
          <table:table-cell office:value-type="float" office:value="0.0527713624946631" calcext:value-type="float">
            <text:p>0.0527713625</text:p>
          </table:table-cell>
          <table:table-cell table:style-name="Default" office:value-type="float" office:value="0.000706195756330183" calcext:value-type="float">
            <text:p>0.0007061958</text:p>
          </table:table-cell>
          <table:table-cell office:value-type="float" office:value="0.907121048180234" calcext:value-type="float">
            <text:p>0.9071210482</text:p>
          </table:table-cell>
          <table:table-cell office:value-type="float" office:value="0.00716607906498103" calcext:value-type="float">
            <text:p>0.0071660791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675504782868631" calcext:value-type="float">
            <text:p>0.0675504783</text:p>
          </table:table-cell>
          <table:table-cell office:value-type="float" office:value="0.0442260021658889" calcext:value-type="float">
            <text:p>0.0442260022</text:p>
          </table:table-cell>
          <table:table-cell table:style-name="Default" office:value-type="float" office:value="0.000554413957881685" calcext:value-type="float">
            <text:p>0.000554414</text:p>
          </table:table-cell>
          <table:table-cell office:value-type="float" office:value="2.60681531302351" calcext:value-type="float">
            <text:p>2.606815313</text:p>
          </table:table-cell>
          <table:table-cell office:value-type="float" office:value="0.00933112263782375" calcext:value-type="float">
            <text:p>0.0093311226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824592145903462" calcext:value-type="float">
            <text:p>0.082459214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194584879643" calcext:value-type="float">
            <text:p>0.0001011946</text:p>
          </table:table-cell>
          <table:table-cell office:value-type="float" office:value="2.40053478114542" calcext:value-type="float">
            <text:p>2.40053478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849272116643668" calcext:value-type="float">
            <text:p>0.0849272117</text:p>
          </table:table-cell>
          <table:table-cell office:value-type="float" office:value="0.0520171956378766" calcext:value-type="float">
            <text:p>0.0520171956</text:p>
          </table:table-cell>
          <table:table-cell table:style-name="Default" office:value-type="float" office:value="0.000663162534619989" calcext:value-type="float">
            <text:p>0.0006631625</text:p>
          </table:table-cell>
          <table:table-cell office:value-type="float" office:value="2.58743208276698" calcext:value-type="float">
            <text:p>2.5874320828</text:p>
          </table:table-cell>
          <table:table-cell office:value-type="float" office:value="0.00987933662264602" calcext:value-type="float">
            <text:p>0.0098793366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857257935794191" calcext:value-type="float">
            <text:p>0.085725793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353107815158" calcext:value-type="float">
            <text:p>0.0001135311</text:p>
          </table:table-cell>
          <table:table-cell office:value-type="float" office:value="2.22978233554972" calcext:value-type="float">
            <text:p>2.2297823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104561277780943" calcext:value-type="float">
            <text:p>0.1045612778</text:p>
          </table:table-cell>
          <table:table-cell office:value-type="float" office:value="0.0393036492378732" calcext:value-type="float">
            <text:p>0.0393036492</text:p>
          </table:table-cell>
          <table:table-cell table:style-name="Default" office:value-type="float" office:value="0.000475305996725668" calcext:value-type="float">
            <text:p>0.000475306</text:p>
          </table:table-cell>
          <table:table-cell office:value-type="float" office:value="2.64605660855518" calcext:value-type="float">
            <text:p>2.6460566086</text:p>
          </table:table-cell>
          <table:table-cell office:value-type="float" office:value="0.00890941813958486" calcext:value-type="float">
            <text:p>0.0089094181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854372437589212" calcext:value-type="float">
            <text:p>0.0854372438</text:p>
          </table:table-cell>
          <table:table-cell office:value-type="float" office:value="0.0519571817311167" calcext:value-type="float">
            <text:p>0.0519571817</text:p>
          </table:table-cell>
          <table:table-cell table:style-name="Default" office:value-type="float" office:value="0.000661504402374559" calcext:value-type="float">
            <text:p>0.0006615044</text:p>
          </table:table-cell>
          <table:table-cell office:value-type="float" office:value="2.62252477126648" calcext:value-type="float">
            <text:p>2.6225247713</text:p>
          </table:table-cell>
          <table:table-cell office:value-type="float" office:value="0.00986789385694017" calcext:value-type="float">
            <text:p>0.0098678939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96170438831092" calcext:value-type="float">
            <text:p>0.096170438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994359252947" calcext:value-type="float">
            <text:p>0.0001189944</text:p>
          </table:table-cell>
          <table:table-cell office:value-type="float" office:value="1.66605415068763" calcext:value-type="float">
            <text:p>1.66605415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989952018552709" calcext:value-type="float">
            <text:p>0.0989952019</text:p>
          </table:table-cell>
          <table:table-cell office:value-type="float" office:value="0.0564102297488366" calcext:value-type="float">
            <text:p>0.0564102297</text:p>
          </table:table-cell>
          <table:table-cell table:style-name="Default" office:value-type="float" office:value="0.000722144057697543" calcext:value-type="float">
            <text:p>0.0007221441</text:p>
          </table:table-cell>
          <table:table-cell office:value-type="float" office:value="3.24768040056592" calcext:value-type="float">
            <text:p>3.2476804006</text:p>
          </table:table-cell>
          <table:table-cell office:value-type="float" office:value="0.009433406077619" calcext:value-type="float">
            <text:p>0.0094334061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857342410046447" calcext:value-type="float">
            <text:p>0.08573424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299505850708" calcext:value-type="float">
            <text:p>0.0001032995</text:p>
          </table:table-cell>
          <table:table-cell office:value-type="float" office:value="1.10925032725597" calcext:value-type="float">
            <text:p>1.109250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879474891334904" calcext:value-type="float">
            <text:p>0.0879474891</text:p>
          </table:table-cell>
          <table:table-cell office:value-type="float" office:value="0" calcext:value-type="float">
            <text:p>0</text:p>
          </table:table-cell>
          <table:table-cell office:value-type="float" office:value="0.000078834393306503" calcext:value-type="float">
            <text:p>7.88E-05</text:p>
          </table:table-cell>
          <table:table-cell office:value-type="float" office:value="1.79003141959394" calcext:value-type="float">
            <text:p>1.79003141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740472743287927" calcext:value-type="float">
            <text:p>0.0740472743</text:p>
          </table:table-cell>
          <table:table-cell office:value-type="float" office:value="0" calcext:value-type="float">
            <text:p>0</text:p>
          </table:table-cell>
          <table:table-cell office:value-type="float" office:value="0.0000851024674387074" calcext:value-type="float">
            <text:p>8.51E-05</text:p>
          </table:table-cell>
          <table:table-cell office:value-type="float" office:value="1.31932952027902" calcext:value-type="float">
            <text:p>1.3193295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744575391285831" calcext:value-type="float">
            <text:p>0.0744575391</text:p>
          </table:table-cell>
          <table:table-cell office:value-type="float" office:value="0" calcext:value-type="float">
            <text:p>0</text:p>
          </table:table-cell>
          <table:table-cell office:value-type="float" office:value="0.0000844838791454359" calcext:value-type="float">
            <text:p>8.45E-05</text:p>
          </table:table-cell>
          <table:table-cell office:value-type="float" office:value="1.18219017755777" calcext:value-type="float">
            <text:p>1.1821901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80362255207845" calcext:value-type="float">
            <text:p>0.080362255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523655677095" calcext:value-type="float">
            <text:p>0.0001065237</text:p>
          </table:table-cell>
          <table:table-cell office:value-type="float" office:value="2.3890218532851" calcext:value-type="float">
            <text:p>2.3890218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152756029329913" calcext:value-type="float">
            <text:p>0.15275602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4071544878279" calcext:value-type="float">
            <text:p>0.0001740715</text:p>
          </table:table-cell>
          <table:table-cell office:value-type="float" office:value="1.65411102718768" calcext:value-type="float">
            <text:p>1.6541110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116986699902788" calcext:value-type="float">
            <text:p>0.1169866999</text:p>
          </table:table-cell>
          <table:table-cell office:value-type="float" office:value="0.0237048763528513" calcext:value-type="float">
            <text:p>0.0237048764</text:p>
          </table:table-cell>
          <table:table-cell table:style-name="Default" office:value-type="float" office:value="0.000312789065217182" calcext:value-type="float">
            <text:p>0.0003127891</text:p>
          </table:table-cell>
          <table:table-cell office:value-type="float" office:value="1.48603907163485" calcext:value-type="float">
            <text:p>1.4860390716</text:p>
          </table:table-cell>
          <table:table-cell office:value-type="float" office:value="0.00822245753327574" calcext:value-type="float">
            <text:p>0.0082224575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852206531503651" calcext:value-type="float">
            <text:p>0.0852206532</text:p>
          </table:table-cell>
          <table:table-cell office:value-type="float" office:value="0.05186619073349" calcext:value-type="float">
            <text:p>0.0518661907</text:p>
          </table:table-cell>
          <table:table-cell table:style-name="Default" office:value-type="float" office:value="0.000662101715708902" calcext:value-type="float">
            <text:p>0.0006621017</text:p>
          </table:table-cell>
          <table:table-cell office:value-type="float" office:value="2.61754752168399" calcext:value-type="float">
            <text:p>2.6175475217</text:p>
          </table:table-cell>
          <table:table-cell office:value-type="float" office:value="0.00988347308105384" calcext:value-type="float">
            <text:p>0.0098834731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721995517890957" calcext:value-type="float">
            <text:p>0.0721995518</text:p>
          </table:table-cell>
          <table:table-cell office:value-type="float" office:value="0" calcext:value-type="float">
            <text:p>0</text:p>
          </table:table-cell>
          <table:table-cell office:value-type="float" office:value="0.0000947922985461867" calcext:value-type="float">
            <text:p>9.48E-05</text:p>
          </table:table-cell>
          <table:table-cell office:value-type="float" office:value="2.33656596750497" calcext:value-type="float">
            <text:p>2.3365659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723587786942264" calcext:value-type="float">
            <text:p>0.0723587787</text:p>
          </table:table-cell>
          <table:table-cell office:value-type="float" office:value="0" calcext:value-type="float">
            <text:p>0</text:p>
          </table:table-cell>
          <table:table-cell office:value-type="float" office:value="0.0000919169485978891" calcext:value-type="float">
            <text:p>9.19E-05</text:p>
          </table:table-cell>
          <table:table-cell office:value-type="float" office:value="2.25510427721015" calcext:value-type="float">
            <text:p>2.25510427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128494105100569" calcext:value-type="float">
            <text:p>0.128494105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9669406671181" calcext:value-type="float">
            <text:p>0.0001496694</text:p>
          </table:table-cell>
          <table:table-cell office:value-type="float" office:value="2.02537374300041" calcext:value-type="float">
            <text:p>2.0253737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124886429682117" calcext:value-type="float">
            <text:p>0.1248864297</text:p>
          </table:table-cell>
          <table:table-cell office:value-type="float" office:value="0.0304361594598092" calcext:value-type="float">
            <text:p>0.0304361595</text:p>
          </table:table-cell>
          <table:table-cell table:style-name="Default" office:value-type="float" office:value="0.000394601226071319" calcext:value-type="float">
            <text:p>0.0003946012</text:p>
          </table:table-cell>
          <table:table-cell office:value-type="float" office:value="2.81987898881639" calcext:value-type="float">
            <text:p>2.8198789888</text:p>
          </table:table-cell>
          <table:table-cell office:value-type="float" office:value="0.00877260426722008" calcext:value-type="float">
            <text:p>0.0087726043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869839798344681" calcext:value-type="float">
            <text:p>0.086983979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7574761857193" calcext:value-type="float">
            <text:p>0.0001175748</text:p>
          </table:table-cell>
          <table:table-cell office:value-type="float" office:value="2.37098256161174" calcext:value-type="float">
            <text:p>2.3709825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763652896499258" calcext:value-type="float">
            <text:p>0.07636528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825550575125" calcext:value-type="float">
            <text:p>0.0001028256</text:p>
          </table:table-cell>
          <table:table-cell office:value-type="float" office:value="2.40764995524233" calcext:value-type="float">
            <text:p>2.4076499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152870263978352" calcext:value-type="float">
            <text:p>0.152870264</text:p>
          </table:table-cell>
          <table:table-cell office:value-type="float" office:value="0.0093376699538249" calcext:value-type="float">
            <text:p>0.00933767</text:p>
          </table:table-cell>
          <table:table-cell table:style-name="Default" office:value-type="float" office:value="0.000104049529287526" calcext:value-type="float">
            <text:p>0.0001040495</text:p>
          </table:table-cell>
          <table:table-cell office:value-type="float" office:value="3.97734216587425" calcext:value-type="float">
            <text:p>3.9773421659</text:p>
          </table:table-cell>
          <table:table-cell office:value-type="float" office:value="0.00326653505677968" calcext:value-type="float">
            <text:p>0.0032665351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857986681761509" calcext:value-type="float">
            <text:p>0.085798668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1309587849954" calcext:value-type="float">
            <text:p>0.0001113096</text:p>
          </table:table-cell>
          <table:table-cell office:value-type="float" office:value="2.13072524030561" calcext:value-type="float">
            <text:p>2.1307252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472230407795675" calcext:value-type="float">
            <text:p>0.4722304078</text:p>
          </table:table-cell>
          <table:table-cell office:value-type="float" office:value="0.000186137808764329" calcext:value-type="float">
            <text:p>0.0001861378</text:p>
          </table:table-cell>
          <table:table-cell table:style-name="Default" office:value-type="float" office:value="0.000116971918813106" calcext:value-type="float">
            <text:p>0.0001169719</text:p>
          </table:table-cell>
          <table:table-cell office:value-type="float" office:value="6.28973616156989" calcext:value-type="float">
            <text:p>6.2897361616</text:p>
          </table:table-cell>
          <table:table-cell office:value-type="float" office:value="0.00200789850344873" calcext:value-type="float">
            <text:p>0.0020078985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806192580251408" calcext:value-type="float">
            <text:p>0.0806192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756648844522" calcext:value-type="float">
            <text:p>0.0001037566</text:p>
          </table:table-cell>
          <table:table-cell office:value-type="float" office:value="2.08022320153819" calcext:value-type="float">
            <text:p>2.08022320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143162659620786" calcext:value-type="float">
            <text:p>0.14316265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1108857983068" calcext:value-type="float">
            <text:p>0.0001511089</text:p>
          </table:table-cell>
          <table:table-cell office:value-type="float" office:value="1.98014736367351" calcext:value-type="float">
            <text:p>1.98014736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853398213474722" calcext:value-type="float">
            <text:p>0.0853398213</text:p>
          </table:table-cell>
          <table:table-cell office:value-type="float" office:value="0.0517619657315695" calcext:value-type="float">
            <text:p>0.0517619657</text:p>
          </table:table-cell>
          <table:table-cell table:style-name="Default" office:value-type="float" office:value="0.000644372879338495" calcext:value-type="float">
            <text:p>0.0006443729</text:p>
          </table:table-cell>
          <table:table-cell office:value-type="float" office:value="2.51854526714262" calcext:value-type="float">
            <text:p>2.5185452671</text:p>
          </table:table-cell>
          <table:table-cell office:value-type="float" office:value="0.00942566000548835" calcext:value-type="float">
            <text:p>0.00942566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772880837013869" calcext:value-type="float">
            <text:p>0.0772880837</text:p>
          </table:table-cell>
          <table:table-cell office:value-type="float" office:value="0.0466389311174711" calcext:value-type="float">
            <text:p>0.0466389311</text:p>
          </table:table-cell>
          <table:table-cell table:style-name="Default" office:value-type="float" office:value="0.00059587233057308" calcext:value-type="float">
            <text:p>0.0005958723</text:p>
          </table:table-cell>
          <table:table-cell office:value-type="float" office:value="2.63218780450964" calcext:value-type="float">
            <text:p>2.6321878045</text:p>
          </table:table-cell>
          <table:table-cell office:value-type="float" office:value="0.00948907125278166" calcext:value-type="float">
            <text:p>0.0094890713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835457311265291" calcext:value-type="float">
            <text:p>0.0835457311</text:p>
          </table:table-cell>
          <table:table-cell office:value-type="float" office:value="0.0391209030576695" calcext:value-type="float">
            <text:p>0.0391209031</text:p>
          </table:table-cell>
          <table:table-cell table:style-name="Default" office:value-type="float" office:value="0.000497755245458673" calcext:value-type="float">
            <text:p>0.0004977552</text:p>
          </table:table-cell>
          <table:table-cell office:value-type="float" office:value="2.70952423981958" calcext:value-type="float">
            <text:p>2.7095242398</text:p>
          </table:table-cell>
          <table:table-cell office:value-type="float" office:value="0.00905244169861265" calcext:value-type="float">
            <text:p>0.0090524417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766411855394771" calcext:value-type="float">
            <text:p>0.0766411855</text:p>
          </table:table-cell>
          <table:table-cell office:value-type="float" office:value="0" calcext:value-type="float">
            <text:p>0</text:p>
          </table:table-cell>
          <table:table-cell office:value-type="float" office:value="0.0000973733225827474" calcext:value-type="float">
            <text:p>9.74E-05</text:p>
          </table:table-cell>
          <table:table-cell office:value-type="float" office:value="2.12765755322875" calcext:value-type="float">
            <text:p>2.1276575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136271984975265" calcext:value-type="float">
            <text:p>0.13627198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5944832306978" calcext:value-type="float">
            <text:p>0.0001559448</text:p>
          </table:table-cell>
          <table:table-cell office:value-type="float" office:value="2.10788766942069" calcext:value-type="float">
            <text:p>2.10788766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822965841534506" calcext:value-type="float">
            <text:p>0.0822965842</text:p>
          </table:table-cell>
          <table:table-cell office:value-type="float" office:value="0.0493250525931395" calcext:value-type="float">
            <text:p>0.0493250526</text:p>
          </table:table-cell>
          <table:table-cell table:style-name="Default" office:value-type="float" office:value="0.000629378765270106" calcext:value-type="float">
            <text:p>0.0006293788</text:p>
          </table:table-cell>
          <table:table-cell office:value-type="float" office:value="2.59613582912359" calcext:value-type="float">
            <text:p>2.5961358291</text:p>
          </table:table-cell>
          <table:table-cell office:value-type="float" office:value="0.00975013675702745" calcext:value-type="float">
            <text:p>0.0097501368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895797080877016" calcext:value-type="float">
            <text:p>0.0895797081</text:p>
          </table:table-cell>
          <table:table-cell office:value-type="float" office:value="0" calcext:value-type="float">
            <text:p>0</text:p>
          </table:table-cell>
          <table:table-cell office:value-type="float" office:value="0.0000832158936699769" calcext:value-type="float">
            <text:p>8.32E-05</text:p>
          </table:table-cell>
          <table:table-cell office:value-type="float" office:value="0.739111619749898" calcext:value-type="float">
            <text:p>0.73911161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112923714640252" calcext:value-type="float">
            <text:p>0.1129237146</text:p>
          </table:table-cell>
          <table:table-cell office:value-type="float" office:value="0.0277219714648066" calcext:value-type="float">
            <text:p>0.0277219715</text:p>
          </table:table-cell>
          <table:table-cell table:style-name="Default" office:value-type="float" office:value="0.000367059713333739" calcext:value-type="float">
            <text:p>0.0003670597</text:p>
          </table:table-cell>
          <table:table-cell office:value-type="float" office:value="3.20302586865131" calcext:value-type="float">
            <text:p>3.2030258687</text:p>
          </table:table-cell>
          <table:table-cell office:value-type="float" office:value="0.00828394461870075" calcext:value-type="float">
            <text:p>0.0082839446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872767921031745" calcext:value-type="float">
            <text:p>0.08727679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2812592798835" calcext:value-type="float">
            <text:p>0.0001128126</text:p>
          </table:table-cell>
          <table:table-cell office:value-type="float" office:value="2.05646390274914" calcext:value-type="float">
            <text:p>2.05646390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120073601464607" calcext:value-type="float">
            <text:p>0.1200736015</text:p>
          </table:table-cell>
          <table:table-cell office:value-type="float" office:value="0.0311964500131205" calcext:value-type="float">
            <text:p>0.03119645</text:p>
          </table:table-cell>
          <table:table-cell table:style-name="Default" office:value-type="float" office:value="0.000363737074985034" calcext:value-type="float">
            <text:p>0.0003637371</text:p>
          </table:table-cell>
          <table:table-cell office:value-type="float" office:value="3.37759547964705" calcext:value-type="float">
            <text:p>3.3775954796</text:p>
          </table:table-cell>
          <table:table-cell office:value-type="float" office:value="0.008428632354896" calcext:value-type="float">
            <text:p>0.0084286324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721567078203503" calcext:value-type="float">
            <text:p>0.0721567078</text:p>
          </table:table-cell>
          <table:table-cell office:value-type="float" office:value="0" calcext:value-type="float">
            <text:p>0</text:p>
          </table:table-cell>
          <table:table-cell office:value-type="float" office:value="0.0000925905879203952" calcext:value-type="float">
            <text:p>9.26E-05</text:p>
          </table:table-cell>
          <table:table-cell office:value-type="float" office:value="2.1694299722152" calcext:value-type="float">
            <text:p>2.16942997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899477962264546" calcext:value-type="float">
            <text:p>0.0899477962</text:p>
          </table:table-cell>
          <table:table-cell office:value-type="float" office:value="0.0109430413781419" calcext:value-type="float">
            <text:p>0.0109430414</text:p>
          </table:table-cell>
          <table:table-cell table:style-name="Default" office:value-type="float" office:value="0.000185916684760729" calcext:value-type="float">
            <text:p>0.0001859167</text:p>
          </table:table-cell>
          <table:table-cell office:value-type="float" office:value="3.01437916904148" calcext:value-type="float">
            <text:p>3.014379169</text:p>
          </table:table-cell>
          <table:table-cell office:value-type="float" office:value="0.00479623154518042" calcext:value-type="float">
            <text:p>0.0047962315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733169587037017" calcext:value-type="float">
            <text:p>0.0733169587</text:p>
          </table:table-cell>
          <table:table-cell office:value-type="float" office:value="0" calcext:value-type="float">
            <text:p>0</text:p>
          </table:table-cell>
          <table:table-cell office:value-type="float" office:value="0.0000881196763600166" calcext:value-type="float">
            <text:p>8.81E-05</text:p>
          </table:table-cell>
          <table:table-cell office:value-type="float" office:value="1.66713788935357" calcext:value-type="float">
            <text:p>1.6671378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768841909004917" calcext:value-type="float">
            <text:p>0.07688419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091372099909" calcext:value-type="float">
            <text:p>0.0001000914</text:p>
          </table:table-cell>
          <table:table-cell office:value-type="float" office:value="2.17629813002631" calcext:value-type="float">
            <text:p>2.176298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774138701058214" calcext:value-type="float">
            <text:p>0.0774138701</text:p>
          </table:table-cell>
          <table:table-cell office:value-type="float" office:value="0" calcext:value-type="float">
            <text:p>0</text:p>
          </table:table-cell>
          <table:table-cell office:value-type="float" office:value="0.0000902098952835769" calcext:value-type="float">
            <text:p>9.02E-05</text:p>
          </table:table-cell>
          <table:table-cell office:value-type="float" office:value="1.28615545178604" calcext:value-type="float">
            <text:p>1.28615545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903009649676416" calcext:value-type="float">
            <text:p>0.09030096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984656420551" calcext:value-type="float">
            <text:p>0.0001029847</text:p>
          </table:table-cell>
          <table:table-cell office:value-type="float" office:value="1.14172785006355" calcext:value-type="float">
            <text:p>1.1417278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921755116109994" calcext:value-type="float">
            <text:p>0.0921755116</text:p>
          </table:table-cell>
          <table:table-cell office:value-type="float" office:value="0.0424839283159451" calcext:value-type="float">
            <text:p>0.0424839283</text:p>
          </table:table-cell>
          <table:table-cell table:style-name="Default" office:value-type="float" office:value="0.000543111976521591" calcext:value-type="float">
            <text:p>0.000543112</text:p>
          </table:table-cell>
          <table:table-cell office:value-type="float" office:value="2.59847016055524" calcext:value-type="float">
            <text:p>2.5984701606</text:p>
          </table:table-cell>
          <table:table-cell office:value-type="float" office:value="0.00932467829038474" calcext:value-type="float">
            <text:p>0.0093246783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663837406543433" calcext:value-type="float">
            <text:p>0.0663837407</text:p>
          </table:table-cell>
          <table:table-cell office:value-type="float" office:value="0" calcext:value-type="float">
            <text:p>0</text:p>
          </table:table-cell>
          <table:table-cell office:value-type="float" office:value="0.0000627003409307289" calcext:value-type="float">
            <text:p>6.27E-05</text:p>
          </table:table-cell>
          <table:table-cell office:value-type="float" office:value="1.7076221610935" calcext:value-type="float">
            <text:p>1.7076221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847061758964638" calcext:value-type="float">
            <text:p>0.08470617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111444704517" calcext:value-type="float">
            <text:p>0.0001041114</text:p>
          </table:table-cell>
          <table:table-cell office:value-type="float" office:value="1.49824138879593" calcext:value-type="float">
            <text:p>1.4982413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103652007427077" calcext:value-type="float">
            <text:p>0.1036520074</text:p>
          </table:table-cell>
          <table:table-cell office:value-type="float" office:value="0.0384484549008859" calcext:value-type="float">
            <text:p>0.0384484549</text:p>
          </table:table-cell>
          <table:table-cell table:style-name="Default" office:value-type="float" office:value="0.000481830663718976" calcext:value-type="float">
            <text:p>0.0004818307</text:p>
          </table:table-cell>
          <table:table-cell office:value-type="float" office:value="2.63505766484332" calcext:value-type="float">
            <text:p>2.6350576648</text:p>
          </table:table-cell>
          <table:table-cell office:value-type="float" office:value="0.00927386380090226" calcext:value-type="float">
            <text:p>0.0092738638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819873745301222" calcext:value-type="float">
            <text:p>0.0819873745</text:p>
          </table:table-cell>
          <table:table-cell office:value-type="float" office:value="0.0481710030221604" calcext:value-type="float">
            <text:p>0.048171003</text:p>
          </table:table-cell>
          <table:table-cell table:style-name="Default" office:value-type="float" office:value="0.0006183163616182" calcext:value-type="float">
            <text:p>0.0006183164</text:p>
          </table:table-cell>
          <table:table-cell office:value-type="float" office:value="2.74051541855736" calcext:value-type="float">
            <text:p>2.7405154186</text:p>
          </table:table-cell>
          <table:table-cell office:value-type="float" office:value="0.00967867510866191" calcext:value-type="float">
            <text:p>0.0096786751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852239015256685" calcext:value-type="float">
            <text:p>0.08522390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3238364379426" calcext:value-type="float">
            <text:p>0.0001132384</text:p>
          </table:table-cell>
          <table:table-cell office:value-type="float" office:value="2.27317289646552" calcext:value-type="float">
            <text:p>2.2731728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127298420033645" calcext:value-type="float">
            <text:p>0.12729842</text:p>
          </table:table-cell>
          <table:table-cell office:value-type="float" office:value="0.0179902068797672" calcext:value-type="float">
            <text:p>0.0179902069</text:p>
          </table:table-cell>
          <table:table-cell table:style-name="Default" office:value-type="float" office:value="0.000263207292502701" calcext:value-type="float">
            <text:p>0.0002632073</text:p>
          </table:table-cell>
          <table:table-cell office:value-type="float" office:value="2.7335349737146" calcext:value-type="float">
            <text:p>2.7335349737</text:p>
          </table:table-cell>
          <table:table-cell office:value-type="float" office:value="0.00764899542142131" calcext:value-type="float">
            <text:p>0.0076489954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576665649889342" calcext:value-type="float">
            <text:p>0.057666565</text:p>
          </table:table-cell>
          <table:table-cell office:value-type="float" office:value="0" calcext:value-type="float">
            <text:p>0</text:p>
          </table:table-cell>
          <table:table-cell office:value-type="float" office:value="0.0000579481185085134" calcext:value-type="float">
            <text:p>5.79E-05</text:p>
          </table:table-cell>
          <table:table-cell office:value-type="float" office:value="1.81886514140485" calcext:value-type="float">
            <text:p>1.81886514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701491793696485" calcext:value-type="float">
            <text:p>0.0701491794</text:p>
          </table:table-cell>
          <table:table-cell office:value-type="float" office:value="0.0445384191280203" calcext:value-type="float">
            <text:p>0.0445384191</text:p>
          </table:table-cell>
          <table:table-cell table:style-name="Default" office:value-type="float" office:value="0.000560967317391587" calcext:value-type="float">
            <text:p>0.0005609673</text:p>
          </table:table-cell>
          <table:table-cell office:value-type="float" office:value="2.62997588731971" calcext:value-type="float">
            <text:p>2.6299758873</text:p>
          </table:table-cell>
          <table:table-cell office:value-type="float" office:value="0.00938627990956338" calcext:value-type="float">
            <text:p>0.0093862799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739842021749297" calcext:value-type="float">
            <text:p>0.0739842022</text:p>
          </table:table-cell>
          <table:table-cell office:value-type="float" office:value="0.0458663754837653" calcext:value-type="float">
            <text:p>0.0458663755</text:p>
          </table:table-cell>
          <table:table-cell table:style-name="Default" office:value-type="float" office:value="0.000584821998069528" calcext:value-type="float">
            <text:p>0.000584822</text:p>
          </table:table-cell>
          <table:table-cell office:value-type="float" office:value="2.59124136360386" calcext:value-type="float">
            <text:p>2.5912413636</text:p>
          </table:table-cell>
          <table:table-cell office:value-type="float" office:value="0.00946054917174449" calcext:value-type="float">
            <text:p>0.0094605492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825446697652933" calcext:value-type="float">
            <text:p>0.082544669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032024056996" calcext:value-type="float">
            <text:p>0.000102032</text:p>
          </table:table-cell>
          <table:table-cell office:value-type="float" office:value="1.70251724327098" calcext:value-type="float">
            <text:p>1.70251724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750484600918469" calcext:value-type="float">
            <text:p>0.0750484601</text:p>
          </table:table-cell>
          <table:table-cell office:value-type="float" office:value="0" calcext:value-type="float">
            <text:p>0</text:p>
          </table:table-cell>
          <table:table-cell office:value-type="float" office:value="0.0000958045717340686" calcext:value-type="float">
            <text:p>9.58E-05</text:p>
          </table:table-cell>
          <table:table-cell office:value-type="float" office:value="2.02940508427545" calcext:value-type="float">
            <text:p>2.0294050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82675666824523" calcext:value-type="float">
            <text:p>0.0826756668</text:p>
          </table:table-cell>
          <table:table-cell office:value-type="float" office:value="0" calcext:value-type="float">
            <text:p>0</text:p>
          </table:table-cell>
          <table:table-cell office:value-type="float" office:value="0.0000949098867941088" calcext:value-type="float">
            <text:p>9.49E-05</text:p>
          </table:table-cell>
          <table:table-cell office:value-type="float" office:value="0.786950333401003" calcext:value-type="float">
            <text:p>0.78695033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832589194318877" calcext:value-type="float">
            <text:p>0.0832589194</text:p>
          </table:table-cell>
          <table:table-cell office:value-type="float" office:value="0.00651007853913888" calcext:value-type="float">
            <text:p>0.0065100785</text:p>
          </table:table-cell>
          <table:table-cell table:style-name="Default" office:value-type="float" office:value="0.000104475266366228" calcext:value-type="float">
            <text:p>0.0001044753</text:p>
          </table:table-cell>
          <table:table-cell office:value-type="float" office:value="2.33061501775855" calcext:value-type="float">
            <text:p>2.3306150178</text:p>
          </table:table-cell>
          <table:table-cell office:value-type="float" office:value="0.0027004854208342" calcext:value-type="float">
            <text:p>0.0027004854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716538292912745" calcext:value-type="float">
            <text:p>0.0716538293</text:p>
          </table:table-cell>
          <table:table-cell office:value-type="float" office:value="0" calcext:value-type="float">
            <text:p>0</text:p>
          </table:table-cell>
          <table:table-cell office:value-type="float" office:value="0.0000890332492616053" calcext:value-type="float">
            <text:p>8.90E-05</text:p>
          </table:table-cell>
          <table:table-cell office:value-type="float" office:value="1.98098061814983" calcext:value-type="float">
            <text:p>1.9809806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771865759952013" calcext:value-type="float">
            <text:p>0.0771865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039262446448" calcext:value-type="float">
            <text:p>0.0001020393</text:p>
          </table:table-cell>
          <table:table-cell office:value-type="float" office:value="2.28109057735893" calcext:value-type="float">
            <text:p>2.28109057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953260465929258" calcext:value-type="float">
            <text:p>0.0953260466</text:p>
          </table:table-cell>
          <table:table-cell office:value-type="float" office:value="0.0456075141544765" calcext:value-type="float">
            <text:p>0.0456075142</text:p>
          </table:table-cell>
          <table:table-cell table:style-name="Default" office:value-type="float" office:value="0.000575978355099003" calcext:value-type="float">
            <text:p>0.0005759784</text:p>
          </table:table-cell>
          <table:table-cell office:value-type="float" office:value="2.56314467679179" calcext:value-type="float">
            <text:p>2.5631446768</text:p>
          </table:table-cell>
          <table:table-cell office:value-type="float" office:value="0.0096600916063464" calcext:value-type="float">
            <text:p>0.0096600916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878029258737527" calcext:value-type="float">
            <text:p>0.0878029259</text:p>
          </table:table-cell>
          <table:table-cell office:value-type="float" office:value="0.0385267470679195" calcext:value-type="float">
            <text:p>0.0385267471</text:p>
          </table:table-cell>
          <table:table-cell table:style-name="Default" office:value-type="float" office:value="0.000490170720629003" calcext:value-type="float">
            <text:p>0.0004901707</text:p>
          </table:table-cell>
          <table:table-cell office:value-type="float" office:value="2.64349708882953" calcext:value-type="float">
            <text:p>2.6434970888</text:p>
          </table:table-cell>
          <table:table-cell office:value-type="float" office:value="0.00905326798562584" calcext:value-type="float">
            <text:p>0.009053268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71274284298774" calcext:value-type="float">
            <text:p>0.0712742843</text:p>
          </table:table-cell>
          <table:table-cell office:value-type="float" office:value="0" calcext:value-type="float">
            <text:p>0</text:p>
          </table:table-cell>
          <table:table-cell office:value-type="float" office:value="0.0000898378016625436" calcext:value-type="float">
            <text:p>8.98E-05</text:p>
          </table:table-cell>
          <table:table-cell office:value-type="float" office:value="2.01825369596935" calcext:value-type="float">
            <text:p>2.018253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147549939896115" calcext:value-type="float">
            <text:p>0.147549939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6644900512552" calcext:value-type="float">
            <text:p>0.0001866449</text:p>
          </table:table-cell>
          <table:table-cell office:value-type="float" office:value="2.4736447084381" calcext:value-type="float">
            <text:p>2.4736447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859870745393653" calcext:value-type="float">
            <text:p>0.085987074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4278998931447" calcext:value-type="float">
            <text:p>0.000114279</text:p>
          </table:table-cell>
          <table:table-cell office:value-type="float" office:value="2.24938112940195" calcext:value-type="float">
            <text:p>2.24938112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84696316015644" calcext:value-type="float">
            <text:p>0.084696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716692529256" calcext:value-type="float">
            <text:p>0.0001067167</text:p>
          </table:table-cell>
          <table:table-cell office:value-type="float" office:value="1.82820583467139" calcext:value-type="float">
            <text:p>1.82820583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100882952432555" calcext:value-type="float">
            <text:p>0.1008829524</text:p>
          </table:table-cell>
          <table:table-cell office:value-type="float" office:value="0.0365901135858659" calcext:value-type="float">
            <text:p>0.0365901136</text:p>
          </table:table-cell>
          <table:table-cell table:style-name="Default" office:value-type="float" office:value="0.000466308210310131" calcext:value-type="float">
            <text:p>0.0004663082</text:p>
          </table:table-cell>
          <table:table-cell office:value-type="float" office:value="2.52524506643784" calcext:value-type="float">
            <text:p>2.5252450664</text:p>
          </table:table-cell>
          <table:table-cell office:value-type="float" office:value="0.00907891787638824" calcext:value-type="float">
            <text:p>0.0090789179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720845199442134" calcext:value-type="float">
            <text:p>0.0720845199</text:p>
          </table:table-cell>
          <table:table-cell office:value-type="float" office:value="0.0452479420170741" calcext:value-type="float">
            <text:p>0.045247942</text:p>
          </table:table-cell>
          <table:table-cell table:style-name="Default" office:value-type="float" office:value="0.00057488517113842" calcext:value-type="float">
            <text:p>0.0005748852</text:p>
          </table:table-cell>
          <table:table-cell office:value-type="float" office:value="2.62503278747619" calcext:value-type="float">
            <text:p>2.6250327875</text:p>
          </table:table-cell>
          <table:table-cell office:value-type="float" office:value="0.00941774530526553" calcext:value-type="float">
            <text:p>0.0094177453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816903345796164" calcext:value-type="float">
            <text:p>0.0816903346</text:p>
          </table:table-cell>
          <table:table-cell office:value-type="float" office:value="0.0489728940278759" calcext:value-type="float">
            <text:p>0.048972894</text:p>
          </table:table-cell>
          <table:table-cell table:style-name="Default" office:value-type="float" office:value="0.000627069687136771" calcext:value-type="float">
            <text:p>0.0006270697</text:p>
          </table:table-cell>
          <table:table-cell office:value-type="float" office:value="2.60952576796319" calcext:value-type="float">
            <text:p>2.609525768</text:p>
          </table:table-cell>
          <table:table-cell office:value-type="float" office:value="0.00966896633239864" calcext:value-type="float">
            <text:p>0.0096689663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97328748428359" calcext:value-type="float">
            <text:p>0.097328748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031586274492" calcext:value-type="float">
            <text:p>0.0001180316</text:p>
          </table:table-cell>
          <table:table-cell office:value-type="float" office:value="2.30050977776402" calcext:value-type="float">
            <text:p>2.30050977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892080057028094" calcext:value-type="float">
            <text:p>0.0892080057</text:p>
          </table:table-cell>
          <table:table-cell office:value-type="float" office:value="0.0549643852739306" calcext:value-type="float">
            <text:p>0.0549643853</text:p>
          </table:table-cell>
          <table:table-cell table:style-name="Default" office:value-type="float" office:value="0.000700866116143435" calcext:value-type="float">
            <text:p>0.0007008661</text:p>
          </table:table-cell>
          <table:table-cell office:value-type="float" office:value="2.88731830530092" calcext:value-type="float">
            <text:p>2.8873183053</text:p>
          </table:table-cell>
          <table:table-cell office:value-type="float" office:value="0.010019514692152" calcext:value-type="float">
            <text:p>0.0100195147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828685057266752" calcext:value-type="float">
            <text:p>0.08286850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138211155383" calcext:value-type="float">
            <text:p>0.0001041382</text:p>
          </table:table-cell>
          <table:table-cell office:value-type="float" office:value="1.87498299352708" calcext:value-type="float">
            <text:p>1.87498299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853457946524711" calcext:value-type="float">
            <text:p>0.08534579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952014272127" calcext:value-type="float">
            <text:p>0.000104952</text:p>
          </table:table-cell>
          <table:table-cell office:value-type="float" office:value="1.49658578513801" calcext:value-type="float">
            <text:p>1.4965857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823368844986029" calcext:value-type="float">
            <text:p>0.082336884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577178992099" calcext:value-type="float">
            <text:p>0.0001105772</text:p>
          </table:table-cell>
          <table:table-cell office:value-type="float" office:value="2.39684718999092" calcext:value-type="float">
            <text:p>2.396847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864663875886487" calcext:value-type="float">
            <text:p>0.0864663876</text:p>
          </table:table-cell>
          <table:table-cell office:value-type="float" office:value="0.0545336773292823" calcext:value-type="float">
            <text:p>0.0545336773</text:p>
          </table:table-cell>
          <table:table-cell table:style-name="Default" office:value-type="float" office:value="0.000695902939410981" calcext:value-type="float">
            <text:p>0.0006959029</text:p>
          </table:table-cell>
          <table:table-cell office:value-type="float" office:value="2.68591065098216" calcext:value-type="float">
            <text:p>2.685910651</text:p>
          </table:table-cell>
          <table:table-cell office:value-type="float" office:value="0.0100342244660894" calcext:value-type="float">
            <text:p>0.0100342245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590782485686393" calcext:value-type="float">
            <text:p>0.5907824857</text:p>
          </table:table-cell>
          <table:table-cell office:value-type="float" office:value="0.00270930345296354" calcext:value-type="float">
            <text:p>0.0027093035</text:p>
          </table:table-cell>
          <table:table-cell table:style-name="Default" office:value-type="float" office:value="0.000103490914081405" calcext:value-type="float">
            <text:p>0.0001034909</text:p>
          </table:table-cell>
          <table:table-cell office:value-type="float" office:value="7.6254501836567" calcext:value-type="float">
            <text:p>7.6254501837</text:p>
          </table:table-cell>
          <table:table-cell office:value-type="float" office:value="0.00278677085848894" calcext:value-type="float">
            <text:p>0.0027867709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809943790142819" calcext:value-type="float">
            <text:p>0.080994379</text:p>
          </table:table-cell>
          <table:table-cell office:value-type="float" office:value="0" calcext:value-type="float">
            <text:p>0</text:p>
          </table:table-cell>
          <table:table-cell office:value-type="float" office:value="0.0000907911143819379" calcext:value-type="float">
            <text:p>9.08E-05</text:p>
          </table:table-cell>
          <table:table-cell office:value-type="float" office:value="0.53341598424613" calcext:value-type="float">
            <text:p>0.53341598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879258983401519" calcext:value-type="float">
            <text:p>0.087925898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9869272880795" calcext:value-type="float">
            <text:p>0.0001198693</text:p>
          </table:table-cell>
          <table:table-cell office:value-type="float" office:value="2.41770791515814" calcext:value-type="float">
            <text:p>2.4177079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707749362768891" calcext:value-type="float">
            <text:p>0.0707749363</text:p>
          </table:table-cell>
          <table:table-cell office:value-type="float" office:value="0" calcext:value-type="float">
            <text:p>0</text:p>
          </table:table-cell>
          <table:table-cell office:value-type="float" office:value="0.0000927650684142256" calcext:value-type="float">
            <text:p>9.28E-05</text:p>
          </table:table-cell>
          <table:table-cell office:value-type="float" office:value="2.33538223932059" calcext:value-type="float">
            <text:p>2.33538223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123093399792591" calcext:value-type="float">
            <text:p>0.1230933998</text:p>
          </table:table-cell>
          <table:table-cell office:value-type="float" office:value="0.0198525966029763" calcext:value-type="float">
            <text:p>0.0198525966</text:p>
          </table:table-cell>
          <table:table-cell table:style-name="Default" office:value-type="float" office:value="0.000306224859448519" calcext:value-type="float">
            <text:p>0.0003062249</text:p>
          </table:table-cell>
          <table:table-cell office:value-type="float" office:value="2.83345902496351" calcext:value-type="float">
            <text:p>2.833459025</text:p>
          </table:table-cell>
          <table:table-cell office:value-type="float" office:value="0.0046209348106703" calcext:value-type="float">
            <text:p>0.0046209348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816334570935305" calcext:value-type="float">
            <text:p>0.08163345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5584986696059" calcext:value-type="float">
            <text:p>0.000105585</text:p>
          </table:table-cell>
          <table:table-cell office:value-type="float" office:value="2.23823316728323" calcext:value-type="float">
            <text:p>2.23823316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756914781085488" calcext:value-type="float">
            <text:p>0.0756914781</text:p>
          </table:table-cell>
          <table:table-cell office:value-type="float" office:value="0" calcext:value-type="float">
            <text:p>0</text:p>
          </table:table-cell>
          <table:table-cell office:value-type="float" office:value="0.0000984703880393761" calcext:value-type="float">
            <text:p>9.85E-05</text:p>
          </table:table-cell>
          <table:table-cell office:value-type="float" office:value="2.16861950619212" calcext:value-type="float">
            <text:p>2.1686195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824973799627324" calcext:value-type="float">
            <text:p>0.08249738</text:p>
          </table:table-cell>
          <table:table-cell office:value-type="float" office:value="0" calcext:value-type="float">
            <text:p>0</text:p>
          </table:table-cell>
          <table:table-cell office:value-type="float" office:value="0.0000986098595497034" calcext:value-type="float">
            <text:p>9.86E-05</text:p>
          </table:table-cell>
          <table:table-cell office:value-type="float" office:value="1.38853824698709" calcext:value-type="float">
            <text:p>1.388538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943766061517914" calcext:value-type="float">
            <text:p>0.0943766062</text:p>
          </table:table-cell>
          <table:table-cell office:value-type="float" office:value="0.0451564608084315" calcext:value-type="float">
            <text:p>0.0451564608</text:p>
          </table:table-cell>
          <table:table-cell table:style-name="Default" office:value-type="float" office:value="0.000572823231995269" calcext:value-type="float">
            <text:p>0.0005728232</text:p>
          </table:table-cell>
          <table:table-cell office:value-type="float" office:value="2.67794578535652" calcext:value-type="float">
            <text:p>2.6779457854</text:p>
          </table:table-cell>
          <table:table-cell office:value-type="float" office:value="0.00956359724121534" calcext:value-type="float">
            <text:p>0.0095635972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979343595736224" calcext:value-type="float">
            <text:p>0.09793435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9542488241994" calcext:value-type="float">
            <text:p>0.0001195425</text:p>
          </table:table-cell>
          <table:table-cell office:value-type="float" office:value="2.51086873667714" calcext:value-type="float">
            <text:p>2.51086873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887301922089535" calcext:value-type="float">
            <text:p>0.0887301922</text:p>
          </table:table-cell>
          <table:table-cell office:value-type="float" office:value="0.0559078491843408" calcext:value-type="float">
            <text:p>0.0559078492</text:p>
          </table:table-cell>
          <table:table-cell table:style-name="Default" office:value-type="float" office:value="0.000710329316304284" calcext:value-type="float">
            <text:p>0.0007103293</text:p>
          </table:table-cell>
          <table:table-cell office:value-type="float" office:value="2.68672445351038" calcext:value-type="float">
            <text:p>2.6867244535</text:p>
          </table:table-cell>
          <table:table-cell office:value-type="float" office:value="0.00957161899606579" calcext:value-type="float">
            <text:p>0.009571619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811305316006236" calcext:value-type="float">
            <text:p>0.0811305316</text:p>
          </table:table-cell>
          <table:table-cell office:value-type="float" office:value="0" calcext:value-type="float">
            <text:p>0</text:p>
          </table:table-cell>
          <table:table-cell office:value-type="float" office:value="0.0000972261177113592" calcext:value-type="float">
            <text:p>9.72E-05</text:p>
          </table:table-cell>
          <table:table-cell office:value-type="float" office:value="1.46434970916522" calcext:value-type="float">
            <text:p>1.4643497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943936037561402" calcext:value-type="float">
            <text:p>0.0943936038</text:p>
          </table:table-cell>
          <table:table-cell office:value-type="float" office:value="0.0158064454974639" calcext:value-type="float">
            <text:p>0.0158064455</text:p>
          </table:table-cell>
          <table:table-cell table:style-name="Default" office:value-type="float" office:value="0.00016724514510602" calcext:value-type="float">
            <text:p>0.0001672451</text:p>
          </table:table-cell>
          <table:table-cell office:value-type="float" office:value="2.89577798141345" calcext:value-type="float">
            <text:p>2.8957779814</text:p>
          </table:table-cell>
          <table:table-cell office:value-type="float" office:value="0.00333803469950389" calcext:value-type="float">
            <text:p>0.0033380347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936587279599262" calcext:value-type="float">
            <text:p>0.0936587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5715173760199" calcext:value-type="float">
            <text:p>0.0001257152</text:p>
          </table:table-cell>
          <table:table-cell office:value-type="float" office:value="2.66049868073127" calcext:value-type="float">
            <text:p>2.6604986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871220624476813" calcext:value-type="float">
            <text:p>0.08712206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5943717531946" calcext:value-type="float">
            <text:p>0.0001159437</text:p>
          </table:table-cell>
          <table:table-cell office:value-type="float" office:value="2.18061741910781" calcext:value-type="float">
            <text:p>2.18061741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776664540961088" calcext:value-type="float">
            <text:p>0.0776664541</text:p>
          </table:table-cell>
          <table:table-cell office:value-type="float" office:value="0" calcext:value-type="float">
            <text:p>0</text:p>
          </table:table-cell>
          <table:table-cell office:value-type="float" office:value="0.0000926999033586467" calcext:value-type="float">
            <text:p>9.27E-05</text:p>
          </table:table-cell>
          <table:table-cell office:value-type="float" office:value="1.48783909059236" calcext:value-type="float">
            <text:p>1.4878390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8551520763853" calcext:value-type="float">
            <text:p>0.0855152076</text:p>
          </table:table-cell>
          <table:table-cell office:value-type="float" office:value="0.0522495660125369" calcext:value-type="float">
            <text:p>0.052249566</text:p>
          </table:table-cell>
          <table:table-cell table:style-name="Default" office:value-type="float" office:value="0.000663382378262476" calcext:value-type="float">
            <text:p>0.0006633824</text:p>
          </table:table-cell>
          <table:table-cell office:value-type="float" office:value="2.6530029484327" calcext:value-type="float">
            <text:p>2.6530029484</text:p>
          </table:table-cell>
          <table:table-cell office:value-type="float" office:value="0.00986788280731352" calcext:value-type="float">
            <text:p>0.0098678828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786710913536404" calcext:value-type="float">
            <text:p>0.0786710914</text:p>
          </table:table-cell>
          <table:table-cell office:value-type="float" office:value="0.0472307638085493" calcext:value-type="float">
            <text:p>0.0472307638</text:p>
          </table:table-cell>
          <table:table-cell table:style-name="Default" office:value-type="float" office:value="0.000605362367530612" calcext:value-type="float">
            <text:p>0.0006053624</text:p>
          </table:table-cell>
          <table:table-cell office:value-type="float" office:value="2.63863371419338" calcext:value-type="float">
            <text:p>2.6386337142</text:p>
          </table:table-cell>
          <table:table-cell office:value-type="float" office:value="0.0095417771437191" calcext:value-type="float">
            <text:p>0.0095417771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8703321181256" calcext:value-type="float">
            <text:p>0.0870332118</text:p>
          </table:table-cell>
          <table:table-cell office:value-type="float" office:value="0.0545549400319407" calcext:value-type="float">
            <text:p>0.05455494</text:p>
          </table:table-cell>
          <table:table-cell table:style-name="Default" office:value-type="float" office:value="0.000695813017967581" calcext:value-type="float">
            <text:p>0.000695813</text:p>
          </table:table-cell>
          <table:table-cell office:value-type="float" office:value="2.76426212963319" calcext:value-type="float">
            <text:p>2.7642621296</text:p>
          </table:table-cell>
          <table:table-cell office:value-type="float" office:value="0.0100057492653925" calcext:value-type="float">
            <text:p>0.0100057493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863971752757475" calcext:value-type="float">
            <text:p>0.086397175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30746294641" calcext:value-type="float">
            <text:p>0.0001063075</text:p>
          </table:table-cell>
          <table:table-cell office:value-type="float" office:value="1.36008394397527" calcext:value-type="float">
            <text:p>1.360083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111073058748663" calcext:value-type="float">
            <text:p>0.1110730587</text:p>
          </table:table-cell>
          <table:table-cell office:value-type="float" office:value="0.0305537165073598" calcext:value-type="float">
            <text:p>0.0305537165</text:p>
          </table:table-cell>
          <table:table-cell table:style-name="Default" office:value-type="float" office:value="0.000387258002125079" calcext:value-type="float">
            <text:p>0.000387258</text:p>
          </table:table-cell>
          <table:table-cell office:value-type="float" office:value="2.49482137508674" calcext:value-type="float">
            <text:p>2.4948213751</text:p>
          </table:table-cell>
          <table:table-cell office:value-type="float" office:value="0.00876697875820185" calcext:value-type="float">
            <text:p>0.0087669788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869238664696109" calcext:value-type="float">
            <text:p>0.086923866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354224350827" calcext:value-type="float">
            <text:p>0.0001103542</text:p>
          </table:table-cell>
          <table:table-cell office:value-type="float" office:value="1.6519558973259" calcext:value-type="float">
            <text:p>1.6519558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777500468994402" calcext:value-type="float">
            <text:p>0.0777500469</text:p>
          </table:table-cell>
          <table:table-cell office:value-type="float" office:value="0" calcext:value-type="float">
            <text:p>0</text:p>
          </table:table-cell>
          <table:table-cell office:value-type="float" office:value="0.0000862532090107966" calcext:value-type="float">
            <text:p>8.63E-05</text:p>
          </table:table-cell>
          <table:table-cell office:value-type="float" office:value="0.67378212819004" calcext:value-type="float">
            <text:p>0.673782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834739059133319" calcext:value-type="float">
            <text:p>0.0834739059</text:p>
          </table:table-cell>
          <table:table-cell office:value-type="float" office:value="0.0502617106906649" calcext:value-type="float">
            <text:p>0.0502617107</text:p>
          </table:table-cell>
          <table:table-cell table:style-name="Default" office:value-type="float" office:value="0.000641434900899471" calcext:value-type="float">
            <text:p>0.0006414349</text:p>
          </table:table-cell>
          <table:table-cell office:value-type="float" office:value="2.51670508743905" calcext:value-type="float">
            <text:p>2.5167050874</text:p>
          </table:table-cell>
          <table:table-cell office:value-type="float" office:value="0.0097301262297018" calcext:value-type="float">
            <text:p>0.0097301262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871349524951243" calcext:value-type="float">
            <text:p>0.0871349525</text:p>
          </table:table-cell>
          <table:table-cell office:value-type="float" office:value="0.0550955908670885" calcext:value-type="float">
            <text:p>0.0550955909</text:p>
          </table:table-cell>
          <table:table-cell table:style-name="Default" office:value-type="float" office:value="0.0006921833662364" calcext:value-type="float">
            <text:p>0.0006921834</text:p>
          </table:table-cell>
          <table:table-cell office:value-type="float" office:value="2.6252204477323" calcext:value-type="float">
            <text:p>2.6252204477</text:p>
          </table:table-cell>
          <table:table-cell office:value-type="float" office:value="0.00966212804795532" calcext:value-type="float">
            <text:p>0.009662128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845707060050326" calcext:value-type="float">
            <text:p>0.0845707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526149736112" calcext:value-type="float">
            <text:p>0.0001065261</text:p>
          </table:table-cell>
          <table:table-cell office:value-type="float" office:value="1.79347263291092" calcext:value-type="float">
            <text:p>1.7934726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85004601548568" calcext:value-type="float">
            <text:p>0.0850046015</text:p>
          </table:table-cell>
          <table:table-cell office:value-type="float" office:value="0.0214222196831305" calcext:value-type="float">
            <text:p>0.0214222197</text:p>
          </table:table-cell>
          <table:table-cell table:style-name="Default" office:value-type="float" office:value="0.000329291913618362" calcext:value-type="float">
            <text:p>0.0003292919</text:p>
          </table:table-cell>
          <table:table-cell office:value-type="float" office:value="2.73477856878888" calcext:value-type="float">
            <text:p>2.7347785688</text:p>
          </table:table-cell>
          <table:table-cell office:value-type="float" office:value="0.00471301566583256" calcext:value-type="float">
            <text:p>0.0047130157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850612708808125" calcext:value-type="float">
            <text:p>0.0850612709</text:p>
          </table:table-cell>
          <table:table-cell office:value-type="float" office:value="0.00332299262765333" calcext:value-type="float">
            <text:p>0.0033229926</text:p>
          </table:table-cell>
          <table:table-cell table:style-name="Default" office:value-type="float" office:value="0.000209856212216496" calcext:value-type="float">
            <text:p>0.0002098562</text:p>
          </table:table-cell>
          <table:table-cell office:value-type="float" office:value="2.51755993216941" calcext:value-type="float">
            <text:p>2.5175599322</text:p>
          </table:table-cell>
          <table:table-cell office:value-type="float" office:value="0.00429428237311675" calcext:value-type="float">
            <text:p>0.0042942824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850945697817838" calcext:value-type="float">
            <text:p>0.0850945698</text:p>
          </table:table-cell>
          <table:table-cell office:value-type="float" office:value="0.00862102747952009" calcext:value-type="float">
            <text:p>0.0086210275</text:p>
          </table:table-cell>
          <table:table-cell table:style-name="Default" office:value-type="float" office:value="0.000111403299096265" calcext:value-type="float">
            <text:p>0.0001114033</text:p>
          </table:table-cell>
          <table:table-cell office:value-type="float" office:value="2.6235385836772" calcext:value-type="float">
            <text:p>2.6235385837</text:p>
          </table:table-cell>
          <table:table-cell office:value-type="float" office:value="0.00257408640533071" calcext:value-type="float">
            <text:p>0.0025740864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848979704799867" calcext:value-type="float">
            <text:p>0.08489797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774713961485" calcext:value-type="float">
            <text:p>0.0001077747</text:p>
          </table:table-cell>
          <table:table-cell office:value-type="float" office:value="1.85129082812994" calcext:value-type="float">
            <text:p>1.8512908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789537555917098" calcext:value-type="float">
            <text:p>0.0789537556</text:p>
          </table:table-cell>
          <table:table-cell office:value-type="float" office:value="0" calcext:value-type="float">
            <text:p>0</text:p>
          </table:table-cell>
          <table:table-cell office:value-type="float" office:value="0.0000948942289335251" calcext:value-type="float">
            <text:p>9.49E-05</text:p>
          </table:table-cell>
          <table:table-cell office:value-type="float" office:value="1.52655020643263" calcext:value-type="float">
            <text:p>1.5265502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803350006656959" calcext:value-type="float">
            <text:p>0.08033500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639879213145" calcext:value-type="float">
            <text:p>0.0001066399</text:p>
          </table:table-cell>
          <table:table-cell office:value-type="float" office:value="2.29780747661173" calcext:value-type="float">
            <text:p>2.2978074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734475695306136" calcext:value-type="float">
            <text:p>0.0734475695</text:p>
          </table:table-cell>
          <table:table-cell office:value-type="float" office:value="0" calcext:value-type="float">
            <text:p>0</text:p>
          </table:table-cell>
          <table:table-cell office:value-type="float" office:value="0.0000975100223083098" calcext:value-type="float">
            <text:p>9.75E-05</text:p>
          </table:table-cell>
          <table:table-cell office:value-type="float" office:value="2.32007613043545" calcext:value-type="float">
            <text:p>2.3200761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800787835231022" calcext:value-type="float">
            <text:p>0.08007878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956978035282" calcext:value-type="float">
            <text:p>0.000106957</text:p>
          </table:table-cell>
          <table:table-cell office:value-type="float" office:value="2.35162691029862" calcext:value-type="float">
            <text:p>2.35162691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830177711862665" calcext:value-type="float">
            <text:p>0.0830177712</text:p>
          </table:table-cell>
          <table:table-cell office:value-type="float" office:value="0" calcext:value-type="float">
            <text:p>0</text:p>
          </table:table-cell>
          <table:table-cell office:value-type="float" office:value="0.0000956670529151836" calcext:value-type="float">
            <text:p>9.57E-05</text:p>
          </table:table-cell>
          <table:table-cell office:value-type="float" office:value="0.813025666378316" calcext:value-type="float">
            <text:p>0.8130256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79527824191349" calcext:value-type="float">
            <text:p>0.0795278242</text:p>
          </table:table-cell>
          <table:table-cell office:value-type="float" office:value="0" calcext:value-type="float">
            <text:p>0</text:p>
          </table:table-cell>
          <table:table-cell office:value-type="float" office:value="0.0000905186716810736" calcext:value-type="float">
            <text:p>9.05E-05</text:p>
          </table:table-cell>
          <table:table-cell office:value-type="float" office:value="0.926352827120712" calcext:value-type="float">
            <text:p>0.9263528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868091333061187" calcext:value-type="float">
            <text:p>0.0868091333</text:p>
          </table:table-cell>
          <table:table-cell office:value-type="float" office:value="0.0165678656069517" calcext:value-type="float">
            <text:p>0.0165678656</text:p>
          </table:table-cell>
          <table:table-cell table:style-name="Default" office:value-type="float" office:value="0.000147633013257668" calcext:value-type="float">
            <text:p>0.000147633</text:p>
          </table:table-cell>
          <table:table-cell office:value-type="float" office:value="2.13778703838547" calcext:value-type="float">
            <text:p>2.1377870384</text:p>
          </table:table-cell>
          <table:table-cell office:value-type="float" office:value="0.00439112141995784" calcext:value-type="float">
            <text:p>0.0043911214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133800933560066" calcext:value-type="float">
            <text:p>0.1338009336</text:p>
          </table:table-cell>
          <table:table-cell office:value-type="float" office:value="0.0181919854969441" calcext:value-type="float">
            <text:p>0.0181919855</text:p>
          </table:table-cell>
          <table:table-cell table:style-name="Default" office:value-type="float" office:value="0.000260811025032858" calcext:value-type="float">
            <text:p>0.000260811</text:p>
          </table:table-cell>
          <table:table-cell office:value-type="float" office:value="2.64885865195576" calcext:value-type="float">
            <text:p>2.648858652</text:p>
          </table:table-cell>
          <table:table-cell office:value-type="float" office:value="0.00820286359431299" calcext:value-type="float">
            <text:p>0.0082028636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104290156098812" calcext:value-type="float">
            <text:p>0.1042901561</text:p>
          </table:table-cell>
          <table:table-cell office:value-type="float" office:value="0.0201873993694766" calcext:value-type="float">
            <text:p>0.0201873994</text:p>
          </table:table-cell>
          <table:table-cell table:style-name="Default" office:value-type="float" office:value="0.000312554346156959" calcext:value-type="float">
            <text:p>0.0003125543</text:p>
          </table:table-cell>
          <table:table-cell office:value-type="float" office:value="3.12369259764717" calcext:value-type="float">
            <text:p>3.1236925976</text:p>
          </table:table-cell>
          <table:table-cell office:value-type="float" office:value="0.00447585715530545" calcext:value-type="float">
            <text:p>0.0044758572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85902724693253" calcext:value-type="float">
            <text:p>0.08590272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609225126795" calcext:value-type="float">
            <text:p>0.0001046092</text:p>
          </table:table-cell>
          <table:table-cell office:value-type="float" office:value="1.39507522181845" calcext:value-type="float">
            <text:p>1.39507522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843103621437096" calcext:value-type="float">
            <text:p>0.08431036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414817617587" calcext:value-type="float">
            <text:p>0.0001064148</text:p>
          </table:table-cell>
          <table:table-cell office:value-type="float" office:value="1.82669480072665" calcext:value-type="float">
            <text:p>1.8266948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711007986419572" calcext:value-type="float">
            <text:p>0.0711007986</text:p>
          </table:table-cell>
          <table:table-cell office:value-type="float" office:value="0" calcext:value-type="float">
            <text:p>0</text:p>
          </table:table-cell>
          <table:table-cell office:value-type="float" office:value="0.0000718252526170053" calcext:value-type="float">
            <text:p>7.18E-05</text:p>
          </table:table-cell>
          <table:table-cell office:value-type="float" office:value="2.09653470788811" calcext:value-type="float">
            <text:p>2.0965347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7797242235607" calcext:value-type="float">
            <text:p>0.07797242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740997777715" calcext:value-type="float">
            <text:p>0.000100741</text:p>
          </table:table-cell>
          <table:table-cell office:value-type="float" office:value="2.11925790083825" calcext:value-type="float">
            <text:p>2.1192579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854615556185105" calcext:value-type="float">
            <text:p>0.08546155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8339203210777" calcext:value-type="float">
            <text:p>0.0001083392</text:p>
          </table:table-cell>
          <table:table-cell office:value-type="float" office:value="1.79294653774346" calcext:value-type="float">
            <text:p>1.79294653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850043188559643" calcext:value-type="float">
            <text:p>0.08500431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2735582849013" calcext:value-type="float">
            <text:p>0.0001127356</text:p>
          </table:table-cell>
          <table:table-cell office:value-type="float" office:value="2.28921384370606" calcext:value-type="float">
            <text:p>2.28921384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865200828224122" calcext:value-type="float">
            <text:p>0.08652008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3197626822351" calcext:value-type="float">
            <text:p>0.0001131976</text:p>
          </table:table-cell>
          <table:table-cell office:value-type="float" office:value="2.28562971839586" calcext:value-type="float">
            <text:p>2.2856297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714202471325683" calcext:value-type="float">
            <text:p>0.0714202471</text:p>
          </table:table-cell>
          <table:table-cell office:value-type="float" office:value="0" calcext:value-type="float">
            <text:p>0</text:p>
          </table:table-cell>
          <table:table-cell office:value-type="float" office:value="0.0000875487059652904" calcext:value-type="float">
            <text:p>8.75E-05</text:p>
          </table:table-cell>
          <table:table-cell office:value-type="float" office:value="1.88641349208109" calcext:value-type="float">
            <text:p>1.88641349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105286889275431" calcext:value-type="float">
            <text:p>0.1052868893</text:p>
          </table:table-cell>
          <table:table-cell office:value-type="float" office:value="0.0138604886635388" calcext:value-type="float">
            <text:p>0.0138604887</text:p>
          </table:table-cell>
          <table:table-cell table:style-name="Default" office:value-type="float" office:value="0.00023131040253511" calcext:value-type="float">
            <text:p>0.0002313104</text:p>
          </table:table-cell>
          <table:table-cell office:value-type="float" office:value="3.14504118311689" calcext:value-type="float">
            <text:p>3.1450411831</text:p>
          </table:table-cell>
          <table:table-cell office:value-type="float" office:value="0.00550496734386872" calcext:value-type="float">
            <text:p>0.0055049673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866405613549972" calcext:value-type="float">
            <text:p>0.0866405614</text:p>
          </table:table-cell>
          <table:table-cell office:value-type="float" office:value="0.00681545324271372" calcext:value-type="float">
            <text:p>0.0068154532</text:p>
          </table:table-cell>
          <table:table-cell table:style-name="Default" office:value-type="float" office:value="0.000105540752995055" calcext:value-type="float">
            <text:p>0.0001055408</text:p>
          </table:table-cell>
          <table:table-cell office:value-type="float" office:value="2.79928653165368" calcext:value-type="float">
            <text:p>2.7992865317</text:p>
          </table:table-cell>
          <table:table-cell office:value-type="float" office:value="0.00257509561850097" calcext:value-type="float">
            <text:p>0.0025750956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828451003424321" calcext:value-type="float">
            <text:p>0.08284510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635453290836" calcext:value-type="float">
            <text:p>0.0001106355</text:p>
          </table:table-cell>
          <table:table-cell office:value-type="float" office:value="2.34610558732905" calcext:value-type="float">
            <text:p>2.3461055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152638515423616" calcext:value-type="float">
            <text:p>0.1526385154</text:p>
          </table:table-cell>
          <table:table-cell office:value-type="float" office:value="0.0170964259918031" calcext:value-type="float">
            <text:p>0.017096426</text:p>
          </table:table-cell>
          <table:table-cell table:style-name="Default" office:value-type="float" office:value="0.0002685410772931" calcext:value-type="float">
            <text:p>0.0002685411</text:p>
          </table:table-cell>
          <table:table-cell office:value-type="float" office:value="3.39450970217516" calcext:value-type="float">
            <text:p>3.3945097022</text:p>
          </table:table-cell>
          <table:table-cell office:value-type="float" office:value="0.00733444975451336" calcext:value-type="float">
            <text:p>0.0073344498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845091160926567" calcext:value-type="float">
            <text:p>0.08450911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1270553636759" calcext:value-type="float">
            <text:p>0.0001112706</text:p>
          </table:table-cell>
          <table:table-cell office:value-type="float" office:value="2.22870795331136" calcext:value-type="float">
            <text:p>2.2287079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848691282982722" calcext:value-type="float">
            <text:p>0.084869128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704772830576" calcext:value-type="float">
            <text:p>0.0001037048</text:p>
          </table:table-cell>
          <table:table-cell office:value-type="float" office:value="1.41528857155001" calcext:value-type="float">
            <text:p>1.41528857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127408993434423" calcext:value-type="float">
            <text:p>0.1274089934</text:p>
          </table:table-cell>
          <table:table-cell office:value-type="float" office:value="0.01789581241307" calcext:value-type="float">
            <text:p>0.0178958124</text:p>
          </table:table-cell>
          <table:table-cell table:style-name="Default" office:value-type="float" office:value="0.000263494823598288" calcext:value-type="float">
            <text:p>0.0002634948</text:p>
          </table:table-cell>
          <table:table-cell office:value-type="float" office:value="2.72178607389128" calcext:value-type="float">
            <text:p>2.7217860739</text:p>
          </table:table-cell>
          <table:table-cell office:value-type="float" office:value="0.00760886701315395" calcext:value-type="float">
            <text:p>0.007608867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826494618678146" calcext:value-type="float">
            <text:p>0.08264946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652604861418" calcext:value-type="float">
            <text:p>0.0001106526</text:p>
          </table:table-cell>
          <table:table-cell office:value-type="float" office:value="2.36958373838123" calcext:value-type="float">
            <text:p>2.3695837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271026020127668" calcext:value-type="float">
            <text:p>0.2710260201</text:p>
          </table:table-cell>
          <table:table-cell office:value-type="float" office:value="0.0149497824455307" calcext:value-type="float">
            <text:p>0.0149497824</text:p>
          </table:table-cell>
          <table:table-cell table:style-name="Default" office:value-type="float" office:value="0.00025603264012938" calcext:value-type="float">
            <text:p>0.0002560326</text:p>
          </table:table-cell>
          <table:table-cell office:value-type="float" office:value="3.95075054663491" calcext:value-type="float">
            <text:p>3.9507505466</text:p>
          </table:table-cell>
          <table:table-cell office:value-type="float" office:value="0.00388655017252115" calcext:value-type="float">
            <text:p>0.0038865502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112262340038597" calcext:value-type="float">
            <text:p>0.11226234</text:p>
          </table:table-cell>
          <table:table-cell office:value-type="float" office:value="0.0310689394359499" calcext:value-type="float">
            <text:p>0.0310689394</text:p>
          </table:table-cell>
          <table:table-cell table:style-name="Default" office:value-type="float" office:value="0.000398637446890492" calcext:value-type="float">
            <text:p>0.0003986374</text:p>
          </table:table-cell>
          <table:table-cell office:value-type="float" office:value="2.55755109544878" calcext:value-type="float">
            <text:p>2.5575510954</text:p>
          </table:table-cell>
          <table:table-cell office:value-type="float" office:value="0.00887174453184216" calcext:value-type="float">
            <text:p>0.0088717445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942349525841396" calcext:value-type="float">
            <text:p>0.09423495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8072405484963" calcext:value-type="float">
            <text:p>0.0001080724</text:p>
          </table:table-cell>
          <table:table-cell office:value-type="float" office:value="2.0178694239042" calcext:value-type="float">
            <text:p>2.0178694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120024626575069" calcext:value-type="float">
            <text:p>0.1200246266</text:p>
          </table:table-cell>
          <table:table-cell office:value-type="float" office:value="0.0239568138471756" calcext:value-type="float">
            <text:p>0.0239568138</text:p>
          </table:table-cell>
          <table:table-cell table:style-name="Default" office:value-type="float" office:value="0.000322083061810818" calcext:value-type="float">
            <text:p>0.0003220831</text:p>
          </table:table-cell>
          <table:table-cell office:value-type="float" office:value="2.46788583560748" calcext:value-type="float">
            <text:p>2.4678858356</text:p>
          </table:table-cell>
          <table:table-cell office:value-type="float" office:value="0.00831468693291444" calcext:value-type="float">
            <text:p>0.0083146869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741733404985158" calcext:value-type="float">
            <text:p>0.0741733405</text:p>
          </table:table-cell>
          <table:table-cell office:value-type="float" office:value="0" calcext:value-type="float">
            <text:p>0</text:p>
          </table:table-cell>
          <table:table-cell office:value-type="float" office:value="0.0000911988188421632" calcext:value-type="float">
            <text:p>9.12E-05</text:p>
          </table:table-cell>
          <table:table-cell office:value-type="float" office:value="2.03070077687082" calcext:value-type="float">
            <text:p>2.0307007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579472884380027" calcext:value-type="float">
            <text:p>0.0579472884</text:p>
          </table:table-cell>
          <table:table-cell office:value-type="float" office:value="0" calcext:value-type="float">
            <text:p>0</text:p>
          </table:table-cell>
          <table:table-cell office:value-type="float" office:value="0.0000572726004774572" calcext:value-type="float">
            <text:p>5.73E-05</text:p>
          </table:table-cell>
          <table:table-cell office:value-type="float" office:value="1.84838976277138" calcext:value-type="float">
            <text:p>1.848389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858664971109686" calcext:value-type="float">
            <text:p>0.0858664971</text:p>
          </table:table-cell>
          <table:table-cell office:value-type="float" office:value="0.0526127382420057" calcext:value-type="float">
            <text:p>0.0526127382</text:p>
          </table:table-cell>
          <table:table-cell table:style-name="Default" office:value-type="float" office:value="0.000668487951193295" calcext:value-type="float">
            <text:p>0.000668488</text:p>
          </table:table-cell>
          <table:table-cell office:value-type="float" office:value="2.65532646420478" calcext:value-type="float">
            <text:p>2.6553264642</text:p>
          </table:table-cell>
          <table:table-cell office:value-type="float" office:value="0.00993455985026516" calcext:value-type="float">
            <text:p>0.0099345599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116954123625824" calcext:value-type="float">
            <text:p>0.1169541236</text:p>
          </table:table-cell>
          <table:table-cell office:value-type="float" office:value="0.0233896337434442" calcext:value-type="float">
            <text:p>0.0233896337</text:p>
          </table:table-cell>
          <table:table-cell table:style-name="Default" office:value-type="float" office:value="0.000318025760315483" calcext:value-type="float">
            <text:p>0.0003180258</text:p>
          </table:table-cell>
          <table:table-cell office:value-type="float" office:value="2.68192982878773" calcext:value-type="float">
            <text:p>2.6819298288</text:p>
          </table:table-cell>
          <table:table-cell office:value-type="float" office:value="0.00813377720562436" calcext:value-type="float">
            <text:p>0.0081337772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100080785672429" calcext:value-type="float">
            <text:p>0.1000807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305813395432" calcext:value-type="float">
            <text:p>0.0001033058</text:p>
          </table:table-cell>
          <table:table-cell office:value-type="float" office:value="2.23568331994128" calcext:value-type="float">
            <text:p>2.23568331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875585789944766" calcext:value-type="float">
            <text:p>0.0875585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273621763638" calcext:value-type="float">
            <text:p>0.0001182736</text:p>
          </table:table-cell>
          <table:table-cell office:value-type="float" office:value="2.33212511128373" calcext:value-type="float">
            <text:p>2.332125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107086943113355" calcext:value-type="float">
            <text:p>0.1070869431</text:p>
          </table:table-cell>
          <table:table-cell office:value-type="float" office:value="0.0289173695953456" calcext:value-type="float">
            <text:p>0.0289173696</text:p>
          </table:table-cell>
          <table:table-cell table:style-name="Default" office:value-type="float" office:value="0.000380131596900609" calcext:value-type="float">
            <text:p>0.0003801316</text:p>
          </table:table-cell>
          <table:table-cell office:value-type="float" office:value="2.69394631268307" calcext:value-type="float">
            <text:p>2.6939463127</text:p>
          </table:table-cell>
          <table:table-cell office:value-type="float" office:value="0.00849746778747855" calcext:value-type="float">
            <text:p>0.0084974678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850145731801198" calcext:value-type="float">
            <text:p>0.0850145732</text:p>
          </table:table-cell>
          <table:table-cell office:value-type="float" office:value="0.0520089231108384" calcext:value-type="float">
            <text:p>0.0520089231</text:p>
          </table:table-cell>
          <table:table-cell table:style-name="Default" office:value-type="float" office:value="0.000663448162409318" calcext:value-type="float">
            <text:p>0.0006634482</text:p>
          </table:table-cell>
          <table:table-cell office:value-type="float" office:value="2.60389542595242" calcext:value-type="float">
            <text:p>2.603895426</text:p>
          </table:table-cell>
          <table:table-cell office:value-type="float" office:value="0.00985733319997059" calcext:value-type="float">
            <text:p>0.0098573332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106176746906857" calcext:value-type="float">
            <text:p>0.1061767469</text:p>
          </table:table-cell>
          <table:table-cell office:value-type="float" office:value="0.0287626871791028" calcext:value-type="float">
            <text:p>0.0287626872</text:p>
          </table:table-cell>
          <table:table-cell table:style-name="Default" office:value-type="float" office:value="0.000373098608318231" calcext:value-type="float">
            <text:p>0.0003730986</text:p>
          </table:table-cell>
          <table:table-cell office:value-type="float" office:value="2.70926349768192" calcext:value-type="float">
            <text:p>2.7092634977</text:p>
          </table:table-cell>
          <table:table-cell office:value-type="float" office:value="0.00841751827969908" calcext:value-type="float">
            <text:p>0.0084175183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878577074591338" calcext:value-type="float">
            <text:p>0.08785770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502051971541" calcext:value-type="float">
            <text:p>0.0001150205</text:p>
          </table:table-cell>
          <table:table-cell office:value-type="float" office:value="1.99674129353669" calcext:value-type="float">
            <text:p>1.99674129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853736769289263" calcext:value-type="float">
            <text:p>0.0853736769</text:p>
          </table:table-cell>
          <table:table-cell office:value-type="float" office:value="0.0522337201164052" calcext:value-type="float">
            <text:p>0.0522337201</text:p>
          </table:table-cell>
          <table:table-cell table:style-name="Default" office:value-type="float" office:value="0.00066582068049536" calcext:value-type="float">
            <text:p>0.0006658207</text:p>
          </table:table-cell>
          <table:table-cell office:value-type="float" office:value="2.61718408699781" calcext:value-type="float">
            <text:p>2.617184087</text:p>
          </table:table-cell>
          <table:table-cell office:value-type="float" office:value="0.00989495278375407" calcext:value-type="float">
            <text:p>0.0098949528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773356799748993" calcext:value-type="float">
            <text:p>0.07733568</text:p>
          </table:table-cell>
          <table:table-cell office:value-type="float" office:value="0" calcext:value-type="float">
            <text:p>0</text:p>
          </table:table-cell>
          <table:table-cell office:value-type="float" office:value="0.0000926301600649956" calcext:value-type="float">
            <text:p>9.26E-05</text:p>
          </table:table-cell>
          <table:table-cell office:value-type="float" office:value="1.86724061441595" calcext:value-type="float">
            <text:p>1.8672406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148244656757857" calcext:value-type="float">
            <text:p>0.1482446568</text:p>
          </table:table-cell>
          <table:table-cell office:value-type="float" office:value="0.011460013142663" calcext:value-type="float">
            <text:p>0.0114600131</text:p>
          </table:table-cell>
          <table:table-cell table:style-name="Default" office:value-type="float" office:value="0.000195638417455127" calcext:value-type="float">
            <text:p>0.0001956384</text:p>
          </table:table-cell>
          <table:table-cell office:value-type="float" office:value="3.73234964778216" calcext:value-type="float">
            <text:p>3.7323496478</text:p>
          </table:table-cell>
          <table:table-cell office:value-type="float" office:value="0.00445075654545552" calcext:value-type="float">
            <text:p>0.0044507565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748852674516953" calcext:value-type="float">
            <text:p>0.0748852675</text:p>
          </table:table-cell>
          <table:table-cell office:value-type="float" office:value="0.0460862618295641" calcext:value-type="float">
            <text:p>0.0460862618</text:p>
          </table:table-cell>
          <table:table-cell table:style-name="Default" office:value-type="float" office:value="0.000584746336883403" calcext:value-type="float">
            <text:p>0.0005847463</text:p>
          </table:table-cell>
          <table:table-cell office:value-type="float" office:value="2.6601734689324" calcext:value-type="float">
            <text:p>2.6601734689</text:p>
          </table:table-cell>
          <table:table-cell office:value-type="float" office:value="0.00944648854577277" calcext:value-type="float">
            <text:p>0.0094464885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873325483917164" calcext:value-type="float">
            <text:p>0.087332548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25871595555" calcext:value-type="float">
            <text:p>0.0001062587</text:p>
          </table:table-cell>
          <table:table-cell office:value-type="float" office:value="2.31507211287506" calcext:value-type="float">
            <text:p>2.31507211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876341205920868" calcext:value-type="float">
            <text:p>0.08763412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7299691280652" calcext:value-type="float">
            <text:p>0.0001172997</text:p>
          </table:table-cell>
          <table:table-cell office:value-type="float" office:value="2.34426304981963" calcext:value-type="float">
            <text:p>2.34426304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688037162075645" calcext:value-type="float">
            <text:p>0.0688037162</text:p>
          </table:table-cell>
          <table:table-cell office:value-type="float" office:value="0.0446039510915422" calcext:value-type="float">
            <text:p>0.0446039511</text:p>
          </table:table-cell>
          <table:table-cell table:style-name="Default" office:value-type="float" office:value="0.000561832321994282" calcext:value-type="float">
            <text:p>0.0005618323</text:p>
          </table:table-cell>
          <table:table-cell office:value-type="float" office:value="2.64951699342028" calcext:value-type="float">
            <text:p>2.6495169934</text:p>
          </table:table-cell>
          <table:table-cell office:value-type="float" office:value="0.00935176954460026" calcext:value-type="float">
            <text:p>0.0093517695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110250735975377" calcext:value-type="float">
            <text:p>0.110250736</text:p>
          </table:table-cell>
          <table:table-cell office:value-type="float" office:value="0.0298241117881756" calcext:value-type="float">
            <text:p>0.0298241118</text:p>
          </table:table-cell>
          <table:table-cell table:style-name="Default" office:value-type="float" office:value="0.000360745953874807" calcext:value-type="float">
            <text:p>0.000360746</text:p>
          </table:table-cell>
          <table:table-cell office:value-type="float" office:value="2.46762356957335" calcext:value-type="float">
            <text:p>2.4676235696</text:p>
          </table:table-cell>
          <table:table-cell office:value-type="float" office:value="0.00821298982915494" calcext:value-type="float">
            <text:p>0.0082129898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863939601205403" calcext:value-type="float">
            <text:p>0.086393960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12658547227" calcext:value-type="float">
            <text:p>0.0001031266</text:p>
          </table:table-cell>
          <table:table-cell office:value-type="float" office:value="1.84975645360579" calcext:value-type="float">
            <text:p>1.8497564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773405931267177" calcext:value-type="float">
            <text:p>0.0773405931</text:p>
          </table:table-cell>
          <table:table-cell office:value-type="float" office:value="0.0462442168315242" calcext:value-type="float">
            <text:p>0.0462442168</text:p>
          </table:table-cell>
          <table:table-cell table:style-name="Default" office:value-type="float" office:value="0.000585217106564678" calcext:value-type="float">
            <text:p>0.0005852171</text:p>
          </table:table-cell>
          <table:table-cell office:value-type="float" office:value="2.73411324408229" calcext:value-type="float">
            <text:p>2.7341132441</text:p>
          </table:table-cell>
          <table:table-cell office:value-type="float" office:value="0.00947631625717195" calcext:value-type="float">
            <text:p>0.0094763163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137884259043285" calcext:value-type="float">
            <text:p>0.1378842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1034680636144" calcext:value-type="float">
            <text:p>0.0002103468</text:p>
          </table:table-cell>
          <table:table-cell office:value-type="float" office:value="1.68724743376816" calcext:value-type="float">
            <text:p>1.6872474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753386109495628" calcext:value-type="float">
            <text:p>0.0753386109</text:p>
          </table:table-cell>
          <table:table-cell office:value-type="float" office:value="0.0459315924125815" calcext:value-type="float">
            <text:p>0.0459315924</text:p>
          </table:table-cell>
          <table:table-cell table:style-name="Default" office:value-type="float" office:value="0.000584187911055846" calcext:value-type="float">
            <text:p>0.0005841879</text:p>
          </table:table-cell>
          <table:table-cell office:value-type="float" office:value="2.62595363740208" calcext:value-type="float">
            <text:p>2.6259536374</text:p>
          </table:table-cell>
          <table:table-cell office:value-type="float" office:value="0.00945696548237813" calcext:value-type="float">
            <text:p>0.0094569655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86409808182295" calcext:value-type="float">
            <text:p>0.0864098082</text:p>
          </table:table-cell>
          <table:table-cell office:value-type="float" office:value="0.0401712865136752" calcext:value-type="float">
            <text:p>0.0401712865</text:p>
          </table:table-cell>
          <table:table-cell table:style-name="Default" office:value-type="float" office:value="0.000513398225390247" calcext:value-type="float">
            <text:p>0.0005133982</text:p>
          </table:table-cell>
          <table:table-cell office:value-type="float" office:value="2.66852753940524" calcext:value-type="float">
            <text:p>2.6685275394</text:p>
          </table:table-cell>
          <table:table-cell office:value-type="float" office:value="0.00913318807675195" calcext:value-type="float">
            <text:p>0.0091331881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154506824784911" calcext:value-type="float">
            <text:p>0.15450682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8496781539527" calcext:value-type="float">
            <text:p>0.0001684968</text:p>
          </table:table-cell>
          <table:table-cell office:value-type="float" office:value="2.03418599136788" calcext:value-type="float">
            <text:p>2.0341859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820720876041514" calcext:value-type="float">
            <text:p>0.0820720876</text:p>
          </table:table-cell>
          <table:table-cell office:value-type="float" office:value="0.0493568303569346" calcext:value-type="float">
            <text:p>0.0493568304</text:p>
          </table:table-cell>
          <table:table-cell table:style-name="Default" office:value-type="float" office:value="0.000631782574891138" calcext:value-type="float">
            <text:p>0.0006317826</text:p>
          </table:table-cell>
          <table:table-cell office:value-type="float" office:value="2.61741072371056" calcext:value-type="float">
            <text:p>2.6174107237</text:p>
          </table:table-cell>
          <table:table-cell office:value-type="float" office:value="0.00969459745336946" calcext:value-type="float">
            <text:p>0.0096945975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138936115865345" calcext:value-type="float">
            <text:p>0.13893611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2260697405158" calcext:value-type="float">
            <text:p>0.0001422607</text:p>
          </table:table-cell>
          <table:table-cell office:value-type="float" office:value="1.56404946662529" calcext:value-type="float">
            <text:p>1.5640494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118936735142687" calcext:value-type="float">
            <text:p>0.118936735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0006241097097" calcext:value-type="float">
            <text:p>0.0001400062</text:p>
          </table:table-cell>
          <table:table-cell office:value-type="float" office:value="2.41347877888544" calcext:value-type="float">
            <text:p>2.4134787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843559407606147" calcext:value-type="float">
            <text:p>0.0843559408</text:p>
          </table:table-cell>
          <table:table-cell office:value-type="float" office:value="0.0511309813294001" calcext:value-type="float">
            <text:p>0.0511309813</text:p>
          </table:table-cell>
          <table:table-cell table:style-name="Default" office:value-type="float" office:value="0.000654686552264642" calcext:value-type="float">
            <text:p>0.0006546866</text:p>
          </table:table-cell>
          <table:table-cell office:value-type="float" office:value="2.58542874697628" calcext:value-type="float">
            <text:p>2.585428747</text:p>
          </table:table-cell>
          <table:table-cell office:value-type="float" office:value="0.00985046927851545" calcext:value-type="float">
            <text:p>0.0098504693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806827345464789" calcext:value-type="float">
            <text:p>0.0806827345</text:p>
          </table:table-cell>
          <table:table-cell office:value-type="float" office:value="0.0485052055037683" calcext:value-type="float">
            <text:p>0.0485052055</text:p>
          </table:table-cell>
          <table:table-cell table:style-name="Default" office:value-type="float" office:value="0.000621068584738789" calcext:value-type="float">
            <text:p>0.0006210686</text:p>
          </table:table-cell>
          <table:table-cell office:value-type="float" office:value="2.55293435324338" calcext:value-type="float">
            <text:p>2.5529343532</text:p>
          </table:table-cell>
          <table:table-cell office:value-type="float" office:value="0.009738300676891" calcext:value-type="float">
            <text:p>0.0097383007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600968088682939" calcext:value-type="float">
            <text:p>0.0600968089</text:p>
          </table:table-cell>
          <table:table-cell office:value-type="float" office:value="0.0425655169986172" calcext:value-type="float">
            <text:p>0.042565517</text:p>
          </table:table-cell>
          <table:table-cell table:style-name="Default" office:value-type="float" office:value="0.000524247017112276" calcext:value-type="float">
            <text:p>0.000524247</text:p>
          </table:table-cell>
          <table:table-cell office:value-type="float" office:value="2.56894140749551" calcext:value-type="float">
            <text:p>2.5689414075</text:p>
          </table:table-cell>
          <table:table-cell office:value-type="float" office:value="0.00938024339592319" calcext:value-type="float">
            <text:p>0.0093802434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185445752600663" calcext:value-type="float">
            <text:p>0.18544575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98416796040711" calcext:value-type="float">
            <text:p>0.0001984168</text:p>
          </table:table-cell>
          <table:table-cell office:value-type="float" office:value="1.91662363985497" calcext:value-type="float">
            <text:p>1.9166236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741429515195667" calcext:value-type="float">
            <text:p>0.0741429515</text:p>
          </table:table-cell>
          <table:table-cell office:value-type="float" office:value="0.045681272391162" calcext:value-type="float">
            <text:p>0.0456812724</text:p>
          </table:table-cell>
          <table:table-cell table:style-name="Default" office:value-type="float" office:value="0.000578778404936901" calcext:value-type="float">
            <text:p>0.0005787784</text:p>
          </table:table-cell>
          <table:table-cell office:value-type="float" office:value="2.52424050102465" calcext:value-type="float">
            <text:p>2.524240501</text:p>
          </table:table-cell>
          <table:table-cell office:value-type="float" office:value="0.00950111123025028" calcext:value-type="float">
            <text:p>0.0095011112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692463801705515" calcext:value-type="float">
            <text:p>0.0692463802</text:p>
          </table:table-cell>
          <table:table-cell office:value-type="float" office:value="0.0448415270197649" calcext:value-type="float">
            <text:p>0.044841527</text:p>
          </table:table-cell>
          <table:table-cell table:style-name="Default" office:value-type="float" office:value="0.000564757442205805" calcext:value-type="float">
            <text:p>0.0005647574</text:p>
          </table:table-cell>
          <table:table-cell office:value-type="float" office:value="2.19428237572294" calcext:value-type="float">
            <text:p>2.1942823757</text:p>
          </table:table-cell>
          <table:table-cell office:value-type="float" office:value="0.009400668763737" calcext:value-type="float">
            <text:p>0.0094006688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851350728233996" calcext:value-type="float">
            <text:p>0.0851350728</text:p>
          </table:table-cell>
          <table:table-cell office:value-type="float" office:value="0.0504002096395445" calcext:value-type="float">
            <text:p>0.0504002096</text:p>
          </table:table-cell>
          <table:table-cell table:style-name="Default" office:value-type="float" office:value="0.000645480647278827" calcext:value-type="float">
            <text:p>0.0006454806</text:p>
          </table:table-cell>
          <table:table-cell office:value-type="float" office:value="1.73612342072639" calcext:value-type="float">
            <text:p>1.7361234207</text:p>
          </table:table-cell>
          <table:table-cell office:value-type="float" office:value="0.00987085849272522" calcext:value-type="float">
            <text:p>0.0098708585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867102756477459" calcext:value-type="float">
            <text:p>0.08671027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6727292327767" calcext:value-type="float">
            <text:p>0.0001167273</text:p>
          </table:table-cell>
          <table:table-cell office:value-type="float" office:value="2.34358182648553" calcext:value-type="float">
            <text:p>2.3435818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908185232147931" calcext:value-type="float">
            <text:p>0.09081852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374198581933" calcext:value-type="float">
            <text:p>0.0001003742</text:p>
          </table:table-cell>
          <table:table-cell office:value-type="float" office:value="1.10807068471256" calcext:value-type="float">
            <text:p>1.108070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764965698995709" calcext:value-type="float">
            <text:p>0.0764965699</text:p>
          </table:table-cell>
          <table:table-cell office:value-type="float" office:value="0.0467339149123376" calcext:value-type="float">
            <text:p>0.0467339149</text:p>
          </table:table-cell>
          <table:table-cell table:style-name="Default" office:value-type="float" office:value="0.000596492376343996" calcext:value-type="float">
            <text:p>0.0005964924</text:p>
          </table:table-cell>
          <table:table-cell office:value-type="float" office:value="2.59634502568477" calcext:value-type="float">
            <text:p>2.5963450257</text:p>
          </table:table-cell>
          <table:table-cell office:value-type="float" office:value="0.00953154830218375" calcext:value-type="float">
            <text:p>0.0095315483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867953542341437" calcext:value-type="float">
            <text:p>0.086795354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2349647929915" calcext:value-type="float">
            <text:p>0.0001123496</text:p>
          </table:table-cell>
          <table:table-cell office:value-type="float" office:value="1.90446694639255" calcext:value-type="float">
            <text:p>1.9044669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778601012642743" calcext:value-type="float">
            <text:p>0.0778601013</text:p>
          </table:table-cell>
          <table:table-cell office:value-type="float" office:value="0.0472154582935899" calcext:value-type="float">
            <text:p>0.0472154583</text:p>
          </table:table-cell>
          <table:table-cell table:style-name="Default" office:value-type="float" office:value="0.000604309848673862" calcext:value-type="float">
            <text:p>0.0006043098</text:p>
          </table:table-cell>
          <table:table-cell office:value-type="float" office:value="2.60756172868744" calcext:value-type="float">
            <text:p>2.6075617287</text:p>
          </table:table-cell>
          <table:table-cell office:value-type="float" office:value="0.00954107824993159" calcext:value-type="float">
            <text:p>0.0095410782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839147812875427" calcext:value-type="float">
            <text:p>0.08391478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703573938968" calcext:value-type="float">
            <text:p>0.0001077036</text:p>
          </table:table-cell>
          <table:table-cell office:value-type="float" office:value="2.01322440023784" calcext:value-type="float">
            <text:p>2.0132244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813883724902386" calcext:value-type="float">
            <text:p>0.0813883725</text:p>
          </table:table-cell>
          <table:table-cell office:value-type="float" office:value="0" calcext:value-type="float">
            <text:p>0</text:p>
          </table:table-cell>
          <table:table-cell office:value-type="float" office:value="0.0000948076326999418" calcext:value-type="float">
            <text:p>9.48E-05</text:p>
          </table:table-cell>
          <table:table-cell office:value-type="float" office:value="1.15027354915448" calcext:value-type="float">
            <text:p>1.15027354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769440200736455" calcext:value-type="float">
            <text:p>0.076944020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04560725247" calcext:value-type="float">
            <text:p>0.0001010456</text:p>
          </table:table-cell>
          <table:table-cell office:value-type="float" office:value="2.23277929799869" calcext:value-type="float">
            <text:p>2.2327792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813275139074543" calcext:value-type="float">
            <text:p>0.08132751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320969487816" calcext:value-type="float">
            <text:p>0.000103321</text:p>
          </table:table-cell>
          <table:table-cell office:value-type="float" office:value="1.95828180669954" calcext:value-type="float">
            <text:p>1.9582818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70123680255412" calcext:value-type="float">
            <text:p>0.0701236803</text:p>
          </table:table-cell>
          <table:table-cell office:value-type="float" office:value="0.0448277444012805" calcext:value-type="float">
            <text:p>0.0448277444</text:p>
          </table:table-cell>
          <table:table-cell table:style-name="Default" office:value-type="float" office:value="0.00056625793545756" calcext:value-type="float">
            <text:p>0.0005662579</text:p>
          </table:table-cell>
          <table:table-cell office:value-type="float" office:value="2.64991883511218" calcext:value-type="float">
            <text:p>2.6499188351</text:p>
          </table:table-cell>
          <table:table-cell office:value-type="float" office:value="0.00938107575858819" calcext:value-type="float">
            <text:p>0.0093810758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783007464435651" calcext:value-type="float">
            <text:p>0.0783007464</text:p>
          </table:table-cell>
          <table:table-cell office:value-type="float" office:value="0.0473650246426594" calcext:value-type="float">
            <text:p>0.0473650246</text:p>
          </table:table-cell>
          <table:table-cell table:style-name="Default" office:value-type="float" office:value="0.00060653492555681" calcext:value-type="float">
            <text:p>0.0006065349</text:p>
          </table:table-cell>
          <table:table-cell office:value-type="float" office:value="2.63578927322417" calcext:value-type="float">
            <text:p>2.6357892732</text:p>
          </table:table-cell>
          <table:table-cell office:value-type="float" office:value="0.00953566909288678" calcext:value-type="float">
            <text:p>0.0095356691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843811775635798" calcext:value-type="float">
            <text:p>0.0843811776</text:p>
          </table:table-cell>
          <table:table-cell office:value-type="float" office:value="0.0393309633981506" calcext:value-type="float">
            <text:p>0.0393309634</text:p>
          </table:table-cell>
          <table:table-cell table:style-name="Default" office:value-type="float" office:value="0.000501659152973186" calcext:value-type="float">
            <text:p>0.0005016592</text:p>
          </table:table-cell>
          <table:table-cell office:value-type="float" office:value="2.20363437772393" calcext:value-type="float">
            <text:p>2.2036343777</text:p>
          </table:table-cell>
          <table:table-cell office:value-type="float" office:value="0.00908428321677671" calcext:value-type="float">
            <text:p>0.0090842832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792355184595794" calcext:value-type="float">
            <text:p>0.0792355185</text:p>
          </table:table-cell>
          <table:table-cell office:value-type="float" office:value="0.0479273687681274" calcext:value-type="float">
            <text:p>0.0479273688</text:p>
          </table:table-cell>
          <table:table-cell table:style-name="Default" office:value-type="float" office:value="0.000614412175845662" calcext:value-type="float">
            <text:p>0.0006144122</text:p>
          </table:table-cell>
          <table:table-cell office:value-type="float" office:value="2.54694502610237" calcext:value-type="float">
            <text:p>2.5469450261</text:p>
          </table:table-cell>
          <table:table-cell office:value-type="float" office:value="0.00966175969823753" calcext:value-type="float">
            <text:p>0.0096617597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116945926185687" calcext:value-type="float">
            <text:p>0.1169459262</text:p>
          </table:table-cell>
          <table:table-cell office:value-type="float" office:value="0.0559640609234051" calcext:value-type="float">
            <text:p>0.0559640609</text:p>
          </table:table-cell>
          <table:table-cell table:style-name="Default" office:value-type="float" office:value="0.000734820456485687" calcext:value-type="float">
            <text:p>0.0007348205</text:p>
          </table:table-cell>
          <table:table-cell office:value-type="float" office:value="3.08616978192555" calcext:value-type="float">
            <text:p>3.0861697819</text:p>
          </table:table-cell>
          <table:table-cell office:value-type="float" office:value="0.0101584117908639" calcext:value-type="float">
            <text:p>0.0101584118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797031512739138" calcext:value-type="float">
            <text:p>0.0797031513</text:p>
          </table:table-cell>
          <table:table-cell office:value-type="float" office:value="0" calcext:value-type="float">
            <text:p>0</text:p>
          </table:table-cell>
          <table:table-cell office:value-type="float" office:value="0.0000890089249558544" calcext:value-type="float">
            <text:p>8.90E-05</text:p>
          </table:table-cell>
          <table:table-cell office:value-type="float" office:value="0.603399794674673" calcext:value-type="float">
            <text:p>0.6033997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883970050000894" calcext:value-type="float">
            <text:p>0.0883970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556896085229" calcext:value-type="float">
            <text:p>0.0001185569</text:p>
          </table:table-cell>
          <table:table-cell office:value-type="float" office:value="2.32304447685351" calcext:value-type="float">
            <text:p>2.3230444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702454468470146" calcext:value-type="float">
            <text:p>0.0702454468</text:p>
          </table:table-cell>
          <table:table-cell office:value-type="float" office:value="0.0448132060970628" calcext:value-type="float">
            <text:p>0.0448132061</text:p>
          </table:table-cell>
          <table:table-cell table:style-name="Default" office:value-type="float" office:value="0.000563282103148351" calcext:value-type="float">
            <text:p>0.0005632821</text:p>
          </table:table-cell>
          <table:table-cell office:value-type="float" office:value="2.62183224245316" calcext:value-type="float">
            <text:p>2.6218322425</text:p>
          </table:table-cell>
          <table:table-cell office:value-type="float" office:value="0.00932572195889389" calcext:value-type="float">
            <text:p>0.009325722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86467164064804" calcext:value-type="float">
            <text:p>0.086467164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98848035176" calcext:value-type="float">
            <text:p>0.0001069885</text:p>
          </table:table-cell>
          <table:table-cell office:value-type="float" office:value="1.439301614556" calcext:value-type="float">
            <text:p>1.4393016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783088090906454" calcext:value-type="float">
            <text:p>0.0783088091</text:p>
          </table:table-cell>
          <table:table-cell office:value-type="float" office:value="0.0476995936122824" calcext:value-type="float">
            <text:p>0.0476995936</text:p>
          </table:table-cell>
          <table:table-cell table:style-name="Default" office:value-type="float" office:value="0.000609489209364098" calcext:value-type="float">
            <text:p>0.0006094892</text:p>
          </table:table-cell>
          <table:table-cell office:value-type="float" office:value="2.63514922696826" calcext:value-type="float">
            <text:p>2.635149227</text:p>
          </table:table-cell>
          <table:table-cell office:value-type="float" office:value="0.00955980489134496" calcext:value-type="float">
            <text:p>0.0095598049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621665099479585" calcext:value-type="float">
            <text:p>0.0621665099</text:p>
          </table:table-cell>
          <table:table-cell office:value-type="float" office:value="0.0429012007014104" calcext:value-type="float">
            <text:p>0.0429012007</text:p>
          </table:table-cell>
          <table:table-cell table:style-name="Default" office:value-type="float" office:value="0.000527746145563823" calcext:value-type="float">
            <text:p>0.0005277461</text:p>
          </table:table-cell>
          <table:table-cell office:value-type="float" office:value="2.60479334481452" calcext:value-type="float">
            <text:p>2.6047933448</text:p>
          </table:table-cell>
          <table:table-cell office:value-type="float" office:value="0.00923861066469348" calcext:value-type="float">
            <text:p>0.0092386107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787487600167724" calcext:value-type="float">
            <text:p>0.07874876</text:p>
          </table:table-cell>
          <table:table-cell office:value-type="float" office:value="0.0471549383509724" calcext:value-type="float">
            <text:p>0.0471549384</text:p>
          </table:table-cell>
          <table:table-cell table:style-name="Default" office:value-type="float" office:value="0.000601769159694138" calcext:value-type="float">
            <text:p>0.0006017692</text:p>
          </table:table-cell>
          <table:table-cell office:value-type="float" office:value="2.67331989475934" calcext:value-type="float">
            <text:p>2.6733198948</text:p>
          </table:table-cell>
          <table:table-cell office:value-type="float" office:value="0.00951617117786882" calcext:value-type="float">
            <text:p>0.0095161712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891310997756677" calcext:value-type="float">
            <text:p>0.089131099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9207799443723" calcext:value-type="float">
            <text:p>0.0001192078</text:p>
          </table:table-cell>
          <table:table-cell office:value-type="float" office:value="2.3392020016318" calcext:value-type="float">
            <text:p>2.3392020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109033700557499" calcext:value-type="float">
            <text:p>0.1090337006</text:p>
          </table:table-cell>
          <table:table-cell office:value-type="float" office:value="0.0293660815577782" calcext:value-type="float">
            <text:p>0.0293660816</text:p>
          </table:table-cell>
          <table:table-cell table:style-name="Default" office:value-type="float" office:value="0.000384204248637659" calcext:value-type="float">
            <text:p>0.0003842042</text:p>
          </table:table-cell>
          <table:table-cell office:value-type="float" office:value="2.97348790385824" calcext:value-type="float">
            <text:p>2.9734879039</text:p>
          </table:table-cell>
          <table:table-cell office:value-type="float" office:value="0.00856448290522777" calcext:value-type="float">
            <text:p>0.0085644829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692851137483765" calcext:value-type="float">
            <text:p>0.0692851137</text:p>
          </table:table-cell>
          <table:table-cell office:value-type="float" office:value="0.0445073249463775" calcext:value-type="float">
            <text:p>0.0445073249</text:p>
          </table:table-cell>
          <table:table-cell table:style-name="Default" office:value-type="float" office:value="0.000560443016573924" calcext:value-type="float">
            <text:p>0.000560443</text:p>
          </table:table-cell>
          <table:table-cell office:value-type="float" office:value="2.66699695721425" calcext:value-type="float">
            <text:p>2.6669969572</text:p>
          </table:table-cell>
          <table:table-cell office:value-type="float" office:value="0.00933850184894777" calcext:value-type="float">
            <text:p>0.0093385018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820492428073038" calcext:value-type="float">
            <text:p>0.0820492428</text:p>
          </table:table-cell>
          <table:table-cell office:value-type="float" office:value="0.0494142874498317" calcext:value-type="float">
            <text:p>0.0494142874</text:p>
          </table:table-cell>
          <table:table-cell table:style-name="Default" office:value-type="float" office:value="0.000630872492411215" calcext:value-type="float">
            <text:p>0.0006308725</text:p>
          </table:table-cell>
          <table:table-cell office:value-type="float" office:value="2.62686400260862" calcext:value-type="float">
            <text:p>2.6268640026</text:p>
          </table:table-cell>
          <table:table-cell office:value-type="float" office:value="0.00967941184417947" calcext:value-type="float">
            <text:p>0.0096794118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649752667753664" calcext:value-type="float">
            <text:p>0.0649752668</text:p>
          </table:table-cell>
          <table:table-cell office:value-type="float" office:value="0.0498906966702791" calcext:value-type="float">
            <text:p>0.0498906967</text:p>
          </table:table-cell>
          <table:table-cell table:style-name="Default" office:value-type="float" office:value="0.000635113012965732" calcext:value-type="float">
            <text:p>0.000635113</text:p>
          </table:table-cell>
          <table:table-cell office:value-type="float" office:value="2.24098486791698" calcext:value-type="float">
            <text:p>2.2409848679</text:p>
          </table:table-cell>
          <table:table-cell office:value-type="float" office:value="0.0103882727913913" calcext:value-type="float">
            <text:p>0.0103882728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655002924621238" calcext:value-type="float">
            <text:p>0.0655002925</text:p>
          </table:table-cell>
          <table:table-cell office:value-type="float" office:value="0.0503067355368867" calcext:value-type="float">
            <text:p>0.0503067355</text:p>
          </table:table-cell>
          <table:table-cell table:style-name="Default" office:value-type="float" office:value="0.000641949509352077" calcext:value-type="float">
            <text:p>0.0006419495</text:p>
          </table:table-cell>
          <table:table-cell office:value-type="float" office:value="2.14160267057782" calcext:value-type="float">
            <text:p>2.1416026706</text:p>
          </table:table-cell>
          <table:table-cell office:value-type="float" office:value="0.0104535735128853" calcext:value-type="float">
            <text:p>0.0104535735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84084081043716" calcext:value-type="float">
            <text:p>0.084084081</text:p>
          </table:table-cell>
          <table:table-cell office:value-type="float" office:value="0.0354338717064296" calcext:value-type="float">
            <text:p>0.0354338717</text:p>
          </table:table-cell>
          <table:table-cell table:style-name="Default" office:value-type="float" office:value="0.000455010335453963" calcext:value-type="float">
            <text:p>0.0004550103</text:p>
          </table:table-cell>
          <table:table-cell office:value-type="float" office:value="1.62956521643839" calcext:value-type="float">
            <text:p>1.6295652164</text:p>
          </table:table-cell>
          <table:table-cell office:value-type="float" office:value="0.00965877271604465" calcext:value-type="float">
            <text:p>0.0096587727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136825034556266" calcext:value-type="float">
            <text:p>0.1368250346</text:p>
          </table:table-cell>
          <table:table-cell office:value-type="float" office:value="0.0528871821410203" calcext:value-type="float">
            <text:p>0.0528871821</text:p>
          </table:table-cell>
          <table:table-cell table:style-name="Default" office:value-type="float" office:value="0.000687371560661556" calcext:value-type="float">
            <text:p>0.0006873716</text:p>
          </table:table-cell>
          <table:table-cell office:value-type="float" office:value="2.43454861530191" calcext:value-type="float">
            <text:p>2.4345486153</text:p>
          </table:table-cell>
          <table:table-cell office:value-type="float" office:value="0.010628522936549" calcext:value-type="float">
            <text:p>0.0106285229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669565025173858" calcext:value-type="float">
            <text:p>0.0669565025</text:p>
          </table:table-cell>
          <table:table-cell office:value-type="float" office:value="0.0518474073052157" calcext:value-type="float">
            <text:p>0.0518474073</text:p>
          </table:table-cell>
          <table:table-cell table:style-name="Default" office:value-type="float" office:value="0.00066583829443493" calcext:value-type="float">
            <text:p>0.0006658383</text:p>
          </table:table-cell>
          <table:table-cell office:value-type="float" office:value="2.02058225044789" calcext:value-type="float">
            <text:p>2.0205822504</text:p>
          </table:table-cell>
          <table:table-cell office:value-type="float" office:value="0.0105699443297889" calcext:value-type="float">
            <text:p>0.0105699443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843830041220811" calcext:value-type="float">
            <text:p>0.0843830041</text:p>
          </table:table-cell>
          <table:table-cell office:value-type="float" office:value="0.0321456910124748" calcext:value-type="float">
            <text:p>0.032145691</text:p>
          </table:table-cell>
          <table:table-cell table:style-name="Default" office:value-type="float" office:value="0.000420539779730752" calcext:value-type="float">
            <text:p>0.0004205398</text:p>
          </table:table-cell>
          <table:table-cell office:value-type="float" office:value="1.6164464167478" calcext:value-type="float">
            <text:p>1.6164464167</text:p>
          </table:table-cell>
          <table:table-cell office:value-type="float" office:value="0.00582153418257378" calcext:value-type="float">
            <text:p>0.0058215342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787706537680104" calcext:value-type="float">
            <text:p>0.0787706538</text:p>
          </table:table-cell>
          <table:table-cell office:value-type="float" office:value="0" calcext:value-type="float">
            <text:p>0</text:p>
          </table:table-cell>
          <table:table-cell office:value-type="float" office:value="0.0000929558973752075" calcext:value-type="float">
            <text:p>9.30E-05</text:p>
          </table:table-cell>
          <table:table-cell office:value-type="float" office:value="1.67973670550969" calcext:value-type="float">
            <text:p>1.67973670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691945785379421" calcext:value-type="float">
            <text:p>0.0691945785</text:p>
          </table:table-cell>
          <table:table-cell office:value-type="float" office:value="0.0533707449656265" calcext:value-type="float">
            <text:p>0.053370745</text:p>
          </table:table-cell>
          <table:table-cell table:style-name="Default" office:value-type="float" office:value="0.000669648874633435" calcext:value-type="float">
            <text:p>0.0006696489</text:p>
          </table:table-cell>
          <table:table-cell office:value-type="float" office:value="1.98115538804293" calcext:value-type="float">
            <text:p>1.981155388</text:p>
          </table:table-cell>
          <table:table-cell office:value-type="float" office:value="0.0102256248393384" calcext:value-type="float">
            <text:p>0.0102256248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832438846215505" calcext:value-type="float">
            <text:p>0.0832438846</text:p>
          </table:table-cell>
          <table:table-cell office:value-type="float" office:value="0.0363919253121227" calcext:value-type="float">
            <text:p>0.0363919253</text:p>
          </table:table-cell>
          <table:table-cell table:style-name="Default" office:value-type="float" office:value="0.00046482469377075" calcext:value-type="float">
            <text:p>0.0004648247</text:p>
          </table:table-cell>
          <table:table-cell office:value-type="float" office:value="2.18379435415819" calcext:value-type="float">
            <text:p>2.1837943542</text:p>
          </table:table-cell>
          <table:table-cell office:value-type="float" office:value="0.00967199728337879" calcext:value-type="float">
            <text:p>0.0096719973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141800562758036" calcext:value-type="float">
            <text:p>0.14180056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9890920842587" calcext:value-type="float">
            <text:p>0.0001498909</text:p>
          </table:table-cell>
          <table:table-cell office:value-type="float" office:value="2.0423675126953" calcext:value-type="float">
            <text:p>2.0423675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647869540698339" calcext:value-type="float">
            <text:p>0.0647869541</text:p>
          </table:table-cell>
          <table:table-cell office:value-type="float" office:value="0.0505470737018661" calcext:value-type="float">
            <text:p>0.0505470737</text:p>
          </table:table-cell>
          <table:table-cell table:style-name="Default" office:value-type="float" office:value="0.000630424667356703" calcext:value-type="float">
            <text:p>0.0006304247</text:p>
          </table:table-cell>
          <table:table-cell office:value-type="float" office:value="1.87800580211781" calcext:value-type="float">
            <text:p>1.8780058021</text:p>
          </table:table-cell>
          <table:table-cell office:value-type="float" office:value="0.0101423063992454" calcext:value-type="float">
            <text:p>0.0101423064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681285578824725" calcext:value-type="float">
            <text:p>0.0681285579</text:p>
          </table:table-cell>
          <table:table-cell office:value-type="float" office:value="0" calcext:value-type="float">
            <text:p>0</text:p>
          </table:table-cell>
          <table:table-cell office:value-type="float" office:value="0.0000896877768675931" calcext:value-type="float">
            <text:p>8.97E-05</text:p>
          </table:table-cell>
          <table:table-cell office:value-type="float" office:value="1.57831380209917" calcext:value-type="float">
            <text:p>1.5783138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595027770336761" calcext:value-type="float">
            <text:p>0.059502777</text:p>
          </table:table-cell>
          <table:table-cell office:value-type="float" office:value="0" calcext:value-type="float">
            <text:p>0</text:p>
          </table:table-cell>
          <table:table-cell office:value-type="float" office:value="0.0000702197031531918" calcext:value-type="float">
            <text:p>7.02E-05</text:p>
          </table:table-cell>
          <table:table-cell office:value-type="float" office:value="1.0784682331137" calcext:value-type="float">
            <text:p>1.07846823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162643593299415" calcext:value-type="float">
            <text:p>0.16264359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27413396683449" calcext:value-type="float">
            <text:p>0.0002274134</text:p>
          </table:table-cell>
          <table:table-cell office:value-type="float" office:value="1.38878636939527" calcext:value-type="float">
            <text:p>1.38878636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298482422645243" calcext:value-type="float">
            <text:p>0.2984824226</text:p>
          </table:table-cell>
          <table:table-cell office:value-type="float" office:value="0.0137712407229813" calcext:value-type="float">
            <text:p>0.0137712407</text:p>
          </table:table-cell>
          <table:table-cell table:style-name="Default" office:value-type="float" office:value="0.000245098147961273" calcext:value-type="float">
            <text:p>0.0002450981</text:p>
          </table:table-cell>
          <table:table-cell office:value-type="float" office:value="3.55442471698815" calcext:value-type="float">
            <text:p>3.554424717</text:p>
          </table:table-cell>
          <table:table-cell office:value-type="float" office:value="0.00715349905862765" calcext:value-type="float">
            <text:p>0.0071534991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719828797626847" calcext:value-type="float">
            <text:p>0.0719828798</text:p>
          </table:table-cell>
          <table:table-cell office:value-type="float" office:value="0.0528862276861705" calcext:value-type="float">
            <text:p>0.0528862277</text:p>
          </table:table-cell>
          <table:table-cell table:style-name="Default" office:value-type="float" office:value="0.000671574987822334" calcext:value-type="float">
            <text:p>0.000671575</text:p>
          </table:table-cell>
          <table:table-cell office:value-type="float" office:value="2.0562671326339" calcext:value-type="float">
            <text:p>2.0562671326</text:p>
          </table:table-cell>
          <table:table-cell office:value-type="float" office:value="0.0103070503012211" calcext:value-type="float">
            <text:p>0.0103070503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682912665085774" calcext:value-type="float">
            <text:p>0.0682912665</text:p>
          </table:table-cell>
          <table:table-cell office:value-type="float" office:value="0" calcext:value-type="float">
            <text:p>0</text:p>
          </table:table-cell>
          <table:table-cell office:value-type="float" office:value="0.0000819074496770384" calcext:value-type="float">
            <text:p>8.19E-05</text:p>
          </table:table-cell>
          <table:table-cell office:value-type="float" office:value="0.729366699019429" calcext:value-type="float">
            <text:p>0.7293666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649201018665904" calcext:value-type="float">
            <text:p>0.0649201019</text:p>
          </table:table-cell>
          <table:table-cell office:value-type="float" office:value="0.0503391703558949" calcext:value-type="float">
            <text:p>0.0503391704</text:p>
          </table:table-cell>
          <table:table-cell table:style-name="Default" office:value-type="float" office:value="0.000643495496481992" calcext:value-type="float">
            <text:p>0.0006434955</text:p>
          </table:table-cell>
          <table:table-cell office:value-type="float" office:value="2.14846912924465" calcext:value-type="float">
            <text:p>2.1484691292</text:p>
          </table:table-cell>
          <table:table-cell office:value-type="float" office:value="0.0104284943893512" calcext:value-type="float">
            <text:p>0.0104284944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140845664756758" calcext:value-type="float">
            <text:p>0.1408456648</text:p>
          </table:table-cell>
          <table:table-cell office:value-type="float" office:value="0.0458299445858313" calcext:value-type="float">
            <text:p>0.0458299446</text:p>
          </table:table-cell>
          <table:table-cell table:style-name="Default" office:value-type="float" office:value="0.000586712920259428" calcext:value-type="float">
            <text:p>0.0005867129</text:p>
          </table:table-cell>
          <table:table-cell office:value-type="float" office:value="2.16952922898415" calcext:value-type="float">
            <text:p>2.169529229</text:p>
          </table:table-cell>
          <table:table-cell office:value-type="float" office:value="0.0099877029378693" calcext:value-type="float">
            <text:p>0.0099877029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115401883721669" calcext:value-type="float">
            <text:p>0.115401883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7678977136753" calcext:value-type="float">
            <text:p>0.000137679</text:p>
          </table:table-cell>
          <table:table-cell office:value-type="float" office:value="1.36113606791519" calcext:value-type="float">
            <text:p>1.36113606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556029827542761" calcext:value-type="float">
            <text:p>0.0556029828</text:p>
          </table:table-cell>
          <table:table-cell office:value-type="float" office:value="0" calcext:value-type="float">
            <text:p>0</text:p>
          </table:table-cell>
          <table:table-cell office:value-type="float" office:value="0.000059807904261945" calcext:value-type="float">
            <text:p>5.98E-05</text:p>
          </table:table-cell>
          <table:table-cell office:value-type="float" office:value="0.764598127684733" calcext:value-type="float">
            <text:p>0.7645981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693526124375413" calcext:value-type="float">
            <text:p>0.0693526124</text:p>
          </table:table-cell>
          <table:table-cell office:value-type="float" office:value="0" calcext:value-type="float">
            <text:p>0</text:p>
          </table:table-cell>
          <table:table-cell office:value-type="float" office:value="0.0000872851209700537" calcext:value-type="float">
            <text:p>8.73E-05</text:p>
          </table:table-cell>
          <table:table-cell office:value-type="float" office:value="1.22770457843646" calcext:value-type="float">
            <text:p>1.2277045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148331291782359" calcext:value-type="float">
            <text:p>0.14833129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891277970922" calcext:value-type="float">
            <text:p>0.0001689128</text:p>
          </table:table-cell>
          <table:table-cell office:value-type="float" office:value="1.13444120048222" calcext:value-type="float">
            <text:p>1.1344412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123960694443294" calcext:value-type="float">
            <text:p>0.123960694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2812826210359" calcext:value-type="float">
            <text:p>0.0001428128</text:p>
          </table:table-cell>
          <table:table-cell office:value-type="float" office:value="1.71763074581931" calcext:value-type="float">
            <text:p>1.7176307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118767184560874" calcext:value-type="float">
            <text:p>0.1187671846</text:p>
          </table:table-cell>
          <table:table-cell office:value-type="float" office:value="0.0414313998982401" calcext:value-type="float">
            <text:p>0.0414313999</text:p>
          </table:table-cell>
          <table:table-cell table:style-name="Default" office:value-type="float" office:value="0.000537748418427145" calcext:value-type="float">
            <text:p>0.0005377484</text:p>
          </table:table-cell>
          <table:table-cell office:value-type="float" office:value="2.06234981386682" calcext:value-type="float">
            <text:p>2.0623498139</text:p>
          </table:table-cell>
          <table:table-cell office:value-type="float" office:value="0.00992243374491862" calcext:value-type="float">
            <text:p>0.0099224337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728974926197652" calcext:value-type="float">
            <text:p>0.0728974926</text:p>
          </table:table-cell>
          <table:table-cell office:value-type="float" office:value="0.0444230902646224" calcext:value-type="float">
            <text:p>0.0444230903</text:p>
          </table:table-cell>
          <table:table-cell table:style-name="Default" office:value-type="float" office:value="0.000565681002885355" calcext:value-type="float">
            <text:p>0.000565681</text:p>
          </table:table-cell>
          <table:table-cell office:value-type="float" office:value="1.09937031755602" calcext:value-type="float">
            <text:p>1.0993703176</text:p>
          </table:table-cell>
          <table:table-cell office:value-type="float" office:value="0.0102295567459584" calcext:value-type="float">
            <text:p>0.0102295567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575420276119223" calcext:value-type="float">
            <text:p>0.0575420276</text:p>
          </table:table-cell>
          <table:table-cell office:value-type="float" office:value="0" calcext:value-type="float">
            <text:p>0</text:p>
          </table:table-cell>
          <table:table-cell office:value-type="float" office:value="0.00006229747105408" calcext:value-type="float">
            <text:p>6.23E-05</text:p>
          </table:table-cell>
          <table:table-cell office:value-type="float" office:value="0.634951571270873" calcext:value-type="float">
            <text:p>0.6349515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618786882402851" calcext:value-type="float">
            <text:p>0.0618786882</text:p>
          </table:table-cell>
          <table:table-cell office:value-type="float" office:value="0" calcext:value-type="float">
            <text:p>0</text:p>
          </table:table-cell>
          <table:table-cell office:value-type="float" office:value="0.0000706957544064199" calcext:value-type="float">
            <text:p>7.07E-05</text:p>
          </table:table-cell>
          <table:table-cell office:value-type="float" office:value="0.703563816737093" calcext:value-type="float">
            <text:p>0.7035638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490187051403623" calcext:value-type="float">
            <text:p>0.0490187051</text:p>
          </table:table-cell>
          <table:table-cell office:value-type="float" office:value="0" calcext:value-type="float">
            <text:p>0</text:p>
          </table:table-cell>
          <table:table-cell office:value-type="float" office:value="0.0000453217175337169" calcext:value-type="float">
            <text:p>4.53E-05</text:p>
          </table:table-cell>
          <table:table-cell office:value-type="float" office:value="0.766594623867675" calcext:value-type="float">
            <text:p>0.7665946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650963196363316" calcext:value-type="float">
            <text:p>0.0650963196</text:p>
          </table:table-cell>
          <table:table-cell office:value-type="float" office:value="0" calcext:value-type="float">
            <text:p>0</text:p>
          </table:table-cell>
          <table:table-cell office:value-type="float" office:value="0.0000884672107493482" calcext:value-type="float">
            <text:p>8.85E-05</text:p>
          </table:table-cell>
          <table:table-cell office:value-type="float" office:value="1.7900110904982" calcext:value-type="float">
            <text:p>1.79001109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635849381647895" calcext:value-type="float">
            <text:p>0.0635849382</text:p>
          </table:table-cell>
          <table:table-cell office:value-type="float" office:value="0" calcext:value-type="float">
            <text:p>0</text:p>
          </table:table-cell>
          <table:table-cell office:value-type="float" office:value="0.0000805761181468732" calcext:value-type="float">
            <text:p>8.06E-05</text:p>
          </table:table-cell>
          <table:table-cell office:value-type="float" office:value="1.42588083714132" calcext:value-type="float">
            <text:p>1.4258808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795966433613756" calcext:value-type="float">
            <text:p>0.0795966434</text:p>
          </table:table-cell>
          <table:table-cell office:value-type="float" office:value="0.0476473650481259" calcext:value-type="float">
            <text:p>0.047647365</text:p>
          </table:table-cell>
          <table:table-cell table:style-name="Default" office:value-type="float" office:value="0.00059655204474937" calcext:value-type="float">
            <text:p>0.000596552</text:p>
          </table:table-cell>
          <table:table-cell office:value-type="float" office:value="2.25824348075662" calcext:value-type="float">
            <text:p>2.2582434808</text:p>
          </table:table-cell>
          <table:table-cell office:value-type="float" office:value="0.0104012684946225" calcext:value-type="float">
            <text:p>0.0104012685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115506302321329" calcext:value-type="float">
            <text:p>0.1155063023</text:p>
          </table:table-cell>
          <table:table-cell office:value-type="float" office:value="0.0190264238702119" calcext:value-type="float">
            <text:p>0.0190264239</text:p>
          </table:table-cell>
          <table:table-cell table:style-name="Default" office:value-type="float" office:value="0.000273140835744371" calcext:value-type="float">
            <text:p>0.0002731408</text:p>
          </table:table-cell>
          <table:table-cell office:value-type="float" office:value="2.33585848038816" calcext:value-type="float">
            <text:p>2.3358584804</text:p>
          </table:table-cell>
          <table:table-cell office:value-type="float" office:value="0.00833208707660397" calcext:value-type="float">
            <text:p>0.0083320871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666603243592163" calcext:value-type="float">
            <text:p>0.0666603244</text:p>
          </table:table-cell>
          <table:table-cell office:value-type="float" office:value="0.0511939626596852" calcext:value-type="float">
            <text:p>0.0511939627</text:p>
          </table:table-cell>
          <table:table-cell table:style-name="Default" office:value-type="float" office:value="0.00065764938087636" calcext:value-type="float">
            <text:p>0.0006576494</text:p>
          </table:table-cell>
          <table:table-cell office:value-type="float" office:value="2.1322378384003" calcext:value-type="float">
            <text:p>2.1322378384</text:p>
          </table:table-cell>
          <table:table-cell office:value-type="float" office:value="0.0105365975101907" calcext:value-type="float">
            <text:p>0.0105365975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116437748114406" calcext:value-type="float">
            <text:p>0.1164377481</text:p>
          </table:table-cell>
          <table:table-cell office:value-type="float" office:value="0.0190735186252071" calcext:value-type="float">
            <text:p>0.0190735186</text:p>
          </table:table-cell>
          <table:table-cell table:style-name="Default" office:value-type="float" office:value="0.000175901384594439" calcext:value-type="float">
            <text:p>0.0001759014</text:p>
          </table:table-cell>
          <table:table-cell office:value-type="float" office:value="1.97939047944204" calcext:value-type="float">
            <text:p>1.9793904794</text:p>
          </table:table-cell>
          <table:table-cell office:value-type="float" office:value="0.00705981150751658" calcext:value-type="float">
            <text:p>0.0070598115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707235056384106" calcext:value-type="float">
            <text:p>0.0707235056</text:p>
          </table:table-cell>
          <table:table-cell office:value-type="float" office:value="0" calcext:value-type="float">
            <text:p>0</text:p>
          </table:table-cell>
          <table:table-cell office:value-type="float" office:value="0.0000758117197092848" calcext:value-type="float">
            <text:p>7.58E-05</text:p>
          </table:table-cell>
          <table:table-cell office:value-type="float" office:value="1.13648687339067" calcext:value-type="float">
            <text:p>1.13648687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117695104987555" calcext:value-type="float">
            <text:p>0.117695105</text:p>
          </table:table-cell>
          <table:table-cell office:value-type="float" office:value="0.0188366858049135" calcext:value-type="float">
            <text:p>0.0188366858</text:p>
          </table:table-cell>
          <table:table-cell table:style-name="Default" office:value-type="float" office:value="0.000273382370147944" calcext:value-type="float">
            <text:p>0.0002733824</text:p>
          </table:table-cell>
          <table:table-cell office:value-type="float" office:value="2.28396622745231" calcext:value-type="float">
            <text:p>2.2839662275</text:p>
          </table:table-cell>
          <table:table-cell office:value-type="float" office:value="0.00824496874732371" calcext:value-type="float">
            <text:p>0.0082449687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701264257799255" calcext:value-type="float">
            <text:p>0.0701264258</text:p>
          </table:table-cell>
          <table:table-cell office:value-type="float" office:value="0.0283941923200707" calcext:value-type="float">
            <text:p>0.0283941923</text:p>
          </table:table-cell>
          <table:table-cell table:style-name="Default" office:value-type="float" office:value="0.00042469634224316" calcext:value-type="float">
            <text:p>0.0004246963</text:p>
          </table:table-cell>
          <table:table-cell office:value-type="float" office:value="2.06443863987855" calcext:value-type="float">
            <text:p>2.0644386399</text:p>
          </table:table-cell>
          <table:table-cell office:value-type="float" office:value="0.00604440185944976" calcext:value-type="float">
            <text:p>0.0060444019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118963124271666" calcext:value-type="float">
            <text:p>0.1189631243</text:p>
          </table:table-cell>
          <table:table-cell office:value-type="float" office:value="0.0208082642221368" calcext:value-type="float">
            <text:p>0.0208082642</text:p>
          </table:table-cell>
          <table:table-cell table:style-name="Default" office:value-type="float" office:value="0.000337290691215059" calcext:value-type="float">
            <text:p>0.0003372907</text:p>
          </table:table-cell>
          <table:table-cell office:value-type="float" office:value="2.7624584424843" calcext:value-type="float">
            <text:p>2.7624584425</text:p>
          </table:table-cell>
          <table:table-cell office:value-type="float" office:value="0.00577149456524206" calcext:value-type="float">
            <text:p>0.0057714946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633705770492199" calcext:value-type="float">
            <text:p>0.063370577</text:p>
          </table:table-cell>
          <table:table-cell office:value-type="float" office:value="0" calcext:value-type="float">
            <text:p>0</text:p>
          </table:table-cell>
          <table:table-cell office:value-type="float" office:value="0.0000718246165533415" calcext:value-type="float">
            <text:p>7.18E-05</text:p>
          </table:table-cell>
          <table:table-cell office:value-type="float" office:value="0.543827736802262" calcext:value-type="float">
            <text:p>0.5438277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683078218326632" calcext:value-type="float">
            <text:p>0.0683078218</text:p>
          </table:table-cell>
          <table:table-cell office:value-type="float" office:value="0" calcext:value-type="float">
            <text:p>0</text:p>
          </table:table-cell>
          <table:table-cell office:value-type="float" office:value="0.0000865835677594721" calcext:value-type="float">
            <text:p>8.66E-05</text:p>
          </table:table-cell>
          <table:table-cell office:value-type="float" office:value="1.24376774694756" calcext:value-type="float">
            <text:p>1.24376774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119770985196946" calcext:value-type="float">
            <text:p>0.1197709852</text:p>
          </table:table-cell>
          <table:table-cell office:value-type="float" office:value="0.0192556557927517" calcext:value-type="float">
            <text:p>0.0192556558</text:p>
          </table:table-cell>
          <table:table-cell table:style-name="Default" office:value-type="float" office:value="0.000271740135958504" calcext:value-type="float">
            <text:p>0.0002717401</text:p>
          </table:table-cell>
          <table:table-cell office:value-type="float" office:value="1.98078550235798" calcext:value-type="float">
            <text:p>1.9807855024</text:p>
          </table:table-cell>
          <table:table-cell office:value-type="float" office:value="0.00896232716203485" calcext:value-type="float">
            <text:p>0.0089623272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582615087608563" calcext:value-type="float">
            <text:p>0.0582615088</text:p>
          </table:table-cell>
          <table:table-cell office:value-type="float" office:value="0" calcext:value-type="float">
            <text:p>0</text:p>
          </table:table-cell>
          <table:table-cell office:value-type="float" office:value="0.0000643586945781939" calcext:value-type="float">
            <text:p>6.44E-05</text:p>
          </table:table-cell>
          <table:table-cell office:value-type="float" office:value="0.666845762122533" calcext:value-type="float">
            <text:p>0.66684576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688029214048698" calcext:value-type="float">
            <text:p>0.0688029214</text:p>
          </table:table-cell>
          <table:table-cell office:value-type="float" office:value="0.0536935135962186" calcext:value-type="float">
            <text:p>0.0536935136</text:p>
          </table:table-cell>
          <table:table-cell table:style-name="Default" office:value-type="float" office:value="0.000691487944236483" calcext:value-type="float">
            <text:p>0.0006914879</text:p>
          </table:table-cell>
          <table:table-cell office:value-type="float" office:value="2.06221728295338" calcext:value-type="float">
            <text:p>2.062217283</text:p>
          </table:table-cell>
          <table:table-cell office:value-type="float" office:value="0.0107158787974448" calcext:value-type="float">
            <text:p>0.0107158788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689549976573129" calcext:value-type="float">
            <text:p>0.0689549977</text:p>
          </table:table-cell>
          <table:table-cell office:value-type="float" office:value="0" calcext:value-type="float">
            <text:p>0</text:p>
          </table:table-cell>
          <table:table-cell office:value-type="float" office:value="0.0000871734527868633" calcext:value-type="float">
            <text:p>8.72E-05</text:p>
          </table:table-cell>
          <table:table-cell office:value-type="float" office:value="1.2318480217144" calcext:value-type="float">
            <text:p>1.2318480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703106630708401" calcext:value-type="float">
            <text:p>0.0703106631</text:p>
          </table:table-cell>
          <table:table-cell office:value-type="float" office:value="0.0555455708285699" calcext:value-type="float">
            <text:p>0.0555455708</text:p>
          </table:table-cell>
          <table:table-cell table:style-name="Default" office:value-type="float" office:value="0.000713469006174857" calcext:value-type="float">
            <text:p>0.000713469</text:p>
          </table:table-cell>
          <table:table-cell office:value-type="float" office:value="1.9935219886408" calcext:value-type="float">
            <text:p>1.9935219886</text:p>
          </table:table-cell>
          <table:table-cell office:value-type="float" office:value="0.0109040176234106" calcext:value-type="float">
            <text:p>0.0109040176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656453616197224" calcext:value-type="float">
            <text:p>0.0656453616</text:p>
          </table:table-cell>
          <table:table-cell office:value-type="float" office:value="0.0504979167031448" calcext:value-type="float">
            <text:p>0.0504979167</text:p>
          </table:table-cell>
          <table:table-cell table:style-name="Default" office:value-type="float" office:value="0.00064492057558673" calcext:value-type="float">
            <text:p>0.0006449206</text:p>
          </table:table-cell>
          <table:table-cell office:value-type="float" office:value="2.17034376631131" calcext:value-type="float">
            <text:p>2.1703437663</text:p>
          </table:table-cell>
          <table:table-cell office:value-type="float" office:value="0.0104486784370779" calcext:value-type="float">
            <text:p>0.0104486784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538301086274024" calcext:value-type="float">
            <text:p>0.0538301086</text:p>
          </table:table-cell>
          <table:table-cell office:value-type="float" office:value="0.0459315244313663" calcext:value-type="float">
            <text:p>0.0459315244</text:p>
          </table:table-cell>
          <table:table-cell table:style-name="Default" office:value-type="float" office:value="0.000572035975232558" calcext:value-type="float">
            <text:p>0.000572036</text:p>
          </table:table-cell>
          <table:table-cell office:value-type="float" office:value="2.13494227227711" calcext:value-type="float">
            <text:p>2.1349422723</text:p>
          </table:table-cell>
          <table:table-cell office:value-type="float" office:value="0.0101687740059839" calcext:value-type="float">
            <text:p>0.010168774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976233361249236" calcext:value-type="float">
            <text:p>0.09762333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197988647667" calcext:value-type="float">
            <text:p>0.000107198</text:p>
          </table:table-cell>
          <table:table-cell office:value-type="float" office:value="1.48712809442799" calcext:value-type="float">
            <text:p>1.4871280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10801746729777" calcext:value-type="float">
            <text:p>0.1080174673</text:p>
          </table:table-cell>
          <table:table-cell office:value-type="float" office:value="0.0258703676269099" calcext:value-type="float">
            <text:p>0.0258703676</text:p>
          </table:table-cell>
          <table:table-cell table:style-name="Default" office:value-type="float" office:value="0.000331993108118066" calcext:value-type="float">
            <text:p>0.0003319931</text:p>
          </table:table-cell>
          <table:table-cell office:value-type="float" office:value="2.01573104287868" calcext:value-type="float">
            <text:p>2.0157310429</text:p>
          </table:table-cell>
          <table:table-cell office:value-type="float" office:value="0.0092429264778282" calcext:value-type="float">
            <text:p>0.0092429265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604404236207443" calcext:value-type="float">
            <text:p>0.0604404236</text:p>
          </table:table-cell>
          <table:table-cell office:value-type="float" office:value="0" calcext:value-type="float">
            <text:p>0</text:p>
          </table:table-cell>
          <table:table-cell office:value-type="float" office:value="0.0000807918744420707" calcext:value-type="float">
            <text:p>8.08E-05</text:p>
          </table:table-cell>
          <table:table-cell office:value-type="float" office:value="1.6889287730981" calcext:value-type="float">
            <text:p>1.68892877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652895550597929" calcext:value-type="float">
            <text:p>0.0652895551</text:p>
          </table:table-cell>
          <table:table-cell office:value-type="float" office:value="0" calcext:value-type="float">
            <text:p>0</text:p>
          </table:table-cell>
          <table:table-cell office:value-type="float" office:value="0.000074756234277789" calcext:value-type="float">
            <text:p>7.48E-05</text:p>
          </table:table-cell>
          <table:table-cell office:value-type="float" office:value="0.489578246193099" calcext:value-type="float">
            <text:p>0.489578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724726114064976" calcext:value-type="float">
            <text:p>0.0724726114</text:p>
          </table:table-cell>
          <table:table-cell office:value-type="float" office:value="0.0552369089371045" calcext:value-type="float">
            <text:p>0.0552369089</text:p>
          </table:table-cell>
          <table:table-cell table:style-name="Default" office:value-type="float" office:value="0.000712376000812913" calcext:value-type="float">
            <text:p>0.000712376</text:p>
          </table:table-cell>
          <table:table-cell office:value-type="float" office:value="2.24869667691455" calcext:value-type="float">
            <text:p>2.2486966769</text:p>
          </table:table-cell>
          <table:table-cell office:value-type="float" office:value="0.0108039946961407" calcext:value-type="float">
            <text:p>0.0108039947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677574622323016" calcext:value-type="float">
            <text:p>0.0677574622</text:p>
          </table:table-cell>
          <table:table-cell office:value-type="float" office:value="0.0517289046975357" calcext:value-type="float">
            <text:p>0.0517289047</text:p>
          </table:table-cell>
          <table:table-cell table:style-name="Default" office:value-type="float" office:value="0.000664908723114289" calcext:value-type="float">
            <text:p>0.0006649087</text:p>
          </table:table-cell>
          <table:table-cell office:value-type="float" office:value="2.16920660320146" calcext:value-type="float">
            <text:p>2.1692066032</text:p>
          </table:table-cell>
          <table:table-cell office:value-type="float" office:value="0.0105350932660641" calcext:value-type="float">
            <text:p>0.0105350933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66640906797439" calcext:value-type="float">
            <text:p>0.0666409068</text:p>
          </table:table-cell>
          <table:table-cell office:value-type="float" office:value="0.0517307881538374" calcext:value-type="float">
            <text:p>0.0517307882</text:p>
          </table:table-cell>
          <table:table-cell table:style-name="Default" office:value-type="float" office:value="0.000664405514063863" calcext:value-type="float">
            <text:p>0.0006644055</text:p>
          </table:table-cell>
          <table:table-cell office:value-type="float" office:value="2.09506973655115" calcext:value-type="float">
            <text:p>2.0950697366</text:p>
          </table:table-cell>
          <table:table-cell office:value-type="float" office:value="0.010559945653339" calcext:value-type="float">
            <text:p>0.0105599457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712829748290845" calcext:value-type="float">
            <text:p>0.0712829748</text:p>
          </table:table-cell>
          <table:table-cell office:value-type="float" office:value="0.0576591024812249" calcext:value-type="float">
            <text:p>0.0576591025</text:p>
          </table:table-cell>
          <table:table-cell table:style-name="Default" office:value-type="float" office:value="0.000743624269165714" calcext:value-type="float">
            <text:p>0.0007436243</text:p>
          </table:table-cell>
          <table:table-cell office:value-type="float" office:value="2.16093940299569" calcext:value-type="float">
            <text:p>2.160939403</text:p>
          </table:table-cell>
          <table:table-cell office:value-type="float" office:value="0.0109795882994382" calcext:value-type="float">
            <text:p>0.0109795883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600205344334135" calcext:value-type="float">
            <text:p>0.0600205344</text:p>
          </table:table-cell>
          <table:table-cell office:value-type="float" office:value="0.0477603289191579" calcext:value-type="float">
            <text:p>0.0477603289</text:p>
          </table:table-cell>
          <table:table-cell table:style-name="Default" office:value-type="float" office:value="0.000606122449762889" calcext:value-type="float">
            <text:p>0.0006061224</text:p>
          </table:table-cell>
          <table:table-cell office:value-type="float" office:value="2.16873495324767" calcext:value-type="float">
            <text:p>2.1687349532</text:p>
          </table:table-cell>
          <table:table-cell office:value-type="float" office:value="0.0102753508870386" calcext:value-type="float">
            <text:p>0.0102753509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60272359908399" calcext:value-type="float">
            <text:p>0.0602723599</text:p>
          </table:table-cell>
          <table:table-cell office:value-type="float" office:value="0.0480707941754505" calcext:value-type="float">
            <text:p>0.0480707942</text:p>
          </table:table-cell>
          <table:table-cell table:style-name="Default" office:value-type="float" office:value="0.00061123851573023" calcext:value-type="float">
            <text:p>0.0006112385</text:p>
          </table:table-cell>
          <table:table-cell office:value-type="float" office:value="2.11141470427401" calcext:value-type="float">
            <text:p>2.1114147043</text:p>
          </table:table-cell>
          <table:table-cell office:value-type="float" office:value="0.0102987184293155" calcext:value-type="float">
            <text:p>0.0102987184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699822608542031" calcext:value-type="float">
            <text:p>0.0699822609</text:p>
          </table:table-cell>
          <table:table-cell office:value-type="float" office:value="0" calcext:value-type="float">
            <text:p>0</text:p>
          </table:table-cell>
          <table:table-cell office:value-type="float" office:value="0.000092575309499981" calcext:value-type="float">
            <text:p>9.26E-05</text:p>
          </table:table-cell>
          <table:table-cell office:value-type="float" office:value="1.56824299768043" calcext:value-type="float">
            <text:p>1.5682429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692279347954932" calcext:value-type="float">
            <text:p>0.0692279348</text:p>
          </table:table-cell>
          <table:table-cell office:value-type="float" office:value="0" calcext:value-type="float">
            <text:p>0</text:p>
          </table:table-cell>
          <table:table-cell office:value-type="float" office:value="0.0000887098328678922" calcext:value-type="float">
            <text:p>8.87E-05</text:p>
          </table:table-cell>
          <table:table-cell office:value-type="float" office:value="1.33178953805129" calcext:value-type="float">
            <text:p>1.33178953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630332118582308" calcext:value-type="float">
            <text:p>0.0630332119</text:p>
          </table:table-cell>
          <table:table-cell office:value-type="float" office:value="0" calcext:value-type="float">
            <text:p>0</text:p>
          </table:table-cell>
          <table:table-cell office:value-type="float" office:value="0.0000782016154130071" calcext:value-type="float">
            <text:p>7.82E-05</text:p>
          </table:table-cell>
          <table:table-cell office:value-type="float" office:value="1.27895525333274" calcext:value-type="float">
            <text:p>1.2789552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886280098156634" calcext:value-type="float">
            <text:p>0.0886280098</text:p>
          </table:table-cell>
          <table:table-cell office:value-type="float" office:value="0.0602904066558508" calcext:value-type="float">
            <text:p>0.0602904067</text:p>
          </table:table-cell>
          <table:table-cell table:style-name="Default" office:value-type="float" office:value="0.000819959794543138" calcext:value-type="float">
            <text:p>0.0008199598</text:p>
          </table:table-cell>
          <table:table-cell office:value-type="float" office:value="2.18167037363585" calcext:value-type="float">
            <text:p>2.1816703736</text:p>
          </table:table-cell>
          <table:table-cell office:value-type="float" office:value="0.0112212428885927" calcext:value-type="float">
            <text:p>0.0112212429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106821302971222" calcext:value-type="float">
            <text:p>0.106821303</text:p>
          </table:table-cell>
          <table:table-cell office:value-type="float" office:value="0.0453487622322101" calcext:value-type="float">
            <text:p>0.0453487622</text:p>
          </table:table-cell>
          <table:table-cell table:style-name="Default" office:value-type="float" office:value="0.000580129987521925" calcext:value-type="float">
            <text:p>0.00058013</text:p>
          </table:table-cell>
          <table:table-cell office:value-type="float" office:value="1.98508947444458" calcext:value-type="float">
            <text:p>1.9850894744</text:p>
          </table:table-cell>
          <table:table-cell office:value-type="float" office:value="0.010254230872883" calcext:value-type="float">
            <text:p>0.0102542309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509984483396536" calcext:value-type="float">
            <text:p>0.0509984483</text:p>
          </table:table-cell>
          <table:table-cell office:value-type="float" office:value="0" calcext:value-type="float">
            <text:p>0</text:p>
          </table:table-cell>
          <table:table-cell office:value-type="float" office:value="0.0000625746120551271" calcext:value-type="float">
            <text:p>6.26E-05</text:p>
          </table:table-cell>
          <table:table-cell office:value-type="float" office:value="1.54476685834829" calcext:value-type="float">
            <text:p>1.54476685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713463761289111" calcext:value-type="float">
            <text:p>0.0713463761</text:p>
          </table:table-cell>
          <table:table-cell office:value-type="float" office:value="0.0573395089315676" calcext:value-type="float">
            <text:p>0.0573395089</text:p>
          </table:table-cell>
          <table:table-cell table:style-name="Default" office:value-type="float" office:value="0.000738601922361326" calcext:value-type="float">
            <text:p>0.0007386019</text:p>
          </table:table-cell>
          <table:table-cell office:value-type="float" office:value="2.10110333927467" calcext:value-type="float">
            <text:p>2.1011033393</text:p>
          </table:table-cell>
          <table:table-cell office:value-type="float" office:value="0.0110072415554269" calcext:value-type="float">
            <text:p>0.0110072416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11897017376056" calcext:value-type="float">
            <text:p>0.11897017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1034961200991" calcext:value-type="float">
            <text:p>0.000141035</text:p>
          </table:table-cell>
          <table:table-cell office:value-type="float" office:value="1.537784998255" calcext:value-type="float">
            <text:p>1.53778499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162736923217351" calcext:value-type="float">
            <text:p>0.1627369232</text:p>
          </table:table-cell>
          <table:table-cell office:value-type="float" office:value="0.0221747825387591" calcext:value-type="float">
            <text:p>0.0221747825</text:p>
          </table:table-cell>
          <table:table-cell table:style-name="Default" office:value-type="float" office:value="0.000328944268671559" calcext:value-type="float">
            <text:p>0.0003289443</text:p>
          </table:table-cell>
          <table:table-cell office:value-type="float" office:value="2.80421342847847" calcext:value-type="float">
            <text:p>2.8042134285</text:p>
          </table:table-cell>
          <table:table-cell office:value-type="float" office:value="0.00853082406511415" calcext:value-type="float">
            <text:p>0.0085308241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616882796616908" calcext:value-type="float">
            <text:p>0.0616882797</text:p>
          </table:table-cell>
          <table:table-cell office:value-type="float" office:value="0.0487383346317843" calcext:value-type="float">
            <text:p>0.0487383346</text:p>
          </table:table-cell>
          <table:table-cell table:style-name="Default" office:value-type="float" office:value="0.000624895123383724" calcext:value-type="float">
            <text:p>0.0006248951</text:p>
          </table:table-cell>
          <table:table-cell office:value-type="float" office:value="2.06122604508528" calcext:value-type="float">
            <text:p>2.0612260451</text:p>
          </table:table-cell>
          <table:table-cell office:value-type="float" office:value="0.0103742365886813" calcext:value-type="float">
            <text:p>0.0103742366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552279593450494" calcext:value-type="float">
            <text:p>0.0552279593</text:p>
          </table:table-cell>
          <table:table-cell office:value-type="float" office:value="0" calcext:value-type="float">
            <text:p>0</text:p>
          </table:table-cell>
          <table:table-cell office:value-type="float" office:value="0.0000647931100289018" calcext:value-type="float">
            <text:p>6.48E-05</text:p>
          </table:table-cell>
          <table:table-cell office:value-type="float" office:value="1.22192846197019" calcext:value-type="float">
            <text:p>1.221928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662773507827269" calcext:value-type="float">
            <text:p>0.0662773508</text:p>
          </table:table-cell>
          <table:table-cell office:value-type="float" office:value="0" calcext:value-type="float">
            <text:p>0</text:p>
          </table:table-cell>
          <table:table-cell office:value-type="float" office:value="0.0000859442737162358" calcext:value-type="float">
            <text:p>8.59E-05</text:p>
          </table:table-cell>
          <table:table-cell office:value-type="float" office:value="1.52259653534424" calcext:value-type="float">
            <text:p>1.5225965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118658696980416" calcext:value-type="float">
            <text:p>0.11865869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6274678416793" calcext:value-type="float">
            <text:p>0.0001262747</text:p>
          </table:table-cell>
          <table:table-cell office:value-type="float" office:value="1.18841280060215" calcext:value-type="float">
            <text:p>1.1884128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709219436308508" calcext:value-type="float">
            <text:p>0.0709219436</text:p>
          </table:table-cell>
          <table:table-cell office:value-type="float" office:value="0" calcext:value-type="float">
            <text:p>0</text:p>
          </table:table-cell>
          <table:table-cell office:value-type="float" office:value="0.0000956719449594001" calcext:value-type="float">
            <text:p>9.57E-05</text:p>
          </table:table-cell>
          <table:table-cell office:value-type="float" office:value="1.65538847678186" calcext:value-type="float">
            <text:p>1.6553884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545823076615886" calcext:value-type="float">
            <text:p>0.0545823077</text:p>
          </table:table-cell>
          <table:table-cell office:value-type="float" office:value="0.0462111862695394" calcext:value-type="float">
            <text:p>0.0462111863</text:p>
          </table:table-cell>
          <table:table-cell table:style-name="Default" office:value-type="float" office:value="0.000579323463310566" calcext:value-type="float">
            <text:p>0.0005793235</text:p>
          </table:table-cell>
          <table:table-cell office:value-type="float" office:value="2.0931917495927" calcext:value-type="float">
            <text:p>2.0931917496</text:p>
          </table:table-cell>
          <table:table-cell office:value-type="float" office:value="0.010202279548668" calcext:value-type="float">
            <text:p>0.0102022795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68027426919385" calcext:value-type="float">
            <text:p>0.0680274269</text:p>
          </table:table-cell>
          <table:table-cell office:value-type="float" office:value="0" calcext:value-type="float">
            <text:p>0</text:p>
          </table:table-cell>
          <table:table-cell office:value-type="float" office:value="0.0000861941185047283" calcext:value-type="float">
            <text:p>8.62E-05</text:p>
          </table:table-cell>
          <table:table-cell office:value-type="float" office:value="1.28573352971677" calcext:value-type="float">
            <text:p>1.28573352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117610768761136" calcext:value-type="float">
            <text:p>0.117610768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6727216268327" calcext:value-type="float">
            <text:p>0.0001267272</text:p>
          </table:table-cell>
          <table:table-cell office:value-type="float" office:value="1.62615479482627" calcext:value-type="float">
            <text:p>1.62615479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682751514575474" calcext:value-type="float">
            <text:p>0.0682751515</text:p>
          </table:table-cell>
          <table:table-cell office:value-type="float" office:value="0" calcext:value-type="float">
            <text:p>0</text:p>
          </table:table-cell>
          <table:table-cell office:value-type="float" office:value="0.0000827859558843482" calcext:value-type="float">
            <text:p>8.28E-05</text:p>
          </table:table-cell>
          <table:table-cell office:value-type="float" office:value="0.807683736061092" calcext:value-type="float">
            <text:p>0.80768373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575408961034585" calcext:value-type="float">
            <text:p>0.0575408961</text:p>
          </table:table-cell>
          <table:table-cell office:value-type="float" office:value="0.0467000390552263" calcext:value-type="float">
            <text:p>0.0467000391</text:p>
          </table:table-cell>
          <table:table-cell table:style-name="Default" office:value-type="float" office:value="0.000591906754802675" calcext:value-type="float">
            <text:p>0.0005919068</text:p>
          </table:table-cell>
          <table:table-cell office:value-type="float" office:value="2.15793298290352" calcext:value-type="float">
            <text:p>2.1579329829</text:p>
          </table:table-cell>
          <table:table-cell office:value-type="float" office:value="0.0101762872595194" calcext:value-type="float">
            <text:p>0.0101762873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624666724124582" calcext:value-type="float">
            <text:p>0.0624666724</text:p>
          </table:table-cell>
          <table:table-cell office:value-type="float" office:value="0.050118452351605" calcext:value-type="float">
            <text:p>0.0501184524</text:p>
          </table:table-cell>
          <table:table-cell table:style-name="Default" office:value-type="float" office:value="0.000639885440647933" calcext:value-type="float">
            <text:p>0.0006398854</text:p>
          </table:table-cell>
          <table:table-cell office:value-type="float" office:value="1.15451887333209" calcext:value-type="float">
            <text:p>1.1545188733</text:p>
          </table:table-cell>
          <table:table-cell office:value-type="float" office:value="0.0104516758003714" calcext:value-type="float">
            <text:p>0.0104516758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990417242586754" calcext:value-type="float">
            <text:p>0.0990417243</text:p>
          </table:table-cell>
          <table:table-cell office:value-type="float" office:value="0.048272108303163" calcext:value-type="float">
            <text:p>0.0482721083</text:p>
          </table:table-cell>
          <table:table-cell table:style-name="Default" office:value-type="float" office:value="0.000603848872656177" calcext:value-type="float">
            <text:p>0.0006038489</text:p>
          </table:table-cell>
          <table:table-cell office:value-type="float" office:value="2.53044749241884" calcext:value-type="float">
            <text:p>2.5304474924</text:p>
          </table:table-cell>
          <table:table-cell office:value-type="float" office:value="0.0104886247809157" calcext:value-type="float">
            <text:p>0.0104886248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715603089371618" calcext:value-type="float">
            <text:p>0.0715603089</text:p>
          </table:table-cell>
          <table:table-cell office:value-type="float" office:value="0.0555209753521162" calcext:value-type="float">
            <text:p>0.0555209754</text:p>
          </table:table-cell>
          <table:table-cell table:style-name="Default" office:value-type="float" office:value="0.000742339078692173" calcext:value-type="float">
            <text:p>0.0007423391</text:p>
          </table:table-cell>
          <table:table-cell office:value-type="float" office:value="0.701725929642858" calcext:value-type="float">
            <text:p>0.7017259296</text:p>
          </table:table-cell>
          <table:table-cell office:value-type="float" office:value="0.00780104049450115" calcext:value-type="float">
            <text:p>0.0078010405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558024784240472" calcext:value-type="float">
            <text:p>0.0558024784</text:p>
          </table:table-cell>
          <table:table-cell office:value-type="float" office:value="0.0466992275046401" calcext:value-type="float">
            <text:p>0.0466992275</text:p>
          </table:table-cell>
          <table:table-cell table:style-name="Default" office:value-type="float" office:value="0.000587233564863438" calcext:value-type="float">
            <text:p>0.0005872336</text:p>
          </table:table-cell>
          <table:table-cell office:value-type="float" office:value="2.09784884349774" calcext:value-type="float">
            <text:p>2.0978488435</text:p>
          </table:table-cell>
          <table:table-cell office:value-type="float" office:value="0.0101981340664173" calcext:value-type="float">
            <text:p>0.0101981341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653899274618217" calcext:value-type="float">
            <text:p>0.0653899275</text:p>
          </table:table-cell>
          <table:table-cell office:value-type="float" office:value="0" calcext:value-type="float">
            <text:p>0</text:p>
          </table:table-cell>
          <table:table-cell office:value-type="float" office:value="0.0000816994898855259" calcext:value-type="float">
            <text:p>8.17E-05</text:p>
          </table:table-cell>
          <table:table-cell office:value-type="float" office:value="1.81908352687428" calcext:value-type="float">
            <text:p>1.8190835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697799241600034" calcext:value-type="float">
            <text:p>0.0697799242</text:p>
          </table:table-cell>
          <table:table-cell office:value-type="float" office:value="0.0548459949316568" calcext:value-type="float">
            <text:p>0.0548459949</text:p>
          </table:table-cell>
          <table:table-cell table:style-name="Default" office:value-type="float" office:value="0.000703638839783471" calcext:value-type="float">
            <text:p>0.0007036388</text:p>
          </table:table-cell>
          <table:table-cell office:value-type="float" office:value="2.07957582551756" calcext:value-type="float">
            <text:p>2.0795758255</text:p>
          </table:table-cell>
          <table:table-cell office:value-type="float" office:value="0.0107907118712779" calcext:value-type="float">
            <text:p>0.0107907119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682120865584556" calcext:value-type="float">
            <text:p>0.0682120866</text:p>
          </table:table-cell>
          <table:table-cell office:value-type="float" office:value="0" calcext:value-type="float">
            <text:p>0</text:p>
          </table:table-cell>
          <table:table-cell office:value-type="float" office:value="0.000091527111624472" calcext:value-type="float">
            <text:p>9.15E-05</text:p>
          </table:table-cell>
          <table:table-cell office:value-type="float" office:value="1.6941519782852" calcext:value-type="float">
            <text:p>1.69415197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895952639878842" calcext:value-type="float">
            <text:p>0.089595264</text:p>
          </table:table-cell>
          <table:table-cell office:value-type="float" office:value="0.0415414580031394" calcext:value-type="float">
            <text:p>0.041541458</text:p>
          </table:table-cell>
          <table:table-cell table:style-name="Default" office:value-type="float" office:value="0.000497541319769541" calcext:value-type="float">
            <text:p>0.0004975413</text:p>
          </table:table-cell>
          <table:table-cell office:value-type="float" office:value="2.09402429300614" calcext:value-type="float">
            <text:p>2.094024293</text:p>
          </table:table-cell>
          <table:table-cell office:value-type="float" office:value="0.00973453501781962" calcext:value-type="float">
            <text:p>0.009734535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702429872688132" calcext:value-type="float">
            <text:p>0.0702429873</text:p>
          </table:table-cell>
          <table:table-cell office:value-type="float" office:value="0.0547830346330841" calcext:value-type="float">
            <text:p>0.0547830346</text:p>
          </table:table-cell>
          <table:table-cell table:style-name="Default" office:value-type="float" office:value="0.000701704461231214" calcext:value-type="float">
            <text:p>0.0007017045</text:p>
          </table:table-cell>
          <table:table-cell office:value-type="float" office:value="2.11576272772407" calcext:value-type="float">
            <text:p>2.1157627277</text:p>
          </table:table-cell>
          <table:table-cell office:value-type="float" office:value="0.0107780443739432" calcext:value-type="float">
            <text:p>0.0107780444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767066785198584" calcext:value-type="float">
            <text:p>0.0767066785</text:p>
          </table:table-cell>
          <table:table-cell office:value-type="float" office:value="0" calcext:value-type="float">
            <text:p>0</text:p>
          </table:table-cell>
          <table:table-cell office:value-type="float" office:value="0.0000953149574590262" calcext:value-type="float">
            <text:p>9.53E-05</text:p>
          </table:table-cell>
          <table:table-cell office:value-type="float" office:value="1.26556106955684" calcext:value-type="float">
            <text:p>1.2655610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853616330927101" calcext:value-type="float">
            <text:p>0.0853616331</text:p>
          </table:table-cell>
          <table:table-cell office:value-type="float" office:value="0.0594314330597498" calcext:value-type="float">
            <text:p>0.0594314331</text:p>
          </table:table-cell>
          <table:table-cell table:style-name="Default" office:value-type="float" office:value="0.000759293678292661" calcext:value-type="float">
            <text:p>0.0007592937</text:p>
          </table:table-cell>
          <table:table-cell office:value-type="float" office:value="2.78709111894113" calcext:value-type="float">
            <text:p>2.7870911189</text:p>
          </table:table-cell>
          <table:table-cell office:value-type="float" office:value="0.0102904035364651" calcext:value-type="float">
            <text:p>0.0102904035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682769005529074" calcext:value-type="float">
            <text:p>0.0682769006</text:p>
          </table:table-cell>
          <table:table-cell office:value-type="float" office:value="0" calcext:value-type="float">
            <text:p>0</text:p>
          </table:table-cell>
          <table:table-cell office:value-type="float" office:value="0.0000828139993791541" calcext:value-type="float">
            <text:p>8.28E-05</text:p>
          </table:table-cell>
          <table:table-cell office:value-type="float" office:value="0.843576657579916" calcext:value-type="float">
            <text:p>0.8435766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694814806777393" calcext:value-type="float">
            <text:p>0.0694814807</text:p>
          </table:table-cell>
          <table:table-cell office:value-type="float" office:value="0" calcext:value-type="float">
            <text:p>0</text:p>
          </table:table-cell>
          <table:table-cell office:value-type="float" office:value="0.0000635701874760568" calcext:value-type="float">
            <text:p>6.36E-05</text:p>
          </table:table-cell>
          <table:table-cell office:value-type="float" office:value="1.35954701805586" calcext:value-type="float">
            <text:p>1.3595470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587170069892674" calcext:value-type="float">
            <text:p>0.058717007</text:p>
          </table:table-cell>
          <table:table-cell office:value-type="float" office:value="0" calcext:value-type="float">
            <text:p>0</text:p>
          </table:table-cell>
          <table:table-cell office:value-type="float" office:value="0.0000683641194399085" calcext:value-type="float">
            <text:p>6.84E-05</text:p>
          </table:table-cell>
          <table:table-cell office:value-type="float" office:value="1.00254580667767" calcext:value-type="float">
            <text:p>1.0025458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590478937375647" calcext:value-type="float">
            <text:p>0.0590478937</text:p>
          </table:table-cell>
          <table:table-cell office:value-type="float" office:value="0" calcext:value-type="float">
            <text:p>0</text:p>
          </table:table-cell>
          <table:table-cell office:value-type="float" office:value="0.000067807517986338" calcext:value-type="float">
            <text:p>6.78E-05</text:p>
          </table:table-cell>
          <table:table-cell office:value-type="float" office:value="0.898315314437456" calcext:value-type="float">
            <text:p>0.8983153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63813108148486" calcext:value-type="float">
            <text:p>0.0638131081</text:p>
          </table:table-cell>
          <table:table-cell office:value-type="float" office:value="0" calcext:value-type="float">
            <text:p>0</text:p>
          </table:table-cell>
          <table:table-cell office:value-type="float" office:value="0.0000860426997856963" calcext:value-type="float">
            <text:p>8.60E-05</text:p>
          </table:table-cell>
          <table:table-cell office:value-type="float" office:value="1.81426347302181" calcext:value-type="float">
            <text:p>1.814263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121525166047493" calcext:value-type="float">
            <text:p>0.1215251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9521413571594" calcext:value-type="float">
            <text:p>0.0001395214</text:p>
          </table:table-cell>
          <table:table-cell office:value-type="float" office:value="1.25951485984915" calcext:value-type="float">
            <text:p>1.2595148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104058233034636" calcext:value-type="float">
            <text:p>0.104058233</text:p>
          </table:table-cell>
          <table:table-cell office:value-type="float" office:value="0.0251547192346341" calcext:value-type="float">
            <text:p>0.0251547192</text:p>
          </table:table-cell>
          <table:table-cell table:style-name="Default" office:value-type="float" office:value="0.000325830467740718" calcext:value-type="float">
            <text:p>0.0003258305</text:p>
          </table:table-cell>
          <table:table-cell office:value-type="float" office:value="1.32450857355515" calcext:value-type="float">
            <text:p>1.3245085736</text:p>
          </table:table-cell>
          <table:table-cell office:value-type="float" office:value="0.00899849122548816" calcext:value-type="float">
            <text:p>0.0089984912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699767998845264" calcext:value-type="float">
            <text:p>0.0699767999</text:p>
          </table:table-cell>
          <table:table-cell office:value-type="float" office:value="0.0546865694843564" calcext:value-type="float">
            <text:p>0.0546865695</text:p>
          </table:table-cell>
          <table:table-cell table:style-name="Default" office:value-type="float" office:value="0.000702369335324813" calcext:value-type="float">
            <text:p>0.0007023693</text:p>
          </table:table-cell>
          <table:table-cell office:value-type="float" office:value="2.09296895106354" calcext:value-type="float">
            <text:p>2.0929689511</text:p>
          </table:table-cell>
          <table:table-cell office:value-type="float" office:value="0.0107954980871523" calcext:value-type="float">
            <text:p>0.0107954981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572484517600303" calcext:value-type="float">
            <text:p>0.0572484518</text:p>
          </table:table-cell>
          <table:table-cell office:value-type="float" office:value="0" calcext:value-type="float">
            <text:p>0</text:p>
          </table:table-cell>
          <table:table-cell office:value-type="float" office:value="0.0000766946651891692" calcext:value-type="float">
            <text:p>7.67E-05</text:p>
          </table:table-cell>
          <table:table-cell office:value-type="float" office:value="1.77509797158952" calcext:value-type="float">
            <text:p>1.77509797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57374392260246" calcext:value-type="float">
            <text:p>0.0573743923</text:p>
          </table:table-cell>
          <table:table-cell office:value-type="float" office:value="0" calcext:value-type="float">
            <text:p>0</text:p>
          </table:table-cell>
          <table:table-cell office:value-type="float" office:value="0.0000742776816284293" calcext:value-type="float">
            <text:p>7.43E-05</text:p>
          </table:table-cell>
          <table:table-cell office:value-type="float" office:value="1.7107227346043" calcext:value-type="float">
            <text:p>1.71072273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102253243759232" calcext:value-type="float">
            <text:p>0.10225324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0177127959656" calcext:value-type="float">
            <text:p>0.0001201771</text:p>
          </table:table-cell>
          <table:table-cell office:value-type="float" office:value="1.53983793635976" calcext:value-type="float">
            <text:p>1.5398379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106895430312853" calcext:value-type="float">
            <text:p>0.1068954303</text:p>
          </table:table-cell>
          <table:table-cell office:value-type="float" office:value="0.0322349768589693" calcext:value-type="float">
            <text:p>0.0322349769</text:p>
          </table:table-cell>
          <table:table-cell table:style-name="Default" office:value-type="float" office:value="0.000409226520651634" calcext:value-type="float">
            <text:p>0.0004092265</text:p>
          </table:table-cell>
          <table:table-cell office:value-type="float" office:value="2.22988167607331" calcext:value-type="float">
            <text:p>2.2298816761</text:p>
          </table:table-cell>
          <table:table-cell office:value-type="float" office:value="0.00959558096102708" calcext:value-type="float">
            <text:p>0.009595581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692580419325724" calcext:value-type="float">
            <text:p>0.0692580419</text:p>
          </table:table-cell>
          <table:table-cell office:value-type="float" office:value="0" calcext:value-type="float">
            <text:p>0</text:p>
          </table:table-cell>
          <table:table-cell office:value-type="float" office:value="0.0000948229689110714" calcext:value-type="float">
            <text:p>9.48E-05</text:p>
          </table:table-cell>
          <table:table-cell office:value-type="float" office:value="1.80111546573325" calcext:value-type="float">
            <text:p>1.80111546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606176036907982" calcext:value-type="float">
            <text:p>0.0606176037</text:p>
          </table:table-cell>
          <table:table-cell office:value-type="float" office:value="0" calcext:value-type="float">
            <text:p>0</text:p>
          </table:table-cell>
          <table:table-cell office:value-type="float" office:value="0.0000831234385943513" calcext:value-type="float">
            <text:p>8.31E-05</text:p>
          </table:table-cell>
          <table:table-cell office:value-type="float" office:value="1.82862743590326" calcext:value-type="float">
            <text:p>1.82862743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151259379946551" calcext:value-type="float">
            <text:p>0.1512593799</text:p>
          </table:table-cell>
          <table:table-cell office:value-type="float" office:value="0.00997139563984727" calcext:value-type="float">
            <text:p>0.0099713956</text:p>
          </table:table-cell>
          <table:table-cell office:value-type="float" office:value="0.0000856406381902113" calcext:value-type="float">
            <text:p>8.56E-05</text:p>
          </table:table-cell>
          <table:table-cell office:value-type="float" office:value="3.63667781678349" calcext:value-type="float">
            <text:p>3.6366778168</text:p>
          </table:table-cell>
          <table:table-cell office:value-type="float" office:value="0.00357829120361812" calcext:value-type="float">
            <text:p>0.0035782912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682453711327775" calcext:value-type="float">
            <text:p>0.0682453711</text:p>
          </table:table-cell>
          <table:table-cell office:value-type="float" office:value="0" calcext:value-type="float">
            <text:p>0</text:p>
          </table:table-cell>
          <table:table-cell office:value-type="float" office:value="0.0000896764688225333" calcext:value-type="float">
            <text:p>8.97E-05</text:p>
          </table:table-cell>
          <table:table-cell office:value-type="float" office:value="1.61788611894369" calcext:value-type="float">
            <text:p>1.6178861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496035999252402" calcext:value-type="float">
            <text:p>0.4960359993</text:p>
          </table:table-cell>
          <table:table-cell office:value-type="float" office:value="0.000246416338376775" calcext:value-type="float">
            <text:p>0.0002464163</text:p>
          </table:table-cell>
          <table:table-cell table:style-name="Default" office:value-type="float" office:value="0.000114207265532598" calcext:value-type="float">
            <text:p>0.0001142073</text:p>
          </table:table-cell>
          <table:table-cell office:value-type="float" office:value="6.12291008459098" calcext:value-type="float">
            <text:p>6.1229100846</text:p>
          </table:table-cell>
          <table:table-cell office:value-type="float" office:value="0.00221326168071954" calcext:value-type="float">
            <text:p>0.0022132617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640357473149425" calcext:value-type="float">
            <text:p>0.0640357473</text:p>
          </table:table-cell>
          <table:table-cell office:value-type="float" office:value="0" calcext:value-type="float">
            <text:p>0</text:p>
          </table:table-cell>
          <table:table-cell office:value-type="float" office:value="0.0000836584161110159" calcext:value-type="float">
            <text:p>8.37E-05</text:p>
          </table:table-cell>
          <table:table-cell office:value-type="float" office:value="1.58037222054567" calcext:value-type="float">
            <text:p>1.58037222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113480735909213" calcext:value-type="float">
            <text:p>0.11348073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1271399091073" calcext:value-type="float">
            <text:p>0.0001212714</text:p>
          </table:table-cell>
          <table:table-cell office:value-type="float" office:value="1.50643903361004" calcext:value-type="float">
            <text:p>1.5064390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699091980915666" calcext:value-type="float">
            <text:p>0.0699091981</text:p>
          </table:table-cell>
          <table:table-cell office:value-type="float" office:value="0.0545755597856846" calcext:value-type="float">
            <text:p>0.0545755598</text:p>
          </table:table-cell>
          <table:table-cell table:style-name="Default" office:value-type="float" office:value="0.000682342111145083" calcext:value-type="float">
            <text:p>0.0006823421</text:p>
          </table:table-cell>
          <table:table-cell office:value-type="float" office:value="1.96519023566762" calcext:value-type="float">
            <text:p>1.9651902357</text:p>
          </table:table-cell>
          <table:table-cell office:value-type="float" office:value="0.010290668980237" calcext:value-type="float">
            <text:p>0.010290669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634753451777788" calcext:value-type="float">
            <text:p>0.0634753452</text:p>
          </table:table-cell>
          <table:table-cell office:value-type="float" office:value="0.04920569627411" calcext:value-type="float">
            <text:p>0.0492056963</text:p>
          </table:table-cell>
          <table:table-cell table:style-name="Default" office:value-type="float" office:value="0.000629526391527796" calcext:value-type="float">
            <text:p>0.0006295264</text:p>
          </table:table-cell>
          <table:table-cell office:value-type="float" office:value="2.11836550081526" calcext:value-type="float">
            <text:p>2.1183655008</text:p>
          </table:table-cell>
          <table:table-cell office:value-type="float" office:value="0.0103674881716685" calcext:value-type="float">
            <text:p>0.0103674882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712048162018096" calcext:value-type="float">
            <text:p>0.0712048162</text:p>
          </table:table-cell>
          <table:table-cell office:value-type="float" office:value="0.0413403620633758" calcext:value-type="float">
            <text:p>0.0413403621</text:p>
          </table:table-cell>
          <table:table-cell table:style-name="Default" office:value-type="float" office:value="0.000524298000966742" calcext:value-type="float">
            <text:p>0.000524298</text:p>
          </table:table-cell>
          <table:table-cell office:value-type="float" office:value="2.18972619599588" calcext:value-type="float">
            <text:p>2.189726196</text:p>
          </table:table-cell>
          <table:table-cell office:value-type="float" office:value="0.00989597744490363" calcext:value-type="float">
            <text:p>0.0098959774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608163041752552" calcext:value-type="float">
            <text:p>0.0608163042</text:p>
          </table:table-cell>
          <table:table-cell office:value-type="float" office:value="0" calcext:value-type="float">
            <text:p>0</text:p>
          </table:table-cell>
          <table:table-cell office:value-type="float" office:value="0.0000785538968258865" calcext:value-type="float">
            <text:p>7.86E-05</text:p>
          </table:table-cell>
          <table:table-cell office:value-type="float" office:value="1.6141547166799" calcext:value-type="float">
            <text:p>1.6141547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108461555946098" calcext:value-type="float">
            <text:p>0.10846155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5229562272382" calcext:value-type="float">
            <text:p>0.0001252296</text:p>
          </table:table-cell>
          <table:table-cell office:value-type="float" office:value="1.60224700749054" calcext:value-type="float">
            <text:p>1.60224700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675576119646656" calcext:value-type="float">
            <text:p>0.067557612</text:p>
          </table:table-cell>
          <table:table-cell office:value-type="float" office:value="0.0520202242123272" calcext:value-type="float">
            <text:p>0.0520202242</text:p>
          </table:table-cell>
          <table:table-cell table:style-name="Default" office:value-type="float" office:value="0.000665961170592381" calcext:value-type="float">
            <text:p>0.0006659612</text:p>
          </table:table-cell>
          <table:table-cell office:value-type="float" office:value="2.07678655655856" calcext:value-type="float">
            <text:p>2.0767865566</text:p>
          </table:table-cell>
          <table:table-cell office:value-type="float" office:value="0.0106511083628152" calcext:value-type="float">
            <text:p>0.0106511084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709423895514893" calcext:value-type="float">
            <text:p>0.0709423896</text:p>
          </table:table-cell>
          <table:table-cell office:value-type="float" office:value="0" calcext:value-type="float">
            <text:p>0</text:p>
          </table:table-cell>
          <table:table-cell office:value-type="float" office:value="0.0000666144844030773" calcext:value-type="float">
            <text:p>6.66E-05</text:p>
          </table:table-cell>
          <table:table-cell office:value-type="float" office:value="0.563080876207568" calcext:value-type="float">
            <text:p>0.56308087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100943913275011" calcext:value-type="float">
            <text:p>0.1009439133</text:p>
          </table:table-cell>
          <table:table-cell office:value-type="float" office:value="0.029374705029037" calcext:value-type="float">
            <text:p>0.029374705</text:p>
          </table:table-cell>
          <table:table-cell table:style-name="Default" office:value-type="float" office:value="0.000381920645444154" calcext:value-type="float">
            <text:p>0.0003819206</text:p>
          </table:table-cell>
          <table:table-cell office:value-type="float" office:value="2.64544225995076" calcext:value-type="float">
            <text:p>2.64544226</text:p>
          </table:table-cell>
          <table:table-cell office:value-type="float" office:value="0.00906269564974402" calcext:value-type="float">
            <text:p>0.0090626956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694843207326489" calcext:value-type="float">
            <text:p>0.0694843207</text:p>
          </table:table-cell>
          <table:table-cell office:value-type="float" office:value="0" calcext:value-type="float">
            <text:p>0</text:p>
          </table:table-cell>
          <table:table-cell office:value-type="float" office:value="0.0000908040961318246" calcext:value-type="float">
            <text:p>9.08E-05</text:p>
          </table:table-cell>
          <table:table-cell office:value-type="float" office:value="1.56098139200968" calcext:value-type="float">
            <text:p>1.560981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108051584267321" calcext:value-type="float">
            <text:p>0.1080515843</text:p>
          </table:table-cell>
          <table:table-cell office:value-type="float" office:value="0.0330482355935705" calcext:value-type="float">
            <text:p>0.0330482356</text:p>
          </table:table-cell>
          <table:table-cell table:style-name="Default" office:value-type="float" office:value="0.000376614128891676" calcext:value-type="float">
            <text:p>0.0003766141</text:p>
          </table:table-cell>
          <table:table-cell office:value-type="float" office:value="3.01423542531613" calcext:value-type="float">
            <text:p>3.0142354253</text:p>
          </table:table-cell>
          <table:table-cell office:value-type="float" office:value="0.00921458286109467" calcext:value-type="float">
            <text:p>0.0092145829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57214507178518" calcext:value-type="float">
            <text:p>0.0572145072</text:p>
          </table:table-cell>
          <table:table-cell office:value-type="float" office:value="0" calcext:value-type="float">
            <text:p>0</text:p>
          </table:table-cell>
          <table:table-cell office:value-type="float" office:value="0.0000748209107876291" calcext:value-type="float">
            <text:p>7.48E-05</text:p>
          </table:table-cell>
          <table:table-cell office:value-type="float" office:value="1.64780780275322" calcext:value-type="float">
            <text:p>1.647807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768067511687799" calcext:value-type="float">
            <text:p>0.0768067512</text:p>
          </table:table-cell>
          <table:table-cell office:value-type="float" office:value="0.0116784630058774" calcext:value-type="float">
            <text:p>0.011678463</text:p>
          </table:table-cell>
          <table:table-cell table:style-name="Default" office:value-type="float" office:value="0.000187602985345887" calcext:value-type="float">
            <text:p>0.000187603</text:p>
          </table:table-cell>
          <table:table-cell office:value-type="float" office:value="2.58389580711697" calcext:value-type="float">
            <text:p>2.5838958071</text:p>
          </table:table-cell>
          <table:table-cell office:value-type="float" office:value="0.005255961374986" calcext:value-type="float">
            <text:p>0.0052559614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581447722784074" calcext:value-type="float">
            <text:p>0.0581447723</text:p>
          </table:table-cell>
          <table:table-cell office:value-type="float" office:value="0" calcext:value-type="float">
            <text:p>0</text:p>
          </table:table-cell>
          <table:table-cell office:value-type="float" office:value="0.0000709445424996968" calcext:value-type="float">
            <text:p>7.09E-05</text:p>
          </table:table-cell>
          <table:table-cell office:value-type="float" office:value="1.26613648886732" calcext:value-type="float">
            <text:p>1.2661364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610252106632747" calcext:value-type="float">
            <text:p>0.0610252107</text:p>
          </table:table-cell>
          <table:table-cell office:value-type="float" office:value="0" calcext:value-type="float">
            <text:p>0</text:p>
          </table:table-cell>
          <table:table-cell office:value-type="float" office:value="0.0000808016218044363" calcext:value-type="float">
            <text:p>8.08E-05</text:p>
          </table:table-cell>
          <table:table-cell office:value-type="float" office:value="1.65325651506909" calcext:value-type="float">
            <text:p>1.6532565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614318593275775" calcext:value-type="float">
            <text:p>0.0614318593</text:p>
          </table:table-cell>
          <table:table-cell office:value-type="float" office:value="0" calcext:value-type="float">
            <text:p>0</text:p>
          </table:table-cell>
          <table:table-cell office:value-type="float" office:value="0.0000724376378213557" calcext:value-type="float">
            <text:p>7.24E-05</text:p>
          </table:table-cell>
          <table:table-cell office:value-type="float" office:value="0.977549878137142" calcext:value-type="float">
            <text:p>0.97754987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718481852265862" calcext:value-type="float">
            <text:p>0.0718481852</text:p>
          </table:table-cell>
          <table:table-cell office:value-type="float" office:value="0" calcext:value-type="float">
            <text:p>0</text:p>
          </table:table-cell>
          <table:table-cell office:value-type="float" office:value="0.0000825373254760211" calcext:value-type="float">
            <text:p>8.25E-05</text:p>
          </table:table-cell>
          <table:table-cell office:value-type="float" office:value="0.866680109011197" calcext:value-type="float">
            <text:p>0.866680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773117736425199" calcext:value-type="float">
            <text:p>0.0773117736</text:p>
          </table:table-cell>
          <table:table-cell office:value-type="float" office:value="0.0448581486400264" calcext:value-type="float">
            <text:p>0.0448581486</text:p>
          </table:table-cell>
          <table:table-cell table:style-name="Default" office:value-type="float" office:value="0.000572388375645287" calcext:value-type="float">
            <text:p>0.0005723884</text:p>
          </table:table-cell>
          <table:table-cell office:value-type="float" office:value="2.09212871267387" calcext:value-type="float">
            <text:p>2.0921287127</text:p>
          </table:table-cell>
          <table:table-cell office:value-type="float" office:value="0.0101903958303346" calcext:value-type="float">
            <text:p>0.0101903958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523921807028295" calcext:value-type="float">
            <text:p>0.0523921807</text:p>
          </table:table-cell>
          <table:table-cell office:value-type="float" office:value="0" calcext:value-type="float">
            <text:p>0</text:p>
          </table:table-cell>
          <table:table-cell office:value-type="float" office:value="0.0000506886311332652" calcext:value-type="float">
            <text:p>5.07E-05</text:p>
          </table:table-cell>
          <table:table-cell office:value-type="float" office:value="1.29708170019834" calcext:value-type="float">
            <text:p>1.2970817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673876755659069" calcext:value-type="float">
            <text:p>0.0673876756</text:p>
          </table:table-cell>
          <table:table-cell office:value-type="float" office:value="0" calcext:value-type="float">
            <text:p>0</text:p>
          </table:table-cell>
          <table:table-cell office:value-type="float" office:value="0.0000836400096642611" calcext:value-type="float">
            <text:p>8.36E-05</text:p>
          </table:table-cell>
          <table:table-cell office:value-type="float" office:value="1.13936102592031" calcext:value-type="float">
            <text:p>1.1393610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889341729667052" calcext:value-type="float">
            <text:p>0.088934173</text:p>
          </table:table-cell>
          <table:table-cell office:value-type="float" office:value="0.0406479106070731" calcext:value-type="float">
            <text:p>0.0406479106</text:p>
          </table:table-cell>
          <table:table-cell table:style-name="Default" office:value-type="float" office:value="0.00050657179537263" calcext:value-type="float">
            <text:p>0.0005065718</text:p>
          </table:table-cell>
          <table:table-cell office:value-type="float" office:value="2.13139283028647" calcext:value-type="float">
            <text:p>2.1313928303</text:p>
          </table:table-cell>
          <table:table-cell office:value-type="float" office:value="0.0101379573123693" calcext:value-type="float">
            <text:p>0.0101379573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67103313878469" calcext:value-type="float">
            <text:p>0.0671033139</text:p>
          </table:table-cell>
          <table:table-cell office:value-type="float" office:value="0.0508070850657385" calcext:value-type="float">
            <text:p>0.0508070851</text:p>
          </table:table-cell>
          <table:table-cell table:style-name="Default" office:value-type="float" office:value="0.000653611383080643" calcext:value-type="float">
            <text:p>0.0006536114</text:p>
          </table:table-cell>
          <table:table-cell office:value-type="float" office:value="2.15645453700289" calcext:value-type="float">
            <text:p>2.156454537</text:p>
          </table:table-cell>
          <table:table-cell office:value-type="float" office:value="0.0105742184677918" calcext:value-type="float">
            <text:p>0.0105742185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677929367810091" calcext:value-type="float">
            <text:p>0.0677929368</text:p>
          </table:table-cell>
          <table:table-cell office:value-type="float" office:value="0" calcext:value-type="float">
            <text:p>0</text:p>
          </table:table-cell>
          <table:table-cell office:value-type="float" office:value="0.0000913228440153027" calcext:value-type="float">
            <text:p>9.13E-05</text:p>
          </table:table-cell>
          <table:table-cell office:value-type="float" office:value="1.72712146107277" calcext:value-type="float">
            <text:p>1.7271214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114960249677234" calcext:value-type="float">
            <text:p>0.1149602497</text:p>
          </table:table-cell>
          <table:table-cell office:value-type="float" office:value="0.0191281164095328" calcext:value-type="float">
            <text:p>0.0191281164</text:p>
          </table:table-cell>
          <table:table-cell table:style-name="Default" office:value-type="float" office:value="0.000271935210089775" calcext:value-type="float">
            <text:p>0.0002719352</text:p>
          </table:table-cell>
          <table:table-cell office:value-type="float" office:value="2.25617418148103" calcext:value-type="float">
            <text:p>2.2561741815</text:p>
          </table:table-cell>
          <table:table-cell office:value-type="float" office:value="0.00837590631477129" calcext:value-type="float">
            <text:p>0.0083759063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455071485971089" calcext:value-type="float">
            <text:p>0.0455071486</text:p>
          </table:table-cell>
          <table:table-cell office:value-type="float" office:value="0" calcext:value-type="float">
            <text:p>0</text:p>
          </table:table-cell>
          <table:table-cell office:value-type="float" office:value="0.0000469828591073149" calcext:value-type="float">
            <text:p>4.70E-05</text:p>
          </table:table-cell>
          <table:table-cell office:value-type="float" office:value="1.38084250773649" calcext:value-type="float">
            <text:p>1.38084250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577834354884502" calcext:value-type="float">
            <text:p>0.0577834355</text:p>
          </table:table-cell>
          <table:table-cell office:value-type="float" office:value="0.0470236706486018" calcext:value-type="float">
            <text:p>0.0470236706</text:p>
          </table:table-cell>
          <table:table-cell table:style-name="Default" office:value-type="float" office:value="0.000593563944231047" calcext:value-type="float">
            <text:p>0.0005935639</text:p>
          </table:table-cell>
          <table:table-cell office:value-type="float" office:value="2.10278138036988" calcext:value-type="float">
            <text:p>2.1027813804</text:p>
          </table:table-cell>
          <table:table-cell office:value-type="float" office:value="0.0102581371441308" calcext:value-type="float">
            <text:p>0.0102581371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607328672540085" calcext:value-type="float">
            <text:p>0.0607328673</text:p>
          </table:table-cell>
          <table:table-cell office:value-type="float" office:value="0.0484005853793076" calcext:value-type="float">
            <text:p>0.0484005854</text:p>
          </table:table-cell>
          <table:table-cell table:style-name="Default" office:value-type="float" office:value="0.000618315258989384" calcext:value-type="float">
            <text:p>0.0006183153</text:p>
          </table:table-cell>
          <table:table-cell office:value-type="float" office:value="2.07176450889386" calcext:value-type="float">
            <text:p>2.0717645089</text:p>
          </table:table-cell>
          <table:table-cell office:value-type="float" office:value="0.0103376181616961" calcext:value-type="float">
            <text:p>0.0103376182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65595518613576" calcext:value-type="float">
            <text:p>0.0655955186</text:p>
          </table:table-cell>
          <table:table-cell office:value-type="float" office:value="0" calcext:value-type="float">
            <text:p>0</text:p>
          </table:table-cell>
          <table:table-cell office:value-type="float" office:value="0.0000820703276470374" calcext:value-type="float">
            <text:p>8.21E-05</text:p>
          </table:table-cell>
          <table:table-cell office:value-type="float" office:value="1.29353842883634" calcext:value-type="float">
            <text:p>1.2935384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595490761376494" calcext:value-type="float">
            <text:p>0.0595490761</text:p>
          </table:table-cell>
          <table:table-cell office:value-type="float" office:value="0" calcext:value-type="float">
            <text:p>0</text:p>
          </table:table-cell>
          <table:table-cell office:value-type="float" office:value="0.0000772967701358334" calcext:value-type="float">
            <text:p>7.73E-05</text:p>
          </table:table-cell>
          <table:table-cell office:value-type="float" office:value="1.54174775162135" calcext:value-type="float">
            <text:p>1.54174775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67784969203805" calcext:value-type="float">
            <text:p>0.0677849692</text:p>
          </table:table-cell>
          <table:table-cell office:value-type="float" office:value="0.0069695896741699" calcext:value-type="float">
            <text:p>0.0069695897</text:p>
          </table:table-cell>
          <table:table-cell office:value-type="float" office:value="0.0000856727852889065" calcext:value-type="float">
            <text:p>8.57E-05</text:p>
          </table:table-cell>
          <table:table-cell office:value-type="float" office:value="1.91071407035382" calcext:value-type="float">
            <text:p>1.9107140704</text:p>
          </table:table-cell>
          <table:table-cell office:value-type="float" office:value="0.00295759395975199" calcext:value-type="float">
            <text:p>0.002957594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568023860992496" calcext:value-type="float">
            <text:p>0.0568023861</text:p>
          </table:table-cell>
          <table:table-cell office:value-type="float" office:value="0" calcext:value-type="float">
            <text:p>0</text:p>
          </table:table-cell>
          <table:table-cell office:value-type="float" office:value="0.0000718660104319467" calcext:value-type="float">
            <text:p>7.19E-05</text:p>
          </table:table-cell>
          <table:table-cell office:value-type="float" office:value="1.50480431336478" calcext:value-type="float">
            <text:p>1.50480431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612727636058027" calcext:value-type="float">
            <text:p>0.0612727636</text:p>
          </table:table-cell>
          <table:table-cell office:value-type="float" office:value="0" calcext:value-type="float">
            <text:p>0</text:p>
          </table:table-cell>
          <table:table-cell office:value-type="float" office:value="0.0000824170266761012" calcext:value-type="float">
            <text:p>8.24E-05</text:p>
          </table:table-cell>
          <table:table-cell office:value-type="float" office:value="1.73268710409725" calcext:value-type="float">
            <text:p>1.73268710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800532933731346" calcext:value-type="float">
            <text:p>0.0800532934</text:p>
          </table:table-cell>
          <table:table-cell office:value-type="float" office:value="0.0481466037296377" calcext:value-type="float">
            <text:p>0.0481466037</text:p>
          </table:table-cell>
          <table:table-cell table:style-name="Default" office:value-type="float" office:value="0.000608972480211078" calcext:value-type="float">
            <text:p>0.0006089725</text:p>
          </table:table-cell>
          <table:table-cell office:value-type="float" office:value="2.0502750932817" calcext:value-type="float">
            <text:p>2.0502750933</text:p>
          </table:table-cell>
          <table:table-cell office:value-type="float" office:value="0.0105556882970605" calcext:value-type="float">
            <text:p>0.0105556883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750502211378143" calcext:value-type="float">
            <text:p>0.0750502211</text:p>
          </table:table-cell>
          <table:table-cell office:value-type="float" office:value="0.0407233727419106" calcext:value-type="float">
            <text:p>0.0407233727</text:p>
          </table:table-cell>
          <table:table-cell table:style-name="Default" office:value-type="float" office:value="0.000516331282566899" calcext:value-type="float">
            <text:p>0.0005163313</text:p>
          </table:table-cell>
          <table:table-cell office:value-type="float" office:value="2.12724342722289" calcext:value-type="float">
            <text:p>2.1272434272</text:p>
          </table:table-cell>
          <table:table-cell office:value-type="float" office:value="0.00989802609834575" calcext:value-type="float">
            <text:p>0.0098980261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565125228983829" calcext:value-type="float">
            <text:p>0.0565125229</text:p>
          </table:table-cell>
          <table:table-cell office:value-type="float" office:value="0" calcext:value-type="float">
            <text:p>0</text:p>
          </table:table-cell>
          <table:table-cell office:value-type="float" office:value="0.0000725282388444165" calcext:value-type="float">
            <text:p>7.25E-05</text:p>
          </table:table-cell>
          <table:table-cell office:value-type="float" office:value="1.53297501569818" calcext:value-type="float">
            <text:p>1.53297501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117797528589268" calcext:value-type="float">
            <text:p>0.1177975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9865953444702" calcext:value-type="float">
            <text:p>0.000149866</text:p>
          </table:table-cell>
          <table:table-cell office:value-type="float" office:value="1.87868283855817" calcext:value-type="float">
            <text:p>1.8786828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684296151745566" calcext:value-type="float">
            <text:p>0.0684296152</text:p>
          </table:table-cell>
          <table:table-cell office:value-type="float" office:value="0" calcext:value-type="float">
            <text:p>0</text:p>
          </table:table-cell>
          <table:table-cell office:value-type="float" office:value="0.0000921360114884748" calcext:value-type="float">
            <text:p>9.21E-05</text:p>
          </table:table-cell>
          <table:table-cell office:value-type="float" office:value="1.70916184265138" calcext:value-type="float">
            <text:p>1.7091618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673550586466442" calcext:value-type="float">
            <text:p>0.0673550586</text:p>
          </table:table-cell>
          <table:table-cell office:value-type="float" office:value="0" calcext:value-type="float">
            <text:p>0</text:p>
          </table:table-cell>
          <table:table-cell office:value-type="float" office:value="0.0000858629264038358" calcext:value-type="float">
            <text:p>8.59E-05</text:p>
          </table:table-cell>
          <table:table-cell office:value-type="float" office:value="1.38870698534324" calcext:value-type="float">
            <text:p>1.3887069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864648526902891" calcext:value-type="float">
            <text:p>0.0864648527</text:p>
          </table:table-cell>
          <table:table-cell office:value-type="float" office:value="0.0386881824518216" calcext:value-type="float">
            <text:p>0.0386881825</text:p>
          </table:table-cell>
          <table:table-cell table:style-name="Default" office:value-type="float" office:value="0.000489196149294017" calcext:value-type="float">
            <text:p>0.0004891961</text:p>
          </table:table-cell>
          <table:table-cell office:value-type="float" office:value="2.02209777219172" calcext:value-type="float">
            <text:p>2.0220977722</text:p>
          </table:table-cell>
          <table:table-cell office:value-type="float" office:value="0.00992601236069427" calcext:value-type="float">
            <text:p>0.0099260124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592145682502114" calcext:value-type="float">
            <text:p>0.0592145683</text:p>
          </table:table-cell>
          <table:table-cell office:value-type="float" office:value="0.0477577880308416" calcext:value-type="float">
            <text:p>0.047757788</text:p>
          </table:table-cell>
          <table:table-cell table:style-name="Default" office:value-type="float" office:value="0.000608004442884603" calcext:value-type="float">
            <text:p>0.0006080044</text:p>
          </table:table-cell>
          <table:table-cell office:value-type="float" office:value="2.09671781269915" calcext:value-type="float">
            <text:p>2.0967178127</text:p>
          </table:table-cell>
          <table:table-cell office:value-type="float" office:value="0.0102916180492386" calcext:value-type="float">
            <text:p>0.010291618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670673321540718" calcext:value-type="float">
            <text:p>0.0670673322</text:p>
          </table:table-cell>
          <table:table-cell office:value-type="float" office:value="0.0516479686797804" calcext:value-type="float">
            <text:p>0.0516479687</text:p>
          </table:table-cell>
          <table:table-cell table:style-name="Default" office:value-type="float" office:value="0.00066331521565499" calcext:value-type="float">
            <text:p>0.0006633152</text:p>
          </table:table-cell>
          <table:table-cell office:value-type="float" office:value="2.09475497606396" calcext:value-type="float">
            <text:p>2.0947549761</text:p>
          </table:table-cell>
          <table:table-cell office:value-type="float" office:value="0.0105623410229894" calcext:value-type="float">
            <text:p>0.010562341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774107975354495" calcext:value-type="float">
            <text:p>0.0774107975</text:p>
          </table:table-cell>
          <table:table-cell office:value-type="float" office:value="0" calcext:value-type="float">
            <text:p>0</text:p>
          </table:table-cell>
          <table:table-cell office:value-type="float" office:value="0.0000951081839092796" calcext:value-type="float">
            <text:p>9.51E-05</text:p>
          </table:table-cell>
          <table:table-cell office:value-type="float" office:value="1.74628442591083" calcext:value-type="float">
            <text:p>1.7462844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73653697116255" calcext:value-type="float">
            <text:p>0.0736536971</text:p>
          </table:table-cell>
          <table:table-cell office:value-type="float" office:value="0.0579358774507421" calcext:value-type="float">
            <text:p>0.0579358775</text:p>
          </table:table-cell>
          <table:table-cell table:style-name="Default" office:value-type="float" office:value="0.000742606967726196" calcext:value-type="float">
            <text:p>0.000742607</text:p>
          </table:table-cell>
          <table:table-cell office:value-type="float" office:value="2.35958727446796" calcext:value-type="float">
            <text:p>2.3595872745</text:p>
          </table:table-cell>
          <table:table-cell office:value-type="float" office:value="0.0109403414963481" calcext:value-type="float">
            <text:p>0.0109403415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658551526779264" calcext:value-type="float">
            <text:p>0.0658551527</text:p>
          </table:table-cell>
          <table:table-cell office:value-type="float" office:value="0" calcext:value-type="float">
            <text:p>0</text:p>
          </table:table-cell>
          <table:table-cell office:value-type="float" office:value="0.0000838276519922022" calcext:value-type="float">
            <text:p>8.38E-05</text:p>
          </table:table-cell>
          <table:table-cell office:value-type="float" office:value="1.42379473390817" calcext:value-type="float">
            <text:p>1.4237947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679123094604503" calcext:value-type="float">
            <text:p>0.0679123095</text:p>
          </table:table-cell>
          <table:table-cell office:value-type="float" office:value="0" calcext:value-type="float">
            <text:p>0</text:p>
          </table:table-cell>
          <table:table-cell office:value-type="float" office:value="0.0000842887757802343" calcext:value-type="float">
            <text:p>8.43E-05</text:p>
          </table:table-cell>
          <table:table-cell office:value-type="float" office:value="1.13668468119176" calcext:value-type="float">
            <text:p>1.13668468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654339637982042" calcext:value-type="float">
            <text:p>0.0654339638</text:p>
          </table:table-cell>
          <table:table-cell office:value-type="float" office:value="0" calcext:value-type="float">
            <text:p>0</text:p>
          </table:table-cell>
          <table:table-cell office:value-type="float" office:value="0.0000892779353035977" calcext:value-type="float">
            <text:p>8.93E-05</text:p>
          </table:table-cell>
          <table:table-cell office:value-type="float" office:value="1.8204675238625" calcext:value-type="float">
            <text:p>1.8204675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712161764155502" calcext:value-type="float">
            <text:p>0.0712161764</text:p>
          </table:table-cell>
          <table:table-cell office:value-type="float" office:value="0.057484225134995" calcext:value-type="float">
            <text:p>0.0574842251</text:p>
          </table:table-cell>
          <table:table-cell table:style-name="Default" office:value-type="float" office:value="0.000738215799787068" calcext:value-type="float">
            <text:p>0.0007382158</text:p>
          </table:table-cell>
          <table:table-cell office:value-type="float" office:value="2.17063704761741" calcext:value-type="float">
            <text:p>2.1706370476</text:p>
          </table:table-cell>
          <table:table-cell office:value-type="float" office:value="0.0109577012341291" calcext:value-type="float">
            <text:p>0.0109577012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620396266338265" calcext:value-type="float">
            <text:p>0.6203962663</text:p>
          </table:table-cell>
          <table:table-cell office:value-type="float" office:value="0.00294109716185537" calcext:value-type="float">
            <text:p>0.0029410972</text:p>
          </table:table-cell>
          <table:table-cell table:style-name="Default" office:value-type="float" office:value="0.000101079214271489" calcext:value-type="float">
            <text:p>0.0001010792</text:p>
          </table:table-cell>
          <table:table-cell office:value-type="float" office:value="7.49851137797503" calcext:value-type="float">
            <text:p>7.498511378</text:p>
          </table:table-cell>
          <table:table-cell office:value-type="float" office:value="0.00306844594118238" calcext:value-type="float">
            <text:p>0.0030684459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643295818315701" calcext:value-type="float">
            <text:p>0.0643295818</text:p>
          </table:table-cell>
          <table:table-cell office:value-type="float" office:value="0" calcext:value-type="float">
            <text:p>0</text:p>
          </table:table-cell>
          <table:table-cell office:value-type="float" office:value="0.0000726779064224648" calcext:value-type="float">
            <text:p>7.27E-05</text:p>
          </table:table-cell>
          <table:table-cell office:value-type="float" office:value="0.408599925428648" calcext:value-type="float">
            <text:p>0.40859992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700510767525745" calcext:value-type="float">
            <text:p>0.0700510768</text:p>
          </table:table-cell>
          <table:table-cell office:value-type="float" office:value="0" calcext:value-type="float">
            <text:p>0</text:p>
          </table:table-cell>
          <table:table-cell office:value-type="float" office:value="0.0000966595297990097" calcext:value-type="float">
            <text:p>9.67E-05</text:p>
          </table:table-cell>
          <table:table-cell office:value-type="float" office:value="1.83602717702605" calcext:value-type="float">
            <text:p>1.8360271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561058575998413" calcext:value-type="float">
            <text:p>0.0561058576</text:p>
          </table:table-cell>
          <table:table-cell office:value-type="float" office:value="0" calcext:value-type="float">
            <text:p>0</text:p>
          </table:table-cell>
          <table:table-cell office:value-type="float" office:value="0.0000750739251972437" calcext:value-type="float">
            <text:p>7.51E-05</text:p>
          </table:table-cell>
          <table:table-cell office:value-type="float" office:value="1.7738100070154" calcext:value-type="float">
            <text:p>1.773810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102981590984112" calcext:value-type="float">
            <text:p>0.102981591</text:p>
          </table:table-cell>
          <table:table-cell office:value-type="float" office:value="0.0209382776985734" calcext:value-type="float">
            <text:p>0.0209382777</text:p>
          </table:table-cell>
          <table:table-cell table:style-name="Default" office:value-type="float" office:value="0.00031934931506953" calcext:value-type="float">
            <text:p>0.0003193493</text:p>
          </table:table-cell>
          <table:table-cell office:value-type="float" office:value="2.41602602946189" calcext:value-type="float">
            <text:p>2.4160260295</text:p>
          </table:table-cell>
          <table:table-cell office:value-type="float" office:value="0.00505925766211751" calcext:value-type="float">
            <text:p>0.0050592577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648375331313508" calcext:value-type="float">
            <text:p>0.0648375331</text:p>
          </table:table-cell>
          <table:table-cell office:value-type="float" office:value="0" calcext:value-type="float">
            <text:p>0</text:p>
          </table:table-cell>
          <table:table-cell office:value-type="float" office:value="0.0000851601418995499" calcext:value-type="float">
            <text:p>8.52E-05</text:p>
          </table:table-cell>
          <table:table-cell office:value-type="float" office:value="1.69819668240773" calcext:value-type="float">
            <text:p>1.6981966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600695691500944" calcext:value-type="float">
            <text:p>0.0600695692</text:p>
          </table:table-cell>
          <table:table-cell office:value-type="float" office:value="0" calcext:value-type="float">
            <text:p>0</text:p>
          </table:table-cell>
          <table:table-cell office:value-type="float" office:value="0.0000794941970346622" calcext:value-type="float">
            <text:p>7.95E-05</text:p>
          </table:table-cell>
          <table:table-cell office:value-type="float" office:value="1.64678679386767" calcext:value-type="float">
            <text:p>1.6467867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655540090666012" calcext:value-type="float">
            <text:p>0.0655540091</text:p>
          </table:table-cell>
          <table:table-cell office:value-type="float" office:value="0" calcext:value-type="float">
            <text:p>0</text:p>
          </table:table-cell>
          <table:table-cell office:value-type="float" office:value="0.0000791872829028247" calcext:value-type="float">
            <text:p>7.92E-05</text:p>
          </table:table-cell>
          <table:table-cell office:value-type="float" office:value="1.05520507881473" calcext:value-type="float">
            <text:p>1.05520507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793264629722001" calcext:value-type="float">
            <text:p>0.079326463</text:p>
          </table:table-cell>
          <table:table-cell office:value-type="float" office:value="0.0476701401708778" calcext:value-type="float">
            <text:p>0.0476701402</text:p>
          </table:table-cell>
          <table:table-cell table:style-name="Default" office:value-type="float" office:value="0.00060550804299643" calcext:value-type="float">
            <text:p>0.000605508</text:p>
          </table:table-cell>
          <table:table-cell office:value-type="float" office:value="2.14670305494247" calcext:value-type="float">
            <text:p>2.1467030549</text:p>
          </table:table-cell>
          <table:table-cell office:value-type="float" office:value="0.0104503855651023" calcext:value-type="float">
            <text:p>0.0104503856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778569819543454" calcext:value-type="float">
            <text:p>0.077856982</text:p>
          </table:table-cell>
          <table:table-cell office:value-type="float" office:value="0" calcext:value-type="float">
            <text:p>0</text:p>
          </table:table-cell>
          <table:table-cell office:value-type="float" office:value="0.000096319886124836" calcext:value-type="float">
            <text:p>9.63E-05</text:p>
          </table:table-cell>
          <table:table-cell office:value-type="float" office:value="1.90347004112486" calcext:value-type="float">
            <text:p>1.90347004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73216340559353" calcext:value-type="float">
            <text:p>0.0732163406</text:p>
          </table:table-cell>
          <table:table-cell office:value-type="float" office:value="0.0589107109896981" calcext:value-type="float">
            <text:p>0.058910711</text:p>
          </table:table-cell>
          <table:table-cell table:style-name="Default" office:value-type="float" office:value="0.000748983254232705" calcext:value-type="float">
            <text:p>0.0007489833</text:p>
          </table:table-cell>
          <table:table-cell office:value-type="float" office:value="2.1898186117595" calcext:value-type="float">
            <text:p>2.1898186118</text:p>
          </table:table-cell>
          <table:table-cell office:value-type="float" office:value="0.0104440108728068" calcext:value-type="float">
            <text:p>0.0104440109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644390690121678" calcext:value-type="float">
            <text:p>0.064439069</text:p>
          </table:table-cell>
          <table:table-cell office:value-type="float" office:value="0" calcext:value-type="float">
            <text:p>0</text:p>
          </table:table-cell>
          <table:table-cell office:value-type="float" office:value="0.0000781086206141653" calcext:value-type="float">
            <text:p>7.81E-05</text:p>
          </table:table-cell>
          <table:table-cell office:value-type="float" office:value="1.11200322284299" calcext:value-type="float">
            <text:p>1.11200322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825707423928512" calcext:value-type="float">
            <text:p>0.0825707424</text:p>
          </table:table-cell>
          <table:table-cell office:value-type="float" office:value="0.0167508851738254" calcext:value-type="float">
            <text:p>0.0167508852</text:p>
          </table:table-cell>
          <table:table-cell table:style-name="Default" office:value-type="float" office:value="0.00016285421050762" calcext:value-type="float">
            <text:p>0.0001628542</text:p>
          </table:table-cell>
          <table:table-cell office:value-type="float" office:value="2.42264882473644" calcext:value-type="float">
            <text:p>2.4226488247</text:p>
          </table:table-cell>
          <table:table-cell office:value-type="float" office:value="0.00364802318940143" calcext:value-type="float">
            <text:p>0.0036480232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746355668016386" calcext:value-type="float">
            <text:p>0.074635566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179783766773" calcext:value-type="float">
            <text:p>0.0001011798</text:p>
          </table:table-cell>
          <table:table-cell office:value-type="float" office:value="2.0199604181471" calcext:value-type="float">
            <text:p>2.0199604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694083016867618" calcext:value-type="float">
            <text:p>0.0694083017</text:p>
          </table:table-cell>
          <table:table-cell office:value-type="float" office:value="0" calcext:value-type="float">
            <text:p>0</text:p>
          </table:table-cell>
          <table:table-cell office:value-type="float" office:value="0.0000934041865660628" calcext:value-type="float">
            <text:p>9.34E-05</text:p>
          </table:table-cell>
          <table:table-cell office:value-type="float" office:value="1.65688389262543" calcext:value-type="float">
            <text:p>1.6568838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616409129582741" calcext:value-type="float">
            <text:p>0.061640913</text:p>
          </table:table-cell>
          <table:table-cell office:value-type="float" office:value="0" calcext:value-type="float">
            <text:p>0</text:p>
          </table:table-cell>
          <table:table-cell office:value-type="float" office:value="0.0000745205289065244" calcext:value-type="float">
            <text:p>7.45E-05</text:p>
          </table:table-cell>
          <table:table-cell office:value-type="float" office:value="1.13066081599479" calcext:value-type="float">
            <text:p>1.130660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703921396525303" calcext:value-type="float">
            <text:p>0.0703921397</text:p>
          </table:table-cell>
          <table:table-cell office:value-type="float" office:value="0.0550914861651604" calcext:value-type="float">
            <text:p>0.0550914862</text:p>
          </table:table-cell>
          <table:table-cell table:style-name="Default" office:value-type="float" office:value="0.000703855421033207" calcext:value-type="float">
            <text:p>0.0007038554</text:p>
          </table:table-cell>
          <table:table-cell office:value-type="float" office:value="2.15534061564627" calcext:value-type="float">
            <text:p>2.1553406156</text:p>
          </table:table-cell>
          <table:table-cell office:value-type="float" office:value="0.010777529724851" calcext:value-type="float">
            <text:p>0.0107775297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645961090573476" calcext:value-type="float">
            <text:p>0.0645961091</text:p>
          </table:table-cell>
          <table:table-cell office:value-type="float" office:value="0.0498228811283617" calcext:value-type="float">
            <text:p>0.0498228811</text:p>
          </table:table-cell>
          <table:table-cell table:style-name="Default" office:value-type="float" office:value="0.000639712352801976" calcext:value-type="float">
            <text:p>0.0006397124</text:p>
          </table:table-cell>
          <table:table-cell office:value-type="float" office:value="2.11633734839172" calcext:value-type="float">
            <text:p>2.1163373484</text:p>
          </table:table-cell>
          <table:table-cell office:value-type="float" office:value="0.0104247595421336" calcext:value-type="float">
            <text:p>0.0104247595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717749333514102" calcext:value-type="float">
            <text:p>0.0717749334</text:p>
          </table:table-cell>
          <table:table-cell office:value-type="float" office:value="0.0575060133469933" calcext:value-type="float">
            <text:p>0.0575060133</text:p>
          </table:table-cell>
          <table:table-cell table:style-name="Default" office:value-type="float" office:value="0.000737820982627674" calcext:value-type="float">
            <text:p>0.000737821</text:p>
          </table:table-cell>
          <table:table-cell office:value-type="float" office:value="2.24780893307242" calcext:value-type="float">
            <text:p>2.2478089331</text:p>
          </table:table-cell>
          <table:table-cell office:value-type="float" office:value="0.0109261132399608" calcext:value-type="float">
            <text:p>0.0109261132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688786730321382" calcext:value-type="float">
            <text:p>0.068878673</text:p>
          </table:table-cell>
          <table:table-cell office:value-type="float" office:value="0" calcext:value-type="float">
            <text:p>0</text:p>
          </table:table-cell>
          <table:table-cell office:value-type="float" office:value="0.0000852250781030289" calcext:value-type="float">
            <text:p>8.52E-05</text:p>
          </table:table-cell>
          <table:table-cell office:value-type="float" office:value="1.03484758328979" calcext:value-type="float">
            <text:p>1.0348475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970678229183243" calcext:value-type="float">
            <text:p>0.0970678229</text:p>
          </table:table-cell>
          <table:table-cell office:value-type="float" office:value="0.0323599159602209" calcext:value-type="float">
            <text:p>0.032359916</text:p>
          </table:table-cell>
          <table:table-cell table:style-name="Default" office:value-type="float" office:value="0.000403585296966252" calcext:value-type="float">
            <text:p>0.0004035853</text:p>
          </table:table-cell>
          <table:table-cell office:value-type="float" office:value="2.02345807137325" calcext:value-type="float">
            <text:p>2.0234580714</text:p>
          </table:table-cell>
          <table:table-cell office:value-type="float" office:value="0.00958905722436815" calcext:value-type="float">
            <text:p>0.0095890572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693349803196261" calcext:value-type="float">
            <text:p>0.0693349803</text:p>
          </table:table-cell>
          <table:table-cell office:value-type="float" office:value="0" calcext:value-type="float">
            <text:p>0</text:p>
          </table:table-cell>
          <table:table-cell office:value-type="float" office:value="0.0000885785818360732" calcext:value-type="float">
            <text:p>8.86E-05</text:p>
          </table:table-cell>
          <table:table-cell office:value-type="float" office:value="1.25653774328586" calcext:value-type="float">
            <text:p>1.25653774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616960132223225" calcext:value-type="float">
            <text:p>0.0616960132</text:p>
          </table:table-cell>
          <table:table-cell office:value-type="float" office:value="0" calcext:value-type="float">
            <text:p>0</text:p>
          </table:table-cell>
          <table:table-cell office:value-type="float" office:value="0.0000690698134391075" calcext:value-type="float">
            <text:p>6.91E-05</text:p>
          </table:table-cell>
          <table:table-cell office:value-type="float" office:value="0.513873544498529" calcext:value-type="float">
            <text:p>0.5138735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686302264994751" calcext:value-type="float">
            <text:p>0.0686302265</text:p>
          </table:table-cell>
          <table:table-cell office:value-type="float" office:value="0.0530006643859318" calcext:value-type="float">
            <text:p>0.0530006644</text:p>
          </table:table-cell>
          <table:table-cell table:style-name="Default" office:value-type="float" office:value="0.000679424569098402" calcext:value-type="float">
            <text:p>0.0006794246</text:p>
          </table:table-cell>
          <table:table-cell office:value-type="float" office:value="2.04788356911165" calcext:value-type="float">
            <text:p>2.0478835691</text:p>
          </table:table-cell>
          <table:table-cell office:value-type="float" office:value="0.0106281416892405" calcext:value-type="float">
            <text:p>0.0106281417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714968574493213" calcext:value-type="float">
            <text:p>0.0714968574</text:p>
          </table:table-cell>
          <table:table-cell office:value-type="float" office:value="0.0580671908681509" calcext:value-type="float">
            <text:p>0.0580671909</text:p>
          </table:table-cell>
          <table:table-cell table:style-name="Default" office:value-type="float" office:value="0.000732068580210814" calcext:value-type="float">
            <text:p>0.0007320686</text:p>
          </table:table-cell>
          <table:table-cell office:value-type="float" office:value="2.05337689989928" calcext:value-type="float">
            <text:p>2.0533768999</text:p>
          </table:table-cell>
          <table:table-cell office:value-type="float" office:value="0.0105459465198142" calcext:value-type="float">
            <text:p>0.0105459465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67262060700978" calcext:value-type="float">
            <text:p>0.0672620607</text:p>
          </table:table-cell>
          <table:table-cell office:value-type="float" office:value="0" calcext:value-type="float">
            <text:p>0</text:p>
          </table:table-cell>
          <table:table-cell office:value-type="float" office:value="0.0000857054375521249" calcext:value-type="float">
            <text:p>8.57E-05</text:p>
          </table:table-cell>
          <table:table-cell office:value-type="float" office:value="1.36303541531854" calcext:value-type="float">
            <text:p>1.36303541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699008792740957" calcext:value-type="float">
            <text:p>0.0699008793</text:p>
          </table:table-cell>
          <table:table-cell office:value-type="float" office:value="0.0225645352814669" calcext:value-type="float">
            <text:p>0.0225645353</text:p>
          </table:table-cell>
          <table:table-cell table:style-name="Default" office:value-type="float" office:value="0.000347116167372474" calcext:value-type="float">
            <text:p>0.0003471162</text:p>
          </table:table-cell>
          <table:table-cell office:value-type="float" office:value="2.24533171968358" calcext:value-type="float">
            <text:p>2.2453317197</text:p>
          </table:table-cell>
          <table:table-cell office:value-type="float" office:value="0.00515941471483822" calcext:value-type="float">
            <text:p>0.0051594147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678649748358554" calcext:value-type="float">
            <text:p>0.0678649748</text:p>
          </table:table-cell>
          <table:table-cell office:value-type="float" office:value="0.00364223934883648" calcext:value-type="float">
            <text:p>0.0036422393</text:p>
          </table:table-cell>
          <table:table-cell table:style-name="Default" office:value-type="float" office:value="0.00021439427437498" calcext:value-type="float">
            <text:p>0.0002143943</text:p>
          </table:table-cell>
          <table:table-cell office:value-type="float" office:value="1.98617220783607" calcext:value-type="float">
            <text:p>1.9861722078</text:p>
          </table:table-cell>
          <table:table-cell office:value-type="float" office:value="0.00471289808170781" calcext:value-type="float">
            <text:p>0.0047128981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699784303926053" calcext:value-type="float">
            <text:p>0.0699784304</text:p>
          </table:table-cell>
          <table:table-cell office:value-type="float" office:value="0.00917974805225481" calcext:value-type="float">
            <text:p>0.0091797481</text:p>
          </table:table-cell>
          <table:table-cell office:value-type="float" office:value="0.0000919095555818283" calcext:value-type="float">
            <text:p>9.19E-05</text:p>
          </table:table-cell>
          <table:table-cell office:value-type="float" office:value="2.12172070925371" calcext:value-type="float">
            <text:p>2.1217207093</text:p>
          </table:table-cell>
          <table:table-cell office:value-type="float" office:value="0.002816461462674" calcext:value-type="float">
            <text:p>0.0028164615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675361508152327" calcext:value-type="float">
            <text:p>0.0675361508</text:p>
          </table:table-cell>
          <table:table-cell office:value-type="float" office:value="0" calcext:value-type="float">
            <text:p>0</text:p>
          </table:table-cell>
          <table:table-cell office:value-type="float" office:value="0.0000867332768450875" calcext:value-type="float">
            <text:p>8.67E-05</text:p>
          </table:table-cell>
          <table:table-cell office:value-type="float" office:value="1.40711191124468" calcext:value-type="float">
            <text:p>1.4071119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62679333956538" calcext:value-type="float">
            <text:p>0.062679334</text:p>
          </table:table-cell>
          <table:table-cell office:value-type="float" office:value="0" calcext:value-type="float">
            <text:p>0</text:p>
          </table:table-cell>
          <table:table-cell office:value-type="float" office:value="0.0000762860167160655" calcext:value-type="float">
            <text:p>7.63E-05</text:p>
          </table:table-cell>
          <table:table-cell office:value-type="float" office:value="1.15970087472475" calcext:value-type="float">
            <text:p>1.15970087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638103501380125" calcext:value-type="float">
            <text:p>0.0638103501</text:p>
          </table:table-cell>
          <table:table-cell office:value-type="float" office:value="0" calcext:value-type="float">
            <text:p>0</text:p>
          </table:table-cell>
          <table:table-cell office:value-type="float" office:value="0.0000860951744875436" calcext:value-type="float">
            <text:p>8.61E-05</text:p>
          </table:table-cell>
          <table:table-cell office:value-type="float" office:value="1.74577209712891" calcext:value-type="float">
            <text:p>1.74577209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582708095224466" calcext:value-type="float">
            <text:p>0.0582708095</text:p>
          </table:table-cell>
          <table:table-cell office:value-type="float" office:value="0" calcext:value-type="float">
            <text:p>0</text:p>
          </table:table-cell>
          <table:table-cell office:value-type="float" office:value="0.0000788367028304415" calcext:value-type="float">
            <text:p>7.88E-05</text:p>
          </table:table-cell>
          <table:table-cell office:value-type="float" office:value="1.7621188662947" calcext:value-type="float">
            <text:p>1.76211886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636049337809578" calcext:value-type="float">
            <text:p>0.0636049338</text:p>
          </table:table-cell>
          <table:table-cell office:value-type="float" office:value="0" calcext:value-type="float">
            <text:p>0</text:p>
          </table:table-cell>
          <table:table-cell office:value-type="float" office:value="0.0000863796660100307" calcext:value-type="float">
            <text:p>8.64E-05</text:p>
          </table:table-cell>
          <table:table-cell office:value-type="float" office:value="1.78651184943248" calcext:value-type="float">
            <text:p>1.7865118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65989185451504" calcext:value-type="float">
            <text:p>0.0659891855</text:p>
          </table:table-cell>
          <table:table-cell office:value-type="float" office:value="0" calcext:value-type="float">
            <text:p>0</text:p>
          </table:table-cell>
          <table:table-cell office:value-type="float" office:value="0.0000766424235498651" calcext:value-type="float">
            <text:p>7.66E-05</text:p>
          </table:table-cell>
          <table:table-cell office:value-type="float" office:value="0.619691540327709" calcext:value-type="float">
            <text:p>0.6196915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631381783097896" calcext:value-type="float">
            <text:p>0.0631381783</text:p>
          </table:table-cell>
          <table:table-cell office:value-type="float" office:value="0" calcext:value-type="float">
            <text:p>0</text:p>
          </table:table-cell>
          <table:table-cell office:value-type="float" office:value="0.0000725556322102753" calcext:value-type="float">
            <text:p>7.26E-05</text:p>
          </table:table-cell>
          <table:table-cell office:value-type="float" office:value="0.705193454150732" calcext:value-type="float">
            <text:p>0.7051934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690902609343546" calcext:value-type="float">
            <text:p>0.0690902609</text:p>
          </table:table-cell>
          <table:table-cell office:value-type="float" office:value="0.0175792203399749" calcext:value-type="float">
            <text:p>0.0175792203</text:p>
          </table:table-cell>
          <table:table-cell table:style-name="Default" office:value-type="float" office:value="0.000138017602806914" calcext:value-type="float">
            <text:p>0.0001380176</text:p>
          </table:table-cell>
          <table:table-cell office:value-type="float" office:value="1.63314770632984" calcext:value-type="float">
            <text:p>1.6331477063</text:p>
          </table:table-cell>
          <table:table-cell office:value-type="float" office:value="0.00480381209132278" calcext:value-type="float">
            <text:p>0.0048038121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120381311057594" calcext:value-type="float">
            <text:p>0.1203813111</text:p>
          </table:table-cell>
          <table:table-cell office:value-type="float" office:value="0.0193501842165292" calcext:value-type="float">
            <text:p>0.0193501842</text:p>
          </table:table-cell>
          <table:table-cell table:style-name="Default" office:value-type="float" office:value="0.000267164375390371" calcext:value-type="float">
            <text:p>0.0002671644</text:p>
          </table:table-cell>
          <table:table-cell office:value-type="float" office:value="2.17464570293957" calcext:value-type="float">
            <text:p>2.1746457029</text:p>
          </table:table-cell>
          <table:table-cell office:value-type="float" office:value="0.00898291169324367" calcext:value-type="float">
            <text:p>0.0089829117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956734779337368" calcext:value-type="float">
            <text:p>0.0956734779</text:p>
          </table:table-cell>
          <table:table-cell office:value-type="float" office:value="0.0212738634190132" calcext:value-type="float">
            <text:p>0.0212738634</text:p>
          </table:table-cell>
          <table:table-cell table:style-name="Default" office:value-type="float" office:value="0.000328989405740521" calcext:value-type="float">
            <text:p>0.0003289894</text:p>
          </table:table-cell>
          <table:table-cell office:value-type="float" office:value="2.68874015828523" calcext:value-type="float">
            <text:p>2.6887401583</text:p>
          </table:table-cell>
          <table:table-cell office:value-type="float" office:value="0.00490094503942451" calcext:value-type="float">
            <text:p>0.004900945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683665930857976" calcext:value-type="float">
            <text:p>0.0683665931</text:p>
          </table:table-cell>
          <table:table-cell office:value-type="float" office:value="0" calcext:value-type="float">
            <text:p>0</text:p>
          </table:table-cell>
          <table:table-cell office:value-type="float" office:value="0.000083975799977434" calcext:value-type="float">
            <text:p>8.40E-05</text:p>
          </table:table-cell>
          <table:table-cell office:value-type="float" office:value="1.06013836767294" calcext:value-type="float">
            <text:p>1.06013836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670462547520222" calcext:value-type="float">
            <text:p>0.0670462548</text:p>
          </table:table-cell>
          <table:table-cell office:value-type="float" office:value="0" calcext:value-type="float">
            <text:p>0</text:p>
          </table:table-cell>
          <table:table-cell office:value-type="float" office:value="0.0000856372811699062" calcext:value-type="float">
            <text:p>8.56E-05</text:p>
          </table:table-cell>
          <table:table-cell office:value-type="float" office:value="1.38842687551197" calcext:value-type="float">
            <text:p>1.38842687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56207392160934" calcext:value-type="float">
            <text:p>0.0562073922</text:p>
          </table:table-cell>
          <table:table-cell office:value-type="float" office:value="0" calcext:value-type="float">
            <text:p>0</text:p>
          </table:table-cell>
          <table:table-cell office:value-type="float" office:value="0.0000582409235747617" calcext:value-type="float">
            <text:p>5.82E-05</text:p>
          </table:table-cell>
          <table:table-cell office:value-type="float" office:value="1.59238519228799" calcext:value-type="float">
            <text:p>1.59238519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618990325127566" calcext:value-type="float">
            <text:p>0.0618990325</text:p>
          </table:table-cell>
          <table:table-cell office:value-type="float" office:value="0" calcext:value-type="float">
            <text:p>0</text:p>
          </table:table-cell>
          <table:table-cell office:value-type="float" office:value="0.000081281717298045" calcext:value-type="float">
            <text:p>8.13E-05</text:p>
          </table:table-cell>
          <table:table-cell office:value-type="float" office:value="1.60992122431367" calcext:value-type="float">
            <text:p>1.6099212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680095730219504" calcext:value-type="float">
            <text:p>0.068009573</text:p>
          </table:table-cell>
          <table:table-cell office:value-type="float" office:value="0" calcext:value-type="float">
            <text:p>0</text:p>
          </table:table-cell>
          <table:table-cell office:value-type="float" office:value="0.0000871502973673303" calcext:value-type="float">
            <text:p>8.72E-05</text:p>
          </table:table-cell>
          <table:table-cell office:value-type="float" office:value="1.36279304682597" calcext:value-type="float">
            <text:p>1.3627930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676049444872818" calcext:value-type="float">
            <text:p>0.0676049445</text:p>
          </table:table-cell>
          <table:table-cell office:value-type="float" office:value="0" calcext:value-type="float">
            <text:p>0</text:p>
          </table:table-cell>
          <table:table-cell office:value-type="float" office:value="0.0000909227035616973" calcext:value-type="float">
            <text:p>9.09E-05</text:p>
          </table:table-cell>
          <table:table-cell office:value-type="float" office:value="1.73883452490652" calcext:value-type="float">
            <text:p>1.7388345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68808784621708" calcext:value-type="float">
            <text:p>0.0688087846</text:p>
          </table:table-cell>
          <table:table-cell office:value-type="float" office:value="0" calcext:value-type="float">
            <text:p>0</text:p>
          </table:table-cell>
          <table:table-cell office:value-type="float" office:value="0.0000912599786242865" calcext:value-type="float">
            <text:p>9.13E-05</text:p>
          </table:table-cell>
          <table:table-cell office:value-type="float" office:value="1.73503187044157" calcext:value-type="float">
            <text:p>1.7350318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566176571513063" calcext:value-type="float">
            <text:p>0.0566176572</text:p>
          </table:table-cell>
          <table:table-cell office:value-type="float" office:value="0" calcext:value-type="float">
            <text:p>0</text:p>
          </table:table-cell>
          <table:table-cell office:value-type="float" office:value="0.0000706141374391927" calcext:value-type="float">
            <text:p>7.06E-05</text:p>
          </table:table-cell>
          <table:table-cell office:value-type="float" office:value="1.43255952798043" calcext:value-type="float">
            <text:p>1.432559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962188864062067" calcext:value-type="float">
            <text:p>0.0962188864</text:p>
          </table:table-cell>
          <table:table-cell office:value-type="float" office:value="0.0147453254403901" calcext:value-type="float">
            <text:p>0.0147453254</text:p>
          </table:table-cell>
          <table:table-cell table:style-name="Default" office:value-type="float" office:value="0.000239916707017571" calcext:value-type="float">
            <text:p>0.0002399167</text:p>
          </table:table-cell>
          <table:table-cell office:value-type="float" office:value="2.75310525863238" calcext:value-type="float">
            <text:p>2.7531052586</text:p>
          </table:table-cell>
          <table:table-cell office:value-type="float" office:value="0.00603104185776876" calcext:value-type="float">
            <text:p>0.0060310419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731397936949627" calcext:value-type="float">
            <text:p>0.0731397937</text:p>
          </table:table-cell>
          <table:table-cell office:value-type="float" office:value="0.00728660408559386" calcext:value-type="float">
            <text:p>0.0072866041</text:p>
          </table:table-cell>
          <table:table-cell office:value-type="float" office:value="0.0000854647573826144" calcext:value-type="float">
            <text:p>8.55E-05</text:p>
          </table:table-cell>
          <table:table-cell office:value-type="float" office:value="2.31566832589605" calcext:value-type="float">
            <text:p>2.3156683259</text:p>
          </table:table-cell>
          <table:table-cell office:value-type="float" office:value="0.00281976443220408" calcext:value-type="float">
            <text:p>0.0028197644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658455150098307" calcext:value-type="float">
            <text:p>0.065845515</text:p>
          </table:table-cell>
          <table:table-cell office:value-type="float" office:value="0" calcext:value-type="float">
            <text:p>0</text:p>
          </table:table-cell>
          <table:table-cell office:value-type="float" office:value="0.0000893047055715751" calcext:value-type="float">
            <text:p>8.93E-05</text:p>
          </table:table-cell>
          <table:table-cell office:value-type="float" office:value="1.78264309529339" calcext:value-type="float">
            <text:p>1.78264309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146169939084977" calcext:value-type="float">
            <text:p>0.1461699391</text:p>
          </table:table-cell>
          <table:table-cell office:value-type="float" office:value="0.0181710726359473" calcext:value-type="float">
            <text:p>0.0181710726</text:p>
          </table:table-cell>
          <table:table-cell table:style-name="Default" office:value-type="float" office:value="0.000279273958014189" calcext:value-type="float">
            <text:p>0.000279274</text:p>
          </table:table-cell>
          <table:table-cell office:value-type="float" office:value="2.96388082149354" calcext:value-type="float">
            <text:p>2.9638808215</text:p>
          </table:table-cell>
          <table:table-cell office:value-type="float" office:value="0.0080338367665325" calcext:value-type="float">
            <text:p>0.0080338368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672016971314911" calcext:value-type="float">
            <text:p>0.0672016971</text:p>
          </table:table-cell>
          <table:table-cell office:value-type="float" office:value="0" calcext:value-type="float">
            <text:p>0</text:p>
          </table:table-cell>
          <table:table-cell office:value-type="float" office:value="0.00008971357637397" calcext:value-type="float">
            <text:p>8.97E-05</text:p>
          </table:table-cell>
          <table:table-cell office:value-type="float" office:value="1.69256005442608" calcext:value-type="float">
            <text:p>1.6925600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675261117477986" calcext:value-type="float">
            <text:p>0.0675261117</text:p>
          </table:table-cell>
          <table:table-cell office:value-type="float" office:value="0" calcext:value-type="float">
            <text:p>0</text:p>
          </table:table-cell>
          <table:table-cell office:value-type="float" office:value="0.0000832734914764956" calcext:value-type="float">
            <text:p>8.33E-05</text:p>
          </table:table-cell>
          <table:table-cell office:value-type="float" office:value="1.07603897261242" calcext:value-type="float">
            <text:p>1.07603897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115362762181325" calcext:value-type="float">
            <text:p>0.1153627622</text:p>
          </table:table-cell>
          <table:table-cell office:value-type="float" office:value="0.0190264238702119" calcext:value-type="float">
            <text:p>0.0190264239</text:p>
          </table:table-cell>
          <table:table-cell table:style-name="Default" office:value-type="float" office:value="0.000272635281074692" calcext:value-type="float">
            <text:p>0.0002726353</text:p>
          </table:table-cell>
          <table:table-cell office:value-type="float" office:value="2.27448508464128" calcext:value-type="float">
            <text:p>2.2744850846</text:p>
          </table:table-cell>
          <table:table-cell office:value-type="float" office:value="0.00833208707660397" calcext:value-type="float">
            <text:p>0.0083320871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656863443752998" calcext:value-type="float">
            <text:p>0.0656863444</text:p>
          </table:table-cell>
          <table:table-cell office:value-type="float" office:value="0" calcext:value-type="float">
            <text:p>0</text:p>
          </table:table-cell>
          <table:table-cell office:value-type="float" office:value="0.0000893234966677157" calcext:value-type="float">
            <text:p>8.93E-05</text:p>
          </table:table-cell>
          <table:table-cell office:value-type="float" office:value="1.79991712502337" calcext:value-type="float">
            <text:p>1.799917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278508484687342" calcext:value-type="float">
            <text:p>0.2785084847</text:p>
          </table:table-cell>
          <table:table-cell office:value-type="float" office:value="0.0158362353484501" calcext:value-type="float">
            <text:p>0.0158362353</text:p>
          </table:table-cell>
          <table:table-cell table:style-name="Default" office:value-type="float" office:value="0.000269356127719636" calcext:value-type="float">
            <text:p>0.0002693561</text:p>
          </table:table-cell>
          <table:table-cell office:value-type="float" office:value="3.54644157682866" calcext:value-type="float">
            <text:p>3.5464415768</text:p>
          </table:table-cell>
          <table:table-cell office:value-type="float" office:value="0.00426557782534538" calcext:value-type="float">
            <text:p>0.0042655778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980072886493788" calcext:value-type="float">
            <text:p>0.0980072886</text:p>
          </table:table-cell>
          <table:table-cell office:value-type="float" office:value="0.0329013127788893" calcext:value-type="float">
            <text:p>0.0329013128</text:p>
          </table:table-cell>
          <table:table-cell table:style-name="Default" office:value-type="float" office:value="0.000416038709931557" calcext:value-type="float">
            <text:p>0.0004160387</text:p>
          </table:table-cell>
          <table:table-cell office:value-type="float" office:value="2.04291680776153" calcext:value-type="float">
            <text:p>2.0429168078</text:p>
          </table:table-cell>
          <table:table-cell office:value-type="float" office:value="0.00970410722123742" calcext:value-type="float">
            <text:p>0.0097041072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748298189618317" calcext:value-type="float">
            <text:p>0.074829819</text:p>
          </table:table-cell>
          <table:table-cell office:value-type="float" office:value="0" calcext:value-type="float">
            <text:p>0</text:p>
          </table:table-cell>
          <table:table-cell office:value-type="float" office:value="0.0000870326314193373" calcext:value-type="float">
            <text:p>8.70E-05</text:p>
          </table:table-cell>
          <table:table-cell office:value-type="float" office:value="1.53239102217659" calcext:value-type="float">
            <text:p>1.5323910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106400500503671" calcext:value-type="float">
            <text:p>0.1064005005</text:p>
          </table:table-cell>
          <table:table-cell office:value-type="float" office:value="0.0254211861343195" calcext:value-type="float">
            <text:p>0.0254211861</text:p>
          </table:table-cell>
          <table:table-cell table:style-name="Default" office:value-type="float" office:value="0.000333505981879454" calcext:value-type="float">
            <text:p>0.000333506</text:p>
          </table:table-cell>
          <table:table-cell office:value-type="float" office:value="1.96799141533248" calcext:value-type="float">
            <text:p>1.9679914153</text:p>
          </table:table-cell>
          <table:table-cell office:value-type="float" office:value="0.00909970084349608" calcext:value-type="float">
            <text:p>0.0090997008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587988075442215" calcext:value-type="float">
            <text:p>0.0587988075</text:p>
          </table:table-cell>
          <table:table-cell office:value-type="float" office:value="0" calcext:value-type="float">
            <text:p>0</text:p>
          </table:table-cell>
          <table:table-cell office:value-type="float" office:value="0.0000736089537936511" calcext:value-type="float">
            <text:p>7.36E-05</text:p>
          </table:table-cell>
          <table:table-cell office:value-type="float" office:value="1.54208673525515" calcext:value-type="float">
            <text:p>1.5420867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457215930612734" calcext:value-type="float">
            <text:p>0.0457215931</text:p>
          </table:table-cell>
          <table:table-cell office:value-type="float" office:value="0" calcext:value-type="float">
            <text:p>0</text:p>
          </table:table-cell>
          <table:table-cell office:value-type="float" office:value="0.0000464716366506381" calcext:value-type="float">
            <text:p>4.65E-05</text:p>
          </table:table-cell>
          <table:table-cell office:value-type="float" office:value="1.4033661650252" calcext:value-type="float">
            <text:p>1.403366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7057023094148" calcext:value-type="float">
            <text:p>0.0705702309</text:p>
          </table:table-cell>
          <table:table-cell office:value-type="float" office:value="0.0554726169961224" calcext:value-type="float">
            <text:p>0.055472617</text:p>
          </table:table-cell>
          <table:table-cell table:style-name="Default" office:value-type="float" office:value="0.000709539220477627" calcext:value-type="float">
            <text:p>0.0007095392</text:p>
          </table:table-cell>
          <table:table-cell office:value-type="float" office:value="2.13274542222338" calcext:value-type="float">
            <text:p>2.1327454222</text:p>
          </table:table-cell>
          <table:table-cell office:value-type="float" office:value="0.0108506956247864" calcext:value-type="float">
            <text:p>0.0108506956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103979296222921" calcext:value-type="float">
            <text:p>0.1039792962</text:p>
          </table:table-cell>
          <table:table-cell office:value-type="float" office:value="0.0248191694801302" calcext:value-type="float">
            <text:p>0.0248191695</text:p>
          </table:table-cell>
          <table:table-cell table:style-name="Default" office:value-type="float" office:value="0.000329290239805037" calcext:value-type="float">
            <text:p>0.0003292902</text:p>
          </table:table-cell>
          <table:table-cell office:value-type="float" office:value="2.18447011083109" calcext:value-type="float">
            <text:p>2.1844701108</text:p>
          </table:table-cell>
          <table:table-cell office:value-type="float" office:value="0.00890164809923948" calcext:value-type="float">
            <text:p>0.0089016481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791496615480728" calcext:value-type="float">
            <text:p>0.0791496615</text:p>
          </table:table-cell>
          <table:table-cell office:value-type="float" office:value="0" calcext:value-type="float">
            <text:p>0</text:p>
          </table:table-cell>
          <table:table-cell office:value-type="float" office:value="0.000083263356970937" calcext:value-type="float">
            <text:p>8.33E-05</text:p>
          </table:table-cell>
          <table:table-cell office:value-type="float" office:value="1.69937581251042" calcext:value-type="float">
            <text:p>1.6993758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697530134847672" calcext:value-type="float">
            <text:p>0.0697530135</text:p>
          </table:table-cell>
          <table:table-cell office:value-type="float" office:value="0" calcext:value-type="float">
            <text:p>0</text:p>
          </table:table-cell>
          <table:table-cell office:value-type="float" office:value="0.0000953462169581984" calcext:value-type="float">
            <text:p>9.53E-05</text:p>
          </table:table-cell>
          <table:table-cell office:value-type="float" office:value="1.77157031225806" calcext:value-type="float">
            <text:p>1.7715703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937934970771654" calcext:value-type="float">
            <text:p>0.0937934971</text:p>
          </table:table-cell>
          <table:table-cell office:value-type="float" office:value="0.0306297676606732" calcext:value-type="float">
            <text:p>0.0306297677</text:p>
          </table:table-cell>
          <table:table-cell table:style-name="Default" office:value-type="float" office:value="0.000395855800041274" calcext:value-type="float">
            <text:p>0.0003958558</text:p>
          </table:table-cell>
          <table:table-cell office:value-type="float" office:value="2.19425458597929" calcext:value-type="float">
            <text:p>2.194254586</text:p>
          </table:table-cell>
          <table:table-cell office:value-type="float" office:value="0.00929526228173683" calcext:value-type="float">
            <text:p>0.0092952623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6989022620468" calcext:value-type="float">
            <text:p>0.0698902262</text:p>
          </table:table-cell>
          <table:table-cell office:value-type="float" office:value="0.0548366863386919" calcext:value-type="float">
            <text:p>0.0548366863</text:p>
          </table:table-cell>
          <table:table-cell table:style-name="Default" office:value-type="float" office:value="0.000703931258324662" calcext:value-type="float">
            <text:p>0.0007039313</text:p>
          </table:table-cell>
          <table:table-cell office:value-type="float" office:value="2.10051521992721" calcext:value-type="float">
            <text:p>2.1005152199</text:p>
          </table:table-cell>
          <table:table-cell office:value-type="float" office:value="0.0107665361150407" calcext:value-type="float">
            <text:p>0.0107665361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934642983221293" calcext:value-type="float">
            <text:p>0.0934642983</text:p>
          </table:table-cell>
          <table:table-cell office:value-type="float" office:value="0.0304690646025628" calcext:value-type="float">
            <text:p>0.0304690646</text:p>
          </table:table-cell>
          <table:table-cell table:style-name="Default" office:value-type="float" office:value="0.000388490841284186" calcext:value-type="float">
            <text:p>0.0003884908</text:p>
          </table:table-cell>
          <table:table-cell office:value-type="float" office:value="2.25574255557341" calcext:value-type="float">
            <text:p>2.2557425556</text:p>
          </table:table-cell>
          <table:table-cell office:value-type="float" office:value="0.00920733097587716" calcext:value-type="float">
            <text:p>0.009207331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701019129843065" calcext:value-type="float">
            <text:p>0.070101913</text:p>
          </table:table-cell>
          <table:table-cell office:value-type="float" office:value="0" calcext:value-type="float">
            <text:p>0</text:p>
          </table:table-cell>
          <table:table-cell office:value-type="float" office:value="0.0000924383183523383" calcext:value-type="float">
            <text:p>9.24E-05</text:p>
          </table:table-cell>
          <table:table-cell office:value-type="float" office:value="1.51779340405282" calcext:value-type="float">
            <text:p>1.51779340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701406931144443" calcext:value-type="float">
            <text:p>0.0701406931</text:p>
          </table:table-cell>
          <table:table-cell office:value-type="float" office:value="0.0550735257851144" calcext:value-type="float">
            <text:p>0.0550735258</text:p>
          </table:table-cell>
          <table:table-cell table:style-name="Default" office:value-type="float" office:value="0.000706524768050551" calcext:value-type="float">
            <text:p>0.0007065248</text:p>
          </table:table-cell>
          <table:table-cell office:value-type="float" office:value="2.10043446630531" calcext:value-type="float">
            <text:p>2.1004344663</text:p>
          </table:table-cell>
          <table:table-cell office:value-type="float" office:value="0.0108076660263424" calcext:value-type="float">
            <text:p>0.010807666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613326868029591" calcext:value-type="float">
            <text:p>0.0613326868</text:p>
          </table:table-cell>
          <table:table-cell office:value-type="float" office:value="0" calcext:value-type="float">
            <text:p>0</text:p>
          </table:table-cell>
          <table:table-cell office:value-type="float" office:value="0.0000746194995522441" calcext:value-type="float">
            <text:p>7.46E-05</text:p>
          </table:table-cell>
          <table:table-cell office:value-type="float" office:value="1.4168063466059" calcext:value-type="float">
            <text:p>1.4168063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145776850391326" calcext:value-type="float">
            <text:p>0.1457768504</text:p>
          </table:table-cell>
          <table:table-cell office:value-type="float" office:value="0.0121969728405011" calcext:value-type="float">
            <text:p>0.0121969728</text:p>
          </table:table-cell>
          <table:table-cell table:style-name="Default" office:value-type="float" office:value="0.000199897222445721" calcext:value-type="float">
            <text:p>0.0001998972</text:p>
          </table:table-cell>
          <table:table-cell office:value-type="float" office:value="3.38253159632136" calcext:value-type="float">
            <text:p>3.3825315963</text:p>
          </table:table-cell>
          <table:table-cell office:value-type="float" office:value="0.00487922237141245" calcext:value-type="float">
            <text:p>0.0048792224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61586812994728" calcext:value-type="float">
            <text:p>0.061586813</text:p>
          </table:table-cell>
          <table:table-cell office:value-type="float" office:value="0.0486310768912896" calcext:value-type="float">
            <text:p>0.0486310769</text:p>
          </table:table-cell>
          <table:table-cell table:style-name="Default" office:value-type="float" office:value="0.000617955370740488" calcext:value-type="float">
            <text:p>0.0006179554</text:p>
          </table:table-cell>
          <table:table-cell office:value-type="float" office:value="2.14973344484292" calcext:value-type="float">
            <text:p>2.1497334448</text:p>
          </table:table-cell>
          <table:table-cell office:value-type="float" office:value="0.0103213687292878" calcext:value-type="float">
            <text:p>0.0103213687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692549347679438" calcext:value-type="float">
            <text:p>0.0692549348</text:p>
          </table:table-cell>
          <table:table-cell office:value-type="float" office:value="0" calcext:value-type="float">
            <text:p>0</text:p>
          </table:table-cell>
          <table:table-cell office:value-type="float" office:value="0.0000854679625873087" calcext:value-type="float">
            <text:p>8.55E-05</text:p>
          </table:table-cell>
          <table:table-cell office:value-type="float" office:value="1.7567249835031" calcext:value-type="float">
            <text:p>1.7567249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697671244181599" calcext:value-type="float">
            <text:p>0.0697671244</text:p>
          </table:table-cell>
          <table:table-cell office:value-type="float" office:value="0" calcext:value-type="float">
            <text:p>0</text:p>
          </table:table-cell>
          <table:table-cell office:value-type="float" office:value="0.0000945591212389613" calcext:value-type="float">
            <text:p>9.46E-05</text:p>
          </table:table-cell>
          <table:table-cell office:value-type="float" office:value="1.77947761435353" calcext:value-type="float">
            <text:p>1.7794776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567020693099921" calcext:value-type="float">
            <text:p>0.0567020693</text:p>
          </table:table-cell>
          <table:table-cell office:value-type="float" office:value="0.0470894703029828" calcext:value-type="float">
            <text:p>0.0470894703</text:p>
          </table:table-cell>
          <table:table-cell table:style-name="Default" office:value-type="float" office:value="0.000594647546129148" calcext:value-type="float">
            <text:p>0.0005946475</text:p>
          </table:table-cell>
          <table:table-cell office:value-type="float" office:value="2.12915118223188" calcext:value-type="float">
            <text:p>2.1291511822</text:p>
          </table:table-cell>
          <table:table-cell office:value-type="float" office:value="0.0102200620646776" calcext:value-type="float">
            <text:p>0.0102200621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961316161558109" calcext:value-type="float">
            <text:p>0.0961316162</text:p>
          </table:table-cell>
          <table:table-cell office:value-type="float" office:value="0.0315832595920834" calcext:value-type="float">
            <text:p>0.0315832596</text:p>
          </table:table-cell>
          <table:table-cell table:style-name="Default" office:value-type="float" office:value="0.000372272476019429" calcext:value-type="float">
            <text:p>0.0003722725</text:p>
          </table:table-cell>
          <table:table-cell office:value-type="float" office:value="1.90969993606233" calcext:value-type="float">
            <text:p>1.9096999361</text:p>
          </table:table-cell>
          <table:table-cell office:value-type="float" office:value="0.00898026446480789" calcext:value-type="float">
            <text:p>0.0089802645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686316998009019" calcext:value-type="float">
            <text:p>0.0686316998</text:p>
          </table:table-cell>
          <table:table-cell office:value-type="float" office:value="0" calcext:value-type="float">
            <text:p>0</text:p>
          </table:table-cell>
          <table:table-cell office:value-type="float" office:value="0.0000829084127862971" calcext:value-type="float">
            <text:p>8.29E-05</text:p>
          </table:table-cell>
          <table:table-cell office:value-type="float" office:value="1.40236496358848" calcext:value-type="float">
            <text:p>1.4023649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636922312938257" calcext:value-type="float">
            <text:p>0.0636922313</text:p>
          </table:table-cell>
          <table:table-cell office:value-type="float" office:value="0.0487992133360215" calcext:value-type="float">
            <text:p>0.0487992133</text:p>
          </table:table-cell>
          <table:table-cell table:style-name="Default" office:value-type="float" office:value="0.000618058671163828" calcext:value-type="float">
            <text:p>0.0006180587</text:p>
          </table:table-cell>
          <table:table-cell office:value-type="float" office:value="2.21650375554539" calcext:value-type="float">
            <text:p>2.2165037555</text:p>
          </table:table-cell>
          <table:table-cell office:value-type="float" office:value="0.0103536768212615" calcext:value-type="float">
            <text:p>0.0103536768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11154252771473" calcext:value-type="float">
            <text:p>0.111542527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8802681141616" calcext:value-type="float">
            <text:p>0.0001688027</text:p>
          </table:table-cell>
          <table:table-cell office:value-type="float" office:value="1.28259164854213" calcext:value-type="float">
            <text:p>1.2825916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618548943948194" calcext:value-type="float">
            <text:p>0.0618548944</text:p>
          </table:table-cell>
          <table:table-cell office:value-type="float" office:value="0.0484701530650439" calcext:value-type="float">
            <text:p>0.0484701531</text:p>
          </table:table-cell>
          <table:table-cell table:style-name="Default" office:value-type="float" office:value="0.000617385898983653" calcext:value-type="float">
            <text:p>0.0006173859</text:p>
          </table:table-cell>
          <table:table-cell office:value-type="float" office:value="2.10791999045749" calcext:value-type="float">
            <text:p>2.1079199905</text:p>
          </table:table-cell>
          <table:table-cell office:value-type="float" office:value="0.0103333304035856" calcext:value-type="float">
            <text:p>0.0103333304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729914053140918" calcext:value-type="float">
            <text:p>0.0729914053</text:p>
          </table:table-cell>
          <table:table-cell office:value-type="float" office:value="0.0424360123508363" calcext:value-type="float">
            <text:p>0.0424360124</text:p>
          </table:table-cell>
          <table:table-cell table:style-name="Default" office:value-type="float" office:value="0.00054023248063405" calcext:value-type="float">
            <text:p>0.0005402325</text:p>
          </table:table-cell>
          <table:table-cell office:value-type="float" office:value="2.15857981240296" calcext:value-type="float">
            <text:p>2.1585798124</text:p>
          </table:table-cell>
          <table:table-cell office:value-type="float" office:value="0.00998279839265503" calcext:value-type="float">
            <text:p>0.0099827984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12270303974909" calcext:value-type="float">
            <text:p>0.122703039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5165390545007" calcext:value-type="float">
            <text:p>0.0001351654</text:p>
          </table:table-cell>
          <table:table-cell office:value-type="float" office:value="1.54644212614445" calcext:value-type="float">
            <text:p>1.546442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673843433415842" calcext:value-type="float">
            <text:p>0.0673843433</text:p>
          </table:table-cell>
          <table:table-cell office:value-type="float" office:value="0.0520507458791069" calcext:value-type="float">
            <text:p>0.0520507459</text:p>
          </table:table-cell>
          <table:table-cell table:style-name="Default" office:value-type="float" office:value="0.000668571514603947" calcext:value-type="float">
            <text:p>0.0006685715</text:p>
          </table:table-cell>
          <table:table-cell office:value-type="float" office:value="2.10049892681439" calcext:value-type="float">
            <text:p>2.1004989268</text:p>
          </table:table-cell>
          <table:table-cell office:value-type="float" office:value="0.0105901413576004" calcext:value-type="float">
            <text:p>0.0105901414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110064608080089" calcext:value-type="float">
            <text:p>0.110064608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4019584838813" calcext:value-type="float">
            <text:p>0.0001140196</text:p>
          </table:table-cell>
          <table:table-cell office:value-type="float" office:value="1.19012404585101" calcext:value-type="float">
            <text:p>1.19012404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943316202634948" calcext:value-type="float">
            <text:p>0.09433162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2477714225526" calcext:value-type="float">
            <text:p>0.0001124777</text:p>
          </table:table-cell>
          <table:table-cell office:value-type="float" office:value="1.83195372617494" calcext:value-type="float">
            <text:p>1.8319537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692150736065843" calcext:value-type="float">
            <text:p>0.0692150736</text:p>
          </table:table-cell>
          <table:table-cell office:value-type="float" office:value="0.053913854392186" calcext:value-type="float">
            <text:p>0.0539138544</text:p>
          </table:table-cell>
          <table:table-cell table:style-name="Default" office:value-type="float" office:value="0.000694111722532607" calcext:value-type="float">
            <text:p>0.0006941117</text:p>
          </table:table-cell>
          <table:table-cell office:value-type="float" office:value="2.0576111390989" calcext:value-type="float">
            <text:p>2.0576111391</text:p>
          </table:table-cell>
          <table:table-cell office:value-type="float" office:value="0.0107600793822019" calcext:value-type="float">
            <text:p>0.0107600794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660921911920386" calcext:value-type="float">
            <text:p>0.0660921912</text:p>
          </table:table-cell>
          <table:table-cell office:value-type="float" office:value="0.0511590770261224" calcext:value-type="float">
            <text:p>0.051159077</text:p>
          </table:table-cell>
          <table:table-cell table:style-name="Default" office:value-type="float" office:value="0.000656935176981165" calcext:value-type="float">
            <text:p>0.0006569352</text:p>
          </table:table-cell>
          <table:table-cell office:value-type="float" office:value="2.01314981272648" calcext:value-type="float">
            <text:p>2.0131498127</text:p>
          </table:table-cell>
          <table:table-cell office:value-type="float" office:value="0.0106393672680731" calcext:value-type="float">
            <text:p>0.0106393673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51033756234054" calcext:value-type="float">
            <text:p>0.0510337562</text:p>
          </table:table-cell>
          <table:table-cell office:value-type="float" office:value="0.0449854376406017" calcext:value-type="float">
            <text:p>0.0449854376</text:p>
          </table:table-cell>
          <table:table-cell table:style-name="Default" office:value-type="float" office:value="0.000557933945515968" calcext:value-type="float">
            <text:p>0.0005579339</text:p>
          </table:table-cell>
          <table:table-cell office:value-type="float" office:value="2.00845341347213" calcext:value-type="float">
            <text:p>2.0084534135</text:p>
          </table:table-cell>
          <table:table-cell office:value-type="float" office:value="0.0102563241902591" calcext:value-type="float">
            <text:p>0.0102563242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147167900760282" calcext:value-type="float">
            <text:p>0.14716790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8850937809253" calcext:value-type="float">
            <text:p>0.0001588509</text:p>
          </table:table-cell>
          <table:table-cell office:value-type="float" office:value="1.46165437841123" calcext:value-type="float">
            <text:p>1.4616543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609062720565914" calcext:value-type="float">
            <text:p>0.0609062721</text:p>
          </table:table-cell>
          <table:table-cell office:value-type="float" office:value="0.048210286570765" calcext:value-type="float">
            <text:p>0.0482102866</text:p>
          </table:table-cell>
          <table:table-cell table:style-name="Default" office:value-type="float" office:value="0.000611781122884804" calcext:value-type="float">
            <text:p>0.0006117811</text:p>
          </table:table-cell>
          <table:table-cell office:value-type="float" office:value="2.02288723110457" calcext:value-type="float">
            <text:p>2.0228872311</text:p>
          </table:table-cell>
          <table:table-cell office:value-type="float" office:value="0.0103822072068241" calcext:value-type="float">
            <text:p>0.0103822072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570089145707037" calcext:value-type="float">
            <text:p>0.0570089146</text:p>
          </table:table-cell>
          <table:table-cell office:value-type="float" office:value="0.0473367167712172" calcext:value-type="float">
            <text:p>0.0473367168</text:p>
          </table:table-cell>
          <table:table-cell table:style-name="Default" office:value-type="float" office:value="0.000598080443414296" calcext:value-type="float">
            <text:p>0.0005980804</text:p>
          </table:table-cell>
          <table:table-cell office:value-type="float" office:value="1.79219583091243" calcext:value-type="float">
            <text:p>1.7921958309</text:p>
          </table:table-cell>
          <table:table-cell office:value-type="float" office:value="0.0102733873218923" calcext:value-type="float">
            <text:p>0.0102733873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696301424769174" calcext:value-type="float">
            <text:p>0.0696301425</text:p>
          </table:table-cell>
          <table:table-cell office:value-type="float" office:value="0.0531458697408717" calcext:value-type="float">
            <text:p>0.0531458697</text:p>
          </table:table-cell>
          <table:table-cell table:style-name="Default" office:value-type="float" office:value="0.000684651495330782" calcext:value-type="float">
            <text:p>0.0006846515</text:p>
          </table:table-cell>
          <table:table-cell office:value-type="float" office:value="1.40942597025239" calcext:value-type="float">
            <text:p>1.4094259703</text:p>
          </table:table-cell>
          <table:table-cell office:value-type="float" office:value="0.0107833595654146" calcext:value-type="float">
            <text:p>0.0107833596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690284922440667" calcext:value-type="float">
            <text:p>0.0690284922</text:p>
          </table:table-cell>
          <table:table-cell office:value-type="float" office:value="0" calcext:value-type="float">
            <text:p>0</text:p>
          </table:table-cell>
          <table:table-cell office:value-type="float" office:value="0.000094135526112552" calcext:value-type="float">
            <text:p>9.41E-05</text:p>
          </table:table-cell>
          <table:table-cell office:value-type="float" office:value="1.78046279227917" calcext:value-type="float">
            <text:p>1.78046279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721319711614777" calcext:value-type="float">
            <text:p>0.0721319712</text:p>
          </table:table-cell>
          <table:table-cell office:value-type="float" office:value="0" calcext:value-type="float">
            <text:p>0</text:p>
          </table:table-cell>
          <table:table-cell office:value-type="float" office:value="0.0000804789801599708" calcext:value-type="float">
            <text:p>8.05E-05</text:p>
          </table:table-cell>
          <table:table-cell office:value-type="float" office:value="0.842446383861571" calcext:value-type="float">
            <text:p>0.8424463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627715906549032" calcext:value-type="float">
            <text:p>0.0627715907</text:p>
          </table:table-cell>
          <table:table-cell office:value-type="float" office:value="0.0493050730598574" calcext:value-type="float">
            <text:p>0.0493050731</text:p>
          </table:table-cell>
          <table:table-cell table:style-name="Default" office:value-type="float" office:value="0.000630427110492317" calcext:value-type="float">
            <text:p>0.0006304271</text:p>
          </table:table-cell>
          <table:table-cell office:value-type="float" office:value="2.07694342768503" calcext:value-type="float">
            <text:p>2.0769434277</text:p>
          </table:table-cell>
          <table:table-cell office:value-type="float" office:value="0.0104141446975452" calcext:value-type="float">
            <text:p>0.0104141447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691448660659637" calcext:value-type="float">
            <text:p>0.0691448661</text:p>
          </table:table-cell>
          <table:table-cell office:value-type="float" office:value="0" calcext:value-type="float">
            <text:p>0</text:p>
          </table:table-cell>
          <table:table-cell office:value-type="float" office:value="0.000090386415162341" calcext:value-type="float">
            <text:p>9.04E-05</text:p>
          </table:table-cell>
          <table:table-cell office:value-type="float" office:value="1.44714651270431" calcext:value-type="float">
            <text:p>1.4471465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6391715976812" calcext:value-type="float">
            <text:p>0.0639171598</text:p>
          </table:table-cell>
          <table:table-cell office:value-type="float" office:value="0.0498071510987088" calcext:value-type="float">
            <text:p>0.0498071511</text:p>
          </table:table-cell>
          <table:table-cell table:style-name="Default" office:value-type="float" office:value="0.000638769674956612" calcext:value-type="float">
            <text:p>0.0006387697</text:p>
          </table:table-cell>
          <table:table-cell office:value-type="float" office:value="2.09220185690119" calcext:value-type="float">
            <text:p>2.0922018569</text:p>
          </table:table-cell>
          <table:table-cell office:value-type="float" office:value="0.0104240318567263" calcext:value-type="float">
            <text:p>0.0104240319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667155816280682" calcext:value-type="float">
            <text:p>0.0667155816</text:p>
          </table:table-cell>
          <table:table-cell office:value-type="float" office:value="0" calcext:value-type="float">
            <text:p>0</text:p>
          </table:table-cell>
          <table:table-cell office:value-type="float" office:value="0.0000867572537872156" calcext:value-type="float">
            <text:p>8.68E-05</text:p>
          </table:table-cell>
          <table:table-cell office:value-type="float" office:value="1.5294184331505" calcext:value-type="float">
            <text:p>1.52941843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646466575955839" calcext:value-type="float">
            <text:p>0.0646466576</text:p>
          </table:table-cell>
          <table:table-cell office:value-type="float" office:value="0" calcext:value-type="float">
            <text:p>0</text:p>
          </table:table-cell>
          <table:table-cell office:value-type="float" office:value="0.0000760580727158172" calcext:value-type="float">
            <text:p>7.61E-05</text:p>
          </table:table-cell>
          <table:table-cell office:value-type="float" office:value="0.87471362534798" calcext:value-type="float">
            <text:p>0.8747136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61075648389096" calcext:value-type="float">
            <text:p>0.0610756484</text:p>
          </table:table-cell>
          <table:table-cell office:value-type="float" office:value="0" calcext:value-type="float">
            <text:p>0</text:p>
          </table:table-cell>
          <table:table-cell office:value-type="float" office:value="0.000081599462771015" calcext:value-type="float">
            <text:p>8.16E-05</text:p>
          </table:table-cell>
          <table:table-cell office:value-type="float" office:value="1.69621049778964" calcext:value-type="float">
            <text:p>1.6962104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646081888336711" calcext:value-type="float">
            <text:p>0.0646081888</text:p>
          </table:table-cell>
          <table:table-cell office:value-type="float" office:value="0" calcext:value-type="float">
            <text:p>0</text:p>
          </table:table-cell>
          <table:table-cell office:value-type="float" office:value="0.0000832328870146594" calcext:value-type="float">
            <text:p>8.32E-05</text:p>
          </table:table-cell>
          <table:table-cell office:value-type="float" office:value="1.48749402678764" calcext:value-type="float">
            <text:p>1.48749402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577422072380152" calcext:value-type="float">
            <text:p>0.0577422072</text:p>
          </table:table-cell>
          <table:table-cell office:value-type="float" office:value="0.0473232532995449" calcext:value-type="float">
            <text:p>0.0473232533</text:p>
          </table:table-cell>
          <table:table-cell table:style-name="Default" office:value-type="float" office:value="0.000599319807100952" calcext:value-type="float">
            <text:p>0.0005993198</text:p>
          </table:table-cell>
          <table:table-cell office:value-type="float" office:value="2.123810509186" calcext:value-type="float">
            <text:p>2.1238105092</text:p>
          </table:table-cell>
          <table:table-cell office:value-type="float" office:value="0.0102520879369537" calcext:value-type="float">
            <text:p>0.0102520879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642967454678274" calcext:value-type="float">
            <text:p>0.0642967455</text:p>
          </table:table-cell>
          <table:table-cell office:value-type="float" office:value="0.0499623571253682" calcext:value-type="float">
            <text:p>0.0499623571</text:p>
          </table:table-cell>
          <table:table-cell table:style-name="Default" office:value-type="float" office:value="0.000641013571760272" calcext:value-type="float">
            <text:p>0.0006410136</text:p>
          </table:table-cell>
          <table:table-cell office:value-type="float" office:value="2.11841611011125" calcext:value-type="float">
            <text:p>2.1184161101</text:p>
          </table:table-cell>
          <table:table-cell office:value-type="float" office:value="0.0104177747950274" calcext:value-type="float">
            <text:p>0.0104177748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717029303778262" calcext:value-type="float">
            <text:p>0.0717029304</text:p>
          </table:table-cell>
          <table:table-cell office:value-type="float" office:value="0.0415579456667553" calcext:value-type="float">
            <text:p>0.0415579457</text:p>
          </table:table-cell>
          <table:table-cell table:style-name="Default" office:value-type="float" office:value="0.000529312121335854" calcext:value-type="float">
            <text:p>0.0005293121</text:p>
          </table:table-cell>
          <table:table-cell office:value-type="float" office:value="1.82073862000876" calcext:value-type="float">
            <text:p>1.82073862</text:p>
          </table:table-cell>
          <table:table-cell office:value-type="float" office:value="0.0099308550115864" calcext:value-type="float">
            <text:p>0.009930855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649426860851053" calcext:value-type="float">
            <text:p>0.0649426861</text:p>
          </table:table-cell>
          <table:table-cell office:value-type="float" office:value="0.0505520418539666" calcext:value-type="float">
            <text:p>0.0505520419</text:p>
          </table:table-cell>
          <table:table-cell table:style-name="Default" office:value-type="float" office:value="0.000649670313112071" calcext:value-type="float">
            <text:p>0.0006496703</text:p>
          </table:table-cell>
          <table:table-cell office:value-type="float" office:value="2.01718306878315" calcext:value-type="float">
            <text:p>2.0171830688</text:p>
          </table:table-cell>
          <table:table-cell office:value-type="float" office:value="0.0105559137743606" calcext:value-type="float">
            <text:p>0.0105559138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945301322952643" calcext:value-type="float">
            <text:p>0.0945301323</text:p>
          </table:table-cell>
          <table:table-cell office:value-type="float" office:value="0.0589642054883866" calcext:value-type="float">
            <text:p>0.0589642055</text:p>
          </table:table-cell>
          <table:table-cell table:style-name="Default" office:value-type="float" office:value="0.000773872913804996" calcext:value-type="float">
            <text:p>0.0007738729</text:p>
          </table:table-cell>
          <table:table-cell office:value-type="float" office:value="2.45420816505646" calcext:value-type="float">
            <text:p>2.4542081651</text:p>
          </table:table-cell>
          <table:table-cell office:value-type="float" office:value="0.0110910232186789" calcext:value-type="float">
            <text:p>0.0110910232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632786218092639" calcext:value-type="float">
            <text:p>0.0632786218</text:p>
          </table:table-cell>
          <table:table-cell office:value-type="float" office:value="0" calcext:value-type="float">
            <text:p>0</text:p>
          </table:table-cell>
          <table:table-cell office:value-type="float" office:value="0.0000712634241168431" calcext:value-type="float">
            <text:p>7.13E-05</text:p>
          </table:table-cell>
          <table:table-cell office:value-type="float" office:value="0.461115514211136" calcext:value-type="float">
            <text:p>0.4611155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704202157869922" calcext:value-type="float">
            <text:p>0.0704202158</text:p>
          </table:table-cell>
          <table:table-cell office:value-type="float" office:value="0" calcext:value-type="float">
            <text:p>0</text:p>
          </table:table-cell>
          <table:table-cell office:value-type="float" office:value="0.0000955369830626826" calcext:value-type="float">
            <text:p>9.55E-05</text:p>
          </table:table-cell>
          <table:table-cell office:value-type="float" office:value="1.76318713528904" calcext:value-type="float">
            <text:p>1.7631871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579808322855889" calcext:value-type="float">
            <text:p>0.0579808323</text:p>
          </table:table-cell>
          <table:table-cell office:value-type="float" office:value="0.0473073394343731" calcext:value-type="float">
            <text:p>0.0473073394</text:p>
          </table:table-cell>
          <table:table-cell table:style-name="Default" office:value-type="float" office:value="0.000596029385005226" calcext:value-type="float">
            <text:p>0.0005960294</text:p>
          </table:table-cell>
          <table:table-cell office:value-type="float" office:value="2.13738876167176" calcext:value-type="float">
            <text:p>2.1373887617</text:p>
          </table:table-cell>
          <table:table-cell office:value-type="float" office:value="0.0101908085900431" calcext:value-type="float">
            <text:p>0.0101908086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689195746023766" calcext:value-type="float">
            <text:p>0.0689195746</text:p>
          </table:table-cell>
          <table:table-cell office:value-type="float" office:value="0" calcext:value-type="float">
            <text:p>0</text:p>
          </table:table-cell>
          <table:table-cell office:value-type="float" office:value="0.0000858271514935058" calcext:value-type="float">
            <text:p>8.58E-05</text:p>
          </table:table-cell>
          <table:table-cell office:value-type="float" office:value="1.09440880207921" calcext:value-type="float">
            <text:p>1.0944088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643260470364558" calcext:value-type="float">
            <text:p>0.064326047</text:p>
          </table:table-cell>
          <table:table-cell office:value-type="float" office:value="0.0503140876575267" calcext:value-type="float">
            <text:p>0.0503140877</text:p>
          </table:table-cell>
          <table:table-cell table:style-name="Default" office:value-type="float" office:value="0.000644430643242715" calcext:value-type="float">
            <text:p>0.0006444306</text:p>
          </table:table-cell>
          <table:table-cell office:value-type="float" office:value="2.12215003355299" calcext:value-type="float">
            <text:p>2.1221500336</text:p>
          </table:table-cell>
          <table:table-cell office:value-type="float" office:value="0.0104438545962086" calcext:value-type="float">
            <text:p>0.0104438546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522695912189076" calcext:value-type="float">
            <text:p>0.0522695912</text:p>
          </table:table-cell>
          <table:table-cell office:value-type="float" office:value="0.0453301342232411" calcext:value-type="float">
            <text:p>0.0453301342</text:p>
          </table:table-cell>
          <table:table-cell table:style-name="Default" office:value-type="float" office:value="0.000560897348048824" calcext:value-type="float">
            <text:p>0.0005608973</text:p>
          </table:table-cell>
          <table:table-cell office:value-type="float" office:value="2.09914105367059" calcext:value-type="float">
            <text:p>2.0991410537</text:p>
          </table:table-cell>
          <table:table-cell office:value-type="float" office:value="0.0100992332617432" calcext:value-type="float">
            <text:p>0.0100992333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647672185951088" calcext:value-type="float">
            <text:p>0.0647672186</text:p>
          </table:table-cell>
          <table:table-cell office:value-type="float" office:value="0.0497440958693711" calcext:value-type="float">
            <text:p>0.0497440959</text:p>
          </table:table-cell>
          <table:table-cell table:style-name="Default" office:value-type="float" office:value="0.000635669646119955" calcext:value-type="float">
            <text:p>0.0006356696</text:p>
          </table:table-cell>
          <table:table-cell office:value-type="float" office:value="2.16367635028683" calcext:value-type="float">
            <text:p>2.1636763503</text:p>
          </table:table-cell>
          <table:table-cell office:value-type="float" office:value="0.0103963330263613" calcext:value-type="float">
            <text:p>0.010396333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710521002878011" calcext:value-type="float">
            <text:p>0.0710521003</text:p>
          </table:table-cell>
          <table:table-cell office:value-type="float" office:value="0" calcext:value-type="float">
            <text:p>0</text:p>
          </table:table-cell>
          <table:table-cell office:value-type="float" office:value="0.000095973393643455" calcext:value-type="float">
            <text:p>9.60E-05</text:p>
          </table:table-cell>
          <table:table-cell office:value-type="float" office:value="1.77759118530006" calcext:value-type="float">
            <text:p>1.7775911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950978750196668" calcext:value-type="float">
            <text:p>0.095097875</text:p>
          </table:table-cell>
          <table:table-cell office:value-type="float" office:value="0.0311033499438298" calcext:value-type="float">
            <text:p>0.0311033499</text:p>
          </table:table-cell>
          <table:table-cell table:style-name="Default" office:value-type="float" office:value="0.000399607884641729" calcext:value-type="float">
            <text:p>0.0003996079</text:p>
          </table:table-cell>
          <table:table-cell office:value-type="float" office:value="2.37362391501233" calcext:value-type="float">
            <text:p>2.373623915</text:p>
          </table:table-cell>
          <table:table-cell office:value-type="float" office:value="0.00936819910638364" calcext:value-type="float">
            <text:p>0.0093681991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571849093806283" calcext:value-type="float">
            <text:p>0.0571849094</text:p>
          </table:table-cell>
          <table:table-cell office:value-type="float" office:value="0.046990490687439" calcext:value-type="float">
            <text:p>0.0469904907</text:p>
          </table:table-cell>
          <table:table-cell table:style-name="Default" office:value-type="float" office:value="0.000593201542237152" calcext:value-type="float">
            <text:p>0.0005932015</text:p>
          </table:table-cell>
          <table:table-cell office:value-type="float" office:value="2.14812180130404" calcext:value-type="float">
            <text:p>2.1481218013</text:p>
          </table:table-cell>
          <table:table-cell office:value-type="float" office:value="0.0102057333126122" calcext:value-type="float">
            <text:p>0.0102057333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674495141086784" calcext:value-type="float">
            <text:p>0.0674495141</text:p>
          </table:table-cell>
          <table:table-cell office:value-type="float" office:value="0.0521113948667474" calcext:value-type="float">
            <text:p>0.0521113949</text:p>
          </table:table-cell>
          <table:table-cell table:style-name="Default" office:value-type="float" office:value="0.000667612496206299" calcext:value-type="float">
            <text:p>0.0006676125</text:p>
          </table:table-cell>
          <table:table-cell office:value-type="float" office:value="2.12467450152006" calcext:value-type="float">
            <text:p>2.1246745015</text:p>
          </table:table-cell>
          <table:table-cell office:value-type="float" office:value="0.010573190385091" calcext:value-type="float">
            <text:p>0.0105731904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149587058324432" calcext:value-type="float">
            <text:p>0.1495870583</text:p>
          </table:table-cell>
          <table:table-cell office:value-type="float" office:value="0.0366805878457064" calcext:value-type="float">
            <text:p>0.0366805878</text:p>
          </table:table-cell>
          <table:table-cell table:style-name="Default" office:value-type="float" office:value="0.000494529117616548" calcext:value-type="float">
            <text:p>0.0004945291</text:p>
          </table:table-cell>
          <table:table-cell office:value-type="float" office:value="2.18206492431027" calcext:value-type="float">
            <text:p>2.1820649243</text:p>
          </table:table-cell>
          <table:table-cell office:value-type="float" office:value="0.00942824985439717" calcext:value-type="float">
            <text:p>0.0094282499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708056121153924" calcext:value-type="float">
            <text:p>0.0708056121</text:p>
          </table:table-cell>
          <table:table-cell office:value-type="float" office:value="0.0485465189984816" calcext:value-type="float">
            <text:p>0.048546519</text:p>
          </table:table-cell>
          <table:table-cell table:style-name="Default" office:value-type="float" office:value="0.000638933566623312" calcext:value-type="float">
            <text:p>0.0006389336</text:p>
          </table:table-cell>
          <table:table-cell office:value-type="float" office:value="2.29414310044162" calcext:value-type="float">
            <text:p>2.2941431004</text:p>
          </table:table-cell>
          <table:table-cell office:value-type="float" office:value="0.0100357565134178" calcext:value-type="float">
            <text:p>0.0100357565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714577630728421" calcext:value-type="float">
            <text:p>0.0714577631</text:p>
          </table:table-cell>
          <table:table-cell office:value-type="float" office:value="0.0489504181863207" calcext:value-type="float">
            <text:p>0.0489504182</text:p>
          </table:table-cell>
          <table:table-cell table:style-name="Default" office:value-type="float" office:value="0.000645795048103473" calcext:value-type="float">
            <text:p>0.000645795</text:p>
          </table:table-cell>
          <table:table-cell office:value-type="float" office:value="2.1949677542136" calcext:value-type="float">
            <text:p>2.1949677542</text:p>
          </table:table-cell>
          <table:table-cell office:value-type="float" office:value="0.0100997164116422" calcext:value-type="float">
            <text:p>0.0100997164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893728897479507" calcext:value-type="float">
            <text:p>0.0893728897</text:p>
          </table:table-cell>
          <table:table-cell office:value-type="float" office:value="0.0345004931652844" calcext:value-type="float">
            <text:p>0.0345004932</text:p>
          </table:table-cell>
          <table:table-cell table:style-name="Default" office:value-type="float" office:value="0.000457159557504231" calcext:value-type="float">
            <text:p>0.0004571596</text:p>
          </table:table-cell>
          <table:table-cell office:value-type="float" office:value="1.64640870462324" calcext:value-type="float">
            <text:p>1.6464087046</text:p>
          </table:table-cell>
          <table:table-cell office:value-type="float" office:value="0.00932178865266273" calcext:value-type="float">
            <text:p>0.0093217887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150010334259566" calcext:value-type="float">
            <text:p>0.1500103343</text:p>
          </table:table-cell>
          <table:table-cell office:value-type="float" office:value="0.0514950773353228" calcext:value-type="float">
            <text:p>0.0514950773</text:p>
          </table:table-cell>
          <table:table-cell table:style-name="Default" office:value-type="float" office:value="0.000693928486434974" calcext:value-type="float">
            <text:p>0.0006939285</text:p>
          </table:table-cell>
          <table:table-cell office:value-type="float" office:value="2.54290743997563" calcext:value-type="float">
            <text:p>2.54290744</text:p>
          </table:table-cell>
          <table:table-cell office:value-type="float" office:value="0.010274768509329" calcext:value-type="float">
            <text:p>0.0102747685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732171862147608" calcext:value-type="float">
            <text:p>0.0732171862</text:p>
          </table:table-cell>
          <table:table-cell office:value-type="float" office:value="0.0504604957070587" calcext:value-type="float">
            <text:p>0.0504604957</text:p>
          </table:table-cell>
          <table:table-cell table:style-name="Default" office:value-type="float" office:value="0.000669927114374705" calcext:value-type="float">
            <text:p>0.0006699271</text:p>
          </table:table-cell>
          <table:table-cell office:value-type="float" office:value="2.07423673472497" calcext:value-type="float">
            <text:p>2.0742367347</text:p>
          </table:table-cell>
          <table:table-cell office:value-type="float" office:value="0.0102149022184519" calcext:value-type="float">
            <text:p>0.0102149022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90768445413637" calcext:value-type="float">
            <text:p>0.0907684454</text:p>
          </table:table-cell>
          <table:table-cell office:value-type="float" office:value="0.0312227738741974" calcext:value-type="float">
            <text:p>0.0312227739</text:p>
          </table:table-cell>
          <table:table-cell table:style-name="Default" office:value-type="float" office:value="0.000426663058776995" calcext:value-type="float">
            <text:p>0.0004266631</text:p>
          </table:table-cell>
          <table:table-cell office:value-type="float" office:value="1.69064437079501" calcext:value-type="float">
            <text:p>1.6906443708</text:p>
          </table:table-cell>
          <table:table-cell office:value-type="float" office:value="0.00566348709158831" calcext:value-type="float">
            <text:p>0.0056634871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862153903615795" calcext:value-type="float">
            <text:p>0.08621539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695282845647" calcext:value-type="float">
            <text:p>0.0001036953</text:p>
          </table:table-cell>
          <table:table-cell office:value-type="float" office:value="1.7671380801737" calcext:value-type="float">
            <text:p>1.76713808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758632224373212" calcext:value-type="float">
            <text:p>0.0758632224</text:p>
          </table:table-cell>
          <table:table-cell office:value-type="float" office:value="0.051982444217843" calcext:value-type="float">
            <text:p>0.0519824442</text:p>
          </table:table-cell>
          <table:table-cell table:style-name="Default" office:value-type="float" office:value="0.000698849113772698" calcext:value-type="float">
            <text:p>0.0006988491</text:p>
          </table:table-cell>
          <table:table-cell office:value-type="float" office:value="2.07154508041524" calcext:value-type="float">
            <text:p>2.0715450804</text:p>
          </table:table-cell>
          <table:table-cell office:value-type="float" office:value="0.010454021603327" calcext:value-type="float">
            <text:p>0.0104540216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890611631412153" calcext:value-type="float">
            <text:p>0.0890611631</text:p>
          </table:table-cell>
          <table:table-cell office:value-type="float" office:value="0.0354245053704927" calcext:value-type="float">
            <text:p>0.0354245054</text:p>
          </table:table-cell>
          <table:table-cell table:style-name="Default" office:value-type="float" office:value="0.000467828698799356" calcext:value-type="float">
            <text:p>0.0004678287</text:p>
          </table:table-cell>
          <table:table-cell office:value-type="float" office:value="2.24002236347302" calcext:value-type="float">
            <text:p>2.2400223635</text:p>
          </table:table-cell>
          <table:table-cell office:value-type="float" office:value="0.00933367615093441" calcext:value-type="float">
            <text:p>0.0093336762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15535557718787" calcext:value-type="float">
            <text:p>0.155355577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6323807880331" calcext:value-type="float">
            <text:p>0.0001663238</text:p>
          </table:table-cell>
          <table:table-cell office:value-type="float" office:value="2.1859028993583" calcext:value-type="float">
            <text:p>2.18590289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708716062330678" calcext:value-type="float">
            <text:p>0.0708716062</text:p>
          </table:table-cell>
          <table:table-cell office:value-type="float" office:value="0.0491819919488888" calcext:value-type="float">
            <text:p>0.0491819919</text:p>
          </table:table-cell>
          <table:table-cell table:style-name="Default" office:value-type="float" office:value="0.000635538986879764" calcext:value-type="float">
            <text:p>0.000635539</text:p>
          </table:table-cell>
          <table:table-cell office:value-type="float" office:value="1.95992547008229" calcext:value-type="float">
            <text:p>1.9599254701</text:p>
          </table:table-cell>
          <table:table-cell office:value-type="float" office:value="0.00981349514808328" calcext:value-type="float">
            <text:p>0.0098134951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750668795659063" calcext:value-type="float">
            <text:p>0.07506687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391952554146" calcext:value-type="float">
            <text:p>0.000100392</text:p>
          </table:table-cell>
          <table:table-cell office:value-type="float" office:value="1.65186749782902" calcext:value-type="float">
            <text:p>1.6518674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652604218148745" calcext:value-type="float">
            <text:p>0.0652604218</text:p>
          </table:table-cell>
          <table:table-cell office:value-type="float" office:value="0" calcext:value-type="float">
            <text:p>0</text:p>
          </table:table-cell>
          <table:table-cell office:value-type="float" office:value="0.0000784211100014766" calcext:value-type="float">
            <text:p>7.84E-05</text:p>
          </table:table-cell>
          <table:table-cell office:value-type="float" office:value="1.13292040115119" calcext:value-type="float">
            <text:p>1.1329204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183083218969104" calcext:value-type="float">
            <text:p>0.1830832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53803538237362" calcext:value-type="float">
            <text:p>0.0002538035</text:p>
          </table:table-cell>
          <table:table-cell office:value-type="float" office:value="1.47372787387994" calcext:value-type="float">
            <text:p>1.4737278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290315512111562" calcext:value-type="float">
            <text:p>0.2903155121</text:p>
          </table:table-cell>
          <table:table-cell office:value-type="float" office:value="0.0134546467993869" calcext:value-type="float">
            <text:p>0.0134546468</text:p>
          </table:table-cell>
          <table:table-cell table:style-name="Default" office:value-type="float" office:value="0.00024020023238847" calcext:value-type="float">
            <text:p>0.0002402002</text:p>
          </table:table-cell>
          <table:table-cell office:value-type="float" office:value="3.38577322598159" calcext:value-type="float">
            <text:p>3.385773226</text:p>
          </table:table-cell>
          <table:table-cell office:value-type="float" office:value="0.00689597877545612" calcext:value-type="float">
            <text:p>0.0068959788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786101682131168" calcext:value-type="float">
            <text:p>0.0786101682</text:p>
          </table:table-cell>
          <table:table-cell office:value-type="float" office:value="0.0514847818850302" calcext:value-type="float">
            <text:p>0.0514847819</text:p>
          </table:table-cell>
          <table:table-cell table:style-name="Default" office:value-type="float" office:value="0.00067763829944575" calcext:value-type="float">
            <text:p>0.0006776383</text:p>
          </table:table-cell>
          <table:table-cell office:value-type="float" office:value="2.12852813149974" calcext:value-type="float">
            <text:p>2.1285281315</text:p>
          </table:table-cell>
          <table:table-cell office:value-type="float" office:value="0.00997761623447617" calcext:value-type="float">
            <text:p>0.0099776162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7571324839935" calcext:value-type="float">
            <text:p>0.0757132484</text:p>
          </table:table-cell>
          <table:table-cell office:value-type="float" office:value="0" calcext:value-type="float">
            <text:p>0</text:p>
          </table:table-cell>
          <table:table-cell office:value-type="float" office:value="0.0000909887967663846" calcext:value-type="float">
            <text:p>9.10E-05</text:p>
          </table:table-cell>
          <table:table-cell office:value-type="float" office:value="0.786726996416776" calcext:value-type="float">
            <text:p>0.7867269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708240883579862" calcext:value-type="float">
            <text:p>0.0708240884</text:p>
          </table:table-cell>
          <table:table-cell office:value-type="float" office:value="0.0489795655426402" calcext:value-type="float">
            <text:p>0.0489795655</text:p>
          </table:table-cell>
          <table:table-cell table:style-name="Default" office:value-type="float" office:value="0.000647340926640426" calcext:value-type="float">
            <text:p>0.0006473409</text:p>
          </table:table-cell>
          <table:table-cell office:value-type="float" office:value="2.20221970235353" calcext:value-type="float">
            <text:p>2.2022197024</text:p>
          </table:table-cell>
          <table:table-cell office:value-type="float" office:value="0.0100748789078484" calcext:value-type="float">
            <text:p>0.0100748789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154962418972443" calcext:value-type="float">
            <text:p>0.154962419</text:p>
          </table:table-cell>
          <table:table-cell office:value-type="float" office:value="0.0446696742794246" calcext:value-type="float">
            <text:p>0.0446696743</text:p>
          </table:table-cell>
          <table:table-cell table:style-name="Default" office:value-type="float" office:value="0.000593878091745601" calcext:value-type="float">
            <text:p>0.0005938781</text:p>
          </table:table-cell>
          <table:table-cell office:value-type="float" office:value="2.22173485259555" calcext:value-type="float">
            <text:p>2.2217348526</text:p>
          </table:table-cell>
          <table:table-cell office:value-type="float" office:value="0.00964604638144698" calcext:value-type="float">
            <text:p>0.0096460464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127602712742526" calcext:value-type="float">
            <text:p>0.12760271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3010588391278" calcext:value-type="float">
            <text:p>0.0001530106</text:p>
          </table:table-cell>
          <table:table-cell office:value-type="float" office:value="1.45091916070045" calcext:value-type="float">
            <text:p>1.45091916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608088597535707" calcext:value-type="float">
            <text:p>0.0608088598</text:p>
          </table:table-cell>
          <table:table-cell office:value-type="float" office:value="0" calcext:value-type="float">
            <text:p>0</text:p>
          </table:table-cell>
          <table:table-cell office:value-type="float" office:value="0.0000665891957371656" calcext:value-type="float">
            <text:p>6.66E-05</text:p>
          </table:table-cell>
          <table:table-cell office:value-type="float" office:value="0.808103395059507" calcext:value-type="float">
            <text:p>0.8081033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76669437629646" calcext:value-type="float">
            <text:p>0.0766694376</text:p>
          </table:table-cell>
          <table:table-cell office:value-type="float" office:value="0" calcext:value-type="float">
            <text:p>0</text:p>
          </table:table-cell>
          <table:table-cell office:value-type="float" office:value="0.0000973534560560465" calcext:value-type="float">
            <text:p>9.74E-05</text:p>
          </table:table-cell>
          <table:table-cell office:value-type="float" office:value="1.28921749813751" calcext:value-type="float">
            <text:p>1.28921749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163671930319632" calcext:value-type="float">
            <text:p>0.16367193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7967784048568" calcext:value-type="float">
            <text:p>0.0001879678</text:p>
          </table:table-cell>
          <table:table-cell office:value-type="float" office:value="1.21288921228608" calcext:value-type="float">
            <text:p>1.21288921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13611120603191" calcext:value-type="float">
            <text:p>0.1361112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9064510489773" calcext:value-type="float">
            <text:p>0.0001590645</text:p>
          </table:table-cell>
          <table:table-cell office:value-type="float" office:value="1.80556405552256" calcext:value-type="float">
            <text:p>1.80556405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13035723291495" calcext:value-type="float">
            <text:p>0.1303572329</text:p>
          </table:table-cell>
          <table:table-cell office:value-type="float" office:value="0.0403391834359588" calcext:value-type="float">
            <text:p>0.0403391834</text:p>
          </table:table-cell>
          <table:table-cell table:style-name="Default" office:value-type="float" office:value="0.000543657142808044" calcext:value-type="float">
            <text:p>0.0005436571</text:p>
          </table:table-cell>
          <table:table-cell office:value-type="float" office:value="2.11857415487425" calcext:value-type="float">
            <text:p>2.1185741549</text:p>
          </table:table-cell>
          <table:table-cell office:value-type="float" office:value="0.00957988082932639" calcext:value-type="float">
            <text:p>0.0095798808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790205780799668" calcext:value-type="float">
            <text:p>0.0790205781</text:p>
          </table:table-cell>
          <table:table-cell office:value-type="float" office:value="0.0432305026055778" calcext:value-type="float">
            <text:p>0.0432305026</text:p>
          </table:table-cell>
          <table:table-cell table:style-name="Default" office:value-type="float" office:value="0.000568550339767268" calcext:value-type="float">
            <text:p>0.0005685503</text:p>
          </table:table-cell>
          <table:table-cell office:value-type="float" office:value="1.10343698552291" calcext:value-type="float">
            <text:p>1.1034369855</text:p>
          </table:table-cell>
          <table:table-cell office:value-type="float" office:value="0.00987986111790427" calcext:value-type="float">
            <text:p>0.0098798611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630684222447666" calcext:value-type="float">
            <text:p>0.0630684222</text:p>
          </table:table-cell>
          <table:table-cell office:value-type="float" office:value="0" calcext:value-type="float">
            <text:p>0</text:p>
          </table:table-cell>
          <table:table-cell office:value-type="float" office:value="0.0000692757437161137" calcext:value-type="float">
            <text:p>6.93E-05</text:p>
          </table:table-cell>
          <table:table-cell office:value-type="float" office:value="0.674562984901933" calcext:value-type="float">
            <text:p>0.6745629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680485863564304" calcext:value-type="float">
            <text:p>0.0680485864</text:p>
          </table:table-cell>
          <table:table-cell office:value-type="float" office:value="0" calcext:value-type="float">
            <text:p>0</text:p>
          </table:table-cell>
          <table:table-cell office:value-type="float" office:value="0.0000786794720564444" calcext:value-type="float">
            <text:p>7.87E-05</text:p>
          </table:table-cell>
          <table:table-cell office:value-type="float" office:value="0.745986669081348" calcext:value-type="float">
            <text:p>0.74598666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529786550518826" calcext:value-type="float">
            <text:p>0.0529786551</text:p>
          </table:table-cell>
          <table:table-cell office:value-type="float" office:value="0" calcext:value-type="float">
            <text:p>0</text:p>
          </table:table-cell>
          <table:table-cell office:value-type="float" office:value="0.0000504059680904704" calcext:value-type="float">
            <text:p>5.04E-05</text:p>
          </table:table-cell>
          <table:table-cell office:value-type="float" office:value="0.81161129714489" calcext:value-type="float">
            <text:p>0.81161129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714960922278401" calcext:value-type="float">
            <text:p>0.0714960922</text:p>
          </table:table-cell>
          <table:table-cell office:value-type="float" office:value="0" calcext:value-type="float">
            <text:p>0</text:p>
          </table:table-cell>
          <table:table-cell office:value-type="float" office:value="0.0000993459736041832" calcext:value-type="float">
            <text:p>9.93E-05</text:p>
          </table:table-cell>
          <table:table-cell office:value-type="float" office:value="1.87329495920256" calcext:value-type="float">
            <text:p>1.8732949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698291777014933" calcext:value-type="float">
            <text:p>0.0698291777</text:p>
          </table:table-cell>
          <table:table-cell office:value-type="float" office:value="0" calcext:value-type="float">
            <text:p>0</text:p>
          </table:table-cell>
          <table:table-cell office:value-type="float" office:value="0.0000901851674168561" calcext:value-type="float">
            <text:p>9.02E-05</text:p>
          </table:table-cell>
          <table:table-cell office:value-type="float" office:value="1.49322516639901" calcext:value-type="float">
            <text:p>1.4932251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86404330073581" calcext:value-type="float">
            <text:p>0.0864043301</text:p>
          </table:table-cell>
          <table:table-cell office:value-type="float" office:value="0.046460595144527" calcext:value-type="float">
            <text:p>0.0464605951</text:p>
          </table:table-cell>
          <table:table-cell table:style-name="Default" office:value-type="float" office:value="0.000600661246220552" calcext:value-type="float">
            <text:p>0.0006006612</text:p>
          </table:table-cell>
          <table:table-cell office:value-type="float" office:value="2.30675617687073" calcext:value-type="float">
            <text:p>2.3067561769</text:p>
          </table:table-cell>
          <table:table-cell office:value-type="float" office:value="0.0100580207593284" calcext:value-type="float">
            <text:p>0.0100580208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121182911324554" calcext:value-type="float">
            <text:p>0.1211829113</text:p>
          </table:table-cell>
          <table:table-cell office:value-type="float" office:value="0.0185990594219663" calcext:value-type="float">
            <text:p>0.0185990594</text:p>
          </table:table-cell>
          <table:table-cell table:style-name="Default" office:value-type="float" office:value="0.00027420456677091" calcext:value-type="float">
            <text:p>0.0002742046</text:p>
          </table:table-cell>
          <table:table-cell office:value-type="float" office:value="2.37903735201738" calcext:value-type="float">
            <text:p>2.379037352</text:p>
          </table:table-cell>
          <table:table-cell office:value-type="float" office:value="0.008027226311089" calcext:value-type="float">
            <text:p>0.0080272263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727920238034768" calcext:value-type="float">
            <text:p>0.0727920238</text:p>
          </table:table-cell>
          <table:table-cell office:value-type="float" office:value="0.0498156400937094" calcext:value-type="float">
            <text:p>0.0498156401</text:p>
          </table:table-cell>
          <table:table-cell table:style-name="Default" office:value-type="float" office:value="0.000661708627446782" calcext:value-type="float">
            <text:p>0.0006617086</text:p>
          </table:table-cell>
          <table:table-cell office:value-type="float" office:value="2.18888120681288" calcext:value-type="float">
            <text:p>2.1888812068</text:p>
          </table:table-cell>
          <table:table-cell office:value-type="float" office:value="0.0101816201415548" calcext:value-type="float">
            <text:p>0.0101816201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122612395976528" calcext:value-type="float">
            <text:p>0.122612396</text:p>
          </table:table-cell>
          <table:table-cell office:value-type="float" office:value="0.0186257546521575" calcext:value-type="float">
            <text:p>0.0186257547</text:p>
          </table:table-cell>
          <table:table-cell table:style-name="Default" office:value-type="float" office:value="0.000183063437731535" calcext:value-type="float">
            <text:p>0.0001830634</text:p>
          </table:table-cell>
          <table:table-cell office:value-type="float" office:value="2.05464269499653" calcext:value-type="float">
            <text:p>2.054642695</text:p>
          </table:table-cell>
          <table:table-cell office:value-type="float" office:value="0.00682247601503781" calcext:value-type="float">
            <text:p>0.006822476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770375080328529" calcext:value-type="float">
            <text:p>0.077037508</text:p>
          </table:table-cell>
          <table:table-cell office:value-type="float" office:value="0" calcext:value-type="float">
            <text:p>0</text:p>
          </table:table-cell>
          <table:table-cell office:value-type="float" office:value="0.0000846729039678584" calcext:value-type="float">
            <text:p>8.47E-05</text:p>
          </table:table-cell>
          <table:table-cell office:value-type="float" office:value="1.19411910971937" calcext:value-type="float">
            <text:p>1.19411910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123004407069512" calcext:value-type="float">
            <text:p>0.1230044071</text:p>
          </table:table-cell>
          <table:table-cell office:value-type="float" office:value="0.0184047751600002" calcext:value-type="float">
            <text:p>0.0184047752</text:p>
          </table:table-cell>
          <table:table-cell table:style-name="Default" office:value-type="float" office:value="0.00027375629860993" calcext:value-type="float">
            <text:p>0.0002737563</text:p>
          </table:table-cell>
          <table:table-cell office:value-type="float" office:value="2.29389011737425" calcext:value-type="float">
            <text:p>2.2938901174</text:p>
          </table:table-cell>
          <table:table-cell office:value-type="float" office:value="0.00794281571817291" calcext:value-type="float">
            <text:p>0.0079428157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773240789868083" calcext:value-type="float">
            <text:p>0.077324079</text:p>
          </table:table-cell>
          <table:table-cell office:value-type="float" office:value="0.0277157261541571" calcext:value-type="float">
            <text:p>0.0277157262</text:p>
          </table:table-cell>
          <table:table-cell table:style-name="Default" office:value-type="float" office:value="0.000426881031433075" calcext:value-type="float">
            <text:p>0.000426881</text:p>
          </table:table-cell>
          <table:table-cell office:value-type="float" office:value="2.13227228717618" calcext:value-type="float">
            <text:p>2.1322722872</text:p>
          </table:table-cell>
          <table:table-cell office:value-type="float" office:value="0.00583939932196394" calcext:value-type="float">
            <text:p>0.0058393993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12025062127252" calcext:value-type="float">
            <text:p>0.1202506213</text:p>
          </table:table-cell>
          <table:table-cell office:value-type="float" office:value="0.0201837859879302" calcext:value-type="float">
            <text:p>0.020183786</text:p>
          </table:table-cell>
          <table:table-cell table:style-name="Default" office:value-type="float" office:value="0.000336594311475955" calcext:value-type="float">
            <text:p>0.0003365943</text:p>
          </table:table-cell>
          <table:table-cell office:value-type="float" office:value="2.73844118261814" calcext:value-type="float">
            <text:p>2.7384411826</text:p>
          </table:table-cell>
          <table:table-cell office:value-type="float" office:value="0.00554273004714066" calcext:value-type="float">
            <text:p>0.00554273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697606520691823" calcext:value-type="float">
            <text:p>0.0697606521</text:p>
          </table:table-cell>
          <table:table-cell office:value-type="float" office:value="0" calcext:value-type="float">
            <text:p>0</text:p>
          </table:table-cell>
          <table:table-cell office:value-type="float" office:value="0.0000798443646682301" calcext:value-type="float">
            <text:p>7.98E-05</text:p>
          </table:table-cell>
          <table:table-cell office:value-type="float" office:value="0.58282899018979" calcext:value-type="float">
            <text:p>0.58282899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754763714434746" calcext:value-type="float">
            <text:p>0.0754763714</text:p>
          </table:table-cell>
          <table:table-cell office:value-type="float" office:value="0" calcext:value-type="float">
            <text:p>0</text:p>
          </table:table-cell>
          <table:table-cell office:value-type="float" office:value="0.0000966686288836841" calcext:value-type="float">
            <text:p>9.67E-05</text:p>
          </table:table-cell>
          <table:table-cell office:value-type="float" office:value="1.30588280075939" calcext:value-type="float">
            <text:p>1.305882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1266068848246" calcext:value-type="float">
            <text:p>0.1266068848</text:p>
          </table:table-cell>
          <table:table-cell office:value-type="float" office:value="0.0188777408970995" calcext:value-type="float">
            <text:p>0.0188777409</text:p>
          </table:table-cell>
          <table:table-cell table:style-name="Default" office:value-type="float" office:value="0.000272245438381119" calcext:value-type="float">
            <text:p>0.0002722454</text:p>
          </table:table-cell>
          <table:table-cell office:value-type="float" office:value="2.04702692036993" calcext:value-type="float">
            <text:p>2.0470269204</text:p>
          </table:table-cell>
          <table:table-cell office:value-type="float" office:value="0.00865229885790471" calcext:value-type="float">
            <text:p>0.0086522989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639244090195165" calcext:value-type="float">
            <text:p>0.063924409</text:p>
          </table:table-cell>
          <table:table-cell office:value-type="float" office:value="0" calcext:value-type="float">
            <text:p>0</text:p>
          </table:table-cell>
          <table:table-cell office:value-type="float" office:value="0.0000716004805511769" calcext:value-type="float">
            <text:p>7.16E-05</text:p>
          </table:table-cell>
          <table:table-cell office:value-type="float" office:value="0.707546797981776" calcext:value-type="float">
            <text:p>0.7075467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753864001175423" calcext:value-type="float">
            <text:p>0.0753864001</text:p>
          </table:table-cell>
          <table:table-cell office:value-type="float" office:value="0.0523025066664443" calcext:value-type="float">
            <text:p>0.0523025067</text:p>
          </table:table-cell>
          <table:table-cell table:style-name="Default" office:value-type="float" office:value="0.000696117493326086" calcext:value-type="float">
            <text:p>0.0006961175</text:p>
          </table:table-cell>
          <table:table-cell office:value-type="float" office:value="2.12277664725231" calcext:value-type="float">
            <text:p>2.1227766473</text:p>
          </table:table-cell>
          <table:table-cell office:value-type="float" office:value="0.0103619097626007" calcext:value-type="float">
            <text:p>0.0103619098</text:p>
          </table:table-cell>
        </table:table-row>
        <table:table-row table:style-name="ro2">
          <table:table-cell office:value-type="string" calcext:value-type="string">
            <text:p>s12351-3115-12-10-17-50n</text:p>
          </table:table-cell>
          <table:table-cell office:value-type="float" office:value="0.0763460758342458" calcext:value-type="float">
            <text:p>0.0763460758</text:p>
          </table:table-cell>
          <table:table-cell office:value-type="float" office:value="0" calcext:value-type="float">
            <text:p>0</text:p>
          </table:table-cell>
          <table:table-cell office:value-type="float" office:value="0.0000971939043150366" calcext:value-type="float">
            <text:p>9.72E-05</text:p>
          </table:table-cell>
          <table:table-cell office:value-type="float" office:value="1.29973054739051" calcext:value-type="float">
            <text:p>1.2997305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772639237990281" calcext:value-type="float">
            <text:p>0.0772639238</text:p>
          </table:table-cell>
          <table:table-cell office:value-type="float" office:value="0.0541793343460134" calcext:value-type="float">
            <text:p>0.0541793343</text:p>
          </table:table-cell>
          <table:table-cell table:style-name="Default" office:value-type="float" office:value="0.000718620032831423" calcext:value-type="float">
            <text:p>0.00071862</text:p>
          </table:table-cell>
          <table:table-cell office:value-type="float" office:value="2.05525991457663" calcext:value-type="float">
            <text:p>2.0552599146</text:p>
          </table:table-cell>
          <table:table-cell office:value-type="float" office:value="0.0105527784059502" calcext:value-type="float">
            <text:p>0.0105527784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716208922209538" calcext:value-type="float">
            <text:p>0.0716208922</text:p>
          </table:table-cell>
          <table:table-cell office:value-type="float" office:value="0.0491370396126485" calcext:value-type="float">
            <text:p>0.0491370396</text:p>
          </table:table-cell>
          <table:table-cell table:style-name="Default" office:value-type="float" office:value="0.000648832043359706" calcext:value-type="float">
            <text:p>0.000648832</text:p>
          </table:table-cell>
          <table:table-cell office:value-type="float" office:value="2.22385067793056" calcext:value-type="float">
            <text:p>2.2238506779</text:p>
          </table:table-cell>
          <table:table-cell office:value-type="float" office:value="0.0100950741589791" calcext:value-type="float">
            <text:p>0.0100950742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577960021083352" calcext:value-type="float">
            <text:p>0.0577960021</text:p>
          </table:table-cell>
          <table:table-cell office:value-type="float" office:value="0.0447808660732789" calcext:value-type="float">
            <text:p>0.0447808661</text:p>
          </table:table-cell>
          <table:table-cell table:style-name="Default" office:value-type="float" office:value="0.000575496552400197" calcext:value-type="float">
            <text:p>0.0005754966</text:p>
          </table:table-cell>
          <table:table-cell office:value-type="float" office:value="2.1940653934593" calcext:value-type="float">
            <text:p>2.1940653935</text:p>
          </table:table-cell>
          <table:table-cell office:value-type="float" office:value="0.00982441049434601" calcext:value-type="float">
            <text:p>0.0098244105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106791625041782" calcext:value-type="float">
            <text:p>0.106791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9346588644516" calcext:value-type="float">
            <text:p>0.0001193466</text:p>
          </table:table-cell>
          <table:table-cell office:value-type="float" office:value="1.56914549714809" calcext:value-type="float">
            <text:p>1.56914549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114719898354637" calcext:value-type="float">
            <text:p>0.1147198984</text:p>
          </table:table-cell>
          <table:table-cell office:value-type="float" office:value="0.0252806271373783" calcext:value-type="float">
            <text:p>0.0252806271</text:p>
          </table:table-cell>
          <table:table-cell table:style-name="Default" office:value-type="float" office:value="0.000333636582731159" calcext:value-type="float">
            <text:p>0.0003336366</text:p>
          </table:table-cell>
          <table:table-cell office:value-type="float" office:value="2.0788148065025" calcext:value-type="float">
            <text:p>2.0788148065</text:p>
          </table:table-cell>
          <table:table-cell office:value-type="float" office:value="0.00892155336564223" calcext:value-type="float">
            <text:p>0.0089215534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662281575647596" calcext:value-type="float">
            <text:p>0.0662281576</text:p>
          </table:table-cell>
          <table:table-cell office:value-type="float" office:value="0" calcext:value-type="float">
            <text:p>0</text:p>
          </table:table-cell>
          <table:table-cell office:value-type="float" office:value="0.0000907711878205519" calcext:value-type="float">
            <text:p>9.08E-05</text:p>
          </table:table-cell>
          <table:table-cell office:value-type="float" office:value="1.7677691663734" calcext:value-type="float">
            <text:p>1.7677691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719813428470614" calcext:value-type="float">
            <text:p>0.0719813428</text:p>
          </table:table-cell>
          <table:table-cell office:value-type="float" office:value="0" calcext:value-type="float">
            <text:p>0</text:p>
          </table:table-cell>
          <table:table-cell office:value-type="float" office:value="0.0000830624419491609" calcext:value-type="float">
            <text:p>8.31E-05</text:p>
          </table:table-cell>
          <table:table-cell office:value-type="float" office:value="0.527348668216798" calcext:value-type="float">
            <text:p>0.5273486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79334922853126" calcext:value-type="float">
            <text:p>0.0793349229</text:p>
          </table:table-cell>
          <table:table-cell office:value-type="float" office:value="0.0538690886744955" calcext:value-type="float">
            <text:p>0.0538690887</text:p>
          </table:table-cell>
          <table:table-cell table:style-name="Default" office:value-type="float" office:value="0.000717712434543445" calcext:value-type="float">
            <text:p>0.0007177124</text:p>
          </table:table-cell>
          <table:table-cell office:value-type="float" office:value="2.30401729030237" calcext:value-type="float">
            <text:p>2.3040172903</text:p>
          </table:table-cell>
          <table:table-cell office:value-type="float" office:value="0.0104542623475526" calcext:value-type="float">
            <text:p>0.0104542623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740390277217859" calcext:value-type="float">
            <text:p>0.0740390277</text:p>
          </table:table-cell>
          <table:table-cell office:value-type="float" office:value="0.0503420914568895" calcext:value-type="float">
            <text:p>0.0503420915</text:p>
          </table:table-cell>
          <table:table-cell table:style-name="Default" office:value-type="float" office:value="0.000669104733725629" calcext:value-type="float">
            <text:p>0.0006691047</text:p>
          </table:table-cell>
          <table:table-cell office:value-type="float" office:value="2.22635326191466" calcext:value-type="float">
            <text:p>2.2263532619</text:p>
          </table:table-cell>
          <table:table-cell office:value-type="float" office:value="0.0101805807850295" calcext:value-type="float">
            <text:p>0.0101805808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72840908450132" calcext:value-type="float">
            <text:p>0.0728409085</text:p>
          </table:table-cell>
          <table:table-cell office:value-type="float" office:value="0.050345141118821" calcext:value-type="float">
            <text:p>0.0503451411</text:p>
          </table:table-cell>
          <table:table-cell table:style-name="Default" office:value-type="float" office:value="0.000668512744540429" calcext:value-type="float">
            <text:p>0.0006685127</text:p>
          </table:table-cell>
          <table:table-cell office:value-type="float" office:value="2.15370873808848" calcext:value-type="float">
            <text:p>2.1537087381</text:p>
          </table:table-cell>
          <table:table-cell office:value-type="float" office:value="0.0102049001840343" calcext:value-type="float">
            <text:p>0.0102049002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785181759935795" calcext:value-type="float">
            <text:p>0.078518176</text:p>
          </table:table-cell>
          <table:table-cell office:value-type="float" office:value="0.0563358481192991" calcext:value-type="float">
            <text:p>0.0563358481</text:p>
          </table:table-cell>
          <table:table-cell table:style-name="Default" office:value-type="float" office:value="0.000750339844696738" calcext:value-type="float">
            <text:p>0.0007503398</text:p>
          </table:table-cell>
          <table:table-cell office:value-type="float" office:value="2.22514266878855" calcext:value-type="float">
            <text:p>2.2251426688</text:p>
          </table:table-cell>
          <table:table-cell office:value-type="float" office:value="0.0106355129098913" calcext:value-type="float">
            <text:p>0.0106355129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65256397216171" calcext:value-type="float">
            <text:p>0.0652563972</text:p>
          </table:table-cell>
          <table:table-cell office:value-type="float" office:value="0.0464998961306734" calcext:value-type="float">
            <text:p>0.0464998961</text:p>
          </table:table-cell>
          <table:table-cell table:style-name="Default" office:value-type="float" office:value="0.000609793979376477" calcext:value-type="float">
            <text:p>0.000609794</text:p>
          </table:table-cell>
          <table:table-cell office:value-type="float" office:value="2.23145435616899" calcext:value-type="float">
            <text:p>2.2314543562</text:p>
          </table:table-cell>
          <table:table-cell office:value-type="float" office:value="0.00992550569351228" calcext:value-type="float">
            <text:p>0.0099255057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655986996068342" calcext:value-type="float">
            <text:p>0.0655986996</text:p>
          </table:table-cell>
          <table:table-cell office:value-type="float" office:value="0.0467950927644287" calcext:value-type="float">
            <text:p>0.0467950928</text:p>
          </table:table-cell>
          <table:table-cell table:style-name="Default" office:value-type="float" office:value="0.000614923534094794" calcext:value-type="float">
            <text:p>0.0006149235</text:p>
          </table:table-cell>
          <table:table-cell office:value-type="float" office:value="2.17057643740976" calcext:value-type="float">
            <text:p>2.1705764374</text:p>
          </table:table-cell>
          <table:table-cell office:value-type="float" office:value="0.00994805775761092" calcext:value-type="float">
            <text:p>0.0099480578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774747014275952" calcext:value-type="float">
            <text:p>0.07747470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480911893759" calcext:value-type="float">
            <text:p>0.0001034809</text:p>
          </table:table-cell>
          <table:table-cell office:value-type="float" office:value="1.64853774415066" calcext:value-type="float">
            <text:p>1.6485377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765366300149759" calcext:value-type="float">
            <text:p>0.07653663</text:p>
          </table:table-cell>
          <table:table-cell office:value-type="float" office:value="0" calcext:value-type="float">
            <text:p>0</text:p>
          </table:table-cell>
          <table:table-cell office:value-type="float" office:value="0.000099037653981394" calcext:value-type="float">
            <text:p>9.90E-05</text:p>
          </table:table-cell>
          <table:table-cell office:value-type="float" office:value="1.39748195971239" calcext:value-type="float">
            <text:p>1.3974819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692535638173999" calcext:value-type="float">
            <text:p>0.0692535638</text:p>
          </table:table-cell>
          <table:table-cell office:value-type="float" office:value="0" calcext:value-type="float">
            <text:p>0</text:p>
          </table:table-cell>
          <table:table-cell office:value-type="float" office:value="0.0000874236468021708" calcext:value-type="float">
            <text:p>8.74E-05</text:p>
          </table:table-cell>
          <table:table-cell office:value-type="float" office:value="1.34056986737118" calcext:value-type="float">
            <text:p>1.3405698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986218903334363" calcext:value-type="float">
            <text:p>0.0986218903</text:p>
          </table:table-cell>
          <table:table-cell office:value-type="float" office:value="0.0590075783150715" calcext:value-type="float">
            <text:p>0.0590075783</text:p>
          </table:table-cell>
          <table:table-cell table:style-name="Default" office:value-type="float" office:value="0.000834506130271967" calcext:value-type="float">
            <text:p>0.0008345061</text:p>
          </table:table-cell>
          <table:table-cell office:value-type="float" office:value="2.25194838886757" calcext:value-type="float">
            <text:p>2.2519483889</text:p>
          </table:table-cell>
          <table:table-cell office:value-type="float" office:value="0.0108825683345301" calcext:value-type="float">
            <text:p>0.0108825683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116183018564408" calcext:value-type="float">
            <text:p>0.1161830186</text:p>
          </table:table-cell>
          <table:table-cell office:value-type="float" office:value="0.0441479926294432" calcext:value-type="float">
            <text:p>0.0441479926</text:p>
          </table:table-cell>
          <table:table-cell table:style-name="Default" office:value-type="float" office:value="0.000584774191458163" calcext:value-type="float">
            <text:p>0.0005847742</text:p>
          </table:table-cell>
          <table:table-cell office:value-type="float" office:value="2.04218441668138" calcext:value-type="float">
            <text:p>2.0421844167</text:p>
          </table:table-cell>
          <table:table-cell office:value-type="float" office:value="0.0099057790892184" calcext:value-type="float">
            <text:p>0.0099057791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551774829064241" calcext:value-type="float">
            <text:p>0.0551774829</text:p>
          </table:table-cell>
          <table:table-cell office:value-type="float" office:value="0" calcext:value-type="float">
            <text:p>0</text:p>
          </table:table-cell>
          <table:table-cell office:value-type="float" office:value="0.0000704274168848212" calcext:value-type="float">
            <text:p>7.04E-05</text:p>
          </table:table-cell>
          <table:table-cell office:value-type="float" office:value="1.61756541587471" calcext:value-type="float">
            <text:p>1.6175654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785766970839349" calcext:value-type="float">
            <text:p>0.0785766971</text:p>
          </table:table-cell>
          <table:table-cell office:value-type="float" office:value="0.0560116554980136" calcext:value-type="float">
            <text:p>0.0560116555</text:p>
          </table:table-cell>
          <table:table-cell table:style-name="Default" office:value-type="float" office:value="0.0007449564483448" calcext:value-type="float">
            <text:p>0.0007449564</text:p>
          </table:table-cell>
          <table:table-cell office:value-type="float" office:value="2.16814443024253" calcext:value-type="float">
            <text:p>2.1681444302</text:p>
          </table:table-cell>
          <table:table-cell office:value-type="float" office:value="0.0106612972532534" calcext:value-type="float">
            <text:p>0.0106612973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131470931535812" calcext:value-type="float">
            <text:p>0.131470931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7265178820986" calcext:value-type="float">
            <text:p>0.0001572652</text:p>
          </table:table-cell>
          <table:table-cell office:value-type="float" office:value="1.62574682855815" calcext:value-type="float">
            <text:p>1.6257468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162860587483965" calcext:value-type="float">
            <text:p>0.1628605875</text:p>
          </table:table-cell>
          <table:table-cell office:value-type="float" office:value="0.0216453906165047" calcext:value-type="float">
            <text:p>0.0216453906</text:p>
          </table:table-cell>
          <table:table-cell table:style-name="Default" office:value-type="float" office:value="0.000329106334447593" calcext:value-type="float">
            <text:p>0.0003291063</text:p>
          </table:table-cell>
          <table:table-cell office:value-type="float" office:value="2.78347754163802" calcext:value-type="float">
            <text:p>2.7834775416</text:p>
          </table:table-cell>
          <table:table-cell office:value-type="float" office:value="0.00822616846415854" calcext:value-type="float">
            <text:p>0.0082261685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672577183715235" calcext:value-type="float">
            <text:p>0.0672577184</text:p>
          </table:table-cell>
          <table:table-cell office:value-type="float" office:value="0.0474267335151835" calcext:value-type="float">
            <text:p>0.0474267335</text:p>
          </table:table-cell>
          <table:table-cell table:style-name="Default" office:value-type="float" office:value="0.000628611427981889" calcext:value-type="float">
            <text:p>0.0006286114</text:p>
          </table:table-cell>
          <table:table-cell office:value-type="float" office:value="2.12454441899694" calcext:value-type="float">
            <text:p>2.124544419</text:p>
          </table:table-cell>
          <table:table-cell office:value-type="float" office:value="0.0100209394806868" calcext:value-type="float">
            <text:p>0.0100209395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602904204183144" calcext:value-type="float">
            <text:p>0.0602904204</text:p>
          </table:table-cell>
          <table:table-cell office:value-type="float" office:value="0" calcext:value-type="float">
            <text:p>0</text:p>
          </table:table-cell>
          <table:table-cell office:value-type="float" office:value="0.0000725331976214784" calcext:value-type="float">
            <text:p>7.25E-05</text:p>
          </table:table-cell>
          <table:table-cell office:value-type="float" office:value="1.28170480486108" calcext:value-type="float">
            <text:p>1.2817048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729021608059081" calcext:value-type="float">
            <text:p>0.0729021608</text:p>
          </table:table-cell>
          <table:table-cell office:value-type="float" office:value="0" calcext:value-type="float">
            <text:p>0</text:p>
          </table:table-cell>
          <table:table-cell office:value-type="float" office:value="0.000096198958688085" calcext:value-type="float">
            <text:p>9.62E-05</text:p>
          </table:table-cell>
          <table:table-cell office:value-type="float" office:value="1.59359782779136" calcext:value-type="float">
            <text:p>1.5935978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129755486405115" calcext:value-type="float">
            <text:p>0.129755486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0457668898567" calcext:value-type="float">
            <text:p>0.0001404577</text:p>
          </table:table-cell>
          <table:table-cell office:value-type="float" office:value="1.26104460543213" calcext:value-type="float">
            <text:p>1.2610446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786373395964341" calcext:value-type="float">
            <text:p>0.07863733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849941465752" calcext:value-type="float">
            <text:p>0.0001068499</text:p>
          </table:table-cell>
          <table:table-cell office:value-type="float" office:value="1.74081190977042" calcext:value-type="float">
            <text:p>1.74081190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588271733178389" calcext:value-type="float">
            <text:p>0.0588271733</text:p>
          </table:table-cell>
          <table:table-cell office:value-type="float" office:value="0.0450432231275886" calcext:value-type="float">
            <text:p>0.0450432231</text:p>
          </table:table-cell>
          <table:table-cell table:style-name="Default" office:value-type="float" office:value="0.000582861495982048" calcext:value-type="float">
            <text:p>0.0005828615</text:p>
          </table:table-cell>
          <table:table-cell office:value-type="float" office:value="2.15530100287687" calcext:value-type="float">
            <text:p>2.1553010029</text:p>
          </table:table-cell>
          <table:table-cell office:value-type="float" office:value="0.00985663432376447" calcext:value-type="float">
            <text:p>0.0098566343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750643523106048" calcext:value-type="float">
            <text:p>0.0750643523</text:p>
          </table:table-cell>
          <table:table-cell office:value-type="float" office:value="0" calcext:value-type="float">
            <text:p>0</text:p>
          </table:table-cell>
          <table:table-cell office:value-type="float" office:value="0.0000962486934710934" calcext:value-type="float">
            <text:p>9.62E-05</text:p>
          </table:table-cell>
          <table:table-cell office:value-type="float" office:value="1.34770456387822" calcext:value-type="float">
            <text:p>1.3477045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12845920274548" calcext:value-type="float">
            <text:p>0.12845920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1268017286554" calcext:value-type="float">
            <text:p>0.000141268</text:p>
          </table:table-cell>
          <table:table-cell office:value-type="float" office:value="1.71496472913994" calcext:value-type="float">
            <text:p>1.71496472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75652795860047" calcext:value-type="float">
            <text:p>0.0756527959</text:p>
          </table:table-cell>
          <table:table-cell office:value-type="float" office:value="0" calcext:value-type="float">
            <text:p>0</text:p>
          </table:table-cell>
          <table:table-cell office:value-type="float" office:value="0.0000920875398424864" calcext:value-type="float">
            <text:p>9.21E-05</text:p>
          </table:table-cell>
          <table:table-cell office:value-type="float" office:value="0.860833078845638" calcext:value-type="float">
            <text:p>0.86083307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623402576086374" calcext:value-type="float">
            <text:p>0.0623402576</text:p>
          </table:table-cell>
          <table:table-cell office:value-type="float" office:value="0.0454841541124474" calcext:value-type="float">
            <text:p>0.0454841541</text:p>
          </table:table-cell>
          <table:table-cell table:style-name="Default" office:value-type="float" office:value="0.000595621480495795" calcext:value-type="float">
            <text:p>0.0005956215</text:p>
          </table:table-cell>
          <table:table-cell office:value-type="float" office:value="2.2172004622729" calcext:value-type="float">
            <text:p>2.2172004623</text:p>
          </table:table-cell>
          <table:table-cell office:value-type="float" office:value="0.0098287668299489" calcext:value-type="float">
            <text:p>0.0098287668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68316942243283" calcext:value-type="float">
            <text:p>0.0683169422</text:p>
          </table:table-cell>
          <table:table-cell office:value-type="float" office:value="0.048765851201867" calcext:value-type="float">
            <text:p>0.0487658512</text:p>
          </table:table-cell>
          <table:table-cell table:style-name="Default" office:value-type="float" office:value="0.00064305449204212" calcext:value-type="float">
            <text:p>0.0006430545</text:p>
          </table:table-cell>
          <table:table-cell office:value-type="float" office:value="1.14415579006952" calcext:value-type="float">
            <text:p>1.1441557901</text:p>
          </table:table-cell>
          <table:table-cell office:value-type="float" office:value="0.0100974668053821" calcext:value-type="float">
            <text:p>0.0100974668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107262989974132" calcext:value-type="float">
            <text:p>0.10726299</text:p>
          </table:table-cell>
          <table:table-cell office:value-type="float" office:value="0.0470948341606472" calcext:value-type="float">
            <text:p>0.0470948342</text:p>
          </table:table-cell>
          <table:table-cell table:style-name="Default" office:value-type="float" office:value="0.000608357556726604" calcext:value-type="float">
            <text:p>0.0006083576</text:p>
          </table:table-cell>
          <table:table-cell office:value-type="float" office:value="2.59886599577592" calcext:value-type="float">
            <text:p>2.5988659958</text:p>
          </table:table-cell>
          <table:table-cell office:value-type="float" office:value="0.0101470659930805" calcext:value-type="float">
            <text:p>0.010147066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795301616935644" calcext:value-type="float">
            <text:p>0.0795301617</text:p>
          </table:table-cell>
          <table:table-cell office:value-type="float" office:value="0.0542992035385947" calcext:value-type="float">
            <text:p>0.0542992035</text:p>
          </table:table-cell>
          <table:table-cell table:style-name="Default" office:value-type="float" office:value="0.00075397546318222" calcext:value-type="float">
            <text:p>0.0007539755</text:p>
          </table:table-cell>
          <table:table-cell office:value-type="float" office:value="0.763633479617292" calcext:value-type="float">
            <text:p>0.7636334796</text:p>
          </table:table-cell>
          <table:table-cell office:value-type="float" office:value="0.00762762848699647" calcext:value-type="float">
            <text:p>0.0076276285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603533913721995" calcext:value-type="float">
            <text:p>0.0603533914</text:p>
          </table:table-cell>
          <table:table-cell office:value-type="float" office:value="0.0454979171339726" calcext:value-type="float">
            <text:p>0.0454979171</text:p>
          </table:table-cell>
          <table:table-cell table:style-name="Default" office:value-type="float" office:value="0.000590718837726648" calcext:value-type="float">
            <text:p>0.0005907188</text:p>
          </table:table-cell>
          <table:table-cell office:value-type="float" office:value="2.1552216302892" calcext:value-type="float">
            <text:p>2.1552216303</text:p>
          </table:table-cell>
          <table:table-cell office:value-type="float" office:value="0.00985142181594275" calcext:value-type="float">
            <text:p>0.0098514218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711960502820984" calcext:value-type="float">
            <text:p>0.0711960503</text:p>
          </table:table-cell>
          <table:table-cell office:value-type="float" office:value="0" calcext:value-type="float">
            <text:p>0</text:p>
          </table:table-cell>
          <table:table-cell office:value-type="float" office:value="0.0000916720152855454" calcext:value-type="float">
            <text:p>9.17E-05</text:p>
          </table:table-cell>
          <table:table-cell office:value-type="float" office:value="1.90065110060952" calcext:value-type="float">
            <text:p>1.9006511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765439833171869" calcext:value-type="float">
            <text:p>0.0765439833</text:p>
          </table:table-cell>
          <table:table-cell office:value-type="float" office:value="0.0534680086704701" calcext:value-type="float">
            <text:p>0.0534680087</text:p>
          </table:table-cell>
          <table:table-cell table:style-name="Default" office:value-type="float" office:value="0.000708582082558986" calcext:value-type="float">
            <text:p>0.0007085821</text:p>
          </table:table-cell>
          <table:table-cell office:value-type="float" office:value="2.13725066185895" calcext:value-type="float">
            <text:p>2.1372506619</text:p>
          </table:table-cell>
          <table:table-cell office:value-type="float" office:value="0.0104391721500264" calcext:value-type="float">
            <text:p>0.0104391722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751432926075792" calcext:value-type="float">
            <text:p>0.07514329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567745536872" calcext:value-type="float">
            <text:p>0.0001025677</text:p>
          </table:table-cell>
          <table:table-cell office:value-type="float" office:value="1.77293514395751" calcext:value-type="float">
            <text:p>1.772935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969766966690381" calcext:value-type="float">
            <text:p>0.0969766967</text:p>
          </table:table-cell>
          <table:table-cell office:value-type="float" office:value="0.0405641216849087" calcext:value-type="float">
            <text:p>0.0405641217</text:p>
          </table:table-cell>
          <table:table-cell table:style-name="Default" office:value-type="float" office:value="0.000502769509214208" calcext:value-type="float">
            <text:p>0.0005027695</text:p>
          </table:table-cell>
          <table:table-cell office:value-type="float" office:value="2.16866561611776" calcext:value-type="float">
            <text:p>2.1686656161</text:p>
          </table:table-cell>
          <table:table-cell office:value-type="float" office:value="0.00943132879062132" calcext:value-type="float">
            <text:p>0.0094313288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770202752873286" calcext:value-type="float">
            <text:p>0.0770202753</text:p>
          </table:table-cell>
          <table:table-cell office:value-type="float" office:value="0.0534072627853725" calcext:value-type="float">
            <text:p>0.0534072628</text:p>
          </table:table-cell>
          <table:table-cell table:style-name="Default" office:value-type="float" office:value="0.000706678978245108" calcext:value-type="float">
            <text:p>0.000706679</text:p>
          </table:table-cell>
          <table:table-cell office:value-type="float" office:value="2.17063273857713" calcext:value-type="float">
            <text:p>2.1706327386</text:p>
          </table:table-cell>
          <table:table-cell office:value-type="float" office:value="0.0104268552282546" calcext:value-type="float">
            <text:p>0.0104268552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850536328866941" calcext:value-type="float">
            <text:p>0.08505363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5904705327533" calcext:value-type="float">
            <text:p>0.0001059047</text:p>
          </table:table-cell>
          <table:table-cell office:value-type="float" office:value="1.34528004877936" calcext:value-type="float">
            <text:p>1.3452800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923386228918196" calcext:value-type="float">
            <text:p>0.0923386229</text:p>
          </table:table-cell>
          <table:table-cell office:value-type="float" office:value="0.0581192563062506" calcext:value-type="float">
            <text:p>0.0581192563</text:p>
          </table:table-cell>
          <table:table-cell table:style-name="Default" office:value-type="float" office:value="0.000770638898625968" calcext:value-type="float">
            <text:p>0.0007706389</text:p>
          </table:table-cell>
          <table:table-cell office:value-type="float" office:value="2.80101932801609" calcext:value-type="float">
            <text:p>2.801019328</text:p>
          </table:table-cell>
          <table:table-cell office:value-type="float" office:value="0.00999018537684508" calcext:value-type="float">
            <text:p>0.0099901854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755484358230407" calcext:value-type="float">
            <text:p>0.0755484358</text:p>
          </table:table-cell>
          <table:table-cell office:value-type="float" office:value="0" calcext:value-type="float">
            <text:p>0</text:p>
          </table:table-cell>
          <table:table-cell office:value-type="float" office:value="0.0000921626832567023" calcext:value-type="float">
            <text:p>9.22E-05</text:p>
          </table:table-cell>
          <table:table-cell office:value-type="float" office:value="0.891976829331649" calcext:value-type="float">
            <text:p>0.8919768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745666590353226" calcext:value-type="float">
            <text:p>0.074566659</text:p>
          </table:table-cell>
          <table:table-cell office:value-type="float" office:value="0" calcext:value-type="float">
            <text:p>0</text:p>
          </table:table-cell>
          <table:table-cell office:value-type="float" office:value="0.0000713119921672911" calcext:value-type="float">
            <text:p>7.13E-05</text:p>
          </table:table-cell>
          <table:table-cell office:value-type="float" office:value="1.42857114598767" calcext:value-type="float">
            <text:p>1.428571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643956104568396" calcext:value-type="float">
            <text:p>0.0643956105</text:p>
          </table:table-cell>
          <table:table-cell office:value-type="float" office:value="0" calcext:value-type="float">
            <text:p>0</text:p>
          </table:table-cell>
          <table:table-cell office:value-type="float" office:value="0.0000762979513704217" calcext:value-type="float">
            <text:p>7.63E-05</text:p>
          </table:table-cell>
          <table:table-cell office:value-type="float" office:value="1.05414835401466" calcext:value-type="float">
            <text:p>1.0541483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647926186700173" calcext:value-type="float">
            <text:p>0.0647926187</text:p>
          </table:table-cell>
          <table:table-cell office:value-type="float" office:value="0" calcext:value-type="float">
            <text:p>0</text:p>
          </table:table-cell>
          <table:table-cell office:value-type="float" office:value="0.0000755937638911806" calcext:value-type="float">
            <text:p>7.56E-05</text:p>
          </table:table-cell>
          <table:table-cell office:value-type="float" office:value="0.946193604051632" calcext:value-type="float">
            <text:p>0.94619360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69928389354823" calcext:value-type="float">
            <text:p>0.0699283894</text:p>
          </table:table-cell>
          <table:table-cell office:value-type="float" office:value="0" calcext:value-type="float">
            <text:p>0</text:p>
          </table:table-cell>
          <table:table-cell office:value-type="float" office:value="0.0000966535787404138" calcext:value-type="float">
            <text:p>9.67E-05</text:p>
          </table:table-cell>
          <table:table-cell office:value-type="float" office:value="1.89742510989582" calcext:value-type="float">
            <text:p>1.897425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133910116688348" calcext:value-type="float">
            <text:p>0.13391011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5199375239347" calcext:value-type="float">
            <text:p>0.0001551994</text:p>
          </table:table-cell>
          <table:table-cell office:value-type="float" office:value="1.33325360530174" calcext:value-type="float">
            <text:p>1.33325360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110204464654804" calcext:value-type="float">
            <text:p>0.1102044647</text:p>
          </table:table-cell>
          <table:table-cell office:value-type="float" office:value="0.0245519078369983" calcext:value-type="float">
            <text:p>0.0245519078</text:p>
          </table:table-cell>
          <table:table-cell table:style-name="Default" office:value-type="float" office:value="0.000326779814503796" calcext:value-type="float">
            <text:p>0.0003267798</text:p>
          </table:table-cell>
          <table:table-cell office:value-type="float" office:value="1.33570004835653" calcext:value-type="float">
            <text:p>1.3357000484</text:p>
          </table:table-cell>
          <table:table-cell office:value-type="float" office:value="0.00867727796073642" calcext:value-type="float">
            <text:p>0.008677278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767389354012243" calcext:value-type="float">
            <text:p>0.0767389354</text:p>
          </table:table-cell>
          <table:table-cell office:value-type="float" office:value="0.0533098259049046" calcext:value-type="float">
            <text:p>0.0533098259</text:p>
          </table:table-cell>
          <table:table-cell table:style-name="Default" office:value-type="float" office:value="0.000707306621660719" calcext:value-type="float">
            <text:p>0.0007073066</text:p>
          </table:table-cell>
          <table:table-cell office:value-type="float" office:value="2.15330158058633" calcext:value-type="float">
            <text:p>2.1533015806</text:p>
          </table:table-cell>
          <table:table-cell office:value-type="float" office:value="0.0104435587782602" calcext:value-type="float">
            <text:p>0.0104435588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624487281798203" calcext:value-type="float">
            <text:p>0.0624487282</text:p>
          </table:table-cell>
          <table:table-cell office:value-type="float" office:value="0" calcext:value-type="float">
            <text:p>0</text:p>
          </table:table-cell>
          <table:table-cell office:value-type="float" office:value="0.0000863460946954247" calcext:value-type="float">
            <text:p>8.63E-05</text:p>
          </table:table-cell>
          <table:table-cell office:value-type="float" office:value="1.85728558814948" calcext:value-type="float">
            <text:p>1.8572855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62518328613383" calcext:value-type="float">
            <text:p>0.0625183286</text:p>
          </table:table-cell>
          <table:table-cell office:value-type="float" office:value="0" calcext:value-type="float">
            <text:p>0</text:p>
          </table:table-cell>
          <table:table-cell office:value-type="float" office:value="0.0000834581477263576" calcext:value-type="float">
            <text:p>8.35E-05</text:p>
          </table:table-cell>
          <table:table-cell office:value-type="float" office:value="1.78862252632993" calcext:value-type="float">
            <text:p>1.7886225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112539712113059" calcext:value-type="float">
            <text:p>0.11253971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3982049778479" calcext:value-type="float">
            <text:p>0.000133982</text:p>
          </table:table-cell>
          <table:table-cell office:value-type="float" office:value="1.61734481454364" calcext:value-type="float">
            <text:p>1.6173448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1146302645086" calcext:value-type="float">
            <text:p>0.1146302645</text:p>
          </table:table-cell>
          <table:table-cell office:value-type="float" office:value="0.0314349746109058" calcext:value-type="float">
            <text:p>0.0314349746</text:p>
          </table:table-cell>
          <table:table-cell table:style-name="Default" office:value-type="float" office:value="0.000412451124016752" calcext:value-type="float">
            <text:p>0.0004124511</text:p>
          </table:table-cell>
          <table:table-cell office:value-type="float" office:value="2.3125197950625" calcext:value-type="float">
            <text:p>2.3125197951</text:p>
          </table:table-cell>
          <table:table-cell office:value-type="float" office:value="0.00926324542722873" calcext:value-type="float">
            <text:p>0.0092632454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763629209798196" calcext:value-type="float">
            <text:p>0.0763629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311191753972" calcext:value-type="float">
            <text:p>0.0001063112</text:p>
          </table:table-cell>
          <table:table-cell office:value-type="float" office:value="1.88427412920833" calcext:value-type="float">
            <text:p>1.88427412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663700303788753" calcext:value-type="float">
            <text:p>0.0663700304</text:p>
          </table:table-cell>
          <table:table-cell office:value-type="float" office:value="0" calcext:value-type="float">
            <text:p>0</text:p>
          </table:table-cell>
          <table:table-cell office:value-type="float" office:value="0.0000934881603737609" calcext:value-type="float">
            <text:p>9.35E-05</text:p>
          </table:table-cell>
          <table:table-cell office:value-type="float" office:value="1.91274806370719" calcext:value-type="float">
            <text:p>1.91274806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151977453121689" calcext:value-type="float">
            <text:p>0.1519774531</text:p>
          </table:table-cell>
          <table:table-cell office:value-type="float" office:value="0.00980810373185132" calcext:value-type="float">
            <text:p>0.0098081037</text:p>
          </table:table-cell>
          <table:table-cell office:value-type="float" office:value="0.0000957137266874731" calcext:value-type="float">
            <text:p>9.57E-05</text:p>
          </table:table-cell>
          <table:table-cell office:value-type="float" office:value="3.53632072778442" calcext:value-type="float">
            <text:p>3.5363207278</text:p>
          </table:table-cell>
          <table:table-cell office:value-type="float" office:value="0.00343099878711408" calcext:value-type="float">
            <text:p>0.0034309988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751303160079276" calcext:value-type="float">
            <text:p>0.075130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392518800957" calcext:value-type="float">
            <text:p>0.0001003925</text:p>
          </table:table-cell>
          <table:table-cell office:value-type="float" office:value="1.69273716120662" calcext:value-type="float">
            <text:p>1.69273716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472438577142096" calcext:value-type="float">
            <text:p>0.4724385771</text:p>
          </table:table-cell>
          <table:table-cell office:value-type="float" office:value="0.000417340877154417" calcext:value-type="float">
            <text:p>0.0004173409</text:p>
          </table:table-cell>
          <table:table-cell table:style-name="Default" office:value-type="float" office:value="0.000122300459023444" calcext:value-type="float">
            <text:p>0.0001223005</text:p>
          </table:table-cell>
          <table:table-cell office:value-type="float" office:value="5.71782644155223" calcext:value-type="float">
            <text:p>5.7178264416</text:p>
          </table:table-cell>
          <table:table-cell office:value-type="float" office:value="0.00212064341718277" calcext:value-type="float">
            <text:p>0.0021206434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703257979413867" calcext:value-type="float">
            <text:p>0.0703257979</text:p>
          </table:table-cell>
          <table:table-cell office:value-type="float" office:value="0" calcext:value-type="float">
            <text:p>0</text:p>
          </table:table-cell>
          <table:table-cell office:value-type="float" office:value="0.0000937844278704095" calcext:value-type="float">
            <text:p>9.38E-05</text:p>
          </table:table-cell>
          <table:table-cell office:value-type="float" office:value="1.65462392933662" calcext:value-type="float">
            <text:p>1.6546239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123844548670352" calcext:value-type="float">
            <text:p>0.123844548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5194915917849" calcext:value-type="float">
            <text:p>0.0001351949</text:p>
          </table:table-cell>
          <table:table-cell office:value-type="float" office:value="1.59070624317254" calcext:value-type="float">
            <text:p>1.590706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767581723165483" calcext:value-type="float">
            <text:p>0.0767581723</text:p>
          </table:table-cell>
          <table:table-cell office:value-type="float" office:value="0.0531918872549194" calcext:value-type="float">
            <text:p>0.0531918873</text:p>
          </table:table-cell>
          <table:table-cell table:style-name="Default" office:value-type="float" office:value="0.000711308274596599" calcext:value-type="float">
            <text:p>0.0007113083</text:p>
          </table:table-cell>
          <table:table-cell office:value-type="float" office:value="2.05301380226717" calcext:value-type="float">
            <text:p>2.0530138023</text:p>
          </table:table-cell>
          <table:table-cell office:value-type="float" office:value="0.0105175688488995" calcext:value-type="float">
            <text:p>0.0105175688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692249344179244" calcext:value-type="float">
            <text:p>0.0692249344</text:p>
          </table:table-cell>
          <table:table-cell office:value-type="float" office:value="0.0478807984194837" calcext:value-type="float">
            <text:p>0.0478807984</text:p>
          </table:table-cell>
          <table:table-cell table:style-name="Default" office:value-type="float" office:value="0.000633350892005047" calcext:value-type="float">
            <text:p>0.0006333509</text:p>
          </table:table-cell>
          <table:table-cell office:value-type="float" office:value="2.17639944554065" calcext:value-type="float">
            <text:p>2.1763994455</text:p>
          </table:table-cell>
          <table:table-cell office:value-type="float" office:value="0.0100146816869934" calcext:value-type="float">
            <text:p>0.0100146817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76268383102654" calcext:value-type="float">
            <text:p>0.0762683831</text:p>
          </table:table-cell>
          <table:table-cell office:value-type="float" office:value="0.0402476230947045" calcext:value-type="float">
            <text:p>0.0402476231</text:p>
          </table:table-cell>
          <table:table-cell table:style-name="Default" office:value-type="float" office:value="0.000527371790366711" calcext:value-type="float">
            <text:p>0.0005273718</text:p>
          </table:table-cell>
          <table:table-cell office:value-type="float" office:value="2.24594164817094" calcext:value-type="float">
            <text:p>2.2459416482</text:p>
          </table:table-cell>
          <table:table-cell office:value-type="float" office:value="0.00955351476778265" calcext:value-type="float">
            <text:p>0.0095535148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665624631778718" calcext:value-type="float">
            <text:p>0.0665624632</text:p>
          </table:table-cell>
          <table:table-cell office:value-type="float" office:value="0" calcext:value-type="float">
            <text:p>0</text:p>
          </table:table-cell>
          <table:table-cell office:value-type="float" office:value="0.0000880979514512332" calcext:value-type="float">
            <text:p>8.81E-05</text:p>
          </table:table-cell>
          <table:table-cell office:value-type="float" office:value="1.6880178976516" calcext:value-type="float">
            <text:p>1.6880178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119138833937597" calcext:value-type="float">
            <text:p>0.11913883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9630643206697" calcext:value-type="float">
            <text:p>0.0001396306</text:p>
          </table:table-cell>
          <table:table-cell office:value-type="float" office:value="1.68128855908828" calcext:value-type="float">
            <text:p>1.68128855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738838853628705" calcext:value-type="float">
            <text:p>0.0738838854</text:p>
          </table:table-cell>
          <table:table-cell office:value-type="float" office:value="0.0506365904065817" calcext:value-type="float">
            <text:p>0.0506365904</text:p>
          </table:table-cell>
          <table:table-cell table:style-name="Default" office:value-type="float" office:value="0.000670051179251811" calcext:value-type="float">
            <text:p>0.0006700512</text:p>
          </table:table-cell>
          <table:table-cell office:value-type="float" office:value="2.13650771348988" calcext:value-type="float">
            <text:p>2.1365077135</text:p>
          </table:table-cell>
          <table:table-cell office:value-type="float" office:value="0.0102957064762207" calcext:value-type="float">
            <text:p>0.0102957065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770876445935363" calcext:value-type="float">
            <text:p>0.0770876446</text:p>
          </table:table-cell>
          <table:table-cell office:value-type="float" office:value="0" calcext:value-type="float">
            <text:p>0</text:p>
          </table:table-cell>
          <table:table-cell office:value-type="float" office:value="0.0000740104619223483" calcext:value-type="float">
            <text:p>7.40E-05</text:p>
          </table:table-cell>
          <table:table-cell office:value-type="float" office:value="0.608272630501206" calcext:value-type="float">
            <text:p>0.6082726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106050055283919" calcext:value-type="float">
            <text:p>0.1060500553</text:p>
          </table:table-cell>
          <table:table-cell office:value-type="float" office:value="0.0286192991630653" calcext:value-type="float">
            <text:p>0.0286192992</text:p>
          </table:table-cell>
          <table:table-cell table:style-name="Default" office:value-type="float" office:value="0.000384264089175199" calcext:value-type="float">
            <text:p>0.0003842641</text:p>
          </table:table-cell>
          <table:table-cell office:value-type="float" office:value="2.69296085782189" calcext:value-type="float">
            <text:p>2.6929608578</text:p>
          </table:table-cell>
          <table:table-cell office:value-type="float" office:value="0.00873945643430947" calcext:value-type="float">
            <text:p>0.0087394564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766549249199053" calcext:value-type="float">
            <text:p>0.07665492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552753176715" calcext:value-type="float">
            <text:p>0.0001015528</text:p>
          </table:table-cell>
          <table:table-cell office:value-type="float" office:value="1.6352535879025" calcext:value-type="float">
            <text:p>1.6352535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114174799614604" calcext:value-type="float">
            <text:p>0.1141747996</text:p>
          </table:table-cell>
          <table:table-cell office:value-type="float" office:value="0.0322456330714507" calcext:value-type="float">
            <text:p>0.0322456331</text:p>
          </table:table-cell>
          <table:table-cell table:style-name="Default" office:value-type="float" office:value="0.000380119428130168" calcext:value-type="float">
            <text:p>0.0003801194</text:p>
          </table:table-cell>
          <table:table-cell office:value-type="float" office:value="2.98945825045082" calcext:value-type="float">
            <text:p>2.9894582505</text:p>
          </table:table-cell>
          <table:table-cell office:value-type="float" office:value="0.00889690586585849" calcext:value-type="float">
            <text:p>0.0088969059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624837676083306" calcext:value-type="float">
            <text:p>0.0624837676</text:p>
          </table:table-cell>
          <table:table-cell office:value-type="float" office:value="0" calcext:value-type="float">
            <text:p>0</text:p>
          </table:table-cell>
          <table:table-cell office:value-type="float" office:value="0.0000841201671492474" calcext:value-type="float">
            <text:p>8.41E-05</text:p>
          </table:table-cell>
          <table:table-cell office:value-type="float" office:value="1.72474446599472" calcext:value-type="float">
            <text:p>1.724744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820739369578168" calcext:value-type="float">
            <text:p>0.082073937</text:p>
          </table:table-cell>
          <table:table-cell office:value-type="float" office:value="0.0114879101941909" calcext:value-type="float">
            <text:p>0.0114879102</text:p>
          </table:table-cell>
          <table:table-cell table:style-name="Default" office:value-type="float" office:value="0.000189019822102262" calcext:value-type="float">
            <text:p>0.0001890198</text:p>
          </table:table-cell>
          <table:table-cell office:value-type="float" office:value="2.59266442397561" calcext:value-type="float">
            <text:p>2.592664424</text:p>
          </table:table-cell>
          <table:table-cell office:value-type="float" office:value="0.005037728091852" calcext:value-type="float">
            <text:p>0.0050377281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636998728754725" calcext:value-type="float">
            <text:p>0.0636998729</text:p>
          </table:table-cell>
          <table:table-cell office:value-type="float" office:value="0" calcext:value-type="float">
            <text:p>0</text:p>
          </table:table-cell>
          <table:table-cell office:value-type="float" office:value="0.0000793921376682069" calcext:value-type="float">
            <text:p>7.94E-05</text:p>
          </table:table-cell>
          <table:table-cell office:value-type="float" office:value="1.32726324895656" calcext:value-type="float">
            <text:p>1.327263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668886333037242" calcext:value-type="float">
            <text:p>0.0668886333</text:p>
          </table:table-cell>
          <table:table-cell office:value-type="float" office:value="0" calcext:value-type="float">
            <text:p>0</text:p>
          </table:table-cell>
          <table:table-cell office:value-type="float" office:value="0.0000907278627018025" calcext:value-type="float">
            <text:p>9.07E-05</text:p>
          </table:table-cell>
          <table:table-cell office:value-type="float" office:value="1.73045165290083" calcext:value-type="float">
            <text:p>1.7304516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674985603308823" calcext:value-type="float">
            <text:p>0.0674985603</text:p>
          </table:table-cell>
          <table:table-cell office:value-type="float" office:value="0" calcext:value-type="float">
            <text:p>0</text:p>
          </table:table-cell>
          <table:table-cell office:value-type="float" office:value="0.0000808013766417423" calcext:value-type="float">
            <text:p>8.08E-05</text:p>
          </table:table-cell>
          <table:table-cell office:value-type="float" office:value="1.02858086557437" calcext:value-type="float">
            <text:p>1.0285808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791358258945886" calcext:value-type="float">
            <text:p>0.0791358259</text:p>
          </table:table-cell>
          <table:table-cell office:value-type="float" office:value="0" calcext:value-type="float">
            <text:p>0</text:p>
          </table:table-cell>
          <table:table-cell office:value-type="float" office:value="0.0000917526610068339" calcext:value-type="float">
            <text:p>9.18E-05</text:p>
          </table:table-cell>
          <table:table-cell office:value-type="float" office:value="0.914093722849948" calcext:value-type="float">
            <text:p>0.91409372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836924850136668" calcext:value-type="float">
            <text:p>0.083692485</text:p>
          </table:table-cell>
          <table:table-cell office:value-type="float" office:value="0.0436577748146182" calcext:value-type="float">
            <text:p>0.0436577748</text:p>
          </table:table-cell>
          <table:table-cell table:style-name="Default" office:value-type="float" office:value="0.000576102750351707" calcext:value-type="float">
            <text:p>0.0005761028</text:p>
          </table:table-cell>
          <table:table-cell office:value-type="float" office:value="2.14933023691738" calcext:value-type="float">
            <text:p>2.1493302369</text:p>
          </table:table-cell>
          <table:table-cell office:value-type="float" office:value="0.00984189829613445" calcext:value-type="float">
            <text:p>0.0098418983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55993944184058" calcext:value-type="float">
            <text:p>0.0559939442</text:p>
          </table:table-cell>
          <table:table-cell office:value-type="float" office:value="0" calcext:value-type="float">
            <text:p>0</text:p>
          </table:table-cell>
          <table:table-cell office:value-type="float" office:value="0.0000570203776298838" calcext:value-type="float">
            <text:p>5.70E-05</text:p>
          </table:table-cell>
          <table:table-cell office:value-type="float" office:value="1.36262865102754" calcext:value-type="float">
            <text:p>1.362628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743610043931533" calcext:value-type="float">
            <text:p>0.0743610044</text:p>
          </table:table-cell>
          <table:table-cell office:value-type="float" office:value="0" calcext:value-type="float">
            <text:p>0</text:p>
          </table:table-cell>
          <table:table-cell office:value-type="float" office:value="0.0000933228027088483" calcext:value-type="float">
            <text:p>9.33E-05</text:p>
          </table:table-cell>
          <table:table-cell office:value-type="float" office:value="1.19653649517342" calcext:value-type="float">
            <text:p>1.1965364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959487558713576" calcext:value-type="float">
            <text:p>0.0959487559</text:p>
          </table:table-cell>
          <table:table-cell office:value-type="float" office:value="0.0396598792021195" calcext:value-type="float">
            <text:p>0.0396598792</text:p>
          </table:table-cell>
          <table:table-cell table:style-name="Default" office:value-type="float" office:value="0.000509753217508865" calcext:value-type="float">
            <text:p>0.0005097532</text:p>
          </table:table-cell>
          <table:table-cell office:value-type="float" office:value="2.18944658013846" calcext:value-type="float">
            <text:p>2.1894465801</text:p>
          </table:table-cell>
          <table:table-cell office:value-type="float" office:value="0.00980120554762332" calcext:value-type="float">
            <text:p>0.0098012055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732992899894596" calcext:value-type="float">
            <text:p>0.07329929</text:p>
          </table:table-cell>
          <table:table-cell office:value-type="float" office:value="0.0494378933387196" calcext:value-type="float">
            <text:p>0.0494378933</text:p>
          </table:table-cell>
          <table:table-cell table:style-name="Default" office:value-type="float" office:value="0.000657616075422763" calcext:value-type="float">
            <text:p>0.0006576161</text:p>
          </table:table-cell>
          <table:table-cell office:value-type="float" office:value="2.23065696721343" calcext:value-type="float">
            <text:p>2.2306569672</text:p>
          </table:table-cell>
          <table:table-cell office:value-type="float" office:value="0.0102179438317043" calcext:value-type="float">
            <text:p>0.0102179438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746358390789508" calcext:value-type="float">
            <text:p>0.07463583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389061931063" calcext:value-type="float">
            <text:p>0.0001023891</text:p>
          </table:table-cell>
          <table:table-cell office:value-type="float" office:value="1.8074478890036" calcext:value-type="float">
            <text:p>1.807447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120724336891824" calcext:value-type="float">
            <text:p>0.1207243369</text:p>
          </table:table-cell>
          <table:table-cell office:value-type="float" office:value="0.0187033831931319" calcext:value-type="float">
            <text:p>0.0187033832</text:p>
          </table:table-cell>
          <table:table-cell table:style-name="Default" office:value-type="float" office:value="0.000272981130367737" calcext:value-type="float">
            <text:p>0.0002729811</text:p>
          </table:table-cell>
          <table:table-cell office:value-type="float" office:value="2.30456182294552" calcext:value-type="float">
            <text:p>2.3045618229</text:p>
          </table:table-cell>
          <table:table-cell office:value-type="float" office:value="0.00806993214535155" calcext:value-type="float">
            <text:p>0.0080699321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48429884494341" calcext:value-type="float">
            <text:p>0.0484298845</text:p>
          </table:table-cell>
          <table:table-cell office:value-type="float" office:value="0" calcext:value-type="float">
            <text:p>0</text:p>
          </table:table-cell>
          <table:table-cell office:value-type="float" office:value="0.0000529563193236293" calcext:value-type="float">
            <text:p>5.30E-05</text:p>
          </table:table-cell>
          <table:table-cell office:value-type="float" office:value="1.4488036509995" calcext:value-type="float">
            <text:p>1.448803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626621636151989" calcext:value-type="float">
            <text:p>0.0626621636</text:p>
          </table:table-cell>
          <table:table-cell office:value-type="float" office:value="0.0458080103412298" calcext:value-type="float">
            <text:p>0.0458080103</text:p>
          </table:table-cell>
          <table:table-cell table:style-name="Default" office:value-type="float" office:value="0.000597217922141045" calcext:value-type="float">
            <text:p>0.0005972179</text:p>
          </table:table-cell>
          <table:table-cell office:value-type="float" office:value="2.16446212161271" calcext:value-type="float">
            <text:p>2.1644621216</text:p>
          </table:table-cell>
          <table:table-cell office:value-type="float" office:value="0.00991012841240505" calcext:value-type="float">
            <text:p>0.0099101284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661577363209777" calcext:value-type="float">
            <text:p>0.0661577363</text:p>
          </table:table-cell>
          <table:table-cell office:value-type="float" office:value="0.0471071871067617" calcext:value-type="float">
            <text:p>0.0471071871</text:p>
          </table:table-cell>
          <table:table-cell table:style-name="Default" office:value-type="float" office:value="0.000621970829494272" calcext:value-type="float">
            <text:p>0.0006219708</text:p>
          </table:table-cell>
          <table:table-cell office:value-type="float" office:value="2.13297581687234" calcext:value-type="float">
            <text:p>2.1329758169</text:p>
          </table:table-cell>
          <table:table-cell office:value-type="float" office:value="0.00998562818319092" calcext:value-type="float">
            <text:p>0.0099856282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721869850170689" calcext:value-type="float">
            <text:p>0.072186985</text:p>
          </table:table-cell>
          <table:table-cell office:value-type="float" office:value="0" calcext:value-type="float">
            <text:p>0</text:p>
          </table:table-cell>
          <table:table-cell office:value-type="float" office:value="0.0000917161754213977" calcext:value-type="float">
            <text:p>9.17E-05</text:p>
          </table:table-cell>
          <table:table-cell office:value-type="float" office:value="1.35612272115279" calcext:value-type="float">
            <text:p>1.35612272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652569791380391" calcext:value-type="float">
            <text:p>0.0652569791</text:p>
          </table:table-cell>
          <table:table-cell office:value-type="float" office:value="0" calcext:value-type="float">
            <text:p>0</text:p>
          </table:table-cell>
          <table:table-cell office:value-type="float" office:value="0.000086734317994273" calcext:value-type="float">
            <text:p>8.67E-05</text:p>
          </table:table-cell>
          <table:table-cell office:value-type="float" office:value="1.61435183844114" calcext:value-type="float">
            <text:p>1.6143518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75767281525577" calcext:value-type="float">
            <text:p>0.0757672815</text:p>
          </table:table-cell>
          <table:table-cell office:value-type="float" office:value="0" calcext:value-type="float">
            <text:p>0</text:p>
          </table:table-cell>
          <table:table-cell office:value-type="float" office:value="0.0000954430767420669" calcext:value-type="float">
            <text:p>9.54E-05</text:p>
          </table:table-cell>
          <table:table-cell office:value-type="float" office:value="1.84754576074444" calcext:value-type="float">
            <text:p>1.84754576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768843436699732" calcext:value-type="float">
            <text:p>0.076884343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5928137374551" calcext:value-type="float">
            <text:p>0.0001059281</text:p>
          </table:table-cell>
          <table:table-cell office:value-type="float" office:value="1.86019751734165" calcext:value-type="float">
            <text:p>1.86019751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614861043235128" calcext:value-type="float">
            <text:p>0.0614861043</text:p>
          </table:table-cell>
          <table:table-cell office:value-type="float" office:value="0.0458616334931419" calcext:value-type="float">
            <text:p>0.0458616335</text:p>
          </table:table-cell>
          <table:table-cell table:style-name="Default" office:value-type="float" office:value="0.000598181105462326" calcext:value-type="float">
            <text:p>0.0005981811</text:p>
          </table:table-cell>
          <table:table-cell office:value-type="float" office:value="2.1885195362086" calcext:value-type="float">
            <text:p>2.1885195362</text:p>
          </table:table-cell>
          <table:table-cell office:value-type="float" office:value="0.00987191807888854" calcext:value-type="float">
            <text:p>0.0098719181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102701068533133" calcext:value-type="float">
            <text:p>0.1027010685</text:p>
          </table:table-cell>
          <table:table-cell office:value-type="float" office:value="0.0307764613860702" calcext:value-type="float">
            <text:p>0.0307764614</text:p>
          </table:table-cell>
          <table:table-cell table:style-name="Default" office:value-type="float" office:value="0.000377348648685818" calcext:value-type="float">
            <text:p>0.0003773486</text:p>
          </table:table-cell>
          <table:table-cell office:value-type="float" office:value="1.98973144148774" calcext:value-type="float">
            <text:p>1.9897314415</text:p>
          </table:table-cell>
          <table:table-cell office:value-type="float" office:value="0.00867809561097578" calcext:value-type="float">
            <text:p>0.0086780956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753557207437412" calcext:value-type="float">
            <text:p>0.0753557207</text:p>
          </table:table-cell>
          <table:table-cell office:value-type="float" office:value="0" calcext:value-type="float">
            <text:p>0</text:p>
          </table:table-cell>
          <table:table-cell office:value-type="float" office:value="0.0000925815474598552" calcext:value-type="float">
            <text:p>9.26E-05</text:p>
          </table:table-cell>
          <table:table-cell office:value-type="float" office:value="1.47293299779948" calcext:value-type="float">
            <text:p>1.4729329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69327005155037" calcext:value-type="float">
            <text:p>0.0693270052</text:p>
          </table:table-cell>
          <table:table-cell office:value-type="float" office:value="0.0475014392004645" calcext:value-type="float">
            <text:p>0.0475014392</text:p>
          </table:table-cell>
          <table:table-cell table:style-name="Default" office:value-type="float" office:value="0.000621851624861035" calcext:value-type="float">
            <text:p>0.0006218516</text:p>
          </table:table-cell>
          <table:table-cell office:value-type="float" office:value="2.26954982823532" calcext:value-type="float">
            <text:p>2.2695498282</text:p>
          </table:table-cell>
          <table:table-cell office:value-type="float" office:value="0.0100028742227894" calcext:value-type="float">
            <text:p>0.0100028742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126815402411699" calcext:value-type="float">
            <text:p>0.12681540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8705822953592" calcext:value-type="float">
            <text:p>0.0001887058</text:p>
          </table:table-cell>
          <table:table-cell office:value-type="float" office:value="1.34813929809214" calcext:value-type="float">
            <text:p>1.34813929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67374921415896" calcext:value-type="float">
            <text:p>0.0673749214</text:p>
          </table:table-cell>
          <table:table-cell office:value-type="float" office:value="0.0471785557308622" calcext:value-type="float">
            <text:p>0.0471785557</text:p>
          </table:table-cell>
          <table:table-cell table:style-name="Default" office:value-type="float" office:value="0.000621095003096293" calcext:value-type="float">
            <text:p>0.000621095</text:p>
          </table:table-cell>
          <table:table-cell office:value-type="float" office:value="2.16655532606303" calcext:value-type="float">
            <text:p>2.1665553261</text:p>
          </table:table-cell>
          <table:table-cell office:value-type="float" office:value="0.00998192228223507" calcext:value-type="float">
            <text:p>0.0099819223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787003610809378" calcext:value-type="float">
            <text:p>0.0787003611</text:p>
          </table:table-cell>
          <table:table-cell office:value-type="float" office:value="0.0412972951418471" calcext:value-type="float">
            <text:p>0.0412972951</text:p>
          </table:table-cell>
          <table:table-cell table:style-name="Default" office:value-type="float" office:value="0.000543590325603004" calcext:value-type="float">
            <text:p>0.0005435903</text:p>
          </table:table-cell>
          <table:table-cell office:value-type="float" office:value="2.21401484308113" calcext:value-type="float">
            <text:p>2.2140148431</text:p>
          </table:table-cell>
          <table:table-cell office:value-type="float" office:value="0.00963770532672436" calcext:value-type="float">
            <text:p>0.0096377053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13440939722255" calcext:value-type="float">
            <text:p>0.134409397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0534479565574" calcext:value-type="float">
            <text:p>0.0001505345</text:p>
          </table:table-cell>
          <table:table-cell office:value-type="float" office:value="1.62994130011159" calcext:value-type="float">
            <text:p>1.6299413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736920510633852" calcext:value-type="float">
            <text:p>0.0736920511</text:p>
          </table:table-cell>
          <table:table-cell office:value-type="float" office:value="0.0506625785952184" calcext:value-type="float">
            <text:p>0.0506625786</text:p>
          </table:table-cell>
          <table:table-cell table:style-name="Default" office:value-type="float" office:value="0.000672772319947998" calcext:value-type="float">
            <text:p>0.0006727723</text:p>
          </table:table-cell>
          <table:table-cell office:value-type="float" office:value="2.15958449512238" calcext:value-type="float">
            <text:p>2.1595844951</text:p>
          </table:table-cell>
          <table:table-cell office:value-type="float" office:value="0.0102351608686306" calcext:value-type="float">
            <text:p>0.0102351609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120048140708688" calcext:value-type="float">
            <text:p>0.12004814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6931313161989" calcext:value-type="float">
            <text:p>0.0001269313</text:p>
          </table:table-cell>
          <table:table-cell office:value-type="float" office:value="1.26577224196905" calcext:value-type="float">
            <text:p>1.2657722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103455093174917" calcext:value-type="float">
            <text:p>0.10345509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5590320764723" calcext:value-type="float">
            <text:p>0.0001255903</text:p>
          </table:table-cell>
          <table:table-cell office:value-type="float" office:value="1.92532312281625" calcext:value-type="float">
            <text:p>1.92532312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758671616732942" calcext:value-type="float">
            <text:p>0.0758671617</text:p>
          </table:table-cell>
          <table:table-cell office:value-type="float" office:value="0.0525244834359395" calcext:value-type="float">
            <text:p>0.0525244834</text:p>
          </table:table-cell>
          <table:table-cell table:style-name="Default" office:value-type="float" office:value="0.000698788985460638" calcext:value-type="float">
            <text:p>0.000698789</text:p>
          </table:table-cell>
          <table:table-cell office:value-type="float" office:value="2.12027829972832" calcext:value-type="float">
            <text:p>2.1202782997</text:p>
          </table:table-cell>
          <table:table-cell office:value-type="float" office:value="0.0104059615663378" calcext:value-type="float">
            <text:p>0.0104059616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722610853431036" calcext:value-type="float">
            <text:p>0.0722610853</text:p>
          </table:table-cell>
          <table:table-cell office:value-type="float" office:value="0.0497863816648256" calcext:value-type="float">
            <text:p>0.0497863817</text:p>
          </table:table-cell>
          <table:table-cell table:style-name="Default" office:value-type="float" office:value="0.000660829653815042" calcext:value-type="float">
            <text:p>0.0006608297</text:p>
          </table:table-cell>
          <table:table-cell office:value-type="float" office:value="2.08020355712845" calcext:value-type="float">
            <text:p>2.0802035571</text:p>
          </table:table-cell>
          <table:table-cell office:value-type="float" office:value="0.0102827031077542" calcext:value-type="float">
            <text:p>0.0102827031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537866056799238" calcext:value-type="float">
            <text:p>0.0537866057</text:p>
          </table:table-cell>
          <table:table-cell office:value-type="float" office:value="0.0439050420388996" calcext:value-type="float">
            <text:p>0.043905042</text:p>
          </table:table-cell>
          <table:table-cell table:style-name="Default" office:value-type="float" office:value="0.000561156450627836" calcext:value-type="float">
            <text:p>0.0005611565</text:p>
          </table:table-cell>
          <table:table-cell office:value-type="float" office:value="2.08204759246842" calcext:value-type="float">
            <text:p>2.0820475925</text:p>
          </table:table-cell>
          <table:table-cell office:value-type="float" office:value="0.00991280684331412" calcext:value-type="float">
            <text:p>0.0099128068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161377569743109" calcext:value-type="float">
            <text:p>0.161377569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6535565067992" calcext:value-type="float">
            <text:p>0.0001765356</text:p>
          </table:table-cell>
          <table:table-cell office:value-type="float" office:value="1.57125663992883" calcext:value-type="float">
            <text:p>1.5712566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663253320942915" calcext:value-type="float">
            <text:p>0.0663253321</text:p>
          </table:table-cell>
          <table:table-cell office:value-type="float" office:value="0.0469340082611839" calcext:value-type="float">
            <text:p>0.0469340083</text:p>
          </table:table-cell>
          <table:table-cell table:style-name="Default" office:value-type="float" office:value="0.000615393462011797" calcext:value-type="float">
            <text:p>0.0006153935</text:p>
          </table:table-cell>
          <table:table-cell office:value-type="float" office:value="2.08060036911768" calcext:value-type="float">
            <text:p>2.0806003691</text:p>
          </table:table-cell>
          <table:table-cell office:value-type="float" office:value="0.0100305833320376" calcext:value-type="float">
            <text:p>0.0100305833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619494725822083" calcext:value-type="float">
            <text:p>0.0619494726</text:p>
          </table:table-cell>
          <table:table-cell office:value-type="float" office:value="0.0460992497923966" calcext:value-type="float">
            <text:p>0.0460992498</text:p>
          </table:table-cell>
          <table:table-cell table:style-name="Default" office:value-type="float" office:value="0.000601396639313232" calcext:value-type="float">
            <text:p>0.0006013966</text:p>
          </table:table-cell>
          <table:table-cell office:value-type="float" office:value="1.83497109250308" calcext:value-type="float">
            <text:p>1.8349710925</text:p>
          </table:table-cell>
          <table:table-cell office:value-type="float" office:value="0.00992421188680245" calcext:value-type="float">
            <text:p>0.0099242119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763032597463904" calcext:value-type="float">
            <text:p>0.0763032597</text:p>
          </table:table-cell>
          <table:table-cell office:value-type="float" office:value="0.0517548833011782" calcext:value-type="float">
            <text:p>0.0517548833</text:p>
          </table:table-cell>
          <table:table-cell table:style-name="Default" office:value-type="float" office:value="0.000688722867778701" calcext:value-type="float">
            <text:p>0.0006887229</text:p>
          </table:table-cell>
          <table:table-cell office:value-type="float" office:value="1.44680209585687" calcext:value-type="float">
            <text:p>1.4468020959</text:p>
          </table:table-cell>
          <table:table-cell office:value-type="float" office:value="0.0104269227172977" calcext:value-type="float">
            <text:p>0.0104269227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76091330469908" calcext:value-type="float">
            <text:p>0.07609133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5531990477647" calcext:value-type="float">
            <text:p>0.000105532</text:p>
          </table:table-cell>
          <table:table-cell office:value-type="float" office:value="1.8626799785769" calcext:value-type="float">
            <text:p>1.8626799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791183780395887" calcext:value-type="float">
            <text:p>0.079118378</text:p>
          </table:table-cell>
          <table:table-cell office:value-type="float" office:value="0" calcext:value-type="float">
            <text:p>0</text:p>
          </table:table-cell>
          <table:table-cell office:value-type="float" office:value="0.0000895396721712114" calcext:value-type="float">
            <text:p>8.95E-05</text:p>
          </table:table-cell>
          <table:table-cell office:value-type="float" office:value="0.887725448446593" calcext:value-type="float">
            <text:p>0.8877254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684693786299389" calcext:value-type="float">
            <text:p>0.0684693786</text:p>
          </table:table-cell>
          <table:table-cell office:value-type="float" office:value="0.0479772598695336" calcext:value-type="float">
            <text:p>0.0479772599</text:p>
          </table:table-cell>
          <table:table-cell table:style-name="Default" office:value-type="float" office:value="0.000634136964912808" calcext:value-type="float">
            <text:p>0.000634137</text:p>
          </table:table-cell>
          <table:table-cell office:value-type="float" office:value="2.13787016565141" calcext:value-type="float">
            <text:p>2.1378701657</text:p>
          </table:table-cell>
          <table:table-cell office:value-type="float" office:value="0.0100604733580029" calcext:value-type="float">
            <text:p>0.0100604734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76436046397452" calcext:value-type="float">
            <text:p>0.076436046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040347782314" calcext:value-type="float">
            <text:p>0.0001010403</text:p>
          </table:table-cell>
          <table:table-cell office:value-type="float" office:value="1.51731258433744" calcext:value-type="float">
            <text:p>1.5173125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697428260714958" calcext:value-type="float">
            <text:p>0.0697428261</text:p>
          </table:table-cell>
          <table:table-cell office:value-type="float" office:value="0.0484606745852902" calcext:value-type="float">
            <text:p>0.0484606746</text:p>
          </table:table-cell>
          <table:table-cell table:style-name="Default" office:value-type="float" office:value="0.000642561920603052" calcext:value-type="float">
            <text:p>0.0006425619</text:p>
          </table:table-cell>
          <table:table-cell office:value-type="float" office:value="2.15122524326803" calcext:value-type="float">
            <text:p>2.1512252433</text:p>
          </table:table-cell>
          <table:table-cell office:value-type="float" office:value="0.010069929724139" calcext:value-type="float">
            <text:p>0.0100699297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734210628344137" calcext:value-type="float">
            <text:p>0.0734210628</text:p>
          </table:table-cell>
          <table:table-cell office:value-type="float" office:value="0" calcext:value-type="float">
            <text:p>0</text:p>
          </table:table-cell>
          <table:table-cell office:value-type="float" office:value="0.0000971236477924232" calcext:value-type="float">
            <text:p>9.71E-05</text:p>
          </table:table-cell>
          <table:table-cell office:value-type="float" office:value="1.60133483787485" calcext:value-type="float">
            <text:p>1.60133483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711667004942686" calcext:value-type="float">
            <text:p>0.0711667005</text:p>
          </table:table-cell>
          <table:table-cell office:value-type="float" office:value="0" calcext:value-type="float">
            <text:p>0</text:p>
          </table:table-cell>
          <table:table-cell office:value-type="float" office:value="0.0000847145688211055" calcext:value-type="float">
            <text:p>8.47E-05</text:p>
          </table:table-cell>
          <table:table-cell office:value-type="float" office:value="0.921945752496638" calcext:value-type="float">
            <text:p>0.9219457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669375310646795" calcext:value-type="float">
            <text:p>0.0669375311</text:p>
          </table:table-cell>
          <table:table-cell office:value-type="float" office:value="0" calcext:value-type="float">
            <text:p>0</text:p>
          </table:table-cell>
          <table:table-cell office:value-type="float" office:value="0.0000916661816107198" calcext:value-type="float">
            <text:p>9.17E-05</text:p>
          </table:table-cell>
          <table:table-cell office:value-type="float" office:value="1.77532546336166" calcext:value-type="float">
            <text:p>1.7753254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710044940019388" calcext:value-type="float">
            <text:p>0.071004494</text:p>
          </table:table-cell>
          <table:table-cell office:value-type="float" office:value="0" calcext:value-type="float">
            <text:p>0</text:p>
          </table:table-cell>
          <table:table-cell office:value-type="float" office:value="0.0000931987394591178" calcext:value-type="float">
            <text:p>9.32E-05</text:p>
          </table:table-cell>
          <table:table-cell office:value-type="float" office:value="1.55766293924938" calcext:value-type="float">
            <text:p>1.5576629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62649501165809" calcext:value-type="float">
            <text:p>0.0626495012</text:p>
          </table:table-cell>
          <table:table-cell office:value-type="float" office:value="0.0460871852794187" calcext:value-type="float">
            <text:p>0.0460871853</text:p>
          </table:table-cell>
          <table:table-cell table:style-name="Default" office:value-type="float" office:value="0.00060287894777243" calcext:value-type="float">
            <text:p>0.0006028789</text:p>
          </table:table-cell>
          <table:table-cell office:value-type="float" office:value="2.18418135879305" calcext:value-type="float">
            <text:p>2.1841813588</text:p>
          </table:table-cell>
          <table:table-cell office:value-type="float" office:value="0.0099034357741746" calcext:value-type="float">
            <text:p>0.0099034358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701722849170739" calcext:value-type="float">
            <text:p>0.0701722849</text:p>
          </table:table-cell>
          <table:table-cell office:value-type="float" office:value="0.0486095922626475" calcext:value-type="float">
            <text:p>0.0486095923</text:p>
          </table:table-cell>
          <table:table-cell table:style-name="Default" office:value-type="float" office:value="0.000644873529809933" calcext:value-type="float">
            <text:p>0.0006448735</text:p>
          </table:table-cell>
          <table:table-cell office:value-type="float" office:value="2.1774111572464" calcext:value-type="float">
            <text:p>2.1774111572</text:p>
          </table:table-cell>
          <table:table-cell office:value-type="float" office:value="0.0100636405957959" calcext:value-type="float">
            <text:p>0.0100636406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769644223996615" calcext:value-type="float">
            <text:p>0.0769644224</text:p>
          </table:table-cell>
          <table:table-cell office:value-type="float" office:value="0.0404524494840727" calcext:value-type="float">
            <text:p>0.0404524495</text:p>
          </table:table-cell>
          <table:table-cell table:style-name="Default" office:value-type="float" office:value="0.000532025514985565" calcext:value-type="float">
            <text:p>0.0005320255</text:p>
          </table:table-cell>
          <table:table-cell office:value-type="float" office:value="1.8643201251385" calcext:value-type="float">
            <text:p>1.8643201251</text:p>
          </table:table-cell>
          <table:table-cell office:value-type="float" office:value="0.00958724096651104" calcext:value-type="float">
            <text:p>0.009587241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709653755575075" calcext:value-type="float">
            <text:p>0.0709653756</text:p>
          </table:table-cell>
          <table:table-cell office:value-type="float" office:value="0.049188421648379" calcext:value-type="float">
            <text:p>0.0491884216</text:p>
          </table:table-cell>
          <table:table-cell table:style-name="Default" office:value-type="float" office:value="0.000653524197318301" calcext:value-type="float">
            <text:p>0.0006535242</text:p>
          </table:table-cell>
          <table:table-cell office:value-type="float" office:value="2.08260720217013" calcext:value-type="float">
            <text:p>2.0826072022</text:p>
          </table:table-cell>
          <table:table-cell office:value-type="float" office:value="0.0101998066927973" calcext:value-type="float">
            <text:p>0.0101998067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102929730611109" calcext:value-type="float">
            <text:p>0.1029297306</text:p>
          </table:table-cell>
          <table:table-cell office:value-type="float" office:value="0.0576734987048784" calcext:value-type="float">
            <text:p>0.0576734987</text:p>
          </table:table-cell>
          <table:table-cell table:style-name="Default" office:value-type="float" office:value="0.000783712307267489" calcext:value-type="float">
            <text:p>0.0007837123</text:p>
          </table:table-cell>
          <table:table-cell office:value-type="float" office:value="2.55077177645943" calcext:value-type="float">
            <text:p>2.5507717765</text:p>
          </table:table-cell>
          <table:table-cell office:value-type="float" office:value="0.0107507808490627" calcext:value-type="float">
            <text:p>0.0107507808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696642568885803" calcext:value-type="float">
            <text:p>0.0696642569</text:p>
          </table:table-cell>
          <table:table-cell office:value-type="float" office:value="0" calcext:value-type="float">
            <text:p>0</text:p>
          </table:table-cell>
          <table:table-cell office:value-type="float" office:value="0.0000791879973256118" calcext:value-type="float">
            <text:p>7.92E-05</text:p>
          </table:table-cell>
          <table:table-cell office:value-type="float" office:value="0.499297051816927" calcext:value-type="float">
            <text:p>0.49929705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777179654262622" calcext:value-type="float">
            <text:p>0.07771796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996117396638" calcext:value-type="float">
            <text:p>0.0001069961</text:p>
          </table:table-cell>
          <table:table-cell office:value-type="float" office:value="1.84434586724994" calcext:value-type="float">
            <text:p>1.844345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62872222537879" calcext:value-type="float">
            <text:p>0.0628722225</text:p>
          </table:table-cell>
          <table:table-cell office:value-type="float" office:value="0.046068749553942" calcext:value-type="float">
            <text:p>0.0460687496</text:p>
          </table:table-cell>
          <table:table-cell table:style-name="Default" office:value-type="float" office:value="0.000599542138026272" calcext:value-type="float">
            <text:p>0.0005995421</text:p>
          </table:table-cell>
          <table:table-cell office:value-type="float" office:value="2.18618833260584" calcext:value-type="float">
            <text:p>2.1861883326</text:p>
          </table:table-cell>
          <table:table-cell office:value-type="float" office:value="0.00984319386537546" calcext:value-type="float">
            <text:p>0.0098431939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763438875838768" calcext:value-type="float">
            <text:p>0.0763438876</text:p>
          </table:table-cell>
          <table:table-cell office:value-type="float" office:value="0" calcext:value-type="float">
            <text:p>0</text:p>
          </table:table-cell>
          <table:table-cell office:value-type="float" office:value="0.0000955898772808485" calcext:value-type="float">
            <text:p>9.56E-05</text:p>
          </table:table-cell>
          <table:table-cell office:value-type="float" office:value="1.15715730307487" calcext:value-type="float">
            <text:p>1.15715730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701968539641548" calcext:value-type="float">
            <text:p>0.070196854</text:p>
          </table:table-cell>
          <table:table-cell office:value-type="float" office:value="0.0489538817673292" calcext:value-type="float">
            <text:p>0.0489538818</text:p>
          </table:table-cell>
          <table:table-cell table:style-name="Default" office:value-type="float" office:value="0.000648236808809427" calcext:value-type="float">
            <text:p>0.0006482368</text:p>
          </table:table-cell>
          <table:table-cell office:value-type="float" office:value="2.17974594049543" calcext:value-type="float">
            <text:p>2.1797459405</text:p>
          </table:table-cell>
          <table:table-cell office:value-type="float" office:value="0.0100896468291974" calcext:value-type="float">
            <text:p>0.0100896468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555647045000161" calcext:value-type="float">
            <text:p>0.0555647045</text:p>
          </table:table-cell>
          <table:table-cell office:value-type="float" office:value="0.0442161211855048" calcext:value-type="float">
            <text:p>0.0442161212</text:p>
          </table:table-cell>
          <table:table-cell table:style-name="Default" office:value-type="float" office:value="0.000564134892961805" calcext:value-type="float">
            <text:p>0.0005641349</text:p>
          </table:table-cell>
          <table:table-cell office:value-type="float" office:value="2.15726072081634" calcext:value-type="float">
            <text:p>2.1572607208</text:p>
          </table:table-cell>
          <table:table-cell office:value-type="float" office:value="0.00975711421939629" calcext:value-type="float">
            <text:p>0.0097571142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706358942637466" calcext:value-type="float">
            <text:p>0.0706358943</text:p>
          </table:table-cell>
          <table:table-cell office:value-type="float" office:value="0.0484010673906177" calcext:value-type="float">
            <text:p>0.0484010674</text:p>
          </table:table-cell>
          <table:table-cell table:style-name="Default" office:value-type="float" office:value="0.000639555703194651" calcext:value-type="float">
            <text:p>0.0006395557</text:p>
          </table:table-cell>
          <table:table-cell office:value-type="float" office:value="2.21817765144553" calcext:value-type="float">
            <text:p>2.2181776514</text:p>
          </table:table-cell>
          <table:table-cell office:value-type="float" office:value="0.01004310453618" calcext:value-type="float">
            <text:p>0.0100431045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785483845408257" calcext:value-type="float">
            <text:p>0.078548384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343234738255" calcext:value-type="float">
            <text:p>0.0001073432</text:p>
          </table:table-cell>
          <table:table-cell office:value-type="float" office:value="1.86784881430572" calcext:value-type="float">
            <text:p>1.86784881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101338852030891" calcext:value-type="float">
            <text:p>0.101338852</text:p>
          </table:table-cell>
          <table:table-cell office:value-type="float" office:value="0.0303025767738578" calcext:value-type="float">
            <text:p>0.0303025768</text:p>
          </table:table-cell>
          <table:table-cell table:style-name="Default" office:value-type="float" office:value="0.000402582812985774" calcext:value-type="float">
            <text:p>0.0004025828</text:p>
          </table:table-cell>
          <table:table-cell office:value-type="float" office:value="2.4527797436828" calcext:value-type="float">
            <text:p>2.4527797437</text:p>
          </table:table-cell>
          <table:table-cell office:value-type="float" office:value="0.00903705014041075" calcext:value-type="float">
            <text:p>0.0090370501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619498626008923" calcext:value-type="float">
            <text:p>0.0619498626</text:p>
          </table:table-cell>
          <table:table-cell office:value-type="float" office:value="0.0457717798017281" calcext:value-type="float">
            <text:p>0.0457717798</text:p>
          </table:table-cell>
          <table:table-cell table:style-name="Default" office:value-type="float" office:value="0.000596813498974103" calcext:value-type="float">
            <text:p>0.0005968135</text:p>
          </table:table-cell>
          <table:table-cell office:value-type="float" office:value="2.20607515369225" calcext:value-type="float">
            <text:p>2.2060751537</text:p>
          </table:table-cell>
          <table:table-cell office:value-type="float" office:value="0.00985837361530229" calcext:value-type="float">
            <text:p>0.0098583736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737307128493591" calcext:value-type="float">
            <text:p>0.0737307128</text:p>
          </table:table-cell>
          <table:table-cell office:value-type="float" office:value="0.0507236837043126" calcext:value-type="float">
            <text:p>0.0507236837</text:p>
          </table:table-cell>
          <table:table-cell table:style-name="Default" office:value-type="float" office:value="0.000671824136092439" calcext:value-type="float">
            <text:p>0.0006718241</text:p>
          </table:table-cell>
          <table:table-cell office:value-type="float" office:value="2.17923803433269" calcext:value-type="float">
            <text:p>2.1792380343</text:p>
          </table:table-cell>
          <table:table-cell office:value-type="float" office:value="0.0102188062055871" calcext:value-type="float">
            <text:p>0.0102188062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737773146045296" calcext:value-type="float">
            <text:p>0.0737773146</text:p>
          </table:table-cell>
          <table:table-cell office:value-type="float" office:value="0.00689646079200992" calcext:value-type="float">
            <text:p>0.0068964608</text:p>
          </table:table-cell>
          <table:table-cell office:value-type="float" office:value="0.0000948063327809791" calcext:value-type="float">
            <text:p>9.48E-05</text:p>
          </table:table-cell>
          <table:table-cell office:value-type="float" office:value="1.94795976514581" calcext:value-type="float">
            <text:p>1.9479597651</text:p>
          </table:table-cell>
          <table:table-cell office:value-type="float" office:value="0.00283623896244862" calcext:value-type="float">
            <text:p>0.002836239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620540039793964" calcext:value-type="float">
            <text:p>0.062054004</text:p>
          </table:table-cell>
          <table:table-cell office:value-type="float" office:value="0" calcext:value-type="float">
            <text:p>0</text:p>
          </table:table-cell>
          <table:table-cell office:value-type="float" office:value="0.0000806902029537475" calcext:value-type="float">
            <text:p>8.07E-05</text:p>
          </table:table-cell>
          <table:table-cell office:value-type="float" office:value="1.57602688781171" calcext:value-type="float">
            <text:p>1.5760268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671479910172169" calcext:value-type="float">
            <text:p>0.067147991</text:p>
          </table:table-cell>
          <table:table-cell office:value-type="float" office:value="0" calcext:value-type="float">
            <text:p>0</text:p>
          </table:table-cell>
          <table:table-cell office:value-type="float" office:value="0.0000925982104892172" calcext:value-type="float">
            <text:p>9.26E-05</text:p>
          </table:table-cell>
          <table:table-cell office:value-type="float" office:value="1.8130035083849" calcext:value-type="float">
            <text:p>1.8130035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871393320877395" calcext:value-type="float">
            <text:p>0.0871393321</text:p>
          </table:table-cell>
          <table:table-cell office:value-type="float" office:value="0.0469665570736034" calcext:value-type="float">
            <text:p>0.0469665571</text:p>
          </table:table-cell>
          <table:table-cell table:style-name="Default" office:value-type="float" office:value="0.000613115314264242" calcext:value-type="float">
            <text:p>0.0006131153</text:p>
          </table:table-cell>
          <table:table-cell office:value-type="float" office:value="2.11113127279097" calcext:value-type="float">
            <text:p>2.1111312728</text:p>
          </table:table-cell>
          <table:table-cell office:value-type="float" office:value="0.0102111797765785" calcext:value-type="float">
            <text:p>0.0102111798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800147567376363" calcext:value-type="float">
            <text:p>0.0800147567</text:p>
          </table:table-cell>
          <table:table-cell office:value-type="float" office:value="0.0396683815561036" calcext:value-type="float">
            <text:p>0.0396683816</text:p>
          </table:table-cell>
          <table:table-cell table:style-name="Default" office:value-type="float" office:value="0.000519394100766077" calcext:value-type="float">
            <text:p>0.0005193941</text:p>
          </table:table-cell>
          <table:table-cell office:value-type="float" office:value="2.1833115148495" calcext:value-type="float">
            <text:p>2.1833115148</text:p>
          </table:table-cell>
          <table:table-cell office:value-type="float" office:value="0.00955708413900685" calcext:value-type="float">
            <text:p>0.0095570841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617682427956037" calcext:value-type="float">
            <text:p>0.0617682428</text:p>
          </table:table-cell>
          <table:table-cell office:value-type="float" office:value="0" calcext:value-type="float">
            <text:p>0</text:p>
          </table:table-cell>
          <table:table-cell office:value-type="float" office:value="0.0000814444848652241" calcext:value-type="float">
            <text:p>8.14E-05</text:p>
          </table:table-cell>
          <table:table-cell office:value-type="float" office:value="1.60501895123629" calcext:value-type="float">
            <text:p>1.6050189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1305851741503" calcext:value-type="float">
            <text:p>0.130585174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7219689161629" calcext:value-type="float">
            <text:p>0.0001672197</text:p>
          </table:table-cell>
          <table:table-cell office:value-type="float" office:value="1.96958670963315" calcext:value-type="float">
            <text:p>1.9695867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754020929337979" calcext:value-type="float">
            <text:p>0.07540209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256028255891" calcext:value-type="float">
            <text:p>0.000103256</text:p>
          </table:table-cell>
          <table:table-cell office:value-type="float" office:value="1.78857174385924" calcext:value-type="float">
            <text:p>1.78857174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741994275514045" calcext:value-type="float">
            <text:p>0.0741994276</text:p>
          </table:table-cell>
          <table:table-cell office:value-type="float" office:value="0" calcext:value-type="float">
            <text:p>0</text:p>
          </table:table-cell>
          <table:table-cell office:value-type="float" office:value="0.0000959723604814147" calcext:value-type="float">
            <text:p>9.60E-05</text:p>
          </table:table-cell>
          <table:table-cell office:value-type="float" office:value="1.45450306277272" calcext:value-type="float">
            <text:p>1.4545030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930089636588763" calcext:value-type="float">
            <text:p>0.0930089637</text:p>
          </table:table-cell>
          <table:table-cell office:value-type="float" office:value="0.0376824874343107" calcext:value-type="float">
            <text:p>0.0376824874</text:p>
          </table:table-cell>
          <table:table-cell table:style-name="Default" office:value-type="float" office:value="0.000492451022689613" calcext:value-type="float">
            <text:p>0.000492451</text:p>
          </table:table-cell>
          <table:table-cell office:value-type="float" office:value="2.08201721084379" calcext:value-type="float">
            <text:p>2.0820172108</text:p>
          </table:table-cell>
          <table:table-cell office:value-type="float" office:value="0.00958470381017082" calcext:value-type="float">
            <text:p>0.0095847038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644101019571911" calcext:value-type="float">
            <text:p>0.064410102</text:p>
          </table:table-cell>
          <table:table-cell office:value-type="float" office:value="0.046495575426276" calcext:value-type="float">
            <text:p>0.0464955754</text:p>
          </table:table-cell>
          <table:table-cell table:style-name="Default" office:value-type="float" office:value="0.000611649992055461" calcext:value-type="float">
            <text:p>0.00061165</text:p>
          </table:table-cell>
          <table:table-cell office:value-type="float" office:value="2.15902514915519" calcext:value-type="float">
            <text:p>2.1590251492</text:p>
          </table:table-cell>
          <table:table-cell office:value-type="float" office:value="0.0099412081988754" calcext:value-type="float">
            <text:p>0.0099412082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733282375776495" calcext:value-type="float">
            <text:p>0.0733282376</text:p>
          </table:table-cell>
          <table:table-cell office:value-type="float" office:value="0.0502640863149213" calcext:value-type="float">
            <text:p>0.0502640863</text:p>
          </table:table-cell>
          <table:table-cell table:style-name="Default" office:value-type="float" office:value="0.000667437219319001" calcext:value-type="float">
            <text:p>0.0006674372</text:p>
          </table:table-cell>
          <table:table-cell office:value-type="float" office:value="2.15348584773614" calcext:value-type="float">
            <text:p>2.1534858477</text:p>
          </table:table-cell>
          <table:table-cell office:value-type="float" office:value="0.0102072883097912" calcext:value-type="float">
            <text:p>0.0102072883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847639311543922" calcext:value-type="float">
            <text:p>0.08476393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523040375386" calcext:value-type="float">
            <text:p>0.000106523</text:p>
          </table:table-cell>
          <table:table-cell office:value-type="float" office:value="1.82769896437345" calcext:value-type="float">
            <text:p>1.8276989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809659950532027" calcext:value-type="float">
            <text:p>0.0809659951</text:p>
          </table:table-cell>
          <table:table-cell office:value-type="float" office:value="0.0566165015442812" calcext:value-type="float">
            <text:p>0.0566165015</text:p>
          </table:table-cell>
          <table:table-cell table:style-name="Default" office:value-type="float" office:value="0.000749568837552274" calcext:value-type="float">
            <text:p>0.0007495688</text:p>
          </table:table-cell>
          <table:table-cell office:value-type="float" office:value="2.41207104700299" calcext:value-type="float">
            <text:p>2.412071047</text:p>
          </table:table-cell>
          <table:table-cell office:value-type="float" office:value="0.0105990091227577" calcext:value-type="float">
            <text:p>0.0105990091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724280888749177" calcext:value-type="float">
            <text:p>0.0724280889</text:p>
          </table:table-cell>
          <table:table-cell office:value-type="float" office:value="0" calcext:value-type="float">
            <text:p>0</text:p>
          </table:table-cell>
          <table:table-cell office:value-type="float" office:value="0.0000937554239373906" calcext:value-type="float">
            <text:p>9.38E-05</text:p>
          </table:table-cell>
          <table:table-cell office:value-type="float" office:value="1.49074058168315" calcext:value-type="float">
            <text:p>1.4907405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749520937873151" calcext:value-type="float">
            <text:p>0.0749520938</text:p>
          </table:table-cell>
          <table:table-cell office:value-type="float" office:value="0" calcext:value-type="float">
            <text:p>0</text:p>
          </table:table-cell>
          <table:table-cell office:value-type="float" office:value="0.0000939924208033841" calcext:value-type="float">
            <text:p>9.40E-05</text:p>
          </table:table-cell>
          <table:table-cell office:value-type="float" office:value="1.19239758308441" calcext:value-type="float">
            <text:p>1.1923975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718578659817646" calcext:value-type="float">
            <text:p>0.0718578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245345709371" calcext:value-type="float">
            <text:p>0.0001002453</text:p>
          </table:table-cell>
          <table:table-cell office:value-type="float" office:value="1.90433165667267" calcext:value-type="float">
            <text:p>1.90433165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783740748768891" calcext:value-type="float">
            <text:p>0.0783740749</text:p>
          </table:table-cell>
          <table:table-cell office:value-type="float" office:value="0.0561571095774906" calcext:value-type="float">
            <text:p>0.0561571096</text:p>
          </table:table-cell>
          <table:table-cell table:style-name="Default" office:value-type="float" office:value="0.000744635785191668" calcext:value-type="float">
            <text:p>0.0007446358</text:p>
          </table:table-cell>
          <table:table-cell office:value-type="float" office:value="2.22986526079671" calcext:value-type="float">
            <text:p>2.2298652608</text:p>
          </table:table-cell>
          <table:table-cell office:value-type="float" office:value="0.0106135121451366" calcext:value-type="float">
            <text:p>0.0106135121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591468062493937" calcext:value-type="float">
            <text:p>0.5914680625</text:p>
          </table:table-cell>
          <table:table-cell office:value-type="float" office:value="0.00303952673772363" calcext:value-type="float">
            <text:p>0.0030395267</text:p>
          </table:table-cell>
          <table:table-cell table:style-name="Default" office:value-type="float" office:value="0.000109935355348402" calcext:value-type="float">
            <text:p>0.0001099354</text:p>
          </table:table-cell>
          <table:table-cell office:value-type="float" office:value="6.98280555284234" calcext:value-type="float">
            <text:p>6.9828055528</text:p>
          </table:table-cell>
          <table:table-cell office:value-type="float" office:value="0.00294541035969359" calcext:value-type="float">
            <text:p>0.0029454104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708745210843588" calcext:value-type="float">
            <text:p>0.0708745211</text:p>
          </table:table-cell>
          <table:table-cell office:value-type="float" office:value="0" calcext:value-type="float">
            <text:p>0</text:p>
          </table:table-cell>
          <table:table-cell office:value-type="float" office:value="0.0000807320340156848" calcext:value-type="float">
            <text:p>8.07E-05</text:p>
          </table:table-cell>
          <table:table-cell office:value-type="float" office:value="0.446437413284353" calcext:value-type="float">
            <text:p>0.44643741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773183319473647" calcext:value-type="float">
            <text:p>0.07731833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8353990649682" calcext:value-type="float">
            <text:p>0.000108354</text:p>
          </table:table-cell>
          <table:table-cell office:value-type="float" office:value="1.9207166945478" calcext:value-type="float">
            <text:p>1.92071669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611287730557975" calcext:value-type="float">
            <text:p>0.0611287731</text:p>
          </table:table-cell>
          <table:table-cell office:value-type="float" office:value="0" calcext:value-type="float">
            <text:p>0</text:p>
          </table:table-cell>
          <table:table-cell office:value-type="float" office:value="0.0000845548389720666" calcext:value-type="float">
            <text:p>8.46E-05</text:p>
          </table:table-cell>
          <table:table-cell office:value-type="float" office:value="1.85596827786477" calcext:value-type="float">
            <text:p>1.8559682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109775384036667" calcext:value-type="float">
            <text:p>0.109775384</text:p>
          </table:table-cell>
          <table:table-cell office:value-type="float" office:value="0.0202899042708582" calcext:value-type="float">
            <text:p>0.0202899043</text:p>
          </table:table-cell>
          <table:table-cell table:style-name="Default" office:value-type="float" office:value="0.000320180493252803" calcext:value-type="float">
            <text:p>0.0003201805</text:p>
          </table:table-cell>
          <table:table-cell office:value-type="float" office:value="2.43085880934278" calcext:value-type="float">
            <text:p>2.4308588093</text:p>
          </table:table-cell>
          <table:table-cell office:value-type="float" office:value="0.00485888229560787" calcext:value-type="float">
            <text:p>0.0048588823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711457618169593" calcext:value-type="float">
            <text:p>0.0711457618</text:p>
          </table:table-cell>
          <table:table-cell office:value-type="float" office:value="0" calcext:value-type="float">
            <text:p>0</text:p>
          </table:table-cell>
          <table:table-cell office:value-type="float" office:value="0.0000955283002414101" calcext:value-type="float">
            <text:p>9.55E-05</text:p>
          </table:table-cell>
          <table:table-cell office:value-type="float" office:value="1.77823421565308" calcext:value-type="float">
            <text:p>1.77823421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658066752722376" calcext:value-type="float">
            <text:p>0.0658066753</text:p>
          </table:table-cell>
          <table:table-cell office:value-type="float" office:value="0" calcext:value-type="float">
            <text:p>0</text:p>
          </table:table-cell>
          <table:table-cell office:value-type="float" office:value="0.0000892594018310974" calcext:value-type="float">
            <text:p>8.93E-05</text:p>
          </table:table-cell>
          <table:table-cell office:value-type="float" office:value="1.72325973145328" calcext:value-type="float">
            <text:p>1.7232597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721865176123771" calcext:value-type="float">
            <text:p>0.0721865176</text:p>
          </table:table-cell>
          <table:table-cell office:value-type="float" office:value="0" calcext:value-type="float">
            <text:p>0</text:p>
          </table:table-cell>
          <table:table-cell office:value-type="float" office:value="0.000088309606437442" calcext:value-type="float">
            <text:p>8.83E-05</text:p>
          </table:table-cell>
          <table:table-cell office:value-type="float" office:value="1.10906209836172" calcext:value-type="float">
            <text:p>1.1090620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862091381871208" calcext:value-type="float">
            <text:p>0.0862091382</text:p>
          </table:table-cell>
          <table:table-cell office:value-type="float" office:value="0.0464778655785912" calcext:value-type="float">
            <text:p>0.0464778656</text:p>
          </table:table-cell>
          <table:table-cell table:style-name="Default" office:value-type="float" office:value="0.000609639749018167" calcext:value-type="float">
            <text:p>0.0006096397</text:p>
          </table:table-cell>
          <table:table-cell office:value-type="float" office:value="2.20742600914582" calcext:value-type="float">
            <text:p>2.2074260091</text:p>
          </table:table-cell>
          <table:table-cell office:value-type="float" office:value="0.0101052572348231" calcext:value-type="float">
            <text:p>0.0101052572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8524929815745" calcext:value-type="float">
            <text:p>0.085249298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7912194422596" calcext:value-type="float">
            <text:p>0.0001079122</text:p>
          </table:table-cell>
          <table:table-cell office:value-type="float" office:value="1.9972656146299" calcext:value-type="float">
            <text:p>1.9972656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808113949003401" calcext:value-type="float">
            <text:p>0.0808113949</text:p>
          </table:table-cell>
          <table:table-cell office:value-type="float" office:value="0.0576034751785069" calcext:value-type="float">
            <text:p>0.0576034752</text:p>
          </table:table-cell>
          <table:table-cell table:style-name="Default" office:value-type="float" office:value="0.000758960964479429" calcext:value-type="float">
            <text:p>0.000758961</text:p>
          </table:table-cell>
          <table:table-cell office:value-type="float" office:value="2.2455713702708" calcext:value-type="float">
            <text:p>2.2455713703</text:p>
          </table:table-cell>
          <table:table-cell office:value-type="float" office:value="0.010135746633602" calcext:value-type="float">
            <text:p>0.0101357466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708808639777498" calcext:value-type="float">
            <text:p>0.070880864</text:p>
          </table:table-cell>
          <table:table-cell office:value-type="float" office:value="0" calcext:value-type="float">
            <text:p>0</text:p>
          </table:table-cell>
          <table:table-cell office:value-type="float" office:value="0.0000871494263380879" calcext:value-type="float">
            <text:p>8.71E-05</text:p>
          </table:table-cell>
          <table:table-cell office:value-type="float" office:value="1.1668493173102" calcext:value-type="float">
            <text:p>1.16684931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872815694121747" calcext:value-type="float">
            <text:p>0.0872815694</text:p>
          </table:table-cell>
          <table:table-cell office:value-type="float" office:value="0.0162634762978235" calcext:value-type="float">
            <text:p>0.0162634763</text:p>
          </table:table-cell>
          <table:table-cell table:style-name="Default" office:value-type="float" office:value="0.000169160046982526" calcext:value-type="float">
            <text:p>0.00016916</text:p>
          </table:table-cell>
          <table:table-cell office:value-type="float" office:value="2.44436189943506" calcext:value-type="float">
            <text:p>2.4443618994</text:p>
          </table:table-cell>
          <table:table-cell office:value-type="float" office:value="0.00351032835290251" calcext:value-type="float">
            <text:p>0.0035103284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824228600562045" calcext:value-type="float">
            <text:p>0.082422860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3118811689903" calcext:value-type="float">
            <text:p>0.0001131188</text:p>
          </table:table-cell>
          <table:table-cell office:value-type="float" office:value="2.1252292071556" calcext:value-type="float">
            <text:p>2.125229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766706593219126" calcext:value-type="float">
            <text:p>0.07667065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595852436734" calcext:value-type="float">
            <text:p>0.0001045959</text:p>
          </table:table-cell>
          <table:table-cell office:value-type="float" office:value="1.73564866788634" calcext:value-type="float">
            <text:p>1.73564866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677126476419427" calcext:value-type="float">
            <text:p>0.0677126476</text:p>
          </table:table-cell>
          <table:table-cell office:value-type="float" office:value="0" calcext:value-type="float">
            <text:p>0</text:p>
          </table:table-cell>
          <table:table-cell office:value-type="float" office:value="0.0000832418733415747" calcext:value-type="float">
            <text:p>8.32E-05</text:p>
          </table:table-cell>
          <table:table-cell office:value-type="float" office:value="1.18733268377515" calcext:value-type="float">
            <text:p>1.1873326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771745403698373" calcext:value-type="float">
            <text:p>0.0771745404</text:p>
          </table:table-cell>
          <table:table-cell office:value-type="float" office:value="0.0537185060044977" calcext:value-type="float">
            <text:p>0.053718506</text:p>
          </table:table-cell>
          <table:table-cell table:style-name="Default" office:value-type="float" office:value="0.000708887452072878" calcext:value-type="float">
            <text:p>0.0007088875</text:p>
          </table:table-cell>
          <table:table-cell office:value-type="float" office:value="2.20691345453667" calcext:value-type="float">
            <text:p>2.2069134545</text:p>
          </table:table-cell>
          <table:table-cell office:value-type="float" office:value="0.0104275468374037" calcext:value-type="float">
            <text:p>0.0104275468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704945580776878" calcext:value-type="float">
            <text:p>0.0704945581</text:p>
          </table:table-cell>
          <table:table-cell office:value-type="float" office:value="0.0484761461972589" calcext:value-type="float">
            <text:p>0.0484761462</text:p>
          </table:table-cell>
          <table:table-cell table:style-name="Default" office:value-type="float" office:value="0.000643587212125889" calcext:value-type="float">
            <text:p>0.0006435872</text:p>
          </table:table-cell>
          <table:table-cell office:value-type="float" office:value="2.17581604039202" calcext:value-type="float">
            <text:p>2.1758160404</text:p>
          </table:table-cell>
          <table:table-cell office:value-type="float" office:value="0.0100707227911043" calcext:value-type="float">
            <text:p>0.0100707228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789574954410633" calcext:value-type="float">
            <text:p>0.0789574954</text:p>
          </table:table-cell>
          <table:table-cell office:value-type="float" office:value="0.0561813015944424" calcext:value-type="float">
            <text:p>0.0561813016</text:p>
          </table:table-cell>
          <table:table-cell table:style-name="Default" office:value-type="float" office:value="0.000744383176681654" calcext:value-type="float">
            <text:p>0.0007443832</text:p>
          </table:table-cell>
          <table:table-cell office:value-type="float" office:value="2.30367688125701" calcext:value-type="float">
            <text:p>2.3036768813</text:p>
          </table:table-cell>
          <table:table-cell office:value-type="float" office:value="0.0105830057920099" calcext:value-type="float">
            <text:p>0.0105830058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76347051411497" calcext:value-type="float">
            <text:p>0.0763470514</text:p>
          </table:table-cell>
          <table:table-cell office:value-type="float" office:value="0" calcext:value-type="float">
            <text:p>0</text:p>
          </table:table-cell>
          <table:table-cell office:value-type="float" office:value="0.0000948308342296569" calcext:value-type="float">
            <text:p>9.48E-05</text:p>
          </table:table-cell>
          <table:table-cell office:value-type="float" office:value="1.09859736608817" calcext:value-type="float">
            <text:p>1.09859736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103679732747423" calcext:value-type="float">
            <text:p>0.1036797327</text:p>
          </table:table-cell>
          <table:table-cell office:value-type="float" office:value="0.0315635532948322" calcext:value-type="float">
            <text:p>0.0315635533</text:p>
          </table:table-cell>
          <table:table-cell table:style-name="Default" office:value-type="float" office:value="0.00040613176648036" calcext:value-type="float">
            <text:p>0.0004061318</text:p>
          </table:table-cell>
          <table:table-cell office:value-type="float" office:value="2.07618402053409" calcext:value-type="float">
            <text:p>2.0761840205</text:p>
          </table:table-cell>
          <table:table-cell office:value-type="float" office:value="0.00925771879591937" calcext:value-type="float">
            <text:p>0.0092577188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768899627800635" calcext:value-type="float">
            <text:p>0.0768899628</text:p>
          </table:table-cell>
          <table:table-cell office:value-type="float" office:value="0" calcext:value-type="float">
            <text:p>0</text:p>
          </table:table-cell>
          <table:table-cell office:value-type="float" office:value="0.0000987177676105395" calcext:value-type="float">
            <text:p>9.87E-05</text:p>
          </table:table-cell>
          <table:table-cell office:value-type="float" office:value="1.32778626890164" calcext:value-type="float">
            <text:p>1.3277862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678584278548724" calcext:value-type="float">
            <text:p>0.0678584279</text:p>
          </table:table-cell>
          <table:table-cell office:value-type="float" office:value="0" calcext:value-type="float">
            <text:p>0</text:p>
          </table:table-cell>
          <table:table-cell office:value-type="float" office:value="0.0000767774636301249" calcext:value-type="float">
            <text:p>7.68E-05</text:p>
          </table:table-cell>
          <table:table-cell office:value-type="float" office:value="0.552454745318798" calcext:value-type="float">
            <text:p>0.55245474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751118089632354" calcext:value-type="float">
            <text:p>0.075111809</text:p>
          </table:table-cell>
          <table:table-cell office:value-type="float" office:value="0.0516098115282155" calcext:value-type="float">
            <text:p>0.0516098115</text:p>
          </table:table-cell>
          <table:table-cell table:style-name="Default" office:value-type="float" office:value="0.000683840956570321" calcext:value-type="float">
            <text:p>0.000683841</text:p>
          </table:table-cell>
          <table:table-cell office:value-type="float" office:value="2.0962608153875" calcext:value-type="float">
            <text:p>2.0962608154</text:p>
          </table:table-cell>
          <table:table-cell office:value-type="float" office:value="0.0102744778136021" calcext:value-type="float">
            <text:p>0.0102744778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788475488457166" calcext:value-type="float">
            <text:p>0.0788475488</text:p>
          </table:table-cell>
          <table:table-cell office:value-type="float" office:value="0.0567519438630576" calcext:value-type="float">
            <text:p>0.0567519439</text:p>
          </table:table-cell>
          <table:table-cell table:style-name="Default" office:value-type="float" office:value="0.000740459445679764" calcext:value-type="float">
            <text:p>0.0007404594</text:p>
          </table:table-cell>
          <table:table-cell office:value-type="float" office:value="2.13186017838003" calcext:value-type="float">
            <text:p>2.1318601784</text:p>
          </table:table-cell>
          <table:table-cell office:value-type="float" office:value="0.0102313741299344" calcext:value-type="float">
            <text:p>0.0102313741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741276795671456" calcext:value-type="float">
            <text:p>0.0741276796</text:p>
          </table:table-cell>
          <table:table-cell office:value-type="float" office:value="0" calcext:value-type="float">
            <text:p>0</text:p>
          </table:table-cell>
          <table:table-cell office:value-type="float" office:value="0.0000957991930234846" calcext:value-type="float">
            <text:p>9.58E-05</text:p>
          </table:table-cell>
          <table:table-cell office:value-type="float" office:value="1.42845912135376" calcext:value-type="float">
            <text:p>1.42845912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757382667652333" calcext:value-type="float">
            <text:p>0.0757382668</text:p>
          </table:table-cell>
          <table:table-cell office:value-type="float" office:value="0.0218635461926499" calcext:value-type="float">
            <text:p>0.0218635462</text:p>
          </table:table-cell>
          <table:table-cell table:style-name="Default" office:value-type="float" office:value="0.000347209655125781" calcext:value-type="float">
            <text:p>0.0003472097</text:p>
          </table:table-cell>
          <table:table-cell office:value-type="float" office:value="2.28640335707635" calcext:value-type="float">
            <text:p>2.2864033571</text:p>
          </table:table-cell>
          <table:table-cell office:value-type="float" office:value="0.00495661339530137" calcext:value-type="float">
            <text:p>0.0049566134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74475589748703" calcext:value-type="float">
            <text:p>0.0744755897</text:p>
          </table:table-cell>
          <table:table-cell office:value-type="float" office:value="0.00382357644255313" calcext:value-type="float">
            <text:p>0.0038235764</text:p>
          </table:table-cell>
          <table:table-cell table:style-name="Default" office:value-type="float" office:value="0.000214459929940946" calcext:value-type="float">
            <text:p>0.0002144599</text:p>
          </table:table-cell>
          <table:table-cell office:value-type="float" office:value="2.05350495574328" calcext:value-type="float">
            <text:p>2.0535049557</text:p>
          </table:table-cell>
          <table:table-cell office:value-type="float" office:value="0.00451277607167086" calcext:value-type="float">
            <text:p>0.0045127761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758243448732629" calcext:value-type="float">
            <text:p>0.0758243449</text:p>
          </table:table-cell>
          <table:table-cell office:value-type="float" office:value="0.0089832099821331" calcext:value-type="float">
            <text:p>0.00898321</text:p>
          </table:table-cell>
          <table:table-cell table:style-name="Default" office:value-type="float" office:value="0.000102604265384638" calcext:value-type="float">
            <text:p>0.0001026043</text:p>
          </table:table-cell>
          <table:table-cell office:value-type="float" office:value="2.1701801949127" calcext:value-type="float">
            <text:p>2.1701801949</text:p>
          </table:table-cell>
          <table:table-cell office:value-type="float" office:value="0.00270459672781271" calcext:value-type="float">
            <text:p>0.0027045967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74444447831403" calcext:value-type="float">
            <text:p>0.0744444478</text:p>
          </table:table-cell>
          <table:table-cell office:value-type="float" office:value="0" calcext:value-type="float">
            <text:p>0</text:p>
          </table:table-cell>
          <table:table-cell office:value-type="float" office:value="0.0000969808846328634" calcext:value-type="float">
            <text:p>9.70E-05</text:p>
          </table:table-cell>
          <table:table-cell office:value-type="float" office:value="1.47438013738019" calcext:value-type="float">
            <text:p>1.4743801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688812819995162" calcext:value-type="float">
            <text:p>0.068881282</text:p>
          </table:table-cell>
          <table:table-cell office:value-type="float" office:value="0" calcext:value-type="float">
            <text:p>0</text:p>
          </table:table-cell>
          <table:table-cell office:value-type="float" office:value="0.0000852086824116462" calcext:value-type="float">
            <text:p>8.52E-05</text:p>
          </table:table-cell>
          <table:table-cell office:value-type="float" office:value="1.21718686880654" calcext:value-type="float">
            <text:p>1.2171868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700416814631841" calcext:value-type="float">
            <text:p>0.0700416815</text:p>
          </table:table-cell>
          <table:table-cell office:value-type="float" office:value="0" calcext:value-type="float">
            <text:p>0</text:p>
          </table:table-cell>
          <table:table-cell office:value-type="float" office:value="0.0000966817384160747" calcext:value-type="float">
            <text:p>9.67E-05</text:p>
          </table:table-cell>
          <table:table-cell office:value-type="float" office:value="1.82713724580281" calcext:value-type="float">
            <text:p>1.8271372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637133695785041" calcext:value-type="float">
            <text:p>0.0637133696</text:p>
          </table:table-cell>
          <table:table-cell office:value-type="float" office:value="0" calcext:value-type="float">
            <text:p>0</text:p>
          </table:table-cell>
          <table:table-cell office:value-type="float" office:value="0.0000886905476592872" calcext:value-type="float">
            <text:p>8.87E-05</text:p>
          </table:table-cell>
          <table:table-cell office:value-type="float" office:value="1.84366293145334" calcext:value-type="float">
            <text:p>1.84366293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697878176019495" calcext:value-type="float">
            <text:p>0.0697878176</text:p>
          </table:table-cell>
          <table:table-cell office:value-type="float" office:value="0" calcext:value-type="float">
            <text:p>0</text:p>
          </table:table-cell>
          <table:table-cell office:value-type="float" office:value="0.000097037759829191" calcext:value-type="float">
            <text:p>9.70E-05</text:p>
          </table:table-cell>
          <table:table-cell office:value-type="float" office:value="1.86939719358965" calcext:value-type="float">
            <text:p>1.8693971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727802499496663" calcext:value-type="float">
            <text:p>0.0727802499</text:p>
          </table:table-cell>
          <table:table-cell office:value-type="float" office:value="0" calcext:value-type="float">
            <text:p>0</text:p>
          </table:table-cell>
          <table:table-cell office:value-type="float" office:value="0.0000852060112865837" calcext:value-type="float">
            <text:p>8.52E-05</text:p>
          </table:table-cell>
          <table:table-cell office:value-type="float" office:value="0.659330866226354" calcext:value-type="float">
            <text:p>0.6593308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694770185836032" calcext:value-type="float">
            <text:p>0.0694770186</text:p>
          </table:table-cell>
          <table:table-cell office:value-type="float" office:value="0" calcext:value-type="float">
            <text:p>0</text:p>
          </table:table-cell>
          <table:table-cell office:value-type="float" office:value="0.0000807437504424655" calcext:value-type="float">
            <text:p>8.07E-05</text:p>
          </table:table-cell>
          <table:table-cell office:value-type="float" office:value="0.74787701249003" calcext:value-type="float">
            <text:p>0.7478770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761731559981516" calcext:value-type="float">
            <text:p>0.076173156</text:p>
          </table:table-cell>
          <table:table-cell office:value-type="float" office:value="0.0171474487055766" calcext:value-type="float">
            <text:p>0.0171474487</text:p>
          </table:table-cell>
          <table:table-cell table:style-name="Default" office:value-type="float" office:value="0.000144366483307091" calcext:value-type="float">
            <text:p>0.0001443665</text:p>
          </table:table-cell>
          <table:table-cell office:value-type="float" office:value="1.70687731366538" calcext:value-type="float">
            <text:p>1.7068773137</text:p>
          </table:table-cell>
          <table:table-cell office:value-type="float" office:value="0.00464505565522877" calcext:value-type="float">
            <text:p>0.0046450557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127387535046" calcext:value-type="float">
            <text:p>0.127387535</text:p>
          </table:table-cell>
          <table:table-cell office:value-type="float" office:value="0.0189750669811151" calcext:value-type="float">
            <text:p>0.018975067</text:p>
          </table:table-cell>
          <table:table-cell table:style-name="Default" office:value-type="float" office:value="0.000267596887910101" calcext:value-type="float">
            <text:p>0.0002675969</text:p>
          </table:table-cell>
          <table:table-cell office:value-type="float" office:value="2.23480089432697" calcext:value-type="float">
            <text:p>2.2348008943</text:p>
          </table:table-cell>
          <table:table-cell office:value-type="float" office:value="0.00867563410238702" calcext:value-type="float">
            <text:p>0.0086756341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990729821881494" calcext:value-type="float">
            <text:p>0.0990729822</text:p>
          </table:table-cell>
          <table:table-cell office:value-type="float" office:value="0.020599653420525" calcext:value-type="float">
            <text:p>0.0205996534</text:p>
          </table:table-cell>
          <table:table-cell table:style-name="Default" office:value-type="float" office:value="0.000329147185850055" calcext:value-type="float">
            <text:p>0.0003291472</text:p>
          </table:table-cell>
          <table:table-cell office:value-type="float" office:value="2.67985043778209" calcext:value-type="float">
            <text:p>2.6798504378</text:p>
          </table:table-cell>
          <table:table-cell office:value-type="float" office:value="0.00470699338126775" calcext:value-type="float">
            <text:p>0.0047069934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754880671738301" calcext:value-type="float">
            <text:p>0.0754880672</text:p>
          </table:table-cell>
          <table:table-cell office:value-type="float" office:value="0" calcext:value-type="float">
            <text:p>0</text:p>
          </table:table-cell>
          <table:table-cell office:value-type="float" office:value="0.0000935830793605241" calcext:value-type="float">
            <text:p>9.36E-05</text:p>
          </table:table-cell>
          <table:table-cell office:value-type="float" office:value="1.11306760528134" calcext:value-type="float">
            <text:p>1.11306760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73866274258041" calcext:value-type="float">
            <text:p>0.0738662743</text:p>
          </table:table-cell>
          <table:table-cell office:value-type="float" office:value="0" calcext:value-type="float">
            <text:p>0</text:p>
          </table:table-cell>
          <table:table-cell office:value-type="float" office:value="0.0000957553022232366" calcext:value-type="float">
            <text:p>9.58E-05</text:p>
          </table:table-cell>
          <table:table-cell office:value-type="float" office:value="1.45502758441566" calcext:value-type="float">
            <text:p>1.45502758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601317810460057" calcext:value-type="float">
            <text:p>0.060131781</text:p>
          </table:table-cell>
          <table:table-cell office:value-type="float" office:value="0" calcext:value-type="float">
            <text:p>0</text:p>
          </table:table-cell>
          <table:table-cell office:value-type="float" office:value="0.0000658029822342508" calcext:value-type="float">
            <text:p>6.58E-05</text:p>
          </table:table-cell>
          <table:table-cell office:value-type="float" office:value="1.6717520946124" calcext:value-type="float">
            <text:p>1.67175209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678915258898298" calcext:value-type="float">
            <text:p>0.0678915259</text:p>
          </table:table-cell>
          <table:table-cell office:value-type="float" office:value="0" calcext:value-type="float">
            <text:p>0</text:p>
          </table:table-cell>
          <table:table-cell office:value-type="float" office:value="0.0000912021093194978" calcext:value-type="float">
            <text:p>9.12E-05</text:p>
          </table:table-cell>
          <table:table-cell office:value-type="float" office:value="1.68529330210125" calcext:value-type="float">
            <text:p>1.68529330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750375678149323" calcext:value-type="float">
            <text:p>0.0750375678</text:p>
          </table:table-cell>
          <table:table-cell office:value-type="float" office:value="0" calcext:value-type="float">
            <text:p>0</text:p>
          </table:table-cell>
          <table:table-cell office:value-type="float" office:value="0.000097397672801583" calcext:value-type="float">
            <text:p>9.74E-05</text:p>
          </table:table-cell>
          <table:table-cell office:value-type="float" office:value="1.42844460113943" calcext:value-type="float">
            <text:p>1.4284446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743822052063434" calcext:value-type="float">
            <text:p>0.074382205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934682629718" calcext:value-type="float">
            <text:p>0.0001019347</text:p>
          </table:table-cell>
          <table:table-cell office:value-type="float" office:value="1.81900501301444" calcext:value-type="float">
            <text:p>1.8190050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756541543324835" calcext:value-type="float">
            <text:p>0.07565415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223592170711" calcext:value-type="float">
            <text:p>0.0001022236</text:p>
          </table:table-cell>
          <table:table-cell office:value-type="float" office:value="1.81351588997583" calcext:value-type="float">
            <text:p>1.81351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618743707993581" calcext:value-type="float">
            <text:p>0.0618743708</text:p>
          </table:table-cell>
          <table:table-cell office:value-type="float" office:value="0" calcext:value-type="float">
            <text:p>0</text:p>
          </table:table-cell>
          <table:table-cell office:value-type="float" office:value="0.0000792025090966512" calcext:value-type="float">
            <text:p>7.92E-05</text:p>
          </table:table-cell>
          <table:table-cell office:value-type="float" office:value="1.5003808887875" calcext:value-type="float">
            <text:p>1.5003808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999970984140418" calcext:value-type="float">
            <text:p>0.0999970984</text:p>
          </table:table-cell>
          <table:table-cell office:value-type="float" office:value="0.014418240167726" calcext:value-type="float">
            <text:p>0.0144182402</text:p>
          </table:table-cell>
          <table:table-cell table:style-name="Default" office:value-type="float" office:value="0.000240018221323458" calcext:value-type="float">
            <text:p>0.0002400182</text:p>
          </table:table-cell>
          <table:table-cell office:value-type="float" office:value="2.73363462472521" calcext:value-type="float">
            <text:p>2.7336346247</text:p>
          </table:table-cell>
          <table:table-cell office:value-type="float" office:value="0.00578527182532574" calcext:value-type="float">
            <text:p>0.0057852718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783858725754727" calcext:value-type="float">
            <text:p>0.0783858726</text:p>
          </table:table-cell>
          <table:table-cell office:value-type="float" office:value="0.00718764639530141" calcext:value-type="float">
            <text:p>0.0071876464</text:p>
          </table:table-cell>
          <table:table-cell office:value-type="float" office:value="0.0000958536086575782" calcext:value-type="float">
            <text:p>9.59E-05</text:p>
          </table:table-cell>
          <table:table-cell office:value-type="float" office:value="2.3475883864874" calcext:value-type="float">
            <text:p>2.3475883865</text:p>
          </table:table-cell>
          <table:table-cell office:value-type="float" office:value="0.00270345510844983" calcext:value-type="float">
            <text:p>0.0027034551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723539260116326" calcext:value-type="float">
            <text:p>0.0723539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250786164883" calcext:value-type="float">
            <text:p>0.0001002508</text:p>
          </table:table-cell>
          <table:table-cell office:value-type="float" office:value="1.86551015983423" calcext:value-type="float">
            <text:p>1.8655101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149064780365148" calcext:value-type="float">
            <text:p>0.1490647804</text:p>
          </table:table-cell>
          <table:table-cell office:value-type="float" office:value="0.0177453726773958" calcext:value-type="float">
            <text:p>0.0177453727</text:p>
          </table:table-cell>
          <table:table-cell table:style-name="Default" office:value-type="float" office:value="0.000279294210873648" calcext:value-type="float">
            <text:p>0.0002792942</text:p>
          </table:table-cell>
          <table:table-cell office:value-type="float" office:value="2.94358204808454" calcext:value-type="float">
            <text:p>2.9435820481</text:p>
          </table:table-cell>
          <table:table-cell office:value-type="float" office:value="0.00774062675826035" calcext:value-type="float">
            <text:p>0.0077406268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739283404930968" calcext:value-type="float">
            <text:p>0.07392834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549557701063" calcext:value-type="float">
            <text:p>0.0001005496</text:p>
          </table:table-cell>
          <table:table-cell office:value-type="float" office:value="1.77090469177205" calcext:value-type="float">
            <text:p>1.7709046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745414010256602" calcext:value-type="float">
            <text:p>0.074541401</text:p>
          </table:table-cell>
          <table:table-cell office:value-type="float" office:value="0" calcext:value-type="float">
            <text:p>0</text:p>
          </table:table-cell>
          <table:table-cell office:value-type="float" office:value="0.00009285717626376" calcext:value-type="float">
            <text:p>9.29E-05</text:p>
          </table:table-cell>
          <table:table-cell office:value-type="float" office:value="1.13065622177424" calcext:value-type="float">
            <text:p>1.13065622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121026064511379" calcext:value-type="float">
            <text:p>0.1210260645</text:p>
          </table:table-cell>
          <table:table-cell office:value-type="float" office:value="0.0185990594219663" calcext:value-type="float">
            <text:p>0.0185990594</text:p>
          </table:table-cell>
          <table:table-cell table:style-name="Default" office:value-type="float" office:value="0.000273549518698809" calcext:value-type="float">
            <text:p>0.0002735495</text:p>
          </table:table-cell>
          <table:table-cell office:value-type="float" office:value="2.31346282625516" calcext:value-type="float">
            <text:p>2.3134628263</text:p>
          </table:table-cell>
          <table:table-cell office:value-type="float" office:value="0.008027226311089" calcext:value-type="float">
            <text:p>0.0080272263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721578929708202" calcext:value-type="float">
            <text:p>0.0721578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274815088026" calcext:value-type="float">
            <text:p>0.0001002748</text:p>
          </table:table-cell>
          <table:table-cell office:value-type="float" office:value="1.88305331915224" calcext:value-type="float">
            <text:p>1.8830533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26756298887126" calcext:value-type="float">
            <text:p>0.2675629889</text:p>
          </table:table-cell>
          <table:table-cell office:value-type="float" office:value="0.0154531818207058" calcext:value-type="float">
            <text:p>0.0154531818</text:p>
          </table:table-cell>
          <table:table-cell table:style-name="Default" office:value-type="float" office:value="0.000269744424676275" calcext:value-type="float">
            <text:p>0.0002697444</text:p>
          </table:table-cell>
          <table:table-cell office:value-type="float" office:value="3.43903981137753" calcext:value-type="float">
            <text:p>3.4390398114</text:p>
          </table:table-cell>
          <table:table-cell office:value-type="float" office:value="0.00410548145161906" calcext:value-type="float">
            <text:p>0.0041054815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104868455903302" calcext:value-type="float">
            <text:p>0.1048684559</text:p>
          </table:table-cell>
          <table:table-cell office:value-type="float" office:value="0.0321019098306167" calcext:value-type="float">
            <text:p>0.0321019098</text:p>
          </table:table-cell>
          <table:table-cell table:style-name="Default" office:value-type="float" office:value="0.00041851088324024" calcext:value-type="float">
            <text:p>0.0004185109</text:p>
          </table:table-cell>
          <table:table-cell office:value-type="float" office:value="2.10688406107998" calcext:value-type="float">
            <text:p>2.1068840611</text:p>
          </table:table-cell>
          <table:table-cell office:value-type="float" office:value="0.00937276852132991" calcext:value-type="float">
            <text:p>0.0093727685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817034832807687" calcext:value-type="float">
            <text:p>0.0817034833</text:p>
          </table:table-cell>
          <table:table-cell office:value-type="float" office:value="0" calcext:value-type="float">
            <text:p>0</text:p>
          </table:table-cell>
          <table:table-cell office:value-type="float" office:value="0.0000974120207518728" calcext:value-type="float">
            <text:p>9.74E-05</text:p>
          </table:table-cell>
          <table:table-cell office:value-type="float" office:value="1.60582197545365" calcext:value-type="float">
            <text:p>1.60582197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11282013917113" calcext:value-type="float">
            <text:p>0.1128201392</text:p>
          </table:table-cell>
          <table:table-cell office:value-type="float" office:value="0.0248186316594173" calcext:value-type="float">
            <text:p>0.0248186317</text:p>
          </table:table-cell>
          <table:table-cell table:style-name="Default" office:value-type="float" office:value="0.000335435678468213" calcext:value-type="float">
            <text:p>0.0003354357</text:p>
          </table:table-cell>
          <table:table-cell office:value-type="float" office:value="2.03214716699206" calcext:value-type="float">
            <text:p>2.032147167</text:p>
          </table:table-cell>
          <table:table-cell office:value-type="float" office:value="0.00877733275359778" calcext:value-type="float">
            <text:p>0.0087773328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641804313617582" calcext:value-type="float">
            <text:p>0.0641804314</text:p>
          </table:table-cell>
          <table:table-cell office:value-type="float" office:value="0" calcext:value-type="float">
            <text:p>0</text:p>
          </table:table-cell>
          <table:table-cell office:value-type="float" office:value="0.0000826215421783391" calcext:value-type="float">
            <text:p>8.26E-05</text:p>
          </table:table-cell>
          <table:table-cell office:value-type="float" office:value="1.61428122351646" calcext:value-type="float">
            <text:p>1.6142812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485634453959633" calcext:value-type="float">
            <text:p>0.0485634454</text:p>
          </table:table-cell>
          <table:table-cell office:value-type="float" office:value="0" calcext:value-type="float">
            <text:p>0</text:p>
          </table:table-cell>
          <table:table-cell office:value-type="float" office:value="0.0000524258826221072" calcext:value-type="float">
            <text:p>5.24E-05</text:p>
          </table:table-cell>
          <table:table-cell office:value-type="float" office:value="1.4727876913413" calcext:value-type="float">
            <text:p>1.47278769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774024094128361" calcext:value-type="float">
            <text:p>0.0774024094</text:p>
          </table:table-cell>
          <table:table-cell office:value-type="float" office:value="0.054108190745751" calcext:value-type="float">
            <text:p>0.0541081907</text:p>
          </table:table-cell>
          <table:table-cell table:style-name="Default" office:value-type="float" office:value="0.000714682289294461" calcext:value-type="float">
            <text:p>0.0007146823</text:p>
          </table:table-cell>
          <table:table-cell office:value-type="float" office:value="2.1907986820541" calcext:value-type="float">
            <text:p>2.1907986821</text:p>
          </table:table-cell>
          <table:table-cell office:value-type="float" office:value="0.0105006777467263" calcext:value-type="float">
            <text:p>0.0105006777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109963056936254" calcext:value-type="float">
            <text:p>0.1099630569</text:p>
          </table:table-cell>
          <table:table-cell office:value-type="float" office:value="0.0242140219172509" calcext:value-type="float">
            <text:p>0.0242140219</text:p>
          </table:table-cell>
          <table:table-cell table:style-name="Default" office:value-type="float" office:value="0.000331374463982149" calcext:value-type="float">
            <text:p>0.0003313745</text:p>
          </table:table-cell>
          <table:table-cell office:value-type="float" office:value="2.24072877450519" calcext:value-type="float">
            <text:p>2.2407287745</text:p>
          </table:table-cell>
          <table:table-cell office:value-type="float" office:value="0.00858180967807337" calcext:value-type="float">
            <text:p>0.0085818097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855346165220129" calcext:value-type="float">
            <text:p>0.0855346165</text:p>
          </table:table-cell>
          <table:table-cell office:value-type="float" office:value="0" calcext:value-type="float">
            <text:p>0</text:p>
          </table:table-cell>
          <table:table-cell office:value-type="float" office:value="0.0000934339513173529" calcext:value-type="float">
            <text:p>9.34E-05</text:p>
          </table:table-cell>
          <table:table-cell office:value-type="float" office:value="1.78691511635535" calcext:value-type="float">
            <text:p>1.7869151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770043518338233" calcext:value-type="float">
            <text:p>0.07700435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848575344718" calcext:value-type="float">
            <text:p>0.0001068486</text:p>
          </table:table-cell>
          <table:table-cell office:value-type="float" office:value="1.8540803822869" calcext:value-type="float">
            <text:p>1.8540803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997798085596023" calcext:value-type="float">
            <text:p>0.0997798086</text:p>
          </table:table-cell>
          <table:table-cell office:value-type="float" office:value="0.0298354507964419" calcext:value-type="float">
            <text:p>0.0298354508</text:p>
          </table:table-cell>
          <table:table-cell table:style-name="Default" office:value-type="float" office:value="0.000398542556552361" calcext:value-type="float">
            <text:p>0.0003985426</text:p>
          </table:table-cell>
          <table:table-cell office:value-type="float" office:value="2.24796703280304" calcext:value-type="float">
            <text:p>2.2479670328</text:p>
          </table:table-cell>
          <table:table-cell office:value-type="float" office:value="0.00896533115228379" calcext:value-type="float">
            <text:p>0.0089653312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76646576930221" calcext:value-type="float">
            <text:p>0.0766465769</text:p>
          </table:table-cell>
          <table:table-cell office:value-type="float" office:value="0.0534576489568895" calcext:value-type="float">
            <text:p>0.053457649</text:p>
          </table:table-cell>
          <table:table-cell table:style-name="Default" office:value-type="float" office:value="0.000708898191168833" calcext:value-type="float">
            <text:p>0.0007088982</text:p>
          </table:table-cell>
          <table:table-cell office:value-type="float" office:value="2.15626260116345" calcext:value-type="float">
            <text:p>2.1562626012</text:p>
          </table:table-cell>
          <table:table-cell office:value-type="float" office:value="0.0104153707535127" calcext:value-type="float">
            <text:p>0.0104153708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992356340893923" calcext:value-type="float">
            <text:p>0.0992356341</text:p>
          </table:table-cell>
          <table:table-cell office:value-type="float" office:value="0.0296811194898342" calcext:value-type="float">
            <text:p>0.0296811195</text:p>
          </table:table-cell>
          <table:table-cell table:style-name="Default" office:value-type="float" office:value="0.000390994047773446" calcext:value-type="float">
            <text:p>0.000390994</text:p>
          </table:table-cell>
          <table:table-cell office:value-type="float" office:value="2.29505608305276" calcext:value-type="float">
            <text:p>2.2950560831</text:p>
          </table:table-cell>
          <table:table-cell office:value-type="float" office:value="0.00887977799039092" calcext:value-type="float">
            <text:p>0.008879778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777322615763" calcext:value-type="float">
            <text:p>0.07773226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183471160387" calcext:value-type="float">
            <text:p>0.0001031835</text:p>
          </table:table-cell>
          <table:table-cell office:value-type="float" office:value="1.600277220158" calcext:value-type="float">
            <text:p>1.6002772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769571333160751" calcext:value-type="float">
            <text:p>0.0769571333</text:p>
          </table:table-cell>
          <table:table-cell office:value-type="float" office:value="0.053698917785425" calcext:value-type="float">
            <text:p>0.0536989178</text:p>
          </table:table-cell>
          <table:table-cell table:style-name="Default" office:value-type="float" office:value="0.000711560091798997" calcext:value-type="float">
            <text:p>0.0007115601</text:p>
          </table:table-cell>
          <table:table-cell office:value-type="float" office:value="2.15910005443163" calcext:value-type="float">
            <text:p>2.1591000544</text:p>
          </table:table-cell>
          <table:table-cell office:value-type="float" office:value="0.0104566007643315" calcext:value-type="float">
            <text:p>0.0104566008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670749645428214" calcext:value-type="float">
            <text:p>0.0670749645</text:p>
          </table:table-cell>
          <table:table-cell office:value-type="float" office:value="0" calcext:value-type="float">
            <text:p>0</text:p>
          </table:table-cell>
          <table:table-cell office:value-type="float" office:value="0.0000835309491918106" calcext:value-type="float">
            <text:p>8.35E-05</text:p>
          </table:table-cell>
          <table:table-cell office:value-type="float" office:value="1.48307587310544" calcext:value-type="float">
            <text:p>1.48307587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146614286314468" calcext:value-type="float">
            <text:p>0.1466142863</text:p>
          </table:table-cell>
          <table:table-cell office:value-type="float" office:value="0.0119239423372315" calcext:value-type="float">
            <text:p>0.0119239423</text:p>
          </table:table-cell>
          <table:table-cell table:style-name="Default" office:value-type="float" office:value="0.000200978936251155" calcext:value-type="float">
            <text:p>0.0002009789</text:p>
          </table:table-cell>
          <table:table-cell office:value-type="float" office:value="3.30026566690692" calcext:value-type="float">
            <text:p>3.3002656669</text:p>
          </table:table-cell>
          <table:table-cell office:value-type="float" office:value="0.00467828106826078" calcext:value-type="float">
            <text:p>0.0046782811</text:p>
          </table:table-cell>
        </table:table-row>
        <table:table-row table:style-name="ro2">
          <table:table-cell office:value-type="string" calcext:value-type="string">
            <text:p>s04679-3311-07-03-20-49n</text:p>
          </table:table-cell>
          <table:table-cell office:value-type="float" office:value="0.130235134608433" calcext:value-type="float">
            <text:p>0.1302351346</text:p>
          </table:table-cell>
          <table:table-cell office:value-type="float" office:value="0.0304407558748821" calcext:value-type="float">
            <text:p>0.0304407559</text:p>
          </table:table-cell>
          <table:table-cell table:style-name="Default" office:value-type="float" office:value="0.000507537437598417" calcext:value-type="float">
            <text:p>0.0005075374</text:p>
          </table:table-cell>
          <table:table-cell office:value-type="float" office:value="2.77931550425152" calcext:value-type="float">
            <text:p>2.7793155043</text:p>
          </table:table-cell>
          <table:table-cell office:value-type="float" office:value="0.00987472958229432" calcext:value-type="float">
            <text:p>0.0098747296</text:p>
          </table:table-cell>
        </table:table-row>
        <table:table-row table:style-name="ro2">
          <table:table-cell office:value-type="string" calcext:value-type="string">
            <text:p>s27193-3271-03-13-16-48n</text:p>
          </table:table-cell>
          <table:table-cell office:value-type="float" office:value="0.0603328719223194" calcext:value-type="float">
            <text:p>0.0603328719</text:p>
          </table:table-cell>
          <table:table-cell office:value-type="float" office:value="0.0405785693955255" calcext:value-type="float">
            <text:p>0.0405785694</text:p>
          </table:table-cell>
          <table:table-cell table:style-name="Default" office:value-type="float" office:value="0.000655793586529299" calcext:value-type="float">
            <text:p>0.0006557936</text:p>
          </table:table-cell>
          <table:table-cell office:value-type="float" office:value="2.96013131061616" calcext:value-type="float">
            <text:p>2.9601313106</text:p>
          </table:table-cell>
          <table:table-cell office:value-type="float" office:value="0.0105151231550299" calcext:value-type="float">
            <text:p>0.0105151232</text:p>
          </table:table-cell>
        </table:table-row>
        <table:table-row table:style-name="ro2">
          <table:table-cell office:value-type="string" calcext:value-type="string">
            <text:p>s31128-2659-04-08-16-48n</text:p>
          </table:table-cell>
          <table:table-cell office:value-type="float" office:value="0.0609130275438008" calcext:value-type="float">
            <text:p>0.0609130275</text:p>
          </table:table-cell>
          <table:table-cell office:value-type="float" office:value="0.0409254400429299" calcext:value-type="float">
            <text:p>0.04092544</text:p>
          </table:table-cell>
          <table:table-cell table:style-name="Default" office:value-type="float" office:value="0.000662693864303745" calcext:value-type="float">
            <text:p>0.0006626939</text:p>
          </table:table-cell>
          <table:table-cell office:value-type="float" office:value="2.83245682813474" calcext:value-type="float">
            <text:p>2.8324568281</text:p>
          </table:table-cell>
          <table:table-cell office:value-type="float" office:value="0.0105790898890751" calcext:value-type="float">
            <text:p>0.0105790899</text:p>
          </table:table-cell>
        </table:table-row>
        <table:table-row table:style-name="ro2">
          <table:table-cell office:value-type="string" calcext:value-type="string">
            <text:p>s14533-3457-09-02-16-35n</text:p>
          </table:table-cell>
          <table:table-cell office:value-type="float" office:value="0.0765938195546075" calcext:value-type="float">
            <text:p>0.0765938196</text:p>
          </table:table-cell>
          <table:table-cell office:value-type="float" office:value="0.0286085894064481" calcext:value-type="float">
            <text:p>0.0286085894</text:p>
          </table:table-cell>
          <table:table-cell table:style-name="Default" office:value-type="float" office:value="0.000437143243404959" calcext:value-type="float">
            <text:p>0.0004371432</text:p>
          </table:table-cell>
          <table:table-cell office:value-type="float" office:value="2.00471646530713" calcext:value-type="float">
            <text:p>2.0047164653</text:p>
          </table:table-cell>
          <table:table-cell office:value-type="float" office:value="0.00912270238548105" calcext:value-type="float">
            <text:p>0.0091227024</text:p>
          </table:table-cell>
        </table:table-row>
        <table:table-row table:style-name="ro2">
          <table:table-cell office:value-type="string" calcext:value-type="string">
            <text:p>s31058-2721-04-10-11-23n</text:p>
          </table:table-cell>
          <table:table-cell office:value-type="float" office:value="0.130549323285135" calcext:value-type="float">
            <text:p>0.1305493233</text:p>
          </table:table-cell>
          <table:table-cell office:value-type="float" office:value="0.0429951097666391" calcext:value-type="float">
            <text:p>0.0429951098</text:p>
          </table:table-cell>
          <table:table-cell table:style-name="Default" office:value-type="float" office:value="0.00068759546527382" calcext:value-type="float">
            <text:p>0.0006875955</text:p>
          </table:table-cell>
          <table:table-cell office:value-type="float" office:value="3.06407498584808" calcext:value-type="float">
            <text:p>3.0640749858</text:p>
          </table:table-cell>
          <table:table-cell office:value-type="float" office:value="0.010174757466562" calcext:value-type="float">
            <text:p>0.0101747575</text:p>
          </table:table-cell>
        </table:table-row>
        <table:table-row table:style-name="ro2">
          <table:table-cell office:value-type="string" calcext:value-type="string">
            <text:p>s32047-2933-07-13-22-29n</text:p>
          </table:table-cell>
          <table:table-cell office:value-type="float" office:value="0.0622205411429617" calcext:value-type="float">
            <text:p>0.0622205411</text:p>
          </table:table-cell>
          <table:table-cell office:value-type="float" office:value="0.0421801004234702" calcext:value-type="float">
            <text:p>0.0421801004</text:p>
          </table:table-cell>
          <table:table-cell table:style-name="Default" office:value-type="float" office:value="0.00066283545027308" calcext:value-type="float">
            <text:p>0.0006628355</text:p>
          </table:table-cell>
          <table:table-cell office:value-type="float" office:value="2.59840736262378" calcext:value-type="float">
            <text:p>2.5984073626</text:p>
          </table:table-cell>
          <table:table-cell office:value-type="float" office:value="0.0101157008846243" calcext:value-type="float">
            <text:p>0.0101157009</text:p>
          </table:table-cell>
        </table:table-row>
        <table:table-row table:style-name="ro2">
          <table:table-cell office:value-type="string" calcext:value-type="string">
            <text:p>s14947-3433-11-06-12-07n</text:p>
          </table:table-cell>
          <table:table-cell office:value-type="float" office:value="0.0775825942652931" calcext:value-type="float">
            <text:p>0.0775825943</text:p>
          </table:table-cell>
          <table:table-cell office:value-type="float" office:value="0.0262119864953212" calcext:value-type="float">
            <text:p>0.0262119865</text:p>
          </table:table-cell>
          <table:table-cell table:style-name="Default" office:value-type="float" office:value="0.000433199839417634" calcext:value-type="float">
            <text:p>0.0004331998</text:p>
          </table:table-cell>
          <table:table-cell office:value-type="float" office:value="2.19516245898808" calcext:value-type="float">
            <text:p>2.195162459</text:p>
          </table:table-cell>
          <table:table-cell office:value-type="float" office:value="0.00582673715346568" calcext:value-type="float">
            <text:p>0.0058267372</text:p>
          </table:table-cell>
        </table:table-row>
        <table:table-row table:style-name="ro2">
          <table:table-cell office:value-type="string" calcext:value-type="string">
            <text:p>s30640-3495-02-02-13-36n</text:p>
          </table:table-cell>
          <table:table-cell office:value-type="float" office:value="0.074897137153996" calcext:value-type="float">
            <text:p>0.074897137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772950357403" calcext:value-type="float">
            <text:p>0.000103773</text:p>
          </table:table-cell>
          <table:table-cell office:value-type="float" office:value="2.2676181537674" calcext:value-type="float">
            <text:p>2.26761815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6539-2651-12-18-12-20n</text:p>
          </table:table-cell>
          <table:table-cell office:value-type="float" office:value="0.0643936531456798" calcext:value-type="float">
            <text:p>0.0643936531</text:p>
          </table:table-cell>
          <table:table-cell office:value-type="float" office:value="0.0433746557267653" calcext:value-type="float">
            <text:p>0.0433746557</text:p>
          </table:table-cell>
          <table:table-cell table:style-name="Default" office:value-type="float" office:value="0.000687260856965914" calcext:value-type="float">
            <text:p>0.0006872609</text:p>
          </table:table-cell>
          <table:table-cell office:value-type="float" office:value="2.68746006890789" calcext:value-type="float">
            <text:p>2.6874600689</text:p>
          </table:table-cell>
          <table:table-cell office:value-type="float" office:value="0.0103235717833433" calcext:value-type="float">
            <text:p>0.0103235718</text:p>
          </table:table-cell>
        </table:table-row>
        <table:table-row table:style-name="ro2">
          <table:table-cell office:value-type="string" calcext:value-type="string">
            <text:p>s10842-3428-05-08-02-26n</text:p>
          </table:table-cell>
          <table:table-cell office:value-type="float" office:value="0.0760349565442472" calcext:value-type="float">
            <text:p>0.0760349565</text:p>
          </table:table-cell>
          <table:table-cell office:value-type="float" office:value="0.0294029705360454" calcext:value-type="float">
            <text:p>0.0294029705</text:p>
          </table:table-cell>
          <table:table-cell table:style-name="Default" office:value-type="float" office:value="0.000447749010348441" calcext:value-type="float">
            <text:p>0.000447749</text:p>
          </table:table-cell>
          <table:table-cell office:value-type="float" office:value="2.81765059324514" calcext:value-type="float">
            <text:p>2.8176505932</text:p>
          </table:table-cell>
          <table:table-cell office:value-type="float" office:value="0.00914317816823044" calcext:value-type="float">
            <text:p>0.0091431782</text:p>
          </table:table-cell>
        </table:table-row>
        <table:table-row table:style-name="ro2">
          <table:table-cell office:value-type="string" calcext:value-type="string">
            <text:p>s02703-3188-09-06-09-12n</text:p>
          </table:table-cell>
          <table:table-cell office:value-type="float" office:value="0.136979139608261" calcext:value-type="float">
            <text:p>0.13697913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7497969131348" calcext:value-type="float">
            <text:p>0.000167498</text:p>
          </table:table-cell>
          <table:table-cell office:value-type="float" office:value="2.64979624455002" calcext:value-type="float">
            <text:p>2.6497962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464-3118-05-03-18-10n</text:p>
          </table:table-cell>
          <table:table-cell office:value-type="float" office:value="0.0605368603232494" calcext:value-type="float">
            <text:p>0.0605368603</text:p>
          </table:table-cell>
          <table:table-cell office:value-type="float" office:value="0.0411253610599457" calcext:value-type="float">
            <text:p>0.0411253611</text:p>
          </table:table-cell>
          <table:table-cell table:style-name="Default" office:value-type="float" office:value="0.000649262659323317" calcext:value-type="float">
            <text:p>0.0006492627</text:p>
          </table:table-cell>
          <table:table-cell office:value-type="float" office:value="2.56441729127626" calcext:value-type="float">
            <text:p>2.5644172913</text:p>
          </table:table-cell>
          <table:table-cell office:value-type="float" office:value="0.0102431675597595" calcext:value-type="float">
            <text:p>0.0102431676</text:p>
          </table:table-cell>
        </table:table-row>
        <table:table-row table:style-name="ro2">
          <table:table-cell office:value-type="string" calcext:value-type="string">
            <text:p>s27687-3480-09-24-18-22n</text:p>
          </table:table-cell>
          <table:table-cell office:value-type="float" office:value="0.0639722940726874" calcext:value-type="float">
            <text:p>0.0639722941</text:p>
          </table:table-cell>
          <table:table-cell office:value-type="float" office:value="0" calcext:value-type="float">
            <text:p>0</text:p>
          </table:table-cell>
          <table:table-cell office:value-type="float" office:value="0.0000975267088872173" calcext:value-type="float">
            <text:p>9.75E-05</text:p>
          </table:table-cell>
          <table:table-cell office:value-type="float" office:value="2.16316588048317" calcext:value-type="float">
            <text:p>2.16316588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7-20-40n</text:p>
          </table:table-cell>
          <table:table-cell office:value-type="float" office:value="0.0563220789857199" calcext:value-type="float">
            <text:p>0.056322079</text:p>
          </table:table-cell>
          <table:table-cell office:value-type="float" office:value="0" calcext:value-type="float">
            <text:p>0</text:p>
          </table:table-cell>
          <table:table-cell office:value-type="float" office:value="0.0000776091958540357" calcext:value-type="float">
            <text:p>7.76E-05</text:p>
          </table:table-cell>
          <table:table-cell office:value-type="float" office:value="1.46383196759174" calcext:value-type="float">
            <text:p>1.4638319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946-2684-03-25-08-08n</text:p>
          </table:table-cell>
          <table:table-cell office:value-type="float" office:value="0.150672087439757" calcext:value-type="float">
            <text:p>0.150672087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249030097057793" calcext:value-type="float">
            <text:p>0.0002490301</text:p>
          </table:table-cell>
          <table:table-cell office:value-type="float" office:value="1.85588225571641" calcext:value-type="float">
            <text:p>1.85588225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5-01-42n</text:p>
          </table:table-cell>
          <table:table-cell office:value-type="float" office:value="0.26789425598955" calcext:value-type="float">
            <text:p>0.267894256</text:p>
          </table:table-cell>
          <table:table-cell office:value-type="float" office:value="0.0110205025209613" calcext:value-type="float">
            <text:p>0.0110205025</text:p>
          </table:table-cell>
          <table:table-cell table:style-name="Default" office:value-type="float" office:value="0.00019370428824591" calcext:value-type="float">
            <text:p>0.0001937043</text:p>
          </table:table-cell>
          <table:table-cell office:value-type="float" office:value="4.46612362357337" calcext:value-type="float">
            <text:p>4.4661236236</text:p>
          </table:table-cell>
          <table:table-cell office:value-type="float" office:value="0.00440918066307018" calcext:value-type="float">
            <text:p>0.0044091807</text:p>
          </table:table-cell>
        </table:table-row>
        <table:table-row table:style-name="ro2">
          <table:table-cell office:value-type="string" calcext:value-type="string">
            <text:p>s27585-2988-08-06-17-42n</text:p>
          </table:table-cell>
          <table:table-cell office:value-type="float" office:value="0.0676215703399028" calcext:value-type="float">
            <text:p>0.0676215703</text:p>
          </table:table-cell>
          <table:table-cell office:value-type="float" office:value="0.0430253822882076" calcext:value-type="float">
            <text:p>0.0430253823</text:p>
          </table:table-cell>
          <table:table-cell table:style-name="Default" office:value-type="float" office:value="0.000688393311772198" calcext:value-type="float">
            <text:p>0.0006883933</text:p>
          </table:table-cell>
          <table:table-cell office:value-type="float" office:value="2.75793260234837" calcext:value-type="float">
            <text:p>2.7579326023</text:p>
          </table:table-cell>
          <table:table-cell office:value-type="float" office:value="0.0103994418564009" calcext:value-type="float">
            <text:p>0.0103994419</text:p>
          </table:table-cell>
        </table:table-row>
        <table:table-row table:style-name="ro2">
          <table:table-cell office:value-type="string" calcext:value-type="string">
            <text:p>s06692-2632-11-21-02-18n</text:p>
          </table:table-cell>
          <table:table-cell office:value-type="float" office:value="0.0640148887815275" calcext:value-type="float">
            <text:p>0.0640148888</text:p>
          </table:table-cell>
          <table:table-cell office:value-type="float" office:value="0" calcext:value-type="float">
            <text:p>0</text:p>
          </table:table-cell>
          <table:table-cell office:value-type="float" office:value="0.0000908038279693411" calcext:value-type="float">
            <text:p>9.08E-05</text:p>
          </table:table-cell>
          <table:table-cell office:value-type="float" office:value="0.931154536643549" calcext:value-type="float">
            <text:p>0.9311545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4947-3433-11-04-17-06n</text:p>
          </table:table-cell>
          <table:table-cell office:value-type="float" office:value="0.0602824721801661" calcext:value-type="float">
            <text:p>0.0602824722</text:p>
          </table:table-cell>
          <table:table-cell office:value-type="float" office:value="0.0409563727999377" calcext:value-type="float">
            <text:p>0.0409563728</text:p>
          </table:table-cell>
          <table:table-cell table:style-name="Default" office:value-type="float" office:value="0.000640107102634765" calcext:value-type="float">
            <text:p>0.0006401071</text:p>
          </table:table-cell>
          <table:table-cell office:value-type="float" office:value="2.76273630076529" calcext:value-type="float">
            <text:p>2.7627363008</text:p>
          </table:table-cell>
          <table:table-cell office:value-type="float" office:value="0.00997058016647447" calcext:value-type="float">
            <text:p>0.0099705802</text:p>
          </table:table-cell>
        </table:table-row>
        <table:table-row table:style-name="ro2">
          <table:table-cell office:value-type="string" calcext:value-type="string">
            <text:p>s23363-2676-12-12-09-28n</text:p>
          </table:table-cell>
          <table:table-cell office:value-type="float" office:value="0.134191468742029" calcext:value-type="float">
            <text:p>0.1341914687</text:p>
          </table:table-cell>
          <table:table-cell office:value-type="float" office:value="0.0371002673051412" calcext:value-type="float">
            <text:p>0.0371002673</text:p>
          </table:table-cell>
          <table:table-cell table:style-name="Default" office:value-type="float" office:value="0.000607082973431916" calcext:value-type="float">
            <text:p>0.000607083</text:p>
          </table:table-cell>
          <table:table-cell office:value-type="float" office:value="2.77515911404385" calcext:value-type="float">
            <text:p>2.775159114</text:p>
          </table:table-cell>
          <table:table-cell office:value-type="float" office:value="0.0101097053672712" calcext:value-type="float">
            <text:p>0.0101097054</text:p>
          </table:table-cell>
        </table:table-row>
        <table:table-row table:style-name="ro2">
          <table:table-cell office:value-type="string" calcext:value-type="string">
            <text:p>s27648-2573-06-11-11-47n</text:p>
          </table:table-cell>
          <table:table-cell office:value-type="float" office:value="0.108527917831776" calcext:value-type="float">
            <text:p>0.10852791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3016478254524" calcext:value-type="float">
            <text:p>0.0001530165</text:p>
          </table:table-cell>
          <table:table-cell office:value-type="float" office:value="1.78551367610739" calcext:value-type="float">
            <text:p>1.78551367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30-12-41n</text:p>
          </table:table-cell>
          <table:table-cell office:value-type="float" office:value="0.0530128116012241" calcext:value-type="float">
            <text:p>0.0530128116</text:p>
          </table:table-cell>
          <table:table-cell office:value-type="float" office:value="0" calcext:value-type="float">
            <text:p>0</text:p>
          </table:table-cell>
          <table:table-cell office:value-type="float" office:value="0.0000671185740913778" calcext:value-type="float">
            <text:p>6.71E-05</text:p>
          </table:table-cell>
          <table:table-cell office:value-type="float" office:value="1.02114947522822" calcext:value-type="float">
            <text:p>1.0211494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35-3046-02-16-15-42n</text:p>
          </table:table-cell>
          <table:table-cell office:value-type="float" office:value="0.064988519229115" calcext:value-type="float">
            <text:p>0.0649885192</text:p>
          </table:table-cell>
          <table:table-cell office:value-type="float" office:value="0" calcext:value-type="float">
            <text:p>0</text:p>
          </table:table-cell>
          <table:table-cell office:value-type="float" office:value="0.0000957073875439721" calcext:value-type="float">
            <text:p>9.57E-05</text:p>
          </table:table-cell>
          <table:table-cell office:value-type="float" office:value="1.67292839188393" calcext:value-type="float">
            <text:p>1.67292839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0-19-33n</text:p>
          </table:table-cell>
          <table:table-cell office:value-type="float" office:value="0.142106667560508" calcext:value-type="float">
            <text:p>0.14210666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6249487265222" calcext:value-type="float">
            <text:p>0.0001862495</text:p>
          </table:table-cell>
          <table:table-cell office:value-type="float" office:value="1.49513401582424" calcext:value-type="float">
            <text:p>1.49513401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27-2757-03-08-17-54n</text:p>
          </table:table-cell>
          <table:table-cell office:value-type="float" office:value="0.118086764908973" calcext:value-type="float">
            <text:p>0.11808676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745006406691" calcext:value-type="float">
            <text:p>0.0001574501</text:p>
          </table:table-cell>
          <table:table-cell office:value-type="float" office:value="2.33701432341413" calcext:value-type="float">
            <text:p>2.33701432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25-2746-04-03-14-18n</text:p>
          </table:table-cell>
          <table:table-cell office:value-type="float" office:value="0.111438142574677" calcext:value-type="float">
            <text:p>0.1114381426</text:p>
          </table:table-cell>
          <table:table-cell office:value-type="float" office:value="0.0335406760699134" calcext:value-type="float">
            <text:p>0.0335406761</text:p>
          </table:table-cell>
          <table:table-cell table:style-name="Default" office:value-type="float" office:value="0.000528898736533671" calcext:value-type="float">
            <text:p>0.0005288987</text:p>
          </table:table-cell>
          <table:table-cell office:value-type="float" office:value="2.62857697724222" calcext:value-type="float">
            <text:p>2.6285769772</text:p>
          </table:table-cell>
          <table:table-cell office:value-type="float" office:value="0.00941815010915482" calcext:value-type="float">
            <text:p>0.0094181501</text:p>
          </table:table-cell>
        </table:table-row>
        <table:table-row table:style-name="ro2">
          <table:table-cell office:value-type="string" calcext:value-type="string">
            <text:p>s32047-2933-07-13-22-28n</text:p>
          </table:table-cell>
          <table:table-cell office:value-type="float" office:value="0.0674828037817348" calcext:value-type="float">
            <text:p>0.0674828038</text:p>
          </table:table-cell>
          <table:table-cell office:value-type="float" office:value="0.036033257005647" calcext:value-type="float">
            <text:p>0.036033257</text:p>
          </table:table-cell>
          <table:table-cell table:style-name="Default" office:value-type="float" office:value="0.000554077081416974" calcext:value-type="float">
            <text:p>0.0005540771</text:p>
          </table:table-cell>
          <table:table-cell office:value-type="float" office:value="1.26060402250428" calcext:value-type="float">
            <text:p>1.2606040225</text:p>
          </table:table-cell>
          <table:table-cell office:value-type="float" office:value="0.00972771457201685" calcext:value-type="float">
            <text:p>0.0097277146</text:p>
          </table:table-cell>
        </table:table-row>
        <table:table-row table:style-name="ro2">
          <table:table-cell office:value-type="string" calcext:value-type="string">
            <text:p>s28364-2717-10-02-04-39n</text:p>
          </table:table-cell>
          <table:table-cell office:value-type="float" office:value="0.0546424855113605" calcext:value-type="float">
            <text:p>0.0546424855</text:p>
          </table:table-cell>
          <table:table-cell office:value-type="float" office:value="0" calcext:value-type="float">
            <text:p>0</text:p>
          </table:table-cell>
          <table:table-cell office:value-type="float" office:value="0.0000699643501707787" calcext:value-type="float">
            <text:p>7.00E-05</text:p>
          </table:table-cell>
          <table:table-cell office:value-type="float" office:value="0.838520919113248" calcext:value-type="float">
            <text:p>0.83852091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1-20-01n</text:p>
          </table:table-cell>
          <table:table-cell office:value-type="float" office:value="0.058464908972282" calcext:value-type="float">
            <text:p>0.058464909</text:p>
          </table:table-cell>
          <table:table-cell office:value-type="float" office:value="0" calcext:value-type="float">
            <text:p>0</text:p>
          </table:table-cell>
          <table:table-cell office:value-type="float" office:value="0.0000786875826421573" calcext:value-type="float">
            <text:p>7.87E-05</text:p>
          </table:table-cell>
          <table:table-cell office:value-type="float" office:value="0.936762772032046" calcext:value-type="float">
            <text:p>0.9367627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840-3454-10-24-18-46n</text:p>
          </table:table-cell>
          <table:table-cell office:value-type="float" office:value="0.0481059736546235" calcext:value-type="float">
            <text:p>0.0481059737</text:p>
          </table:table-cell>
          <table:table-cell office:value-type="float" office:value="0" calcext:value-type="float">
            <text:p>0</text:p>
          </table:table-cell>
          <table:table-cell office:value-type="float" office:value="0.0000516228988977515" calcext:value-type="float">
            <text:p>5.16E-05</text:p>
          </table:table-cell>
          <table:table-cell office:value-type="float" office:value="1.01556044451234" calcext:value-type="float">
            <text:p>1.0155604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7-08-13-56n</text:p>
          </table:table-cell>
          <table:table-cell office:value-type="float" office:value="0.0612753194188821" calcext:value-type="float">
            <text:p>0.0612753194</text:p>
          </table:table-cell>
          <table:table-cell office:value-type="float" office:value="0" calcext:value-type="float">
            <text:p>0</text:p>
          </table:table-cell>
          <table:table-cell office:value-type="float" office:value="0.0000955871490518587" calcext:value-type="float">
            <text:p>9.56E-05</text:p>
          </table:table-cell>
          <table:table-cell office:value-type="float" office:value="2.45127735165457" calcext:value-type="float">
            <text:p>2.4512773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876-3332-03-10-18-34n</text:p>
          </table:table-cell>
          <table:table-cell office:value-type="float" office:value="0.0599428323751761" calcext:value-type="float">
            <text:p>0.0599428324</text:p>
          </table:table-cell>
          <table:table-cell office:value-type="float" office:value="0" calcext:value-type="float">
            <text:p>0</text:p>
          </table:table-cell>
          <table:table-cell office:value-type="float" office:value="0.0000880605951194107" calcext:value-type="float">
            <text:p>8.81E-05</text:p>
          </table:table-cell>
          <table:table-cell office:value-type="float" office:value="1.95061835289421" calcext:value-type="float">
            <text:p>1.95061835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3-28-14-18n</text:p>
          </table:table-cell>
          <table:table-cell office:value-type="float" office:value="0.0731749947846278" calcext:value-type="float">
            <text:p>0.0731749948</text:p>
          </table:table-cell>
          <table:table-cell office:value-type="float" office:value="0.0385175242459994" calcext:value-type="float">
            <text:p>0.0385175242</text:p>
          </table:table-cell>
          <table:table-cell table:style-name="Default" office:value-type="float" office:value="0.00061365768553228" calcext:value-type="float">
            <text:p>0.0006136577</text:p>
          </table:table-cell>
          <table:table-cell office:value-type="float" office:value="2.96612870615649" calcext:value-type="float">
            <text:p>2.9661287062</text:p>
          </table:table-cell>
          <table:table-cell office:value-type="float" office:value="0.0105014238224827" calcext:value-type="float">
            <text:p>0.0105014238</text:p>
          </table:table-cell>
        </table:table-row>
        <table:table-row table:style-name="ro2">
          <table:table-cell office:value-type="string" calcext:value-type="string">
            <text:p>s31525-2977-05-13-12-46n</text:p>
          </table:table-cell>
          <table:table-cell office:value-type="float" office:value="0.103748533365208" calcext:value-type="float">
            <text:p>0.1037485334</text:p>
          </table:table-cell>
          <table:table-cell office:value-type="float" office:value="0.0151193564071241" calcext:value-type="float">
            <text:p>0.0151193564</text:p>
          </table:table-cell>
          <table:table-cell table:style-name="Default" office:value-type="float" office:value="0.000224226483852469" calcext:value-type="float">
            <text:p>0.0002242265</text:p>
          </table:table-cell>
          <table:table-cell office:value-type="float" office:value="2.97613650337494" calcext:value-type="float">
            <text:p>2.9761365034</text:p>
          </table:table-cell>
          <table:table-cell office:value-type="float" office:value="0.00765207923844931" calcext:value-type="float">
            <text:p>0.0076520792</text:p>
          </table:table-cell>
        </table:table-row>
        <table:table-row table:style-name="ro2">
          <table:table-cell office:value-type="string" calcext:value-type="string">
            <text:p>s11342-2777-10-03-09-14n</text:p>
          </table:table-cell>
          <table:table-cell office:value-type="float" office:value="0.0619880412951565" calcext:value-type="float">
            <text:p>0.0619880413</text:p>
          </table:table-cell>
          <table:table-cell office:value-type="float" office:value="0.0416536282792628" calcext:value-type="float">
            <text:p>0.0416536283</text:p>
          </table:table-cell>
          <table:table-cell table:style-name="Default" office:value-type="float" office:value="0.000652760957535751" calcext:value-type="float">
            <text:p>0.000652761</text:p>
          </table:table-cell>
          <table:table-cell office:value-type="float" office:value="2.78394955593133" calcext:value-type="float">
            <text:p>2.7839495559</text:p>
          </table:table-cell>
          <table:table-cell office:value-type="float" office:value="0.0100652361730663" calcext:value-type="float">
            <text:p>0.0100652362</text:p>
          </table:table-cell>
        </table:table-row>
        <table:table-row table:style-name="ro2">
          <table:table-cell office:value-type="string" calcext:value-type="string">
            <text:p>s28910-3129-05-17-17-36n</text:p>
          </table:table-cell>
          <table:table-cell office:value-type="float" office:value="0.105157677890159" calcext:value-type="float">
            <text:p>0.1051576779</text:p>
          </table:table-cell>
          <table:table-cell office:value-type="float" office:value="0.0151759311942135" calcext:value-type="float">
            <text:p>0.0151759312</text:p>
          </table:table-cell>
          <table:table-cell table:style-name="Default" office:value-type="float" office:value="0.000184177240832919" calcext:value-type="float">
            <text:p>0.0001841772</text:p>
          </table:table-cell>
          <table:table-cell office:value-type="float" office:value="2.64308541507737" calcext:value-type="float">
            <text:p>2.6430854151</text:p>
          </table:table-cell>
          <table:table-cell office:value-type="float" office:value="0.00708431181555181" calcext:value-type="float">
            <text:p>0.0070843118</text:p>
          </table:table-cell>
        </table:table-row>
        <table:table-row table:style-name="ro2">
          <table:table-cell office:value-type="string" calcext:value-type="string">
            <text:p>s30785-2774-09-25-20-23n</text:p>
          </table:table-cell>
          <table:table-cell office:value-type="float" office:value="0.0687005809771682" calcext:value-type="float">
            <text:p>0.068700581</text:p>
          </table:table-cell>
          <table:table-cell office:value-type="float" office:value="0" calcext:value-type="float">
            <text:p>0</text:p>
          </table:table-cell>
          <table:table-cell office:value-type="float" office:value="0.0000834483182187838" calcext:value-type="float">
            <text:p>8.34E-05</text:p>
          </table:table-cell>
          <table:table-cell office:value-type="float" office:value="1.54348459135932" calcext:value-type="float">
            <text:p>1.5434845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69-2638-04-04-14-25n</text:p>
          </table:table-cell>
          <table:table-cell office:value-type="float" office:value="0.105102379974539" calcext:value-type="float">
            <text:p>0.10510238</text:p>
          </table:table-cell>
          <table:table-cell office:value-type="float" office:value="0.014992336927151" calcext:value-type="float">
            <text:p>0.0149923369</text:p>
          </table:table-cell>
          <table:table-cell table:style-name="Default" office:value-type="float" office:value="0.000224604377709642" calcext:value-type="float">
            <text:p>0.0002246044</text:p>
          </table:table-cell>
          <table:table-cell office:value-type="float" office:value="2.86020267022644" calcext:value-type="float">
            <text:p>2.8602026702</text:p>
          </table:table-cell>
          <table:table-cell office:value-type="float" office:value="0.00755611724099292" calcext:value-type="float">
            <text:p>0.0075561172</text:p>
          </table:table-cell>
        </table:table-row>
        <table:table-row table:style-name="ro2">
          <table:table-cell office:value-type="string" calcext:value-type="string">
            <text:p>s02586-3305-07-08-16-39n</text:p>
          </table:table-cell>
          <table:table-cell office:value-type="float" office:value="0.0654042262278226" calcext:value-type="float">
            <text:p>0.0654042262</text:p>
          </table:table-cell>
          <table:table-cell office:value-type="float" office:value="0.0231571290146098" calcext:value-type="float">
            <text:p>0.023157129</text:p>
          </table:table-cell>
          <table:table-cell table:style-name="Default" office:value-type="float" office:value="0.000399700044334261" calcext:value-type="float">
            <text:p>0.0003997</text:p>
          </table:table-cell>
          <table:table-cell office:value-type="float" office:value="2.64172718908135" calcext:value-type="float">
            <text:p>2.6417271891</text:p>
          </table:table-cell>
          <table:table-cell office:value-type="float" office:value="0.00501198145202602" calcext:value-type="float">
            <text:p>0.0050119815</text:p>
          </table:table-cell>
        </table:table-row>
        <table:table-row table:style-name="ro2">
          <table:table-cell office:value-type="string" calcext:value-type="string">
            <text:p>s30026-3337-03-18-11-15n</text:p>
          </table:table-cell>
          <table:table-cell office:value-type="float" office:value="0.105366417233229" calcext:value-type="float">
            <text:p>0.1053664172</text:p>
          </table:table-cell>
          <table:table-cell office:value-type="float" office:value="0.0171073414388649" calcext:value-type="float">
            <text:p>0.0171073414</text:p>
          </table:table-cell>
          <table:table-cell table:style-name="Default" office:value-type="float" office:value="0.000303541868364614" calcext:value-type="float">
            <text:p>0.0003035419</text:p>
          </table:table-cell>
          <table:table-cell office:value-type="float" office:value="3.58088701366233" calcext:value-type="float">
            <text:p>3.5808870137</text:p>
          </table:table-cell>
          <table:table-cell office:value-type="float" office:value="0.00472480672271311" calcext:value-type="float">
            <text:p>0.0047248067</text:p>
          </table:table-cell>
        </table:table-row>
        <table:table-row table:style-name="ro2">
          <table:table-cell office:value-type="string" calcext:value-type="string">
            <text:p>s31989-2994-12-03-15-45n</text:p>
          </table:table-cell>
          <table:table-cell office:value-type="float" office:value="0.0598349719072172" calcext:value-type="float">
            <text:p>0.0598349719</text:p>
          </table:table-cell>
          <table:table-cell office:value-type="float" office:value="0" calcext:value-type="float">
            <text:p>0</text:p>
          </table:table-cell>
          <table:table-cell office:value-type="float" office:value="0.0000800500341127981" calcext:value-type="float">
            <text:p>8.01E-05</text:p>
          </table:table-cell>
          <table:table-cell office:value-type="float" office:value="0.706990352387341" calcext:value-type="float">
            <text:p>0.7069903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842-3428-05-08-18-08n</text:p>
          </table:table-cell>
          <table:table-cell office:value-type="float" office:value="0.0640901164208011" calcext:value-type="float">
            <text:p>0.0640901164</text:p>
          </table:table-cell>
          <table:table-cell office:value-type="float" office:value="0" calcext:value-type="float">
            <text:p>0</text:p>
          </table:table-cell>
          <table:table-cell office:value-type="float" office:value="0.0000947385467932715" calcext:value-type="float">
            <text:p>9.47E-05</text:p>
          </table:table-cell>
          <table:table-cell office:value-type="float" office:value="1.69353670824359" calcext:value-type="float">
            <text:p>1.6935367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187-2661-05-06-14-12n</text:p>
          </table:table-cell>
          <table:table-cell office:value-type="float" office:value="0.107865388911166" calcext:value-type="float">
            <text:p>0.1078653889</text:p>
          </table:table-cell>
          <table:table-cell office:value-type="float" office:value="0.0151667009594211" calcext:value-type="float">
            <text:p>0.015166701</text:p>
          </table:table-cell>
          <table:table-cell table:style-name="Default" office:value-type="float" office:value="0.000224803354469864" calcext:value-type="float">
            <text:p>0.0002248034</text:p>
          </table:table-cell>
          <table:table-cell office:value-type="float" office:value="2.52949737030765" calcext:value-type="float">
            <text:p>2.5294973703</text:p>
          </table:table-cell>
          <table:table-cell office:value-type="float" office:value="0.00830276855503249" calcext:value-type="float">
            <text:p>0.0083027686</text:p>
          </table:table-cell>
        </table:table-row>
        <table:table-row table:style-name="ro2">
          <table:table-cell office:value-type="string" calcext:value-type="string">
            <text:p>s29215-3164-10-17-14-31n</text:p>
          </table:table-cell>
          <table:table-cell office:value-type="float" office:value="0.055215583903026" calcext:value-type="float">
            <text:p>0.0552155839</text:p>
          </table:table-cell>
          <table:table-cell office:value-type="float" office:value="0" calcext:value-type="float">
            <text:p>0</text:p>
          </table:table-cell>
          <table:table-cell office:value-type="float" office:value="0.0000720743003363816" calcext:value-type="float">
            <text:p>7.21E-05</text:p>
          </table:table-cell>
          <table:table-cell office:value-type="float" office:value="0.884016667269905" calcext:value-type="float">
            <text:p>0.88401666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2-16-13n</text:p>
          </table:table-cell>
          <table:table-cell office:value-type="float" office:value="0.0639531427021793" calcext:value-type="float">
            <text:p>0.0639531427</text:p>
          </table:table-cell>
          <table:table-cell office:value-type="float" office:value="0.0436251152127726" calcext:value-type="float">
            <text:p>0.0436251152</text:p>
          </table:table-cell>
          <table:table-cell table:style-name="Default" office:value-type="float" office:value="0.00068641838679281" calcext:value-type="float">
            <text:p>0.0006864184</text:p>
          </table:table-cell>
          <table:table-cell office:value-type="float" office:value="2.70206346523628" calcext:value-type="float">
            <text:p>2.7020634652</text:p>
          </table:table-cell>
          <table:table-cell office:value-type="float" office:value="0.0102453930127806" calcext:value-type="float">
            <text:p>0.010245393</text:p>
          </table:table-cell>
        </table:table-row>
        <table:table-row table:style-name="ro2">
          <table:table-cell office:value-type="string" calcext:value-type="string">
            <text:p>s32285-2826-02-19-14-25n</text:p>
          </table:table-cell>
          <table:table-cell office:value-type="float" office:value="0.0651862941657114" calcext:value-type="float">
            <text:p>0.0651862942</text:p>
          </table:table-cell>
          <table:table-cell office:value-type="float" office:value="0.0450246087958242" calcext:value-type="float">
            <text:p>0.0450246088</text:p>
          </table:table-cell>
          <table:table-cell table:style-name="Default" office:value-type="float" office:value="0.000709711868499067" calcext:value-type="float">
            <text:p>0.0007097119</text:p>
          </table:table-cell>
          <table:table-cell office:value-type="float" office:value="2.58574775619568" calcext:value-type="float">
            <text:p>2.5857477562</text:p>
          </table:table-cell>
          <table:table-cell office:value-type="float" office:value="0.0104444624981918" calcext:value-type="float">
            <text:p>0.0104444625</text:p>
          </table:table-cell>
        </table:table-row>
        <table:table-row table:style-name="ro2">
          <table:table-cell office:value-type="string" calcext:value-type="string">
            <text:p>s19700-3390-03-10-17-40n</text:p>
          </table:table-cell>
          <table:table-cell office:value-type="float" office:value="0.0610390831740509" calcext:value-type="float">
            <text:p>0.0610390832</text:p>
          </table:table-cell>
          <table:table-cell office:value-type="float" office:value="0.0410826436630863" calcext:value-type="float">
            <text:p>0.0410826437</text:p>
          </table:table-cell>
          <table:table-cell table:style-name="Default" office:value-type="float" office:value="0.00066560347827849" calcext:value-type="float">
            <text:p>0.0006656035</text:p>
          </table:table-cell>
          <table:table-cell office:value-type="float" office:value="2.86521367294994" calcext:value-type="float">
            <text:p>2.8652136729</text:p>
          </table:table-cell>
          <table:table-cell office:value-type="float" office:value="0.0105746636795899" calcext:value-type="float">
            <text:p>0.0105746637</text:p>
          </table:table-cell>
        </table:table-row>
        <table:table-row table:style-name="ro2">
          <table:table-cell office:value-type="string" calcext:value-type="string">
            <text:p>s27192-3078-05-03-16-47n</text:p>
          </table:table-cell>
          <table:table-cell office:value-type="float" office:value="0.0504636061364854" calcext:value-type="float">
            <text:p>0.0504636061</text:p>
          </table:table-cell>
          <table:table-cell office:value-type="float" office:value="0.0371553418435174" calcext:value-type="float">
            <text:p>0.0371553418</text:p>
          </table:table-cell>
          <table:table-cell table:style-name="Default" office:value-type="float" office:value="0.000588953828007172" calcext:value-type="float">
            <text:p>0.0005889538</text:p>
          </table:table-cell>
          <table:table-cell office:value-type="float" office:value="2.8301530161427" calcext:value-type="float">
            <text:p>2.8301530161</text:p>
          </table:table-cell>
          <table:table-cell office:value-type="float" office:value="0.0102821445081066" calcext:value-type="float">
            <text:p>0.0102821445</text:p>
          </table:table-cell>
        </table:table-row>
        <table:table-row table:style-name="ro2">
          <table:table-cell office:value-type="string" calcext:value-type="string">
            <text:p>s29199-2741-01-21-16-24n</text:p>
          </table:table-cell>
          <table:table-cell office:value-type="float" office:value="0.0943854920941597" calcext:value-type="float">
            <text:p>0.09438549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8933365820555" calcext:value-type="float">
            <text:p>0.0001189334</text:p>
          </table:table-cell>
          <table:table-cell office:value-type="float" office:value="1.99650455749308" calcext:value-type="float">
            <text:p>1.9965045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618-3121-02-21-15-09n</text:p>
          </table:table-cell>
          <table:table-cell office:value-type="float" office:value="0.0978085274971169" calcext:value-type="float">
            <text:p>0.0978085275</text:p>
          </table:table-cell>
          <table:table-cell office:value-type="float" office:value="0.0206019648703453" calcext:value-type="float">
            <text:p>0.0206019649</text:p>
          </table:table-cell>
          <table:table-cell table:style-name="Default" office:value-type="float" office:value="0.000298250781374003" calcext:value-type="float">
            <text:p>0.0002982508</text:p>
          </table:table-cell>
          <table:table-cell office:value-type="float" office:value="2.59418921414564" calcext:value-type="float">
            <text:p>2.5941892141</text:p>
          </table:table-cell>
          <table:table-cell office:value-type="float" office:value="0.00863863920743432" calcext:value-type="float">
            <text:p>0.0086386392</text:p>
          </table:table-cell>
        </table:table-row>
        <table:table-row table:style-name="ro2">
          <table:table-cell office:value-type="string" calcext:value-type="string">
            <text:p>s08141-2806-04-27-18-01n</text:p>
          </table:table-cell>
          <table:table-cell office:value-type="float" office:value="0.0570460756306992" calcext:value-type="float">
            <text:p>0.0570460756</text:p>
          </table:table-cell>
          <table:table-cell office:value-type="float" office:value="0" calcext:value-type="float">
            <text:p>0</text:p>
          </table:table-cell>
          <table:table-cell office:value-type="float" office:value="0.0000875181368140704" calcext:value-type="float">
            <text:p>8.75E-05</text:p>
          </table:table-cell>
          <table:table-cell office:value-type="float" office:value="2.31118997089716" calcext:value-type="float">
            <text:p>2.31118997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351-3115-12-03-20-48n</text:p>
          </table:table-cell>
          <table:table-cell office:value-type="float" office:value="0.0615441327955394" calcext:value-type="float">
            <text:p>0.0615441328</text:p>
          </table:table-cell>
          <table:table-cell office:value-type="float" office:value="0" calcext:value-type="float">
            <text:p>0</text:p>
          </table:table-cell>
          <table:table-cell office:value-type="float" office:value="0.0000832049503948331" calcext:value-type="float">
            <text:p>8.32E-05</text:p>
          </table:table-cell>
          <table:table-cell office:value-type="float" office:value="0.630754141824486" calcext:value-type="float">
            <text:p>0.6307541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75-3026-11-08-15-43n</text:p>
          </table:table-cell>
          <table:table-cell office:value-type="float" office:value="0.0668968948614653" calcext:value-type="float">
            <text:p>0.0668968949</text:p>
          </table:table-cell>
          <table:table-cell office:value-type="float" office:value="0.0447934771558711" calcext:value-type="float">
            <text:p>0.0447934772</text:p>
          </table:table-cell>
          <table:table-cell table:style-name="Default" office:value-type="float" office:value="0.000706915025451044" calcext:value-type="float">
            <text:p>0.000706915</text:p>
          </table:table-cell>
          <table:table-cell office:value-type="float" office:value="2.9481229481366" calcext:value-type="float">
            <text:p>2.9481229481</text:p>
          </table:table-cell>
          <table:table-cell office:value-type="float" office:value="0.0103270135146054" calcext:value-type="float">
            <text:p>0.0103270135</text:p>
          </table:table-cell>
        </table:table-row>
        <table:table-row table:style-name="ro2">
          <table:table-cell office:value-type="string" calcext:value-type="string">
            <text:p>s21730-3044-01-29-13-30n</text:p>
          </table:table-cell>
          <table:table-cell office:value-type="float" office:value="0.0628557783519586" calcext:value-type="float">
            <text:p>0.0628557784</text:p>
          </table:table-cell>
          <table:table-cell office:value-type="float" office:value="0.0420877699511589" calcext:value-type="float">
            <text:p>0.04208777</text:p>
          </table:table-cell>
          <table:table-cell table:style-name="Default" office:value-type="float" office:value="0.000661918003252766" calcext:value-type="float">
            <text:p>0.000661918</text:p>
          </table:table-cell>
          <table:table-cell office:value-type="float" office:value="2.80761692828115" calcext:value-type="float">
            <text:p>2.8076169283</text:p>
          </table:table-cell>
          <table:table-cell office:value-type="float" office:value="0.0100802084999314" calcext:value-type="float">
            <text:p>0.0100802085</text:p>
          </table:table-cell>
        </table:table-row>
        <table:table-row table:style-name="ro2">
          <table:table-cell office:value-type="string" calcext:value-type="string">
            <text:p>s15716-3078-02-13-13-21n</text:p>
          </table:table-cell>
          <table:table-cell office:value-type="float" office:value="0.0619363782618111" calcext:value-type="float">
            <text:p>0.0619363783</text:p>
          </table:table-cell>
          <table:table-cell office:value-type="float" office:value="0.0420875720189725" calcext:value-type="float">
            <text:p>0.042087572</text:p>
          </table:table-cell>
          <table:table-cell table:style-name="Default" office:value-type="float" office:value="0.000661373961616614" calcext:value-type="float">
            <text:p>0.000661374</text:p>
          </table:table-cell>
          <table:table-cell office:value-type="float" office:value="2.70577685975683" calcext:value-type="float">
            <text:p>2.7057768598</text:p>
          </table:table-cell>
          <table:table-cell office:value-type="float" office:value="0.0101055381992856" calcext:value-type="float">
            <text:p>0.0101055382</text:p>
          </table:table-cell>
        </table:table-row>
        <table:table-row table:style-name="ro2">
          <table:table-cell office:value-type="string" calcext:value-type="string">
            <text:p>s25284-3485-11-09-15-38n</text:p>
          </table:table-cell>
          <table:table-cell office:value-type="float" office:value="0.0658257904487163" calcext:value-type="float">
            <text:p>0.0658257904</text:p>
          </table:table-cell>
          <table:table-cell office:value-type="float" office:value="0.0465941124960214" calcext:value-type="float">
            <text:p>0.0465941125</text:p>
          </table:table-cell>
          <table:table-cell table:style-name="Default" office:value-type="float" office:value="0.000740029665413299" calcext:value-type="float">
            <text:p>0.0007400297</text:p>
          </table:table-cell>
          <table:table-cell office:value-type="float" office:value="2.79037479721511" calcext:value-type="float">
            <text:p>2.7903747972</text:p>
          </table:table-cell>
          <table:table-cell office:value-type="float" office:value="0.0105104088798918" calcext:value-type="float">
            <text:p>0.0105104089</text:p>
          </table:table-cell>
        </table:table-row>
        <table:table-row table:style-name="ro2">
          <table:table-cell office:value-type="string" calcext:value-type="string">
            <text:p>s08915-3391-06-03-19-50n</text:p>
          </table:table-cell>
          <table:table-cell office:value-type="float" office:value="0.0558524210023459" calcext:value-type="float">
            <text:p>0.055852421</text:p>
          </table:table-cell>
          <table:table-cell office:value-type="float" office:value="0.0387758009671163" calcext:value-type="float">
            <text:p>0.038775801</text:p>
          </table:table-cell>
          <table:table-cell table:style-name="Default" office:value-type="float" office:value="0.000599870023792686" calcext:value-type="float">
            <text:p>0.00059987</text:p>
          </table:table-cell>
          <table:table-cell office:value-type="float" office:value="2.81012227487355" calcext:value-type="float">
            <text:p>2.8101222749</text:p>
          </table:table-cell>
          <table:table-cell office:value-type="float" office:value="0.00980292421974446" calcext:value-type="float">
            <text:p>0.0098029242</text:p>
          </table:table-cell>
        </table:table-row>
        <table:table-row table:style-name="ro2">
          <table:table-cell office:value-type="string" calcext:value-type="string">
            <text:p>s01978-2790-09-26-14-58n</text:p>
          </table:table-cell>
          <table:table-cell office:value-type="float" office:value="0.0561682677631552" calcext:value-type="float">
            <text:p>0.0561682678</text:p>
          </table:table-cell>
          <table:table-cell office:value-type="float" office:value="0.0390441521697887" calcext:value-type="float">
            <text:p>0.0390441522</text:p>
          </table:table-cell>
          <table:table-cell table:style-name="Default" office:value-type="float" office:value="0.000605474411710839" calcext:value-type="float">
            <text:p>0.0006054744</text:p>
          </table:table-cell>
          <table:table-cell office:value-type="float" office:value="2.72588215360172" calcext:value-type="float">
            <text:p>2.7258821536</text:p>
          </table:table-cell>
          <table:table-cell office:value-type="float" office:value="0.00982863752196002" calcext:value-type="float">
            <text:p>0.0098286375</text:p>
          </table:table-cell>
        </table:table-row>
        <table:table-row table:style-name="ro2">
          <table:table-cell office:value-type="string" calcext:value-type="string">
            <text:p>s10475-2611-09-09-10-14n</text:p>
          </table:table-cell>
          <table:table-cell office:value-type="float" office:value="0.0654266649951278" calcext:value-type="float">
            <text:p>0.06542666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0832687788665" calcext:value-type="float">
            <text:p>0.0001008327</text:p>
          </table:table-cell>
          <table:table-cell office:value-type="float" office:value="2.13026854897778" calcext:value-type="float">
            <text:p>2.130268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348-2675-01-26-15-03n</text:p>
          </table:table-cell>
          <table:table-cell office:value-type="float" office:value="0.0648464307733833" calcext:value-type="float">
            <text:p>0.0648464308</text:p>
          </table:table-cell>
          <table:table-cell office:value-type="float" office:value="0" calcext:value-type="float">
            <text:p>0</text:p>
          </table:table-cell>
          <table:table-cell office:value-type="float" office:value="0.0000970128807979423" calcext:value-type="float">
            <text:p>9.70E-05</text:p>
          </table:table-cell>
          <table:table-cell office:value-type="float" office:value="1.81715035255034" calcext:value-type="float">
            <text:p>1.81715035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8-2783-02-14-09-55n</text:p>
          </table:table-cell>
          <table:table-cell office:value-type="float" office:value="0.059445619737534" calcext:value-type="float">
            <text:p>0.0594456197</text:p>
          </table:table-cell>
          <table:table-cell office:value-type="float" office:value="0" calcext:value-type="float">
            <text:p>0</text:p>
          </table:table-cell>
          <table:table-cell office:value-type="float" office:value="0.000085801965733626" calcext:value-type="float">
            <text:p>8.58E-05</text:p>
          </table:table-cell>
          <table:table-cell office:value-type="float" office:value="1.74670291254006" calcext:value-type="float">
            <text:p>1.7467029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141-2806-04-26-17-40n</text:p>
          </table:table-cell>
          <table:table-cell office:value-type="float" office:value="0.0824414875202815" calcext:value-type="float">
            <text:p>0.0824414875</text:p>
          </table:table-cell>
          <table:table-cell office:value-type="float" office:value="0.0485397800159406" calcext:value-type="float">
            <text:p>0.04853978</text:p>
          </table:table-cell>
          <table:table-cell table:style-name="Default" office:value-type="float" office:value="0.000819504756027766" calcext:value-type="float">
            <text:p>0.0008195048</text:p>
          </table:table-cell>
          <table:table-cell office:value-type="float" office:value="2.82786094965956" calcext:value-type="float">
            <text:p>2.8278609497</text:p>
          </table:table-cell>
          <table:table-cell office:value-type="float" office:value="0.0107401870190711" calcext:value-type="float">
            <text:p>0.010740187</text:p>
          </table:table-cell>
        </table:table-row>
        <table:table-row table:style-name="ro2">
          <table:table-cell office:value-type="string" calcext:value-type="string">
            <text:p>s00801-2861-07-11-16-26n</text:p>
          </table:table-cell>
          <table:table-cell office:value-type="float" office:value="0.100941876147156" calcext:value-type="float">
            <text:p>0.1009418761</text:p>
          </table:table-cell>
          <table:table-cell office:value-type="float" office:value="0.0367654860538463" calcext:value-type="float">
            <text:p>0.0367654861</text:p>
          </table:table-cell>
          <table:table-cell table:style-name="Default" office:value-type="float" office:value="0.000572301645276289" calcext:value-type="float">
            <text:p>0.0005723016</text:p>
          </table:table-cell>
          <table:table-cell office:value-type="float" office:value="2.5332694192625" calcext:value-type="float">
            <text:p>2.5332694193</text:p>
          </table:table-cell>
          <table:table-cell office:value-type="float" office:value="0.00977034665341219" calcext:value-type="float">
            <text:p>0.0097703467</text:p>
          </table:table-cell>
        </table:table-row>
        <table:table-row table:style-name="ro2">
          <table:table-cell office:value-type="string" calcext:value-type="string">
            <text:p>s30294-3500-03-14-21-46n</text:p>
          </table:table-cell>
          <table:table-cell office:value-type="float" office:value="0.0494920754964769" calcext:value-type="float">
            <text:p>0.0494920755</text:p>
          </table:table-cell>
          <table:table-cell office:value-type="float" office:value="0" calcext:value-type="float">
            <text:p>0</text:p>
          </table:table-cell>
          <table:table-cell office:value-type="float" office:value="0.0000679718716214691" calcext:value-type="float">
            <text:p>6.80E-05</text:p>
          </table:table-cell>
          <table:table-cell office:value-type="float" office:value="2.10972970837291" calcext:value-type="float">
            <text:p>2.1097297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04-14-31n</text:p>
          </table:table-cell>
          <table:table-cell office:value-type="float" office:value="0.0659497426392036" calcext:value-type="float">
            <text:p>0.0659497426</text:p>
          </table:table-cell>
          <table:table-cell office:value-type="float" office:value="0.0463541487936418" calcext:value-type="float">
            <text:p>0.0463541488</text:p>
          </table:table-cell>
          <table:table-cell table:style-name="Default" office:value-type="float" office:value="0.000734934006733688" calcext:value-type="float">
            <text:p>0.000734934</text:p>
          </table:table-cell>
          <table:table-cell office:value-type="float" office:value="2.72712315267075" calcext:value-type="float">
            <text:p>2.7271231527</text:p>
          </table:table-cell>
          <table:table-cell office:value-type="float" office:value="0.0105398360949936" calcext:value-type="float">
            <text:p>0.0105398361</text:p>
          </table:table-cell>
        </table:table-row>
        <table:table-row table:style-name="ro2">
          <table:table-cell office:value-type="string" calcext:value-type="string">
            <text:p>s06158-3136-02-11-14-32n</text:p>
          </table:table-cell>
          <table:table-cell office:value-type="float" office:value="0.113185463054433" calcext:value-type="float">
            <text:p>0.11318546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5172338835392" calcext:value-type="float">
            <text:p>0.0001551723</text:p>
          </table:table-cell>
          <table:table-cell office:value-type="float" office:value="2.06426194165883" calcext:value-type="float">
            <text:p>2.0642619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135-2696-04-14-15-06n</text:p>
          </table:table-cell>
          <table:table-cell office:value-type="float" office:value="0.147446749089528" calcext:value-type="float">
            <text:p>0.1474467491</text:p>
          </table:table-cell>
          <table:table-cell office:value-type="float" office:value="0.0177263903889297" calcext:value-type="float">
            <text:p>0.0177263904</text:p>
          </table:table-cell>
          <table:table-cell table:style-name="Default" office:value-type="float" office:value="0.000290711575191833" calcext:value-type="float">
            <text:p>0.0002907116</text:p>
          </table:table-cell>
          <table:table-cell office:value-type="float" office:value="3.6649966772364" calcext:value-type="float">
            <text:p>3.6649966772</text:p>
          </table:table-cell>
          <table:table-cell office:value-type="float" office:value="0.00784692461566995" calcext:value-type="float">
            <text:p>0.0078469246</text:p>
          </table:table-cell>
        </table:table-row>
        <table:table-row table:style-name="ro2">
          <table:table-cell office:value-type="string" calcext:value-type="string">
            <text:p>s05937-3100-04-04-17-40n</text:p>
          </table:table-cell>
          <table:table-cell office:value-type="float" office:value="0.0576135743367141" calcext:value-type="float">
            <text:p>0.0576135743</text:p>
          </table:table-cell>
          <table:table-cell office:value-type="float" office:value="0.0396290233769966" calcext:value-type="float">
            <text:p>0.0396290234</text:p>
          </table:table-cell>
          <table:table-cell table:style-name="Default" office:value-type="float" office:value="0.000618277268862038" calcext:value-type="float">
            <text:p>0.0006182773</text:p>
          </table:table-cell>
          <table:table-cell office:value-type="float" office:value="2.70377659280449" calcext:value-type="float">
            <text:p>2.7037765928</text:p>
          </table:table-cell>
          <table:table-cell office:value-type="float" office:value="0.00989316848216189" calcext:value-type="float">
            <text:p>0.0098931685</text:p>
          </table:table-cell>
        </table:table-row>
        <table:table-row table:style-name="ro2">
          <table:table-cell office:value-type="string" calcext:value-type="string">
            <text:p>s07415-2804-11-01-11-55n</text:p>
          </table:table-cell>
          <table:table-cell office:value-type="float" office:value="0.0526937123147511" calcext:value-type="float">
            <text:p>0.0526937123</text:p>
          </table:table-cell>
          <table:table-cell office:value-type="float" office:value="0" calcext:value-type="float">
            <text:p>0</text:p>
          </table:table-cell>
          <table:table-cell office:value-type="float" office:value="0.0000714560736789939" calcext:value-type="float">
            <text:p>7.15E-05</text:p>
          </table:table-cell>
          <table:table-cell office:value-type="float" office:value="1.66259810985369" calcext:value-type="float">
            <text:p>1.662598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70-3258-03-26-17-57n</text:p>
          </table:table-cell>
          <table:table-cell office:value-type="float" office:value="0.062347738088311" calcext:value-type="float">
            <text:p>0.0623477381</text:p>
          </table:table-cell>
          <table:table-cell office:value-type="float" office:value="0" calcext:value-type="float">
            <text:p>0</text:p>
          </table:table-cell>
          <table:table-cell office:value-type="float" office:value="0.0000936514973834801" calcext:value-type="float">
            <text:p>9.37E-05</text:p>
          </table:table-cell>
          <table:table-cell office:value-type="float" office:value="2.08666783760952" calcext:value-type="float">
            <text:p>2.0866678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6-15-12n</text:p>
          </table:table-cell>
          <table:table-cell office:value-type="float" office:value="0.114152065941897" calcext:value-type="float">
            <text:p>0.11415206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0414809112786" calcext:value-type="float">
            <text:p>0.0001404148</text:p>
          </table:table-cell>
          <table:table-cell office:value-type="float" office:value="1.58183640740622" calcext:value-type="float">
            <text:p>1.581836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897-2816-04-04-16-54n</text:p>
          </table:table-cell>
          <table:table-cell office:value-type="float" office:value="0.0662673917217129" calcext:value-type="float">
            <text:p>0.06626739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46458956055" calcext:value-type="float">
            <text:p>0.0001044646</text:p>
          </table:table-cell>
          <table:table-cell office:value-type="float" office:value="2.2426970069393" calcext:value-type="float">
            <text:p>2.2426970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01-15-38n</text:p>
          </table:table-cell>
          <table:table-cell office:value-type="float" office:value="0.0510024644844989" calcext:value-type="float">
            <text:p>0.0510024645</text:p>
          </table:table-cell>
          <table:table-cell office:value-type="float" office:value="0.0374032213986484" calcext:value-type="float">
            <text:p>0.0374032214</text:p>
          </table:table-cell>
          <table:table-cell table:style-name="Default" office:value-type="float" office:value="0.000569612943498367" calcext:value-type="float">
            <text:p>0.0005696129</text:p>
          </table:table-cell>
          <table:table-cell office:value-type="float" office:value="2.70921982658" calcext:value-type="float">
            <text:p>2.7092198266</text:p>
          </table:table-cell>
          <table:table-cell office:value-type="float" office:value="0.00971634191518964" calcext:value-type="float">
            <text:p>0.0097163419</text:p>
          </table:table-cell>
        </table:table-row>
        <table:table-row table:style-name="ro2">
          <table:table-cell office:value-type="string" calcext:value-type="string">
            <text:p>s27585-2988-07-31-12-42n</text:p>
          </table:table-cell>
          <table:table-cell office:value-type="float" office:value="0.0638792601942338" calcext:value-type="float">
            <text:p>0.0638792602</text:p>
          </table:table-cell>
          <table:table-cell office:value-type="float" office:value="0" calcext:value-type="float">
            <text:p>0</text:p>
          </table:table-cell>
          <table:table-cell office:value-type="float" office:value="0.0000943349190009188" calcext:value-type="float">
            <text:p>9.43E-05</text:p>
          </table:table-cell>
          <table:table-cell office:value-type="float" office:value="1.75738700718705" calcext:value-type="float">
            <text:p>1.7573870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49-3449-09-09-21-08n</text:p>
          </table:table-cell>
          <table:table-cell office:value-type="float" office:value="0.113412833717236" calcext:value-type="float">
            <text:p>0.113412833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0308504886493" calcext:value-type="float">
            <text:p>0.0001403085</text:p>
          </table:table-cell>
          <table:table-cell office:value-type="float" office:value="2.19269673730332" calcext:value-type="float">
            <text:p>2.19269673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848-3323-04-25-18-48n</text:p>
          </table:table-cell>
          <table:table-cell office:value-type="float" office:value="0.06397981293311" calcext:value-type="float">
            <text:p>0.0639798129</text:p>
          </table:table-cell>
          <table:table-cell office:value-type="float" office:value="0" calcext:value-type="float">
            <text:p>0</text:p>
          </table:table-cell>
          <table:table-cell office:value-type="float" office:value="0.000091435739994213" calcext:value-type="float">
            <text:p>9.14E-05</text:p>
          </table:table-cell>
          <table:table-cell office:value-type="float" office:value="1.06470101611108" calcext:value-type="float">
            <text:p>1.06470101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29-3278-05-18-17-40n</text:p>
          </table:table-cell>
          <table:table-cell office:value-type="float" office:value="0.0535517968316597" calcext:value-type="float">
            <text:p>0.0535517968</text:p>
          </table:table-cell>
          <table:table-cell office:value-type="float" office:value="0.037878279706129" calcext:value-type="float">
            <text:p>0.0378782797</text:p>
          </table:table-cell>
          <table:table-cell table:style-name="Default" office:value-type="float" office:value="0.000584082327613063" calcext:value-type="float">
            <text:p>0.0005840823</text:p>
          </table:table-cell>
          <table:table-cell office:value-type="float" office:value="2.79306052275903" calcext:value-type="float">
            <text:p>2.7930605228</text:p>
          </table:table-cell>
          <table:table-cell office:value-type="float" office:value="0.0096964873816571" calcext:value-type="float">
            <text:p>0.0096964874</text:p>
          </table:table-cell>
        </table:table-row>
        <table:table-row table:style-name="ro2">
          <table:table-cell office:value-type="string" calcext:value-type="string">
            <text:p>s31989-2994-12-03-10-32n</text:p>
          </table:table-cell>
          <table:table-cell office:value-type="float" office:value="0.0582525543683094" calcext:value-type="float">
            <text:p>0.0582525544</text:p>
          </table:table-cell>
          <table:table-cell office:value-type="float" office:value="0.0407728884628475" calcext:value-type="float">
            <text:p>0.0407728885</text:p>
          </table:table-cell>
          <table:table-cell table:style-name="Default" office:value-type="float" office:value="0.000636274782750028" calcext:value-type="float">
            <text:p>0.0006362748</text:p>
          </table:table-cell>
          <table:table-cell office:value-type="float" office:value="1.23720918722353" calcext:value-type="float">
            <text:p>1.2372091872</text:p>
          </table:table-cell>
          <table:table-cell office:value-type="float" office:value="0.00999281414833688" calcext:value-type="float">
            <text:p>0.0099928141</text:p>
          </table:table-cell>
        </table:table-row>
        <table:table-row table:style-name="ro2">
          <table:table-cell office:value-type="string" calcext:value-type="string">
            <text:p>s32195-2757-07-21-18-01n</text:p>
          </table:table-cell>
          <table:table-cell office:value-type="float" office:value="0.0930475771421076" calcext:value-type="float">
            <text:p>0.0930475771</text:p>
          </table:table-cell>
          <table:table-cell office:value-type="float" office:value="0.0389784685787626" calcext:value-type="float">
            <text:p>0.0389784686</text:p>
          </table:table-cell>
          <table:table-cell table:style-name="Default" office:value-type="float" office:value="0.000621617493137455" calcext:value-type="float">
            <text:p>0.0006216175</text:p>
          </table:table-cell>
          <table:table-cell office:value-type="float" office:value="3.32936722512896" calcext:value-type="float">
            <text:p>3.3293672251</text:p>
          </table:table-cell>
          <table:table-cell office:value-type="float" office:value="0.0105815347238707" calcext:value-type="float">
            <text:p>0.0105815347</text:p>
          </table:table-cell>
        </table:table-row>
        <table:table-row table:style-name="ro2">
          <table:table-cell office:value-type="string" calcext:value-type="string">
            <text:p>s32247-3409-12-22-17-22n</text:p>
          </table:table-cell>
          <table:table-cell office:value-type="float" office:value="0.0666491272028983" calcext:value-type="float">
            <text:p>0.0666491272</text:p>
          </table:table-cell>
          <table:table-cell office:value-type="float" office:value="0.0448875968159129" calcext:value-type="float">
            <text:p>0.0448875968</text:p>
          </table:table-cell>
          <table:table-cell table:style-name="Default" office:value-type="float" office:value="0.000757315536326892" calcext:value-type="float">
            <text:p>0.0007573155</text:p>
          </table:table-cell>
          <table:table-cell office:value-type="float" office:value="0.868359098447659" calcext:value-type="float">
            <text:p>0.8683590984</text:p>
          </table:table-cell>
          <table:table-cell office:value-type="float" office:value="0.00777676866146367" calcext:value-type="float">
            <text:p>0.0077767687</text:p>
          </table:table-cell>
        </table:table-row>
        <table:table-row table:style-name="ro2">
          <table:table-cell office:value-type="string" calcext:value-type="string">
            <text:p>s30851-2859-08-08-16-46n</text:p>
          </table:table-cell>
          <table:table-cell office:value-type="float" office:value="0.052059377545217" calcext:value-type="float">
            <text:p>0.0520593775</text:p>
          </table:table-cell>
          <table:table-cell office:value-type="float" office:value="0.0378445555645546" calcext:value-type="float">
            <text:p>0.0378445556</text:p>
          </table:table-cell>
          <table:table-cell table:style-name="Default" office:value-type="float" office:value="0.000578799885717589" calcext:value-type="float">
            <text:p>0.0005787999</text:p>
          </table:table-cell>
          <table:table-cell office:value-type="float" office:value="2.70471661209474" calcext:value-type="float">
            <text:p>2.7047166121</text:p>
          </table:table-cell>
          <table:table-cell office:value-type="float" office:value="0.00971683634837304" calcext:value-type="float">
            <text:p>0.0097168363</text:p>
          </table:table-cell>
        </table:table-row>
        <table:table-row table:style-name="ro2">
          <table:table-cell office:value-type="string" calcext:value-type="string">
            <text:p>s04331-2696-12-18-12-06n</text:p>
          </table:table-cell>
          <table:table-cell office:value-type="float" office:value="0.0622743455256134" calcext:value-type="float">
            <text:p>0.0622743455</text:p>
          </table:table-cell>
          <table:table-cell office:value-type="float" office:value="0" calcext:value-type="float">
            <text:p>0</text:p>
          </table:table-cell>
          <table:table-cell office:value-type="float" office:value="0.0000888235185918822" calcext:value-type="float">
            <text:p>8.88E-05</text:p>
          </table:table-cell>
          <table:table-cell office:value-type="float" office:value="2.50354288774969" calcext:value-type="float">
            <text:p>2.5035428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3452-04-25-18-04n</text:p>
          </table:table-cell>
          <table:table-cell office:value-type="float" office:value="0.0647082270695625" calcext:value-type="float">
            <text:p>0.0647082271</text:p>
          </table:table-cell>
          <table:table-cell office:value-type="float" office:value="0.0445006411842052" calcext:value-type="float">
            <text:p>0.0445006412</text:p>
          </table:table-cell>
          <table:table-cell table:style-name="Default" office:value-type="float" office:value="0.000700029109286299" calcext:value-type="float">
            <text:p>0.0007000291</text:p>
          </table:table-cell>
          <table:table-cell office:value-type="float" office:value="2.68477706759679" calcext:value-type="float">
            <text:p>2.6847770676</text:p>
          </table:table-cell>
          <table:table-cell office:value-type="float" office:value="0.0103334435385004" calcext:value-type="float">
            <text:p>0.0103334435</text:p>
          </table:table-cell>
        </table:table-row>
        <table:table-row table:style-name="ro2">
          <table:table-cell office:value-type="string" calcext:value-type="string">
            <text:p>s28189-2716-05-23-13-16n</text:p>
          </table:table-cell>
          <table:table-cell office:value-type="float" office:value="0.0640445078741341" calcext:value-type="float">
            <text:p>0.0640445079</text:p>
          </table:table-cell>
          <table:table-cell office:value-type="float" office:value="0" calcext:value-type="float">
            <text:p>0</text:p>
          </table:table-cell>
          <table:table-cell office:value-type="float" office:value="0.0000991935470929305" calcext:value-type="float">
            <text:p>9.92E-05</text:p>
          </table:table-cell>
          <table:table-cell office:value-type="float" office:value="2.32138930816021" calcext:value-type="float">
            <text:p>2.3213893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0-3044-01-29-16-10n</text:p>
          </table:table-cell>
          <table:table-cell office:value-type="float" office:value="0.0818665666662766" calcext:value-type="float">
            <text:p>0.0818665667</text:p>
          </table:table-cell>
          <table:table-cell office:value-type="float" office:value="0.0333721411490327" calcext:value-type="float">
            <text:p>0.0333721411</text:p>
          </table:table-cell>
          <table:table-cell table:style-name="Default" office:value-type="float" office:value="0.000511690066106324" calcext:value-type="float">
            <text:p>0.0005116901</text:p>
          </table:table-cell>
          <table:table-cell office:value-type="float" office:value="2.79170931673131" calcext:value-type="float">
            <text:p>2.7917093167</text:p>
          </table:table-cell>
          <table:table-cell office:value-type="float" office:value="0.00978614495886753" calcext:value-type="float">
            <text:p>0.009786145</text:p>
          </table:table-cell>
        </table:table-row>
        <table:table-row table:style-name="ro2">
          <table:table-cell office:value-type="string" calcext:value-type="string">
            <text:p>s17795-3483-10-22-17-06n</text:p>
          </table:table-cell>
          <table:table-cell office:value-type="float" office:value="0.0651833805021668" calcext:value-type="float">
            <text:p>0.0651833805</text:p>
          </table:table-cell>
          <table:table-cell office:value-type="float" office:value="0.0444486447438552" calcext:value-type="float">
            <text:p>0.0444486447</text:p>
          </table:table-cell>
          <table:table-cell table:style-name="Default" office:value-type="float" office:value="0.000720234177409463" calcext:value-type="float">
            <text:p>0.0007202342</text:p>
          </table:table-cell>
          <table:table-cell office:value-type="float" office:value="2.8027837699442" calcext:value-type="float">
            <text:p>2.8027837699</text:p>
          </table:table-cell>
          <table:table-cell office:value-type="float" office:value="0.0108868217819707" calcext:value-type="float">
            <text:p>0.0108868218</text:p>
          </table:table-cell>
        </table:table-row>
        <table:table-row table:style-name="ro2">
          <table:table-cell office:value-type="string" calcext:value-type="string">
            <text:p>s29869-3310-10-26-20-43n</text:p>
          </table:table-cell>
          <table:table-cell office:value-type="float" office:value="0.0720258516331439" calcext:value-type="float">
            <text:p>0.07202585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6199743199469" calcext:value-type="float">
            <text:p>0.0001061997</text:p>
          </table:table-cell>
          <table:table-cell office:value-type="float" office:value="1.66781319085392" calcext:value-type="float">
            <text:p>1.6678131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652-2965-06-14-18-19n</text:p>
          </table:table-cell>
          <table:table-cell office:value-type="float" office:value="0.0763956425427721" calcext:value-type="float">
            <text:p>0.0763956425</text:p>
          </table:table-cell>
          <table:table-cell office:value-type="float" office:value="0.0479340437799659" calcext:value-type="float">
            <text:p>0.0479340438</text:p>
          </table:table-cell>
          <table:table-cell table:style-name="Default" office:value-type="float" office:value="0.00077506898469266" calcext:value-type="float">
            <text:p>0.000775069</text:p>
          </table:table-cell>
          <table:table-cell office:value-type="float" office:value="3.59387675715643" calcext:value-type="float">
            <text:p>3.5938767572</text:p>
          </table:table-cell>
          <table:table-cell office:value-type="float" office:value="0.0103548694231139" calcext:value-type="float">
            <text:p>0.0103548694</text:p>
          </table:table-cell>
        </table:table-row>
        <table:table-row table:style-name="ro2">
          <table:table-cell office:value-type="string" calcext:value-type="string">
            <text:p>s22364-3263-10-30-23-14n</text:p>
          </table:table-cell>
          <table:table-cell office:value-type="float" office:value="0.0640360191603543" calcext:value-type="float">
            <text:p>0.0640360192</text:p>
          </table:table-cell>
          <table:table-cell office:value-type="float" office:value="0" calcext:value-type="float">
            <text:p>0</text:p>
          </table:table-cell>
          <table:table-cell office:value-type="float" office:value="0.0000913868763029605" calcext:value-type="float">
            <text:p>9.14E-05</text:p>
          </table:table-cell>
          <table:table-cell office:value-type="float" office:value="1.13401977697256" calcext:value-type="float">
            <text:p>1.1340197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7654-3050-12-17-10-18n</text:p>
          </table:table-cell>
          <table:table-cell office:value-type="float" office:value="0.0619096318389026" calcext:value-type="float">
            <text:p>0.0619096318</text:p>
          </table:table-cell>
          <table:table-cell office:value-type="float" office:value="0" calcext:value-type="float">
            <text:p>0</text:p>
          </table:table-cell>
          <table:table-cell office:value-type="float" office:value="0.0000844655298349352" calcext:value-type="float">
            <text:p>8.45E-05</text:p>
          </table:table-cell>
          <table:table-cell office:value-type="float" office:value="0.792578426016627" calcext:value-type="float">
            <text:p>0.792578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20-2639-04-04-13-35n</text:p>
          </table:table-cell>
          <table:table-cell office:value-type="float" office:value="0.0627737184613895" calcext:value-type="float">
            <text:p>0.0627737185</text:p>
          </table:table-cell>
          <table:table-cell office:value-type="float" office:value="0.00530803614315452" calcext:value-type="float">
            <text:p>0.0053080361</text:p>
          </table:table-cell>
          <table:table-cell office:value-type="float" office:value="0.0000939887824414242" calcext:value-type="float">
            <text:p>9.40E-05</text:p>
          </table:table-cell>
          <table:table-cell office:value-type="float" office:value="2.51885721140923" calcext:value-type="float">
            <text:p>2.5188572114</text:p>
          </table:table-cell>
          <table:table-cell office:value-type="float" office:value="0.00301847028121639" calcext:value-type="float">
            <text:p>0.0030184703</text:p>
          </table:table-cell>
        </table:table-row>
        <table:table-row table:style-name="ro2">
          <table:table-cell office:value-type="string" calcext:value-type="string">
            <text:p>s03386-2577-08-07-00-38n</text:p>
          </table:table-cell>
          <table:table-cell office:value-type="float" office:value="0.0539746256720144" calcext:value-type="float">
            <text:p>0.0539746257</text:p>
          </table:table-cell>
          <table:table-cell office:value-type="float" office:value="0" calcext:value-type="float">
            <text:p>0</text:p>
          </table:table-cell>
          <table:table-cell office:value-type="float" office:value="0.0000783247903447375" calcext:value-type="float">
            <text:p>7.83E-05</text:p>
          </table:table-cell>
          <table:table-cell office:value-type="float" office:value="2.05521839171521" calcext:value-type="float">
            <text:p>2.0552183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67-3485-03-31-13-15n</text:p>
          </table:table-cell>
          <table:table-cell office:value-type="float" office:value="0.0577975115661407" calcext:value-type="float">
            <text:p>0.0577975116</text:p>
          </table:table-cell>
          <table:table-cell office:value-type="float" office:value="0" calcext:value-type="float">
            <text:p>0</text:p>
          </table:table-cell>
          <table:table-cell office:value-type="float" office:value="0.0000892103065569056" calcext:value-type="float">
            <text:p>8.92E-05</text:p>
          </table:table-cell>
          <table:table-cell office:value-type="float" office:value="2.37299399129461" calcext:value-type="float">
            <text:p>2.37299399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88-3328-05-14-13-25n</text:p>
          </table:table-cell>
          <table:table-cell office:value-type="float" office:value="0.0736720091852938" calcext:value-type="float">
            <text:p>0.0736720092</text:p>
          </table:table-cell>
          <table:table-cell office:value-type="float" office:value="0.038893833302734" calcext:value-type="float">
            <text:p>0.0388938333</text:p>
          </table:table-cell>
          <table:table-cell table:style-name="Default" office:value-type="float" office:value="0.00060023352896877" calcext:value-type="float">
            <text:p>0.0006002335</text:p>
          </table:table-cell>
          <table:table-cell office:value-type="float" office:value="2.65134759920548" calcext:value-type="float">
            <text:p>2.6513475992</text:p>
          </table:table-cell>
          <table:table-cell office:value-type="float" office:value="0.010066767310821" calcext:value-type="float">
            <text:p>0.0100667673</text:p>
          </table:table-cell>
        </table:table-row>
        <table:table-row table:style-name="ro2">
          <table:table-cell office:value-type="string" calcext:value-type="string">
            <text:p>s30026-3337-03-19-14-47n</text:p>
          </table:table-cell>
          <table:table-cell office:value-type="float" office:value="0.0693838228511642" calcext:value-type="float">
            <text:p>0.0693838229</text:p>
          </table:table-cell>
          <table:table-cell office:value-type="float" office:value="0.0329263871611727" calcext:value-type="float">
            <text:p>0.0329263872</text:p>
          </table:table-cell>
          <table:table-cell table:style-name="Default" office:value-type="float" office:value="0.000503514306855207" calcext:value-type="float">
            <text:p>0.0005035143</text:p>
          </table:table-cell>
          <table:table-cell office:value-type="float" office:value="2.75523643535026" calcext:value-type="float">
            <text:p>2.7552364354</text:p>
          </table:table-cell>
          <table:table-cell office:value-type="float" office:value="0.00938766492685994" calcext:value-type="float">
            <text:p>0.0093876649</text:p>
          </table:table-cell>
        </table:table-row>
        <table:table-row table:style-name="ro2">
          <table:table-cell office:value-type="string" calcext:value-type="string">
            <text:p>s01855-3408-03-18-20-24n</text:p>
          </table:table-cell>
          <table:table-cell office:value-type="float" office:value="0.0536109797276873" calcext:value-type="float">
            <text:p>0.0536109797</text:p>
          </table:table-cell>
          <table:table-cell office:value-type="float" office:value="0" calcext:value-type="float">
            <text:p>0</text:p>
          </table:table-cell>
          <table:table-cell office:value-type="float" office:value="0.0000789891666930155" calcext:value-type="float">
            <text:p>7.90E-05</text:p>
          </table:table-cell>
          <table:table-cell office:value-type="float" office:value="2.09530693568745" calcext:value-type="float">
            <text:p>2.09530693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1342-2777-09-28-13-38n</text:p>
          </table:table-cell>
          <table:table-cell office:value-type="float" office:value="0.11091618390507" calcext:value-type="float">
            <text:p>0.11091618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64082204988206" calcext:value-type="float">
            <text:p>0.0001640822</text:p>
          </table:table-cell>
          <table:table-cell office:value-type="float" office:value="2.56871487042403" calcext:value-type="float">
            <text:p>2.5687148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084-2975-04-07-13-57n</text:p>
          </table:table-cell>
          <table:table-cell office:value-type="float" office:value="0.0642296309644335" calcext:value-type="float">
            <text:p>0.064229631</text:p>
          </table:table-cell>
          <table:table-cell office:value-type="float" office:value="0" calcext:value-type="float">
            <text:p>0</text:p>
          </table:table-cell>
          <table:table-cell office:value-type="float" office:value="0.0000998103340457133" calcext:value-type="float">
            <text:p>9.98E-05</text:p>
          </table:table-cell>
          <table:table-cell office:value-type="float" office:value="2.34202075979673" calcext:value-type="float">
            <text:p>2.3420207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683-2968-12-06-13-59n</text:p>
          </table:table-cell>
          <table:table-cell office:value-type="float" office:value="0.0633171118351905" calcext:value-type="float">
            <text:p>0.0633171118</text:p>
          </table:table-cell>
          <table:table-cell office:value-type="float" office:value="0" calcext:value-type="float">
            <text:p>0</text:p>
          </table:table-cell>
          <table:table-cell office:value-type="float" office:value="0.0000938208672519625" calcext:value-type="float">
            <text:p>9.38E-05</text:p>
          </table:table-cell>
          <table:table-cell office:value-type="float" office:value="1.90066328152877" calcext:value-type="float">
            <text:p>1.90066328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5-19-04n</text:p>
          </table:table-cell>
          <table:table-cell office:value-type="float" office:value="0.0792410487244194" calcext:value-type="float">
            <text:p>0.0792410487</text:p>
          </table:table-cell>
          <table:table-cell office:value-type="float" office:value="0.0312370422957793" calcext:value-type="float">
            <text:p>0.0312370423</text:p>
          </table:table-cell>
          <table:table-cell table:style-name="Default" office:value-type="float" office:value="0.000473261159687426" calcext:value-type="float">
            <text:p>0.0004732612</text:p>
          </table:table-cell>
          <table:table-cell office:value-type="float" office:value="2.60966499007671" calcext:value-type="float">
            <text:p>2.6096649901</text:p>
          </table:table-cell>
          <table:table-cell office:value-type="float" office:value="0.00940788725374436" calcext:value-type="float">
            <text:p>0.0094078873</text:p>
          </table:table-cell>
        </table:table-row>
        <table:table-row table:style-name="ro2">
          <table:table-cell office:value-type="string" calcext:value-type="string">
            <text:p>s17875-3026-11-20-17-06n</text:p>
          </table:table-cell>
          <table:table-cell office:value-type="float" office:value="0.0552221172386628" calcext:value-type="float">
            <text:p>0.0552221172</text:p>
          </table:table-cell>
          <table:table-cell office:value-type="float" office:value="0.0387758009671157" calcext:value-type="float">
            <text:p>0.038775801</text:p>
          </table:table-cell>
          <table:table-cell table:style-name="Default" office:value-type="float" office:value="0.000599729625574466" calcext:value-type="float">
            <text:p>0.0005997296</text:p>
          </table:table-cell>
          <table:table-cell office:value-type="float" office:value="2.74857129098894" calcext:value-type="float">
            <text:p>2.748571291</text:p>
          </table:table-cell>
          <table:table-cell office:value-type="float" office:value="0.00980292421670203" calcext:value-type="float">
            <text:p>0.0098029242</text:p>
          </table:table-cell>
        </table:table-row>
        <table:table-row table:style-name="ro2">
          <table:table-cell office:value-type="string" calcext:value-type="string">
            <text:p>s00801-2861-07-20-14-58n</text:p>
          </table:table-cell>
          <table:table-cell office:value-type="float" office:value="0.0623223575401206" calcext:value-type="float">
            <text:p>0.0623223575</text:p>
          </table:table-cell>
          <table:table-cell office:value-type="float" office:value="0.0420182359857844" calcext:value-type="float">
            <text:p>0.042018236</text:p>
          </table:table-cell>
          <table:table-cell table:style-name="Default" office:value-type="float" office:value="0.000660325854546946" calcext:value-type="float">
            <text:p>0.0006603259</text:p>
          </table:table-cell>
          <table:table-cell office:value-type="float" office:value="2.70711257959574" calcext:value-type="float">
            <text:p>2.7071125796</text:p>
          </table:table-cell>
          <table:table-cell office:value-type="float" office:value="0.0101077399152807" calcext:value-type="float">
            <text:p>0.0101077399</text:p>
          </table:table-cell>
        </table:table-row>
        <table:table-row table:style-name="ro2">
          <table:table-cell office:value-type="string" calcext:value-type="string">
            <text:p>s03039-3056-11-25-01-13n</text:p>
          </table:table-cell>
          <table:table-cell office:value-type="float" office:value="0.0743583478488902" calcext:value-type="float">
            <text:p>0.07435834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06808629269" calcext:value-type="float">
            <text:p>0.0001030681</text:p>
          </table:table-cell>
          <table:table-cell office:value-type="float" office:value="2.39494361074043" calcext:value-type="float">
            <text:p>2.3949436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642-3115-09-28-09-12n</text:p>
          </table:table-cell>
          <table:table-cell office:value-type="float" office:value="0.0678276886784812" calcext:value-type="float">
            <text:p>0.0678276887</text:p>
          </table:table-cell>
          <table:table-cell office:value-type="float" office:value="0.0467956320404147" calcext:value-type="float">
            <text:p>0.046795632</text:p>
          </table:table-cell>
          <table:table-cell table:style-name="Default" office:value-type="float" office:value="0.000760070368336233" calcext:value-type="float">
            <text:p>0.0007600704</text:p>
          </table:table-cell>
          <table:table-cell office:value-type="float" office:value="3.10217088901348" calcext:value-type="float">
            <text:p>3.102170889</text:p>
          </table:table-cell>
          <table:table-cell office:value-type="float" office:value="0.0110281088639034" calcext:value-type="float">
            <text:p>0.0110281089</text:p>
          </table:table-cell>
        </table:table-row>
        <table:table-row table:style-name="ro2">
          <table:table-cell office:value-type="string" calcext:value-type="string">
            <text:p>s13694-2874-11-12-17-20n</text:p>
          </table:table-cell>
          <table:table-cell office:value-type="float" office:value="0.0619864995923719" calcext:value-type="float">
            <text:p>0.0619864996</text:p>
          </table:table-cell>
          <table:table-cell office:value-type="float" office:value="0" calcext:value-type="float">
            <text:p>0</text:p>
          </table:table-cell>
          <table:table-cell office:value-type="float" office:value="0.000091597167659131" calcext:value-type="float">
            <text:p>9.16E-05</text:p>
          </table:table-cell>
          <table:table-cell office:value-type="float" office:value="1.94979109251428" calcext:value-type="float">
            <text:p>1.94979109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354-3023-09-30-19-38n</text:p>
          </table:table-cell>
          <table:table-cell office:value-type="float" office:value="0.0637774171501143" calcext:value-type="float">
            <text:p>0.0637774172</text:p>
          </table:table-cell>
          <table:table-cell office:value-type="float" office:value="0" calcext:value-type="float">
            <text:p>0</text:p>
          </table:table-cell>
          <table:table-cell office:value-type="float" office:value="0.0000926078841243966" calcext:value-type="float">
            <text:p>9.26E-05</text:p>
          </table:table-cell>
          <table:table-cell office:value-type="float" office:value="1.55237060154193" calcext:value-type="float">
            <text:p>1.55237060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1-3396-03-23-13-34n</text:p>
          </table:table-cell>
          <table:table-cell office:value-type="float" office:value="0.061559398900902" calcext:value-type="float">
            <text:p>0.0615593989</text:p>
          </table:table-cell>
          <table:table-cell office:value-type="float" office:value="0" calcext:value-type="float">
            <text:p>0</text:p>
          </table:table-cell>
          <table:table-cell office:value-type="float" office:value="0.0000964725269297402" calcext:value-type="float">
            <text:p>9.65E-05</text:p>
          </table:table-cell>
          <table:table-cell office:value-type="float" office:value="2.49603692584942" calcext:value-type="float">
            <text:p>2.49603692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3-19-50n</text:p>
          </table:table-cell>
          <table:table-cell office:value-type="float" office:value="0.0657498218330685" calcext:value-type="float">
            <text:p>0.0657498218</text:p>
          </table:table-cell>
          <table:table-cell office:value-type="float" office:value="0.0464627948450021" calcext:value-type="float">
            <text:p>0.0464627948</text:p>
          </table:table-cell>
          <table:table-cell table:style-name="Default" office:value-type="float" office:value="0.000734583600828589" calcext:value-type="float">
            <text:p>0.0007345836</text:p>
          </table:table-cell>
          <table:table-cell office:value-type="float" office:value="2.79276985209139" calcext:value-type="float">
            <text:p>2.7927698521</text:p>
          </table:table-cell>
          <table:table-cell office:value-type="float" office:value="0.0104899220695203" calcext:value-type="float">
            <text:p>0.0104899221</text:p>
          </table:table-cell>
        </table:table-row>
        <table:table-row table:style-name="ro2">
          <table:table-cell office:value-type="string" calcext:value-type="string">
            <text:p>s30142-3120-04-22-13-23n</text:p>
          </table:table-cell>
          <table:table-cell office:value-type="float" office:value="0.570371059291182" calcext:value-type="float">
            <text:p>0.5703710593</text:p>
          </table:table-cell>
          <table:table-cell office:value-type="float" office:value="0.00192613329502911" calcext:value-type="float">
            <text:p>0.0019261333</text:p>
          </table:table-cell>
          <table:table-cell office:value-type="float" office:value="0.0000977904795891026" calcext:value-type="float">
            <text:p>9.78E-05</text:p>
          </table:table-cell>
          <table:table-cell office:value-type="float" office:value="9.81584517031921" calcext:value-type="float">
            <text:p>9.8158451703</text:p>
          </table:table-cell>
          <table:table-cell office:value-type="float" office:value="0.00310754779868782" calcext:value-type="float">
            <text:p>0.0031075478</text:p>
          </table:table-cell>
        </table:table-row>
        <table:table-row table:style-name="ro2">
          <table:table-cell office:value-type="string" calcext:value-type="string">
            <text:p>s31989-2994-12-03-12-51n</text:p>
          </table:table-cell>
          <table:table-cell office:value-type="float" office:value="0.0607012867710665" calcext:value-type="float">
            <text:p>0.0607012868</text:p>
          </table:table-cell>
          <table:table-cell office:value-type="float" office:value="0" calcext:value-type="float">
            <text:p>0</text:p>
          </table:table-cell>
          <table:table-cell office:value-type="float" office:value="0.0000810621331593665" calcext:value-type="float">
            <text:p>8.11E-05</text:p>
          </table:table-cell>
          <table:table-cell office:value-type="float" office:value="0.506872179302273" calcext:value-type="float">
            <text:p>0.50687217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386-2577-08-19-18-08n</text:p>
          </table:table-cell>
          <table:table-cell office:value-type="float" office:value="0.0655608402389177" calcext:value-type="float">
            <text:p>0.065560840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479770356283" calcext:value-type="float">
            <text:p>0.0001044798</text:p>
          </table:table-cell>
          <table:table-cell office:value-type="float" office:value="2.51887444634512" calcext:value-type="float">
            <text:p>2.51887444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6-3039-02-28-20-21n</text:p>
          </table:table-cell>
          <table:table-cell office:value-type="float" office:value="0.053481477152222" calcext:value-type="float">
            <text:p>0.0534814772</text:p>
          </table:table-cell>
          <table:table-cell office:value-type="float" office:value="0" calcext:value-type="float">
            <text:p>0</text:p>
          </table:table-cell>
          <table:table-cell office:value-type="float" office:value="0.000081005836646815" calcext:value-type="float">
            <text:p>8.10E-05</text:p>
          </table:table-cell>
          <table:table-cell office:value-type="float" office:value="2.42783095845854" calcext:value-type="float">
            <text:p>2.42783095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174-3239-09-13-21-48n</text:p>
          </table:table-cell>
          <table:table-cell office:value-type="float" office:value="0.0962981012540291" calcext:value-type="float">
            <text:p>0.0962981013</text:p>
          </table:table-cell>
          <table:table-cell office:value-type="float" office:value="0.0172339190353269" calcext:value-type="float">
            <text:p>0.017233919</text:p>
          </table:table-cell>
          <table:table-cell table:style-name="Default" office:value-type="float" office:value="0.000282621790304291" calcext:value-type="float">
            <text:p>0.0002826218</text:p>
          </table:table-cell>
          <table:table-cell office:value-type="float" office:value="3.06394887299836" calcext:value-type="float">
            <text:p>3.063948873</text:p>
          </table:table-cell>
          <table:table-cell office:value-type="float" office:value="0.0037919151252281" calcext:value-type="float">
            <text:p>0.0037919151</text:p>
          </table:table-cell>
        </table:table-row>
        <table:table-row table:style-name="ro2">
          <table:table-cell office:value-type="string" calcext:value-type="string">
            <text:p>s15716-3078-02-15-19-08n</text:p>
          </table:table-cell>
          <table:table-cell office:value-type="float" office:value="0.0610704286917386" calcext:value-type="float">
            <text:p>0.0610704287</text:p>
          </table:table-cell>
          <table:table-cell office:value-type="float" office:value="0" calcext:value-type="float">
            <text:p>0</text:p>
          </table:table-cell>
          <table:table-cell office:value-type="float" office:value="0.0000924371075337169" calcext:value-type="float">
            <text:p>9.24E-05</text:p>
          </table:table-cell>
          <table:table-cell office:value-type="float" office:value="2.3254941714261" calcext:value-type="float">
            <text:p>2.32549417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374-2855-03-10-13-00n</text:p>
          </table:table-cell>
          <table:table-cell office:value-type="float" office:value="0.0567034823411443" calcext:value-type="float">
            <text:p>0.0567034823</text:p>
          </table:table-cell>
          <table:table-cell office:value-type="float" office:value="0" calcext:value-type="float">
            <text:p>0</text:p>
          </table:table-cell>
          <table:table-cell office:value-type="float" office:value="0.0000863012449426293" calcext:value-type="float">
            <text:p>8.63E-05</text:p>
          </table:table-cell>
          <table:table-cell office:value-type="float" office:value="2.25520924338713" calcext:value-type="float">
            <text:p>2.2552092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49-3435-02-19-12-37n</text:p>
          </table:table-cell>
          <table:table-cell office:value-type="float" office:value="0.061755326499992" calcext:value-type="float">
            <text:p>0.0617553265</text:p>
          </table:table-cell>
          <table:table-cell office:value-type="float" office:value="0" calcext:value-type="float">
            <text:p>0</text:p>
          </table:table-cell>
          <table:table-cell office:value-type="float" office:value="0.000087250799513454" calcext:value-type="float">
            <text:p>8.73E-05</text:p>
          </table:table-cell>
          <table:table-cell office:value-type="float" office:value="1.43377234371626" calcext:value-type="float">
            <text:p>1.43377234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4-2860-03-24-14-18n</text:p>
          </table:table-cell>
          <table:table-cell office:value-type="float" office:value="0.0730280368661896" calcext:value-type="float">
            <text:p>0.0730280369</text:p>
          </table:table-cell>
          <table:table-cell office:value-type="float" office:value="0.0385490204268896" calcext:value-type="float">
            <text:p>0.0385490204</text:p>
          </table:table-cell>
          <table:table-cell table:style-name="Default" office:value-type="float" office:value="0.000594552119774476" calcext:value-type="float">
            <text:p>0.0005945521</text:p>
          </table:table-cell>
          <table:table-cell office:value-type="float" office:value="2.81499084102343" calcext:value-type="float">
            <text:p>2.814990841</text:p>
          </table:table-cell>
          <table:table-cell office:value-type="float" office:value="0.00994647346817131" calcext:value-type="float">
            <text:p>0.0099464735</text:p>
          </table:table-cell>
        </table:table-row>
        <table:table-row table:style-name="ro2">
          <table:table-cell office:value-type="string" calcext:value-type="string">
            <text:p>s18970-3262-02-15-18-11n</text:p>
          </table:table-cell>
          <table:table-cell office:value-type="float" office:value="0.0741949198609199" calcext:value-type="float">
            <text:p>0.074194919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350397990573" calcext:value-type="float">
            <text:p>0.0001043504</text:p>
          </table:table-cell>
          <table:table-cell office:value-type="float" office:value="2.59859618839648" calcext:value-type="float">
            <text:p>2.59859618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46-10172-11-17-18-39n</text:p>
          </table:table-cell>
          <table:table-cell office:value-type="float" office:value="0.0674786432204944" calcext:value-type="float">
            <text:p>0.0674786432</text:p>
          </table:table-cell>
          <table:table-cell office:value-type="float" office:value="0.0475268815623156" calcext:value-type="float">
            <text:p>0.0475268816</text:p>
          </table:table-cell>
          <table:table-cell table:style-name="Default" office:value-type="float" office:value="0.000764856481730119" calcext:value-type="float">
            <text:p>0.0007648565</text:p>
          </table:table-cell>
          <table:table-cell office:value-type="float" office:value="2.87160674105208" calcext:value-type="float">
            <text:p>2.8716067411</text:p>
          </table:table-cell>
          <table:table-cell office:value-type="float" office:value="0.0105097802717973" calcext:value-type="float">
            <text:p>0.0105097803</text:p>
          </table:table-cell>
        </table:table-row>
        <table:table-row table:style-name="ro2">
          <table:table-cell office:value-type="string" calcext:value-type="string">
            <text:p>s28354-3023-09-30-15-32n</text:p>
          </table:table-cell>
          <table:table-cell office:value-type="float" office:value="0.0607407356145567" calcext:value-type="float">
            <text:p>0.0607407356</text:p>
          </table:table-cell>
          <table:table-cell office:value-type="float" office:value="0" calcext:value-type="float">
            <text:p>0</text:p>
          </table:table-cell>
          <table:table-cell office:value-type="float" office:value="0.0000860567797957781" calcext:value-type="float">
            <text:p>8.61E-05</text:p>
          </table:table-cell>
          <table:table-cell office:value-type="float" office:value="1.51629593610737" calcext:value-type="float">
            <text:p>1.51629593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08-13-49n</text:p>
          </table:table-cell>
          <table:table-cell office:value-type="float" office:value="0.0739396543651417" calcext:value-type="float">
            <text:p>0.0739396544</text:p>
          </table:table-cell>
          <table:table-cell office:value-type="float" office:value="0.0135650959953547" calcext:value-type="float">
            <text:p>0.013565096</text:p>
          </table:table-cell>
          <table:table-cell table:style-name="Default" office:value-type="float" office:value="0.000168430309292389" calcext:value-type="float">
            <text:p>0.0001684303</text:p>
          </table:table-cell>
          <table:table-cell office:value-type="float" office:value="3.19552340689801" calcext:value-type="float">
            <text:p>3.1955234069</text:p>
          </table:table-cell>
          <table:table-cell office:value-type="float" office:value="0.00372757554449217" calcext:value-type="float">
            <text:p>0.0037275755</text:p>
          </table:table-cell>
        </table:table-row>
        <table:table-row table:style-name="ro2">
          <table:table-cell office:value-type="string" calcext:value-type="string">
            <text:p>s27845-3347-01-04-22-12n</text:p>
          </table:table-cell>
          <table:table-cell office:value-type="float" office:value="0.0700751599269942" calcext:value-type="float">
            <text:p>0.070075159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10606745689237" calcext:value-type="float">
            <text:p>0.0001106067</text:p>
          </table:table-cell>
          <table:table-cell office:value-type="float" office:value="2.73251689792158" calcext:value-type="float">
            <text:p>2.73251689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004-2531-07-20-08-50n</text:p>
          </table:table-cell>
          <table:table-cell office:value-type="float" office:value="0.0650022428914366" calcext:value-type="float">
            <text:p>0.0650022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275650446481" calcext:value-type="float">
            <text:p>0.0001012757</text:p>
          </table:table-cell>
          <table:table-cell office:value-type="float" office:value="2.26610978009252" calcext:value-type="float">
            <text:p>2.2661097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82-3106-02-22-22-22n</text:p>
          </table:table-cell>
          <table:table-cell office:value-type="float" office:value="0.0582081605607687" calcext:value-type="float">
            <text:p>0.0582081606</text:p>
          </table:table-cell>
          <table:table-cell office:value-type="float" office:value="0" calcext:value-type="float">
            <text:p>0</text:p>
          </table:table-cell>
          <table:table-cell office:value-type="float" office:value="0.0000820795212469775" calcext:value-type="float">
            <text:p>8.21E-05</text:p>
          </table:table-cell>
          <table:table-cell office:value-type="float" office:value="1.53696487582623" calcext:value-type="float">
            <text:p>1.53696487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31-2696-12-22-07-41n</text:p>
          </table:table-cell>
          <table:table-cell office:value-type="float" office:value="0.0652635254046739" calcext:value-type="float">
            <text:p>0.0652635254</text:p>
          </table:table-cell>
          <table:table-cell office:value-type="float" office:value="0.0446815780076927" calcext:value-type="float">
            <text:p>0.044681578</text:p>
          </table:table-cell>
          <table:table-cell table:style-name="Default" office:value-type="float" office:value="0.000722258108922604" calcext:value-type="float">
            <text:p>0.0007222581</text:p>
          </table:table-cell>
          <table:table-cell office:value-type="float" office:value="2.84303277614009" calcext:value-type="float">
            <text:p>2.8430327761</text:p>
          </table:table-cell>
          <table:table-cell office:value-type="float" office:value="0.0108855115464794" calcext:value-type="float">
            <text:p>0.0108855115</text:p>
          </table:table-cell>
        </table:table-row>
        <table:table-row table:style-name="ro2">
          <table:table-cell office:value-type="string" calcext:value-type="string">
            <text:p>s31977-3287-02-07-16-47n</text:p>
          </table:table-cell>
          <table:table-cell office:value-type="float" office:value="0.0601047556572735" calcext:value-type="float">
            <text:p>0.0601047557</text:p>
          </table:table-cell>
          <table:table-cell office:value-type="float" office:value="0.040532695968826" calcext:value-type="float">
            <text:p>0.040532696</text:p>
          </table:table-cell>
          <table:table-cell table:style-name="Default" office:value-type="float" office:value="0.000634130679889282" calcext:value-type="float">
            <text:p>0.0006341307</text:p>
          </table:table-cell>
          <table:table-cell office:value-type="float" office:value="2.77064008416585" calcext:value-type="float">
            <text:p>2.7706400842</text:p>
          </table:table-cell>
          <table:table-cell office:value-type="float" office:value="0.00994869475922851" calcext:value-type="float">
            <text:p>0.0099486948</text:p>
          </table:table-cell>
        </table:table-row>
        <table:table-row table:style-name="ro2">
          <table:table-cell office:value-type="string" calcext:value-type="string">
            <text:p>s32247-3409-12-19-15-13n</text:p>
          </table:table-cell>
          <table:table-cell office:value-type="float" office:value="0.0662676249314984" calcext:value-type="float">
            <text:p>0.0662676249</text:p>
          </table:table-cell>
          <table:table-cell office:value-type="float" office:value="0.0464761445002732" calcext:value-type="float">
            <text:p>0.0464761445</text:p>
          </table:table-cell>
          <table:table-cell table:style-name="Default" office:value-type="float" office:value="0.000755250755718857" calcext:value-type="float">
            <text:p>0.0007552508</text:p>
          </table:table-cell>
          <table:table-cell office:value-type="float" office:value="2.95785527529586" calcext:value-type="float">
            <text:p>2.9578552753</text:p>
          </table:table-cell>
          <table:table-cell office:value-type="float" office:value="0.0110163867756888" calcext:value-type="float">
            <text:p>0.0110163868</text:p>
          </table:table-cell>
        </table:table-row>
        <table:table-row table:style-name="ro2">
          <table:table-cell office:value-type="string" calcext:value-type="string">
            <text:p>s27241-3219-10-10-18-40n</text:p>
          </table:table-cell>
          <table:table-cell office:value-type="float" office:value="0.0645179717611674" calcext:value-type="float">
            <text:p>0.0645179718</text:p>
          </table:table-cell>
          <table:table-cell office:value-type="float" office:value="0" calcext:value-type="float">
            <text:p>0</text:p>
          </table:table-cell>
          <table:table-cell office:value-type="float" office:value="0.0000940424926911698" calcext:value-type="float">
            <text:p>9.40E-05</text:p>
          </table:table-cell>
          <table:table-cell office:value-type="float" office:value="1.37330534131442" calcext:value-type="float">
            <text:p>1.3733053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499-3345-05-04-12-46n</text:p>
          </table:table-cell>
          <table:table-cell office:value-type="float" office:value="0.0884110061468071" calcext:value-type="float">
            <text:p>0.0884110061</text:p>
          </table:table-cell>
          <table:table-cell office:value-type="float" office:value="0.0259638434784213" calcext:value-type="float">
            <text:p>0.0259638435</text:p>
          </table:table-cell>
          <table:table-cell table:style-name="Default" office:value-type="float" office:value="0.000418832581881041" calcext:value-type="float">
            <text:p>0.0004188326</text:p>
          </table:table-cell>
          <table:table-cell office:value-type="float" office:value="2.66474285917935" calcext:value-type="float">
            <text:p>2.6647428592</text:p>
          </table:table-cell>
          <table:table-cell office:value-type="float" office:value="0.00967308759411879" calcext:value-type="float">
            <text:p>0.0096730876</text:p>
          </table:table-cell>
        </table:table-row>
        <table:table-row table:style-name="ro2">
          <table:table-cell office:value-type="string" calcext:value-type="string">
            <text:p>s25332-3101-01-28-11-39n</text:p>
          </table:table-cell>
          <table:table-cell office:value-type="float" office:value="0.0648782612893352" calcext:value-type="float">
            <text:p>0.0648782613</text:p>
          </table:table-cell>
          <table:table-cell office:value-type="float" office:value="0" calcext:value-type="float">
            <text:p>0</text:p>
          </table:table-cell>
          <table:table-cell office:value-type="float" office:value="0.0000972911384271352" calcext:value-type="float">
            <text:p>9.73E-05</text:p>
          </table:table-cell>
          <table:table-cell office:value-type="float" office:value="1.68423716512505" calcext:value-type="float">
            <text:p>1.68423716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364-3263-10-30-17-47n</text:p>
          </table:table-cell>
          <table:table-cell office:value-type="float" office:value="0.0583176674231187" calcext:value-type="float">
            <text:p>0.0583176674</text:p>
          </table:table-cell>
          <table:table-cell office:value-type="float" office:value="0" calcext:value-type="float">
            <text:p>0</text:p>
          </table:table-cell>
          <table:table-cell office:value-type="float" office:value="0.0000771647709297702" calcext:value-type="float">
            <text:p>7.72E-05</text:p>
          </table:table-cell>
          <table:table-cell office:value-type="float" office:value="0.6615962400487" calcext:value-type="float">
            <text:p>0.66159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62-2714-02-24-15-13n</text:p>
          </table:table-cell>
          <table:table-cell office:value-type="float" office:value="0.0637837546696069" calcext:value-type="float">
            <text:p>0.0637837547</text:p>
          </table:table-cell>
          <table:table-cell office:value-type="float" office:value="0.0430861905663623" calcext:value-type="float">
            <text:p>0.0430861906</text:p>
          </table:table-cell>
          <table:table-cell table:style-name="Default" office:value-type="float" office:value="0.000699099052043396" calcext:value-type="float">
            <text:p>0.0006990991</text:p>
          </table:table-cell>
          <table:table-cell office:value-type="float" office:value="2.69756492244382" calcext:value-type="float">
            <text:p>2.6975649224</text:p>
          </table:table-cell>
          <table:table-cell office:value-type="float" office:value="0.0107478376371791" calcext:value-type="float">
            <text:p>0.0107478376</text:p>
          </table:table-cell>
        </table:table-row>
        <table:table-row table:style-name="ro2">
          <table:table-cell office:value-type="string" calcext:value-type="string">
            <text:p>s05345-3311-10-05-13-39n</text:p>
          </table:table-cell>
          <table:table-cell office:value-type="float" office:value="0.0662592924343157" calcext:value-type="float">
            <text:p>0.0662592924</text:p>
          </table:table-cell>
          <table:table-cell office:value-type="float" office:value="0.0468900366737319" calcext:value-type="float">
            <text:p>0.0468900367</text:p>
          </table:table-cell>
          <table:table-cell table:style-name="Default" office:value-type="float" office:value="0.000747916659929765" calcext:value-type="float">
            <text:p>0.0007479167</text:p>
          </table:table-cell>
          <table:table-cell office:value-type="float" office:value="2.75882126981921" calcext:value-type="float">
            <text:p>2.7588212698</text:p>
          </table:table-cell>
          <table:table-cell office:value-type="float" office:value="0.0106126460906938" calcext:value-type="float">
            <text:p>0.0106126461</text:p>
          </table:table-cell>
        </table:table-row>
        <table:table-row table:style-name="ro2">
          <table:table-cell office:value-type="string" calcext:value-type="string">
            <text:p>s27337-2978-01-30-20-59n</text:p>
          </table:table-cell>
          <table:table-cell office:value-type="float" office:value="0.0632350184901455" calcext:value-type="float">
            <text:p>0.0632350185</text:p>
          </table:table-cell>
          <table:table-cell office:value-type="float" office:value="0" calcext:value-type="float">
            <text:p>0</text:p>
          </table:table-cell>
          <table:table-cell office:value-type="float" office:value="0.0000936275008114465" calcext:value-type="float">
            <text:p>9.36E-05</text:p>
          </table:table-cell>
          <table:table-cell office:value-type="float" office:value="1.86252247666504" calcext:value-type="float">
            <text:p>1.86252247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166-3118-04-23-15-09n</text:p>
          </table:table-cell>
          <table:table-cell office:value-type="float" office:value="0.0695610186648397" calcext:value-type="float">
            <text:p>0.0695610187</text:p>
          </table:table-cell>
          <table:table-cell office:value-type="float" office:value="0" calcext:value-type="float">
            <text:p>0</text:p>
          </table:table-cell>
          <table:table-cell office:value-type="float" office:value="0.0000697811944834089" calcext:value-type="float">
            <text:p>6.98E-05</text:p>
          </table:table-cell>
          <table:table-cell office:value-type="float" office:value="1.84315976102873" calcext:value-type="float">
            <text:p>1.8431597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104-2542-04-20-17-33n</text:p>
          </table:table-cell>
          <table:table-cell office:value-type="float" office:value="0.0555999380234472" calcext:value-type="float">
            <text:p>0.055599938</text:p>
          </table:table-cell>
          <table:table-cell office:value-type="float" office:value="0" calcext:value-type="float">
            <text:p>0</text:p>
          </table:table-cell>
          <table:table-cell office:value-type="float" office:value="0.0000757740502336775" calcext:value-type="float">
            <text:p>7.58E-05</text:p>
          </table:table-cell>
          <table:table-cell office:value-type="float" office:value="1.35771702130295" calcext:value-type="float">
            <text:p>1.35771702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09-19-36n</text:p>
          </table:table-cell>
          <table:table-cell office:value-type="float" office:value="0.0558970870673301" calcext:value-type="float">
            <text:p>0.0558970871</text:p>
          </table:table-cell>
          <table:table-cell office:value-type="float" office:value="0" calcext:value-type="float">
            <text:p>0</text:p>
          </table:table-cell>
          <table:table-cell office:value-type="float" office:value="0.0000753764705678853" calcext:value-type="float">
            <text:p>7.54E-05</text:p>
          </table:table-cell>
          <table:table-cell office:value-type="float" office:value="1.21216658513875" calcext:value-type="float">
            <text:p>1.2121665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3-03-14-59n</text:p>
          </table:table-cell>
          <table:table-cell office:value-type="float" office:value="0.0601957559947383" calcext:value-type="float">
            <text:p>0.060195756</text:p>
          </table:table-cell>
          <table:table-cell office:value-type="float" office:value="0" calcext:value-type="float">
            <text:p>0</text:p>
          </table:table-cell>
          <table:table-cell office:value-type="float" office:value="0.0000930345240353623" calcext:value-type="float">
            <text:p>9.30E-05</text:p>
          </table:table-cell>
          <table:table-cell office:value-type="float" office:value="2.48824822999696" calcext:value-type="float">
            <text:p>2.48824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480-2803-10-21-19-54n</text:p>
          </table:table-cell>
          <table:table-cell office:value-type="float" office:value="0.115367025555155" calcext:value-type="float">
            <text:p>0.11536702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54292643390628" calcext:value-type="float">
            <text:p>0.0001542926</text:p>
          </table:table-cell>
          <table:table-cell office:value-type="float" office:value="1.69000316663514" calcext:value-type="float">
            <text:p>1.6900031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58-2721-04-10-11-20n</text:p>
          </table:table-cell>
          <table:table-cell office:value-type="float" office:value="0.0943538162207588" calcext:value-type="float">
            <text:p>0.0943538162</text:p>
          </table:table-cell>
          <table:table-cell office:value-type="float" office:value="0.02009201998267" calcext:value-type="float">
            <text:p>0.02009202</text:p>
          </table:table-cell>
          <table:table-cell table:style-name="Default" office:value-type="float" office:value="0.000290105064636709" calcext:value-type="float">
            <text:p>0.0002901051</text:p>
          </table:table-cell>
          <table:table-cell office:value-type="float" office:value="1.50282112881115" calcext:value-type="float">
            <text:p>1.5028211288</text:p>
          </table:table-cell>
          <table:table-cell office:value-type="float" office:value="0.00839048647195962" calcext:value-type="float">
            <text:p>0.0083904865</text:p>
          </table:table-cell>
        </table:table-row>
        <table:table-row table:style-name="ro2">
          <table:table-cell office:value-type="string" calcext:value-type="string">
            <text:p>s07614-3227-02-24-13-21n</text:p>
          </table:table-cell>
          <table:table-cell office:value-type="float" office:value="0.0648880944103327" calcext:value-type="float">
            <text:p>0.0648880944</text:p>
          </table:table-cell>
          <table:table-cell office:value-type="float" office:value="0.0443759199503044" calcext:value-type="float">
            <text:p>0.04437592</text:p>
          </table:table-cell>
          <table:table-cell table:style-name="Default" office:value-type="float" office:value="0.000698819978374396" calcext:value-type="float">
            <text:p>0.00069882</text:p>
          </table:table-cell>
          <table:table-cell office:value-type="float" office:value="2.71432036107559" calcext:value-type="float">
            <text:p>2.7143203611</text:p>
          </table:table-cell>
          <table:table-cell office:value-type="float" office:value="0.0103381629181397" calcext:value-type="float">
            <text:p>0.0103381629</text:p>
          </table:table-cell>
        </table:table-row>
        <table:table-row table:style-name="ro2">
          <table:table-cell office:value-type="string" calcext:value-type="string">
            <text:p>s32082-2698-02-24-11-23n</text:p>
          </table:table-cell>
          <table:table-cell office:value-type="float" office:value="0.0544202162300769" calcext:value-type="float">
            <text:p>0.0544202162</text:p>
          </table:table-cell>
          <table:table-cell office:value-type="float" office:value="0" calcext:value-type="float">
            <text:p>0</text:p>
          </table:table-cell>
          <table:table-cell office:value-type="float" office:value="0.0000827860704593761" calcext:value-type="float">
            <text:p>8.28E-05</text:p>
          </table:table-cell>
          <table:table-cell office:value-type="float" office:value="2.42951321674273" calcext:value-type="float">
            <text:p>2.4295132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058-3363-09-06-20-17n</text:p>
          </table:table-cell>
          <table:table-cell office:value-type="float" office:value="0.0545572933385573" calcext:value-type="float">
            <text:p>0.0545572933</text:p>
          </table:table-cell>
          <table:table-cell office:value-type="float" office:value="0" calcext:value-type="float">
            <text:p>0</text:p>
          </table:table-cell>
          <table:table-cell office:value-type="float" office:value="0.0000806917411457319" calcext:value-type="float">
            <text:p>8.07E-05</text:p>
          </table:table-cell>
          <table:table-cell office:value-type="float" office:value="2.34759242556275" calcext:value-type="float">
            <text:p>2.3475924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458-2778-01-02-15-10n</text:p>
          </table:table-cell>
          <table:table-cell office:value-type="float" office:value="0.0973146650752265" calcext:value-type="float">
            <text:p>0.097314665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2001332118807" calcext:value-type="float">
            <text:p>0.0001320013</text:p>
          </table:table-cell>
          <table:table-cell office:value-type="float" office:value="2.0971112650012" calcext:value-type="float">
            <text:p>2.097111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405-2676-02-22-18-02n</text:p>
          </table:table-cell>
          <table:table-cell office:value-type="float" office:value="0.0984040382372193" calcext:value-type="float">
            <text:p>0.0984040382</text:p>
          </table:table-cell>
          <table:table-cell office:value-type="float" office:value="0.025874899272397" calcext:value-type="float">
            <text:p>0.0258748993</text:p>
          </table:table-cell>
          <table:table-cell table:style-name="Default" office:value-type="float" office:value="0.0003866593141071" calcext:value-type="float">
            <text:p>0.0003866593</text:p>
          </table:table-cell>
          <table:table-cell office:value-type="float" office:value="2.88603902626409" calcext:value-type="float">
            <text:p>2.8860390263</text:p>
          </table:table-cell>
          <table:table-cell office:value-type="float" office:value="0.00903853106923068" calcext:value-type="float">
            <text:p>0.0090385311</text:p>
          </table:table-cell>
        </table:table-row>
        <table:table-row table:style-name="ro2">
          <table:table-cell office:value-type="string" calcext:value-type="string">
            <text:p>s32068-2674-03-11-17-14n</text:p>
          </table:table-cell>
          <table:table-cell office:value-type="float" office:value="0.0649206726157403" calcext:value-type="float">
            <text:p>0.06492067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525429664281" calcext:value-type="float">
            <text:p>0.0001025254</text:p>
          </table:table-cell>
          <table:table-cell office:value-type="float" office:value="2.46995583606728" calcext:value-type="float">
            <text:p>2.46995583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297-2903-04-30-12-46n</text:p>
          </table:table-cell>
          <table:table-cell office:value-type="float" office:value="0.0572338174535426" calcext:value-type="float">
            <text:p>0.0572338175</text:p>
          </table:table-cell>
          <table:table-cell office:value-type="float" office:value="0" calcext:value-type="float">
            <text:p>0</text:p>
          </table:table-cell>
          <table:table-cell office:value-type="float" office:value="0.0000897224061338605" calcext:value-type="float">
            <text:p>8.97E-05</text:p>
          </table:table-cell>
          <table:table-cell office:value-type="float" office:value="2.50591994533748" calcext:value-type="float">
            <text:p>2.50591994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8-16-21n</text:p>
          </table:table-cell>
          <table:table-cell office:value-type="float" office:value="0.130653733639772" calcext:value-type="float">
            <text:p>0.1306537336</text:p>
          </table:table-cell>
          <table:table-cell office:value-type="float" office:value="0.00773354777386965" calcext:value-type="float">
            <text:p>0.0077335478</text:p>
          </table:table-cell>
          <table:table-cell office:value-type="float" office:value="0.0000915917539299385" calcext:value-type="float">
            <text:p>9.16E-05</text:p>
          </table:table-cell>
          <table:table-cell office:value-type="float" office:value="4.69485979746889" calcext:value-type="float">
            <text:p>4.6948597975</text:p>
          </table:table-cell>
          <table:table-cell office:value-type="float" office:value="0.00365915787349264" calcext:value-type="float">
            <text:p>0.0036591579</text:p>
          </table:table-cell>
        </table:table-row>
        <table:table-row table:style-name="ro2">
          <table:table-cell office:value-type="string" calcext:value-type="string">
            <text:p>s30640-3495-02-01-18-47n</text:p>
          </table:table-cell>
          <table:table-cell office:value-type="float" office:value="0.0641011649007132" calcext:value-type="float">
            <text:p>0.0641011649</text:p>
          </table:table-cell>
          <table:table-cell office:value-type="float" office:value="0" calcext:value-type="float">
            <text:p>0</text:p>
          </table:table-cell>
          <table:table-cell office:value-type="float" office:value="0.0000975121976250663" calcext:value-type="float">
            <text:p>9.75E-05</text:p>
          </table:table-cell>
          <table:table-cell office:value-type="float" office:value="2.21922785478813" calcext:value-type="float">
            <text:p>2.21922785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75-3395-05-19-11-41n</text:p>
          </table:table-cell>
          <table:table-cell office:value-type="float" office:value="0.052087136671387" calcext:value-type="float">
            <text:p>0.0520871367</text:p>
          </table:table-cell>
          <table:table-cell office:value-type="float" office:value="0" calcext:value-type="float">
            <text:p>0</text:p>
          </table:table-cell>
          <table:table-cell office:value-type="float" office:value="0.0000782315487267202" calcext:value-type="float">
            <text:p>7.82E-05</text:p>
          </table:table-cell>
          <table:table-cell office:value-type="float" office:value="2.54651513602896" calcext:value-type="float">
            <text:p>2.546515136</text:p>
          </table:table-cell>
          <table:table-cell table:style-name="ce2" office:value-type="float" office:value="0.0000000171839030797743" calcext:value-type="float">
            <text:p>1.72E-08</text:p>
          </table:table-cell>
        </table:table-row>
        <table:table-row table:style-name="ro2">
          <table:table-cell office:value-type="string" calcext:value-type="string">
            <text:p>s14579-3182-06-25-13-57n</text:p>
          </table:table-cell>
          <table:table-cell office:value-type="float" office:value="0.0603587017956636" calcext:value-type="float">
            <text:p>0.0603587018</text:p>
          </table:table-cell>
          <table:table-cell office:value-type="float" office:value="0" calcext:value-type="float">
            <text:p>0</text:p>
          </table:table-cell>
          <table:table-cell office:value-type="float" office:value="0.0000909473551643626" calcext:value-type="float">
            <text:p>9.09E-05</text:p>
          </table:table-cell>
          <table:table-cell office:value-type="float" office:value="2.16233268989618" calcext:value-type="float">
            <text:p>2.16233268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822-3155-04-12-16-25n</text:p>
          </table:table-cell>
          <table:table-cell office:value-type="float" office:value="0.109587956936324" calcext:value-type="float">
            <text:p>0.10958795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4509284846991" calcext:value-type="float">
            <text:p>0.0001345093</text:p>
          </table:table-cell>
          <table:table-cell office:value-type="float" office:value="2.0219301121204" calcext:value-type="float">
            <text:p>2.0219301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33-2669-06-04-16-10n</text:p>
          </table:table-cell>
          <table:table-cell office:value-type="float" office:value="0.0650421090489314" calcext:value-type="float">
            <text:p>0.065042109</text:p>
          </table:table-cell>
          <table:table-cell office:value-type="float" office:value="0.0442980282049941" calcext:value-type="float">
            <text:p>0.0442980282</text:p>
          </table:table-cell>
          <table:table-cell table:style-name="Default" office:value-type="float" office:value="0.000699320207768059" calcext:value-type="float">
            <text:p>0.0006993202</text:p>
          </table:table-cell>
          <table:table-cell office:value-type="float" office:value="2.65578364511672" calcext:value-type="float">
            <text:p>2.6557836451</text:p>
          </table:table-cell>
          <table:table-cell office:value-type="float" office:value="0.0103843789124477" calcext:value-type="float">
            <text:p>0.0103843789</text:p>
          </table:table-cell>
        </table:table-row>
        <table:table-row table:style-name="ro2">
          <table:table-cell office:value-type="string" calcext:value-type="string">
            <text:p>s30026-3337-03-14-14-25n</text:p>
          </table:table-cell>
          <table:table-cell office:value-type="float" office:value="0.0590094151580686" calcext:value-type="float">
            <text:p>0.0590094152</text:p>
          </table:table-cell>
          <table:table-cell office:value-type="float" office:value="0.0400148270608886" calcext:value-type="float">
            <text:p>0.0400148271</text:p>
          </table:table-cell>
          <table:table-cell table:style-name="Default" office:value-type="float" office:value="0.000625262259611969" calcext:value-type="float">
            <text:p>0.0006252623</text:p>
          </table:table-cell>
          <table:table-cell office:value-type="float" office:value="2.73378772512346" calcext:value-type="float">
            <text:p>2.7337877251</text:p>
          </table:table-cell>
          <table:table-cell office:value-type="float" office:value="0.00990435710836748" calcext:value-type="float">
            <text:p>0.0099043571</text:p>
          </table:table-cell>
        </table:table-row>
        <table:table-row table:style-name="ro2">
          <table:table-cell office:value-type="string" calcext:value-type="string">
            <text:p>s29466-2715-05-07-01-01n</text:p>
          </table:table-cell>
          <table:table-cell office:value-type="float" office:value="0.065534849945268" calcext:value-type="float">
            <text:p>0.0655348499</text:p>
          </table:table-cell>
          <table:table-cell office:value-type="float" office:value="0.0334737659664977" calcext:value-type="float">
            <text:p>0.033473766</text:p>
          </table:table-cell>
          <table:table-cell table:style-name="Default" office:value-type="float" office:value="0.000512371640678192" calcext:value-type="float">
            <text:p>0.0005123716</text:p>
          </table:table-cell>
          <table:table-cell office:value-type="float" office:value="2.82933279296953" calcext:value-type="float">
            <text:p>2.829332793</text:p>
          </table:table-cell>
          <table:table-cell office:value-type="float" office:value="0.00939145716260078" calcext:value-type="float">
            <text:p>0.0093914572</text:p>
          </table:table-cell>
        </table:table-row>
        <table:table-row table:style-name="ro2">
          <table:table-cell office:value-type="string" calcext:value-type="string">
            <text:p>s06875-2827-03-11-08-28n</text:p>
          </table:table-cell>
          <table:table-cell office:value-type="float" office:value="0.0574427604730171" calcext:value-type="float">
            <text:p>0.0574427605</text:p>
          </table:table-cell>
          <table:table-cell office:value-type="float" office:value="0" calcext:value-type="float">
            <text:p>0</text:p>
          </table:table-cell>
          <table:table-cell office:value-type="float" office:value="0.0000855922398118549" calcext:value-type="float">
            <text:p>8.56E-05</text:p>
          </table:table-cell>
          <table:table-cell office:value-type="float" office:value="2.21524836656399" calcext:value-type="float">
            <text:p>2.2152483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249-3304-05-19-17-22n</text:p>
          </table:table-cell>
          <table:table-cell office:value-type="float" office:value="0.104158112651296" calcext:value-type="float">
            <text:p>0.10415811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37236609356472" calcext:value-type="float">
            <text:p>0.0001372366</text:p>
          </table:table-cell>
          <table:table-cell office:value-type="float" office:value="2.18764323676654" calcext:value-type="float">
            <text:p>2.1876432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9993-3464-06-07-15-08n</text:p>
          </table:table-cell>
          <table:table-cell office:value-type="float" office:value="0.0627581232743317" calcext:value-type="float">
            <text:p>0.0627581233</text:p>
          </table:table-cell>
          <table:table-cell office:value-type="float" office:value="0.0423022235522436" calcext:value-type="float">
            <text:p>0.0423022236</text:p>
          </table:table-cell>
          <table:table-cell table:style-name="Default" office:value-type="float" office:value="0.000663109671399916" calcext:value-type="float">
            <text:p>0.0006631097</text:p>
          </table:table-cell>
          <table:table-cell office:value-type="float" office:value="2.68937458869688" calcext:value-type="float">
            <text:p>2.6893745887</text:p>
          </table:table-cell>
          <table:table-cell office:value-type="float" office:value="0.0101971128465212" calcext:value-type="float">
            <text:p>0.0101971128</text:p>
          </table:table-cell>
        </table:table-row>
        <table:table-row table:style-name="ro2">
          <table:table-cell office:value-type="string" calcext:value-type="string">
            <text:p>s22462-3003-02-15-20-29n</text:p>
          </table:table-cell>
          <table:table-cell office:value-type="float" office:value="0.0693525891083563" calcext:value-type="float">
            <text:p>0.0693525891</text:p>
          </table:table-cell>
          <table:table-cell office:value-type="float" office:value="0" calcext:value-type="float">
            <text:p>0</text:p>
          </table:table-cell>
          <table:table-cell office:value-type="float" office:value="0.0000746778975370812" calcext:value-type="float">
            <text:p>7.47E-05</text:p>
          </table:table-cell>
          <table:table-cell office:value-type="float" office:value="0.715451509617842" calcext:value-type="float">
            <text:p>0.7154515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3-14-23n</text:p>
          </table:table-cell>
          <table:table-cell office:value-type="float" office:value="0.0911126791056578" calcext:value-type="float">
            <text:p>0.0911126791</text:p>
          </table:table-cell>
          <table:table-cell office:value-type="float" office:value="0.0236204370060184" calcext:value-type="float">
            <text:p>0.023620437</text:p>
          </table:table-cell>
          <table:table-cell table:style-name="Default" office:value-type="float" office:value="0.000397637747024482" calcext:value-type="float">
            <text:p>0.0003976377</text:p>
          </table:table-cell>
          <table:table-cell office:value-type="float" office:value="3.47086454227525" calcext:value-type="float">
            <text:p>3.4708645423</text:p>
          </table:table-cell>
          <table:table-cell office:value-type="float" office:value="0.00915907326134575" calcext:value-type="float">
            <text:p>0.0091590733</text:p>
          </table:table-cell>
        </table:table-row>
        <table:table-row table:style-name="ro2">
          <table:table-cell office:value-type="string" calcext:value-type="string">
            <text:p>s22585-3335-09-17-10-58n</text:p>
          </table:table-cell>
          <table:table-cell office:value-type="float" office:value="0.0651495191778109" calcext:value-type="float">
            <text:p>0.0651495192</text:p>
          </table:table-cell>
          <table:table-cell office:value-type="float" office:value="0" calcext:value-type="float">
            <text:p>0</text:p>
          </table:table-cell>
          <table:table-cell office:value-type="float" office:value="0.0000988891719046716" calcext:value-type="float">
            <text:p>9.89E-05</text:p>
          </table:table-cell>
          <table:table-cell office:value-type="float" office:value="2.13676121152381" calcext:value-type="float">
            <text:p>2.13676121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07-2894-04-19-17-09n</text:p>
          </table:table-cell>
          <table:table-cell office:value-type="float" office:value="0.0960210375952027" calcext:value-type="float">
            <text:p>0.0960210376</text:p>
          </table:table-cell>
          <table:table-cell office:value-type="float" office:value="0.0264807890160038" calcext:value-type="float">
            <text:p>0.026480789</text:p>
          </table:table-cell>
          <table:table-cell table:style-name="Default" office:value-type="float" office:value="0.000391656840521149" calcext:value-type="float">
            <text:p>0.0003916568</text:p>
          </table:table-cell>
          <table:table-cell office:value-type="float" office:value="3.82290335027058" calcext:value-type="float">
            <text:p>3.8229033503</text:p>
          </table:table-cell>
          <table:table-cell office:value-type="float" office:value="0.00930744113204056" calcext:value-type="float">
            <text:p>0.0093074411</text:p>
          </table:table-cell>
        </table:table-row>
        <table:table-row table:style-name="ro2">
          <table:table-cell office:value-type="string" calcext:value-type="string">
            <text:p>s13136-2568-10-25-14-55n</text:p>
          </table:table-cell>
          <table:table-cell office:value-type="float" office:value="0.0543201459421813" calcext:value-type="float">
            <text:p>0.0543201459</text:p>
          </table:table-cell>
          <table:table-cell office:value-type="float" office:value="0" calcext:value-type="float">
            <text:p>0</text:p>
          </table:table-cell>
          <table:table-cell office:value-type="float" office:value="0.0000811407547391984" calcext:value-type="float">
            <text:p>8.11E-05</text:p>
          </table:table-cell>
          <table:table-cell office:value-type="float" office:value="2.25390681971277" calcext:value-type="float">
            <text:p>2.25390681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510-3113-03-03-13-15n</text:p>
          </table:table-cell>
          <table:table-cell office:value-type="float" office:value="0.0688660527272165" calcext:value-type="float">
            <text:p>0.0688660527</text:p>
          </table:table-cell>
          <table:table-cell office:value-type="float" office:value="0.00909581002271527" calcext:value-type="float">
            <text:p>0.00909581</text:p>
          </table:table-cell>
          <table:table-cell office:value-type="float" office:value="0.0000977091489868782" calcext:value-type="float">
            <text:p>9.77E-05</text:p>
          </table:table-cell>
          <table:table-cell office:value-type="float" office:value="3.25849531990166" calcext:value-type="float">
            <text:p>3.2584953199</text:p>
          </table:table-cell>
          <table:table-cell office:value-type="float" office:value="0.00410393698046216" calcext:value-type="float">
            <text:p>0.004103937</text:p>
          </table:table-cell>
        </table:table-row>
        <table:table-row table:style-name="ro2">
          <table:table-cell office:value-type="string" calcext:value-type="string">
            <text:p>s03617-2874-01-30-06-30n</text:p>
          </table:table-cell>
          <table:table-cell office:value-type="float" office:value="0.055050251982989" calcext:value-type="float">
            <text:p>0.055050252</text:p>
          </table:table-cell>
          <table:table-cell office:value-type="float" office:value="0" calcext:value-type="float">
            <text:p>0</text:p>
          </table:table-cell>
          <table:table-cell office:value-type="float" office:value="0.0000780063698389013" calcext:value-type="float">
            <text:p>7.80E-05</text:p>
          </table:table-cell>
          <table:table-cell office:value-type="float" office:value="1.72661112614687" calcext:value-type="float">
            <text:p>1.726611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878-3033-11-19-14-56n</text:p>
          </table:table-cell>
          <table:table-cell office:value-type="float" office:value="0.0575898353274721" calcext:value-type="float">
            <text:p>0.0575898353</text:p>
          </table:table-cell>
          <table:table-cell office:value-type="float" office:value="0" calcext:value-type="float">
            <text:p>0</text:p>
          </table:table-cell>
          <table:table-cell office:value-type="float" office:value="0.0000876526200377877" calcext:value-type="float">
            <text:p>8.77E-05</text:p>
          </table:table-cell>
          <table:table-cell office:value-type="float" office:value="2.26247944958325" calcext:value-type="float">
            <text:p>2.2624794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5-17-47n</text:p>
          </table:table-cell>
          <table:table-cell office:value-type="float" office:value="0.0580367944204278" calcext:value-type="float">
            <text:p>0.0580367944</text:p>
          </table:table-cell>
          <table:table-cell office:value-type="float" office:value="0" calcext:value-type="float">
            <text:p>0</text:p>
          </table:table-cell>
          <table:table-cell office:value-type="float" office:value="0.0000801424123420613" calcext:value-type="float">
            <text:p>8.01E-05</text:p>
          </table:table-cell>
          <table:table-cell office:value-type="float" office:value="1.32321788940762" calcext:value-type="float">
            <text:p>1.3232178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555-2989-11-13-16-28n</text:p>
          </table:table-cell>
          <table:table-cell office:value-type="float" office:value="0.0678727486473011" calcext:value-type="float">
            <text:p>0.0678727486</text:p>
          </table:table-cell>
          <table:table-cell office:value-type="float" office:value="0" calcext:value-type="float">
            <text:p>0</text:p>
          </table:table-cell>
          <table:table-cell office:value-type="float" office:value="0.0000913603667176923" calcext:value-type="float">
            <text:p>9.14E-05</text:p>
          </table:table-cell>
          <table:table-cell office:value-type="float" office:value="1.17297110768347" calcext:value-type="float">
            <text:p>1.17297110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5-15-10n</text:p>
          </table:table-cell>
          <table:table-cell office:value-type="float" office:value="0.0715171073458256" calcext:value-type="float">
            <text:p>0.0715171073</text:p>
          </table:table-cell>
          <table:table-cell office:value-type="float" office:value="0.0363852202731671" calcext:value-type="float">
            <text:p>0.0363852203</text:p>
          </table:table-cell>
          <table:table-cell table:style-name="Default" office:value-type="float" office:value="0.000561067156896941" calcext:value-type="float">
            <text:p>0.0005610672</text:p>
          </table:table-cell>
          <table:table-cell office:value-type="float" office:value="2.73125146428669" calcext:value-type="float">
            <text:p>2.7312514643</text:p>
          </table:table-cell>
          <table:table-cell office:value-type="float" office:value="0.0096889828291448" calcext:value-type="float">
            <text:p>0.0096889828</text:p>
          </table:table-cell>
        </table:table-row>
        <table:table-row table:style-name="ro2">
          <table:table-cell office:value-type="string" calcext:value-type="string">
            <text:p>s31034-2505-05-05-15-19n</text:p>
          </table:table-cell>
          <table:table-cell office:value-type="float" office:value="0.0528525062002159" calcext:value-type="float">
            <text:p>0.0528525062</text:p>
          </table:table-cell>
          <table:table-cell office:value-type="float" office:value="0" calcext:value-type="float">
            <text:p>0</text:p>
          </table:table-cell>
          <table:table-cell office:value-type="float" office:value="0.0000554767397859492" calcext:value-type="float">
            <text:p>5.55E-05</text:p>
          </table:table-cell>
          <table:table-cell office:value-type="float" office:value="1.7566601511891" calcext:value-type="float">
            <text:p>1.7566601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978-2790-10-05-11-22n</text:p>
          </table:table-cell>
          <table:table-cell office:value-type="float" office:value="0.0633423853989963" calcext:value-type="float">
            <text:p>0.0633423854</text:p>
          </table:table-cell>
          <table:table-cell office:value-type="float" office:value="0" calcext:value-type="float">
            <text:p>0</text:p>
          </table:table-cell>
          <table:table-cell office:value-type="float" office:value="0.0000917884259123465" calcext:value-type="float">
            <text:p>9.18E-05</text:p>
          </table:table-cell>
          <table:table-cell office:value-type="float" office:value="1.55049959137115" calcext:value-type="float">
            <text:p>1.5504995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582-2588-03-04-17-06n</text:p>
          </table:table-cell>
          <table:table-cell office:value-type="float" office:value="0.0813469765065841" calcext:value-type="float">
            <text:p>0.0813469765</text:p>
          </table:table-cell>
          <table:table-cell office:value-type="float" office:value="0.0327106632529101" calcext:value-type="float">
            <text:p>0.0327106633</text:p>
          </table:table-cell>
          <table:table-cell table:style-name="Default" office:value-type="float" office:value="0.000522643006333769" calcext:value-type="float">
            <text:p>0.000522643</text:p>
          </table:table-cell>
          <table:table-cell office:value-type="float" office:value="2.81000741876719" calcext:value-type="float">
            <text:p>2.8100074188</text:p>
          </table:table-cell>
          <table:table-cell office:value-type="float" office:value="0.0102206853324002" calcext:value-type="float">
            <text:p>0.0102206853</text:p>
          </table:table-cell>
        </table:table-row>
        <table:table-row table:style-name="ro2">
          <table:table-cell office:value-type="string" calcext:value-type="string">
            <text:p>s04802-3156-12-13-07-37n</text:p>
          </table:table-cell>
          <table:table-cell office:value-type="float" office:value="0.0624422616669337" calcext:value-type="float">
            <text:p>0.0624422617</text:p>
          </table:table-cell>
          <table:table-cell office:value-type="float" office:value="0.0413389656173451" calcext:value-type="float">
            <text:p>0.0413389656</text:p>
          </table:table-cell>
          <table:table-cell table:style-name="Default" office:value-type="float" office:value="0.000650451736974196" calcext:value-type="float">
            <text:p>0.0006504517</text:p>
          </table:table-cell>
          <table:table-cell office:value-type="float" office:value="2.82406307058021" calcext:value-type="float">
            <text:p>2.8240630706</text:p>
          </table:table-cell>
          <table:table-cell office:value-type="float" office:value="0.0101180378577332" calcext:value-type="float">
            <text:p>0.0101180379</text:p>
          </table:table-cell>
        </table:table-row>
        <table:table-row table:style-name="ro2">
          <table:table-cell office:value-type="string" calcext:value-type="string">
            <text:p>s28079-2666-02-28-22-19n</text:p>
          </table:table-cell>
          <table:table-cell office:value-type="float" office:value="0.063682295449293" calcext:value-type="float">
            <text:p>0.0636822954</text:p>
          </table:table-cell>
          <table:table-cell office:value-type="float" office:value="0" calcext:value-type="float">
            <text:p>0</text:p>
          </table:table-cell>
          <table:table-cell office:value-type="float" office:value="0.000098880922709656" calcext:value-type="float">
            <text:p>9.89E-05</text:p>
          </table:table-cell>
          <table:table-cell office:value-type="float" office:value="2.36629810095912" calcext:value-type="float">
            <text:p>2.3662981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589-3182-03-19-14-13n</text:p>
          </table:table-cell>
          <table:table-cell office:value-type="float" office:value="0.103448189870556" calcext:value-type="float">
            <text:p>0.1034481899</text:p>
          </table:table-cell>
          <table:table-cell office:value-type="float" office:value="0.0151876402737329" calcext:value-type="float">
            <text:p>0.0151876403</text:p>
          </table:table-cell>
          <table:table-cell table:style-name="Default" office:value-type="float" office:value="0.000222743836358405" calcext:value-type="float">
            <text:p>0.0002227438</text:p>
          </table:table-cell>
          <table:table-cell office:value-type="float" office:value="2.87529415427317" calcext:value-type="float">
            <text:p>2.8752941543</text:p>
          </table:table-cell>
          <table:table-cell office:value-type="float" office:value="0.00769973727619293" calcext:value-type="float">
            <text:p>0.0076997373</text:p>
          </table:table-cell>
        </table:table-row>
        <table:table-row table:style-name="ro2">
          <table:table-cell office:value-type="string" calcext:value-type="string">
            <text:p>s14266-2770-01-13-15-29n</text:p>
          </table:table-cell>
          <table:table-cell office:value-type="float" office:value="0.0460333217061322" calcext:value-type="float">
            <text:p>0.0460333217</text:p>
          </table:table-cell>
          <table:table-cell office:value-type="float" office:value="0" calcext:value-type="float">
            <text:p>0</text:p>
          </table:table-cell>
          <table:table-cell office:value-type="float" office:value="0.0000508818540315667" calcext:value-type="float">
            <text:p>5.09E-05</text:p>
          </table:table-cell>
          <table:table-cell office:value-type="float" office:value="1.87665719862303" calcext:value-type="float">
            <text:p>1.8766571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324-3333-09-08-12-22n</text:p>
          </table:table-cell>
          <table:table-cell office:value-type="float" office:value="0.0538650907707627" calcext:value-type="float">
            <text:p>0.0538650908</text:p>
          </table:table-cell>
          <table:table-cell office:value-type="float" office:value="0.0381207942636683" calcext:value-type="float">
            <text:p>0.0381207943</text:p>
          </table:table-cell>
          <table:table-cell table:style-name="Default" office:value-type="float" office:value="0.000585839612958537" calcext:value-type="float">
            <text:p>0.0005858396</text:p>
          </table:table-cell>
          <table:table-cell office:value-type="float" office:value="2.72243515388825" calcext:value-type="float">
            <text:p>2.7224351539</text:p>
          </table:table-cell>
          <table:table-cell office:value-type="float" office:value="0.00977953818996246" calcext:value-type="float">
            <text:p>0.0097795382</text:p>
          </table:table-cell>
        </table:table-row>
        <table:table-row table:style-name="ro2">
          <table:table-cell office:value-type="string" calcext:value-type="string">
            <text:p>s25284-3485-11-04-08-25n</text:p>
          </table:table-cell>
          <table:table-cell office:value-type="float" office:value="0.0566306404045051" calcext:value-type="float">
            <text:p>0.0566306404</text:p>
          </table:table-cell>
          <table:table-cell office:value-type="float" office:value="0.0393315516710192" calcext:value-type="float">
            <text:p>0.0393315517</text:p>
          </table:table-cell>
          <table:table-cell table:style-name="Default" office:value-type="float" office:value="0.000611085924311737" calcext:value-type="float">
            <text:p>0.0006110859</text:p>
          </table:table-cell>
          <table:table-cell office:value-type="float" office:value="2.71284110349724" calcext:value-type="float">
            <text:p>2.7128411035</text:p>
          </table:table-cell>
          <table:table-cell office:value-type="float" office:value="0.00985363311113472" calcext:value-type="float">
            <text:p>0.0098536331</text:p>
          </table:table-cell>
        </table:table-row>
        <table:table-row table:style-name="ro2">
          <table:table-cell office:value-type="string" calcext:value-type="string">
            <text:p>s03386-2577-08-01-10-02n</text:p>
          </table:table-cell>
          <table:table-cell office:value-type="float" office:value="0.0617747913633302" calcext:value-type="float">
            <text:p>0.0617747914</text:p>
          </table:table-cell>
          <table:table-cell office:value-type="float" office:value="0" calcext:value-type="float">
            <text:p>0</text:p>
          </table:table-cell>
          <table:table-cell office:value-type="float" office:value="0.0000898900295131591" calcext:value-type="float">
            <text:p>8.99E-05</text:p>
          </table:table-cell>
          <table:table-cell office:value-type="float" office:value="1.76618738901329" calcext:value-type="float">
            <text:p>1.766187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774-2531-01-23-22-52n</text:p>
          </table:table-cell>
          <table:table-cell office:value-type="float" office:value="0.056273889740562" calcext:value-type="float">
            <text:p>0.0562738897</text:p>
          </table:table-cell>
          <table:table-cell office:value-type="float" office:value="0" calcext:value-type="float">
            <text:p>0</text:p>
          </table:table-cell>
          <table:table-cell office:value-type="float" office:value="0.0000841289246695242" calcext:value-type="float">
            <text:p>8.41E-05</text:p>
          </table:table-cell>
          <table:table-cell office:value-type="float" office:value="2.10758337618921" calcext:value-type="float">
            <text:p>2.10758337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8915-3391-06-17-18-19n</text:p>
          </table:table-cell>
          <table:table-cell office:value-type="float" office:value="0.0575054260457497" calcext:value-type="float">
            <text:p>0.057505426</text:p>
          </table:table-cell>
          <table:table-cell office:value-type="float" office:value="0.0395231771267345" calcext:value-type="float">
            <text:p>0.0395231771</text:p>
          </table:table-cell>
          <table:table-cell table:style-name="Default" office:value-type="float" office:value="0.000638069013270844" calcext:value-type="float">
            <text:p>0.000638069</text:p>
          </table:table-cell>
          <table:table-cell office:value-type="float" office:value="2.84010732062739" calcext:value-type="float">
            <text:p>2.8401073206</text:p>
          </table:table-cell>
          <table:table-cell office:value-type="float" office:value="0.0104463093583533" calcext:value-type="float">
            <text:p>0.0104463094</text:p>
          </table:table-cell>
        </table:table-row>
        <table:table-row table:style-name="ro2">
          <table:table-cell office:value-type="string" calcext:value-type="string">
            <text:p>s08318-3495-11-26-06-13n</text:p>
          </table:table-cell>
          <table:table-cell office:value-type="float" office:value="0.0657990105659593" calcext:value-type="float">
            <text:p>0.0657990106</text:p>
          </table:table-cell>
          <table:table-cell office:value-type="float" office:value="0" calcext:value-type="float">
            <text:p>0</text:p>
          </table:table-cell>
          <table:table-cell office:value-type="float" office:value="0.0000947882265379731" calcext:value-type="float">
            <text:p>9.48E-05</text:p>
          </table:table-cell>
          <table:table-cell office:value-type="float" office:value="2.37590560337516" calcext:value-type="float">
            <text:p>2.3759056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0667-3062-11-11-16-05n</text:p>
          </table:table-cell>
          <table:table-cell office:value-type="float" office:value="0.0653800255372031" calcext:value-type="float">
            <text:p>0.06538002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2479947328508" calcext:value-type="float">
            <text:p>0.0001024799</text:p>
          </table:table-cell>
          <table:table-cell office:value-type="float" office:value="2.44589264856395" calcext:value-type="float">
            <text:p>2.44589264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8970-3262-02-13-13-30n</text:p>
          </table:table-cell>
          <table:table-cell office:value-type="float" office:value="0.0528255910448044" calcext:value-type="float">
            <text:p>0.052825591</text:p>
          </table:table-cell>
          <table:table-cell office:value-type="float" office:value="0.0381969778573283" calcext:value-type="float">
            <text:p>0.0381969779</text:p>
          </table:table-cell>
          <table:table-cell table:style-name="Default" office:value-type="float" office:value="0.000587159401168741" calcext:value-type="float">
            <text:p>0.0005871594</text:p>
          </table:table-cell>
          <table:table-cell office:value-type="float" office:value="2.74945997734706" calcext:value-type="float">
            <text:p>2.7494599773</text:p>
          </table:table-cell>
          <table:table-cell office:value-type="float" office:value="0.00974272229310487" calcext:value-type="float">
            <text:p>0.0097427223</text:p>
          </table:table-cell>
        </table:table-row>
        <table:table-row table:style-name="ro2">
          <table:table-cell office:value-type="string" calcext:value-type="string">
            <text:p>s18123-2527-07-17-14-43n</text:p>
          </table:table-cell>
          <table:table-cell office:value-type="float" office:value="0.08774061460485" calcext:value-type="float">
            <text:p>0.0877406146</text:p>
          </table:table-cell>
          <table:table-cell office:value-type="float" office:value="0.0253869936998426" calcext:value-type="float">
            <text:p>0.0253869937</text:p>
          </table:table-cell>
          <table:table-cell table:style-name="Default" office:value-type="float" office:value="0.000384616008688578" calcext:value-type="float">
            <text:p>0.000384616</text:p>
          </table:table-cell>
          <table:table-cell office:value-type="float" office:value="2.58265773351762" calcext:value-type="float">
            <text:p>2.5826577335</text:p>
          </table:table-cell>
          <table:table-cell office:value-type="float" office:value="0.00904914635969578" calcext:value-type="float">
            <text:p>0.0090491464</text:p>
          </table:table-cell>
        </table:table-row>
        <table:table-row table:style-name="ro2">
          <table:table-cell office:value-type="string" calcext:value-type="string">
            <text:p>s31171-2957-05-08-20-00n</text:p>
          </table:table-cell>
          <table:table-cell office:value-type="float" office:value="0.0647949808345337" calcext:value-type="float">
            <text:p>0.0647949808</text:p>
          </table:table-cell>
          <table:table-cell office:value-type="float" office:value="0" calcext:value-type="float">
            <text:p>0</text:p>
          </table:table-cell>
          <table:table-cell office:value-type="float" office:value="0.0000910148256552328" calcext:value-type="float">
            <text:p>9.10E-05</text:p>
          </table:table-cell>
          <table:table-cell office:value-type="float" office:value="1.91027583893289" calcext:value-type="float">
            <text:p>1.91027583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6709-3112-07-24-15-04n</text:p>
          </table:table-cell>
          <table:table-cell office:value-type="float" office:value="0.059163460056212" calcext:value-type="float">
            <text:p>0.0591634601</text:p>
          </table:table-cell>
          <table:table-cell office:value-type="float" office:value="0.0396442841078249" calcext:value-type="float">
            <text:p>0.0396442841</text:p>
          </table:table-cell>
          <table:table-cell table:style-name="Default" office:value-type="float" office:value="0.000638323833932324" calcext:value-type="float">
            <text:p>0.0006383238</text:p>
          </table:table-cell>
          <table:table-cell office:value-type="float" office:value="2.9289279086542" calcext:value-type="float">
            <text:p>2.9289279087</text:p>
          </table:table-cell>
          <table:table-cell office:value-type="float" office:value="0.0104764680024349" calcext:value-type="float">
            <text:p>0.010476468</text:p>
          </table:table-cell>
        </table:table-row>
        <table:table-row table:style-name="ro2">
          <table:table-cell office:value-type="string" calcext:value-type="string">
            <text:p>s08142-2721-12-03-20-41n</text:p>
          </table:table-cell>
          <table:table-cell office:value-type="float" office:value="0.102083769898935" calcext:value-type="float">
            <text:p>0.102083769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83510887612113" calcext:value-type="float">
            <text:p>0.0001835109</text:p>
          </table:table-cell>
          <table:table-cell office:value-type="float" office:value="1.75126558336572" calcext:value-type="float">
            <text:p>1.75126558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701-3247-02-25-15-06n</text:p>
          </table:table-cell>
          <table:table-cell office:value-type="float" office:value="0.0575532113322328" calcext:value-type="float">
            <text:p>0.0575532113</text:p>
          </table:table-cell>
          <table:table-cell office:value-type="float" office:value="0.039382237836486" calcext:value-type="float">
            <text:p>0.0393822378</text:p>
          </table:table-cell>
          <table:table-cell table:style-name="Default" office:value-type="float" office:value="0.00061220097011326" calcext:value-type="float">
            <text:p>0.000612201</text:p>
          </table:table-cell>
          <table:table-cell office:value-type="float" office:value="2.72517115713129" calcext:value-type="float">
            <text:p>2.7251711571</text:p>
          </table:table-cell>
          <table:table-cell office:value-type="float" office:value="0.0098655501543529" calcext:value-type="float">
            <text:p>0.0098655502</text:p>
          </table:table-cell>
        </table:table-row>
        <table:table-row table:style-name="ro2">
          <table:table-cell office:value-type="string" calcext:value-type="string">
            <text:p>s08396-2838-06-03-15-32n</text:p>
          </table:table-cell>
          <table:table-cell office:value-type="float" office:value="0.0671959018630469" calcext:value-type="float">
            <text:p>0.0671959019</text:p>
          </table:table-cell>
          <table:table-cell office:value-type="float" office:value="0.0344021144472637" calcext:value-type="float">
            <text:p>0.0344021144</text:p>
          </table:table-cell>
          <table:table-cell table:style-name="Default" office:value-type="float" office:value="0.000529700609129825" calcext:value-type="float">
            <text:p>0.0005297006</text:p>
          </table:table-cell>
          <table:table-cell office:value-type="float" office:value="2.78351989682809" calcext:value-type="float">
            <text:p>2.7835198968</text:p>
          </table:table-cell>
          <table:table-cell office:value-type="float" office:value="0.00948657082153171" calcext:value-type="float">
            <text:p>0.0094865708</text:p>
          </table:table-cell>
        </table:table-row>
        <table:table-row table:style-name="ro2">
          <table:table-cell office:value-type="string" calcext:value-type="string">
            <text:p>s28044-2706-12-20-00-19n</text:p>
          </table:table-cell>
          <table:table-cell office:value-type="float" office:value="0.117850574941305" calcext:value-type="float">
            <text:p>0.11785057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49419148587187" calcext:value-type="float">
            <text:p>0.0001494191</text:p>
          </table:table-cell>
          <table:table-cell office:value-type="float" office:value="2.09080853857779" calcext:value-type="float">
            <text:p>2.0908085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4-16-48n</text:p>
          </table:table-cell>
          <table:table-cell office:value-type="float" office:value="0.062606742683056" calcext:value-type="float">
            <text:p>0.0626067427</text:p>
          </table:table-cell>
          <table:table-cell office:value-type="float" office:value="0.0423397617357511" calcext:value-type="float">
            <text:p>0.0423397617</text:p>
          </table:table-cell>
          <table:table-cell table:style-name="Default" office:value-type="float" office:value="0.000665581014025978" calcext:value-type="float">
            <text:p>0.000665581</text:p>
          </table:table-cell>
          <table:table-cell office:value-type="float" office:value="2.71543919783563" calcext:value-type="float">
            <text:p>2.7154391978</text:p>
          </table:table-cell>
          <table:table-cell office:value-type="float" office:value="0.0101360180916" calcext:value-type="float">
            <text:p>0.0101360181</text:p>
          </table:table-cell>
        </table:table-row>
        <table:table-row table:style-name="ro2">
          <table:table-cell office:value-type="string" calcext:value-type="string">
            <text:p>s26868-2926-03-22-14-16n</text:p>
          </table:table-cell>
          <table:table-cell office:value-type="float" office:value="0.106392444652794" calcext:value-type="float">
            <text:p>0.10639244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7287494741515" calcext:value-type="float">
            <text:p>0.0001272875</text:p>
          </table:table-cell>
          <table:table-cell office:value-type="float" office:value="1.5699030589561" calcext:value-type="float">
            <text:p>1.5699030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3744-2968-03-16-20-14n</text:p>
          </table:table-cell>
          <table:table-cell office:value-type="float" office:value="0.0893543008680535" calcext:value-type="float">
            <text:p>0.08935430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24583531626608" calcext:value-type="float">
            <text:p>0.0001245835</text:p>
          </table:table-cell>
          <table:table-cell office:value-type="float" office:value="2.484152971709" calcext:value-type="float">
            <text:p>2.48415297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770-2733-02-28-16-22n</text:p>
          </table:table-cell>
          <table:table-cell office:value-type="float" office:value="0.0643207411050239" calcext:value-type="float">
            <text:p>0.0643207411</text:p>
          </table:table-cell>
          <table:table-cell office:value-type="float" office:value="0.04379262893891" calcext:value-type="float">
            <text:p>0.0437926289</text:p>
          </table:table-cell>
          <table:table-cell table:style-name="Default" office:value-type="float" office:value="0.000689042983666671" calcext:value-type="float">
            <text:p>0.000689043</text:p>
          </table:table-cell>
          <table:table-cell office:value-type="float" office:value="2.70543808477589" calcext:value-type="float">
            <text:p>2.7054380848</text:p>
          </table:table-cell>
          <table:table-cell office:value-type="float" office:value="0.0102895492555074" calcext:value-type="float">
            <text:p>0.0102895493</text:p>
          </table:table-cell>
        </table:table-row>
        <table:table-row table:style-name="ro2">
          <table:table-cell office:value-type="string" calcext:value-type="string">
            <text:p>s08318-3495-11-26-07-41n</text:p>
          </table:table-cell>
          <table:table-cell office:value-type="float" office:value="0.061508481908769" calcext:value-type="float">
            <text:p>0.0615084819</text:p>
          </table:table-cell>
          <table:table-cell office:value-type="float" office:value="0.0416155561699542" calcext:value-type="float">
            <text:p>0.0416155562</text:p>
          </table:table-cell>
          <table:table-cell table:style-name="Default" office:value-type="float" office:value="0.0006538879203369" calcext:value-type="float">
            <text:p>0.0006538879</text:p>
          </table:table-cell>
          <table:table-cell office:value-type="float" office:value="2.626388911971" calcext:value-type="float">
            <text:p>2.626388912</text:p>
          </table:table-cell>
          <table:table-cell office:value-type="float" office:value="0.0101838351404451" calcext:value-type="float">
            <text:p>0.0101838351</text:p>
          </table:table-cell>
        </table:table-row>
        <table:table-row table:style-name="ro2">
          <table:table-cell office:value-type="string" calcext:value-type="string">
            <text:p>s32361-3392-05-11-15-22n</text:p>
          </table:table-cell>
          <table:table-cell office:value-type="float" office:value="0.0484867698600877" calcext:value-type="float">
            <text:p>0.0484867699</text:p>
          </table:table-cell>
          <table:table-cell office:value-type="float" office:value="0.0362898020260342" calcext:value-type="float">
            <text:p>0.036289802</text:p>
          </table:table-cell>
          <table:table-cell table:style-name="Default" office:value-type="float" office:value="0.000542429292210821" calcext:value-type="float">
            <text:p>0.0005424293</text:p>
          </table:table-cell>
          <table:table-cell office:value-type="float" office:value="2.66256929860374" calcext:value-type="float">
            <text:p>2.6625692986</text:p>
          </table:table-cell>
          <table:table-cell office:value-type="float" office:value="0.0097423143274453" calcext:value-type="float">
            <text:p>0.0097423143</text:p>
          </table:table-cell>
        </table:table-row>
        <table:table-row table:style-name="ro2">
          <table:table-cell office:value-type="string" calcext:value-type="string">
            <text:p>s32047-2933-07-15-01-31n</text:p>
          </table:table-cell>
          <table:table-cell office:value-type="float" office:value="0.140948531602954" calcext:value-type="float">
            <text:p>0.1409485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77572562114058" calcext:value-type="float">
            <text:p>0.0001775726</text:p>
          </table:table-cell>
          <table:table-cell office:value-type="float" office:value="1.87424038155445" calcext:value-type="float">
            <text:p>1.8742403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047-2525-03-09-16-48n</text:p>
          </table:table-cell>
          <table:table-cell office:value-type="float" office:value="0.0568612940792368" calcext:value-type="float">
            <text:p>0.0568612941</text:p>
          </table:table-cell>
          <table:table-cell office:value-type="float" office:value="0.0391520480730846" calcext:value-type="float">
            <text:p>0.0391520481</text:p>
          </table:table-cell>
          <table:table-cell table:style-name="Default" office:value-type="float" office:value="0.000631643964574792" calcext:value-type="float">
            <text:p>0.000631644</text:p>
          </table:table-cell>
          <table:table-cell office:value-type="float" office:value="2.68509585615034" calcext:value-type="float">
            <text:p>2.6850958562</text:p>
          </table:table-cell>
          <table:table-cell office:value-type="float" office:value="0.010501417141651" calcext:value-type="float">
            <text:p>0.0105014171</text:p>
          </table:table-cell>
        </table:table-row>
        <table:table-row table:style-name="ro2">
          <table:table-cell office:value-type="string" calcext:value-type="string">
            <text:p>s03386-2577-07-30-13-04n</text:p>
          </table:table-cell>
          <table:table-cell office:value-type="float" office:value="0.0532025218873608" calcext:value-type="float">
            <text:p>0.0532025219</text:p>
          </table:table-cell>
          <table:table-cell office:value-type="float" office:value="0.0384049391923656" calcext:value-type="float">
            <text:p>0.0384049392</text:p>
          </table:table-cell>
          <table:table-cell table:style-name="Default" office:value-type="float" office:value="0.0005910342867005" calcext:value-type="float">
            <text:p>0.0005910343</text:p>
          </table:table-cell>
          <table:table-cell office:value-type="float" office:value="2.26113931251384" calcext:value-type="float">
            <text:p>2.2611393125</text:p>
          </table:table-cell>
          <table:table-cell office:value-type="float" office:value="0.00979800128290443" calcext:value-type="float">
            <text:p>0.0097980013</text:p>
          </table:table-cell>
        </table:table-row>
        <table:table-row table:style-name="ro2">
          <table:table-cell office:value-type="string" calcext:value-type="string">
            <text:p>s01791-2924-04-26-15-14n</text:p>
          </table:table-cell>
          <table:table-cell office:value-type="float" office:value="0.0651328917704472" calcext:value-type="float">
            <text:p>0.0651328918</text:p>
          </table:table-cell>
          <table:table-cell office:value-type="float" office:value="0.0431952989875556" calcext:value-type="float">
            <text:p>0.043195299</text:p>
          </table:table-cell>
          <table:table-cell table:style-name="Default" office:value-type="float" office:value="0.00067976728985334" calcext:value-type="float">
            <text:p>0.0006797673</text:p>
          </table:table-cell>
          <table:table-cell office:value-type="float" office:value="1.79130183452203" calcext:value-type="float">
            <text:p>1.7913018345</text:p>
          </table:table-cell>
          <table:table-cell office:value-type="float" office:value="0.0103137126042868" calcext:value-type="float">
            <text:p>0.0103137126</text:p>
          </table:table-cell>
        </table:table-row>
        <table:table-row table:style-name="ro2">
          <table:table-cell office:value-type="string" calcext:value-type="string">
            <text:p>s29530-2996-03-10-12-07n</text:p>
          </table:table-cell>
          <table:table-cell office:value-type="float" office:value="0.064732015509954" calcext:value-type="float">
            <text:p>0.06473201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825936062811" calcext:value-type="float">
            <text:p>0.0001018259</text:p>
          </table:table-cell>
          <table:table-cell office:value-type="float" office:value="2.44139580502035" calcext:value-type="float">
            <text:p>2.4413958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4942-3310-10-07-12-40n</text:p>
          </table:table-cell>
          <table:table-cell office:value-type="float" office:value="0.0688861322470517" calcext:value-type="float">
            <text:p>0.0688861322</text:p>
          </table:table-cell>
          <table:table-cell office:value-type="float" office:value="0" calcext:value-type="float">
            <text:p>0</text:p>
          </table:table-cell>
          <table:table-cell office:value-type="float" office:value="0.0000890154237323082" calcext:value-type="float">
            <text:p>8.90E-05</text:p>
          </table:table-cell>
          <table:table-cell office:value-type="float" office:value="1.14081253522247" calcext:value-type="float">
            <text:p>1.1408125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464-2512-02-19-17-28n</text:p>
          </table:table-cell>
          <table:table-cell office:value-type="float" office:value="0.0584059454342472" calcext:value-type="float">
            <text:p>0.0584059454</text:p>
          </table:table-cell>
          <table:table-cell office:value-type="float" office:value="0.040097423283585" calcext:value-type="float">
            <text:p>0.0400974233</text:p>
          </table:table-cell>
          <table:table-cell table:style-name="Default" office:value-type="float" office:value="0.000626287671834243" calcext:value-type="float">
            <text:p>0.0006262877</text:p>
          </table:table-cell>
          <table:table-cell office:value-type="float" office:value="2.68663408590892" calcext:value-type="float">
            <text:p>2.6866340859</text:p>
          </table:table-cell>
          <table:table-cell office:value-type="float" office:value="0.00995207842572546" calcext:value-type="float">
            <text:p>0.0099520784</text:p>
          </table:table-cell>
        </table:table-row>
        <table:table-row table:style-name="ro2">
          <table:table-cell office:value-type="string" calcext:value-type="string">
            <text:p>s11187-2768-11-11-16-37n</text:p>
          </table:table-cell>
          <table:table-cell office:value-type="float" office:value="0.0647675319796095" calcext:value-type="float">
            <text:p>0.064767532</text:p>
          </table:table-cell>
          <table:table-cell office:value-type="float" office:value="0" calcext:value-type="float">
            <text:p>0</text:p>
          </table:table-cell>
          <table:table-cell office:value-type="float" office:value="0.0000984813977893975" calcext:value-type="float">
            <text:p>9.85E-05</text:p>
          </table:table-cell>
          <table:table-cell office:value-type="float" office:value="1.97621120115282" calcext:value-type="float">
            <text:p>1.97621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3600-2601-12-16-08-25n</text:p>
          </table:table-cell>
          <table:table-cell office:value-type="float" office:value="0.0594228080691974" calcext:value-type="float">
            <text:p>0.0594228081</text:p>
          </table:table-cell>
          <table:table-cell office:value-type="float" office:value="0.0405220837212958" calcext:value-type="float">
            <text:p>0.0405220837</text:p>
          </table:table-cell>
          <table:table-cell table:style-name="Default" office:value-type="float" office:value="0.000634973531041823" calcext:value-type="float">
            <text:p>0.0006349735</text:p>
          </table:table-cell>
          <table:table-cell office:value-type="float" office:value="2.70438904805925" calcext:value-type="float">
            <text:p>2.7043890481</text:p>
          </table:table-cell>
          <table:table-cell office:value-type="float" office:value="0.00996380014080754" calcext:value-type="float">
            <text:p>0.0099638001</text:p>
          </table:table-cell>
        </table:table-row>
        <table:table-row table:style-name="ro2">
          <table:table-cell office:value-type="string" calcext:value-type="string">
            <text:p>s20839-2722-12-14-20-44n</text:p>
          </table:table-cell>
          <table:table-cell office:value-type="float" office:value="0.0627486192155351" calcext:value-type="float">
            <text:p>0.0627486192</text:p>
          </table:table-cell>
          <table:table-cell office:value-type="float" office:value="0" calcext:value-type="float">
            <text:p>0</text:p>
          </table:table-cell>
          <table:table-cell office:value-type="float" office:value="0.0000944461224530988" calcext:value-type="float">
            <text:p>9.44E-05</text:p>
          </table:table-cell>
          <table:table-cell office:value-type="float" office:value="2.09369976295488" calcext:value-type="float">
            <text:p>2.093699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1501-3477-12-09-15-02n</text:p>
          </table:table-cell>
          <table:table-cell office:value-type="float" office:value="0.0609671541355217" calcext:value-type="float">
            <text:p>0.0609671541</text:p>
          </table:table-cell>
          <table:table-cell office:value-type="float" office:value="0" calcext:value-type="float">
            <text:p>0</text:p>
          </table:table-cell>
          <table:table-cell office:value-type="float" office:value="0.000084184699626871" calcext:value-type="float">
            <text:p>8.42E-05</text:p>
          </table:table-cell>
          <table:table-cell office:value-type="float" office:value="1.18129169768119" calcext:value-type="float">
            <text:p>1.1812916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3363-2676-12-12-11-07n</text:p>
          </table:table-cell>
          <table:table-cell office:value-type="float" office:value="0.0576313155224361" calcext:value-type="float">
            <text:p>0.0576313155</text:p>
          </table:table-cell>
          <table:table-cell office:value-type="float" office:value="0" calcext:value-type="float">
            <text:p>0</text:p>
          </table:table-cell>
          <table:table-cell office:value-type="float" office:value="0.0000883867208132014" calcext:value-type="float">
            <text:p>8.84E-05</text:p>
          </table:table-cell>
          <table:table-cell office:value-type="float" office:value="2.32145301715179" calcext:value-type="float">
            <text:p>2.32145301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002-3006-02-18-15-45n</text:p>
          </table:table-cell>
          <table:table-cell office:value-type="float" office:value="0.0608527432901924" calcext:value-type="float">
            <text:p>0.0608527433</text:p>
          </table:table-cell>
          <table:table-cell office:value-type="float" office:value="0" calcext:value-type="float">
            <text:p>0</text:p>
          </table:table-cell>
          <table:table-cell office:value-type="float" office:value="0.0000907417734950037" calcext:value-type="float">
            <text:p>9.07E-05</text:p>
          </table:table-cell>
          <table:table-cell office:value-type="float" office:value="2.03529425781572" calcext:value-type="float">
            <text:p>2.03529425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063-3061-11-07-18-17n</text:p>
          </table:table-cell>
          <table:table-cell office:value-type="float" office:value="0.0538641272836349" calcext:value-type="float">
            <text:p>0.0538641273</text:p>
          </table:table-cell>
          <table:table-cell office:value-type="float" office:value="0.0383898550910692" calcext:value-type="float">
            <text:p>0.0383898551</text:p>
          </table:table-cell>
          <table:table-cell table:style-name="Default" office:value-type="float" office:value="0.000590098995425202" calcext:value-type="float">
            <text:p>0.000590099</text:p>
          </table:table-cell>
          <table:table-cell office:value-type="float" office:value="2.78016379147561" calcext:value-type="float">
            <text:p>2.7801637915</text:p>
          </table:table-cell>
          <table:table-cell office:value-type="float" office:value="0.00975922060688549" calcext:value-type="float">
            <text:p>0.0097592206</text:p>
          </table:table-cell>
        </table:table-row>
        <table:table-row table:style-name="ro2">
          <table:table-cell office:value-type="string" calcext:value-type="string">
            <text:p>s15298-2922-11-09-15-38n</text:p>
          </table:table-cell>
          <table:table-cell office:value-type="float" office:value="0.0598041969381852" calcext:value-type="float">
            <text:p>0.0598041969</text:p>
          </table:table-cell>
          <table:table-cell office:value-type="float" office:value="0.0406554974158885" calcext:value-type="float">
            <text:p>0.0406554974</text:p>
          </table:table-cell>
          <table:table-cell table:style-name="Default" office:value-type="float" office:value="0.000637423323055422" calcext:value-type="float">
            <text:p>0.0006374233</text:p>
          </table:table-cell>
          <table:table-cell office:value-type="float" office:value="2.73609162627223" calcext:value-type="float">
            <text:p>2.7360916263</text:p>
          </table:table-cell>
          <table:table-cell office:value-type="float" office:value="0.00995870467902289" calcext:value-type="float">
            <text:p>0.0099587047</text:p>
          </table:table-cell>
        </table:table-row>
        <table:table-row table:style-name="ro2">
          <table:table-cell office:value-type="string" calcext:value-type="string">
            <text:p>s16139-3046-10-27-16-44n</text:p>
          </table:table-cell>
          <table:table-cell office:value-type="float" office:value="0.0662709358906448" calcext:value-type="float">
            <text:p>0.0662709359</text:p>
          </table:table-cell>
          <table:table-cell office:value-type="float" office:value="0.0336632586382871" calcext:value-type="float">
            <text:p>0.0336632586</text:p>
          </table:table-cell>
          <table:table-cell table:style-name="Default" office:value-type="float" office:value="0.000515401386771733" calcext:value-type="float">
            <text:p>0.0005154014</text:p>
          </table:table-cell>
          <table:table-cell office:value-type="float" office:value="2.30707829048072" calcext:value-type="float">
            <text:p>2.3070782905</text:p>
          </table:table-cell>
          <table:table-cell office:value-type="float" office:value="0.0094108736722938" calcext:value-type="float">
            <text:p>0.0094108737</text:p>
          </table:table-cell>
        </table:table-row>
        <table:table-row table:style-name="ro2">
          <table:table-cell office:value-type="string" calcext:value-type="string">
            <text:p>s27542-3428-12-05-17-28n</text:p>
          </table:table-cell>
          <table:table-cell office:value-type="float" office:value="0.0604629668865811" calcext:value-type="float">
            <text:p>0.0604629669</text:p>
          </table:table-cell>
          <table:table-cell office:value-type="float" office:value="0.0411307167499754" calcext:value-type="float">
            <text:p>0.0411307167</text:p>
          </table:table-cell>
          <table:table-cell table:style-name="Default" office:value-type="float" office:value="0.000646363415576444" calcext:value-type="float">
            <text:p>0.0006463634</text:p>
          </table:table-cell>
          <table:table-cell office:value-type="float" office:value="2.62234269433385" calcext:value-type="float">
            <text:p>2.6223426943</text:p>
          </table:table-cell>
          <table:table-cell office:value-type="float" office:value="0.0100989817952217" calcext:value-type="float">
            <text:p>0.0100989818</text:p>
          </table:table-cell>
        </table:table-row>
        <table:table-row table:style-name="ro2">
          <table:table-cell office:value-type="string" calcext:value-type="string">
            <text:p>s22585-3335-09-18-12-05n</text:p>
          </table:table-cell>
          <table:table-cell office:value-type="float" office:value="0.0917963574302495" calcext:value-type="float">
            <text:p>0.0917963574</text:p>
          </table:table-cell>
          <table:table-cell office:value-type="float" office:value="0.047543320659503" calcext:value-type="float">
            <text:p>0.0475433207</text:p>
          </table:table-cell>
          <table:table-cell table:style-name="Default" office:value-type="float" office:value="0.000791844415791811" calcext:value-type="float">
            <text:p>0.0007918444</text:p>
          </table:table-cell>
          <table:table-cell office:value-type="float" office:value="3.21117694701096" calcext:value-type="float">
            <text:p>3.211176947</text:p>
          </table:table-cell>
          <table:table-cell office:value-type="float" office:value="0.0111658641226146" calcext:value-type="float">
            <text:p>0.0111658641</text:p>
          </table:table-cell>
        </table:table-row>
        <table:table-row table:style-name="ro2">
          <table:table-cell office:value-type="string" calcext:value-type="string">
            <text:p>s11727-2931-10-16-17-09n</text:p>
          </table:table-cell>
          <table:table-cell office:value-type="float" office:value="0.0597534096155524" calcext:value-type="float">
            <text:p>0.0597534096</text:p>
          </table:table-cell>
          <table:table-cell office:value-type="float" office:value="0" calcext:value-type="float">
            <text:p>0</text:p>
          </table:table-cell>
          <table:table-cell office:value-type="float" office:value="0.0000795240446611069" calcext:value-type="float">
            <text:p>7.95E-05</text:p>
          </table:table-cell>
          <table:table-cell office:value-type="float" office:value="0.584352256295638" calcext:value-type="float">
            <text:p>0.58435225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474-2736-03-18-14-25n</text:p>
          </table:table-cell>
          <table:table-cell office:value-type="float" office:value="0.0659097756840834" calcext:value-type="float">
            <text:p>0.06590977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540991888889" calcext:value-type="float">
            <text:p>0.000103541</text:p>
          </table:table-cell>
          <table:table-cell office:value-type="float" office:value="2.4208107048953" calcext:value-type="float">
            <text:p>2.42081070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734-3352-11-17-11-24n</text:p>
          </table:table-cell>
          <table:table-cell office:value-type="float" office:value="0.0539703030760846" calcext:value-type="float">
            <text:p>0.0539703031</text:p>
          </table:table-cell>
          <table:table-cell office:value-type="float" office:value="0.0383854472470983" calcext:value-type="float">
            <text:p>0.0383854472</text:p>
          </table:table-cell>
          <table:table-cell table:style-name="Default" office:value-type="float" office:value="0.000614974465489488" calcext:value-type="float">
            <text:p>0.0006149745</text:p>
          </table:table-cell>
          <table:table-cell office:value-type="float" office:value="2.81207811454306" calcext:value-type="float">
            <text:p>2.8120781145</text:p>
          </table:table-cell>
          <table:table-cell office:value-type="float" office:value="0.0103139637889613" calcext:value-type="float">
            <text:p>0.0103139638</text:p>
          </table:table-cell>
        </table:table-row>
        <table:table-row table:style-name="ro2">
          <table:table-cell office:value-type="string" calcext:value-type="string">
            <text:p>s30170-3316-05-20-10-48n</text:p>
          </table:table-cell>
          <table:table-cell office:value-type="float" office:value="0.0645448305019184" calcext:value-type="float">
            <text:p>0.0645448305</text:p>
          </table:table-cell>
          <table:table-cell office:value-type="float" office:value="0" calcext:value-type="float">
            <text:p>0</text:p>
          </table:table-cell>
          <table:table-cell office:value-type="float" office:value="0.0000944554649812616" calcext:value-type="float">
            <text:p>9.45E-05</text:p>
          </table:table-cell>
          <table:table-cell office:value-type="float" office:value="1.46730035742223" calcext:value-type="float">
            <text:p>1.4673003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2531-3144-03-08-13-21n</text:p>
          </table:table-cell>
          <table:table-cell office:value-type="float" office:value="0.0597917790357931" calcext:value-type="float">
            <text:p>0.059791779</text:p>
          </table:table-cell>
          <table:table-cell office:value-type="float" office:value="0.0409398095996526" calcext:value-type="float">
            <text:p>0.0409398096</text:p>
          </table:table-cell>
          <table:table-cell table:style-name="Default" office:value-type="float" office:value="0.000640964876590582" calcext:value-type="float">
            <text:p>0.0006409649</text:p>
          </table:table-cell>
          <table:table-cell office:value-type="float" office:value="2.73825089501186" calcext:value-type="float">
            <text:p>2.738250895</text:p>
          </table:table-cell>
          <table:table-cell office:value-type="float" office:value="0.00998583059288092" calcext:value-type="float">
            <text:p>0.0099858306</text:p>
          </table:table-cell>
        </table:table-row>
        <table:table-row table:style-name="ro2">
          <table:table-cell office:value-type="string" calcext:value-type="string">
            <text:p>s28758-2718-12-27-17-28n</text:p>
          </table:table-cell>
          <table:table-cell office:value-type="float" office:value="0.0492373677390992" calcext:value-type="float">
            <text:p>0.0492373677</text:p>
          </table:table-cell>
          <table:table-cell office:value-type="float" office:value="0.0366226202695999" calcext:value-type="float">
            <text:p>0.0366226203</text:p>
          </table:table-cell>
          <table:table-cell table:style-name="Default" office:value-type="float" office:value="0.000548853103576853" calcext:value-type="float">
            <text:p>0.0005488531</text:p>
          </table:table-cell>
          <table:table-cell office:value-type="float" office:value="2.69895660632433" calcext:value-type="float">
            <text:p>2.6989566063</text:p>
          </table:table-cell>
          <table:table-cell office:value-type="float" office:value="0.00960520953121192" calcext:value-type="float">
            <text:p>0.0096052095</text:p>
          </table:table-cell>
        </table:table-row>
        <table:table-row table:style-name="ro2">
          <table:table-cell office:value-type="string" calcext:value-type="string">
            <text:p>s30144-3320-02-09-16-48n</text:p>
          </table:table-cell>
          <table:table-cell office:value-type="float" office:value="0.0602474533342318" calcext:value-type="float">
            <text:p>0.0602474533</text:p>
          </table:table-cell>
          <table:table-cell office:value-type="float" office:value="0.0404668973302373" calcext:value-type="float">
            <text:p>0.0404668973</text:p>
          </table:table-cell>
          <table:table-cell table:style-name="Default" office:value-type="float" office:value="0.000656308259287247" calcext:value-type="float">
            <text:p>0.0006563083</text:p>
          </table:table-cell>
          <table:table-cell office:value-type="float" office:value="2.85869069416193" calcext:value-type="float">
            <text:p>2.8586906942</text:p>
          </table:table-cell>
          <table:table-cell office:value-type="float" office:value="0.0105228460947048" calcext:value-type="float">
            <text:p>0.0105228461</text:p>
          </table:table-cell>
        </table:table-row>
        <table:table-row table:style-name="ro2">
          <table:table-cell office:value-type="string" calcext:value-type="string">
            <text:p>s02906-3263-01-29-15-08n</text:p>
          </table:table-cell>
          <table:table-cell office:value-type="float" office:value="0.0666007265883123" calcext:value-type="float">
            <text:p>0.06660072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4512395414034" calcext:value-type="float">
            <text:p>0.0001045124</text:p>
          </table:table-cell>
          <table:table-cell office:value-type="float" office:value="2.41189628365069" calcext:value-type="float">
            <text:p>2.411896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551-2551-06-08-22-03n</text:p>
          </table:table-cell>
          <table:table-cell office:value-type="float" office:value="0.0866801923647459" calcext:value-type="float">
            <text:p>0.0866801924</text:p>
          </table:table-cell>
          <table:table-cell office:value-type="float" office:value="0.0250169527520063" calcext:value-type="float">
            <text:p>0.0250169528</text:p>
          </table:table-cell>
          <table:table-cell table:style-name="Default" office:value-type="float" office:value="0.000374956666335242" calcext:value-type="float">
            <text:p>0.0003749567</text:p>
          </table:table-cell>
          <table:table-cell office:value-type="float" office:value="3.07404134283744" calcext:value-type="float">
            <text:p>3.0740413428</text:p>
          </table:table-cell>
          <table:table-cell office:value-type="float" office:value="0.00880573781059743" calcext:value-type="float">
            <text:p>0.0088057378</text:p>
          </table:table-cell>
        </table:table-row>
        <table:table-row table:style-name="ro2">
          <table:table-cell office:value-type="string" calcext:value-type="string">
            <text:p>s14533-3457-09-04-17-16n</text:p>
          </table:table-cell>
          <table:table-cell office:value-type="float" office:value="0.053225225897681" calcext:value-type="float">
            <text:p>0.0532252259</text:p>
          </table:table-cell>
          <table:table-cell office:value-type="float" office:value="0.0381022381611434" calcext:value-type="float">
            <text:p>0.0381022382</text:p>
          </table:table-cell>
          <table:table-cell table:style-name="Default" office:value-type="float" office:value="0.000585334819417925" calcext:value-type="float">
            <text:p>0.0005853348</text:p>
          </table:table-cell>
          <table:table-cell office:value-type="float" office:value="2.77281596227778" calcext:value-type="float">
            <text:p>2.7728159623</text:p>
          </table:table-cell>
          <table:table-cell office:value-type="float" office:value="0.00972639466030874" calcext:value-type="float">
            <text:p>0.0097263947</text:p>
          </table:table-cell>
        </table:table-row>
        <table:table-row table:style-name="ro2">
          <table:table-cell office:value-type="string" calcext:value-type="string">
            <text:p>s16391-2843-12-10-07-37n</text:p>
          </table:table-cell>
          <table:table-cell office:value-type="float" office:value="0.0627358755071385" calcext:value-type="float">
            <text:p>0.0627358755</text:p>
          </table:table-cell>
          <table:table-cell office:value-type="float" office:value="0.0423865240537983" calcext:value-type="float">
            <text:p>0.0423865241</text:p>
          </table:table-cell>
          <table:table-cell table:style-name="Default" office:value-type="float" office:value="0.000687796053029768" calcext:value-type="float">
            <text:p>0.0006877961</text:p>
          </table:table-cell>
          <table:table-cell office:value-type="float" office:value="2.80706021899205" calcext:value-type="float">
            <text:p>2.807060219</text:p>
          </table:table-cell>
          <table:table-cell office:value-type="float" office:value="0.0106958966485631" calcext:value-type="float">
            <text:p>0.0106958966</text:p>
          </table:table-cell>
        </table:table-row>
        <table:table-row table:style-name="ro2">
          <table:table-cell office:value-type="string" calcext:value-type="string">
            <text:p>s28611-3018-03-06-18-24n</text:p>
          </table:table-cell>
          <table:table-cell office:value-type="float" office:value="0.0642350211452214" calcext:value-type="float">
            <text:p>0.0642350211</text:p>
          </table:table-cell>
          <table:table-cell office:value-type="float" office:value="0.0186338090976719" calcext:value-type="float">
            <text:p>0.0186338091</text:p>
          </table:table-cell>
          <table:table-cell table:style-name="Default" office:value-type="float" office:value="0.000315061623246335" calcext:value-type="float">
            <text:p>0.0003150616</text:p>
          </table:table-cell>
          <table:table-cell office:value-type="float" office:value="2.89820741988342" calcext:value-type="float">
            <text:p>2.8982074199</text:p>
          </table:table-cell>
          <table:table-cell office:value-type="float" office:value="0.00392510397502267" calcext:value-type="float">
            <text:p>0.003925104</text:p>
          </table:table-cell>
        </table:table-row>
        <table:table-row table:style-name="ro2">
          <table:table-cell office:value-type="string" calcext:value-type="string">
            <text:p>s31060-2832-03-02-17-54n</text:p>
          </table:table-cell>
          <table:table-cell office:value-type="float" office:value="0.0636405905000171" calcext:value-type="float">
            <text:p>0.0636405905</text:p>
          </table:table-cell>
          <table:table-cell office:value-type="float" office:value="0.00235518758350338" calcext:value-type="float">
            <text:p>0.0023551876</text:p>
          </table:table-cell>
          <table:table-cell table:style-name="Default" office:value-type="float" office:value="0.000227075260793252" calcext:value-type="float">
            <text:p>0.0002270753</text:p>
          </table:table-cell>
          <table:table-cell office:value-type="float" office:value="2.66033193683885" calcext:value-type="float">
            <text:p>2.6603319368</text:p>
          </table:table-cell>
          <table:table-cell office:value-type="float" office:value="0.00479130287442223" calcext:value-type="float">
            <text:p>0.0047913029</text:p>
          </table:table-cell>
        </table:table-row>
        <table:table-row table:style-name="ro2">
          <table:table-cell office:value-type="string" calcext:value-type="string">
            <text:p>s32708-3329-04-18-17-36n</text:p>
          </table:table-cell>
          <table:table-cell office:value-type="float" office:value="0.0644101620817918" calcext:value-type="float">
            <text:p>0.0644101621</text:p>
          </table:table-cell>
          <table:table-cell office:value-type="float" office:value="0.00723767152313472" calcext:value-type="float">
            <text:p>0.0072376715</text:p>
          </table:table-cell>
          <table:table-cell office:value-type="float" office:value="0.0000979015101091283" calcext:value-type="float">
            <text:p>9.79E-05</text:p>
          </table:table-cell>
          <table:table-cell office:value-type="float" office:value="2.82421068926145" calcext:value-type="float">
            <text:p>2.8242106893</text:p>
          </table:table-cell>
          <table:table-cell office:value-type="float" office:value="0.0028762363494149" calcext:value-type="float">
            <text:p>0.0028762363</text:p>
          </table:table-cell>
        </table:table-row>
        <table:table-row table:style-name="ro2">
          <table:table-cell office:value-type="string" calcext:value-type="string">
            <text:p>s11431-3470-12-06-13-09n</text:p>
          </table:table-cell>
          <table:table-cell office:value-type="float" office:value="0.0634716907455098" calcext:value-type="float">
            <text:p>0.0634716907</text:p>
          </table:table-cell>
          <table:table-cell office:value-type="float" office:value="0" calcext:value-type="float">
            <text:p>0</text:p>
          </table:table-cell>
          <table:table-cell office:value-type="float" office:value="0.0000946292740434383" calcext:value-type="float">
            <text:p>9.46E-05</text:p>
          </table:table-cell>
          <table:table-cell office:value-type="float" office:value="1.92324767788854" calcext:value-type="float">
            <text:p>1.9232476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048-3442-03-02-14-30n</text:p>
          </table:table-cell>
          <table:table-cell office:value-type="float" office:value="0.0591463915002965" calcext:value-type="float">
            <text:p>0.0591463915</text:p>
          </table:table-cell>
          <table:table-cell office:value-type="float" office:value="0" calcext:value-type="float">
            <text:p>0</text:p>
          </table:table-cell>
          <table:table-cell office:value-type="float" office:value="0.0000839445458733265" calcext:value-type="float">
            <text:p>8.39E-05</text:p>
          </table:table-cell>
          <table:table-cell office:value-type="float" office:value="1.57904506903462" calcext:value-type="float">
            <text:p>1.5790450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569-3484-05-07-14-41n</text:p>
          </table:table-cell>
          <table:table-cell office:value-type="float" office:value="0.0601083203120922" calcext:value-type="float">
            <text:p>0.0601083203</text:p>
          </table:table-cell>
          <table:table-cell office:value-type="float" office:value="0" calcext:value-type="float">
            <text:p>0</text:p>
          </table:table-cell>
          <table:table-cell office:value-type="float" office:value="0.0000931299584973685" calcext:value-type="float">
            <text:p>9.31E-05</text:p>
          </table:table-cell>
          <table:table-cell office:value-type="float" office:value="2.39012133986041" calcext:value-type="float">
            <text:p>2.3901213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21-2783-01-31-18-41n</text:p>
          </table:table-cell>
          <table:table-cell office:value-type="float" office:value="0.0551502811095019" calcext:value-type="float">
            <text:p>0.0551502811</text:p>
          </table:table-cell>
          <table:table-cell office:value-type="float" office:value="0" calcext:value-type="float">
            <text:p>0</text:p>
          </table:table-cell>
          <table:table-cell office:value-type="float" office:value="0.0000851997102492326" calcext:value-type="float">
            <text:p>8.52E-05</text:p>
          </table:table-cell>
          <table:table-cell office:value-type="float" office:value="2.41285146854776" calcext:value-type="float">
            <text:p>2.4128514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061-3245-03-24-14-54n</text:p>
          </table:table-cell>
          <table:table-cell office:value-type="float" office:value="0.0599357856468764" calcext:value-type="float">
            <text:p>0.0599357856</text:p>
          </table:table-cell>
          <table:table-cell office:value-type="float" office:value="0" calcext:value-type="float">
            <text:p>0</text:p>
          </table:table-cell>
          <table:table-cell office:value-type="float" office:value="0.0000933485600767196" calcext:value-type="float">
            <text:p>9.33E-05</text:p>
          </table:table-cell>
          <table:table-cell office:value-type="float" office:value="2.44684702460491" calcext:value-type="float">
            <text:p>2.44684702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698-3091-07-19-18-22n</text:p>
          </table:table-cell>
          <table:table-cell office:value-type="float" office:value="0.0621530762275744" calcext:value-type="float">
            <text:p>0.0621530762</text:p>
          </table:table-cell>
          <table:table-cell office:value-type="float" office:value="0" calcext:value-type="float">
            <text:p>0</text:p>
          </table:table-cell>
          <table:table-cell office:value-type="float" office:value="0.0000850948763299625" calcext:value-type="float">
            <text:p>8.51E-05</text:p>
          </table:table-cell>
          <table:table-cell office:value-type="float" office:value="0.821340357826007" calcext:value-type="float">
            <text:p>0.82134035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4802-3156-12-03-14-01n</text:p>
          </table:table-cell>
          <table:table-cell office:value-type="float" office:value="0.0596153776277891" calcext:value-type="float">
            <text:p>0.0596153776</text:p>
          </table:table-cell>
          <table:table-cell office:value-type="float" office:value="0" calcext:value-type="float">
            <text:p>0</text:p>
          </table:table-cell>
          <table:table-cell office:value-type="float" office:value="0.0000806470223282084" calcext:value-type="float">
            <text:p>8.06E-05</text:p>
          </table:table-cell>
          <table:table-cell office:value-type="float" office:value="0.938851182275556" calcext:value-type="float">
            <text:p>0.9388511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8905-3094-03-05-21-25n</text:p>
          </table:table-cell>
          <table:table-cell office:value-type="float" office:value="0.0649055299690349" calcext:value-type="float">
            <text:p>0.06490553</text:p>
          </table:table-cell>
          <table:table-cell office:value-type="float" office:value="0.0140404166484028" calcext:value-type="float">
            <text:p>0.0140404166</text:p>
          </table:table-cell>
          <table:table-cell table:style-name="Default" office:value-type="float" office:value="0.000146208409916272" calcext:value-type="float">
            <text:p>0.0001462084</text:p>
          </table:table-cell>
          <table:table-cell office:value-type="float" office:value="2.22938221497464" calcext:value-type="float">
            <text:p>2.229382215</text:p>
          </table:table-cell>
          <table:table-cell office:value-type="float" office:value="0.00484279427802715" calcext:value-type="float">
            <text:p>0.0048427943</text:p>
          </table:table-cell>
        </table:table-row>
        <table:table-row table:style-name="ro2">
          <table:table-cell office:value-type="string" calcext:value-type="string">
            <text:p>s31032-3315-05-08-18-36n</text:p>
          </table:table-cell>
          <table:table-cell office:value-type="float" office:value="0.10826891312396" calcext:value-type="float">
            <text:p>0.1082689131</text:p>
          </table:table-cell>
          <table:table-cell office:value-type="float" office:value="0.0152249312543188" calcext:value-type="float">
            <text:p>0.0152249313</text:p>
          </table:table-cell>
          <table:table-cell table:style-name="Default" office:value-type="float" office:value="0.000220325628545072" calcext:value-type="float">
            <text:p>0.0002203256</text:p>
          </table:table-cell>
          <table:table-cell office:value-type="float" office:value="2.74967650778192" calcext:value-type="float">
            <text:p>2.7496765078</text:p>
          </table:table-cell>
          <table:table-cell office:value-type="float" office:value="0.00831969691088843" calcext:value-type="float">
            <text:p>0.0083196969</text:p>
          </table:table-cell>
        </table:table-row>
        <table:table-row table:style-name="ro2">
          <table:table-cell office:value-type="string" calcext:value-type="string">
            <text:p>s28897-2743-03-20-21-26n</text:p>
          </table:table-cell>
          <table:table-cell office:value-type="float" office:value="0.0842202039642824" calcext:value-type="float">
            <text:p>0.084220204</text:p>
          </table:table-cell>
          <table:table-cell office:value-type="float" office:value="0.0175813658253762" calcext:value-type="float">
            <text:p>0.0175813658</text:p>
          </table:table-cell>
          <table:table-cell table:style-name="Default" office:value-type="float" office:value="0.000293486759875563" calcext:value-type="float">
            <text:p>0.0002934868</text:p>
          </table:table-cell>
          <table:table-cell office:value-type="float" office:value="3.46107285260342" calcext:value-type="float">
            <text:p>3.4610728526</text:p>
          </table:table-cell>
          <table:table-cell office:value-type="float" office:value="0.00357072655884976" calcext:value-type="float">
            <text:p>0.0035707266</text:p>
          </table:table-cell>
        </table:table-row>
        <table:table-row table:style-name="ro2">
          <table:table-cell office:value-type="string" calcext:value-type="string">
            <text:p>s20726-3106-09-05-15-04n</text:p>
          </table:table-cell>
          <table:table-cell office:value-type="float" office:value="0.0642062545043454" calcext:value-type="float">
            <text:p>0.0642062545</text:p>
          </table:table-cell>
          <table:table-cell office:value-type="float" office:value="0" calcext:value-type="float">
            <text:p>0</text:p>
          </table:table-cell>
          <table:table-cell office:value-type="float" office:value="0.0000923858998385366" calcext:value-type="float">
            <text:p>9.24E-05</text:p>
          </table:table-cell>
          <table:table-cell office:value-type="float" office:value="1.44524466985155" calcext:value-type="float">
            <text:p>1.44524466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67-2518-07-06-18-43n</text:p>
          </table:table-cell>
          <table:table-cell office:value-type="float" office:value="0.0630496674227102" calcext:value-type="float">
            <text:p>0.0630496674</text:p>
          </table:table-cell>
          <table:table-cell office:value-type="float" office:value="0" calcext:value-type="float">
            <text:p>0</text:p>
          </table:table-cell>
          <table:table-cell office:value-type="float" office:value="0.0000934889788605371" calcext:value-type="float">
            <text:p>9.35E-05</text:p>
          </table:table-cell>
          <table:table-cell office:value-type="float" office:value="1.8969417581429" calcext:value-type="float">
            <text:p>1.89694175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9120-2597-07-21-13-54n</text:p>
          </table:table-cell>
          <table:table-cell office:value-type="float" office:value="0.0568413331037441" calcext:value-type="float">
            <text:p>0.0568413331</text:p>
          </table:table-cell>
          <table:table-cell office:value-type="float" office:value="0" calcext:value-type="float">
            <text:p>0</text:p>
          </table:table-cell>
          <table:table-cell office:value-type="float" office:value="0.0000626632184381993" calcext:value-type="float">
            <text:p>6.27E-05</text:p>
          </table:table-cell>
          <table:table-cell office:value-type="float" office:value="2.16202073531552" calcext:value-type="float">
            <text:p>2.1620207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218-2811-09-23-14-40n</text:p>
          </table:table-cell>
          <table:table-cell office:value-type="float" office:value="0.058387648972279" calcext:value-type="float">
            <text:p>0.058387649</text:p>
          </table:table-cell>
          <table:table-cell office:value-type="float" office:value="0" calcext:value-type="float">
            <text:p>0</text:p>
          </table:table-cell>
          <table:table-cell office:value-type="float" office:value="0.0000882979825640258" calcext:value-type="float">
            <text:p>8.83E-05</text:p>
          </table:table-cell>
          <table:table-cell office:value-type="float" office:value="2.20294473387644" calcext:value-type="float">
            <text:p>2.2029447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5724-3312-10-08-08-17n</text:p>
          </table:table-cell>
          <table:table-cell office:value-type="float" office:value="0.0638660878915179" calcext:value-type="float">
            <text:p>0.0638660879</text:p>
          </table:table-cell>
          <table:table-cell office:value-type="float" office:value="0" calcext:value-type="float">
            <text:p>0</text:p>
          </table:table-cell>
          <table:table-cell office:value-type="float" office:value="0.0000951574638993967" calcext:value-type="float">
            <text:p>9.52E-05</text:p>
          </table:table-cell>
          <table:table-cell office:value-type="float" office:value="1.86171825650873" calcext:value-type="float">
            <text:p>1.86171825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0839-2722-12-15-16-03n</text:p>
          </table:table-cell>
          <table:table-cell office:value-type="float" office:value="0.0635171431044502" calcext:value-type="float">
            <text:p>0.0635171431</text:p>
          </table:table-cell>
          <table:table-cell office:value-type="float" office:value="0" calcext:value-type="float">
            <text:p>0</text:p>
          </table:table-cell>
          <table:table-cell office:value-type="float" office:value="0.0000984977798089197" calcext:value-type="float">
            <text:p>9.85E-05</text:p>
          </table:table-cell>
          <table:table-cell office:value-type="float" office:value="2.38462770483892" calcext:value-type="float">
            <text:p>2.3846277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1202-2514-04-25-19-51n</text:p>
          </table:table-cell>
          <table:table-cell office:value-type="float" office:value="0.0646555437356551" calcext:value-type="float">
            <text:p>0.0646555437</text:p>
          </table:table-cell>
          <table:table-cell office:value-type="float" office:value="0" calcext:value-type="float">
            <text:p>0</text:p>
          </table:table-cell>
          <table:table-cell office:value-type="float" office:value="0.0000990773982672745" calcext:value-type="float">
            <text:p>9.91E-05</text:p>
          </table:table-cell>
          <table:table-cell office:value-type="float" office:value="2.38489478466692" calcext:value-type="float">
            <text:p>2.3848947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39-3046-10-26-15-48n</text:p>
          </table:table-cell>
          <table:table-cell office:value-type="float" office:value="0.0537746339038315" calcext:value-type="float">
            <text:p>0.0537746339</text:p>
          </table:table-cell>
          <table:table-cell office:value-type="float" office:value="0" calcext:value-type="float">
            <text:p>0</text:p>
          </table:table-cell>
          <table:table-cell office:value-type="float" office:value="0.0000772190480426719" calcext:value-type="float">
            <text:p>7.72E-05</text:p>
          </table:table-cell>
          <table:table-cell office:value-type="float" office:value="1.95681285790278" calcext:value-type="float">
            <text:p>1.95681285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0-39n</text:p>
          </table:table-cell>
          <table:table-cell office:value-type="float" office:value="0.084564414577348" calcext:value-type="float">
            <text:p>0.0845644146</text:p>
          </table:table-cell>
          <table:table-cell office:value-type="float" office:value="0.0117096519830795" calcext:value-type="float">
            <text:p>0.011709652</text:p>
          </table:table-cell>
          <table:table-cell table:style-name="Default" office:value-type="float" office:value="0.000175213230357661" calcext:value-type="float">
            <text:p>0.0001752132</text:p>
          </table:table-cell>
          <table:table-cell office:value-type="float" office:value="3.52292510415081" calcext:value-type="float">
            <text:p>3.5229251042</text:p>
          </table:table-cell>
          <table:table-cell office:value-type="float" office:value="0.00505581405100503" calcext:value-type="float">
            <text:p>0.0050558141</text:p>
          </table:table-cell>
        </table:table-row>
        <table:table-row table:style-name="ro2">
          <table:table-cell office:value-type="string" calcext:value-type="string">
            <text:p>s30591-3187-04-07-13-14n</text:p>
          </table:table-cell>
          <table:table-cell office:value-type="float" office:value="0.0663343835290716" calcext:value-type="float">
            <text:p>0.0663343835</text:p>
          </table:table-cell>
          <table:table-cell office:value-type="float" office:value="0.00560256599025615" calcext:value-type="float">
            <text:p>0.005602566</text:p>
          </table:table-cell>
          <table:table-cell office:value-type="float" office:value="0.0000926805144121334" calcext:value-type="float">
            <text:p>9.27E-05</text:p>
          </table:table-cell>
          <table:table-cell office:value-type="float" office:value="3.05554368389239" calcext:value-type="float">
            <text:p>3.0555436839</text:p>
          </table:table-cell>
          <table:table-cell office:value-type="float" office:value="0.00288177346115947" calcext:value-type="float">
            <text:p>0.0028817735</text:p>
          </table:table-cell>
        </table:table-row>
        <table:table-row table:style-name="ro2">
          <table:table-cell office:value-type="string" calcext:value-type="string">
            <text:p>s28905-3094-03-05-14-13n</text:p>
          </table:table-cell>
          <table:table-cell office:value-type="float" office:value="0.0619536157020395" calcext:value-type="float">
            <text:p>0.0619536157</text:p>
          </table:table-cell>
          <table:table-cell office:value-type="float" office:value="0" calcext:value-type="float">
            <text:p>0</text:p>
          </table:table-cell>
          <table:table-cell office:value-type="float" office:value="0.0000965290956243607" calcext:value-type="float">
            <text:p>9.65E-05</text:p>
          </table:table-cell>
          <table:table-cell office:value-type="float" office:value="2.4415224913367" calcext:value-type="float">
            <text:p>2.44152249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160-3159-03-18-16-02n</text:p>
          </table:table-cell>
          <table:table-cell office:value-type="float" office:value="0.129283498636397" calcext:value-type="float">
            <text:p>0.1292834986</text:p>
          </table:table-cell>
          <table:table-cell office:value-type="float" office:value="0.0144994769377294" calcext:value-type="float">
            <text:p>0.0144994769</text:p>
          </table:table-cell>
          <table:table-cell table:style-name="Default" office:value-type="float" office:value="0.000233133381234508" calcext:value-type="float">
            <text:p>0.0002331334</text:p>
          </table:table-cell>
          <table:table-cell office:value-type="float" office:value="3.80282743477187" calcext:value-type="float">
            <text:p>3.8028274348</text:p>
          </table:table-cell>
          <table:table-cell office:value-type="float" office:value="0.00731646899856311" calcext:value-type="float">
            <text:p>0.007316469</text:p>
          </table:table-cell>
        </table:table-row>
        <table:table-row table:style-name="ro2">
          <table:table-cell office:value-type="string" calcext:value-type="string">
            <text:p>s27232-2863-10-14-17-52n</text:p>
          </table:table-cell>
          <table:table-cell office:value-type="float" office:value="0.0631528065401434" calcext:value-type="float">
            <text:p>0.0631528065</text:p>
          </table:table-cell>
          <table:table-cell office:value-type="float" office:value="0" calcext:value-type="float">
            <text:p>0</text:p>
          </table:table-cell>
          <table:table-cell office:value-type="float" office:value="0.0000973085849574612" calcext:value-type="float">
            <text:p>9.73E-05</text:p>
          </table:table-cell>
          <table:table-cell office:value-type="float" office:value="2.32071204764769" calcext:value-type="float">
            <text:p>2.3207120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0801-2861-06-26-01-18n</text:p>
          </table:table-cell>
          <table:table-cell office:value-type="float" office:value="0.0634534108604155" calcext:value-type="float">
            <text:p>0.0634534109</text:p>
          </table:table-cell>
          <table:table-cell office:value-type="float" office:value="0" calcext:value-type="float">
            <text:p>0</text:p>
          </table:table-cell>
          <table:table-cell office:value-type="float" office:value="0.0000915220438230285" calcext:value-type="float">
            <text:p>9.15E-05</text:p>
          </table:table-cell>
          <table:table-cell office:value-type="float" office:value="1.46344357008548" calcext:value-type="float">
            <text:p>1.4634435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193-3271-03-15-13-26n</text:p>
          </table:table-cell>
          <table:table-cell office:value-type="float" office:value="0.103620874583421" calcext:value-type="float">
            <text:p>0.1036208746</text:p>
          </table:table-cell>
          <table:table-cell office:value-type="float" office:value="0.0151193564071241" calcext:value-type="float">
            <text:p>0.0151193564</text:p>
          </table:table-cell>
          <table:table-cell table:style-name="Default" office:value-type="float" office:value="0.000223583273498375" calcext:value-type="float">
            <text:p>0.0002235833</text:p>
          </table:table-cell>
          <table:table-cell office:value-type="float" office:value="2.88423497977439" calcext:value-type="float">
            <text:p>2.8842349798</text:p>
          </table:table-cell>
          <table:table-cell office:value-type="float" office:value="0.00765207923844931" calcext:value-type="float">
            <text:p>0.0076520792</text:p>
          </table:table-cell>
        </table:table-row>
        <table:table-row table:style-name="ro2">
          <table:table-cell office:value-type="string" calcext:value-type="string">
            <text:p>s27887-3442-02-21-13-18n</text:p>
          </table:table-cell>
          <table:table-cell office:value-type="float" office:value="0.0617949790344088" calcext:value-type="float">
            <text:p>0.061794979</text:p>
          </table:table-cell>
          <table:table-cell office:value-type="float" office:value="0" calcext:value-type="float">
            <text:p>0</text:p>
          </table:table-cell>
          <table:table-cell office:value-type="float" office:value="0.0000965591454469023" calcext:value-type="float">
            <text:p>9.66E-05</text:p>
          </table:table-cell>
          <table:table-cell office:value-type="float" office:value="2.46719828306712" calcext:value-type="float">
            <text:p>2.4671982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7795-3483-10-23-06-36n</text:p>
          </table:table-cell>
          <table:table-cell office:value-type="float" office:value="0.260303332464585" calcext:value-type="float">
            <text:p>0.2603033325</text:p>
          </table:table-cell>
          <table:table-cell office:value-type="float" office:value="0.0128570803449868" calcext:value-type="float">
            <text:p>0.0128570803</text:p>
          </table:table-cell>
          <table:table-cell table:style-name="Default" office:value-type="float" office:value="0.000216309629533461" calcext:value-type="float">
            <text:p>0.0002163096</text:p>
          </table:table-cell>
          <table:table-cell office:value-type="float" office:value="4.66314243147974" calcext:value-type="float">
            <text:p>4.6631424315</text:p>
          </table:table-cell>
          <table:table-cell office:value-type="float" office:value="0.00254683188049374" calcext:value-type="float">
            <text:p>0.0025468319</text:p>
          </table:table-cell>
        </table:table-row>
        <table:table-row table:style-name="ro2">
          <table:table-cell office:value-type="string" calcext:value-type="string">
            <text:p>s30296-2616-04-05-12-36n</text:p>
          </table:table-cell>
          <table:table-cell office:value-type="float" office:value="0.0892076082568683" calcext:value-type="float">
            <text:p>0.0892076083</text:p>
          </table:table-cell>
          <table:table-cell office:value-type="float" office:value="0.0263800939607604" calcext:value-type="float">
            <text:p>0.026380094</text:p>
          </table:table-cell>
          <table:table-cell table:style-name="Default" office:value-type="float" office:value="0.000390056390001587" calcext:value-type="float">
            <text:p>0.0003900564</text:p>
          </table:table-cell>
          <table:table-cell office:value-type="float" office:value="2.6721627207442" calcext:value-type="float">
            <text:p>2.6721627207</text:p>
          </table:table-cell>
          <table:table-cell office:value-type="float" office:value="0.00912781910451604" calcext:value-type="float">
            <text:p>0.0091278191</text:p>
          </table:table-cell>
        </table:table-row>
        <table:table-row table:style-name="ro2">
          <table:table-cell office:value-type="string" calcext:value-type="string">
            <text:p>s29127-3478-07-17-12-22n</text:p>
          </table:table-cell>
          <table:table-cell office:value-type="float" office:value="0.0722524073045433" calcext:value-type="float">
            <text:p>0.0722524073</text:p>
          </table:table-cell>
          <table:table-cell office:value-type="float" office:value="0" calcext:value-type="float">
            <text:p>0</text:p>
          </table:table-cell>
          <table:table-cell office:value-type="float" office:value="0.0000947856853005202" calcext:value-type="float">
            <text:p>9.48E-05</text:p>
          </table:table-cell>
          <table:table-cell office:value-type="float" office:value="2.0951713822911" calcext:value-type="float">
            <text:p>2.0951713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977-3287-02-10-18-44n</text:p>
          </table:table-cell>
          <table:table-cell office:value-type="float" office:value="0.0965000656136363" calcext:value-type="float">
            <text:p>0.0965000656</text:p>
          </table:table-cell>
          <table:table-cell office:value-type="float" office:value="0.0202878485615312" calcext:value-type="float">
            <text:p>0.0202878486</text:p>
          </table:table-cell>
          <table:table-cell table:style-name="Default" office:value-type="float" office:value="0.000295041826131443" calcext:value-type="float">
            <text:p>0.0002950418</text:p>
          </table:table-cell>
          <table:table-cell office:value-type="float" office:value="2.56950686323125" calcext:value-type="float">
            <text:p>2.5695068632</text:p>
          </table:table-cell>
          <table:table-cell office:value-type="float" office:value="0.00847584922041669" calcext:value-type="float">
            <text:p>0.0084758492</text:p>
          </table:table-cell>
        </table:table-row>
        <table:table-row table:style-name="ro2">
          <table:table-cell office:value-type="string" calcext:value-type="string">
            <text:p>s06946-2700-10-02-19-19n</text:p>
          </table:table-cell>
          <table:table-cell office:value-type="float" office:value="0.0559583113166089" calcext:value-type="float">
            <text:p>0.0559583113</text:p>
          </table:table-cell>
          <table:table-cell office:value-type="float" office:value="0" calcext:value-type="float">
            <text:p>0</text:p>
          </table:table-cell>
          <table:table-cell office:value-type="float" office:value="0.0000802154811405838" calcext:value-type="float">
            <text:p>8.02E-05</text:p>
          </table:table-cell>
          <table:table-cell office:value-type="float" office:value="2.10920906734291" calcext:value-type="float">
            <text:p>2.10920906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2462-3003-02-14-13-56n</text:p>
          </table:table-cell>
          <table:table-cell office:value-type="float" office:value="0.0464808328951525" calcext:value-type="float">
            <text:p>0.0464808329</text:p>
          </table:table-cell>
          <table:table-cell office:value-type="float" office:value="0" calcext:value-type="float">
            <text:p>0</text:p>
          </table:table-cell>
          <table:table-cell office:value-type="float" office:value="0.0000501471957738846" calcext:value-type="float">
            <text:p>5.01E-05</text:p>
          </table:table-cell>
          <table:table-cell office:value-type="float" office:value="1.9064008038127" calcext:value-type="float">
            <text:p>1.906400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5902-2945-03-24-13-21n</text:p>
          </table:table-cell>
          <table:table-cell office:value-type="float" office:value="0.0654689797687181" calcext:value-type="float">
            <text:p>0.0654689798</text:p>
          </table:table-cell>
          <table:table-cell office:value-type="float" office:value="0.0449646921808635" calcext:value-type="float">
            <text:p>0.0449646922</text:p>
          </table:table-cell>
          <table:table-cell table:style-name="Default" office:value-type="float" office:value="0.000727702372116518" calcext:value-type="float">
            <text:p>0.0007277024</text:p>
          </table:table-cell>
          <table:table-cell office:value-type="float" office:value="2.83295274986257" calcext:value-type="float">
            <text:p>2.8329527499</text:p>
          </table:table-cell>
          <table:table-cell office:value-type="float" office:value="0.0109537956644392" calcext:value-type="float">
            <text:p>0.0109537957</text:p>
          </table:table-cell>
        </table:table-row>
        <table:table-row table:style-name="ro2">
          <table:table-cell office:value-type="string" calcext:value-type="string">
            <text:p>s28077-2900-04-27-13-49n</text:p>
          </table:table-cell>
          <table:table-cell office:value-type="float" office:value="0.0941383491811133" calcext:value-type="float">
            <text:p>0.0941383492</text:p>
          </table:table-cell>
          <table:table-cell office:value-type="float" office:value="0.0198465058465447" calcext:value-type="float">
            <text:p>0.0198465058</text:p>
          </table:table-cell>
          <table:table-cell table:style-name="Default" office:value-type="float" office:value="0.000293894344460854" calcext:value-type="float">
            <text:p>0.0002938943</text:p>
          </table:table-cell>
          <table:table-cell office:value-type="float" office:value="2.79784279023644" calcext:value-type="float">
            <text:p>2.7978427902</text:p>
          </table:table-cell>
          <table:table-cell office:value-type="float" office:value="0.00828878558419121" calcext:value-type="float">
            <text:p>0.0082887856</text:p>
          </table:table-cell>
        </table:table-row>
        <table:table-row table:style-name="ro2">
          <table:table-cell office:value-type="string" calcext:value-type="string">
            <text:p>s31405-2676-02-22-13-29n</text:p>
          </table:table-cell>
          <table:table-cell office:value-type="float" office:value="0.0782397394818051" calcext:value-type="float">
            <text:p>0.0782397395</text:p>
          </table:table-cell>
          <table:table-cell office:value-type="float" office:value="0" calcext:value-type="float">
            <text:p>0</text:p>
          </table:table-cell>
          <table:table-cell office:value-type="float" office:value="0.0000916025406954884" calcext:value-type="float">
            <text:p>9.16E-05</text:p>
          </table:table-cell>
          <table:table-cell office:value-type="float" office:value="2.29691472160007" calcext:value-type="float">
            <text:p>2.2969147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02906-3263-01-24-14-51n</text:p>
          </table:table-cell>
          <table:table-cell office:value-type="float" office:value="0.065309944527412" calcext:value-type="float">
            <text:p>0.065309944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3161823201617" calcext:value-type="float">
            <text:p>0.0001031618</text:p>
          </table:table-cell>
          <table:table-cell office:value-type="float" office:value="2.42779565204295" calcext:value-type="float">
            <text:p>2.427795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669-3033-04-11-12-33n</text:p>
          </table:table-cell>
          <table:table-cell office:value-type="float" office:value="0.0852752043216174" calcext:value-type="float">
            <text:p>0.0852752043</text:p>
          </table:table-cell>
          <table:table-cell office:value-type="float" office:value="0.0246455790165429" calcext:value-type="float">
            <text:p>0.024645579</text:p>
          </table:table-cell>
          <table:table-cell table:style-name="Default" office:value-type="float" office:value="0.000370820674697134" calcext:value-type="float">
            <text:p>0.0003708207</text:p>
          </table:table-cell>
          <table:table-cell office:value-type="float" office:value="2.81823936480806" calcext:value-type="float">
            <text:p>2.8182393648</text:p>
          </table:table-cell>
          <table:table-cell office:value-type="float" office:value="0.00872865954480392" calcext:value-type="float">
            <text:p>0.0087286595</text:p>
          </table:table-cell>
        </table:table-row>
        <table:table-row table:style-name="ro2">
          <table:table-cell office:value-type="string" calcext:value-type="string">
            <text:p>s00801-2861-07-01-17-16n</text:p>
          </table:table-cell>
          <table:table-cell office:value-type="float" office:value="0.0647780620472154" calcext:value-type="float">
            <text:p>0.064778062</text:p>
          </table:table-cell>
          <table:table-cell office:value-type="float" office:value="0.0444964993803925" calcext:value-type="float">
            <text:p>0.0444964994</text:p>
          </table:table-cell>
          <table:table-cell table:style-name="Default" office:value-type="float" office:value="0.000700297954083629" calcext:value-type="float">
            <text:p>0.000700298</text:p>
          </table:table-cell>
          <table:table-cell office:value-type="float" office:value="2.70788252771295" calcext:value-type="float">
            <text:p>2.7078825277</text:p>
          </table:table-cell>
          <table:table-cell office:value-type="float" office:value="0.010309009762737" calcext:value-type="float">
            <text:p>0.0103090098</text:p>
          </table:table-cell>
        </table:table-row>
        <table:table-row table:style-name="ro2">
          <table:table-cell office:value-type="string" calcext:value-type="string">
            <text:p>s31405-2676-02-23-03-23n</text:p>
          </table:table-cell>
          <table:table-cell office:value-type="float" office:value="0.0848110020011128" calcext:value-type="float">
            <text:p>0.084811002</text:p>
          </table:table-cell>
          <table:table-cell office:value-type="float" office:value="0.0245100763169295" calcext:value-type="float">
            <text:p>0.0245100763</text:p>
          </table:table-cell>
          <table:table-cell table:style-name="Default" office:value-type="float" office:value="0.000403837456721091" calcext:value-type="float">
            <text:p>0.0004038375</text:p>
          </table:table-cell>
          <table:table-cell office:value-type="float" office:value="2.93543918903395" calcext:value-type="float">
            <text:p>2.935439189</text:p>
          </table:table-cell>
          <table:table-cell office:value-type="float" office:value="0.00930577864130409" calcext:value-type="float">
            <text:p>0.0093057786</text:p>
          </table:table-cell>
        </table:table-row>
        <table:table-row table:style-name="ro2">
          <table:table-cell office:value-type="string" calcext:value-type="string">
            <text:p>s19578-3447-11-11-13-47n</text:p>
          </table:table-cell>
          <table:table-cell office:value-type="float" office:value="0.0655668948560843" calcext:value-type="float">
            <text:p>0.06556689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101111774946596" calcext:value-type="float">
            <text:p>0.0001011118</text:p>
          </table:table-cell>
          <table:table-cell office:value-type="float" office:value="2.04424410418933" calcext:value-type="float">
            <text:p>2.0442441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16112-3503-05-13-14-25n</text:p>
          </table:table-cell>
          <table:table-cell office:value-type="float" office:value="0.065011997528076" calcext:value-type="float">
            <text:p>0.0650119975</text:p>
          </table:table-cell>
          <table:table-cell office:value-type="float" office:value="0.0446720394965462" calcext:value-type="float">
            <text:p>0.0446720395</text:p>
          </table:table-cell>
          <table:table-cell table:style-name="Default" office:value-type="float" office:value="0.000702871957440041" calcext:value-type="float">
            <text:p>0.000702872</text:p>
          </table:table-cell>
          <table:table-cell office:value-type="float" office:value="2.71696065491194" calcext:value-type="float">
            <text:p>2.7169606549</text:p>
          </table:table-cell>
          <table:table-cell office:value-type="float" office:value="0.0103497042168295" calcext:value-type="float">
            <text:p>0.0103497042</text:p>
          </table:table-cell>
        </table:table-row>
        <table:table-row table:style-name="ro2">
          <table:table-cell office:value-type="string" calcext:value-type="string">
            <text:p>s23238-2647-02-12-14-17n</text:p>
          </table:table-cell>
          <table:table-cell office:value-type="float" office:value="0.0581521826346448" calcext:value-type="float">
            <text:p>0.0581521826</text:p>
          </table:table-cell>
          <table:table-cell office:value-type="float" office:value="0" calcext:value-type="float">
            <text:p>0</text:p>
          </table:table-cell>
          <table:table-cell office:value-type="float" office:value="0.0000818284942622837" calcext:value-type="float">
            <text:p>8.18E-05</text:p>
          </table:table-cell>
          <table:table-cell office:value-type="float" office:value="1.94004385349971" calcext:value-type="float">
            <text:p>1.94004385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27434-3057-04-08-15-12n</text:p>
          </table:table-cell>
          <table:table-cell office:value-type="float" office:value="0.126840553721314" calcext:value-type="float">
            <text:p>0.1268405537</text:p>
          </table:table-cell>
          <table:table-cell office:value-type="float" office:value="0.00967480862299379" calcext:value-type="float">
            <text:p>0.0096748086</text:p>
          </table:table-cell>
          <table:table-cell table:style-name="Default" office:value-type="float" office:value="0.000108835439431211" calcext:value-type="float">
            <text:p>0.0001088354</text:p>
          </table:table-cell>
          <table:table-cell office:value-type="float" office:value="4.33901986147831" calcext:value-type="float">
            <text:p>4.3390198615</text:p>
          </table:table-cell>
          <table:table-cell office:value-type="float" office:value="0.00354174096961594" calcext:value-type="float">
            <text:p>0.003541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0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8:49:10.033484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8:57:33.158511278</meta:creation-date>
    <dc:date>2016-07-06T08:53:39.172914406</dc:date>
    <meta:editing-duration>PT36M14S</meta:editing-duration>
    <meta:editing-cycles>6</meta:editing-cycles>
    <meta:generator>LibreOffice/5.1.4.2$Linux_X86_64 LibreOffice_project/10m0$Build-2</meta:generator>
    <meta:document-statistic meta:table-count="3" meta:cell-count="16414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Helvetica" style:font-style-name="Regular"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Helvetica" style:font-style-name="Regular" fo:font-size="18pt" style:font-size-asian="10pt" style:font-size-complex="10pt"/>
    </style:style>
    <style:style style:name="ch5" style:family="chart" style:data-style-name="N122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Helvetica" style:font-style-name="Regular" fo:font-size="18pt" style:font-size-asian="10pt" style:font-size-complex="10pt"/>
    </style:style>
    <style:style style:name="ch6" style:family="chart" style:data-style-name="N61">
      <style:chart-properties chart:symbol-type="named-symbol" chart:symbol-name="square" chart:symbol-width="0.2cm" chart:symbol-height="0.2cm" chart:link-data-style-to-source="true" chart:error-category="cell-range" chart:error-upper-range="Sheet2.C2:Sheet2.C10" chart:error-lower-range="Sheet2.C2:Sheet2.C10"/>
      <style:graphic-properties draw:stroke="none" svg:stroke-width="0.08cm" svg:stroke-color="#b2b2b2" draw:fill-color="#b2b2b2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C2:Sheet2.C10" chart:error-lower-range="Sheet2.C2:Sheet2.C10" loext:std-weight="1"/>
      <style:graphic-properties draw:stroke="solid" svg:stroke-width="0cm" svg:stroke-color="#999999" svg:stroke-opacity="100%" draw:stroke-linejoin="round"/>
    </style:style>
    <style:style style:name="ch8" style:family="chart" style:data-style-name="N61">
      <style:chart-properties chart:symbol-type="named-symbol" chart:symbol-name="diamond" chart:symbol-width="0.2cm" chart:symbol-height="0.2cm" chart:link-data-style-to-source="true" chart:error-category="cell-range" chart:error-upper-range="Sheet2.G2:Sheet2.G10" chart:error-lower-range="Sheet2.G2:Sheet2.G10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2.G2:Sheet2.G10" chart:error-lower-range="Sheet2.G2:Sheet2.G1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12cm" svg:height="15.842cm" xlink:href=".." xlink:type="simple" chart:class="chart:line" chart:style-name="ch1">
        <chart:legend svg:x="27.432cm" svg:y="11.893cm" style:legend-expansion="custom" chartooo:width="3.242cm" chartooo:height="1.813cm" style:legend-expansion-aspect-ratio="1.78819635962493" chart:style-name="ch2"/>
        <chart:plot-area chart:style-name="ch3" table:cell-range-address="Sheet2.E2:Sheet2.F10 Sheet2.B2:Sheet2.B10" chart:data-source-has-labels="both" svg:x="0.656cm" svg:y="0.316cm" svg:width="31.5cm" svg:height="15.21cm">
          <chartooo:coordinate-region svg:x="2.653cm" svg:y="0.674cm" svg:width="28.443cm" svg:height="13.887cm"/>
          <chart:axis chart:dimension="x" chart:name="primary-x" chart:style-name="ch4" chartooo:axis-type="auto">
            <chartooo:date-scale/>
            <chart:categories table:cell-range-address="Sheet2.E2:Sheet2.E10"/>
          </chart:axis>
          <chart:axis chart:dimension="y" chart:name="primary-y" chart:style-name="ch5"/>
          <chart:series chart:style-name="ch6" chart:values-cell-range-address="Sheet2.B2:Sheet2.B10" loext:label-string="cluster1" chart:class="chart:line">
            <chart:error-indicator chart:style-name="ch7" chart:dimension="y"/>
            <chart:data-point chart:repeated="9"/>
          </chart:series>
          <chart:series chart:style-name="ch8" chart:values-cell-range-address="Sheet2.F2:Sheet2.F10" loext:label-string="cluster2" chart:class="chart:line"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hdtaunor</text:p>
                <draw:g>
                  <svg:desc>Sheet2.E2:Sheet2.E10</svg:desc>
                </draw:g>
              </table:table-cell>
              <table:table-cell office:value-type="float" office:value="0.0000171022286191837">
                <text:p>0.0000171022286191837</text:p>
                <draw:g>
                  <svg:desc>Sheet2.B2:Sheet2.B10</svg:desc>
                </draw:g>
              </table:table-cell>
              <table:table-cell office:value-type="float" office:value="0.0000995826883906941">
                <text:p>0.0000995826883906941</text:p>
                <draw:g>
                  <svg:desc>Sheet2.C2:Sheet2.C10</svg:desc>
                </draw:g>
              </table:table-cell>
              <table:table-cell office:value-type="float" office:value="0.0000995826883906941">
                <text:p>0.0000995826883906941</text:p>
                <draw:g>
                  <svg:desc>Sheet2.C2:Sheet2.C10</svg:desc>
                </draw:g>
              </table:table-cell>
              <table:table-cell office:value-type="float" office:value="0.00000995893116679042">
                <text:p>0.00000995893116679042</text:p>
                <draw:g>
                  <svg:desc>Sheet2.F2:Sheet2.F10</svg:desc>
                </draw:g>
              </table:table-cell>
              <table:table-cell office:value-type="float" office:value="0.0000375686594204267">
                <text:p>0.0000375686594204267</text:p>
                <draw:g>
                  <svg:desc>Sheet2.G2:Sheet2.G10</svg:desc>
                </draw:g>
              </table:table-cell>
              <table:table-cell office:value-type="float" office:value="0.0000375686594204267">
                <text:p>0.0000375686594204267</text:p>
                <draw:g>
                  <svg:desc>Sheet2.G2:Sheet2.G10</svg:desc>
                </draw:g>
              </table:table-cell>
            </table:table-row>
            <table:table-row>
              <table:table-cell office:value-type="string">
                <text:p>dhdtauach</text:p>
              </table:table-cell>
              <table:table-cell office:value-type="float" office:value="0.00190447897086584">
                <text:p>0.00190447897086584</text:p>
              </table:table-cell>
              <table:table-cell office:value-type="float" office:value="0.0021860179944344">
                <text:p>0.0021860179944344</text:p>
              </table:table-cell>
              <table:table-cell office:value-type="float" office:value="0.0021860179944344">
                <text:p>0.0021860179944344</text:p>
              </table:table-cell>
              <table:table-cell office:value-type="float" office:value="0.0000176393570148786">
                <text:p>0.0000176393570148786</text:p>
              </table:table-cell>
              <table:table-cell office:value-type="float" office:value="0.000101067262033246">
                <text:p>0.000101067262033246</text:p>
              </table:table-cell>
              <table:table-cell office:value-type="float" office:value="0.000101067262033246">
                <text:p>0.000101067262033246</text:p>
              </table:table-cell>
            </table:table-row>
            <table:table-row>
              <table:table-cell office:value-type="string">
                <text:p>dhdk1</text:p>
              </table:table-cell>
              <table:table-cell office:value-type="float" office:value="0.00190453811009534">
                <text:p>0.00190453811009534</text:p>
              </table:table-cell>
              <table:table-cell office:value-type="float" office:value="0.0022211082032572">
                <text:p>0.0022211082032572</text:p>
              </table:table-cell>
              <table:table-cell office:value-type="float" office:value="0.0022211082032572">
                <text:p>0.0022211082032572</text:p>
              </table:table-cell>
              <table:table-cell office:value-type="float" office:value="0.00525871507124709">
                <text:p>0.00525871507124709</text:p>
              </table:table-cell>
              <table:table-cell office:value-type="float" office:value="0.00402572624429717">
                <text:p>0.00402572624429717</text:p>
              </table:table-cell>
              <table:table-cell office:value-type="float" office:value="0.00402572624429717">
                <text:p>0.00402572624429717</text:p>
              </table:table-cell>
            </table:table-row>
            <table:table-row>
              <table:table-cell office:value-type="string">
                <text:p>dhdtau1</text:p>
              </table:table-cell>
              <table:table-cell office:value-type="float" office:value="0.00365639535066723">
                <text:p>0.00365639535066723</text:p>
              </table:table-cell>
              <table:table-cell office:value-type="float" office:value="0.00992623766384286">
                <text:p>0.00992623766384286</text:p>
              </table:table-cell>
              <table:table-cell office:value-type="float" office:value="0.00992623766384286">
                <text:p>0.00992623766384286</text:p>
              </table:table-cell>
              <table:table-cell office:value-type="float" office:value="0.00555273365968148">
                <text:p>0.00555273365968148</text:p>
              </table:table-cell>
              <table:table-cell office:value-type="float" office:value="0.00689319542408355">
                <text:p>0.00689319542408355</text:p>
              </table:table-cell>
              <table:table-cell office:value-type="float" office:value="0.00689319542408355">
                <text:p>0.00689319542408355</text:p>
              </table:table-cell>
            </table:table-row>
            <table:table-row>
              <table:table-cell office:value-type="string">
                <text:p>dhdtau2</text:p>
              </table:table-cell>
              <table:table-cell office:value-type="float" office:value="0.0485537454098629">
                <text:p>0.0485537454098629</text:p>
              </table:table-cell>
              <table:table-cell office:value-type="float" office:value="0.0683474298106931">
                <text:p>0.0683474298106931</text:p>
              </table:table-cell>
              <table:table-cell office:value-type="float" office:value="0.0683474298106931">
                <text:p>0.0683474298106931</text:p>
              </table:table-cell>
              <table:table-cell office:value-type="float" office:value="0.0078312224006872">
                <text:p>0.0078312224006872</text:p>
              </table:table-cell>
              <table:table-cell office:value-type="float" office:value="0.0108217037767734">
                <text:p>0.0108217037767734</text:p>
              </table:table-cell>
              <table:table-cell office:value-type="float" office:value="0.0108217037767734">
                <text:p>0.0108217037767734</text:p>
              </table:table-cell>
            </table:table-row>
            <table:table-row>
              <table:table-cell office:value-type="string">
                <text:p>dhdmnor</text:p>
              </table:table-cell>
              <table:table-cell office:value-type="float" office:value="0.132558214080904">
                <text:p>0.132558214080904</text:p>
              </table:table-cell>
              <table:table-cell office:value-type="float" office:value="0.155873057290728">
                <text:p>0.155873057290728</text:p>
              </table:table-cell>
              <table:table-cell office:value-type="float" office:value="0.155873057290728">
                <text:p>0.155873057290728</text:p>
              </table:table-cell>
              <table:table-cell office:value-type="float" office:value="0.120447286714257">
                <text:p>0.120447286714257</text:p>
              </table:table-cell>
              <table:table-cell office:value-type="float" office:value="0.138659282717518">
                <text:p>0.138659282717518</text:p>
              </table:table-cell>
              <table:table-cell office:value-type="float" office:value="0.138659282717518">
                <text:p>0.138659282717518</text:p>
              </table:table-cell>
            </table:table-row>
            <table:table-row>
              <table:table-cell office:value-type="string">
                <text:p>dhdmach</text:p>
              </table:table-cell>
              <table:table-cell office:value-type="float" office:value="0.436444727825741">
                <text:p>0.436444727825741</text:p>
              </table:table-cell>
              <table:table-cell office:value-type="float" office:value="0.367141747467472">
                <text:p>0.367141747467472</text:p>
              </table:table-cell>
              <table:table-cell office:value-type="float" office:value="0.367141747467472">
                <text:p>0.367141747467472</text:p>
              </table:table-cell>
              <table:table-cell office:value-type="float" office:value="0.619631956132953">
                <text:p>0.619631956132953</text:p>
              </table:table-cell>
              <table:table-cell office:value-type="float" office:value="0.518076292048103">
                <text:p>0.518076292048103</text:p>
              </table:table-cell>
              <table:table-cell office:value-type="float" office:value="0.518076292048103">
                <text:p>0.518076292048103</text:p>
              </table:table-cell>
            </table:table-row>
            <table:table-row>
              <table:table-cell office:value-type="string">
                <text:p>dhdN</text:p>
              </table:table-cell>
              <table:table-cell office:value-type="float" office:value="0.478043935063798">
                <text:p>0.478043935063798</text:p>
              </table:table-cell>
              <table:table-cell office:value-type="float" office:value="0.397897223294157">
                <text:p>0.397897223294157</text:p>
              </table:table-cell>
              <table:table-cell office:value-type="float" office:value="0.397897223294157">
                <text:p>0.397897223294157</text:p>
              </table:table-cell>
              <table:table-cell office:value-type="float" office:value="0.637393479887664">
                <text:p>0.637393479887664</text:p>
              </table:table-cell>
              <table:table-cell office:value-type="float" office:value="0.528500092107225">
                <text:p>0.528500092107225</text:p>
              </table:table-cell>
              <table:table-cell office:value-type="float" office:value="0.528500092107225">
                <text:p>0.528500092107225</text:p>
              </table:table-cell>
            </table:table-row>
            <table:table-row>
              <table:table-cell office:value-type="string">
                <text:p>dhdh0</text:p>
              </table:table-cell>
              <table:table-cell office:value-type="float" office:value="20.2271563303477">
                <text:p>20.2271563303477</text:p>
              </table:table-cell>
              <table:table-cell office:value-type="float" office:value="5.11454178928406">
                <text:p>5.11454178928406</text:p>
              </table:table-cell>
              <table:table-cell office:value-type="float" office:value="5.11454178928406">
                <text:p>5.11454178928406</text:p>
              </table:table-cell>
              <table:table-cell office:value-type="float" office:value="20.2299487384609">
                <text:p>20.2299487384609</text:p>
              </table:table-cell>
              <table:table-cell office:value-type="float" office:value="5.1312771959922">
                <text:p>5.1312771959922</text:p>
              </table:table-cell>
              <table:table-cell office:value-type="float" office:value="5.1312771959922">
                <text:p>5.1312771959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